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Rod1" svg:font-family="Rod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Courier New1" svg:font-family="'Courier New'" style:font-family-generic="modern" style:font-pitch="fixed"/>
    <style:font-face style:name="FrankRuehl" svg:font-family="FrankRuehl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" style:family="paragraph" style:parent-style-name="Standard">
      <style:paragraph-properties fo:text-align="end" style:justify-single-word="false"/>
      <style:text-properties style:language-asian="en" style:country-asian="US" style:font-size-complex="10pt"/>
    </style:style>
    <style:style style:name="P5" style:family="paragraph" style:parent-style-name="Standard">
      <style:paragraph-properties style:line-height-at-least="0.1665in" fo:text-align="end" style:justify-single-word="false"/>
      <style:text-properties style:language-asian="en" style:country-asian="US"/>
    </style:style>
    <style:style style:name="P6" style:family="paragraph" style:parent-style-name="Standard">
      <style:paragraph-properties style:line-height-at-least="0.1665in" fo:text-align="end" style:justify-single-word="false">
        <style:tab-stops>
          <style:tab-stop style:position="1.6665in"/>
        </style:tab-stops>
      </style:paragraph-properties>
      <style:text-properties style:language-asian="en" style:country-asian="US"/>
    </style:style>
    <style:style style:name="P7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 style:font-name-complex="Times New Roman"/>
    </style:style>
    <style:style style:name="P9" style:family="paragraph" style:parent-style-name="Standard">
      <style:paragraph-properties fo:text-align="end" style:justify-single-word="false"/>
      <style:text-properties style:language-asian="en" style:country-asian="US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style:font-name="Courier New" style:text-underline-style="solid" style:text-underline-width="auto" style:text-underline-color="font-color" fo:font-weight="bold" style:language-asian="en" style:country-asian="US" style:font-weight-asian="bold" style:font-name-complex="Courier New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Courier New" style:language-asian="en" style:country-asian="US" style:font-name-complex="Courier New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Courier New" fo:font-size="9pt" style:text-underline-style="solid" style:text-underline-width="auto" style:text-underline-color="font-color" style:font-size-asian="9pt" style:language-asian="en" style:country-asian="US" style:font-name-complex="Courier New" style:font-size-complex="9pt"/>
    </style:style>
    <style:style style:name="P16" style:family="paragraph" style:parent-style-name="Standard">
      <style:paragraph-properties style:line-height-at-least="0.1665in" fo:text-align="end" style:justify-single-word="false"/>
      <style:text-properties style:font-name="Courier New" fo:font-size="8pt" style:font-size-asian="8pt" style:font-name-complex="Courier New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ourier New" fo:font-size="8pt" style:font-size-asian="8pt" style:language-asian="en" style:country-asian="US" style:font-name-complex="Courier New" style:font-size-complex="10pt"/>
    </style:style>
    <style:style style:name="P18" style:family="paragraph" style:parent-style-name="Standard">
      <style:paragraph-properties style:line-height-at-least="0.1665in" fo:text-align="end" style:justify-single-word="false"/>
    </style:style>
    <style:style style:name="P19" style:family="paragraph" style:parent-style-name="Standard">
      <style:paragraph-properties fo:text-align="start" style:justify-single-word="false"/>
      <style:text-properties fo:color="#000000" style:font-name="Helvetica" style:font-name-complex="Helvetica" style:font-size-complex="10pt"/>
    </style:style>
    <style:style style:name="P20" style:family="paragraph" style:parent-style-name="Standard">
      <style:paragraph-properties style:line-height-at-least="0.1665in" fo:text-align="end" style:justify-single-word="false"/>
      <style:text-properties style:font-name="Rod" style:language-asian="en" style:country-asian="US" style:font-name-complex="Rod"/>
    </style:style>
    <style:style style:name="P21" style:family="paragraph" style:parent-style-name="Standard">
      <style:paragraph-properties style:line-height-at-least="0.1665in" fo:text-align="end" style:justify-single-word="false">
        <style:tab-stops>
          <style:tab-stop style:position="1.6665in"/>
        </style:tab-stops>
      </style:paragraph-properties>
      <style:text-properties style:font-name="Rod" style:language-asian="en" style:country-asian="US" style:font-name-complex="Rod"/>
    </style:style>
    <style:style style:name="P22" style:family="paragraph" style:parent-style-name="Standard">
      <style:paragraph-properties style:line-height-at-least="0.1665in" fo:text-align="end" style:justify-single-word="false"/>
      <style:text-properties fo:font-size="12pt" style:font-size-asian="12pt"/>
    </style:style>
    <style:style style:name="P23" style:family="paragraph" style:parent-style-name="Standard">
      <style:paragraph-properties style:line-height-at-least="0.1665in" fo:text-align="end" style:justify-single-word="false"/>
      <style:text-properties fo:font-size="12pt" style:font-size-asian="12pt" style:font-size-complex="10pt"/>
    </style:style>
    <style:style style:name="P24" style:family="paragraph" style:parent-style-name="Standard">
      <style:paragraph-properties style:line-height-at-least="0.1665in" fo:text-align="end" style:justify-single-word="false"/>
      <style:text-properties fo:font-size="12pt" style:font-size-asian="12pt" style:language-asian="en" style:country-asian="US" style:font-size-complex="10pt"/>
    </style:style>
    <style:style style:name="P25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size-complex="10pt"/>
    </style:style>
    <style:style style:name="P26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/>
    </style:style>
    <style:style style:name="P27" style:family="paragraph" style:parent-style-name="Standard">
      <style:paragraph-properties style:line-height-at-least="0.1665in" fo:text-align="end" style:justify-single-word="false"/>
      <style:text-properties fo:font-size="12pt" style:font-size-asian="12pt" style:language-asian="en" style:country-asian="US"/>
    </style:style>
    <style:style style:name="P28" style:family="paragraph" style:parent-style-name="Standard">
      <style:paragraph-properties style:line-height-at-least="0.1665in" fo:text-align="end" style:justify-single-word="false"/>
      <style:text-properties fo:font-size="12pt" style:font-size-asian="12pt" style:language-asian="en" style:country-asian="US" style:font-name-complex="Miriam" style:font-size-complex="10pt"/>
    </style:style>
    <style:style style:name="P29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10pt"/>
    </style:style>
    <style:style style:name="P30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8pt"/>
    </style:style>
    <style:style style:name="P31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Times New Roman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2pt" style:font-size-asian="12pt" style:language-asian="en" style:country-asian="US"/>
    </style:style>
    <style:style style:name="P33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34" style:family="paragraph" style:parent-style-name="Standard">
      <style:paragraph-properties style:line-height-at-least="0.1665in" fo:text-align="center" style:justify-single-word="false" style:writing-mode="lr-tb"/>
    </style:style>
    <style:style style:name="P35" style:family="paragraph" style:parent-style-name="Standard">
      <style:paragraph-properties style:line-height-at-least="0.1665in" fo:text-align="start" style:justify-single-word="false" style:writing-mode="lr-tb"/>
      <style:text-properties style:font-size-complex="10pt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font-name="Helvetica" style:font-name-complex="Helvetica" style:font-size-complex="10pt"/>
    </style:style>
    <style:style style:name="P37" style:family="paragraph" style:parent-style-name="Standard">
      <style:paragraph-properties fo:margin-left="0.3335in" fo:margin-right="0in" style:line-height-at-least="0.1665in" fo:text-align="end" style:justify-single-word="false" fo:text-indent="0in" style:auto-text-indent="false"/>
      <style:text-properties style:font-name="Rod" style:language-asian="en" style:country-asian="US" style:font-name-complex="Rod"/>
    </style:style>
    <style:style style:name="P38" style:family="paragraph" style:parent-style-name="Standard">
      <style:paragraph-properties fo:margin-left="0.3335in" fo:margin-right="0in" style:line-height-at-least="0.1665in" fo:text-align="center" style:justify-single-word="false" fo:text-indent="0in" style:auto-text-indent="false"/>
      <style:text-properties style:font-name="Rod" style:language-asian="en" style:country-asian="US" style:font-name-complex="Rod"/>
    </style:style>
    <style:style style:name="P39" style:family="paragraph" style:parent-style-name="Standard">
      <style:paragraph-properties fo:margin-left="0.3335in" fo:margin-right="0in" style:line-height-at-least="0.1665in" fo:text-align="end" style:justify-single-word="false" fo:text-indent="0in" style:auto-text-indent="false"/>
      <style:text-properties style:font-name="Rod" style:language-asian="en" style:country-asian="US"/>
    </style:style>
    <style:style style:name="P40" style:family="paragraph" style:parent-style-name="Standard">
      <style:paragraph-properties fo:margin-left="0.3335in" fo:margin-right="0in" style:line-height-at-least="0.1665in" fo:text-align="end" style:justify-single-word="false" fo:text-indent="0in" style:auto-text-indent="false"/>
      <style:text-properties style:language-asian="en" style:country-asian="US"/>
    </style:style>
    <style:style style:name="P41" style:family="paragraph" style:parent-style-name="Standard">
      <style:paragraph-properties fo:margin-left="0.3335in" fo:margin-right="0in" fo:text-align="end" style:justify-single-word="false" fo:text-indent="0in" style:auto-text-indent="false"/>
      <style:text-properties style:language-asian="en" style:country-asian="US"/>
    </style:style>
    <style:style style:name="P42" style:family="paragraph" style:parent-style-name="Standard">
      <style:paragraph-properties fo:margin-left="0.3335in" fo:margin-right="0in" style:line-height-at-least="0.1665in" fo:text-align="end" style:justify-single-word="false" fo:text-indent="0in" style:auto-text-indent="false" style:writing-mode="rl-tb"/>
    </style:style>
    <style:style style:name="P43" style:family="paragraph" style:parent-style-name="Standard">
      <style:paragraph-properties fo:margin-left="0.3335in" fo:margin-right="0in" style:line-height-at-least="0.1665in" fo:text-align="end" style:justify-single-word="false" fo:text-indent="0in" style:auto-text-indent="false" style:writing-mode="rl-tb"/>
      <style:text-properties style:font-name="Courier New" fo:font-size="8pt" style:font-size-asian="8pt" style:language-asian="en" style:country-asian="US" style:font-name-complex="Courier New" style:font-size-complex="10pt"/>
    </style:style>
    <style:style style:name="P44" style:family="paragraph" style:parent-style-name="Standard">
      <style:paragraph-properties fo:margin-left="0.5in" fo:margin-right="0in" fo:text-align="end" style:justify-single-word="false" fo:text-indent="0in" style:auto-text-indent="false"/>
    </style:style>
    <style:style style:name="P45" style:family="paragraph" style:parent-style-name="Standard">
      <style:paragraph-properties fo:margin-left="0.5in" fo:margin-right="0in" fo:text-align="end" style:justify-single-word="false" fo:text-indent="0in" style:auto-text-indent="false"/>
      <style:text-properties style:language-asian="en" style:country-asian="US"/>
    </style:style>
    <style:style style:name="P46" style:family="paragraph" style:parent-style-name="Standard">
      <style:paragraph-properties fo:margin-left="0.5in" fo:margin-right="0in" fo:text-align="end" style:justify-single-word="false" fo:text-indent="0in" style:auto-text-indent="false"/>
      <style:text-properties style:language-asian="en" style:country-asian="US" style:font-size-complex="10pt"/>
    </style:style>
    <style:style style:name="P47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font-size="12pt" style:font-size-asian="12pt" style:language-asian="en" style:country-asian="US"/>
    </style:style>
    <style:style style:name="P48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font-size="12pt" style:font-size-asian="12pt" style:language-asian="en" style:country-asian="US" style:font-size-complex="10pt"/>
    </style:style>
    <style:style style:name="P49" style:family="paragraph" style:parent-style-name="Standard">
      <style:paragraph-properties fo:margin-left="0.5in" fo:margin-right="0in" style:line-height-at-least="0.1665in" fo:text-align="end" style:justify-single-word="false" fo:text-indent="0in" style:auto-text-indent="false"/>
      <style:text-properties fo:font-size="12pt" style:font-size-asian="12pt" style:language-asian="en" style:country-asian="US" style:font-size-complex="10pt"/>
    </style:style>
    <style:style style:name="P50" style:family="paragraph" style:parent-style-name="Standard">
      <style:paragraph-properties fo:margin-left="0.5in" fo:margin-right="0in" style:line-height-at-least="0.1665in" fo:text-align="end" style:justify-single-word="false" fo:text-indent="0in" style:auto-text-indent="false"/>
      <style:text-properties fo:font-size="12pt" style:font-size-asian="12pt" style:language-asian="en" style:country-asian="US"/>
    </style:style>
    <style:style style:name="P51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font-size="12pt" style:font-size-asian="12pt" style:language-asian="en" style:country-asian="US" style:font-name-complex="Miriam" style:font-size-complex="10pt"/>
    </style:style>
    <style:style style:name="P52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font-size="12pt" style:font-size-asian="12pt" style:font-size-complex="10pt"/>
    </style:style>
    <style:style style:name="P53" style:family="paragraph" style:parent-style-name="Standard">
      <style:paragraph-properties fo:margin-left="0.5in" fo:margin-right="0in" style:line-height-at-least="0.1665in" fo:text-align="end" style:justify-single-word="false" fo:text-indent="0in" style:auto-text-indent="false"/>
    </style:style>
    <style:style style:name="P54" style:family="paragraph" style:parent-style-name="Standard">
      <style:paragraph-properties fo:margin-left="1in" fo:margin-right="0in" fo:text-align="end" style:justify-single-word="false" fo:text-indent="0in" style:auto-text-indent="false"/>
      <style:text-properties fo:font-size="12pt" style:font-size-asian="12pt" style:language-asian="en" style:country-asian="US" style:font-size-complex="10pt"/>
    </style:style>
    <style:style style:name="P55" style:family="paragraph" style:parent-style-name="Text_20_body_20_indent">
      <style:paragraph-properties fo:text-align="end" style:justify-single-word="false"/>
      <style:text-properties fo:font-size="10pt" style:font-size-asian="10pt"/>
    </style:style>
    <style:style style:name="P56" style:family="paragraph" style:parent-style-name="כניסה_20_בגוף_20_טקסט_20_2">
      <style:paragraph-properties fo:text-align="end" style:justify-single-word="false"/>
    </style:style>
    <style:style style:name="P57" style:family="paragraph" style:parent-style-name="גוף_20_טקסט_20_2">
      <style:paragraph-properties fo:text-align="end" style:justify-single-word="false"/>
    </style:style>
    <style:style style:name="P58" style:family="paragraph" style:parent-style-name="גוף_20_טקסט_20_3">
      <style:paragraph-properties fo:text-align="end" style:justify-single-word="false"/>
    </style:style>
    <style:style style:name="P59" style:family="paragraph" style:parent-style-name="Standard" style:master-page-name="First_20_Page">
      <style:paragraph-properties fo:text-align="center" style:justify-single-word="false" style:page-number="auto"/>
      <style:text-properties style:language-asian="en" style:country-asian="US" style:font-size-complex="14pt"/>
    </style:style>
    <style:style style:name="P60" style:family="paragraph" style:parent-style-name="Standard" style:list-style-name="WW8Num1">
      <style:paragraph-properties fo:margin-left="0.5835in" fo:margin-right="0in" style:line-height-at-least="0.1665in" fo:text-align="end" style:justify-single-word="false" fo:text-indent="-0.25in" style:auto-text-indent="false"/>
      <style:text-properties style:font-name="Rod" style:language-asian="en" style:country-asian="US" style:font-name-complex="Rod"/>
    </style:style>
    <style:style style:name="P61" style:family="paragraph" style:parent-style-name="Standard" style:master-page-name="First_20_convert_20_1">
      <style:paragraph-properties fo:text-align="end" style:justify-single-word="false" style:page-number="auto"/>
      <style:text-properties style:language-asian="en" style:country-asian="US"/>
    </style:style>
    <style:style style:name="P62" style:family="paragraph" style:parent-style-name="Standard" style:master-page-name="First_20_convert_20_2">
      <style:paragraph-properties fo:text-align="center" style:justify-single-word="false" style:page-number="auto"/>
      <style:text-properties fo:font-size="12pt" style:font-size-asian="12pt" style:language-asian="en" style:country-asian="US" style:font-name-complex="Miriam" style:font-size-complex="10pt"/>
    </style:style>
    <style:style style:name="P63" style:family="paragraph" style:parent-style-name="Standard" style:master-page-name="First_20_convert_20_3">
      <style:paragraph-properties fo:text-align="center" style:justify-single-word="false" style:page-number="auto"/>
      <style:text-properties style:language-asian="en" style:country-asian="US"/>
    </style:style>
    <style:style style:name="P64" style:family="paragraph" style:parent-style-name="Standard" style:master-page-name="First_20_convert_20_4">
      <style:paragraph-properties fo:text-align="center" style:justify-single-word="false" style:page-number="auto"/>
      <style:text-properties style:language-asian="en" style:country-asian="US"/>
    </style:style>
    <style:style style:name="P65" style:family="paragraph" style:parent-style-name="Standard" style:master-page-name="First_20_convert_20_5">
      <style:paragraph-properties fo:text-align="center" style:justify-single-word="false" style:page-number="auto"/>
      <style:text-properties style:language-asian="en" style:country-asian="US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ize-complex="10pt"/>
    </style:style>
    <style:style style:name="T3" style:family="text">
      <style:text-properties style:font-name-complex="Times New Roman" style:font-size-complex="8pt"/>
    </style:style>
    <style:style style:name="T4" style:family="text">
      <style:text-properties style:font-name-complex="Times New Roman" style:font-style-complex="italic"/>
    </style:style>
    <style:style style:name="T5" style:family="text">
      <style:text-properties style:font-name-complex="Times New Roman" style:font-size-complex="9pt"/>
    </style:style>
    <style:style style:name="T6" style:family="text">
      <style:text-properties style:font-name="Rod" style:font-name-complex="Rod"/>
    </style:style>
    <style:style style:name="T7" style:family="text">
      <style:text-properties style:font-name="Rod" style:font-name-complex="Rod" style:font-size-complex="10pt"/>
    </style:style>
    <style:style style:name="T8" style:family="text">
      <style:text-properties style:font-name="Rod" style:font-name-complex="Narkisim"/>
    </style:style>
    <style:style style:name="T9" style:family="text">
      <style:text-properties style:font-name="Rod" style:font-name-complex="Narkisim" style:font-size-complex="10pt"/>
    </style:style>
    <style:style style:name="T10" style:family="text">
      <style:text-properties style:font-name="Rod" style:font-name-asian="Rod" style:font-name-complex="Rod"/>
    </style:style>
    <style:style style:name="T11" style:family="text">
      <style:text-properties style:font-name="Rod" style:font-name-asian="Rod" style:font-name-complex="Rod" style:font-size-complex="10pt"/>
    </style:style>
    <style:style style:name="T12" style:family="text">
      <style:text-properties style:font-name="Rod" fo:font-weight="bold" style:font-weight-asian="bold" style:font-name-complex="Narkisim" style:font-weight-complex="bold"/>
    </style:style>
    <style:style style:name="T13" style:family="text">
      <style:text-properties style:font-name="Rod" fo:font-weight="bold" style:font-name-asian="Rod" style:font-weight-asian="bold" style:font-name-complex="Rod" style:font-weight-complex="bold"/>
    </style:style>
    <style:style style:name="T14" style:family="text">
      <style:text-properties style:font-name="Rod" fo:font-size="12pt" style:font-size-asian="12pt" style:font-name-complex="Rod" style:font-size-complex="10pt"/>
    </style:style>
    <style:style style:name="T15" style:family="text">
      <style:text-properties style:font-name="Rod" fo:font-size="12pt" style:font-name-asian="Rod" style:font-size-asian="12pt" style:font-name-complex="Rod" style:font-size-complex="10pt"/>
    </style:style>
    <style:style style:name="T16" style:family="text">
      <style:text-properties style:font-name="Rod" fo:font-size="12pt" style:text-underline-style="solid" style:text-underline-width="auto" style:text-underline-color="font-color" style:font-size-asian="12pt" style:font-name-complex="Rod" style:font-size-complex="10pt"/>
    </style:style>
    <style:style style:name="T17" style:family="text">
      <style:text-properties style:font-name="Rod" fo:font-size="12pt" style:text-underline-style="solid" style:text-underline-width="auto" style:text-underline-color="font-color" style:font-name-asian="Rod" style:font-size-asian="12pt" style:font-name-complex="Rod" style:font-size-complex="10pt"/>
    </style:style>
    <style:style style:name="T18" style:family="text">
      <style:text-properties style:font-name="Rod" style:text-underline-style="solid" style:text-underline-width="auto" style:text-underline-color="font-color" style:font-name-complex="Narkisim" style:font-size-complex="10pt"/>
    </style:style>
    <style:style style:name="T19" style:family="text">
      <style:text-properties style:font-name="Rod" style:text-underline-style="solid" style:text-underline-width="auto" style:text-underline-color="font-color" style:font-name-asian="Rod" style:font-name-complex="Rod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name-complex="Miriam" style:font-weight-complex="bold"/>
    </style:style>
    <style:style style:name="T22" style:family="text">
      <style:text-properties fo:font-weight="bold" style:font-weight-asian="bold" style:font-name-complex="Miriam" style:font-size-complex="10pt" style:font-weight-complex="bold"/>
    </style:style>
    <style:style style:name="T23" style:family="text">
      <style:text-properties fo:font-weight="bold" style:font-weight-asian="bold" style:font-name-complex="Times New Roman" style:font-weight-complex="bold"/>
    </style:style>
    <style:style style:name="T24" style:family="text">
      <style:text-properties fo:font-weight="bold" style:font-weight-asian="bold" style:font-name-complex="Times New Roman" style:font-size-complex="10pt" style:font-weight-complex="bold"/>
    </style:style>
    <style:style style:name="T25" style:family="text">
      <style:text-properties fo:font-weight="bold" style:font-weight-asian="bold" style:font-name-complex="Narkisim" style:font-size-complex="10pt" style:font-weight-complex="bold"/>
    </style:style>
    <style:style style:name="T26" style:family="text">
      <style:text-properties style:font-size-complex="10pt"/>
    </style:style>
    <style:style style:name="T27" style:family="text">
      <style:text-properties style:font-name-complex="Miriam"/>
    </style:style>
    <style:style style:name="T28" style:family="text">
      <style:text-properties style:font-name-complex="Miriam" style:font-size-complex="10pt"/>
    </style:style>
    <style:style style:name="T29" style:family="text">
      <style:text-properties style:font-name-complex="Miriam" style:font-size-complex="8pt"/>
    </style:style>
    <style:style style:name="T30" style:family="text">
      <style:text-properties style:font-name="Courier" style:font-name-complex="Courier" style:font-size-complex="10pt"/>
    </style:style>
    <style:style style:name="T31" style:family="text">
      <style:text-properties style:font-name-complex="Narkisim"/>
    </style:style>
    <style:style style:name="T32" style:family="text">
      <style:text-properties style:font-name-complex="Narkisim" style:font-size-complex="10pt"/>
    </style:style>
    <style:style style:name="T33" style:family="text">
      <style:text-properties style:font-name-complex="Narkisim" style:font-size-complex="9pt"/>
    </style:style>
    <style:style style:name="T34" style:family="text">
      <style:text-properties style:font-name-complex="Narkisim" style:font-style-complex="italic"/>
    </style:style>
    <style:style style:name="T35" style:family="text">
      <style:text-properties style:font-name-complex="FrankRuehl" style:font-size-complex="10pt"/>
    </style:style>
    <style:style style:name="T36" style:family="text">
      <style:text-properties style:font-name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fo:font-size="8pt" style:font-size-asian="8pt" style:font-name-complex="Courier New" style:font-size-complex="9pt"/>
    </style:style>
    <style:style style:name="T39" style:family="text">
      <style:text-properties style:font-name="Courier New" fo:font-size="8pt" style:font-size-asian="8pt" style:font-name-complex="Courier New" style:font-size-complex="8pt"/>
    </style:style>
    <style:style style:name="T40" style:family="text">
      <style:text-properties style:font-name="Courier New" fo:font-size="8pt" style:font-size-asian="8pt" style:font-name-complex="Courier New" style:font-size-complex="10pt"/>
    </style:style>
    <style:style style:name="T41" style:family="text">
      <style:text-properties style:font-name="Courier New" fo:font-size="8pt" style:font-size-asian="8pt" style:language-asian="en" style:country-asian="US" style:font-name-complex="Courier New" style:font-size-complex="10pt"/>
    </style:style>
    <style:style style:name="T42" style:family="text">
      <style:text-properties style:font-name="Courier New" fo:font-size="8pt" style:font-size-asian="8pt" style:language-asian="en" style:country-asian="US" style:font-name-complex="Narkisim" style:font-size-complex="10pt"/>
    </style:style>
    <style:style style:name="T43" style:family="text">
      <style:text-properties style:font-name="Courier New" fo:font-size="8pt" style:font-size-asian="8pt" style:font-name-complex="Narkisim" style:font-size-complex="8pt"/>
    </style:style>
    <style:style style:name="T44" style:family="text">
      <style:text-properties style:font-name="Courier New" fo:font-size="8pt" style:font-size-asian="8pt" style:font-name-complex="Narkisim" style:font-size-complex="10pt"/>
    </style:style>
    <style:style style:name="T45" style:family="text">
      <style:text-properties style:font-name="Courier New" fo:font-size="8pt" style:font-name-asian="Courier New" style:font-size-asian="8pt" style:font-name-complex="Courier New" style:font-size-complex="10pt"/>
    </style:style>
    <style:style style:name="T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7" style:family="text">
      <style:text-properties style:font-name="Courier New" fo:font-size="8pt" style:font-name-asian="Courier New" style:font-size-asian="8pt" style:language-asian="en" style:country-asian="US" style:font-name-complex="Courier New" style:font-size-complex="10pt"/>
    </style:style>
    <style:style style:name="T48" style:family="text">
      <style:text-properties style:font-name="Courier New" fo:font-size="8pt" style:text-underline-style="solid" style:text-underline-width="auto" style:text-underline-color="font-color" style:font-size-asian="8pt" style:font-name-complex="Courier New" style:font-size-complex="10pt"/>
    </style:style>
    <style:style style:name="T49" style:family="text">
      <style:text-properties style:font-name="Courier New" fo:font-size="8pt" style:text-underline-style="solid" style:text-underline-width="auto" style:text-underline-color="font-color" style:font-size-asian="8pt" style:font-name-complex="Narkisim" style:font-size-complex="10pt"/>
    </style:style>
    <style:style style:name="T50" style:family="text">
      <style:text-properties style:font-name="Courier New" fo:font-size="8pt" style:text-underline-style="solid" style:text-underline-width="auto" style:text-underline-color="font-color" style:font-name-asian="Courier New" style:font-size-asian="8pt" style:font-name-complex="Courier New" style:font-size-complex="10pt"/>
    </style:style>
    <style:style style:name="T51" style:family="text">
      <style:text-properties style:font-name="Courier New" fo:font-size="8pt" fo:language="zxx" fo:country="none" style:font-size-asian="8pt" style:language-asian="zxx" style:country-asian="none" style:font-name-complex="Courier New" style:font-size-complex="10pt"/>
    </style:style>
    <style:style style:name="T52" style:family="text">
      <style:text-properties style:font-name-asian="Courier New"/>
    </style:style>
    <style:style style:name="T53" style:family="text">
      <style:text-properties style:font-name-asian="Rod"/>
    </style:style>
    <style:style style:name="T54" style:family="text">
      <style:text-properties style:font-name-asian="Rod" style:font-name-complex="Rod"/>
    </style:style>
    <style:style style:name="T55" style:family="text">
      <style:text-properties style:font-name="Narkisim" style:font-name-complex="Narkisim"/>
    </style:style>
    <style:style style:name="T56" style:family="text">
      <style:text-properties style:font-name="Narkisim" style:font-name-complex="Narkisim" style:font-size-complex="10pt"/>
    </style:style>
    <style:style style:name="T57" style:family="text">
      <style:text-properties style:font-name="Narkisim" style:font-name-asian="Narkisim" style:font-name-complex="Narkisim"/>
    </style:style>
    <style:style style:name="T58" style:family="text">
      <style:text-properties style:font-name="Narkisim" style:font-name-asian="Narkisim" style:font-name-complex="Narkisim" style:font-size-complex="10pt"/>
    </style:style>
    <style:style style:name="T59" style:family="text">
      <style:text-properties fo:font-size="12pt" style:font-size-asian="12pt"/>
    </style:style>
    <style:style style:name="T60" style:family="text">
      <style:text-properties fo:font-size="12pt" style:font-size-asian="12pt" style:font-size-complex="10pt"/>
    </style:style>
    <style:style style:name="T61" style:family="text">
      <style:text-properties fo:font-size="12pt" style:font-size-asian="12pt" style:font-name-complex="Miriam"/>
    </style:style>
    <style:style style:name="T62" style:family="text">
      <style:text-properties fo:font-size="12pt" style:font-size-asian="12pt" style:font-name-complex="Miriam" style:font-size-complex="10pt"/>
    </style:style>
    <style:style style:name="T63" style:family="text">
      <style:text-properties fo:font-size="12pt" officeooo:rsid="000530b5" style:font-size-asian="12pt" style:font-name-complex="Miriam" style:font-size-complex="10pt"/>
    </style:style>
    <style:style style:name="T64" style:family="text">
      <style:text-properties fo:font-size="12pt" style:font-size-asian="12pt" style:font-name-complex="Miriam" style:font-size-complex="8pt"/>
    </style:style>
    <style:style style:name="T65" style:family="text">
      <style:text-properties fo:font-size="12pt" style:font-size-asian="12pt" style:font-name-complex="Miriam" style:font-size-complex="9pt"/>
    </style:style>
    <style:style style:name="T66" style:family="text">
      <style:text-properties fo:font-size="12pt" style:font-size-asian="12pt" style:font-name-complex="Times New Roman"/>
    </style:style>
    <style:style style:name="T67" style:family="text">
      <style:text-properties fo:font-size="12pt" style:font-size-asian="12pt" style:font-name-complex="Times New Roman" style:font-size-complex="10pt"/>
    </style:style>
    <style:style style:name="T68" style:family="text">
      <style:text-properties fo:font-size="12pt" style:font-size-asian="12pt" style:font-name-complex="Times New Roman" style:font-size-complex="8pt"/>
    </style:style>
    <style:style style:name="T69" style:family="text">
      <style:text-properties fo:font-size="12pt" style:font-size-asian="12pt" style:font-name-complex="Times New Roman" style:font-size-complex="9pt"/>
    </style:style>
    <style:style style:name="T70" style:family="text">
      <style:text-properties fo:font-size="12pt" style:font-size-asian="12pt" style:font-name-complex="Times New Roman" style:font-style-complex="italic"/>
    </style:style>
    <style:style style:name="T71" style:family="text">
      <style:text-properties fo:font-size="12pt" style:font-size-asian="12pt" style:font-name-complex="Narkisim"/>
    </style:style>
    <style:style style:name="T72" style:family="text">
      <style:text-properties fo:font-size="12pt" style:font-size-asian="12pt" style:font-name-complex="Narkisim" style:font-size-complex="10pt"/>
    </style:style>
    <style:style style:name="T73" style:family="text">
      <style:text-properties fo:font-size="12pt" style:font-size-asian="12pt" style:font-name-complex="Narkisim" style:font-size-complex="9pt"/>
    </style:style>
    <style:style style:name="T74" style:family="text">
      <style:text-properties fo:font-size="12pt" style:font-size-asian="12pt" style:language-asian="en" style:country-asian="US"/>
    </style:style>
    <style:style style:name="T75" style:family="text">
      <style:text-properties fo:font-size="12pt" style:font-size-asian="12pt" style:language-asian="en" style:country-asian="US" style:font-name-complex="Times New Roman"/>
    </style:style>
    <style:style style:name="T76" style:family="text">
      <style:text-properties fo:font-size="12pt" style:font-size-asian="12pt" style:language-asian="en" style:country-asian="US" style:font-name-complex="Times New Roman" style:font-size-complex="10pt"/>
    </style:style>
    <style:style style:name="T77" style:family="text">
      <style:text-properties fo:font-size="12pt" style:font-size-asian="12pt" style:language-asian="en" style:country-asian="US" style:font-name-complex="Times New Roman" style:font-size-complex="8pt"/>
    </style:style>
    <style:style style:name="T78" style:family="text">
      <style:text-properties fo:font-size="12pt" style:font-size-asian="12pt" style:language-asian="en" style:country-asian="US" style:font-size-complex="10pt"/>
    </style:style>
    <style:style style:name="T79" style:family="text">
      <style:text-properties fo:font-size="12pt" style:font-size-asian="12pt" style:language-asian="en" style:country-asian="US" style:font-name-complex="Miriam" style:font-size-complex="10pt"/>
    </style:style>
    <style:style style:name="T80" style:family="text">
      <style:text-properties fo:font-size="12pt" style:font-size-asian="12pt" style:language-asian="en" style:country-asian="US" style:font-name-complex="Miriam" style:font-size-complex="8pt"/>
    </style:style>
    <style:style style:name="T81" style:family="text">
      <style:text-properties fo:font-size="12pt" style:font-size-asian="12pt" style:language-asian="en" style:country-asian="US" style:font-name-complex="Narkisim" style:font-size-complex="10pt"/>
    </style:style>
    <style:style style:name="T82" style:family="text">
      <style:text-properties fo:font-size="12pt" style:font-size-asian="12pt" style:font-style-complex="italic"/>
    </style:style>
    <style:style style:name="T83" style:family="text">
      <style:text-properties fo:font-size="12pt" officeooo:rsid="000530b5" style:font-size-asian="12pt" style:font-name-complex="Rod1" style:font-size-complex="10pt"/>
    </style:style>
    <style:style style:name="T84" style:family="text">
      <style:text-properties fo:font-size="12pt" fo:font-style="italic" style:font-size-asian="12pt" style:font-style-asian="italic" style:font-name-complex="Miriam" style:font-size-complex="10pt" style:font-style-complex="italic"/>
    </style:style>
    <style:style style:name="T85" style:family="text">
      <style:text-properties fo:font-size="12pt" fo:font-style="italic" style:font-size-asian="12pt" style:font-style-asian="italic" style:font-size-complex="10pt" style:font-style-complex="italic"/>
    </style:style>
    <style:style style:name="T86" style:family="text">
      <style:text-properties fo:font-size="12pt" fo:font-style="italic" style:font-size-asian="12pt" style:font-style-asian="italic" style:font-name-complex="Times New Roman" style:font-size-complex="10pt" style:font-style-complex="italic"/>
    </style:style>
    <style:style style:name="T87" style:family="text">
      <style:text-properties fo:font-size="12pt" fo:font-style="italic" style:font-size-asian="12pt" style:font-style-asian="italic" style:font-name-complex="Times New Roman" style:font-style-complex="italic"/>
    </style:style>
    <style:style style:name="T88" style:family="text">
      <style:text-properties fo:font-size="12pt" fo:font-style="italic" style:font-size-asian="12pt" style:font-style-asian="italic" style:font-style-complex="italic"/>
    </style:style>
    <style:style style:name="T89" style:family="text">
      <style:text-properties fo:font-size="12pt" fo:font-style="italic" style:font-size-asian="12pt" style:font-style-asian="italic" style:font-name-complex="Narkisim" style:font-style-complex="italic"/>
    </style:style>
    <style:style style:name="T90" style:family="text">
      <style:text-properties fo:font-size="12pt" fo:font-style="italic" style:font-size-asian="12pt" style:font-style-asian="italic" style:font-name-complex="Narkisim" style:font-size-complex="10pt" style:font-style-complex="italic"/>
    </style:style>
    <style:style style:name="T91" style:family="text">
      <style:text-properties fo:font-size="12pt" fo:font-style="italic" style:font-size-asian="12pt" style:language-asian="en" style:country-asian="US" style:font-style-asian="italic" style:font-name-complex="Miriam" style:font-size-complex="10pt" style:font-style-complex="italic"/>
    </style:style>
    <style:style style:name="T92" style:family="text">
      <style:text-properties fo:font-size="12pt" fo:font-style="italic" style:font-size-asian="12pt" style:language-asian="en" style:country-asian="US" style:font-style-asian="italic" style:font-name-complex="Times New Roman" style:font-size-complex="10pt" style:font-style-complex="italic"/>
    </style:style>
    <style:style style:name="T93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94" style:family="text">
      <style:text-properties fo:font-size="12pt" fo:font-style="italic" style:text-underline-style="solid" style:text-underline-width="auto" style:text-underline-color="font-color" style:font-size-asian="12pt" style:font-style-asian="italic" style:font-name-complex="Times New Roman" style:font-style-complex="italic"/>
    </style:style>
    <style:style style:name="T95" style:family="text">
      <style:text-properties fo:font-size="12pt" fo:font-weight="bold" style:font-size-asian="12pt" style:font-weight-asian="bold" style:font-name-complex="Miriam" style:font-size-complex="10pt" style:font-weight-complex="bold"/>
    </style:style>
    <style:style style:name="T96" style:family="text">
      <style:text-properties fo:font-size="12pt" fo:font-weight="bold" style:font-size-asian="12pt" style:font-weight-asian="bold" style:font-name-complex="Miriam" style:font-weight-complex="bold"/>
    </style:style>
    <style:style style:name="T97" style:family="text">
      <style:text-properties fo:font-size="12pt" fo:font-weight="bold" style:font-size-asian="12pt" style:font-weight-asian="bold" style:font-name-complex="Times New Roman" style:font-size-complex="10pt" style:font-weight-complex="bold"/>
    </style:style>
    <style:style style:name="T98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99" style:family="text">
      <style:text-properties fo:font-size="12pt" style:text-underline-style="solid" style:text-underline-width="auto" style:text-underline-color="font-color" style:font-size-asian="12pt"/>
    </style:style>
    <style:style style:name="T100" style:family="text">
      <style:text-properties fo:font-size="12pt" style:text-underline-style="solid" style:text-underline-width="auto" style:text-underline-color="font-color" style:font-size-asian="12pt" style:font-name-complex="Miriam" style:font-size-complex="10pt"/>
    </style:style>
    <style:style style:name="T101" style:family="text">
      <style:text-properties fo:font-size="12pt" style:text-underline-style="solid" style:text-underline-width="auto" style:text-underline-color="font-color" style:font-size-asian="12pt" style:font-name-complex="Times New Roman" style:font-size-complex="10pt"/>
    </style:style>
    <style:style style:name="T102" style:family="text">
      <style:text-properties fo:font-size="12pt" style:text-underline-style="solid" style:text-underline-width="auto" style:text-underline-color="font-color" style:font-size-asian="12pt" style:font-name-complex="Narkisim" style:font-size-complex="10pt"/>
    </style:style>
    <style:style style:name="T103" style:family="text">
      <style:text-properties fo:font-size="12pt" style:text-underline-style="solid" style:text-underline-width="auto" style:text-underline-color="font-color" style:font-size-asian="12pt" style:font-name-complex="Narkisim" style:font-size-complex="9pt"/>
    </style:style>
    <style:style style:name="T104" style:family="text">
      <style:text-properties style:font-size-complex="8pt"/>
    </style:style>
    <style:style style:name="T105" style:family="text">
      <style:text-properties style:font-size-complex="9pt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name-complex="Times New Roman" style:font-style-complex="italic"/>
    </style:style>
    <style:style style:name="T108" style:family="text">
      <style:text-properties fo:font-style="italic" style:font-style-asian="italic" style:font-name-complex="Times New Roman" style:font-size-complex="10pt" style:font-style-complex="italic"/>
    </style:style>
    <style:style style:name="T109" style:family="text">
      <style:text-properties fo:font-style="italic" style:font-style-asian="italic" style:font-name-complex="Miriam" style:font-size-complex="10pt" style:font-style-complex="italic"/>
    </style:style>
    <style:style style:name="T110" style:family="text">
      <style:text-properties fo:font-style="italic" style:font-style-asian="italic" style:font-size-complex="10pt" style:font-style-complex="italic"/>
    </style:style>
    <style:style style:name="T111" style:family="text">
      <style:text-properties fo:font-style="italic" style:font-style-asian="italic" style:font-name-complex="Narkisim" style:font-style-complex="italic"/>
    </style:style>
    <style:style style:name="T112" style:family="text">
      <style:text-properties fo:font-style="italic" style:language-asian="en" style:country-asian="US" style:font-style-asian="italic" style:font-style-complex="italic"/>
    </style:style>
    <style:style style:name="T113" style:family="text">
      <style:text-properties fo:font-style="italic" style:language-asian="en" style:country-asian="US" style:font-style-asian="italic" style:font-name-complex="Times New Roman" style:font-style-complex="italic"/>
    </style:style>
    <style:style style:name="T1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5" style:family="text">
      <style:text-properties fo:font-style="italic" style:text-underline-style="solid" style:text-underline-width="auto" style:text-underline-color="font-color" style:font-style-asian="italic" style:font-name-complex="Narkisim" style:font-style-complex="italic"/>
    </style:style>
    <style:style style:name="T116" style:family="text">
      <style:text-properties style:font-style-complex="italic"/>
    </style:style>
    <style:style style:name="T117" style:family="text">
      <style:text-properties style:language-asian="en" style:country-asian="US"/>
    </style:style>
    <style:style style:name="T118" style:family="text">
      <style:text-properties style:language-asian="en" style:country-asian="US" style:font-name-complex="Times New Roman"/>
    </style:style>
    <style:style style:name="T119" style:family="text">
      <style:text-properties style:language-asian="en" style:country-asian="US" style:font-name-complex="Times New Roman" style:font-size-complex="10pt"/>
    </style:style>
    <style:style style:name="T120" style:family="text">
      <style:text-properties style:language-asian="en" style:country-asian="US" style:font-name-complex="Times New Roman" style:font-size-complex="8pt"/>
    </style:style>
    <style:style style:name="T121" style:family="text">
      <style:text-properties style:language-asian="en" style:country-asian="US" style:font-size-complex="10pt"/>
    </style:style>
    <style:style style:name="T122" style:family="text">
      <style:text-properties style:language-asian="en" style:country-asian="US" style:font-name-complex="Miriam" style:font-size-complex="10pt"/>
    </style:style>
    <style:style style:name="T123" style:family="text">
      <style:text-properties style:language-asian="en" style:country-asian="US" style:font-name-complex="Miriam" style:font-size-complex="8pt"/>
    </style:style>
    <style:style style:name="T124" style:family="text">
      <style:text-properties style:language-asian="en" style:country-asian="US" style:font-name-complex="Narkisim"/>
    </style:style>
    <style:style style:name="T125" style:family="text">
      <style:text-properties style:language-asian="en" style:country-asian="US" style:font-name-complex="Narkisim" style:font-size-complex="10pt"/>
    </style:style>
    <style:style style:name="T126" style:family="text">
      <style:text-properties style:language-asian="en" style:country-asian="US" style:font-style-complex="italic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style:text-underline-style="solid" style:text-underline-width="auto" style:text-underline-color="font-color" style:font-name-complex="Miriam"/>
    </style:style>
    <style:style style:name="T129" style:family="text">
      <style:text-properties style:text-underline-style="solid" style:text-underline-width="auto" style:text-underline-color="font-color" style:font-name-complex="Miriam" style:font-size-complex="10pt"/>
    </style:style>
    <style:style style:name="T130" style:family="text">
      <style:text-properties style:text-underline-style="solid" style:text-underline-width="auto" style:text-underline-color="font-color" style:font-size-complex="10pt"/>
    </style:style>
    <style:style style:name="T131" style:family="text">
      <style:text-properties style:text-underline-style="solid" style:text-underline-width="auto" style:text-underline-color="font-color" style:font-name-complex="Times New Roman"/>
    </style:style>
    <style:style style:name="T132" style:family="text">
      <style:text-properties style:text-underline-style="solid" style:text-underline-width="auto" style:text-underline-color="font-color" style:font-name-complex="Times New Roman" style:font-size-complex="10pt"/>
    </style:style>
    <style:style style:name="T133" style:family="text">
      <style:text-properties style:text-underline-style="solid" style:text-underline-width="auto" style:text-underline-color="font-color" style:language-asian="en" style:country-asian="US"/>
    </style:style>
    <style:style style:name="T134" style:family="text">
      <style:text-properties style:text-underline-style="solid" style:text-underline-width="auto" style:text-underline-color="font-color" style:font-name-complex="Narkisim"/>
    </style:style>
    <style:style style:name="T135" style:family="text">
      <style:text-properties style:text-underline-style="solid" style:text-underline-width="auto" style:text-underline-color="font-color" style:font-name-complex="Narkisim" style:font-size-complex="10pt"/>
    </style:style>
    <style:style style:name="T136" style:family="text">
      <style:text-properties style:text-line-through-style="solid"/>
    </style:style>
    <style:style style:name="T137" style:family="text">
      <style:text-properties style:text-line-through-style="solid" style:font-name-complex="Narkisim"/>
    </style:style>
    <style:style style:name="T138" style:family="text">
      <style:text-properties style:text-line-through-style="solid" style:font-name-complex="Narkisim" style:font-size-complex="10pt"/>
    </style:style>
    <style:style style:name="T139" style:family="text">
      <style:text-properties style:text-line-through-style="solid" fo:font-size="12pt" style:font-size-asian="12pt" style:font-name-complex="Miriam" style:font-size-complex="8pt"/>
    </style:style>
    <style:style style:name="T140" style:family="text">
      <style:text-properties style:text-line-through-style="solid" fo:font-size="12pt" style:font-size-asian="12pt" style:font-name-complex="Times New Roman" style:font-size-complex="8pt"/>
    </style:style>
    <style:style style:name="T141" style:family="text">
      <style:text-properties style:text-line-through-style="solid" style:font-name-complex="Times New Roman" style:font-size-complex="10pt"/>
    </style:style>
    <style:style style:name="T142" style:family="text">
      <style:text-properties style:text-line-through-style="solid" style:font-style-complex="italic"/>
    </style:style>
    <style:style style:name="T143" style:family="text">
      <style:text-properties style:font-name="Miriam" fo:font-size="12pt" style:font-name-asian="Miriam" style:font-size-asian="12pt" style:font-name-complex="Miriam" style:font-size-complex="10pt"/>
    </style:style>
    <style:style style:name="T144" style:family="text">
      <style:text-properties style:font-size-complex="14pt"/>
    </style:style>
    <style:style style:name="T14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מסכת<text:span text:style-name="T1"> </text:span><text:span text:style-name="T6">מעילה</text:span></text:p>
      <text:p text:style-name="P10"/>
      <text:p text:style-name="P11">לעילוי<text:span text:style-name="T1"> </text:span>נשמת<text:span text:style-name="T1"> </text:span>אמי<text:span text:style-name="T1"> </text:span>מורתי<text:span text:style-name="T1"> </text:span>חנה<text:span text:style-name="T1"> </text:span>הולנדר<text:span text:style-name="T1"> </text:span>הכ"מ<text:span text:style-name="T1"> </text:span>נפטרה<text:span text:style-name="T1"> </text:span>ד<text:span text:style-name="T1"> </text:span>אלול<text:span text:style-name="T1"> </text:span>תשס"ב</text:p>
      <text:p text:style-name="P13"/>
      <text:p text:style-name="P3">כל<text:span text:style-name="T1"> </text:span>המוצא<text:span text:style-name="T1"> </text:span>שגיאה<text:span text:style-name="T1"> </text:span>נא<text:span text:style-name="T1"> </text:span>להודיע<text:span text:style-name="T1"> </text:span>לישעיהו<text:span text:style-name="T1"> </text:span>הכהן<text:span text:style-name="T1"> </text:span>הולנדר, ביאליק<text:span text:style-name="T1"> </text:span>27 פתח<text:span text:style-name="T1"> </text:span>תקוה<text:span text:style-name="T1"> </text:span>49351, לכתובת<text:span text:style-name="T1"> </text:span><text:a xlink:type="simple" xlink:href="mailto:yeshol@gmail.com"><text:span text:style-name="Internet_20_link">yeshol@gmail.com</text:span></text:a> </text:p>
      <text:p text:style-name="P3"/>
      <text:p text:style-name="P13">מקרא:</text:p>
      <text:p text:style-name="P3">דברי<text:span text:style-name="T1"> </text:span>הגמרא<text:span text:style-name="T1"> </text:span>באותיות<text:span text:style-name="T1"> </text:span>כאלה: 12 ROD; <text:span text:style-name="T20">רש"י</text:span><text:span text:style-name="T2"> </text:span><text:span text:style-name="T28">בתוך</text:span><text:span text:style-name="T2"> </text:span><text:span text:style-name="T28">הגמרא</text:span><text:span text:style-name="T2"> </text:span><text:span text:style-name="T28">בסוגריים</text:span><text:span text:style-name="T2"> </text:span><text:span text:style-name="T26">()</text:span><text:span text:style-name="T28"> ובתוך</text:span><text:span text:style-name="T2"> </text:span><text:span text:style-name="T28">הסוגריים</text:span><text:span text:style-name="T2"> </text:span><text:span text:style-name="T28">- אותיות</text:span><text:span text:style-name="T2"> </text:span><text:span text:style-name="T26">10 MIRIAM ; </text:span><text:span text:style-name="T28">מראי</text:span><text:span text:style-name="T2"> </text:span><text:span text:style-name="T28">מקומות</text:span><text:span text:style-name="T2"> </text:span><text:span text:style-name="T28">גם</text:span><text:span text:style-name="T2"> </text:span><text:span text:style-name="T28">10</text:span><text:span text:style-name="T26"> </text:span><text:span text:style-name="T30">MIRIAM</text:span><text:span text:style-name="T26"> </text:span></text:p>
      <text:p text:style-name="P3"><text:span text:style-name="T31">מובאות</text:span><text:span text:style-name="T1"> </text:span><text:span text:style-name="T31">וציטטות</text:span><text:span text:style-name="T1"> </text:span><text:span text:style-name="T31">בגופן</text:span><text:span text:style-name="T1"> </text:span><text:span text:style-name="T35">NARKISIM; </text:span><text:span text:style-name="T32">השלמת</text:span><text:span text:style-name="T2"> </text:span><text:span text:style-name="T32">פסוקי</text:span><text:span text:style-name="T2"> </text:span><text:span text:style-name="T32">המקרא</text:span><text:span text:style-name="T2"> </text:span><text:span text:style-name="T32">בסוגריים</text:span><text:span text:style-name="T2"> </text:span><text:span text:style-name="T32">() ובאותיות</text:span><text:span text:style-name="T2"> </text:span><text:span text:style-name="T32">10 NARKISIM;</text:span></text:p>
      <text:p text:style-name="P4"><text:span text:style-name="T1"><text:s/></text:span><text:span text:style-name="T36">הערות: בסוגריים</text:span><text:span text:style-name="T37"> </text:span><text:span text:style-name="T36">[] באותיות</text:span><text:span text:style-name="T37"> </text:span><text:span text:style-name="T36">10</text:span> <text:span text:style-name="T36">CourierNew; ההערות</text:span><text:span text:style-name="T37"> </text:span><text:span text:style-name="T36">עם</text:span><text:span text:style-name="T37"> </text:span><text:span text:style-name="T36">קידומת</text:span><text:span text:style-name="T37"> </text:span><text:span text:style-name="T36">## אינם</text:span><text:span text:style-name="T37"> </text:span><text:span text:style-name="T36">פשט</text:span><text:span text:style-name="T37"> </text:span><text:span text:style-name="T36">הגמרא</text:span><text:span text:style-name="T37"> </text:span><text:span text:style-name="T36">אלא</text:span><text:span text:style-name="T37"> </text:span><text:span text:style-name="T36">הערת</text:span><text:span text:style-name="T37"> </text:span><text:span text:style-name="T36">העורך</text:span><text:span text:style-name="T37"> </text:span><text:span text:style-name="T36">לבדיקת</text:span><text:span text:style-name="T37"> </text:span><text:span text:style-name="T36">הלומד.</text:span></text:p>
      <text:p text:style-name="P14">תחילת<text:span text:style-name="T52"> </text:span>עמוד<text:span text:style-name="T52"> </text:span>- בתחילת<text:span text:style-name="T52"> </text:span>שורה, אפילו<text:span text:style-name="T52"> </text:span>באמצע<text:span text:style-name="T52"> </text:span>משפט<text:span text:style-name="T52"> </text:span>- כך: </text:p>
      <text:p text:style-name="P4"><text:span text:style-name="T36">(</text:span>תענית<text:span text:style-name="T1"> </text:span>ב,ב)</text:p>
      <text:p text:style-name="P15">הגירסא: לפי<text:span text:style-name="T52"> </text:span>דפוס<text:span text:style-name="T52"> </text:span>וילנא<text:span text:style-name="T52"> </text:span>עם<text:span text:style-name="T52"> </text:span>אחדים<text:span text:style-name="T52"> </text:span>מההגהות<text:span text:style-name="T52"> </text:span>שעל<text:span text:style-name="T52"> </text:span>הדף<text:span text:style-name="T52"> – </text:span>לפי<text:span text:style-name="T52"> </text:span>הנראה<text:span text:style-name="T52"> </text:span>לי<text:span text:style-name="T52"> </text:span>כנחוץ<text:span text:style-name="T52"> </text:span>לצורך<text:span text:style-name="T52"> </text:span>הפשט<text:span text:style-name="T52"> </text:span>הפשוט. </text:p>
      <text:p text:style-name="P15">מקרא: בתחתית<text:span text:style-name="T52"> </text:span>הדף</text:p>
      <text:p text:style-name="P55">הערות<text:span text:style-name="T1"> </text:span>בשולי<text:span text:style-name="T1"> </text:span>הדף<text:span text:style-name="T1"> – </text:span>בתצוגת<text:span text:style-name="T1"> </text:span>דף<text:span text:style-name="T1"> </text:span>אינטרנט<text:span text:style-name="T1"> </text:span>אפשר<text:span text:style-name="T1"> – </text:span>באקפלורר<text:span text:style-name="T1"> – </text:span>להניח<text:span text:style-name="T1"> </text:span>עליהם<text:span text:style-name="T1"> </text:span>את<text:span text:style-name="T1"> </text:span>הסמן<text:span text:style-name="T1"> </text:span>ואז<text:span text:style-name="T1"> </text:span>מופיעה<text:span text:style-name="T1"> </text:span>ההערה<text:span text:style-name="T1"> </text:span>בחלון. אפשר<text:span text:style-name="T1"> </text:span>גם<text:span text:style-name="T1"> </text:span>לראות<text:span text:style-name="T1"> </text:span>אם<text:span text:style-name="T1"> </text:span>עוברים<text:span text:style-name="T1"> </text:span>לתצוגה<text:span text:style-name="T1"> </text:span>של<text:span text:style-name="T1"> </text:span>דף<text:span text:style-name="T1"> </text:span>הדפסה. </text:p>
      <text:p text:style-name="P35">In Explorer, Footnotes become visible when the cursor rests on the number of the footnote. </text:p>
      <text:p text:style-name="P18">הערות<text:span text:style-name="T1"> </text:span>וטבלאות<text:span text:style-name="T1"> </text:span>באנגלית<text:span text:style-name="T1"> – </text:span>ע"י<text:span text:style-name="T1"> </text:span>כולל<text:span text:style-name="T1"> </text:span>עיון<text:span text:style-name="T1"> </text:span>הדף, ראש<text:span text:style-name="T1"> </text:span>הכולל<text:span text:style-name="T1"> </text:span>הרב<text:span text:style-name="T1"> </text:span>מרדכי<text:span text:style-name="T1"> </text:span>קורנפלד<text:span text:style-name="T1"> – </text:span></text:p>
      <text:p text:style-name="P34">Producers of the Dafyomi Advancement Forum, mailto:daf@dafyomi.co.il, http://www.dafyomi.co.il/</text:p>
      <text:p text:style-name="P36">This material is ©2005 by Julius Hollander 27 Bialik St., Petah Tikva, Israel 49351</text:p>
      <text:p text:style-name="P19">Permission to distribute this material, with this notice, is granted - with request to notify of use <text:line-break/>at the address at www.geocities.com/yeshol</text:p>
      <text:p text:style-name="P37"/>
      <text:p text:style-name="P38"/>
      <text:p text:style-name="P38">מעילה<text:span text:style-name="T53"> </text:span>פרק<text:span text:style-name="T53"> </text:span>ראשון<text:span text:style-name="T53"> </text:span>קדשי<text:span text:style-name="T53"> </text:span>קדשים</text:p>
      <text:p text:style-name="P37">בתורה:</text:p>
      <text:p text:style-name="P37"/>
      <text:p text:style-name="P40">ויקרא<text:span text:style-name="T1"> </text:span>ה,יד-טז:<text:span text:style-name="T6"> </text:span><text:span text:style-name="T8">וידבר</text:span><text:span text:style-name="T10"> </text:span><text:span text:style-name="T55">ה</text:span><text:span text:style-name="T57">’</text:span><text:span text:style-name="T10"> </text:span><text:span text:style-name="T8">אל</text:span><text:span text:style-name="T10"> </text:span><text:span text:style-name="T8">משה</text:span><text:span text:style-name="T10"> </text:span><text:span text:style-name="T8">לאמר: </text:span></text:p>
      <text:p text:style-name="P40"><text:span text:style-name="T8">נפש</text:span><text:span text:style-name="T10"> </text:span><text:span text:style-name="T8">כי</text:span><text:span text:style-name="T10"> </text:span><text:span text:style-name="T12">תמעל</text:span><text:span text:style-name="T13"> </text:span><text:span text:style-name="T12">מעל</text:span><text:span text:style-name="T10"> </text:span><text:span text:style-name="T8">וחטאה</text:span><text:span text:style-name="T10"> </text:span><text:span text:style-name="T8">בשגגה</text:span><text:span text:style-name="T10"> </text:span><text:span text:style-name="T8">מקדשי</text:span><text:span text:style-name="T10"> </text:span><text:span text:style-name="T55">ה</text:span><text:span text:style-name="T57">’</text:span><text:span text:style-name="T10"> </text:span><text:span text:style-name="T8">והביא</text:span><text:span text:style-name="T10"> </text:span><text:span text:style-name="T8">את</text:span><text:span text:style-name="T10"> </text:span><text:span text:style-name="T8">אשמו</text:span><text:span text:style-name="T10"> </text:span><text:span text:style-name="T8">ל</text:span><text:span text:style-name="T55">ה</text:span><text:span text:style-name="T57">’</text:span><text:span text:style-name="T10"> </text:span><text:span text:style-name="T8">איל</text:span><text:span text:style-name="T10"> </text:span><text:span text:style-name="T8">תמים</text:span><text:span text:style-name="T10"> </text:span><text:span text:style-name="T8">מן</text:span><text:span text:style-name="T10"> </text:span><text:span text:style-name="T8">הצאן</text:span><text:span text:style-name="T10"> </text:span><text:span text:style-name="T8">בערכך</text:span><text:span text:style-name="T10"> </text:span><text:span text:style-name="T8">כסף</text:span><text:span text:style-name="T10"> </text:span><text:span text:style-name="T8">שקלים</text:span><text:span text:style-name="T10"> </text:span><text:span text:style-name="T8">בשקל</text:span><text:span text:style-name="T10"> </text:span><text:span text:style-name="T8">הקדש</text:span><text:span text:style-name="T10"> </text:span><text:span text:style-name="T8">לאשם; </text:span></text:p>
      <text:p text:style-name="P39"><text:span text:style-name="T31">ואת</text:span><text:span text:style-name="T54"> </text:span><text:span text:style-name="T31">אשר</text:span><text:span text:style-name="T54"> </text:span><text:span text:style-name="T31">חטא</text:span><text:span text:style-name="T54"> </text:span><text:span text:style-name="T31">מן</text:span><text:span text:style-name="T54"> </text:span><text:span text:style-name="T31">הקדש</text:span><text:span text:style-name="T54"> </text:span><text:span text:style-name="T31">ישלם</text:span><text:span text:style-name="T54"> </text:span><text:span text:style-name="T31">ואת</text:span><text:span text:style-name="T54"> </text:span><text:span text:style-name="T31">חמישתו</text:span><text:span text:style-name="T54"> </text:span><text:span text:style-name="T31">יוסף</text:span><text:span text:style-name="T54"> </text:span><text:span text:style-name="T31">עליו</text:span><text:span text:style-name="T54"> </text:span><text:span text:style-name="T31">ונתן</text:span><text:span text:style-name="T54"> </text:span><text:span text:style-name="T31">אותו</text:span><text:span text:style-name="T54"> </text:span><text:span text:style-name="T31">לכהן</text:span><text:span text:style-name="T54"> </text:span><text:span text:style-name="T31">וכפר</text:span><text:span text:style-name="T54"> </text:span><text:span text:style-name="T31">עליו</text:span><text:span text:style-name="T54"> </text:span><text:span text:style-name="T31">באיל</text:span><text:span text:style-name="T54"> </text:span><text:span text:style-name="T31">האשם</text:span><text:span text:style-name="T54"> </text:span><text:span text:style-name="T31">ונסלח</text:span><text:span text:style-name="T54"> </text:span><text:span text:style-name="T31">לו</text:span></text:p>
      <text:list xml:id="list12716135181" text:style-name="WW8Num1">
        <text:list-item>
          <text:p text:style-name="P60">זו<text:span text:style-name="T53"> </text:span>המעילה<text:span text:style-name="T53"> </text:span>בקדשים.</text:p>
        </text:list-item>
      </text:list>
      <text:p text:style-name="P20"/>
      <text:p text:style-name="P21">)מעילה<text:span text:style-name="T53"> </text:span>ב,א(</text:p>
      <text:p text:style-name="P21"/>
      <text:p text:style-name="P21">משנה:</text:p>
      <text:p text:style-name="P6"><text:span text:style-name="T6">קדשי</text:span><text:span text:style-name="T10"> </text:span><text:span text:style-name="T6">קדשים</text:span><text:span text:style-name="T10"> </text:span><text:span text:style-name="T6">ששחטן</text:span><text:span text:style-name="T10"> </text:span><text:span text:style-name="T6">בדרום</text:span><text:span text:style-name="T10"> </text:span><text:span text:style-name="T6">- מועלין</text:span><text:span text:style-name="T10"> </text:span><text:span text:style-name="T6">בהן</text:span><text:span text:style-name="T10"> </text:span><text:span text:style-name="T7">(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דינן</text:span><text:span text:style-name="T67"> </text:span><text:span text:style-name="T62">לישחט</text:span><text:span text:style-name="T67"> </text:span><text:span text:style-name="T62">בצפון</text:span><text:span text:style-name="T67"> </text:span><text:span text:style-name="T62">- לא</text:span><text:span text:style-name="T67"> </text:span><text:span text:style-name="T62">יצאו</text:span><text:span text:style-name="T67"> </text:span><text:span text:style-name="T62">מקדושתן</text:span><text:span text:style-name="T67"> </text:span><text:span text:style-name="T62">לגבי</text:span><text:span text:style-name="T67"> </text:span><text:span text:style-name="T62">מעילה, שהנהנה</text:span><text:span text:style-name="T67"> </text:span><text:span text:style-name="T62">מהן</text:span><text:span text:style-name="T67"> </text:span><text:span text:style-name="T62">שוה</text:span><text:span text:style-name="T67"> </text:span><text:span text:style-name="T62">פרוטה</text:span><text:span text:style-name="T67"> – </text:span><text:span text:style-name="T62">מעל</text:span><text:span text:style-name="T7">)</text:span><text:span text:style-name="T6">, </text:span><text:span text:style-name="T7">(</text:span><text:span text:style-name="T62">כיצד? -</text:span><text:span text:style-name="T7">)</text:span><text:span text:style-name="T6"> שחטן</text:span><text:span text:style-name="T10"> </text:span><text:span text:style-name="T6">בדרום</text:span><text:span text:style-name="T10"> </text:span><text:span text:style-name="T6">וקיבל</text:span><text:span text:style-name="T10"> </text:span><text:span text:style-name="T6">דמן</text:span><text:span text:style-name="T10"> </text:span><text:span text:style-name="T6">בצפון, בצפון</text:span><text:span text:style-name="T10"> </text:span><text:span text:style-name="T6">וקיבל</text:span><text:span text:style-name="T10"> </text:span><text:span text:style-name="T6">דמן</text:span><text:span text:style-name="T10"> </text:span><text:span text:style-name="T6">בדרום</text:span><text:span text:style-name="T10"> </text:span><text:span text:style-name="T7">(</text:span><text:span text:style-name="T62">דלא</text:span><text:span text:style-name="T67"> </text:span><text:span text:style-name="T62">תימא</text:span><text:span text:style-name="T67"> </text:span><text:span text:style-name="T62">שחטן</text:span><text:span text:style-name="T67"> </text:span><text:span text:style-name="T62">בדרום</text:span><text:span text:style-name="T67"> </text:span><text:span text:style-name="T62">וקיבל</text:span><text:span text:style-name="T67"> </text:span><text:span text:style-name="T62">דמן</text:span><text:span text:style-name="T67"> </text:span><text:span text:style-name="T62">בצפון</text:span><text:span text:style-name="T67"> </text:span><text:span text:style-name="T62">- דהא</text:span><text:span text:style-name="T67"> </text:span><text:span text:style-name="T62">הוי</text:span><text:span text:style-name="T67"> </text:span><text:span text:style-name="T62">עיקר</text:span><text:span text:style-name="T67"> </text:span><text:span text:style-name="T62">עבודה: דמקבלה</text:span><text:span text:style-name="T67"> </text:span><text:span text:style-name="T62">ואילך</text:span><text:span text:style-name="T67"> </text:span><text:span text:style-name="T62">מצות</text:span><text:span text:style-name="T67"> </text:span><text:span text:style-name="T62">כהונה, ומקבלה</text:span><text:span text:style-name="T67"> </text:span><text:span text:style-name="T62">ואילך</text:span><text:span text:style-name="T67"> </text:span><text:span text:style-name="T62">הוי</text:span><text:span text:style-name="T67"> </text:span><text:span text:style-name="T62">בצפון, אלא: אפילו</text:span><text:span text:style-name="T67"> </text:span><text:span text:style-name="T62">שחטן</text:span><text:span text:style-name="T67"> </text:span><text:span text:style-name="T62">בצפון</text:span><text:span text:style-name="T67"> </text:span><text:span text:style-name="T62">וקיבל</text:span><text:span text:style-name="T67"> </text:span><text:span text:style-name="T62">דמן</text:span><text:span text:style-name="T67"> </text:span><text:span text:style-name="T62">בדרום</text:span><text:span text:style-name="T67"> </text:span><text:span text:style-name="T62">-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קבלה</text:span><text:span text:style-name="T67"> </text:span><text:span text:style-name="T62">- דהיינו</text:span><text:span text:style-name="T67"> </text:span><text:span text:style-name="T62">עיקר</text:span><text:span text:style-name="T67"> </text:span><text:span text:style-name="T62">עבודה</text:span><text:span text:style-name="T67"> </text:span><text:span text:style-name="T62">- היא</text:span><text:span text:style-name="T67"> </text:span><text:span text:style-name="T62">בדרום</text:span><text:span text:style-name="T67"> </text:span><text:span text:style-name="T62">שלא</text:span><text:span text:style-name="T67"> </text:span><text:span text:style-name="T62">כדינן, אפילו</text:span><text:span text:style-name="T67"> </text:span><text:span text:style-name="T62">הכי</text:span><text:span text:style-name="T67"> </text:span><text:span text:style-name="T62">מועלין</text:span><text:span text:style-name="T67"> </text:span><text:span text:style-name="T62">בהן</text:span><text:span text:style-name="T7">)</text:span><text:span text:style-name="T6">, </text:span><text:span text:style-name="T7">(</text:span><text:span text:style-name="T62">וכן</text:span><text:span text:style-name="T67"> </text:span><text:span text:style-name="T62">אם</text:span><text:span text:style-name="T7">)</text:span><text:span text:style-name="T6"> שחט</text:span><text:span text:style-name="T10"> </text:span><text:span text:style-name="T6">ביום</text:span><text:span text:style-name="T10"> </text:span><text:span text:style-name="T6">וזרק</text:span><text:span text:style-name="T10"> </text:span><text:span text:style-name="T7">(</text:span><text:span text:style-name="T62">דמן</text:span><text:span text:style-name="T7">)</text:span><text:span text:style-name="T6"> בלילה</text:span><text:span text:style-name="T10"> </text:span><text:span text:style-name="T7">(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ילה</text:span><text:span text:style-name="T67"> </text:span><text:span text:style-name="T62">לאו</text:span><text:span text:style-name="T67"> </text:span><text:span text:style-name="T62">זמן</text:span><text:span text:style-name="T67"> </text:span><text:span text:style-name="T62">הקרבה</text:span><text:span text:style-name="T67"> </text:span><text:span text:style-name="T62">היא</text:span><text:span text:style-name="T7">)</text:span><text:span text:style-name="T6">, </text:span><text:span text:style-name="T7">(</text:span><text:span text:style-name="T62">וכן</text:span><text:span text:style-name="T67"> </text:span><text:span text:style-name="T62">אם</text:span><text:span text:style-name="T67"> </text:span><text:span text:style-name="T62">שחט</text:span><text:span text:style-name="T7">)</text:span><text:span text:style-name="T6"> בלילה</text:span><text:span text:style-name="T10"> </text:span><text:span text:style-name="T6">וזרק</text:span><text:span text:style-name="T10"> </text:span><text:span text:style-name="T6">ביום</text:span><text:span text:style-name="T10"> </text:span><text:span text:style-name="T7">(</text:span><text:span text:style-name="T62">והאי</text:span><text:span text:style-name="T67"> </text:span><text:span text:style-name="T62">- כל</text:span><text:span text:style-name="T67"> </text:span><text:span text:style-name="T62">דכן</text:span><text:span text:style-name="T67"> </text:span><text:span text:style-name="T62">הוא</text:span><text:span text:style-name="T67"> </text:span><text:span text:style-name="T62">דמועלין</text:span><text:span text:style-name="T67"> </text:span><text:span text:style-name="T62">בהן, דהא</text:span><text:span text:style-name="T67"> </text:span><text:span text:style-name="T62">זריקה</text:span><text:span text:style-name="T67"> </text:span><text:span text:style-name="T62">- דהיא</text:span><text:span text:style-name="T67"> </text:span><text:span text:style-name="T62">עיקר</text:span><text:span text:style-name="T67"> </text:span><text:span text:style-name="T62">עבודה</text:span><text:span text:style-name="T67"> </text:span><text:span text:style-name="T62">- הוית</text:span><text:span text:style-name="T67"> </text:span><text:span text:style-name="T62">ביום, ו'זו</text:span><text:span text:style-name="T67"> </text:span><text:span text:style-name="T62">ואין</text:span><text:span text:style-name="T67"> </text:span><text:span text:style-name="T62">צריך</text:span><text:span text:style-name="T67"> </text:span><text:span text:style-name="T62">לומר</text:span><text:span text:style-name="T67"> </text:span><text:span text:style-name="T62">זו' קתני</text:span><text:span text:style-name="T7">)</text:span><text:span text:style-name="T6">, או</text:span><text:span text:style-name="T10"> </text:span><text:span text:style-name="T6">ששחטן</text:span><text:span text:style-name="T10"> </text:span><text:span text:style-name="T7">(</text:span><text:span text:style-name="T62">בצפון</text:span><text:span text:style-name="T67"> </text:span><text:span text:style-name="T62">ביום</text:span><text:span text:style-name="T67"> </text:span><text:span text:style-name="T62">וחישב</text:span><text:span text:style-name="T67"> </text:span><text:span text:style-name="T62">עליהן</text:span><text:span text:style-name="T67"> </text:span><text:span text:style-name="T62">לאוכלן</text:span><text:span text:style-name="T7">)</text:span><text:span text:style-name="T6"> חוץ</text:span><text:span text:style-name="T10"> </text:span><text:span text:style-name="T6">לזמנו</text:span><text:span text:style-name="T10"> </text:span><text:span text:style-name="T7">(</text:span><text:span text:style-name="T62">דהיינו</text:span><text:span text:style-name="T67"> </text:span><text:span text:style-name="T62">פיגול</text:span><text:span text:style-name="T67"> </text:span><text:span text:style-name="T62">ויש</text:span><text:span text:style-name="T67"> </text:span><text:span text:style-name="T62">בו</text:span><text:span text:style-name="T67"> </text:span><text:span text:style-name="T62">כרת</text:span><text:span text:style-name="T7">)</text:span><text:span text:style-name="T6"> וחוץ</text:span><text:span text:style-name="T10"> </text:span><text:span text:style-name="T6">למקומו</text:span><text:span text:style-name="T10"> </text:span><text:span text:style-name="T7">(</text:span><text:span text:style-name="T62">דהיינו</text:span><text:span text:style-name="T67"> </text:span><text:span text:style-name="T62">פיגול</text:span><text:span text:style-name="T67"> </text:span><text:span text:style-name="T62">ואין</text:span><text:span text:style-name="T67"> </text:span><text:span text:style-name="T62">בו</text:span><text:span text:style-name="T67"> </text:span><text:span text:style-name="T62">כרת</text:span><text:span text:style-name="T7">)</text:span><text:span text:style-name="T6"> - </text:span><text:span text:style-name="T7">(</text:span><text:span text:style-name="T62">אפילו</text:span><text:span text:style-name="T67"> </text:span><text:span text:style-name="T62">הכי</text:span><text:span text:style-name="T7">)</text:span><text:span text:style-name="T6"> מועלין</text:span><text:span text:style-name="T10"> </text:span><text:span text:style-name="T6">בהן. </text:span><text:span text:style-name="T7">(</text:span><text:span text:style-name="T62">ותרוייהו: פיגול</text:span><text:span text:style-name="T67"> </text:span><text:span text:style-name="T62">דחוץ</text:span><text:span text:style-name="T67"> </text:span><text:span text:style-name="T62">לזמנו</text:span><text:span text:style-name="T67"> </text:span><text:span text:style-name="T62">ופיגול</text:span><text:span text:style-name="T67"> </text:span><text:span text:style-name="T62">דחוץ</text:span><text:span text:style-name="T67"> </text:span><text:span text:style-name="T62">למקומו</text:span><text:span text:style-name="T67"> </text:span><text:span text:style-name="T62">- מחד</text:span><text:span text:style-name="T67"> </text:span><text:span text:style-name="T62">קרא</text:span><text:span text:style-name="T67"> </text:span><text:span text:style-name="T62">נפקי</text:span><text:span text:style-name="T67"> </text:span><text:span text:style-name="T64">(זבחים</text:span><text:span text:style-name="T68"> </text:span><text:span text:style-name="T64">דף</text:span><text:span text:style-name="T68"> </text:span><text:span text:style-name="T64">כח.)</text:span><text:span text:style-name="T62">: מ'</text:span><text:span text:style-name="T72">ואם</text:span><text:span text:style-name="T67"> </text:span><text:span text:style-name="T72">האכל</text:span><text:span text:style-name="T67"> </text:span><text:span text:style-name="T72">יאכל</text:span><text:span text:style-name="T67"> </text:span><text:span text:style-name="T72">מבשר</text:span><text:span text:style-name="T67"> </text:span><text:span text:style-name="T72">זבח</text:span><text:span text:style-name="T67"> </text:span><text:span text:style-name="T72">שלמיו</text:span><text:span text:style-name="T67"> </text:span><text:span text:style-name="T73">[ביום</text:span><text:span text:style-name="T69"> </text:span><text:span text:style-name="T73">השלישי</text:span><text:span text:style-name="T69"> </text:span><text:span text:style-name="T73">לא</text:span><text:span text:style-name="T69"> </text:span><text:span text:style-name="T73">ירצה</text:span><text:span text:style-name="T69"> </text:span><text:span text:style-name="T73">המקריב</text:span><text:span text:style-name="T69"> </text:span><text:span text:style-name="T73">אתו</text:span><text:span text:style-name="T69"> </text:span><text:span text:style-name="T73">לא</text:span><text:span text:style-name="T69"> </text:span><text:span text:style-name="T73">יחשב</text:span><text:span text:style-name="T69"> </text:span><text:span text:style-name="T73">לו</text:span><text:span text:style-name="T69"> </text:span><text:span text:style-name="T73">פגול</text:span><text:span text:style-name="T69"> </text:span><text:span text:style-name="T73">יהיה</text:span><text:span text:style-name="T69"> </text:span><text:span text:style-name="T73">והנפש</text:span><text:span text:style-name="T69"> </text:span><text:span text:style-name="T73">האכלת</text:span><text:span text:style-name="T69"> </text:span><text:span text:style-name="T73">ממנו</text:span><text:span text:style-name="T69"> </text:span><text:span text:style-name="T73">עונה</text:span><text:span text:style-name="T69"> </text:span><text:soft-page-break/><text:span text:style-name="T73">תשא</text:span><text:span text:style-name="T69"> </text:span><text:span text:style-name="T64">[ויקרא</text:span><text:span text:style-name="T68"> </text:span><text:span text:style-name="T64">ז</text:span><text:span text:style-name="T68"> </text:span><text:span text:style-name="T64">,יח]</text:span><text:span text:style-name="T73">]</text:span><text:span text:style-name="T62"> דאיתקש</text:span><text:span text:style-name="T67"> </text:span><text:span text:style-name="T62">חוץ</text:span><text:span text:style-name="T67"> </text:span><text:span text:style-name="T62">למקומו</text:span><text:span text:style-name="T67"> </text:span><text:span text:style-name="T62">לחוץ</text:span><text:span text:style-name="T67"> </text:span><text:span text:style-name="T62">לזמנו</text:span><text:span text:style-name="T67"> </text:span><text:span text:style-name="T62">וקרי</text:span><text:span text:style-name="T67"> </text:span><text:span text:style-name="T62">ליה</text:span><text:span text:style-name="T67"> </text:span><text:span text:style-name="T62">'פיגול', אבל</text:span><text:span text:style-name="T67"> </text:span><text:span text:style-name="T62">לא</text:span><text:span text:style-name="T67"> </text:span><text:span text:style-name="T62">הוי</text:span><text:span text:style-name="T67"> </text:span><text:span text:style-name="T62">פיגול</text:span><text:span text:style-name="T67"> </text:span><text:span text:style-name="T62">גמור</text:span><text:span text:style-name="T67"> </text:span><text:span text:style-name="T62">דליחייב</text:span><text:span text:style-name="T67"> </text:span><text:span text:style-name="T62">עליה</text:span><text:span text:style-name="T67"> </text:span><text:span text:style-name="T62">כרת.</text:span><text:span text:style-name="T7">)</text:span><text:span text:style-name="T6"> </text:span></text:p>
      <text:p text:style-name="P6"><text:span text:style-name="T6">כלל</text:span><text:span text:style-name="T10"> </text:span><text:span text:style-name="T6">אמר</text:span><text:span text:style-name="T10"> </text:span><text:span text:style-name="T6">רבי</text:span><text:span text:style-name="T10"> </text:span><text:span text:style-name="T6">יהושע: כל</text:span><text:span text:style-name="T10"> </text:span><text:span text:style-name="T6">ש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</text:span><text:span text:style-name="T10"> </text:span><text:span text:style-name="T7">(</text:span><text:span text:style-name="T62">ושוב</text:span><text:span text:style-name="T67"> </text:span><text:span text:style-name="T62">נפסלה</text:span><text:span text:style-name="T67"> </text:span><text:span text:style-name="T62">מהם</text:span><text:span text:style-name="T7">)</text:span><text:span text:style-name="T6"> - אין</text:span><text:span text:style-name="T10"> </text:span><text:span text:style-name="T6">מועלין</text:span><text:span text:style-name="T10"> </text:span><text:span text:style-name="T6">בה, וכל</text:span><text:span text:style-name="T10"> </text:span><text:span text:style-name="T6">שלא</text:span><text:span text:style-name="T10"> </text:span><text:span text:style-name="T6">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</text:span><text:span text:style-name="T10"> </text:span><text:span text:style-name="T6">- מועלין</text:span><text:span text:style-name="T10"> </text:span><text:span text:style-name="T6">בה. </text:span></text:p>
      <text:p text:style-name="P6"><text:span text:style-name="T6">איזו</text:span><text:span text:style-name="T10"> </text:span><text:span text:style-name="T6">היא</text:span><text:span text:style-name="T10"> </text:span><text:span text:style-name="T6">'ש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'? – שלנה</text:span><text:span text:style-name="T10"> </text:span><text:span text:style-name="T7">(</text:span><text:span text:style-name="T62">הבשר</text:span><text:span text:style-name="T67"> </text:span><text:span text:style-name="T62">לאחר</text:span><text:span text:style-name="T67"> </text:span><text:span text:style-name="T62">זריקה</text:span><text:span text:style-name="T7">)</text:span><text:span text:style-name="T6">, ושנטמאה, ושיצאה</text:span><text:span text:style-name="T10"> </text:span><text:span text:style-name="T7">(</text:span><text:span text:style-name="T62">או</text:span><text:span text:style-name="T67"> </text:span><text:span text:style-name="T62">שנטמאת</text:span><text:span text:style-name="T67"> </text:span><text:span text:style-name="T62">או</text:span><text:span text:style-name="T67"> </text:span><text:span text:style-name="T62">שיצאת</text:span><text:span text:style-name="T67"> </text:span><text:span text:style-name="T62">חוץ</text:span><text:span text:style-name="T67"> </text:span><text:span text:style-name="T62">לקלעים</text:span><text:span text:style-name="T67"> </text:span><text:span text:style-name="T62">לאחר</text:span><text:span text:style-name="T67"> </text:span><text:span text:style-name="T62">זריקה: 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השתא</text:span><text:span text:style-name="T67"> </text:span><text:span text:style-name="T62">אינה</text:span><text:span text:style-name="T67"> </text:span><text:span text:style-name="T62">ראויה</text:span><text:span text:style-name="T67"> </text:span><text:span text:style-name="T62">לכהנים, הואיל</text:span><text:span text:style-name="T67"> </text:span><text:span text:style-name="T62">והיתה</text:span><text:span text:style-name="T67"> </text:span><text:span text:style-name="T62">לה</text:span><text:span text:style-name="T67"> </text:span><text:span text:style-name="T62">שעת</text:span><text:span text:style-name="T67"> </text:span><text:span text:style-name="T62">הכושר</text:span><text:span text:style-name="T67"> </text:span><text:span text:style-name="T62">קודם</text:span><text:span text:style-name="T67"> </text:span><text:span text:style-name="T62">שנפסלה</text:span><text:span text:style-name="T67"> </text:span><text:span text:style-name="T62">- אין</text:span><text:span text:style-name="T67"> </text:span><text:span text:style-name="T62">מועלין</text:span><text:span text:style-name="T67"> </text:span><text:span text:style-name="T62">בה, דלא</text:span><text:span text:style-name="T67"> </text:span><text:span text:style-name="T62">קרינא</text:span><text:span text:style-name="T67"> </text:span><text:span text:style-name="T62">בה</text:span><text:span text:style-name="T67"> </text:span><text:span text:style-name="T62">'</text:span><text:span text:style-name="T72">מקדשי</text:span><text:span text:style-name="T67"> </text:span><text:span text:style-name="T72">ה'</text:span><text:span text:style-name="T62">' </text:span><text:span text:style-name="T64">(ויקרא</text:span><text:span text:style-name="T68"> </text:span><text:span text:style-name="T64">ה,טו)</text:span><text:span text:style-name="T62"> הואיל</text:span><text:span text:style-name="T67"> </text:span><text:span text:style-name="T62">וכבר</text:span><text:span text:style-name="T67"> </text:span><text:span text:style-name="T62">היתה</text:span><text:span text:style-name="T67"> </text:span><text:span text:style-name="T62">ראויה</text:span><text:span text:style-name="T67"> </text:span><text:span text:style-name="T62">לכהנים</text:span><text:span text:style-name="T7">)</text:span><text:span text:style-name="T6">. </text:span></text:p>
      <text:p text:style-name="P6"><text:span text:style-name="T6">ואיזו</text:span><text:span text:style-name="T10"> </text:span><text:span text:style-name="T6">היא</text:span><text:span text:style-name="T10"> </text:span><text:span text:style-name="T6">'שלא</text:span><text:span text:style-name="T10"> </text:span><text:span text:style-name="T6">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'? - שנשחטה</text:span><text:span text:style-name="T10"> </text:span><text:span text:style-name="T6">חוץ</text:span><text:span text:style-name="T10"> </text:span><text:span text:style-name="T6">לזמנה, חוץ</text:span><text:span text:style-name="T10"> </text:span><text:span text:style-name="T6">למקומה, ושקיבלו</text:span><text:span text:style-name="T10"> </text:span><text:span text:style-name="T6">פסולין</text:span><text:span text:style-name="T10"> </text:span><text:span text:style-name="T6">וזרקו</text:span><text:span text:style-name="T10"> </text:span><text:span text:style-name="T6">את</text:span><text:span text:style-name="T10"> </text:span><text:span text:style-name="T6">דמה</text:span><text:span text:style-name="T10"> </text:span><text:span text:style-name="T7">(</text:span><text:span text:style-name="T62">בטמאין</text:span><text:span text:style-name="T67"> </text:span><text:span text:style-name="T62">מיירי, ובקרבנות</text:span><text:span text:style-name="T67"> </text:span><text:span text:style-name="T62">יחיד</text:span><text:span text:style-name="T67"> </text:span><text:span text:style-name="T62">דלא</text:span><text:span text:style-name="T67"> </text:span><text:span text:style-name="T62">הותרה</text:span><text:span text:style-name="T67"> </text:span><text:span text:style-name="T62">בהן</text:span><text:span text:style-name="T67"> </text:span><text:span text:style-name="T62">טומאה</text:span><text:span text:style-name="T7">)</text:span><text:span text:style-name="T6">.</text:span></text:p>
      <text:p text:style-name="P24"><text:span text:style-name="T27">לישנא</text:span><text:span text:style-name="T1"> </text:span><text:span text:style-name="T27">אחרינא</text:span><text:span text:style-name="T1"> </text:span><text:span text:style-name="T27">ברש"י: </text:span></text:p>
      <text:p text:style-name="P24"><text:span text:style-name="T21">ואיזו</text:span><text:span text:style-name="T23"> </text:span><text:span text:style-name="T21">היא</text:span><text:span text:style-name="T23"> </text:span><text:span text:style-name="T21">שהיתה</text:span><text:span text:style-name="T23"> </text:span><text:span text:style-name="T21">לה</text:span><text:span text:style-name="T23"> </text:span><text:span text:style-name="T21">שעת</text:span><text:span text:style-name="T23"> </text:span><text:span text:style-name="T21">היתר</text:span><text:span text:style-name="T23"> </text:span><text:span text:style-name="T21">לכהנים</text:span><text:span text:style-name="T23"> </text:span><text:span text:style-name="T21">שלנה</text:span><text:span text:style-name="T23"> </text:span><text:span text:style-name="T21">ושנטמאת</text:span><text:span text:style-name="T27">. דהואיל</text:span><text:span text:style-name="T1"> </text:span><text:span text:style-name="T27">ושחיטה</text:span><text:span text:style-name="T1"> </text:span><text:span text:style-name="T27">וזריקה</text:span><text:span text:style-name="T1"> </text:span><text:span text:style-name="T27">הוו</text:span><text:span text:style-name="T1"> </text:span><text:span text:style-name="T27">כראוי: דהיתה</text:span><text:span text:style-name="T1"> </text:span><text:span text:style-name="T27">ראויה</text:span><text:span text:style-name="T1"> </text:span><text:span text:style-name="T27">לכהנים, אף</text:span><text:span text:style-name="T1"> </text:span><text:span text:style-name="T27">על</text:span><text:span text:style-name="T1"> </text:span><text:span text:style-name="T27">גב</text:span><text:span text:style-name="T1"> </text:span><text:span text:style-name="T27">דשוב</text:span><text:span text:style-name="T1"> </text:span><text:span text:style-name="T27">נפסלה</text:span><text:span text:style-name="T1"> </text:span><text:span text:style-name="T27">בלינה</text:span><text:span text:style-name="T1"> </text:span><text:span text:style-name="T27">או</text:span><text:span text:style-name="T1"> </text:span><text:span text:style-name="T27">ביוצא, דהשתא</text:span><text:span text:style-name="T1"> </text:span><text:span text:style-name="T27">לית</text:span><text:span text:style-name="T1"> </text:span><text:span text:style-name="T27">בה</text:span><text:span text:style-name="T1"> </text:span><text:span text:style-name="T27">היתר</text:span><text:span text:style-name="T1"> </text:span><text:span text:style-name="T27">לכהנים</text:span><text:span text:style-name="T1"> </text:span><text:span text:style-name="T27">- אין</text:span><text:span text:style-name="T1"> </text:span><text:span text:style-name="T27">מועלין</text:span><text:span text:style-name="T1"> </text:span><text:span text:style-name="T27">בה: </text:span></text:p>
      <text:p text:style-name="P24"><text:span text:style-name="T21">ואי</text:span><text:span text:style-name="T23"> </text:span><text:span text:style-name="T21">זו</text:span><text:span text:style-name="T23"> </text:span><text:span text:style-name="T21">היא</text:span><text:span text:style-name="T23"> </text:span><text:span text:style-name="T21">שלא</text:span><text:span text:style-name="T23"> </text:span><text:span text:style-name="T21">היתה</text:span><text:span text:style-name="T23"> </text:span><text:span text:style-name="T21">לה</text:span><text:span text:style-name="T23"> </text:span><text:span text:style-name="T21">כו' שנשחטה</text:span><text:span text:style-name="T23"> </text:span><text:span text:style-name="T21">חוץ</text:span><text:span text:style-name="T23"> </text:span><text:span text:style-name="T21">לזמנה</text:span><text:span text:style-name="T23"> </text:span><text:span text:style-name="T21">וכו'</text:span><text:span text:style-name="T27">. והוא</text:span><text:span text:style-name="T1"> </text:span><text:span text:style-name="T27">הדין</text:span><text:span text:style-name="T1"> </text:span><text:span text:style-name="T27">לכל</text:span><text:span text:style-name="T1"> </text:span><text:span text:style-name="T27">הני</text:span><text:span text:style-name="T1"> </text:span><text:span text:style-name="T27">דתנא</text:span><text:span text:style-name="T1"> </text:span><text:span text:style-name="T27">ברישא: שחטה</text:span><text:span text:style-name="T1"> </text:span><text:span text:style-name="T27">בדרום, או</text:span><text:span text:style-name="T1"> </text:span><text:span text:style-name="T27">בלילה</text:span><text:span text:style-name="T1"> </text:span><text:span text:style-name="T27">- שלא</text:span><text:span text:style-name="T1"> </text:span><text:span text:style-name="T27">היה</text:span><text:span text:style-name="T1"> </text:span><text:span text:style-name="T27">להן</text:span><text:span text:style-name="T1"> </text:span><text:span text:style-name="T27">שעת</text:span><text:span text:style-name="T1"> </text:span><text:span text:style-name="T27">היתר</text:span><text:span text:style-name="T1"> </text:span><text:span text:style-name="T27">לכהנים;</text:span></text:p>
      <text:p text:style-name="P27"><text:span text:style-name="T28">והיינו</text:span><text:span text:style-name="T2"> </text:span><text:span text:style-name="T28">טעמא</text:span><text:span text:style-name="T2"> </text:span><text:span text:style-name="T28">דנקיט</text:span><text:span text:style-name="T2"> </text:span><text:span text:style-name="T28">הני</text:span><text:span text:style-name="T2"> </text:span><text:span text:style-name="T28">תרין: דחוץ</text:span><text:span text:style-name="T2"> </text:span><text:span text:style-name="T28">לזמנו</text:span><text:span text:style-name="T2"> </text:span><text:span text:style-name="T28">וחוץ</text:span><text:span text:style-name="T2"> </text:span><text:span text:style-name="T28">למקומו</text:span><text:span text:style-name="T2"> </text:span><text:span text:style-name="T28">טפי</text:span><text:span text:style-name="T2"> </text:span><text:span text:style-name="T28">מכל</text:span><text:span text:style-name="T2"> </text:span><text:span text:style-name="T28">הני</text:span><text:span text:style-name="T2"> </text:span><text:span text:style-name="T28">דתנא</text:span><text:span text:style-name="T2"> </text:span><text:span text:style-name="T28">ברישא</text:span><text:span text:style-name="T2"> </text:span><text:span text:style-name="T28">דמועלין</text:span><text:span text:style-name="T2"> </text:span><text:span text:style-name="T28">בהן: דהני</text:span><text:span text:style-name="T2"> </text:span><text:span text:style-name="T28">תרי</text:span><text:span text:style-name="T2"> </text:span><text:span text:style-name="T28">איתקוש</text:span><text:span text:style-name="T2"> </text:span><text:span text:style-name="T28">אהדדי, ומחד</text:span><text:span text:style-name="T2"> </text:span><text:span text:style-name="T28">קרא</text:span><text:span text:style-name="T2"> </text:span><text:span text:style-name="T28">נפקי</text:span><text:span text:style-name="T2"> </text:span><text:span text:style-name="T28">במסכת</text:span><text:span text:style-name="T2"> </text:span><text:span text:style-name="T28">זבחים</text:span><text:span text:style-name="T2"> </text:span><text:span text:style-name="T29">(דף</text:span><text:span text:style-name="T3"> </text:span><text:span text:style-name="T29">כח.)</text:span><text:span text:style-name="T28"> מ'</text:span><text:span text:style-name="T32">ואם</text:span><text:span text:style-name="T2"> </text:span><text:span text:style-name="T32">האכל</text:span><text:span text:style-name="T2"> </text:span><text:span text:style-name="T32">יאכל</text:span><text:span text:style-name="T2"> </text:span><text:span text:style-name="T28">וגו': </text:span></text:p>
      <text:p text:style-name="P24"><text:span text:style-name="T21">ושקבלו</text:span><text:span text:style-name="T23"> </text:span><text:span text:style-name="T21">פסולין</text:span><text:span text:style-name="T27">. בעלי</text:span><text:span text:style-name="T1"> </text:span><text:span text:style-name="T27">מומין, והוא</text:span><text:span text:style-name="T1"> </text:span><text:span text:style-name="T27">הדין</text:span><text:span text:style-name="T1"> </text:span><text:span text:style-name="T27">נמי</text:span><text:span text:style-name="T1"> </text:span><text:span text:style-name="T27">דתני</text:span><text:span text:style-name="T1"> </text:span><text:span text:style-name="T27">ברישא</text:span><text:span text:style-name="T1"> </text:span><text:span text:style-name="T27">להא: </text:span></text:p>
      <text:p text:style-name="P3"/>
      <text:p text:style-name="P3">גמרא:</text:p>
      <text:p text:style-name="P3">קתני<text:span text:style-name="T1"> </text:span>'<text:span text:style-name="T106">קדשי</text:span><text:span text:style-name="T107"> </text:span><text:span text:style-name="T106">קדשים</text:span><text:span text:style-name="T107"> </text:span><text:span text:style-name="T106">ששחטן</text:span><text:span text:style-name="T107"> </text:span><text:span text:style-name="T106">בדרום</text:span><text:span text:style-name="T107"> </text:span><text:span text:style-name="T106">מועלין</text:span><text:span text:style-name="T107"> </text:span><text:span text:style-name="T106">בהן</text:span>' פשיטא! משום<text:span text:style-name="T1"> </text:span>דשחיטתן<text:span text:style-name="T1"> </text:span>בדרום<text:span text:style-name="T1"> </text:span>אפיקינון<text:span text:style-name="T1"> </text:span>מידי<text:span text:style-name="T1"> </text:span>מעילה?</text:p>
      <text:p text:style-name="P3">איצטריך: סלקא<text:span text:style-name="T1"> </text:span>דעתך<text:span text:style-name="T1"> </text:span>אמינא<text:span text:style-name="T1"> </text:span>הואיל<text:span text:style-name="T1"> </text:span>ואמר<text:span text:style-name="T1"> </text:span>עולא<text:span text:style-name="T1"> </text:span><text:span text:style-name="T26">(</text:span><text:span text:style-name="T62">לקמן</text:span><text:span text:style-name="T67"> </text:span><text:span text:style-name="T62">בפרק</text:span><text:span text:style-name="T67"> </text:span><text:span text:style-name="T62">'ולד</text:span><text:span text:style-name="T67"> </text:span><text:span text:style-name="T62">חטאת' </text:span><text:span text:style-name="T64">(דף</text:span><text:span text:style-name="T68"> </text:span><text:span text:style-name="T64">יב.)</text:span><text:span text:style-name="T26">)</text:span> אמר<text:span text:style-name="T1"> </text:span>רבי<text:span text:style-name="T1"> </text:span>יוחנן: 'קדשים<text:span text:style-name="T1"> </text:span>שמתו<text:span text:style-name="T1"> </text:span>יצאו<text:span text:style-name="T1"> </text:span>מידי<text:span text:style-name="T1"> </text:span>מעילה<text:span text:style-name="T1"> </text:span>דבר<text:span text:style-name="T1"> </text:span>תורה' <text:span text:style-name="T26">(</text:span><text:span text:style-name="T62">אבל</text:span><text:span text:style-name="T67"> </text:span><text:span text:style-name="T62">מדרבנן</text:span><text:span text:style-name="T67"> </text:span><text:span text:style-name="T62">אית</text:span><text:span text:style-name="T67"> </text:span><text:span text:style-name="T62">בהו</text:span><text:span text:style-name="T67"> </text:span><text:span text:style-name="T62">מעילה, כדאיתא</text:span><text:span text:style-name="T67"> </text:span><text:span text:style-name="T62">לקמן</text:span><text:span text:style-name="T26">)</text:span> - הכי<text:span text:style-name="T1"> </text:span>נמי<text:span text:style-name="T1"> </text:span>קדשי<text:span text:style-name="T1"> </text:span>קדשים<text:span text:style-name="T1"> </text:span>לגבי<text:span text:style-name="T1"> </text:span>דרום<text:span text:style-name="T1"> </text:span>כמה<text:span text:style-name="T1"> </text:span>דחנקינון<text:span text:style-name="T1"> </text:span>דמי<text:span text:style-name="T1"> </text:span><text:span text:style-name="T26">(</text:span><text:span text:style-name="T62">וליהוו</text:span><text:span text:style-name="T67"> </text:span><text:span text:style-name="T62">כקדשים</text:span><text:span text:style-name="T67"> </text:span><text:span text:style-name="T62">שמתו</text:span><text:span text:style-name="T67"> </text:span><text:span text:style-name="T62">דיצאו</text:span><text:span text:style-name="T67"> </text:span><text:span text:style-name="T62">מידי</text:span><text:span text:style-name="T67"> </text:span><text:span text:style-name="T62">מעילה, דלא</text:span><text:span text:style-name="T67"> </text:span><text:span text:style-name="T62">חזו</text:span><text:span text:style-name="T67"> </text:span><text:span text:style-name="T62">לא</text:span><text:span text:style-name="T67"> </text:span><text:span text:style-name="T62">לגבוה</text:span><text:span text:style-name="T67"> </text:span><text:span text:style-name="T62">ולא</text:span><text:span text:style-name="T67"> </text:span><text:span text:style-name="T62">להדיוט: דאין</text:span><text:span text:style-name="T67"> </text:span><text:span text:style-name="T62">פודין</text:span><text:span text:style-name="T67"> </text:span><text:span text:style-name="T62">את</text:span><text:span text:style-name="T67"> </text:span><text:span text:style-name="T62">הקדשים</text:span><text:span text:style-name="T67"> </text:span><text:span text:style-name="T62">להאכילן</text:span><text:span text:style-name="T67"> </text:span><text:span text:style-name="T62">לכלבים</text:span><text:span text:style-name="T26">)</text:span> - קא<text:span text:style-name="T1"> </text:span>משמע<text:span text:style-name="T1"> </text:span>לן<text:span text:style-name="T1"> </text:span><text:span text:style-name="T26">(</text:span><text:span text:style-name="T62">דלא</text:span><text:span text:style-name="T26">)</text:span>: קדשים<text:span text:style-name="T1"> </text:span>שמתו<text:span text:style-name="T1"> </text:span>לא<text:span text:style-name="T1"> </text:span>חזו<text:span text:style-name="T1"> </text:span>כלל, אבל<text:span text:style-name="T1"> </text:span>דרום, נהי<text:span text:style-name="T1"> </text:span>דאינו<text:span text:style-name="T1"> </text:span>ראוי<text:span text:style-name="T1"> </text:span>לקדשי<text:span text:style-name="T1"> </text:span>קדשים<text:span text:style-name="T1"> </text:span>- אבל<text:span text:style-name="T1"> </text:span>ראוי<text:span text:style-name="T1"> </text:span>הוא<text:span text:style-name="T1"> </text:span>לקדשים<text:span text:style-name="T1"> </text:span>קלים<text:span text:style-name="T1"> </text:span><text:span text:style-name="T26">(</text:span><text:span text:style-name="T62">כדתנן</text:span><text:span text:style-name="T67"> </text:span><text:span text:style-name="T62">ב'איזהו</text:span><text:span text:style-name="T67"> </text:span><text:span text:style-name="T62">מקומן' </text:span><text:span text:style-name="T64">(זבחים</text:span><text:span text:style-name="T68"> </text:span><text:span text:style-name="T64">דף</text:span><text:span text:style-name="T68"> </text:span><text:span text:style-name="T64">נה.)</text:span><text:span text:style-name="T62"> '</text:span><text:span text:style-name="T84">קדשים</text:span><text:span text:style-name="T86"> </text:span><text:span text:style-name="T84">קלים</text:span><text:span text:style-name="T86"> </text:span><text:span text:style-name="T84">שחיטתן</text:span><text:span text:style-name="T86"> </text:span><text:span text:style-name="T84">בכל</text:span><text:span text:style-name="T86"> </text:span><text:span text:style-name="T84">מקום</text:span><text:span text:style-name="T86"> </text:span><text:span text:style-name="T84">בעזרה</text:span><text:span text:style-name="T62">'</text:span><text:span text:style-name="T26">)</text:span>.</text:p>
      <text:p text:style-name="P28"/>
      <text:p text:style-name="P5">למה<text:span text:style-name="T1"> </text:span>לי<text:span text:style-name="T1"> </text:span>למיתני<text:span text:style-name="T1"> </text:span>כל<text:span text:style-name="T1"> </text:span>הני<text:span text:style-name="T1"> </text:span><text:span text:style-name="T26">(</text:span><text:span text:style-name="T62">דתני</text:span><text:span text:style-name="T67"> </text:span><text:span text:style-name="T62">במתניתין</text:span><text:span text:style-name="T67"> </text:span><text:span text:style-name="T62">דמועלין</text:span><text:span text:style-name="T67"> </text:span><text:span text:style-name="T62">בהן? ליתני</text:span><text:span text:style-name="T67"> </text:span><text:span text:style-name="T62">חדא</text:span><text:span text:style-name="T67"> </text:span><text:span text:style-name="T62">מינייהו</text:span><text:span text:style-name="T67"> </text:span><text:span text:style-name="T62">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נעשית</text:span><text:span text:style-name="T67"> </text:span><text:span text:style-name="T62">כמצותו</text:span><text:span text:style-name="T67"> </text:span><text:span text:style-name="T62">- מועלין</text:span><text:span text:style-name="T67"> </text:span><text:span text:style-name="T62">בו, וממילא</text:span><text:span text:style-name="T67"> </text:span><text:span text:style-name="T62">ידענא</text:span><text:span text:style-name="T67"> </text:span><text:span text:style-name="T62">דהוא</text:span><text:span text:style-name="T67"> </text:span><text:span text:style-name="T62">הדין</text:span><text:span text:style-name="T67"> </text:span><text:span text:style-name="T62">לכל</text:span><text:span text:style-name="T67"> </text:span><text:span text:style-name="T62">הני</text:span><text:span text:style-name="T26">)</text:span>?</text:p>
      <text:p text:style-name="P5">צריכי: אי<text:span text:style-name="T1"> </text:span>תנא<text:span text:style-name="T1"> </text:span>'שחטן<text:span text:style-name="T1"> </text:span>בדרום<text:span text:style-name="T1"> </text:span>וקיבל<text:span text:style-name="T1"> </text:span>דמן<text:span text:style-name="T1"> </text:span>בצפון', הכא<text:span text:style-name="T1"> </text:span>דאית<text:span text:style-name="T1"> </text:span>בהו<text:span text:style-name="T1"> </text:span>מעילה<text:span text:style-name="T1"> </text:span>משום<text:span text:style-name="T1"> </text:span>דקבלה<text:span text:style-name="T1"> </text:span>בצפון<text:span text:style-name="T1"> </text:span>הוא, אבל<text:span text:style-name="T1"> </text:span>שחטן<text:span text:style-name="T1"> </text:span>בצפון<text:span text:style-name="T1"> </text:span>וקיבל<text:span text:style-name="T1"> </text:span>דמן<text:span text:style-name="T1"> </text:span>בדרום<text:span text:style-name="T1"> </text:span>- הואיל<text:span text:style-name="T1"> </text:span>וקיבל<text:span text:style-name="T1"> </text:span>בדרום<text:span text:style-name="T1"> </text:span>הוא<text:span text:style-name="T1"> </text:span><text:span text:style-name="T26">(</text:span><text:span text:style-name="T62">דקבלה</text:span><text:span text:style-name="T67"> </text:span><text:span text:style-name="T62">הויא</text:span><text:span text:style-name="T67"> </text:span><text:span text:style-name="T62">עיקר</text:span><text:span text:style-name="T67"> </text:span><text:span text:style-name="T62">עבודה</text:span><text:span text:style-name="T26">)</text:span> - נפיק<text:span text:style-name="T1"> </text:span>מידי<text:span text:style-name="T1"> </text:span>מעילה!?<text:span text:style-name="T62"> </text:span></text:p>
      <text:p text:style-name="P3">ואי<text:span text:style-name="T1"> </text:span>תנא<text:span text:style-name="T1"> </text:span>האי<text:span text:style-name="T1"> </text:span>- הוה<text:span text:style-name="T1"> </text:span>אמינא: יממא<text:span text:style-name="T1"> </text:span>זמן<text:span text:style-name="T1"> </text:span>הקרבה<text:span text:style-name="T1"> </text:span>הוא, אבל<text:span text:style-name="T1"> </text:span>שחטה<text:span text:style-name="T1"> </text:span>בלילה<text:span text:style-name="T1"> </text:span>וזרק<text:span text:style-name="T1"> </text:span>ביום, לילה<text:span text:style-name="T1"> </text:span>לאו<text:span text:style-name="T1"> </text:span>זמן<text:span text:style-name="T1"> </text:span>הקרבה, והאי<text:span text:style-name="T1"> </text:span>דשחט<text:span text:style-name="T1"> </text:span>בלילה<text:span text:style-name="T1"> </text:span>- אימא<text:span text:style-name="T1"> </text:span>דנפיק<text:span text:style-name="T1"> </text:span>מידי<text:span text:style-name="T1"> </text:span>מעילה!?</text:p>
      <text:p text:style-name="P3">ואי<text:span text:style-name="T1"> </text:span>תנא<text:span text:style-name="T1"> </text:span>שחטה<text:span text:style-name="T1"> </text:span>בלילה, הוה<text:span text:style-name="T1"> </text:span>אמינא: הואיל<text:span text:style-name="T1"> </text:span>וקבל<text:span text:style-name="T1"> </text:span>דמה<text:span text:style-name="T1"> </text:span>ביום<text:span text:style-name="T1"> </text:span>אית<text:span text:style-name="T1"> </text:span>בה<text:span text:style-name="T1"> </text:span>מעילה, אבל<text:span text:style-name="T1"> </text:span>שחטן<text:span text:style-name="T1"> </text:span>ביום<text:span text:style-name="T1"> </text:span>וזרק<text:span text:style-name="T1"> </text:span>דמן<text:span text:style-name="T1"> </text:span>בלילה<text:span text:style-name="T1"> </text:span><text:span text:style-name="T26">(</text:span><text:span text:style-name="T62">והוא</text:span><text:span text:style-name="T67"> </text:span><text:span text:style-name="T62">הדין</text:span><text:span text:style-name="T67"> </text:span><text:span text:style-name="T62">אם</text:span><text:span text:style-name="T67"> </text:span><text:span text:style-name="T62">שחט</text:span><text:span text:style-name="T67"> </text:span><text:span text:style-name="T62">בלילה</text:span><text:span text:style-name="T67"> </text:span><text:span text:style-name="T62">וזרק</text:span><text:span text:style-name="T67"> </text:span><text:span text:style-name="T62">בלילה</text:span><text:span text:style-name="T67"> </text:span><text:span text:style-name="T62">- דזריקה</text:span><text:span text:style-name="T67"> </text:span><text:span text:style-name="T62">דעיקר</text:span><text:span text:style-name="T67"> </text:span><text:span text:style-name="T62">עבודה</text:span><text:span text:style-name="T67"> </text:span><text:span text:style-name="T62">היא</text:span><text:span text:style-name="T67"> </text:span><text:span text:style-name="T62">הויא</text:span><text:span text:style-name="T67"> </text:span><text:span text:style-name="T62">בלילה</text:span><text:span text:style-name="T26">)</text:span> - הואיל<text:span text:style-name="T1"> </text:span>ולאו<text:span text:style-name="T1"> </text:span>זמן<text:span text:style-name="T1"> </text:span>הקרבה<text:span text:style-name="T1"> </text:span>הוא, <text:span text:style-name="T26">(</text:span><text:span text:style-name="T62">אימא</text:span><text:span text:style-name="T26">)</text:span> כמאן<text:span text:style-name="T1"> </text:span>דחנקינון<text:span text:style-name="T1"> </text:span>דמי<text:span text:style-name="T1"> </text:span>ולא<text:span text:style-name="T1"> </text:span>אית<text:span text:style-name="T1"> </text:span>בהו<text:span text:style-name="T1"> </text:span>מעילה? - קמשמע<text:span text:style-name="T1"> </text:span>לן<text:span text:style-name="T1"> </text:span><text:span text:style-name="T26">(</text:span><text:span text:style-name="T62">דמועלין: דלילה</text:span><text:span text:style-name="T67"> </text:span><text:span text:style-name="T62">לאו</text:span><text:span text:style-name="T67"> </text:span><text:span text:style-name="T62">מחוסר</text:span><text:span text:style-name="T67"> </text:span><text:span text:style-name="T62">זמן</text:span><text:span text:style-name="T67"> </text:span><text:span text:style-name="T62">הוא</text:span><text:span text:style-name="T26">)</text:span>. <text:span text:style-name="T26">(</text:span><text:span text:style-name="T62">והאי</text:span><text:span text:style-name="T67"> </text:span><text:span text:style-name="T62">בעל</text:span><text:span text:style-name="T67"> </text:span><text:span text:style-name="T62">הש"ס</text:span><text:span text:style-name="T67"> </text:span><text:span text:style-name="T62">דייק</text:span><text:span text:style-name="T67"> </text:span><text:span text:style-name="T62">ממתניתין, ולא</text:span><text:span text:style-name="T67"> </text:span><text:span text:style-name="T62">סבירא</text:span><text:span text:style-name="T67"> </text:span><text:span text:style-name="T62">ליה</text:span><text:span text:style-name="T67"> </text:span><text:span text:style-name="T62">ד'זו</text:span><text:span text:style-name="T67"> </text:span><text:span text:style-name="T62">ואין</text:span><text:span text:style-name="T67"> </text:span><text:span text:style-name="T62">צריך</text:span><text:span text:style-name="T67"> </text:span><text:span text:style-name="T62">לומר</text:span><text:span text:style-name="T67"> </text:span><text:span text:style-name="T62">זו</text:span><text:span text:style-name="T67"> </text:span><text:span text:style-name="T62">קתני' (לכך</text:span><text:span text:style-name="T67"> </text:span><text:span text:style-name="T62">היה</text:span><text:span text:style-name="T67"> </text:span><text:span text:style-name="T62">גורס</text:span><text:span text:style-name="T67"> </text:span><text:span text:style-name="T62">במתניתין</text:span><text:span text:style-name="T67"> </text:span><text:span text:style-name="T62">רק</text:span><text:span text:style-name="T67"> </text:span><text:span text:style-name="T62">בבא</text:span><text:span text:style-name="T67"> </text:span><text:span text:style-name="T62">אחת: שחט</text:span><text:span text:style-name="T67"> </text:span><text:span text:style-name="T62">ביום</text:span><text:span text:style-name="T67"> </text:span><text:span text:style-name="T62">וזרק</text:span><text:span text:style-name="T67"> </text:span><text:span text:style-name="T62">בלילה, וק"ל)</text:span><text:span text:style-name="T26">)</text:span> </text:p>
      <text:p text:style-name="P3">חוץ<text:span text:style-name="T1"> </text:span>לזמנו<text:span text:style-name="T1"> </text:span>וחוץ<text:span text:style-name="T1"> </text:span>למקומו<text:span text:style-name="T1"> </text:span>למאי<text:span text:style-name="T1"> </text:span>חזו*? <text:span text:style-name="T26">(</text:span><text:span text:style-name="T62">כלומר: כל</text:span><text:span text:style-name="T67"> </text:span><text:span text:style-name="T62">הני</text:span><text:span text:style-name="T67"> </text:span><text:span text:style-name="T62">דתני</text:span><text:span text:style-name="T67"> </text:span><text:span text:style-name="T62">במתניתין</text:span><text:span text:style-name="T67"> </text:span><text:span text:style-name="T62">- בדין</text:span><text:span text:style-name="T67"> </text:span><text:span text:style-name="T62">הוא</text:span><text:span text:style-name="T67"> </text:span><text:span text:style-name="T62">דמועלין</text:span><text:span text:style-name="T67"> </text:span><text:span text:style-name="T62">בהן, דהאי</text:span><text:span text:style-name="T67"> </text:span><text:span text:style-name="T62">דשחטן</text:span><text:span text:style-name="T67"> </text:span><text:span text:style-name="T62">בדרום</text:span><text:span text:style-name="T67"> </text:span><text:span text:style-name="T62">ראוי</text:span><text:span text:style-name="T67"> </text:span><text:span text:style-name="T62">לקדשים</text:span><text:span text:style-name="T67"> </text:span><text:span text:style-name="T62">קלים, כדאמרינן</text:span><text:span text:style-name="T67"> </text:span><text:span text:style-name="T62">לעיל; ושחט</text:span><text:span text:style-name="T67"> </text:span><text:span text:style-name="T62">בלילה</text:span><text:span text:style-name="T67"> </text:span><text:span text:style-name="T62">או</text:span><text:span text:style-name="T67"> </text:span><text:span text:style-name="T62">זרק</text:span><text:span text:style-name="T67"> </text:span><text:span text:style-name="T62">בלילה</text:span><text:span text:style-name="T67"> </text:span><text:span text:style-name="T62">- דין</text:span><text:span text:style-name="T67"> </text:span><text:span text:style-name="T62">הוא</text:span><text:span text:style-name="T67"> </text:span><text:span text:style-name="T62">דמועלין</text:span><text:span text:style-name="T67"> </text:span><text:span text:style-name="T62">בהן, דלילה</text:span><text:span text:style-name="T67"> </text:span><text:span text:style-name="T62">לאו</text:span><text:span text:style-name="T67"> </text:span><text:span text:style-name="T62">מחוסר</text:span><text:span text:style-name="T67"> </text:span><text:span text:style-name="T62">זמן</text:span><text:span text:style-name="T67"> </text:span><text:span text:style-name="T62">הוא!? אלא</text:span><text:span text:style-name="T67"> </text:span><text:span text:style-name="T95">שחט</text:span><text:span text:style-name="T97"> </text:span><text:span text:style-name="T95">על</text:span><text:span text:style-name="T97"> </text:span><text:span text:style-name="T95">מנת</text:span><text:span text:style-name="T97"> </text:span><text:span text:style-name="T95">להקטיר</text:span><text:span text:style-name="T97"> </text:span><text:span text:style-name="T95">חוץ</text:span><text:span text:style-name="T97"> </text:span><text:span text:style-name="T95">לזמנו</text:span><text:span text:style-name="T97"> </text:span><text:span text:style-name="T95">או</text:span><text:span text:style-name="T97"> </text:span><text:span text:style-name="T95">חוץ</text:span><text:span text:style-name="T97"> </text:span><text:span text:style-name="T95">למקומו</text:span><text:span text:style-name="T97"> </text:span><text:span text:style-name="T95">למאי</text:span><text:span text:style-name="T97"> </text:span><text:span text:style-name="T95">חזיא</text:span><text:span text:style-name="T62">? הא</text:span><text:span text:style-name="T67"> </text:span><text:span text:style-name="T62">שחיטה</text:span><text:span text:style-name="T67"> </text:span><text:span text:style-name="T62">דמועלין</text:span><text:span text:style-name="T67"> </text:span><text:span text:style-name="T62">בה</text:span><text:span text:style-name="T67"> </text:span><text:span text:style-name="T62">הא</text:span><text:span text:style-name="T67"> </text:span><text:span text:style-name="T62">פגול</text:span><text:span text:style-name="T67"> </text:span><text:span text:style-name="T62">הוי</text:span><text:span text:style-name="T67"> </text:span><text:span text:style-name="T62">ולא</text:span><text:span text:style-name="T67"> </text:span><text:span text:style-name="T62">חזו</text:span><text:span text:style-name="T67"> </text:span><text:span text:style-name="T62">לא</text:span><text:span text:style-name="T67"> </text:span><text:span text:style-name="T62">אימורין</text:span><text:span text:style-name="T67"> </text:span><text:span text:style-name="T62">לגבוה</text:span><text:span text:style-name="T67"> </text:span><text:span text:style-name="T62">ולא</text:span><text:span text:style-name="T67"> </text:span><text:span text:style-name="T62">בשר</text:span><text:span text:style-name="T67"> </text:span><text:span text:style-name="T62">לכהנים, ולא</text:span><text:span text:style-name="T67"> </text:span><text:span text:style-name="T62">הוו</text:span><text:span text:style-name="T67"> </text:span><text:span text:style-name="T62">קדשים</text:span><text:span text:style-name="T67"> </text:span><text:span text:style-name="T62">ראויין</text:span><text:span text:style-name="T67"> </text:span><text:span text:style-name="T62">כלל, ואמאי</text:span><text:span text:style-name="T67"> </text:span><text:span text:style-name="T62">מועלין</text:span><text:span text:style-name="T67"> </text:span><text:span text:style-name="T62">בהן?</text:span><text:span text:style-name="T26">)</text:span> </text:p>
      <text:p text:style-name="P5"><text:span text:style-name="T26">(</text:span><text:span text:style-name="T62">ומשני:</text:span><text:span text:style-name="T26">)</text:span> הואיל<text:span text:style-name="T1"> </text:span>ומרצין<text:span text:style-name="T1"> </text:span>לפיגולין<text:span text:style-name="T1"> </text:span><text:span text:style-name="T26">(</text:span><text:span text:style-name="T62">כלומר: הואיל</text:span><text:span text:style-name="T67"> </text:span><text:span text:style-name="T62">והאי</text:span><text:span text:style-name="T67"> </text:span><text:span text:style-name="T62">שחיטת</text:span><text:span text:style-name="T67"> </text:span><text:span text:style-name="T62">פיגול</text:span><text:span text:style-name="T67"> </text:span><text:span text:style-name="T62">לא</text:span><text:span text:style-name="T67"> </text:span><text:span text:style-name="T62">חשיבא</text:span><text:span text:style-name="T67"> </text:span><text:span text:style-name="T62">כולי</text:span><text:span text:style-name="T67"> </text:span><text:span text:style-name="T62">האי</text:span><text:span text:style-name="T67"> </text:span><text:span text:style-name="T62">דלעולם</text:span><text:span text:style-name="T67"> </text:span><text:span text:style-name="T62">לא</text:span><text:span text:style-name="T67"> </text:span><text:span text:style-name="T62">מיקבע</text:span><text:span text:style-name="T67"> </text:span><text:span text:style-name="T62">בפיגול</text:span><text:span text:style-name="T67"> </text:span><text:span text:style-name="T62">לחייבו</text:span><text:span text:style-name="T67"> </text:span><text:span text:style-name="T62">כרת</text:span><text:span text:style-name="T67"> </text:span><text:span text:style-name="T62">עד</text:span><text:span text:style-name="T67"> </text:span><text:span text:style-name="T62">שיקרבו</text:span><text:span text:style-name="T67"> </text:span><text:span text:style-name="T62">כל</text:span><text:span text:style-name="T67"> </text:span><text:span text:style-name="T62">מתיריו</text:span><text:span text:style-name="T67"> </text:span><text:span text:style-name="T62">כמצותו: שיזרק</text:span><text:span text:style-name="T67"> </text:span><text:span text:style-name="T62">הדם</text:span><text:span text:style-name="T67"> </text:span><text:span text:style-name="T62">וכו' כדאמרינן</text:span><text:span text:style-name="T67"> </text:span><text:span text:style-name="T62">במסכת</text:span><text:span text:style-name="T67"> </text:span><text:span text:style-name="T62">זבחים</text:span><text:span text:style-name="T67"> </text:span><text:span text:style-name="T64">(דף</text:span><text:span text:style-name="T68"> </text:span><text:span text:style-name="T64">כח:)</text:span><text:span text:style-name="T62"> '</text:span><text:span text:style-name="T72">פגול</text:span><text:span text:style-name="T67"> </text:span><text:span text:style-name="T72">הוא</text:span><text:span text:style-name="T67"> </text:span><text:span text:style-name="T72">לא</text:span><text:span text:style-name="T67"> </text:span><text:span text:style-name="T72">ירצה</text:span><text:span text:style-name="T62">' </text:span><text:span text:style-name="T64">[ויקרא</text:span><text:span text:style-name="T68"> </text:span><text:span text:style-name="T64">יט,ז]</text:span><text:span text:style-name="T62"> ואמרינן: כהרצאת</text:span><text:span text:style-name="T67"> </text:span><text:span text:style-name="T62">כשר</text:span><text:span text:style-name="T67"> </text:span><text:span text:style-name="T62">- דכתיב</text:span><text:span text:style-name="T67"> </text:span><text:span text:style-name="T62">ביה</text:span><text:span text:style-name="T67"> </text:span><text:span text:style-name="T62">'</text:span><text:span text:style-name="T72">ירצה</text:span><text:span text:style-name="T67"> </text:span><text:span text:style-name="T72">לכפר</text:span><text:span text:style-name="T62">' כך</text:span><text:span text:style-name="T67"> </text:span><text:span text:style-name="T62">הרצאת</text:span><text:span text:style-name="T67"> </text:span><text:span text:style-name="T62">פסול</text:span><text:span text:style-name="T67"> </text:span><text:span text:style-name="T62">דפיגול: מה</text:span><text:span text:style-name="T67"> </text:span><text:span text:style-name="T62">הרצאת</text:span><text:span text:style-name="T67"> </text:span><text:span text:style-name="T62">כשר</text:span><text:span text:style-name="T67"> </text:span><text:span text:style-name="T62">לא</text:span><text:span text:style-name="T67"> </text:span><text:span text:style-name="T62">הורצה</text:span><text:span text:style-name="T67"> </text:span><text:span text:style-name="T62">עד</text:span><text:span text:style-name="T67"> </text:span><text:span text:style-name="T62">שיקרבו</text:span><text:span text:style-name="T67"> </text:span><text:span text:style-name="T62">כל</text:span><text:span text:style-name="T67"> </text:span><text:span text:style-name="T62">מתיריו</text:span><text:span text:style-name="T67"> </text:span><text:span text:style-name="T62">לשמו</text:span><text:span text:style-name="T67"> </text:span><text:span text:style-name="T62">- כך</text:span><text:span text:style-name="T67"> </text:span><text:span text:style-name="T62">הרצאת</text:span><text:span text:style-name="T67"> </text:span><text:span text:style-name="T62">פסול</text:span><text:span text:style-name="T67"> </text:span><text:span text:style-name="T62">לא</text:span><text:span text:style-name="T67"> </text:span><text:span text:style-name="T62">נקבע</text:span><text:span text:style-name="T67"> </text:span><text:span text:style-name="T62">פסול</text:span><text:span text:style-name="T67"> </text:span><text:span text:style-name="T62">פיגול</text:span><text:span text:style-name="T67"> </text:span><text:span text:style-name="T62">לחייבו</text:span><text:span text:style-name="T67"> </text:span><text:span text:style-name="T62">כרת</text:span><text:span text:style-name="T67"> </text:span><text:span text:style-name="T62">עד</text:span><text:span text:style-name="T67"> </text:span><text:span text:style-name="T62">שיקרבו</text:span><text:span text:style-name="T67"> </text:span><text:span text:style-name="T62">כל</text:span><text:span text:style-name="T67"> </text:span><text:span text:style-name="T62">מתיריו</text:span><text:span text:style-name="T67"> </text:span><text:span text:style-name="T62">לשם</text:span><text:span text:style-name="T67"> </text:span><text:span text:style-name="T62">פיגול, והיינו</text:span><text:span text:style-name="T67"> </text:span><text:span text:style-name="T62">'</text:span><text:span text:style-name="T95">מרצין</text:span><text:span text:style-name="T62">': שמרצה</text:span><text:span text:style-name="T67"> </text:span><text:span text:style-name="T62">לצורך</text:span><text:span text:style-name="T67"> </text:span><text:span text:style-name="T62">הזריקה</text:span><text:span text:style-name="T67"> </text:span><text:span text:style-name="T62">למקבעיה</text:span><text:span text:style-name="T67"> </text:span><text:span text:style-name="T62">בפיגול; וכיון</text:span><text:span text:style-name="T67"> </text:span><text:span text:style-name="T62">דהא</text:span><text:span text:style-name="T67"> </text:span><text:span text:style-name="T62">זריקה</text:span><text:span text:style-name="T67"> </text:span><text:span text:style-name="T62">חשובה</text:span><text:span text:style-name="T67"> </text:span><text:span text:style-name="T62">כל</text:span><text:span text:style-name="T67"> </text:span><text:span text:style-name="T62">כך</text:span><text:span text:style-name="T67"> </text:span><text:span text:style-name="T62">דצריכה</text:span><text:span text:style-name="T67"> </text:span><text:span text:style-name="T62">מרצין</text:span><text:span text:style-name="T67"> </text:span><text:span text:style-name="T62">לפיגול</text:span><text:span text:style-name="T67"> </text:span><text:span text:style-name="T62">- אכתי</text:span><text:span text:style-name="T67"> </text:span><text:span text:style-name="T62">לא</text:span><text:span text:style-name="T67"> </text:span><text:span text:style-name="T62">יצאת</text:span><text:span text:style-name="T67"> </text:span><text:span text:style-name="T62">מקדושתה, ומועלין</text:span><text:span text:style-name="T67"> </text:span><text:span text:style-name="T62">בה</text:span><text:span text:style-name="T26">)</text:span>.<text:span text:style-name="T62"> </text:span></text:p>
      <text:p text:style-name="P45">*<text:span text:style-name="T62">תוספות</text:span><text:span text:style-name="T67"> </text:span><text:span text:style-name="T62">מעילה</text:span><text:span text:style-name="T67"> </text:span><text:span text:style-name="T62">דף</text:span><text:span text:style-name="T67"> </text:span><text:span text:style-name="T62">ב/ב</text:span><text:span text:style-name="T67"> </text:span><text:span text:style-name="T62">ד"ה</text:span><text:span text:style-name="T67"> </text:span><text:span text:style-name="T62">חוץ</text:span><text:span text:style-name="T67"> </text:span><text:span text:style-name="T62">לזמנו</text:span><text:span text:style-name="T67"> </text:span><text:span text:style-name="T62">(המשך</text:span><text:span text:style-name="T67"> </text:span><text:span text:style-name="T62">מעמוד</text:span><text:span text:style-name="T67"> </text:span><text:span text:style-name="T62">א)</text:span></text:p>
      <text:p text:style-name="P48"><text:soft-page-break/><text:span text:style-name="T27">לכן</text:span><text:span text:style-name="T1"> </text:span><text:span text:style-name="T27">נראה</text:span><text:span text:style-name="T1"> </text:span><text:span text:style-name="T27">למורי</text:span><text:span text:style-name="T1"> </text:span><text:span text:style-name="T27">הכי: דגרס</text:span><text:span text:style-name="T1"> </text:span><text:span text:style-name="T27">שפיר</text:span><text:span text:style-name="T1"> </text:span><text:span text:style-name="T27">'למאי</text:span><text:span text:style-name="T1"> </text:span><text:span text:style-name="T27">חזו', כלומר: ודאי</text:span><text:span text:style-name="T1"> </text:span><text:span text:style-name="T27">ידענא</text:span><text:span text:style-name="T1"> </text:span><text:span text:style-name="T27">דרבותא</text:span><text:span text:style-name="T1"> </text:span><text:span text:style-name="T27">משום</text:span><text:span text:style-name="T1"> </text:span><text:span text:style-name="T27">זריקה</text:span><text:span text:style-name="T1"> </text:span><text:span text:style-name="T27">ע"כ</text:span><text:span text:style-name="T1"> </text:span><text:span text:style-name="T27">כדפרישית, מיהו</text:span><text:span text:style-name="T1"> </text:span><text:span text:style-name="T27">מה</text:span><text:span text:style-name="T1"> </text:span><text:span text:style-name="T27">חידוש</text:span><text:span text:style-name="T1"> </text:span><text:span text:style-name="T27">יש? כיון</text:span><text:span text:style-name="T1"> </text:span><text:span text:style-name="T27">שאין</text:span><text:span text:style-name="T1"> </text:span><text:span text:style-name="T27">שום</text:span><text:span text:style-name="T1"> </text:span><text:span text:style-name="T27">ראויות</text:span><text:span text:style-name="T1"> </text:span><text:span text:style-name="T27">בזריקה</text:span><text:span text:style-name="T1"> </text:span><text:span text:style-name="T27">- מהיכי</text:span><text:span text:style-name="T1"> </text:span><text:span text:style-name="T27">תיתי</text:span><text:span text:style-name="T1"> </text:span><text:span text:style-name="T27">דמפקע</text:span><text:span text:style-name="T1"> </text:span><text:span text:style-name="T27">מידי</text:span><text:span text:style-name="T1"> </text:span><text:span text:style-name="T27">מעילה?</text:span></text:p>
      <text:p text:style-name="P48"><text:span text:style-name="T27">ומשני: הואיל</text:span><text:span text:style-name="T1"> </text:span><text:span text:style-name="T27">ומרצה</text:span><text:span text:style-name="T1"> </text:span><text:span text:style-name="T27">לפיגולו</text:span><text:span text:style-name="T1"> </text:span><text:span text:style-name="T27">ולהכי</text:span><text:span text:style-name="T1"> </text:span><text:span text:style-name="T27">סלקא</text:span><text:span text:style-name="T1"> </text:span><text:span text:style-name="T27">דעתך</text:span><text:span text:style-name="T1"> </text:span><text:span text:style-name="T27">דזריקה</text:span><text:span text:style-name="T1"> </text:span><text:span text:style-name="T27">מפקע</text:span><text:span text:style-name="T1"> </text:span><text:span text:style-name="T27">מידי</text:span><text:span text:style-name="T1"> </text:span><text:span text:style-name="T27">מעילה</text:span><text:span text:style-name="T1"> </text:span><text:span text:style-name="T27">- קא</text:span><text:span text:style-name="T1"> </text:span><text:span text:style-name="T27">משמע</text:span><text:span text:style-name="T1"> </text:span><text:span text:style-name="T27">לן</text:span><text:span text:style-name="T1"> </text:span><text:span text:style-name="T27">דלא.</text:span></text:p>
      <text:p text:style-name="P3"/>
      <text:p text:style-name="P3">(מעילה<text:span text:style-name="T1"> </text:span>ב,ב)<text:span text:style-name="T62"> </text:span></text:p>
      <text:p text:style-name="P27">איבעיא<text:span text:style-name="T1"> </text:span>להו: <text:span text:style-name="T26">(</text:span><text:span text:style-name="T28">הני</text:span><text:span text:style-name="T2"> </text:span><text:span text:style-name="T28">דתני</text:span><text:span text:style-name="T2"> </text:span><text:span text:style-name="T28">במתניתין</text:span><text:span text:style-name="T2"> </text:span><text:span text:style-name="T28">דשינה</text:span><text:span text:style-name="T2"> </text:span><text:span text:style-name="T28">בהן, כגון</text:span><text:span text:style-name="T2"> </text:span><text:span text:style-name="T28">ששחט</text:span><text:span text:style-name="T2"> </text:span><text:span text:style-name="T28">בדרום</text:span><text:span text:style-name="T2"> </text:span><text:span text:style-name="T28">או</text:span><text:span text:style-name="T2"> </text:span><text:span text:style-name="T28">שקבל</text:span><text:span text:style-name="T2"> </text:span><text:span text:style-name="T28">דמן</text:span><text:span text:style-name="T2"> </text:span><text:span text:style-name="T28">בדרום</text:span><text:span text:style-name="T2"> </text:span><text:span text:style-name="T28">כו'</text:span><text:span text:style-name="T26">)</text:span> אי<text:span text:style-name="T1"> </text:span>עלו<text:span text:style-name="T1"> </text:span><text:span text:style-name="T26">(</text:span><text:span text:style-name="T28">למזבח</text:span><text:span text:style-name="T26">)</text:span> - מהו<text:span text:style-name="T1"> </text:span>שירדו<text:span text:style-name="T1"> </text:span><text:span text:style-name="T26">(</text:span><text:span text:style-name="T28">צריך</text:span><text:span text:style-name="T2"> </text:span><text:span text:style-name="T28">להורידן</text:span><text:span text:style-name="T2"> </text:span><text:span text:style-name="T28">או</text:span><text:span text:style-name="T2"> </text:span><text:span text:style-name="T28">לא</text:span><text:span text:style-name="T26">)</text:span>? </text:p>
      <text:p text:style-name="P18"><text:span text:style-name="T59">רבה</text:span><text:span text:style-name="T66"> </text:span><text:span text:style-name="T59">אמר: אם</text:span><text:span text:style-name="T66"> </text:span><text:span text:style-name="T59">עלו</text:span><text:span text:style-name="T66"> </text:span><text:span text:style-name="T59">- ירדו, רב</text:span><text:span text:style-name="T66"> </text:span><text:span text:style-name="T59">יוסף</text:span><text:span text:style-name="T66"> </text:span><text:span text:style-name="T59">אמר: אם</text:span><text:span text:style-name="T66"> </text:span><text:span text:style-name="T59">עלו</text:span><text:span text:style-name="T66"> </text:span><text:span text:style-name="T59">- לא</text:span><text:span text:style-name="T66"> </text:span><text:span text:style-name="T59">ירדו. אליבא</text:span><text:span text:style-name="T66"> </text:span><text:span text:style-name="T59">דרבי</text:span><text:span text:style-name="T66"> </text:span><text:span text:style-name="T59">יהודה</text:span><text:span text:style-name="T66"> </text:span><text:span text:style-name="T60">(</text:span><text:span text:style-name="T62">דאמר</text:span><text:span text:style-name="T67"> </text:span><text:span text:style-name="T62">התם</text:span><text:span text:style-name="T67"> </text:span><text:span text:style-name="T62">בפרק</text:span><text:span text:style-name="T67"> </text:span><text:span text:style-name="T62">'המזבח</text:span><text:span text:style-name="T67"> </text:span><text:span text:style-name="T62">מקדש' </text:span><text:span text:style-name="T64">(זבחים</text:span><text:span text:style-name="T68"> </text:span><text:span text:style-name="T64">דף</text:span><text:span text:style-name="T68"> </text:span><text:span text:style-name="T64">פד.)</text:span><text:span text:style-name="T62"> '</text:span><text:span text:style-name="T72">זאת</text:span><text:span text:style-name="T67"> </text:span><text:span text:style-name="T73">[תורת</text:span><text:span text:style-name="T69"> </text:span><text:span text:style-name="T73">העולה]</text:span><text:span text:style-name="T72"> היא</text:span><text:span text:style-name="T67"> </text:span><text:span text:style-name="T72">העולה</text:span><text:span text:style-name="T67"> </text:span><text:span text:style-name="T64">[ויקרא</text:span><text:span text:style-name="T68"> </text:span><text:span text:style-name="T64">ו,ב]</text:span><text:span text:style-name="T62"> - הרי</text:span><text:span text:style-name="T67"> </text:span><text:span text:style-name="T62">אלו</text:span><text:span text:style-name="T67"> </text:span><text:span text:style-name="T62">שלשה</text:span><text:span text:style-name="T67"> </text:span><text:span text:style-name="T62">מיעוטים: פרט</text:span><text:span text:style-name="T67"> </text:span><text:span text:style-name="T62">לשנשפך</text:span><text:span text:style-name="T67"> </text:span><text:span text:style-name="T62">דמה, ושלנה, ושיצאה</text:span><text:span text:style-name="T67"> </text:span><text:span text:style-name="T62">- שאם</text:span><text:span text:style-name="T67"> </text:span><text:span text:style-name="T62">עלו</text:span><text:span text:style-name="T67"> </text:span><text:span text:style-name="T62">ירדו</text:span><text:span text:style-name="T60">)</text:span><text:span text:style-name="T59"> לא</text:span><text:span text:style-name="T66"> </text:span><text:span text:style-name="T59">תיבעי</text:span><text:span text:style-name="T66"> </text:span><text:span text:style-name="T59">לך: דכולי</text:span><text:span text:style-name="T66"> </text:span><text:span text:style-name="T59">עלמא</text:span><text:span text:style-name="T66"> </text:span><text:span text:style-name="T59">לא</text:span><text:span text:style-name="T66"> </text:span><text:span text:style-name="T59">פליגי</text:span><text:span text:style-name="T66"> </text:span><text:span text:style-name="T60">(</text:span><text:span text:style-name="T38">[לומר]</text:span><text:span text:style-name="T62"> דהני</text:span><text:span text:style-name="T67"> </text:span><text:span text:style-name="T62">נמי</text:span><text:span text:style-name="T67"> </text:span><text:span text:style-name="T39">[שבמשנתנו]</text:span><text:span text:style-name="T60">)</text:span><text:span text:style-name="T59"> דאם</text:span><text:span text:style-name="T66"> </text:span><text:span text:style-name="T59">עלו</text:span><text:span text:style-name="T66"> </text:span><text:span text:style-name="T59">ירדו, כי</text:span><text:span text:style-name="T66"> </text:span><text:span text:style-name="T59">פליגי</text:span><text:span text:style-name="T66"> </text:span><text:span text:style-name="T59">אליבא</text:span><text:span text:style-name="T66"> </text:span><text:span text:style-name="T59">דרבי</text:span><text:span text:style-name="T66"> </text:span><text:span text:style-name="T59">שמעון</text:span><text:span text:style-name="T66"> </text:span><text:span text:style-name="T60">(</text:span><text:span text:style-name="T62">דפליג</text:span><text:span text:style-name="T67"> </text:span><text:span text:style-name="T62">עליה</text:span><text:span text:style-name="T67"> </text:span><text:span text:style-name="T62">דרבי</text:span><text:span text:style-name="T67"> </text:span><text:span text:style-name="T62">יהודה, ואמר</text:span><text:span text:style-name="T67"> </text:span><text:span text:style-name="T62">'</text:span><text:span text:style-name="T72">זאת</text:span><text:span text:style-name="T67"> </text:span><text:span text:style-name="T72">תורת</text:span><text:span text:style-name="T67"> </text:span><text:span text:style-name="T72">העולה</text:span><text:span text:style-name="T67"> </text:span><text:span text:style-name="T64">[ויקרא</text:span><text:span text:style-name="T68"> </text:span><text:span text:style-name="T64">ו,ב</text:span><text:span text:style-name="T68"> – </text:span><text:span text:style-name="T64">אותו</text:span><text:span text:style-name="T68"> </text:span><text:span text:style-name="T64">הפסוק</text:span><text:span text:style-name="T68"> </text:span><text:span text:style-name="T64">שדורש</text:span><text:span text:style-name="T68"> </text:span><text:span text:style-name="T64">רבי</text:span><text:span text:style-name="T68"> </text:span><text:span text:style-name="T64">יהודה]</text:span><text:span text:style-name="T62"> - ריבה</text:span><text:span text:style-name="T67"> </text:span><text:span text:style-name="T62">תורה</text:span><text:span text:style-name="T67"> </text:span><text:span text:style-name="T62">אחת</text:span><text:span text:style-name="T67"> </text:span><text:span text:style-name="T62">לכל</text:span><text:span text:style-name="T67"> </text:span><text:span text:style-name="T62">העולים: שאם</text:span><text:span text:style-name="T67"> </text:span><text:span text:style-name="T62">עלו</text:span><text:span text:style-name="T67"> </text:span><text:span text:style-name="T62">לא</text:span><text:span text:style-name="T67"> </text:span><text:span text:style-name="T62">ירדו</text:span><text:span text:style-name="T60">)</text:span><text:span text:style-name="T59">: רב</text:span><text:span text:style-name="T66"> </text:span><text:span text:style-name="T59">יוסף</text:span><text:span text:style-name="T66"> </text:span><text:span text:style-name="T59">- כרבי</text:span><text:span text:style-name="T66"> </text:span><text:span text:style-name="T59">שמעון</text:span><text:span text:style-name="T66"> </text:span><text:span text:style-name="T60">(</text:span><text:span text:style-name="T62">דכי</text:span><text:span text:style-name="T67"> </text:span><text:span text:style-name="T62">היכי</text:span><text:span text:style-name="T67"> </text:span><text:span text:style-name="T62">דאמר</text:span><text:span text:style-name="T67"> </text:span><text:span text:style-name="T62">רבי</text:span><text:span text:style-name="T67"> </text:span><text:span text:style-name="T62">שמעון</text:span><text:span text:style-name="T67"> </text:span><text:span text:style-name="T62">'הניתנין</text:span><text:span text:style-name="T67"> </text:span><text:span text:style-name="T62">למטה</text:span><text:span text:style-name="T67"> </text:span><text:span text:style-name="T62">שנתנן</text:span><text:span text:style-name="T67"> </text:span><text:span text:style-name="T62">למעלה</text:span><text:span text:style-name="T67"> </text:span><text:span text:style-name="T62">וכו' - דהיינו</text:span><text:span text:style-name="T67"> </text:span><text:span text:style-name="T62">שינוי</text:span><text:span text:style-name="T67"> </text:span><text:span text:style-name="T62">מקום</text:span><text:span text:style-name="T67"> </text:span><text:span text:style-name="T62">מתן</text:span><text:span text:style-name="T67"> </text:span><text:span text:style-name="T62">דמים, שאם</text:span><text:span text:style-name="T67"> </text:span><text:span text:style-name="T62">עלו</text:span><text:span text:style-name="T67"> </text:span><text:span text:style-name="T62">לא</text:span><text:span text:style-name="T67"> </text:span><text:span text:style-name="T62">ירדו</text:span><text:span text:style-name="T67"> </text:span><text:span text:style-name="T62">- הוא</text:span><text:span text:style-name="T67"> </text:span><text:span text:style-name="T62">הדין</text:span><text:span text:style-name="T67"> </text:span><text:span text:style-name="T62">נמי</text:span><text:span text:style-name="T67"> </text:span><text:span text:style-name="T62">היכא</text:span><text:span text:style-name="T67"> </text:span><text:span text:style-name="T62">דשני</text:span><text:span text:style-name="T67"> </text:span><text:span text:style-name="T62">במקום</text:span><text:span text:style-name="T67"> </text:span><text:span text:style-name="T62">שחיטה: ששחטן</text:span><text:span text:style-name="T67"> </text:span><text:span text:style-name="T62">בדרום, שאם</text:span><text:span text:style-name="T67"> </text:span><text:span text:style-name="T62">עלו</text:span><text:span text:style-name="T67"> </text:span><text:span text:style-name="T62">- לא</text:span><text:span text:style-name="T67"> </text:span><text:span text:style-name="T62">ירדו</text:span><text:span text:style-name="T60">)</text:span><text:span text:style-name="T59">; </text:span><text:span text:style-name="T74">רבה</text:span><text:span text:style-name="T75"> </text:span><text:span text:style-name="T74">אמר</text:span><text:span text:style-name="T75"> </text:span><text:span text:style-name="T74">לך: עד</text:span><text:span text:style-name="T75"> </text:span><text:span text:style-name="T74">כאן</text:span><text:span text:style-name="T75"> </text:span><text:span text:style-name="T74">לא</text:span><text:span text:style-name="T75"> </text:span><text:span text:style-name="T74">קאמר</text:span><text:span text:style-name="T75"> </text:span><text:span text:style-name="T74">רבי</text:span><text:span text:style-name="T75"> </text:span><text:span text:style-name="T74">שמעון</text:span><text:span text:style-name="T75"> </text:span><text:span text:style-name="T78">(</text:span><text:span text:style-name="T79">התם</text:span><text:span text:style-name="T76"> </text:span><text:span text:style-name="T79">אם</text:span><text:span text:style-name="T76"> </text:span><text:span text:style-name="T79">עלו</text:span><text:span text:style-name="T76"> </text:span><text:span text:style-name="T79">לא</text:span><text:span text:style-name="T76"> </text:span><text:span text:style-name="T79">ירדו</text:span><text:span text:style-name="T78">)</text:span><text:span text:style-name="T74"> אלא</text:span><text:span text:style-name="T75"> </text:span><text:span text:style-name="T74">בניתנין</text:span><text:span text:style-name="T75"> </text:span><text:span text:style-name="T74">למטה</text:span><text:span text:style-name="T75"> </text:span><text:span text:style-name="T74">שנתנן</text:span><text:span text:style-name="T75"> </text:span><text:span text:style-name="T74">למעלה</text:span><text:span text:style-name="T75"> </text:span><text:span text:style-name="T74">או</text:span><text:span text:style-name="T75"> </text:span><text:span text:style-name="T74">בניתנין</text:span><text:span text:style-name="T75"> </text:span><text:span text:style-name="T74">למעלה</text:span><text:span text:style-name="T75"> </text:span><text:span text:style-name="T74">שנתנן</text:span><text:span text:style-name="T75"> </text:span><text:span text:style-name="T74">למטה, ולעולם</text:span><text:span text:style-name="T75"> </text:span><text:span text:style-name="T74">דשחטן</text:span><text:span text:style-name="T75"> </text:span><text:span text:style-name="T74">וקבל</text:span><text:span text:style-name="T75"> </text:span><text:span text:style-name="T74">דמן</text:span><text:span text:style-name="T75"> </text:span><text:span text:style-name="T74">בצפון</text:span><text:span text:style-name="T75"> </text:span><text:span text:style-name="T78">(</text:span><text:span text:style-name="T79">כלומר: דלא</text:span><text:span text:style-name="T76"> </text:span><text:span text:style-name="T79">אמר</text:span><text:span text:style-name="T76"> </text:span><text:span text:style-name="T79">דלא</text:span><text:span text:style-name="T76"> </text:span><text:span text:style-name="T79">ירדו</text:span><text:span text:style-name="T76"> </text:span><text:span text:style-name="T79">אלא</text:span><text:span text:style-name="T76"> </text:span><text:span text:style-name="T79">באותו</text:span><text:span text:style-name="T76"> </text:span><text:span text:style-name="T79">שינוי</text:span><text:span text:style-name="T76"> </text:span><text:span text:style-name="T79">מקום</text:span><text:span text:style-name="T76"> </text:span><text:span text:style-name="T79">דמתן</text:span><text:span text:style-name="T76"> </text:span><text:span text:style-name="T79">דמים, הואיל</text:span><text:span text:style-name="T76"> </text:span><text:span text:style-name="T79">ושחיטה</text:span><text:span text:style-name="T76"> </text:span><text:span text:style-name="T79">וקבלה</text:span><text:span text:style-name="T76"> </text:span><text:span text:style-name="T79">הוי</text:span><text:span text:style-name="T76"> </text:span><text:span text:style-name="T79">בצפון</text:span><text:span text:style-name="T78">)</text:span><text:span text:style-name="T74">, אבל</text:span><text:span text:style-name="T75"> </text:span><text:span text:style-name="T74">הכא, כיון</text:span><text:span text:style-name="T75"> </text:span><text:span text:style-name="T74">דשחטן</text:span><text:span text:style-name="T75"> </text:span><text:span text:style-name="T74">בדרום</text:span><text:span text:style-name="T75"> </text:span><text:span text:style-name="T74">- כמאן</text:span><text:span text:style-name="T75"> </text:span><text:span text:style-name="T74">דחנקינון</text:span><text:span text:style-name="T75"> </text:span><text:span text:style-name="T74">דמי</text:span><text:span text:style-name="T75"> </text:span><text:span text:style-name="T78">(</text:span><text:span text:style-name="T79">ואם</text:span><text:span text:style-name="T76"> </text:span><text:span text:style-name="T79">עלו</text:span><text:span text:style-name="T76"> </text:span><text:span text:style-name="T79">- ירדו</text:span><text:span text:style-name="T78">)</text:span><text:span text:style-name="T74">. </text:span></text:p>
      <text:p text:style-name="P27">תנן: '<text:span text:style-name="T106">קדשי</text:span><text:span text:style-name="T107"> </text:span><text:span text:style-name="T106">קדשים</text:span><text:span text:style-name="T107"> </text:span><text:span text:style-name="T106">ששחטן</text:span><text:span text:style-name="T107"> </text:span><text:span text:style-name="T106">בדרום</text:span><text:span text:style-name="T107"> </text:span><text:span text:style-name="T106">- מועלין</text:span><text:span text:style-name="T107"> </text:span><text:span text:style-name="T106">בהן</text:span>' בשלמא<text:span text:style-name="T1"> </text:span>לרב<text:span text:style-name="T1"> </text:span>יוסף<text:span text:style-name="T1"> </text:span>ניחא<text:span text:style-name="T1"> </text:span><text:span text:style-name="T26">(</text:span><text:span text:style-name="T28">דאמר</text:span><text:span text:style-name="T2"> </text:span><text:span text:style-name="T28">אם</text:span><text:span text:style-name="T2"> </text:span><text:span text:style-name="T28">עלו</text:span><text:span text:style-name="T2"> </text:span><text:span text:style-name="T28">- לא</text:span><text:span text:style-name="T2"> </text:span><text:span text:style-name="T28">ירדו: הואיל</text:span><text:span text:style-name="T2"> </text:span><text:span text:style-name="T28">ולא</text:span><text:span text:style-name="T2"> </text:span><text:span text:style-name="T28">ירדו</text:span><text:span text:style-name="T2"> </text:span><text:span text:style-name="T28">מקדושתן</text:span><text:span text:style-name="T2"> </text:span><text:span text:style-name="T28">- משום</text:span><text:span text:style-name="T2"> </text:span><text:span text:style-name="T28">הכי</text:span><text:span text:style-name="T2"> </text:span><text:span text:style-name="T28">מועלין</text:span><text:span text:style-name="T2"> </text:span><text:span text:style-name="T28">בהן</text:span><text:span text:style-name="T26">)</text:span>, אלא<text:span text:style-name="T1"> </text:span>לרבה<text:span text:style-name="T1"> </text:span><text:span text:style-name="T26">(</text:span><text:span text:style-name="T28">דאמר</text:span><text:span text:style-name="T2"> </text:span><text:span text:style-name="T28">דאם</text:span><text:span text:style-name="T2"> </text:span><text:span text:style-name="T28">עלו</text:span><text:span text:style-name="T2"> </text:span><text:span text:style-name="T28">- ירדו: דיצאו</text:span><text:span text:style-name="T2"> </text:span><text:span text:style-name="T28">מקדושתן</text:span><text:span text:style-name="T26">)</text:span> קשיא<text:span text:style-name="T1"> </text:span><text:span text:style-name="T26">(</text:span><text:span text:style-name="T28">דאמאי</text:span><text:span text:style-name="T2"> </text:span><text:span text:style-name="T28">מועלין</text:span><text:span text:style-name="T2"> </text:span><text:span text:style-name="T28">בהן</text:span><text:span text:style-name="T26">)</text:span>! </text:p>
      <text:p text:style-name="P27">מאי<text:span text:style-name="T1"> </text:span>'<text:span text:style-name="T106">מועלין</text:span><text:span text:style-name="T107"> </text:span><text:span text:style-name="T106">בהן</text:span>'? – מדרבנן<text:span text:style-name="T1"> </text:span><text:span text:style-name="T26">(</text:span><text:span text:style-name="T28">אבל</text:span><text:span text:style-name="T2"> </text:span><text:span text:style-name="T28">מדאורייתא</text:span><text:span text:style-name="T2"> </text:span><text:span text:style-name="T28">לית</text:span><text:span text:style-name="T2"> </text:span><text:span text:style-name="T28">בהו</text:span><text:span text:style-name="T2"> </text:span><text:span text:style-name="T28">קדושה, ואם</text:span><text:span text:style-name="T2"> </text:span><text:span text:style-name="T28">עלו</text:span><text:span text:style-name="T2"> </text:span><text:span text:style-name="T28">ירדו</text:span><text:span text:style-name="T26">)</text:span>.</text:p>
      <text:p text:style-name="P27">מאי<text:span text:style-name="T1"> </text:span>איכא<text:span text:style-name="T1"> </text:span>בין<text:span text:style-name="T1"> </text:span>דאורייתא<text:span text:style-name="T1"> </text:span>לרבנן? </text:p>
      <text:p text:style-name="P27">דאורייתא<text:span text:style-name="T1"> </text:span>- משלמין<text:span text:style-name="T1"> </text:span>חומש, דרבנן<text:span text:style-name="T1"> – </text:span>לא<text:span text:style-name="T1"> </text:span><text:span text:style-name="T26">(</text:span><text:span text:style-name="T28">מעילה</text:span><text:span text:style-name="T2"> </text:span><text:span text:style-name="T28">דרבנן</text:span><text:span text:style-name="T2"> </text:span><text:span text:style-name="T28">משלם</text:span><text:span text:style-name="T2"> </text:span><text:span text:style-name="T28">קרן</text:span><text:span text:style-name="T2"> </text:span><text:span text:style-name="T28">ולא</text:span><text:span text:style-name="T2"> </text:span><text:span text:style-name="T28">חומש, משום</text:span><text:span text:style-name="T2"> </text:span><text:span text:style-name="T28">דחומש</text:span><text:span text:style-name="T2"> </text:span><text:span text:style-name="T28">מפני</text:span><text:span text:style-name="T2"> </text:span><text:span text:style-name="T28">איל</text:span><text:span text:style-name="T2"> </text:span><text:span text:style-name="T28">אשם</text:span><text:span text:style-name="T2"> </text:span><text:span text:style-name="T28">מייתי</text:span><text:span text:style-name="T2"> </text:span><text:span text:style-name="T28">ליה, ובדרבנן</text:span><text:span text:style-name="T2"> </text:span><text:span text:style-name="T28">ליכא</text:span><text:span text:style-name="T2"> </text:span><text:span text:style-name="T28">קרבן, דהוי</text:span><text:span text:style-name="T2"> </text:span><text:span text:style-name="T28">כמביא</text:span><text:span text:style-name="T2"> </text:span><text:span text:style-name="T28">חולין</text:span><text:span text:style-name="T2"> </text:span><text:span text:style-name="T28">לעזרה! הילכך</text:span><text:span text:style-name="T2"> </text:span><text:span text:style-name="T28">לא</text:span><text:span text:style-name="T2"> </text:span><text:span text:style-name="T28">מייתי</text:span><text:span text:style-name="T2"> </text:span><text:span text:style-name="T28">נמי</text:span><text:span text:style-name="T2"> </text:span><text:span text:style-name="T28">חומש; אבל</text:span><text:span text:style-name="T2"> </text:span><text:span text:style-name="T28">במעילה</text:span><text:span text:style-name="T2"> </text:span><text:span text:style-name="T28">דאורייתא</text:span><text:span text:style-name="T2"> </text:span><text:span text:style-name="T28">מייתי</text:span><text:span text:style-name="T2"> </text:span><text:span text:style-name="T28">קרן</text:span><text:span text:style-name="T2"> </text:span><text:span text:style-name="T28">וחומש</text:span><text:span text:style-name="T2"> </text:span><text:span text:style-name="T28">ואשם</text:span><text:span text:style-name="T2"> </text:span><text:span text:style-name="T28">מעילה</text:span><text:span text:style-name="T26">)</text:span>. </text:p>
      <text:p text:style-name="P27"/>
      <text:p text:style-name="P27">ומי<text:span text:style-name="T1"> </text:span>איכא<text:span text:style-name="T1"> </text:span>מעילה<text:span text:style-name="T1"> </text:span>מדרבנן? </text:p>
      <text:p text:style-name="P27">אין, דאמר<text:span text:style-name="T1"> </text:span>עולא<text:span text:style-name="T1"> </text:span>אמר<text:span text:style-name="T1"> </text:span>רבי<text:span text:style-name="T1"> </text:span>יוחנן: 'קדשים<text:span text:style-name="T1"> </text:span>שמתו<text:span text:style-name="T1"> </text:span>- יצאו<text:span text:style-name="T1"> </text:span>מידי<text:span text:style-name="T1"> </text:span>מעילה<text:span text:style-name="T1"> </text:span>דבר<text:span text:style-name="T1"> </text:span>תורה', <text:span text:style-name="T26">(</text:span><text:span text:style-name="T28">מדקאמר</text:span><text:span text:style-name="T2"> </text:span><text:span text:style-name="T28">'דבר</text:span><text:span text:style-name="T2"> </text:span><text:span text:style-name="T28">תורה' -</text:span><text:span text:style-name="T26">)</text:span> אלמא<text:span text:style-name="T1"> </text:span>מדאורייתא<text:span text:style-name="T1"> </text:span>לא<text:span text:style-name="T1"> </text:span>אית<text:span text:style-name="T1"> </text:span>להון<text:span text:style-name="T1"> </text:span><text:span text:style-name="T26">(</text:span><text:span text:style-name="T28">לית</text:span><text:span text:style-name="T2"> </text:span><text:span text:style-name="T28">בהו</text:span><text:span text:style-name="T2"> </text:span><text:span text:style-name="T28">מעילה</text:span><text:span text:style-name="T26">)</text:span>, בדרבנן<text:span text:style-name="T1"> </text:span>- אית<text:span text:style-name="T1"> </text:span>בהון; הכי<text:span text:style-name="T1"> </text:span>נמי<text:span text:style-name="T1"> </text:span><text:span text:style-name="T26">(</text:span><text:span text:style-name="T28">לרבה: מאי</text:span><text:span text:style-name="T2"> </text:span><text:span text:style-name="T28">'</text:span><text:span text:style-name="T109">מועלין</text:span><text:span text:style-name="T28">'? -</text:span><text:span text:style-name="T26">)</text:span> מדרבנן.</text:p>
      <text:p text:style-name="P27"/>
      <text:p text:style-name="P27">לימא<text:span text:style-name="T1"> </text:span><text:span text:style-name="T26">(</text:span><text:span text:style-name="T28">לרבה</text:span><text:span text:style-name="T26">)</text:span> תנינא<text:span text:style-name="T1"> </text:span>להא<text:span text:style-name="T1"> </text:span>דעולא<text:span text:style-name="T1"> </text:span>אמר<text:span text:style-name="T1"> </text:span>רבי<text:span text:style-name="T1"> </text:span>יוחנן!? <text:span text:style-name="T26">(</text:span><text:span text:style-name="T28">דממתניתין</text:span><text:span text:style-name="T2"> </text:span><text:span text:style-name="T28">נמי</text:span><text:span text:style-name="T2"> </text:span><text:span text:style-name="T28">שמעינן</text:span><text:span text:style-name="T2"> </text:span><text:span text:style-name="T28">לה: מי</text:span><text:span text:style-name="T2"> </text:span><text:span text:style-name="T28">לא</text:span><text:span text:style-name="T2"> </text:span><text:span text:style-name="T28">אמרינן</text:span><text:span text:style-name="T2"> </text:span><text:span text:style-name="T28">דקדשי</text:span><text:span text:style-name="T2"> </text:span><text:span text:style-name="T28">קדשים</text:span><text:span text:style-name="T2"> </text:span><text:span text:style-name="T28">ששחטן</text:span><text:span text:style-name="T2"> </text:span><text:span text:style-name="T28">בדרום</text:span><text:span text:style-name="T2"> </text:span><text:span text:style-name="T28">כמאן</text:span><text:span text:style-name="T2"> </text:span><text:span text:style-name="T28">דחנקינון</text:span><text:span text:style-name="T2"> </text:span><text:span text:style-name="T28">דמו, והוו</text:span><text:span text:style-name="T2"> </text:span><text:span text:style-name="T28">כקדשים</text:span><text:span text:style-name="T2"> </text:span><text:span text:style-name="T28">שמתו, וקתני</text:span><text:span text:style-name="T2"> </text:span><text:span text:style-name="T28">'</text:span><text:span text:style-name="T109">מועלין</text:span><text:span text:style-name="T108"> </text:span><text:span text:style-name="T109">בהן</text:span><text:span text:style-name="T28">' ואמרינן: מאי</text:span><text:span text:style-name="T2"> </text:span><text:span text:style-name="T28">'מועלין'? – מדרבנן, דמדאורייתא</text:span><text:span text:style-name="T2"> </text:span><text:span text:style-name="T28">לית</text:span><text:span text:style-name="T2"> </text:span><text:span text:style-name="T28">בהו</text:span><text:span text:style-name="T2"> </text:span><text:span text:style-name="T28">מעילה, דקאמרינן</text:span><text:span text:style-name="T2"> </text:span><text:span text:style-name="T28">'אם</text:span><text:span text:style-name="T2"> </text:span><text:span text:style-name="T28">עלו</text:span><text:span text:style-name="T2"> </text:span><text:span text:style-name="T28">- ירדו': דכקדשים</text:span><text:span text:style-name="T2"> </text:span><text:span text:style-name="T28">שמתו</text:span><text:span text:style-name="T2"> </text:span><text:span text:style-name="T28">דמו, אם</text:span><text:span text:style-name="T2"> </text:span><text:span text:style-name="T28">כן</text:span><text:span text:style-name="T2"> </text:span><text:span text:style-name="T28">היינו</text:span><text:span text:style-name="T2"> </text:span><text:span text:style-name="T28">דעולא, ומאי</text:span><text:span text:style-name="T2"> </text:span><text:span text:style-name="T28">קא</text:span><text:span text:style-name="T2"> </text:span><text:span text:style-name="T28">משמע</text:span><text:span text:style-name="T2"> </text:span><text:span text:style-name="T28">לן</text:span><text:span text:style-name="T2"> </text:span><text:span text:style-name="T28">הא</text:span><text:span text:style-name="T2"> </text:span><text:span text:style-name="T28">דעולא?</text:span><text:span text:style-name="T26">)</text:span> </text:p>
      <text:p text:style-name="P27"><text:span text:style-name="T26">(</text:span><text:span text:style-name="T28">ומשני:</text:span><text:span text:style-name="T26">)</text:span> אף<text:span text:style-name="T1"> </text:span>על<text:span text:style-name="T1"> </text:span>גב<text:span text:style-name="T1"> </text:span>דתנינא<text:span text:style-name="T1"> </text:span><text:span text:style-name="T26">(</text:span><text:span text:style-name="T28">במתניתין</text:span><text:span text:style-name="T26">)</text:span> - איצטריך<text:span text:style-name="T1"> </text:span>דעולא: סלקא<text:span text:style-name="T1"> </text:span>דעתך<text:span text:style-name="T1"> </text:span>אמינא: הכא<text:span text:style-name="T1"> </text:span><text:span text:style-name="T26">(</text:span><text:span text:style-name="T28">במתניתין: דקדשי</text:span><text:span text:style-name="T2"> </text:span><text:span text:style-name="T28">קדשים</text:span><text:span text:style-name="T2"> </text:span><text:span text:style-name="T28">ששחטן</text:span><text:span text:style-name="T2"> </text:span><text:span text:style-name="T28">בדרום</text:span><text:span text:style-name="T26">)</text:span> - לא<text:span text:style-name="T1"> </text:span>בדילין<text:span text:style-name="T1"> </text:span>מנהון<text:span text:style-name="T1"> </text:span><text:span text:style-name="T26">(</text:span><text:span text:style-name="T28">משום</text:span><text:span text:style-name="T2"> </text:span><text:span text:style-name="T28">ד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ששינה</text:span><text:span text:style-name="T2"> </text:span><text:span text:style-name="T28">בהן, מכל</text:span><text:span text:style-name="T2"> </text:span><text:span text:style-name="T28">מקום</text:span><text:span text:style-name="T2"> </text:span><text:span text:style-name="T28">בכשרות</text:span><text:span text:style-name="T2"> </text:span><text:span text:style-name="T28">נשחטו, ולא</text:span><text:span text:style-name="T2"> </text:span><text:span text:style-name="T28">בדילי</text:span><text:span text:style-name="T2"> </text:span><text:span text:style-name="T28">מינייהו</text:span><text:span text:style-name="T2"> </text:span><text:span text:style-name="T28">אינשי, להכי</text:span><text:span text:style-name="T2"> </text:span><text:span text:style-name="T28">מועלין</text:span><text:span text:style-name="T2"> </text:span><text:span text:style-name="T28">בהן: אי</text:span><text:span text:style-name="T2"> </text:span><text:span text:style-name="T28">לרב</text:span><text:span text:style-name="T2"> </text:span><text:span text:style-name="T28">יוסף</text:span><text:span text:style-name="T2"> </text:span><text:span text:style-name="T28">מדאורייתא, אי</text:span><text:span text:style-name="T2"> </text:span><text:span text:style-name="T28">לרבה</text:span><text:span text:style-name="T2"> </text:span><text:span text:style-name="T28">מדרבנן</text:span><text:span text:style-name="T26">)</text:span>, אבל<text:span text:style-name="T1"> </text:span>קדשים<text:span text:style-name="T1"> </text:span>שמתו<text:span text:style-name="T1"> </text:span><text:span text:style-name="T26">(</text:span><text:span text:style-name="T28">דנבלות</text:span><text:span text:style-name="T2"> </text:span><text:span text:style-name="T28">נינהו</text:span><text:span text:style-name="T2"> </text:span><text:span text:style-name="T28">ומאיסי</text:span><text:span text:style-name="T26">)</text:span> הואיל<text:span text:style-name="T1"> </text:span>ובדילין<text:span text:style-name="T1"> </text:span>מנהון<text:span text:style-name="T1"> </text:span>- אימא<text:span text:style-name="T1"> </text:span>אפילו<text:span text:style-name="T1"> </text:span>מעילה<text:span text:style-name="T1"> </text:span>מדרבנן<text:span text:style-name="T1"> </text:span>לא<text:span text:style-name="T1"> </text:span><text:span text:style-name="T26">(</text:span><text:span text:style-name="T28">דהא</text:span><text:span text:style-name="T2"> </text:span><text:span text:style-name="T28">בדילי</text:span><text:span text:style-name="T2"> </text:span><text:span text:style-name="T28">מינייהו</text:span><text:span text:style-name="T26">)</text:span> - קא<text:span text:style-name="T1"> </text:span>משמע<text:span text:style-name="T1"> </text:span>לן<text:span text:style-name="T1"> </text:span><text:span text:style-name="T26">(</text:span><text:span text:style-name="T28">יצאו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דבר</text:span><text:span text:style-name="T2"> </text:span><text:span text:style-name="T28">תורה, אבל</text:span><text:span text:style-name="T2"> </text:span><text:span text:style-name="T28">מדרבנן</text:span><text:span text:style-name="T2"> </text:span><text:span text:style-name="T28">אית</text:span><text:span text:style-name="T2"> </text:span><text:span text:style-name="T28">בהו</text:span><text:span text:style-name="T2"> </text:span><text:span text:style-name="T28">מעילה</text:span><text:span text:style-name="T2"> </text:span><text:span text:style-name="T28">בקדשים</text:span><text:span text:style-name="T2"> </text:span><text:span text:style-name="T28">שמתו</text:span><text:span text:style-name="T26">)</text:span>. </text:p>
      <text:p text:style-name="P27">מתו<text:span text:style-name="T1"> </text:span>- נמי<text:span text:style-name="T1"> </text:span>תנינא: <text:span text:style-name="T26">(</text:span><text:span text:style-name="T28">דאין</text:span><text:span text:style-name="T2"> </text:span><text:span text:style-name="T28">מועלין</text:span><text:span text:style-name="T2"> </text:span><text:span text:style-name="T28">בהן</text:span><text:span text:style-name="T2"> </text:span><text:span text:style-name="T28">דתנן</text:span><text:span text:style-name="T2"> </text:span><text:span text:style-name="T28">לקמן</text:span><text:span text:style-name="T2"> </text:span><text:span text:style-name="T28">בפרק</text:span><text:span text:style-name="T2"> </text:span><text:span text:style-name="T28">'הנהנה</text:span><text:span text:style-name="T2"> </text:span><text:span text:style-name="T28">שוה</text:span><text:span text:style-name="T2"> </text:span><text:span text:style-name="T28">פרוטה</text:span><text:span text:style-name="T2"> </text:span><text:span text:style-name="T28">מן</text:span><text:span text:style-name="T2"> </text:span><text:span text:style-name="T28">ההקדש' </text:span><text:span text:style-name="T29">(דף</text:span><text:span text:style-name="T3"> </text:span><text:span text:style-name="T29">יח.)</text:span><text:span text:style-name="T26">)</text:span> 'הנהנה<text:span text:style-name="T1"> </text:span>מן<text:span text:style-name="T1"> </text:span>החטאת<text:span text:style-name="T1"> </text:span><text:span text:style-name="T26">(</text:span><text:span text:style-name="T28">בעלת</text:span><text:span text:style-name="T2"> </text:span><text:span text:style-name="T28">מום</text:span><text:span text:style-name="T26">)</text:span>, כשהיא<text:span text:style-name="T1"> </text:span>חיה<text:span text:style-name="T1"> </text:span>- לא<text:span text:style-name="T1"> </text:span>מעל<text:span text:style-name="T1"> </text:span>עד<text:span text:style-name="T1"> </text:span>שיפגום<text:span text:style-name="T1"> </text:span><text:span text:style-name="T26">(</text:span><text:span text:style-name="T28">עד</text:span><text:span text:style-name="T2"> </text:span><text:span text:style-name="T28">שיחסר</text:span><text:span text:style-name="T2"> </text:span><text:span text:style-name="T28">ממנו: דכיון</text:span><text:span text:style-name="T2"> </text:span><text:span text:style-name="T28">דקדושת</text:span><text:span text:style-name="T2"> </text:span><text:span text:style-name="T28">דמים</text:span><text:span text:style-name="T2"> </text:span><text:span text:style-name="T28">היא</text:span><text:span text:style-name="T2"> </text:span><text:span text:style-name="T28">- לא</text:span><text:span text:style-name="T2"> </text:span><text:span text:style-name="T28">מעל</text:span><text:span text:style-name="T2"> </text:span><text:span text:style-name="T28">עד</text:span><text:span text:style-name="T2"> </text:span><text:span text:style-name="T28">שיחסר</text:span><text:span text:style-name="T2"> </text:span><text:span text:style-name="T28">מדמיה, כגון</text:span><text:span text:style-name="T2"> </text:span><text:span text:style-name="T28">שתלש</text:span><text:span text:style-name="T2"> </text:span><text:span text:style-name="T28">מן</text:span><text:span text:style-name="T2"> </text:span><text:span text:style-name="T28">הצמר</text:span><text:span text:style-name="T2"> </text:span><text:span text:style-name="T28">או</text:span><text:span text:style-name="T2"> </text:span><text:span text:style-name="T28">שחרש</text:span><text:span text:style-name="T2"> </text:span><text:span text:style-name="T28">בה</text:span><text:span text:style-name="T2"> </text:span><text:span text:style-name="T28">והכחישה: דכיון</text:span><text:span text:style-name="T2"> </text:span><text:span text:style-name="T28">דבעלת</text:span><text:span text:style-name="T2"> </text:span><text:span text:style-name="T28">מום</text:span><text:span text:style-name="T2"> </text:span><text:span text:style-name="T28">היא</text:span><text:span text:style-name="T2"> </text:span><text:span text:style-name="T28">- קיימא</text:span><text:span text:style-name="T2"> </text:span><text:span text:style-name="T28">לדמיה, וקיימא</text:span><text:span text:style-name="T2"> </text:span><text:span text:style-name="T28">לן: כל</text:span><text:span text:style-name="T2"> </text:span><text:span text:style-name="T28">העומד</text:span><text:span text:style-name="T2"> </text:span><text:span text:style-name="T28">לדמים</text:span><text:span text:style-name="T2"> </text:span><text:span text:style-name="T28">- אין</text:span><text:span text:style-name="T2"> </text:span><text:span text:style-name="T28">מועלין</text:span><text:span text:style-name="T2"> </text:span><text:span text:style-name="T28">בו</text:span><text:span text:style-name="T2"> </text:span><text:span text:style-name="T28">עד</text:span><text:span text:style-name="T2"> </text:span><text:span text:style-name="T28">שיחסר</text:span><text:span text:style-name="T2"> </text:span><text:span text:style-name="T28">מדמיו, אבל</text:span><text:span text:style-name="T2"> </text:span><text:span text:style-name="T28">כל</text:span><text:span text:style-name="T2"> </text:span><text:span text:style-name="T28">שאינו</text:span><text:span text:style-name="T2"> </text:span><text:span text:style-name="T28">עומד</text:span><text:span text:style-name="T2"> </text:span><text:span text:style-name="T28">לדמים, כגון</text:span><text:span text:style-name="T2"> </text:span><text:span text:style-name="T28">כוס</text:span><text:span text:style-name="T2"> </text:span><text:span text:style-name="T28">של</text:span><text:span text:style-name="T2"> </text:span><text:span text:style-name="T28">זהב</text:span><text:span text:style-name="T2"> </text:span><text:span text:style-name="T28">של</text:span><text:span text:style-name="T2"> </text:span><text:span text:style-name="T28">הקדש, כיון</text:span><text:span text:style-name="T2"> </text:span><text:span text:style-name="T28">שנהנה</text:span><text:span text:style-name="T2"> </text:span><text:span text:style-name="T28">ממנו</text:span><text:span text:style-name="T2"> </text:span><text:span text:style-name="T28">כל</text:span><text:span text:style-name="T2"> </text:span><text:span text:style-name="T28">שהוא, 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לא</text:span><text:span text:style-name="T2"> </text:span><text:span text:style-name="T28">חיסרו</text:span><text:span text:style-name="T2"> – </text:span><text:span text:style-name="T28">מעל</text:span><text:span text:style-name="T26">)</text:span>, וכשהיא<text:span text:style-name="T1"> </text:span>מתה<text:span text:style-name="T1"> </text:span><text:span text:style-name="T26">(</text:span><text:span text:style-name="T28">דלאו</text:span><text:span text:style-name="T2"> </text:span><text:span text:style-name="T28">לדמי</text:span><text:span text:style-name="T2"> </text:span><text:span text:style-name="T28">קיימא: דאין</text:span><text:span text:style-name="T2"> </text:span><text:span text:style-name="T28">פודין</text:span><text:span text:style-name="T2"> </text:span><text:span text:style-name="T28">את</text:span><text:span text:style-name="T2"> </text:span><text:span text:style-name="T28">הקדשים</text:span><text:span text:style-name="T2"> </text:span><text:span text:style-name="T28">להאכילן</text:span><text:span text:style-name="T2"> </text:span><text:span text:style-name="T28">לכלבים</text:span><text:span text:style-name="T26">)</text:span> - כיון<text:span text:style-name="T1"> </text:span>דנהנה<text:span text:style-name="T1"> </text:span>כל<text:span text:style-name="T1"> </text:span>שהוא<text:span text:style-name="T1"> </text:span><text:span text:style-name="T26">(</text:span><text:span text:style-name="T28">בשוה</text:span><text:span text:style-name="T2"> </text:span><text:span text:style-name="T28">פרוטה</text:span><text:span text:style-name="T26">)</text:span> – מעל<text:span text:style-name="T1"> </text:span><text:span text:style-name="T26">(</text:span><text:span text:style-name="T28">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לא</text:span><text:span text:style-name="T2"> </text:span><text:span text:style-name="T28">חיסרו</text:span><text:span text:style-name="T26">)</text:span>' <text:span text:style-name="T26">(</text:span><text:span text:style-name="T28">והאי</text:span><text:span text:style-name="T2"> </text:span><text:span text:style-name="T28">'מעל' - מדרבנן</text:span><text:span text:style-name="T2"> </text:span><text:span text:style-name="T28">הוא, דלאחר</text:span><text:span text:style-name="T2"> </text:span><text:span text:style-name="T28">שמתה</text:span><text:span text:style-name="T2"> </text:span><text:span text:style-name="T28">דברי</text:span><text:span text:style-name="T2"> </text:span><text:span text:style-name="T28">הכל</text:span><text:span text:style-name="T2"> </text:span><text:span text:style-name="T28">אין</text:span><text:span text:style-name="T2"> </text:span><text:span text:style-name="T28">בה</text:span><text:span text:style-name="T2"> </text:span><text:span text:style-name="T28">מעילה</text:span><text:span text:style-name="T2"> </text:span><text:span text:style-name="T28">מדאורייתא; אלא</text:span><text:span text:style-name="T2"> </text:span><text:span text:style-name="T28">מאי</text:span><text:span text:style-name="T2"> </text:span><text:span text:style-name="T28">'מעל'? - מדרבנן</text:span><text:span text:style-name="T26">)</text:span>! </text:p>
      <text:p text:style-name="P27"><text:soft-page-break/><text:span text:style-name="T26">(</text:span><text:span text:style-name="T28">והכא</text:span><text:span text:style-name="T2"> </text:span><text:span text:style-name="T28">הוא</text:span><text:span text:style-name="T2"> </text:span><text:span text:style-name="T28">בחטאת</text:span><text:span text:style-name="T2"> </text:span><text:span text:style-name="T28">מתה, דמעל: דחמורה</text:span><text:span text:style-name="T2"> </text:span><text:span text:style-name="T28">קדושתה, דלכפרה</text:span><text:span text:style-name="T2"> </text:span><text:span text:style-name="T28">אתיא; אבל</text:span><text:span text:style-name="T2"> </text:span><text:span text:style-name="T28">בשאר</text:span><text:span text:style-name="T2"> </text:span><text:span text:style-name="T28">קדשים</text:span><text:span text:style-name="T2"> </text:span><text:span text:style-name="T28">- כגון</text:span><text:span text:style-name="T2"> </text:span><text:span text:style-name="T28">עולה</text:span><text:span text:style-name="T2"> </text:span><text:span text:style-name="T28">ואשם</text:span><text:span text:style-name="T2"> </text:span><text:span text:style-name="T28">ושלמי</text:span><text:span text:style-name="T2"> </text:span><text:span text:style-name="T28">צבור, משום</text:span><text:span text:style-name="T2"> </text:span><text:span text:style-name="T28">דלאו</text:span><text:span text:style-name="T2"> </text:span><text:span text:style-name="T28">לכפרה</text:span><text:span text:style-name="T2"> </text:span><text:span text:style-name="T28">אתו</text:span><text:span text:style-name="T2"> </text:span><text:span text:style-name="T28">- כיון</text:span><text:span text:style-name="T2"> </text:span><text:span text:style-name="T28">שמתו</text:span><text:span text:style-name="T2"> </text:span><text:span text:style-name="T28">לית</text:span><text:span text:style-name="T2"> </text:span><text:span text:style-name="T28">בהו</text:span><text:span text:style-name="T2"> </text:span><text:span text:style-name="T28">מעילה</text:span><text:span text:style-name="T2"> </text:span><text:span text:style-name="T28">אפילו</text:span><text:span text:style-name="T2"> </text:span><text:span text:style-name="T28">מדרבנן; וקשה</text:span><text:span text:style-name="T2"> </text:span><text:span text:style-name="T28">לעולא</text:span><text:span text:style-name="T26">)</text:span>!? </text:p>
      <text:p text:style-name="P27"><text:span text:style-name="T26">(</text:span><text:span text:style-name="T28">אמר</text:span><text:span text:style-name="T2"> </text:span><text:span text:style-name="T28">לך</text:span><text:span text:style-name="T2"> </text:span><text:span text:style-name="T28">עולא: הוא</text:span><text:span text:style-name="T2"> </text:span><text:span text:style-name="T28">הדין</text:span><text:span text:style-name="T2"> </text:span><text:span text:style-name="T28">דבכל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סבירא</text:span><text:span text:style-name="T2"> </text:span><text:span text:style-name="T28">ליה</text:span><text:span text:style-name="T2"> </text:span><text:span text:style-name="T28">לתנא</text:span><text:span text:style-name="T2"> </text:span><text:span text:style-name="T28">נמי</text:span><text:span text:style-name="T2"> </text:span><text:span text:style-name="T28">דמעל, ומאי</text:span><text:span text:style-name="T2"> </text:span><text:span text:style-name="T28">שנא</text:span><text:span text:style-name="T2"> </text:span><text:span text:style-name="T28">דנקט</text:span><text:span text:style-name="T2"> </text:span><text:span text:style-name="T28">בחטאת</text:span><text:span text:style-name="T2"> </text:span><text:span text:style-name="T28">טפי</text:span><text:span text:style-name="T2"> </text:span><text:span text:style-name="T28">משאר</text:span><text:span text:style-name="T2"> </text:span><text:span text:style-name="T28">קדשי</text:span><text:span text:style-name="T2"> </text:span><text:span text:style-name="T28">קדשים? - ד</text:span><text:span text:style-name="T26">)</text:span>סלקא<text:span text:style-name="T1"> </text:span>דעתך<text:span text:style-name="T1"> </text:span></text:p>
      <text:p text:style-name="P31"><text:s/></text:p>
      <text:p text:style-name="P29"/>
      <text:p text:style-name="P3"/>
      <text:p text:style-name="P3">(מעילה<text:span text:style-name="T1"> </text:span>ג,א)</text:p>
      <text:p text:style-name="P26">אמינא: חטאת<text:span text:style-name="T1"> </text:span>הואיל<text:span text:style-name="T1"> </text:span>ולכפרה<text:span text:style-name="T1"> </text:span>קא<text:span text:style-name="T1"> </text:span>אתיא<text:span text:style-name="T1"> </text:span><text:span text:style-name="T26">(</text:span><text:span text:style-name="T28">דכשהיא</text:span><text:span text:style-name="T2"> </text:span><text:span text:style-name="T28">חיה</text:span><text:span text:style-name="T2"> </text:span><text:span text:style-name="T28">קיימא</text:span><text:span text:style-name="T2"> </text:span><text:span text:style-name="T28">לחטאת</text:span><text:span text:style-name="T26">)</text:span> - לא<text:span text:style-name="T1"> </text:span>בדילין<text:span text:style-name="T1"> </text:span>מינה, אבל<text:span text:style-name="T1"> </text:span>קדשים<text:span text:style-name="T1"> </text:span>הואיל<text:span text:style-name="T1"> </text:span>ולאו<text:span text:style-name="T1"> </text:span>לכפרה<text:span text:style-name="T1"> </text:span>קאתי<text:span text:style-name="T1"> </text:span>בדילי<text:span text:style-name="T1"> </text:span>מנהון<text:span text:style-name="T1"> </text:span>ולית<text:span text:style-name="T1"> </text:span>בהו<text:span text:style-name="T1"> </text:span>מעילה<text:span text:style-name="T1"> </text:span><text:span text:style-name="T26">(</text:span><text:span text:style-name="T28">והשתא</text:span><text:span text:style-name="T2"> </text:span><text:span text:style-name="T28">נמי</text:span><text:span text:style-name="T2"> </text:span><text:span text:style-name="T28">כשהיא</text:span><text:span text:style-name="T2"> </text:span><text:span text:style-name="T28">מתה</text:span><text:span text:style-name="T2"> </text:span><text:span text:style-name="T28">בדילי</text:span><text:span text:style-name="T2"> </text:span><text:span text:style-name="T28">מינה</text:span><text:span text:style-name="T2"> </text:span><text:span text:style-name="T28">ולא</text:span><text:span text:style-name="T2"> </text:span><text:span text:style-name="T28">אצטריך</text:span><text:span text:style-name="T2"> </text:span><text:span text:style-name="T28">למגזר</text:span><text:span text:style-name="T2"> </text:span><text:span text:style-name="T28">בה</text:span><text:span text:style-name="T2"> </text:span><text:span text:style-name="T28">מעילה</text:span><text:span text:style-name="T26">)</text:span>? - קא<text:span text:style-name="T1"> </text:span>משמע<text:span text:style-name="T1"> </text:span>לן<text:span text:style-name="T1"> </text:span><text:span text:style-name="T26">(</text:span><text:span text:style-name="T28">תנא</text:span><text:span text:style-name="T2"> </text:span><text:span text:style-name="T28">דמעל, וכל</text:span><text:span text:style-name="T2"> </text:span><text:span text:style-name="T28">שכן</text:span><text:span text:style-name="T2"> </text:span><text:span text:style-name="T28">בהנך</text:span><text:span text:style-name="T2"> </text:span><text:span text:style-name="T28">דלאו</text:span><text:span text:style-name="T2"> </text:span><text:span text:style-name="T28">לכפרה</text:span><text:span text:style-name="T2"> </text:span><text:span text:style-name="T28">אתו</text:span><text:span text:style-name="T2"> </text:span><text:span text:style-name="T28">ואית</text:span><text:span text:style-name="T2"> </text:span><text:span text:style-name="T28">בהו</text:span><text:span text:style-name="T2"> </text:span><text:span text:style-name="T28">מעילה, הואיל</text:span><text:span text:style-name="T2"> </text:span><text:span text:style-name="T28">ומחיים</text:span><text:span text:style-name="T2"> </text:span><text:span text:style-name="T28">לא</text:span><text:span text:style-name="T2"> </text:span><text:span text:style-name="T28">בדילי</text:span><text:span text:style-name="T2"> </text:span><text:span text:style-name="T28">מינייהו</text:span><text:span text:style-name="T2"> </text:span><text:span text:style-name="T28">אינשי</text:span><text:span text:style-name="T2"> </text:span><text:span text:style-name="T28">כולי</text:span><text:span text:style-name="T2"> </text:span><text:span text:style-name="T28">האי</text:span><text:span text:style-name="T26">)</text:span>.<text:span text:style-name="T28"> </text:span></text:p>
      <text:p text:style-name="P26">וחטאת<text:span text:style-name="T1"> </text:span>שמתה<text:span text:style-name="T1"> </text:span>מי<text:span text:style-name="T1"> </text:span>אית<text:span text:style-name="T1"> </text:span>בה<text:span text:style-name="T1"> </text:span>מעילה? והתניא<text:span text:style-name="T1"> </text:span><text:span text:style-name="T29">[דומה</text:span><text:span text:style-name="T3"> </text:span><text:span text:style-name="T29">לתופסתא</text:span><text:span text:style-name="T3"> </text:span><text:span text:style-name="T29">מעילה</text:span><text:span text:style-name="T3"> </text:span><text:span text:style-name="T29">פ"א</text:span><text:span text:style-name="T3"> </text:span><text:span text:style-name="T29">מ"ג]</text:span>: '<text:span text:style-name="T106">חטאות</text:span><text:span text:style-name="T107"> </text:span><text:span text:style-name="T106">המתות</text:span><text:span text:style-name="T107"> </text:span><text:span text:style-name="T26">(</text:span><text:span text:style-name="T28">כגון</text:span><text:span text:style-name="T2"> </text:span><text:span text:style-name="T28">חמשה</text:span><text:span text:style-name="T2"> </text:span><text:span text:style-name="T28">חטאות</text:span><text:span text:style-name="T2"> </text:span><text:span text:style-name="T28">המתות</text:span><text:span text:style-name="T26">)</text:span><text:span text:style-name="T106"> ומעות</text:span><text:span text:style-name="T107"> </text:span><text:span text:style-name="T106">ההולכות</text:span><text:span text:style-name="T107"> </text:span><text:span text:style-name="T106">לים</text:span><text:span text:style-name="T107"> </text:span><text:span text:style-name="T106">המלח</text:span><text:span text:style-name="T107"> </text:span><text:span text:style-name="T26">(</text:span><text:span text:style-name="T28">הנך</text:span><text:span text:style-name="T2"> </text:span><text:span text:style-name="T28">שנמצאו</text:span><text:span text:style-name="T2"> </text:span><text:span text:style-name="T28">לאחר</text:span><text:span text:style-name="T2"> </text:span><text:span text:style-name="T28">כפרה</text:span><text:span text:style-name="T26">)</text:span><text:span text:style-name="T106"> - לא</text:span><text:span text:style-name="T107"> </text:span><text:span text:style-name="T106">נהנין</text:span><text:span text:style-name="T107"> </text:span><text:span text:style-name="T26">(</text:span><text:span text:style-name="T28">מדרבנן</text:span><text:span text:style-name="T2"> </text:span><text:span text:style-name="T28">דאיסורא</text:span><text:span text:style-name="T2"> </text:span><text:span text:style-name="T28">איכא</text:span><text:span text:style-name="T26">)</text:span><text:span text:style-name="T106"> ולא</text:span><text:span text:style-name="T107"> </text:span><text:span text:style-name="T106">מועלין</text:span><text:span text:style-name="T107"> </text:span><text:span text:style-name="T26">(</text:span><text:span text:style-name="T28">אפילו</text:span><text:span text:style-name="T2"> </text:span><text:span text:style-name="T28">מדרבנן: דהא</text:span><text:span text:style-name="T2"> </text:span><text:span text:style-name="T28">ליכא</text:span><text:span text:style-name="T2"> </text:span><text:span text:style-name="T28">למימר</text:span><text:span text:style-name="T2"> </text:span><text:span text:style-name="T28">'לא</text:span><text:span text:style-name="T2"> </text:span><text:span text:style-name="T28">מועלין</text:span><text:span text:style-name="T2"> </text:span><text:span text:style-name="T28">מדאורייתא</text:span><text:span text:style-name="T2"> </text:span><text:span text:style-name="T28">אבל</text:span><text:span text:style-name="T2"> </text:span><text:span text:style-name="T28">מועלין</text:span><text:span text:style-name="T2"> </text:span><text:span text:style-name="T28">מדרבנן', דלא</text:span><text:span text:style-name="T2"> </text:span><text:span text:style-name="T28">מצית</text:span><text:span text:style-name="T2"> </text:span><text:span text:style-name="T28">למימר</text:span><text:span text:style-name="T2"> </text:span><text:span text:style-name="T28">הכי</text:span><text:span text:style-name="T2"> </text:span><text:span text:style-name="T28">דכיון</text:span><text:span text:style-name="T2"> </text:span><text:span text:style-name="T28">דתנא</text:span><text:span text:style-name="T2"> </text:span><text:span text:style-name="T28">ליה</text:span><text:span text:style-name="T2"> </text:span><text:span text:style-name="T28">ברישא</text:span><text:span text:style-name="T2"> </text:span><text:span text:style-name="T28">'לא</text:span><text:span text:style-name="T2"> </text:span><text:span text:style-name="T28">נהנין' – מדרבנן, דליכא</text:span><text:span text:style-name="T2"> </text:span><text:span text:style-name="T28">אלא</text:span><text:span text:style-name="T2"> </text:span><text:span text:style-name="T28">איסורא</text:span><text:span text:style-name="T2"> </text:span><text:span text:style-name="T28">בעלמא, היכי</text:span><text:span text:style-name="T2"> </text:span><text:span text:style-name="T28">מיתריץ</text:span><text:span text:style-name="T2"> </text:span><text:span text:style-name="T28">למימר</text:span><text:span text:style-name="T2"> </text:span><text:span text:style-name="T28">'אבל</text:span><text:span text:style-name="T2"> </text:span><text:span text:style-name="T28">מועלין'? אלא</text:span><text:span text:style-name="T2"> </text:span><text:span text:style-name="T28">הכי</text:span><text:span text:style-name="T2"> </text:span><text:span text:style-name="T28">מיתריץ: למימר</text:span><text:span text:style-name="T2"> </text:span><text:span text:style-name="T28">לא</text:span><text:span text:style-name="T2"> </text:span><text:span text:style-name="T28">נהנין</text:span><text:span text:style-name="T2"> </text:span><text:span text:style-name="T28">מדרבנן</text:span><text:span text:style-name="T2"> </text:span><text:span text:style-name="T28">ולא</text:span><text:span text:style-name="T2"> </text:span><text:span text:style-name="T28">מועלין</text:span><text:span text:style-name="T2"> </text:span><text:span text:style-name="T28">נמי</text:span><text:span text:style-name="T2"> </text:span><text:span text:style-name="T28">מדרבנן, דאיסורא</text:span><text:span text:style-name="T2"> </text:span><text:span text:style-name="T28">בעלמא</text:span><text:span text:style-name="T2"> </text:span><text:span text:style-name="T28">איכא, ולא</text:span><text:span text:style-name="T2"> </text:span><text:span text:style-name="T28">מעילה</text:span><text:span text:style-name="T26">)</text:span>' <text:span text:style-name="T26">(</text:span><text:span text:style-name="T28">וקשה</text:span><text:span text:style-name="T2"> </text:span><text:span text:style-name="T28">לעולא</text:span><text:span text:style-name="T26">)</text:span>!?</text:p>
      <text:p text:style-name="P26">אמרי: חטאות<text:span text:style-name="T1"> </text:span>המתות<text:span text:style-name="T1"> </text:span><text:span text:style-name="T26">(</text:span><text:span text:style-name="T28">כיון</text:span><text:span text:style-name="T2"> </text:span><text:span text:style-name="T28">דלא</text:span><text:span text:style-name="T2"> </text:span><text:span text:style-name="T28">קיימי</text:span><text:span text:style-name="T2"> </text:span><text:span text:style-name="T28">להקרבה</text:span><text:span text:style-name="T2"> </text:span><text:span text:style-name="T28">אלא</text:span><text:span text:style-name="T2"> </text:span><text:span text:style-name="T28">למיתה</text:span><text:span text:style-name="T26">)</text:span> - בחייהן<text:span text:style-name="T1"> </text:span>בדילין<text:span text:style-name="T1"> </text:span>מנהון<text:span text:style-name="T1"> </text:span><text:span text:style-name="T26">(</text:span><text:span text:style-name="T28">בדילי</text:span><text:span text:style-name="T2"> </text:span><text:span text:style-name="T28">מינייהו</text:span><text:span text:style-name="T2"> </text:span><text:span text:style-name="T28">אינשי</text:span><text:span text:style-name="T2"> </text:span><text:span text:style-name="T28">אפילו</text:span><text:span text:style-name="T2"> </text:span><text:span text:style-name="T28">מחיים, וכל</text:span><text:span text:style-name="T2"> </text:span><text:span text:style-name="T28">שכן</text:span><text:span text:style-name="T2"> </text:span><text:span text:style-name="T28">לאחר</text:span><text:span text:style-name="T2"> </text:span><text:span text:style-name="T28">מיתה, דמאיסי</text:span><text:span text:style-name="T2"> </text:span><text:span text:style-name="T28">ולא</text:span><text:span text:style-name="T2"> </text:span><text:span text:style-name="T28">אתי</text:span><text:span text:style-name="T2"> </text:span><text:span text:style-name="T28">לאיתהנויי</text:span><text:span text:style-name="T2"> </text:span><text:span text:style-name="T28">מינייהו; הילכך</text:span><text:span text:style-name="T2"> </text:span><text:span text:style-name="T28">לא</text:span><text:span text:style-name="T2"> </text:span><text:span text:style-name="T28">איצטריך</text:span><text:span text:style-name="T2"> </text:span><text:span text:style-name="T28">למיגזר</text:span><text:span text:style-name="T2"> </text:span><text:span text:style-name="T28">בהו</text:span><text:span text:style-name="T2"> </text:span><text:span text:style-name="T28">מעילה</text:span><text:span text:style-name="T26">)</text:span>, לאפוקי<text:span text:style-name="T1"> </text:span>היכא<text:span text:style-name="T1"> </text:span>דמחיים<text:span text:style-name="T1"> </text:span>דלא<text:span text:style-name="T1"> </text:span>בדילין<text:span text:style-name="T1"> </text:span>מיניה<text:span text:style-name="T1"> </text:span><text:span text:style-name="T26">(</text:span><text:span text:style-name="T28">לאפוקי</text:span><text:span text:style-name="T2"> </text:span><text:span text:style-name="T28">שאר</text:span><text:span text:style-name="T2"> </text:span><text:span text:style-name="T28">קדשים, דלהקרבה</text:span><text:span text:style-name="T2"> </text:span><text:span text:style-name="T28">קיימי, דלא</text:span><text:span text:style-name="T2"> </text:span><text:span text:style-name="T28">בדילי</text:span><text:span text:style-name="T2"> </text:span><text:span text:style-name="T28">מינייהו</text:span><text:span text:style-name="T2"> </text:span><text:span text:style-name="T28">מחיים</text:span><text:span text:style-name="T2"> </text:span><text:span text:style-name="T28">- איצטריך</text:span><text:span text:style-name="T2"> </text:span><text:span text:style-name="T28">למגזר</text:span><text:span text:style-name="T2"> </text:span><text:span text:style-name="T28">בהו</text:span><text:span text:style-name="T2"> </text:span><text:span text:style-name="T28">מעילה</text:span><text:span text:style-name="T2"> </text:span><text:span text:style-name="T28">לאחר</text:span><text:span text:style-name="T2"> </text:span><text:span text:style-name="T28">מיתה</text:span><text:span text:style-name="T26">)</text:span>.</text:p>
      <text:p text:style-name="P26">איתיביה<text:span text:style-name="T1"> </text:span>רב<text:span text:style-name="T1"> </text:span>יוסף<text:span text:style-name="T1"> </text:span>לרבה<text:span text:style-name="T1"> </text:span>חדא<text:span text:style-name="T1"> </text:span>מגו<text:span text:style-name="T1"> </text:span>חדא<text:span text:style-name="T1"> </text:span>וחדא<text:span text:style-name="T1"> </text:span>מגו<text:span text:style-name="T1"> </text:span>חדא<text:span text:style-name="T1"> </text:span><text:span text:style-name="T26">(</text:span><text:span text:style-name="T28">כלומר: שלא</text:span><text:span text:style-name="T2"> </text:span><text:span text:style-name="T28">מצא</text:span><text:span text:style-name="T2"> </text:span><text:span text:style-name="T28">לו</text:span><text:span text:style-name="T2"> </text:span><text:span text:style-name="T28">קושיא</text:span><text:span text:style-name="T2"> </text:span><text:span text:style-name="T28">ממשנה</text:span><text:span text:style-name="T2"> </text:span><text:span text:style-name="T28">אחת</text:span><text:span text:style-name="T2"> </text:span><text:span text:style-name="T28">עד</text:span><text:span text:style-name="T2"> </text:span><text:span text:style-name="T28">שדקדק</text:span><text:span text:style-name="T2"> </text:span><text:span text:style-name="T28">שלש</text:span><text:span text:style-name="T2"> </text:span><text:span text:style-name="T28">משניות</text:span><text:span text:style-name="T2"> </text:span><text:span text:style-name="T28">זו</text:span><text:span text:style-name="T2"> </text:span><text:span text:style-name="T28">מזו</text:span><text:span text:style-name="T2"> </text:span><text:span text:style-name="T28">וזו</text:span><text:span text:style-name="T2"> </text:span><text:span text:style-name="T28">מזו, והעמיד</text:span><text:span text:style-name="T2"> </text:span><text:span text:style-name="T28">השלישית</text:span><text:span text:style-name="T2"> </text:span><text:span text:style-name="T28">בשנוי</text:span><text:span text:style-name="T2"> </text:span><text:span text:style-name="T28">מקום</text:span><text:span text:style-name="T2"> </text:span><text:span text:style-name="T28">שחיטה, וקתני</text:span><text:span text:style-name="T2"> </text:span><text:span text:style-name="T28">בה</text:span><text:span text:style-name="T2"> </text:span><text:span text:style-name="T28">'אם</text:span><text:span text:style-name="T2"> </text:span><text:span text:style-name="T28">עלו</text:span><text:span text:style-name="T2"> </text:span><text:span text:style-name="T28">לא</text:span><text:span text:style-name="T2"> </text:span><text:span text:style-name="T28">ירדו'; ואלו</text:span><text:span text:style-name="T2"> </text:span><text:span text:style-name="T28">המשניות</text:span><text:span text:style-name="T2"> </text:span><text:span text:style-name="T28">- במסכת</text:span><text:span text:style-name="T2"> </text:span><text:span text:style-name="T28">זבחים: תרי</text:span><text:span text:style-name="T2"> </text:span><text:span text:style-name="T28">מינייהו</text:span><text:span text:style-name="T2"> </text:span><text:span text:style-name="T28">הוו</text:span><text:span text:style-name="T2"> </text:span><text:span text:style-name="T28">בפרק</text:span><text:span text:style-name="T2"> </text:span><text:span text:style-name="T28">'חטאת</text:span><text:span text:style-name="T2"> </text:span><text:span text:style-name="T28">העוף' </text:span><text:span text:style-name="T29">(דף</text:span><text:span text:style-name="T3"> </text:span><text:span text:style-name="T29">סו: ודף</text:span><text:span text:style-name="T3"> </text:span><text:span text:style-name="T29">סח:)</text:span><text:span text:style-name="T28"> והשלישית</text:span><text:span text:style-name="T2"> </text:span><text:span text:style-name="T28">בפרק</text:span><text:span text:style-name="T2"> </text:span><text:span text:style-name="T28">הסמוך</text:span><text:span text:style-name="T2"> </text:span><text:span text:style-name="T28">לו</text:span><text:span text:style-name="T2"> </text:span><text:span text:style-name="T29">(בפ"ט)</text:span><text:span text:style-name="T28"> והכי</text:span><text:span text:style-name="T2"> </text:span><text:span text:style-name="T28">קתני</text:span><text:span text:style-name="T2"> </text:span><text:span text:style-name="T28">התם</text:span><text:span text:style-name="T26">)</text:span>: </text:p>
      <text:p text:style-name="P3"><text:span text:style-name="T59">'</text:span><text:span text:style-name="T60">(</text:span><text:span text:style-name="T62">חטאת</text:span><text:span text:style-name="T67"> </text:span><text:span text:style-name="T62">העוף</text:span><text:span text:style-name="T67"> </text:span><text:span text:style-name="T62">שעשאה</text:span><text:span text:style-name="T67"> </text:span><text:span text:style-name="T62">כמעשה</text:span><text:span text:style-name="T67"> </text:span><text:span text:style-name="T62">עולת</text:span><text:span text:style-name="T67"> </text:span><text:span text:style-name="T62">העוף</text:span><text:span text:style-name="T67"> </text:span><text:span text:style-name="T62">ועולת</text:span><text:span text:style-name="T67"> </text:span><text:span text:style-name="T62">העוף</text:span><text:span text:style-name="T67"> </text:span><text:span text:style-name="T62">שעשאה</text:span><text:span text:style-name="T67"> </text:span><text:span text:style-name="T62">כמעשה</text:span><text:span text:style-name="T67"> </text:span><text:span text:style-name="T62">חטאת</text:span><text:span text:style-name="T67"> </text:span><text:span text:style-name="T62">העוף</text:span><text:span text:style-name="T67"> </text:span><text:span text:style-name="T62">וכו' ואוקמינן</text:span><text:span text:style-name="T67"> </text:span><text:span text:style-name="T62">התם</text:span><text:span text:style-name="T67"> </text:span><text:span text:style-name="T62">בגמרא</text:span><text:span text:style-name="T67"> </text:span><text:span text:style-name="T62">דכל</text:span><text:span text:style-name="T67"> </text:span><text:span text:style-name="T62">הני</text:span><text:span text:style-name="T67"> </text:span><text:span text:style-name="T62">דתני</text:span><text:span text:style-name="T67"> </text:span><text:span text:style-name="T62">התם</text:span><text:span text:style-name="T67"> </text:span><text:span text:style-name="T62">- היינו</text:span><text:span text:style-name="T67"> </text:span><text:span text:style-name="T62">ששינה</text:span><text:span text:style-name="T67"> </text:span><text:span text:style-name="T62">במקום</text:span><text:span text:style-name="T67"> </text:span><text:span text:style-name="T62">מליקה</text:span><text:span text:style-name="T67"> </text:span><text:span text:style-name="T62">ושינוי</text:span><text:span text:style-name="T67"> </text:span><text:span text:style-name="T62">הזאה, וקתני</text:span><text:span text:style-name="T67"> </text:span><text:span text:style-name="T62">התם</text:span><text:span text:style-name="T60">)</text:span><text:span text:style-name="T59"> </text:span><text:span text:style-name="T64">[זבחים</text:span><text:span text:style-name="T68"> </text:span><text:span text:style-name="T64">פ"ז</text:span><text:span text:style-name="T68"> </text:span><text:span text:style-name="T64">מ"ג]</text:span><text:span text:style-name="T88"> וכולן</text:span><text:span text:style-name="T87"> </text:span><text:span text:style-name="T60">(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ששינה</text:span><text:span text:style-name="T67"> </text:span><text:span text:style-name="T62">בהן</text:span><text:span text:style-name="T67"> </text:span><text:span text:style-name="T62">לא</text:span><text:span text:style-name="T67"> </text:span><text:span text:style-name="T62">חשיבי</text:span><text:span text:style-name="T67"> </text:span><text:span text:style-name="T62">כנבלה</text:span><text:span text:style-name="T67"> </text:span><text:span text:style-name="T62">אלא</text:span><text:span text:style-name="T67"> </text:span><text:span text:style-name="T62">דינן</text:span><text:span text:style-name="T67"> </text:span><text:span text:style-name="T62">כמליקה, ו</text:span><text:span text:style-name="T60">)</text:span><text:span text:style-name="T88">אין</text:span><text:span text:style-name="T87"> </text:span><text:span text:style-name="T88">מטמאים</text:span><text:span text:style-name="T87"> </text:span><text:span text:style-name="T88">בגדים</text:span><text:span text:style-name="T87"> </text:span><text:span text:style-name="T88">אבית</text:span><text:span text:style-name="T87"> </text:span><text:span text:style-name="T88">הבליעה</text:span><text:span text:style-name="T87"> </text:span><text:span text:style-name="T93">ומועלין</text:span><text:span text:style-name="T94"> </text:span><text:span text:style-name="T93">בהן</text:span><text:span text:style-name="T87"> </text:span><text:span text:style-name="T60">(</text:span><text:span text:style-name="T62">דלא</text:span><text:span text:style-name="T67"> </text:span><text:span text:style-name="T62">יצאו</text:span><text:span text:style-name="T67"> </text:span><text:span text:style-name="T62">מקדושתן</text:span><text:span text:style-name="T60">)</text:span><text:span text:style-name="T88">, חוץ</text:span><text:span text:style-name="T87"> </text:span><text:span text:style-name="T88">מחטאת</text:span><text:span text:style-name="T87"> </text:span><text:span text:style-name="T88">העוף</text:span><text:span text:style-name="T87"> </text:span><text:span text:style-name="T88">שעשה</text:span><text:span text:style-name="T87"> </text:span><text:span text:style-name="T88">למטה</text:span><text:span text:style-name="T87"> </text:span><text:span text:style-name="T60">(</text:span><text:span text:style-name="T62">מחוט</text:span><text:span text:style-name="T67"> </text:span><text:span text:style-name="T62">הסיקרא</text:span><text:span text:style-name="T60">)</text:span><text:span text:style-name="T88"> כמעשה</text:span><text:span text:style-name="T87"> </text:span><text:span text:style-name="T88">חטאת</text:span><text:span text:style-name="T87"> </text:span><text:span text:style-name="T88">העוף</text:span><text:span text:style-name="T87"> </text:span><text:span text:style-name="T88">לשם</text:span><text:span text:style-name="T87"> </text:span><text:span text:style-name="T88">חטאת</text:span><text:span text:style-name="T87"> </text:span><text:span text:style-name="T60">(</text:span><text:span text:style-name="T62">דהיינו</text:span><text:span text:style-name="T67"> </text:span><text:span text:style-name="T62">כמצוותה: דמצוותה</text:span><text:span text:style-name="T67"> </text:span><text:span text:style-name="T62">הוי</text:span><text:span text:style-name="T67"> </text:span><text:span text:style-name="T62">למטה</text:span><text:span text:style-name="T67"> </text:span><text:span text:style-name="T62">מחוט</text:span><text:span text:style-name="T67"> </text:span><text:span text:style-name="T62">הסיקרא, דאין</text:span><text:span text:style-name="T67"> </text:span><text:span text:style-name="T62">מועלין</text:span><text:span text:style-name="T67"> </text:span><text:span text:style-name="T62">בה, שהרי</text:span><text:span text:style-name="T67"> </text:span><text:span text:style-name="T62">יש</text:span><text:span text:style-name="T67"> </text:span><text:span text:style-name="T62">לה</text:span><text:span text:style-name="T67"> </text:span><text:span text:style-name="T62">עכשיו</text:span><text:span text:style-name="T67"> </text:span><text:span text:style-name="T62">שעת</text:span><text:span text:style-name="T67"> </text:span><text:span text:style-name="T62">היתר</text:span><text:span text:style-name="T67"> </text:span><text:span text:style-name="T62">לכהנים</text:span><text:span text:style-name="T60">)</text:span><text:span text:style-name="T59">' </text:span><text:span text:style-name="T60">(</text:span><text:span text:style-name="T62">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תנא</text:span><text:span text:style-name="T67"> </text:span><text:span text:style-name="T62">בההיא</text:span><text:span text:style-name="T67"> </text:span><text:span text:style-name="T62">משנה</text:span><text:span text:style-name="T67"> </text:span><text:span text:style-name="T62">עצמה</text:span><text:span text:style-name="T67"> </text:span><text:span text:style-name="T62">'עולת</text:span><text:span text:style-name="T67"> </text:span><text:span text:style-name="T62">העוף</text:span><text:span text:style-name="T67"> </text:span><text:span text:style-name="T62">שעשאה</text:span><text:span text:style-name="T67"> </text:span><text:span text:style-name="T62">למעלה' - דהיינו</text:span><text:span text:style-name="T67"> </text:span><text:span text:style-name="T62">כמצוותה</text:span><text:span text:style-name="T67"> </text:span><text:span text:style-name="T62">- לא</text:span><text:span text:style-name="T67"> </text:span><text:span text:style-name="T62">תני</text:span><text:span text:style-name="T67"> </text:span><text:span text:style-name="T62">דאין</text:span><text:span text:style-name="T67"> </text:span><text:span text:style-name="T62">מועלין</text:span><text:span text:style-name="T67"> </text:span><text:span text:style-name="T62">בה, משום</text:span><text:span text:style-name="T67"> </text:span><text:span text:style-name="T62">דעולה</text:span><text:span text:style-name="T67"> </text:span><text:span text:style-name="T62">כליל, ו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נעשית</text:span><text:span text:style-name="T67"> </text:span><text:span text:style-name="T62">כמצוותה</text:span><text:span text:style-name="T67"> </text:span><text:span text:style-name="T62">אין</text:span><text:span text:style-name="T67"> </text:span><text:span text:style-name="T62">בה</text:span><text:span text:style-name="T67"> </text:span><text:span text:style-name="T62">היתר</text:span><text:span text:style-name="T67"> </text:span><text:span text:style-name="T62">לכהנים, הילכך</text:span><text:span text:style-name="T67"> </text:span><text:span text:style-name="T62">מועלין</text:span><text:span text:style-name="T67"> </text:span><text:span text:style-name="T62">בה</text:span><text:span text:style-name="T60">)</text:span><text:span text:style-name="T59">, וקתני</text:span><text:span text:style-name="T66"> </text:span><text:span text:style-name="T59">עילויה</text:span><text:span text:style-name="T66"> </text:span><text:span text:style-name="T64">[זבחים</text:span><text:span text:style-name="T68"> </text:span><text:span text:style-name="T64">פ"ז</text:span><text:span text:style-name="T68"> </text:span><text:span text:style-name="T64">מ"ה; דף</text:span><text:span text:style-name="T68"> </text:span><text:span text:style-name="T64">סו,ב]</text:span><text:span text:style-name="T59">: '</text:span><text:span text:style-name="T88">כל</text:span><text:span text:style-name="T87"> </text:span><text:span text:style-name="T88">שהיה</text:span><text:span text:style-name="T87"> </text:span><text:span text:style-name="T88">פסולו</text:span><text:span text:style-name="T87"> </text:span><text:span text:style-name="T88">בקדש</text:span><text:span text:style-name="T87"> </text:span><text:span text:style-name="T60">(</text:span><text:span text:style-name="T62">כגון</text:span><text:span text:style-name="T67"> </text:span><text:span text:style-name="T62">הני</text:span><text:span text:style-name="T67"> </text:span><text:span text:style-name="T62">דשינה</text:span><text:span text:style-name="T67"> </text:span><text:span text:style-name="T62">במליקה</text:span><text:span text:style-name="T67"> </text:span><text:span text:style-name="T62">והזאה</text:span><text:span text:style-name="T60">)</text:span><text:span text:style-name="T88"> - אינו</text:span><text:span text:style-name="T87"> </text:span><text:span text:style-name="T88">מטמא</text:span><text:span text:style-name="T87"> </text:span><text:span text:style-name="T88">בגדים</text:span><text:span text:style-name="T87"> </text:span><text:span text:style-name="T88">אבית</text:span><text:span text:style-name="T87"> </text:span><text:span text:style-name="T88">הבליעה</text:span><text:span text:style-name="T87"> </text:span><text:span text:style-name="T60">(</text:span><text:span text:style-name="T62">והיינו</text:span><text:span text:style-name="T67"> </text:span><text:span text:style-name="T62">'חדא</text:span><text:span text:style-name="T67"> </text:span><text:span text:style-name="T62">מגו</text:span><text:span text:style-name="T67"> </text:span><text:span text:style-name="T62">חדא', כלומר: דהכי</text:span><text:span text:style-name="T67"> </text:span><text:span text:style-name="T62">דייקינן: דכי</text:span><text:span text:style-name="T67"> </text:span><text:span text:style-name="T62">היכי</text:span><text:span text:style-name="T67"> </text:span><text:span text:style-name="T62">דההיא</text:span><text:span text:style-name="T67"> </text:span><text:span text:style-name="T62">דקתני</text:span><text:span text:style-name="T67"> </text:span><text:span text:style-name="T62">'וכולן</text:span><text:span text:style-name="T67"> </text:span><text:span text:style-name="T62">אינן</text:span><text:span text:style-name="T67"> </text:span><text:span text:style-name="T62">מטמאין</text:span><text:span text:style-name="T67"> </text:span><text:span text:style-name="T62">בגדים' מיירי</text:span><text:span text:style-name="T67"> </text:span><text:span text:style-name="T62">בשינוי</text:span><text:span text:style-name="T67"> </text:span><text:span text:style-name="T62">מקום</text:span><text:span text:style-name="T67"> </text:span><text:span text:style-name="T62">מליקה, כדמוקמינן</text:span><text:span text:style-name="T67"> </text:span><text:span text:style-name="T62">התם</text:span><text:span text:style-name="T67"> </text:span><text:span text:style-name="T62">- אף</text:span><text:span text:style-name="T67"> </text:span><text:span text:style-name="T62">הא</text:span><text:span text:style-name="T67"> </text:span><text:span text:style-name="T62">נמי, דתני</text:span><text:span text:style-name="T67"> </text:span><text:span text:style-name="T62">'כל</text:span><text:span text:style-name="T67"> </text:span><text:span text:style-name="T62">שהיה</text:span><text:span text:style-name="T67"> </text:span><text:span text:style-name="T62">פסולו</text:span><text:span text:style-name="T67"> </text:span><text:span text:style-name="T62">בקדש</text:span><text:span text:style-name="T67"> </text:span><text:span text:style-name="T62">אינו</text:span><text:span text:style-name="T67"> </text:span><text:span text:style-name="T62">מטמא</text:span><text:span text:style-name="T67"> </text:span><text:span text:style-name="T62">בגדים' - מיירי</text:span><text:span text:style-name="T67"> </text:span><text:span text:style-name="T62">בשינוי</text:span><text:span text:style-name="T67"> </text:span><text:span text:style-name="T62">מקום</text:span><text:span text:style-name="T67"> </text:span><text:span text:style-name="T62">מליקה</text:span><text:span text:style-name="T60">)</text:span><text:span text:style-name="T88">, וכל</text:span><text:span text:style-name="T87"> </text:span><text:span text:style-name="T88">שלא</text:span><text:span text:style-name="T87"> </text:span><text:span text:style-name="T88">היה</text:span><text:span text:style-name="T87"> </text:span><text:span text:style-name="T88">פסולו</text:span><text:span text:style-name="T87"> </text:span><text:span text:style-name="T88">בקדש</text:span><text:span text:style-name="T87"> </text:span><text:span text:style-name="T60">(</text:span><text:span text:style-name="T62">כגון: שעבר</text:span><text:span text:style-name="T67"> </text:span><text:span text:style-name="T62">זמנו, או</text:span><text:span text:style-name="T67"> </text:span><text:span text:style-name="T62">שיבש</text:span><text:span text:style-name="T67"> </text:span><text:span text:style-name="T62">גפה, או</text:span><text:span text:style-name="T67"> </text:span><text:span text:style-name="T62">נקטעה</text:span><text:span text:style-name="T67"> </text:span><text:span text:style-name="T62">רגלה, דהיינו</text:span><text:span text:style-name="T67"> </text:span><text:span text:style-name="T62">פסול</text:span><text:span text:style-name="T67"> </text:span><text:span text:style-name="T62">דשלא</text:span><text:span text:style-name="T67"> </text:span><text:span text:style-name="T62">בקדש, אלא</text:span><text:span text:style-name="T67"> </text:span><text:span text:style-name="T62">שאירע</text:span><text:span text:style-name="T67"> </text:span><text:span text:style-name="T62">לה</text:span><text:span text:style-name="T67"> </text:span><text:span text:style-name="T62">קודם</text:span><text:span text:style-name="T67"> </text:span><text:span text:style-name="T62">שהוקדשה</text:span><text:span text:style-name="T67"> </text:span><text:span text:style-name="T62">ונמלקה</text:span><text:span text:style-name="T60">)</text:span><text:span text:style-name="T88"> - מטמא</text:span><text:span text:style-name="T87"> </text:span><text:span text:style-name="T88">בגדים</text:span><text:span text:style-name="T87"> </text:span><text:span text:style-name="T88">אבית</text:span><text:span text:style-name="T87"> </text:span><text:span text:style-name="T88">הבליעה</text:span><text:span text:style-name="T59">', וקתני</text:span><text:span text:style-name="T66"> </text:span><text:span text:style-name="T60">(</text:span><text:span text:style-name="T62">בפרק</text:span><text:span text:style-name="T67"> </text:span><text:span text:style-name="T62">הסמוך</text:span><text:span text:style-name="T67"> </text:span><text:span text:style-name="T62">לו</text:span><text:span text:style-name="T60">)</text:span><text:span text:style-name="T59">: '</text:span><text:span text:style-name="T88">כל</text:span><text:span text:style-name="T87"> </text:span><text:span text:style-name="T88">שהיה</text:span><text:span text:style-name="T87"> </text:span><text:span text:style-name="T88">פסולו</text:span><text:span text:style-name="T87"> </text:span><text:span text:style-name="T88">בקדש</text:span><text:span text:style-name="T87"> </text:span><text:span text:style-name="T88">- אם</text:span><text:span text:style-name="T87"> </text:span><text:span text:style-name="T88">עלו</text:span><text:span text:style-name="T87"> </text:span><text:span text:style-name="T88">לא</text:span><text:span text:style-name="T87"> </text:span><text:span text:style-name="T88">ירדו</text:span><text:span text:style-name="T87"> </text:span><text:span text:style-name="T40">[</text:span><text:span text:style-name="T64">זבחים</text:span><text:span text:style-name="T68"> </text:span><text:span text:style-name="T64">פ"ט</text:span><text:span text:style-name="T68"> </text:span><text:span text:style-name="T64">מ"ב, דף</text:span><text:span text:style-name="T68"> </text:span><text:span text:style-name="T64">פד,א:</text:span><text:span text:style-name="T40"> </text:span><text:span text:style-name="T14">ואלו</text:span><text:span text:style-name="T15"> </text:span><text:span text:style-name="T14">- </text:span><text:span text:style-name="T16">אם</text:span><text:span text:style-name="T17"> </text:span><text:span text:style-name="T16">עלו</text:span><text:span text:style-name="T17"> </text:span><text:span text:style-name="T16">לא</text:span><text:span text:style-name="T17"> </text:span><text:span text:style-name="T16">ירדו</text:span><text:span text:style-name="T14">: הלן</text:span><text:span text:style-name="T15"> </text:span><text:span text:style-name="T14">והטמא</text:span><text:span text:style-name="T15"> </text:span><text:span text:style-name="T14">והיוצא</text:span><text:span text:style-name="T15"> </text:span><text:span text:style-name="T14">והנשחט</text:span><text:span text:style-name="T15"> </text:span><text:span text:style-name="T14">חוץ</text:span><text:span text:style-name="T15"> </text:span><text:span text:style-name="T14">לזמנו</text:span><text:span text:style-name="T15"> </text:span><text:span text:style-name="T14">וחוץ</text:span><text:span text:style-name="T15"> </text:span><text:span text:style-name="T14">למקומו</text:span><text:span text:style-name="T15"> </text:span><text:span text:style-name="T14">ושקבלו</text:span><text:span text:style-name="T15"> </text:span><text:span text:style-name="T14">פסולים</text:span><text:span text:style-name="T15"> </text:span><text:span text:style-name="T14">וזרקו</text:span><text:span text:style-name="T15"> </text:span><text:span text:style-name="T14">את</text:span><text:span text:style-name="T15"> </text:span><text:span text:style-name="T14">דמו. רבי</text:span><text:span text:style-name="T15"> </text:span><text:span text:style-name="T14">יהודה</text:span><text:span text:style-name="T15"> </text:span><text:span text:style-name="T14">אומר: שנשחטה</text:span><text:span text:style-name="T15"> </text:span><text:span text:style-name="T14">בלילה</text:span><text:span text:style-name="T15"> </text:span><text:span text:style-name="T14">ושנשפך</text:span><text:span text:style-name="T15"> </text:span><text:span text:style-name="T14">את</text:span><text:span text:style-name="T15"> </text:span><text:span text:style-name="T14">דמה</text:span><text:span text:style-name="T15"> </text:span><text:span text:style-name="T14">ושיצא</text:span><text:span text:style-name="T15"> </text:span><text:span text:style-name="T14">דמה</text:span><text:span text:style-name="T15"> </text:span><text:span text:style-name="T14">מחוץ</text:span><text:span text:style-name="T15"> </text:span><text:span text:style-name="T14">לקלעים</text:span><text:span text:style-name="T15"> </text:span><text:span text:style-name="T14">- אם</text:span><text:span text:style-name="T15"> </text:span><text:span text:style-name="T14">עלתה</text:span><text:span text:style-name="T15"> </text:span><text:span text:style-name="T14">תרד. רבי</text:span><text:span text:style-name="T15"> </text:span><text:span text:style-name="T14">שמעון</text:span><text:span text:style-name="T15"> </text:span><text:span text:style-name="T14">אומר: לא</text:span><text:span text:style-name="T15"> </text:span><text:span text:style-name="T14">תרד,</text:span><text:span text:style-name="T40"> שהיה</text:span><text:span text:style-name="T45"> </text:span><text:span text:style-name="T40">רבי</text:span><text:span text:style-name="T45"> </text:span><text:span text:style-name="T40">שמעון</text:span><text:span text:style-name="T45"> </text:span><text:span text:style-name="T40">אומר: כל</text:span><text:span text:style-name="T45"> </text:span><text:span text:style-name="T40">שפסולו</text:span><text:span text:style-name="T45"> </text:span><text:span text:style-name="T40">בקודש</text:span><text:span text:style-name="T45"> – </text:span><text:span text:style-name="T48">הקודש</text:span><text:span text:style-name="T50"> </text:span><text:span text:style-name="T48">מקבלו</text:span><text:span text:style-name="T40">]</text:span><text:span text:style-name="T59">' </text:span><text:span text:style-name="T60">(</text:span><text:span text:style-name="T62">והיינו</text:span><text:span text:style-name="T67"> </text:span><text:span text:style-name="T62">'אידך', וחדא</text:span><text:span text:style-name="T67"> </text:span><text:span text:style-name="T62">מגו</text:span><text:span text:style-name="T67"> </text:span><text:span text:style-name="T62">חדא: דכי</text:span><text:span text:style-name="T67"> </text:span><text:span text:style-name="T62">היכי</text:span><text:span text:style-name="T67"> </text:span><text:span text:style-name="T62">דהאי</text:span><text:span text:style-name="T67"> </text:span><text:span text:style-name="T62">'כל</text:span><text:span text:style-name="T67"> </text:span><text:span text:style-name="T62">שהיה</text:span><text:span text:style-name="T67"> </text:span><text:span text:style-name="T62">פסולו</text:span><text:span text:style-name="T67"> </text:span><text:span text:style-name="T62">בקדש</text:span><text:span text:style-name="T67"> </text:span><text:span text:style-name="T62">אינו</text:span><text:span text:style-name="T67"> </text:span><text:span text:style-name="T62">מטמא</text:span><text:span text:style-name="T67"> </text:span><text:span text:style-name="T62">בגדים</text:span><text:span text:style-name="T67"> </text:span><text:span text:style-name="T62">אבית</text:span><text:span text:style-name="T67"> </text:span><text:span text:style-name="T62">הבליעה' מיירי</text:span><text:span text:style-name="T67"> </text:span><text:span text:style-name="T62">בשינוי</text:span><text:span text:style-name="T67"> </text:span><text:span text:style-name="T62">מקום</text:span><text:span text:style-name="T67"> </text:span><text:span text:style-name="T62">מליקה, דהיינו</text:span><text:span text:style-name="T67"> </text:span><text:span text:style-name="T62">תחילת</text:span><text:span text:style-name="T67"> </text:span><text:span text:style-name="T62">עבודה</text:span><text:span text:style-name="T67"> </text:span><text:span text:style-name="T62">- אף</text:span><text:span text:style-name="T67"> </text:span><text:span text:style-name="T62">האי</text:span><text:span text:style-name="T67"> </text:span><text:span text:style-name="T62">דקתני</text:span><text:span text:style-name="T67"> </text:span><text:span text:style-name="T62">נמי</text:span><text:span text:style-name="T67"> </text:span><text:span text:style-name="T62">'כל</text:span><text:span text:style-name="T67"> </text:span><text:span text:style-name="T62">שהיה</text:span><text:span text:style-name="T67"> </text:span><text:span text:style-name="T62">פסולו</text:span><text:span text:style-name="T67"> </text:span><text:span text:style-name="T62">בקדש</text:span><text:span text:style-name="T67"> </text:span><text:span text:style-name="T62">אם</text:span><text:span text:style-name="T67"> </text:span><text:span text:style-name="T62">עלו</text:span><text:span text:style-name="T67"> </text:span><text:span text:style-name="T62">לא</text:span><text:span text:style-name="T67"> </text:span><text:span text:style-name="T62">ירדו' - בשנוי</text:span><text:span text:style-name="T67"> </text:span><text:span text:style-name="T62">מקום</text:span><text:span text:style-name="T67"> </text:span><text:span text:style-name="T62">מליקה</text:span><text:span text:style-name="T67"> </text:span><text:span text:style-name="T62">מיירי, וקתני</text:span><text:span text:style-name="T67"> </text:span><text:span text:style-name="T62">'</text:span><text:span text:style-name="T100">אם</text:span><text:span text:style-name="T101"> </text:span><text:span text:style-name="T100">עלו</text:span><text:span text:style-name="T101"> </text:span><text:span text:style-name="T100">לא</text:span><text:span text:style-name="T101"> </text:span><text:span text:style-name="T100">ירדו</text:span><text:span text:style-name="T62">' וכי</text:span><text:span text:style-name="T67"> </text:span><text:span text:style-name="T62">היכי</text:span><text:span text:style-name="T67"> </text:span><text:span text:style-name="T62">דבשנוי</text:span><text:span text:style-name="T67"> </text:span><text:span text:style-name="T62">מקום</text:span><text:span text:style-name="T67"> </text:span><text:span text:style-name="T62">מליקה</text:span><text:span text:style-name="T67"> </text:span><text:span text:style-name="T62">לחוד</text:span><text:span text:style-name="T67"> </text:span><text:span text:style-name="T62">- דהיא</text:span><text:span text:style-name="T67"> </text:span><text:span text:style-name="T62">התחלת</text:span><text:span text:style-name="T67"> </text:span><text:span text:style-name="T62">עבודה</text:span><text:span text:style-name="T67"> </text:span><text:span text:style-name="T62">קתני</text:span><text:span text:style-name="T67"> </text:span><text:span text:style-name="T62">'אם</text:span><text:span text:style-name="T67"> </text:span><text:span text:style-name="T62">עלו</text:span><text:span text:style-name="T67"> </text:span><text:span text:style-name="T62">לא</text:span><text:span text:style-name="T67"> </text:span><text:span text:style-name="T62">ירדו' - הוא</text:span><text:span text:style-name="T67"> </text:span><text:span text:style-name="T62">הדין</text:span><text:span text:style-name="T67"> </text:span><text:span text:style-name="T62">במתניתין</text:span><text:span text:style-name="T67"> </text:span><text:span text:style-name="T62">בשנוי</text:span><text:span text:style-name="T67"> </text:span><text:span text:style-name="T62">מקום</text:span><text:span text:style-name="T67"> </text:span><text:span text:style-name="T62">שחיטה</text:span><text:span text:style-name="T67"> </text:span><text:span text:style-name="T62">לחוד, דהיינו</text:span><text:span text:style-name="T67"> </text:span><text:span text:style-name="T62">התחלת</text:span><text:span text:style-name="T67"> </text:span><text:span text:style-name="T62">עבודה</text:span><text:span text:style-name="T67"> – </text:span><text:span text:style-name="T62">אם</text:span><text:span text:style-name="T67"> </text:span><text:span text:style-name="T62">עלו</text:span><text:span text:style-name="T67"> </text:span><text:span text:style-name="T62">לא</text:span><text:span text:style-name="T67"> </text:span><text:span text:style-name="T62">ירדו</text:span><text:span text:style-name="T60">)</text:span><text:span text:style-name="T59"> - תיובתא</text:span><text:span text:style-name="T66"> </text:span><text:span text:style-name="T59">דרבה!?</text:span></text:p>
      <text:p text:style-name="P26">תיובתא. </text:p>
      <text:p text:style-name="P26">והא<text:span text:style-name="T1"> </text:span>דפליגי<text:span text:style-name="T1"> </text:span>בה<text:span text:style-name="T1"> </text:span>רבה<text:span text:style-name="T1"> </text:span>ורב<text:span text:style-name="T1"> </text:span>יוסף<text:span text:style-name="T1"> </text:span><text:span text:style-name="T26">(</text:span><text:span text:style-name="T28">בשנוי</text:span><text:span text:style-name="T2"> </text:span><text:span text:style-name="T28">מקום</text:span><text:span text:style-name="T2"> </text:span><text:span text:style-name="T28">שחיטה</text:span><text:span text:style-name="T26">)</text:span> - פשיטא<text:span text:style-name="T1"> </text:span>ליה<text:span text:style-name="T1"> </text:span>לרבי<text:span text:style-name="T1"> </text:span>אלעזר<text:span text:style-name="T1"> </text:span><text:span text:style-name="T26">(</text:span><text:span text:style-name="T28">דהכי</text:span><text:span text:style-name="T2"> </text:span><text:span text:style-name="T28">תנינן</text:span><text:span text:style-name="T2"> </text:span><text:span text:style-name="T28">תמן</text:span><text:span text:style-name="T2"> </text:span><text:span text:style-name="T28">במסכת</text:span><text:span text:style-name="T2"> </text:span><text:span text:style-name="T28">זבחים</text:span><text:span text:style-name="T2"> </text:span><text:span text:style-name="T28">בפרק</text:span><text:span text:style-name="T2"> </text:span><text:span text:style-name="T28">בתרא</text:span><text:span text:style-name="T2"> </text:span><text:span text:style-name="T29">(פ"יד</text:span><text:span text:style-name="T3"> </text:span><text:span text:style-name="T29">מ"י, דף</text:span><text:span text:style-name="T3"> </text:span><text:span text:style-name="T29">קיב:)</text:span><text:span text:style-name="T28">: מה</text:span><text:span text:style-name="T2"> </text:span><text:span text:style-name="T28">בין</text:span><text:span text:style-name="T2"> </text:span><text:span text:style-name="T28">במת</text:span><text:span text:style-name="T2"> </text:span><text:span text:style-name="T28">יחיד</text:span><text:span text:style-name="T2"> </text:span><text:span text:style-name="T28">לבמת</text:span><text:span text:style-name="T2"> </text:span><text:span text:style-name="T28">צבור</text:span><text:span text:style-name="T2"> </text:span><text:span text:style-name="T28">- דהיינו</text:span><text:span text:style-name="T2"> </text:span><text:span text:style-name="T28">מזבח</text:span><text:span text:style-name="T2"> </text:span><text:span text:style-name="T28">במת</text:span><text:span text:style-name="T2"> </text:span><text:span text:style-name="T28">יחיד? - אינה</text:span><text:span text:style-name="T2"> </text:span><text:span text:style-name="T28">טעונה</text:span><text:span text:style-name="T2"> </text:span><text:span text:style-name="T28">צפון</text:span><text:span text:style-name="T2"> </text:span><text:span text:style-name="T28">ולא</text:span><text:span text:style-name="T2"> </text:span><text:span text:style-name="T28">תנופה</text:span><text:span text:style-name="T2"> </text:span><text:span text:style-name="T28">ולא</text:span><text:span text:style-name="T2"> </text:span><text:span text:style-name="T28">הגשה</text:span><text:span text:style-name="T2"> </text:span><text:span text:style-name="T28">ולא</text:span><text:span text:style-name="T2"> </text:span><text:span text:style-name="T28">ריח</text:span><text:span text:style-name="T2"> </text:span><text:span text:style-name="T28">ניחוח, ואינו</text:span><text:span text:style-name="T2"> </text:span><text:span text:style-name="T28">נפסל</text:span><text:span text:style-name="T2"> </text:span><text:span text:style-name="T28">ביוצא</text:span><text:span text:style-name="T2"> </text:span><text:span text:style-name="T28">כו'</text:span><text:span text:style-name="T26">)</text:span>, דאמר<text:span text:style-name="T1"> </text:span>רבי<text:span text:style-name="T1"> </text:span>אלעזר: עולת<text:span text:style-name="T1"> </text:span>במת<text:span text:style-name="T1"> </text:span><text:soft-page-break/>יחיד<text:span text:style-name="T1"> </text:span>שהכניסה<text:span text:style-name="T1"> </text:span>לפנים<text:span text:style-name="T1"> </text:span><text:span text:style-name="T26">(</text:span><text:span text:style-name="T28">אם</text:span><text:span text:style-name="T2"> </text:span><text:span text:style-name="T28">הקדיש</text:span><text:span text:style-name="T2"> </text:span><text:span text:style-name="T28">בהמה</text:span><text:span text:style-name="T2"> </text:span><text:span text:style-name="T28">להקריבה</text:span><text:span text:style-name="T2"> </text:span><text:span text:style-name="T28">עולה</text:span><text:span text:style-name="T2"> </text:span><text:span text:style-name="T28">בבמת</text:span><text:span text:style-name="T2"> </text:span><text:span text:style-name="T28">יחיד</text:span><text:span text:style-name="T2"> </text:span><text:span text:style-name="T28">בשעת</text:span><text:span text:style-name="T2"> </text:span><text:span text:style-name="T28">היתר</text:span><text:span text:style-name="T2"> </text:span><text:span text:style-name="T28">הבמות, ונמלך</text:span><text:span text:style-name="T2"> </text:span><text:span text:style-name="T28">והכניסה</text:span><text:span text:style-name="T2"> </text:span><text:span text:style-name="T28">לפנים</text:span><text:span text:style-name="T2"> </text:span><text:span text:style-name="T28">לעזרה</text:span><text:span text:style-name="T2"> </text:span><text:span text:style-name="T28">להקריבה</text:span><text:span text:style-name="T2"> </text:span><text:span text:style-name="T28">במזבח</text:span><text:span text:style-name="T26">)</text:span> -</text:p>
      <text:p text:style-name="P3"/>
      <text:p text:style-name="P3">(מעילה<text:span text:style-name="T1"> </text:span>ג,ב)</text:p>
      <text:p text:style-name="P22"><text:span text:style-name="T117">קלטוה</text:span><text:span text:style-name="T118"> </text:span><text:span text:style-name="T117">מחיצות</text:span><text:span text:style-name="T118"> </text:span><text:span text:style-name="T121">(</text:span><text:span text:style-name="T122">של</text:span><text:span text:style-name="T119"> </text:span><text:span text:style-name="T122">עזרה</text:span><text:span text:style-name="T121">)</text:span><text:span text:style-name="T117"> לכל</text:span><text:span text:style-name="T118"> </text:span><text:span text:style-name="T117">דבר</text:span><text:span text:style-name="T118"> </text:span><text:span text:style-name="T121">(</text:span><text:span text:style-name="T122">דהוי</text:span><text:span text:style-name="T119"> </text:span><text:span text:style-name="T122">כמי</text:span><text:span text:style-name="T119"> </text:span><text:span text:style-name="T122">שהוקדשה</text:span><text:span text:style-name="T119"> </text:span><text:span text:style-name="T122">מתחלה</text:span><text:span text:style-name="T119"> </text:span><text:span text:style-name="T122">להקריבה</text:span><text:span text:style-name="T119"> </text:span><text:span text:style-name="T122">למזבח: דטעונה</text:span><text:span text:style-name="T119"> </text:span><text:span text:style-name="T122">צפון</text:span><text:span text:style-name="T119"> </text:span><text:span text:style-name="T122">וכל</text:span><text:span text:style-name="T119"> </text:span><text:span text:style-name="T122">דברים</text:span><text:span text:style-name="T119"> </text:span><text:span text:style-name="T122">הטעונים</text:span><text:span text:style-name="T119"> </text:span><text:span text:style-name="T122">בקדשי</text:span><text:span text:style-name="T119"> </text:span><text:span text:style-name="T122">מזבח, ונפסלת</text:span><text:span text:style-name="T119"> </text:span><text:span text:style-name="T122">ביוצא</text:span><text:span text:style-name="T119"> </text:span><text:span text:style-name="T122">ובדרום</text:span><text:span text:style-name="T119"> </text:span><text:span text:style-name="T122">ובשאר</text:span><text:span text:style-name="T119"> </text:span><text:span text:style-name="T122">פסולין</text:span><text:span text:style-name="T119"> </text:span><text:span text:style-name="T122">הנהוגין</text:span><text:span text:style-name="T119"> </text:span><text:span text:style-name="T122">בקדשי</text:span><text:span text:style-name="T119"> </text:span><text:span text:style-name="T122">מזבח</text:span><text:span text:style-name="T121">)</text:span><text:span text:style-name="T117">; בעי</text:span><text:span text:style-name="T118"> </text:span><text:span text:style-name="T117">רבי</text:span><text:span text:style-name="T118"> </text:span><text:span text:style-name="T117">אלעזר: עולת</text:span><text:span text:style-name="T118"> </text:span><text:span text:style-name="T117">במת</text:span><text:span text:style-name="T118"> </text:span><text:span text:style-name="T117">יחיד</text:span><text:span text:style-name="T118"> </text:span><text:span text:style-name="T117">שהכניסה</text:span><text:span text:style-name="T118"> </text:span><text:span text:style-name="T117">שנפסלה</text:span><text:span text:style-name="T118"> </text:span><text:span text:style-name="T121">(</text:span><text:span text:style-name="T122">ששחטה</text:span><text:span text:style-name="T119"> </text:span><text:span text:style-name="T122">לההיא</text:span><text:span text:style-name="T119"> </text:span><text:span text:style-name="T122">עולת</text:span><text:span text:style-name="T119"> </text:span><text:span text:style-name="T122">במת</text:span><text:span text:style-name="T119"> </text:span><text:span text:style-name="T122">יחיד</text:span><text:span text:style-name="T119"> </text:span><text:span text:style-name="T122">לאחר</text:span><text:span text:style-name="T119"> </text:span><text:span text:style-name="T122">שהכניסה</text:span><text:span text:style-name="T119"> </text:span><text:span text:style-name="T122">לעזרה</text:span><text:span text:style-name="T119"> </text:span><text:span text:style-name="T122">בדרום</text:span><text:span text:style-name="T121">)</text:span> ; עלו<text:span text:style-name="T1"> </text:span><text:span text:style-name="T26">(</text:span><text:span text:style-name="T28">והעלה</text:span><text:span text:style-name="T2"> </text:span><text:span text:style-name="T28">אותה</text:span><text:span text:style-name="T2"> </text:span><text:span text:style-name="T28">הכהן</text:span><text:span text:style-name="T2"> </text:span><text:span text:style-name="T28">לגבי</text:span><text:span text:style-name="T2"> </text:span><text:span text:style-name="T28">המזבח</text:span><text:span text:style-name="T2"> </text:span><text:span text:style-name="T28">בשוגג</text:span><text:span text:style-name="T2"> </text:span><text:span text:style-name="T28">או</text:span><text:span text:style-name="T2"> </text:span><text:span text:style-name="T28">במזיד</text:span><text:span text:style-name="T26">)</text:span> - מהו<text:span text:style-name="T118"> </text:span><text:span text:style-name="T117">שירדו? </text:span><text:span text:style-name="T121">(</text:span><text:span text:style-name="T122">מאי</text:span><text:span text:style-name="T119"> </text:span><text:span text:style-name="T122">לאו</text:span><text:span text:style-name="T121">)</text:span><text:span text:style-name="T117"> מדקמיבעיא</text:span><text:span text:style-name="T118"> </text:span><text:span text:style-name="T117">ליה</text:span><text:span text:style-name="T118"> </text:span><text:span text:style-name="T117">לחדא</text:span><text:span text:style-name="T118"> </text:span><text:span text:style-name="T121">(</text:span><text:span text:style-name="T122">בהא</text:span><text:span text:style-name="T119"> </text:span><text:span text:style-name="T122">דתחלתה</text:span><text:span text:style-name="T119"> </text:span><text:span text:style-name="T122">לאו</text:span><text:span text:style-name="T119"> </text:span><text:span text:style-name="T122">למזבח</text:span><text:span text:style-name="T121">)</text:span><text:span text:style-name="T117"> - מכלל</text:span><text:span text:style-name="T118"> </text:span><text:span text:style-name="T117">דאידך</text:span><text:span text:style-name="T118"> </text:span><text:span text:style-name="T121">(</text:span><text:span text:style-name="T122">בעולת</text:span><text:span text:style-name="T119"> </text:span><text:span text:style-name="T122">פנים</text:span><text:span text:style-name="T121">)</text:span><text:span text:style-name="T117"> פשיטא</text:span><text:span text:style-name="T118"> </text:span><text:span text:style-name="T117">ליה, אי</text:span><text:span text:style-name="T118"> </text:span><text:span text:style-name="T117">כרבה</text:span><text:span text:style-name="T118"> </text:span><text:span text:style-name="T117">אי</text:span><text:span text:style-name="T118"> </text:span><text:span text:style-name="T117">כדרב</text:span><text:span text:style-name="T118"> </text:span><text:span text:style-name="T117">יוסף! </text:span></text:p>
      <text:p text:style-name="P22"><text:span text:style-name="T121">(</text:span><text:span text:style-name="T122">ומשני: לא! לעולם</text:span><text:span text:style-name="T119"> </text:span><text:span text:style-name="T122">לא</text:span><text:span text:style-name="T119"> </text:span><text:span text:style-name="T122">פשיטא</text:span><text:span text:style-name="T119"> </text:span><text:span text:style-name="T122">ליה</text:span><text:span text:style-name="T119"> </text:span><text:span text:style-name="T122">אי</text:span><text:span text:style-name="T119"> </text:span><text:span text:style-name="T122">כרבה</text:span><text:span text:style-name="T119"> </text:span><text:span text:style-name="T122">אי</text:span><text:span text:style-name="T119"> </text:span><text:span text:style-name="T122">כרב</text:span><text:span text:style-name="T119"> </text:span><text:span text:style-name="T122">יוסף, אלא</text:span><text:span text:style-name="T121">)</text:span><text:span text:style-name="T117"> חדא</text:span><text:span text:style-name="T118"> </text:span><text:span text:style-name="T117">מגו</text:span><text:span text:style-name="T118"> </text:span><text:span text:style-name="T117">חדא</text:span><text:span text:style-name="T118"> </text:span><text:span text:style-name="T121">(</text:span><text:span text:style-name="T122">עולת</text:span><text:span text:style-name="T119"> </text:span><text:span text:style-name="T122">במת</text:span><text:span text:style-name="T119"> </text:span><text:span text:style-name="T122">יחיד</text:span><text:span text:style-name="T119"> </text:span><text:span text:style-name="T122">מגו</text:span><text:span text:style-name="T119"> </text:span><text:span text:style-name="T122">עולת</text:span><text:span text:style-name="T119"> </text:span><text:span text:style-name="T122">פנים</text:span><text:span text:style-name="T121">)</text:span><text:span text:style-name="T117"> קמיבעיא</text:span><text:span text:style-name="T118"> </text:span><text:span text:style-name="T117">ליה: עד</text:span><text:span text:style-name="T118"> </text:span><text:span text:style-name="T117">כאן</text:span><text:span text:style-name="T118"> </text:span><text:span text:style-name="T117">לא</text:span><text:span text:style-name="T118"> </text:span><text:span text:style-name="T117">קאמר</text:span><text:span text:style-name="T118"> </text:span><text:span text:style-name="T117">רבה</text:span><text:span text:style-name="T118"> </text:span><text:span text:style-name="T117">התם</text:span><text:span text:style-name="T118"> </text:span><text:span text:style-name="T121">(</text:span><text:span text:style-name="T122">בעולת</text:span><text:span text:style-name="T119"> </text:span><text:span text:style-name="T122">פנים</text:span><text:span text:style-name="T119"> </text:span><text:span text:style-name="T122">ששינה</text:span><text:span text:style-name="T119"> </text:span><text:span text:style-name="T122">בשחיטתה</text:span><text:span text:style-name="T119"> </text:span><text:span text:style-name="T122">או</text:span><text:span text:style-name="T119"> </text:span><text:span text:style-name="T122">שיצאתה</text:span><text:span text:style-name="T121">)</text:span><text:span text:style-name="T117"> אם</text:span><text:span text:style-name="T118"> </text:span><text:span text:style-name="T117">עלו</text:span><text:span text:style-name="T118"> </text:span><text:span text:style-name="T117">ירדו</text:span><text:span text:style-name="T118"> </text:span><text:span text:style-name="T121">(</text:span><text:span text:style-name="T122">משום</text:span><text:span text:style-name="T121">)</text:span><text:span text:style-name="T117"> מחיצה</text:span><text:span text:style-name="T118"> </text:span><text:span text:style-name="T117">כתיקנה</text:span><text:span text:style-name="T118"> </text:span><text:span text:style-name="T121">(</text:span><text:span text:style-name="T122">כלומר: היכא</text:span><text:span text:style-name="T119"> </text:span><text:span text:style-name="T122">דמעיקרא</text:span><text:span text:style-name="T119"> </text:span><text:span text:style-name="T122">כי</text:span><text:span text:style-name="T119"> </text:span><text:span text:style-name="T122">אקדשה</text:span><text:span text:style-name="T119"> </text:span><text:span text:style-name="T122">לשם</text:span><text:span text:style-name="T119"> </text:span><text:span text:style-name="T122">קדושת</text:span><text:span text:style-name="T119"> </text:span><text:span text:style-name="T122">פנים</text:span><text:span text:style-name="T119"> </text:span><text:span text:style-name="T122">- אקדשה</text:span><text:span text:style-name="T119"> </text:span><text:span text:style-name="T122">להקריבה</text:span><text:span text:style-name="T119"> </text:span><text:span text:style-name="T122">בעצמה, דהיינו</text:span><text:span text:style-name="T119"> </text:span><text:span text:style-name="T122">'מחיצה</text:span><text:span text:style-name="T119"> </text:span><text:span text:style-name="T122">כתיקנה', התם</text:span><text:span text:style-name="T119"> </text:span><text:span text:style-name="T122">כי</text:span><text:span text:style-name="T119"> </text:span><text:span text:style-name="T122">שינה</text:span><text:span text:style-name="T119"> </text:span><text:span text:style-name="T122">בה</text:span><text:span text:style-name="T121">)</text:span><text:span text:style-name="T117"> - </text:span><text:span text:style-name="T121">(</text:span><text:span text:style-name="T122">משום</text:span><text:span text:style-name="T119"> </text:span><text:span text:style-name="T122">הכי</text:span><text:span text:style-name="T121">)</text:span><text:span text:style-name="T117"> פסלה, </text:span><text:span text:style-name="T121">(</text:span><text:span text:style-name="T122">אבל</text:span><text:span text:style-name="T119"> </text:span><text:span text:style-name="T122">עולת</text:span><text:span text:style-name="T119"> </text:span><text:span text:style-name="T122">במת</text:span><text:span text:style-name="T119"> </text:span><text:span text:style-name="T122">יחיד, הואיל</text:span><text:span text:style-name="T119"> </text:span><text:span text:style-name="T122">והוקדשה</text:span><text:span text:style-name="T119"> </text:span><text:span text:style-name="T122">תחילה</text:span><text:span text:style-name="T121">)</text:span><text:span text:style-name="T117"> שלא</text:span><text:span text:style-name="T118"> </text:span><text:span text:style-name="T117">כתיקנה</text:span><text:span text:style-name="T118"> </text:span><text:span text:style-name="T121">(</text:span><text:span text:style-name="T122">להקריבה</text:span><text:span text:style-name="T119"> </text:span><text:span text:style-name="T122">בחוץ</text:span><text:span text:style-name="T121">)</text:span><text:span text:style-name="T117"> - </text:span><text:span text:style-name="T121">(</text:span><text:span text:style-name="T122">כי</text:span><text:span text:style-name="T119"> </text:span><text:span text:style-name="T122">הכניסה</text:span><text:span text:style-name="T119"> </text:span><text:span text:style-name="T122">לאחר</text:span><text:span text:style-name="T119"> </text:span><text:span text:style-name="T122">מכן</text:span><text:span text:style-name="T119"> </text:span><text:span text:style-name="T122">בפנים</text:span><text:span text:style-name="T119"> </text:span><text:span text:style-name="T122">ושחטה</text:span><text:span text:style-name="T119"> </text:span><text:span text:style-name="T122">בדרום</text:span><text:span text:style-name="T119"> </text:span><text:span text:style-name="T122">או</text:span><text:span text:style-name="T119"> </text:span><text:span text:style-name="T122">יצאת</text:span><text:span text:style-name="T121">)</text:span><text:span text:style-name="T117"> לא</text:span><text:span text:style-name="T118"> </text:span><text:span text:style-name="T117">פסלה</text:span><text:span text:style-name="T118"> </text:span><text:span text:style-name="T121">(</text:span><text:span text:style-name="T122">ואם</text:span><text:span text:style-name="T119"> </text:span><text:span text:style-name="T122">עלתה</text:span><text:span text:style-name="T119"> </text:span><text:span text:style-name="T122">לא</text:span><text:span text:style-name="T119"> </text:span><text:span text:style-name="T122">תרד, דהא</text:span><text:span text:style-name="T119"> </text:span><text:span text:style-name="T122">דאמרינן</text:span><text:span text:style-name="T119"> </text:span><text:span text:style-name="T122">דנפסלת</text:span><text:span text:style-name="T119"> </text:span><text:span text:style-name="T122">בדרום</text:span><text:span text:style-name="T119"> </text:span><text:span text:style-name="T122">או</text:span><text:span text:style-name="T119"> </text:span><text:span text:style-name="T122">ביוצא</text:span><text:span text:style-name="T119"> </text:span><text:span text:style-name="T122">- היינו</text:span><text:span text:style-name="T119"> </text:span><text:span text:style-name="T122">כשנכנסה</text:span><text:span text:style-name="T119"> </text:span><text:span text:style-name="T122">תחילה</text:span><text:span text:style-name="T119"> </text:span><text:span text:style-name="T122">למחיצת</text:span><text:span text:style-name="T119"> </text:span><text:span text:style-name="T122">עזרה, דהיינו</text:span><text:span text:style-name="T119"> </text:span><text:span text:style-name="T122">'כתיקנה'</text:span><text:span text:style-name="T121">)</text:span><text:span text:style-name="T117">, או</text:span><text:span text:style-name="T118"> </text:span><text:span text:style-name="T117">דילמא: אפילו</text:span><text:span text:style-name="T118"> </text:span><text:span text:style-name="T117">לרב</text:span><text:span text:style-name="T118"> </text:span><text:span text:style-name="T117">יוסף</text:span><text:span text:style-name="T118"> </text:span><text:span text:style-name="T117">דאמר</text:span><text:span text:style-name="T118"> </text:span><text:span text:style-name="T121">(</text:span><text:span text:style-name="T122">בעולת</text:span><text:span text:style-name="T119"> </text:span><text:span text:style-name="T122">פנים</text:span><text:span text:style-name="T119"> </text:span><text:span text:style-name="T122">אי</text:span><text:span text:style-name="T119"> </text:span><text:span text:style-name="T122">שינה</text:span><text:span text:style-name="T119"> </text:span><text:span text:style-name="T122">בה</text:span><text:span text:style-name="T121">)</text:span><text:span text:style-name="T117"> אם</text:span><text:span text:style-name="T118"> </text:span><text:span text:style-name="T117">עלתה</text:span><text:span text:style-name="T118"> </text:span><text:span text:style-name="T117">לא</text:span><text:span text:style-name="T118"> </text:span><text:span text:style-name="T117">תרד: מחיצה</text:span><text:span text:style-name="T118"> </text:span><text:span text:style-name="T117">כתיקנה</text:span><text:span text:style-name="T118"> </text:span><text:span text:style-name="T121">(</text:span><text:span text:style-name="T122">היינו</text:span><text:span text:style-name="T119"> </text:span><text:span text:style-name="T122">טעמא: דכיון</text:span><text:span text:style-name="T119"> </text:span><text:span text:style-name="T122">שהקדישה</text:span><text:span text:style-name="T119"> </text:span><text:span text:style-name="T122">להקריבה</text:span><text:span text:style-name="T119"> </text:span><text:span text:style-name="T122">במחיצת</text:span><text:span text:style-name="T119"> </text:span><text:span text:style-name="T122">העזרה, דהיינו</text:span><text:span text:style-name="T119"> </text:span><text:span text:style-name="T122">כתיקונה</text:span><text:span text:style-name="T121">)</text:span><text:span text:style-name="T117"> – קלטה</text:span><text:span text:style-name="T118"> </text:span><text:span text:style-name="T121">(</text:span><text:span text:style-name="T122">קלט</text:span><text:span text:style-name="T119"> </text:span><text:span text:style-name="T122">לה</text:span><text:span text:style-name="T119"> </text:span><text:span text:style-name="T122">מזבח</text:span><text:span text:style-name="T119"> </text:span><text:span text:style-name="T122">דאם</text:span><text:span text:style-name="T119"> </text:span><text:span text:style-name="T122">עלתה</text:span><text:span text:style-name="T119"> </text:span><text:span text:style-name="T122">לא</text:span><text:span text:style-name="T119"> </text:span><text:span text:style-name="T122">תרד</text:span><text:span text:style-name="T121">)</text:span><text:span text:style-name="T117">, </text:span><text:span text:style-name="T121">(</text:span><text:span text:style-name="T122">אבל</text:span><text:span text:style-name="T2"> </text:span><text:span text:style-name="T28">עולת</text:span><text:span text:style-name="T2"> </text:span><text:span text:style-name="T28">במת</text:span><text:span text:style-name="T2"> </text:span><text:span text:style-name="T28">יחיד</text:span><text:span text:style-name="T2"> </text:span><text:span text:style-name="T28">שהוקדשה</text:span><text:span text:style-name="T2"> </text:span><text:span text:style-name="T28">תחלה</text:span><text:span text:style-name="T121">)</text:span><text:span text:style-name="T117"> שלא</text:span><text:span text:style-name="T118"> </text:span><text:span text:style-name="T117">כתיקנה</text:span><text:span text:style-name="T118"> </text:span><text:span text:style-name="T121">(</text:span><text:span text:style-name="T122">ואחר</text:span><text:span text:style-name="T119"> </text:span><text:span text:style-name="T122">כך</text:span><text:span text:style-name="T119"> </text:span><text:span text:style-name="T122">הכניסה</text:span><text:span text:style-name="T119"> </text:span><text:span text:style-name="T122">בפנים, דהיינו</text:span><text:span text:style-name="T119"> </text:span><text:span text:style-name="T122">'מחיצה</text:span><text:span text:style-name="T119"> </text:span><text:span text:style-name="T122">שלא</text:span><text:span text:style-name="T119"> </text:span><text:span text:style-name="T122">כתיקנה', ויצאת</text:span><text:span text:style-name="T119"> </text:span><text:span text:style-name="T122">או</text:span><text:span text:style-name="T119"> </text:span><text:span text:style-name="T122">נשחטה</text:span><text:span text:style-name="T119"> </text:span><text:span text:style-name="T122">בדרום</text:span><text:span text:style-name="T121">)</text:span><text:span text:style-name="T117"> - </text:span><text:span text:style-name="T121">(</text:span><text:span text:style-name="T122">אם</text:span><text:span text:style-name="T119"> </text:span><text:span text:style-name="T122">עלתה</text:span><text:span text:style-name="T119"> – </text:span><text:span text:style-name="T122">תרד:</text:span><text:span text:style-name="T121">)</text:span><text:span text:style-name="T117"> לא</text:span><text:span text:style-name="T118"> </text:span><text:span text:style-name="T117">קלטה</text:span><text:span text:style-name="T118"> </text:span><text:span text:style-name="T121">(</text:span><text:span text:style-name="T122">דלא</text:span><text:span text:style-name="T119"> </text:span><text:span text:style-name="T122">קלט</text:span><text:span text:style-name="T119"> </text:span><text:span text:style-name="T122">מזבח</text:span><text:span text:style-name="T119"> </text:span><text:span text:style-name="T122">ולא</text:span><text:span text:style-name="T119"> </text:span><text:span text:style-name="T122">אתאי</text:span><text:span text:style-name="T119"> </text:span><text:span text:style-name="T122">תחילה</text:span><text:span text:style-name="T119"> </text:span><text:span text:style-name="T122">למחיצת</text:span><text:span text:style-name="T119"> </text:span><text:span text:style-name="T122">עזרה</text:span><text:span text:style-name="T119"> </text:span><text:span text:style-name="T122">כתיקנה</text:span><text:span text:style-name="T121">)</text:span><text:span text:style-name="T117">? </text:span></text:p>
      <text:p text:style-name="P27">תיקו. <text:span text:style-name="T26">(</text:span><text:span text:style-name="T28">ומדקמבעיא</text:span><text:span text:style-name="T2"> </text:span><text:span text:style-name="T28">ליה</text:span><text:span text:style-name="T2"> </text:span><text:span text:style-name="T28">אליבא</text:span><text:span text:style-name="T2"> </text:span><text:span text:style-name="T28">דתרוייהו</text:span><text:span text:style-name="T2"> </text:span><text:span text:style-name="T28">- שמע</text:span><text:span text:style-name="T2"> </text:span><text:span text:style-name="T28">מינה</text:span><text:span text:style-name="T2"> </text:span><text:span text:style-name="T28">דבשינוי</text:span><text:span text:style-name="T2"> </text:span><text:span text:style-name="T28">מקום</text:span><text:span text:style-name="T2"> </text:span><text:span text:style-name="T28">שחיטה</text:span><text:span text:style-name="T2"> </text:span><text:span text:style-name="T28">דעולת</text:span><text:span text:style-name="T2"> </text:span><text:span text:style-name="T28">פנים</text:span><text:span text:style-name="T2"> </text:span><text:span text:style-name="T28">נמי</text:span><text:span text:style-name="T2"> </text:span><text:span text:style-name="T28">לא</text:span><text:span text:style-name="T2"> </text:span><text:span text:style-name="T28">פשיטא</text:span><text:span text:style-name="T2"> </text:span><text:span text:style-name="T28">ליה</text:span><text:span text:style-name="T2"> </text:span><text:span text:style-name="T28">אי</text:span><text:span text:style-name="T2"> </text:span><text:span text:style-name="T28">כרבה</text:span><text:span text:style-name="T2"> </text:span><text:span text:style-name="T28">אי</text:span><text:span text:style-name="T2"> </text:span><text:span text:style-name="T28">כרב</text:span><text:span text:style-name="T2"> </text:span><text:span text:style-name="T28">יוסף.</text:span><text:span text:style-name="T26">)</text:span> </text:p>
      <text:p text:style-name="P27"/>
      <text:p text:style-name="P22">אמר<text:span text:style-name="T1"> </text:span>רב<text:span text:style-name="T1"> </text:span>גידל<text:span text:style-name="T1"> </text:span>אמר<text:span text:style-name="T1"> </text:span>רב: זריקת<text:span text:style-name="T1"> </text:span>פיגול<text:span text:style-name="T1"> </text:span><text:span text:style-name="T26">(</text:span><text:span text:style-name="T28">שחישב</text:span><text:span text:style-name="T2"> </text:span><text:span text:style-name="T28">בשחיטה</text:span><text:span text:style-name="T2"> </text:span><text:span text:style-name="T28">לפגל</text:span><text:span text:style-name="T2"> </text:span><text:span text:style-name="T28">הזבח, ופגל</text:span><text:span text:style-name="T2"> </text:span><text:span text:style-name="T28">נמי</text:span><text:span text:style-name="T2"> </text:span><text:span text:style-name="T28">בזריקה, והשתא</text:span><text:span text:style-name="T2"> </text:span><text:span text:style-name="T28">הוקבעה</text:span><text:span text:style-name="T2"> </text:span><text:span text:style-name="T28">לפיגול</text:span><text:span text:style-name="T2"> </text:span><text:span text:style-name="T28">שיש</text:span><text:span text:style-name="T2"> </text:span><text:span text:style-name="T28">בו</text:span><text:span text:style-name="T2"> </text:span><text:span text:style-name="T28">כרת</text:span><text:span text:style-name="T26">)</text:span> אינו<text:span text:style-name="T1"> </text:span>מוציא<text:span text:style-name="T1"> </text:span>מידי<text:span text:style-name="T1"> </text:span>מעילה<text:span text:style-name="T1"> </text:span>בקדשי<text:span text:style-name="T1"> </text:span>קדשים<text:span text:style-name="T1"> </text:span><text:span text:style-name="T26">(</text:span><text:span text:style-name="T28">כלומר: דזריקת</text:span><text:span text:style-name="T2"> </text:span><text:span text:style-name="T28">פיגול</text:span><text:span text:style-name="T2"> </text:span><text:span text:style-name="T28">אינה</text:span><text:span text:style-name="T2"> </text:span><text:span text:style-name="T28">חשובה</text:span><text:span text:style-name="T2"> </text:span><text:span text:style-name="T28">כל</text:span><text:span text:style-name="T2"> </text:span><text:span text:style-name="T28">כך</text:span><text:span text:style-name="T2"> </text:span><text:span text:style-name="T28">שתוציא</text:span><text:span text:style-name="T2"> </text:span><text:span text:style-name="T28">בשר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כזריקה</text:span><text:span text:style-name="T2"> </text:span><text:span text:style-name="T28">כשרה, דקיימא</text:span><text:span text:style-name="T2"> </text:span><text:span text:style-name="T28">לן</text:span><text:span text:style-name="T2"> </text:span><text:span text:style-name="T28">דמאחר</text:span><text:span text:style-name="T2"> </text:span><text:span text:style-name="T28">שנזרק</text:span><text:span text:style-name="T2"> </text:span><text:span text:style-name="T28">הדם</text:span><text:span text:style-name="T2"> </text:span><text:span text:style-name="T28">כראוי</text:span><text:span text:style-name="T2"> </text:span><text:span text:style-name="T28">- יש</text:span><text:span text:style-name="T2"> </text:span><text:span text:style-name="T28">בבשר</text:span><text:span text:style-name="T2"> </text:span><text:span text:style-name="T28">היתר</text:span><text:span text:style-name="T2"> </text:span><text:span text:style-name="T28">לכהנים</text:span><text:span text:style-name="T2"> </text:span><text:span text:style-name="T28">ואין</text:span><text:span text:style-name="T2"> </text:span><text:span text:style-name="T28">מועלין</text:span><text:span text:style-name="T2"> </text:span><text:span text:style-name="T28">בו, אבל</text:span><text:span text:style-name="T2"> </text:span><text:span text:style-name="T28">הכא</text:span><text:span text:style-name="T2"> </text:span><text:span text:style-name="T28">- כיון</text:span><text:span text:style-name="T2"> </text:span><text:span text:style-name="T28">דפיגל</text:span><text:span text:style-name="T2"> </text:span><text:span text:style-name="T28">בזריקה</text:span><text:span text:style-name="T2"> </text:span><text:span text:style-name="T28">- לא</text:span><text:span text:style-name="T2"> </text:span><text:span text:style-name="T28">יצא</text:span><text:span text:style-name="T2"> </text:span><text:span text:style-name="T28">הבשר</text:span><text:span text:style-name="T2"> </text:span><text:span text:style-name="T28">מידי</text:span><text:span text:style-name="T2"> </text:span><text:span text:style-name="T28">מעילה, דהא</text:span><text:span text:style-name="T2"> </text:span><text:span text:style-name="T28">לא</text:span><text:span text:style-name="T2"> </text:span><text:span text:style-name="T28">חזי</text:span><text:span text:style-name="T2"> </text:span><text:span text:style-name="T28">לכהנים</text:span><text:span text:style-name="T26">)</text:span>, ואינו<text:span text:style-name="T1"> </text:span>מביא<text:span text:style-name="T1"> </text:span><text:span text:style-name="T26">(</text:span><text:span text:style-name="T28">ואותה</text:span><text:span text:style-name="T2"> </text:span><text:span text:style-name="T28">זריקה</text:span><text:span text:style-name="T2"> </text:span><text:span text:style-name="T28">אינה</text:span><text:span text:style-name="T2"> </text:span><text:span text:style-name="T28">מביאה</text:span><text:span text:style-name="T2"> </text:span><text:span text:style-name="T28">האימורין</text:span><text:span text:style-name="T26">)</text:span> לידי<text:span text:style-name="T1"> </text:span>מעילה<text:span text:style-name="T1"> </text:span>בקדשים<text:span text:style-name="T1"> </text:span>קלים<text:span text:style-name="T1"> </text:span><text:span text:style-name="T26">(</text:span><text:span text:style-name="T28">כזריקה</text:span><text:span text:style-name="T2"> </text:span><text:span text:style-name="T28">כשרה, כדתנן</text:span><text:span text:style-name="T2"> </text:span><text:span text:style-name="T28">בסיפא</text:span><text:span text:style-name="T2"> </text:span><text:span text:style-name="T28">דמתניתין</text:span><text:span text:style-name="T2"> </text:span><text:span text:style-name="T28">'בקדשים</text:span><text:span text:style-name="T2"> </text:span><text:span text:style-name="T28">קלים</text:span><text:span text:style-name="T2"> </text:span><text:span text:style-name="T28">לאחר</text:span><text:span text:style-name="T2"> </text:span><text:span text:style-name="T28">זריקת</text:span><text:span text:style-name="T2"> </text:span><text:span text:style-name="T28">דמן</text:span><text:span text:style-name="T2"> </text:span><text:span text:style-name="T28">מועלין</text:span><text:span text:style-name="T2"> </text:span><text:span text:style-name="T28">באימורין</text:span><text:span text:style-name="T2"> </text:span><text:span text:style-name="T28">ואין</text:span><text:span text:style-name="T2"> </text:span><text:span text:style-name="T28">מועלין</text:span><text:span text:style-name="T2"> </text:span><text:span text:style-name="T28">בבשר' דלא</text:span><text:span text:style-name="T2"> </text:span><text:span text:style-name="T28">חשיבא</text:span><text:span text:style-name="T2"> </text:span><text:span text:style-name="T28">זריקא</text:span><text:span text:style-name="T2"> </text:span><text:span text:style-name="T28">כלל</text:span><text:span text:style-name="T2"> </text:span><text:span text:style-name="T28">לענין</text:span><text:span text:style-name="T2"> </text:span><text:span text:style-name="T28">מעילה</text:span><text:span text:style-name="T26">)</text:span>. </text:p>
      <text:p text:style-name="P49"><text:span text:style-name="T27">תוספות</text:span><text:span text:style-name="T1"> </text:span><text:span text:style-name="T27">ד"ה</text:span><text:span text:style-name="T1"> </text:span><text:span text:style-name="T27">אמר</text:span><text:span text:style-name="T1"> </text:span><text:span text:style-name="T27">רב</text:span><text:span text:style-name="T1"> </text:span><text:span text:style-name="T27">גידל</text:span><text:span text:style-name="T1"> </text:span><text:span text:style-name="T27">אמר</text:span><text:span text:style-name="T1"> </text:span><text:span text:style-name="T27">רב</text:span><text:span text:style-name="T1"> </text:span><text:span text:style-name="T27">זריקת</text:span><text:span text:style-name="T1"> </text:span><text:span text:style-name="T27">פיגול</text:span><text:span text:style-name="T1"> </text:span><text:span text:style-name="T27">אינו</text:span><text:span text:style-name="T1"> </text:span><text:span text:style-name="T27">מוציא</text:span><text:span text:style-name="T1"> </text:span><text:span text:style-name="T27">מידי</text:span><text:span text:style-name="T1"> </text:span><text:span text:style-name="T27">מעילה</text:span><text:span text:style-name="T1"> </text:span><text:span text:style-name="T27">בקדשי</text:span><text:span text:style-name="T1"> </text:span><text:span text:style-name="T27">קדשים. </text:span></text:p>
      <text:p text:style-name="P49"><text:span text:style-name="T27">פירוש: אם</text:span><text:span text:style-name="T1"> </text:span><text:span text:style-name="T27">שחט</text:span><text:span text:style-name="T1"> </text:span><text:span text:style-name="T27">בפיגול</text:span><text:span text:style-name="T1"> </text:span><text:span text:style-name="T27">ואחר</text:span><text:span text:style-name="T1"> </text:span><text:span text:style-name="T27">כך</text:span><text:span text:style-name="T1"> </text:span><text:span text:style-name="T27">זרק</text:span><text:span text:style-name="T1"> </text:span><text:span text:style-name="T27">סתם</text:span><text:span text:style-name="T1"> </text:span><text:span text:style-name="T27">- אין</text:span><text:span text:style-name="T1"> </text:span><text:span text:style-name="T27">הזריקה</text:span><text:span text:style-name="T1"> </text:span><text:span text:style-name="T27">מוציאתו</text:span><text:span text:style-name="T1"> </text:span><text:span text:style-name="T27">מידי</text:span><text:span text:style-name="T1"> </text:span><text:span text:style-name="T27">מעילה</text:span><text:span text:style-name="T1"> </text:span><text:span text:style-name="T27">דניקרי</text:span><text:span text:style-name="T1"> </text:span><text:span text:style-name="T27">ביה</text:span><text:span text:style-name="T1"> </text:span><text:span text:style-name="T27">היתר</text:span><text:span text:style-name="T1"> </text:span><text:span text:style-name="T27">לכהנים, אף</text:span><text:span text:style-name="T1"> </text:span><text:span text:style-name="T27">על</text:span><text:span text:style-name="T1"> </text:span><text:span text:style-name="T27">גב</text:span><text:span text:style-name="T1"> </text:span><text:span text:style-name="T27">דמהניא</text:span><text:span text:style-name="T1"> </text:span><text:span text:style-name="T27">זריקה</text:span><text:span text:style-name="T1"> </text:span><text:span text:style-name="T27">לאקבועי</text:span><text:span text:style-name="T1"> </text:span><text:span text:style-name="T27">בפיגול, דדרשינן</text:span><text:span text:style-name="T1"> </text:span><text:span text:style-name="T27">(זבחים</text:span><text:span text:style-name="T1"> </text:span><text:span text:style-name="T27">דף</text:span><text:span text:style-name="T1"> </text:span><text:span text:style-name="T27">כח:) 'כהרצאת</text:span><text:span text:style-name="T1"> </text:span><text:span text:style-name="T27">כשר</text:span><text:span text:style-name="T1"> </text:span><text:span text:style-name="T27">כך</text:span><text:span text:style-name="T1"> </text:span><text:span text:style-name="T27">הרצאת</text:span><text:span text:style-name="T1"> </text:span><text:span text:style-name="T27">פסול', אלמא</text:span><text:span text:style-name="T1"> </text:span><text:span text:style-name="T27">בעינא</text:span><text:span text:style-name="T1"> </text:span><text:span text:style-name="T27">בפיגול</text:span><text:span text:style-name="T1"> </text:span><text:span text:style-name="T27">קריבת</text:span><text:span text:style-name="T1"> </text:span><text:span text:style-name="T27">מתירין</text:span><text:span text:style-name="T1"> </text:span><text:span text:style-name="T27">בהכשר; סלקא</text:span><text:span text:style-name="T1"> </text:span><text:span text:style-name="T27">דעתך</text:span><text:span text:style-name="T1"> </text:span><text:span text:style-name="T27">אמינא</text:span><text:span text:style-name="T1"> </text:span><text:span text:style-name="T27">דכמו</text:span><text:span text:style-name="T1"> </text:span><text:span text:style-name="T27">כן</text:span><text:span text:style-name="T1"> </text:span><text:span text:style-name="T27">חשבה</text:span><text:span text:style-name="T1"> </text:span><text:span text:style-name="T27">רחמנא</text:span><text:span text:style-name="T1"> </text:span><text:span text:style-name="T27">זריקה</text:span><text:span text:style-name="T1"> </text:span><text:span text:style-name="T27">להוציא</text:span><text:span text:style-name="T1"> </text:span><text:span text:style-name="T27">מידי</text:span><text:span text:style-name="T1"> </text:span><text:span text:style-name="T27">מעילה</text:span><text:span text:style-name="T1"> </text:span><text:span text:style-name="T27">ולהביאו</text:span><text:span text:style-name="T1"> </text:span><text:span text:style-name="T27">למהוי</text:span><text:span text:style-name="T1"> </text:span><text:span text:style-name="T27">כאילו</text:span><text:span text:style-name="T1"> </text:span><text:span text:style-name="T27">תובע</text:span><text:span text:style-name="T1"> </text:span><text:span text:style-name="T27">חלק</text:span><text:span text:style-name="T1"> </text:span><text:span text:style-name="T27">גבוה</text:span><text:span text:style-name="T1"> </text:span><text:span text:style-name="T27">- קא</text:span><text:span text:style-name="T1"> </text:span><text:span text:style-name="T27">משמע</text:span><text:span text:style-name="T1"> </text:span><text:span text:style-name="T27">לן</text:span><text:span text:style-name="T1"> </text:span><text:span text:style-name="T27">רב</text:span><text:span text:style-name="T1"> </text:span><text:span text:style-name="T27">גידל</text:span><text:span text:style-name="T1"> </text:span><text:span text:style-name="T27">דתרתי</text:span><text:span text:style-name="T1"> </text:span><text:span text:style-name="T27">לא</text:span><text:span text:style-name="T1"> </text:span><text:span text:style-name="T27">עבדי: לאקבועי</text:span><text:span text:style-name="T1"> </text:span><text:span text:style-name="T27">בפיגול</text:span><text:span text:style-name="T1"> </text:span><text:span text:style-name="T27">ולהוציא</text:span><text:span text:style-name="T1"> </text:span><text:span text:style-name="T27">מידי</text:span><text:span text:style-name="T1"> </text:span><text:span text:style-name="T27">מעילה: </text:span></text:p>
      <text:p text:style-name="P22">יתיב<text:span text:style-name="T1"> </text:span>אביי<text:span text:style-name="T1"> </text:span>וקאמר<text:span text:style-name="T1"> </text:span>לה<text:span text:style-name="T1"> </text:span>להא<text:span text:style-name="T1"> </text:span>שמעתא<text:span text:style-name="T1"> </text:span><text:span text:style-name="T26">(</text:span><text:span text:style-name="T28">דרב</text:span><text:span text:style-name="T2"> </text:span><text:span text:style-name="T28">גידל</text:span><text:span text:style-name="T26">)</text:span>; איתיביה<text:span text:style-name="T1"> </text:span>רב<text:span text:style-name="T1"> </text:span>פפא<text:span text:style-name="T1"> </text:span>לאביי<text:span text:style-name="T1"> </text:span><text:span text:style-name="T29">[מנחות</text:span><text:span text:style-name="T3"> </text:span><text:span text:style-name="T29">פ"ז</text:span><text:span text:style-name="T3"> </text:span><text:span text:style-name="T29">מ"ג]</text:span>: '<text:span text:style-name="T106">השוחט</text:span><text:span text:style-name="T107"> </text:span><text:span text:style-name="T106">את</text:span><text:span text:style-name="T107"> </text:span><text:span text:style-name="T106">התודה</text:span><text:span text:style-name="T107"> </text:span><text:span text:style-name="T106">לפנים</text:span><text:span text:style-name="T107"> </text:span><text:span text:style-name="T106">ולחמה</text:span><text:span text:style-name="T107"> </text:span><text:span text:style-name="T106">חוץ</text:span><text:span text:style-name="T107"> </text:span><text:span text:style-name="T106">לחומה* - לא</text:span><text:span text:style-name="T107"> </text:span><text:span text:style-name="T106">קדש</text:span><text:span text:style-name="T107"> </text:span><text:span text:style-name="T106">את</text:span><text:span text:style-name="T107"> </text:span><text:span text:style-name="T106">הלחם</text:span><text:span text:style-name="T107"> </text:span><text:span text:style-name="T26">(</text:span><text:span text:style-name="T28">דכתיב</text:span><text:span text:style-name="T2"> </text:span><text:span text:style-name="T32">על</text:span><text:span text:style-name="T2"> </text:span><text:span text:style-name="T32">זבח</text:span><text:span text:style-name="T2"> </text:span><text:span text:style-name="T32">התודה</text:span><text:span text:style-name="T2"> </text:span><text:span text:style-name="T32">חלות</text:span><text:span text:style-name="T2"> </text:span><text:span text:style-name="T29">(ויקרא</text:span><text:span text:style-name="T3"> </text:span><text:span text:style-name="T29">ז,יב)</text:span><text:span text:style-name="T28"> ובעינן</text:span><text:span text:style-name="T2"> </text:span><text:span text:style-name="T28">'על' בסמוך</text:span><text:span text:style-name="T26">)</text:span><text:span text:style-name="T106">; שחטה</text:span><text:span text:style-name="T107"> </text:span><text:span text:style-name="T106">עד</text:span><text:span text:style-name="T107"> </text:span><text:span text:style-name="T106">שלא</text:span><text:span text:style-name="T107"> </text:span><text:span text:style-name="T106">קרמו</text:span><text:span text:style-name="T107"> </text:span><text:span text:style-name="T106">פניה</text:span><text:span text:style-name="T107"> </text:span><text:span text:style-name="T106">בתנור, ואפילו</text:span><text:span text:style-name="T107"> </text:span><text:span text:style-name="T106">קרמו</text:span><text:span text:style-name="T107"> </text:span><text:span text:style-name="T106">כולן</text:span><text:span text:style-name="T107"> </text:span><text:span text:style-name="T106">חוץ</text:span><text:span text:style-name="T107"> </text:span><text:span text:style-name="T106">מאחת</text:span><text:span text:style-name="T107"> </text:span><text:span text:style-name="T106">מהן</text:span><text:span text:style-name="T107"> </text:span><text:span text:style-name="T106">- לא</text:span><text:span text:style-name="T107"> </text:span><text:span text:style-name="T106">קדש</text:span><text:span text:style-name="T107"> </text:span><text:span text:style-name="T106">הלחם</text:span><text:span text:style-name="T107"> </text:span><text:span text:style-name="T26">(</text:span><text:span text:style-name="T28">דבעינן</text:span><text:span text:style-name="T2"> </text:span><text:span text:style-name="T28">בשעת</text:span><text:span text:style-name="T2"> </text:span><text:span text:style-name="T28">זביחה</text:span><text:span text:style-name="T2"> </text:span><text:span text:style-name="T28">שיהא</text:span><text:span text:style-name="T2"> </text:span><text:span text:style-name="T28">כל</text:span><text:span text:style-name="T2"> </text:span><text:span text:style-name="T28">הלחם</text:span><text:span text:style-name="T2"> </text:span><text:span text:style-name="T28">ראוי</text:span><text:span text:style-name="T26">)</text:span><text:span text:style-name="T106">; שחטה</text:span><text:span text:style-name="T107"> </text:span><text:span text:style-name="T106">חוץ</text:span><text:span text:style-name="T107"> </text:span><text:span text:style-name="T106">לזמנה</text:span><text:span text:style-name="T107"> </text:span><text:span text:style-name="T26">(</text:span><text:span text:style-name="T28">דחישב</text:span><text:span text:style-name="T2"> </text:span><text:span text:style-name="T28">עליה</text:span><text:span text:style-name="T2"> </text:span><text:span text:style-name="T28">בשעת</text:span><text:span text:style-name="T2"> </text:span><text:span text:style-name="T28">שחיטה</text:span><text:span text:style-name="T2"> </text:span><text:span text:style-name="T28">לאוכלה</text:span><text:span text:style-name="T2"> </text:span><text:span text:style-name="T28">חוץ</text:span><text:span text:style-name="T2"> </text:span><text:span text:style-name="T28">לזמנה</text:span><text:span text:style-name="T26">)</text:span><text:span text:style-name="T106"> וחוץ</text:span><text:span text:style-name="T107"> </text:span><text:span text:style-name="T106">למקומה</text:span><text:span text:style-name="T107"> </text:span><text:span text:style-name="T26">(</text:span><text:span text:style-name="T28">או</text:span><text:span text:style-name="T2"> </text:span><text:span text:style-name="T28">חוץ</text:span><text:span text:style-name="T2"> </text:span><text:span text:style-name="T28">למקומה</text:span><text:span text:style-name="T26">)</text:span><text:span text:style-name="T106"> - קדש</text:span><text:span text:style-name="T107"> </text:span><text:span text:style-name="T106">הלחם</text:span>' <text:span text:style-name="T26">(</text:span><text:span text:style-name="T28">וקסלקא</text:span><text:span text:style-name="T2"> </text:span><text:span text:style-name="T28">דעתא</text:span><text:span text:style-name="T2"> </text:span><text:span text:style-name="T28">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זרק</text:span><text:span text:style-name="T2"> </text:span><text:span text:style-name="T28">במחשבת</text:span><text:span text:style-name="T2"> </text:span><text:span text:style-name="T28">פיגול</text:span><text:span text:style-name="T2"> <text:s/></text:span><text:span text:style-name="T28">קדש</text:span><text:span text:style-name="T2"> </text:span><text:span text:style-name="T28">הלחם</text:span><text:span text:style-name="T2"> </text:span><text:span text:style-name="T28">להכי</text:span><text:span text:style-name="T2"> </text:span><text:span text:style-name="T28">דמועלין</text:span><text:span text:style-name="T2"> </text:span><text:span text:style-name="T28">בו</text:span><text:span text:style-name="T26">)</text:span>, אלמא<text:span text:style-name="T1"> </text:span>פיגול<text:span text:style-name="T1"> </text:span>מייתי<text:span text:style-name="T1"> </text:span>לה<text:span text:style-name="T1"> </text:span>לידי<text:span text:style-name="T1"> </text:span>מעילה<text:span text:style-name="T1"> </text:span><text:span text:style-name="T26">(</text:span><text:span text:style-name="T28">בקדשים</text:span><text:span text:style-name="T2"> </text:span><text:span text:style-name="T28">קלים, וקשיא</text:span><text:span text:style-name="T2"> </text:span><text:span text:style-name="T28">לרב</text:span><text:span text:style-name="T2"> </text:span><text:span text:style-name="T28">גידל</text:span><text:span text:style-name="T2"> </text:span><text:span text:style-name="T28">דאמר</text:span><text:span text:style-name="T2"> </text:span><text:span text:style-name="T129">אינה</text:span><text:span text:style-name="T2"> </text:span><text:span text:style-name="T28">מביאה</text:span><text:span text:style-name="T2"> </text:span><text:span text:style-name="T28">לידי</text:span><text:span text:style-name="T2"> </text:span><text:span text:style-name="T28">מעילה</text:span><text:span text:style-name="T2"> </text:span><text:span text:style-name="T28">בקדשים</text:span><text:span text:style-name="T2"> </text:span><text:span text:style-name="T28">קלים</text:span><text:span text:style-name="T26">)</text:span>! </text:p>
      <text:p text:style-name="P53"><text:span text:style-name="T122">* </text:span><text:span text:style-name="T79">תוספות</text:span><text:span text:style-name="T76"> </text:span><text:span text:style-name="T62">ד"ה</text:span><text:span text:style-name="T67"> </text:span><text:span text:style-name="T62">ולחמה</text:span><text:span text:style-name="T67"> </text:span><text:span text:style-name="T62">חוץ</text:span><text:span text:style-name="T67"> </text:span><text:span text:style-name="T62">לחומה</text:span><text:span text:style-name="T67"> </text:span><text:span text:style-name="T62">לא</text:span><text:span text:style-name="T67"> </text:span><text:span text:style-name="T62">קדש</text:span><text:span text:style-name="T67"> </text:span><text:span text:style-name="T62">הלחם. דאין</text:span><text:span text:style-name="T67"> </text:span><text:span text:style-name="T62">הלחם</text:span><text:span text:style-name="T67"> </text:span><text:span text:style-name="T62">קדוש</text:span><text:span text:style-name="T67"> </text:span><text:span text:style-name="T62">אלא</text:span><text:span text:style-name="T67"> </text:span><text:span text:style-name="T62">בשחיטת</text:span><text:span text:style-name="T67"> </text:span><text:span text:style-name="T62">הזבח, והואיל</text:span><text:span text:style-name="T67"> </text:span><text:span text:style-name="T62">ובשעת</text:span><text:span text:style-name="T67"> </text:span><text:span text:style-name="T62">שחיטת</text:span><text:span text:style-name="T67"> </text:span><text:span text:style-name="T62">הזבח</text:span><text:span text:style-name="T67"> </text:span><text:span text:style-name="T62">לא</text:span><text:span text:style-name="T67"> </text:span><text:span text:style-name="T62">היה</text:span><text:span text:style-name="T67"> </text:span><text:span text:style-name="T62">תוך</text:span><text:span text:style-name="T67"> </text:span><text:span text:style-name="T62">לחומה</text:span><text:span text:style-name="T67"> </text:span><text:span text:style-name="T62">- לא</text:span><text:span text:style-name="T67"> </text:span><text:span text:style-name="T62">קדש</text:span><text:span text:style-name="T67"> </text:span><text:span text:style-name="T62">הלחם; ואפילו</text:span><text:span text:style-name="T67"> </text:span><text:span text:style-name="T62">קרמו</text:span><text:span text:style-name="T67"> </text:span><text:span text:style-name="T62">פניה</text:span><text:span text:style-name="T67"> </text:span><text:span text:style-name="T62">חוץ</text:span><text:span text:style-name="T67"> </text:span><text:span text:style-name="T62">מאחת</text:span><text:span text:style-name="T67"> </text:span><text:span text:style-name="T62">מהן</text:span><text:span text:style-name="T67"> </text:span><text:span text:style-name="T62">- לא</text:span><text:span text:style-name="T67"> </text:span><text:span text:style-name="T62">קדש</text:span><text:span text:style-name="T67"> </text:span><text:span text:style-name="T62">הלחם: דאין</text:span><text:span text:style-name="T67"> </text:span><text:span text:style-name="T62">שחיטת</text:span><text:span text:style-name="T67"> </text:span><text:span text:style-name="T62">תודה</text:span><text:span text:style-name="T67"> </text:span><text:span text:style-name="T62">מקדשת</text:span><text:span text:style-name="T67"> </text:span><text:span text:style-name="T62">לחמה</text:span><text:span text:style-name="T67"> </text:span><text:span text:style-name="T62">עד</text:span><text:span text:style-name="T67"> </text:span><text:span text:style-name="T62">שיקרמו</text:span><text:span text:style-name="T67"> </text:span><text:span text:style-name="T62">פניה, משום</text:span><text:span text:style-name="T67"> </text:span><text:span text:style-name="T62">ד'</text:span><text:span text:style-name="T72">לחם</text:span><text:span text:style-name="T62">' כתיב</text:span><text:span text:style-name="T67"> </text:span><text:span text:style-name="T64">(ויקרא</text:span><text:span text:style-name="T68"> </text:span><text:span text:style-name="T64">ז,יג)</text:span><text:span text:style-name="T62"> דמשמע</text:span><text:span text:style-name="T67"> </text:span><text:span text:style-name="T62">קרימת</text:span><text:span text:style-name="T67"> </text:span><text:span text:style-name="T62">פנים</text:span><text:span text:style-name="T67"> </text:span><text:span text:style-name="T62">קדש</text:span><text:span text:style-name="T67"> </text:span><text:span text:style-name="T62">הלחם.</text:span> </text:p>
      <text:p text:style-name="P27">אישתיק. </text:p>
      <text:p text:style-name="P27">כי<text:span text:style-name="T1"> </text:span>אתא<text:span text:style-name="T1"> </text:span><text:span text:style-name="T26">(</text:span><text:span text:style-name="T28">אביי</text:span><text:span text:style-name="T26">)</text:span> לקמיה<text:span text:style-name="T1"> </text:span>דרבי<text:span text:style-name="T1"> </text:span>אבא, אמר<text:span text:style-name="T1"> </text:span>ליה: <text:span text:style-name="T26">(</text:span><text:span text:style-name="T28">הא</text:span><text:span text:style-name="T2"> </text:span><text:span text:style-name="T28">דרב</text:span><text:span text:style-name="T2"> </text:span><text:span text:style-name="T28">פפא</text:span><text:span text:style-name="T2"> </text:span><text:span text:style-name="T28">לא</text:span><text:span text:style-name="T2"> </text:span><text:span text:style-name="T28">קשיא</text:span><text:span text:style-name="T2"> </text:span><text:span text:style-name="T28">לרב</text:span><text:span text:style-name="T2"> </text:span><text:span text:style-name="T28">גידל:</text:span><text:span text:style-name="T26">)</text:span> בזריקה<text:span text:style-name="T1"> </text:span><text:span text:style-name="T26">(</text:span><text:span text:style-name="T28">הא</text:span><text:span text:style-name="T2"> </text:span><text:span text:style-name="T28">דאמר</text:span><text:span text:style-name="T2"> </text:span><text:span text:style-name="T28">רב</text:span><text:span text:style-name="T2"> </text:span><text:span text:style-name="T28">גידל</text:span><text:span text:style-name="T2"> </text:span><text:span text:style-name="T28">דאינו</text:span><text:span text:style-name="T2"> </text:span><text:span text:style-name="T28">מביא</text:span><text:span text:style-name="T2"> </text:span><text:span text:style-name="T28">לידי</text:span><text:span text:style-name="T2"> </text:span><text:span text:style-name="T28">מעילה</text:span><text:span text:style-name="T2"> </text:span><text:span text:style-name="T28">- היינו</text:span><text:span text:style-name="T2"> </text:span><text:span text:style-name="T28">דפיגל</text:span><text:span text:style-name="T2"> </text:span><text:span text:style-name="T28">בזריקה</text:span><text:span text:style-name="T2"> </text:span><text:span text:style-name="T28">ממש, דהוי</text:span><text:span text:style-name="T2"> </text:span><text:span text:style-name="T28">פיגול</text:span><text:span text:style-name="T2"> </text:span><text:span text:style-name="T28">גמור; אבל</text:span><text:span text:style-name="T2"> </text:span><text:span text:style-name="T28">טעמא</text:span><text:span text:style-name="T2"> </text:span><text:span text:style-name="T28">דקדש</text:span><text:span text:style-name="T2"> </text:span><text:span text:style-name="T28">הלחם</text:span><text:span text:style-name="T2"> </text:span><text:soft-page-break/><text:span text:style-name="T28">כשפגל</text:span><text:span text:style-name="T2"> </text:span><text:span text:style-name="T28">בשחיטה</text:span><text:span text:style-name="T2"> </text:span><text:span text:style-name="T28">- משום</text:span><text:span text:style-name="T2"> </text:span><text:span text:style-name="T28">דשתק</text:span><text:span text:style-name="T2"> </text:span><text:span text:style-name="T28">בזריקה: דלא</text:span><text:span text:style-name="T2"> </text:span><text:span text:style-name="T28">פגל</text:span><text:span text:style-name="T2"> </text:span><text:span text:style-name="T28">בזריקה, הילכך</text:span><text:span text:style-name="T2"> </text:span><text:span text:style-name="T28">לא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גמור</text:span><text:span text:style-name="T2"> </text:span><text:span text:style-name="T28">בשחיטה</text:span><text:span text:style-name="T2"> </text:span><text:span text:style-name="T28">לחודה</text:span><text:span text:style-name="T2"> </text:span><text:span text:style-name="T28">- להכי</text:span><text:span text:style-name="T2"> </text:span><text:span text:style-name="T28">קדש</text:span><text:span text:style-name="T2"> </text:span><text:span text:style-name="T28">הלחם, ומועלין</text:span><text:span text:style-name="T2"> </text:span><text:span text:style-name="T28">בו</text:span><text:span text:style-name="T26">)</text:span>. </text:p>
      <text:p text:style-name="P27">אמר<text:span text:style-name="T1"> </text:span>ליה<text:span text:style-name="T1"> </text:span>רב<text:span text:style-name="T1"> </text:span>אשי<text:span text:style-name="T1"> </text:span>לרבא: והא<text:span text:style-name="T1"> </text:span>אמר<text:span text:style-name="T1"> </text:span>עולא<text:span text:style-name="T1"> </text:span><text:span text:style-name="T26">(</text:span><text:span text:style-name="T28">במסכת</text:span><text:span text:style-name="T2"> </text:span><text:span text:style-name="T28">זבחים</text:span><text:span text:style-name="T2"> </text:span><text:span text:style-name="T28">בפרק</text:span><text:span text:style-name="T2"> </text:span><text:span text:style-name="T28">'בית</text:span><text:span text:style-name="T2"> </text:span><text:span text:style-name="T28">שמאי' </text:span><text:span text:style-name="T29">(דף</text:span><text:span text:style-name="T3"> </text:span><text:span text:style-name="T29">מג.)</text:span><text:span text:style-name="T28">:</text:span><text:span text:style-name="T26">)</text:span>: קומץ<text:span text:style-name="T1"> </text:span>פיגול<text:span text:style-name="T1"> </text:span><text:span text:style-name="T26">(</text:span><text:span text:style-name="T28">שחישב</text:span><text:span text:style-name="T2"> </text:span><text:span text:style-name="T28">עליו</text:span><text:span text:style-name="T2"> </text:span><text:span text:style-name="T28">לפגל</text:span><text:span text:style-name="T2"> </text:span><text:span text:style-name="T28">בשעת</text:span><text:span text:style-name="T2"> </text:span><text:span text:style-name="T28">קמיצה*</text:span><text:span text:style-name="T26">)</text:span> שהעלו<text:span text:style-name="T1"> </text:span>לגבי<text:span text:style-name="T1"> </text:span>מזבח<text:span text:style-name="T1"> </text:span>- <text:span text:style-name="T26">(</text:span><text:span text:style-name="T28">כיון</text:span><text:span text:style-name="T2"> </text:span><text:span text:style-name="T28">שמשלה</text:span><text:span text:style-name="T2"> </text:span><text:span text:style-name="T28">בו</text:span><text:span text:style-name="T2"> </text:span><text:span text:style-name="T28">האור</text:span><text:span text:style-name="T26">)</text:span> פקע<text:span text:style-name="T1"> </text:span>פיגולו<text:span text:style-name="T1"> </text:span>ממנו<text:span text:style-name="T1"> </text:span><text:span text:style-name="T26">(</text:span><text:span text:style-name="T28">שאם</text:span><text:span text:style-name="T2"> </text:span><text:span text:style-name="T28">פקע</text:span><text:span text:style-name="T2"> </text:span><text:span text:style-name="T28">מיד</text:span><text:span text:style-name="T2"> </text:span><text:span text:style-name="T28">וירד</text:span><text:span text:style-name="T2"> </text:span><text:span text:style-name="T28">מעל</text:span><text:span text:style-name="T2"> </text:span><text:span text:style-name="T28">גבי</text:span><text:span text:style-name="T2"> </text:span><text:span text:style-name="T28">המזבח</text:span><text:span text:style-name="T2"> – </text:span><text:span text:style-name="T28">יעלה</text:span><text:span text:style-name="T26">)</text:span>, <text:span text:style-name="T26">(</text:span><text:span text:style-name="T28">מכל</text:span><text:span text:style-name="T2"> </text:span><text:span text:style-name="T28">מקום</text:span><text:span text:style-name="T2"> </text:span><text:span text:style-name="T28">קתני</text:span><text:span text:style-name="T2"> </text:span><text:span text:style-name="T28">'קומץ</text:span><text:span text:style-name="T2"> </text:span><text:span text:style-name="T28">פיגול': דפגל</text:span><text:span text:style-name="T2"> </text:span><text:span text:style-name="T28">בקמיצה</text:span><text:span text:style-name="T26">)</text:span> וקמיצה<text:span text:style-name="T1"> </text:span>היינו<text:span text:style-name="T1"> </text:span>שחיטה<text:span text:style-name="T1"> </text:span><text:span text:style-name="T26">(</text:span><text:span text:style-name="T28">ופיגול</text:span><text:span text:style-name="T2"> </text:span><text:span text:style-name="T28">דקמיצה</text:span><text:span text:style-name="T2"> </text:span><text:span text:style-name="T28">הוי</text:span><text:span text:style-name="T2"> </text:span><text:span text:style-name="T28">כמו</text:span><text:span text:style-name="T2"> </text:span><text:span text:style-name="T28">פיגול</text:span><text:span text:style-name="T2"> </text:span><text:span text:style-name="T28">דשחיטה: דהיכי</text:span><text:span text:style-name="T2"> </text:span><text:span text:style-name="T28">דקבע</text:span><text:span text:style-name="T2"> </text:span><text:span text:style-name="T28">פיגול</text:span><text:span text:style-name="T2"> </text:span><text:span text:style-name="T28">בקמיצה</text:span><text:span text:style-name="T2"> </text:span><text:span text:style-name="T28">לחודה</text:span><text:span text:style-name="T2"> </text:span><text:span text:style-name="T28">- הכי</text:span><text:span text:style-name="T2"> </text:span><text:span text:style-name="T28">נמי</text:span><text:span text:style-name="T2"> </text:span><text:span text:style-name="T28">מיקבע</text:span><text:span text:style-name="T2"> </text:span><text:span text:style-name="T28">פיגול</text:span><text:span text:style-name="T2"> </text:span><text:span text:style-name="T28">בשחיטה</text:span><text:span text:style-name="T2"> </text:span><text:span text:style-name="T28">לחודה, אלמא</text:span><text:span text:style-name="T2"> </text:span><text:span text:style-name="T28">דבשחיטה</text:span><text:span text:style-name="T2"> </text:span><text:span text:style-name="T28">לחודה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גמור, וקתני</text:span><text:span text:style-name="T2"> </text:span><text:span text:style-name="T28">'קדש</text:span><text:span text:style-name="T2"> </text:span><text:span text:style-name="T28">הלחם': שמביאו</text:span><text:span text:style-name="T2"> </text:span><text:span text:style-name="T28">לידי</text:span><text:span text:style-name="T2"> </text:span><text:span text:style-name="T28">מעילה, אלמא</text:span><text:span text:style-name="T2"> </text:span><text:span text:style-name="T28">דפיגול</text:span><text:span text:style-name="T2"> </text:span><text:span text:style-name="T28">מייתי</text:span><text:span text:style-name="T2"> </text:span><text:span text:style-name="T28">קדשים</text:span><text:span text:style-name="T2"> </text:span><text:span text:style-name="T28">לידי</text:span><text:span text:style-name="T2"> </text:span><text:span text:style-name="T28">מעילה, וקשיא</text:span><text:span text:style-name="T2"> </text:span><text:span text:style-name="T28">לרב</text:span><text:span text:style-name="T2"> </text:span><text:span text:style-name="T28">גידל</text:span><text:span text:style-name="T26">)</text:span>! </text:p>
      <text:p text:style-name="P27"><text:span text:style-name="T26">(</text:span><text:span text:style-name="T28">*והוא</text:span><text:span text:style-name="T2"> </text:span><text:span text:style-name="T28">הדין</text:span><text:span text:style-name="T2"> </text:span><text:span text:style-name="T28">נמי</text:span><text:span text:style-name="T2"> </text:span><text:span text:style-name="T28">לאיברי</text:span><text:span text:style-name="T2"> </text:span><text:span text:style-name="T28">פיגול</text:span><text:span text:style-name="T2"> </text:span><text:span text:style-name="T28">שהעלן</text:span><text:span text:style-name="T2"> </text:span><text:span text:style-name="T28">לגבי</text:span><text:span text:style-name="T2"> </text:span><text:span text:style-name="T28">המזבח: כיון</text:span><text:span text:style-name="T2"> </text:span><text:span text:style-name="T28">שמשלה</text:span><text:span text:style-name="T2"> </text:span><text:span text:style-name="T28">בהן</text:span><text:span text:style-name="T2"> </text:span><text:span text:style-name="T28">האור</text:span><text:span text:style-name="T2"> </text:span><text:span text:style-name="T28">- פקע</text:span><text:span text:style-name="T2"> </text:span><text:span text:style-name="T28">פיגולן</text:span><text:span text:style-name="T2"> </text:span><text:span text:style-name="T28">מהן; והאי</text:span><text:span text:style-name="T2"> </text:span><text:span text:style-name="T28">דנקט</text:span><text:span text:style-name="T2"> </text:span><text:span text:style-name="T28">'קומץ</text:span><text:span text:style-name="T2"> </text:span><text:span text:style-name="T28">פיגול' משום</text:span><text:span text:style-name="T2"> </text:span><text:span text:style-name="T28">דאי</text:span><text:span text:style-name="T2"> </text:span><text:span text:style-name="T28">תנא</text:span><text:span text:style-name="T2"> </text:span><text:span text:style-name="T28">באיברי</text:span><text:span text:style-name="T2"> </text:span><text:span text:style-name="T28">פיגול</text:span><text:span text:style-name="T2"> </text:span><text:span text:style-name="T28">לחוד</text:span><text:span text:style-name="T2"> </text:span><text:span text:style-name="T28">לא</text:span><text:span text:style-name="T2"> </text:span><text:span text:style-name="T28">הוה</text:span><text:span text:style-name="T2"> </text:span><text:span text:style-name="T28">אתי</text:span><text:span text:style-name="T2"> </text:span><text:span text:style-name="T28">קומץ</text:span><text:span text:style-name="T2"> </text:span><text:span text:style-name="T28">מיניה, דסלקא</text:span><text:span text:style-name="T2"> </text:span><text:span text:style-name="T28">דעתא</text:span><text:span text:style-name="T2"> </text:span><text:span text:style-name="T28">אמינא</text:span><text:span text:style-name="T2"> </text:span><text:span text:style-name="T28">הני</text:span><text:span text:style-name="T2"> </text:span><text:span text:style-name="T28">מילי</text:span><text:span text:style-name="T2"> </text:span><text:span text:style-name="T28">אבר, דמיחבר</text:span><text:span text:style-name="T2"> </text:span><text:span text:style-name="T28">- להכי</text:span><text:span text:style-name="T2"> </text:span><text:span text:style-name="T28">כיון</text:span><text:span text:style-name="T2"> </text:span><text:span text:style-name="T28">שמשלה</text:span><text:span text:style-name="T2"> </text:span><text:span text:style-name="T28">בו</text:span><text:span text:style-name="T2"> </text:span><text:span text:style-name="T28">האור</text:span><text:span text:style-name="T2"> </text:span><text:span text:style-name="T28">במקצת</text:span><text:span text:style-name="T2"> </text:span><text:span text:style-name="T28">והוי</text:span><text:span text:style-name="T2"> </text:span><text:span text:style-name="T28">כמו</text:span><text:span text:style-name="T2"> </text:span><text:span text:style-name="T28">שמשלה</text:span><text:span text:style-name="T2"> </text:span><text:span text:style-name="T28">בכולו</text:span><text:span text:style-name="T2"> </text:span><text:span text:style-name="T28">ופקע</text:span><text:span text:style-name="T2"> </text:span><text:span text:style-name="T28">פיגולו</text:span><text:span text:style-name="T2"> </text:span><text:span text:style-name="T28">ממנו, אבל</text:span><text:span text:style-name="T2"> </text:span><text:span text:style-name="T28">קומץ</text:span><text:span text:style-name="T2"> </text:span><text:span text:style-name="T28">- דמיפרת</text:span><text:span text:style-name="T2"> </text:span><text:span text:style-name="T28">- אימא</text:span><text:span text:style-name="T2"> </text:span><text:span text:style-name="T28">לא? - קא</text:span><text:span text:style-name="T2"> </text:span><text:span text:style-name="T28">משמע</text:span><text:span text:style-name="T2"> </text:span><text:span text:style-name="T28">לן; ולהכי</text:span><text:span text:style-name="T2"> </text:span><text:span text:style-name="T28">נקט</text:span><text:span text:style-name="T2"> </text:span><text:span text:style-name="T28">קומץ: ד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מיפרת</text:span><text:span text:style-name="T2"> </text:span><text:span text:style-name="T28">- פקע</text:span><text:span text:style-name="T2"> </text:span><text:span text:style-name="T28">פיגולו</text:span><text:span text:style-name="T2"> </text:span><text:span text:style-name="T28">ממנו, וכל</text:span><text:span text:style-name="T2"> </text:span><text:span text:style-name="T28">שכן</text:span><text:span text:style-name="T2"> </text:span><text:span text:style-name="T28">גבי</text:span><text:span text:style-name="T2"> </text:span><text:span text:style-name="T28">אבר</text:span><text:span text:style-name="T2"> </text:span><text:span text:style-name="T28">פיגול, דכיון</text:span><text:span text:style-name="T2"> </text:span><text:span text:style-name="T28">דמיחבר, כי</text:span><text:span text:style-name="T2"> </text:span><text:span text:style-name="T28">משלה</text:span><text:span text:style-name="T2"> </text:span><text:span text:style-name="T28">האור</text:span><text:span text:style-name="T2"> </text:span><text:span text:style-name="T28">במקצתו</text:span><text:span text:style-name="T2"> </text:span><text:span text:style-name="T28">- הוי</text:span><text:span text:style-name="T2"> </text:span><text:span text:style-name="T28">כנשרף</text:span><text:span text:style-name="T2"> </text:span><text:span text:style-name="T28">כולו</text:span><text:span text:style-name="T2"> </text:span><text:span text:style-name="T28">ופקע</text:span><text:span text:style-name="T2"> </text:span><text:span text:style-name="T28">פיגולו.</text:span><text:span text:style-name="T26">)</text:span> </text:p>
      <text:p text:style-name="P27">אמר<text:span text:style-name="T1"> </text:span>ליה: <text:span text:style-name="T26">(</text:span><text:span text:style-name="T28">מהכא</text:span><text:span text:style-name="T2"> </text:span><text:span text:style-name="T28">לא</text:span><text:span text:style-name="T2"> </text:span><text:span text:style-name="T28">תיקשי</text:span><text:span text:style-name="T2"> </text:span><text:span text:style-name="T28">ליה, דמאי</text:span><text:span text:style-name="T2"> </text:span><text:span text:style-name="T28">דקאמר</text:span><text:span text:style-name="T2"> </text:span><text:span text:style-name="T28">'קומץ</text:span><text:span text:style-name="T2"> </text:span><text:span text:style-name="T28">פיגול' - לא</text:span><text:span text:style-name="T2"> </text:span><text:span text:style-name="T28">אמר</text:span><text:span text:style-name="T2"> </text:span><text:span text:style-name="T28">דבקמיצה</text:span><text:span text:style-name="T2"> </text:span><text:span text:style-name="T28">לחודה</text:span><text:span text:style-name="T2"> </text:span><text:span text:style-name="T28">הוי</text:span><text:span text:style-name="T2"> </text:span><text:span text:style-name="T28">פיגול, אלא: מאי</text:span><text:span text:style-name="T2"> </text:span><text:span text:style-name="T28">'קומץ</text:span><text:span text:style-name="T2"> </text:span><text:span text:style-name="T28">פיגול'? =</text:span><text:span text:style-name="T26">)</text:span> איסורא<text:span text:style-name="T1"> </text:span>דמייתי<text:span text:style-name="T1"> </text:span>לידי<text:span text:style-name="T1"> </text:span>פיגול<text:span text:style-name="T1"> </text:span><text:span text:style-name="T26">(</text:span><text:span text:style-name="T28">שהתחיל</text:span><text:span text:style-name="T2"> </text:span><text:span text:style-name="T28">לפגל</text:span><text:span text:style-name="T2"> </text:span><text:span text:style-name="T28">בקמיצה, דהיינו</text:span><text:span text:style-name="T2"> </text:span><text:span text:style-name="T28">תחילת</text:span><text:span text:style-name="T2"> </text:span><text:span text:style-name="T28">פיגול, אבל</text:span><text:span text:style-name="T2"> </text:span><text:span text:style-name="T28">לא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גמור</text:span><text:span text:style-name="T2"> </text:span><text:span text:style-name="T28">עד</text:span><text:span text:style-name="T2"> </text:span><text:span text:style-name="T28">דפגל</text:span><text:span text:style-name="T2"> </text:span><text:span text:style-name="T28">נמי</text:span><text:span text:style-name="T2"> </text:span><text:span text:style-name="T28">בהקטרה; והוא</text:span><text:span text:style-name="T2"> </text:span><text:span text:style-name="T28">הדין</text:span><text:span text:style-name="T2"> </text:span><text:span text:style-name="T28">לשחיטה</text:span><text:span text:style-name="T2"> </text:span><text:span text:style-name="T28">הויא</text:span><text:span text:style-name="T2"> </text:span><text:span text:style-name="T28">תחילת</text:span><text:span text:style-name="T2"> </text:span><text:span text:style-name="T28">איסור</text:span><text:span text:style-name="T2"> </text:span><text:span text:style-name="T28">פיגול, ולא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גמור</text:span><text:span text:style-name="T2"> </text:span><text:span text:style-name="T28">שלא</text:span><text:span text:style-name="T2"> </text:span><text:span text:style-name="T28">פגל</text:span><text:span text:style-name="T2"> </text:span><text:span text:style-name="T28">אלא</text:span><text:span text:style-name="T2"> </text:span><text:span text:style-name="T28">בשחיטה</text:span><text:span text:style-name="T2"> </text:span><text:span text:style-name="T28">לחודה; והאי</text:span><text:span text:style-name="T2"> </text:span><text:span text:style-name="T28">דאמר</text:span><text:span text:style-name="T2"> </text:span><text:span text:style-name="T28">רב</text:span><text:span text:style-name="T2"> </text:span><text:span text:style-name="T28">גידל</text:span><text:span text:style-name="T2"> </text:span><text:span text:style-name="T28">'אינו</text:span><text:span text:style-name="T2"> </text:span><text:span text:style-name="T28">מביא</text:span><text:span text:style-name="T2"> </text:span><text:span text:style-name="T28">לידי</text:span><text:span text:style-name="T2"> </text:span><text:span text:style-name="T28">מעילה' היינו</text:span><text:span text:style-name="T2"> </text:span><text:span text:style-name="T28">למי</text:span><text:span text:style-name="T2"> </text:span><text:span text:style-name="T28">שפיגל</text:span><text:span text:style-name="T2"> </text:span><text:span text:style-name="T28">בזריקה</text:span><text:span text:style-name="T2"> </text:span><text:span text:style-name="T28">קאמר</text:span><text:span text:style-name="T26">)</text:span>;</text:p>
      <text:p text:style-name="P3"/>
      <text:p text:style-name="P3">(מעילה<text:span text:style-name="T1"> </text:span>ד,א)</text:p>
      <text:p text:style-name="P22">והא<text:span text:style-name="T1"> </text:span><text:span text:style-name="T26">(</text:span><text:span text:style-name="T28">עלה</text:span><text:span text:style-name="T2"> </text:span><text:span text:style-name="T28">דההיא</text:span><text:span text:style-name="T2"> </text:span><text:span text:style-name="T28">דקומץ</text:span><text:span text:style-name="T2"> </text:span><text:span text:style-name="T28">פיגול</text:span><text:span text:style-name="T26">)</text:span> קתני: 'אם<text:span text:style-name="T1"> </text:span>אחרים<text:span text:style-name="T1"> </text:span><text:span text:style-name="T26">(</text:span><text:span text:style-name="T28">כלומר: השיריים</text:span><text:span text:style-name="T2"> </text:span><text:span text:style-name="T28">במחשבה</text:span><text:span text:style-name="T2"> </text:span><text:span text:style-name="T28">דקמיצה</text:span><text:span text:style-name="T2"> </text:span><text:span text:style-name="T28">לחודה</text:span><text:span text:style-name="T26">)</text:span> מביא<text:span text:style-name="T1"> </text:span>לידי<text:span text:style-name="T1"> </text:span>פיגול<text:span text:style-name="T1"> </text:span>- הוא<text:span text:style-name="T1"> </text:span>עצמו<text:span text:style-name="T1"> </text:span><text:span text:style-name="T26">(</text:span><text:span text:style-name="T28">הקומץ</text:span><text:span text:style-name="T26">)</text:span> לא<text:span text:style-name="T1"> </text:span>כל<text:span text:style-name="T1"> </text:span>שכן!' <text:span text:style-name="T26">(</text:span><text:span text:style-name="T28">ואמרינן</text:span><text:span text:style-name="T2"> </text:span><text:span text:style-name="T28">התם</text:span><text:span text:style-name="T2"> </text:span><text:span text:style-name="T28">במסכת</text:span><text:span text:style-name="T2"> </text:span><text:span text:style-name="T28">זבחים: מאי</text:span><text:span text:style-name="T2"> </text:span><text:span text:style-name="T28">קאמר? - הכי</text:span><text:span text:style-name="T2"> </text:span><text:span text:style-name="T28">קאמר: אם</text:span><text:span text:style-name="T2"> </text:span><text:span text:style-name="T28">אינו</text:span><text:span text:style-name="T2"> </text:span><text:span text:style-name="T28">חשוב</text:span><text:span text:style-name="T2"> </text:span><text:span text:style-name="T28">האי</text:span><text:span text:style-name="T2"> </text:span><text:span text:style-name="T28">פגול</text:span><text:span text:style-name="T2"> </text:span><text:span text:style-name="T28">דפגל</text:span><text:span text:style-name="T2"> </text:span><text:span text:style-name="T28">בקומץ</text:span><text:span text:style-name="T2"> </text:span><text:span text:style-name="T28">לחוד</text:span><text:span text:style-name="T2"> </text:span><text:span text:style-name="T28">כפגול</text:span><text:span text:style-name="T2"> </text:span><text:span text:style-name="T28">גמור, ולא</text:span><text:span text:style-name="T2"> </text:span><text:span text:style-name="T28">אמרינן</text:span><text:span text:style-name="T2"> </text:span><text:span text:style-name="T28">'דכיון</text:span><text:span text:style-name="T2"> </text:span><text:span text:style-name="T28">דהעלהו</text:span><text:span text:style-name="T2"> </text:span><text:span text:style-name="T28">למזבח</text:span><text:span text:style-name="T2"> </text:span><text:span text:style-name="T28">דפקע</text:span><text:span text:style-name="T2"> </text:span><text:span text:style-name="T28">פגולו</text:span><text:span text:style-name="T2"> </text:span><text:span text:style-name="T28">ממנו</text:span><text:span text:style-name="T2"> </text:span><text:span text:style-name="T28">כשאר</text:span><text:span text:style-name="T2"> </text:span><text:span text:style-name="T28">פיגולים</text:span><text:span text:style-name="T2"> </text:span><text:span text:style-name="T28">- אינו</text:span><text:span text:style-name="T2"> </text:span><text:span text:style-name="T28">מביא</text:span><text:span text:style-name="T2"> </text:span><text:span text:style-name="T28">אחרים</text:span><text:span text:style-name="T2"> </text:span><text:span text:style-name="T28">[השיריים] לידי</text:span><text:span text:style-name="T2"> </text:span><text:span text:style-name="T28">מעילה', אלא</text:span><text:span text:style-name="T2"> </text:span><text:span text:style-name="T28">ודאי</text:span><text:span text:style-name="T2"> </text:span><text:span text:style-name="T28">פקע</text:span><text:span text:style-name="T2"> </text:span><text:span text:style-name="T28">פגולו</text:span><text:span text:style-name="T2"> </text:span><text:span text:style-name="T28">ממנו</text:span><text:span text:style-name="T2"> </text:span><text:span text:style-name="T28">ומביא</text:span><text:span text:style-name="T2"> </text:span><text:span text:style-name="T28">השיריים</text:span><text:span text:style-name="T2"> </text:span><text:span text:style-name="T28">לידי</text:span><text:span text:style-name="T2"> </text:span><text:span text:style-name="T28">מעילה, אלמא</text:span><text:span text:style-name="T2"> </text:span><text:span text:style-name="T28">דמחשבה</text:span><text:span text:style-name="T2"> </text:span><text:span text:style-name="T28">דקומץ</text:span><text:span text:style-name="T2"> </text:span><text:span text:style-name="T28">לחוד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גמור, והוא</text:span><text:span text:style-name="T2"> </text:span><text:span text:style-name="T28">הדין</text:span><text:span text:style-name="T2"> </text:span><text:span text:style-name="T28">במחשבה</text:span><text:span text:style-name="T2"> </text:span><text:span text:style-name="T28">דשחיטה</text:span><text:span text:style-name="T2"> </text:span><text:span text:style-name="T28">לחודה, וקתני</text:span><text:span text:style-name="T2"> </text:span><text:span text:style-name="T28">דקדש</text:span><text:span text:style-name="T2"> </text:span><text:span text:style-name="T28">הלחם: דמביא</text:span><text:span text:style-name="T2"> </text:span><text:span text:style-name="T28">לידי</text:span><text:span text:style-name="T2"> </text:span><text:span text:style-name="T28">מעילה</text:span><text:span text:style-name="T2"> </text:span><text:span text:style-name="T28">- וקשיא</text:span><text:span text:style-name="T2"> </text:span><text:span text:style-name="T28">לרב</text:span><text:span text:style-name="T2"> </text:span><text:span text:style-name="T28">גידל</text:span><text:span text:style-name="T26">)</text:span>?<text:span text:style-name="T121"> </text:span></text:p>
      <text:p text:style-name="P27"><text:span text:style-name="T26">(</text:span><text:span text:style-name="T28">ומשני: אמר</text:span><text:span text:style-name="T2"> </text:span><text:span text:style-name="T28">לך</text:span><text:span text:style-name="T2"> </text:span><text:span text:style-name="T28">רב</text:span><text:span text:style-name="T2"> </text:span><text:span text:style-name="T28">גידל:</text:span><text:span text:style-name="T26">)</text:span> הא<text:span text:style-name="T1"> </text:span>נמי<text:span text:style-name="T1"> </text:span><text:span text:style-name="T26">(</text:span><text:span text:style-name="T28">דקתני</text:span><text:span text:style-name="T2"> </text:span><text:span text:style-name="T28">'אם</text:span><text:span text:style-name="T2"> </text:span><text:span text:style-name="T28">אחרים</text:span><text:span text:style-name="T2"> </text:span><text:span text:style-name="T28">מביא</text:span><text:span text:style-name="T2"> </text:span><text:span text:style-name="T28">לידי</text:span><text:span text:style-name="T2"> </text:span><text:span text:style-name="T28">פיגול' - הכי</text:span><text:span text:style-name="T2"> </text:span><text:span text:style-name="T28">קאמר:</text:span><text:span text:style-name="T26">)</text:span> איסורא<text:span text:style-name="T1"> </text:span>דמייתי<text:span text:style-name="T1"> </text:span>לידי<text:span text:style-name="T1"> </text:span>פיגול<text:span text:style-name="T1"> </text:span><text:span text:style-name="T26">(</text:span><text:span text:style-name="T28">דלא</text:span><text:span text:style-name="T2"> </text:span><text:span text:style-name="T28">אמר</text:span><text:span text:style-name="T2"> </text:span><text:span text:style-name="T28">דבקמיצה</text:span><text:span text:style-name="T2"> </text:span><text:span text:style-name="T28">לחוד</text:span><text:span text:style-name="T2"> </text:span><text:span text:style-name="T28">הוי</text:span><text:span text:style-name="T2"> </text:span><text:span text:style-name="T28">פגול, אלא</text:span><text:span text:style-name="T2"> </text:span><text:span text:style-name="T28">הכי</text:span><text:span text:style-name="T2"> </text:span><text:span text:style-name="T28">נמי</text:span><text:span text:style-name="T2"> </text:span><text:span text:style-name="T28">דפגל</text:span><text:span text:style-name="T2"> </text:span><text:span text:style-name="T28">בקמיצה</text:span><text:span text:style-name="T2"> </text:span><text:span text:style-name="T28">ופגל</text:span><text:span text:style-name="T2"> </text:span><text:span text:style-name="T28">נמי</text:span><text:span text:style-name="T2"> </text:span><text:span text:style-name="T28">בהקטרה, כדאמרינן</text:span><text:span text:style-name="T2"> </text:span><text:span text:style-name="T28">לעיל</text:span><text:span text:style-name="T26">)</text:span>. </text:p>
      <text:p text:style-name="P27">אמר<text:span text:style-name="T1"> </text:span>ליה<text:span text:style-name="T1"> </text:span>רבינא<text:span text:style-name="T1"> </text:span>לרב<text:span text:style-name="T1"> </text:span>אשי: והאמר<text:span text:style-name="T1"> </text:span>אילפא<text:span text:style-name="T1"> </text:span><text:span text:style-name="T26">(</text:span><text:span text:style-name="T28">בפרק</text:span><text:span text:style-name="T2"> </text:span><text:span text:style-name="T28">'כל</text:span><text:span text:style-name="T2"> </text:span><text:span text:style-name="T28">הזבחים' </text:span><text:span text:style-name="T29">(דף</text:span><text:span text:style-name="T3"> </text:span><text:span text:style-name="T29">כט:)</text:span><text:span text:style-name="T28">, דקאמר</text:span><text:span text:style-name="T2"> </text:span><text:span text:style-name="T28">רבי</text:span><text:span text:style-name="T2"> </text:span><text:span text:style-name="T28">יהודה</text:span><text:span text:style-name="T2"> </text:span><text:span text:style-name="T28">במתניתין</text:span><text:span text:style-name="T2"> </text:span><text:span text:style-name="T29">[זבחים</text:span><text:span text:style-name="T3"> </text:span><text:span text:style-name="T29">פ"ב</text:span><text:span text:style-name="T3"> </text:span><text:span text:style-name="T29">מ"ה]</text:span><text:span text:style-name="T28"> '</text:span><text:span text:style-name="T109">אם</text:span><text:span text:style-name="T108"> </text:span><text:span text:style-name="T109">מחשבת</text:span><text:span text:style-name="T108"> </text:span><text:span text:style-name="T109">הזמן</text:span><text:span text:style-name="T108"> </text:span><text:span text:style-name="T109">קדמה</text:span><text:span text:style-name="T108"> </text:span><text:span text:style-name="T109">למחשבת</text:span><text:span text:style-name="T108"> </text:span><text:span text:style-name="T109">המקום</text:span><text:span text:style-name="T108"> </text:span><text:span text:style-name="T109">- פיגול</text:span><text:span text:style-name="T108"> </text:span><text:span text:style-name="T109">וחייבין</text:span><text:span text:style-name="T108"> </text:span><text:span text:style-name="T109">עליו</text:span><text:span text:style-name="T108"> </text:span><text:span text:style-name="T109">כרת, ואם</text:span><text:span text:style-name="T108"> </text:span><text:span text:style-name="T109">מחשבת</text:span><text:span text:style-name="T108"> </text:span><text:span text:style-name="T109">המקום</text:span><text:span text:style-name="T108"> </text:span><text:span text:style-name="T109">קדמה</text:span><text:span text:style-name="T108"> </text:span><text:span text:style-name="T109">למחשבת</text:span><text:span text:style-name="T108"> </text:span><text:span text:style-name="T109">הזמן</text:span><text:span text:style-name="T108"> </text:span><text:span text:style-name="T109">- פסול</text:span><text:span text:style-name="T108"> </text:span><text:span text:style-name="T109">ואין</text:span><text:span text:style-name="T108"> </text:span><text:span text:style-name="T109">חייבין</text:span><text:span text:style-name="T108"> </text:span><text:span text:style-name="T109">עליו</text:span><text:span text:style-name="T108"> </text:span><text:span text:style-name="T109">כרת</text:span><text:span text:style-name="T28">': דעיקר</text:span><text:span text:style-name="T2"> </text:span><text:span text:style-name="T28">פיגול</text:span><text:span text:style-name="T2"> </text:span><text:span text:style-name="T28">דחייבין</text:span><text:span text:style-name="T2"> </text:span><text:span text:style-name="T28">עליו</text:span><text:span text:style-name="T2"> </text:span><text:span text:style-name="T28">כרת</text:span><text:span text:style-name="T2"> </text:span><text:span text:style-name="T28">הוי</text:span><text:span text:style-name="T2"> </text:span><text:span text:style-name="T28">במחשבת</text:span><text:span text:style-name="T2"> </text:span><text:span text:style-name="T28">אכילה</text:span><text:span text:style-name="T2"> </text:span><text:span text:style-name="T28">חוץ</text:span><text:span text:style-name="T2"> </text:span><text:span text:style-name="T28">לזמנו; '</text:span><text:span text:style-name="T109">וחכמים</text:span><text:span text:style-name="T108"> </text:span><text:span text:style-name="T109">אומרים: זה</text:span><text:span text:style-name="T108"> </text:span><text:span text:style-name="T109">וזה</text:span><text:span text:style-name="T108"> </text:span><text:span text:style-name="T109">פסול</text:span><text:span text:style-name="T108"> </text:span><text:span text:style-name="T109">ואין</text:span><text:span text:style-name="T108"> </text:span><text:span text:style-name="T109">חייבין</text:span><text:span text:style-name="T108"> </text:span><text:span text:style-name="T109">עליו</text:span><text:span text:style-name="T108"> </text:span><text:span text:style-name="T109">כרת</text:span><text:span text:style-name="T28">', ואמר</text:span><text:span text:style-name="T2"> </text:span><text:span text:style-name="T28">אילפא</text:span><text:span text:style-name="T26">)</text:span>: 'מחלוקת<text:span text:style-name="T1"> </text:span>בשתי<text:span text:style-name="T1"> </text:span>עבודות, כגון<text:span text:style-name="T1"> </text:span>דאמר<text:span text:style-name="T1"> </text:span>"הריני<text:span text:style-name="T1"> </text:span>שוחט<text:span text:style-name="T1"> </text:span>סימן<text:span text:style-name="T1"> </text:span>ראשון<text:span text:style-name="T1"> </text:span>חוץ<text:span text:style-name="T1"> </text:span>לזמנו<text:span text:style-name="T1"> </text:span>וסימן<text:span text:style-name="T1"> </text:span>שני<text:span text:style-name="T1"> </text:span>חוץ<text:span text:style-name="T1"> </text:span>למקומו" <text:span text:style-name="T26">(</text:span><text:span text:style-name="T28">דרבי</text:span><text:span text:style-name="T2"> </text:span><text:span text:style-name="T28">יהודה</text:span><text:span text:style-name="T2"> </text:span><text:span text:style-name="T28">סבר: '</text:span><text:span text:style-name="T109">אם</text:span><text:span text:style-name="T108"> </text:span><text:span text:style-name="T109">מחשבת</text:span><text:span text:style-name="T108"> </text:span><text:span text:style-name="T109">הזמן</text:span><text:span text:style-name="T2"> </text:span><text:span text:style-name="T28">וכו', ורבנן</text:span><text:span text:style-name="T2"> </text:span><text:span text:style-name="T28">סברי: להכי</text:span><text:span text:style-name="T2"> </text:span><text:span text:style-name="T28">אין</text:span><text:span text:style-name="T2"> </text:span><text:span text:style-name="T28">בו</text:span><text:span text:style-name="T2"> </text:span><text:span text:style-name="T28">כרת: דעירוב</text:span><text:span text:style-name="T2"> </text:span><text:span text:style-name="T28">מחשבות</text:span><text:span text:style-name="T2"> </text:span><text:span text:style-name="T28">הוי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וחוץ</text:span><text:span text:style-name="T2"> </text:span><text:span text:style-name="T28">למקומו</text:span><text:span text:style-name="T2"> </text:span><text:span text:style-name="T28">בזבח</text:span><text:span text:style-name="T2"> </text:span><text:span text:style-name="T28">אחד, ולהכי</text:span><text:span text:style-name="T2"> </text:span><text:span text:style-name="T28">אפילו</text:span><text:span text:style-name="T2"> </text:span><text:span text:style-name="T28">בשתי</text:span><text:span text:style-name="T2"> </text:span><text:span text:style-name="T28">עבודות</text:span><text:span text:style-name="T2"> </text:span><text:span text:style-name="T28">פסול</text:span><text:span text:style-name="T2"> </text:span><text:span text:style-name="T28">ואין</text:span><text:span text:style-name="T2"> </text:span><text:span text:style-name="T28">בו</text:span><text:span text:style-name="T2"> </text:span><text:span text:style-name="T28">כרת: הואיל</text:span><text:span text:style-name="T2"> </text:span><text:span text:style-name="T28">ולא</text:span><text:span text:style-name="T2"> </text:span><text:span text:style-name="T28">הויא</text:span><text:span text:style-name="T2"> </text:span><text:span text:style-name="T28">כולה</text:span><text:span text:style-name="T2"> </text:span><text:span text:style-name="T28">במחשבת</text:span><text:span text:style-name="T2"> </text:span><text:span text:style-name="T28">חוץ</text:span><text:span text:style-name="T2"> </text:span><text:span text:style-name="T28">לזמנו, ולהכי</text:span><text:span text:style-name="T2"> </text:span><text:span text:style-name="T28">קרי</text:span><text:span text:style-name="T2"> </text:span><text:span text:style-name="T28">לשני</text:span><text:span text:style-name="T2"> </text:span><text:span text:style-name="T28">סימנין</text:span><text:span text:style-name="T2"> </text:span><text:span text:style-name="T28">'שתי</text:span><text:span text:style-name="T2"> </text:span><text:span text:style-name="T28">עבודות': משום</text:span><text:span text:style-name="T2"> </text:span><text:span text:style-name="T28">דקסבר</text:span><text:span text:style-name="T2"> </text:span><text:span text:style-name="T28">'ישנה</text:span><text:span text:style-name="T2"> </text:span><text:span text:style-name="T28">לשחיטה</text:span><text:span text:style-name="T2"> </text:span><text:span text:style-name="T28">מתחלה</text:span><text:span text:style-name="T2"> </text:span><text:span text:style-name="T28">ועד</text:span><text:span text:style-name="T2"> </text:span><text:span text:style-name="T28">סוף', וכי</text:span><text:span text:style-name="T2"> </text:span><text:span text:style-name="T28">שחט</text:span><text:span text:style-name="T2"> </text:span><text:span text:style-name="T28">סימן</text:span><text:span text:style-name="T2"> </text:span><text:span text:style-name="T28">אחד</text:span><text:span text:style-name="T2"> </text:span><text:span text:style-name="T28">- עבד</text:span><text:span text:style-name="T2"> </text:span><text:span text:style-name="T28">פלגא</text:span><text:span text:style-name="T2"> </text:span><text:span text:style-name="T28">דשחיטה</text:span><text:span text:style-name="T26">)</text:span>, אבל<text:span text:style-name="T1"> </text:span>בעבודה<text:span text:style-name="T1"> </text:span>אחת<text:span text:style-name="T1"> </text:span><text:span text:style-name="T26">(</text:span><text:span text:style-name="T28">כגון</text:span><text:span text:style-name="T2"> </text:span><text:span text:style-name="T28">בסימן</text:span><text:span text:style-name="T2"> </text:span><text:span text:style-name="T28">אחד, שחישב</text:span><text:span text:style-name="T2"> </text:span><text:span text:style-name="T28">בחציו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וחציו</text:span><text:span text:style-name="T2"> </text:span><text:span text:style-name="T28">חוץ</text:span><text:span text:style-name="T2"> </text:span><text:span text:style-name="T28">למקומו</text:span><text:span text:style-name="T26">)</text:span> - דכולי<text:span text:style-name="T1"> </text:span>עלמא<text:span text:style-name="T1"> </text:span>עירובי<text:span text:style-name="T1"> </text:span>מחשבות<text:span text:style-name="T1"> </text:span>הואי<text:span text:style-name="T1"> </text:span><text:span text:style-name="T26">(</text:span><text:span text:style-name="T28">ואין</text:span><text:span text:style-name="T2"> </text:span><text:span text:style-name="T28">בו</text:span><text:span text:style-name="T2"> </text:span><text:span text:style-name="T28">כרת, אבל</text:span><text:span text:style-name="T2"> </text:span><text:span text:style-name="T28">פסול</text:span><text:span text:style-name="T2"> </text:span><text:span text:style-name="T28">הוי</text:span><text:span text:style-name="T26">)</text:span>; <text:span text:style-name="T26">(</text:span><text:span text:style-name="T28">ומכל</text:span><text:span text:style-name="T2"> </text:span><text:span text:style-name="T28">מקום</text:span><text:span text:style-name="T2"> </text:span><text:span text:style-name="T28">אשכחן</text:span><text:span text:style-name="T2"> </text:span><text:span text:style-name="T28">לרבי</text:span><text:span text:style-name="T2"> </text:span><text:span text:style-name="T28">יהודה</text:span><text:span text:style-name="T2"> </text:span><text:span text:style-name="T28">דאם</text:span><text:span text:style-name="T2"> </text:span><text:span text:style-name="T28">מחשבת</text:span><text:span text:style-name="T2"> </text:span><text:span text:style-name="T28">הזמן</text:span><text:span text:style-name="T2"> </text:span><text:span text:style-name="T28">קדמה</text:span><text:span text:style-name="T2"> </text:span><text:span text:style-name="T28">בשחיטה</text:span><text:span text:style-name="T2"> </text:span><text:span text:style-name="T28">לחודה</text:span><text:span text:style-name="T2"> </text:span><text:span text:style-name="T28">הוי</text:span><text:span text:style-name="T2"> </text:span><text:span text:style-name="T28">פיגול, ואם</text:span><text:span text:style-name="T2"> </text:span><text:span text:style-name="T28">כן</text:span><text:span text:style-name="T2"> </text:span><text:span text:style-name="T28">לרבנן, אם</text:span><text:span text:style-name="T2"> </text:span><text:span text:style-name="T28">לא</text:span><text:span text:style-name="T2"> </text:span><text:span text:style-name="T28">חישב</text:span><text:span text:style-name="T2"> </text:span><text:span text:style-name="T28">בה</text:span><text:span text:style-name="T2"> </text:span><text:span text:style-name="T28">אלא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לחודה</text:span><text:span text:style-name="T2"> </text:span><text:span text:style-name="T28">בשחיטה</text:span><text:span text:style-name="T2"> </text:span><text:span text:style-name="T28">- הוי</text:span><text:span text:style-name="T2"> </text:span><text:span text:style-name="T28">פיגול</text:span><text:span text:style-name="T2"> </text:span><text:span text:style-name="T28">וחייבין</text:span><text:span text:style-name="T2"> </text:span><text:span text:style-name="T28">עליו</text:span><text:span text:style-name="T2"> </text:span><text:span text:style-name="T28">כרת; אלמא</text:span><text:span text:style-name="T2"> </text:span><text:span text:style-name="T28">דבמחשבת</text:span><text:span text:style-name="T2"> </text:span><text:span text:style-name="T28">שחיטה</text:span><text:span text:style-name="T2"> </text:span><text:span text:style-name="T28">לחודה</text:span><text:span text:style-name="T2"> </text:span><text:span text:style-name="T28">פיגול</text:span><text:span text:style-name="T2"> </text:span><text:span text:style-name="T28">הוי, וקתני</text:span><text:span text:style-name="T2"> </text:span><text:span text:style-name="T28">לעל</text:span><text:span text:style-name="T2"> </text:span><text:span text:style-name="T28">'קדש</text:span><text:span text:style-name="T2"> </text:span><text:span text:style-name="T28">הלחם': דפיגול</text:span><text:span text:style-name="T2"> </text:span><text:span text:style-name="T28">מייתי</text:span><text:span text:style-name="T2"> </text:span><text:span text:style-name="T28">קדשים</text:span><text:span text:style-name="T2"> </text:span><text:span text:style-name="T28">קלים</text:span><text:span text:style-name="T2"> </text:span><text:span text:style-name="T28">לידי</text:span><text:span text:style-name="T2"> </text:span><text:span text:style-name="T28">מעילה, וקשיא</text:span><text:span text:style-name="T2"> </text:span><text:span text:style-name="T28">לרב</text:span><text:span text:style-name="T2"> </text:span><text:span text:style-name="T28">גידל</text:span><text:span text:style-name="T26">)</text:span>!? </text:p>
      <text:p text:style-name="P27"><text:span text:style-name="T26">(</text:span><text:span text:style-name="T28">אמר</text:span><text:span text:style-name="T2"> </text:span><text:span text:style-name="T28">לך</text:span><text:span text:style-name="T2"> </text:span><text:span text:style-name="T28">רב</text:span><text:span text:style-name="T2"> </text:span><text:span text:style-name="T28">גידל:</text:span><text:span text:style-name="T26">)</text:span> הכי<text:span text:style-name="T1"> </text:span>נמי<text:span text:style-name="T1"> </text:span><text:span text:style-name="T26">(</text:span><text:span text:style-name="T28">לא</text:span><text:span text:style-name="T2"> </text:span><text:span text:style-name="T28">אמר</text:span><text:span text:style-name="T2"> </text:span><text:span text:style-name="T28">דבמחשבת</text:span><text:span text:style-name="T2"> </text:span><text:span text:style-name="T28">שחיטה</text:span><text:span text:style-name="T2"> </text:span><text:span text:style-name="T28">לחודה</text:span><text:span text:style-name="T2"> </text:span><text:span text:style-name="T28">פיגול, אלא</text:span><text:span text:style-name="T26">)</text:span>: לכי<text:span text:style-name="T1"> </text:span>זריק<text:span text:style-name="T1"> </text:span>תיגלי<text:span text:style-name="T1"> </text:span>מילתא<text:span text:style-name="T1"> </text:span>אי<text:span text:style-name="T1"> </text:span>בעבודה<text:span text:style-name="T1"> </text:span>אחת<text:span text:style-name="T1"> </text:span><text:span text:style-name="T26">(</text:span><text:span text:style-name="T28">עירב</text:span><text:span text:style-name="T2"> </text:span><text:span text:style-name="T28">המחשבות</text:span><text:span text:style-name="T26">)</text:span> אי<text:span text:style-name="T1"> </text:span>בשתי<text:span text:style-name="T1"> </text:span>עבודות<text:span text:style-name="T1"> </text:span><text:span text:style-name="T26">(</text:span><text:span text:style-name="T28">דאי</text:span><text:span text:style-name="T2"> </text:span><text:span text:style-name="T28">חשיב</text:span><text:span text:style-name="T2"> </text:span><text:span text:style-name="T28">בשתי</text:span><text:span text:style-name="T2"> </text:span><text:span text:style-name="T28">עבודות, לכי</text:span><text:span text:style-name="T2"> </text:span><text:span text:style-name="T28">זרק</text:span><text:span text:style-name="T2"> </text:span><text:span text:style-name="T28">הדם</text:span><text:span text:style-name="T2"> </text:span><text:span text:style-name="T28">במחשבת</text:span><text:span text:style-name="T2"> </text:span><text:span text:style-name="T28">פיגול</text:span><text:span text:style-name="T2"> </text:span><text:span text:style-name="T28">- הוי</text:span><text:span text:style-name="T2"> </text:span><text:span text:style-name="T28">פיגול, לרבי</text:span><text:span text:style-name="T2"> </text:span><text:span text:style-name="T28">יהודה</text:span><text:span text:style-name="T2"> </text:span><text:span text:style-name="T28">כדאית</text:span><text:span text:style-name="T2"> </text:span><text:span text:style-name="T28">ליה</text:span><text:span text:style-name="T2"> </text:span><text:span text:style-name="T28">ולרבנן</text:span><text:span text:style-name="T2"> </text:span><text:span text:style-name="T28">כדאית</text:span><text:span text:style-name="T2"> </text:span><text:span text:style-name="T28">להו, ואי</text:span><text:span text:style-name="T2"> </text:span><text:span text:style-name="T28">בעבודה</text:span><text:span text:style-name="T2"> </text:span><text:span text:style-name="T28">אחת</text:span><text:span text:style-name="T2"> </text:span><text:span text:style-name="T28">- דברי</text:span><text:span text:style-name="T2"> </text:span><text:span text:style-name="T28">הכל</text:span><text:span text:style-name="T2"> </text:span><text:span text:style-name="T28">לא</text:span><text:span text:style-name="T2"> </text:span><text:span text:style-name="T28">הוי</text:span><text:span text:style-name="T2"> </text:span><text:span text:style-name="T28">פיגול; אבל</text:span><text:span text:style-name="T2"> </text:span><text:span text:style-name="T28">מכל</text:span><text:span text:style-name="T2"> </text:span><text:span text:style-name="T28">מקום</text:span><text:span text:style-name="T2"> </text:span><text:span text:style-name="T28">לעולם</text:span><text:span text:style-name="T2"> </text:span><text:span text:style-name="T28">לא</text:span><text:span text:style-name="T2"> </text:span><text:span text:style-name="T28">מיקבע</text:span><text:span text:style-name="T2"> </text:span><text:span text:style-name="T28">בפיגול</text:span><text:span text:style-name="T2"> </text:span><text:span text:style-name="T28">עד</text:span><text:span text:style-name="T2"> </text:span><text:span text:style-name="T28">דזריק; והתם</text:span><text:span text:style-name="T2"> – </text:span><text:span text:style-name="T28">הכי</text:span><text:span text:style-name="T2"> </text:span><text:span text:style-name="T28">טעמא</text:span><text:span text:style-name="T2"> </text:span><text:span text:style-name="T28">דקדש</text:span><text:span text:style-name="T2"> </text:span><text:span text:style-name="T28">הלחם: דשתק</text:span><text:span text:style-name="T2"> </text:span><text:span text:style-name="T28">בזריקה</text:span><text:span text:style-name="T2"> </text:span><text:span text:style-name="T28">= דלא</text:span><text:span text:style-name="T2"> </text:span><text:span text:style-name="T28">פיגל</text:span><text:span text:style-name="T2"> </text:span><text:span text:style-name="T28">אלא</text:span><text:span text:style-name="T2"> </text:span><text:span text:style-name="T28">בשחיטה</text:span><text:span text:style-name="T2"> </text:span><text:span text:style-name="T28">לחודה, אבל</text:span><text:span text:style-name="T2"> </text:span><text:span text:style-name="T28">אם</text:span><text:span text:style-name="T2"> </text:span><text:span text:style-name="T28">פיגל</text:span><text:span text:style-name="T2"> </text:span><text:span text:style-name="T28">בזריקה</text:span><text:span text:style-name="T2"> </text:span><text:span text:style-name="T28">נמי</text:span><text:span text:style-name="T2"> </text:span><text:span text:style-name="T28">- לא</text:span><text:span text:style-name="T2"> </text:span><text:span text:style-name="T28">מייתי</text:span><text:span text:style-name="T2"> </text:span><text:span text:style-name="T28">קדשים</text:span><text:span text:style-name="T2"> </text:span><text:span text:style-name="T28">קלים</text:span><text:span text:style-name="T2"> </text:span><text:span text:style-name="T28">לידי</text:span><text:span text:style-name="T2"> </text:span><text:span text:style-name="T28">מעילה, כדרב</text:span><text:span text:style-name="T2"> </text:span><text:span text:style-name="T28">גידל</text:span><text:span text:style-name="T26">)</text:span>. </text:p>
      <text:p text:style-name="P27">אי<text:span text:style-name="T1"> </text:span>הכי, גבי<text:span text:style-name="T1"> </text:span>תודה<text:span text:style-name="T1"> </text:span>נמי<text:span text:style-name="T1"> </text:span>עד<text:span text:style-name="T1"> </text:span>דזריק<text:span text:style-name="T1"> </text:span><text:span text:style-name="T26">(</text:span><text:span text:style-name="T28">אי</text:span><text:span text:style-name="T2"> </text:span><text:span text:style-name="T28">הכי</text:span><text:span text:style-name="T2"> </text:span><text:span text:style-name="T28">תיקשי</text:span><text:span text:style-name="T2"> </text:span><text:span text:style-name="T28">ליה</text:span><text:span text:style-name="T2"> </text:span><text:span text:style-name="T28">נמי</text:span><text:span text:style-name="T2"> </text:span><text:span text:style-name="T28">דקאמר</text:span><text:span text:style-name="T2"> </text:span><text:span text:style-name="T28">דעד</text:span><text:span text:style-name="T2"> </text:span><text:span text:style-name="T28">דזריק</text:span><text:span text:style-name="T2"> </text:span><text:span text:style-name="T28">לא</text:span><text:span text:style-name="T2"> </text:span><text:span text:style-name="T28">הוי</text:span><text:span text:style-name="T2"> </text:span><text:span text:style-name="T28">פיגול: דלטעמיה</text:span><text:span text:style-name="T2"> </text:span><text:span text:style-name="T28">גבי</text:span><text:span text:style-name="T2"> </text:span><text:span text:style-name="T28">תודה</text:span><text:span text:style-name="T2"> </text:span><text:span text:style-name="T28">נמי</text:span><text:span text:style-name="T2"> </text:span><text:span text:style-name="T28">לא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עד</text:span><text:span text:style-name="T2"> </text:span><text:span text:style-name="T28">דזריק, אם</text:span><text:span text:style-name="T2"> </text:span><text:span text:style-name="T28">כן</text:span><text:span text:style-name="T2"> </text:span><text:span text:style-name="T28">קשיא</text:span><text:span text:style-name="T2"> </text:span><text:span text:style-name="T28">ליה</text:span><text:span text:style-name="T2"> </text:span><text:span text:style-name="T28">הא: דמאי</text:span><text:span text:style-name="T2"> </text:span><text:span text:style-name="T28">'קדש</text:span><text:span text:style-name="T2"> </text:span><text:span text:style-name="T28">הלחם' דקאמר?: לאו</text:span><text:span text:style-name="T2"> </text:span><text:span text:style-name="T28">לחיוביה</text:span><text:span text:style-name="T2"> </text:span><text:span text:style-name="T28">במעילה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השתא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גמור: דפגל</text:span><text:span text:style-name="T2"> </text:span><text:span text:style-name="T28">בזריקה? אלמא</text:span><text:span text:style-name="T2"> </text:span><text:span text:style-name="T28">זריקת</text:span><text:span text:style-name="T2"> </text:span><text:span text:style-name="T28">פיגול</text:span><text:span text:style-name="T2"> </text:span><text:span text:style-name="T28">מביאה</text:span><text:span text:style-name="T2"> </text:span><text:span text:style-name="T28">לידי</text:span><text:span text:style-name="T2"> </text:span><text:span text:style-name="T28">מעילה</text:span><text:span text:style-name="T2"> </text:span><text:span text:style-name="T28">בקדשים</text:span><text:span text:style-name="T2"> </text:span><text:span text:style-name="T28">קלים</text:span><text:span text:style-name="T26">)</text:span>!? </text:p>
      <text:p text:style-name="P27"><text:span text:style-name="T26">(</text:span><text:span text:style-name="T28">לא!</text:span><text:span text:style-name="T26">)</text:span> מאי<text:span text:style-name="T1"> </text:span>'קדש<text:span text:style-name="T1"> </text:span><text:span text:style-name="T26">(</text:span><text:span text:style-name="T28">הלחם</text:span><text:span text:style-name="T26">)</text:span>'? = ליפסל: דבעי<text:span text:style-name="T1"> </text:span>שריפה<text:span text:style-name="T1"> </text:span><text:span text:style-name="T26">(</text:span><text:span text:style-name="T28">דלא</text:span><text:span text:style-name="T2"> </text:span><text:span text:style-name="T28">הוו</text:span><text:span text:style-name="T2"> </text:span><text:span text:style-name="T28">כחולין, אבל</text:span><text:span text:style-name="T2"> </text:span><text:span text:style-name="T28">לא</text:span><text:span text:style-name="T2"> </text:span><text:span text:style-name="T28">למעילה, וכדרב</text:span><text:span text:style-name="T2"> </text:span><text:span text:style-name="T28">גידל</text:span><text:span text:style-name="T26">)</text:span>. </text:p>
      <text:p text:style-name="P27"/>
      <text:p text:style-name="P27"><text:soft-page-break/>לימא<text:span text:style-name="T1"> </text:span>מסייע<text:span text:style-name="T1"> </text:span>ליה<text:span text:style-name="T1"> </text:span><text:span text:style-name="T26">(</text:span><text:span text:style-name="T28">לרב</text:span><text:span text:style-name="T2"> </text:span><text:span text:style-name="T28">גידל</text:span><text:span text:style-name="T26">)</text:span>: 'הפיגול<text:span text:style-name="T1"> </text:span>לעולם<text:span text:style-name="T1"> </text:span>מועלין<text:span text:style-name="T1"> </text:span>בו': לאו<text:span text:style-name="T1"> </text:span>אף<text:span text:style-name="T1"> </text:span>על<text:span text:style-name="T1"> </text:span>גב<text:span text:style-name="T1"> </text:span>דאיזריק<text:span text:style-name="T1"> </text:span>דם<text:span text:style-name="T1"> </text:span><text:span text:style-name="T26">(</text:span><text:span text:style-name="T28">לשם</text:span><text:span text:style-name="T2"> </text:span><text:span text:style-name="T28">פיגול</text:span><text:span text:style-name="T26">)</text:span>, ומסייע<text:span text:style-name="T1"> </text:span>ליה<text:span text:style-name="T1"> </text:span><text:span text:style-name="T26">(</text:span><text:span text:style-name="T28">והיינו</text:span><text:span text:style-name="T2"> </text:span><text:span text:style-name="T28">כרב</text:span><text:span text:style-name="T2"> </text:span><text:span text:style-name="T28">גידל, דאמר: אינו</text:span><text:span text:style-name="T2"> </text:span><text:span text:style-name="T28">מוציא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בקדשי</text:span><text:span text:style-name="T2"> </text:span><text:span text:style-name="T28">קדשים</text:span><text:span text:style-name="T26">)</text:span>? </text:p>
      <text:p text:style-name="P27">לא, דלא<text:span text:style-name="T1"> </text:span>זרק<text:span text:style-name="T1"> </text:span>הדם<text:span text:style-name="T1"> </text:span><text:span text:style-name="T26">(</text:span><text:span text:style-name="T28">כי</text:span><text:span text:style-name="T2"> </text:span><text:span text:style-name="T28">קתני</text:span><text:span text:style-name="T2"> </text:span><text:span text:style-name="T28">'לעולם</text:span><text:span text:style-name="T2"> </text:span><text:span text:style-name="T28">מועלין</text:span><text:span text:style-name="T2"> </text:span><text:span text:style-name="T28">בו' - דלא</text:span><text:span text:style-name="T2"> </text:span><text:span text:style-name="T28">זריק</text:span><text:span text:style-name="T2"> </text:span><text:span text:style-name="T28">קא</text:span><text:span text:style-name="T2"> </text:span><text:span text:style-name="T28">מיירי, ולא</text:span><text:span text:style-name="T2"> </text:span><text:span text:style-name="T28">מסייע</text:span><text:span text:style-name="T2"> </text:span><text:span text:style-name="T28">ליה</text:span><text:span text:style-name="T26">)</text:span>.</text:p>
      <text:p text:style-name="P27">אי<text:span text:style-name="T1"> </text:span>דלא<text:span text:style-name="T1"> </text:span>זרק<text:span text:style-name="T1"> </text:span>הדם<text:span text:style-name="T1"> </text:span><text:span text:style-name="T26">(</text:span><text:span text:style-name="T28">לשם</text:span><text:span text:style-name="T2"> </text:span><text:span text:style-name="T28">פגול</text:span><text:span text:style-name="T26">)</text:span>, מאי<text:span text:style-name="T1"> </text:span>למימרא<text:span text:style-name="T1"> </text:span><text:span text:style-name="T26">(</text:span><text:span text:style-name="T28">פשיטא</text:span><text:span text:style-name="T2"> </text:span><text:span text:style-name="T28">דמועלין</text:span><text:span text:style-name="T2"> </text:span><text:span text:style-name="T28">בו</text:span><text:span text:style-name="T26">)</text:span>? אלא<text:span text:style-name="T1"> </text:span>לעולם<text:span text:style-name="T1"> </text:span>דזריק<text:span text:style-name="T1"> </text:span><text:span text:style-name="T26">(</text:span><text:span text:style-name="T28">ואפילו</text:span><text:span text:style-name="T2"> </text:span><text:span text:style-name="T28">הכי</text:span><text:span text:style-name="T2"> </text:span><text:span text:style-name="T28">לא</text:span><text:span text:style-name="T2"> </text:span><text:span text:style-name="T28">מסייע</text:span><text:span text:style-name="T2"> </text:span><text:span text:style-name="T28">ליה:</text:span><text:span text:style-name="T26">)</text:span> וכי<text:span text:style-name="T1"> </text:span>תניא<text:span text:style-name="T1"> </text:span>ההיא<text:span text:style-name="T1"> </text:span><text:span text:style-name="T26">(</text:span><text:span text:style-name="T28">'דלעולם</text:span><text:span text:style-name="T2"> </text:span><text:span text:style-name="T28">מועלין</text:span><text:span text:style-name="T2"> </text:span><text:span text:style-name="T28">בו' - אפילו</text:span><text:span text:style-name="T2"> </text:span><text:span text:style-name="T28">לאחר</text:span><text:span text:style-name="T2"> </text:span><text:span text:style-name="T28">זריקה</text:span><text:span text:style-name="T26">)</text:span> – בעולה<text:span text:style-name="T1"> </text:span><text:span text:style-name="T26">(</text:span><text:span text:style-name="T28">הואיל</text:span><text:span text:style-name="T2"> </text:span><text:span text:style-name="T28">ולגבוה</text:span><text:span text:style-name="T2"> </text:span><text:span text:style-name="T28">היא: דאין</text:span><text:span text:style-name="T2"> </text:span><text:span text:style-name="T28">בה</text:span><text:span text:style-name="T2"> </text:span><text:span text:style-name="T28">היתר</text:span><text:span text:style-name="T2"> </text:span><text:span text:style-name="T28">לכהנים, ולא</text:span><text:span text:style-name="T2"> </text:span><text:span text:style-name="T28">מיירי</text:span><text:span text:style-name="T2"> </text:span><text:span text:style-name="T28">בחטאת</text:span><text:span text:style-name="T2"> </text:span><text:span text:style-name="T28">ואשם</text:span><text:span text:style-name="T26">)</text:span>. </text:p>
      <text:p text:style-name="P27"><text:span text:style-name="T26">(</text:span><text:span text:style-name="T28">לעולם</text:span><text:span text:style-name="T2"> </text:span><text:span text:style-name="T28">בחטאת</text:span><text:span text:style-name="T2"> </text:span><text:span text:style-name="T28">ואשם</text:span><text:span text:style-name="T2"> </text:span><text:span text:style-name="T28">מיירי</text:span><text:span text:style-name="T2"> </text:span><text:span text:style-name="T28">ד</text:span><text:span text:style-name="T26">)</text:span>אי<text:span text:style-name="T1"> </text:span>בעולה<text:span text:style-name="T1"> – </text:span>פשיטא<text:span text:style-name="T1"> </text:span><text:span text:style-name="T26">(</text:span><text:span text:style-name="T28">מאי</text:span><text:span text:style-name="T2"> </text:span><text:span text:style-name="T28">למימרא</text:span><text:span text:style-name="T26">)</text:span>: דגבוה<text:span text:style-name="T1"> </text:span>היא<text:span text:style-name="T1"> </text:span>כולה!?</text:p>
      <text:p text:style-name="P3"/>
      <text:p text:style-name="P3">(מעילה<text:span text:style-name="T1"> </text:span>ד,ב)</text:p>
      <text:p text:style-name="P27">ועוד<text:span text:style-name="T1"> </text:span><text:span text:style-name="T26">(</text:span><text:span text:style-name="T28">מסיפא</text:span><text:span text:style-name="T2"> </text:span><text:span text:style-name="T28">נמי</text:span><text:span text:style-name="T2"> </text:span><text:span text:style-name="T28">דיקא</text:span><text:span text:style-name="T2"> </text:span><text:span text:style-name="T28">דבחטאת</text:span><text:span text:style-name="T2"> </text:span><text:span text:style-name="T28">איירי</text:span><text:span text:style-name="T26">)</text:span>, דקתני<text:span text:style-name="T1"> </text:span>סיפא: '<text:span text:style-name="T106">לן</text:span><text:span text:style-name="T107"> </text:span><text:span text:style-name="T106">דמה</text:span><text:span text:style-name="T107"> </text:span><text:span text:style-name="T26">(</text:span><text:span text:style-name="T28">והוא</text:span><text:span text:style-name="T2"> </text:span><text:span text:style-name="T28">הדין</text:span><text:span text:style-name="T2"> </text:span><text:span text:style-name="T28">לפיגול</text:span><text:span text:style-name="T26">)</text:span><text:span text:style-name="T106">, אף</text:span><text:span text:style-name="T107"> </text:span><text:span text:style-name="T106">על</text:span><text:span text:style-name="T107"> </text:span><text:span text:style-name="T106">פי</text:span><text:span text:style-name="T107"> </text:span><text:span text:style-name="T106">שחזר</text:span><text:span text:style-name="T107"> </text:span><text:span text:style-name="T106">וזרקו</text:span><text:span text:style-name="T107"> </text:span><text:span text:style-name="T106">- מועלין</text:span><text:span text:style-name="T107"> </text:span><text:span text:style-name="T106">בו</text:span>' <text:span text:style-name="T26">(</text:span><text:span text:style-name="T28">דאין</text:span><text:span text:style-name="T2"> </text:span><text:span text:style-name="T28">מוציא</text:span><text:span text:style-name="T2"> </text:span><text:span text:style-name="T28">מידי</text:span><text:span text:style-name="T2"> </text:span><text:span text:style-name="T28">מעילה</text:span><text:span text:style-name="T26">)</text:span>; אי<text:span text:style-name="T1"> </text:span>אמרת<text:span text:style-name="T1"> </text:span>בשלמא<text:span text:style-name="T1"> </text:span>בחטאת<text:span text:style-name="T1"> </text:span><text:span text:style-name="T26">(</text:span><text:span text:style-name="T28">מיירי</text:span><text:span text:style-name="T26">)</text:span> – שפיר<text:span text:style-name="T1"> </text:span><text:span text:style-name="T26">(</text:span><text:span text:style-name="T28">צריכא</text:span><text:span text:style-name="T2"> </text:span><text:span text:style-name="T28">למימר; להכי</text:span><text:span text:style-name="T2"> </text:span><text:span text:style-name="T28">דייקינן</text:span><text:span text:style-name="T2"> </text:span><text:span text:style-name="T28">דהוא</text:span><text:span text:style-name="T2"> </text:span><text:span text:style-name="T28">הדין</text:span><text:span text:style-name="T2"> </text:span><text:span text:style-name="T28">לפיגול: שאם</text:span><text:span text:style-name="T2"> </text:span><text:span text:style-name="T28">פיגל</text:span><text:span text:style-name="T2"> </text:span><text:span text:style-name="T28">בו</text:span><text:span text:style-name="T2"> </text:span><text:span text:style-name="T28">- 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חזר</text:span><text:span text:style-name="T2"> </text:span><text:span text:style-name="T28">וזרקו</text:span><text:span text:style-name="T2"> </text:span><text:span text:style-name="T28">- מועלין</text:span><text:span text:style-name="T2"> </text:span><text:span text:style-name="T28">בו</text:span><text:span text:style-name="T26">)</text:span>, אלא<text:span text:style-name="T1"> </text:span>אי<text:span text:style-name="T1"> </text:span>אמרת<text:span text:style-name="T1"> </text:span>בעולה<text:span text:style-name="T1"> </text:span>- צריכא<text:span text:style-name="T1"> </text:span>למימר<text:span text:style-name="T1"> </text:span><text:span text:style-name="T26">(</text:span><text:span text:style-name="T28">דמועלין</text:span><text:span text:style-name="T2"> </text:span><text:span text:style-name="T28">בה? הא</text:span><text:span text:style-name="T2"> </text:span><text:span text:style-name="T28">כולה</text:span><text:span text:style-name="T2"> </text:span><text:span text:style-name="T28">לגבוה</text:span><text:span text:style-name="T2"> </text:span><text:span text:style-name="T28">הוא! אלא</text:span><text:span text:style-name="T2"> </text:span><text:span text:style-name="T28">שמע</text:span><text:span text:style-name="T2"> </text:span><text:span text:style-name="T28">מינה</text:span><text:span text:style-name="T2"> </text:span><text:span text:style-name="T28">בחטאת</text:span><text:span text:style-name="T2"> </text:span><text:span text:style-name="T28">מיירי, והוא</text:span><text:span text:style-name="T2"> </text:span><text:span text:style-name="T28">הדין</text:span><text:span text:style-name="T2"> </text:span><text:span text:style-name="T28">לרישא</text:span><text:span text:style-name="T26">)</text:span>? </text:p>
      <text:p text:style-name="P22">סיפא<text:span text:style-name="T1"> </text:span><text:span text:style-name="T26">(</text:span><text:span text:style-name="T28">'לן</text:span><text:span text:style-name="T2"> </text:span><text:span text:style-name="T28">דמה</text:span><text:span text:style-name="T2"> </text:span><text:span text:style-name="T28">כו'</text:span><text:span text:style-name="T26">)</text:span> ודאי<text:span text:style-name="T1"> </text:span>מסייע<text:span text:style-name="T1"> </text:span>ליה<text:span text:style-name="T1"> </text:span><text:span text:style-name="T26">(</text:span><text:span text:style-name="T28">דמיירי</text:span><text:span text:style-name="T2"> </text:span><text:span text:style-name="T28">לאחר</text:span><text:span text:style-name="T2"> </text:span><text:span text:style-name="T28">זריקה</text:span><text:span text:style-name="T2"> </text:span><text:span text:style-name="T28">בהדיא, ודייקינן</text:span><text:span text:style-name="T2"> </text:span><text:span text:style-name="T28">'הוא</text:span><text:span text:style-name="T2"> </text:span><text:span text:style-name="T28">הדין</text:span><text:span text:style-name="T2"> </text:span><text:span text:style-name="T28">דפיגול': דזריקה</text:span><text:span text:style-name="T2"> </text:span><text:span text:style-name="T28">אינו</text:span><text:span text:style-name="T2"> </text:span><text:span text:style-name="T28">מוציא</text:span><text:span text:style-name="T2"> </text:span><text:span text:style-name="T28">מידי</text:span><text:span text:style-name="T2"> </text:span><text:span text:style-name="T28">מעילה</text:span><text:span text:style-name="T26">)</text:span>; רישא<text:span text:style-name="T1"> </text:span>מאי? <text:span text:style-name="T26">(</text:span><text:span text:style-name="T28">נימא</text:span><text:span text:style-name="T26">)</text:span> הואיל<text:span text:style-name="T1"> </text:span>ומסייע<text:span text:style-name="T1"> </text:span>ליה<text:span text:style-name="T1"> </text:span>סיפא<text:span text:style-name="T1"> </text:span>- מסייע<text:span text:style-name="T1"> </text:span>ליה<text:span text:style-name="T1"> </text:span>נמי<text:span text:style-name="T1"> </text:span>רישא<text:span text:style-name="T1"> </text:span><text:span text:style-name="T26">(</text:span><text:span text:style-name="T28">דנימא</text:span><text:span text:style-name="T2"> </text:span><text:span text:style-name="T28">נמי</text:span><text:span text:style-name="T2"> </text:span><text:span text:style-name="T28">בחטאת</text:span><text:span text:style-name="T2"> </text:span><text:span text:style-name="T28">מיירי, וקאמר</text:span><text:span text:style-name="T2"> </text:span><text:span text:style-name="T28">'לעולם</text:span><text:span text:style-name="T2"> </text:span><text:span text:style-name="T28">מועלין</text:span><text:span text:style-name="T2"> </text:span><text:span text:style-name="T28">בו', דמשמע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זרק</text:span><text:span text:style-name="T26">)</text:span>.</text:p>
      <text:p text:style-name="P22"><text:span text:style-name="T26">(</text:span><text:span text:style-name="T28">וקא</text:span><text:span text:style-name="T2"> </text:span><text:span text:style-name="T28">פריך:</text:span><text:span text:style-name="T26">)</text:span> סיפא<text:span text:style-name="T1"> </text:span>לאו<text:span text:style-name="T1"> </text:span>ודאי<text:span text:style-name="T1"> </text:span>מסייע<text:span text:style-name="T1"> </text:span>ליה<text:span text:style-name="T1"> </text:span><text:span text:style-name="T26">(</text:span><text:span text:style-name="T28">ומסיפא</text:span><text:span text:style-name="T2"> </text:span><text:span text:style-name="T28">נמי, מי</text:span><text:span text:style-name="T2"> </text:span><text:span text:style-name="T28">פשיטא</text:span><text:span text:style-name="T2"> </text:span><text:span text:style-name="T28">ליה</text:span><text:span text:style-name="T2"> </text:span><text:span text:style-name="T28">דמסייע</text:span><text:span text:style-name="T2"> </text:span><text:span text:style-name="T28">ליה? דילמא</text:span><text:span text:style-name="T2"> </text:span><text:span text:style-name="T28">לעולם</text:span><text:span text:style-name="T2"> </text:span><text:span text:style-name="T28">אימא</text:span><text:span text:style-name="T2"> </text:span><text:span text:style-name="T28">לך</text:span><text:span text:style-name="T2"> </text:span><text:span text:style-name="T28">דלא</text:span><text:span text:style-name="T2"> </text:span><text:span text:style-name="T28">מסייע</text:span><text:span text:style-name="T2"> </text:span><text:span text:style-name="T28">ליה, דאמרינן</text:span><text:span text:style-name="T2"> </text:span><text:span text:style-name="T28">דלא</text:span><text:span text:style-name="T2"> </text:span><text:span text:style-name="T28">דמי</text:span><text:span text:style-name="T2"> </text:span><text:span text:style-name="T28">'לן</text:span><text:span text:style-name="T2"> </text:span><text:span text:style-name="T28">דמה' ל'מחשבת</text:span><text:span text:style-name="T2"> </text:span><text:span text:style-name="T28">פיגול'</text:span><text:span text:style-name="T26">)</text:span>?</text:p>
      <text:p text:style-name="P27"><text:span text:style-name="T26">(</text:span><text:span text:style-name="T28">ומהדר</text:span><text:span text:style-name="T2"> </text:span><text:span text:style-name="T28">ליה: אמאי</text:span><text:span text:style-name="T2"> </text:span><text:span text:style-name="T28">לא</text:span><text:span text:style-name="T2"> </text:span><text:span text:style-name="T28">דמי?: </text:span><text:span text:style-name="T26">)</text:span> מאי<text:span text:style-name="T1"> </text:span>שנא<text:span text:style-name="T1"> </text:span><text:span text:style-name="T26">(</text:span><text:span text:style-name="T28">כלומר: מה</text:span><text:span text:style-name="T2"> </text:span><text:span text:style-name="T28">הפרש</text:span><text:span text:style-name="T2"> </text:span><text:span text:style-name="T28">יש</text:span><text:span text:style-name="T2"> </text:span><text:span text:style-name="T28">בין</text:span><text:span text:style-name="T2"> </text:span><text:span text:style-name="T28">פסול</text:span><text:span text:style-name="T2"> </text:span><text:span text:style-name="T28">לן</text:span><text:span text:style-name="T2"> </text:span><text:span text:style-name="T28">לפסול</text:span><text:span text:style-name="T2"> </text:span><text:span text:style-name="T28">פיגול</text:span><text:span text:style-name="T26">)</text:span>?</text:p>
      <text:p text:style-name="P27"><text:span text:style-name="T26">(</text:span><text:span text:style-name="T28">ואמר</text:span><text:span text:style-name="T2"> </text:span><text:span text:style-name="T28">ליה: ודאי</text:span><text:span text:style-name="T2"> </text:span><text:span text:style-name="T28">לא</text:span><text:span text:style-name="T2"> </text:span><text:span text:style-name="T28">דמו, דאימא</text:span><text:span text:style-name="T2"> </text:span><text:span text:style-name="T28">לך:</text:span><text:span text:style-name="T26">)</text:span> הלנה, דקעביד<text:span text:style-name="T1"> </text:span><text:span text:style-name="T26">(</text:span><text:span text:style-name="T28">איסורא</text:span><text:span text:style-name="T26">)</text:span> בידים<text:span text:style-name="T1"> </text:span><text:span text:style-name="T26">(</text:span><text:span text:style-name="T28">שהיה</text:span><text:span text:style-name="T2"> </text:span><text:span text:style-name="T28">לו</text:span><text:span text:style-name="T2"> </text:span><text:span text:style-name="T28">לזורקו</text:span><text:span text:style-name="T2"> </text:span><text:span text:style-name="T28">והלינו, דהיינו</text:span><text:span text:style-name="T2"> </text:span><text:span text:style-name="T28">'דקעביד</text:span><text:span text:style-name="T2"> </text:span><text:span text:style-name="T28">ליה</text:span><text:span text:style-name="T2"> </text:span><text:span text:style-name="T28">פסול</text:span><text:span text:style-name="T2"> </text:span><text:span text:style-name="T28">בידים': דלגבי</text:span><text:span text:style-name="T2"> </text:span><text:span text:style-name="T28">מחשבה</text:span><text:span text:style-name="T2"> </text:span><text:span text:style-name="T28">דפיגול</text:span><text:span text:style-name="T2"> </text:span><text:span text:style-name="T28">חשיב</text:span><text:span text:style-name="T2"> </text:span><text:span text:style-name="T28">ללינה</text:span><text:span text:style-name="T2"> </text:span><text:span text:style-name="T28">'מעשה</text:span><text:span text:style-name="T2"> </text:span><text:span text:style-name="T28">בידים'</text:span><text:span text:style-name="T26">)</text:span> - <text:span text:style-name="T26">(</text:span><text:span text:style-name="T28">הילכך</text:span><text:span text:style-name="T2"> </text:span><text:span text:style-name="T28">קנסינן</text:span><text:span text:style-name="T2"> </text:span><text:span text:style-name="T28">ליה:</text:span><text:span text:style-name="T26">)</text:span> לא<text:span text:style-name="T1"> </text:span>מהני<text:span text:style-name="T1"> </text:span>זריקה<text:span text:style-name="T1"> </text:span>לאפוקי<text:span text:style-name="T1"> </text:span>מידי<text:span text:style-name="T1"> </text:span>מעילה<text:span text:style-name="T1"> </text:span><text:span text:style-name="T26">(</text:span><text:span text:style-name="T28">דלא</text:span><text:span text:style-name="T2"> </text:span><text:span text:style-name="T28">תיהני</text:span><text:span text:style-name="T2"> </text:span><text:span text:style-name="T28">ליה</text:span><text:span text:style-name="T2"> </text:span><text:span text:style-name="T28">זריקה</text:span><text:span text:style-name="T2"> </text:span><text:span text:style-name="T28">לאפוקיה</text:span><text:span text:style-name="T2"> </text:span><text:span text:style-name="T28">מידי</text:span><text:span text:style-name="T2"> </text:span><text:span text:style-name="T28">מעילה, אלא</text:span><text:span text:style-name="T2"> </text:span><text:span text:style-name="T28">מועלין</text:span><text:span text:style-name="T2"> </text:span><text:span text:style-name="T28">נמי</text:span><text:span text:style-name="T2"> </text:span><text:span text:style-name="T28">לאחר</text:span><text:span text:style-name="T2"> </text:span><text:span text:style-name="T28">זריקה</text:span><text:span text:style-name="T26">)</text:span>; <text:span text:style-name="T26">(</text:span><text:span text:style-name="T28">אבל</text:span><text:span text:style-name="T26">)</text:span> מחשבה<text:span text:style-name="T1"> </text:span><text:span text:style-name="T26">(</text:span><text:span text:style-name="T28">מחשבת</text:span><text:span text:style-name="T2"> </text:span><text:span text:style-name="T28">פיגול</text:span><text:span text:style-name="T26">)</text:span> לא<text:span text:style-name="T1"> </text:span>קא<text:span text:style-name="T1"> </text:span>עביד<text:span text:style-name="T1"> </text:span>בידים<text:span text:style-name="T1"> </text:span><text:span text:style-name="T26">(</text:span><text:span text:style-name="T28">אלא</text:span><text:span text:style-name="T2"> </text:span><text:span text:style-name="T28">פסול</text:span><text:span text:style-name="T2"> </text:span><text:span text:style-name="T28">מחשבה</text:span><text:span text:style-name="T26">)</text:span> - <text:span text:style-name="T26">(</text:span><text:span text:style-name="T28">אימא</text:span><text:span text:style-name="T2"> </text:span><text:span text:style-name="T28">לך</text:span><text:span text:style-name="T2"> </text:span><text:span text:style-name="T28">דלא</text:span><text:span text:style-name="T2"> </text:span><text:span text:style-name="T28">קנסינן</text:span><text:span text:style-name="T2"> </text:span><text:span text:style-name="T28">ליה</text:span><text:span text:style-name="T2"> </text:span><text:span text:style-name="T28">ו</text:span><text:span text:style-name="T26">)</text:span>מהני<text:span text:style-name="T1"> </text:span>ליה<text:span text:style-name="T1"> </text:span>זריקה<text:span text:style-name="T1"> </text:span>לאפוקי<text:span text:style-name="T1"> </text:span>מידי<text:span text:style-name="T1"> </text:span>מעילה<text:span text:style-name="T1"> </text:span><text:span text:style-name="T26">(</text:span><text:span text:style-name="T28">ודלא</text:span><text:span text:style-name="T2"> </text:span><text:span text:style-name="T28">כרב</text:span><text:span text:style-name="T2"> </text:span><text:span text:style-name="T28">גידל, ורישא</text:span><text:span text:style-name="T2"> </text:span><text:span text:style-name="T28">בעולה</text:span><text:span text:style-name="T2"> </text:span><text:span text:style-name="T28">קמיירי, כדאוקימנא</text:span><text:span text:style-name="T2"> </text:span><text:span text:style-name="T28">ברישא</text:span><text:span text:style-name="T26">)</text:span>? </text:p>
      <text:p text:style-name="P27">לימא<text:span text:style-name="T1"> </text:span>הא<text:span text:style-name="T1"> </text:span>מסייע<text:span text:style-name="T1"> </text:span>ליה: '<text:span text:style-name="T106">הפיגול</text:span><text:span text:style-name="T107"> </text:span><text:span text:style-name="T106">בקדשי</text:span><text:span text:style-name="T107"> </text:span><text:span text:style-name="T106">קדשים</text:span><text:span text:style-name="T107"> </text:span><text:span text:style-name="T106">- מועלין</text:span><text:span text:style-name="T107"> </text:span><text:span text:style-name="T106">בו</text:span>', לאו<text:span text:style-name="T1"> </text:span>אף<text:span text:style-name="T1"> </text:span>על<text:span text:style-name="T1"> </text:span>גב<text:span text:style-name="T1"> </text:span>דזרק, ומסייע<text:span text:style-name="T1"> </text:span>ליה? </text:p>
      <text:p text:style-name="P27">לא, דלא<text:span text:style-name="T1"> </text:span>זרק.</text:p>
      <text:p text:style-name="P27">אבל<text:span text:style-name="T1"> </text:span>זרק<text:span text:style-name="T1"> </text:span>מאי?: הכי<text:span text:style-name="T1"> </text:span>נמי<text:span text:style-name="T1"> </text:span>דאין<text:span text:style-name="T1"> </text:span>מועלין<text:span text:style-name="T1"> </text:span>בו<text:span text:style-name="T1"> </text:span><text:span text:style-name="T26">(</text:span><text:span text:style-name="T28">דזריקת</text:span><text:span text:style-name="T2"> </text:span><text:span text:style-name="T28">פיגול</text:span><text:span text:style-name="T2"> </text:span><text:span text:style-name="T28">מוציאה</text:span><text:span text:style-name="T2"> </text:span><text:span text:style-name="T28">מידי</text:span><text:span text:style-name="T2"> </text:span><text:span text:style-name="T28">מעילה, והיינו</text:span><text:span text:style-name="T2"> </text:span><text:span text:style-name="T28">דלא</text:span><text:span text:style-name="T2"> </text:span><text:span text:style-name="T28">כרב</text:span><text:span text:style-name="T2"> </text:span><text:span text:style-name="T28">גידל</text:span><text:span text:style-name="T26">)</text:span>? אמאי<text:span text:style-name="T1"> </text:span>קתני<text:span text:style-name="T1"> </text:span>סיפא<text:span text:style-name="T1"> </text:span><text:span text:style-name="T26">(</text:span><text:span text:style-name="T28">דההיא</text:span><text:span text:style-name="T26">)</text:span> '<text:span text:style-name="T26">(</text:span><text:span text:style-name="T28">הפיגול</text:span><text:span text:style-name="T26">)</text:span><text:span text:style-name="T106"> בקדשים</text:span><text:span text:style-name="T107"> </text:span><text:span text:style-name="T106">קלים</text:span><text:span text:style-name="T107"> </text:span><text:span text:style-name="T106">אין</text:span><text:span text:style-name="T107"> </text:span><text:span text:style-name="T106">מועלין</text:span><text:span text:style-name="T107"> </text:span><text:span text:style-name="T106">בו</text:span>' <text:span text:style-name="T26">(</text:span><text:span text:style-name="T28">כלומר: אפילו</text:span><text:span text:style-name="T2"> </text:span><text:span text:style-name="T28">לאחר</text:span><text:span text:style-name="T2"> </text:span><text:span text:style-name="T28">זריקה, דלאו</text:span><text:span text:style-name="T2"> </text:span><text:span text:style-name="T28">'קדשי</text:span><text:span text:style-name="T2"> </text:span><text:span text:style-name="T28">ה'' נינהו</text:span><text:span text:style-name="T26">)</text:span>? ליפלוג<text:span text:style-name="T1"> </text:span>ברישא<text:span text:style-name="T1"> </text:span><text:span text:style-name="T26">(</text:span><text:span text:style-name="T28">בדידיה</text:span><text:span text:style-name="T26">)</text:span> וליתני<text:span text:style-name="T1"> </text:span>'לפני<text:span text:style-name="T1"> </text:span>זריקה<text:span text:style-name="T1"> </text:span>- מועלין<text:span text:style-name="T1"> </text:span>בו, לאחר<text:span text:style-name="T1"> </text:span>זריקה<text:span text:style-name="T1"> </text:span>- אין<text:span text:style-name="T1"> </text:span>מועלין<text:span text:style-name="T1"> </text:span>בו'? <text:span text:style-name="T26">(</text:span><text:span text:style-name="T28">אלא</text:span><text:span text:style-name="T2"> </text:span><text:span text:style-name="T28">מדלא</text:span><text:span text:style-name="T2"> </text:span><text:span text:style-name="T28">פליג</text:span><text:span text:style-name="T2"> </text:span><text:span text:style-name="T28">הכי</text:span><text:span text:style-name="T2"> </text:span><text:span text:style-name="T28">ברישא</text:span><text:span text:style-name="T2"> </text:span><text:span text:style-name="T28">אלא</text:span><text:span text:style-name="T2"> </text:span><text:span text:style-name="T28">בסיפא</text:span><text:span text:style-name="T2"> </text:span><text:span text:style-name="T28">- לימא</text:span><text:span text:style-name="T2"> </text:span><text:span text:style-name="T28">בדאף-על-גב</text:span><text:span text:style-name="T2"> </text:span><text:span text:style-name="T28">דזריק</text:span><text:span text:style-name="T2"> </text:span><text:span text:style-name="T28">מיירי</text:span><text:span text:style-name="T2"> </text:span><text:span text:style-name="T28">רישא, דמועלין</text:span><text:span text:style-name="T2"> </text:span><text:span text:style-name="T28">בו, וסיפא</text:span><text:span text:style-name="T2"> </text:span><text:span text:style-name="T28">מסייעא</text:span><text:span text:style-name="T2"> </text:span><text:span text:style-name="T28">לרב</text:span><text:span text:style-name="T2"> </text:span><text:span text:style-name="T28">גידל?</text:span><text:span text:style-name="T26">)</text:span> </text:p>
      <text:p text:style-name="P27">ההוא<text:span text:style-name="T1"> </text:span><text:span text:style-name="T26">(</text:span><text:span text:style-name="T28">סיפא</text:span><text:span text:style-name="T2"> </text:span><text:span text:style-name="T28">דקתני</text:span><text:span text:style-name="T2"> </text:span><text:span text:style-name="T28">'</text:span><text:span text:style-name="T109">בקדשים</text:span><text:span text:style-name="T108"> </text:span><text:span text:style-name="T109">קלים</text:span><text:span text:style-name="T108"> </text:span><text:span text:style-name="T109">אין</text:span><text:span text:style-name="T108"> </text:span><text:span text:style-name="T109">מועלין</text:span><text:span text:style-name="T28">'</text:span><text:span text:style-name="T26">)</text:span> ודאי<text:span text:style-name="T1"> </text:span>מסייע<text:span text:style-name="T1"> </text:span>ליה<text:span text:style-name="T1"> </text:span><text:span text:style-name="T26">(</text:span><text:span text:style-name="T28">לרב</text:span><text:span text:style-name="T2"> </text:span><text:span text:style-name="T28">גידל: דאיהו</text:span><text:span text:style-name="T2"> </text:span><text:span text:style-name="T28">נמי</text:span><text:span text:style-name="T2"> </text:span><text:span text:style-name="T28">הכי</text:span><text:span text:style-name="T2"> </text:span><text:span text:style-name="T28">קאמר: 'ואינו</text:span><text:span text:style-name="T2"> </text:span><text:span text:style-name="T28">מביא</text:span><text:span text:style-name="T2"> </text:span><text:span text:style-name="T28">לידי</text:span><text:span text:style-name="T2"> </text:span><text:span text:style-name="T28">מעילה</text:span><text:span text:style-name="T2"> </text:span><text:span text:style-name="T28">בקדשים</text:span><text:span text:style-name="T2"> </text:span><text:span text:style-name="T28">קלים'</text:span><text:span text:style-name="T26">)</text:span>.</text:p>
      <text:p text:style-name="P27">לימא: הואיל<text:span text:style-name="T1"> </text:span>ומסייע<text:span text:style-name="T1"> </text:span>ליה<text:span text:style-name="T1"> </text:span>סיפא<text:span text:style-name="T1"> </text:span><text:span text:style-name="T26">(</text:span><text:span text:style-name="T28">כדאמרן</text:span><text:span text:style-name="T2"> </text:span><text:span text:style-name="T28">ד'ודאי</text:span><text:span text:style-name="T2"> </text:span><text:span text:style-name="T28">מסייעא</text:span><text:span text:style-name="T2"> </text:span><text:span text:style-name="T28">ליה'</text:span><text:span text:style-name="T26">)</text:span> - מסייע<text:span text:style-name="T1"> </text:span>ליה<text:span text:style-name="T1"> </text:span>נמי<text:span text:style-name="T1"> </text:span>רישא<text:span text:style-name="T1"> </text:span><text:span text:style-name="T26">(</text:span><text:span text:style-name="T28">נימא</text:span><text:span text:style-name="T2"> </text:span><text:span text:style-name="T28">נמי</text:span><text:span text:style-name="T2"> </text:span><text:span text:style-name="T28">רישא</text:span><text:span text:style-name="T2"> </text:span><text:span text:style-name="T28">דבאף-על-גב</text:span><text:span text:style-name="T2"> </text:span><text:span text:style-name="T28">דזרק</text:span><text:span text:style-name="T2"> </text:span><text:span text:style-name="T28">מיירי</text:span><text:span text:style-name="T26">)</text:span>? </text:p>
      <text:p text:style-name="P27"><text:span text:style-name="T26">(</text:span><text:span text:style-name="T28">אמר</text:span><text:span text:style-name="T2"> </text:span><text:span text:style-name="T28">ליה: רישא</text:span><text:span text:style-name="T2"> </text:span><text:span text:style-name="T28">ודאי</text:span><text:span text:style-name="T2"> </text:span><text:span text:style-name="T28">לא</text:span><text:span text:style-name="T2"> </text:span><text:span text:style-name="T28">תסייע</text:span><text:span text:style-name="T2"> </text:span><text:span text:style-name="T28">ליה, דרישא</text:span><text:span text:style-name="T2"> </text:span><text:span text:style-name="T28">מיירי</text:span><text:span text:style-name="T2"> </text:span><text:span text:style-name="T28">בדלא</text:span><text:span text:style-name="T2"> </text:span><text:span text:style-name="T28">זרק, כדאמרן; והא</text:span><text:span text:style-name="T2"> </text:span><text:span text:style-name="T28">דדייקת</text:span><text:span text:style-name="T2"> </text:span><text:span text:style-name="T28">'אבל</text:span><text:span text:style-name="T2"> </text:span><text:span text:style-name="T28">זרק</text:span><text:span text:style-name="T2"> </text:span><text:span text:style-name="T28">מאי, הכי</text:span><text:span text:style-name="T2"> </text:span><text:span text:style-name="T28">נמי</text:span><text:span text:style-name="T2"> </text:span><text:span text:style-name="T28">דאין</text:span><text:span text:style-name="T2"> </text:span><text:span text:style-name="T28">מועלין', אמאי</text:span><text:span text:style-name="T2"> </text:span><text:span text:style-name="T28">קתני</text:span><text:span text:style-name="T2"> </text:span><text:span text:style-name="T28">סיפא</text:span><text:span text:style-name="T2"> </text:span><text:span text:style-name="T28">כו', ליפלוג</text:span><text:span text:style-name="T2"> </text:span><text:span text:style-name="T28">ברישא? אין</text:span><text:span text:style-name="T2"> </text:span><text:span text:style-name="T28">הכי</text:span><text:span text:style-name="T2"> </text:span><text:span text:style-name="T28">נמי</text:span><text:span text:style-name="T2"> </text:span><text:span text:style-name="T28">דמצי</text:span><text:span text:style-name="T2"> </text:span><text:span text:style-name="T28">לפלוגי</text:span><text:span text:style-name="T2"> </text:span><text:span text:style-name="T28">ברישא, אלא</text:span><text:span text:style-name="T2"> </text:span><text:span text:style-name="T28">משום</text:span><text:span text:style-name="T2"> </text:span><text:span text:style-name="T28">הכי</text:span><text:span text:style-name="T2"> </text:span><text:span text:style-name="T28">תנא</text:span><text:span text:style-name="T2"> </text:span><text:span text:style-name="T28">סיפא</text:span><text:span text:style-name="T2"> </text:span><text:span text:style-name="T28">'בקדשים</text:span><text:span text:style-name="T2"> </text:span><text:span text:style-name="T28">קלים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ו':</text:span><text:span text:style-name="T26">)</text:span> קדשים<text:span text:style-name="T1"> </text:span>קלים<text:span text:style-name="T1"> </text:span>- פסיקא<text:span text:style-name="T1"> </text:span>ליה<text:span text:style-name="T1"> </text:span><text:span text:style-name="T26">(</text:span><text:span text:style-name="T28">הואיל</text:span><text:span text:style-name="T2"> </text:span><text:span text:style-name="T28">ופסיקא</text:span><text:span text:style-name="T2"> </text:span><text:span text:style-name="T28">ליה</text:span><text:span text:style-name="T2"> </text:span><text:span text:style-name="T28">למלתא: דבין</text:span><text:span text:style-name="T2"> </text:span><text:span text:style-name="T28">לפני</text:span><text:span text:style-name="T2"> </text:span><text:span text:style-name="T28">זריקה</text:span><text:span text:style-name="T2"> </text:span><text:span text:style-name="T28">ובין</text:span><text:span text:style-name="T2"> </text:span><text:span text:style-name="T28">לאחר</text:span><text:span text:style-name="T2"> </text:span><text:span text:style-name="T28">זריקה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ו</text:span><text:span text:style-name="T2"> </text:span><text:span text:style-name="T28">באימורין, הואיל</text:span><text:span text:style-name="T2"> </text:span><text:span text:style-name="T28">וזריקת</text:span><text:span text:style-name="T2"> </text:span><text:span text:style-name="T28">פיגול</text:span><text:span text:style-name="T2"> </text:span><text:span text:style-name="T28">היא</text:span><text:span text:style-name="T26">)</text:span>, <text:span text:style-name="T26">(</text:span><text:span text:style-name="T28">משום</text:span><text:span text:style-name="T2"> </text:span><text:span text:style-name="T28">הכי</text:span><text:span text:style-name="T2"> </text:span><text:span text:style-name="T28">חביבא</text:span><text:span text:style-name="T2"> </text:span><text:span text:style-name="T28">ליה</text:span><text:span text:style-name="T2"> </text:span><text:span text:style-name="T28">טפי</text:span><text:span text:style-name="T2"> </text:span><text:span text:style-name="T28">מההיא</text:span><text:span text:style-name="T26">)</text:span> הכא<text:span text:style-name="T1"> </text:span>- לא<text:span text:style-name="T1"> </text:span>פסיקא<text:span text:style-name="T1"> </text:span>ליה<text:span text:style-name="T1"> </text:span><text:span text:style-name="T26">(</text:span><text:span text:style-name="T28">הפלגה</text:span><text:span text:style-name="T2"> </text:span><text:span text:style-name="T28">דרישא</text:span><text:span text:style-name="T2"> </text:span><text:span text:style-name="T28">דלא</text:span><text:span text:style-name="T2"> </text:span><text:span text:style-name="T28">פסיקא</text:span><text:span text:style-name="T2"> </text:span><text:span text:style-name="T28">ליה</text:span><text:span text:style-name="T2"> </text:span><text:span text:style-name="T28">מילתא, הואיל</text:span><text:span text:style-name="T2"> </text:span><text:span text:style-name="T28">דלפני</text:span><text:span text:style-name="T2"> </text:span><text:span text:style-name="T28">זריקה</text:span><text:span text:style-name="T2"> </text:span><text:span text:style-name="T28">מועלין</text:span><text:span text:style-name="T2"> </text:span><text:span text:style-name="T28">בו</text:span><text:span text:style-name="T2"> </text:span><text:span text:style-name="T28">ולאחר</text:span><text:span text:style-name="T2"> </text:span><text:span text:style-name="T28">זריקה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ו, כדדייק</text:span><text:span text:style-name="T2"> </text:span><text:span text:style-name="T28">ברישא, הילכך</text:span><text:span text:style-name="T2"> </text:span><text:span text:style-name="T28">לא</text:span><text:span text:style-name="T2"> </text:span><text:span text:style-name="T28">תני</text:span><text:span text:style-name="T2"> </text:span><text:span text:style-name="T28">לה, ולעולם</text:span><text:span text:style-name="T2"> </text:span><text:span text:style-name="T28">לא</text:span><text:span text:style-name="T2"> </text:span><text:span text:style-name="T28">מסייע</text:span><text:span text:style-name="T2"> </text:span><text:span text:style-name="T28">ליה</text:span><text:span text:style-name="T2"> </text:span><text:span text:style-name="T28">לרב</text:span><text:span text:style-name="T2"> </text:span><text:span text:style-name="T28">גידל</text:span><text:span text:style-name="T26">)</text:span>.</text:p>
      <text:p text:style-name="P29"/>
      <text:p text:style-name="P27">כלל<text:span text:style-name="T1"> </text:span>אמר<text:span text:style-name="T1"> </text:span>רבי<text:span text:style-name="T1"> </text:span>יהושע: כל<text:span text:style-name="T1"> </text:span>שהיתה<text:span text:style-name="T1"> </text:span>לה<text:span text:style-name="T1"> </text:span>שעת<text:span text:style-name="T1"> </text:span>היתר<text:span text:style-name="T1"> </text:span>לכהנים<text:span text:style-name="T1"> </text:span>- אין<text:span text:style-name="T1"> </text:span>מועלין<text:span text:style-name="T1"> </text:span>בה, וכל<text:span text:style-name="T1"> </text:span>שלא<text:span text:style-name="T1"> </text:span>היתה<text:span text:style-name="T1"> </text:span>לה<text:span text:style-name="T1"> </text:span>שעת<text:span text:style-name="T1"> </text:span>היתר<text:span text:style-name="T1"> </text:span>לכהנים<text:span text:style-name="T1"> </text:span>- מועלין<text:span text:style-name="T1"> </text:span>בה; איזוהי<text:span text:style-name="T1"> </text:span>שהיתה<text:span text:style-name="T1"> </text:span>לה<text:span text:style-name="T1"> </text:span>שעת<text:span text:style-name="T1"> </text:span>היתר<text:span text:style-name="T1"> </text:span>לכהנים? - שלנה<text:span text:style-name="T1"> </text:span>ושנטמאת<text:span text:style-name="T1"> </text:span>ושיצאת, ואיזוהי<text:span text:style-name="T1"> </text:span>שלא<text:span text:style-name="T1"> </text:span>היתה<text:span text:style-name="T1"> </text:span>לה<text:span text:style-name="T1"> </text:span>שעת<text:span text:style-name="T1"> </text:span>היתר<text:span text:style-name="T1"> </text:span>לכהנים? - שנשחטה<text:span text:style-name="T1"> </text:span>חוץ<text:span text:style-name="T1"> </text:span>לזמנה, וחוץ<text:span text:style-name="T1"> </text:span>למקומה, ושקבלו<text:span text:style-name="T1"> </text:span>פסולין<text:span text:style-name="T1"> </text:span>וזרקו<text:span text:style-name="T1"> </text:span>את<text:span text:style-name="T1"> </text:span>דמה: </text:p>
      <text:p text:style-name="P18"><text:soft-page-break/><text:span text:style-name="T74">אמר</text:span><text:span text:style-name="T75"> </text:span><text:span text:style-name="T74">ליה</text:span><text:span text:style-name="T75"> </text:span><text:span text:style-name="T74">בר</text:span><text:span text:style-name="T75"> </text:span><text:span text:style-name="T74">קפרא</text:span><text:span text:style-name="T75"> </text:span><text:span text:style-name="T74">לבר</text:span><text:span text:style-name="T75"> </text:span><text:span text:style-name="T74">פדת: בן</text:span><text:span text:style-name="T75"> </text:span><text:span text:style-name="T74">אחותי, ראה</text:span><text:span text:style-name="T75"> </text:span><text:span text:style-name="T74">מה</text:span><text:span text:style-name="T75"> </text:span><text:span text:style-name="T74">אתה</text:span><text:span text:style-name="T75"> </text:span><text:span text:style-name="T74">שואלני</text:span><text:span text:style-name="T75"> </text:span><text:span text:style-name="T74">למחר</text:span><text:span text:style-name="T75"> </text:span><text:span text:style-name="T74">בבית</text:span><text:span text:style-name="T75"> </text:span><text:span text:style-name="T74">המדרש</text:span><text:span text:style-name="T66"> </text:span><text:span text:style-name="T40">[הכן</text:span><text:span text:style-name="T45"> </text:span><text:span text:style-name="T40">עצמך</text:span><text:span text:style-name="T45"> </text:span><text:span text:style-name="T40">לשאול</text:span><text:span text:style-name="T45"> </text:span><text:span text:style-name="T40">שאלה</text:span><text:span text:style-name="T45"> </text:span><text:span text:style-name="T40">חכמה]</text:span><text:span text:style-name="T59">!</text:span></text:p>
      <text:p text:style-name="P5"><text:span text:style-name="T40">[למחרת</text:span><text:span text:style-name="T45"> </text:span><text:span text:style-name="T40">שאלו:]</text:span><text:span text:style-name="T59"> </text:span><text:span text:style-name="T60">(</text:span><text:span text:style-name="T62">הא</text:span><text:span text:style-name="T67"> </text:span><text:span text:style-name="T62">דקתני</text:span><text:span text:style-name="T67"> </text:span><text:span text:style-name="T62">במתניתין</text:span><text:span text:style-name="T60">)</text:span><text:span text:style-name="T59"> '</text:span><text:span text:style-name="T85">[שעת]</text:span><text:span text:style-name="T88"> היתר</text:span><text:span text:style-name="T59">' </text:span><text:span text:style-name="T99">שחיטה</text:span><text:span text:style-name="T66"> </text:span><text:span text:style-name="T59">שנינו</text:span><text:span text:style-name="T66"> </text:span><text:span text:style-name="T60">(</text:span><text:span text:style-name="T62">דכיון</text:span><text:span text:style-name="T67"> </text:span><text:span text:style-name="T62">שנשחטה</text:span><text:span text:style-name="T67"> </text:span><text:span text:style-name="T62">כתקנה</text:span><text:span text:style-name="T67"> </text:span><text:span text:style-name="T62">בלא</text:span><text:span text:style-name="T67"> </text:span><text:span text:style-name="T62">פסול</text:span><text:span text:style-name="T67"> </text:span><text:span text:style-name="T62">- היינו</text:span><text:span text:style-name="T67"> </text:span><text:span text:style-name="T62">'שעת</text:span><text:span text:style-name="T67"> </text:span><text:span text:style-name="T62">היתר', 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שוב</text:span><text:span text:style-name="T67"> </text:span><text:span text:style-name="T62">נפסלה</text:span><text:span text:style-name="T67"> </text:span><text:span text:style-name="T62">- יצאת</text:span><text:span text:style-name="T67"> </text:span><text:span text:style-name="T62">מידי</text:span><text:span text:style-name="T67"> </text:span><text:span text:style-name="T62">מעילה</text:span><text:span text:style-name="T60">)</text:span><text:span text:style-name="T59">,</text:span></text:p>
      <text:p text:style-name="P3"/>
      <text:p text:style-name="P3">(מעילה<text:span text:style-name="T1"> </text:span>ה,א)</text:p>
      <text:p text:style-name="P27">או<text:span text:style-name="T1"> </text:span>'<text:span text:style-name="T110">[שעת]</text:span><text:span text:style-name="T106"> היתר</text:span>' <text:span text:style-name="T127">זריקה</text:span><text:span text:style-name="T1"> </text:span>שנינו<text:span text:style-name="T1"> </text:span><text:span text:style-name="T26">(</text:span><text:span text:style-name="T28">ד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שחט</text:span><text:span text:style-name="T2"> </text:span><text:span text:style-name="T28">כראוי</text:span><text:span text:style-name="T2"> </text:span><text:span text:style-name="T28">- בעינן</text:span><text:span text:style-name="T2"> </text:span><text:span text:style-name="T28">דתהוי</text:span><text:span text:style-name="T2"> </text:span><text:span text:style-name="T28">קבלה</text:span><text:span text:style-name="T2"> </text:span><text:span text:style-name="T28">נמי</text:span><text:span text:style-name="T2"> </text:span><text:span text:style-name="T28">בלא</text:span><text:span text:style-name="T2"> </text:span><text:span text:style-name="T28">פסול, וכיון</text:span><text:span text:style-name="T2"> </text:span><text:span text:style-name="T28">דקיבל</text:span><text:span text:style-name="T2"> </text:span><text:span text:style-name="T28">כראוי</text:span><text:span text:style-name="T2"> </text:span><text:span text:style-name="T28">- הותר</text:span><text:span text:style-name="T2"> </text:span><text:span text:style-name="T28">לזריקה: ד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עדיין</text:span><text:span text:style-name="T2"> </text:span><text:span text:style-name="T28">לא</text:span><text:span text:style-name="T2"> </text:span><text:span text:style-name="T28">נזרק</text:span><text:span text:style-name="T2"> </text:span><text:span text:style-name="T28">דמו</text:span><text:span text:style-name="T2"> </text:span><text:span text:style-name="T28">הוי</text:span><text:span text:style-name="T2"> </text:span><text:span text:style-name="T28">כאילו</text:span><text:span text:style-name="T2"> </text:span><text:span text:style-name="T28">נזרק</text:span><text:span text:style-name="T2"> </text:span><text:span text:style-name="T28">בהיתר, דכל</text:span><text:span text:style-name="T2"> </text:span><text:span text:style-name="T28">העומד</text:span><text:span text:style-name="T2"> </text:span><text:span text:style-name="T28">ליזרק</text:span><text:span text:style-name="T2"> </text:span><text:span text:style-name="T28">כזרוק</text:span><text:span text:style-name="T2"> </text:span><text:span text:style-name="T28">דמי: דכיון</text:span><text:span text:style-name="T2"> </text:span><text:span text:style-name="T28">דנתקבל</text:span><text:span text:style-name="T2"> </text:span><text:span text:style-name="T28">בכוס</text:span><text:span text:style-name="T2"> </text:span><text:span text:style-name="T28">כראוי</text:span><text:span text:style-name="T2"> </text:span><text:span text:style-name="T28">ונראה</text:span><text:span text:style-name="T2"> </text:span><text:span text:style-name="T28">לזריקה</text:span><text:span text:style-name="T2"> </text:span><text:span text:style-name="T28">- שוב</text:span><text:span text:style-name="T2"> </text:span><text:span text:style-name="T28">אין</text:span><text:span text:style-name="T2"> </text:span><text:span text:style-name="T28">בו</text:span><text:span text:style-name="T2"> </text:span><text:span text:style-name="T28">מעילה</text:span><text:span text:style-name="T26">)</text:span>, או<text:span text:style-name="T1"> </text:span>'<text:span text:style-name="T110">[שעת]</text:span><text:span text:style-name="T106"> היתר</text:span>' <text:span text:style-name="T127">אכילה</text:span><text:span text:style-name="T1"> </text:span>שנינו<text:span text:style-name="T1"> </text:span><text:span text:style-name="T26">(</text:span><text:span text:style-name="T28">ד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נשחט</text:span><text:span text:style-name="T2"> </text:span><text:span text:style-name="T28">ונתקבל</text:span><text:span text:style-name="T2"> </text:span><text:span text:style-name="T28">כראוי</text:span><text:span text:style-name="T2"> </text:span><text:span text:style-name="T28">- לעולם</text:span><text:span text:style-name="T2"> </text:span><text:span text:style-name="T28">לא</text:span><text:span text:style-name="T2"> </text:span><text:span text:style-name="T28">יצא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עד</text:span><text:span text:style-name="T2"> </text:span><text:span text:style-name="T28">שנזרק</text:span><text:span text:style-name="T2"> </text:span><text:span text:style-name="T28">הדם, דיש</text:span><text:span text:style-name="T2"> </text:span><text:span text:style-name="T28">בו</text:span><text:span text:style-name="T2"> </text:span><text:span text:style-name="T28">שעת</text:span><text:span text:style-name="T2"> </text:span><text:span text:style-name="T28">היתר</text:span><text:span text:style-name="T2"> </text:span><text:span text:style-name="T28">אכילה</text:span><text:span text:style-name="T2"> </text:span><text:span text:style-name="T28">לכהנים; ואם</text:span><text:span text:style-name="T2"> </text:span><text:span text:style-name="T28">אירע</text:span><text:span text:style-name="T2"> </text:span><text:span text:style-name="T28">בו</text:span><text:span text:style-name="T2"> </text:span><text:span text:style-name="T28">אחר</text:span><text:span text:style-name="T2"> </text:span><text:span text:style-name="T28">כך</text:span><text:span text:style-name="T2"> </text:span><text:span text:style-name="T28">שום</text:span><text:span text:style-name="T2"> </text:span><text:span text:style-name="T28">פסול</text:span><text:span text:style-name="T2"> </text:span><text:span text:style-name="T28">אפילו</text:span><text:span text:style-name="T2"> </text:span><text:span text:style-name="T28">הכי</text:span><text:span text:style-name="T2"> </text:span><text:span text:style-name="T28">אין</text:span><text:span text:style-name="T2"> </text:span><text:span text:style-name="T28">מועלין</text:span><text:span text:style-name="T26">)</text:span>?</text:p>
      <text:p text:style-name="P22"><text:span text:style-name="T26">(</text:span><text:span text:style-name="T28">והשיבו</text:span><text:span text:style-name="T2"> </text:span><text:span text:style-name="T28">בר</text:span><text:span text:style-name="T2"> </text:span><text:span text:style-name="T28">קפרא:</text:span><text:span text:style-name="T26">)</text:span> חזקיה<text:span text:style-name="T1"> </text:span>אמר: היתר<text:span text:style-name="T1"> </text:span>שחיטה<text:span text:style-name="T1"> </text:span>שנינו, רבי<text:span text:style-name="T1"> </text:span>יוחנן<text:span text:style-name="T1"> </text:span>אמר: היתר<text:span text:style-name="T1"> </text:span>אכילה<text:span text:style-name="T1"> </text:span>שנינו<text:span text:style-name="T1"> </text:span><text:span text:style-name="T26">(</text:span><text:span text:style-name="T28">דחזקיה</text:span><text:span text:style-name="T2"> </text:span><text:span text:style-name="T28">ורבי</text:span><text:span text:style-name="T2"> </text:span><text:span text:style-name="T28">יוחנן</text:span><text:span text:style-name="T2"> </text:span><text:span text:style-name="T28">פליגי</text:span><text:span text:style-name="T2"> </text:span><text:span text:style-name="T28">בהא</text:span><text:span text:style-name="T2"> </text:span><text:span text:style-name="T28">מילתא</text:span><text:span text:style-name="T26">)</text:span>.</text:p>
      <text:p text:style-name="P16">[יותר<text:span text:style-name="T52"> </text:span>נראה<text:span text:style-name="T52"> </text:span>בעיני<text:span text:style-name="T52"> </text:span>לומר<text:span text:style-name="T52"> </text:span>שבר<text:span text:style-name="T52"> </text:span>קפרא<text:span text:style-name="T52"> </text:span>לימד<text:span text:style-name="T52"> </text:span>את<text:span text:style-name="T52"> </text:span>דברי<text:span text:style-name="T52"> </text:span>חזקיה, משום<text:span text:style-name="T52"> </text:span>שגם<text:span text:style-name="T52"> </text:span>חזקיה<text:span text:style-name="T52"> </text:span>היה<text:span text:style-name="T52"> </text:span>צעיר<text:span text:style-name="T52"> </text:span>מבר<text:span text:style-name="T52"> </text:span>קפרא, והגמרא<text:span text:style-name="T52"> </text:span>מוסיפה<text:span text:style-name="T52"> </text:span>ומעירה<text:span text:style-name="T52"> </text:span>שרבי<text:span text:style-name="T52"> </text:span>יוחנן<text:span text:style-name="T52"> – </text:span>שהיה<text:span text:style-name="T52"> </text:span>תלמידו<text:span text:style-name="T52"> </text:span>של<text:span text:style-name="T52"> </text:span>חזקיה<text:span text:style-name="T52"> </text:span>- חולק.]</text:p>
      <text:p text:style-name="P27">אמר<text:span text:style-name="T1"> </text:span>רבי<text:span text:style-name="T1"> </text:span>זירא: לא<text:span text:style-name="T1"> </text:span>דייקא<text:span text:style-name="T1"> </text:span>מתניתין<text:span text:style-name="T1"> </text:span>דלא<text:span text:style-name="T1"> </text:span>כחזקיה<text:span text:style-name="T1"> </text:span>ודלא<text:span text:style-name="T1"> </text:span>כרבי<text:span text:style-name="T1"> </text:span>יוחנן: תנן: '<text:span text:style-name="T106">שלנה</text:span><text:span text:style-name="T107"> </text:span><text:span text:style-name="T106">ושנטמאת</text:span><text:span text:style-name="T107"> </text:span><text:span text:style-name="T106">ושיצאת</text:span>', לאו<text:span text:style-name="T1"> </text:span>דלן<text:span text:style-name="T1"> </text:span>דם<text:span text:style-name="T1"> </text:span><text:span text:style-name="T26">(</text:span><text:span text:style-name="T28">שנתקבל</text:span><text:span text:style-name="T2"> </text:span><text:span text:style-name="T28">בכוס</text:span><text:span text:style-name="T2"> </text:span><text:span text:style-name="T28">כראוי</text:span><text:span text:style-name="T2"> </text:span><text:span text:style-name="T28">ואחר</text:span><text:span text:style-name="T2"> </text:span><text:span text:style-name="T28">כך</text:span><text:span text:style-name="T2"> </text:span><text:span text:style-name="T28">לן</text:span><text:span text:style-name="T2"> </text:span><text:span text:style-name="T28">קודם</text:span><text:span text:style-name="T2"> </text:span><text:span text:style-name="T28">זריקה</text:span><text:span text:style-name="T26">)</text:span>, וקתני<text:span text:style-name="T1"> </text:span>'<text:span text:style-name="T106">אין</text:span><text:span text:style-name="T107"> </text:span><text:span text:style-name="T106">מועלין</text:span><text:span text:style-name="T107"> </text:span><text:span text:style-name="T106">בו</text:span>' <text:span text:style-name="T26">(</text:span><text:span text:style-name="T28">משום</text:span><text:span text:style-name="T2"> </text:span><text:span text:style-name="T28">דכל</text:span><text:span text:style-name="T2"> </text:span><text:span text:style-name="T28">העומד</text:span><text:span text:style-name="T2"> </text:span><text:span text:style-name="T28">ליזרק</text:span><text:span text:style-name="T2"> </text:span><text:span text:style-name="T28">כזרוק</text:span><text:span text:style-name="T2"> </text:span><text:span text:style-name="T28">דמי</text:span><text:span text:style-name="T26">)</text:span>, ושמע<text:span text:style-name="T1"> </text:span>מינה: היתר<text:span text:style-name="T1"> </text:span>זריקה<text:span text:style-name="T1"> </text:span>שנינו! </text:p>
      <text:p text:style-name="P27">לא, דלן<text:span text:style-name="T1"> </text:span>בשר<text:span text:style-name="T1"> </text:span><text:span text:style-name="T26">(</text:span><text:span text:style-name="T28">חוץ</text:span><text:span text:style-name="T2"> </text:span><text:span text:style-name="T28">לזמנו</text:span><text:span text:style-name="T26">)</text:span> אבל<text:span text:style-name="T1"> </text:span>דם<text:span text:style-name="T1"> </text:span>איזדריק<text:span text:style-name="T1"> </text:span><text:span text:style-name="T26">(</text:span><text:span text:style-name="T28">ולהכי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ו: דיש</text:span><text:span text:style-name="T2"> </text:span><text:span text:style-name="T28">בה</text:span><text:span text:style-name="T2"> </text:span><text:span text:style-name="T28">היתר</text:span><text:span text:style-name="T2"> </text:span><text:span text:style-name="T28">אכילה</text:span><text:span text:style-name="T2"> </text:span><text:span text:style-name="T28">לכהנים, כרבי</text:span><text:span text:style-name="T2"> </text:span><text:span text:style-name="T28">יוחנן</text:span><text:span text:style-name="T26">)</text:span>, משום<text:span text:style-name="T1"> </text:span>הכי<text:span text:style-name="T1"> </text:span>קתני<text:span text:style-name="T1"> </text:span>'אין<text:span text:style-name="T1"> </text:span>מועלין<text:span text:style-name="T1"> </text:span>בו'. </text:p>
      <text:p text:style-name="P27"/>
      <text:p text:style-name="P27">תנן: '<text:span text:style-name="T106">ואיזו</text:span><text:span text:style-name="T107"> </text:span><text:span text:style-name="T106">היא</text:span><text:span text:style-name="T107"> </text:span><text:span text:style-name="T106">שלא</text:span><text:span text:style-name="T107"> </text:span><text:span text:style-name="T106">היתה</text:span><text:span text:style-name="T107"> </text:span><text:span text:style-name="T106">לה</text:span><text:span text:style-name="T107"> </text:span><text:span text:style-name="T106">שעת</text:span><text:span text:style-name="T107"> </text:span><text:span text:style-name="T106">הכושר</text:span><text:span text:style-name="T107"> </text:span><text:span text:style-name="T106">לכהנים</text:span><text:span text:style-name="T107"> </text:span><text:span text:style-name="T106">- שנשחטה</text:span><text:span text:style-name="T107"> </text:span><text:span text:style-name="T106">חוץ</text:span><text:span text:style-name="T107"> </text:span><text:span text:style-name="T106">לזמנה, וחוץ</text:span><text:span text:style-name="T107"> </text:span><text:span text:style-name="T106">למקומה, ושקבלו</text:span><text:span text:style-name="T107"> </text:span><text:span text:style-name="T106">פסולין</text:span><text:span text:style-name="T107"> </text:span><text:span text:style-name="T106">וזרקו</text:span><text:span text:style-name="T107"> </text:span><text:span text:style-name="T106">את</text:span><text:span text:style-name="T107"> </text:span><text:span text:style-name="T106">דמה</text:span>'; היכי<text:span text:style-name="T1"> </text:span>דמי? אילימא<text:span text:style-name="T1"> </text:span>דזרקוהו<text:span text:style-name="T1"> </text:span>פסולין<text:span text:style-name="T1"> </text:span>וקבלוהו<text:span text:style-name="T1"> </text:span>פסולין<text:span text:style-name="T1"> </text:span>- למה<text:span text:style-name="T1"> </text:span>לי<text:span text:style-name="T1"> </text:span>עד<text:span text:style-name="T1"> </text:span>דאיכא<text:span text:style-name="T1"> </text:span>תרתי<text:span text:style-name="T1"> </text:span><text:span text:style-name="T26">(</text:span><text:span text:style-name="T28">בפסולין: קבלה</text:span><text:span text:style-name="T2"> </text:span><text:span text:style-name="T28">וזריקה? בקבלו</text:span><text:span text:style-name="T2"> </text:span><text:span text:style-name="T28">פסולין</text:span><text:span text:style-name="T2"> </text:span><text:span text:style-name="T28">לחוד</text:span><text:span text:style-name="T2"> </text:span><text:span text:style-name="T28">סגי, דהא</text:span><text:span text:style-name="T2"> </text:span><text:span text:style-name="T28">נפסל</text:span><text:span text:style-name="T2"> </text:span><text:span text:style-name="T28">בו</text:span><text:span text:style-name="T26">)</text:span>? אלא<text:span text:style-name="T1"> </text:span>- לאו<text:span text:style-name="T1"> </text:span>דקבלוהו<text:span text:style-name="T1"> </text:span>פסולין<text:span text:style-name="T1"> </text:span>וזרקוהו<text:span text:style-name="T1"> </text:span>כשרים<text:span text:style-name="T1"> </text:span><text:span text:style-name="T26">(</text:span><text:span text:style-name="T129">ואף</text:span><text:span text:style-name="T132"> </text:span><text:span text:style-name="T129">על</text:span><text:span text:style-name="T132"> </text:span><text:span text:style-name="T129">גב</text:span><text:span text:style-name="T2"> </text:span><text:span text:style-name="T28">דזרקוהו</text:span><text:span text:style-name="T2"> </text:span><text:span text:style-name="T28">כשרים</text:span><text:span text:style-name="T2"> </text:span><text:span text:style-name="T28">מועלין</text:span><text:span text:style-name="T2"> </text:span><text:span text:style-name="T28">בו, הואיל</text:span><text:span text:style-name="T2"> </text:span><text:span text:style-name="T28">ונתקבל</text:span><text:span text:style-name="T2"> </text:span><text:span text:style-name="T28">בפסול: דלא</text:span><text:span text:style-name="T2"> </text:span><text:span text:style-name="T28">היה</text:span><text:span text:style-name="T2"> </text:span><text:span text:style-name="T28">בו</text:span><text:span text:style-name="T2"> </text:span><text:span text:style-name="T28">היתר</text:span><text:span text:style-name="T2"> </text:span><text:span text:style-name="T28">זריקה, דלא</text:span><text:span text:style-name="T2"> </text:span><text:span text:style-name="T28">הויא</text:span><text:span text:style-name="T2"> </text:span><text:span text:style-name="T28">קבלתו</text:span><text:span text:style-name="T2"> </text:span><text:span text:style-name="T28">כראוי</text:span><text:span text:style-name="T26">)</text:span>, וקתני: '<text:span text:style-name="T106">מועלין</text:span><text:span text:style-name="T107"> </text:span><text:span text:style-name="T106">בו</text:span>' <text:span text:style-name="T26">(</text:span><text:span text:style-name="T28">וטעמא</text:span><text:span text:style-name="T2"> </text:span><text:span text:style-name="T28">דקבלוהו</text:span><text:span text:style-name="T2"> </text:span><text:span text:style-name="T28">פסולין</text:span><text:span text:style-name="T2"> </text:span><text:span text:style-name="T28">וזרקוהו</text:span><text:span text:style-name="T2"> </text:span><text:span text:style-name="T28">כשרים, אבל</text:span><text:span text:style-name="T2"> </text:span><text:span text:style-name="T28">קבלוהו</text:span><text:span text:style-name="T2"> </text:span><text:span text:style-name="T28">כשרים</text:span><text:span text:style-name="T2"> </text:span><text:span text:style-name="T28">- 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זרקוהו</text:span><text:span text:style-name="T2"> </text:span><text:span text:style-name="T28">פסולין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ו: דמשעה</text:span><text:span text:style-name="T2"> </text:span><text:span text:style-name="T28">שקבלוהו</text:span><text:span text:style-name="T2"> </text:span><text:span text:style-name="T28">כשרים</text:span><text:span text:style-name="T2"> </text:span><text:span text:style-name="T28">הותר</text:span><text:span text:style-name="T2"> </text:span><text:span text:style-name="T28">לזריקה, ומשום</text:span><text:span text:style-name="T2"> </text:span><text:span text:style-name="T28">הכי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ו</text:span><text:span text:style-name="T26">)</text:span> שמע<text:span text:style-name="T1"> </text:span>מינה: היתר<text:span text:style-name="T1"> </text:span>זריקה<text:span text:style-name="T1"> </text:span>שנינו!! </text:p>
      <text:p text:style-name="P22"><text:span text:style-name="T117">מתקיף</text:span><text:span text:style-name="T118"> </text:span><text:span text:style-name="T117">לה</text:span><text:span text:style-name="T118"> </text:span><text:span text:style-name="T117">רב</text:span><text:span text:style-name="T118"> </text:span><text:span text:style-name="T117">יוסף: </text:span><text:span text:style-name="T121">(</text:span><text:span text:style-name="T122">לעולם</text:span><text:span text:style-name="T119"> </text:span><text:span text:style-name="T122">אימא</text:span><text:span text:style-name="T119"> </text:span><text:span text:style-name="T122">לך</text:span><text:span text:style-name="T119"> </text:span><text:span text:style-name="T122">דאפילו</text:span><text:span text:style-name="T119"> </text:span><text:span text:style-name="T122">קיבלוהו</text:span><text:span text:style-name="T119"> </text:span><text:span text:style-name="T122">כשרים</text:span><text:span text:style-name="T119"> </text:span><text:span text:style-name="T122">וזרקוהו</text:span><text:span text:style-name="T119"> </text:span><text:span text:style-name="T122">פסולין</text:span><text:span text:style-name="T119"> </text:span><text:span text:style-name="T122">נמי</text:span><text:span text:style-name="T119"> </text:span><text:span text:style-name="T122">מועלין</text:span><text:span text:style-name="T119"> </text:span><text:span text:style-name="T122">בו, דהיתר</text:span><text:span text:style-name="T119"> </text:span><text:span text:style-name="T122">אכילה</text:span><text:span text:style-name="T119"> </text:span><text:span text:style-name="T122">שנינו;</text:span><text:span text:style-name="T121">)</text:span><text:span text:style-name="T117"> ואי</text:span><text:span text:style-name="T118"> </text:span><text:span text:style-name="T117">סלקא</text:span><text:span text:style-name="T118"> </text:span><text:span text:style-name="T117">דעתא</text:span><text:span text:style-name="T118"> </text:span><text:span text:style-name="T117">איכא</text:span><text:span text:style-name="T118"> </text:span><text:span text:style-name="T117">לפלוגי</text:span><text:span text:style-name="T118"> </text:span><text:span text:style-name="T117">הכי</text:span><text:span text:style-name="T118"> </text:span><text:span text:style-name="T121">(</text:span><text:span text:style-name="T122">כדאמר: דקבלוהו</text:span><text:span text:style-name="T119"> </text:span><text:span text:style-name="T122">פסולין</text:span><text:span text:style-name="T119"> </text:span><text:span text:style-name="T122">וזרקוהו</text:span><text:span text:style-name="T119"> </text:span><text:span text:style-name="T122">כשרים, אבל</text:span><text:span text:style-name="T119"> </text:span><text:span text:style-name="T122">קבלוהו</text:span><text:span text:style-name="T119"> </text:span><text:span text:style-name="T122">כשרים</text:span><text:span text:style-name="T119"> </text:span><text:span text:style-name="T122">אף</text:span><text:span text:style-name="T119"> </text:span><text:span text:style-name="T122">על</text:span><text:span text:style-name="T119"> </text:span><text:span text:style-name="T122">גב</text:span><text:span text:style-name="T119"> </text:span><text:span text:style-name="T122">דזרקוהו</text:span><text:span text:style-name="T119"> </text:span><text:span text:style-name="T122">פסולין</text:span><text:span text:style-name="T119"> </text:span><text:span text:style-name="T122">אין</text:span><text:span text:style-name="T119"> </text:span><text:span text:style-name="T122">מועלין</text:span><text:span text:style-name="T119"> </text:span><text:span text:style-name="T122">בו, דדוקא</text:span><text:span text:style-name="T119"> </text:span><text:span text:style-name="T122">קתני</text:span><text:span text:style-name="T121">)</text:span><text:span text:style-name="T117">, הא</text:span><text:span text:style-name="T118"> </text:span><text:span text:style-name="T117">דתנן</text:span><text:span text:style-name="T118"> </text:span><text:span text:style-name="T117">התם</text:span><text:span text:style-name="T118"> </text:span><text:span text:style-name="T121">(</text:span><text:span text:style-name="T122">בזבחים</text:span><text:span text:style-name="T119"> </text:span><text:span text:style-name="T123">[פ"יא</text:span><text:span text:style-name="T120"> </text:span><text:span text:style-name="T123">מ"א; בבלי</text:span><text:span text:style-name="T120"> </text:span><text:span text:style-name="T123">צב,א</text:span><text:span text:style-name="T120"> –</text:span><text:span text:style-name="T123">צג,א]</text:span><text:span text:style-name="T121">)</text:span><text:span text:style-name="T117">: '</text:span><text:span text:style-name="T112">חטאת</text:span><text:span text:style-name="T113"> </text:span><text:span text:style-name="T112">פסולה</text:span><text:span text:style-name="T113"> </text:span><text:span text:style-name="T121">(</text:span><text:span text:style-name="T122">שניתז</text:span><text:span text:style-name="T119"> </text:span><text:span text:style-name="T122">דמה</text:span><text:span text:style-name="T119"> </text:span><text:span text:style-name="T122">על</text:span><text:span text:style-name="T119"> </text:span><text:span text:style-name="T122">הבגד</text:span><text:span text:style-name="T121">)</text:span><text:span text:style-name="T112"> אין</text:span><text:span text:style-name="T113"> </text:span><text:span text:style-name="T112">דמה</text:span><text:span text:style-name="T113"> </text:span><text:span text:style-name="T112">טעון</text:span><text:span text:style-name="T113"> </text:span><text:span text:style-name="T112">כיבוס</text:span><text:span text:style-name="T118"> </text:span><text:span text:style-name="T121">(</text:span><text:span text:style-name="T122">כדכתיב</text:span><text:span text:style-name="T119"> </text:span><text:span text:style-name="T122">בחטאת</text:span><text:span text:style-name="T119"> </text:span><text:span text:style-name="T122">כשרה</text:span><text:span text:style-name="T119"> </text:span><text:span text:style-name="T125">ואשר</text:span><text:span text:style-name="T119"> </text:span><text:span text:style-name="T125">יזה</text:span><text:span text:style-name="T119"> </text:span><text:span text:style-name="T125">מדמה</text:span><text:span text:style-name="T119"> </text:span><text:span text:style-name="T125">על</text:span><text:span text:style-name="T119"> </text:span><text:span text:style-name="T125">הבגד</text:span><text:span text:style-name="T119"> </text:span><text:span text:style-name="T125">תכבס</text:span><text:span text:style-name="T119"> </text:span><text:span text:style-name="T122">וגו' </text:span><text:span text:style-name="T123">(ויקרא</text:span><text:span text:style-name="T120"> </text:span><text:span text:style-name="T123">ו,כ)</text:span><text:span text:style-name="T121">)</text:span><text:span text:style-name="T112">, בין</text:span><text:span text:style-name="T113"> </text:span><text:span text:style-name="T112">שהיתה</text:span><text:span text:style-name="T113"> </text:span><text:span text:style-name="T112">לה</text:span><text:span text:style-name="T113"> </text:span><text:span text:style-name="T112">שעת</text:span><text:span text:style-name="T113"> </text:span><text:span text:style-name="T112">הכושר</text:span><text:span text:style-name="T113"> </text:span><text:span text:style-name="T112">ונפסלה</text:span><text:span text:style-name="T113"> </text:span><text:span text:style-name="T112">ובין</text:span><text:span text:style-name="T113"> </text:span><text:span text:style-name="T112">שלא</text:span><text:span text:style-name="T113"> </text:span><text:span text:style-name="T112">היתה</text:span><text:span text:style-name="T113"> </text:span><text:span text:style-name="T112">לה</text:span><text:span text:style-name="T113"> </text:span><text:span text:style-name="T112">שעת</text:span><text:span text:style-name="T113"> </text:span><text:span text:style-name="T112">הכושר</text:span><text:span text:style-name="T113"> </text:span><text:span text:style-name="T112">ונפסלה; אי</text:span><text:span text:style-name="T113"> </text:span><text:span text:style-name="T112">זו</text:span><text:span text:style-name="T113"> </text:span><text:span text:style-name="T112">היא</text:span><text:span text:style-name="T113"> </text:span><text:span text:style-name="T112">'שהיתה</text:span><text:span text:style-name="T113"> </text:span><text:span text:style-name="T112">לה</text:span><text:span text:style-name="T113"> </text:span><text:span text:style-name="T112">שעת</text:span><text:span text:style-name="T113"> </text:span><text:span text:style-name="T112">הכושר</text:span><text:span text:style-name="T113"> </text:span><text:span text:style-name="T112">ונפסלה'? – שלנה</text:span><text:span text:style-name="T118"> </text:span><text:span text:style-name="T121">(</text:span><text:span text:style-name="T122">שלן</text:span><text:span text:style-name="T119"> </text:span><text:span text:style-name="T122">הדם</text:span><text:span text:style-name="T119"> </text:span><text:span text:style-name="T122">או</text:span><text:span text:style-name="T119"> </text:span><text:span text:style-name="T122">הבשר, דהוה</text:span><text:span text:style-name="T119"> </text:span><text:span text:style-name="T122">ליה</text:span><text:span text:style-name="T119"> </text:span><text:span text:style-name="T122">שעת</text:span><text:span text:style-name="T119"> </text:span><text:span text:style-name="T122">הכושר, אי</text:span><text:span text:style-name="T119"> </text:span><text:span text:style-name="T122">למר</text:span><text:span text:style-name="T119"> </text:span><text:span text:style-name="T122">כדאית</text:span><text:span text:style-name="T119"> </text:span><text:span text:style-name="T122">ליה: היתר</text:span><text:span text:style-name="T119"> </text:span><text:span text:style-name="T122">שחיטה, אי</text:span><text:span text:style-name="T119"> </text:span><text:span text:style-name="T122">למר</text:span><text:span text:style-name="T119"> </text:span><text:span text:style-name="T122">כדאית</text:span><text:span text:style-name="T119"> </text:span><text:span text:style-name="T122">ליה: היתר</text:span><text:span text:style-name="T119"> </text:span><text:span text:style-name="T122">אכילה</text:span><text:span text:style-name="T121">)</text:span><text:span text:style-name="T112">, ושנטמאת, או</text:span><text:span text:style-name="T113"> </text:span><text:span text:style-name="T112">שיצאה; איזוהי</text:span><text:span text:style-name="T113"> </text:span><text:span text:style-name="T112">'שלא</text:span><text:span text:style-name="T113"> </text:span><text:span text:style-name="T112">היתה</text:span><text:span text:style-name="T113"> </text:span><text:span text:style-name="T112">לה</text:span><text:span text:style-name="T113"> </text:span><text:span text:style-name="T112">שעת</text:span><text:span text:style-name="T113"> </text:span><text:span text:style-name="T112">הכושר'? - שנשחטה</text:span><text:span text:style-name="T113"> </text:span><text:span text:style-name="T112">חוץ</text:span><text:span text:style-name="T113"> </text:span><text:span text:style-name="T112">למקומה, חוץ</text:span><text:span text:style-name="T113"> </text:span><text:span text:style-name="T112">לזמנה, ושקבלו</text:span><text:span text:style-name="T113"> </text:span><text:span text:style-name="T112">פסולין</text:span><text:span text:style-name="T113"> </text:span><text:span text:style-name="T112">וזרקו</text:span><text:span text:style-name="T113"> </text:span><text:span text:style-name="T112">את</text:span><text:span text:style-name="T113"> </text:span><text:span text:style-name="T112">דמה</text:span><text:span text:style-name="T117">' - היכי</text:span><text:span text:style-name="T118"> </text:span><text:span text:style-name="T117">דמי? אילימא</text:span><text:span text:style-name="T118"> </text:span><text:span text:style-name="T117">דקבלוהו</text:span><text:span text:style-name="T118"> </text:span><text:span text:style-name="T117">פסולין</text:span><text:span text:style-name="T118"> </text:span><text:span text:style-name="T117">וזרקו</text:span><text:span text:style-name="T118"> </text:span><text:span text:style-name="T117">פסולין</text:span><text:span text:style-name="T118"> </text:span><text:span text:style-name="T133">הוא</text:span><text:span text:style-name="T118"> </text:span><text:span text:style-name="T117">דאין</text:span><text:span text:style-name="T118"> </text:span><text:span text:style-name="T117">דמה</text:span><text:span text:style-name="T118"> </text:span><text:span text:style-name="T117">טעון</text:span><text:span text:style-name="T118"> </text:span><text:span text:style-name="T117">כיבוס, הא</text:span><text:span text:style-name="T118"> </text:span><text:span text:style-name="T117">קבלוהו</text:span><text:span text:style-name="T118"> </text:span><text:span text:style-name="T117">וזרקו</text:span><text:span text:style-name="T118"> </text:span><text:span text:style-name="T117">כשרים</text:span><text:span text:style-name="T118"> </text:span><text:span text:style-name="T121">(</text:span><text:span text:style-name="T122">הא</text:span><text:span text:style-name="T119"> </text:span><text:span text:style-name="T122">קבלוהו</text:span><text:span text:style-name="T119"> </text:span><text:span text:style-name="T122">כשרים</text:span><text:span text:style-name="T119"> </text:span><text:span text:style-name="T122">וזרקו</text:span><text:span text:style-name="T119"> </text:span><text:span text:style-name="T122">פסולים</text:span><text:span text:style-name="T119"> </text:span><text:span text:style-name="T122">או</text:span><text:span text:style-name="T119"> </text:span><text:span text:style-name="T122">איפכא</text:span><text:span text:style-name="T119"> </text:span><text:span text:style-name="T122">דמה</text:span><text:span text:style-name="T119"> </text:span><text:span text:style-name="T122">טעון</text:span><text:span text:style-name="T119"> </text:span><text:span text:style-name="T122">כיבוס</text:span><text:span text:style-name="T121">)</text:span><text:span text:style-name="T117"> - דמה</text:span><text:span text:style-name="T118"> </text:span><text:span text:style-name="T117">טעון</text:span><text:span text:style-name="T118"> </text:span><text:span text:style-name="T117">כיבוס</text:span><text:span text:style-name="T118"> </text:span><text:span text:style-name="T121">(</text:span><text:span text:style-name="T122">והא</text:span><text:span text:style-name="T119"> </text:span><text:span text:style-name="T122">דתני</text:span><text:span text:style-name="T119"> </text:span><text:span text:style-name="T122">'קבלו</text:span><text:span text:style-name="T119"> </text:span><text:span text:style-name="T122">פסולין' - דוקא</text:span><text:span text:style-name="T119"> </text:span><text:span text:style-name="T122">קתני: פסולין</text:span><text:span text:style-name="T119"> </text:span><text:span text:style-name="T122">ולא</text:span><text:span text:style-name="T119"> </text:span><text:span text:style-name="T122">כשרים</text:span><text:span text:style-name="T121">)</text:span><text:span text:style-name="T117">, קרי</text:span><text:span text:style-name="T118"> </text:span><text:span text:style-name="T117">כאן</text:span><text:span text:style-name="T118"> </text:span><text:span text:style-name="T123">(ויקרא</text:span><text:span text:style-name="T120"> </text:span><text:span text:style-name="T123">ו,כ)</text:span><text:span text:style-name="T117"> </text:span><text:span text:style-name="T125">[כל</text:span><text:span text:style-name="T119"> </text:span><text:span text:style-name="T125">אשר</text:span><text:span text:style-name="T119"> </text:span><text:span text:style-name="T125">יגע</text:span><text:span text:style-name="T119"> </text:span><text:span text:style-name="T125">בבשרה</text:span><text:span text:style-name="T119"> </text:span><text:span text:style-name="T125">יקדש</text:span><text:span text:style-name="T119"> </text:span><text:span text:style-name="T125">ו]</text:span><text:span text:style-name="T124">אשר</text:span><text:span text:style-name="T118"> </text:span><text:span text:style-name="T124">יזה</text:span><text:span text:style-name="T118"> </text:span><text:span text:style-name="T124">מדמה</text:span><text:span text:style-name="T118"> </text:span><text:span text:style-name="T125">[על</text:span><text:span text:style-name="T119"> </text:span><text:span text:style-name="T125">הבגד</text:span><text:span text:style-name="T119"> </text:span><text:span text:style-name="T125">אשר</text:span><text:span text:style-name="T119"> </text:span><text:span text:style-name="T125">יזה</text:span><text:span text:style-name="T119"> </text:span><text:span text:style-name="T125">עליה</text:span><text:span text:style-name="T119"> </text:span><text:span text:style-name="T125">תכבס</text:span><text:span text:style-name="T119"> </text:span><text:span text:style-name="T125">במקום</text:span><text:span text:style-name="T119"> </text:span><text:span text:style-name="T125">קדש]</text:span> <text:span text:style-name="T26">(</text:span><text:span text:style-name="T28">כלומר: אשר</text:span><text:span text:style-name="T2"> </text:span><text:span text:style-name="T28">יזה</text:span><text:span text:style-name="T2"> </text:span><text:span text:style-name="T28">מדם</text:span><text:span text:style-name="T2"> </text:span><text:span text:style-name="T28">העומד</text:span><text:span text:style-name="T2"> </text:span><text:span text:style-name="T28">להזות: דעדיין</text:span><text:span text:style-name="T2"> </text:span><text:span text:style-name="T28">לא</text:span><text:span text:style-name="T2"> </text:span><text:span text:style-name="T28">נעשית</text:span><text:span text:style-name="T2"> </text:span><text:span text:style-name="T28">מצותו, ההוא</text:span><text:span text:style-name="T2"> </text:span><text:span text:style-name="T28">הוא</text:span><text:span text:style-name="T2"> </text:span><text:span text:style-name="T28">כשניתז</text:span><text:span text:style-name="T2"> </text:span><text:span text:style-name="T28">ממנו</text:span><text:span text:style-name="T2"> </text:span><text:span text:style-name="T28">על</text:span><text:span text:style-name="T2"> </text:span><text:span text:style-name="T28">הבגד</text:span><text:span text:style-name="T2"> </text:span><text:span text:style-name="T28">קודם</text:span><text:span text:style-name="T2"> </text:span><text:span text:style-name="T28">זריקה</text:span><text:span text:style-name="T2"> </text:span><text:span text:style-name="T28">או</text:span><text:span text:style-name="T2"> </text:span><text:span text:style-name="T28">בשעת</text:span><text:span text:style-name="T2"> </text:span><text:span text:style-name="T28">זריקה</text:span><text:span text:style-name="T2"> </text:span><text:span text:style-name="T28">טעון</text:span><text:span text:style-name="T2"> </text:span><text:span text:style-name="T28">כיבוס</text:span><text:span text:style-name="T26">)</text:span> - ולא<text:span text:style-name="T1"> </text:span>שכבר<text:span text:style-name="T1"> </text:span>הוזה<text:span text:style-name="T1"> </text:span><text:span text:style-name="T26">(</text:span><text:span text:style-name="T28">דלאחר</text:span><text:span text:style-name="T2"> </text:span><text:span text:style-name="T28">הזאה</text:span><text:span text:style-name="T2"> </text:span><text:span text:style-name="T28">אין</text:span><text:span text:style-name="T2"> </text:span><text:span text:style-name="T28">המותר</text:span><text:span text:style-name="T2"> </text:span><text:span text:style-name="T28">טעון</text:span><text:span text:style-name="T2"> </text:span><text:span text:style-name="T28">כיבוס: דמאחר</text:span><text:span text:style-name="T2"> </text:span><text:span text:style-name="T28">שנזרק</text:span><text:span text:style-name="T2"> </text:span><text:span text:style-name="T28">- בין</text:span><text:span text:style-name="T2"> </text:span><text:span text:style-name="T28">זרקו</text:span><text:span text:style-name="T2"> </text:span><text:span text:style-name="T28">כשר</text:span><text:span text:style-name="T2"> </text:span><text:span text:style-name="T28">בין</text:span><text:span text:style-name="T2"> </text:span><text:span text:style-name="T28">זרקו</text:span><text:span text:style-name="T2"> </text:span><text:span text:style-name="T28">פסול</text:span><text:span text:style-name="T2"> </text:span><text:span text:style-name="T28">- אינו</text:span><text:span text:style-name="T2"> </text:span><text:span text:style-name="T28">טעון</text:span><text:span text:style-name="T2"> </text:span><text:span text:style-name="T28">כיבוס</text:span><text:span text:style-name="T26">)</text:span>? אלא<text:span text:style-name="T1"> </text:span><text:span text:style-name="T26">(</text:span><text:span text:style-name="T28">ודאי</text:span><text:span text:style-name="T2"> </text:span><text:span text:style-name="T28">הא</text:span><text:span text:style-name="T2"> </text:span><text:span text:style-name="T28">דקתני</text:span><text:span text:style-name="T2"> </text:span><text:span text:style-name="T28">בחטאת</text:span><text:span text:style-name="T2"> </text:span><text:span text:style-name="T28">'שקבלו</text:span><text:span text:style-name="T2"> </text:span><text:span text:style-name="T28">פסולין</text:span><text:span text:style-name="T2"> </text:span><text:span text:style-name="T28">וזרקו</text:span><text:span text:style-name="T2"> </text:span><text:span text:style-name="T28">פסולין'</text:span><text:span text:style-name="T26">)</text:span> לאו<text:span text:style-name="T1"> </text:span>דוקא<text:span text:style-name="T1"> </text:span><text:span text:style-name="T26">(</text:span><text:span text:style-name="T28">דאפילו</text:span><text:span text:style-name="T2"> </text:span><text:span text:style-name="T28">קבלו</text:span><text:span text:style-name="T2"> </text:span><text:span text:style-name="T28">כשרין</text:span><text:span text:style-name="T2"> </text:span><text:span text:style-name="T28">וזרקו</text:span><text:span text:style-name="T2"> </text:span><text:span text:style-name="T28">כשרין</text:span><text:span text:style-name="T2"> </text:span><text:span text:style-name="T28">אין</text:span><text:span text:style-name="T2"> </text:span><text:span text:style-name="T28">דמה</text:span><text:span text:style-name="T2"> </text:span><text:span text:style-name="T28">טעון</text:span><text:span text:style-name="T2"> </text:span><text:span text:style-name="T28">כיבוס</text:span><text:span text:style-name="T2"> </text:span><text:span text:style-name="T28">אחר</text:span><text:span text:style-name="T2"> </text:span><text:span text:style-name="T28">זריקה, 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הויא</text:span><text:span text:style-name="T2"> </text:span><text:span text:style-name="T28">חטאת</text:span><text:span text:style-name="T2"> </text:span><text:span text:style-name="T28">כשרה, הואיל</text:span><text:span text:style-name="T2"> </text:span><text:span text:style-name="T28">וכבר</text:span><text:span text:style-name="T2"> </text:span><text:span text:style-name="T28">הוזה, אבל</text:span><text:span text:style-name="T2"> </text:span><text:span text:style-name="T28">קודם</text:span><text:span text:style-name="T2"> </text:span><text:span text:style-name="T28">זריקה</text:span><text:span text:style-name="T2"> </text:span><text:span text:style-name="T28">טעון</text:span><text:span text:style-name="T2"> </text:span><text:span text:style-name="T28">כיבוס</text:span><text:span text:style-name="T2"> </text:span><text:span text:style-name="T28">כדין</text:span><text:span text:style-name="T2"> </text:span><text:span text:style-name="T28">חטאת</text:span><text:span text:style-name="T2"> </text:span><text:span text:style-name="T28">כשרה</text:span><text:span text:style-name="T2"> </text:span><text:span text:style-name="T28">דטעון</text:span><text:span text:style-name="T2"> </text:span><text:span text:style-name="T28">כיבוס</text:span><text:span text:style-name="T2"> </text:span><text:span text:style-name="T28">בין</text:span><text:span text:style-name="T2"> </text:span><text:span text:style-name="T28">קבלה</text:span><text:span text:style-name="T2"> </text:span><text:span text:style-name="T28">וזריקה</text:span><text:span text:style-name="T26">)</text:span>? -</text:p>
      <text:p text:style-name="P3">(מעילה<text:span text:style-name="T1"> </text:span>ה,ב)</text:p>
      <text:p text:style-name="P27">הכי<text:span text:style-name="T1"> </text:span>נמי<text:span text:style-name="T1"> </text:span><text:span text:style-name="T26">(</text:span><text:span text:style-name="T28">לגבי</text:span><text:span text:style-name="T2"> </text:span><text:span text:style-name="T28">מעילה, הא</text:span><text:span text:style-name="T2"> </text:span><text:span text:style-name="T28">דקתני</text:span><text:span text:style-name="T2"> </text:span><text:span text:style-name="T28">'</text:span><text:span text:style-name="T109">שקבלו</text:span><text:span text:style-name="T108"> </text:span><text:span text:style-name="T109">פסולין</text:span><text:span text:style-name="T28">'</text:span><text:span text:style-name="T26">)</text:span> לאו<text:span text:style-name="T1"> </text:span>דוקא<text:span text:style-name="T1"> </text:span><text:span text:style-name="T26">(</text:span><text:span text:style-name="T28">לאו</text:span><text:span text:style-name="T2"> </text:span><text:span text:style-name="T28">דוקא</text:span><text:span text:style-name="T2"> </text:span><text:span text:style-name="T28">תני, דנימא</text:span><text:span text:style-name="T2"> </text:span><text:span text:style-name="T28">'הא</text:span><text:span text:style-name="T2"> </text:span><text:span text:style-name="T28">קבלו</text:span><text:span text:style-name="T2"> </text:span><text:span text:style-name="T28">כשרים</text:span><text:span text:style-name="T2"> </text:span><text:span text:style-name="T28">וזרקו</text:span><text:span text:style-name="T2"> </text:span><text:span text:style-name="T28">פסולין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ה': דאפילו</text:span><text:span text:style-name="T2"> </text:span><text:span text:style-name="T28">קיבלו</text:span><text:span text:style-name="T2"> </text:span><text:span text:style-name="T28">כשרים</text:span><text:span text:style-name="T2"> </text:span><text:span text:style-name="T28">וזרקו</text:span><text:span text:style-name="T2"> </text:span><text:span text:style-name="T28">פסולין</text:span><text:span text:style-name="T2"> </text:span><text:span text:style-name="T28">- מועלין, דהיתר</text:span><text:span text:style-name="T2"> </text:span><text:span text:style-name="T28">אכילה</text:span><text:span text:style-name="T2"> </text:span><text:span text:style-name="T28">שנינו: דבעינן</text:span><text:span text:style-name="T2"> </text:span><text:span text:style-name="T28">זריקה</text:span><text:span text:style-name="T2"> </text:span><text:span text:style-name="T28">בהכשר</text:span><text:span text:style-name="T2"> </text:span><text:span text:style-name="T28">וליכא</text:span><text:span text:style-name="T26">)</text:span>. <text:span text:style-name="T26">(</text:span><text:span text:style-name="T28">ואי</text:span><text:span text:style-name="T2"> </text:span><text:span text:style-name="T28">קשיא</text:span><text:span text:style-name="T2"> </text:span><text:span text:style-name="T28">לך: מאחר</text:span><text:span text:style-name="T2"> </text:span><text:span text:style-name="T28">דלאו</text:span><text:span text:style-name="T2"> </text:span><text:span text:style-name="T28">דוקא, אמאי</text:span><text:span text:style-name="T2"> </text:span><text:span text:style-name="T28">תני</text:span><text:span text:style-name="T2"> </text:span><text:span text:style-name="T28">לה?</text:span></text:p>
      <text:p text:style-name="P27"><text:soft-page-break/><text:span text:style-name="T28">תריץ: אגב</text:span><text:span text:style-name="T2"> </text:span><text:span text:style-name="T28">דתני</text:span><text:span text:style-name="T2"> </text:span><text:span text:style-name="T28">פסולי</text:span><text:span text:style-name="T2"> </text:span><text:span text:style-name="T28">דנשחט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וחוץ</text:span><text:span text:style-name="T2"> </text:span><text:span text:style-name="T28">למקומו</text:span><text:span text:style-name="T2"> </text:span><text:span text:style-name="T28">- תנא</text:span><text:span text:style-name="T2"> </text:span><text:span text:style-name="T28">נמי</text:span><text:span text:style-name="T2"> </text:span><text:span text:style-name="T28">'שקבלו</text:span><text:span text:style-name="T2"> </text:span><text:span text:style-name="T28">פסולין</text:span><text:span text:style-name="T2"> </text:span><text:span text:style-name="T28">וזרקו', ולעולם</text:span><text:span text:style-name="T2"> </text:span><text:span text:style-name="T28">לאו</text:span><text:span text:style-name="T2"> </text:span><text:span text:style-name="T28">דוקא, וליכא</text:span><text:span text:style-name="T2"> </text:span><text:span text:style-name="T28">למידק</text:span><text:span text:style-name="T2"> </text:span><text:span text:style-name="T28">מינה</text:span><text:span text:style-name="T2"> </text:span><text:span text:style-name="T28">כדדייקת</text:span><text:span text:style-name="T2"> </text:span><text:span text:style-name="T28">ברישא</text:span><text:span text:style-name="T2"> </text:span><text:span text:style-name="T28">'הא</text:span><text:span text:style-name="T2"> </text:span><text:span text:style-name="T28">קבלוהו</text:span><text:span text:style-name="T2"> </text:span><text:span text:style-name="T28">כשרין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זרקוהו</text:span><text:span text:style-name="T2"> </text:span><text:span text:style-name="T28">פסולין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בו'.</text:span><text:span text:style-name="T26">)</text:span> </text:p>
      <text:p text:style-name="P27">אמר<text:span text:style-name="T1"> </text:span>רב<text:span text:style-name="T1"> </text:span>אסי: אם<text:span text:style-name="T1"> </text:span>כן<text:span text:style-name="T1"> </text:span><text:span text:style-name="T26">(</text:span><text:span text:style-name="T28">דקאמר</text:span><text:span text:style-name="T2"> </text:span><text:span text:style-name="T28">דלאו</text:span><text:span text:style-name="T2"> </text:span><text:span text:style-name="T28">דוקא</text:span><text:span text:style-name="T26">)</text:span>, למה<text:span text:style-name="T1"> </text:span>לי<text:span text:style-name="T1"> </text:span>למיתני<text:span text:style-name="T1"> </text:span>תרתי<text:span text:style-name="T1"> </text:span><text:span text:style-name="T26">(</text:span><text:span text:style-name="T28">למה</text:span><text:span text:style-name="T2"> </text:span><text:span text:style-name="T28">לי</text:span><text:span text:style-name="T2"> </text:span><text:span text:style-name="T28">למיתנא</text:span><text:span text:style-name="T2"> </text:span><text:span text:style-name="T28">בתרי</text:span><text:span text:style-name="T2"> </text:span><text:span text:style-name="T28">דוכתי</text:span><text:span text:style-name="T2"> </text:span><text:span text:style-name="T28">מתניתין</text:span><text:span text:style-name="T2"> </text:span><text:span text:style-name="T28">דלאו</text:span><text:span text:style-name="T2"> </text:span><text:span text:style-name="T28">דוקא</text:span><text:span text:style-name="T26">)</text:span>? </text:p>
      <text:p text:style-name="P27">אלא: לעולם<text:span text:style-name="T1"> </text:span>- דמעילה<text:span text:style-name="T1"> </text:span>דוקא<text:span text:style-name="T1"> </text:span><text:span text:style-name="T26">(</text:span><text:span text:style-name="T28">ודייקינן</text:span><text:span text:style-name="T2"> </text:span><text:span text:style-name="T28">מינה</text:span><text:span text:style-name="T2"> </text:span><text:span text:style-name="T28">דהיתר</text:span><text:span text:style-name="T2"> </text:span><text:span text:style-name="T28">זריקה</text:span><text:span text:style-name="T2"> </text:span><text:span text:style-name="T28">שנינו, כדאמרן; הכא</text:span><text:span text:style-name="T2"> </text:span><text:span text:style-name="T28">'פסולים' דתני</text:span><text:span text:style-name="T2"> </text:span><text:span text:style-name="T28">גבי</text:span><text:span text:style-name="T2"> </text:span><text:span text:style-name="T28">חטאת</text:span><text:span text:style-name="T2"> </text:span><text:span text:style-name="T28">פסולה</text:span><text:span text:style-name="T2"> </text:span><text:span text:style-name="T28">- לאו</text:span><text:span text:style-name="T2"> </text:span><text:span text:style-name="T28">דוקא, אלא</text:span><text:span text:style-name="T2"> </text:span><text:span text:style-name="T28">כדאמרן: דהוא</text:span><text:span text:style-name="T2"> </text:span><text:span text:style-name="T28">הדין</text:span><text:span text:style-name="T2"> </text:span><text:span text:style-name="T28">נמי</text:span><text:span text:style-name="T2"> </text:span><text:span text:style-name="T28">כי</text:span><text:span text:style-name="T2"> </text:span><text:span text:style-name="T28">קבלו</text:span><text:span text:style-name="T2"> </text:span><text:span text:style-name="T28">וזרקו</text:span><text:span text:style-name="T2"> </text:span><text:span text:style-name="T28">כשרים</text:span><text:span text:style-name="T26">)</text:span>, <text:span text:style-name="T26">(</text:span><text:span text:style-name="T28">אלא</text:span><text:span text:style-name="T26">)</text:span> והא<text:span text:style-name="T1"> </text:span><text:span text:style-name="T26">(</text:span><text:span text:style-name="T28">להכי</text:span><text:span text:style-name="T2"> </text:span><text:span text:style-name="T28">קתני</text:span><text:span text:style-name="T2"> </text:span><text:span text:style-name="T28">'</text:span><text:span text:style-name="T109">שקבלו</text:span><text:span text:style-name="T108"> </text:span><text:span text:style-name="T109">פסולין</text:span><text:span text:style-name="T108"> </text:span><text:span text:style-name="T109">וזרקו</text:span><text:span text:style-name="T108"> </text:span><text:span text:style-name="T109">פסולין</text:span><text:span text:style-name="T28">'</text:span><text:span text:style-name="T26">)</text:span> – הא<text:span text:style-name="T1"> </text:span>קא<text:span text:style-name="T1"> </text:span>משמע<text:span text:style-name="T1"> </text:span>לן: דפסול<text:span text:style-name="T1"> </text:span>עושה<text:span text:style-name="T1"> </text:span>שיריים<text:span text:style-name="T1"> </text:span><text:span text:style-name="T26">(</text:span><text:span text:style-name="T28">שאם</text:span><text:span text:style-name="T2"> </text:span><text:span text:style-name="T28">נתקבל</text:span><text:span text:style-name="T2"> </text:span><text:span text:style-name="T28">הדם</text:span><text:span text:style-name="T2"> </text:span><text:span text:style-name="T28">בשני</text:span><text:span text:style-name="T2"> </text:span><text:span text:style-name="T28">כוסות</text:span><text:span text:style-name="T26">)</text:span>: אף<text:span text:style-name="T1"> </text:span>על<text:span text:style-name="T1"> </text:span>גב<text:span text:style-name="T1"> </text:span>דקיבל<text:span text:style-name="T1"> </text:span>פסול<text:span text:style-name="T1"> </text:span><text:span text:style-name="T26">(</text:span><text:span text:style-name="T28">בתחלה</text:span><text:span text:style-name="T26">)</text:span> וזרק, וקיבל<text:span text:style-name="T1"> </text:span>כשר<text:span text:style-name="T1"> </text:span>וזרק<text:span text:style-name="T1"> </text:span><text:span text:style-name="T26">(</text:span><text:span text:style-name="T28">עושה</text:span><text:span text:style-name="T2"> </text:span><text:span text:style-name="T28">הפָסול</text:span><text:span text:style-name="T2"> </text:span><text:span text:style-name="T28">לכל</text:span><text:span text:style-name="T2"> </text:span><text:span text:style-name="T28">הדם</text:span><text:span text:style-name="T2"> </text:span><text:span text:style-name="T28">שנשתייר</text:span><text:span text:style-name="T2"> </text:span><text:span text:style-name="T28">אחר</text:span><text:span text:style-name="T2"> </text:span><text:span text:style-name="T28">זריקתו</text:span><text:span text:style-name="T2"> </text:span><text:span text:style-name="T28">שיריים</text:span><text:span text:style-name="T26">)</text:span> - <text:span text:style-name="T26">(</text:span><text:span text:style-name="T28">דהא</text:span><text:span text:style-name="T2"> </text:span><text:span text:style-name="T28">דקבל</text:span><text:span text:style-name="T2"> </text:span><text:span text:style-name="T28">כשר</text:span><text:span text:style-name="T2"> </text:span><text:span text:style-name="T28">וזרק</text:span><text:span text:style-name="T26">)</text:span> לאו<text:span text:style-name="T1"> </text:span>כלום<text:span text:style-name="T1"> </text:span>היא; מאי<text:span text:style-name="T1"> </text:span>טעמא? - דשיריים<text:span text:style-name="T1"> </text:span>נינהו<text:span text:style-name="T1"> </text:span><text:span text:style-name="T26">(</text:span><text:span text:style-name="T28">דינו</text:span><text:span text:style-name="T2"> </text:span><text:span text:style-name="T28">כשירי</text:span><text:span text:style-name="T2"> </text:span><text:span text:style-name="T28">הדם: שאם</text:span><text:span text:style-name="T2"> </text:span><text:span text:style-name="T28">הוזה</text:span><text:span text:style-name="T2"> </text:span><text:span text:style-name="T28">מדמה</text:span><text:span text:style-name="T2"> </text:span><text:span text:style-name="T28">על</text:span><text:span text:style-name="T2"> </text:span><text:span text:style-name="T28">הבגד</text:span><text:span text:style-name="T2"> </text:span><text:span text:style-name="T28">בין</text:span><text:span text:style-name="T2"> </text:span><text:span text:style-name="T28">זריקה</text:span><text:span text:style-name="T2"> </text:span><text:span text:style-name="T28">דכשר</text:span><text:span text:style-name="T2"> </text:span><text:span text:style-name="T28">לזריקה</text:span><text:span text:style-name="T2"> </text:span><text:span text:style-name="T28">דפסול</text:span><text:span text:style-name="T2"> </text:span><text:span text:style-name="T28">- אינו</text:span><text:span text:style-name="T2"> </text:span><text:span text:style-name="T28">טעון</text:span><text:span text:style-name="T2"> </text:span><text:span text:style-name="T28">כיבוס; אי</text:span><text:span text:style-name="T2"> </text:span><text:span text:style-name="T28">נמי</text:span><text:span text:style-name="T2"> </text:span><text:span text:style-name="T28">שאותו</text:span><text:span text:style-name="T2"> </text:span><text:span text:style-name="T28">הדם</text:span><text:span text:style-name="T2"> </text:span><text:span text:style-name="T28">- דינו</text:span><text:span text:style-name="T2"> </text:span><text:span text:style-name="T28">לישפך</text:span><text:span text:style-name="T2"> </text:span><text:span text:style-name="T28">לאמה, כדין</text:span><text:span text:style-name="T2"> </text:span><text:span text:style-name="T28">שיריים; דאי</text:span><text:span text:style-name="T2"> </text:span><text:span text:style-name="T28">אמרינן</text:span><text:span text:style-name="T2"> </text:span><text:span text:style-name="T129">אינו</text:span><text:span text:style-name="T2"> </text:span><text:span text:style-name="T28">עושה</text:span><text:span text:style-name="T2"> </text:span><text:span text:style-name="T28">שיריים</text:span><text:span text:style-name="T2"> </text:span><text:span text:style-name="T28">- טעונין</text:span><text:span text:style-name="T2"> </text:span><text:span text:style-name="T28">יסוד</text:span><text:span text:style-name="T26">)</text:span>. </text:p>
      <text:p text:style-name="P27"><text:span text:style-name="T26">(</text:span><text:span text:style-name="T28">והא</text:span><text:span text:style-name="T2"> </text:span><text:span text:style-name="T28">דתנן</text:span><text:span text:style-name="T2"> </text:span><text:span text:style-name="T28">במסכת</text:span><text:span text:style-name="T2"> </text:span><text:span text:style-name="T28">זבחים</text:span><text:span text:style-name="T2"> </text:span><text:span text:style-name="T29">(פ"ג</text:span><text:span text:style-name="T3"> </text:span><text:span text:style-name="T29">מ"א, בבלי</text:span><text:span text:style-name="T3"> </text:span><text:span text:style-name="T29">דף</text:span><text:span text:style-name="T3"> </text:span><text:span text:style-name="T29">לב.)</text:span><text:span text:style-name="T28"> '</text:span><text:span text:style-name="T109">וכולן</text:span><text:span text:style-name="T108"> </text:span><text:span text:style-name="T109">שקבלו</text:span><text:span text:style-name="T108"> </text:span><text:span text:style-name="T109">את</text:span><text:span text:style-name="T108"> </text:span><text:span text:style-name="T109">דמו</text:span><text:span text:style-name="T108"> </text:span><text:span text:style-name="T109">חוץ</text:span><text:span text:style-name="T108"> </text:span><text:span text:style-name="T109">לזמנו</text:span><text:span text:style-name="T108"> </text:span><text:span text:style-name="T109">או</text:span><text:span text:style-name="T108"> </text:span><text:span text:style-name="T109">חוץ</text:span><text:span text:style-name="T108"> </text:span><text:span text:style-name="T109">למקומו</text:span><text:span text:style-name="T108"> </text:span><text:span text:style-name="T109">אם</text:span><text:span text:style-name="T108"> </text:span><text:span text:style-name="T109">יש</text:span><text:span text:style-name="T108"> </text:span><text:span text:style-name="T109">עדיין</text:span><text:span text:style-name="T108"> </text:span><text:span text:style-name="T109">דם</text:span><text:span text:style-name="T108"> </text:span><text:span text:style-name="T109">הנפש</text:span><text:span text:style-name="T28">' - בצואר</text:span><text:span text:style-name="T2"> – </text:span><text:span text:style-name="T28">'</text:span><text:span text:style-name="T109">יחזור</text:span><text:span text:style-name="T108"> </text:span><text:span text:style-name="T109">הכשר</text:span><text:span text:style-name="T108"> </text:span><text:span text:style-name="T109">ויקבל</text:span><text:span text:style-name="T28">' דמשמע</text:span><text:span text:style-name="T2"> </text:span><text:span text:style-name="T28">אינו</text:span><text:span text:style-name="T2"> </text:span><text:span text:style-name="T28">עושה</text:span><text:span text:style-name="T2"> </text:span><text:span text:style-name="T28">שיריים</text:span><text:span text:style-name="T2"> </text:span><text:span text:style-name="T28">- היינו</text:span><text:span text:style-name="T2"> </text:span><text:span text:style-name="T28">כשחישב</text:span><text:span text:style-name="T2"> </text:span><text:span text:style-name="T28">פסול</text:span><text:span text:style-name="T2"> </text:span><text:span text:style-name="T28">בקבלה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או</text:span><text:span text:style-name="T2"> </text:span><text:span text:style-name="T28">חוץ</text:span><text:span text:style-name="T2"> </text:span><text:span text:style-name="T28">למקומו: דמחשבת</text:span><text:span text:style-name="T2"> </text:span><text:span text:style-name="T28">פסול</text:span><text:span text:style-name="T2"> </text:span><text:span text:style-name="T28">אינו</text:span><text:span text:style-name="T2"> </text:span><text:span text:style-name="T28">עושה</text:span><text:span text:style-name="T2"> </text:span><text:span text:style-name="T28">שיריים</text:span><text:span text:style-name="T2"> </text:span><text:span text:style-name="T28">לפסול, אבל</text:span><text:span text:style-name="T2"> </text:span><text:span text:style-name="T28">אם</text:span><text:span text:style-name="T2"> </text:span><text:span text:style-name="T28">חישב</text:span><text:span text:style-name="T2"> </text:span><text:span text:style-name="T28">כשר</text:span><text:span text:style-name="T2"> </text:span><text:span text:style-name="T28">בקבלה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- 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יש</text:span><text:span text:style-name="T2"> </text:span><text:span text:style-name="T28">עוד</text:span><text:span text:style-name="T2"> </text:span><text:span text:style-name="T28">בצואר</text:span><text:span text:style-name="T2"> </text:span><text:span text:style-name="T28">דם</text:span><text:span text:style-name="T2"> </text:span><text:span text:style-name="T28">הנפש</text:span><text:span text:style-name="T2"> </text:span><text:span text:style-name="T28">- לא</text:span><text:span text:style-name="T2"> </text:span><text:span text:style-name="T28">יחזור</text:span><text:span text:style-name="T2"> </text:span><text:span text:style-name="T28">הכשר</text:span><text:span text:style-name="T2"> </text:span><text:span text:style-name="T28">ויקבל, דמחשבה</text:span><text:span text:style-name="T2"> </text:span><text:span text:style-name="T28">דכשר</text:span><text:span text:style-name="T2"> </text:span><text:span text:style-name="T28">פוסלת</text:span><text:span text:style-name="T2"> </text:span><text:span text:style-name="T28">שיריים.</text:span><text:span text:style-name="T26">)</text:span> </text:p>
      <text:p text:style-name="P27"><text:span text:style-name="T26">(</text:span><text:span text:style-name="T28">והיכי</text:span><text:span text:style-name="T2"> </text:span><text:span text:style-name="T28">אמרת</text:span><text:span text:style-name="T2"> </text:span><text:span text:style-name="T28">דהא</text:span><text:span text:style-name="T2"> </text:span><text:span text:style-name="T28">קמ"ל</text:span><text:span text:style-name="T2"> </text:span><text:span text:style-name="T28">דפסול</text:span><text:span text:style-name="T2"> </text:span><text:span text:style-name="T28">עושה</text:span><text:span text:style-name="T2"> </text:span><text:span text:style-name="T28">שיריים?</text:span><text:span text:style-name="T26">)</text:span> והא<text:span text:style-name="T1"> </text:span>בעא<text:span text:style-name="T1"> </text:span>מיניה<text:span text:style-name="T1"> </text:span>ריש<text:span text:style-name="T1"> </text:span>לקיש<text:span text:style-name="T1"> </text:span>מרבי<text:span text:style-name="T1"> </text:span>יוחנן<text:span text:style-name="T1"> </text:span><text:span text:style-name="T104">(</text:span><text:span text:style-name="T29">בפרק</text:span><text:span text:style-name="T3"> </text:span><text:span text:style-name="T29">כל</text:span><text:span text:style-name="T3"> </text:span><text:span text:style-name="T29">הפסולין</text:span><text:span text:style-name="T3"> </text:span><text:span text:style-name="T29">(זבחים</text:span><text:span text:style-name="T3"> </text:span><text:span text:style-name="T29">דף</text:span><text:span text:style-name="T3"> </text:span><text:span text:style-name="T29">לד:)</text:span><text:span text:style-name="T104">)</text:span>: פסול<text:span text:style-name="T1"> </text:span>מהו<text:span text:style-name="T1"> </text:span>שיעשה<text:span text:style-name="T1"> </text:span>שיריים? ואמר<text:span text:style-name="T1"> </text:span>ליה: אין<text:span text:style-name="T1"> </text:span>לך<text:span text:style-name="T1"> </text:span>דבר<text:span text:style-name="T1"> </text:span>שיעשה<text:span text:style-name="T1"> </text:span>שיריים<text:span text:style-name="T1"> </text:span>אלא<text:span text:style-name="T1"> </text:span>חוץ<text:span text:style-name="T1"> </text:span>לזמנו<text:span text:style-name="T1"> </text:span>וחוץ<text:span text:style-name="T1"> </text:span>למקומו<text:span text:style-name="T1"> </text:span><text:span text:style-name="T26">(</text:span><text:span text:style-name="T28">שאם</text:span><text:span text:style-name="T2"> </text:span><text:span text:style-name="T28">זרק</text:span><text:span text:style-name="T2"> </text:span><text:span text:style-name="T28">מקצת</text:span><text:span text:style-name="T2"> </text:span><text:span text:style-name="T28">הדם</text:span><text:span text:style-name="T2"> </text:span><text:span text:style-name="T28">על</text:span><text:span text:style-name="T2"> </text:span><text:span text:style-name="T28">מנת</text:span><text:span text:style-name="T2"> </text:span><text:span text:style-name="T28">לאכול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וחוץ</text:span><text:span text:style-name="T2"> </text:span><text:span text:style-name="T28">למקומו, והשאר</text:span><text:span text:style-name="T2"> </text:span><text:span text:style-name="T28">זרק</text:span><text:span text:style-name="T2"> </text:span><text:span text:style-name="T28">שלא</text:span><text:span text:style-name="T2"> </text:span><text:span text:style-name="T28">במחשבת</text:span><text:span text:style-name="T2"> </text:span><text:span text:style-name="T28">פיגול</text:span><text:span text:style-name="T2"> </text:span><text:span text:style-name="T28">- לאו</text:span><text:span text:style-name="T2"> </text:span><text:span text:style-name="T28">כלום</text:span><text:span text:style-name="T2"> </text:span><text:span text:style-name="T28">הוא, אלא</text:span><text:span text:style-name="T2"> </text:span><text:span text:style-name="T28">כל</text:span><text:span text:style-name="T2"> </text:span><text:span text:style-name="T28">הדם</text:span><text:span text:style-name="T2"> </text:span><text:span text:style-name="T28">שנשתייר</text:span><text:span text:style-name="T2"> </text:span><text:span text:style-name="T28">נעשה</text:span><text:span text:style-name="T2"> </text:span><text:span text:style-name="T28">שיריים, ופסול</text:span><text:span text:style-name="T26">)</text:span>, <text:span text:style-name="T26">(</text:span><text:span text:style-name="T28">ומאי</text:span><text:span text:style-name="T2"> </text:span><text:span text:style-name="T28">שנא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וחוץ</text:span><text:span text:style-name="T2"> </text:span><text:span text:style-name="T28">למקומו</text:span><text:span text:style-name="T2"> </text:span><text:span text:style-name="T28">דעושה</text:span><text:span text:style-name="T2"> </text:span><text:span text:style-name="T28">שיריים</text:span><text:span text:style-name="T2"> </text:span><text:span text:style-name="T28">ליפסל? -</text:span><text:span text:style-name="T26">)</text:span> הואיל<text:span text:style-name="T1"> </text:span>ומרצין<text:span text:style-name="T1"> </text:span>לפיגולן<text:span text:style-name="T1"> </text:span><text:span text:style-name="T26">(</text:span><text:span text:style-name="T28">הואיל</text:span><text:span text:style-name="T2"> </text:span><text:span text:style-name="T28">וזריקת</text:span><text:span text:style-name="T2"> </text:span><text:span text:style-name="T28">הדם</text:span><text:span text:style-name="T2"> </text:span><text:span text:style-name="T28">חשובה</text:span><text:span text:style-name="T2"> </text:span><text:span text:style-name="T28">היא</text:span><text:span text:style-name="T2"> </text:span><text:span text:style-name="T28">כל</text:span><text:span text:style-name="T2"> </text:span><text:span text:style-name="T28">כך</text:span><text:span text:style-name="T2"> </text:span><text:span text:style-name="T28">דמרצה</text:span><text:span text:style-name="T2"> </text:span><text:span text:style-name="T28">בפיגול: דקובעת</text:span><text:span text:style-name="T2"> </text:span><text:span text:style-name="T28">בפיגול, דלעולם</text:span><text:span text:style-name="T2"> </text:span><text:span text:style-name="T28">לא</text:span><text:span text:style-name="T2"> </text:span><text:span text:style-name="T28">הוקבע</text:span><text:span text:style-name="T2"> </text:span><text:span text:style-name="T28">פיגול</text:span><text:span text:style-name="T2"> </text:span><text:span text:style-name="T28">בכרת</text:span><text:span text:style-name="T2"> </text:span><text:span text:style-name="T28">עד</text:span><text:span text:style-name="T2"> </text:span><text:span text:style-name="T28">שעת</text:span><text:span text:style-name="T2"> </text:span><text:span text:style-name="T28">זריקה</text:span><text:span text:style-name="T26">)</text:span>; מאי<text:span text:style-name="T1"> </text:span>לאו<text:span text:style-name="T1"> </text:span><text:span text:style-name="T26">(</text:span><text:span text:style-name="T28">הני</text:span><text:span text:style-name="T2"> </text:span><text:span text:style-name="T28">הוא</text:span><text:span text:style-name="T2"> </text:span><text:span text:style-name="T28">דעושה</text:span><text:span text:style-name="T2"> </text:span><text:span text:style-name="T28">שיריים</text:span><text:span text:style-name="T26">)</text:span>, בר<text:span text:style-name="T1"> </text:span>מפסול<text:span text:style-name="T1"> </text:span><text:span text:style-name="T26">(</text:span><text:span text:style-name="T28">לאפוקי</text:span><text:span text:style-name="T2"> </text:span><text:span text:style-name="T28">פסול</text:span><text:span text:style-name="T2"> </text:span><text:span text:style-name="T28">שקיבל</text:span><text:span text:style-name="T2"> </text:span><text:span text:style-name="T28">ולא</text:span><text:span text:style-name="T2"> </text:span><text:span text:style-name="T28">חישב</text:span><text:span text:style-name="T2"> </text:span><text:span text:style-name="T28">לפגל, דאינו</text:span><text:span text:style-name="T2"> </text:span><text:span text:style-name="T28">עושה</text:span><text:span text:style-name="T2"> </text:span><text:span text:style-name="T28">שיריים</text:span><text:span text:style-name="T26">)</text:span>? </text:p>
      <text:p text:style-name="P27">לא, אפילו<text:span text:style-name="T1"> </text:span>פסול; </text:p>
      <text:p text:style-name="P27">והא<text:span text:style-name="T1"> </text:span>'<text:span text:style-name="T106">אין</text:span><text:span text:style-name="T107"> </text:span><text:span text:style-name="T106">לך</text:span>' קתני<text:span text:style-name="T1"> </text:span><text:span text:style-name="T26">(</text:span><text:span text:style-name="T28">דמשמע: הני</text:span><text:span text:style-name="T2"> </text:span><text:span text:style-name="T28">בלבד</text:span><text:span text:style-name="T2"> </text:span><text:span text:style-name="T28">ולא</text:span><text:span text:style-name="T2"> </text:span><text:span text:style-name="T28">פסול</text:span><text:span text:style-name="T26">)</text:span>!?</text:p>
      <text:p text:style-name="P27">הכי<text:span text:style-name="T1"> </text:span>קאמר: אין<text:span text:style-name="T1"> </text:span>לך<text:span text:style-name="T1"> </text:span>דבר<text:span text:style-name="T1"> </text:span>שאינו<text:span text:style-name="T1"> </text:span>מרצה<text:span text:style-name="T1"> </text:span>בציבור<text:span text:style-name="T1"> </text:span><text:span text:style-name="T26">(</text:span><text:span text:style-name="T28">כגון: פיגול</text:span><text:span text:style-name="T2"> </text:span><text:span text:style-name="T28">ונותר</text:span><text:span text:style-name="T2"> </text:span><text:span text:style-name="T28">ויוצא</text:span><text:span text:style-name="T26">)</text:span> ועושה<text:span text:style-name="T1"> </text:span>שיריים<text:span text:style-name="T1"> </text:span><text:span text:style-name="T26">(</text:span><text:span text:style-name="T28">שעושה</text:span><text:span text:style-name="T2"> </text:span><text:span text:style-name="T28">שיריים</text:span><text:span text:style-name="T2"> </text:span><text:span text:style-name="T28">לפסול</text:span><text:span text:style-name="T26">)</text:span> אלא<text:span text:style-name="T1"> </text:span>חוץ<text:span text:style-name="T1"> </text:span>לזמנו<text:span text:style-name="T1"> </text:span>וחוץ<text:span text:style-name="T1"> </text:span>למקומו<text:span text:style-name="T1"> </text:span><text:span text:style-name="T26">(</text:span><text:span text:style-name="T28">ד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חוץ</text:span><text:span text:style-name="T2"> </text:span><text:span text:style-name="T28">למקומו</text:span><text:span text:style-name="T2"> </text:span><text:span text:style-name="T28">אינו</text:span><text:span text:style-name="T2"> </text:span><text:span text:style-name="T28">מרצה</text:span><text:span text:style-name="T2"> </text:span><text:span text:style-name="T28">בצבור</text:span><text:span text:style-name="T2"> </text:span><text:span text:style-name="T28">- עושה</text:span><text:span text:style-name="T2"> </text:span><text:span text:style-name="T28">שיריים, הואיל</text:span><text:span text:style-name="T2"> </text:span><text:span text:style-name="T28">ומרצה</text:span><text:span text:style-name="T2"> </text:span><text:span text:style-name="T28">לפיגולו</text:span><text:span text:style-name="T26">)</text:span>, אבל<text:span text:style-name="T1"> </text:span>טמא<text:span text:style-name="T1"> </text:span>דאיתיה<text:span text:style-name="T1"> </text:span>בציבור<text:span text:style-name="T1"> </text:span><text:span text:style-name="T26">(</text:span><text:span text:style-name="T28">דהיינו</text:span><text:span text:style-name="T2"> </text:span><text:span text:style-name="T28">פסול</text:span><text:span text:style-name="T2"> </text:span><text:span text:style-name="T28">דמרצה</text:span><text:span text:style-name="T2"> </text:span><text:span text:style-name="T28">נמי</text:span><text:span text:style-name="T2"> </text:span><text:span text:style-name="T28">בצבור: דטומאה</text:span><text:span text:style-name="T2"> </text:span><text:span text:style-name="T28">דחויה</text:span><text:span text:style-name="T2"> </text:span><text:span text:style-name="T28">היא</text:span><text:span text:style-name="T2"> </text:span><text:span text:style-name="T28">בצבור</text:span><text:span text:style-name="T26">)</text:span> - משוי<text:span text:style-name="T1"> </text:span>שיריים, שאר<text:span text:style-name="T1"> </text:span>פסולין<text:span text:style-name="T1"> </text:span>דלא<text:span text:style-name="T1"> </text:span>איתנון<text:span text:style-name="T1"> </text:span>בציבור<text:span text:style-name="T1"> </text:span><text:span text:style-name="T26">(</text:span><text:span text:style-name="T28">כגון: בעלי</text:span><text:span text:style-name="T2"> </text:span><text:span text:style-name="T28">מומים</text:span><text:span text:style-name="T26">)</text:span> - לא<text:span text:style-name="T1"> </text:span>משוין<text:span text:style-name="T1"> </text:span>שיריים. <text:span text:style-name="T26">(</text:span><text:span text:style-name="T28">והא</text:span><text:span text:style-name="T2"> </text:span><text:span text:style-name="T28">דאמר</text:span><text:span text:style-name="T2"> </text:span><text:span text:style-name="T28">'הא</text:span><text:span text:style-name="T2"> </text:span><text:span text:style-name="T28">קא</text:span><text:span text:style-name="T2"> </text:span><text:span text:style-name="T28">משמע</text:span><text:span text:style-name="T2"> </text:span><text:span text:style-name="T28">לן</text:span><text:span text:style-name="T2"> </text:span><text:span text:style-name="T28">דפסול</text:span><text:span text:style-name="T2"> </text:span><text:span text:style-name="T28">עושה</text:span><text:span text:style-name="T2"> </text:span><text:span text:style-name="T28">שיריים' - היינו</text:span><text:span text:style-name="T2"> </text:span><text:span text:style-name="T28">טמא, והאי</text:span><text:span text:style-name="T2"> </text:span><text:span text:style-name="T28">דדייקינן</text:span><text:span text:style-name="T2"> </text:span><text:span text:style-name="T28">'לאפוקי</text:span><text:span text:style-name="T2"> </text:span><text:span text:style-name="T28">פסול</text:span><text:span text:style-name="T2"> </text:span><text:span text:style-name="T28">דלא</text:span><text:span text:style-name="T2"> </text:span><text:span text:style-name="T28">משוי</text:span><text:span text:style-name="T2"> </text:span><text:span text:style-name="T28">שיריים' - היינו</text:span><text:span text:style-name="T2"> </text:span><text:span text:style-name="T28">שאר</text:span><text:span text:style-name="T2"> </text:span><text:span text:style-name="T28">פסולין.</text:span><text:span text:style-name="T26">)</text:span> </text:p>
      <text:p text:style-name="P27">תא<text:span text:style-name="T1"> </text:span>שמע: '<text:span text:style-name="T106">הפיגול</text:span><text:span text:style-name="T107"> </text:span><text:span text:style-name="T26">(</text:span><text:span text:style-name="T28">שחישב</text:span><text:span text:style-name="T2"> </text:span><text:span text:style-name="T28">בשחיטה</text:span><text:span text:style-name="T26">)</text:span><text:span text:style-name="T106"> לעולם</text:span><text:span text:style-name="T107"> </text:span><text:span text:style-name="T106">מועלין</text:span><text:span text:style-name="T107"> </text:span><text:span text:style-name="T106">בו</text:span>' <text:span text:style-name="T26">(</text:span><text:span text:style-name="T28">ובקדשי</text:span><text:span text:style-name="T2"> </text:span><text:span text:style-name="T28">קדשים</text:span><text:span text:style-name="T2"> </text:span><text:span text:style-name="T28">מיירי</text:span><text:span text:style-name="T26">)</text:span>; לאו<text:span text:style-name="T1"> </text:span>דלא<text:span text:style-name="T1"> </text:span>זרק<text:span text:style-name="T1"> </text:span><text:span text:style-name="T26">(</text:span><text:span text:style-name="T28">ומשום</text:span><text:span text:style-name="T2"> </text:span><text:span text:style-name="T28">הכי</text:span><text:span text:style-name="T2"> </text:span><text:span text:style-name="T28">מועלין: ד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נתקבל</text:span><text:span text:style-name="T2"> </text:span><text:span text:style-name="T28">הדם</text:span><text:span text:style-name="T2"> </text:span><text:span text:style-name="T28">כראוי</text:span><text:span text:style-name="T2"> </text:span><text:span text:style-name="T28">- לא</text:span><text:span text:style-name="T2"> </text:span><text:span text:style-name="T28">אמרינן</text:span><text:span text:style-name="T2"> </text:span><text:span text:style-name="T28">'כל</text:span><text:span text:style-name="T2"> </text:span><text:span text:style-name="T28">העומד</text:span><text:span text:style-name="T2"> </text:span><text:span text:style-name="T28">ליזרק</text:span><text:span text:style-name="T2"> </text:span><text:span text:style-name="T28">כזרוק</text:span><text:span text:style-name="T2"> </text:span><text:span text:style-name="T28">דמי' </text:span><text:span text:style-name="T29">(מנחות</text:span><text:span text:style-name="T3"> </text:span><text:span text:style-name="T29">דף</text:span><text:span text:style-name="T3"> </text:span><text:span text:style-name="T29">קב:)</text:span><text:span text:style-name="T28"> משום</text:span><text:span text:style-name="T2"> </text:span><text:span text:style-name="T28">דקבלה</text:span><text:span text:style-name="T2"> </text:span><text:span text:style-name="T28">דפיגול</text:span><text:span text:style-name="T2"> </text:span><text:span text:style-name="T28">לא</text:span><text:span text:style-name="T2"> </text:span><text:span text:style-name="T28">חשיבא</text:span><text:span text:style-name="T2"> </text:span><text:span text:style-name="T28">קבלה, ולא</text:span><text:span text:style-name="T2"> </text:span><text:span text:style-name="T28">הויא</text:span><text:span text:style-name="T2"> </text:span><text:span text:style-name="T28">כזריקה</text:span><text:span text:style-name="T2"> </text:span><text:span text:style-name="T28">לאפוקי</text:span><text:span text:style-name="T2"> </text:span><text:span text:style-name="T28">מידי</text:span><text:span text:style-name="T2"> </text:span><text:span text:style-name="T28">מעילה; וטעמא: דהוי</text:span><text:span text:style-name="T2"> </text:span><text:span text:style-name="T28">קבלת</text:span><text:span text:style-name="T2"> </text:span><text:span text:style-name="T28">דם</text:span><text:span text:style-name="T2"> </text:span><text:span text:style-name="T28">פסול</text:span><text:span text:style-name="T2"> </text:span><text:span text:style-name="T28">דפיגול, להכי</text:span><text:span text:style-name="T2"> </text:span><text:span text:style-name="T28">לא</text:span><text:span text:style-name="T2"> </text:span><text:span text:style-name="T28">מפקע</text:span><text:span text:style-name="T2"> </text:span><text:span text:style-name="T28">ממעילה; הא</text:span><text:span text:style-name="T2"> </text:span><text:span text:style-name="T28">קבלת</text:span><text:span text:style-name="T2"> </text:span><text:span text:style-name="T28">דם</text:span><text:span text:style-name="T2"> </text:span><text:span text:style-name="T28">דכשר</text:span><text:span text:style-name="T2"> </text:span><text:span text:style-name="T28">- דלאו</text:span><text:span text:style-name="T2"> </text:span><text:span text:style-name="T28">דפיגול</text:span><text:span text:style-name="T2"> </text:span><text:span text:style-name="T28">- מוציאה</text:span><text:span text:style-name="T2"> </text:span><text:span text:style-name="T28">ממעילה, דאמר</text:span><text:span text:style-name="T2"> </text:span><text:span text:style-name="T28">'כזרוק</text:span><text:span text:style-name="T2"> </text:span><text:span text:style-name="T28">דמי'</text:span><text:span text:style-name="T26">)</text:span>, ושמע<text:span text:style-name="T1"> </text:span>מינה<text:span text:style-name="T1"> </text:span>היתר<text:span text:style-name="T1"> </text:span>זריקה<text:span text:style-name="T1"> </text:span>שנינו? </text:p>
      <text:p text:style-name="P27">לא! זרָקָהּ<text:span text:style-name="T1"> </text:span><text:span text:style-name="T26">(</text:span><text:span text:style-name="T28">בזרק</text:span><text:span text:style-name="T2"> </text:span><text:span text:style-name="T28">מיירי, וטעמא</text:span><text:span text:style-name="T2"> </text:span><text:span text:style-name="T28">דפיגול</text:span><text:span text:style-name="T2"> </text:span><text:span text:style-name="T28">הוא</text:span><text:span text:style-name="T2"> </text:span><text:span text:style-name="T28">- דזריקה</text:span><text:span text:style-name="T2"> </text:span><text:span text:style-name="T28">דידיה</text:span><text:span text:style-name="T2"> </text:span><text:span text:style-name="T28">לא</text:span><text:span text:style-name="T2"> </text:span><text:span text:style-name="T28">הויא</text:span><text:span text:style-name="T2"> </text:span><text:span text:style-name="T28">כלום</text:span><text:span text:style-name="T2"> </text:span><text:span text:style-name="T28">לאפוקי</text:span><text:span text:style-name="T2"> </text:span><text:span text:style-name="T28">ממעילה; הא</text:span><text:span text:style-name="T2"> </text:span><text:span text:style-name="T28">זריקה</text:span><text:span text:style-name="T2"> </text:span><text:span text:style-name="T28">כשירה</text:span><text:span text:style-name="T2"> </text:span><text:span text:style-name="T28">מפקא</text:span><text:span text:style-name="T2"> </text:span><text:span text:style-name="T28">מידי</text:span><text:span text:style-name="T2"> </text:span><text:span text:style-name="T28">מעילה, אלמא</text:span><text:span text:style-name="T2"> </text:span><text:span text:style-name="T28">היתר</text:span><text:span text:style-name="T2"> </text:span><text:span text:style-name="T28">אכילה</text:span><text:span text:style-name="T2"> </text:span><text:span text:style-name="T28">שנינו</text:span><text:span text:style-name="T2"> </text:span><text:span text:style-name="T28">כרבי</text:span><text:span text:style-name="T2"> </text:span><text:span text:style-name="T28">יוחנן</text:span><text:span text:style-name="T26">)</text:span>, ומאי<text:span text:style-name="T1"> </text:span>'<text:span text:style-name="T106">לעולם</text:span>' <text:span text:style-name="T26">(</text:span><text:span text:style-name="T28">בניחותא</text:span><text:span text:style-name="T2"> </text:span><text:span text:style-name="T28">קא</text:span><text:span text:style-name="T2"> </text:span><text:span text:style-name="T28">בעי</text:span><text:span text:style-name="T2"> </text:span><text:span text:style-name="T28">לה</text:span><text:span text:style-name="T26">)</text:span>? <text:span text:style-name="T26">(</text:span><text:span text:style-name="T28">ומשני:</text:span><text:span text:style-name="T26">)</text:span> הא<text:span text:style-name="T1"> </text:span>קא<text:span text:style-name="T1"> </text:span>משמע<text:span text:style-name="T1"> </text:span>לן: כדרב<text:span text:style-name="T1"> </text:span>גידל<text:span text:style-name="T1"> </text:span><text:span text:style-name="T26">(</text:span><text:span text:style-name="T28">לא</text:span><text:span text:style-name="T2"> </text:span><text:span text:style-name="T28">אתא</text:span><text:span text:style-name="T2"> </text:span><text:span text:style-name="T28">לאשמועינן</text:span><text:span text:style-name="T2"> </text:span><text:span text:style-name="T28">אלא</text:span><text:span text:style-name="T2"> </text:span><text:span text:style-name="T28">דהלכתא</text:span><text:span text:style-name="T2"> </text:span><text:span text:style-name="T28">כרב</text:span><text:span text:style-name="T2"> </text:span><text:span text:style-name="T28">גידל</text:span><text:span text:style-name="T26">)</text:span>, דאמר<text:span text:style-name="T1"> </text:span>רב<text:span text:style-name="T1"> </text:span>גידל<text:span text:style-name="T1"> </text:span>אמר<text:span text:style-name="T1"> </text:span>רב: זריקת<text:span text:style-name="T1"> </text:span>פיגול<text:span text:style-name="T1"> </text:span>אינו<text:span text:style-name="T1"> </text:span>מוציא<text:span text:style-name="T1"> </text:span>מידי<text:span text:style-name="T1"> </text:span>מעילה, ואינו<text:span text:style-name="T1"> </text:span>מביא<text:span text:style-name="T1"> </text:span>לידי<text:span text:style-name="T1"> </text:span>מעילה. <text:span text:style-name="T26">(</text:span><text:span text:style-name="T28">והכי</text:span><text:span text:style-name="T2"> </text:span><text:span text:style-name="T28">נמי</text:span><text:span text:style-name="T2"> </text:span><text:span text:style-name="T28">מצי</text:span><text:span text:style-name="T2"> </text:span><text:span text:style-name="T28">למיבעי</text:span><text:span text:style-name="T2"> </text:span><text:span text:style-name="T28">נמי</text:span><text:span text:style-name="T2"> </text:span><text:span text:style-name="T28">כי</text:span><text:span text:style-name="T2"> </text:span><text:span text:style-name="T28">מוקים</text:span><text:span text:style-name="T2"> </text:span><text:span text:style-name="T28">לה</text:span><text:span text:style-name="T2"> </text:span><text:span text:style-name="T28">בדלא</text:span><text:span text:style-name="T2"> </text:span><text:span text:style-name="T28">זרק, אלא</text:span><text:span text:style-name="T2"> </text:span><text:span text:style-name="T28">דנטר</text:span><text:span text:style-name="T2"> </text:span><text:span text:style-name="T28">ליה</text:span><text:span text:style-name="T2"> </text:span><text:span text:style-name="T28">עד</text:span><text:span text:style-name="T2"> </text:span><text:span text:style-name="T28">דסיים</text:span><text:span text:style-name="T2"> </text:span><text:span text:style-name="T28">למילתיה</text:span><text:span text:style-name="T2"> </text:span><text:span text:style-name="T28">והדר</text:span><text:span text:style-name="T2"> </text:span><text:span text:style-name="T28">בעי</text:span><text:span text:style-name="T2"> </text:span><text:span text:style-name="T28">מיניה.</text:span><text:span text:style-name="T26">)</text:span> </text:p>
      <text:p text:style-name="P3"/>
      <text:p text:style-name="P3">(מעילה<text:span text:style-name="T1"> </text:span>ו,א)</text:p>
      <text:p text:style-name="P26">תא<text:span text:style-name="T1"> </text:span>שמע: 'רבי<text:span text:style-name="T1"> </text:span>שמעון<text:span text:style-name="T1"> </text:span>אומר: יש<text:span text:style-name="T1"> </text:span>נותר<text:span text:style-name="T1"> </text:span>שמועלין<text:span text:style-name="T1"> </text:span>בו, ויש<text:span text:style-name="T1"> </text:span>נותר<text:span text:style-name="T1"> </text:span>שאין<text:span text:style-name="T1"> </text:span>מועלין<text:span text:style-name="T1"> </text:span>בו, כיצד? - לן<text:span text:style-name="T1"> </text:span><text:span text:style-name="T26">(</text:span><text:span text:style-name="T28">הדם</text:span><text:span text:style-name="T26">)</text:span> לפני<text:span text:style-name="T1"> </text:span>זריקה<text:span text:style-name="T1"> </text:span><text:span text:style-name="T26">(</text:span><text:span text:style-name="T28">כגון</text:span><text:span text:style-name="T2"> </text:span><text:span text:style-name="T28">שנתקבל</text:span><text:span text:style-name="T2"> </text:span><text:span text:style-name="T28">היום</text:span><text:span text:style-name="T2"> </text:span><text:span text:style-name="T28">ולא</text:span><text:span text:style-name="T2"> </text:span><text:span text:style-name="T28">נזרק</text:span><text:span text:style-name="T2"> </text:span><text:span text:style-name="T28">עד</text:span><text:span text:style-name="T2"> </text:span><text:span text:style-name="T28">למחר</text:span><text:span text:style-name="T26">)</text:span> – <text:span text:style-name="T26">(</text:span><text:span text:style-name="T28">אם</text:span><text:span text:style-name="T2"> </text:span><text:span text:style-name="T28">אכל</text:span><text:span text:style-name="T2"> </text:span><text:span text:style-name="T28">הבשר</text:span><text:span text:style-name="T2"> </text:span><text:span text:style-name="T28">לפני</text:span><text:span text:style-name="T2"> </text:span><text:span text:style-name="T28">זריקה</text:span><text:span text:style-name="T26">)</text:span> מועלין, <text:span text:style-name="T26">(</text:span><text:span text:style-name="T28">אכלו</text:span><text:span text:style-name="T26">)</text:span> לאחר<text:span text:style-name="T1"> </text:span>זריקה<text:span text:style-name="T1"> </text:span>- אין<text:span text:style-name="T1"> </text:span>מועלין' <text:span text:style-name="T26">(</text:span><text:span text:style-name="T28">דסבירא</text:span><text:span text:style-name="T2"> </text:span><text:span text:style-name="T28">ליה</text:span><text:span text:style-name="T2"> </text:span><text:span text:style-name="T28">לרבי</text:span><text:span text:style-name="T2"> </text:span><text:span text:style-name="T28">שמעון</text:span><text:span text:style-name="T2"> </text:span><text:span text:style-name="T28">'זריקת</text:span><text:span text:style-name="T2"> </text:span><text:span text:style-name="T28">לן</text:span><text:span text:style-name="T2"> </text:span><text:span text:style-name="T28">מוציאה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כזריקת</text:span><text:span text:style-name="T2"> </text:span><text:span text:style-name="T28">כשר'</text:span><text:span text:style-name="T26">)</text:span>; קתני<text:span text:style-name="T1"> </text:span>מיהת<text:span text:style-name="T1"> </text:span>'<text:span text:style-name="T26">(</text:span><text:span text:style-name="T28">לפני</text:span><text:span text:style-name="T2"> </text:span><text:span text:style-name="T28">זריקה</text:span><text:span text:style-name="T26">)</text:span> מועלין<text:span text:style-name="T1"> </text:span>בו' - לאו<text:span text:style-name="T1"> </text:span>דהוה<text:span text:style-name="T1"> </text:span>שהות<text:span text:style-name="T1"> </text:span>למיזרקיה, דאי<text:span text:style-name="T1"> </text:span>בעי<text:span text:style-name="T1"> </text:span>זריק<text:span text:style-name="T1"> </text:span><text:span text:style-name="T26">(</text:span><text:span text:style-name="T28">ו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נתקבל</text:span><text:span text:style-name="T2"> </text:span><text:span text:style-name="T28">בכוס</text:span><text:span text:style-name="T2"> </text:span><text:span text:style-name="T28">- לא</text:span><text:span text:style-name="T2"> </text:span><text:span text:style-name="T28">נפיק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עד</text:span><text:span text:style-name="T2"> </text:span><text:span text:style-name="T28">לאחר</text:span><text:span text:style-name="T2"> </text:span><text:span text:style-name="T28">זריקה; ולהכי</text:span><text:span text:style-name="T2"> </text:span><text:span text:style-name="T28">לפני</text:span><text:span text:style-name="T2"> </text:span><text:span text:style-name="T28">זריקה</text:span><text:span text:style-name="T2"> </text:span><text:span text:style-name="T28">מועלין</text:span><text:span text:style-name="T2"> </text:span><text:span text:style-name="T28">בו: הואיל</text:span><text:span text:style-name="T2"> </text:span><text:span text:style-name="T28">ועדיין</text:span><text:span text:style-name="T2"> </text:span><text:span text:style-name="T28">לא</text:span><text:span text:style-name="T2"> </text:span><text:span text:style-name="T28">נזרק</text:span><text:span text:style-name="T2"> </text:span><text:span text:style-name="T28">הדם</text:span><text:span text:style-name="T2"> </text:span><text:span text:style-name="T28">- לא</text:span><text:span text:style-name="T2"> </text:span><text:span text:style-name="T28">היה</text:span><text:span text:style-name="T2"> </text:span><text:span text:style-name="T28">בו</text:span><text:span text:style-name="T2"> </text:span><text:span text:style-name="T28">שעת</text:span><text:span text:style-name="T2"> </text:span><text:span text:style-name="T28">היתר</text:span><text:span text:style-name="T26">)</text:span>, ושמע<text:span text:style-name="T1"> </text:span>מינה: היתר<text:span text:style-name="T1"> </text:span>אכילה<text:span text:style-name="T1"> </text:span>שנינו!?</text:p>
      <text:p text:style-name="P26">לא, דקבליה<text:span text:style-name="T1"> </text:span>סמוך<text:span text:style-name="T1"> </text:span>לשקיעת<text:span text:style-name="T1"> </text:span>החמה, <text:span text:style-name="T26">(</text:span><text:span text:style-name="T28">ומשום</text:span><text:span text:style-name="T2"> </text:span><text:span text:style-name="T28">הכי</text:span><text:span text:style-name="T2"> </text:span><text:span text:style-name="T28">לן:</text:span><text:span text:style-name="T26">)</text:span> דלא<text:span text:style-name="T1"> </text:span>היה<text:span text:style-name="T1"> </text:span>שהות<text:span text:style-name="T1"> </text:span>למזרק<text:span text:style-name="T1"> </text:span><text:span text:style-name="T26">(</text:span><text:span text:style-name="T28">והוא</text:span><text:span text:style-name="T2"> </text:span><text:span text:style-name="T28">אכל</text:span><text:span text:style-name="T2"> </text:span><text:span text:style-name="T28">הבשר</text:span><text:span text:style-name="T2"> </text:span><text:span text:style-name="T28">בלילה</text:span><text:span text:style-name="T2"> </text:span><text:span text:style-name="T28">לפני</text:span><text:span text:style-name="T2"> </text:span><text:span text:style-name="T28">זריקה; להכי</text:span><text:span text:style-name="T2"> </text:span><text:span text:style-name="T28">מועלין: שהרי</text:span><text:span text:style-name="T2"> </text:span><text:span text:style-name="T28">הדם</text:span><text:span text:style-name="T2"> </text:span><text:span text:style-name="T28">עדיין</text:span><text:span text:style-name="T2"> </text:span><text:span text:style-name="T28">לא</text:span><text:span text:style-name="T2"> </text:span><text:span text:style-name="T28">היה</text:span><text:span text:style-name="T2"> </text:span><text:span text:style-name="T28">ראוי</text:span><text:span text:style-name="T2"> </text:span><text:span text:style-name="T28">ליזרק, ולא</text:span><text:span text:style-name="T2"> </text:span><text:span text:style-name="T28">מצינן</text:span><text:span text:style-name="T2"> </text:span><text:span text:style-name="T28">למימר</text:span><text:span text:style-name="T2"> </text:span><text:span text:style-name="T28">'כל</text:span><text:span text:style-name="T2"> </text:span><text:span text:style-name="T28">העומד</text:span><text:span text:style-name="T2"> </text:span><text:span text:style-name="T28">ליזרק</text:span><text:span text:style-name="T2"> </text:span><text:span text:style-name="T28">כזרוק</text:span><text:span text:style-name="T2"> </text:span><text:span text:style-name="T28">דמי'</text:span><text:span text:style-name="T26">)</text:span>.</text:p>
      <text:p text:style-name="P26"><text:soft-page-break/>אבל<text:span text:style-name="T1"> </text:span>היה<text:span text:style-name="T1"> </text:span>שהות<text:span text:style-name="T1"> </text:span><text:span text:style-name="T26">(</text:span><text:span text:style-name="T28">דנראה</text:span><text:span text:style-name="T2"> </text:span><text:span text:style-name="T28">לזריקה</text:span><text:span text:style-name="T26">)</text:span> מאי? - הכי<text:span text:style-name="T1"> </text:span>נמי<text:span text:style-name="T1"> </text:span>דאין<text:span text:style-name="T1"> </text:span>מועלין<text:span text:style-name="T1"> </text:span><text:span text:style-name="T26">(</text:span><text:span text:style-name="T28">אמרינן</text:span><text:span text:style-name="T2"> </text:span><text:span text:style-name="T28">כזרוק</text:span><text:span text:style-name="T2"> </text:span><text:span text:style-name="T28">דמי</text:span><text:span text:style-name="T2"> </text:span><text:span text:style-name="T28">ואין</text:span><text:span text:style-name="T2"> </text:span><text:span text:style-name="T28">בו</text:span><text:span text:style-name="T2"> </text:span><text:span text:style-name="T28">מעילה</text:span><text:span text:style-name="T2"> </text:span><text:span text:style-name="T28">דהיתר</text:span><text:span text:style-name="T2"> </text:span><text:span text:style-name="T28">זריקה</text:span><text:span text:style-name="T2"> </text:span><text:span text:style-name="T28">שנינו</text:span><text:span text:style-name="T26">)</text:span>; <text:span text:style-name="T26">(</text:span><text:span text:style-name="T28">אי</text:span><text:span text:style-name="T2"> </text:span><text:span text:style-name="T28">הכי</text:span><text:span text:style-name="T26">)</text:span> מאי<text:span text:style-name="T1"> </text:span>איריא<text:span text:style-name="T1"> </text:span>דתני<text:span text:style-name="T1"> </text:span>'<text:span text:style-name="T106">לפני</text:span><text:span text:style-name="T107"> </text:span><text:span text:style-name="T106">זריקה</text:span>'? <text:span text:style-name="T26">(</text:span><text:span text:style-name="T28">אדתני</text:span><text:span text:style-name="T2"> </text:span><text:span text:style-name="T28">לן</text:span><text:span text:style-name="T2"> </text:span><text:span text:style-name="T28">'</text:span><text:span text:style-name="T109">לפני</text:span><text:span text:style-name="T108"> </text:span><text:span text:style-name="T109">זריקה</text:span><text:span text:style-name="T28">'</text:span><text:span text:style-name="T26">)</text:span> ליתני<text:span text:style-name="T1"> </text:span>'קודם<text:span text:style-name="T1"> </text:span>שקיעה<text:span text:style-name="T1"> </text:span><text:span text:style-name="T26">(</text:span><text:span text:style-name="T28">שקבלו</text:span><text:span text:style-name="T2"> </text:span><text:span text:style-name="T28">קודם</text:span><text:span text:style-name="T2"> </text:span><text:span text:style-name="T28">שקיעת</text:span><text:span text:style-name="T2"> </text:span><text:span text:style-name="T28">החמה</text:span><text:span text:style-name="T26">)</text:span>' <text:span text:style-name="T26">(</text:span><text:span text:style-name="T28">דהוה</text:span><text:span text:style-name="T2"> </text:span><text:span text:style-name="T28">שהות</text:span><text:span text:style-name="T2"> </text:span><text:span text:style-name="T28">למזרקיה, ולן</text:span><text:span text:style-name="T2"> </text:span><text:span text:style-name="T28">- אין</text:span><text:span text:style-name="T2"> </text:span><text:span text:style-name="T28">מועלין</text:span><text:span text:style-name="T2"> </text:span><text:span text:style-name="T28">בו, דהואיל</text:span><text:span text:style-name="T2"> </text:span><text:span text:style-name="T28">והיה</text:span><text:span text:style-name="T2"> </text:span><text:span text:style-name="T28">עומד</text:span><text:span text:style-name="T2"> </text:span><text:span text:style-name="T28">ליזרק</text:span><text:span text:style-name="T2"> </text:span><text:span text:style-name="T28">- כזרוק</text:span><text:span text:style-name="T2"> </text:span><text:span text:style-name="T28">דמי: דהיתר</text:span><text:span text:style-name="T2"> </text:span><text:span text:style-name="T28">זריקה</text:span><text:span text:style-name="T2"> </text:span><text:span text:style-name="T28">שנינו</text:span><text:span text:style-name="T26">)</text:span>; ו'לאחר<text:span text:style-name="T1"> </text:span>שקיעה<text:span text:style-name="T1"> </text:span><text:span text:style-name="T26">(</text:span><text:span text:style-name="T28">קבלו</text:span><text:span text:style-name="T2"> </text:span><text:span text:style-name="T28">לאחר</text:span><text:span text:style-name="T2"> </text:span><text:span text:style-name="T28">שקיעת</text:span><text:span text:style-name="T2"> </text:span><text:span text:style-name="T28">החמה: דנשחט</text:span><text:span text:style-name="T2"> </text:span><text:span text:style-name="T28">בלילה</text:span><text:span text:style-name="T2"> </text:span><text:span text:style-name="T28">ולן</text:span><text:span text:style-name="T2"> </text:span><text:span text:style-name="T28">ואכל</text:span><text:span text:style-name="T2"> </text:span><text:span text:style-name="T28">הבשר</text:span><text:span text:style-name="T26">)</text:span>' <text:span text:style-name="T26">(</text:span><text:span text:style-name="T28">מועלין</text:span><text:span text:style-name="T2"> </text:span><text:span text:style-name="T28">בו, דהא</text:span><text:span text:style-name="T2"> </text:span><text:span text:style-name="T28">אינו</text:span><text:span text:style-name="T2"> </text:span><text:span text:style-name="T28">ראוי</text:span><text:span text:style-name="T2"> </text:span><text:span text:style-name="T28">ליזרק</text:span><text:span text:style-name="T2"> </text:span><text:span text:style-name="T28">זריקה</text:span><text:span text:style-name="T2"> </text:span><text:span text:style-name="T28">כשרה, ולאו</text:span><text:span text:style-name="T2"> </text:span><text:span text:style-name="T28">כזרוק</text:span><text:span text:style-name="T2"> </text:span><text:span text:style-name="T28">דמי</text:span><text:span text:style-name="T2"> </text:span><text:span text:style-name="T28">- הילכך</text:span><text:span text:style-name="T2"> </text:span><text:span text:style-name="T28">מועלין</text:span><text:span text:style-name="T2"> </text:span><text:span text:style-name="T28">בו</text:span><text:span text:style-name="T26">)</text:span>!?</text:p>
      <text:p text:style-name="P26">הכי<text:span text:style-name="T1"> </text:span>נמי<text:span text:style-name="T1"> </text:span>קתני: קודם<text:span text:style-name="T1"> </text:span><text:span text:style-name="T127">שיראה</text:span><text:span text:style-name="T1"> </text:span>לזריקה<text:span text:style-name="T1"> </text:span><text:span text:style-name="T26">(</text:span><text:span text:style-name="T28">דהא</text:span><text:span text:style-name="T2"> </text:span><text:span text:style-name="T28">דתני</text:span><text:span text:style-name="T2"> </text:span><text:span text:style-name="T28">'לפני</text:span><text:span text:style-name="T2"> </text:span><text:span text:style-name="T28">זריקה' היינו</text:span><text:span text:style-name="T2"> </text:span><text:span text:style-name="T28">קודם</text:span><text:span text:style-name="T2"> </text:span><text:span text:style-name="T129">שנראה</text:span><text:span text:style-name="T2"> </text:span><text:span text:style-name="T28">לזריקה: שקיבל</text:span><text:span text:style-name="T2"> </text:span><text:span text:style-name="T28">אחר</text:span><text:span text:style-name="T2"> </text:span><text:span text:style-name="T28">שקיעת</text:span><text:span text:style-name="T2"> </text:span><text:span text:style-name="T28">החמה, שעדיין</text:span><text:span text:style-name="T2"> </text:span><text:span text:style-name="T28">לא</text:span><text:span text:style-name="T2"> </text:span><text:span text:style-name="T28">נראה</text:span><text:span text:style-name="T2"> </text:span><text:span text:style-name="T28">לזריקה, אם</text:span><text:span text:style-name="T2"> </text:span><text:span text:style-name="T28">אכל</text:span><text:span text:style-name="T2"> </text:span><text:span text:style-name="T28">הבשר</text:span><text:span text:style-name="T2"> </text:span><text:span text:style-name="T28">- מועלין</text:span><text:span text:style-name="T2"> </text:span><text:span text:style-name="T28">בו</text:span><text:span text:style-name="T26">)</text:span>, ולאחר<text:span text:style-name="T1"> </text:span><text:span text:style-name="T127">שיראה</text:span><text:span text:style-name="T1"> </text:span>לזריקה<text:span text:style-name="T1"> </text:span><text:span text:style-name="T26">(</text:span><text:span text:style-name="T28">אבל</text:span><text:span text:style-name="T2"> </text:span><text:span text:style-name="T28">אחר</text:span><text:span text:style-name="T2"> </text:span><text:span text:style-name="T28">זריקה</text:span><text:span text:style-name="T2"> </text:span><text:span text:style-name="T28">= אחר</text:span><text:span text:style-name="T2"> </text:span><text:span text:style-name="T28">שנראה</text:span><text:span text:style-name="T2"> </text:span><text:span text:style-name="T28">לזריקה: שקיבלו</text:span><text:span text:style-name="T2"> </text:span><text:span text:style-name="T28">קודם</text:span><text:span text:style-name="T2"> </text:span><text:span text:style-name="T28">שקיעת</text:span><text:span text:style-name="T2"> </text:span><text:span text:style-name="T28">החמה, דהוה</text:span><text:span text:style-name="T2"> </text:span><text:span text:style-name="T28">שהות</text:span><text:span text:style-name="T2"> </text:span><text:span text:style-name="T28">ביום</text:span><text:span text:style-name="T2"> </text:span><text:span text:style-name="T28">למיזרקיה</text:span><text:span text:style-name="T2"> </text:span><text:span text:style-name="T28">- אין</text:span><text:span text:style-name="T2"> </text:span><text:span text:style-name="T28">מועלין</text:span><text:span text:style-name="T2"> </text:span><text:span text:style-name="T28">בו, הואיל</text:span><text:span text:style-name="T2"> </text:span><text:span text:style-name="T28">והיה</text:span><text:span text:style-name="T2"> </text:span><text:span text:style-name="T28">'עומד</text:span><text:span text:style-name="T2"> </text:span><text:span text:style-name="T28">ליזרק</text:span><text:span text:style-name="T2"> </text:span><text:span text:style-name="T28">כזרוק</text:span><text:span text:style-name="T2"> </text:span><text:span text:style-name="T28">דמי', ולעולם</text:span><text:span text:style-name="T2"> </text:span><text:span text:style-name="T28">היתר</text:span><text:span text:style-name="T2"> </text:span><text:span text:style-name="T28">זריקה</text:span><text:span text:style-name="T2"> </text:span><text:span text:style-name="T28">שנינו</text:span><text:span text:style-name="T26">)</text:span>. </text:p>
      <text:p text:style-name="P29"/>
      <text:p text:style-name="P26">תא<text:span text:style-name="T1"> </text:span>שמע<text:span text:style-name="T1"> </text:span><text:span text:style-name="T26">(</text:span><text:span text:style-name="T28">וכולה</text:span><text:span text:style-name="T2"> </text:span><text:span text:style-name="T28">מיתרצא</text:span><text:span text:style-name="T2"> </text:span><text:span text:style-name="T28">כסוגיא</text:span><text:span text:style-name="T2"> </text:span><text:span text:style-name="T28">דלעיל</text:span><text:span text:style-name="T2"> </text:span><text:span text:style-name="T28">דיש</text:span><text:span text:style-name="T2"> </text:span><text:span text:style-name="T28">נותר</text:span><text:span text:style-name="T26">)</text:span>: '<text:span text:style-name="T106">רבי</text:span><text:span text:style-name="T107"> </text:span><text:span text:style-name="T106">שמעון</text:span><text:span text:style-name="T107"> </text:span><text:span text:style-name="T106">אומר: יש</text:span><text:span text:style-name="T107"> </text:span><text:span text:style-name="T106">פיגול</text:span><text:span text:style-name="T107"> </text:span><text:span text:style-name="T106">שמועלין</text:span><text:span text:style-name="T107"> </text:span><text:span text:style-name="T106">בו, ויש</text:span><text:span text:style-name="T107"> </text:span><text:span text:style-name="T106">פיגול</text:span><text:span text:style-name="T107"> </text:span><text:span text:style-name="T106">שאין</text:span><text:span text:style-name="T107"> </text:span><text:span text:style-name="T106">מועלין</text:span><text:span text:style-name="T107"> </text:span><text:span text:style-name="T106">בו; כיצד: לפני</text:span><text:span text:style-name="T107"> </text:span><text:span text:style-name="T106">זריקה</text:span><text:span text:style-name="T107"> </text:span><text:span text:style-name="T106">- מועלין, לאחר</text:span><text:span text:style-name="T107"> </text:span><text:span text:style-name="T106">זריקה</text:span><text:span text:style-name="T107"> </text:span><text:span text:style-name="T106">- אין</text:span><text:span text:style-name="T107"> </text:span><text:span text:style-name="T106">מועלין</text:span>' <text:span text:style-name="T26">(</text:span><text:span text:style-name="T28">דסבירא</text:span><text:span text:style-name="T2"> </text:span><text:span text:style-name="T28">ליה</text:span><text:span text:style-name="T2"> </text:span><text:span text:style-name="T28">דזריקת</text:span><text:span text:style-name="T2"> </text:span><text:span text:style-name="T28">פיגול</text:span><text:span text:style-name="T2"> </text:span><text:span text:style-name="T28">מוציאה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בקדשי</text:span><text:span text:style-name="T2"> </text:span><text:span text:style-name="T28">קדשים</text:span><text:span text:style-name="T2"> </text:span><text:span text:style-name="T28">כזריקת</text:span><text:span text:style-name="T2"> </text:span><text:span text:style-name="T28">כשר, ופליגא</text:span><text:span text:style-name="T2"> </text:span><text:span text:style-name="T28">אדרב</text:span><text:span text:style-name="T2"> </text:span><text:span text:style-name="T28">גידל;<text:tab/>והכא</text:span><text:span text:style-name="T2"> </text:span><text:span text:style-name="T28">ליכא</text:span><text:span text:style-name="T2"> </text:span><text:span text:style-name="T28">למידק</text:span><text:span text:style-name="T2"> </text:span><text:span text:style-name="T28">לטעמיה</text:span><text:span text:style-name="T2"> </text:span><text:span text:style-name="T28">דרבי</text:span><text:span text:style-name="T2"> </text:span><text:span text:style-name="T28">שמעון</text:span><text:span text:style-name="T2"> </text:span><text:span text:style-name="T28">כדדייק</text:span><text:span text:style-name="T2"> </text:span><text:span text:style-name="T28">לעיל</text:span><text:span text:style-name="T2"> </text:span><text:span text:style-name="T28">ב'הפיגול</text:span><text:span text:style-name="T2"> </text:span><text:span text:style-name="T28">לעולם</text:span><text:span text:style-name="T2"> </text:span><text:span text:style-name="T28">מועלין</text:span><text:span text:style-name="T2"> </text:span><text:span text:style-name="T28">בו': טעמא</text:span><text:span text:style-name="T2"> </text:span><text:span text:style-name="T28">דפיגול, הא</text:span><text:span text:style-name="T2"> </text:span><text:span text:style-name="T28">לא</text:span><text:span text:style-name="T2"> </text:span><text:span text:style-name="T28">הוי</text:span><text:span text:style-name="T2"> </text:span><text:span text:style-name="T28">פיגול</text:span><text:span text:style-name="T2"> </text:span><text:span text:style-name="T28">- אין</text:span><text:span text:style-name="T2"> </text:span><text:span text:style-name="T28">מועלין</text:span><text:span text:style-name="T2"> </text:span><text:span text:style-name="T28">בו, דהא</text:span><text:span text:style-name="T2"> </text:span><text:span text:style-name="T28">סבירא</text:span><text:span text:style-name="T2"> </text:span><text:span text:style-name="T28">ליה</text:span><text:span text:style-name="T2"> </text:span><text:span text:style-name="T28">לרבי</text:span><text:span text:style-name="T2"> </text:span><text:span text:style-name="T28">שמעון</text:span><text:span text:style-name="T2"> </text:span><text:span text:style-name="T28">דזריקת</text:span><text:span text:style-name="T2"> </text:span><text:span text:style-name="T28">פיגול</text:span><text:span text:style-name="T2"> </text:span><text:span text:style-name="T28">מוציאה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כזריקת</text:span><text:span text:style-name="T2"> </text:span><text:span text:style-name="T28">כשר</text:span><text:span text:style-name="T26">)</text:span> קתני<text:span text:style-name="T1"> </text:span>מיהת<text:span text:style-name="T1"> </text:span>'<text:span text:style-name="T106">לפני</text:span><text:span text:style-name="T107"> </text:span><text:span text:style-name="T106">זריקה</text:span><text:span text:style-name="T107"> </text:span><text:span text:style-name="T106">מועלין</text:span><text:span text:style-name="T107"> </text:span><text:span text:style-name="T106">בו</text:span>'; לאו<text:span text:style-name="T1"> </text:span>דהוה<text:span text:style-name="T1"> </text:span>שהות<text:span text:style-name="T1"> </text:span>למיזרקיה<text:span text:style-name="T1"> </text:span><text:span text:style-name="T26">(</text:span><text:span text:style-name="T28">גירסת</text:span><text:span text:style-name="T2"> </text:span><text:span text:style-name="T28">רש"י: </text:span><text:span text:style-name="T22">מאי</text:span><text:span text:style-name="T24"> </text:span><text:span text:style-name="T22">לאו</text:span><text:span text:style-name="T24"> </text:span><text:span text:style-name="T22">דזרק</text:span><text:span text:style-name="T2"> </text:span><text:span text:style-name="T28">וטעמא</text:span><text:span text:style-name="T2"> </text:span><text:span text:style-name="T28">- משום</text:span><text:span text:style-name="T2"> </text:span><text:span text:style-name="T28">הכי</text:span><text:span text:style-name="T2"> </text:span><text:span text:style-name="T28">הוא: דפיגול</text:span><text:span text:style-name="T2"> </text:span><text:span text:style-name="T28">אינו</text:span><text:span text:style-name="T2"> </text:span><text:span text:style-name="T28">מוציא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זרק</text:span><text:span text:style-name="T26">)</text:span>, דאי<text:span text:style-name="T1"> </text:span>בעי<text:span text:style-name="T1"> </text:span>זריק, וקתני<text:span text:style-name="T1"> </text:span>'<text:span text:style-name="T106">מועלין</text:span><text:span text:style-name="T107"> </text:span><text:span text:style-name="T106">בו</text:span>' <text:span text:style-name="T26">(</text:span><text:span text:style-name="T28">הא</text:span><text:span text:style-name="T2"> </text:span><text:span text:style-name="T28">בכשר</text:span><text:span text:style-name="T2"> </text:span><text:span text:style-name="T28">- כיון</text:span><text:span text:style-name="T2"> </text:span><text:span text:style-name="T28">שזרק</text:span><text:span text:style-name="T2"> </text:span><text:span text:style-name="T28">- אין</text:span><text:span text:style-name="T2"> </text:span><text:span text:style-name="T28">מועלין</text:span><text:span text:style-name="T2"> </text:span><text:span text:style-name="T28">בו!</text:span><text:span text:style-name="T26">)</text:span>, ושמע<text:span text:style-name="T1"> </text:span>מינה<text:span text:style-name="T1"> </text:span>היתר<text:span text:style-name="T1"> </text:span>אכילה<text:span text:style-name="T1"> </text:span>שנינו<text:span text:style-name="T1"> </text:span><text:span text:style-name="T26">(</text:span><text:span text:style-name="T28">דבעינן</text:span><text:span text:style-name="T2"> </text:span><text:span text:style-name="T28">שזרק</text:span><text:span text:style-name="T26">)</text:span>! </text:p>
      <text:p text:style-name="P26">לא, דלא<text:span text:style-name="T1"> </text:span>הוה<text:span text:style-name="T1"> </text:span>שהות<text:span text:style-name="T1"> </text:span>למיזרקיה<text:span text:style-name="T1"> </text:span><text:span text:style-name="T26">(</text:span><text:span text:style-name="T28">גירסת</text:span><text:span text:style-name="T2"> </text:span><text:span text:style-name="T28">רש"י: </text:span><text:span text:style-name="T22">לא! דלא</text:span><text:span text:style-name="T24"> </text:span><text:span text:style-name="T22">זרק</text:span><text:span text:style-name="T28">, אלא: שנתקבל</text:span><text:span text:style-name="T2"> </text:span><text:span text:style-name="T28">בכלי</text:span><text:span text:style-name="T2"> </text:span><text:span text:style-name="T28">ובפיגול</text:span><text:span text:style-name="T2"> </text:span><text:span text:style-name="T28">- הוא</text:span><text:span text:style-name="T2"> </text:span><text:span text:style-name="T28">דלא</text:span><text:span text:style-name="T2"> </text:span><text:span text:style-name="T28">אמרינן</text:span><text:span text:style-name="T2"> </text:span><text:span text:style-name="T28">כזרוק</text:span><text:span text:style-name="T2"> </text:span><text:span text:style-name="T28">דמי; הא</text:span><text:span text:style-name="T2"> </text:span><text:span text:style-name="T28">בכשר</text:span><text:span text:style-name="T2"> </text:span><text:span text:style-name="T28">- אמרינן</text:span><text:span text:style-name="T2"> </text:span><text:span text:style-name="T28">כזרוק</text:span><text:span text:style-name="T2"> </text:span><text:span text:style-name="T28">דמי, דהיתר</text:span><text:span text:style-name="T2"> </text:span><text:span text:style-name="T28">זריקה</text:span><text:span text:style-name="T2"> </text:span><text:span text:style-name="T28">שנינו</text:span><text:span text:style-name="T26">)</text:span>.</text:p>
      <text:p text:style-name="P26">אבל<text:span text:style-name="T1"> </text:span>הוה<text:span text:style-name="T1"> </text:span>שהות<text:span text:style-name="T1"> </text:span>למיזרקיה<text:span text:style-name="T1"> </text:span>מאי<text:span text:style-name="T1"> </text:span><text:span text:style-name="T26">(</text:span><text:span text:style-name="T28">גירסת</text:span><text:span text:style-name="T2"> </text:span><text:span text:style-name="T28">רש"י: </text:span><text:span text:style-name="T22">אבל</text:span><text:span text:style-name="T24"> </text:span><text:span text:style-name="T22">זרק</text:span><text:span text:style-name="T24"> </text:span><text:span text:style-name="T22">מאי</text:span><text:span text:style-name="T26">)</text:span>? - הכי<text:span text:style-name="T1"> </text:span>נמי<text:span text:style-name="T1"> </text:span>דנפק<text:span text:style-name="T1"> </text:span>מידי<text:span text:style-name="T1"> </text:span>מעילה<text:span text:style-name="T1"> </text:span><text:span text:style-name="T26">(</text:span><text:span text:style-name="T28">דבעיא</text:span><text:span text:style-name="T2"> </text:span><text:span text:style-name="T28">למימר</text:span><text:span text:style-name="T2"> </text:span><text:span text:style-name="T28">דאין</text:span><text:span text:style-name="T2"> </text:span><text:span text:style-name="T28">מועלין</text:span><text:span text:style-name="T2"> </text:span><text:span text:style-name="T28">בפיגול</text:span><text:span text:style-name="T26">)</text:span>? מאי<text:span text:style-name="T1"> </text:span>איריא<text:span text:style-name="T1"> </text:span>דתני<text:span text:style-name="T1"> </text:span>'לאחר<text:span text:style-name="T1"> </text:span>זריקה'? ליתני<text:span text:style-name="T1"> </text:span>'קודם<text:span text:style-name="T1"> </text:span>שקיעה<text:span text:style-name="T1"> </text:span>ולאחר<text:span text:style-name="T1"> </text:span>שקיעת<text:span text:style-name="T1"> </text:span>החמה' <text:span text:style-name="T26">(</text:span><text:span text:style-name="T28">מאי</text:span><text:span text:style-name="T2"> </text:span><text:span text:style-name="T28">איריא</text:span><text:span text:style-name="T2"> </text:span><text:span text:style-name="T28">דתני</text:span><text:span text:style-name="T2"> </text:span><text:span text:style-name="T28">סיפא</text:span><text:span text:style-name="T2"> </text:span><text:span text:style-name="T28">בקדשים</text:span><text:span text:style-name="T2"> </text:span><text:span text:style-name="T28">קלים? ליתני</text:span><text:span text:style-name="T2"> </text:span><text:span text:style-name="T28">בקדשי</text:span><text:span text:style-name="T2"> </text:span><text:span text:style-name="T28">קדשים</text:span><text:span text:style-name="T2"> </text:span><text:span text:style-name="T28">כאן</text:span><text:span text:style-name="T2"> </text:span><text:span text:style-name="T28">'לפני</text:span><text:span text:style-name="T2"> </text:span><text:span text:style-name="T28">זריקה</text:span><text:span text:style-name="T2"> </text:span><text:span text:style-name="T28">מועלין</text:span><text:span text:style-name="T2"> </text:span><text:span text:style-name="T28">בו, לאחר</text:span><text:span text:style-name="T2"> </text:span><text:span text:style-name="T28">זריקה</text:span><text:span text:style-name="T2"> </text:span><text:span text:style-name="T28">אין</text:span><text:span text:style-name="T2"> </text:span><text:span text:style-name="T28">מועלין'</text:span><text:span text:style-name="T26">)</text:span>! </text:p>
      <text:p text:style-name="P26">הכי<text:span text:style-name="T1"> </text:span>נמי<text:span text:style-name="T1"> </text:span>קאמר<text:span text:style-name="T1"> </text:span><text:span text:style-name="T26">(</text:span><text:span text:style-name="T28">ודאי</text:span><text:span text:style-name="T2"> </text:span><text:span text:style-name="T28">הכי</text:span><text:span text:style-name="T2"> </text:span><text:span text:style-name="T28">נמי</text:span><text:span text:style-name="T2"> </text:span><text:span text:style-name="T28">מצי</text:span><text:span text:style-name="T2"> </text:span><text:span text:style-name="T28">תני</text:span><text:span text:style-name="T26">)</text:span>: 'קודם<text:span text:style-name="T1"> </text:span>שיראה<text:span text:style-name="T1"> </text:span>לזריקה<text:span text:style-name="T1"> </text:span>לאחר<text:span text:style-name="T1"> </text:span>שיראה<text:span text:style-name="T1"> </text:span>לזריקה' <text:span text:style-name="T26">(</text:span><text:span text:style-name="T28">ולא</text:span><text:span text:style-name="T2"> </text:span><text:span text:style-name="T28">איצטריך</text:span><text:span text:style-name="T2"> </text:span><text:span text:style-name="T28">סיפא</text:span><text:span text:style-name="T26">)</text:span>. </text:p>
      <text:p text:style-name="P26"/>
      <text:p text:style-name="P26">תא<text:span text:style-name="T1"> </text:span>שמע: '<text:span text:style-name="T106">הפיגול</text:span><text:span text:style-name="T107"> </text:span><text:span text:style-name="T106">בקדשי</text:span><text:span text:style-name="T107"> </text:span><text:span text:style-name="T106">קדשים</text:span><text:span text:style-name="T107"> – </text:span><text:span text:style-name="T106">מועלין</text:span>', מאי<text:span text:style-name="T1"> </text:span>לאו<text:span text:style-name="T1"> </text:span>דזרק, ושמע<text:span text:style-name="T1"> </text:span>מינה<text:span text:style-name="T1"> </text:span>היתר<text:span text:style-name="T1"> </text:span>אכילה<text:span text:style-name="T1"> </text:span>שנינו! </text:p>
      <text:p text:style-name="P26">לא, דלא<text:span text:style-name="T1"> </text:span>זרק; </text:p>
      <text:p text:style-name="P26">אבל<text:span text:style-name="T1"> </text:span>זרק<text:span text:style-name="T1"> </text:span>מאי<text:span text:style-name="T1"> </text:span>- הכי<text:span text:style-name="T1"> </text:span>נמי<text:span text:style-name="T1"> </text:span>דאין<text:span text:style-name="T1"> </text:span>מועלין<text:span text:style-name="T1"> </text:span>בו, מאי<text:span text:style-name="T1"> </text:span>איריא<text:span text:style-name="T1"> </text:span>דתני<text:span text:style-name="T1"> </text:span>'<text:span text:style-name="T106">בקדשים</text:span><text:span text:style-name="T107"> </text:span><text:span text:style-name="T106">קלים</text:span><text:span text:style-name="T107"> </text:span><text:span text:style-name="T106">אין</text:span><text:span text:style-name="T107"> </text:span><text:span text:style-name="T106">מועלין</text:span><text:span text:style-name="T107"> </text:span><text:span text:style-name="T106">בו</text:span>', ליתני: כאן<text:span text:style-name="T1"> </text:span>- לפני<text:span text:style-name="T1"> </text:span>זריקה, כאן<text:span text:style-name="T1"> </text:span>- לאחר<text:span text:style-name="T1"> </text:span>זריקה! </text:p>
      <text:p text:style-name="P26">הא<text:span text:style-name="T1"> </text:span>אתיא<text:span text:style-name="T1"> </text:span>לאשמועינן: כל<text:span text:style-name="T1"> </text:span>לאיתויי<text:span text:style-name="T1"> </text:span>לידי<text:span text:style-name="T1"> </text:span>מעילה<text:span text:style-name="T1"> </text:span><text:span text:style-name="T26">(</text:span><text:span text:style-name="T28">כגון</text:span><text:span text:style-name="T2"> </text:span><text:span text:style-name="T28">אימורי</text:span><text:span text:style-name="T2"> </text:span><text:span text:style-name="T28">קדשים</text:span><text:span text:style-name="T2"> </text:span><text:span text:style-name="T28">קלים</text:span><text:span text:style-name="T26">)</text:span> - זריקה<text:span text:style-name="T1"> </text:span>כתיקנה<text:span text:style-name="T1"> </text:span><text:span text:style-name="T26">(</text:span><text:span text:style-name="T28">שאין</text:span><text:span text:style-name="T2"> </text:span><text:span text:style-name="T28">בה</text:span><text:span text:style-name="T2"> </text:span><text:span text:style-name="T28">פיגול</text:span><text:span text:style-name="T26">)</text:span> מייתי<text:span text:style-name="T1"> </text:span>לידי<text:span text:style-name="T1"> </text:span>מעילה<text:span text:style-name="T1"> </text:span><text:span text:style-name="T26">(</text:span><text:span text:style-name="T28">האימורין, ולא</text:span><text:span text:style-name="T2"> </text:span><text:span text:style-name="T28">זריקת</text:span><text:span text:style-name="T2"> </text:span><text:span text:style-name="T28">פיגול</text:span><text:span text:style-name="T26">)</text:span>, כל<text:span text:style-name="T1"> </text:span>לאפוקי<text:span text:style-name="T1"> </text:span>מידי<text:span text:style-name="T1"> </text:span>מעילה<text:span text:style-name="T1"> </text:span><text:span text:style-name="T26">(</text:span><text:span text:style-name="T28">כגון</text:span><text:span text:style-name="T2"> </text:span><text:span text:style-name="T28">בשר</text:span><text:span text:style-name="T2"> </text:span><text:span text:style-name="T28">קדשי</text:span><text:span text:style-name="T2"> </text:span><text:span text:style-name="T28">קדשים</text:span><text:span text:style-name="T26">)</text:span> - אפילו<text:span text:style-name="T1"> </text:span>שלא<text:span text:style-name="T1"> </text:span>כתיקנה<text:span text:style-name="T1"> </text:span><text:span text:style-name="T26">(</text:span><text:span text:style-name="T28">כגון</text:span><text:span text:style-name="T2"> </text:span><text:span text:style-name="T28">זריקת</text:span><text:span text:style-name="T2"> </text:span><text:span text:style-name="T28">פיגול</text:span><text:span text:style-name="T26">)</text:span> נמי<text:span text:style-name="T1"> </text:span>מפקע<text:span text:style-name="T1"> </text:span>מידי<text:span text:style-name="T1"> </text:span>מעילה<text:span text:style-name="T1"> </text:span><text:span text:style-name="T26">(</text:span><text:span text:style-name="T28">ודלא</text:span><text:span text:style-name="T2"> </text:span><text:span text:style-name="T28">כרב</text:span><text:span text:style-name="T2"> </text:span><text:span text:style-name="T28">גידל</text:span><text:span text:style-name="T26">)</text:span>.<text:span text:style-name="T28"> </text:span></text:p>
      <text:p text:style-name="P3"><text:span text:style-name="T26">(</text:span><text:span text:style-name="T62">והיינו</text:span><text:span text:style-name="T67"> </text:span><text:span text:style-name="T62">דאמרינן</text:span><text:span text:style-name="T67"> </text:span><text:span text:style-name="T62">במסכת</text:span><text:span text:style-name="T67"> </text:span><text:span text:style-name="T62">מנחות</text:span><text:span text:style-name="T67"> </text:span><text:span text:style-name="T64">[מז,ב]</text:span><text:span text:style-name="T62"> הא</text:span><text:span text:style-name="T67"> </text:span><text:span text:style-name="T62">איתותב</text:span><text:span text:style-name="T67"> </text:span><text:span text:style-name="T62">רב</text:span><text:span text:style-name="T67"> </text:span><text:span text:style-name="T62">גידל</text:span><text:span text:style-name="T67"> </text:span><text:span text:style-name="T62">דהא</text:span><text:span text:style-name="T67"> </text:span><text:span text:style-name="T62">סתמא</text:span><text:span text:style-name="T67"> </text:span><text:span text:style-name="T62">ורבי</text:span><text:span text:style-name="T67"> </text:span><text:span text:style-name="T62">שמעון</text:span><text:span text:style-name="T67"> </text:span><text:span text:style-name="T62">תרוייהו</text:span><text:span text:style-name="T67"> </text:span><text:span text:style-name="T62">סבירא</text:span><text:span text:style-name="T67"> </text:span><text:span text:style-name="T62">להו</text:span><text:span text:style-name="T67"> </text:span><text:span text:style-name="T62">דזריקת</text:span><text:span text:style-name="T67"> </text:span><text:span text:style-name="T62">פיגול</text:span><text:span text:style-name="T67"> </text:span><text:span text:style-name="T62">מוציאה</text:span><text:span text:style-name="T67"> </text:span><text:span text:style-name="T62">מידי</text:span><text:span text:style-name="T67"> </text:span><text:span text:style-name="T62">מעילה</text:span><text:span text:style-name="T67"> </text:span><text:span text:style-name="T62">- בקדשי</text:span><text:span text:style-name="T67"> </text:span><text:span text:style-name="T62">קדשים.</text:span><text:span text:style-name="T26">)</text:span> </text:p>
      <text:p text:style-name="P3"/>
      <text:p text:style-name="P3">(מעילה<text:span text:style-name="T1"> </text:span>ו,ב)</text:p>
      <text:p text:style-name="P3">משנה:</text:p>
      <text:p text:style-name="P5"><text:span text:style-name="T59">בשר</text:span><text:span text:style-name="T66"> </text:span><text:span text:style-name="T59">קדשי</text:span><text:span text:style-name="T66"> </text:span><text:span text:style-name="T59">קדשים</text:span><text:span text:style-name="T66"> </text:span><text:span text:style-name="T59">שיצא</text:span><text:span text:style-name="T66"> </text:span><text:span text:style-name="T59">לפני</text:span><text:span text:style-name="T66"> </text:span><text:span text:style-name="T59">זריקת</text:span><text:span text:style-name="T66"> </text:span><text:span text:style-name="T59">דמים</text:span><text:span text:style-name="T66"> </text:span><text:span text:style-name="T60">(</text:span><text:span text:style-name="T62">ואחר</text:span><text:span text:style-name="T67"> </text:span><text:span text:style-name="T62">כך</text:span><text:span text:style-name="T67"> </text:span><text:span text:style-name="T62">נכנס</text:span><text:span text:style-name="T67"> </text:span><text:span text:style-name="T39">[הרש"ש: למאי</text:span><text:span text:style-name="T46"> </text:span><text:span text:style-name="T39">נפקא</text:span><text:span text:style-name="T46"> </text:span><text:span text:style-name="T39">מינה? – אפילו</text:span><text:span text:style-name="T46"> </text:span><text:span text:style-name="T39">לא</text:span><text:span text:style-name="T46"> </text:span><text:span text:style-name="T39">נכנס]</text:span><text:span text:style-name="T62">, ושוב</text:span><text:span text:style-name="T67"> </text:span><text:span text:style-name="T62">נזרק</text:span><text:span text:style-name="T67"> </text:span><text:span text:style-name="T62">הדם</text:span><text:span text:style-name="T60">)</text:span><text:span text:style-name="T59">: </text:span></text:p>
      <text:p text:style-name="P27">רבי<text:span text:style-name="T1"> </text:span>אליעזר<text:span text:style-name="T1"> </text:span>אומר: <text:span text:style-name="T26">(</text:span><text:span text:style-name="T28">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נזרק</text:span><text:span text:style-name="T2"> </text:span><text:span text:style-name="T28">הדם</text:span><text:span text:style-name="T26">)</text:span> מועלין<text:span text:style-name="T1"> </text:span>בו<text:span text:style-name="T1"> </text:span><text:span text:style-name="T26">(</text:span><text:span text:style-name="T28">דסבירא</text:span><text:span text:style-name="T2"> </text:span><text:span text:style-name="T28">ליה</text:span><text:span text:style-name="T2"> </text:span><text:span text:style-name="T28">לרבי</text:span><text:span text:style-name="T2"> </text:span><text:span text:style-name="T28">אליעזר</text:span><text:span text:style-name="T2"> </text:span><text:span text:style-name="T28">דזריקה</text:span><text:span text:style-name="T2"> </text:span><text:span text:style-name="T28">אינה</text:span><text:span text:style-name="T2"> </text:span><text:span text:style-name="T28">מועלת</text:span><text:span text:style-name="T2"> </text:span><text:span text:style-name="T28">ליוצא</text:span><text:span text:style-name="T2"> </text:span><text:span text:style-name="T28">להוציאה</text:span><text:span text:style-name="T2"> </text:span><text:span text:style-name="T28">מידי</text:span><text:span text:style-name="T2"> </text:span><text:span text:style-name="T28">מעילה</text:span><text:span text:style-name="T26">)</text:span>, ואין<text:span text:style-name="T1"> </text:span>חייבין<text:span text:style-name="T1"> </text:span>עליו<text:span text:style-name="T1"> </text:span>משום<text:span text:style-name="T1"> </text:span>פיגול<text:span text:style-name="T1"> </text:span>ונותר<text:span text:style-name="T1"> </text:span>וטמא<text:span text:style-name="T1"> </text:span><text:span text:style-name="T26">(</text:span><text:span text:style-name="T28">הואיל</text:span><text:span text:style-name="T2"> </text:span><text:span text:style-name="T28">דיצא</text:span><text:span text:style-name="T2"> </text:span><text:span text:style-name="T28">אינה</text:span><text:span text:style-name="T2"> </text:span><text:span text:style-name="T28">קובעת</text:span><text:span text:style-name="T2"> </text:span><text:span text:style-name="T28">בפיגול</text:span><text:span text:style-name="T2"> </text:span><text:span text:style-name="T28">ונותר</text:span><text:span text:style-name="T2"> </text:span><text:span text:style-name="T28">וטמא, אלא</text:span><text:span text:style-name="T2"> </text:span><text:span text:style-name="T28">זריקה</text:span><text:span text:style-name="T2"> </text:span><text:span text:style-name="T28">כשירה</text:span><text:span text:style-name="T26">)</text:span>; </text:p>
      <text:p text:style-name="P27">רבי<text:span text:style-name="T1"> </text:span>עקיבא<text:span text:style-name="T1"> </text:span>אומר: <text:span text:style-name="T26">(</text:span><text:span text:style-name="T28">אפילו</text:span><text:span text:style-name="T2"> </text:span><text:span text:style-name="T28">לא</text:span><text:span text:style-name="T2"> </text:span><text:span text:style-name="T28">חזר</text:span><text:span text:style-name="T2"> </text:span><text:span text:style-name="T28">והכניסן, כיון</text:span><text:span text:style-name="T2"> </text:span><text:span text:style-name="T28">שזרק</text:span><text:span text:style-name="T2"> </text:span><text:span text:style-name="T28">-</text:span><text:span text:style-name="T26">)</text:span> אין<text:span text:style-name="T1"> </text:span>מועלין<text:span text:style-name="T1"> </text:span>בו<text:span text:style-name="T1"> </text:span><text:span text:style-name="T26">(</text:span><text:span text:style-name="T28">דזריקה</text:span><text:span text:style-name="T2"> </text:span><text:span text:style-name="T28">מועלת</text:span><text:span text:style-name="T2"> </text:span><text:span text:style-name="T28">ליוצא</text:span><text:span text:style-name="T26">)</text:span>, וחייבין<text:span text:style-name="T1"> </text:span>עליו<text:span text:style-name="T1"> </text:span>משום<text:span text:style-name="T1"> </text:span>פיגול<text:span text:style-name="T1"> </text:span>ונותר<text:span text:style-name="T1"> </text:span>וטמא<text:span text:style-name="T1"> </text:span><text:span text:style-name="T26">(</text:span><text:span text:style-name="T28">דהא</text:span><text:span text:style-name="T2"> </text:span><text:span text:style-name="T28">זריקה</text:span><text:span text:style-name="T2"> </text:span><text:span text:style-name="T28">דיוצא</text:span><text:span text:style-name="T2"> </text:span><text:span text:style-name="T28">קובעת</text:span><text:span text:style-name="T2"> </text:span><text:span text:style-name="T28">בפיגול</text:span><text:span text:style-name="T2"> </text:span><text:span text:style-name="T28">ונותר</text:span><text:span text:style-name="T2"> </text:span><text:span text:style-name="T28">כזריקה</text:span><text:span text:style-name="T2"> </text:span><text:span text:style-name="T28">כשרה; ויש</text:span><text:span text:style-name="T2"> </text:span><text:span text:style-name="T28">ספרים</text:span><text:span text:style-name="T2"> </text:span><text:span text:style-name="T28">שכתוב</text:span><text:span text:style-name="T2"> </text:span><text:span text:style-name="T28">בהן</text:span><text:span text:style-name="T2"> </text:span><text:span text:style-name="T28">'אבל</text:span><text:span text:style-name="T2"> </text:span><text:span text:style-name="T28">חייבין', והאי</text:span><text:span text:style-name="T2"> </text:span><text:span text:style-name="T28">'אבל' הוא</text:span><text:span text:style-name="T2"> </text:span><text:span text:style-name="T28">כמו</text:span><text:span text:style-name="T2"> </text:span><text:span text:style-name="T28">'באמת</text:span><text:span text:style-name="T2"> </text:span><text:span text:style-name="T28">אמרו', כמו</text:span><text:span text:style-name="T2"> </text:span><text:span text:style-name="T28">'</text:span><text:span text:style-name="T32">אבל</text:span><text:span text:style-name="T2"> </text:span><text:span text:style-name="T32">אשמים</text:span><text:span text:style-name="T2"> </text:span><text:span text:style-name="T32">אנחנו</text:span><text:span text:style-name="T28">' </text:span><text:span text:style-name="T29">(בראשית</text:span><text:span text:style-name="T3"> </text:span><text:span text:style-name="T29">מב,כא)</text:span><text:span text:style-name="T26">)</text:span>. </text:p>
      <text:p text:style-name="P27"><text:soft-page-break/>אמר<text:span text:style-name="T1"> </text:span>רבי<text:span text:style-name="T1"> </text:span>עקיבא<text:span text:style-name="T1"> </text:span><text:span text:style-name="T26">(</text:span><text:span text:style-name="T28">דבעי</text:span><text:span text:style-name="T2"> </text:span><text:span text:style-name="T28">לאיתויי</text:span><text:span text:style-name="T2"> </text:span><text:span text:style-name="T28">ראיה</text:span><text:span text:style-name="T2"> </text:span><text:span text:style-name="T28">למאן</text:span><text:span text:style-name="T2"> </text:span><text:span text:style-name="T28">דאמר</text:span><text:span text:style-name="T2"> </text:span><text:span text:style-name="T28">זריקה</text:span><text:span text:style-name="T2"> </text:span><text:span text:style-name="T28">מועלת</text:span><text:span text:style-name="T2"> </text:span><text:span text:style-name="T28">ליוצא</text:span><text:span text:style-name="T26">)</text:span>: והרי<text:span text:style-name="T1"> </text:span>המפריש<text:span text:style-name="T1"> </text:span>חטאתו<text:span text:style-name="T1"> </text:span>ואבדה<text:span text:style-name="T1"> </text:span>והפריש<text:span text:style-name="T1"> </text:span>אחרת<text:span text:style-name="T1"> </text:span>תחתיה, ואחר<text:span text:style-name="T1"> </text:span>כך<text:span text:style-name="T1"> </text:span>נמצאת<text:span text:style-name="T1"> </text:span>הראשונה<text:span text:style-name="T1"> </text:span>והרי<text:span text:style-name="T1"> </text:span>שתיהן<text:span text:style-name="T1"> </text:span>עומדות<text:span text:style-name="T1"> </text:span><text:span text:style-name="T26">(</text:span><text:span text:style-name="T28">ושחט</text:span><text:span text:style-name="T2"> </text:span><text:span text:style-name="T28">את</text:span><text:span text:style-name="T2"> </text:span><text:span text:style-name="T28">שתיהן</text:span><text:span text:style-name="T2"> </text:span><text:span text:style-name="T28">וזרק</text:span><text:span text:style-name="T2"> </text:span><text:span text:style-name="T28">של</text:span><text:span text:style-name="T2"> </text:span><text:span text:style-name="T28">אחת</text:span><text:span text:style-name="T2"> </text:span><text:span text:style-name="T28">מהן, והויא</text:span><text:span text:style-name="T2"> </text:span><text:span text:style-name="T28">לה</text:span><text:span text:style-name="T2"> </text:span><text:span text:style-name="T28">אידך</text:span><text:span text:style-name="T2"> </text:span><text:span text:style-name="T28">חברתה</text:span><text:span text:style-name="T2"> </text:span><text:span text:style-name="T28">מוֹתר</text:span><text:span text:style-name="T2"> </text:span><text:span text:style-name="T28">חטאת</text:span><text:span text:style-name="T2"> </text:span><text:span text:style-name="T28">משעה</text:span><text:span text:style-name="T2"> </text:span><text:span text:style-name="T28">שנזרקה</text:span><text:span text:style-name="T2"> </text:span><text:span text:style-name="T28">דמה</text:span><text:span text:style-name="T2"> </text:span><text:span text:style-name="T28">של</text:span><text:span text:style-name="T2"> </text:span><text:span text:style-name="T28">אחת</text:span><text:span text:style-name="T26">)</text:span>, לא<text:span text:style-name="T1"> </text:span>כשם<text:span text:style-name="T1"> </text:span>שדמה<text:span text:style-name="T1"> </text:span>פוטר<text:span text:style-name="T1"> </text:span>את<text:span text:style-name="T1"> </text:span>בשרה<text:span text:style-name="T1"> </text:span>כך<text:span text:style-name="T1"> </text:span>הוא<text:span text:style-name="T1"> </text:span>פוטר<text:span text:style-name="T1"> </text:span>את<text:span text:style-name="T1"> </text:span>בשר<text:span text:style-name="T1"> </text:span>חברתה<text:span text:style-name="T1"> </text:span><text:span text:style-name="T26">(</text:span><text:span text:style-name="T28">כלומר: אי</text:span><text:span text:style-name="T2"> </text:span><text:span text:style-name="T28">אתה</text:span><text:span text:style-name="T2"> </text:span><text:span text:style-name="T28">מודה</text:span><text:span text:style-name="T2"> </text:span><text:span text:style-name="T28">שכשם</text:span><text:span text:style-name="T2"> </text:span><text:span text:style-name="T28">שאותה</text:span><text:span text:style-name="T2"> </text:span><text:span text:style-name="T28">שנזרק</text:span><text:span text:style-name="T2"> </text:span><text:span text:style-name="T28">דמה</text:span><text:span text:style-name="T2"> </text:span><text:span text:style-name="T28">פוטרת</text:span><text:span text:style-name="T2"> </text:span><text:span text:style-name="T28">בשרה</text:span><text:span text:style-name="T2"> </text:span><text:span text:style-name="T28">מן</text:span><text:span text:style-name="T2"> </text:span><text:span text:style-name="T28">המעילה</text:span><text:span text:style-name="T2"> </text:span><text:span text:style-name="T28">- כך</text:span><text:span text:style-name="T2"> </text:span><text:span text:style-name="T28">פוטרת</text:span><text:span text:style-name="T2"> </text:span><text:span text:style-name="T28">חברתה</text:span><text:span text:style-name="T2"> </text:span><text:span text:style-name="T28">זו</text:span><text:span text:style-name="T2"> </text:span><text:span text:style-name="T28">שלא</text:span><text:span text:style-name="T2"> </text:span><text:span text:style-name="T28">נזרק</text:span><text:span text:style-name="T2"> </text:span><text:span text:style-name="T28">דמה</text:span><text:span text:style-name="T2"> </text:span><text:span text:style-name="T28">מן</text:span><text:span text:style-name="T2"> </text:span><text:span text:style-name="T28">המעילה, דכזבח</text:span><text:span text:style-name="T2"> </text:span><text:span text:style-name="T28">אחד</text:span><text:span text:style-name="T2"> </text:span><text:span text:style-name="T28">הן: שהרי</text:span><text:span text:style-name="T2"> </text:span><text:span text:style-name="T28">יכול</text:span><text:span text:style-name="T2"> </text:span><text:span text:style-name="T28">לזרוק</text:span><text:span text:style-name="T2"> </text:span><text:span text:style-name="T28">דמה</text:span><text:span text:style-name="T2"> </text:span><text:span text:style-name="T28">של</text:span><text:span text:style-name="T2"> </text:span><text:span text:style-name="T28">איזו</text:span><text:span text:style-name="T2"> </text:span><text:span text:style-name="T28">מהן</text:span><text:span text:style-name="T2"> </text:span><text:span text:style-name="T28">שירצה</text:span><text:span text:style-name="T26">)</text:span>? אם<text:span text:style-name="T1"> </text:span>פטר<text:span text:style-name="T1"> </text:span>דמה<text:span text:style-name="T1"> </text:span>את<text:span text:style-name="T1"> </text:span>בשר<text:span text:style-name="T1"> </text:span>חברתה<text:span text:style-name="T1"> </text:span>מן<text:span text:style-name="T1"> </text:span>המעילה<text:span text:style-name="T1"> </text:span><text:span text:style-name="T26">(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פסולה</text:span><text:span text:style-name="T2"> </text:span><text:span text:style-name="T28">היא, דהא</text:span><text:span text:style-name="T2"> </text:span><text:span text:style-name="T28">הויא</text:span><text:span text:style-name="T2"> </text:span><text:span text:style-name="T28">מוֹתר</text:span><text:span text:style-name="T2"> </text:span><text:span text:style-name="T28">חטאת</text:span><text:span text:style-name="T26">)</text:span> - דין<text:span text:style-name="T1"> </text:span>הוא<text:span text:style-name="T1"> </text:span>שיפטר<text:span text:style-name="T1"> </text:span><text:span text:style-name="T26">(</text:span><text:span text:style-name="T28">זריקת</text:span><text:span text:style-name="T2"> </text:span><text:span text:style-name="T28">דמה</text:span><text:span text:style-name="T26">)</text:span> את<text:span text:style-name="T1"> </text:span>בשר<text:span text:style-name="T1"> </text:span>עצמה<text:span text:style-name="T1"> </text:span><text:span text:style-name="T26">(</text:span><text:span text:style-name="T28">מן</text:span><text:span text:style-name="T2"> </text:span><text:span text:style-name="T28">המעילה, אף</text:span><text:span text:style-name="T2"> </text:span><text:span text:style-name="T28">על</text:span><text:span text:style-name="T2"> </text:span><text:span text:style-name="T28">פי</text:span><text:span text:style-name="T1"> </text:span><text:span text:style-name="T28">שיש</text:span><text:span text:style-name="T2"> </text:span><text:span text:style-name="T28">בהן</text:span><text:span text:style-name="T2"> </text:span><text:span text:style-name="T28">פסול</text:span><text:span text:style-name="T2"> </text:span><text:span text:style-name="T28">דיוצא, הואיל</text:span><text:span text:style-name="T2"> </text:span><text:span text:style-name="T28">ואשכחן</text:span><text:span text:style-name="T2"> </text:span><text:span text:style-name="T28">דפוטר</text:span><text:span text:style-name="T2"> </text:span><text:span text:style-name="T28">את</text:span><text:span text:style-name="T2"> </text:span><text:span text:style-name="T28">בשר</text:span><text:span text:style-name="T2"> </text:span><text:span text:style-name="T28">חברתה</text:span><text:span text:style-name="T2"> </text:span><text:span text:style-name="T28">אף</text:span><text:span text:style-name="T2"> </text:span><text:span text:style-name="T28">על</text:span><text:span text:style-name="T2"> </text:span><text:span text:style-name="T28">פי</text:span><text:span text:style-name="T1"> </text:span><text:span text:style-name="T28">שיש</text:span><text:span text:style-name="T2"> </text:span><text:span text:style-name="T28">בה</text:span><text:span text:style-name="T2"> </text:span><text:span text:style-name="T28">פסול</text:span><text:span text:style-name="T2"> </text:span><text:span text:style-name="T28">מוֹתר</text:span><text:span text:style-name="T26">)</text:span>!</text:p>
      <text:p text:style-name="P49"><text:span text:style-name="T27">תוספות</text:span><text:span text:style-name="T1"> </text:span><text:span text:style-name="T27">ד"ה</text:span><text:span text:style-name="T1"> </text:span><text:span text:style-name="T21">בשר</text:span><text:span text:style-name="T23"> </text:span><text:span text:style-name="T21">קדשי</text:span><text:span text:style-name="T23"> </text:span><text:span text:style-name="T21">קדשים</text:span><text:span text:style-name="T23"> </text:span><text:span text:style-name="T21">שיצא</text:span><text:span text:style-name="T23"> </text:span><text:span text:style-name="T21">לפני</text:span><text:span text:style-name="T23"> </text:span><text:span text:style-name="T21">זריקת</text:span><text:span text:style-name="T23"> </text:span><text:span text:style-name="T21">דם</text:span><text:span text:style-name="T23"> </text:span><text:span text:style-name="T21">רבי</text:span><text:span text:style-name="T23"> </text:span><text:span text:style-name="T21">אליעזר</text:span><text:span text:style-name="T23"> </text:span><text:span text:style-name="T21">אומר</text:span><text:span text:style-name="T23"> </text:span><text:span text:style-name="T21">מועלין</text:span><text:span text:style-name="T27">. למאן</text:span><text:span text:style-name="T1"> </text:span><text:span text:style-name="T27">דאמר</text:span><text:span text:style-name="T1"> </text:span><text:span text:style-name="T27">היתר</text:span><text:span text:style-name="T1"> </text:span><text:span text:style-name="T27">אכילה</text:span><text:span text:style-name="T1"> </text:span><text:span text:style-name="T27">שנינו</text:span><text:span text:style-name="T1"> </text:span><text:span text:style-name="T27">ניחא; ולמ"ד</text:span><text:span text:style-name="T1"> </text:span><text:span text:style-name="T27">היתר</text:span><text:span text:style-name="T1"> </text:span><text:span text:style-name="T27">זריקה</text:span><text:span text:style-name="T1"> </text:span><text:span text:style-name="T27">צריך</text:span><text:span text:style-name="T1"> </text:span><text:span text:style-name="T27">לפרש</text:span><text:span text:style-name="T1"> </text:span><text:span text:style-name="T27">דמיירי</text:span><text:span text:style-name="T1"> </text:span><text:span text:style-name="T27">קודם</text:span><text:span text:style-name="T1"> </text:span><text:span text:style-name="T27">שנראה</text:span><text:span text:style-name="T1"> </text:span><text:span text:style-name="T27">לזריקה, ולמ"ד</text:span><text:span text:style-name="T1"> </text:span><text:span text:style-name="T27">היתר</text:span><text:span text:style-name="T1"> </text:span><text:span text:style-name="T27">שחיטה</text:span><text:span text:style-name="T1"> </text:span><text:span text:style-name="T27">- דמיירי</text:span><text:span text:style-name="T1"> </text:span><text:span text:style-name="T27">קודם</text:span><text:span text:style-name="T1"> </text:span><text:span text:style-name="T27">שנראה</text:span><text:span text:style-name="T1"> </text:span><text:span text:style-name="T27">לקבל</text:span><text:span text:style-name="T1"> </text:span><text:span text:style-name="T27">דם, ולכך</text:span><text:span text:style-name="T1"> </text:span><text:span text:style-name="T27">מועלין: משום</text:span><text:span text:style-name="T1"> </text:span><text:span text:style-name="T27">דאית</text:span><text:span text:style-name="T1"> </text:span><text:span text:style-name="T27">ליה</text:span><text:span text:style-name="T1"> </text:span><text:span text:style-name="T27">לרבי</text:span><text:span text:style-name="T1"> </text:span><text:span text:style-name="T27">אליעזר</text:span><text:span text:style-name="T1"> </text:span><text:span text:style-name="T27">דאין</text:span><text:span text:style-name="T1"> </text:span><text:span text:style-name="T27">זריקה</text:span><text:span text:style-name="T1"> </text:span><text:span text:style-name="T27">מועלת</text:span><text:span text:style-name="T1"> </text:span><text:span text:style-name="T27">ליוצא</text:span><text:span text:style-name="T1"> </text:span><text:span text:style-name="T27">לאפוקי</text:span><text:span text:style-name="T1"> </text:span><text:span text:style-name="T27">מידי</text:span><text:span text:style-name="T1"> </text:span><text:span text:style-name="T27">מעילה, </text:span></text:p>
      <text:p text:style-name="P50"><text:span text:style-name="T22">ואין</text:span><text:span text:style-name="T24"> </text:span><text:span text:style-name="T22">חייבין</text:span><text:span text:style-name="T24"> </text:span><text:span text:style-name="T22">עליו</text:span><text:span text:style-name="T24"> </text:span><text:span text:style-name="T22">משום</text:span><text:span text:style-name="T24"> </text:span><text:span text:style-name="T22">פיגול</text:span><text:span text:style-name="T24"> </text:span><text:span text:style-name="T22">נותר</text:span><text:span text:style-name="T24"> </text:span><text:span text:style-name="T22">וטמא</text:span><text:span text:style-name="T2"> </text:span><text:span text:style-name="T28">דבעינן</text:span><text:span text:style-name="T2"> </text:span><text:span text:style-name="T28">'ניתר</text:span><text:span text:style-name="T2"> </text:span><text:span text:style-name="T28">לטהורים', והכא</text:span><text:span text:style-name="T2"> </text:span><text:span text:style-name="T28">- כיון</text:span><text:span text:style-name="T2"> </text:span><text:span text:style-name="T28">דיצא</text:span><text:span text:style-name="T2"> </text:span><text:span text:style-name="T28">- לא</text:span><text:span text:style-name="T2"> </text:span><text:span text:style-name="T28">נותר</text:span><text:span text:style-name="T2"> </text:span><text:span text:style-name="T28">לטהורים</text:span><text:span text:style-name="T2"> </text:span><text:span text:style-name="T28">הוא</text:span><text:span text:style-name="T2"> </text:span><text:span text:style-name="T29">[עיין</text:span><text:span text:style-name="T3"> </text:span><text:span text:style-name="T29">שטמ"ק</text:span><text:span text:style-name="T3"> </text:span><text:span text:style-name="T29">ד]</text:span><text:span text:style-name="T28">;</text:span></text:p>
      <text:p text:style-name="P50"><text:span text:style-name="T28">וגבי</text:span><text:span text:style-name="T2"> </text:span><text:span text:style-name="T28">נותר</text:span><text:span text:style-name="T2"> </text:span><text:span text:style-name="T28">ילפינן</text:span><text:span text:style-name="T2"> </text:span><text:span text:style-name="T28">חילול</text:span><text:span text:style-name="T2"> </text:span><text:span text:style-name="T28">מטומאה, כדאמרינן</text:span><text:span text:style-name="T2"> </text:span><text:span text:style-name="T28">פרק</text:span><text:span text:style-name="T2"> </text:span><text:span text:style-name="T28">'בית</text:span><text:span text:style-name="T2"> </text:span><text:span text:style-name="T28">שמאי' </text:span><text:span text:style-name="T29">(זבחים</text:span><text:span text:style-name="T3"> </text:span><text:span text:style-name="T29">דף</text:span><text:span text:style-name="T3"> </text:span><text:span text:style-name="T29">מד.)</text:span><text:span text:style-name="T28"> </text:span></text:p>
      <text:p text:style-name="P56">וגבי<text:span text:style-name="T1"> </text:span>פיגול<text:span text:style-name="T1"> </text:span>נמי<text:span text:style-name="T1"> </text:span>אמרינן<text:span text:style-name="T1"> </text:span>בזבחים<text:span text:style-name="T1"> </text:span>(דף<text:span text:style-name="T1"> </text:span>כח:) 'כהרצאת<text:span text:style-name="T1"> </text:span>כשר<text:span text:style-name="T1"> </text:span>כך<text:span text:style-name="T1"> </text:span>הרצאת<text:span text:style-name="T1"> </text:span>פסול' דבעינן<text:span text:style-name="T1"> </text:span>שיקרבו<text:span text:style-name="T1"> </text:span>כל<text:span text:style-name="T1"> </text:span>מתיריו, וכיון<text:span text:style-name="T1"> </text:span>דיצא<text:span text:style-name="T1"> </text:span>- תו<text:span text:style-name="T1"> </text:span>לא<text:span text:style-name="T1"> </text:span>מיקרי<text:span text:style-name="T1"> </text:span>כל<text:span text:style-name="T1"> </text:span>מתיריו;</text:p>
      <text:p text:style-name="P49"><text:span text:style-name="T21">ר' עקיבא</text:span><text:span text:style-name="T23"> </text:span><text:span text:style-name="T21">אומר</text:span><text:span text:style-name="T27">: מועלין, דקסבר</text:span><text:span text:style-name="T1"> </text:span><text:span text:style-name="T27">זריקה</text:span><text:span text:style-name="T1"> </text:span><text:span text:style-name="T27">מועלת</text:span><text:span text:style-name="T1"> </text:span><text:span text:style-name="T27">ליוצא;</text:span></text:p>
      <text:p text:style-name="P49"><text:span text:style-name="T21">א"ר</text:span><text:span text:style-name="T23"> </text:span><text:span text:style-name="T21">עקיבא</text:span><text:span text:style-name="T23"> </text:span><text:span text:style-name="T21">והרי</text:span><text:span text:style-name="T23"> </text:span><text:span text:style-name="T21">המפריש</text:span><text:span text:style-name="T23"> </text:span><text:span text:style-name="T21">חטאתו</text:span><text:span text:style-name="T23"> </text:span><text:span text:style-name="T21">וכו' והרי</text:span><text:span text:style-name="T23"> </text:span><text:span text:style-name="T21">שתיהן</text:span><text:span text:style-name="T23"> </text:span><text:span text:style-name="T21">עומדות</text:span><text:span text:style-name="T27">: כלומר: ששחט</text:span><text:span text:style-name="T1"> </text:span><text:span text:style-name="T27">את</text:span><text:span text:style-name="T1"> </text:span><text:span text:style-name="T27">שתיהן</text:span><text:span text:style-name="T1"> </text:span><text:span text:style-name="T27">בבת</text:span><text:span text:style-name="T1"> </text:span><text:span text:style-name="T27">אחת, כדאמר</text:span><text:span text:style-name="T1"> </text:span><text:span text:style-name="T27">בגמרא</text:span><text:span text:style-name="T1"> </text:span><text:span text:style-name="T27">דרצה</text:span><text:span text:style-name="T1"> </text:span><text:span text:style-name="T27">מזה</text:span><text:span text:style-name="T1"> </text:span><text:span text:style-name="T27">זורק</text:span><text:span text:style-name="T1"> </text:span><text:span text:style-name="T27">רצה</text:span><text:span text:style-name="T1"> </text:span><text:span text:style-name="T27">מזה</text:span><text:span text:style-name="T1"> </text:span><text:span text:style-name="T27">זורק</text:span><text:span text:style-name="T1"> </text:span><text:span text:style-name="T27">[שטמ"ק</text:span><text:span text:style-name="T1"> </text:span><text:span text:style-name="T27">ו: ומכל</text:span><text:span text:style-name="T1"> </text:span><text:span text:style-name="T27">מקום</text:span><text:span text:style-name="T1"> </text:span><text:span text:style-name="T27">אמת</text:span><text:span text:style-name="T1"> </text:span><text:span text:style-name="T27">היא</text:span><text:span text:style-name="T1"> </text:span><text:span text:style-name="T27">שמיד</text:span><text:span text:style-name="T1"> </text:span><text:span text:style-name="T27">שיזרק</text:span><text:span text:style-name="T1"> </text:span><text:span text:style-name="T27">הדם</text:span><text:span text:style-name="T1"> </text:span><text:span text:style-name="T27">מאחד</text:span><text:span text:style-name="T1"> </text:span><text:span text:style-name="T27">מהן</text:span><text:span text:style-name="T1"> </text:span><text:span text:style-name="T27">יפסל</text:span><text:span text:style-name="T1"> </text:span><text:span text:style-name="T27">השניה</text:span><text:span text:style-name="T1"> </text:span><text:span text:style-name="T27">משום</text:span><text:span text:style-name="T1"> </text:span><text:span text:style-name="T27">דנתכפרו</text:span><text:span text:style-name="T1"> </text:span><text:span text:style-name="T27">בעלים</text:span><text:span text:style-name="T1"> </text:span><text:span text:style-name="T27">באחרת]; </text:span></text:p>
      <text:p text:style-name="P49"><text:span text:style-name="T21">לא</text:span><text:span text:style-name="T23"> </text:span><text:span text:style-name="T21">כשם</text:span><text:span text:style-name="T23"> </text:span><text:span text:style-name="T21">שדמה</text:span><text:span text:style-name="T23"> </text:span><text:span text:style-name="T21">פוטר</text:span><text:span text:style-name="T23"> </text:span><text:span text:style-name="T21">את</text:span><text:span text:style-name="T23"> </text:span><text:span text:style-name="T21">בשרה</text:span><text:span text:style-name="T23"> </text:span><text:span text:style-name="T21">ממעילה</text:span><text:span text:style-name="T1"> </text:span><text:span text:style-name="T27">כו' – כלומר: אי</text:span><text:span text:style-name="T1"> </text:span><text:span text:style-name="T27">אתה</text:span><text:span text:style-name="T1"> </text:span><text:span text:style-name="T27">מודה</text:span><text:span text:style-name="T1"> </text:span><text:span text:style-name="T27">שכשם</text:span><text:span text:style-name="T1"> </text:span><text:span text:style-name="T27">שדמה</text:span><text:span text:style-name="T1"> </text:span><text:span text:style-name="T27">פוטר</text:span><text:span text:style-name="T1"> </text:span><text:span text:style-name="T27">בשרה</text:span><text:span text:style-name="T1"> </text:span><text:span text:style-name="T27">ממעילה</text:span><text:span text:style-name="T1"> </text:span><text:span text:style-name="T27">[שטמ"ק: שלא</text:span><text:span text:style-name="T1"> </text:span><text:span text:style-name="T27">ימעלו</text:span><text:span text:style-name="T1"> </text:span><text:span text:style-name="T27">באותה</text:span><text:span text:style-name="T1"> </text:span><text:span text:style-name="T27">שנזרק</text:span><text:span text:style-name="T1"> </text:span><text:span text:style-name="T27">דמה] כך</text:span><text:span text:style-name="T1"> </text:span><text:span text:style-name="T27">לא</text:span><text:span text:style-name="T1"> </text:span><text:span text:style-name="T27">ימעלו</text:span><text:span text:style-name="T1"> </text:span><text:span text:style-name="T27">בבשר</text:span><text:span text:style-name="T1"> </text:span><text:span text:style-name="T27">חבירתה</text:span><text:span text:style-name="T1"> </text:span><text:span text:style-name="T27">ואף</text:span><text:span text:style-name="T1"> </text:span><text:span text:style-name="T27">על</text:span><text:span text:style-name="T1"> </text:span><text:span text:style-name="T27">פי</text:span><text:span text:style-name="T1"> </text:span><text:span text:style-name="T27">שהיא</text:span><text:span text:style-name="T1"> </text:span><text:span text:style-name="T27">פסולה, ואם</text:span><text:span text:style-name="T1"> </text:span><text:span text:style-name="T27">כן</text:span><text:span text:style-name="T1"> </text:span><text:span text:style-name="T27">שכך</text:span><text:span text:style-name="T1"> </text:span><text:span text:style-name="T27">הוא</text:span><text:span text:style-name="T1"> </text:span><text:span text:style-name="T27">- אף</text:span><text:span text:style-name="T1"> </text:span><text:span text:style-name="T27">לדבר</text:span><text:span text:style-name="T1"> </text:span><text:span text:style-name="T27">זה</text:span><text:span text:style-name="T1"> </text:span><text:span text:style-name="T27">דין</text:span><text:span text:style-name="T1"> </text:span><text:span text:style-name="T27">הוא</text:span><text:span text:style-name="T1"> </text:span><text:span text:style-name="T27">שיפטר</text:span><text:span text:style-name="T1"> </text:span><text:span text:style-name="T27">את</text:span><text:span text:style-name="T1"> </text:span><text:span text:style-name="T27">של</text:span><text:span text:style-name="T1"> </text:span><text:span text:style-name="T27">עצמה</text:span><text:span text:style-name="T1"> – </text:span><text:span text:style-name="T27">פירוש: כל</text:span><text:span text:style-name="T1"> </text:span><text:span text:style-name="T27">שכן</text:span><text:span text:style-name="T1"> </text:span><text:span text:style-name="T27">שיפטר</text:span><text:span text:style-name="T1"> </text:span><text:span text:style-name="T27">את</text:span><text:span text:style-name="T1"> </text:span><text:span text:style-name="T27">של</text:span><text:span text:style-name="T1"> </text:span><text:span text:style-name="T27">עצמה</text:span><text:span text:style-name="T1"> </text:span><text:span text:style-name="T27">אף</text:span><text:span text:style-name="T1"> </text:span><text:span text:style-name="T27">על</text:span><text:span text:style-name="T1"> </text:span><text:span text:style-name="T27">פי</text:span><text:span text:style-name="T1"> </text:span><text:span text:style-name="T27">שיצא;</text:span></text:p>
      <text:p text:style-name="P49"><text:span text:style-name="T27">ודוקא</text:span><text:span text:style-name="T1"> </text:span><text:span text:style-name="T27">פסול</text:span><text:span text:style-name="T1"> </text:span><text:span text:style-name="T27">יוצא</text:span><text:span text:style-name="T1"> </text:span><text:span text:style-name="T27">אתה</text:span><text:span text:style-name="T1"> </text:span><text:span text:style-name="T27">למד</text:span><text:span text:style-name="T1"> </text:span><text:span text:style-name="T27">דמהניא</text:span><text:span text:style-name="T1"> </text:span><text:span text:style-name="T27">ליה</text:span><text:span text:style-name="T1"> </text:span><text:span text:style-name="T27">זריקה, כדפירשנו, אבל</text:span><text:span text:style-name="T1"> </text:span><text:span text:style-name="T27">שאר</text:span><text:span text:style-name="T1"> </text:span><text:span text:style-name="T27">פסולים</text:span><text:span text:style-name="T1"> </text:span><text:span text:style-name="T27">- דחמירי</text:span><text:span text:style-name="T1"> </text:span><text:span text:style-name="T27">- מודה</text:span><text:span text:style-name="T1"> </text:span><text:span text:style-name="T27">ר"ע</text:span><text:span text:style-name="T1"> </text:span><text:span text:style-name="T27">שאין</text:span><text:span text:style-name="T1"> </text:span><text:span text:style-name="T27">דומים</text:span><text:span text:style-name="T1"> </text:span><text:span text:style-name="T27">כמפריש, שהרי</text:span><text:span text:style-name="T1"> </text:span><text:span text:style-name="T27">כמה</text:span><text:span text:style-name="T1"> </text:span><text:span text:style-name="T27">פסולין</text:span><text:span text:style-name="T1"> </text:span><text:span text:style-name="T27">יש</text:span><text:span text:style-name="T1"> </text:span><text:span text:style-name="T27">בזבחים</text:span><text:span text:style-name="T1"> </text:span><text:span text:style-name="T27">דמודה</text:span><text:span text:style-name="T1"> </text:span><text:span text:style-name="T27">בהן</text:span><text:span text:style-name="T1"> </text:span><text:span text:style-name="T27">ר"ע</text:span><text:span text:style-name="T1"> </text:span><text:span text:style-name="T27">דלא</text:span><text:span text:style-name="T1"> </text:span><text:span text:style-name="T27">מהניא</text:span><text:span text:style-name="T1"> </text:span><text:span text:style-name="T27">בהו</text:span><text:span text:style-name="T1"> </text:span><text:span text:style-name="T27">זריקה, אלא</text:span><text:span text:style-name="T1"> </text:span><text:span text:style-name="T27">פסול</text:span><text:span text:style-name="T1"> </text:span><text:span text:style-name="T27">יוצא</text:span><text:span text:style-name="T1"> </text:span><text:span text:style-name="T27">דוקא</text:span><text:span text:style-name="T1"> </text:span><text:span text:style-name="T27">מסתברא</text:span><text:span text:style-name="T1"> </text:span><text:span text:style-name="T27">ליה</text:span><text:span text:style-name="T1"> </text:span><text:span text:style-name="T27">דמועיל. </text:span></text:p>
      <text:p text:style-name="P27">אימורי<text:span text:style-name="T1"> </text:span>קדשים<text:span text:style-name="T1"> </text:span>קלים<text:span text:style-name="T1"> </text:span>שיצאו<text:span text:style-name="T1"> </text:span>לפני<text:span text:style-name="T1"> </text:span>זריקת<text:span text:style-name="T1"> </text:span>דמים<text:span text:style-name="T1"> </text:span><text:span text:style-name="T26">(</text:span><text:span text:style-name="T28">שיצאו</text:span><text:span text:style-name="T2"> </text:span><text:span text:style-name="T28">וחזרו</text:span><text:span text:style-name="T2"> </text:span><text:span text:style-name="T28">וזרק</text:span><text:span text:style-name="T2"> </text:span><text:span text:style-name="T28">דמן</text:span><text:span text:style-name="T26">)</text:span>:</text:p>
      <text:p text:style-name="P27">רבי<text:span text:style-name="T1"> </text:span>אליעזר<text:span text:style-name="T1"> </text:span>אומר: אין<text:span text:style-name="T1"> </text:span>מועלין<text:span text:style-name="T1"> </text:span>בהן, ואין<text:span text:style-name="T1"> </text:span>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6">(</text:span><text:span text:style-name="T28">דהוו</text:span><text:span text:style-name="T2"> </text:span><text:span text:style-name="T28">כמו</text:span><text:span text:style-name="T2"> </text:span><text:span text:style-name="T28">לפני</text:span><text:span text:style-name="T2"> </text:span><text:span text:style-name="T28">זריקה: דזריקת</text:span><text:span text:style-name="T2"> </text:span><text:span text:style-name="T28">יציאה</text:span><text:span text:style-name="T2"> </text:span><text:span text:style-name="T28">אינה</text:span><text:span text:style-name="T2"> </text:span><text:span text:style-name="T28">מביאה</text:span><text:span text:style-name="T2"> </text:span><text:span text:style-name="T28">אימורי</text:span><text:span text:style-name="T2"> </text:span><text:span text:style-name="T28">קדשים</text:span><text:span text:style-name="T2"> </text:span><text:span text:style-name="T28">קלים</text:span><text:span text:style-name="T2"> </text:span><text:span text:style-name="T28">לידי</text:span><text:span text:style-name="T2"> </text:span><text:span text:style-name="T28">מעילה</text:span><text:span text:style-name="T2"> </text:span><text:span text:style-name="T28">כמו</text:span><text:span text:style-name="T2"> </text:span><text:span text:style-name="T28">זריקה</text:span><text:span text:style-name="T2"> </text:span><text:span text:style-name="T28">כשרה</text:span><text:span text:style-name="T26">)</text:span>; </text:p>
      <text:p text:style-name="P27">רבי<text:span text:style-name="T1"> </text:span>עקיבא<text:span text:style-name="T1"> </text:span>אומר: מועלין<text:span text:style-name="T1"> </text:span>בהן<text:span text:style-name="T1"> </text:span>ו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6">(</text:span><text:span text:style-name="T28">דזריקת</text:span><text:span text:style-name="T2"> </text:span><text:span text:style-name="T28">יציאה</text:span><text:span text:style-name="T2"> </text:span><text:span text:style-name="T28">מביאה</text:span><text:span text:style-name="T2"> </text:span><text:span text:style-name="T28">אימורי</text:span><text:span text:style-name="T2"> </text:span><text:span text:style-name="T28">קדשים</text:span><text:span text:style-name="T2"> </text:span><text:span text:style-name="T28">קלים</text:span><text:span text:style-name="T2"> </text:span><text:span text:style-name="T28">לידי</text:span><text:span text:style-name="T2"> </text:span><text:span text:style-name="T28">מעילה</text:span><text:span text:style-name="T26">)</text:span>.</text:p>
      <text:p text:style-name="P49"><text:span text:style-name="T27">תוספות</text:span><text:span text:style-name="T1"> </text:span><text:span text:style-name="T27">ד"ה</text:span><text:span text:style-name="T1"> </text:span><text:span text:style-name="T21">אימורי</text:span><text:span text:style-name="T23"> </text:span><text:span text:style-name="T21">קדשים</text:span><text:span text:style-name="T23"> </text:span><text:span text:style-name="T21">קלים</text:span><text:span text:style-name="T23"> </text:span><text:span text:style-name="T21">שיצאו</text:span><text:span text:style-name="T23"> </text:span><text:span text:style-name="T21">לפני</text:span><text:span text:style-name="T23"> </text:span><text:span text:style-name="T21">זריקת</text:span><text:span text:style-name="T23"> </text:span><text:span text:style-name="T21">דמים</text:span><text:span text:style-name="T23"> </text:span><text:span text:style-name="T21">רבי</text:span><text:span text:style-name="T23"> </text:span><text:span text:style-name="T21">אליעזר</text:span><text:span text:style-name="T23"> </text:span><text:span text:style-name="T21">אומר</text:span><text:span text:style-name="T23"> </text:span><text:span text:style-name="T21">אין</text:span><text:span text:style-name="T23"> </text:span><text:span text:style-name="T21">מועלין</text:span><text:span text:style-name="T27">. לפי</text:span><text:span text:style-name="T1"> </text:span><text:span text:style-name="T27">שעדיין</text:span><text:span text:style-name="T1"> </text:span><text:span text:style-name="T27">לא</text:span><text:span text:style-name="T1"> </text:span><text:span text:style-name="T27">הוברר</text:span><text:span text:style-name="T1"> </text:span><text:span text:style-name="T27">חלק</text:span><text:span text:style-name="T1"> </text:span><text:span text:style-name="T27">גבוה, מאחר</text:span><text:span text:style-name="T1"> </text:span><text:span text:style-name="T27">שנפסל</text:span><text:span text:style-name="T1"> </text:span><text:span text:style-name="T27">ביוצא, דאין</text:span><text:span text:style-name="T1"> </text:span><text:span text:style-name="T27">זריקה</text:span><text:span text:style-name="T1"> </text:span><text:span text:style-name="T27">מועלת</text:span><text:span text:style-name="T1"> </text:span><text:span text:style-name="T27">ליוצא, </text:span></text:p>
      <text:p text:style-name="P49"><text:span text:style-name="T21">ואין</text:span><text:span text:style-name="T23"> </text:span><text:span text:style-name="T21">חייבין</text:span><text:span text:style-name="T23"> </text:span><text:span text:style-name="T21">עליו</text:span><text:span text:style-name="T23"> </text:span><text:span text:style-name="T21">משום</text:span><text:span text:style-name="T23"> </text:span><text:span text:style-name="T21">פיגול</text:span><text:span text:style-name="T23"> </text:span><text:span text:style-name="T21">ונותר</text:span><text:span text:style-name="T1"> </text:span><text:span text:style-name="T27">כדפי' לעיל</text:span><text:span text:style-name="T1"> </text:span><text:span text:style-name="T27">טעמא</text:span><text:span text:style-name="T1"> </text:span><text:span text:style-name="T27">בכולהו</text:span><text:span text:style-name="T1"> </text:span></text:p>
      <text:p text:style-name="P49"><text:span text:style-name="T21">ר"ע</text:span><text:span text:style-name="T23"> </text:span><text:span text:style-name="T21">אומר</text:span><text:span text:style-name="T23"> </text:span><text:span text:style-name="T21">מועלין</text:span><text:span text:style-name="T23"> </text:span><text:span text:style-name="T21">בהם</text:span><text:span text:style-name="T1"> </text:span><text:span text:style-name="T27">דקסבר</text:span><text:span text:style-name="T1"> </text:span><text:span text:style-name="T27">זריקה</text:span><text:span text:style-name="T1"> </text:span><text:span text:style-name="T27">מועלת</text:span><text:span text:style-name="T1"> </text:span><text:span text:style-name="T27">ליוצא: </text:span></text:p>
      <text:p text:style-name="P42"><text:span text:style-name="T41">[</text:span><text:span text:style-name="T51">##</text:span><text:span text:style-name="T41"> והרי</text:span><text:span text:style-name="T47"> </text:span><text:span text:style-name="T41">שתיהן</text:span><text:span text:style-name="T47"> </text:span><text:span text:style-name="T41">עומדות: אם</text:span><text:span text:style-name="T47"> </text:span><text:span text:style-name="T41">כן</text:span><text:span text:style-name="T47"> </text:span><text:span text:style-name="T41">יש</text:span><text:span text:style-name="T47"> </text:span><text:span text:style-name="T41">ברירה</text:span><text:span text:style-name="T47"> </text:span><text:span text:style-name="T41">בדאורייתא! ומדוע</text:span><text:span text:style-name="T47"> </text:span><text:span text:style-name="T41">לא</text:span><text:span text:style-name="T47"> </text:span><text:span text:style-name="T41">נאמר, שכשנשחטה</text:span><text:span text:style-name="T47"> </text:span><text:span text:style-name="T41">הראשונה</text:span><text:span text:style-name="T47"> </text:span><text:span text:style-name="T41">השניה</text:span><text:span text:style-name="T47"> </text:span><text:span text:style-name="T41">נעשתה</text:span><text:span text:style-name="T47"> </text:span><text:span text:style-name="T41">חטאת</text:span><text:span text:style-name="T47"> </text:span><text:span text:style-name="T41">שנתכפרו</text:span><text:span text:style-name="T47"> </text:span><text:span text:style-name="T41">בעליה</text:span><text:span text:style-name="T47"> </text:span><text:span text:style-name="T41">באחר</text:span><text:span text:style-name="T47"> </text:span><text:span text:style-name="T41">ולמיתה</text:span><text:span text:style-name="T47"> </text:span><text:span text:style-name="T41">עומדת</text:span><text:span text:style-name="T47"> </text:span><text:span text:style-name="T41">ואין</text:span><text:span text:style-name="T47"> </text:span><text:span text:style-name="T41">בה</text:span><text:span text:style-name="T47"> </text:span><text:span text:style-name="T41">מעילה? תשובה: אולי</text:span><text:span text:style-name="T47"> </text:span><text:span text:style-name="T41">יש</text:span><text:span text:style-name="T47"> </text:span><text:span text:style-name="T41">מעילה</text:span><text:span text:style-name="T47"> </text:span><text:span text:style-name="T41">גם</text:span><text:span text:style-name="T47"> </text:span><text:span text:style-name="T41">ביוצאת</text:span><text:span text:style-name="T47"> </text:span><text:span text:style-name="T41">למות; ועוד:</text:span><text:span text:style-name="T74"> </text:span><text:span text:style-name="T41">כי</text:span><text:span text:style-name="T47"> </text:span><text:span text:style-name="T41">טרם</text:span><text:span text:style-name="T47"> </text:span><text:span text:style-name="T41">נתכפרה, שהכפרה</text:span><text:span text:style-name="T47"> </text:span><text:span text:style-name="T41">רק</text:span><text:span text:style-name="T47"> </text:span><text:span text:style-name="T41">בזריקת</text:span><text:span text:style-name="T47"> </text:span><text:span text:style-name="T41">הדם. </text:span></text:p>
      <text:p text:style-name="P43">אם<text:span text:style-name="T52"> </text:span>כן<text:span text:style-name="T52"> </text:span>יהיה<text:span text:style-name="T52"> </text:span>הקרבן<text:span text:style-name="T52"> </text:span>שנזרק<text:span text:style-name="T52"> </text:span>דמו<text:span text:style-name="T52"> </text:span>ראשון<text:span text:style-name="T52"> </text:span>המכפר, והשני<text:span text:style-name="T52"> </text:span>יהא<text:span text:style-name="T52"> </text:span>'חטאת<text:span text:style-name="T52"> </text:span>נתכפרו<text:span text:style-name="T52"> </text:span>בעליה<text:span text:style-name="T52"> </text:span>באחר'?</text:p>
      <text:p text:style-name="P41"><text:span text:style-name="T40">ובדף</text:span><text:span text:style-name="T45"> </text:span><text:span text:style-name="T40">יב,א: </text:span>אמר<text:span text:style-name="T1"> </text:span>עולא<text:span text:style-name="T1"> </text:span>אמר<text:span text:style-name="T1"> </text:span>רבי<text:span text:style-name="T1"> </text:span>יוחנן: קדשים<text:span text:style-name="T1"> </text:span>שמתו<text:span text:style-name="T1"> </text:span>- יצאו<text:span text:style-name="T1"> </text:span>מידי<text:span text:style-name="T1"> </text:span>מעילה<text:span text:style-name="T1"> </text:span>דבר<text:span text:style-name="T1"> </text:span>תורה<text:span text:style-name="T1"> </text:span><text:span text:style-name="T26">(</text:span><text:span text:style-name="T62">דלא</text:span><text:span text:style-name="T67"> </text:span><text:span text:style-name="T62">קדשי</text:span><text:span text:style-name="T67"> </text:span><text:span text:style-name="T62">ה' נינהו, דלא</text:span><text:span text:style-name="T67"> </text:span><text:span text:style-name="T62">חזו</text:span><text:span text:style-name="T67"> </text:span><text:span text:style-name="T62">לגבוה; וקדושת</text:span><text:span text:style-name="T67"> </text:span><text:span text:style-name="T62">דמים</text:span><text:span text:style-name="T67"> </text:span><text:span text:style-name="T62">נמי</text:span><text:span text:style-name="T67"> </text:span><text:span text:style-name="T62">לית</text:span><text:span text:style-name="T67"> </text:span><text:span text:style-name="T62">בהו: דאין</text:span><text:span text:style-name="T67"> </text:span><text:span text:style-name="T62">פודין</text:span><text:span text:style-name="T67"> </text:span><text:span text:style-name="T62">את</text:span><text:span text:style-name="T67"> </text:span><text:span text:style-name="T62">הקדשים</text:span><text:span text:style-name="T67"> </text:span><text:span text:style-name="T62">להאכילם</text:span><text:span text:style-name="T67"> </text:span><text:span text:style-name="T62">לכלבים</text:span><text:span text:style-name="T83">)</text:span>. <text:span text:style-name="T40">ולפי</text:span><text:span text:style-name="T45"> </text:span><text:span text:style-name="T40">זה</text:span><text:span text:style-name="T45"> </text:span><text:span text:style-name="T40">הכי</text:span><text:span text:style-name="T45"> </text:span><text:span text:style-name="T40">נמי</text:span><text:span text:style-name="T45"> </text:span><text:span text:style-name="T40">בבהמות</text:span><text:span text:style-name="T45"> </text:span><text:span text:style-name="T40">שדינם</text:span><text:span text:style-name="T45"> </text:span><text:span text:style-name="T40">למות!]</text:span><text:span text:style-name="T62"> </text:span></text:p>
      <text:p text:style-name="P27"/>
      <text:p text:style-name="P26">גמרא:</text:p>
      <text:p text:style-name="P26">והני<text:span text:style-name="T1"> </text:span>תרתי<text:span text:style-name="T1"> </text:span><text:span text:style-name="T26">(</text:span><text:span text:style-name="T28">הני</text:span><text:span text:style-name="T2"> </text:span><text:span text:style-name="T28">תרתי</text:span><text:span text:style-name="T2"> </text:span><text:span text:style-name="T28">פלוגתא</text:span><text:span text:style-name="T2"> </text:span><text:span text:style-name="T28">דפליגי</text:span><text:span text:style-name="T2"> </text:span><text:span text:style-name="T28">רבי</text:span><text:span text:style-name="T2"> </text:span><text:span text:style-name="T28">אליעזר</text:span><text:span text:style-name="T2"> </text:span><text:span text:style-name="T28">ורבי</text:span><text:span text:style-name="T2"> </text:span><text:span text:style-name="T28">עקיבא</text:span><text:span text:style-name="T2"> </text:span><text:span text:style-name="T28">בבשר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ובאימורי</text:span><text:span text:style-name="T2"> </text:span><text:span text:style-name="T28">קדשים</text:span><text:span text:style-name="T2"> </text:span><text:span text:style-name="T28">קלים</text:span><text:span text:style-name="T26">)</text:span> למה<text:span text:style-name="T1"> </text:span>לי<text:span text:style-name="T1"> </text:span><text:span text:style-name="T26">(</text:span><text:span text:style-name="T28">כיון</text:span><text:span text:style-name="T2"> </text:span><text:span text:style-name="T28">דתנא</text:span><text:span text:style-name="T2"> </text:span><text:span text:style-name="T28">חדא</text:span><text:span text:style-name="T2"> </text:span><text:span text:style-name="T28">מילתא</text:span><text:span text:style-name="T2"> </text:span><text:span text:style-name="T28">שמעינן</text:span><text:span text:style-name="T2"> </text:span><text:span text:style-name="T28">אידך: דכיון</text:span><text:span text:style-name="T2"> </text:span><text:span text:style-name="T28">דאית</text:span><text:span text:style-name="T2"> </text:span><text:span text:style-name="T28">ליה</text:span><text:span text:style-name="T2"> </text:span><text:span text:style-name="T28">לרבי</text:span><text:span text:style-name="T2"> </text:span><text:span text:style-name="T28">אליעזר</text:span><text:span text:style-name="T2"> </text:span><text:span text:style-name="T28">דזריקה</text:span><text:span text:style-name="T2"> </text:span><text:span text:style-name="T28">אינה</text:span><text:span text:style-name="T2"> </text:span><text:span text:style-name="T28">מועלת</text:span><text:span text:style-name="T2"> </text:span><text:span text:style-name="T28">ליוצא</text:span><text:span text:style-name="T2"> </text:span><text:span text:style-name="T28">לאפוקי</text:span><text:span text:style-name="T2"> </text:span><text:span text:style-name="T28">בשר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- אינה</text:span><text:span text:style-name="T2"> </text:span><text:span text:style-name="T28">מועלת</text:span><text:span text:style-name="T2"> </text:span><text:span text:style-name="T28">נמי</text:span><text:span text:style-name="T2"> </text:span><text:span text:style-name="T28">להביא</text:span><text:span text:style-name="T2"> </text:span><text:span text:style-name="T28">קדשים</text:span><text:span text:style-name="T2"> </text:span><text:span text:style-name="T28">קלים</text:span><text:span text:style-name="T2"> </text:span><text:span text:style-name="T28">שיצאו</text:span><text:span text:style-name="T2"> </text:span><text:span text:style-name="T28">לידי</text:span><text:span text:style-name="T2"> </text:span><text:span text:style-name="T28">מעילה! וכי</text:span><text:span text:style-name="T2"> </text:span><text:span text:style-name="T28">היכי</text:span><text:span text:style-name="T2"> </text:span><text:span text:style-name="T28">דאית</text:span><text:span text:style-name="T2"> </text:span><text:span text:style-name="T28">ליה</text:span><text:span text:style-name="T2"> </text:span><text:span text:style-name="T28">לרבי</text:span><text:span text:style-name="T2"> </text:span><text:span text:style-name="T28">עקיבא</text:span><text:span text:style-name="T2"> </text:span><text:span text:style-name="T28">דזריקה</text:span><text:span text:style-name="T2"> </text:span><text:span text:style-name="T28">מועלת</text:span><text:span text:style-name="T2"> </text:span><text:span text:style-name="T28">ליוצא</text:span><text:span text:style-name="T2"> </text:span><text:span text:style-name="T28">להוציא</text:span><text:span text:style-name="T2"> </text:span><text:span text:style-name="T28">בשר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מן</text:span><text:span text:style-name="T2"> </text:span><text:span text:style-name="T28">המעילה</text:span><text:span text:style-name="T2"> </text:span><text:span text:style-name="T28">- הכי</text:span><text:span text:style-name="T2"> </text:span><text:span text:style-name="T28">נמי</text:span><text:span text:style-name="T2"> </text:span><text:span text:style-name="T28">מועלת</text:span><text:span text:style-name="T2"> </text:span><text:span text:style-name="T28">להביא</text:span><text:span text:style-name="T2"> </text:span><text:span text:style-name="T28">אימורי</text:span><text:span text:style-name="T2"> </text:span><text:span text:style-name="T28">קדשים</text:span><text:span text:style-name="T2"> </text:span><text:span text:style-name="T28">קלים</text:span><text:span text:style-name="T2"> </text:span><text:span text:style-name="T28">לידי</text:span><text:span text:style-name="T2"> </text:span><text:span text:style-name="T28">מעילה, ולמה</text:span><text:span text:style-name="T2"> </text:span><text:span text:style-name="T28">לי</text:span><text:span text:style-name="T2"> </text:span><text:span text:style-name="T28">דפליגי</text:span><text:span text:style-name="T2"> </text:span><text:span text:style-name="T28">בתרתי</text:span><text:span text:style-name="T26">)</text:span>? </text:p>
      <text:p text:style-name="P33"><text:soft-page-break/>צריכי, דאי<text:span text:style-name="T1"> </text:span>איתמר<text:span text:style-name="T1"> </text:span>בקדשי<text:span text:style-name="T1"> </text:span>קדשים, הוה<text:span text:style-name="T1"> </text:span>אמינא: 'בהא<text:span text:style-name="T1"> </text:span>קא<text:span text:style-name="T1"> </text:span>אמר<text:span text:style-name="T1"> </text:span>רבי<text:span text:style-name="T1"> </text:span>אליעזר<text:span text:style-name="T1"> </text:span>מועלין<text:span text:style-name="T1"> </text:span>בו: משום<text:span text:style-name="T1"> </text:span>דזריקה<text:span text:style-name="T1"> </text:span>כתיקנה<text:span text:style-name="T1"> </text:span><text:span text:style-name="T26">(</text:span><text:span text:style-name="T28">בלא</text:span><text:span text:style-name="T2"> </text:span><text:span text:style-name="T28">פסול</text:span><text:span text:style-name="T26">)</text:span> מפקא<text:span text:style-name="T1"> </text:span>מידי<text:span text:style-name="T1"> </text:span>מעילה, שלא<text:span text:style-name="T1"> </text:span>כתיקנה<text:span text:style-name="T1"> </text:span><text:span text:style-name="T26">(</text:span><text:span text:style-name="T28">כגון: ליוצא</text:span><text:span text:style-name="T26">)</text:span> - לא<text:span text:style-name="T1"> </text:span>מפקא<text:span text:style-name="T1"> </text:span>מידי<text:span text:style-name="T1"> </text:span>מעילה, אבל<text:span text:style-name="T1"> </text:span>לאיתויי<text:span text:style-name="T1"> </text:span><text:span text:style-name="T26">(</text:span><text:span text:style-name="T28">אימורי</text:span><text:span text:style-name="T2"> </text:span><text:span text:style-name="T28">קדשים</text:span><text:span text:style-name="T2"> </text:span><text:span text:style-name="T28">קלים</text:span><text:span text:style-name="T26">)</text:span> לידי<text:span text:style-name="T1"> </text:span>מעילה<text:span text:style-name="T1"> </text:span><text:span text:style-name="T26">(</text:span><text:span text:style-name="T28">דהיינו</text:span><text:span text:style-name="T2"> </text:span><text:span text:style-name="T28">לחומרא</text:span><text:span text:style-name="T26">)</text:span> - מודי<text:span text:style-name="T1"> </text:span>לרבי<text:span text:style-name="T1"> </text:span>עקיבא<text:span text:style-name="T1"> </text:span>דאפילו<text:span text:style-name="T1"> </text:span>שלא<text:span text:style-name="T1"> </text:span>כתיקנה<text:span text:style-name="T1"> </text:span>מייתא<text:span text:style-name="T1"> </text:span>לידי<text:span text:style-name="T1"> </text:span>מעילה<text:span text:style-name="T1"> </text:span><text:span text:style-name="T26">(</text:span><text:span text:style-name="T28">קא</text:span><text:span text:style-name="T2"> </text:span><text:span text:style-name="T28">משמע</text:span><text:span text:style-name="T2"> </text:span><text:span text:style-name="T28">לן</text:span><text:span text:style-name="T2"> </text:span><text:span text:style-name="T28">דבהא</text:span><text:span text:style-name="T2"> </text:span><text:span text:style-name="T28">נמי</text:span><text:span text:style-name="T2"> </text:span><text:span text:style-name="T28">פליגי</text:span><text:span text:style-name="T26">)</text:span>'; ואי<text:span text:style-name="T1"> </text:span>איתמר<text:span text:style-name="T1"> </text:span>גבי<text:span text:style-name="T1"> </text:span>קדשים<text:span text:style-name="T1"> </text:span>קלים, הוה<text:span text:style-name="T1"> </text:span>אמינא: 'גבי<text:span text:style-name="T1"> </text:span>קדשים<text:span text:style-name="T1"> </text:span>קלים<text:span text:style-name="T1"> </text:span>הוא<text:span text:style-name="T1"> </text:span>דאמר<text:span text:style-name="T1"> </text:span>רבי<text:span text:style-name="T1"> </text:span>עקיבא<text:span text:style-name="T1"> </text:span>מועלין<text:span text:style-name="T1"> </text:span>בהן: דאפילו<text:span text:style-name="T1"> </text:span>זריקה<text:span text:style-name="T1"> </text:span>שלא<text:span text:style-name="T1"> </text:span>כתיקנה<text:span text:style-name="T1"> </text:span>מייתא<text:span text:style-name="T1"> </text:span>לידי<text:span text:style-name="T1"> </text:span>מעילה, אבל<text:span text:style-name="T1"> </text:span>קדשי<text:span text:style-name="T1"> </text:span>קדשים<text:span text:style-name="T1"> </text:span>דלאפוקי<text:span text:style-name="T1"> </text:span>הוא<text:span text:style-name="T1"> </text:span>- שלא<text:span text:style-name="T1"> </text:span>כתיקנה<text:span text:style-name="T1"> </text:span>לא<text:span text:style-name="T1"> </text:span>מפקא<text:span text:style-name="T1"> </text:span>מידי<text:span text:style-name="T1"> </text:span>מעילה' - קא<text:span text:style-name="T1"> </text:span>משמע<text:span text:style-name="T1"> </text:span>לן.</text:p>
      <text:p text:style-name="P26"/>
      <text:p text:style-name="P26">אתמר: אמר<text:span text:style-name="T1"> </text:span>רבי<text:span text:style-name="T1"> </text:span>יוחנן: כי<text:span text:style-name="T1"> </text:span>אמר<text:span text:style-name="T1"> </text:span>רבי<text:span text:style-name="T1"> </text:span>עקיבא<text:span text:style-name="T1"> </text:span>זריקה<text:span text:style-name="T1"> </text:span>מועלת<text:span text:style-name="T1"> </text:span>ליוצא<text:span text:style-name="T1"> </text:span>- <text:span text:style-name="T26">(</text:span><text:span text:style-name="T28">היינו</text:span><text:span text:style-name="T26">)</text:span> שיצא<text:span text:style-name="T1"> </text:span>מקצתו<text:span text:style-name="T1"> </text:span><text:span text:style-name="T26">(</text:span><text:span text:style-name="T28">דמגו</text:span><text:span text:style-name="T2"> </text:span><text:span text:style-name="T28">דמהניא</text:span><text:span text:style-name="T2"> </text:span><text:span text:style-name="T28">זריקה</text:span><text:span text:style-name="T2"> </text:span><text:span text:style-name="T28">למקצת</text:span><text:span text:style-name="T2"> </text:span><text:span text:style-name="T28">שבפנים</text:span><text:span text:style-name="T2"> </text:span><text:span text:style-name="T28">- מהניא</text:span><text:span text:style-name="T2"> </text:span><text:span text:style-name="T28">נמי</text:span><text:span text:style-name="T2"> </text:span><text:span text:style-name="T28">לההוא</text:span><text:span text:style-name="T2"> </text:span><text:span text:style-name="T28">מקצת</text:span><text:span text:style-name="T2"> </text:span><text:span text:style-name="T28">שיצא</text:span><text:span text:style-name="T26">)</text:span>, אבל<text:span text:style-name="T1"> </text:span>יוצא<text:span text:style-name="T1"> </text:span>כולו<text:span text:style-name="T1"> </text:span>- לא<text:span text:style-name="T1"> </text:span>אמר<text:span text:style-name="T1"> </text:span>רבי<text:span text:style-name="T1"> </text:span>עקיבא<text:span text:style-name="T1"> </text:span><text:span text:style-name="T26">(</text:span><text:span text:style-name="T28">דמהניא</text:span><text:span text:style-name="T2"> </text:span><text:span text:style-name="T28">וכו': דכמו</text:span><text:span text:style-name="T2"> </text:span><text:span text:style-name="T28">דליתיה</text:span><text:span text:style-name="T2"> </text:span><text:span text:style-name="T28">לבשר</text:span><text:span text:style-name="T2"> </text:span><text:span text:style-name="T28">דמי</text:span><text:span text:style-name="T26">)</text:span>.</text:p>
      <text:p text:style-name="P44"><text:span text:style-name="T79">תוספות</text:span><text:span text:style-name="T76"> </text:span><text:span text:style-name="T62">ד"ה</text:span><text:span text:style-name="T67"> </text:span><text:span text:style-name="T62">כי</text:span><text:span text:style-name="T67"> </text:span><text:span text:style-name="T62">אמר</text:span><text:span text:style-name="T67"> </text:span><text:span text:style-name="T62">ר"ע</text:span><text:span text:style-name="T67"> </text:span><text:span text:style-name="T62">זריקה</text:span><text:span text:style-name="T67"> </text:span><text:span text:style-name="T62">מועלת</text:span><text:span text:style-name="T67"> </text:span><text:span text:style-name="T62">ליוצא</text:span><text:span text:style-name="T67"> </text:span><text:span text:style-name="T62">שיצא</text:span><text:span text:style-name="T67"> </text:span><text:span text:style-name="T62">מקצתה. דמגו</text:span><text:span text:style-name="T67"> </text:span><text:span text:style-name="T62">דמהני</text:span><text:span text:style-name="T67"> </text:span><text:span text:style-name="T62">זריקה</text:span><text:span text:style-name="T67"> </text:span><text:span text:style-name="T62">להאי</text:span><text:span text:style-name="T67"> </text:span><text:span text:style-name="T62">דגואי</text:span><text:span text:style-name="T67"> </text:span><text:span text:style-name="T62">- אהני</text:span><text:span text:style-name="T67"> </text:span><text:span text:style-name="T62">נמי</text:span><text:span text:style-name="T67"> </text:span><text:span text:style-name="T62">להאי</text:span><text:span text:style-name="T67"> </text:span><text:span text:style-name="T62">דבראי, 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יליף</text:span><text:span text:style-name="T67"> </text:span><text:span text:style-name="T62">ליה</text:span><text:span text:style-name="T67"> </text:span><text:span text:style-name="T62">ממפריש</text:span><text:span text:style-name="T67"> </text:span><text:span text:style-name="T62">היינו</text:span><text:span text:style-name="T67"> </text:span><text:span text:style-name="T62">מקצתו</text:span><text:span text:style-name="T67"> </text:span><text:span text:style-name="T62">יצא</text:span><text:span text:style-name="T67"> </text:span><text:span text:style-name="T62">דדמי</text:span><text:span text:style-name="T67"> </text:span><text:span text:style-name="T62">ליה.</text:span> </text:p>
      <text:p text:style-name="P26">אמר<text:span text:style-name="T1"> </text:span>ליה<text:span text:style-name="T1"> </text:span>רב<text:span text:style-name="T1"> </text:span>אסי<text:span text:style-name="T1"> </text:span>לרבי<text:span text:style-name="T1"> </text:span>יוחנן: כבר<text:span text:style-name="T1"> </text:span>לימדוני<text:span text:style-name="T1"> </text:span>חבירי<text:span text:style-name="T1"> </text:span>שבגולה:</text:p>
      <text:p text:style-name="P3"/>
      <text:p text:style-name="P3">(מעילה<text:span text:style-name="T1"> </text:span>ז,א)</text:p>
      <text:p text:style-name="P27">מחשבין<text:span text:style-name="T1"> </text:span>על<text:span text:style-name="T1"> </text:span>האבוד<text:span text:style-name="T1"> </text:span>ועל<text:span text:style-name="T1"> </text:span>השרוף<text:span text:style-name="T1"> </text:span><text:span text:style-name="T26">(</text:span><text:span text:style-name="T28">שאם</text:span><text:span text:style-name="T2"> </text:span><text:span text:style-name="T28">נשרפו</text:span><text:span text:style-name="T2"> </text:span><text:span text:style-name="T28">האימורים</text:span><text:span text:style-name="T2"> </text:span><text:span text:style-name="T28">וחישב</text:span><text:span text:style-name="T2"> </text:span><text:span text:style-name="T28">בזריקה</text:span><text:span text:style-name="T2"> </text:span><text:span text:style-name="T28">על</text:span><text:span text:style-name="T2"> </text:span><text:span text:style-name="T28">מנת</text:span><text:span text:style-name="T2"> </text:span><text:span text:style-name="T28">להקטירן</text:span><text:span text:style-name="T2"> </text:span><text:span text:style-name="T28">חוץ</text:span><text:span text:style-name="T2"> </text:span><text:span text:style-name="T28">לזמנן</text:span><text:span text:style-name="T2"> </text:span><text:span text:style-name="T28">- הוי</text:span><text:span text:style-name="T2"> </text:span><text:span text:style-name="T28">פגול: שהאוכל</text:span><text:span text:style-name="T2"> </text:span><text:span text:style-name="T28">מן</text:span><text:span text:style-name="T2"> </text:span><text:span text:style-name="T28">הבשר</text:span><text:span text:style-name="T2"> </text:span><text:span text:style-name="T28">או</text:span><text:span text:style-name="T2"> </text:span><text:span text:style-name="T28">שאם</text:span><text:span text:style-name="T2"> </text:span><text:span text:style-name="T28">נמצאו</text:span><text:span text:style-name="T2"> </text:span><text:span text:style-name="T28">- האוכלן</text:span><text:span text:style-name="T2"> </text:span><text:span text:style-name="T28">חייב</text:span><text:span text:style-name="T2"> </text:span><text:span text:style-name="T28">כרת</text:span><text:span text:style-name="T26">)</text:span>, והא<text:span text:style-name="T1"> </text:span>אבוד<text:span text:style-name="T1"> </text:span>ושרוף<text:span text:style-name="T1"> </text:span>לא<text:span text:style-name="T1"> </text:span>איתינון<text:span text:style-name="T1"> </text:span>בעולם, ואפילו<text:span text:style-name="T1"> </text:span>הכי<text:span text:style-name="T1"> </text:span>קתני<text:span text:style-name="T1"> </text:span>'מחשבין' <text:span text:style-name="T26">(</text:span><text:span text:style-name="T28">דמהניא</text:span><text:span text:style-name="T2"> </text:span><text:span text:style-name="T28">בהו</text:span><text:span text:style-name="T2"> </text:span><text:span text:style-name="T28">מחשבה</text:span><text:span text:style-name="T2"> </text:span><text:span text:style-name="T28">בזריקה</text:span><text:span text:style-name="T2"> </text:span><text:span text:style-name="T28">לשוייה</text:span><text:span text:style-name="T2"> </text:span><text:span text:style-name="T28">הבשר</text:span><text:span text:style-name="T2"> </text:span><text:span text:style-name="T28">פגול</text:span><text:span text:style-name="T2"> </text:span><text:span text:style-name="T28">- הכא</text:span><text:span text:style-name="T2"> </text:span><text:span text:style-name="T28">נמי: 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יצא</text:span><text:span text:style-name="T2"> </text:span><text:span text:style-name="T28">כולו</text:span><text:span text:style-name="T2"> </text:span><text:span text:style-name="T28">דכמאן</text:span><text:span text:style-name="T2"> </text:span><text:span text:style-name="T28">דליתיה</text:span><text:span text:style-name="T2"> </text:span><text:span text:style-name="T28">דמי</text:span><text:span text:style-name="T2"> </text:span><text:span text:style-name="T28">- תיהני</text:span><text:span text:style-name="T2"> </text:span><text:span text:style-name="T28">ליה</text:span><text:span text:style-name="T2"> </text:span><text:span text:style-name="T28">זריקה</text:span><text:span text:style-name="T2"> </text:span><text:span text:style-name="T28">לאפוקיה</text:span><text:span text:style-name="T2"> </text:span><text:span text:style-name="T28">מידי</text:span><text:span text:style-name="T2"> </text:span><text:span text:style-name="T28">מעילה</text:span><text:span text:style-name="T26">)</text:span>! </text:p>
      <text:p text:style-name="P27">ומי<text:span text:style-name="T1"> </text:span>אמר<text:span text:style-name="T1"> </text:span>רב<text:span text:style-name="T1"> </text:span>אסי<text:span text:style-name="T1"> </text:span>הכי<text:span text:style-name="T1"> </text:span><text:span text:style-name="T26">(</text:span><text:span text:style-name="T28">דכי</text:span><text:span text:style-name="T2"> </text:span><text:span text:style-name="T28">יצא</text:span><text:span text:style-name="T2"> </text:span><text:span text:style-name="T28">כולו</text:span><text:span text:style-name="T2"> </text:span><text:span text:style-name="T28">מהניא</text:span><text:span text:style-name="T2"> </text:span><text:span text:style-name="T28">ליה</text:span><text:span text:style-name="T2"> </text:span><text:span text:style-name="T28">זריקה</text:span><text:span text:style-name="T26">)</text:span>? <text:span text:style-name="T26">(</text:span><text:span text:style-name="T28">ו</text:span><text:span text:style-name="T26">)</text:span>הא<text:span text:style-name="T1"> </text:span>בעא<text:span text:style-name="T1"> </text:span>מיניה<text:span text:style-name="T1"> </text:span>רב<text:span text:style-name="T1"> </text:span>אסי<text:span text:style-name="T1"> </text:span>מרבי<text:span text:style-name="T1"> </text:span>יוחנן: חישב<text:span text:style-name="T1"> </text:span>לנשפכין<text:span text:style-name="T1"> </text:span><text:span text:style-name="T26">(</text:span><text:span text:style-name="T28">שירי</text:span><text:span text:style-name="T2"> </text:span><text:span text:style-name="T28">הדם</text:span><text:span text:style-name="T2"> </text:span><text:span text:style-name="T28">שהיה</text:span><text:span text:style-name="T2"> </text:span><text:span text:style-name="T28">שופך</text:span><text:span text:style-name="T2"> </text:span><text:span text:style-name="T28">ליסוד</text:span><text:span text:style-name="T2"> </text:span><text:span text:style-name="T28">המזבח</text:span><text:span text:style-name="T26">)</text:span> למחר<text:span text:style-name="T1"> </text:span><text:span text:style-name="T26">(</text:span><text:span text:style-name="T28">וקא</text:span><text:span text:style-name="T2"> </text:span><text:span text:style-name="T28">מיבעיא</text:span><text:span text:style-name="T2"> </text:span><text:span text:style-name="T28">ליה*: חישב</text:span><text:span text:style-name="T2"> </text:span><text:span text:style-name="T28">בשעת</text:span><text:span text:style-name="T2"> </text:span><text:span text:style-name="T28">שפיכת</text:span><text:span text:style-name="T2"> </text:span><text:span text:style-name="T28">השיריים</text:span><text:span text:style-name="T2"> </text:span><text:span text:style-name="T28">על</text:span><text:span text:style-name="T2"> </text:span><text:span text:style-name="T28">מנת</text:span><text:span text:style-name="T2"> </text:span><text:span text:style-name="T28">לאכול</text:span><text:span text:style-name="T2"> </text:span><text:span text:style-name="T28">כזית</text:span><text:span text:style-name="T2"> </text:span><text:span text:style-name="T28">חוץ</text:span><text:span text:style-name="T2"> </text:span><text:span text:style-name="T28">לזמנו, דהיינו</text:span><text:span text:style-name="T2"> </text:span><text:span text:style-name="T28">למחר</text:span><text:span text:style-name="T26">)</text:span> – מהו<text:span text:style-name="T1"> </text:span><text:span text:style-name="T26">(</text:span><text:span text:style-name="T28">מי</text:span><text:span text:style-name="T2"> </text:span><text:span text:style-name="T28">חשיבא</text:span><text:span text:style-name="T2"> </text:span><text:span text:style-name="T28">הא</text:span><text:span text:style-name="T2"> </text:span><text:span text:style-name="T28">מחשבה</text:span><text:span text:style-name="T2"> </text:span><text:span text:style-name="T28">דנשפכין</text:span><text:span text:style-name="T2"> </text:span><text:span text:style-name="T28">לפגל</text:span><text:span text:style-name="T2"> </text:span><text:span text:style-name="T28">כמו</text:span><text:span text:style-name="T2"> </text:span><text:span text:style-name="T28">מחשבה</text:span><text:span text:style-name="T2"> </text:span><text:span text:style-name="T28">דזריקה</text:span><text:span text:style-name="T2"> </text:span><text:span text:style-name="T28">עצמה</text:span><text:span text:style-name="T2"> </text:span><text:span text:style-name="T28">או</text:span><text:span text:style-name="T2"> </text:span><text:span text:style-name="T28">לא? ענין</text:span><text:span text:style-name="T2"> </text:span><text:span text:style-name="T28">אחר</text:span><text:span text:style-name="T2"> </text:span><text:span text:style-name="T28">אמר</text:span><text:span text:style-name="T2"> </text:span><text:span text:style-name="T28">המורה: חישב</text:span><text:span text:style-name="T2"> </text:span><text:span text:style-name="T28">לנשפכין</text:span><text:span text:style-name="T2"> </text:span><text:span text:style-name="T28">למחר: שבשעת</text:span><text:span text:style-name="T2"> </text:span><text:span text:style-name="T28">זריקה</text:span><text:span text:style-name="T2"> </text:span><text:span text:style-name="T28">חישב</text:span><text:span text:style-name="T2"> </text:span><text:span text:style-name="T28">לשפוך</text:span><text:span text:style-name="T2"> </text:span><text:span text:style-name="T28">השיריים</text:span><text:span text:style-name="T2"> </text:span><text:span text:style-name="T28">למחר</text:span><text:span text:style-name="T2"> </text:span><text:span text:style-name="T28">ליסוד, חשיבא</text:span><text:span text:style-name="T2"> </text:span><text:span text:style-name="T28">הא</text:span><text:span text:style-name="T2"> </text:span><text:span text:style-name="T28">מחשבה</text:span><text:span text:style-name="T2"> </text:span><text:span text:style-name="T28">דנשפכין</text:span><text:span text:style-name="T2"> </text:span><text:span text:style-name="T28">כאילו</text:span><text:span text:style-name="T2"> </text:span><text:span text:style-name="T28">חישב</text:span><text:span text:style-name="T2"> </text:span><text:span text:style-name="T28">בזריקה</text:span><text:span text:style-name="T2"> </text:span><text:span text:style-name="T28">עצמה: שחישב</text:span><text:span text:style-name="T2"> </text:span><text:span text:style-name="T28">לזרוק</text:span><text:span text:style-name="T2"> </text:span><text:span text:style-name="T28">מקצתו</text:span><text:span text:style-name="T2"> </text:span><text:span text:style-name="T28">למחר</text:span><text:span text:style-name="T2"> </text:span><text:span text:style-name="T28">חוץ</text:span><text:span text:style-name="T2"> </text:span><text:span text:style-name="T28">לזמנו, דמפגל</text:span><text:span text:style-name="T2"> </text:span><text:span text:style-name="T28">ליה? או</text:span><text:span text:style-name="T2"> </text:span><text:span text:style-name="T28">לא</text:span><text:span text:style-name="T26">)</text:span>? <text:span text:style-name="T26">(</text:span><text:span text:style-name="T28">ו</text:span><text:span text:style-name="T26">)</text:span>אמר<text:span text:style-name="T1"> </text:span>ליה<text:span text:style-name="T1"> </text:span>רבי<text:span text:style-name="T1"> </text:span>זירא: כבר<text:span text:style-name="T1"> </text:span>שנית<text:span text:style-name="T1"> </text:span>לנו<text:span text:style-name="T1"> </text:span>אלל<text:span text:style-name="T1"> </text:span><text:span text:style-name="T26">(</text:span><text:span text:style-name="T28">דתנן</text:span><text:span text:style-name="T2"> </text:span><text:span text:style-name="T28">ב'העור</text:span><text:span text:style-name="T2"> </text:span><text:span text:style-name="T28">והרוטב': הקיפה</text:span><text:span text:style-name="T2"> </text:span><text:span text:style-name="T28">והאלל</text:span><text:span text:style-name="T2"> </text:span><text:span text:style-name="T28">מצטרפין</text:span><text:span text:style-name="T2"> </text:span><text:span text:style-name="T28">לטומאת</text:span><text:span text:style-name="T2"> </text:span><text:span text:style-name="T28">אוכלין, אבל</text:span><text:span text:style-name="T2"> </text:span><text:span text:style-name="T28">לא</text:span><text:span text:style-name="T2"> </text:span><text:span text:style-name="T28">לטומאת</text:span><text:span text:style-name="T2"> </text:span><text:span text:style-name="T28">נבלות: דכיון</text:span><text:span text:style-name="T2"> </text:span><text:span text:style-name="T28">דלית</text:span><text:span text:style-name="T2"> </text:span><text:span text:style-name="T28">ביה</text:span><text:span text:style-name="T2"> </text:span><text:span text:style-name="T28">מששא</text:span><text:span text:style-name="T2"> </text:span><text:span text:style-name="T28">- לא</text:span><text:span text:style-name="T2"> </text:span><text:span text:style-name="T28">מטמא</text:span><text:span text:style-name="T2"> </text:span><text:span text:style-name="T28">טומאת</text:span><text:span text:style-name="T2"> </text:span><text:span text:style-name="T28">נבלות</text:span><text:span text:style-name="T26">)</text:span>! אלמא: האי<text:span text:style-name="T1"> </text:span>אלל<text:span text:style-name="T1"> </text:span>כיון<text:span text:style-name="T1"> </text:span>דלית<text:span text:style-name="T1"> </text:span>ביה<text:span text:style-name="T1"> </text:span>מששא<text:span text:style-name="T1"> </text:span>- לא<text:span text:style-name="T1"> </text:span>מקבל<text:span text:style-name="T1"> </text:span>טומאה, הני<text:span text:style-name="T1"> </text:span>נשפכין<text:span text:style-name="T1"> </text:span>נמי, כיון<text:span text:style-name="T1"> </text:span>דלאיבוד<text:span text:style-name="T1"> </text:span>אזלי<text:span text:style-name="T1"> </text:span><text:span text:style-name="T26">(</text:span><text:span text:style-name="T28">ליסוד, ולא</text:span><text:span text:style-name="T2"> </text:span><text:span text:style-name="T28">על</text:span><text:span text:style-name="T2"> </text:span><text:span text:style-name="T28">גבי</text:span><text:span text:style-name="T2"> </text:span><text:span text:style-name="T28">המזבח</text:span><text:span text:style-name="T26">)</text:span> - בהו<text:span text:style-name="T1"> </text:span>מחשבה<text:span text:style-name="T1"> </text:span>לא<text:span text:style-name="T1"> </text:span>מהניא<text:span text:style-name="T1"> </text:span><text:span text:style-name="T26">(</text:span><text:span text:style-name="T28">לפגולי</text:span><text:span text:style-name="T26">) (</text:span><text:span text:style-name="T28">הא</text:span><text:span text:style-name="T2"> </text:span><text:span text:style-name="T28">נמי</text:span><text:span text:style-name="T2"> </text:span><text:span text:style-name="T28">שיצא</text:span><text:span text:style-name="T2"> </text:span><text:span text:style-name="T28">כולו</text:span><text:span text:style-name="T2"> </text:span><text:span text:style-name="T28">- לאיבוד</text:span><text:span text:style-name="T2"> </text:span><text:span text:style-name="T28">קאי: לשרפה, וכמאן</text:span><text:span text:style-name="T2"> </text:span><text:span text:style-name="T28">דליתיה</text:span><text:span text:style-name="T2"> </text:span><text:span text:style-name="T28">כלל</text:span><text:span text:style-name="T2"> </text:span><text:span text:style-name="T28">דמי, ובדין</text:span><text:span text:style-name="T2"> </text:span><text:span text:style-name="T28">הוא</text:span><text:span text:style-name="T2"> </text:span><text:span text:style-name="T28">דלא</text:span><text:span text:style-name="T2"> </text:span><text:span text:style-name="T28">מהניא</text:span><text:span text:style-name="T2"> </text:span><text:span text:style-name="T28">ליה</text:span><text:span text:style-name="T2"> </text:span><text:span text:style-name="T28">זריקה</text:span><text:span text:style-name="T2"> </text:span><text:span text:style-name="T28">לאפוקי</text:span><text:span text:style-name="T2"> </text:span><text:span text:style-name="T28">ממעילה</text:span><text:span text:style-name="T26">)</text:span>!</text:p>
      <text:p text:style-name="P24"><text:span text:style-name="T27">*תוספות</text:span><text:span text:style-name="T1"> </text:span><text:span text:style-name="T27">ד"ה</text:span><text:span text:style-name="T1"> </text:span><text:span text:style-name="T27">חישב</text:span><text:span text:style-name="T1"> </text:span><text:span text:style-name="T27">לנשפכין</text:span><text:span text:style-name="T1"> </text:span><text:span text:style-name="T27">למחר</text:span><text:span text:style-name="T1"> </text:span><text:span text:style-name="T27">מהו. אין</text:span><text:span text:style-name="T1"> </text:span><text:span text:style-name="T27">לפרש</text:span><text:span text:style-name="T1"> </text:span><text:span text:style-name="T27">שחישב</text:span><text:span text:style-name="T1"> </text:span><text:span text:style-name="T27">בשעה</text:span><text:span text:style-name="T1"> </text:span><text:span text:style-name="T27">ששופך</text:span><text:span text:style-name="T1"> </text:span><text:span text:style-name="T27">שיריים</text:span><text:span text:style-name="T1"> </text:span><text:span text:style-name="T27">ליסוד</text:span><text:span text:style-name="T1"> </text:span><text:span text:style-name="T27">ע"מ</text:span><text:span text:style-name="T1"> </text:span><text:span text:style-name="T27">לאכול</text:span><text:span text:style-name="T1"> </text:span><text:span text:style-name="T27">מן</text:span><text:span text:style-name="T1"> </text:span><text:span text:style-name="T27">הזבח, דהא</text:span><text:span text:style-name="T1"> </text:span><text:span text:style-name="T27">פשיטא</text:span><text:span text:style-name="T1"> </text:span><text:span text:style-name="T27">דלא</text:span><text:span text:style-name="T1"> </text:span><text:span text:style-name="T27">פיגל, כדתניא</text:span><text:span text:style-name="T1"> </text:span><text:span text:style-name="T27">פ"ק</text:span><text:span text:style-name="T1"> </text:span><text:span text:style-name="T27">דזבחים</text:span><text:span text:style-name="T1"> </text:span><text:span text:style-name="T27">[דף</text:span><text:span text:style-name="T1"> </text:span><text:span text:style-name="T27">יג.] דקתני</text:span><text:span text:style-name="T1"> </text:span><text:span text:style-name="T27">'יצאו</text:span><text:span text:style-name="T1"> </text:span><text:span text:style-name="T27">שפיכת</text:span><text:span text:style-name="T1"> </text:span><text:span text:style-name="T27">שיריים</text:span><text:span text:style-name="T1"> </text:span><text:span text:style-name="T27">והקטרת</text:span><text:span text:style-name="T1"> </text:span><text:span text:style-name="T27">אימורים</text:span><text:span text:style-name="T1"> </text:span><text:span text:style-name="T27">שאין</text:span><text:span text:style-name="T1"> </text:span><text:span text:style-name="T27">מעכבין'; וגם</text:span><text:span text:style-name="T1"> </text:span><text:span text:style-name="T27">לא</text:span><text:span text:style-name="T1"> </text:span><text:span text:style-name="T27">קבעי</text:span><text:span text:style-name="T1"> </text:span><text:span text:style-name="T27">במחשב</text:span><text:span text:style-name="T1"> </text:span><text:span text:style-name="T27">בזריקה</text:span><text:span text:style-name="T1"> </text:span><text:span text:style-name="T27">ע"מ</text:span><text:span text:style-name="T1"> </text:span><text:span text:style-name="T27">לשפוך</text:span><text:span text:style-name="T1"> </text:span><text:span text:style-name="T27">שיריים</text:span><text:span text:style-name="T1"> </text:span><text:span text:style-name="T27">למחר, דהא</text:span><text:span text:style-name="T1"> </text:span><text:span text:style-name="T27">נמי</text:span><text:span text:style-name="T1"> </text:span><text:span text:style-name="T27">פשיטא</text:span><text:span text:style-name="T1"> </text:span><text:span text:style-name="T27">ליה</text:span><text:span text:style-name="T1"> </text:span><text:span text:style-name="T27">דפיגל, כדקאמר</text:span><text:span text:style-name="T1"> </text:span><text:span text:style-name="T27">נמי</text:span><text:span text:style-name="T1"> </text:span><text:span text:style-name="T27">התם; וטעמם</text:span><text:span text:style-name="T1"> </text:span><text:span text:style-name="T27">- משום</text:span><text:span text:style-name="T1"> </text:span><text:span text:style-name="T27">דבעינן</text:span><text:span text:style-name="T1"> </text:span><text:span text:style-name="T27">שיחשב</text:span><text:span text:style-name="T1"> </text:span><text:span text:style-name="T27">בארבע</text:span><text:span text:style-name="T1"> </text:span><text:span text:style-name="T27">עבודות</text:span><text:span text:style-name="T1"> </text:span><text:span text:style-name="T27">בדבר</text:span><text:span text:style-name="T1"> </text:span><text:span text:style-name="T27">שהיא</text:span><text:span text:style-name="T1"> </text:span><text:span text:style-name="T27">אכילת</text:span><text:span text:style-name="T1"> </text:span><text:span text:style-name="T27">אדם</text:span><text:span text:style-name="T1"> </text:span><text:span text:style-name="T27">או</text:span><text:span text:style-name="T1"> </text:span><text:span text:style-name="T27">אכילת</text:span><text:span text:style-name="T1"> </text:span><text:span text:style-name="T27">מזבח, ושפיכת</text:span><text:span text:style-name="T1"> </text:span><text:span text:style-name="T27">שיירים</text:span><text:span text:style-name="T1"> </text:span><text:span text:style-name="T27">אכילת</text:span><text:span text:style-name="T1"> </text:span><text:span text:style-name="T27">מזבח</text:span><text:span text:style-name="T1"> </text:span><text:span text:style-name="T27">היא, אך</text:span><text:span text:style-name="T1"> </text:span><text:span text:style-name="T27">לא</text:span><text:span text:style-name="T1"> </text:span><text:span text:style-name="T27">ארבע</text:span><text:span text:style-name="T1"> </text:span><text:span text:style-name="T27">עבודות</text:span><text:span text:style-name="T1"> </text:span><text:span text:style-name="T27">היא;</text:span></text:p>
      <text:p text:style-name="P24"><text:span text:style-name="T27">אלא</text:span><text:span text:style-name="T1"> </text:span><text:span text:style-name="T27">נראה</text:span><text:span text:style-name="T1"> </text:span><text:span text:style-name="T27">לר"י</text:span><text:span text:style-name="T1"> </text:span><text:span text:style-name="T27">דקבעי</text:span><text:span text:style-name="T1"> </text:span><text:span text:style-name="T27">במחשב</text:span><text:span text:style-name="T1"> </text:span><text:span text:style-name="T27">בשעת</text:span><text:span text:style-name="T1"> </text:span><text:span text:style-name="T27">זריקה</text:span><text:span text:style-name="T1"> </text:span><text:span text:style-name="T27">על</text:span><text:span text:style-name="T1"> </text:span><text:span text:style-name="T27">מנת</text:span><text:span text:style-name="T1"> </text:span><text:span text:style-name="T27">לזרוק</text:span><text:span text:style-name="T1"> </text:span><text:span text:style-name="T27">הדם</text:span><text:span text:style-name="T1"> </text:span><text:span text:style-name="T27">שנשפך</text:span><text:span text:style-name="T1"> </text:span><text:span text:style-name="T27">מן</text:span><text:span text:style-name="T1"> </text:span><text:span text:style-name="T27">הכלי</text:span><text:span text:style-name="T1"> </text:span><text:span text:style-name="T27">למחר, דתנן</text:span><text:span text:style-name="T1"> </text:span><text:span text:style-name="T27">זבחים</text:span><text:span text:style-name="T1"> </text:span><text:span text:style-name="T27">[דף</text:span><text:span text:style-name="T1"> </text:span><text:span text:style-name="T27">כה. ודף</text:span><text:span text:style-name="T1"> </text:span><text:span text:style-name="T27">לב.] 'נשפך</text:span><text:span text:style-name="T1"> </text:span><text:span text:style-name="T27">על</text:span><text:span text:style-name="T1"> </text:span><text:span text:style-name="T27">הרצפה</text:span><text:span text:style-name="T1"> </text:span><text:span text:style-name="T27">ואספו</text:span><text:span text:style-name="T1"> – </text:span><text:span text:style-name="T27">פסול; מן</text:span><text:span text:style-name="T1"> </text:span><text:span text:style-name="T27">הכלי</text:span><text:span text:style-name="T1"> </text:span><text:span text:style-name="T27">ואספו</text:span><text:span text:style-name="T1"> – </text:span><text:span text:style-name="T27">כשר'; מי</text:span><text:span text:style-name="T1"> </text:span><text:span text:style-name="T27">אמרינן</text:span><text:span text:style-name="T1"> </text:span><text:span text:style-name="T27">הא</text:span><text:span text:style-name="T1"> </text:span><text:span text:style-name="T27">חזי: דאם</text:span><text:span text:style-name="T1"> </text:span><text:span text:style-name="T27">ירצה</text:span><text:span text:style-name="T1"> </text:span><text:span text:style-name="T27">יאספנו</text:span><text:span text:style-name="T1"> </text:span><text:span text:style-name="T27">ויזרקנו? או</text:span><text:span text:style-name="T1"> </text:span><text:span text:style-name="T27">דלמא</text:span><text:span text:style-name="T1"> </text:span><text:span text:style-name="T27">הואיל</text:span><text:span text:style-name="T1"> </text:span><text:span text:style-name="T27">ואין</text:span><text:span text:style-name="T1"> </text:span><text:span text:style-name="T27">מצוה</text:span><text:span text:style-name="T1"> </text:span><text:span text:style-name="T27">לאוספו</text:span><text:span text:style-name="T1"> </text:span><text:span text:style-name="T27">הוה</text:span><text:span text:style-name="T1"> </text:span><text:span text:style-name="T27">ליה</text:span><text:span text:style-name="T1"> </text:span><text:span text:style-name="T27">הולך</text:span><text:span text:style-name="T1"> </text:span><text:span text:style-name="T27">לאיבוד?</text:span></text:p>
      <text:p text:style-name="P27">אלא<text:span text:style-name="T1"> </text:span>דקתני<text:span text:style-name="T1"> </text:span>'<text:span text:style-name="T26">(</text:span><text:span text:style-name="T28">מחשבין</text:span><text:span text:style-name="T26">)</text:span> על<text:span text:style-name="T1"> </text:span>האבוד<text:span text:style-name="T1"> </text:span>ועל<text:span text:style-name="T1"> </text:span>השרוף' קשיא<text:span text:style-name="T1"> </text:span><text:span text:style-name="T26">(</text:span><text:span text:style-name="T28">כלומר: והא</text:span><text:span text:style-name="T2"> </text:span><text:span text:style-name="T28">משמע</text:span><text:span text:style-name="T2"> </text:span><text:span text:style-name="T28">מהא</text:span><text:span text:style-name="T2"> </text:span><text:span text:style-name="T28">ברייתא</text:span><text:span text:style-name="T2"> </text:span><text:span text:style-name="T28">דמהניא</text:span><text:span text:style-name="T2"> </text:span><text:span text:style-name="T28">מחשבה</text:span><text:span text:style-name="T2"> </text:span><text:span text:style-name="T28">דזריקה</text:span><text:span text:style-name="T2"> </text:span><text:span text:style-name="T28">לאבוד</text:span><text:span text:style-name="T2"> </text:span><text:span text:style-name="T28">ושרוף</text:span><text:span text:style-name="T2"> </text:span><text:span text:style-name="T28">לפגולי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ליתנהו</text:span><text:span text:style-name="T2"> </text:span><text:span text:style-name="T28">בעולם</text:span><text:span text:style-name="T2"> </text:span><text:span text:style-name="T28">- הכי</text:span><text:span text:style-name="T2"> </text:span><text:span text:style-name="T28">נמי</text:span><text:span text:style-name="T2"> </text:span><text:span text:style-name="T28">דין</text:span><text:span text:style-name="T2"> </text:span><text:span text:style-name="T28">הוא</text:span><text:span text:style-name="T2"> </text:span><text:span text:style-name="T28">דתהני</text:span><text:span text:style-name="T2"> </text:span><text:span text:style-name="T28">זריקה</text:span><text:span text:style-name="T2"> </text:span><text:span text:style-name="T28">לכשיצא</text:span><text:span text:style-name="T2"> </text:span><text:span text:style-name="T28">כולו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דמי</text:span><text:span text:style-name="T2"> </text:span><text:span text:style-name="T28">כמאן</text:span><text:span text:style-name="T2"> </text:span><text:span text:style-name="T28">דליתיה</text:span><text:span text:style-name="T2"> </text:span><text:span text:style-name="T28">בעולם</text:span><text:span text:style-name="T26">)</text:span>!?</text:p>
      <text:p text:style-name="P27">אמר<text:span text:style-name="T1"> </text:span>רבא: אימא<text:span text:style-name="T1"> </text:span>'<text:span text:style-name="T26">(</text:span><text:span text:style-name="T28">מחשבין</text:span><text:span text:style-name="T26">)</text:span> על<text:span text:style-name="T1"> </text:span>העומד<text:span text:style-name="T1"> </text:span>לאיבוד<text:span text:style-name="T1"> </text:span>ועל<text:span text:style-name="T1"> </text:span>העומד<text:span text:style-name="T1"> </text:span>לישרף' <text:span text:style-name="T26">(</text:span><text:span text:style-name="T28">דכיון</text:span><text:span text:style-name="T2"> </text:span><text:span text:style-name="T28">דבשעת</text:span><text:span text:style-name="T2"> </text:span><text:span text:style-name="T28">זריקה, כשחישב, אכתי</text:span><text:span text:style-name="T2"> </text:span><text:span text:style-name="T28">הוו</text:span><text:span text:style-name="T2"> </text:span><text:span text:style-name="T28">קמן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שוב</text:span><text:span text:style-name="T2"> </text:span><text:span text:style-name="T28">נאבדו</text:span><text:span text:style-name="T2"> </text:span><text:span text:style-name="T28">או</text:span><text:span text:style-name="T2"> </text:span><text:span text:style-name="T28">נשרפו</text:span><text:span text:style-name="T2"> </text:span><text:span text:style-name="T28">- מהניא</text:span><text:span text:style-name="T2"> </text:span><text:span text:style-name="T28">בהו</text:span><text:span text:style-name="T2"> </text:span><text:span text:style-name="T28">מחשבה, אבל</text:span><text:span text:style-name="T2"> </text:span><text:span text:style-name="T28">הכא: הבשר</text:span><text:span text:style-name="T2"> </text:span><text:span text:style-name="T28">יצא</text:span><text:span text:style-name="T2"> </text:span><text:span text:style-name="T28">כולו</text:span><text:span text:style-name="T2"> </text:span><text:span text:style-name="T28">לפני</text:span><text:span text:style-name="T2"> </text:span><text:span text:style-name="T28">זריקה</text:span><text:span text:style-name="T2"> </text:span><text:span text:style-name="T28">- כמאן</text:span><text:span text:style-name="T2"> </text:span><text:span text:style-name="T28">דליתא</text:span><text:span text:style-name="T2"> </text:span><text:span text:style-name="T28">דמי</text:span><text:span text:style-name="T2"> </text:span><text:span text:style-name="T28">בשעת</text:span><text:span text:style-name="T2"> </text:span><text:span text:style-name="T28">זריקה</text:span><text:span text:style-name="T2"> </text:span><text:span text:style-name="T28">- אין</text:span><text:span text:style-name="T2"> </text:span><text:span text:style-name="T28">זריקה</text:span><text:span text:style-name="T2"> </text:span><text:span text:style-name="T28">מועלת</text:span><text:span text:style-name="T2"> </text:span><text:span text:style-name="T28">לבשר</text:span><text:span text:style-name="T2"> </text:span><text:span text:style-name="T28">להוציאו</text:span><text:span text:style-name="T2"> </text:span><text:span text:style-name="T28">מידי</text:span><text:span text:style-name="T2"> </text:span><text:span text:style-name="T28">מעילה; והא</text:span><text:span text:style-name="T2"> </text:span><text:span text:style-name="T28">דקאמר</text:span><text:span text:style-name="T2"> </text:span><text:span text:style-name="T28">'עומד</text:span><text:span text:style-name="T2"> </text:span><text:span text:style-name="T28">ליאבד</text:span><text:span text:style-name="T2"> </text:span><text:span text:style-name="T28">ולישרף' - לא</text:span><text:span text:style-name="T2"> </text:span><text:span text:style-name="T28">אמר</text:span><text:span text:style-name="T2"> </text:span><text:span text:style-name="T28">שדינן</text:span><text:span text:style-name="T2"> </text:span><text:span text:style-name="T28">הוא</text:span><text:span text:style-name="T2"> </text:span><text:span text:style-name="T28">ליאבד</text:span><text:span text:style-name="T2"> </text:span><text:span text:style-name="T28">ולישרף, אלא</text:span><text:span text:style-name="T2"> </text:span><text:span text:style-name="T28">שנאבדו</text:span><text:span text:style-name="T2"> </text:span><text:span text:style-name="T28">השתא</text:span><text:span text:style-name="T2"> </text:span><text:span text:style-name="T28">או</text:span><text:span text:style-name="T2"> </text:span><text:span text:style-name="T28">נשרפו; 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הוו</text:span><text:span text:style-name="T2"> </text:span><text:span text:style-name="T28">קמן</text:span><text:span text:style-name="T2"> </text:span><text:span text:style-name="T28">בשעת</text:span><text:span text:style-name="T2"> </text:span><text:span text:style-name="T28">זריקה</text:span><text:span text:style-name="T2"> </text:span><text:span text:style-name="T28">- הוכיח</text:span><text:span text:style-name="T2"> </text:span><text:span text:style-name="T28">סופן</text:span><text:span text:style-name="T2"> </text:span><text:span text:style-name="T28">על</text:span><text:span text:style-name="T2"> </text:span><text:span text:style-name="T28">תחלתן</text:span><text:span text:style-name="T2"> </text:span><text:span text:style-name="T28">שהיו</text:span><text:span text:style-name="T2"> </text:span><text:span text:style-name="T28">עומדין</text:span><text:span text:style-name="T2"> </text:span><text:span text:style-name="T28">ליאבד</text:span><text:span text:style-name="T2"> </text:span><text:span text:style-name="T28">ולישרף</text:span><text:span text:style-name="T26">)</text:span>. </text:p>
      <text:p text:style-name="P27">אמר<text:span text:style-name="T1"> </text:span>רב<text:span text:style-name="T1"> </text:span>פפא: לא<text:span text:style-name="T1"> </text:span>אמר<text:span text:style-name="T1"> </text:span>רב<text:span text:style-name="T1"> </text:span>עקיבא<text:span text:style-name="T1"> </text:span>'זריקה<text:span text:style-name="T1"> </text:span>מועלת<text:span text:style-name="T1"> </text:span>ליוצא' אלא<text:span text:style-name="T1"> </text:span>שיצא<text:span text:style-name="T1"> </text:span>בשר, אבל<text:span text:style-name="T1"> </text:span><text:span text:style-name="T26">(</text:span><text:span text:style-name="T28">יצא</text:span><text:span text:style-name="T26">)</text:span> דם<text:span text:style-name="T1"> </text:span><text:span text:style-name="T26">(</text:span><text:span text:style-name="T28">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חזר</text:span><text:span text:style-name="T2"> </text:span><text:span text:style-name="T28">והכניסו</text:span><text:span text:style-name="T2"> </text:span><text:span text:style-name="T28">וזרקו</text:span><text:span text:style-name="T26">)</text:span> - אין<text:span text:style-name="T1"> </text:span>זריקה<text:span text:style-name="T1"> </text:span>מועלת<text:span text:style-name="T1"> </text:span>ליוצא<text:span text:style-name="T1"> </text:span><text:span text:style-name="T26">(</text:span><text:span text:style-name="T28">אין</text:span><text:span text:style-name="T2"> </text:span><text:span text:style-name="T28">זריקה</text:span><text:span text:style-name="T2"> </text:span><text:span text:style-name="T28">של</text:span><text:span text:style-name="T2"> </text:span><text:span text:style-name="T28">אותו</text:span><text:span text:style-name="T2"> </text:span><text:span text:style-name="T28">דם</text:span><text:span text:style-name="T2"> </text:span><text:span text:style-name="T28">שיצא</text:span><text:span text:style-name="T2"> </text:span><text:span text:style-name="T28">מועלת</text:span><text:span text:style-name="T2"> </text:span><text:span text:style-name="T28">להוציא</text:span><text:span text:style-name="T2"> </text:span><text:span text:style-name="T28">הבשר</text:span><text:span text:style-name="T2"> </text:span><text:span text:style-name="T28">מידי</text:span><text:span text:style-name="T2"> </text:span><text:span text:style-name="T28">מעילה</text:span><text:span text:style-name="T26">)</text:span>; </text:p>
      <text:p text:style-name="P27">תניא<text:span text:style-name="T1"> </text:span>נמי<text:span text:style-name="T1"> </text:span>הכי: '<text:span text:style-name="T116">שחט</text:span><text:span text:style-name="T4"> </text:span><text:span text:style-name="T116">בשתיקה</text:span><text:span text:style-name="T4"> </text:span><text:span text:style-name="T26">(</text:span><text:span text:style-name="T28">בכשרות: שלא</text:span><text:span text:style-name="T2"> </text:span><text:span text:style-name="T28">חישב</text:span><text:span text:style-name="T2"> </text:span><text:span text:style-name="T28">בה</text:span><text:span text:style-name="T2"> </text:span><text:span text:style-name="T28">שום</text:span><text:span text:style-name="T2"> </text:span><text:span text:style-name="T28">פסול</text:span><text:span text:style-name="T26">)</text:span><text:span text:style-name="T116"> ויצא</text:span><text:span text:style-name="T4"> </text:span><text:span text:style-name="T116">דם</text:span><text:span text:style-name="T4"> </text:span><text:span text:style-name="T26">(</text:span><text:span text:style-name="T28">ושוב</text:span><text:span text:style-name="T2"> </text:span><text:span text:style-name="T28">יצא</text:span><text:span text:style-name="T2"> </text:span><text:span text:style-name="T28">הדם</text:span><text:span text:style-name="T2"> </text:span><text:span text:style-name="T28">חוץ</text:span><text:span text:style-name="T2"> </text:span><text:span text:style-name="T28">לעזרה</text:span><text:span text:style-name="T26">)</text:span><text:span text:style-name="T116">, אף</text:span><text:span text:style-name="T4"> </text:span><text:span text:style-name="T116">על</text:span><text:span text:style-name="T4"> </text:span><text:span text:style-name="T116">פי</text:span><text:span text:style-name="T4"> </text:span><text:span text:style-name="T116">שחזר</text:span><text:span text:style-name="T4"> </text:span><text:span text:style-name="T116">וזרקו</text:span><text:span text:style-name="T4"> </text:span><text:span text:style-name="T116">- לא</text:span><text:span text:style-name="T4"> </text:span><text:span text:style-name="T116">עשה</text:span><text:span text:style-name="T4"> </text:span><text:span text:style-name="T116">ולא</text:span><text:span text:style-name="T4"> </text:span><text:span text:style-name="T116">כלום, בקדשי</text:span><text:span text:style-name="T4"> </text:span><text:span text:style-name="T116">קדשים</text:span><text:span text:style-name="T4"> </text:span><text:span text:style-name="T116">- מועלין</text:span><text:span text:style-name="T4"> </text:span><text:span text:style-name="T116">בו</text:span><text:span text:style-name="T4"> </text:span><text:span text:style-name="T26">(</text:span><text:span text:style-name="T28">דהאי</text:span><text:span text:style-name="T2"> </text:span><text:soft-page-break/><text:span text:style-name="T28">זריקה</text:span><text:span text:style-name="T2"> </text:span><text:span text:style-name="T28">אינה</text:span><text:span text:style-name="T2"> </text:span><text:span text:style-name="T28">מתרת</text:span><text:span text:style-name="T2"> </text:span><text:span text:style-name="T28">הבשר</text:span><text:span text:style-name="T2"> </text:span><text:span text:style-name="T28">לכהנים</text:span><text:span text:style-name="T26">)</text:span><text:span text:style-name="T116">, בקדשים</text:span><text:span text:style-name="T4"> </text:span><text:span text:style-name="T116">קלים</text:span><text:span text:style-name="T4"> </text:span><text:span text:style-name="T116">- אין</text:span><text:span text:style-name="T4"> </text:span><text:span text:style-name="T116">מועלין</text:span><text:span text:style-name="T4"> </text:span><text:span text:style-name="T116">בו</text:span><text:span text:style-name="T4"> </text:span><text:span text:style-name="T26">(</text:span><text:span text:style-name="T28">באימורין</text:span><text:span text:style-name="T2"> </text:span><text:span text:style-name="T28">משום</text:span><text:span text:style-name="T2"> </text:span><text:span text:style-name="T28">זריקה</text:span><text:span text:style-name="T2"> </text:span><text:span text:style-name="T28">זו, דהאי</text:span><text:span text:style-name="T2"> </text:span><text:span text:style-name="T28">זריקה</text:span><text:span text:style-name="T2"> </text:span><text:span text:style-name="T28">- לאו</text:span><text:span text:style-name="T2"> </text:span><text:span text:style-name="T28">כלום</text:span><text:span text:style-name="T2"> </text:span><text:span text:style-name="T28">היא</text:span><text:span text:style-name="T26">)'</text:span>. </text:p>
      <text:p text:style-name="P28"/>
      <text:p text:style-name="P27">א"ר<text:span text:style-name="T1"> </text:span>עקיבא<text:span text:style-name="T1"> </text:span>הא<text:span text:style-name="T1"> </text:span>זה<text:span text:style-name="T1"> </text:span>למה<text:span text:style-name="T1"> </text:span>דומה<text:span text:style-name="T1"> </text:span><text:span text:style-name="T26">[והרי</text:span><text:span text:style-name="T2"> </text:span><text:span text:style-name="T26">המפריש</text:span><text:span text:style-name="T2"> </text:span><text:span text:style-name="T26">חטאתו</text:span><text:span text:style-name="T2"> </text:span><text:span text:style-name="T26">ואבדה</text:span><text:span text:style-name="T2"> </text:span><text:span text:style-name="T26">והפריש</text:span><text:span text:style-name="T2"> </text:span><text:span text:style-name="T26">אחרת</text:span><text:span text:style-name="T2"> </text:span><text:span text:style-name="T26">תחתיה, ואחר</text:span><text:span text:style-name="T2"> </text:span><text:span text:style-name="T26">כך</text:span><text:span text:style-name="T2"> </text:span><text:span text:style-name="T26">נמצאת</text:span><text:span text:style-name="T2"> </text:span><text:span text:style-name="T26">הראשונה</text:span><text:span text:style-name="T2"> </text:span><text:span text:style-name="T26">והרי</text:span><text:span text:style-name="T2"> </text:span><text:span text:style-name="T26">שתיהן</text:span><text:span text:style-name="T2"> </text:span><text:span text:style-name="T26">עומדות, לא</text:span><text:span text:style-name="T2"> </text:span><text:span text:style-name="T26">כשם</text:span><text:span text:style-name="T2"> </text:span><text:span text:style-name="T26">שדמה</text:span><text:span text:style-name="T2"> </text:span><text:span text:style-name="T26">פוטר</text:span><text:span text:style-name="T2"> </text:span><text:span text:style-name="T26">את</text:span><text:span text:style-name="T2"> </text:span><text:span text:style-name="T26">בשרה</text:span><text:span text:style-name="T2"> </text:span><text:span text:style-name="T26">כך</text:span><text:span text:style-name="T2"> </text:span><text:span text:style-name="T26">הוא</text:span><text:span text:style-name="T2"> </text:span><text:span text:style-name="T26">פוטר</text:span><text:span text:style-name="T2"> </text:span><text:span text:style-name="T26">את</text:span><text:span text:style-name="T2"> </text:span><text:span text:style-name="T26">בשר</text:span><text:span text:style-name="T2"> </text:span><text:span text:style-name="T26">חברתה? אם</text:span><text:span text:style-name="T2"> </text:span><text:span text:style-name="T26">פטר</text:span><text:span text:style-name="T2"> </text:span><text:span text:style-name="T26">דמה</text:span><text:span text:style-name="T2"> </text:span><text:span text:style-name="T26">את</text:span><text:span text:style-name="T2"> </text:span><text:span text:style-name="T26">בשר</text:span><text:span text:style-name="T2"> </text:span><text:span text:style-name="T26">חברתה</text:span><text:span text:style-name="T2"> </text:span><text:span text:style-name="T26">מן</text:span><text:span text:style-name="T2"> </text:span><text:span text:style-name="T26">המעילה</text:span><text:span text:style-name="T2"> </text:span><text:span text:style-name="T26">- דין</text:span><text:span text:style-name="T2"> </text:span><text:span text:style-name="T26">הוא</text:span><text:span text:style-name="T2"> </text:span><text:span text:style-name="T26">שיפטראת</text:span><text:span text:style-name="T2"> </text:span><text:span text:style-name="T26">בשר</text:span><text:span text:style-name="T2"> </text:span><text:span text:style-name="T26">עצמה!]</text:span>: </text:p>
      <text:p text:style-name="P27">אמר<text:span text:style-name="T1"> </text:span>רבי<text:span text:style-name="T1"> </text:span>אלעזר: כי<text:span text:style-name="T1"> </text:span>אמר<text:span text:style-name="T1"> </text:span>רבי<text:span text:style-name="T1"> </text:span>עקיבא<text:span text:style-name="T1"> </text:span><text:span text:style-name="T26">(</text:span><text:span text:style-name="T28">כשם</text:span><text:span text:style-name="T2"> </text:span><text:span text:style-name="T28">שדמה</text:span><text:span text:style-name="T2"> </text:span><text:span text:style-name="T28">פוטר</text:span><text:span text:style-name="T2"> </text:span><text:span text:style-name="T28">את</text:span><text:span text:style-name="T2"> </text:span><text:span text:style-name="T28">בשרה</text:span><text:span text:style-name="T2"> </text:span><text:span text:style-name="T28">כך</text:span><text:span text:style-name="T2"> </text:span><text:span text:style-name="T28">פוטר</text:span><text:span text:style-name="T2"> </text:span><text:span text:style-name="T28">את</text:span><text:span text:style-name="T2"> </text:span><text:span text:style-name="T28">בשר</text:span><text:span text:style-name="T2"> </text:span><text:span text:style-name="T28">חברתה</text:span><text:span text:style-name="T26">)</text:span> - בבת<text:span text:style-name="T1"> </text:span>אחת<text:span text:style-name="T1"> </text:span><text:span text:style-name="T26">(</text:span><text:span text:style-name="T28">כגון</text:span><text:span text:style-name="T2"> </text:span><text:span text:style-name="T28">ששחטום</text:span><text:span text:style-name="T2"> </text:span><text:span text:style-name="T28">שני</text:span><text:span text:style-name="T2"> </text:span><text:span text:style-name="T28">כהנים</text:span><text:span text:style-name="T2"> </text:span><text:span text:style-name="T28">כאחת, דכחד</text:span><text:span text:style-name="T2"> </text:span><text:span text:style-name="T28">גופא</text:span><text:span text:style-name="T2"> </text:span><text:span text:style-name="T28">דמי: דלא</text:span><text:span text:style-name="T2"> </text:span><text:span text:style-name="T28">קדמה</text:span><text:span text:style-name="T2"> </text:span><text:span text:style-name="T28">שחיטה</text:span><text:span text:style-name="T2"> </text:span><text:span text:style-name="T28">של</text:span><text:span text:style-name="T2"> </text:span><text:span text:style-name="T28">אחת</text:span><text:span text:style-name="T2"> </text:span><text:span text:style-name="T28">לשל</text:span><text:span text:style-name="T2"> </text:span><text:span text:style-name="T28">חברתה</text:span><text:span text:style-name="T26">)</text:span>, אבל<text:span text:style-name="T1"> </text:span>בזה<text:span text:style-name="T1"> </text:span>אחר<text:span text:style-name="T1"> </text:span>זה<text:span text:style-name="T1"> </text:span>- לא<text:span text:style-name="T1"> </text:span>אמר<text:span text:style-name="T1"> </text:span>רבי<text:span text:style-name="T1"> </text:span>עקיבא<text:span text:style-name="T1"> </text:span><text:span text:style-name="T26">(</text:span><text:span text:style-name="T28">משום</text:span><text:span text:style-name="T2"> </text:span><text:span text:style-name="T28">דבשעה</text:span><text:span text:style-name="T2"> </text:span><text:span text:style-name="T28">ששחט</text:span><text:span text:style-name="T2"> </text:span><text:span text:style-name="T28">הראשונה</text:span><text:span text:style-name="T2"> </text:span><text:span text:style-name="T28">- מיד</text:span><text:span text:style-name="T2"> </text:span><text:span text:style-name="T28">נעשית</text:span><text:span text:style-name="T2"> </text:span><text:span text:style-name="T28">השניה</text:span><text:span text:style-name="T2"> </text:span><text:span text:style-name="T28">מוֹתר</text:span><text:span text:style-name="T2"> </text:span><text:span text:style-name="T28">חטאת, והתם</text:span><text:span text:style-name="T2"> </text:span><text:span text:style-name="T28">אין</text:span><text:span text:style-name="T2"> </text:span><text:span text:style-name="T28">זריקת</text:span><text:span text:style-name="T2"> </text:span><text:span text:style-name="T28">דם</text:span><text:span text:style-name="T2"> </text:span><text:span text:style-name="T28">של</text:span><text:span text:style-name="T2"> </text:span><text:span text:style-name="T28">אחת</text:span><text:span text:style-name="T2"> </text:span><text:span text:style-name="T28">פוטרת</text:span><text:span text:style-name="T2"> </text:span><text:span text:style-name="T28">בשר</text:span><text:span text:style-name="T2"> </text:span><text:span text:style-name="T28">של</text:span><text:span text:style-name="T2"> </text:span><text:span text:style-name="T28">חברתה</text:span><text:span text:style-name="T26">)</text:span>. </text:p>
      <text:p text:style-name="P23"><text:span text:style-name="T27">תוספות</text:span><text:span text:style-name="T1"> </text:span><text:span text:style-name="T27">ד"ה</text:span><text:span text:style-name="T1"> </text:span><text:span text:style-name="T27">לא</text:span><text:span text:style-name="T1"> </text:span><text:span text:style-name="T27">אמר</text:span><text:span text:style-name="T1"> </text:span><text:span text:style-name="T27">ר"ע</text:span><text:span text:style-name="T1"> </text:span><text:span text:style-name="T27">אלא</text:span><text:span text:style-name="T1"> </text:span><text:span text:style-name="T27">ששחט</text:span><text:span text:style-name="T1"> </text:span><text:span text:style-name="T27">כו'. כלומר: לא</text:span><text:span text:style-name="T1"> </text:span><text:span text:style-name="T27">אמר</text:span><text:span text:style-name="T1"> </text:span><text:span text:style-name="T27">רבי</text:span><text:span text:style-name="T1"> </text:span><text:span text:style-name="T27">עקיבא</text:span><text:span text:style-name="T1"> </text:span><text:span text:style-name="T27">בההיא</text:span><text:span text:style-name="T1"> </text:span><text:span text:style-name="T27">חטאת</text:span><text:span text:style-name="T1"> </text:span><text:span text:style-name="T27">שאבד</text:span><text:span text:style-name="T1"> </text:span><text:span text:style-name="T27">כו' דזריקה</text:span><text:span text:style-name="T1"> </text:span><text:span text:style-name="T27">של</text:span><text:span text:style-name="T1"> </text:span><text:span text:style-name="T27">אחת</text:span><text:span text:style-name="T1"> </text:span><text:span text:style-name="T27">מהן</text:span><text:span text:style-name="T1"> </text:span><text:span text:style-name="T27">פוטרת</text:span><text:span text:style-name="T1"> </text:span><text:span text:style-name="T27">בשר</text:span><text:span text:style-name="T1"> </text:span><text:span text:style-name="T27">חברתה</text:span><text:span text:style-name="T1"> </text:span><text:span text:style-name="T27">מן</text:span><text:span text:style-name="T1"> </text:span><text:span text:style-name="T27">המעילה</text:span><text:span text:style-name="T1"> </text:span><text:span text:style-name="T27">אלא</text:span><text:span text:style-name="T1"> </text:span><text:span text:style-name="T27">ששחט</text:span><text:span text:style-name="T1"> </text:span><text:span text:style-name="T27">שתיהן</text:span><text:span text:style-name="T1"> </text:span><text:span text:style-name="T128">בבת</text:span><text:span text:style-name="T131"> </text:span><text:span text:style-name="T128">אחת</text:span><text:span text:style-name="T27">; יש</text:span><text:span text:style-name="T1"> </text:span><text:span text:style-name="T27">להסתפק</text:span><text:span text:style-name="T1"> </text:span><text:span text:style-name="T27">אי</text:span><text:span text:style-name="T1"> </text:span><text:span text:style-name="T27">רצה</text:span><text:span text:style-name="T1"> </text:span><text:span text:style-name="T27">לומר</text:span><text:span text:style-name="T1"> </text:span><text:span text:style-name="T27">בסכין</text:span><text:span text:style-name="T1"> </text:span><text:span text:style-name="T27">ארוכה</text:span><text:span text:style-name="T1"> </text:span><text:span text:style-name="T27">במשמע, או</text:span><text:span text:style-name="T1"> </text:span><text:span text:style-name="T27">אפילו</text:span><text:span text:style-name="T1"> </text:span><text:span text:style-name="T27">בזה</text:span><text:span text:style-name="T1"> </text:span><text:span text:style-name="T27">אחר</text:span><text:span text:style-name="T1"> </text:span><text:span text:style-name="T27">זה, וקרי</text:span><text:span text:style-name="T1"> </text:span><text:span text:style-name="T27">לה</text:span><text:span text:style-name="T1"> </text:span><text:span text:style-name="T27">'בבת</text:span><text:span text:style-name="T1"> </text:span><text:span text:style-name="T27">אחת' דכשר</text:span><text:span text:style-name="T1"> </text:span><text:span text:style-name="T27">ליזרק</text:span><text:span text:style-name="T1"> </text:span><text:span text:style-name="T27">בבת</text:span><text:span text:style-name="T1"> </text:span><text:span text:style-name="T27">אחת, כגון</text:span><text:span text:style-name="T1"> </text:span><text:span text:style-name="T27">שחט</text:span><text:span text:style-name="T1"> </text:span><text:span text:style-name="T27">זה</text:span><text:span text:style-name="T1"> </text:span><text:span text:style-name="T27">אחר</text:span><text:span text:style-name="T1"> </text:span><text:span text:style-name="T27">זה</text:span><text:span text:style-name="T1"> </text:span><text:span text:style-name="T27">וקיבל</text:span><text:span text:style-name="T1"> </text:span><text:span text:style-name="T27">זה</text:span><text:span text:style-name="T1"> </text:span><text:span text:style-name="T27">אחר</text:span><text:span text:style-name="T1"> </text:span><text:span text:style-name="T27">זה</text:span><text:span text:style-name="T1"> </text:span><text:span text:style-name="T27">קודם</text:span><text:span text:style-name="T1"> </text:span><text:span text:style-name="T27">שיזרוק</text:span><text:span text:style-name="T1"> </text:span><text:span text:style-name="T27">כלל, דרצה</text:span><text:span text:style-name="T1"> </text:span><text:span text:style-name="T27">מזה</text:span><text:span text:style-name="T1"> </text:span><text:span text:style-name="T27">זורק</text:span><text:span text:style-name="T1"> </text:span><text:span text:style-name="T27">רצה</text:span><text:span text:style-name="T1"> </text:span><text:span text:style-name="T27">מזה</text:span><text:span text:style-name="T1"> </text:span><text:span text:style-name="T27">זורק; אבל</text:span><text:span text:style-name="T1"> </text:span><text:span text:style-name="T27">בזה</text:span><text:span text:style-name="T1"> </text:span><text:span text:style-name="T27">אחר</text:span><text:span text:style-name="T1"> </text:span><text:span text:style-name="T27">זה</text:span><text:span text:style-name="T1"> </text:span><text:span text:style-name="T27">כגון</text:span><text:span text:style-name="T1"> </text:span><text:span text:style-name="T27">שקבל</text:span><text:span text:style-name="T1"> </text:span><text:span text:style-name="T27">דמה</text:span><text:span text:style-name="T1"> </text:span><text:span text:style-name="T27">של</text:span><text:span text:style-name="T1"> </text:span><text:span text:style-name="T27">זו</text:span><text:span text:style-name="T1"> </text:span><text:span text:style-name="T27">וזרקו</text:span><text:span text:style-name="T1"> </text:span><text:span text:style-name="T27">עד</text:span><text:span text:style-name="T1"> </text:span><text:span text:style-name="T27">שלא</text:span><text:span text:style-name="T1"> </text:span><text:span text:style-name="T27">קיבל</text:span><text:span text:style-name="T1"> </text:span><text:span text:style-name="T27">את</text:span><text:span text:style-name="T1"> </text:span><text:span text:style-name="T27">האחרת</text:span><text:span text:style-name="T1"> </text:span><text:span text:style-name="T27">- לא</text:span><text:span text:style-name="T1"> </text:span><text:span text:style-name="T27">אמר</text:span><text:span text:style-name="T1"> </text:span><text:span text:style-name="T27">רבי</text:span><text:span text:style-name="T1"> </text:span><text:span text:style-name="T27">עקיבא, ומודה</text:span><text:span text:style-name="T1"> </text:span><text:span text:style-name="T27">בכי</text:span><text:span text:style-name="T1"> </text:span><text:span text:style-name="T27">האי</text:span><text:span text:style-name="T1"> </text:span><text:span text:style-name="T27">גוונא</text:span><text:span text:style-name="T1"> </text:span><text:span text:style-name="T27">דאינו</text:span><text:span text:style-name="T1"> </text:span><text:span text:style-name="T27">פוטר</text:span><text:span text:style-name="T1"> </text:span><text:span text:style-name="T27">הדם</text:span><text:span text:style-name="T1"> </text:span><text:span text:style-name="T27">הנזרק</text:span><text:span text:style-name="T1"> </text:span><text:span text:style-name="T27">בשר</text:span><text:span text:style-name="T1"> </text:span><text:span text:style-name="T27">האחרת</text:span><text:span text:style-name="T1"> </text:span><text:span text:style-name="T27">מן</text:span><text:span text:style-name="T1"> </text:span><text:span text:style-name="T27">המעילה.</text:span></text:p>
      <text:p text:style-name="P27"/>
      <text:p text:style-name="P27">תניא: '<text:span text:style-name="T116">אמר</text:span><text:span text:style-name="T4"> </text:span><text:span text:style-name="T116">רבי</text:span><text:span text:style-name="T4"> </text:span><text:span text:style-name="T116">שמעון: כשהלכתי</text:span><text:span text:style-name="T4"> </text:span><text:span text:style-name="T116">לכפר</text:span><text:span text:style-name="T4"> </text:span><text:span text:style-name="T116">פאני</text:span><text:span text:style-name="T4"> </text:span><text:span text:style-name="T116">מצאני</text:span><text:span text:style-name="T4"> </text:span><text:span text:style-name="T116">זקן</text:span><text:span text:style-name="T4"> </text:span><text:span text:style-name="T116">אחד, ואמר</text:span><text:span text:style-name="T4"> </text:span><text:span text:style-name="T116">לי</text:span><text:span text:style-name="T4"> </text:span><text:span text:style-name="T26">(</text:span><text:span text:style-name="T28">בלשון</text:span><text:span text:style-name="T2"> </text:span><text:span text:style-name="T28">שאלה</text:span><text:span text:style-name="T26">)</text:span><text:span text:style-name="T116">: אומר</text:span><text:span text:style-name="T4"> </text:span><text:span text:style-name="T116">היה</text:span><text:span text:style-name="T4"> </text:span><text:span text:style-name="T116">רבי</text:span><text:span text:style-name="T4"> </text:span><text:span text:style-name="T116">עקיבא</text:span><text:span text:style-name="T4"> </text:span><text:span text:style-name="T116">זריקה</text:span><text:span text:style-name="T4"> </text:span><text:span text:style-name="T116">מועלת</text:span><text:span text:style-name="T4"> </text:span><text:span text:style-name="T116">ליוצא</text:span><text:span text:style-name="T4"> </text:span><text:span text:style-name="T26">(</text:span><text:span text:style-name="T28">דהכי</text:span><text:span text:style-name="T2"> </text:span><text:span text:style-name="T28">משמע</text:span><text:span text:style-name="T2"> </text:span><text:span text:style-name="T28">במתניתין</text:span><text:span text:style-name="T26">)</text:span><text:span text:style-name="T116">? אמרתי</text:span><text:span text:style-name="T4"> </text:span><text:span text:style-name="T116">לו: הן! וכשבאתי</text:span><text:span text:style-name="T4"> </text:span><text:span text:style-name="T116">והרציתי</text:span><text:span text:style-name="T4"> </text:span><text:span text:style-name="T116">דברים</text:span><text:span text:style-name="T4"> </text:span><text:span text:style-name="T116">לפני</text:span><text:span text:style-name="T4"> </text:span><text:span text:style-name="T116">חבירי</text:span><text:span text:style-name="T4"> </text:span><text:span text:style-name="T116">שבגליל</text:span><text:span text:style-name="T4"> </text:span><text:span text:style-name="T116">אמרו</text:span><text:span text:style-name="T4"> </text:span><text:span text:style-name="T116">לי: הלא</text:span><text:span text:style-name="T4"> </text:span><text:span text:style-name="T116">פסול</text:span><text:span text:style-name="T4"> </text:span><text:span text:style-name="T116">הוא</text:span><text:span text:style-name="T4"> </text:span><text:span text:style-name="T26">(</text:span><text:span text:style-name="T28">שיצא</text:span><text:span text:style-name="T26">)</text:span><text:span text:style-name="T116">, היאך</text:span><text:span text:style-name="T4"> </text:span><text:span text:style-name="T116">מרצה</text:span><text:span text:style-name="T4"> </text:span><text:span text:style-name="T116">על</text:span><text:span text:style-name="T4"> </text:span><text:span text:style-name="T116">הפסול? וכשיצאתי</text:span><text:span text:style-name="T4"> </text:span><text:span text:style-name="T116">והרציתי</text:span><text:span text:style-name="T4"> </text:span><text:span text:style-name="T116">דברים</text:span><text:span text:style-name="T4"> </text:span><text:span text:style-name="T116">לפני</text:span><text:span text:style-name="T4"> </text:span><text:span text:style-name="T116">רבי</text:span><text:span text:style-name="T4"> </text:span><text:span text:style-name="T116">עקיבא</text:span><text:span text:style-name="T4"> </text:span><text:span text:style-name="T116">- אמר</text:span><text:span text:style-name="T4"> </text:span><text:span text:style-name="T116">לי: בני, אי</text:span><text:span text:style-name="T4"> </text:span><text:span text:style-name="T116">אתה</text:span><text:span text:style-name="T4"> </text:span><text:span text:style-name="T116">אומר</text:span><text:span text:style-name="T4"> </text:span><text:span text:style-name="T116">כן</text:span><text:span text:style-name="T4"> </text:span><text:span text:style-name="T26">(</text:span><text:span text:style-name="T28">שתהא</text:span><text:span text:style-name="T2"> </text:span><text:span text:style-name="T28">זריקה</text:span><text:span text:style-name="T2"> </text:span><text:span text:style-name="T28">מועלת</text:span><text:span text:style-name="T2"> </text:span><text:span text:style-name="T28">ליוצא</text:span><text:span text:style-name="T2"> </text:span><text:span text:style-name="T28">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הוא</text:span><text:span text:style-name="T2"> </text:span><text:span text:style-name="T28">פסול</text:span><text:span text:style-name="T26">)</text:span><text:span text:style-name="T116">? והרי</text:span><text:span text:style-name="T4"> </text:span><text:span text:style-name="T116">המפריש</text:span><text:span text:style-name="T4"> </text:span><text:span text:style-name="T116">חטאתו</text:span><text:span text:style-name="T4"> </text:span><text:span text:style-name="T116">ואבדה, והפריש</text:span><text:span text:style-name="T4"> </text:span><text:span text:style-name="T116">אחרת</text:span><text:span text:style-name="T4"> </text:span><text:span text:style-name="T116">תחתיה, ואחר</text:span><text:span text:style-name="T4"> </text:span><text:span text:style-name="T116">כך</text:span><text:span text:style-name="T4"> </text:span><text:span text:style-name="T116">נמצאת</text:span><text:span text:style-name="T4"> </text:span><text:span text:style-name="T116">הראשונה</text:span><text:span text:style-name="T4"> </text:span><text:span text:style-name="T116">והרי</text:span><text:span text:style-name="T4"> </text:span><text:span text:style-name="T116">שתיהן</text:span><text:span text:style-name="T4"> </text:span><text:span text:style-name="T116">עומדות</text:span><text:span text:style-name="T4"> </text:span><text:span text:style-name="T116">- מועלין</text:span><text:span text:style-name="T4"> </text:span><text:span text:style-name="T116">בשתיהן, שחטן</text:span><text:span text:style-name="T4"> </text:span><text:span text:style-name="T116">והרי</text:span><text:span text:style-name="T4"> </text:span><text:span text:style-name="T116">דמן</text:span><text:span text:style-name="T4"> </text:span><text:span text:style-name="T116">מונח</text:span><text:span text:style-name="T4"> </text:span><text:span text:style-name="T116">בכוסות</text:span><text:span text:style-name="T4"> </text:span><text:span text:style-name="T26">(</text:span><text:span text:style-name="T28">כל</text:span><text:span text:style-name="T2"> </text:span><text:span text:style-name="T28">זמן</text:span><text:span text:style-name="T2"> </text:span><text:span text:style-name="T28">שלא</text:span><text:span text:style-name="T2"> </text:span><text:span text:style-name="T28">נזרק</text:span><text:span text:style-name="T26">)</text:span><text:span text:style-name="T116"> - מועלין</text:span><text:span text:style-name="T4"> </text:span><text:span text:style-name="T116">בשתיהן</text:span><text:span text:style-name="T4"> </text:span><text:span text:style-name="T26">(</text:span><text:span text:style-name="T28">דבשר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לפני</text:span><text:span text:style-name="T2"> </text:span><text:span text:style-name="T28">זריקה</text:span><text:span text:style-name="T2"> </text:span><text:span text:style-name="T28">מועלין</text:span><text:span text:style-name="T2"> </text:span><text:span text:style-name="T28">בו</text:span><text:span text:style-name="T26">)</text:span> </text:p>
      <text:p text:style-name="P3"/>
      <text:p text:style-name="P3">(מעילה<text:span text:style-name="T1"> </text:span>ז,ב)</text:p>
      <text:p text:style-name="P27"><text:span text:style-name="T116">נזרק</text:span><text:span text:style-name="T4"> </text:span><text:span text:style-name="T116">דם</text:span><text:span text:style-name="T4"> </text:span><text:span text:style-name="T116">של</text:span><text:span text:style-name="T4"> </text:span><text:span text:style-name="T116">אחד</text:span><text:span text:style-name="T4"> </text:span><text:span text:style-name="T116">מהם</text:span><text:span text:style-name="T4"> </text:span><text:span text:style-name="T26">(</text:span><text:span text:style-name="T28">נפסלה</text:span><text:span text:style-name="T2"> </text:span><text:span text:style-name="T28">השניה</text:span><text:span text:style-name="T2"> </text:span><text:span text:style-name="T28">במותר</text:span><text:span text:style-name="T2"> </text:span><text:span text:style-name="T28">חטאת</text:span><text:span text:style-name="T26">)</text:span><text:span text:style-name="T116">; אי</text:span><text:span text:style-name="T4"> </text:span><text:span text:style-name="T116">אתה</text:span><text:span text:style-name="T4"> </text:span><text:span text:style-name="T116">מודה</text:span><text:span text:style-name="T4"> </text:span><text:span text:style-name="T116">שכשם</text:span><text:span text:style-name="T4"> </text:span><text:span text:style-name="T116">שדמה</text:span><text:span text:style-name="T4"> </text:span><text:span text:style-name="T116">פוטר</text:span><text:span text:style-name="T4"> </text:span><text:span text:style-name="T116">את</text:span><text:span text:style-name="T4"> </text:span><text:span text:style-name="T116">בשרה</text:span><text:span text:style-name="T4"> </text:span><text:span text:style-name="T116">מן</text:span><text:span text:style-name="T4"> </text:span><text:span text:style-name="T116">המעילה</text:span><text:span text:style-name="T4"> </text:span><text:span text:style-name="T116">אף</text:span><text:span text:style-name="T4"> </text:span><text:span text:style-name="T116">יפטור</text:span><text:span text:style-name="T4"> </text:span><text:span text:style-name="T116">בשר</text:span><text:span text:style-name="T4"> </text:span><text:span text:style-name="T116">חבירתה</text:span><text:span text:style-name="T4"> </text:span><text:span text:style-name="T116">מן</text:span><text:span text:style-name="T4"> </text:span><text:span text:style-name="T116">המעילה? אם</text:span><text:span text:style-name="T4"> </text:span><text:span text:style-name="T116">הציל</text:span><text:span text:style-name="T4"> </text:span><text:span text:style-name="T116">בשר</text:span><text:span text:style-name="T4"> </text:span><text:span text:style-name="T116">חבירתה</text:span><text:span text:style-name="T4"> </text:span><text:span text:style-name="T116">מן</text:span><text:span text:style-name="T4"> </text:span><text:span text:style-name="T116">המעילה</text:span><text:span text:style-name="T4"> </text:span><text:span text:style-name="T116">אף</text:span><text:span text:style-name="T4"> </text:span><text:span text:style-name="T116">על</text:span><text:span text:style-name="T4"> </text:span><text:span text:style-name="T116">פי</text:span><text:span text:style-name="T4"> </text:span><text:span text:style-name="T116">שהוא</text:span><text:span text:style-name="T4"> </text:span><text:span text:style-name="T116">פסול, דין</text:span><text:span text:style-name="T4"> </text:span><text:span text:style-name="T116">הוא</text:span><text:span text:style-name="T4"> </text:span><text:span text:style-name="T116">שיציל</text:span><text:span text:style-name="T4"> </text:span><text:span text:style-name="T116">את</text:span><text:span text:style-name="T4"> </text:span><text:span text:style-name="T116">בשרה</text:span><text:span text:style-name="T4"> </text:span><text:span text:style-name="T26">(</text:span><text:span text:style-name="T28">ו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יש</text:span><text:span text:style-name="T2"> </text:span><text:span text:style-name="T28">פסול</text:span><text:span text:style-name="T2"> </text:span><text:span text:style-name="T28">יוצא</text:span><text:span text:style-name="T26">)</text:span>'! </text:p>
      <text:p text:style-name="P27"/>
      <text:p text:style-name="P27">אמר<text:span text:style-name="T1"> </text:span>ריש<text:span text:style-name="T1"> </text:span>לקיש<text:span text:style-name="T1"> </text:span>משום<text:span text:style-name="T1"> </text:span>רב<text:span text:style-name="T1"> </text:span>אושעיא: תשובה<text:span text:style-name="T1"> </text:span>גנובה<text:span text:style-name="T1"> </text:span>השיבו<text:span text:style-name="T1"> </text:span>רבי<text:span text:style-name="T1"> </text:span>עקיבא<text:span text:style-name="T1"> </text:span>לאותו<text:span text:style-name="T1"> </text:span>תלמיד: בבת<text:span text:style-name="T1"> </text:span>אחת<text:span text:style-name="T1"> </text:span>אִין, בזה<text:span text:style-name="T1"> </text:span>אחר<text:span text:style-name="T1"> </text:span>זה<text:span text:style-name="T1"> </text:span>לא? דכיון<text:span text:style-name="T1"> </text:span>דפסול<text:span text:style-name="T1"> </text:span>הוא<text:span text:style-name="T1"> </text:span><text:span text:style-name="T26">(</text:span><text:span text:style-name="T28">כלומר: לא</text:span><text:span text:style-name="T2"> </text:span><text:span text:style-name="T28">היתה</text:span><text:span text:style-name="T2"> </text:span><text:span text:style-name="T28">מעלייתא</text:span><text:span text:style-name="T2"> </text:span><text:span text:style-name="T28">הא</text:span><text:span text:style-name="T2"> </text:span><text:span text:style-name="T28">דהשיבו</text:span><text:span text:style-name="T2"> </text:span><text:span text:style-name="T28">'ושחט</text:span><text:span text:style-name="T2"> </text:span><text:span text:style-name="T28">את</text:span><text:span text:style-name="T2"> </text:span><text:span text:style-name="T28">שתיהן' דמשמע</text:span><text:span text:style-name="T2"> </text:span><text:span text:style-name="T28">דבבת</text:span><text:span text:style-name="T2"> </text:span><text:span text:style-name="T28">אחת</text:span><text:span text:style-name="T2"> </text:span><text:span text:style-name="T28">אז</text:span><text:span text:style-name="T2"> </text:span><text:span text:style-name="T28">דמה</text:span><text:span text:style-name="T2"> </text:span><text:span text:style-name="T28">פוטר</text:span><text:span text:style-name="T2"> </text:span><text:span text:style-name="T28">בשר</text:span><text:span text:style-name="T2"> </text:span><text:span text:style-name="T28">חבירתה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פסול</text:span><text:span text:style-name="T2"> </text:span><text:span text:style-name="T28">הוא, דהכי</text:span><text:span text:style-name="T2"> </text:span><text:span text:style-name="T28">משמע: דכי</text:span><text:span text:style-name="T2"> </text:span><text:span text:style-name="T28">היכי</text:span><text:span text:style-name="T2"> </text:span><text:span text:style-name="T28">דמפרש</text:span><text:span text:style-name="T2"> </text:span><text:span text:style-name="T28">רבי</text:span><text:span text:style-name="T2"> </text:span><text:span text:style-name="T28">אלעזר</text:span><text:span text:style-name="T2"> </text:span><text:span text:style-name="T28">לעיל</text:span><text:span text:style-name="T2"> </text:span><text:span text:style-name="T28">דלא</text:span><text:span text:style-name="T2"> </text:span><text:span text:style-name="T28">אמר</text:span><text:span text:style-name="T2"> </text:span><text:span text:style-name="T28">רבי</text:span><text:span text:style-name="T2"> </text:span><text:span text:style-name="T28">עקיבא</text:span><text:span text:style-name="T2"> </text:span><text:span text:style-name="T28">אלא</text:span><text:span text:style-name="T2"> </text:span><text:span text:style-name="T28">ששחט</text:span><text:span text:style-name="T2"> </text:span><text:span text:style-name="T28">שתיהן</text:span><text:span text:style-name="T2"> </text:span><text:span text:style-name="T28">בבת</text:span><text:span text:style-name="T2"> </text:span><text:span text:style-name="T28">אחת, האי</text:span><text:span text:style-name="T2"> </text:span><text:span text:style-name="T28">דאמר</text:span><text:span text:style-name="T2"> </text:span><text:span text:style-name="T28">רבי</text:span><text:span text:style-name="T2"> </text:span><text:span text:style-name="T28">עקיבא</text:span><text:span text:style-name="T2"> </text:span><text:span text:style-name="T28">נמי</text:span><text:span text:style-name="T2"> </text:span><text:span text:style-name="T28">הכא</text:span><text:span text:style-name="T2"> </text:span><text:span text:style-name="T28">'ושחט</text:span><text:span text:style-name="T2"> </text:span><text:span text:style-name="T28">את</text:span><text:span text:style-name="T2"> </text:span><text:span text:style-name="T28">שתיהן' - היינו</text:span><text:span text:style-name="T2"> </text:span><text:span text:style-name="T28">בבת</text:span><text:span text:style-name="T2"> </text:span><text:span text:style-name="T28">אחת, הא</text:span><text:span text:style-name="T2"> </text:span><text:span text:style-name="T28">שחטן</text:span><text:span text:style-name="T2"> </text:span><text:span text:style-name="T28">בזה</text:span><text:span text:style-name="T2"> </text:span><text:span text:style-name="T28">אחר</text:span><text:span text:style-name="T2"> </text:span><text:span text:style-name="T28">זה</text:span><text:span text:style-name="T2"> – </text:span><text:span text:style-name="T28">לא, והיינו</text:span><text:span text:style-name="T2"> </text:span><text:span text:style-name="T28">'תשובה</text:span><text:span text:style-name="T2"> </text:span><text:span text:style-name="T28">גנובה', כיון</text:span><text:span text:style-name="T2"> </text:span><text:span text:style-name="T28">דפסול</text:span><text:span text:style-name="T2"> </text:span><text:span text:style-name="T28">הוא: דמשעה</text:span><text:span text:style-name="T2"> </text:span><text:span text:style-name="T28">שזרק</text:span><text:span text:style-name="T2"> </text:span><text:span text:style-name="T28">דמה</text:span><text:span text:style-name="T2"> </text:span><text:span text:style-name="T28">של</text:span><text:span text:style-name="T2"> </text:span><text:span text:style-name="T28">אחת</text:span><text:span text:style-name="T2"> </text:span><text:span text:style-name="T28">מהן</text:span><text:span text:style-name="T2"> </text:span><text:span text:style-name="T28">נפסל</text:span><text:span text:style-name="T2"> </text:span><text:span text:style-name="T28">השניה</text:span><text:span text:style-name="T2"> </text:span><text:span text:style-name="T28">במוֹתר</text:span><text:span text:style-name="T2"> </text:span><text:span text:style-name="T28">חטאת</text:span><text:span text:style-name="T26">)</text:span>, מה<text:span text:style-name="T1"> </text:span>לי<text:span text:style-name="T1"> </text:span>בבת<text:span text:style-name="T1"> </text:span>אחת<text:span text:style-name="T1"> </text:span>- מה<text:span text:style-name="T1"> </text:span>לי<text:span text:style-name="T1"> </text:span>בזה<text:span text:style-name="T1"> </text:span>אחר<text:span text:style-name="T1"> </text:span>זה<text:span text:style-name="T1"> </text:span><text:span text:style-name="T26">(</text:span><text:span text:style-name="T28">הואיל</text:span><text:span text:style-name="T2"> </text:span><text:span text:style-name="T28">וסבירא</text:span><text:span text:style-name="T2"> </text:span><text:span text:style-name="T28">ליה</text:span><text:span text:style-name="T2"> </text:span><text:span text:style-name="T28">לרבי</text:span><text:span text:style-name="T2"> </text:span><text:span text:style-name="T28">עקיבא</text:span><text:span text:style-name="T2"> </text:span><text:span text:style-name="T28">דדמה</text:span><text:span text:style-name="T2"> </text:span><text:span text:style-name="T28">פוטר</text:span><text:span text:style-name="T2"> </text:span><text:span text:style-name="T28">בשר</text:span><text:span text:style-name="T2"> </text:span><text:span text:style-name="T28">חבירתה</text:span><text:span text:style-name="T2"> </text:span><text:span text:style-name="T28">אף</text:span><text:span text:style-name="T2"> </text:span><text:span text:style-name="T28">על</text:span><text:span text:style-name="T2"> </text:span><text:span text:style-name="T28">גב</text:span><text:span text:style-name="T2"> </text:span><text:span text:style-name="T28">דפסול</text:span><text:span text:style-name="T2"> </text:span><text:span text:style-name="T28">משום</text:span><text:span text:style-name="T2"> </text:span><text:span text:style-name="T28">מוֹתר</text:span><text:span text:style-name="T2"> </text:span><text:span text:style-name="T28">חטאת, כי</text:span><text:span text:style-name="T2"> </text:span><text:span text:style-name="T28">היכי</text:span><text:span text:style-name="T2"> </text:span><text:span text:style-name="T28">דחשבת</text:span><text:span text:style-name="T2"> </text:span><text:span text:style-name="T28">להו</text:span><text:span text:style-name="T2"> </text:span><text:span text:style-name="T28">כגוף</text:span><text:span text:style-name="T2"> </text:span><text:span text:style-name="T28">אחד</text:span><text:span text:style-name="T2"> </text:span><text:span text:style-name="T28">- בשחטן</text:span><text:span text:style-name="T2"> </text:span><text:span text:style-name="T28">נמי</text:span><text:span text:style-name="T2"> </text:span><text:span text:style-name="T28">בזה</text:span><text:span text:style-name="T2"> </text:span><text:span text:style-name="T28">אחר</text:span><text:span text:style-name="T2"> </text:span><text:span text:style-name="T28">זה</text:span><text:span text:style-name="T2"> </text:span><text:span text:style-name="T28">תהא</text:span><text:span text:style-name="T2"> </text:span><text:span text:style-name="T28">דמה</text:span><text:span text:style-name="T2"> </text:span><text:span text:style-name="T28">פוטר</text:span><text:span text:style-name="T2"> </text:span><text:span text:style-name="T28">את</text:span><text:span text:style-name="T2"> </text:span><text:span text:style-name="T28">של</text:span><text:span text:style-name="T2"> </text:span><text:span text:style-name="T28">חבירתה! אלא</text:span><text:span text:style-name="T2"> </text:span><text:span text:style-name="T28">ודאי</text:span><text:span text:style-name="T2"> </text:span><text:span text:style-name="T28">תשובה</text:span><text:span text:style-name="T2"> </text:span><text:span text:style-name="T28">גנובה</text:span><text:span text:style-name="T2"> </text:span><text:span text:style-name="T28">היא: דלא</text:span><text:span text:style-name="T2"> </text:span><text:span text:style-name="T28">שנא</text:span><text:span text:style-name="T26">)</text:span>? </text:p>
      <text:p text:style-name="P27">אמר<text:span text:style-name="T1"> </text:span>ליה<text:span text:style-name="T1"> </text:span>רבי<text:span text:style-name="T1"> </text:span>יוחנן<text:span text:style-name="T1"> </text:span>לריש<text:span text:style-name="T1"> </text:span>לקיש: ואתה<text:span text:style-name="T1"> </text:span>אי<text:span text:style-name="T1"> </text:span>אתה<text:span text:style-name="T1"> </text:span>אומר<text:span text:style-name="T1"> </text:span>כן<text:span text:style-name="T1"> </text:span><text:span text:style-name="T26">(</text:span><text:span text:style-name="T28">דחשבת</text:span><text:span text:style-name="T2"> </text:span><text:span text:style-name="T28">להו</text:span><text:span text:style-name="T2"> </text:span><text:span text:style-name="T28">כגוף</text:span><text:span text:style-name="T2"> </text:span><text:span text:style-name="T28">אחד</text:span><text:span text:style-name="T2"> </text:span><text:span text:style-name="T28">אף</text:span><text:span text:style-name="T2"> </text:span><text:span text:style-name="T28">כי</text:span><text:span text:style-name="T2"> </text:span><text:span text:style-name="T28">שחטן</text:span><text:span text:style-name="T2"> </text:span><text:span text:style-name="T28">בזה</text:span><text:span text:style-name="T2"> </text:span><text:span text:style-name="T28">אחר</text:span><text:span text:style-name="T2"> </text:span><text:span text:style-name="T28">זה, דדמה</text:span><text:span text:style-name="T2"> </text:span><text:span text:style-name="T28">פוטר</text:span><text:span text:style-name="T2"> </text:span><text:span text:style-name="T28">בשר</text:span><text:span text:style-name="T2"> </text:span><text:span text:style-name="T28">חבירתה</text:span><text:span text:style-name="T26">)</text:span>? אילו<text:span text:style-name="T1"> </text:span>הפריש<text:span text:style-name="T1"> </text:span>שתי<text:span text:style-name="T1"> </text:span>אשמות<text:span text:style-name="T1"> </text:span>לאחריות<text:span text:style-name="T1"> </text:span><text:span text:style-name="T26">(</text:span><text:span text:style-name="T28">שאם</text:span><text:span text:style-name="T2"> </text:span><text:span text:style-name="T28">יאבד</text:span><text:span text:style-name="T2"> </text:span><text:span text:style-name="T28">אחד</text:span><text:span text:style-name="T2"> </text:span><text:span text:style-name="T28">מהן</text:span><text:span text:style-name="T2"> </text:span><text:span text:style-name="T28">שיתכפר</text:span><text:span text:style-name="T2"> </text:span><text:span text:style-name="T28">באחר</text:span><text:span text:style-name="T26">)</text:span> ושחט<text:span text:style-name="T1"> </text:span>את<text:span text:style-name="T1"> </text:span>שניהן, וקדם<text:span text:style-name="T1"> </text:span>והעלה<text:span text:style-name="T1"> </text:span>אימורין<text:span text:style-name="T1"> </text:span>של<text:span text:style-name="T1"> </text:span>אחד<text:span text:style-name="T1"> </text:span>מהן<text:span text:style-name="T1"> </text:span>קודם<text:span text:style-name="T1"> </text:span>זריקה<text:span text:style-name="T1"> </text:span><text:span text:style-name="T26">(</text:span><text:span text:style-name="T28">ואחר</text:span><text:span text:style-name="T2"> </text:span><text:span text:style-name="T28">כך</text:span><text:span text:style-name="T2"> </text:span><text:span text:style-name="T28">זרק</text:span><text:span text:style-name="T2"> </text:span><text:span text:style-name="T28">הדם</text:span><text:span text:style-name="T2"> </text:span><text:span text:style-name="T28">מאשם</text:span><text:span text:style-name="T2"> </text:span><text:span text:style-name="T28">שלא</text:span><text:span text:style-name="T2"> </text:span><text:span text:style-name="T28">קרבו</text:span><text:span text:style-name="T2"> </text:span><text:span text:style-name="T28">אימורין</text:span><text:span text:style-name="T26">)</text:span>, אי<text:span text:style-name="T1"> </text:span>אתה<text:span text:style-name="T1"> </text:span>מודה<text:span text:style-name="T1"> </text:span>שאם<text:span text:style-name="T1"> </text:span>עלו<text:span text:style-name="T1"> </text:span><text:span text:style-name="T26">(</text:span><text:span text:style-name="T28">אותן</text:span><text:span text:style-name="T2"> </text:span><text:span text:style-name="T28">אימורין</text:span><text:span text:style-name="T26">)</text:span> – ירדו<text:span text:style-name="T1"> </text:span><text:span text:style-name="T26">(</text:span><text:span text:style-name="T28">דזריקת</text:span><text:span text:style-name="T2"> </text:span><text:span text:style-name="T28">דם</text:span><text:span text:style-name="T2"> </text:span><text:span text:style-name="T28">דאידך</text:span><text:span text:style-name="T2"> </text:span><text:span text:style-name="T28">לא</text:span><text:span text:style-name="T2"> </text:span><text:span text:style-name="T28">מהניא</text:span><text:span text:style-name="T2"> </text:span><text:span text:style-name="T28">להני</text:span><text:span text:style-name="T2"> </text:span><text:span text:style-name="T28">אימורין</text:span><text:span text:style-name="T2"> </text:span><text:span text:style-name="T28">דלאו</text:span><text:span text:style-name="T2"> </text:span><text:span text:style-name="T28">דידיה, משום</text:span><text:span text:style-name="T2"> </text:span><text:span text:style-name="T28">דמגופא</text:span><text:span text:style-name="T2"> </text:span><text:span text:style-name="T28">אחרינא</text:span><text:span text:style-name="T2"> </text:span><text:span text:style-name="T28">נינהו</text:span><text:span text:style-name="T26">)</text:span>? ואי<text:span text:style-name="T1"> </text:span>סלקא<text:span text:style-name="T1"> </text:span>דעתך<text:span text:style-name="T1"> </text:span><text:span text:style-name="T26">(</text:span><text:span text:style-name="T28">כדקאמרת</text:span><text:span text:style-name="T2"> </text:span><text:span text:style-name="T28">בזה</text:span><text:span text:style-name="T2"> </text:span><text:span text:style-name="T28">אחר</text:span><text:span text:style-name="T2"> </text:span><text:span text:style-name="T28">זה</text:span><text:span text:style-name="T2"> </text:span><text:span text:style-name="T28">נמי</text:span><text:span text:style-name="T2"> </text:span><text:span text:style-name="T28">פוטר</text:span><text:span text:style-name="T2"> </text:span><text:span text:style-name="T28">בשר</text:span><text:span text:style-name="T2"> </text:span><text:span text:style-name="T28">חבירתה</text:span><text:span text:style-name="T2"> </text:span><text:span text:style-name="T28">משום</text:span><text:span text:style-name="T2"> </text:span><text:span text:style-name="T28">טעמא</text:span><text:span text:style-name="T2"> </text:span><text:span text:style-name="T28">דאמרת</text:span><text:span text:style-name="T26">)</text:span> חד<text:span text:style-name="T1"> </text:span>גופא<text:span text:style-name="T1"> </text:span>הוא<text:span text:style-name="T1"> </text:span>- אמאי<text:span text:style-name="T1"> </text:span>אם<text:span text:style-name="T1"> </text:span>עלו<text:span text:style-name="T1"> </text:span>ירדו? האמר<text:span text:style-name="T1"> </text:span>עולא<text:span text:style-name="T1"> </text:span><text:span text:style-name="T26">(</text:span><text:span text:style-name="T28">גבי</text:span><text:span text:style-name="T2"> </text:span><text:span text:style-name="T28">גוף</text:span><text:span text:style-name="T2"> </text:span><text:span text:style-name="T28">אחד</text:span><text:span text:style-name="T26">)</text:span>: 'אימורי<text:span text:style-name="T1"> </text:span>קדשים<text:span text:style-name="T1"> </text:span>קלים<text:span text:style-name="T1"> </text:span>שהעלן<text:span text:style-name="T1"> </text:span>לפני<text:span text:style-name="T1"> </text:span>זריקת<text:span text:style-name="T1"> </text:span>דם<text:span text:style-name="T1"> </text:span>- לא<text:span text:style-name="T1"> </text:span>ירדו, נעשה<text:span text:style-name="T1"> </text:span>לחמו<text:span text:style-name="T1"> </text:span>של<text:span text:style-name="T1"> </text:span>מזבח<text:span text:style-name="T1"> </text:span><text:span text:style-name="T26">(</text:span><text:span text:style-name="T28">דקלטן</text:span><text:span text:style-name="T2"> </text:span><text:span text:style-name="T28">מזבח: דכיון</text:span><text:span text:style-name="T2"> </text:span><text:span text:style-name="T28">דחד</text:span><text:span text:style-name="T2"> </text:span><text:span text:style-name="T28">גופא</text:span><text:span text:style-name="T2"> </text:span><text:span text:style-name="T28">הוא, כי</text:span><text:span text:style-name="T2"> </text:span><text:span text:style-name="T28">הדר</text:span><text:span text:style-name="T2"> </text:span><text:span text:style-name="T28">וזריק</text:span><text:span text:style-name="T2"> </text:span><text:span text:style-name="T28">הדם</text:span><text:span text:style-name="T2"> </text:span><text:span text:style-name="T28">לאחר</text:span><text:span text:style-name="T2"> </text:span><text:span text:style-name="T28">העלאת</text:span><text:span text:style-name="T2"> </text:span><text:span text:style-name="T28">אימורין</text:span><text:span text:style-name="T2"> </text:span><text:span text:style-name="T28">- הויא</text:span><text:span text:style-name="T2"> </text:span><text:span text:style-name="T28">זריקה, ולא</text:span><text:span text:style-name="T2"> </text:span><text:span text:style-name="T28">ירדו</text:span><text:span text:style-name="T26">)</text:span>'!? <text:span text:style-name="T26">(</text:span><text:span text:style-name="T28">ואם</text:span><text:span text:style-name="T2"> </text:span><text:span text:style-name="T28">כדבריך: דטעמיה</text:span><text:span text:style-name="T2"> </text:span><text:span text:style-name="T28">דרבי</text:span><text:span text:style-name="T2"> </text:span><text:span text:style-name="T28">עקיבא</text:span><text:span text:style-name="T2"> </text:span><text:span text:style-name="T28">הוי</text:span><text:span text:style-name="T2"> </text:span><text:span text:style-name="T28">משום</text:span><text:span text:style-name="T2"> </text:span><text:span text:style-name="T28">דכחד</text:span><text:span text:style-name="T2"> </text:span><text:span text:style-name="T28">גופא</text:span><text:span text:style-name="T2"> </text:span><text:span text:style-name="T28">דמו, כי</text:span><text:span text:style-name="T2"> </text:span><text:span text:style-name="T28">קָדם</text:span><text:span text:style-name="T2"> </text:span><text:span text:style-name="T28">והעלה</text:span><text:span text:style-name="T2"> </text:span><text:span text:style-name="T28">אימורין</text:span><text:span text:style-name="T2"> </text:span><text:span text:style-name="T28">ושוב</text:span><text:span text:style-name="T2"> </text:span><text:span text:style-name="T28">נזרק</text:span><text:span text:style-name="T2"> </text:span><text:span text:style-name="T28">הדם</text:span><text:span text:style-name="T2"> </text:span><text:span text:style-name="T28">דאידך</text:span><text:span text:style-name="T2"> </text:span><text:span text:style-name="T28">דלא</text:span><text:span text:style-name="T2"> </text:span><text:span text:style-name="T28">העלו</text:span><text:span text:style-name="T2"> </text:span><text:span text:style-name="T28">אימורין</text:span><text:span text:style-name="T2"> </text:span><text:span text:style-name="T28">- ליהני</text:span><text:span text:style-name="T2"> </text:span><text:span text:style-name="T28">ליה</text:span><text:span text:style-name="T2"> </text:span><text:span text:style-name="T28">דאם</text:span><text:span text:style-name="T2"> </text:span><text:span text:style-name="T28">עלו</text:span><text:span text:style-name="T2"> </text:span><text:span text:style-name="T28">לא</text:span><text:span text:style-name="T2"> </text:span><text:span text:style-name="T28">ירדו! אלא</text:span><text:span text:style-name="T2"> </text:span><text:span text:style-name="T28">מדאמרינן</text:span><text:span text:style-name="T2"> </text:span><text:span text:style-name="T28">דירדו</text:span><text:span text:style-name="T2"> </text:span><text:span text:style-name="T28">- שמע</text:span><text:span text:style-name="T2"> </text:span><text:span text:style-name="T28">מינה</text:span><text:span text:style-name="T2"> </text:span><text:span text:style-name="T28">דלאו</text:span><text:span text:style-name="T2"> </text:span><text:span text:style-name="T28">משום</text:span><text:span text:style-name="T2"> </text:span><text:span text:style-name="T28">דחד</text:span><text:span text:style-name="T2"> </text:span><text:span text:style-name="T28">גופא</text:span><text:span text:style-name="T2"> </text:span><text:span text:style-name="T28">הוא, אלא</text:span><text:span text:style-name="T2"> </text:span><text:span text:style-name="T28">היינו</text:span><text:span text:style-name="T2"> </text:span><text:span text:style-name="T28">טעמיה</text:span><text:span text:style-name="T2"> </text:span><text:span text:style-name="T28">דרבי</text:span><text:span text:style-name="T2"> </text:span><text:span text:style-name="T28">עקיבא: דכי</text:span><text:span text:style-name="T2"> </text:span><text:span text:style-name="T28">שחט</text:span><text:span text:style-name="T2"> </text:span><text:span text:style-name="T28">שתיהן</text:span><text:span text:style-name="T2"> </text:span><text:span text:style-name="T28">בבת</text:span><text:span text:style-name="T2"> </text:span><text:span text:style-name="T28">אחת</text:span><text:span text:style-name="T2"> </text:span><text:span text:style-name="T28">- דמה</text:span><text:span text:style-name="T2"> </text:span><text:span text:style-name="T28">פוטר</text:span><text:span text:style-name="T2"> </text:span><text:span text:style-name="T28">בשר</text:span><text:span text:style-name="T2"> </text:span><text:span text:style-name="T28">חבירתה: דרצה</text:span><text:span text:style-name="T2"> </text:span><text:span text:style-name="T28">מזה</text:span><text:span text:style-name="T2"> </text:span><text:span text:style-name="T28">זורק</text:span><text:span text:style-name="T2"> </text:span><text:span text:style-name="T28">ורצה</text:span><text:span text:style-name="T2"> </text:span><text:span text:style-name="T28">מזה</text:span><text:span text:style-name="T2"> </text:span><text:span text:style-name="T28">זורק, ולא</text:span><text:span text:style-name="T2"> </text:span><text:span text:style-name="T28">אוקמינן</text:span><text:span text:style-name="T2"> </text:span><text:span text:style-name="T28">טעמא</text:span><text:span text:style-name="T2"> </text:span><text:span text:style-name="T28">משום</text:span><text:span text:style-name="T2"> </text:span><text:span text:style-name="T28">דחד</text:span><text:span text:style-name="T2"> </text:span><text:span text:style-name="T28">גופא</text:span><text:span text:style-name="T2"> </text:span><text:span text:style-name="T28">הוא, ולא</text:span><text:span text:style-name="T2"> </text:span><text:span text:style-name="T28">'תשובה</text:span><text:span text:style-name="T2"> </text:span><text:span text:style-name="T28">גנובה' השיבו</text:span><text:span text:style-name="T26">)</text:span>!?</text:p>
      <text:p text:style-name="P27">אישתיק<text:span text:style-name="T1"> </text:span><text:span text:style-name="T26">(</text:span><text:span text:style-name="T28">ריש</text:span><text:span text:style-name="T2"> </text:span><text:span text:style-name="T28">לקיש</text:span><text:span text:style-name="T26">)</text:span>.</text:p>
      <text:p text:style-name="P26"><text:soft-page-break/>אמר<text:span text:style-name="T1"> </text:span>רבי<text:span text:style-name="T1"> </text:span>יוחנן: קצצתינון<text:span text:style-name="T1"> </text:span>לרגלוהי<text:span text:style-name="T1"> </text:span>דינוקא<text:span text:style-name="T1"> </text:span><text:span text:style-name="T26">(</text:span><text:span text:style-name="T28">- דריש</text:span><text:span text:style-name="T2"> </text:span><text:span text:style-name="T28">לקיש; וקרי</text:span><text:span text:style-name="T2"> </text:span><text:span text:style-name="T28">'ינוקא' לפי</text:span><text:span text:style-name="T2"> </text:span><text:span text:style-name="T28">שהיה</text:span><text:span text:style-name="T2"> </text:span><text:span text:style-name="T28">בחור</text:span><text:span text:style-name="T2"> </text:span><text:span text:style-name="T28">ממנו, ואותביה</text:span><text:span text:style-name="T2"> </text:span><text:span text:style-name="T28">הכי</text:span><text:span text:style-name="T2"> </text:span><text:span text:style-name="T28">ולא</text:span><text:span text:style-name="T2"> </text:span><text:span text:style-name="T28">ידע</text:span><text:span text:style-name="T2"> </text:span><text:span text:style-name="T28">להשיבו; לישנא</text:span><text:span text:style-name="T2"> </text:span><text:span text:style-name="T28">אחרינא: דדייקא</text:span><text:span text:style-name="T2"> </text:span><text:span text:style-name="T28">דדייק</text:span><text:span text:style-name="T2"> </text:span><text:span text:style-name="T28">דקאי</text:span><text:span text:style-name="T2"> </text:span><text:span text:style-name="T28">הכי, והכי</text:span><text:span text:style-name="T2"> </text:span><text:span text:style-name="T28">הוה</text:span><text:span text:style-name="T2"> </text:span><text:span text:style-name="T28">גרסי</text:span><text:span text:style-name="T2"> </text:span><text:span text:style-name="T28">והוה</text:span><text:span text:style-name="T2"> </text:span><text:span text:style-name="T28">מדייקי</text:span><text:span text:style-name="T2"> </text:span><text:span text:style-name="T28">להלכה</text:span><text:span text:style-name="T2"> </text:span><text:span text:style-name="T28">על</text:span><text:span text:style-name="T2"> </text:span><text:span text:style-name="T28">בוריה</text:span><text:span text:style-name="T26">)</text:span>.<text:span text:style-name="T28"> </text:span></text:p>
      <text:p text:style-name="P48">(<text:span text:style-name="T27">ואי</text:span><text:span text:style-name="T1"> </text:span><text:span text:style-name="T27">קשיא</text:span><text:span text:style-name="T1"> </text:span><text:span text:style-name="T27">לך: מאי</text:span><text:span text:style-name="T1"> </text:span><text:span text:style-name="T27">שנא</text:span><text:span text:style-name="T1"> </text:span><text:span text:style-name="T27">גבי</text:span><text:span text:style-name="T1"> </text:span><text:span text:style-name="T27">חטאות</text:span><text:span text:style-name="T1"> </text:span><text:span text:style-name="T27">בבת</text:span><text:span text:style-name="T1"> </text:span><text:span text:style-name="T27">אחת, דכי</text:span><text:span text:style-name="T1"> </text:span><text:span text:style-name="T27">זרק</text:span><text:span text:style-name="T1"> </text:span><text:span text:style-name="T27">דמה</text:span><text:span text:style-name="T1"> </text:span><text:span text:style-name="T27">של</text:span><text:span text:style-name="T1"> </text:span><text:span text:style-name="T27">אחת</text:span><text:span text:style-name="T1"> </text:span><text:span text:style-name="T27">מהן</text:span><text:span text:style-name="T1"> </text:span><text:span text:style-name="T27">דפוטר</text:span><text:span text:style-name="T1"> </text:span><text:span text:style-name="T27">את</text:span><text:span text:style-name="T1"> </text:span><text:span text:style-name="T27">בשר</text:span><text:span text:style-name="T1"> </text:span><text:span text:style-name="T27">חבירתה, והכא</text:span><text:span text:style-name="T1"> </text:span><text:span text:style-name="T27">לא</text:span><text:span text:style-name="T1"> </text:span><text:span text:style-name="T27">מרצה</text:span><text:span text:style-name="T1"> </text:span><text:span text:style-name="T27">זריקה</text:span><text:span text:style-name="T1"> </text:span><text:span text:style-name="T27">דחד</text:span><text:span text:style-name="T1"> </text:span><text:span text:style-name="T27">האימורין</text:span><text:span text:style-name="T1"> </text:span><text:span text:style-name="T27">דאידך, דאמרינן</text:span><text:span text:style-name="T1"> </text:span><text:span text:style-name="T27">'אם</text:span><text:span text:style-name="T1"> </text:span><text:span text:style-name="T27">עלו</text:span><text:span text:style-name="T1"> </text:span><text:span text:style-name="T27">- ירדו'?</text:span></text:p>
      <text:p text:style-name="P48"><text:span text:style-name="T27">הא</text:span><text:span text:style-name="T1"> </text:span><text:span text:style-name="T27">לא</text:span><text:span text:style-name="T1"> </text:span><text:span text:style-name="T27">קשיא: דודאי</text:span><text:span text:style-name="T1"> </text:span><text:span text:style-name="T27">גבי</text:span><text:span text:style-name="T1"> </text:span><text:span text:style-name="T27">מעילה</text:span><text:span text:style-name="T1"> </text:span><text:span text:style-name="T27">אמרינן</text:span><text:span text:style-name="T1"> </text:span><text:span text:style-name="T27">דדמה</text:span><text:span text:style-name="T1"> </text:span><text:span text:style-name="T27">של</text:span><text:span text:style-name="T1"> </text:span><text:span text:style-name="T27">אחת</text:span><text:span text:style-name="T1"> </text:span><text:span text:style-name="T27">מהן</text:span><text:span text:style-name="T1"> </text:span><text:span text:style-name="T27">פוטרת</text:span><text:span text:style-name="T1"> </text:span><text:span text:style-name="T27">את</text:span><text:span text:style-name="T1"> </text:span><text:span text:style-name="T27">חבירתה</text:span><text:span text:style-name="T1"> </text:span><text:span text:style-name="T27">מן</text:span><text:span text:style-name="T1"> </text:span><text:span text:style-name="T27">המעילה, אבל</text:span><text:span text:style-name="T1"> </text:span><text:span text:style-name="T27">לרצות</text:span><text:span text:style-name="T1"> </text:span><text:span text:style-name="T27">האימורין</text:span><text:span text:style-name="T1"> </text:span><text:span text:style-name="T27">במזבח</text:span><text:span text:style-name="T1"> </text:span><text:span text:style-name="T27">- ודאי</text:span><text:span text:style-name="T1"> </text:span><text:span text:style-name="T27">לא</text:span><text:span text:style-name="T1"> </text:span><text:span text:style-name="T27">מרצה, אלא</text:span><text:span text:style-name="T1"> </text:span><text:span text:style-name="T27">זריקת</text:span><text:span text:style-name="T1"> </text:span><text:span text:style-name="T27">דם</text:span><text:span text:style-name="T1"> </text:span><text:span text:style-name="T27">שלו</text:span><text:span text:style-name="T1"> </text:span><text:span text:style-name="T27">בעינן, אף</text:span><text:span text:style-name="T1"> </text:span><text:span text:style-name="T27">על</text:span><text:span text:style-name="T1"> </text:span><text:span text:style-name="T27">גב</text:span><text:span text:style-name="T1"> </text:span><text:span text:style-name="T27">דשחט</text:span><text:span text:style-name="T1"> </text:span><text:span text:style-name="T27">שתיהן</text:span><text:span text:style-name="T1"> </text:span><text:span text:style-name="T27">בבת</text:span><text:span text:style-name="T1"> </text:span><text:span text:style-name="T27">אחת.</text:span>)<text:span text:style-name="T27"> </text:span></text:p>
      <text:p text:style-name="P52"><text:span text:style-name="T27">תוספות</text:span><text:span text:style-name="T1"> </text:span><text:span text:style-name="T27">ד"ה</text:span><text:span text:style-name="T1"> </text:span><text:span text:style-name="T27">אמר</text:span><text:span text:style-name="T1"> </text:span><text:span text:style-name="T27">רבי</text:span><text:span text:style-name="T1"> </text:span><text:span text:style-name="T27">יוחנן</text:span><text:span text:style-name="T1"> </text:span><text:span text:style-name="T27">קצצתינון</text:span><text:span text:style-name="T1"> </text:span><text:span text:style-name="T27">רגלוהי</text:span><text:span text:style-name="T1"> </text:span><text:span text:style-name="T27">דינוקא. כלומר: סתרתי</text:span><text:span text:style-name="T1"> </text:span><text:span text:style-name="T27">דברי</text:span><text:span text:style-name="T1"> </text:span><text:span text:style-name="T27">ריש</text:span><text:span text:style-name="T1"> </text:span><text:span text:style-name="T27">לקיש, דודאי</text:span><text:span text:style-name="T1"> </text:span><text:span text:style-name="T27">לא</text:span><text:span text:style-name="T1"> </text:span><text:span text:style-name="T27">טעמא</text:span><text:span text:style-name="T1"> </text:span><text:span text:style-name="T27">דרבי</text:span><text:span text:style-name="T1"> </text:span><text:span text:style-name="T27">עקיבא</text:span><text:span text:style-name="T1"> </text:span><text:span text:style-name="T27">משום</text:span><text:span text:style-name="T1"> </text:span><text:span text:style-name="T27">דחד</text:span><text:span text:style-name="T1"> </text:span><text:span text:style-name="T27">גופא</text:span><text:span text:style-name="T1"> </text:span><text:span text:style-name="T27">הוא, דאם</text:span><text:span text:style-name="T1"> </text:span><text:span text:style-name="T27">כן</text:span><text:span text:style-name="T1"> </text:span><text:span text:style-name="T27">גבי</text:span><text:span text:style-name="T1"> </text:span><text:span text:style-name="T27">מפריש</text:span><text:span text:style-name="T1"> </text:span><text:span text:style-name="T27">שני</text:span><text:span text:style-name="T1"> </text:span><text:span text:style-name="T27">אשמות</text:span><text:span text:style-name="T1"> </text:span><text:span text:style-name="T27">וכו' שהבאתי</text:span><text:span text:style-name="T1"> </text:span><text:span text:style-name="T27">למעלה</text:span><text:span text:style-name="T1"> </text:span><text:span text:style-name="T27">- הוה</text:span><text:span text:style-name="T1"> </text:span><text:span text:style-name="T27">לן</text:span><text:span text:style-name="T1"> </text:span><text:span text:style-name="T27">למימר</text:span><text:span text:style-name="T1"> </text:span><text:span text:style-name="T27">לא</text:span><text:span text:style-name="T1"> </text:span><text:span text:style-name="T27">ירדו, כדפרישית: דנעשו</text:span><text:span text:style-name="T1"> </text:span><text:span text:style-name="T27">לחמו</text:span><text:span text:style-name="T1"> </text:span><text:span text:style-name="T27">של</text:span><text:span text:style-name="T1"> </text:span><text:span text:style-name="T27">מזבח! אלא</text:span><text:span text:style-name="T1"> </text:span><text:span text:style-name="T128">ודאי</text:span><text:span text:style-name="T131"> </text:span><text:span text:style-name="T128">טעמיה</text:span><text:span text:style-name="T131"> </text:span><text:span text:style-name="T128">דרבי</text:span><text:span text:style-name="T131"> </text:span><text:span text:style-name="T128">עקיבא</text:span><text:span text:style-name="T131"> </text:span><text:span text:style-name="T128">משום</text:span><text:span text:style-name="T131"> </text:span><text:span text:style-name="T128">בת</text:span><text:span text:style-name="T131"> </text:span><text:span text:style-name="T128">אחת</text:span><text:span text:style-name="T27">.</text:span></text:p>
      <text:p text:style-name="P52"><text:span text:style-name="T27">ואי</text:span><text:span text:style-name="T1"> </text:span><text:span text:style-name="T27">תימא</text:span><text:span text:style-name="T1"> </text:span><text:span text:style-name="T27">מכל</text:span><text:span text:style-name="T1"> </text:span><text:span text:style-name="T27">מקום, כיון</text:span><text:span text:style-name="T1"> </text:span><text:span text:style-name="T27">דמהני</text:span><text:span text:style-name="T1"> </text:span><text:span text:style-name="T27">טעמא</text:span><text:span text:style-name="T1"> </text:span><text:span text:style-name="T27">דבבת</text:span><text:span text:style-name="T1"> </text:span><text:span text:style-name="T27">אחת</text:span><text:span text:style-name="T1"> </text:span><text:span text:style-name="T27">לענין</text:span><text:span text:style-name="T1"> </text:span><text:span text:style-name="T27">לפטור</text:span><text:span text:style-name="T1"> </text:span><text:span text:style-name="T27">הבשר</text:span><text:span text:style-name="T1"> </text:span><text:span text:style-name="T27">מן</text:span><text:span text:style-name="T1"> </text:span><text:span text:style-name="T27">המעילה</text:span><text:span text:style-name="T1"> </text:span><text:span text:style-name="T27">- למה</text:span><text:span text:style-name="T1"> </text:span><text:span text:style-name="T27">לא</text:span><text:span text:style-name="T1"> </text:span><text:span text:style-name="T27">יועיל</text:span><text:span text:style-name="T1"> </text:span><text:span text:style-name="T27">באימורין</text:span><text:span text:style-name="T1"> </text:span><text:span text:style-name="T27">לעשותן</text:span><text:span text:style-name="T1"> </text:span><text:span text:style-name="T27">לחמו</text:span><text:span text:style-name="T1"> </text:span><text:span text:style-name="T27">של</text:span><text:span text:style-name="T1"> </text:span><text:span text:style-name="T27">מזבח</text:span><text:span text:style-name="T1"> </text:span><text:span text:style-name="T27">כמו</text:span><text:span text:style-name="T1"> </text:span><text:span text:style-name="T27">דמדמה</text:span><text:span text:style-name="T1"> </text:span><text:span text:style-name="T27">להו</text:span><text:span text:style-name="T1"> </text:span><text:span text:style-name="T27">בטעמא</text:span><text:span text:style-name="T1"> </text:span><text:span text:style-name="T27">דחד</text:span><text:span text:style-name="T1"> </text:span><text:span text:style-name="T27">גופא</text:span><text:span text:style-name="T1"> </text:span><text:span text:style-name="T27">הוא?</text:span></text:p>
      <text:p text:style-name="P52"><text:span text:style-name="T27">יש</text:span><text:span text:style-name="T1"> </text:span><text:span text:style-name="T27">לומר</text:span><text:span text:style-name="T1"> </text:span><text:span text:style-name="T27">דלא</text:span><text:span text:style-name="T1"> </text:span><text:span text:style-name="T27">דמי: דאמרינן</text:span><text:span text:style-name="T1"> </text:span><text:span text:style-name="T27">דטעמא</text:span><text:span text:style-name="T1"> </text:span><text:span text:style-name="T27">גבי</text:span><text:span text:style-name="T1"> </text:span><text:span text:style-name="T27">לפטור</text:span><text:span text:style-name="T1"> </text:span><text:span text:style-name="T27">בשר</text:span><text:span text:style-name="T1"> </text:span><text:span text:style-name="T27">מן</text:span><text:span text:style-name="T1"> </text:span><text:span text:style-name="T27">המעילה</text:span><text:span text:style-name="T1"> </text:span><text:span text:style-name="T27">משום</text:span><text:span text:style-name="T1"> </text:span><text:span text:style-name="T27">בת</text:span><text:span text:style-name="T1"> </text:span><text:span text:style-name="T27">אחת</text:span><text:span text:style-name="T1"> – </text:span><text:span text:style-name="T27">ניחא: דודאי</text:span><text:span text:style-name="T1"> </text:span><text:span text:style-name="T27">כיון</text:span><text:span text:style-name="T1"> </text:span><text:span text:style-name="T27">דרצה</text:span><text:span text:style-name="T1"> </text:span><text:span text:style-name="T27">מזה</text:span><text:span text:style-name="T1"> </text:span><text:span text:style-name="T27">זורק</text:span><text:span text:style-name="T1"> </text:span><text:span text:style-name="T27">רצה</text:span><text:span text:style-name="T1"> </text:span><text:span text:style-name="T27">מזה</text:span><text:span text:style-name="T1"> </text:span><text:span text:style-name="T27">זורק</text:span><text:span text:style-name="T1"> </text:span><text:span text:style-name="T27">- דין</text:span><text:span text:style-name="T1"> </text:span><text:span text:style-name="T27">הוא</text:span><text:span text:style-name="T1"> </text:span><text:span text:style-name="T27">שיפטור</text:span><text:span text:style-name="T1"> </text:span><text:span text:style-name="T27">מן</text:span><text:span text:style-name="T1"> </text:span><text:span text:style-name="T27">המעילה</text:span><text:span text:style-name="T1"> </text:span><text:span text:style-name="T27">אף</text:span><text:span text:style-name="T1"> </text:span><text:span text:style-name="T27">בשר</text:span><text:span text:style-name="T1"> </text:span><text:span text:style-name="T27">חברתה</text:span><text:span text:style-name="T1"> </text:span><text:span text:style-name="T27">שלא</text:span><text:span text:style-name="T1"> </text:span><text:span text:style-name="T27">נזרק</text:span><text:span text:style-name="T1"> </text:span><text:span text:style-name="T27">דמה, אבל</text:span><text:span text:style-name="T1"> </text:span><text:span text:style-name="T27">ליעשות</text:span><text:span text:style-name="T1"> </text:span><text:span text:style-name="T27">לחמו</text:span><text:span text:style-name="T1"> </text:span><text:span text:style-name="T27">של</text:span><text:span text:style-name="T1"> </text:span><text:span text:style-name="T27">מזבח</text:span><text:span text:style-name="T1"> </text:span><text:span text:style-name="T27">ולומר</text:span><text:span text:style-name="T1"> </text:span><text:span text:style-name="T27">דלא</text:span><text:span text:style-name="T1"> </text:span><text:span text:style-name="T27">ירדו</text:span><text:span text:style-name="T1"> </text:span><text:span text:style-name="T27">- לא</text:span><text:span text:style-name="T1"> </text:span><text:span text:style-name="T27">חשיבא</text:span><text:span text:style-name="T1"> </text:span><text:span text:style-name="T27">כל</text:span><text:span text:style-name="T1"> </text:span><text:span text:style-name="T27">כך</text:span><text:span text:style-name="T1"> </text:span><text:span text:style-name="T27">האי</text:span><text:span text:style-name="T1"> </text:span><text:span text:style-name="T27">טעמא; אלא</text:span><text:span text:style-name="T1"> </text:span><text:span text:style-name="T27">אי</text:span><text:span text:style-name="T1"> </text:span><text:span text:style-name="T27">אמרת</text:span><text:span text:style-name="T1"> </text:span><text:span text:style-name="T27">דטעמא</text:span><text:span text:style-name="T1"> </text:span><text:span text:style-name="T27">משום</text:span><text:span text:style-name="T1"> </text:span><text:span text:style-name="T27">חד</text:span><text:span text:style-name="T1"> </text:span><text:span text:style-name="T27">גופא</text:span><text:span text:style-name="T1"> – </text:span><text:span text:style-name="T27">אם</text:span><text:span text:style-name="T1"> </text:span><text:span text:style-name="T27">כן</text:span><text:span text:style-name="T1"> </text:span><text:span text:style-name="T27">הוי</text:span><text:span text:style-name="T1"> </text:span><text:span text:style-name="T27">טעם</text:span><text:span text:style-name="T1"> </text:span><text:span text:style-name="T27">חשוב</text:span><text:span text:style-name="T1"> </text:span><text:span text:style-name="T27">אף</text:span><text:span text:style-name="T1"> </text:span><text:span text:style-name="T27">לענין</text:span><text:span text:style-name="T1"> </text:span><text:span text:style-name="T27">שלא</text:span><text:span text:style-name="T1"> </text:span><text:span text:style-name="T27">ירדו!?</text:span></text:p>
      <text:p text:style-name="P26"/>
      <text:p text:style-name="P26"/>
      <text:p text:style-name="P26">משנה: </text:p>
      <text:p text:style-name="P26">יש<text:span text:style-name="T1"> </text:span>מעשה<text:span text:style-name="T1"> </text:span>דמים<text:span text:style-name="T1"> </text:span><text:span text:style-name="T26">(</text:span><text:span text:style-name="T28">היינו</text:span><text:span text:style-name="T2"> </text:span><text:span text:style-name="T28">זריקה</text:span><text:span text:style-name="T26">)</text:span> בקדשי<text:span text:style-name="T1"> </text:span>קדשים<text:span text:style-name="T1"> </text:span>להקל<text:span text:style-name="T1"> </text:span>ולהחמיר, ובקדשים<text:span text:style-name="T1"> </text:span>קלים<text:span text:style-name="T1"> </text:span>כולהו<text:span text:style-name="T1"> </text:span>להחמיר; </text:p>
      <text:p text:style-name="P26">כיצד? </text:p>
      <text:p text:style-name="P26">קדשי<text:span text:style-name="T1"> </text:span>קדשים<text:span text:style-name="T1"> </text:span>לפני<text:span text:style-name="T1"> </text:span>זריקת<text:span text:style-name="T1"> </text:span>דמים<text:span text:style-name="T1"> </text:span>- מועלין<text:span text:style-name="T1"> </text:span>באימוריהן<text:span text:style-name="T1"> </text:span>ובבשר, לאחר<text:span text:style-name="T1"> </text:span>זריקת<text:span text:style-name="T1"> </text:span>דמים<text:span text:style-name="T1"> </text:span>- מועלין<text:span text:style-name="T1"> </text:span>באימוריהן<text:span text:style-name="T1"> </text:span>ואין<text:span text:style-name="T1"> </text:span>מועלין<text:span text:style-name="T1"> </text:span>בבשר<text:span text:style-name="T1"> </text:span><text:span text:style-name="T26">(</text:span><text:span text:style-name="T28">דכבר</text:span><text:span text:style-name="T2"> </text:span><text:span text:style-name="T28">יש</text:span><text:span text:style-name="T2"> </text:span><text:span text:style-name="T28">בו</text:span><text:span text:style-name="T2"> </text:span><text:span text:style-name="T28">שעת</text:span><text:span text:style-name="T2"> </text:span><text:span text:style-name="T28">היתר</text:span><text:span text:style-name="T2"> </text:span><text:span text:style-name="T28">לכהנים, והיינו</text:span><text:span text:style-name="T2"> </text:span><text:span text:style-name="T28">'להקל': דשוב</text:span><text:span text:style-name="T2"> </text:span><text:span text:style-name="T28">אין</text:span><text:span text:style-name="T2"> </text:span><text:span text:style-name="T28">בו</text:span><text:span text:style-name="T2"> </text:span><text:span text:style-name="T28">מעילה</text:span><text:span text:style-name="T26">)</text:span>; ועל<text:span text:style-name="T1"> </text:span>זה<text:span text:style-name="T1"> </text:span>ועל<text:span text:style-name="T1"> </text:span>זה<text:span text:style-name="T1"> </text:span><text:span text:style-name="T26">(</text:span><text:span text:style-name="T28">על</text:span><text:span text:style-name="T2"> </text:span><text:span text:style-name="T28">האימורין</text:span><text:span text:style-name="T2"> </text:span><text:span text:style-name="T28">ועל</text:span><text:span text:style-name="T2"> </text:span><text:span text:style-name="T28">הבשר, לאחר</text:span><text:span text:style-name="T2"> </text:span><text:span text:style-name="T28">זריקה</text:span><text:span text:style-name="T26">)</text:span> חייב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6">(</text:span><text:span text:style-name="T28">והיינו</text:span><text:span text:style-name="T2"> </text:span><text:span text:style-name="T28">'להחמיר': דקודם</text:span><text:span text:style-name="T2"> </text:span><text:span text:style-name="T28">זריקה</text:span><text:span text:style-name="T2"> </text:span><text:span text:style-name="T28">אין</text:span><text:span text:style-name="T2"> </text:span><text:span text:style-name="T28">חייבין</text:span><text:span text:style-name="T2"> </text:span><text:span text:style-name="T28">בכל</text:span><text:span text:style-name="T2"> </text:span><text:span text:style-name="T28">הני, אבל</text:span><text:span text:style-name="T2"> </text:span><text:span text:style-name="T28">לאחר</text:span><text:span text:style-name="T2"> </text:span><text:span text:style-name="T28">זריקה</text:span><text:span text:style-name="T2"> </text:span><text:span text:style-name="T28">נקבעו</text:span><text:span text:style-name="T2"> </text:span><text:span text:style-name="T28">בכל</text:span><text:span text:style-name="T2"> </text:span><text:span text:style-name="T28">הני</text:span><text:span text:style-name="T26">)</text:span>; נמצא<text:span text:style-name="T1"> </text:span>מעשה<text:span text:style-name="T1"> </text:span>דמים<text:span text:style-name="T1"> </text:span>בקדשי<text:span text:style-name="T1"> </text:span>קדשים<text:span text:style-name="T1"> </text:span>להקל<text:span text:style-name="T1"> </text:span>ולהחמיר;</text:p>
      <text:p text:style-name="P26">ובקדשים<text:span text:style-name="T1"> </text:span>קלים<text:span text:style-name="T1"> </text:span>כולן<text:span text:style-name="T1"> </text:span>להחמיר, כיצד: קדשים<text:span text:style-name="T1"> </text:span>קלים, לפני<text:span text:style-name="T1"> </text:span>זריקת<text:span text:style-name="T1"> </text:span>דמים<text:span text:style-name="T1"> </text:span>אין<text:span text:style-name="T1"> </text:span>מועלין<text:span text:style-name="T1"> </text:span>לא<text:span text:style-name="T1"> </text:span>באימורין<text:span text:style-name="T1"> </text:span>ולא<text:span text:style-name="T1"> </text:span>בבשר, לאחר<text:span text:style-name="T1"> </text:span>זריקת<text:span text:style-name="T1"> </text:span>דמים<text:span text:style-name="T1"> </text:span>- מועלין<text:span text:style-name="T1"> </text:span>באימורין<text:span text:style-name="T1"> </text:span><text:span text:style-name="T26">(</text:span><text:span text:style-name="T28">והיינו</text:span><text:span text:style-name="T2"> </text:span><text:span text:style-name="T28">'להחמיר': דקודם</text:span><text:span text:style-name="T2"> </text:span><text:span text:style-name="T28">זריקה</text:span><text:span text:style-name="T2"> </text:span><text:span text:style-name="T28">לא</text:span><text:span text:style-name="T2"> </text:span><text:span text:style-name="T28">הוה</text:span><text:span text:style-name="T2"> </text:span><text:span text:style-name="T28">בהו</text:span><text:span text:style-name="T2"> </text:span><text:span text:style-name="T28">מעילה</text:span><text:span text:style-name="T2"> </text:span><text:span text:style-name="T28">כלל, והשתא</text:span><text:span text:style-name="T2"> </text:span><text:span text:style-name="T28">איתא</text:span><text:span text:style-name="T2"> </text:span><text:span text:style-name="T28">מעילה</text:span><text:span text:style-name="T2"> </text:span><text:span text:style-name="T28">באימורין</text:span><text:span text:style-name="T26">)</text:span> ואין<text:span text:style-name="T1"> </text:span>מועלין<text:span text:style-name="T1"> </text:span>בבשר, על<text:span text:style-name="T1"> </text:span>זה<text:span text:style-name="T1"> </text:span>ועל<text:span text:style-name="T1"> </text:span>זה<text:span text:style-name="T1"> </text:span>חייבין<text:span text:style-name="T1"> </text:span>עליו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6">(</text:span><text:span text:style-name="T28">והיינו</text:span><text:span text:style-name="T2"> </text:span><text:span text:style-name="T28">נמי</text:span><text:span text:style-name="T2"> </text:span><text:span text:style-name="T28">'להחמיר', כדפרישית</text:span><text:span text:style-name="T2"> </text:span><text:span text:style-name="T28">לעיל</text:span><text:span text:style-name="T26">)</text:span>; נמצא<text:span text:style-name="T1"> </text:span>מעשה<text:span text:style-name="T1"> </text:span>דמים<text:span text:style-name="T1"> </text:span>בקדשים<text:span text:style-name="T1"> </text:span>קלים<text:span text:style-name="T1"> </text:span>כולן<text:span text:style-name="T1"> </text:span>להחמיר.</text:p>
      <text:p text:style-name="P3"/>
      <text:p text:style-name="P3">גמרא:</text:p>
      <text:p text:style-name="P33">קתני<text:span text:style-name="T1"> </text:span><text:span text:style-name="T26">(</text:span><text:span text:style-name="T28">רישא</text:span><text:span text:style-name="T26">)</text:span>: '<text:span text:style-name="T26">(</text:span><text:span text:style-name="T109">בשר</text:span><text:span text:style-name="T108"> </text:span><text:span text:style-name="T109">קדשי</text:span><text:span text:style-name="T108"> </text:span><text:span text:style-name="T109">קדשים</text:span><text:span text:style-name="T108"> </text:span><text:span text:style-name="T109">לאחר</text:span><text:span text:style-name="T108"> </text:span><text:span text:style-name="T109">זריקה</text:span><text:span text:style-name="T26">)</text:span> <text:span text:style-name="T112">אין</text:span><text:span text:style-name="T113"> </text:span><text:span text:style-name="T112">מועלין</text:span><text:span text:style-name="T113"> </text:span><text:span text:style-name="T112">בבשר</text:span><text:span text:style-name="T117">', מעילה</text:span><text:span text:style-name="T118"> </text:span><text:span text:style-name="T117">הוא</text:span><text:span text:style-name="T118"> </text:span><text:span text:style-name="T117">דליכא</text:span><text:span text:style-name="T118"> </text:span><text:span text:style-name="T121">(</text:span><text:span text:style-name="T122">משמע</text:span><text:span text:style-name="T121">)</text:span><text:span text:style-name="T117"> הא</text:span><text:span text:style-name="T118"> </text:span><text:span text:style-name="T117">איסורא</text:span><text:span text:style-name="T118"> </text:span><text:span text:style-name="T117">איכא</text:span><text:span text:style-name="T118"> </text:span><text:span text:style-name="T121">(</text:span><text:span text:style-name="T122">לכהן</text:span><text:span text:style-name="T119"> </text:span><text:span text:style-name="T122">האוכלן</text:span><text:span text:style-name="T121">)</text:span><text:span text:style-name="T117">?! ואמאי? הא</text:span><text:span text:style-name="T118"> </text:span><text:span text:style-name="T117">ממונא</text:span><text:span text:style-name="T118"> </text:span><text:span text:style-name="T117">דכהן</text:span><text:span text:style-name="T118"> </text:span><text:span text:style-name="T117">הוא! </text:span></text:p>
      <text:p text:style-name="P26">לא<text:span text:style-name="T1"> </text:span>קשיא: משום<text:span text:style-name="T1"> </text:span>דנסיב<text:span text:style-name="T1"> </text:span>רישא<text:span text:style-name="T1"> </text:span>'<text:span text:style-name="T106">מועלין</text:span>' - נסיב<text:span text:style-name="T1"> </text:span>סיפא<text:span text:style-name="T1"> </text:span>'<text:span text:style-name="T106">אין</text:span><text:span text:style-name="T107"> </text:span><text:span text:style-name="T106">מועלין</text:span>' <text:span text:style-name="T26">(</text:span><text:span text:style-name="T28">והאי</text:span><text:span text:style-name="T2"> </text:span><text:span text:style-name="T28">דקתני</text:span><text:span text:style-name="T2"> </text:span><text:span text:style-name="T28">'אין</text:span><text:span text:style-name="T2"> </text:span><text:span text:style-name="T28">מועלין' - לאו</text:span><text:span text:style-name="T2"> </text:span><text:span text:style-name="T28">דוקא, דמשמע</text:span><text:span text:style-name="T2"> </text:span><text:span text:style-name="T28">מעילה</text:span><text:span text:style-name="T2"> </text:span><text:span text:style-name="T28">הוא</text:span><text:span text:style-name="T2"> </text:span><text:span text:style-name="T28">וכו', אלא</text:span><text:span text:style-name="T2"> </text:span><text:span text:style-name="T28">משום</text:span><text:span text:style-name="T2"> </text:span><text:span text:style-name="T28">דתנא</text:span><text:span text:style-name="T2"> </text:span><text:span text:style-name="T28">רישא</text:span><text:span text:style-name="T2"> </text:span><text:span text:style-name="T28">קודם</text:span><text:span text:style-name="T2"> </text:span><text:span text:style-name="T28">זריקה</text:span><text:span text:style-name="T2"> </text:span><text:span text:style-name="T28">מועלין</text:span><text:span text:style-name="T2"> </text:span><text:span text:style-name="T28">בבשר</text:span><text:span text:style-name="T2"> </text:span><text:span text:style-name="T28">- דהא</text:span><text:span text:style-name="T2"> </text:span><text:span text:style-name="T28">'מועלין' דוקא</text:span><text:span text:style-name="T2"> </text:span><text:span text:style-name="T28">הוא: דאכתי</text:span><text:span text:style-name="T2"> </text:span><text:span text:style-name="T28">אין</text:span><text:span text:style-name="T2"> </text:span><text:span text:style-name="T28">בו</text:span><text:span text:style-name="T2"> </text:span><text:span text:style-name="T28">היתר</text:span><text:span text:style-name="T2"> </text:span><text:span text:style-name="T28">לכהנים</text:span><text:span text:style-name="T2"> </text:span><text:span text:style-name="T28">- תנא</text:span><text:span text:style-name="T2"> </text:span><text:span text:style-name="T28">סיפא</text:span><text:span text:style-name="T2"> </text:span><text:span text:style-name="T28">נמי</text:span><text:span text:style-name="T2"> </text:span><text:span text:style-name="T28">'</text:span><text:span text:style-name="T109">אין</text:span><text:span text:style-name="T108"> </text:span><text:span text:style-name="T109">מועלין</text:span><text:span text:style-name="T28">'</text:span><text:span text:style-name="T26">)</text:span>.</text:p>
      <text:p text:style-name="P26">אימא<text:span text:style-name="T1"> </text:span>סיפא: '<text:span text:style-name="T106">בקדשים</text:span><text:span text:style-name="T107"> </text:span><text:span text:style-name="T106">קלים</text:span><text:span text:style-name="T107"> </text:span><text:span text:style-name="T106">כולהו</text:span><text:span text:style-name="T107"> </text:span><text:span text:style-name="T106">להחמיר; כיצד? - בשר</text:span><text:span text:style-name="T107"> </text:span><text:span text:style-name="T106">קדשים</text:span><text:span text:style-name="T107"> </text:span><text:span text:style-name="T106">קלים</text:span><text:span text:style-name="T107"> </text:span><text:span text:style-name="T106">לפני</text:span><text:span text:style-name="T107"> </text:span><text:span text:style-name="T106">זריקת</text:span><text:span text:style-name="T107"> </text:span><text:span text:style-name="T106">דמים</text:span><text:span text:style-name="T107"> </text:span><text:span text:style-name="T106">- אין</text:span><text:span text:style-name="T107"> </text:span><text:span text:style-name="T106">מועלין</text:span><text:span text:style-name="T107"> </text:span><text:span text:style-name="T106">בהן</text:span><text:span text:style-name="T107"> </text:span><text:span text:style-name="T106">ובאימוריהן, ואין</text:span><text:span text:style-name="T107"> </text:span><text:span text:style-name="T106">חייבין</text:span><text:span text:style-name="T107"> </text:span><text:span text:style-name="T106">עליהן</text:span><text:span text:style-name="T107"> </text:span><text:span text:style-name="T106">משום</text:span><text:span text:style-name="T107"> </text:span><text:span text:style-name="T106">פגול</text:span><text:span text:style-name="T107"> </text:span><text:span text:style-name="T106">נותר</text:span><text:span text:style-name="T107"> </text:span><text:span text:style-name="T106">וטמא; לאחר</text:span><text:span text:style-name="T107"> </text:span><text:span text:style-name="T106">זריקת</text:span><text:span text:style-name="T107"> </text:span><text:span text:style-name="T106">דמים</text:span><text:span text:style-name="T107"> </text:span><text:span text:style-name="T106">מועלין</text:span><text:span text:style-name="T107"> </text:span><text:span text:style-name="T106">באימוריהם</text:span><text:span text:style-name="T107"> </text:span><text:span text:style-name="T106">ואין</text:span><text:span text:style-name="T107"> </text:span><text:span text:style-name="T106">מועלין</text:span><text:span text:style-name="T107"> </text:span><text:span text:style-name="T106">בבשר</text:span>.' - מעילה<text:span text:style-name="T1"> </text:span>הוא<text:span text:style-name="T1"> </text:span>דליכא<text:span text:style-name="T1"> </text:span><text:span text:style-name="T26">(</text:span><text:span text:style-name="T28">בבשר</text:span><text:span text:style-name="T26">)</text:span>, הא<text:span text:style-name="T1"> </text:span>איסורא<text:span text:style-name="T1"> </text:span>איכא<text:span text:style-name="T1"> </text:span><text:span text:style-name="T26">(</text:span><text:span text:style-name="T28">לישראל</text:span><text:span text:style-name="T2"> </text:span><text:span text:style-name="T28">האוכלו</text:span><text:span text:style-name="T26">)</text:span> - ואמאי, הא<text:span text:style-name="T1"> </text:span>ממונא<text:span text:style-name="T1"> </text:span>דבעלים<text:span text:style-name="T1"> </text:span>הוא? </text:p>
      <text:p text:style-name="P47"><text:span text:style-name="T26">(</text:span><text:span text:style-name="T28">והכא</text:span><text:span text:style-name="T2"> </text:span><text:span text:style-name="T28">ליכא</text:span><text:span text:style-name="T2"> </text:span><text:span text:style-name="T28">למימר</text:span><text:span text:style-name="T2"> </text:span><text:span text:style-name="T28">משום</text:span><text:span text:style-name="T2"> </text:span><text:span text:style-name="T28">דנסיב</text:span><text:span text:style-name="T2"> </text:span><text:span text:style-name="T28">רישא</text:span><text:span text:style-name="T2"> </text:span><text:span text:style-name="T28">'מועלין' תנא</text:span><text:span text:style-name="T2"> </text:span><text:span text:style-name="T28">סיפא</text:span><text:span text:style-name="T2"> </text:span><text:span text:style-name="T28">נמי</text:span><text:span text:style-name="T2"> </text:span><text:span text:style-name="T28">'אין</text:span><text:span text:style-name="T2"> </text:span><text:span text:style-name="T28">מועלין', דבתרוייהו</text:span><text:span text:style-name="T2"> </text:span><text:span text:style-name="T28">בסיפא</text:span><text:span text:style-name="T2"> </text:span><text:span text:style-name="T28">דרישא</text:span><text:span text:style-name="T2"> </text:span><text:span text:style-name="T28">ובסיפא</text:span><text:span text:style-name="T2"> </text:span><text:span text:style-name="T28">דסיפא</text:span><text:span text:style-name="T2"> – </text:span><text:span text:style-name="T28">'אין</text:span><text:span text:style-name="T2"> </text:span><text:span text:style-name="T28">מועלין' קתני, וכי</text:span><text:span text:style-name="T2"> </text:span><text:span text:style-name="T28">היכי</text:span><text:span text:style-name="T2"> </text:span><text:span text:style-name="T28">דדייקינן</text:span><text:span text:style-name="T2"> </text:span><text:span text:style-name="T28">הכא</text:span><text:span text:style-name="T2"> </text:span><text:span text:style-name="T28">'הא</text:span><text:span text:style-name="T2"> </text:span><text:span text:style-name="T28">איסורא</text:span><text:span text:style-name="T2"> </text:span><text:span text:style-name="T28">איכא' - הכי</text:span><text:span text:style-name="T2"> </text:span><text:span text:style-name="T28">נמי</text:span><text:span text:style-name="T2"> </text:span><text:span text:style-name="T28">דייקינן</text:span><text:span text:style-name="T2"> </text:span><text:span text:style-name="T28">בסיפא</text:span><text:span text:style-name="T2"> </text:span><text:span text:style-name="T28">דרישא, ואמאי</text:span><text:span text:style-name="T2"> </text:span><text:span text:style-name="T28">אית</text:span><text:span text:style-name="T2"> </text:span><text:span text:style-name="T28">ביה</text:span><text:span text:style-name="T2"> </text:span><text:span text:style-name="T28">איסור</text:span><text:span text:style-name="T2"> </text:span><text:span text:style-name="T28">אכילה?</text:span><text:span text:style-name="T26">)</text:span> </text:p>
      <text:p text:style-name="P26">אמר<text:span text:style-name="T1"> </text:span>רבי<text:span text:style-name="T1"> </text:span>חנינא: ליוצאין<text:span text:style-name="T1"> </text:span><text:span text:style-name="T26">(</text:span><text:span text:style-name="T28">כגון</text:span><text:span text:style-name="T2"> </text:span><text:span text:style-name="T28">שיצא</text:span><text:span text:style-name="T2"> </text:span><text:span text:style-name="T28">הבשר</text:span><text:span text:style-name="T2"> </text:span><text:span text:style-name="T28">חוץ</text:span><text:span text:style-name="T2"> </text:span><text:span text:style-name="T28">למחיצתו</text:span><text:span text:style-name="T2"> </text:span><text:span text:style-name="T28">ושוב</text:span><text:span text:style-name="T2"> </text:span><text:span text:style-name="T28">נזרק</text:span><text:span text:style-name="T2"> </text:span><text:span text:style-name="T28">הדם</text:span><text:span text:style-name="T26">)</text:span>, ורבי<text:span text:style-name="T1"> </text:span>עקיבא<text:span text:style-name="T1"> </text:span>הוא<text:span text:style-name="T1"> </text:span><text:span text:style-name="T26">(</text:span><text:span text:style-name="T28">דאמר</text:span><text:span text:style-name="T2"> </text:span><text:span text:style-name="T28">זריקה</text:span><text:span text:style-name="T2"> </text:span><text:span text:style-name="T28">מועלת</text:span><text:span text:style-name="T2"> </text:span><text:span text:style-name="T28">ליוצא</text:span><text:span text:style-name="T26">)</text:span>, (ו)כי<text:span text:style-name="T1"> </text:span>אמר<text:span text:style-name="T1"> </text:span>רבי<text:span text:style-name="T1"> </text:span>עקיבא<text:span text:style-name="T1"> </text:span>'זריקה<text:span text:style-name="T1"> </text:span>מועלת<text:span text:style-name="T1"> </text:span>ליוצא' - <text:span text:style-name="T26">(</text:span><text:span text:style-name="T28">להוציאו</text:span><text:span text:style-name="T2"> </text:span><text:span text:style-name="T28">ממעילה</text:span><text:span text:style-name="T2"> </text:span><text:span text:style-name="T28">ולהביאו</text:span><text:span text:style-name="T26">)</text:span> לשרפה, <text:span text:style-name="T26">(</text:span><text:span text:style-name="T28">ולאלתר, כמו</text:span><text:span text:style-name="T2"> </text:span><text:span text:style-name="T28">שאר</text:span><text:span text:style-name="T2"> </text:span><text:span text:style-name="T28">קדשים</text:span><text:span text:style-name="T2"> </text:span><text:span text:style-name="T28">פסולין; ולהכי</text:span><text:span text:style-name="T2"> </text:span><text:span text:style-name="T28">מהניא</text:span><text:span text:style-name="T2"> </text:span><text:span text:style-name="T28">ליה</text:span><text:span text:style-name="T2"> </text:span><text:span text:style-name="T28">זריקה: שאינו</text:span><text:span text:style-name="T2"> </text:span><text:span text:style-name="T28">נשרף</text:span><text:span text:style-name="T2"> </text:span><text:span text:style-name="T28">לאלתר</text:span><text:span text:style-name="T2"> </text:span><text:span text:style-name="T28">אלא</text:span><text:span text:style-name="T2"> </text:span><text:span text:style-name="T28">עד</text:span><text:span text:style-name="T2"> </text:span><text:span text:style-name="T28">שתעובר</text:span><text:span text:style-name="T2"> </text:span><text:span text:style-name="T28">צורתו</text:span><text:span text:style-name="T26">)</text:span> </text:p>
      <text:p text:style-name="P3"/>
      <text:p text:style-name="P3">(מעילה<text:span text:style-name="T1"> </text:span>ח,א)</text:p>
      <text:p text:style-name="P3"><text:soft-page-break/>אבל<text:span text:style-name="T1"> </text:span><text:span text:style-name="T26">(</text:span><text:span text:style-name="T62">לענין</text:span><text:span text:style-name="T67"> </text:span><text:span text:style-name="T62">להתירו</text:span><text:span text:style-name="T26">)</text:span> לאכילה<text:span text:style-name="T1"> </text:span>הוא<text:span text:style-name="T1"> </text:span>דלא<text:span text:style-name="T1"> </text:span>מרצה<text:span text:style-name="T1"> </text:span><text:span text:style-name="T26">(</text:span><text:span text:style-name="T62">לא</text:span><text:span text:style-name="T67"> </text:span><text:span text:style-name="T62">אמר</text:span><text:span text:style-name="T67"> </text:span><text:span text:style-name="T62">שתהא</text:span><text:span text:style-name="T67"> </text:span><text:span text:style-name="T62">זריקה</text:span><text:span text:style-name="T67"> </text:span><text:span text:style-name="T62">מועלת, והיינו</text:span><text:span text:style-name="T67"> </text:span><text:span text:style-name="T62">דקאמר</text:span><text:span text:style-name="T67"> </text:span><text:span text:style-name="T62">'איסורא</text:span><text:span text:style-name="T67"> </text:span><text:span text:style-name="T62">איכא': דאסורה</text:span><text:span text:style-name="T67"> </text:span><text:span text:style-name="T62">באכילה</text:span><text:span text:style-name="T67"> </text:span><text:span text:style-name="T62">משום</text:span><text:span text:style-name="T67"> </text:span><text:span text:style-name="T62">יוצא</text:span><text:span text:style-name="T26">)</text:span>.</text:p>
      <text:p text:style-name="P51"/>
      <text:p text:style-name="P47"><text:span text:style-name="T28">תוספות</text:span><text:span text:style-name="T2"> </text:span><text:span text:style-name="T29">[דף</text:span><text:span text:style-name="T3"> </text:span><text:span text:style-name="T29">ז,ב]</text:span><text:span text:style-name="T28"> ד"ה</text:span><text:span text:style-name="T2"> </text:span><text:span text:style-name="T28">כי</text:span><text:span text:style-name="T2"> </text:span><text:span text:style-name="T28">אמר</text:span><text:span text:style-name="T2"> </text:span><text:span text:style-name="T28">רבי</text:span><text:span text:style-name="T2"> </text:span><text:span text:style-name="T28">עקיבא</text:span><text:span text:style-name="T2"> </text:span><text:span text:style-name="T28">מועלת</text:span><text:span text:style-name="T2"> </text:span><text:span text:style-name="T28">ליוצא</text:span><text:span text:style-name="T2"> </text:span><text:span text:style-name="T28">לשרפה. פירוש: אין</text:span><text:span text:style-name="T2"> </text:span><text:span text:style-name="T28">הכי</text:span><text:span text:style-name="T2"> </text:span><text:span text:style-name="T28">נמי</text:span><text:span text:style-name="T2"> </text:span><text:span text:style-name="T28">דאיסורא</text:span><text:span text:style-name="T2"> </text:span><text:span text:style-name="T28">איכא, דמיירי</text:span><text:span text:style-name="T2"> </text:span><text:span text:style-name="T28">בבשר</text:span><text:span text:style-name="T2"> </text:span><text:span text:style-name="T28">שיוצא; עד</text:span><text:span text:style-name="T2"> </text:span><text:span text:style-name="T28">כאן</text:span><text:span text:style-name="T2"> </text:span><text:span text:style-name="T28">לא</text:span><text:span text:style-name="T2"> </text:span><text:span text:style-name="T28">קאמר</text:span><text:span text:style-name="T2"> </text:span><text:span text:style-name="T28">ר"ע</text:span><text:span text:style-name="T2"> </text:span><text:span text:style-name="T28">דזריקה</text:span><text:span text:style-name="T2"> </text:span><text:span text:style-name="T28">מועלת</text:span><text:span text:style-name="T2"> </text:span><text:span text:style-name="T28">ליוצא</text:span><text:span text:style-name="T2"> </text:span><text:span text:style-name="T28">אלא</text:span><text:span text:style-name="T2"> </text:span><text:span text:style-name="T28">לענין</text:span><text:span text:style-name="T2"> </text:span><text:span text:style-name="T28">לאקבועי</text:span><text:span text:style-name="T2"> </text:span><text:span text:style-name="T28">בפיגול</text:span><text:span text:style-name="T2"> </text:span><text:span text:style-name="T28">ונותר</text:span><text:span text:style-name="T2"> </text:span><text:span text:style-name="T28">וטמא, וצריך</text:span><text:span text:style-name="T2"> </text:span><text:span text:style-name="T28">עיבור</text:span><text:span text:style-name="T2"> </text:span><text:span text:style-name="T28">צורה</text:span><text:span text:style-name="T2"> </text:span><text:span text:style-name="T28">לשרפן, שאין</text:span><text:span text:style-name="T2"> </text:span><text:span text:style-name="T28">זה</text:span><text:span text:style-name="T2"> </text:span><text:span text:style-name="T28">קרוי</text:span><text:span text:style-name="T2"> </text:span><text:span text:style-name="T28">'פסולו</text:span><text:span text:style-name="T2"> </text:span><text:span text:style-name="T28">בגופו' דאמר</text:span><text:span text:style-name="T2"> </text:span><text:span text:style-name="T28">בפסחים</text:span><text:span text:style-name="T2"> </text:span><text:span text:style-name="T28">(דף</text:span><text:span text:style-name="T2"> </text:span><text:span text:style-name="T28">פב.) ישרף</text:span><text:span text:style-name="T2"> </text:span><text:span text:style-name="T28">מיד: דזריקה</text:span><text:span text:style-name="T2"> </text:span><text:span text:style-name="T28">מהניא</text:span><text:span text:style-name="T2"> </text:span><text:span text:style-name="T28">ליה</text:span><text:span text:style-name="T2"> </text:span><text:span text:style-name="T28">ומשוי</text:span><text:span text:style-name="T2"> </text:span><text:span text:style-name="T28">ליה</text:span><text:span text:style-name="T2"> </text:span><text:span text:style-name="T28">כאילו</text:span><text:span text:style-name="T2"> </text:span><text:span text:style-name="T28">לא</text:span><text:span text:style-name="T2"> </text:span><text:span text:style-name="T28">יצא, והויא</text:span><text:span text:style-name="T2"> </text:span><text:span text:style-name="T28">ליה</text:span><text:span text:style-name="T2"> </text:span><text:span text:style-name="T28">'פסולו</text:span><text:span text:style-name="T2"> </text:span><text:span text:style-name="T28">מחמת</text:span><text:span text:style-name="T2"> </text:span><text:span text:style-name="T28">דבר</text:span><text:span text:style-name="T2"> </text:span><text:span text:style-name="T28">אחר', דאמרינן</text:span><text:span text:style-name="T2"> </text:span><text:span text:style-name="T28">בפסחים</text:span><text:span text:style-name="T2"> </text:span><text:span text:style-name="T28">(שם) שצריך</text:span><text:span text:style-name="T2"> </text:span><text:span text:style-name="T28">עיבור</text:span><text:span text:style-name="T2"> </text:span><text:span text:style-name="T28">צורה</text:span><text:span text:style-name="T2"> <text:s/></text:span><text:span text:style-name="T29">[המשך</text:span><text:span text:style-name="T3"> </text:span><text:span text:style-name="T29">דף</text:span><text:span text:style-name="T3"> </text:span><text:span text:style-name="T29">ח,א]</text:span><text:span text:style-name="T28"> אבל</text:span><text:span text:style-name="T2"> </text:span><text:span text:style-name="T28">לאכילה</text:span><text:span text:style-name="T2"> </text:span><text:span text:style-name="T28">לא</text:span><text:span text:style-name="T2"> </text:span><text:span text:style-name="T28">מרצה, כלומר: אבל</text:span><text:span text:style-name="T2"> </text:span><text:span text:style-name="T28">לענין</text:span><text:span text:style-name="T2"> </text:span><text:span text:style-name="T28">שיאכל</text:span><text:span text:style-name="T2"> </text:span><text:span text:style-name="T28">לא</text:span><text:span text:style-name="T2"> </text:span><text:span text:style-name="T28">מהניא</text:span><text:span text:style-name="T2"> </text:span><text:span text:style-name="T28">זריקה;</text:span></text:p>
      <text:p text:style-name="P48"><text:span text:style-name="T27">ולא</text:span><text:span text:style-name="T1"> </text:span><text:span text:style-name="T27">נראה: דמה</text:span><text:span text:style-name="T1"> </text:span><text:span text:style-name="T27">לו</text:span><text:span text:style-name="T1"> </text:span><text:span text:style-name="T27">להזכיר</text:span><text:span text:style-name="T1"> </text:span><text:span text:style-name="T27">עיבור</text:span><text:span text:style-name="T1"> </text:span><text:span text:style-name="T27">צורה</text:span><text:span text:style-name="T1"> </text:span><text:span text:style-name="T27">דלא</text:span><text:span text:style-name="T1"> </text:span><text:span text:style-name="T27">איירי</text:span><text:span text:style-name="T1"> </text:span><text:span text:style-name="T27">ביה</text:span><text:span text:style-name="T1"> </text:span><text:span text:style-name="T27">רבי</text:span><text:span text:style-name="T1"> </text:span><text:span text:style-name="T27">עקיבא? הוה</text:span><text:span text:style-name="T1"> </text:span><text:span text:style-name="T27">ליה</text:span><text:span text:style-name="T1"> </text:span><text:span text:style-name="T27">למימר</text:span><text:span text:style-name="T1"> </text:span><text:span text:style-name="T27">'עד</text:span><text:span text:style-name="T1"> </text:span><text:span text:style-name="T27">כאן</text:span><text:span text:style-name="T1"> </text:span><text:span text:style-name="T27">לא</text:span><text:span text:style-name="T1"> </text:span><text:span text:style-name="T27">קאמר</text:span><text:span text:style-name="T1"> </text:span><text:span text:style-name="T27">ר"ע</text:span><text:span text:style-name="T1"> </text:span><text:span text:style-name="T27">אלא</text:span><text:span text:style-name="T1"> </text:span><text:span text:style-name="T27">לאקבועי</text:span><text:span text:style-name="T1"> </text:span><text:span text:style-name="T27">במעילה</text:span><text:span text:style-name="T1"> </text:span><text:span text:style-name="T27">ולחיוביה</text:span><text:span text:style-name="T1"> </text:span><text:span text:style-name="T27">משום</text:span><text:span text:style-name="T1"> </text:span><text:span text:style-name="T27">פיגול</text:span><text:span text:style-name="T1"> </text:span><text:span text:style-name="T27">ונותר</text:span><text:span text:style-name="T1"> </text:span><text:span text:style-name="T27">וטמא'!</text:span></text:p>
      <text:p text:style-name="P48"><text:span text:style-name="T27">ועוד</text:span><text:span text:style-name="T1"> </text:span><text:span text:style-name="T27">קשיא: דבפסחים</text:span><text:span text:style-name="T1"> </text:span><text:span text:style-name="T27">(דף</text:span><text:span text:style-name="T1"> </text:span><text:span text:style-name="T27">פב.) משמע</text:span><text:span text:style-name="T1"> </text:span><text:span text:style-name="T27">דלא</text:span><text:span text:style-name="T1"> </text:span><text:span text:style-name="T27">מהניא</text:span><text:span text:style-name="T1"> </text:span><text:span text:style-name="T27">זריקה</text:span><text:span text:style-name="T1"> </text:span><text:span text:style-name="T27">להצריך</text:span><text:span text:style-name="T1"> </text:span><text:span text:style-name="T27">עיבור</text:span><text:span text:style-name="T1"> </text:span><text:span text:style-name="T27">צורה, דאמר</text:span><text:span text:style-name="T1"> </text:span><text:span text:style-name="T27">התם</text:span><text:span text:style-name="T1"> </text:span><text:span text:style-name="T27">'נטמא</text:span><text:span text:style-name="T1"> </text:span><text:span text:style-name="T27">הפסח</text:span><text:span text:style-name="T1"> </text:span><text:span text:style-name="T27">או</text:span><text:span text:style-name="T1"> </text:span><text:span text:style-name="T27">שיצא</text:span><text:span text:style-name="T1"> </text:span><text:span text:style-name="T27">- ישרף</text:span><text:span text:style-name="T1"> </text:span><text:span text:style-name="T27">מיד'</text:span></text:p>
      <text:p text:style-name="P48"><text:span text:style-name="T27">ונראה</text:span><text:span text:style-name="T1"> </text:span><text:span text:style-name="T27">לפרש</text:span><text:span text:style-name="T1"> </text:span><text:span text:style-name="T27">דהכי</text:span><text:span text:style-name="T1"> </text:span><text:span text:style-name="T27">נמי</text:span><text:span text:style-name="T1"> </text:span><text:span text:style-name="T27">קאמר: כי</text:span><text:span text:style-name="T1"> </text:span><text:span text:style-name="T27">קאמר</text:span><text:span text:style-name="T1"> </text:span><text:span text:style-name="T27">רבי</text:span><text:span text:style-name="T1"> </text:span><text:span text:style-name="T27">עקיבא</text:span><text:span text:style-name="T1"> </text:span><text:span text:style-name="T27">זריקה</text:span><text:span text:style-name="T1"> </text:span><text:span text:style-name="T27">מועלת</text:span><text:span text:style-name="T1"> </text:span><text:span text:style-name="T27">ליוצא, כלומר: לענין</text:span><text:span text:style-name="T1"> </text:span><text:span text:style-name="T27">דברים</text:span><text:span text:style-name="T1"> </text:span><text:span text:style-name="T27">האמורים</text:span><text:span text:style-name="T1"> </text:span><text:span text:style-name="T27">במשנה</text:span><text:span text:style-name="T1"> </text:span><text:span text:style-name="T27">לאקבועי</text:span><text:span text:style-name="T1"> </text:span><text:span text:style-name="T27">בפיגול, אבל</text:span><text:span text:style-name="T1"> </text:span><text:span text:style-name="T27">מכל</text:span><text:span text:style-name="T1"> </text:span><text:span text:style-name="T27">מקום</text:span><text:span text:style-name="T1"> </text:span><text:span text:style-name="T27">לשריפה</text:span><text:span text:style-name="T1"> </text:span><text:span text:style-name="T27">אזיל</text:span><text:span text:style-name="T1"> </text:span><text:span text:style-name="T128">מיד</text:span><text:span text:style-name="T27">, דלא</text:span><text:span text:style-name="T1"> </text:span><text:span text:style-name="T27">פליג</text:span><text:span text:style-name="T1"> </text:span><text:span text:style-name="T27">אמתניתין. </text:span></text:p>
      <text:p text:style-name="P51"/>
      <text:p text:style-name="P32">הדרן<text:span text:style-name="T1"> </text:span>עלך<text:span text:style-name="T1"> </text:span>קדשי<text:span text:style-name="T1"> </text:span>קדשים</text:p>
      <text:p text:style-name="P61"/>
      <text:p text:style-name="P7">מעילה<text:span text:style-name="T1"> </text:span>פרק<text:span text:style-name="T1"> </text:span>שני<text:span text:style-name="T1"> </text:span>חטאת<text:span text:style-name="T1"> </text:span>העוף</text:p>
      <text:p text:style-name="P3">(מעילה<text:span text:style-name="T1"> </text:span>ח,א)</text:p>
      <text:p text:style-name="P3">משנה:</text:p>
      <text:p text:style-name="P49"><text:span text:style-name="T27">תוספות</text:span><text:span text:style-name="T1"> </text:span><text:span text:style-name="T27">ד"ה</text:span><text:span text:style-name="T1"> </text:span><text:span text:style-name="T27">חטאת</text:span><text:span text:style-name="T1"> </text:span><text:span text:style-name="T27">העוף: עד</text:span><text:span text:style-name="T1"> </text:span><text:span text:style-name="T27">השתא</text:span><text:span text:style-name="T1"> </text:span><text:span text:style-name="T27">איירי</text:span><text:span text:style-name="T1"> </text:span><text:span text:style-name="T27">בדין</text:span><text:span text:style-name="T1"> </text:span><text:span text:style-name="T27">פסולי</text:span><text:span text:style-name="T1"> </text:span><text:span text:style-name="T27">קדשים</text:span><text:span text:style-name="T1"> </text:span><text:span text:style-name="T27">מתי</text:span><text:span text:style-name="T1"> </text:span><text:span text:style-name="T27">ימעלו</text:span><text:span text:style-name="T1"> </text:span><text:span text:style-name="T27">בהם, ומכאן</text:span><text:span text:style-name="T1"> </text:span><text:span text:style-name="T27">ואילך</text:span><text:span text:style-name="T1"> </text:span><text:span text:style-name="T27">איירי</text:span><text:span text:style-name="T1"> </text:span><text:span text:style-name="T27">בכשרים: <text:s/></text:span></text:p>
      <text:p text:style-name="P27">חטאת<text:span text:style-name="T1"> </text:span>העוף<text:span text:style-name="T1"> </text:span>מועלין<text:span text:style-name="T1"> </text:span>בה<text:span text:style-name="T1"> </text:span>משהוקדשה<text:span text:style-name="T1"> </text:span><text:span text:style-name="T26">(</text:span><text:span text:style-name="T28">בפה; אפילו</text:span><text:span text:style-name="T2"> </text:span><text:span text:style-name="T28">אם</text:span><text:span text:style-name="T2"> </text:span><text:span text:style-name="T28">נהנה</text:span><text:span text:style-name="T2"> </text:span><text:span text:style-name="T28">ממנה</text:span><text:span text:style-name="T2"> </text:span><text:span text:style-name="T28">מחיים, כגון</text:span><text:span text:style-name="T2"> </text:span><text:span text:style-name="T28">שמכרה: דהוציאה</text:span><text:span text:style-name="T2"> </text:span><text:span text:style-name="T28">לחולין</text:span><text:span text:style-name="T26">)</text:span>;</text:p>
      <text:p text:style-name="P27">נמלקה<text:span text:style-name="T1"> </text:span><text:span text:style-name="T26">(</text:span><text:span text:style-name="T28">כלומר: משנמלקה</text:span><text:span text:style-name="T26">)</text:span> - <text:span text:style-name="T26">(</text:span><text:span text:style-name="T28">ניתוסף</text:span><text:span text:style-name="T2"> </text:span><text:span text:style-name="T28">בה</text:span><text:span text:style-name="T2"> </text:span><text:span text:style-name="T28">קדושה:</text:span><text:span text:style-name="T26">)</text:span> הוכשרה<text:span text:style-name="T1"> </text:span>להפסל<text:span text:style-name="T1"> </text:span>בטבול<text:span text:style-name="T1"> </text:span>יום, ובמחוסר<text:span text:style-name="T1"> </text:span>כפורים<text:span text:style-name="T1"> </text:span><text:span text:style-name="T26">(</text:span><text:span text:style-name="T28">שהיא</text:span><text:span text:style-name="T2"> </text:span><text:span text:style-name="T28">נפסלת</text:span><text:span text:style-name="T2"> </text:span><text:span text:style-name="T28">אם</text:span><text:span text:style-name="T2"> </text:span><text:span text:style-name="T28">נגע</text:span><text:span text:style-name="T2"> </text:span><text:span text:style-name="T28">בה</text:span><text:span text:style-name="T2"> </text:span><text:span text:style-name="T28">טבול</text:span><text:span text:style-name="T2"> </text:span><text:span text:style-name="T28">יום</text:span><text:span text:style-name="T2"> </text:span><text:span text:style-name="T28">או</text:span><text:span text:style-name="T2"> </text:span><text:span text:style-name="T28">מחוסר</text:span><text:span text:style-name="T2"> </text:span><text:span text:style-name="T28">כפורים</text:span><text:span text:style-name="T26">)</text:span>, ובלינה;</text:p>
      <text:p text:style-name="P49"><text:span text:style-name="T27">תוספות</text:span><text:span text:style-name="T1"> </text:span><text:span text:style-name="T27">ד"ה</text:span><text:span text:style-name="T1"> </text:span><text:span text:style-name="T27">ובלינה. בלינת</text:span><text:span text:style-name="T1"> </text:span><text:span text:style-name="T27">דם</text:span><text:span text:style-name="T1"> </text:span><text:span text:style-name="T27">בשקיעת</text:span><text:span text:style-name="T1"> </text:span><text:span text:style-name="T27">החמה; אי</text:span><text:span text:style-name="T1"> </text:span><text:span text:style-name="T27">נמי</text:span><text:span text:style-name="T1"> </text:span><text:span text:style-name="T27">בלינת</text:span><text:span text:style-name="T1"> </text:span><text:span text:style-name="T27">בשר</text:span><text:span text:style-name="T1"> </text:span><text:span text:style-name="T27">ליום</text:span><text:span text:style-name="T1"> </text:span><text:span text:style-name="T27">ולילה; ואף</text:span><text:span text:style-name="T1"> </text:span><text:span text:style-name="T27">על</text:span><text:span text:style-name="T1"> </text:span><text:span text:style-name="T27">גב</text:span><text:span text:style-name="T1"> </text:span><text:span text:style-name="T27">דבתר</text:span><text:span text:style-name="T1"> </text:span><text:span text:style-name="T27">הכי</text:span><text:span text:style-name="T1"> </text:span><text:span text:style-name="T27">קתני</text:span><text:span text:style-name="T1"> </text:span><text:span text:style-name="T27">'הוזה</text:span><text:span text:style-name="T1"> </text:span><text:span text:style-name="T27">דמה', דמשמע</text:span><text:span text:style-name="T1"> </text:span><text:span text:style-name="T27">דהשתא</text:span><text:span text:style-name="T1"> </text:span><text:span text:style-name="T27">לא</text:span><text:span text:style-name="T1"> </text:span><text:span text:style-name="T27">איירי</text:span><text:span text:style-name="T1"> </text:span><text:span text:style-name="T27">בהוזה</text:span><text:span text:style-name="T1"> – </text:span><text:span text:style-name="T27">ואי</text:span><text:span text:style-name="T1"> </text:span><text:span text:style-name="T27">אפשר</text:span><text:span text:style-name="T1"> </text:span><text:span text:style-name="T27">בלינת</text:span><text:span text:style-name="T1"> </text:span><text:span text:style-name="T27">יום</text:span><text:span text:style-name="T1"> </text:span><text:span text:style-name="T27">ולילה</text:span><text:span text:style-name="T1"> </text:span><text:span text:style-name="T27">אלא</text:span><text:span text:style-name="T1"> </text:span><text:span text:style-name="T27">לאחר</text:span><text:span text:style-name="T1"> </text:span><text:span text:style-name="T27">הזאה, שהרי</text:span><text:span text:style-name="T1"> </text:span><text:span text:style-name="T27">ההזאה</text:span><text:span text:style-name="T1"> </text:span><text:span text:style-name="T27">ביום</text:span><text:span text:style-name="T1"> </text:span><text:span text:style-name="T27">המליקה, דאל"כ</text:span><text:span text:style-name="T1"> </text:span><text:span text:style-name="T27">איפסל</text:span><text:span text:style-name="T1"> </text:span><text:span text:style-name="T27">הדם</text:span><text:span text:style-name="T1"> </text:span><text:span text:style-name="T27">בשקיעת</text:span><text:span text:style-name="T1"> </text:span><text:span text:style-name="T27">החמה</text:span><text:span text:style-name="T1"> </text:span><text:span text:style-name="T27">- מכל</text:span><text:span text:style-name="T1"> </text:span><text:span text:style-name="T27">מקום</text:span><text:span text:style-name="T1"> </text:span><text:span text:style-name="T27">נקט</text:span><text:span text:style-name="T1"> </text:span><text:span text:style-name="T27">גבי</text:span><text:span text:style-name="T1"> </text:span><text:span text:style-name="T27">מליקה</text:span><text:span text:style-name="T1"> </text:span><text:span text:style-name="T27">פסול</text:span><text:span text:style-name="T1"> </text:span><text:span text:style-name="T27">דלינת</text:span><text:span text:style-name="T1"> </text:span><text:span text:style-name="T27">בשר, לפי</text:span><text:span text:style-name="T1"> </text:span><text:span text:style-name="T27">שמיד</text:span><text:span text:style-name="T1"> </text:span><text:span text:style-name="T27">שנמלקה</text:span><text:span text:style-name="T1"> </text:span><text:span text:style-name="T27">מתחלת</text:span><text:span text:style-name="T1"> </text:span><text:span text:style-name="T27">לינה</text:span><text:span text:style-name="T1"> </text:span><text:span text:style-name="T27">של</text:span><text:span text:style-name="T1"> </text:span><text:span text:style-name="T27">יום</text:span><text:span text:style-name="T1"> </text:span><text:span text:style-name="T27">ולילה, ומשעת</text:span><text:span text:style-name="T1"> </text:span><text:span text:style-name="T27">מליקה</text:span><text:span text:style-name="T1"> </text:span><text:span text:style-name="T27">מונין. </text:span></text:p>
      <text:p text:style-name="P27">הוזה<text:span text:style-name="T1"> </text:span>דמה<text:span text:style-name="T1"> </text:span>- חייבין<text:span text:style-name="T1"> </text:span>עליו<text:span text:style-name="T1"> </text:span>משום<text:span text:style-name="T1"> </text:span>פיגול, נותר, וטמא<text:span text:style-name="T1"> </text:span><text:span text:style-name="T26">(</text:span><text:span text:style-name="T28">דהזאה</text:span><text:span text:style-name="T2"> </text:span><text:span text:style-name="T28">דעוף</text:span><text:span text:style-name="T2"> </text:span><text:span text:style-name="T28">קיימא</text:span><text:span text:style-name="T2"> </text:span><text:span text:style-name="T28">במקום</text:span><text:span text:style-name="T2"> </text:span><text:span text:style-name="T28">זריקה</text:span><text:span text:style-name="T2"> </text:span><text:span text:style-name="T28">דבהמה: דהזאה</text:span><text:span text:style-name="T2"> </text:span><text:span text:style-name="T28">קובעת</text:span><text:span text:style-name="T2"> </text:span><text:span text:style-name="T28">בפיגול</text:span><text:span text:style-name="T2"> </text:span><text:span text:style-name="T28">שחישב</text:span><text:span text:style-name="T2"> </text:span><text:span text:style-name="T28">בו</text:span><text:span text:style-name="T2"> </text:span><text:span text:style-name="T28">קודם</text:span><text:span text:style-name="T2"> </text:span><text:span text:style-name="T28">לכן, כמו</text:span><text:span text:style-name="T2"> </text:span><text:span text:style-name="T28">זריקה</text:span><text:span text:style-name="T2"> </text:span><text:span text:style-name="T28">דבהמה, ושוב</text:span><text:span text:style-name="T2"> </text:span><text:span text:style-name="T28">נמי</text:span><text:span text:style-name="T2"> </text:span><text:span text:style-name="T28">יש</text:span><text:span text:style-name="T2"> </text:span><text:span text:style-name="T28">בו</text:span><text:span text:style-name="T2"> </text:span><text:span text:style-name="T28">איסור</text:span><text:span text:style-name="T2"> </text:span><text:span text:style-name="T28">נותר</text:span><text:span text:style-name="T2"> </text:span><text:span text:style-name="T28">וטמא</text:span><text:span text:style-name="T2"> </text:span><text:span text:style-name="T28">אם</text:span><text:span text:style-name="T2"> </text:span><text:span text:style-name="T28">נטמא, דהזאה</text:span><text:span text:style-name="T2"> </text:span><text:span text:style-name="T28">קובעת</text:span><text:span text:style-name="T2"> </text:span><text:span text:style-name="T28">בכל</text:span><text:span text:style-name="T2"> </text:span><text:span text:style-name="T28">הני</text:span><text:span text:style-name="T26">)</text:span>, ואין<text:span text:style-name="T1"> </text:span>בה<text:span text:style-name="T1"> </text:span>מעילה<text:span text:style-name="T1"> </text:span><text:span text:style-name="T26">(</text:span><text:span text:style-name="T28">דכיון</text:span><text:span text:style-name="T2"> </text:span><text:span text:style-name="T28">דהוזה</text:span><text:span text:style-name="T2"> </text:span><text:span text:style-name="T28">דמה</text:span><text:span text:style-name="T2"> </text:span><text:span text:style-name="T28">יש</text:span><text:span text:style-name="T2"> </text:span><text:span text:style-name="T28">בה</text:span><text:span text:style-name="T2"> </text:span><text:span text:style-name="T28">היתר</text:span><text:span text:style-name="T2"> </text:span><text:span text:style-name="T28">לכהנים</text:span><text:span text:style-name="T26">)</text:span>.</text:p>
      <text:p text:style-name="P3"/>
      <text:p text:style-name="P3">גמרא:</text:p>
      <text:p text:style-name="P3"><text:span text:style-name="T59">קתני</text:span><text:span text:style-name="T66"> </text:span><text:span text:style-name="T59">'</text:span><text:span text:style-name="T88">הוכשרה</text:span><text:span text:style-name="T87"> </text:span><text:span text:style-name="T88">ליפסל</text:span><text:span text:style-name="T87"> </text:span><text:span text:style-name="T88">בטבול</text:span><text:span text:style-name="T87"> </text:span><text:span text:style-name="T88">יום</text:span><text:span text:style-name="T87"> </text:span><text:span text:style-name="T88">ובמחוסר</text:span><text:span text:style-name="T87"> </text:span><text:span text:style-name="T88">כפורים</text:span><text:span text:style-name="T87"> </text:span><text:span text:style-name="T88">ובלינה</text:span><text:span text:style-name="T59">'; ליפסל</text:span><text:span text:style-name="T66"> </text:span><text:span text:style-name="T59">- אין, אבל</text:span><text:span text:style-name="T66"> </text:span><text:span text:style-name="T59">לטמויי</text:span><text:span text:style-name="T66"> </text:span><text:span text:style-name="T60">(</text:span><text:span text:style-name="T62">שתהא</text:span><text:span text:style-name="T67"> </text:span><text:span text:style-name="T62">טמאה</text:span><text:span text:style-name="T67"> </text:span><text:span text:style-name="T62">ומטמאה</text:span><text:span text:style-name="T67"> </text:span><text:span text:style-name="T62">אחרים</text:span><text:span text:style-name="T60">)</text:span><text:span text:style-name="T59"> – לא; מתניתין</text:span><text:span text:style-name="T66"> </text:span><text:span text:style-name="T60">(</text:span><text:span text:style-name="T62">דקתני</text:span><text:span text:style-name="T67"> </text:span><text:span text:style-name="T62">הוכשרה</text:span><text:span text:style-name="T67"> </text:span><text:span text:style-name="T62">ליפסל</text:span><text:span text:style-name="T67"> </text:span><text:span text:style-name="T62">ולא</text:span><text:span text:style-name="T67"> </text:span><text:span text:style-name="T62">ליטמא</text:span><text:span text:style-name="T60">)</text:span><text:span text:style-name="T59"> מני? רבנן</text:span><text:span text:style-name="T66"> </text:span><text:span text:style-name="T59">היא</text:span><text:span text:style-name="T66"> </text:span><text:span text:style-name="T60">(</text:span><text:span text:style-name="T62">דאמרי: כשם</text:span><text:span text:style-name="T67"> </text:span><text:span text:style-name="T62">שפוסל</text:span><text:span text:style-name="T67"> </text:span><text:span text:style-name="T62">טבול</text:span><text:span text:style-name="T67"> </text:span><text:span text:style-name="T62">יום</text:span><text:span text:style-name="T67"> </text:span><text:span text:style-name="T62">אוכלי</text:span><text:span text:style-name="T67"> </text:span><text:span text:style-name="T62">תרומה</text:span><text:span text:style-name="T67"> </text:span><text:span text:style-name="T62">ומשקה</text:span><text:span text:style-name="T67"> </text:span><text:span text:style-name="T62">תרומה</text:span><text:span text:style-name="T67"> </text:span><text:span text:style-name="T62">- כך</text:span><text:span text:style-name="T67"> </text:span><text:span text:style-name="T62">פוסל</text:span><text:span text:style-name="T67"> </text:span><text:span text:style-name="T62">אוכלי</text:span><text:span text:style-name="T67"> </text:span><text:span text:style-name="T62">קדש, דאינו</text:span><text:span text:style-name="T67"> </text:span><text:span text:style-name="T62">מטמא</text:span><text:span text:style-name="T67"> </text:span><text:span text:style-name="T62">לטמא</text:span><text:span text:style-name="T67"> </text:span><text:span text:style-name="T62">אחרים</text:span><text:span text:style-name="T60">)</text:span><text:span text:style-name="T59">, דתניא</text:span><text:span text:style-name="T66"> </text:span><text:span text:style-name="T64">[תוספתא</text:span><text:span text:style-name="T68"> </text:span><text:span text:style-name="T64">טהרות</text:span><text:span text:style-name="T68"> </text:span><text:span text:style-name="T64">פ"א</text:span><text:span text:style-name="T68"> </text:span><text:span text:style-name="T64">מ"ג]</text:span><text:span text:style-name="T59">:, '</text:span><text:span text:style-name="T88">אבא</text:span><text:span text:style-name="T87"> </text:span><text:span text:style-name="T88">שאול</text:span><text:span text:style-name="T87"> </text:span><text:span text:style-name="T88">אומר: טבול</text:span><text:span text:style-name="T87"> </text:span><text:span text:style-name="T88">יו</text:span><text:span text:style-name="T106">ם</text:span></text:p>
      <text:p text:style-name="P3"/>
      <text:p text:style-name="P3">(מעילה<text:span text:style-name="T1"> </text:span>ח,ב)</text:p>
      <text:p text:style-name="P27"><text:span text:style-name="T106">תחלה</text:span><text:span text:style-name="T107"> </text:span><text:span text:style-name="T106">לקדש</text:span><text:span text:style-name="T107"> </text:span><text:span text:style-name="T26">(</text:span><text:span text:style-name="T28">דהוי</text:span><text:span text:style-name="T2"> </text:span><text:span text:style-name="T28">ראשון</text:span><text:span text:style-name="T2"> </text:span><text:span text:style-name="T28">ומשוי</text:span><text:span text:style-name="T2"> </text:span><text:span text:style-name="T28">לקדש</text:span><text:span text:style-name="T2"> </text:span><text:span text:style-name="T28">שני: דאותו</text:span><text:span text:style-name="T2"> </text:span><text:span text:style-name="T28">שני</text:span><text:span text:style-name="T2"> </text:span><text:span text:style-name="T28">עושה</text:span><text:span text:style-name="T2"> </text:span><text:span text:style-name="T28">שלישי</text:span><text:span text:style-name="T2"> </text:span><text:span text:style-name="T28">ורביעי</text:span><text:span text:style-name="T2"> </text:span><text:span text:style-name="T28">בקודש, ופוסל</text:span><text:span text:style-name="T2"> </text:span><text:span text:style-name="T28">את</text:span><text:span text:style-name="T2"> </text:span><text:span text:style-name="T28">התרומה</text:span><text:span text:style-name="T26">)</text:span><text:span text:style-name="T106">; רבי</text:span><text:span text:style-name="T107"> </text:span><text:span text:style-name="T106">מאיר</text:span><text:span text:style-name="T107"> </text:span><text:span text:style-name="T106">אומר: מטמא</text:span><text:span text:style-name="T107"> </text:span><text:span text:style-name="T106">את</text:span><text:span text:style-name="T107"> </text:span><text:span text:style-name="T106">הקדש</text:span><text:span text:style-name="T107"> </text:span><text:span text:style-name="T26">(</text:span><text:span text:style-name="T28">דהוא</text:span><text:span text:style-name="T2"> </text:span><text:span text:style-name="T28">שני</text:span><text:span text:style-name="T2"> </text:span><text:span text:style-name="T28">ומשוי</text:span><text:span text:style-name="T2"> </text:span><text:span text:style-name="T28">לקדש</text:span><text:span text:style-name="T2"> </text:span><text:span text:style-name="T28">שלישי</text:span><text:span text:style-name="T26">)</text:span><text:span text:style-name="T106"> ופוסל</text:span><text:span text:style-name="T107"> </text:span><text:span text:style-name="T106">את</text:span><text:span text:style-name="T107"> </text:span><text:span text:style-name="T106">התרומה; וחכמים</text:span><text:span text:style-name="T107"> </text:span><text:span text:style-name="T106">אומרים: כשם</text:span><text:span text:style-name="T107"> </text:span><text:span text:style-name="T106">שהוא</text:span><text:span text:style-name="T107"> </text:span><text:span text:style-name="T106">פוסל</text:span><text:span text:style-name="T107"> </text:span><text:span text:style-name="T106">משקה</text:span><text:span text:style-name="T107"> </text:span><text:span text:style-name="T106">תרומה</text:span><text:span text:style-name="T107"> </text:span><text:span text:style-name="T106">ואוכלי</text:span><text:span text:style-name="T107"> </text:span><text:span text:style-name="T106">תרומה</text:span><text:span text:style-name="T107"> </text:span><text:span text:style-name="T106">- כך</text:span><text:span text:style-name="T107"> </text:span><text:span text:style-name="T106">הוא</text:span><text:span text:style-name="T107"> </text:span><text:span text:style-name="T106">פוסל</text:span><text:span text:style-name="T107"> </text:span><text:span text:style-name="T106">משקה</text:span><text:span text:style-name="T107"> </text:span><text:span text:style-name="T106">קדש</text:span><text:span text:style-name="T107"> </text:span><text:span text:style-name="T106">ואוכלי</text:span><text:span text:style-name="T107"> </text:span><text:span text:style-name="T106">קדש</text:span>' <text:span text:style-name="T26">(</text:span><text:span text:style-name="T28">אבל</text:span><text:span text:style-name="T2"> </text:span><text:span text:style-name="T28">טמויי</text:span><text:span text:style-name="T2"> </text:span><text:span text:style-name="T28">לא</text:span><text:span text:style-name="T2"> </text:span><text:span text:style-name="T28">מטמא, והיינו</text:span><text:span text:style-name="T2"> </text:span><text:span text:style-name="T28">כמתניתין</text:span><text:span text:style-name="T26">)</text:span>. </text:p>
      <text:p text:style-name="P27">אמר<text:span text:style-name="T1"> </text:span>רבא: לאבא<text:span text:style-name="T1"> </text:span>שאול<text:span text:style-name="T1"> </text:span><text:span text:style-name="T26">(</text:span><text:span text:style-name="T28">נמי</text:span><text:span text:style-name="T2"> </text:span><text:span text:style-name="T28">דאמר</text:span><text:span text:style-name="T2"> </text:span><text:span text:style-name="T28">'תחלה</text:span><text:span text:style-name="T2"> </text:span><text:span text:style-name="T28">לקדש': דקעביד</text:span><text:span text:style-name="T2"> </text:span><text:span text:style-name="T28">לקדש</text:span><text:span text:style-name="T2"> </text:span><text:span text:style-name="T28">שני</text:span><text:span text:style-name="T26">)</text:span> - <text:span text:style-name="T26">(</text:span><text:span text:style-name="T28">מיתרצא</text:span><text:span text:style-name="T2"> </text:span><text:span text:style-name="T28">נמי</text:span><text:span text:style-name="T2"> </text:span><text:span text:style-name="T28">מתניתין:</text:span><text:span text:style-name="T26">)</text:span> מעלה<text:span text:style-name="T1"> </text:span>עשו<text:span text:style-name="T1"> </text:span>בקדשים: שוינהו<text:span text:style-name="T1"> </text:span>רבנן<text:span text:style-name="T1"> </text:span>לטבול<text:span text:style-name="T1"> </text:span>יום<text:span text:style-name="T1"> </text:span>כראשון<text:span text:style-name="T1"> </text:span><text:span text:style-name="T26">(</text:span><text:span text:style-name="T28">דודאי</text:span><text:span text:style-name="T2"> </text:span><text:span text:style-name="T28">טבול</text:span><text:span text:style-name="T2"> </text:span><text:span text:style-name="T28">יום</text:span><text:span text:style-name="T2"> </text:span><text:span text:style-name="T28">מדאורייתא</text:span><text:span text:style-name="T2"> </text:span><text:span text:style-name="T28">פוסל</text:span><text:span text:style-name="T2"> </text:span><text:span text:style-name="T28">ואינו</text:span><text:span text:style-name="T2"> </text:span><text:span text:style-name="T28">מטמא, ורבנן</text:span><text:span text:style-name="T2"> </text:span><text:span text:style-name="T28">עשו</text:span><text:span text:style-name="T2"> </text:span><text:span text:style-name="T28">מעלה</text:span><text:span text:style-name="T2"> </text:span><text:span text:style-name="T28">בקדשים</text:span><text:span text:style-name="T2"> </text:span><text:span text:style-name="T28">דהוה</text:span><text:span text:style-name="T2"> </text:span><text:span text:style-name="T28">טבול</text:span><text:span text:style-name="T2"> </text:span><text:span text:style-name="T28">יום</text:span><text:span text:style-name="T2"> </text:span><text:span text:style-name="T28">תחלה</text:span><text:span text:style-name="T2"> </text:span><text:span text:style-name="T28">לקדש: דהוי</text:span><text:span text:style-name="T2"> </text:span><text:span text:style-name="T28">כי</text:span><text:span text:style-name="T2"> </text:span><text:span text:style-name="T28">אוכל</text:span><text:span text:style-name="T2"> </text:span><text:span text:style-name="T28">ראשון, ועושה</text:span><text:span text:style-name="T2"> </text:span><text:span text:style-name="T28">שני; ומתניתין</text:span><text:span text:style-name="T2"> </text:span><text:span text:style-name="T28">- בדאורייתא</text:span><text:span text:style-name="T2"> </text:span><text:span text:style-name="T28">קתני</text:span><text:span text:style-name="T2"> </text:span><text:span text:style-name="T28">דאינו</text:span><text:span text:style-name="T2"> </text:span><text:span text:style-name="T28">אלא</text:span><text:span text:style-name="T2"> </text:span><text:span text:style-name="T28">פוסל</text:span><text:span text:style-name="T26">)</text:span>; לרבי<text:span text:style-name="T1"> </text:span>מאיר<text:span text:style-name="T1"> </text:span><text:span text:style-name="T26">(</text:span><text:span text:style-name="T28">נמי</text:span><text:span text:style-name="T2"> </text:span><text:span text:style-name="T28">מיתרצא</text:span><text:span text:style-name="T2"> </text:span><text:span text:style-name="T28">מתניתין:</text:span><text:span text:style-name="T26">)</text:span> - כאוכֶל<text:span text:style-name="T1"> </text:span>שני<text:span text:style-name="T1"> </text:span><text:span text:style-name="T26">(</text:span><text:span text:style-name="T28">דהאי</text:span><text:span text:style-name="T2"> </text:span><text:span text:style-name="T28">דקאמר</text:span><text:span text:style-name="T2"> </text:span><text:span text:style-name="T28">'</text:span><text:span text:style-name="T109">מטמא</text:span><text:span text:style-name="T108"> </text:span><text:span text:style-name="T109">את</text:span><text:span text:style-name="T108"> </text:span><text:span text:style-name="T109">הקדש</text:span><text:span text:style-name="T28">' - דעביד</text:span><text:span text:style-name="T2"> </text:span><text:span text:style-name="T28">ליה</text:span><text:span text:style-name="T2"> </text:span><text:span text:style-name="T28">שלישי, '</text:span><text:span text:style-name="T109">ופוסל</text:span><text:span text:style-name="T108"> </text:span><text:span text:style-name="T109">את</text:span><text:span text:style-name="T108"> </text:span><text:span text:style-name="T109">התרומה</text:span><text:span text:style-name="T28">' היינו</text:span><text:span text:style-name="T2"> </text:span><text:span text:style-name="T28">מדרבנן, אבל</text:span><text:span text:style-name="T2"> </text:span><text:span text:style-name="T28">מדאורייתא</text:span><text:span text:style-name="T2"> </text:span><text:span text:style-name="T28">אינו</text:span><text:span text:style-name="T2"> </text:span><text:span text:style-name="T28">אלא</text:span><text:span text:style-name="T2"> </text:span><text:span text:style-name="T28">פוסל, מאחר</text:span><text:span text:style-name="T2"> </text:span><text:span text:style-name="T28">שטבל</text:span><text:span text:style-name="T26">)</text:span>, לרבנן<text:span text:style-name="T1"> </text:span><text:span text:style-name="T26">(</text:span><text:span text:style-name="T28">דאמרי</text:span><text:span text:style-name="T2"> </text:span><text:span text:style-name="T28">'</text:span><text:span text:style-name="T109">כשם</text:span><text:span text:style-name="T108"> </text:span><text:span text:style-name="T109">שפוסל</text:span><text:span text:style-name="T2"> </text:span><text:span text:style-name="T28">וכו' ולא</text:span><text:span text:style-name="T2"> </text:span><text:span text:style-name="T28">אמרי</text:span><text:span text:style-name="T2"> </text:span><text:span text:style-name="T28">דמטמא</text:span><text:span text:style-name="T26">)</text:span> - <text:span text:style-name="T26">(</text:span><text:span text:style-name="T28">קסברי</text:span><text:span text:style-name="T26">)</text:span> כיון<text:span text:style-name="T1"> </text:span>דטבל<text:span text:style-name="T1"> </text:span>קלש<text:span text:style-name="T1"> </text:span>טומאתו: פסול<text:span text:style-name="T1"> </text:span>- משוי, טמא<text:span text:style-name="T1"> </text:span>- לא<text:span text:style-name="T1"> </text:span>משוי.</text:p>
      <text:p text:style-name="P27"/>
      <text:p text:style-name="P26">הוזה<text:span text:style-name="T1"> </text:span>דמה<text:span text:style-name="T1"> </text:span>חייבין<text:span text:style-name="T1"> </text:span><text:span text:style-name="T26">[חייבין</text:span><text:span text:style-name="T2"> </text:span><text:span text:style-name="T26">עליו</text:span><text:span text:style-name="T2"> </text:span><text:span text:style-name="T26">משום</text:span><text:span text:style-name="T2"> </text:span><text:span text:style-name="T26">פיגול, נותר, וטמא, ואין</text:span><text:span text:style-name="T2"> </text:span><text:span text:style-name="T26">בה</text:span><text:span text:style-name="T2"> </text:span><text:span text:style-name="T26">מעילה]</text:span>. </text:p>
      <text:p text:style-name="P26">מעילה<text:span text:style-name="T1"> </text:span>הוא<text:span text:style-name="T1"> </text:span>דליכא, אבל<text:span text:style-name="T1"> </text:span>איסורא<text:span text:style-name="T1"> </text:span><text:span text:style-name="T26">(</text:span><text:span text:style-name="T28">כלומר: איסור</text:span><text:span text:style-name="T2"> </text:span><text:span text:style-name="T28">אכילה</text:span><text:span text:style-name="T26">)</text:span> - איכא! ואמאי? הא<text:span text:style-name="T1"> </text:span>ממונא<text:span text:style-name="T1"> </text:span>דכהנים<text:span text:style-name="T1"> </text:span>הוא<text:span text:style-name="T1"> </text:span><text:span text:style-name="T26">(</text:span><text:span text:style-name="T28">מאחר</text:span><text:span text:style-name="T2"> </text:span><text:span text:style-name="T28">שהוזה</text:span><text:span text:style-name="T2"> </text:span><text:span text:style-name="T28">דמה: שהותרה</text:span><text:span text:style-name="T2"> </text:span><text:span text:style-name="T28">להם</text:span><text:span text:style-name="T2"> </text:span><text:span text:style-name="T28">באכילה</text:span><text:span text:style-name="T26">)</text:span>!? </text:p>
      <text:p text:style-name="P26">אמר<text:span text:style-name="T1"> </text:span>רבי<text:span text:style-name="T1"> </text:span>חנינא: ליוצאין<text:span text:style-name="T1"> </text:span><text:span text:style-name="T26">(</text:span><text:span text:style-name="T28">כלומר: שיצא; דהתם</text:span><text:span text:style-name="T2"> </text:span><text:span text:style-name="T28">איכא</text:span><text:span text:style-name="T2"> </text:span><text:span text:style-name="T28">איסור</text:span><text:span text:style-name="T2"> </text:span><text:span text:style-name="T28">אכילה</text:span><text:span text:style-name="T26">)</text:span>, ורבי<text:span text:style-name="T1"> </text:span>עקיבא<text:span text:style-name="T1"> </text:span>היא, דאמר<text:span text:style-name="T1"> </text:span>'זריקה<text:span text:style-name="T1"> </text:span>מועלת<text:span text:style-name="T1"> </text:span>ליוצא<text:span text:style-name="T1"> </text:span><text:span text:style-name="T26">(</text:span><text:span text:style-name="T28">לאפוקיה</text:span><text:span text:style-name="T2"> </text:span><text:span text:style-name="T28">מידי</text:span><text:span text:style-name="T2"> </text:span><text:span text:style-name="T28">מעילה</text:span><text:span text:style-name="T2"> </text:span><text:span text:style-name="T28">- או</text:span><text:span text:style-name="T2"> </text:span><text:span text:style-name="T28">לשריפה</text:span><text:span text:style-name="T2"> </text:span><text:span text:style-name="T28">- כדאמרינן</text:span><text:span text:style-name="T2"> </text:span><text:span text:style-name="T28">לעיל</text:span><text:span text:style-name="T26">)</text:span>' - דלאו<text:span text:style-name="T1"> </text:span>בת<text:span text:style-name="T1"> </text:span>אכילה<text:span text:style-name="T1"> </text:span>היא<text:span text:style-name="T1"> </text:span><text:span text:style-name="T26">(</text:span><text:span text:style-name="T28">כדאמרינן</text:span><text:span text:style-name="T2"> </text:span><text:span text:style-name="T28">בסוף</text:span><text:span text:style-name="T2"> </text:span><text:span text:style-name="T28">פירקין; אבל</text:span><text:span text:style-name="T2"> </text:span><text:span text:style-name="T28">לאכילה</text:span><text:span text:style-name="T2"> </text:span><text:span text:style-name="T28">לא</text:span><text:span text:style-name="T2"> </text:span><text:span text:style-name="T28">מרצה</text:span><text:span text:style-name="T2"> </text:span><text:span text:style-name="T28">הא</text:span><text:span text:style-name="T2"> </text:span><text:span text:style-name="T28">הזאה: נהי</text:span><text:span text:style-name="T2"> </text:span><text:span text:style-name="T28">דמהניא</text:span><text:span text:style-name="T2"> </text:span><text:span text:style-name="T28">לאפוקיה</text:span><text:span text:style-name="T2"> </text:span><text:span text:style-name="T28">מידי</text:span><text:span text:style-name="T2"> </text:span><text:span text:style-name="T28">מעילה, אבל</text:span><text:span text:style-name="T2"> </text:span><text:span text:style-name="T28">להתיר</text:span><text:span text:style-name="T2"> </text:span><text:span text:style-name="T28">היוצא</text:span><text:span text:style-name="T2"> </text:span><text:span text:style-name="T28">באכילה</text:span><text:span text:style-name="T2"> </text:span><text:span text:style-name="T28">לא</text:span><text:span text:style-name="T2"> </text:span><text:span text:style-name="T28">מהניא, והיינו</text:span><text:span text:style-name="T2"> </text:span><text:span text:style-name="T28">דקא</text:span><text:span text:style-name="T2"> </text:span><text:span text:style-name="T28">דייק</text:span><text:span text:style-name="T2"> </text:span><text:span text:style-name="T28">'אבל</text:span><text:span text:style-name="T2"> </text:span><text:span text:style-name="T28">איסורא</text:span><text:span text:style-name="T2"> </text:span><text:span text:style-name="T28">איכא': דלאו</text:span><text:span text:style-name="T2"> </text:span><text:span text:style-name="T28">בת</text:span><text:span text:style-name="T2"> </text:span><text:span text:style-name="T28">אכילה</text:span><text:span text:style-name="T2"> </text:span><text:span text:style-name="T28">היא</text:span><text:span text:style-name="T26">)</text:span>.</text:p>
      <text:p text:style-name="P26"/>
      <text:p text:style-name="P27">אמר<text:span text:style-name="T1"> </text:span>רב<text:span text:style-name="T1"> </text:span>הונא<text:span text:style-name="T1"> </text:span>אמר<text:span text:style-name="T1"> </text:span>רב: מיצוי<text:span text:style-name="T1"> </text:span>חטאת<text:span text:style-name="T1"> </text:span>העוף<text:span text:style-name="T1"> </text:span><text:span text:style-name="T26">(</text:span><text:span text:style-name="T28">דכתיב</text:span><text:span text:style-name="T2"> </text:span><text:span text:style-name="T32">והנשאר</text:span><text:span text:style-name="T2"> </text:span><text:span text:style-name="T32">בדם</text:span><text:span text:style-name="T2"> </text:span><text:span text:style-name="T32">יִמָּצֵה</text:span><text:span text:style-name="T2"> </text:span><text:span text:style-name="T29">[ויקרא</text:span><text:span text:style-name="T3"> </text:span><text:span text:style-name="T29">ה,ט]</text:span><text:span text:style-name="T28">: לאחר</text:span><text:span text:style-name="T2"> </text:span><text:span text:style-name="T28">הזאה</text:span><text:span text:style-name="T2"> </text:span><text:span text:style-name="T28">ימצה</text:span><text:span text:style-name="T26">)</text:span> - אינו<text:span text:style-name="T1"> </text:span>מעכב<text:span text:style-name="T1"> </text:span><text:span text:style-name="T26">(</text:span><text:span text:style-name="T28">דכיון</text:span><text:span text:style-name="T2"> </text:span><text:span text:style-name="T28">דהוזה, 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לא</text:span><text:span text:style-name="T2"> </text:span><text:span text:style-name="T28">מיצה</text:span><text:span text:style-name="T2"> </text:span><text:span text:style-name="T28">- נעשית</text:span><text:span text:style-name="T2"> </text:span><text:span text:style-name="T28">מצותו, ויצא</text:span><text:span text:style-name="T2"> </text:span><text:span text:style-name="T28">מידי</text:span><text:span text:style-name="T2"> </text:span><text:span text:style-name="T28">מעילה, וחייבין</text:span><text:span text:style-name="T2"> </text:span><text:span text:style-name="T28">עליו</text:span><text:span text:style-name="T2"> </text:span><text:span text:style-name="T28">משום</text:span><text:span text:style-name="T2"> </text:span><text:span text:style-name="T28">נותר</text:span><text:span text:style-name="T2"> </text:span><text:span text:style-name="T28">וטמא; ויצא</text:span><text:span text:style-name="T2"> </text:span><text:span text:style-name="T28">נמי</text:span><text:span text:style-name="T2"> </text:span><text:span text:style-name="T28">ידי</text:span><text:span text:style-name="T2"> </text:span><text:span text:style-name="T28">חובתו: דאינו</text:span><text:span text:style-name="T2"> </text:span><text:span text:style-name="T28">מעכב</text:span><text:span text:style-name="T2"> </text:span><text:span text:style-name="T28">הכפרה</text:span><text:span text:style-name="T26">)</text:span>, דתני<text:span text:style-name="T1"> </text:span>רב: 'הוּזָה<text:span text:style-name="T1"> </text:span>דָמָה'ּ<text:span text:style-name="T1"> </text:span><text:span text:style-name="T26">(</text:span><text:span text:style-name="T28">דמדקתני</text:span><text:span text:style-name="T2"> </text:span><text:span text:style-name="T28">במתניתין</text:span><text:span text:style-name="T2"> </text:span><text:span text:style-name="T28">גבי</text:span><text:span text:style-name="T2"> </text:span><text:span text:style-name="T28">חטאת</text:span><text:span text:style-name="T2"> </text:span><text:span text:style-name="T28">העוף</text:span><text:span text:style-name="T2"> </text:span><text:span text:style-name="T28">'הוזה</text:span><text:span text:style-name="T2"> </text:span><text:span text:style-name="T28">דמה' ולא</text:span><text:span text:style-name="T2"> </text:span><text:span text:style-name="T28">קתני</text:span><text:span text:style-name="T2"> </text:span><text:span text:style-name="T28">'מיצה</text:span><text:span text:style-name="T2"> </text:span><text:span text:style-name="T28">דמה' - אלמא</text:span><text:span text:style-name="T2"> </text:span><text:span text:style-name="T28">סבירא</text:span><text:span text:style-name="T2"> </text:span><text:span text:style-name="T28">ליה</text:span><text:span text:style-name="T2"> </text:span><text:span text:style-name="T28">לתנא</text:span><text:span text:style-name="T2"> </text:span><text:span text:style-name="T28">דמתניתין</text:span><text:span text:style-name="T2"> </text:span><text:span text:style-name="T28">דהזאה</text:span><text:span text:style-name="T2"> </text:span><text:span text:style-name="T28">עיקר, ומיצוי</text:span><text:span text:style-name="T2"> </text:span><text:span text:style-name="T28">לא</text:span><text:span text:style-name="T2"> </text:span><text:span text:style-name="T28">מעכב</text:span><text:span text:style-name="T26">)</text:span>: רב<text:span text:style-name="T1"> </text:span>אדא<text:span text:style-name="T1"> </text:span>בר<text:span text:style-name="T1"> </text:span>אהבה<text:span text:style-name="T1"> </text:span>אמר<text:span text:style-name="T1"> </text:span><text:span text:style-name="T26">(</text:span><text:span text:style-name="T28">משמיה</text:span><text:span text:style-name="T2"> </text:span><text:span text:style-name="T28">ד</text:span><text:span text:style-name="T26">)</text:span>רב: מיצוי<text:span text:style-name="T1"> </text:span>חטאת<text:span text:style-name="T1"> </text:span>העוף<text:span text:style-name="T1"> </text:span>מעכב<text:span text:style-name="T1"> </text:span><text:span text:style-name="T26">(</text:span><text:span text:style-name="T28">דלא</text:span><text:span text:style-name="T2"> </text:span><text:span text:style-name="T28">יצא</text:span><text:span text:style-name="T2"> </text:span><text:span text:style-name="T28">ידי</text:span><text:span text:style-name="T2"> </text:span><text:span text:style-name="T28">חובתו</text:span><text:span text:style-name="T2"> </text:span><text:soft-page-break/><text:span text:style-name="T28">ולא</text:span><text:span text:style-name="T2"> </text:span><text:span text:style-name="T28">נתכפר</text:span><text:span text:style-name="T2"> </text:span><text:span text:style-name="T28">ולא</text:span><text:span text:style-name="T2"> </text:span><text:span text:style-name="T28">הוקבע</text:span><text:span text:style-name="T2"> </text:span><text:span text:style-name="T28">החטאת</text:span><text:span text:style-name="T2"> </text:span><text:span text:style-name="T28">בפיגול</text:span><text:span text:style-name="T2"> </text:span><text:span text:style-name="T28">ונותר</text:span><text:span text:style-name="T2"> </text:span><text:span text:style-name="T28">וטמא</text:span><text:span text:style-name="T2"> </text:span><text:span text:style-name="T28">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הוזה</text:span><text:span text:style-name="T2"> </text:span><text:span text:style-name="T28">עד</text:span><text:span text:style-name="T2"> </text:span><text:span text:style-name="T28">דעביד</text:span><text:span text:style-name="T2"> </text:span><text:span text:style-name="T28">מיצוי</text:span><text:span text:style-name="T26">)</text:span>, ותני<text:span text:style-name="T1"> </text:span>רב<text:span text:style-name="T1"> </text:span><text:span text:style-name="T26">(</text:span><text:span text:style-name="T28">במתניתין</text:span><text:span text:style-name="T2"> </text:span><text:span text:style-name="T28">גבי</text:span><text:span text:style-name="T2"> </text:span><text:span text:style-name="T28">חטאת</text:span><text:span text:style-name="T2"> </text:span><text:span text:style-name="T28">העוף</text:span><text:span text:style-name="T26">)</text:span>: 'מיצה<text:span text:style-name="T1"> </text:span>דמה' <text:span text:style-name="T26">(</text:span><text:span text:style-name="T28">ולא</text:span><text:span text:style-name="T2"> </text:span><text:span text:style-name="T28">קתני</text:span><text:span text:style-name="T2"> </text:span><text:span text:style-name="T28">'הוזה</text:span><text:span text:style-name="T2"> </text:span><text:span text:style-name="T28">דמה'; דסבירא</text:span><text:span text:style-name="T2"> </text:span><text:span text:style-name="T28">ליה</text:span><text:span text:style-name="T2"> </text:span><text:span text:style-name="T28">דמיצוי</text:span><text:span text:style-name="T2"> </text:span><text:span text:style-name="T28">נמי</text:span><text:span text:style-name="T2"> </text:span><text:span text:style-name="T28">עיקר</text:span><text:span text:style-name="T2"> </text:span><text:span text:style-name="T28">מצוה</text:span><text:span text:style-name="T2"> </text:span><text:span text:style-name="T28">הויא, ומעכב</text:span><text:span text:style-name="T26">)</text:span>. </text:p>
      <text:p text:style-name="P26">תא<text:span text:style-name="T1"> </text:span>שמע: <text:span text:style-name="T29">(ויקרא</text:span><text:span text:style-name="T3"> </text:span><text:span text:style-name="T29">ה,ט)</text:span><text:span text:style-name="T31"> </text:span><text:span text:style-name="T32">[והזה</text:span><text:span text:style-name="T2"> </text:span><text:span text:style-name="T32">מדם</text:span><text:span text:style-name="T2"> </text:span><text:span text:style-name="T32">החטאת</text:span><text:span text:style-name="T2"> </text:span><text:span text:style-name="T32">על</text:span><text:span text:style-name="T2"> </text:span><text:span text:style-name="T32">קיר</text:span><text:span text:style-name="T2"> </text:span><text:span text:style-name="T32">המזבח]</text:span><text:span text:style-name="T31"> והנשאר</text:span><text:span text:style-name="T1"> </text:span><text:span text:style-name="T31">בדם</text:span><text:span text:style-name="T1"> </text:span><text:span text:style-name="T31">יִמָּצֵה</text:span><text:span text:style-name="T1"> </text:span><text:span text:style-name="T31">אל</text:span><text:span text:style-name="T1"> </text:span><text:span text:style-name="T31">יסוד</text:span><text:span text:style-name="T1"> </text:span><text:span text:style-name="T31">המזבח</text:span><text:span text:style-name="T1"> </text:span><text:span text:style-name="T31">חטאת</text:span><text:span text:style-name="T1"> </text:span><text:span text:style-name="T31">היא</text:span>; בשלמא<text:span text:style-name="T1"> </text:span>לרב<text:span text:style-name="T1"> </text:span>אדא<text:span text:style-name="T1"> </text:span>בר<text:span text:style-name="T1"> </text:span>אהבה, היינו<text:span text:style-name="T1"> </text:span>דכתיב<text:span text:style-name="T1"> </text:span>'<text:span text:style-name="T31">והנשאר</text:span><text:span text:style-name="T1"> </text:span><text:span text:style-name="T31">בדם</text:span><text:span text:style-name="T1"> </text:span><text:span text:style-name="T31">ימצה</text:span><text:span text:style-name="T1"> </text:span><text:span text:style-name="T31">חטאת</text:span><text:span text:style-name="T1"> </text:span><text:span text:style-name="T31">היא</text:span>' <text:span text:style-name="T26">(</text:span><text:span text:style-name="T28">דההוא</text:span><text:span text:style-name="T2"> </text:span><text:span text:style-name="T28">דנשאר</text:span><text:span text:style-name="T2"> </text:span><text:span text:style-name="T28">אחר</text:span><text:span text:style-name="T2"> </text:span><text:span text:style-name="T28">הזאה</text:span><text:span text:style-name="T2"> </text:span><text:span text:style-name="T28">- דהיינו</text:span><text:span text:style-name="T2"> </text:span><text:span text:style-name="T28">מיצוי</text:span><text:span text:style-name="T2"> </text:span><text:span text:style-name="T28">- איקרי</text:span><text:span text:style-name="T2"> </text:span><text:span text:style-name="T28">חטאת, אלמא</text:span><text:span text:style-name="T2"> </text:span><text:span text:style-name="T28">דשיריים</text:span><text:span text:style-name="T2"> </text:span><text:span text:style-name="T28">- דהיינו</text:span><text:span text:style-name="T2"> </text:span><text:span text:style-name="T28">מיצוי</text:span><text:span text:style-name="T2"> </text:span><text:span text:style-name="T28">- מעכב</text:span><text:span text:style-name="T26">)</text:span>, אלא<text:span text:style-name="T1"> </text:span>לרב<text:span text:style-name="T1"> </text:span>הונא<text:span text:style-name="T1"> </text:span>מאי<text:span text:style-name="T1"> </text:span>'<text:span text:style-name="T31">והנשאר</text:span>' <text:span text:style-name="T26">(</text:span><text:span text:style-name="T28">כיון</text:span><text:span text:style-name="T2"> </text:span><text:span text:style-name="T28">דלא</text:span><text:span text:style-name="T2"> </text:span><text:span text:style-name="T28">מעכב</text:span><text:span text:style-name="T2"> </text:span><text:span text:style-name="T28">למה</text:span><text:span text:style-name="T2"> </text:span><text:span text:style-name="T28">לי</text:span><text:span text:style-name="T2"> </text:span><text:span text:style-name="T28">דכתיב</text:span><text:span text:style-name="T2"> </text:span><text:span text:style-name="T32">והנשאר</text:span><text:span text:style-name="T26">)</text:span>? </text:p>
      <text:p text:style-name="P26"><text:span text:style-name="T26">(</text:span><text:span text:style-name="T28">להכי</text:span><text:span text:style-name="T2"> </text:span><text:span text:style-name="T28">כתיב</text:span><text:span text:style-name="T2"> </text:span><text:span text:style-name="T32">והנשאר</text:span><text:span text:style-name="T28">:</text:span><text:span text:style-name="T26">)</text:span> כדתניא<text:span text:style-name="T1"> </text:span>דבי<text:span text:style-name="T1"> </text:span>רבי<text:span text:style-name="T1"> </text:span>ישמעאל: שאם<text:span text:style-name="T1"> </text:span>נשאר<text:span text:style-name="T1"> </text:span><text:span text:style-name="T26">(</text:span><text:span text:style-name="T28">כלומר: אם</text:span><text:span text:style-name="T2"> </text:span><text:span text:style-name="T28">נשאר</text:span><text:span text:style-name="T2"> </text:span><text:span text:style-name="T28">מן</text:span><text:span text:style-name="T2"> </text:span><text:span text:style-name="T28">הדם</text:span><text:span text:style-name="T2"> </text:span><text:span text:style-name="T28">- מצוה</text:span><text:span text:style-name="T2"> </text:span><text:span text:style-name="T28">לעשות</text:span><text:span text:style-name="T2"> </text:span><text:span text:style-name="T28">מיצוי, אבל</text:span><text:span text:style-name="T2"> </text:span><text:span text:style-name="T28">אם</text:span><text:span text:style-name="T2"> </text:span><text:span text:style-name="T28">לא</text:span><text:span text:style-name="T2"> </text:span><text:span text:style-name="T28">נשאר</text:span><text:span text:style-name="T2"> </text:span><text:span text:style-name="T28">- לא</text:span><text:span text:style-name="T2"> </text:span><text:span text:style-name="T28">מעכב, דמיצוי</text:span><text:span text:style-name="T2"> </text:span><text:span text:style-name="T28">אינו</text:span><text:span text:style-name="T2"> </text:span><text:span text:style-name="T28">מעכב</text:span><text:span text:style-name="T26">)</text:span>; </text:p>
      <text:p text:style-name="P26">ומאי<text:span text:style-name="T1"> </text:span>'<text:span text:style-name="T31">חטאת</text:span><text:span text:style-name="T1"> </text:span><text:span text:style-name="T31">היא</text:span>' <text:span text:style-name="T26">(</text:span><text:span text:style-name="T28">לאו</text:span><text:span text:style-name="T2"> </text:span><text:span text:style-name="T28">כדקא</text:span><text:span text:style-name="T2"> </text:span><text:span text:style-name="T28">בעית</text:span><text:span text:style-name="T2"> </text:span><text:span text:style-name="T28">למימר</text:span><text:span text:style-name="T2"> </text:span><text:span text:style-name="T28">דא'והנשאר</text:span><text:span text:style-name="T2"> </text:span><text:span text:style-name="T28">ימצה' קאי, דליהוי</text:span><text:span text:style-name="T2"> </text:span><text:span text:style-name="T28">משמע</text:span><text:span text:style-name="T2"> </text:span><text:span text:style-name="T28">דבשיריים</text:span><text:span text:style-name="T2"> </text:span><text:span text:style-name="T28">- דהיינו</text:span><text:span text:style-name="T2"> </text:span><text:span text:style-name="T28">מיצוי</text:span><text:span text:style-name="T2"> </text:span><text:span text:style-name="T28">- הוי</text:span><text:span text:style-name="T2"> </text:span><text:span text:style-name="T28">עיקר</text:span><text:span text:style-name="T2"> </text:span><text:span text:style-name="T28">חטאת: דמיצוי</text:span><text:span text:style-name="T2"> </text:span><text:span text:style-name="T28">מעכב</text:span><text:span text:style-name="T26">)</text:span>? </text:p>
      <text:p text:style-name="P26">ארישא<text:span text:style-name="T1"> </text:span><text:span text:style-name="T26">(</text:span><text:span text:style-name="T28">אלא</text:span><text:span text:style-name="T2"> </text:span><text:span text:style-name="T28">ארישיה</text:span><text:span text:style-name="T2"> </text:span><text:span text:style-name="T28">דקרא</text:span><text:span text:style-name="T2"> </text:span><text:span text:style-name="T28">קאי: א'</text:span><text:span text:style-name="T32">והזה</text:span><text:span text:style-name="T2"> </text:span><text:span text:style-name="T32">מדם</text:span><text:span text:style-name="T2"> </text:span><text:span text:style-name="T32">החטאת</text:span><text:span text:style-name="T28">' קאי</text:span><text:span text:style-name="T2"> </text:span><text:span text:style-name="T28">'</text:span><text:span text:style-name="T32">חטאת</text:span><text:span text:style-name="T2"> </text:span><text:span text:style-name="T32">היא</text:span><text:span text:style-name="T28">', לומר</text:span><text:span text:style-name="T2"> </text:span><text:span text:style-name="T28">דהזאה</text:span><text:span text:style-name="T2"> </text:span><text:span text:style-name="T28">מעכבת</text:span><text:span text:style-name="T2"> </text:span><text:span text:style-name="T28">ולא</text:span><text:span text:style-name="T2"> </text:span><text:span text:style-name="T28">מיצוי</text:span><text:span text:style-name="T26">)</text:span>. </text:p>
      <text:p text:style-name="P27">אמר<text:span text:style-name="T1"> </text:span>ליה<text:span text:style-name="T1"> </text:span>רב<text:span text:style-name="T1"> </text:span>אחא<text:span text:style-name="T1"> </text:span>בריה<text:span text:style-name="T1"> </text:span>דרבא<text:span text:style-name="T1"> </text:span>לרב<text:span text:style-name="T1"> </text:span>אשי: אלא<text:span text:style-name="T1"> </text:span>מעתה, גבי<text:span text:style-name="T1"> </text:span>מנחה<text:span text:style-name="T1"> </text:span>דכתיב<text:span text:style-name="T1"> </text:span><text:span text:style-name="T29">(ויקרא</text:span><text:span text:style-name="T3"> </text:span><text:span text:style-name="T29">ב</text:span><text:span text:style-name="T3"> </text:span><text:span text:style-name="T29">פסוקים</text:span><text:span text:style-name="T3"> </text:span><text:span text:style-name="T29">ג,י)</text:span><text:span text:style-name="T31"> והנותרת</text:span><text:span text:style-name="T1"> </text:span><text:span text:style-name="T32">[מן</text:span><text:span text:style-name="T2"> </text:span><text:span text:style-name="T32">המנחה</text:span><text:span text:style-name="T2"> </text:span><text:span text:style-name="T32">לאהרן</text:span><text:span text:style-name="T2"> </text:span><text:span text:style-name="T32">ולבניו</text:span><text:span text:style-name="T2"> </text:span><text:span text:style-name="T32">קדש</text:span><text:span text:style-name="T2"> </text:span><text:span text:style-name="T32">קדשים</text:span><text:span text:style-name="T2"> </text:span><text:span text:style-name="T32">מאשי</text:span><text:span text:style-name="T2"> </text:span><text:span text:style-name="T32">ה'</text:span><text:span text:style-name="T28">; וכן</text:span><text:span text:style-name="T2"> </text:span><text:span text:style-name="T29">[ויקרא</text:span><text:span text:style-name="T3"> </text:span><text:span text:style-name="T29">ו,ט</text:span><text:span text:style-name="T28">:] </text:span><text:span text:style-name="T32">והנותרת</text:span><text:span text:style-name="T2"> </text:span><text:span text:style-name="T32">ממנה</text:span><text:span text:style-name="T2"> </text:span><text:span text:style-name="T32">יאכלו</text:span><text:span text:style-name="T2"> </text:span><text:span text:style-name="T32">אהרן</text:span><text:span text:style-name="T2"> </text:span><text:span text:style-name="T32">ובניו</text:span><text:span text:style-name="T2"> </text:span><text:span text:style-name="T32">מצות</text:span><text:span text:style-name="T2"> </text:span><text:span text:style-name="T32">תאכל</text:span><text:span text:style-name="T2"> </text:span><text:span text:style-name="T32">במקום</text:span><text:span text:style-name="T2"> </text:span><text:span text:style-name="T32">קדש</text:span><text:span text:style-name="T2"> </text:span><text:span text:style-name="T32">בחצר</text:span><text:span text:style-name="T2"> </text:span><text:span text:style-name="T32">אהל</text:span><text:span text:style-name="T2"> </text:span><text:span text:style-name="T32">מועד</text:span><text:span text:style-name="T2"> </text:span><text:span text:style-name="T32">יאכלוה]</text:span>, הכי<text:span text:style-name="T1"> </text:span>נמי<text:span text:style-name="T1"> </text:span>שאם<text:span text:style-name="T1"> </text:span>ניתותר<text:span text:style-name="T1"> </text:span><text:span text:style-name="T26">(</text:span><text:span text:style-name="T28">שכשקמץ</text:span><text:span text:style-name="T2"> </text:span><text:span text:style-name="T28">את</text:span><text:span text:style-name="T2"> </text:span><text:span text:style-name="T28">המנחה, אם</text:span><text:span text:style-name="T2"> </text:span><text:span text:style-name="T28">ניתותר</text:span><text:span text:style-name="T2"> </text:span><text:span text:style-name="T28">דאיכא</text:span><text:span text:style-name="T2"> </text:span><text:span text:style-name="T28">שיריים</text:span><text:span text:style-name="T2"> </text:span><text:span text:style-name="T28">למצוה</text:span><text:span text:style-name="T2"> </text:span><text:span text:style-name="T28">- שפיר, ואם</text:span><text:span text:style-name="T2"> </text:span><text:span text:style-name="T28">לא</text:span><text:span text:style-name="T2"> </text:span><text:span text:style-name="T28">ניתותר: שאם</text:span><text:span text:style-name="T2"> </text:span><text:span text:style-name="T28">חסרו</text:span><text:span text:style-name="T2"> </text:span><text:span text:style-name="T28">שיריים</text:span><text:span text:style-name="T2"> </text:span><text:span text:style-name="T28">בין</text:span><text:span text:style-name="T2"> </text:span><text:span text:style-name="T28">קמיצה</text:span><text:span text:style-name="T2"> </text:span><text:span text:style-name="T28">להקטרה</text:span><text:span text:style-name="T2"> </text:span><text:span text:style-name="T28">- לית</text:span><text:span text:style-name="T2"> </text:span><text:span text:style-name="T28">לן</text:span><text:span text:style-name="T2"> </text:span><text:span text:style-name="T28">בה</text:span><text:span text:style-name="T26">)</text:span>? וכי<text:span text:style-name="T1"> </text:span>תימא<text:span text:style-name="T1"> </text:span>הכי<text:span text:style-name="T1"> </text:span>נמי<text:span text:style-name="T1"> </text:span><text:span text:style-name="T26">(</text:span><text:span text:style-name="T28">דשיריים</text:span><text:span text:style-name="T2"> </text:span><text:span text:style-name="T28">לא</text:span><text:span text:style-name="T2"> </text:span><text:span text:style-name="T28">מעכבי</text:span><text:span text:style-name="T26">)</text:span> - </text:p>
      <text:p text:style-name="P3"/>
      <text:p text:style-name="P3">(מעילה<text:span text:style-name="T1"> </text:span>ט,א)</text:p>
      <text:p text:style-name="P3">והתניא: '<text:span text:style-name="T64">(ויקרא</text:span><text:span text:style-name="T68"> </text:span><text:span text:style-name="T64">ב,ב)</text:span><text:span text:style-name="T31"> </text:span><text:span text:style-name="T32">[והביאה</text:span><text:span text:style-name="T2"> </text:span><text:span text:style-name="T32">אל</text:span><text:span text:style-name="T2"> </text:span><text:span text:style-name="T32">בני</text:span><text:span text:style-name="T2"> </text:span><text:span text:style-name="T32">אהרן</text:span><text:span text:style-name="T2"> </text:span><text:span text:style-name="T32">הכהנים</text:span><text:span text:style-name="T2"> </text:span><text:span text:style-name="T32">וקמץ</text:span><text:span text:style-name="T2"> </text:span><text:span text:style-name="T32">משם</text:span><text:span text:style-name="T2"> </text:span><text:span text:style-name="T32">מלא</text:span><text:span text:style-name="T2"> </text:span><text:span text:style-name="T32">קמצו]</text:span><text:span text:style-name="T111"> </text:span><text:span text:style-name="T89">מסלתה</text:span><text:span text:style-name="T87"> </text:span><text:span text:style-name="T89">ומשמנה</text:span><text:span text:style-name="T87"> </text:span><text:span text:style-name="T89">על</text:span><text:span text:style-name="T87"> </text:span><text:span text:style-name="T89">כל</text:span><text:span text:style-name="T87"> </text:span><text:span text:style-name="T89">לבונתה</text:span><text:span text:style-name="T87"> </text:span><text:span text:style-name="T32">[והקטיר</text:span><text:span text:style-name="T2"> </text:span><text:span text:style-name="T32">הכהן</text:span><text:span text:style-name="T2"> </text:span><text:span text:style-name="T32">את</text:span><text:span text:style-name="T2"> </text:span><text:span text:style-name="T32">אזכרתה</text:span><text:span text:style-name="T2"> </text:span><text:span text:style-name="T32">המזבחה</text:span><text:span text:style-name="T2"> </text:span><text:span text:style-name="T32">אשה</text:span><text:span text:style-name="T2"> </text:span><text:span text:style-name="T32">ריח</text:span><text:span text:style-name="T2"> </text:span><text:span text:style-name="T32">ניחח</text:span><text:span text:style-name="T2"> </text:span><text:span text:style-name="T32">לה']</text:span><text:span text:style-name="T106"> </text:span><text:span text:style-name="T26">(</text:span><text:span text:style-name="T62">דמצי</text:span><text:span text:style-name="T67"> </text:span><text:span text:style-name="T62">למיכתב</text:span><text:span text:style-name="T67"> </text:span><text:span text:style-name="T62">קרא</text:span><text:span text:style-name="T67"> </text:span><text:span text:style-name="T62">'מסלת</text:span><text:span text:style-name="T67"> </text:span><text:span text:style-name="T62">ומשמן', מאי</text:span><text:span text:style-name="T67"> </text:span><text:span text:style-name="T62">'מסלתהּ</text:span><text:span text:style-name="T67"> </text:span><text:span text:style-name="T62">ומשמנהּ'?</text:span><text:span text:style-name="T26">)</text:span><text:span text:style-name="T88"> - פרט</text:span><text:span text:style-name="T87"> </text:span><text:span text:style-name="T88">שחסרה</text:span><text:span text:style-name="T87"> </text:span><text:span text:style-name="T88">סלתה, וחסרה</text:span><text:span text:style-name="T87"> </text:span><text:span text:style-name="T88">שמנה, וחסרה</text:span><text:span text:style-name="T87"> </text:span><text:span text:style-name="T88">לבונתה</text:span><text:span text:style-name="T66"> </text:span><text:span text:style-name="T60">(</text:span><text:span text:style-name="T62">שיהא</text:span><text:span text:style-name="T67"> </text:span><text:span text:style-name="T62">כל</text:span><text:span text:style-name="T67"> </text:span><text:span text:style-name="T62">סלתה</text:span><text:span text:style-name="T67"> </text:span><text:span text:style-name="T62">ושמנה</text:span><text:span text:style-name="T67"> </text:span><text:span text:style-name="T62">קיים, ואפילו</text:span><text:span text:style-name="T67"> </text:span><text:span text:style-name="T62">שיריים, דהכי</text:span><text:span text:style-name="T67"> </text:span><text:span text:style-name="T62">משמע</text:span><text:span text:style-name="T67"> </text:span><text:span text:style-name="T62">'מסלתהּ': מן</text:span><text:span text:style-name="T67"> </text:span><text:span text:style-name="T62">הסלת</text:span><text:span text:style-name="T67"> </text:span><text:span text:style-name="T62">שהיה</text:span><text:span text:style-name="T67"> </text:span><text:span text:style-name="T62">בשעת</text:span><text:span text:style-name="T67"> </text:span><text:span text:style-name="T62">קמיצה</text:span><text:span text:style-name="T67"> </text:span><text:span text:style-name="T62">- שהיה</text:span><text:span text:style-name="T67"> </text:span><text:span text:style-name="T62">כולו</text:span><text:span text:style-name="T60">)</text:span><text:span text:style-name="T59">' </text:span><text:span text:style-name="T60">(</text:span><text:span text:style-name="T62">אלמא</text:span><text:span text:style-name="T67"> </text:span><text:span text:style-name="T62">דחסרון</text:span><text:span text:style-name="T67"> </text:span><text:span text:style-name="T62">שיריים</text:span><text:span text:style-name="T67"> </text:span><text:span text:style-name="T62">מעכבי, כלומר: דבשיריים</text:span><text:span text:style-name="T67"> </text:span><text:span text:style-name="T62">גופא</text:span><text:span text:style-name="T67"> </text:span><text:span text:style-name="T62">נמי</text:span><text:span text:style-name="T67"> </text:span><text:span text:style-name="T62">אמרינן</text:span><text:span text:style-name="T67"> </text:span><text:span text:style-name="T62">דחסרון</text:span><text:span text:style-name="T67"> </text:span><text:span text:style-name="T62">מעכב, והיכי</text:span><text:span text:style-name="T67"> </text:span><text:span text:style-name="T62">אמרינן</text:span><text:span text:style-name="T67"> </text:span><text:span text:style-name="T62">שאם</text:span><text:span text:style-name="T67"> </text:span><text:span text:style-name="T62">לא</text:span><text:span text:style-name="T67"> </text:span><text:span text:style-name="T62">ניתותר</text:span><text:span text:style-name="T67"> </text:span><text:span text:style-name="T62">לא</text:span><text:span text:style-name="T67"> </text:span><text:span text:style-name="T62">מעכב</text:span><text:span text:style-name="T60">)</text:span><text:span text:style-name="T59">?! </text:span></text:p>
      <text:p text:style-name="P26">אמרי: התם<text:span text:style-name="T1"> </text:span>כתיב<text:span text:style-name="T1"> </text:span>'<text:span text:style-name="T31">והנותרת</text:span>' - קרא<text:span text:style-name="T1"> </text:span>יתירא<text:span text:style-name="T1"> </text:span>כתיב<text:span text:style-name="T1"> </text:span><text:span text:style-name="T26">(</text:span><text:span text:style-name="T28">דכתיב</text:span><text:span text:style-name="T2"> </text:span><text:span text:style-name="T28">ביה</text:span><text:span text:style-name="T2"> </text:span><text:span text:style-name="T32">והנותרת</text:span><text:span text:style-name="T2"> </text:span><text:span text:style-name="T28">תרי</text:span><text:span text:style-name="T2"> </text:span><text:span text:style-name="T28">זימני: '</text:span><text:span text:style-name="T32">והנותרת</text:span><text:span text:style-name="T2"> </text:span><text:span text:style-name="T32">ממנה</text:span><text:span text:style-name="T28">' </text:span><text:span text:style-name="T29">[ויקרא</text:span><text:span text:style-name="T3"> </text:span><text:span text:style-name="T29">ו,ט</text:span><text:span text:style-name="T28">:] '</text:span><text:span text:style-name="T32">והנותרת</text:span><text:span text:style-name="T2"> </text:span><text:span text:style-name="T32">מן</text:span><text:span text:style-name="T2"> </text:span><text:span text:style-name="T32">המנחה</text:span><text:span text:style-name="T28">' </text:span><text:span text:style-name="T29">[ויקרא</text:span><text:span text:style-name="T3"> </text:span><text:span text:style-name="T29">ב</text:span><text:span text:style-name="T3"> </text:span><text:span text:style-name="T29">פסוקים</text:span><text:span text:style-name="T3"> </text:span><text:span text:style-name="T29">ג,י]</text:span><text:span text:style-name="T28">, דשנה</text:span><text:span text:style-name="T2"> </text:span><text:span text:style-name="T28">עליו</text:span><text:span text:style-name="T2"> </text:span><text:span text:style-name="T28">הכתוב</text:span><text:span text:style-name="T2"> </text:span><text:span text:style-name="T28">לעכב: פרט</text:span><text:span text:style-name="T2"> </text:span><text:span text:style-name="T28">לשחסרה, דמשמע</text:span><text:span text:style-name="T2"> </text:span><text:span text:style-name="T28">'</text:span><text:span text:style-name="T25">וה</text:span><text:span text:style-name="T32">נותרת</text:span><text:span text:style-name="T28">' - ולא</text:span><text:span text:style-name="T2"> </text:span><text:span text:style-name="T28">הנותרת</text:span><text:span text:style-name="T2"> </text:span><text:span text:style-name="T28">מן</text:span><text:span text:style-name="T2"> </text:span><text:span text:style-name="T28">הנותרת: דהשיריים</text:span><text:span text:style-name="T2"> </text:span><text:span text:style-name="T28">הן</text:span><text:span text:style-name="T2"> </text:span><text:span text:style-name="T28">מוּתר</text:span><text:span text:style-name="T2"> </text:span><text:span text:style-name="T28">הקומץ, ולא</text:span><text:span text:style-name="T2"> </text:span><text:span text:style-name="T28">שחסרו</text:span><text:span text:style-name="T2"> </text:span><text:span text:style-name="T28">השיריים</text:span><text:span text:style-name="T2"> </text:span><text:span text:style-name="T28">דהוו</text:span><text:span text:style-name="T2"> </text:span><text:span text:style-name="T28">שירי</text:span><text:span text:style-name="T2"> </text:span><text:span text:style-name="T28">שיריים; אבל</text:span><text:span text:style-name="T2"> </text:span><text:span text:style-name="T28">הכא</text:span><text:span text:style-name="T2"> </text:span><text:span text:style-name="T28">לא</text:span><text:span text:style-name="T2"> </text:span><text:span text:style-name="T28">כתיב</text:span><text:span text:style-name="T2"> </text:span><text:span text:style-name="T28">אלא</text:span><text:span text:style-name="T2"> </text:span><text:span text:style-name="T28">'</text:span><text:span text:style-name="T32">והנשאר</text:span><text:span text:style-name="T28">' לחוד, דמשמע</text:span><text:span text:style-name="T2"> </text:span><text:span text:style-name="T28">שאם</text:span><text:span text:style-name="T2"> </text:span><text:span text:style-name="T28">נשאר</text:span><text:span text:style-name="T2"> </text:span><text:span text:style-name="T28">מן</text:span><text:span text:style-name="T2"> </text:span><text:span text:style-name="T28">הדם</text:span><text:span text:style-name="T2"> – </text:span><text:span text:style-name="T28">ימצה, ואם</text:span><text:span text:style-name="T2"> </text:span><text:span text:style-name="T28">לא</text:span><text:span text:style-name="T2"> </text:span><text:span text:style-name="T28">נשאר</text:span><text:span text:style-name="T2"> </text:span><text:span text:style-name="T28">- אינו</text:span><text:span text:style-name="T2"> </text:span><text:span text:style-name="T28">מעכב; והא</text:span><text:span text:style-name="T2"> </text:span><text:span text:style-name="T28">דכתיבי</text:span><text:span text:style-name="T2"> </text:span><text:span text:style-name="T28">תרי</text:span><text:span text:style-name="T2"> </text:span><text:span text:style-name="T28">מיעוטי</text:span><text:span text:style-name="T2"> </text:span><text:span text:style-name="T28">במנחה</text:span><text:span text:style-name="T2"> </text:span><text:span text:style-name="T28">'</text:span><text:span text:style-name="T32">והנותרת</text:span><text:span text:style-name="T28">' ו'</text:span><text:span text:style-name="T32">מסלתה</text:span><text:span text:style-name="T28">' - חד</text:span><text:span text:style-name="T2"> </text:span><text:span text:style-name="T28">למצוה</text:span><text:span text:style-name="T2"> </text:span><text:span text:style-name="T28">וחד</text:span><text:span text:style-name="T2"> </text:span><text:span text:style-name="T28">לעכב</text:span><text:span text:style-name="T26">)</text:span>. </text:p>
      <text:p text:style-name="P26">מתיב<text:span text:style-name="T1"> </text:span>אבוה<text:span text:style-name="T1"> </text:span>דרבי<text:span text:style-name="T1"> </text:span>אבין<text:span text:style-name="T1"> </text:span>לרב<text:span text:style-name="T1"> </text:span>הונא: '<text:span text:style-name="T106">אחד</text:span><text:span text:style-name="T107"> </text:span><text:span text:style-name="T106">חטאת</text:span><text:span text:style-name="T107"> </text:span><text:span text:style-name="T106">העוף</text:span><text:span text:style-name="T107"> </text:span><text:span text:style-name="T106">ואחד</text:span><text:span text:style-name="T107"> </text:span><text:span text:style-name="T106">עולת</text:span><text:span text:style-name="T107"> </text:span><text:span text:style-name="T106">העוף</text:span><text:span text:style-name="T107"> </text:span><text:span text:style-name="T106">שמלקן</text:span><text:span text:style-name="T107"> </text:span><text:span text:style-name="T106">ומיצה</text:span><text:span text:style-name="T107"> </text:span><text:span text:style-name="T106">דמן</text:span><text:span text:style-name="T107"> </text:span><text:span text:style-name="T106">חוץ</text:span><text:span text:style-name="T107"> </text:span><text:span text:style-name="T106">למקומן</text:span><text:span text:style-name="T107"> – </text:span><text:span text:style-name="T106">פסול</text:span><text:span text:style-name="T107"> </text:span><text:span text:style-name="T106">ואין</text:span><text:span text:style-name="T107"> </text:span><text:span text:style-name="T106">בו</text:span><text:span text:style-name="T107"> </text:span><text:span text:style-name="T106">כרת; חוץ</text:span><text:span text:style-name="T107"> </text:span><text:span text:style-name="T106">לזמנן</text:span><text:span text:style-name="T107"> </text:span><text:span text:style-name="T106">- פיגול</text:span><text:span text:style-name="T107"> </text:span><text:span text:style-name="T106">וחייבין</text:span><text:span text:style-name="T107"> </text:span><text:span text:style-name="T106">עליו</text:span><text:span text:style-name="T107"> </text:span><text:span text:style-name="T106">כרת</text:span>' קתני<text:span text:style-name="T1"> </text:span>מיהת<text:span text:style-name="T1"> </text:span>'מיצה<text:span text:style-name="T1"> </text:span>דמן' <text:span text:style-name="T26">(</text:span><text:span text:style-name="T28">אלמא</text:span><text:span text:style-name="T2"> </text:span><text:span text:style-name="T28">דמיצוי</text:span><text:span text:style-name="T2"> </text:span><text:span text:style-name="T28">נמי</text:span><text:span text:style-name="T2"> </text:span><text:span text:style-name="T28">מעכב</text:span><text:span text:style-name="T2"> </text:span><text:span text:style-name="T28">בחטאת</text:span><text:span text:style-name="T2"> </text:span><text:span text:style-name="T28">העוף, הואיל</text:span><text:span text:style-name="T2"> </text:span><text:span text:style-name="T28">ומצי</text:span><text:span text:style-name="T2"> </text:span><text:span text:style-name="T28">מפגל</text:span><text:span text:style-name="T2"> </text:span><text:span text:style-name="T28">בו</text:span><text:span text:style-name="T2"> </text:span><text:span text:style-name="T28">כמו</text:span><text:span text:style-name="T2"> </text:span><text:span text:style-name="T28">בהזאה</text:span><text:span text:style-name="T26">)</text:span>! </text:p>
      <text:p text:style-name="P26">הוא<text:span text:style-name="T1"> </text:span>מותיב<text:span text:style-name="T1"> </text:span>לה<text:span text:style-name="T1"> </text:span>והוא<text:span text:style-name="T1"> </text:span>מפרק<text:span text:style-name="T1"> </text:span>לה: לצדדין<text:span text:style-name="T1"> </text:span>קתני<text:span text:style-name="T1"> </text:span><text:span text:style-name="T26">(</text:span><text:span text:style-name="T28">ד'שמלקן' משמע</text:span><text:span text:style-name="T2"> </text:span><text:span text:style-name="T28">אתרוייהו: אחטאת</text:span><text:span text:style-name="T2"> </text:span><text:span text:style-name="T28">העוף</text:span><text:span text:style-name="T2"> </text:span><text:span text:style-name="T28">ואעולת</text:span><text:span text:style-name="T2"> </text:span><text:span text:style-name="T28">העוף, ומיצה</text:span><text:span text:style-name="T2"> </text:span><text:span text:style-name="T28">דמה</text:span><text:span text:style-name="T2"> </text:span><text:span text:style-name="T28">לא</text:span><text:span text:style-name="T2"> </text:span><text:span text:style-name="T28">קאי</text:span><text:span text:style-name="T2"> </text:span><text:span text:style-name="T28">אלא</text:span><text:span text:style-name="T2"> </text:span><text:span text:style-name="T28">אעולת</text:span><text:span text:style-name="T2"> </text:span><text:span text:style-name="T28">העוף</text:span><text:span text:style-name="T2"> </text:span><text:span text:style-name="T28">דלית</text:span><text:span text:style-name="T2"> </text:span><text:span text:style-name="T28">ביה</text:span><text:span text:style-name="T2"> </text:span><text:span text:style-name="T28">הזאה</text:span><text:span text:style-name="T2"> </text:span><text:span text:style-name="T28">אלא</text:span><text:span text:style-name="T2"> </text:span><text:span text:style-name="T28">מיצוי; אבל</text:span><text:span text:style-name="T2"> </text:span><text:span text:style-name="T28">חטאת</text:span><text:span text:style-name="T2"> </text:span><text:span text:style-name="T28">העוף</text:span><text:span text:style-name="T2"> </text:span><text:span text:style-name="T28">- דאיכא</text:span><text:span text:style-name="T2"> </text:span><text:span text:style-name="T28">הזאה</text:span><text:span text:style-name="T2"> </text:span><text:span text:style-name="T28">- מאחר</text:span><text:span text:style-name="T2"> </text:span><text:span text:style-name="T28">שלא</text:span><text:span text:style-name="T2"> </text:span><text:span text:style-name="T28">פיגל</text:span><text:span text:style-name="T2"> </text:span><text:span text:style-name="T28">בהזאה</text:span><text:span text:style-name="T2"> </text:span><text:span text:style-name="T28">לא</text:span><text:span text:style-name="T2"> </text:span><text:span text:style-name="T28">מצי</text:span><text:span text:style-name="T2"> </text:span><text:span text:style-name="T28">מפגל</text:span><text:span text:style-name="T2"> </text:span><text:span text:style-name="T28">במיצוי, דמיצוי</text:span><text:span text:style-name="T2"> </text:span><text:span text:style-name="T28">אינו</text:span><text:span text:style-name="T2"> </text:span><text:span text:style-name="T28">מעכב</text:span><text:span text:style-name="T26">)</text:span>. </text:p>
      <text:p text:style-name="P26"/>
      <text:p text:style-name="P26">גופא, תנא<text:span text:style-name="T1"> </text:span>דבי<text:span text:style-name="T1"> </text:span>רבי<text:span text:style-name="T1"> </text:span>ישמעאל: 'שאם<text:span text:style-name="T107"> </text:span><text:span text:style-name="T106">נשאר</text:span><text:span text:style-name="T107"> </text:span><text:span text:style-name="T106">בדם</text:span>' <text:span text:style-name="T26">(</text:span><text:span text:style-name="T28">דמשמע</text:span><text:span text:style-name="T2"> </text:span><text:span text:style-name="T28">דשיריים</text:span><text:span text:style-name="T2"> </text:span><text:span text:style-name="T28">לא</text:span><text:span text:style-name="T2"> </text:span><text:span text:style-name="T28">מעכבין</text:span><text:span text:style-name="T26">)</text:span>, והא<text:span text:style-name="T1"> </text:span>תנא<text:span text:style-name="T1"> </text:span>דבי<text:span text:style-name="T1"> </text:span>רבי<text:span text:style-name="T1"> </text:span>ישמעאל<text:span text:style-name="T1"> </text:span>התם<text:span text:style-name="T1"> </text:span><text:span text:style-name="T26">(</text:span><text:span text:style-name="T28">בפרק</text:span><text:span text:style-name="T2"> </text:span><text:span text:style-name="T28">איזהו</text:span><text:span text:style-name="T2"> </text:span><text:span text:style-name="T28">מקומן</text:span><text:span text:style-name="T2"> </text:span><text:span text:style-name="T29">(זבחים</text:span><text:span text:style-name="T3"> </text:span><text:span text:style-name="T29">דף</text:span><text:span text:style-name="T3"> </text:span><text:span text:style-name="T29">נב.)</text:span><text:span text:style-name="T26">)</text:span>: '<text:span text:style-name="T106">שיריים</text:span><text:span text:style-name="T107"> </text:span><text:span text:style-name="T106">מעכבין</text:span>' <text:span text:style-name="T26">(</text:span><text:span text:style-name="T28">דפלוגתא</text:span><text:span text:style-name="T2"> </text:span><text:span text:style-name="T28">דרבי</text:span><text:span text:style-name="T2"> </text:span><text:span text:style-name="T28">ישמעאל</text:span><text:span text:style-name="T2"> </text:span><text:span text:style-name="T28">ורבי</text:span><text:span text:style-name="T2"> </text:span><text:span text:style-name="T28">עקיבא</text:span><text:span text:style-name="T2"> </text:span><text:span text:style-name="T28">היא: דרבי</text:span><text:span text:style-name="T2"> </text:span><text:span text:style-name="T28">ישמעאל</text:span><text:span text:style-name="T2"> </text:span><text:span text:style-name="T28">אמר</text:span><text:span text:style-name="T2"> </text:span><text:span text:style-name="T28">מעכבין</text:span><text:span text:style-name="T2"> </text:span><text:span text:style-name="T28">ורבי</text:span><text:span text:style-name="T2"> </text:span><text:span text:style-name="T28">עקיבא</text:span><text:span text:style-name="T2"> </text:span><text:span text:style-name="T28">אמר</text:span><text:span text:style-name="T2"> </text:span><text:span text:style-name="T28">אין</text:span><text:span text:style-name="T2"> </text:span><text:span text:style-name="T28">מעכבין</text:span><text:span text:style-name="T26">)</text:span>; ואמר<text:span text:style-name="T1"> </text:span>רב<text:span text:style-name="T1"> </text:span>פפא<text:span text:style-name="T1"> </text:span><text:span text:style-name="T26">(</text:span><text:span text:style-name="T28">התם</text:span><text:span text:style-name="T26">)</text:span>: מיצוי<text:span text:style-name="T1"> </text:span>חטאת<text:span text:style-name="T1"> </text:span>העוף<text:span text:style-name="T1"> </text:span>איכא<text:span text:style-name="T1"> </text:span>בינייהו<text:span text:style-name="T1"> </text:span><text:span text:style-name="T26">(</text:span><text:span text:style-name="T28">דכולי</text:span><text:span text:style-name="T2"> </text:span><text:span text:style-name="T28">עלמא</text:span><text:span text:style-name="T2"> </text:span><text:span text:style-name="T28">שיריים</text:span><text:span text:style-name="T2"> </text:span><text:span text:style-name="T28">דעלמא</text:span><text:span text:style-name="T2"> </text:span><text:span text:style-name="T28">לא</text:span><text:span text:style-name="T2"> </text:span><text:span text:style-name="T28">מעכבין, והכא</text:span><text:span text:style-name="T2"> </text:span><text:span text:style-name="T28">- בשירי</text:span><text:span text:style-name="T2"> </text:span><text:span text:style-name="T28">חטאת</text:span><text:span text:style-name="T2"> </text:span><text:span text:style-name="T28">העוף</text:span><text:span text:style-name="T2"> </text:span><text:span text:style-name="T28">- דהיינו</text:span><text:span text:style-name="T2"> </text:span><text:span text:style-name="T28">מיצוי</text:span><text:span text:style-name="T2"> </text:span><text:span text:style-name="T28">- איכא</text:span><text:span text:style-name="T2"> </text:span><text:span text:style-name="T28">בינייהו: רבי</text:span><text:span text:style-name="T2"> </text:span><text:span text:style-name="T28">ישמעאל</text:span><text:span text:style-name="T2"> </text:span><text:span text:style-name="T28">סבר</text:span><text:span text:style-name="T2"> </text:span><text:span text:style-name="T28">מעכב, רבי</text:span><text:span text:style-name="T2"> </text:span><text:span text:style-name="T28">עקיבא</text:span><text:span text:style-name="T2"> </text:span><text:span text:style-name="T28">סבר</text:span><text:span text:style-name="T2"> </text:span><text:span text:style-name="T28">אינו</text:span><text:span text:style-name="T2"> </text:span><text:span text:style-name="T28">מעכב, וקשיא</text:span><text:span text:style-name="T2"> </text:span><text:span text:style-name="T28">דרבי</text:span><text:span text:style-name="T2"> </text:span><text:span text:style-name="T28">ישמעאל</text:span><text:span text:style-name="T2"> </text:span><text:span text:style-name="T28">אדרבי</text:span><text:span text:style-name="T2"> </text:span><text:span text:style-name="T28">ישמעאל</text:span><text:span text:style-name="T26">)</text:span>!?</text:p>
      <text:p text:style-name="P26">תרי<text:span text:style-name="T1"> </text:span>תנאי<text:span text:style-name="T1"> </text:span>ואליבא<text:span text:style-name="T1"> </text:span>דרבי<text:span text:style-name="T1"> </text:span>ישמעאל<text:span text:style-name="T1"> </text:span><text:span text:style-name="T26">(</text:span><text:span text:style-name="T28">והאי</text:span><text:span text:style-name="T2"> </text:span><text:span text:style-name="T28">תנא</text:span><text:span text:style-name="T2"> </text:span><text:span text:style-name="T28">דהכא, דתני</text:span><text:span text:style-name="T2"> </text:span><text:span text:style-name="T28">'שאם</text:span><text:span text:style-name="T2"> </text:span><text:span text:style-name="T28">נשאר' - סבר</text:span><text:span text:style-name="T2"> </text:span><text:span text:style-name="T28">אליבא</text:span><text:span text:style-name="T2"> </text:span><text:span text:style-name="T28">דרבי</text:span><text:span text:style-name="T2"> </text:span><text:span text:style-name="T28">ישמעאל</text:span><text:span text:style-name="T2"> </text:span><text:span text:style-name="T28">דמיצוי</text:span><text:span text:style-name="T2"> </text:span><text:span text:style-name="T28">אינו</text:span><text:span text:style-name="T2"> </text:span><text:span text:style-name="T28">מעכב</text:span><text:span text:style-name="T26">)</text:span>.<text:span text:style-name="T28"> </text:span></text:p>
      <text:p text:style-name="P3"/>
      <text:p text:style-name="P3"/>
      <text:p text:style-name="P3">משנה:</text:p>
      <text:p text:style-name="P3"><text:span text:style-name="T40">[משנה</text:span><text:span text:style-name="T45"> </text:span><text:span text:style-name="T40">ב] </text:span><text:span text:style-name="T59">עולת</text:span><text:span text:style-name="T66"> </text:span><text:span text:style-name="T59">העוף</text:span><text:span text:style-name="T66"> </text:span><text:span text:style-name="T59">מועלין</text:span><text:span text:style-name="T66"> </text:span><text:span text:style-name="T59">בה</text:span><text:span text:style-name="T66"> </text:span><text:span text:style-name="T59">משהוקדשה; </text:span></text:p>
      <text:p text:style-name="P26">נמלקה<text:span text:style-name="T1"> </text:span>- הוכשרה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; </text:p>
      <text:p text:style-name="P26">מיצה<text:span text:style-name="T1"> </text:span>דמה<text:span text:style-name="T1"> </text:span>- חייבין<text:span text:style-name="T1"> </text:span>עליו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6">(</text:span><text:span text:style-name="T28">דמיצוי</text:span><text:span text:style-name="T2"> </text:span><text:span text:style-name="T28">עולת</text:span><text:span text:style-name="T2"> </text:span><text:span text:style-name="T28">העוף</text:span><text:span text:style-name="T2"> </text:span><text:span text:style-name="T28">במקום</text:span><text:span text:style-name="T2"> </text:span><text:span text:style-name="T28">זריקה</text:span><text:span text:style-name="T2"> </text:span><text:span text:style-name="T28">דבהמה</text:span><text:span text:style-name="T2"> </text:span><text:span text:style-name="T28">והזאה</text:span><text:span text:style-name="T2"> </text:span><text:span text:style-name="T28">דחטאת</text:span><text:span text:style-name="T2"> </text:span><text:span text:style-name="T28">העוף: דלא</text:span><text:span text:style-name="T2"> </text:span><text:span text:style-name="T28">כתיב</text:span><text:span text:style-name="T2"> </text:span><text:span text:style-name="T28">בעולת</text:span><text:span text:style-name="T2"> </text:span><text:span text:style-name="T28">העוף</text:span><text:span text:style-name="T2"> </text:span><text:span text:style-name="T28">אלא</text:span><text:span text:style-name="T2"> </text:span><text:span text:style-name="T32">ונמצה</text:span><text:span text:style-name="T2"> </text:span><text:span text:style-name="T32">דמו</text:span><text:span text:style-name="T2"> </text:span><text:span text:style-name="T29">(ויקרא</text:span><text:span text:style-name="T3"> </text:span><text:span text:style-name="T29">א,טו)</text:span><text:span text:style-name="T28">; וההוא</text:span><text:span text:style-name="T2"> </text:span><text:span text:style-name="T28">מיצוי</text:span><text:span text:style-name="T2"> </text:span><text:span text:style-name="T28">- קבע</text:span><text:span text:style-name="T2"> </text:span><text:span text:style-name="T28">לה</text:span><text:span text:style-name="T2"> </text:span><text:span text:style-name="T28">בפיגול</text:span><text:span text:style-name="T2"> </text:span><text:span text:style-name="T28">אם</text:span><text:span text:style-name="T2"> </text:span><text:span text:style-name="T28">חישב</text:span><text:span text:style-name="T2"> </text:span><text:soft-page-break/><text:span text:style-name="T28">עליו</text:span><text:span text:style-name="T2"> </text:span><text:span text:style-name="T28">במליקה</text:span><text:span text:style-name="T2"> </text:span><text:span text:style-name="T28">להקטירה</text:span><text:span text:style-name="T2"> </text:span><text:span text:style-name="T28">חוץ</text:span><text:span text:style-name="T2"> </text:span><text:span text:style-name="T28">לזמנה, דכי</text:span><text:span text:style-name="T2"> </text:span><text:span text:style-name="T28">מיצה</text:span><text:span text:style-name="T2"> </text:span><text:span text:style-name="T28">דמה</text:span><text:span text:style-name="T2"> </text:span><text:span text:style-name="T28">- קרבו</text:span><text:span text:style-name="T2"> </text:span><text:span text:style-name="T28">מתיריו</text:span><text:span text:style-name="T2"> </text:span><text:span text:style-name="T28">בפיגול, וחייבין</text:span><text:span text:style-name="T2"> </text:span><text:span text:style-name="T28">עליה</text:span><text:span text:style-name="T2"> </text:span><text:span text:style-name="T28">כרת; והוא</text:span><text:span text:style-name="T2"> </text:span><text:span text:style-name="T28">הדין</text:span><text:span text:style-name="T2"> </text:span><text:span text:style-name="T28">דבתר</text:span><text:span text:style-name="T2"> </text:span><text:span text:style-name="T28">מיצוי</text:span><text:span text:style-name="T2"> </text:span><text:span text:style-name="T28">יש</text:span><text:span text:style-name="T2"> </text:span><text:span text:style-name="T28">בו</text:span><text:span text:style-name="T2"> </text:span><text:span text:style-name="T28">נותר</text:span><text:span text:style-name="T2"> </text:span><text:span text:style-name="T28">וטמא</text:span><text:span text:style-name="T26">)</text:span>, ומועלין<text:span text:style-name="T1"> </text:span>בה<text:span text:style-name="T1"> </text:span>עד<text:span text:style-name="T1"> </text:span>שתצא<text:span text:style-name="T1"> </text:span>לבית<text:span text:style-name="T1"> </text:span>הדשן<text:span text:style-name="T1"> </text:span><text:span text:style-name="T26">(</text:span><text:span text:style-name="T28">דכיון</text:span><text:span text:style-name="T2"> </text:span><text:span text:style-name="T28">דכולה</text:span><text:span text:style-name="T2"> </text:span><text:span text:style-name="T28">כליל</text:span><text:span text:style-name="T2"> </text:span><text:span text:style-name="T28">ואין</text:span><text:span text:style-name="T2"> </text:span><text:span text:style-name="T28">בה</text:span><text:span text:style-name="T2"> </text:span><text:span text:style-name="T28">היתר</text:span><text:span text:style-name="T2"> </text:span><text:span text:style-name="T28">לכהנים</text:span><text:span text:style-name="T2"> </text:span><text:span text:style-name="T28">- לעולם</text:span><text:span text:style-name="T2"> </text:span><text:span text:style-name="T28">מועלין</text:span><text:span text:style-name="T2"> </text:span><text:span text:style-name="T28">בה</text:span><text:span text:style-name="T2"> </text:span><text:span text:style-name="T28">עד</text:span><text:span text:style-name="T2"> </text:span><text:span text:style-name="T28">שתישרף</text:span><text:span text:style-name="T2"> </text:span><text:span text:style-name="T28">כולה</text:span><text:span text:style-name="T2"> </text:span><text:span text:style-name="T28">ותנטל</text:span><text:span text:style-name="T2"> </text:span><text:span text:style-name="T28">מאפרה</text:span><text:span text:style-name="T2"> </text:span><text:span text:style-name="T28">תרומת</text:span><text:span text:style-name="T2"> </text:span><text:span text:style-name="T28">הדשן, דכתיב</text:span><text:span text:style-name="T2"> </text:span><text:span text:style-name="T29">[ןחקרא</text:span><text:span text:style-name="T3"> </text:span><text:span text:style-name="T29">ו,ג]</text:span><text:span text:style-name="T28"> </text:span><text:span text:style-name="T32">והרים</text:span><text:span text:style-name="T2"> </text:span><text:span text:style-name="T32">את</text:span><text:span text:style-name="T2"> </text:span><text:span text:style-name="T32">הדשן</text:span><text:span text:style-name="T2"> </text:span><text:span text:style-name="T28">וגו', ושוב</text:span><text:span text:style-name="T2"> </text:span><text:span text:style-name="T28">- כיון</text:span><text:span text:style-name="T2"> </text:span><text:span text:style-name="T28">שנעשית</text:span><text:span text:style-name="T2"> </text:span><text:span text:style-name="T28">מצותו</text:span><text:span text:style-name="T2"> </text:span><text:span text:style-name="T28">- אין</text:span><text:span text:style-name="T2"> </text:span><text:span text:style-name="T28">מועלין</text:span><text:span text:style-name="T2"> </text:span><text:span text:style-name="T28">בו</text:span><text:span text:style-name="T26">)</text:span>. </text:p>
      <text:p text:style-name="P29"/>
      <text:p text:style-name="P3"><text:span text:style-name="T40">[משנה</text:span><text:span text:style-name="T45"> </text:span><text:span text:style-name="T40">ג] </text:span><text:span text:style-name="T59">פרים</text:span><text:span text:style-name="T66"> </text:span><text:span text:style-name="T59">הנשרפים</text:span><text:span text:style-name="T66"> </text:span><text:span text:style-name="T59">ושעירים</text:span><text:span text:style-name="T66"> </text:span><text:span text:style-name="T59">הנשרפים</text:span><text:span text:style-name="T66"> </text:span><text:span text:style-name="T62">(תוספות</text:span><text:span text:style-name="T67"> </text:span><text:span text:style-name="T62">ד"ה</text:span><text:span text:style-name="T67"> </text:span><text:span text:style-name="T62">פרים</text:span><text:span text:style-name="T67"> </text:span><text:span text:style-name="T62">הנשרפים: פר</text:span><text:span text:style-name="T67"> </text:span><text:span text:style-name="T62">העלם</text:span><text:span text:style-name="T67"> </text:span><text:span text:style-name="T62">דבר</text:span><text:span text:style-name="T67"> </text:span><text:span text:style-name="T62">של</text:span><text:span text:style-name="T67"> </text:span><text:span text:style-name="T62">צבור, ופר</text:span><text:span text:style-name="T67"> </text:span><text:span text:style-name="T62">כהן</text:span><text:span text:style-name="T67"> </text:span><text:span text:style-name="T62">משיח, ופר</text:span><text:span text:style-name="T67"> </text:span><text:span text:style-name="T62">יום</text:span><text:span text:style-name="T67"> </text:span><text:span text:style-name="T62">הכפורים, ושעירים</text:span><text:span text:style-name="T67"> </text:span><text:span text:style-name="T62">הנשרפים: שעיר</text:span><text:span text:style-name="T67"> </text:span><text:span text:style-name="T62">יום</text:span><text:span text:style-name="T67"> </text:span><text:span text:style-name="T62">הכפורים</text:span><text:span text:style-name="T67"> </text:span><text:span text:style-name="T62">ושעיר</text:span><text:span text:style-name="T67"> </text:span><text:span text:style-name="T62">עבודת</text:span><text:span text:style-name="T67"> </text:span><text:span text:style-name="T62">כוכבים)</text:span><text:span text:style-name="T59"> </text:span><text:span text:style-name="T60">(</text:span><text:span text:style-name="T62">הן</text:span><text:span text:style-name="T67"> </text:span><text:span text:style-name="T62">קדשי</text:span><text:span text:style-name="T67"> </text:span><text:span text:style-name="T62">קדשים</text:span><text:span text:style-name="T67"> </text:span><text:span text:style-name="T62">ואין</text:span><text:span text:style-name="T67"> </text:span><text:span text:style-name="T62">בהן</text:span><text:span text:style-name="T67"> </text:span><text:span text:style-name="T62">היתר</text:span><text:span text:style-name="T67"> </text:span><text:span text:style-name="T62">לכהנים</text:span><text:span text:style-name="T60">)</text:span><text:span text:style-name="T59"> - מועלין</text:span><text:span text:style-name="T66"> </text:span><text:span text:style-name="T59">בהן</text:span><text:span text:style-name="T66"> </text:span><text:span text:style-name="T59">משהוקדשו; </text:span></text:p>
      <text:p text:style-name="P26">נשחטו<text:span text:style-name="T1"> </text:span>- הוכשרו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<text:span text:style-name="T1"> </text:span><text:span text:style-name="T28">(תוספות</text:span><text:span text:style-name="T2"> </text:span><text:span text:style-name="T28">ד"ה</text:span><text:span text:style-name="T2"> </text:span><text:span text:style-name="T28">הוכשרו</text:span><text:span text:style-name="T2"> </text:span><text:span text:style-name="T28">ליפסל</text:span><text:span text:style-name="T2"> </text:span><text:span text:style-name="T28">בטבול</text:span><text:span text:style-name="T2"> </text:span><text:span text:style-name="T28">יום. תימה: למאי</text:span><text:span text:style-name="T2"> </text:span><text:span text:style-name="T28">הילכתא</text:span><text:span text:style-name="T2"> </text:span><text:span text:style-name="T28">הוכשרו</text:span><text:span text:style-name="T2"> </text:span><text:span text:style-name="T28">ליפסל</text:span><text:span text:style-name="T2"> </text:span><text:span text:style-name="T28">בטבול</text:span><text:span text:style-name="T2"> </text:span><text:span text:style-name="T28">יום</text:span><text:span text:style-name="T2"> </text:span><text:span text:style-name="T28">כו'? דאי</text:span><text:span text:style-name="T2"> </text:span><text:span text:style-name="T28">לאכילה</text:span><text:span text:style-name="T2"> </text:span><text:span text:style-name="T28">- והלא</text:span><text:span text:style-name="T2"> </text:span><text:span text:style-name="T28">פרים</text:span><text:span text:style-name="T2"> </text:span><text:span text:style-name="T28">הנשרפים</text:span><text:span text:style-name="T2"> </text:span><text:span text:style-name="T28">אין</text:span><text:span text:style-name="T2"> </text:span><text:span text:style-name="T28">בהם</text:span><text:span text:style-name="T2"> </text:span><text:span text:style-name="T28">אכילה</text:span><text:span text:style-name="T2"> </text:span><text:span text:style-name="T28">לכהנים!? ואי</text:span><text:span text:style-name="T2"> </text:span><text:span text:style-name="T28">ליפסל</text:span><text:span text:style-name="T2"> </text:span><text:span text:style-name="T28">להקריב</text:span><text:span text:style-name="T2"> </text:span><text:span text:style-name="T28">אימוריהם</text:span><text:span text:style-name="T2"> </text:span><text:span text:style-name="T28">קאמר</text:span><text:span text:style-name="T2"> </text:span><text:span text:style-name="T28">- מכל</text:span><text:span text:style-name="T2"> </text:span><text:span text:style-name="T28">מקום</text:span><text:span text:style-name="T2"> </text:span><text:span text:style-name="T28">גבי</text:span><text:span text:style-name="T2"> </text:span><text:span text:style-name="T28">פר</text:span><text:span text:style-name="T2"> </text:span><text:span text:style-name="T28">ושעיר</text:span><text:span text:style-name="T2"> </text:span><text:span text:style-name="T28">של</text:span><text:span text:style-name="T2"> </text:span><text:span text:style-name="T28">יום</text:span><text:span text:style-name="T2"> </text:span><text:span text:style-name="T28">הכפורים</text:span><text:span text:style-name="T2"> </text:span><text:span text:style-name="T28">ליכא</text:span><text:span text:style-name="T2"> </text:span><text:span text:style-name="T28">למימר</text:span><text:span text:style-name="T2"> </text:span><text:span text:style-name="T28">הכי, שהרי</text:span><text:span text:style-name="T2"> </text:span><text:span text:style-name="T28">משל</text:span><text:span text:style-name="T2"> </text:span><text:span text:style-name="T28">צבור</text:span><text:span text:style-name="T2"> </text:span><text:span text:style-name="T28">הם, ובאים</text:span><text:span text:style-name="T2"> </text:span><text:span text:style-name="T28">בטומאה!?</text:span></text:p>
      <text:p text:style-name="P26"><text:span text:style-name="T28">ויש</text:span><text:span text:style-name="T2"> </text:span><text:span text:style-name="T28">לומר</text:span><text:span text:style-name="T2"> </text:span><text:span text:style-name="T28">לענין</text:span><text:span text:style-name="T2"> </text:span><text:span text:style-name="T28">לשורפו</text:span><text:span text:style-name="T2"> </text:span><text:span text:style-name="T28">בבית</text:span><text:span text:style-name="T2"> </text:span><text:span text:style-name="T28">הדשן</text:span><text:span text:style-name="T2"> </text:span><text:span text:style-name="T28">ששורפין</text:span><text:span text:style-name="T2"> </text:span><text:span text:style-name="T28">בו</text:span><text:span text:style-name="T2"> </text:span><text:span text:style-name="T28">את</text:span><text:span text:style-name="T2"> </text:span><text:span text:style-name="T28">הפסולין</text:span><text:span text:style-name="T2"> </text:span><text:span text:style-name="T28">קאמר: שהיה</text:span><text:span text:style-name="T2"> </text:span><text:span text:style-name="T28">להם</text:span><text:span text:style-name="T2"> </text:span><text:span text:style-name="T28">לפסולין</text:span><text:span text:style-name="T2"> </text:span><text:span text:style-name="T28">בית</text:span><text:span text:style-name="T2"> </text:span><text:span text:style-name="T28">הדשן</text:span><text:span text:style-name="T2"> </text:span><text:span text:style-name="T28">לעצמן, כדאמרינן</text:span><text:span text:style-name="T2"> </text:span><text:span text:style-name="T28">פרק</text:span><text:span text:style-name="T2"> </text:span><text:span text:style-name="T28">'טבול</text:span><text:span text:style-name="T2"> </text:span><text:span text:style-name="T28">יום' </text:span><text:span text:style-name="T29">(זבחים</text:span><text:span text:style-name="T3"> </text:span><text:span text:style-name="T29">דף</text:span><text:span text:style-name="T3"> </text:span><text:span text:style-name="T29">קד:)</text:span><text:span text:style-name="T28">: שלשה</text:span><text:span text:style-name="T2"> </text:span><text:span text:style-name="T28">בית</text:span><text:span text:style-name="T2"> </text:span><text:span text:style-name="T28">הדשנים</text:span><text:span text:style-name="T2"> </text:span><text:span text:style-name="T28">היו</text:span><text:span text:style-name="T2"> </text:span><text:span text:style-name="T28">שם)</text:span>; </text:p>
      <text:p text:style-name="P26">הוזה<text:span text:style-name="T1"> </text:span>דמן<text:span text:style-name="T1"> </text:span>- 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6">(</text:span><text:span text:style-name="T28">והזאת</text:span><text:span text:style-name="T2"> </text:span><text:span text:style-name="T28">דמן</text:span><text:span text:style-name="T2"> </text:span><text:span text:style-name="T28">קובען</text:span><text:span text:style-name="T2"> </text:span><text:span text:style-name="T28">לפיגול</text:span><text:span text:style-name="T2"> </text:span><text:span text:style-name="T28">אם</text:span><text:span text:style-name="T2"> </text:span><text:span text:style-name="T28">חישב</text:span><text:span text:style-name="T2"> </text:span><text:span text:style-name="T28">עליהן</text:span><text:span text:style-name="T2"> </text:span><text:span text:style-name="T28">בשעת</text:span><text:span text:style-name="T2"> </text:span><text:span text:style-name="T28">שחיטה</text:span><text:span text:style-name="T26">)</text:span>, <text:span text:style-name="T26">(</text:span><text:span text:style-name="T28">וכיון</text:span><text:span text:style-name="T2"> </text:span><text:span text:style-name="T28">דלית</text:span><text:span text:style-name="T2"> </text:span><text:span text:style-name="T28">בהו</text:span><text:span text:style-name="T2"> </text:span><text:span text:style-name="T28">היתר</text:span><text:span text:style-name="T2"> </text:span><text:span text:style-name="T28">לכהנים</text:span><text:span text:style-name="T26">)</text:span> ומועלין<text:span text:style-name="T1"> </text:span>בהן<text:span text:style-name="T1"> </text:span>בבית<text:span text:style-name="T1"> </text:span>הדשן<text:span text:style-name="T1"> </text:span><text:span text:style-name="T26">(</text:span><text:span text:style-name="T28">במקום</text:span><text:span text:style-name="T2"> </text:span><text:span text:style-name="T28">שריפתן</text:span><text:span text:style-name="T26">)</text:span> עד<text:span text:style-name="T1"> </text:span>שיתיך<text:span text:style-name="T1"> </text:span>הבשר<text:span text:style-name="T1"> </text:span><text:span text:style-name="T26">(</text:span><text:span text:style-name="T28">עד</text:span><text:span text:style-name="T2"> </text:span><text:span text:style-name="T28">שיתעכל</text:span><text:span text:style-name="T2"> </text:span><text:span text:style-name="T28">הבשר</text:span><text:span text:style-name="T2"> </text:span><text:span text:style-name="T28">שנעשה</text:span><text:span text:style-name="T2"> </text:span><text:span text:style-name="T28">אפר, דהיינו</text:span><text:span text:style-name="T2"> </text:span><text:span text:style-name="T28">מצותן</text:span><text:span text:style-name="T26">)</text:span>.</text:p>
      <text:p text:style-name="P29"/>
      <text:p text:style-name="P3"><text:span text:style-name="T40">[משנה</text:span><text:span text:style-name="T45"> </text:span><text:span text:style-name="T40">ד] </text:span><text:span text:style-name="T59">העולה</text:span><text:span text:style-name="T66"> </text:span><text:span text:style-name="T60">(</text:span><text:span text:style-name="T62">וכל</text:span><text:span text:style-name="T67"> </text:span><text:span text:style-name="T62">הני</text:span><text:span text:style-name="T67"> </text:span><text:span text:style-name="T62">דמתניתין</text:span><text:span text:style-name="T67"> </text:span><text:span text:style-name="T62">- בקדשי</text:span><text:span text:style-name="T67"> </text:span><text:span text:style-name="T62">קדשים</text:span><text:span text:style-name="T67"> </text:span><text:span text:style-name="T62">מיירי</text:span><text:span text:style-name="T60">)</text:span><text:span text:style-name="T59"> מועלין</text:span><text:span text:style-name="T66"> </text:span><text:span text:style-name="T59">בה</text:span><text:span text:style-name="T66"> </text:span><text:span text:style-name="T59">משהוקדשה; </text:span></text:p>
      <text:p text:style-name="P26">נשחטה<text:span text:style-name="T1"> </text:span>- הוכשרה<text:span text:style-name="T1"> </text:span>ליפסל<text:span text:style-name="T1"> </text:span>בטבול<text:span text:style-name="T1"> </text:span>יום, ובמחוסר<text:span text:style-name="T1"> </text:span>כפורים, ובלינה; </text:p>
      <text:p text:style-name="P26">משנזרק<text:span text:style-name="T1"> </text:span>דמה<text:span text:style-name="T1"> </text:span>- חייבין<text:span text:style-name="T1"> </text:span>עליה<text:span text:style-name="T1"> </text:span>משום<text:span text:style-name="T1"> </text:span>פיגול<text:span text:style-name="T1"> </text:span>נותר<text:span text:style-name="T1"> </text:span>וטמא, ואין<text:span text:style-name="T1"> </text:span>מועלין<text:span text:style-name="T1"> </text:span>בעורות<text:span text:style-name="T1"> </text:span><text:span text:style-name="T26">(</text:span><text:span text:style-name="T28">דשל</text:span><text:span text:style-name="T2"> </text:span><text:span text:style-name="T28">כהנים</text:span><text:span text:style-name="T2"> </text:span><text:span text:style-name="T28">הוא, דכתיב</text:span><text:span text:style-name="T2"> </text:span><text:span text:style-name="T32">עור</text:span><text:span text:style-name="T2"> </text:span><text:span text:style-name="T32">העולה</text:span><text:span text:style-name="T2"> </text:span><text:span text:style-name="T32">אשר</text:span><text:span text:style-name="T2"> </text:span><text:span text:style-name="T32">הקריב</text:span><text:span text:style-name="T2"> </text:span><text:span text:style-name="T32">לכהן</text:span><text:span text:style-name="T2"> </text:span><text:span text:style-name="T32">לו</text:span><text:span text:style-name="T2"> </text:span><text:span text:style-name="T32">יהיה</text:span><text:span text:style-name="T2"> </text:span><text:span text:style-name="T29">(ויקרא</text:span><text:span text:style-name="T3"> </text:span><text:span text:style-name="T29">ז,ח)</text:span><text:span text:style-name="T26">)</text:span>, אבל<text:span text:style-name="T1"> </text:span>מועלין<text:span text:style-name="T1"> </text:span>בבשר<text:span text:style-name="T1"> </text:span>עד<text:span text:style-name="T1"> </text:span>שתצא<text:span text:style-name="T1"> </text:span>לבית<text:span text:style-name="T1"> </text:span>הדשן<text:span text:style-name="T1"> </text:span><text:span text:style-name="T26">(</text:span><text:span text:style-name="T28">דכליל</text:span><text:span text:style-name="T2"> </text:span><text:span text:style-name="T28">הוא</text:span><text:span text:style-name="T26">)</text:span>. </text:p>
      <text:p text:style-name="P29"/>
      <text:p text:style-name="P3"><text:span text:style-name="T40">[משנה</text:span><text:span text:style-name="T45"> </text:span><text:span text:style-name="T40">ה] </text:span><text:span text:style-name="T59">חטאת</text:span><text:span text:style-name="T66"> </text:span><text:span text:style-name="T59">ואשם</text:span><text:span text:style-name="T66"> </text:span><text:span text:style-name="T59">וזבחי</text:span><text:span text:style-name="T66"> </text:span><text:span text:style-name="T59">שלמי</text:span><text:span text:style-name="T66"> </text:span><text:span text:style-name="T59">ציבור</text:span><text:span text:style-name="T66"> </text:span><text:span text:style-name="T59">מועלין</text:span><text:span text:style-name="T66"> </text:span><text:span text:style-name="T59">בהן</text:span><text:span text:style-name="T66"> </text:span><text:span text:style-name="T59">משהוקדשו; </text:span></text:p>
      <text:p text:style-name="P26">נשחטו<text:span text:style-name="T1"> </text:span>- הוכשרו<text:span text:style-name="T1"> </text:span>ליפסל<text:span text:style-name="T1"> </text:span>בטבול<text:span text:style-name="T1"> </text:span>יום, ובמחוסר<text:span text:style-name="T1"> </text:span>כפורים, ובלינה; </text:p>
      <text:p text:style-name="P26">נזרק<text:span text:style-name="T1"> </text:span>דמן<text:span text:style-name="T1"> </text:span>- 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, אין<text:span text:style-name="T1"> </text:span>מועלין<text:span text:style-name="T1"> </text:span>בבשר<text:span text:style-name="T1"> </text:span><text:span text:style-name="T26">(</text:span><text:span text:style-name="T28">דכיון</text:span><text:span text:style-name="T2"> </text:span><text:span text:style-name="T28">דנזרק</text:span><text:span text:style-name="T2"> </text:span><text:span text:style-name="T28">הדם</text:span><text:span text:style-name="T2"> </text:span><text:span text:style-name="T28">- הותר</text:span><text:span text:style-name="T2"> </text:span><text:span text:style-name="T28">הבשר</text:span><text:span text:style-name="T2"> </text:span><text:span text:style-name="T28">לכהנים, דקדשי</text:span><text:span text:style-name="T2"> </text:span><text:span text:style-name="T28">קדשים</text:span><text:span text:style-name="T2"> </text:span><text:span text:style-name="T28">נינהו</text:span><text:span text:style-name="T26">)</text:span>, אבל<text:span text:style-name="T1"> </text:span>מועלין<text:span text:style-name="T1"> </text:span>באימוריהן<text:span text:style-name="T1"> </text:span>עד<text:span text:style-name="T1"> </text:span>שיצאו<text:span text:style-name="T1"> </text:span>לבית<text:span text:style-name="T1"> </text:span>הדשן<text:span text:style-name="T1"> </text:span><text:span text:style-name="T26">(</text:span><text:span text:style-name="T28">עד</text:span><text:span text:style-name="T2"> </text:span><text:span text:style-name="T28">שיתעכלו</text:span><text:span text:style-name="T2"> </text:span><text:span text:style-name="T28">במזבח</text:span><text:span text:style-name="T2"> </text:span><text:span text:style-name="T28">ויצא</text:span><text:span text:style-name="T2"> </text:span><text:span text:style-name="T28">האפר</text:span><text:span text:style-name="T2"> </text:span><text:span text:style-name="T28">לבית</text:span><text:span text:style-name="T2"> </text:span><text:span text:style-name="T28">הדשן, דנעשית</text:span><text:span text:style-name="T2"> </text:span><text:span text:style-name="T28">מצותו</text:span><text:span text:style-name="T26">)</text:span>. </text:p>
      <text:p text:style-name="P29"/>
      <text:p text:style-name="P3"><text:span text:style-name="T40">[משנה</text:span><text:span text:style-name="T45"> </text:span><text:span text:style-name="T40">ו] </text:span><text:span text:style-name="T59">שתי</text:span><text:span text:style-name="T66"> </text:span><text:span text:style-name="T59">הלחם</text:span><text:span text:style-name="T66"> </text:span><text:span text:style-name="T59">מועלין</text:span><text:span text:style-name="T66"> </text:span><text:span text:style-name="T59">בהן</text:span><text:span text:style-name="T66"> </text:span><text:span text:style-name="T59">משהוקדשו</text:span><text:span text:style-name="T66"> </text:span><text:span text:style-name="T60">(</text:span><text:span text:style-name="T62">בפה</text:span><text:span text:style-name="T60">)</text:span><text:span text:style-name="T59">;</text:span></text:p>
      <text:p text:style-name="P26">קרמו<text:span text:style-name="T1"> </text:span>בתנור<text:span text:style-name="T1"> </text:span><text:span text:style-name="T26">(</text:span><text:span text:style-name="T28">דהיינו</text:span><text:span text:style-name="T2"> </text:span><text:span text:style-name="T28">תחילת</text:span><text:span text:style-name="T2"> </text:span><text:span text:style-name="T28">אפייתן</text:span><text:span text:style-name="T26">)</text:span> - הוכשרו<text:span text:style-name="T1"> </text:span><text:span text:style-name="T26">(</text:span><text:span text:style-name="T28">וההוא</text:span><text:span text:style-name="T2"> </text:span><text:span text:style-name="T28">קרומא</text:span><text:span text:style-name="T2"> </text:span><text:span text:style-name="T28">חשיב</text:span><text:span text:style-name="T2"> </text:span><text:span text:style-name="T28">להכשיר</text:span><text:span text:style-name="T2"> </text:span><text:span text:style-name="T28">כמו</text:span><text:span text:style-name="T2"> </text:span><text:span text:style-name="T28">שחיטה</text:span><text:span text:style-name="T2"> </text:span><text:span text:style-name="T28">דקדשי</text:span><text:span text:style-name="T2"> </text:span><text:span text:style-name="T28">קדשים</text:span><text:span text:style-name="T26">)</text:span> ליפסל<text:span text:style-name="T1"> </text:span>בטבול<text:span text:style-name="T1"> </text:span>יום, ובמחוסר<text:span text:style-name="T1"> </text:span>כפורים, <text:span text:style-name="T136">(ובלינה)</text:span> <text:span text:style-name="T26">(</text:span><text:span text:style-name="T28">והכא</text:span><text:span text:style-name="T2"> </text:span><text:span text:style-name="T28">ליכא</text:span><text:span text:style-name="T2"> </text:span><text:span text:style-name="T28">'בלינה', משום</text:span><text:span text:style-name="T2"> </text:span><text:span text:style-name="T28">דשתי</text:span><text:span text:style-name="T2"> </text:span><text:span text:style-name="T28">הלחם</text:span><text:span text:style-name="T2"> </text:span><text:span text:style-name="T28">אין</text:span><text:span text:style-name="T2"> </text:span><text:span text:style-name="T28">נאכלין</text:span><text:span text:style-name="T2"> </text:span><text:span text:style-name="T28">לא</text:span><text:span text:style-name="T2"> </text:span><text:span text:style-name="T28">פחות</text:span><text:span text:style-name="T2"> </text:span><text:span text:style-name="T28">משני</text:span><text:span text:style-name="T2"> </text:span><text:span text:style-name="T28">ימים</text:span><text:span text:style-name="T2"> </text:span><text:span text:style-name="T28">ולא</text:span><text:span text:style-name="T2"> </text:span><text:span text:style-name="T28">יותר</text:span><text:span text:style-name="T2"> </text:span><text:span text:style-name="T28">על</text:span><text:span text:style-name="T2"> </text:span><text:span text:style-name="T28">שלשה</text:span><text:span text:style-name="T26">)</text:span> ולישחוט<text:span text:style-name="T1"> </text:span>עליהן<text:span text:style-name="T1"> </text:span>את<text:span text:style-name="T1"> </text:span>הזבח<text:span text:style-name="T1"> </text:span><text:span text:style-name="T26">(</text:span><text:span text:style-name="T28">דכתיב</text:span><text:span text:style-name="T2"> </text:span><text:span text:style-name="T29">(ויקרא</text:span><text:span text:style-name="T3"> </text:span><text:span text:style-name="T29">כג,יח)</text:span><text:span text:style-name="T28"> </text:span><text:span text:style-name="T32">והקרבתם</text:span><text:span text:style-name="T2"> </text:span><text:span text:style-name="T32">על</text:span><text:span text:style-name="T2"> </text:span><text:span text:style-name="T32">הלחם</text:span><text:span text:style-name="T28">, ואמרינן</text:span><text:span text:style-name="T2"> </text:span><text:span text:style-name="T29">(מנחות</text:span><text:span text:style-name="T3"> </text:span><text:span text:style-name="T29">דף</text:span><text:span text:style-name="T3"> </text:span><text:span text:style-name="T29">סב.)</text:span><text:span text:style-name="T28"> 'על</text:span><text:span text:style-name="T2"> </text:span><text:span text:style-name="T28">= בסמוך'; וכיון</text:span><text:span text:style-name="T2"> </text:span><text:span text:style-name="T28">דקרמו</text:span><text:span text:style-name="T2"> </text:span><text:span text:style-name="T28">מיקרי</text:span><text:span text:style-name="T2"> </text:span><text:span text:style-name="T28">'לחם'</text:span><text:span text:style-name="T26">)</text:span>;</text:p>
      <text:p text:style-name="P26">נזרק<text:span text:style-name="T1"> </text:span>דמן<text:span text:style-name="T1"> </text:span>של<text:span text:style-name="T1"> </text:span>כבשים<text:span text:style-name="T1"> </text:span>- חייבין<text:span text:style-name="T1"> </text:span>עליהן<text:span text:style-name="T1"> </text:span><text:span text:style-name="T26">(</text:span><text:span text:style-name="T28">על</text:span><text:span text:style-name="T2"> </text:span><text:span text:style-name="T28">שתי</text:span><text:span text:style-name="T2"> </text:span><text:span text:style-name="T28">הלחם</text:span><text:span text:style-name="T26">)</text:span> משום<text:span text:style-name="T1"> </text:span>פיגול<text:span text:style-name="T1"> </text:span><text:span text:style-name="T26">(</text:span><text:span text:style-name="T28">אם</text:span><text:span text:style-name="T2"> </text:span><text:span text:style-name="T28">חישב</text:span><text:span text:style-name="T2"> </text:span><text:span text:style-name="T28">בשעת</text:span><text:span text:style-name="T2"> </text:span><text:span text:style-name="T28">שחיטה</text:span><text:span text:style-name="T2"> </text:span><text:span text:style-name="T28">לאכול</text:span><text:span text:style-name="T2"> </text:span><text:span text:style-name="T28">הלחם</text:span><text:span text:style-name="T2"> </text:span><text:span text:style-name="T28">חוץ</text:span><text:span text:style-name="T2"> </text:span><text:span text:style-name="T28">לזמנו</text:span><text:span text:style-name="T2"> </text:span><text:span text:style-name="T28">משום</text:span><text:span text:style-name="T2"> </text:span><text:span text:style-name="T28">דכבשים</text:span><text:span text:style-name="T2"> </text:span><text:span text:style-name="T28">מפגלין</text:span><text:span text:style-name="T2"> </text:span><text:span text:style-name="T28">את</text:span><text:span text:style-name="T2"> </text:span><text:span text:style-name="T28">הלחם</text:span><text:span text:style-name="T26">)</text:span>, נותר, וטמא, ואין<text:span text:style-name="T1"> </text:span>בהן<text:span text:style-name="T1"> </text:span>מעילה<text:span text:style-name="T1"> </text:span><text:span text:style-name="T26">(</text:span><text:span text:style-name="T28">דיש</text:span><text:span text:style-name="T2"> </text:span><text:span text:style-name="T28">בהן</text:span><text:span text:style-name="T2"> </text:span><text:span text:style-name="T28">שעת</text:span><text:span text:style-name="T2"> </text:span><text:span text:style-name="T28">היתר</text:span><text:span text:style-name="T2"> </text:span><text:span text:style-name="T28">לכהנים, וכבר</text:span><text:span text:style-name="T2"> </text:span><text:span text:style-name="T28">נעשית</text:span><text:span text:style-name="T2"> </text:span><text:span text:style-name="T28">מצותן</text:span><text:span text:style-name="T26">)</text:span>. </text:p>
      <text:p text:style-name="P31"><text:s/></text:p>
      <text:p text:style-name="P3"><text:span text:style-name="T40">[משנה</text:span><text:span text:style-name="T45"> </text:span><text:span text:style-name="T40">ז] </text:span><text:span text:style-name="T59">לחם</text:span><text:span text:style-name="T66"> </text:span><text:span text:style-name="T59">הפנים</text:span><text:span text:style-name="T66"> </text:span><text:span text:style-name="T59">מועלין</text:span><text:span text:style-name="T66"> </text:span><text:span text:style-name="T59">בו</text:span><text:span text:style-name="T66"> </text:span><text:span text:style-name="T59">משהוקדשה</text:span><text:span text:style-name="T66"> </text:span><text:span text:style-name="T60">(</text:span><text:span text:style-name="T62">בפה</text:span><text:span text:style-name="T60">)</text:span><text:span text:style-name="T59">;</text:span></text:p>
      <text:p text:style-name="P3"><text:span text:style-name="T59">קרם</text:span><text:span text:style-name="T66"> </text:span><text:span text:style-name="T59">בתנור</text:span><text:span text:style-name="T66"> </text:span><text:span text:style-name="T59">- הוכשר</text:span><text:span text:style-name="T66"> </text:span><text:span text:style-name="T59">ליפסל</text:span><text:span text:style-name="T1"> </text:span>בטבול<text:span text:style-name="T1"> </text:span>יום<text:span text:style-name="T1"> </text:span>ובמחוסר<text:span text:style-name="T1"> </text:span>כפורים<text:span text:style-name="T1"> </text:span><text:span text:style-name="T26">(</text:span><text:span text:style-name="T62">כדאמרינן</text:span><text:span text:style-name="T67"> </text:span><text:span text:style-name="T62">בשתי</text:span><text:span text:style-name="T67"> </text:span><text:span text:style-name="T62">הלחם; והכא</text:span><text:span text:style-name="T67"> </text:span><text:span text:style-name="T62">נמי</text:span><text:span text:style-name="T67"> </text:span><text:span text:style-name="T62">ליכא</text:span><text:span text:style-name="T67"> </text:span><text:span text:style-name="T62">'בלינה': דהכי</text:span><text:span text:style-name="T67"> </text:span><text:span text:style-name="T62">קיימא</text:span><text:span text:style-name="T67"> </text:span><text:span text:style-name="T62">לן</text:span><text:span text:style-name="T67"> </text:span><text:span text:style-name="T64">(מנחות</text:span><text:span text:style-name="T68"> </text:span><text:span text:style-name="T64">דף</text:span><text:span text:style-name="T68"> </text:span><text:span text:style-name="T64">ק:)</text:span><text:span text:style-name="T62"> 'לחם</text:span><text:span text:style-name="T67"> </text:span><text:span text:style-name="T62">הפנים</text:span><text:span text:style-name="T67"> </text:span><text:span text:style-name="T62">נאכל</text:span><text:span text:style-name="T67"> </text:span><text:span text:style-name="T62">לתשעה</text:span><text:span text:style-name="T67"> </text:span><text:span text:style-name="T62">לעשרה</text:span><text:span text:style-name="T67"> </text:span><text:span text:style-name="T62">לאחד</text:span><text:span text:style-name="T67"> </text:span><text:span text:style-name="T62">עשר</text:span><text:span text:style-name="T67"> </text:span><text:span text:style-name="T62">יום</text:span><text:span text:style-name="T26">)</text:span> ולהסדר<text:span text:style-name="T1"> </text:span>על<text:span text:style-name="T1"> </text:span>גבי<text:span text:style-name="T1"> </text:span>השולחן<text:span text:style-name="T1"> </text:span><text:span text:style-name="T26">(</text:span><text:span text:style-name="T62">וכל</text:span><text:span text:style-name="T67"> </text:span><text:span text:style-name="T62">זמן</text:span><text:span text:style-name="T67"> </text:span><text:span text:style-name="T62">שלא</text:span><text:span text:style-name="T67"> </text:span><text:span text:style-name="T62">קרם</text:span><text:span text:style-name="T67"> </text:span><text:span text:style-name="T62">- אינו</text:span><text:span text:style-name="T67"> </text:span><text:span text:style-name="T62">קרוי</text:span><text:span text:style-name="T67"> </text:span><text:span text:style-name="T62">לחם</text:span><text:span text:style-name="T26">)</text:span>;</text:p>
      <text:p text:style-name="P3">קרבו<text:span text:style-name="T1"> </text:span>הבזיכין<text:span text:style-name="T1"> </text:span><text:span text:style-name="T26">(</text:span><text:span text:style-name="T62">דהיינו</text:span><text:span text:style-name="T67"> </text:span><text:span text:style-name="T62">המתירין</text:span><text:span text:style-name="T26">)</text:span> - חייבין<text:span text:style-name="T1"> </text:span>עליו<text:span text:style-name="T1"> </text:span>משום<text:span text:style-name="T1"> </text:span>פיגול<text:span text:style-name="T1"> </text:span><text:span text:style-name="T26">(</text:span><text:span text:style-name="T62">שאם</text:span><text:span text:style-name="T67"> </text:span><text:span text:style-name="T62">חישב</text:span><text:span text:style-name="T67"> </text:span><text:span text:style-name="T62">עליו</text:span><text:span text:style-name="T67"> </text:span><text:span text:style-name="T62">בשעת</text:span><text:span text:style-name="T67"> </text:span><text:span text:style-name="T62">הקטרת</text:span><text:span text:style-name="T67"> </text:span><text:span text:style-name="T62">הבזיכין</text:span><text:span text:style-name="T67"> </text:span><text:span text:style-name="T62">"הריני</text:span><text:span text:style-name="T67"> </text:span><text:span text:style-name="T62">מקטיר</text:span><text:span text:style-name="T67"> </text:span><text:span text:style-name="T62">על</text:span><text:span text:style-name="T67"> </text:span><text:span text:style-name="T62">מנת</text:span><text:span text:style-name="T67"> </text:span><text:span text:style-name="T62">לאכול</text:span><text:span text:style-name="T67"> </text:span><text:span text:style-name="T62">הלחם</text:span><text:span text:style-name="T67"> </text:span><text:span text:style-name="T62">חוץ</text:span><text:span text:style-name="T67"> </text:span><text:span text:style-name="T62">לזמנו" הוקבע</text:span><text:span text:style-name="T67"> </text:span><text:span text:style-name="T62">הלחם</text:span><text:span text:style-name="T67"> </text:span><text:span text:style-name="T62">בפגול</text:span><text:span text:style-name="T26">)</text:span>, נותר<text:span text:style-name="T1"> </text:span>וטמא<text:span text:style-name="T1"> </text:span><text:span text:style-name="T26">(</text:span><text:span text:style-name="T62">דכי</text:span><text:span text:style-name="T67"> </text:span><text:span text:style-name="T62">היכי</text:span><text:span text:style-name="T67"> </text:span><text:span text:style-name="T62">דזריקת</text:span><text:span text:style-name="T67"> </text:span><text:span text:style-name="T62">דם</text:span><text:span text:style-name="T67"> </text:span><text:span text:style-name="T62">דבהמה</text:span><text:span text:style-name="T67"> </text:span><text:span text:style-name="T62">- דהיינו</text:span><text:span text:style-name="T67"> </text:span><text:span text:style-name="T62">מתיריה</text:span><text:span text:style-name="T67"> </text:span><text:span text:style-name="T62">- קובעת</text:span><text:span text:style-name="T67"> </text:span><text:span text:style-name="T62">בפגול</text:span><text:span text:style-name="T67"> </text:span><text:span text:style-name="T62">ובנותר</text:span><text:span text:style-name="T67"> </text:span><text:span text:style-name="T62">ובטמא, הכי</text:span><text:span text:style-name="T67"> </text:span><text:span text:style-name="T62">נמי</text:span><text:span text:style-name="T67"> </text:span><text:span text:style-name="T62">קבעה</text:span><text:span text:style-name="T67"> </text:span><text:span text:style-name="T62">הקטרת</text:span><text:span text:style-name="T67"> </text:span><text:span text:style-name="T62">הבזיכין</text:span><text:span text:style-name="T67"> </text:span><text:span text:style-name="T62">ללחם</text:span><text:span text:style-name="T67"> </text:span><text:span text:style-name="T62">הפנים</text:span><text:span text:style-name="T67"> </text:span><text:span text:style-name="T62">בכל</text:span><text:span text:style-name="T67"> </text:span><text:span text:style-name="T62">הני</text:span><text:span text:style-name="T26">)</text:span>, ואין<text:span text:style-name="T1"> </text:span>בו<text:span text:style-name="T1"> </text:span>מעילה<text:span text:style-name="T1"> </text:span><text:span text:style-name="T26">(</text:span><text:span text:style-name="T62">שהרי</text:span><text:span text:style-name="T67"> </text:span><text:span text:style-name="T62">יש</text:span><text:span text:style-name="T67"> </text:span><text:span text:style-name="T62">בו</text:span><text:span text:style-name="T67"> </text:span><text:span text:style-name="T62">שעת</text:span><text:span text:style-name="T67"> </text:span><text:span text:style-name="T62">היתר</text:span><text:span text:style-name="T67"> </text:span><text:span text:style-name="T62">לכהנים</text:span><text:span text:style-name="T26">)</text:span>. </text:p>
      <text:p text:style-name="P29"/>
      <text:p text:style-name="P3"><text:span text:style-name="T40">[משנה</text:span><text:span text:style-name="T45"> </text:span><text:span text:style-name="T40">ח] </text:span>המנחות<text:span text:style-name="T1"> </text:span>מועלין<text:span text:style-name="T1"> </text:span>בהן<text:span text:style-name="T1"> </text:span>משהוקדשו<text:span text:style-name="T1"> </text:span><text:span text:style-name="T26">(</text:span><text:span text:style-name="T62">בפה</text:span><text:span text:style-name="T26">)</text:span>;</text:p>
      <text:p text:style-name="P3">קדשו<text:span text:style-name="T1"> </text:span>בכלי<text:span text:style-name="T1"> </text:span>- הוכשרו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;</text:p>
      <text:p text:style-name="P3"><text:soft-page-break/>קרב<text:span text:style-name="T1"> </text:span>הקומץ<text:span text:style-name="T1"> </text:span>- חייבין<text:span text:style-name="T1"> </text:span>עליו<text:span text:style-name="T1"> </text:span>משום<text:span text:style-name="T1"> </text:span>פיגול<text:span text:style-name="T1"> </text:span>נותר<text:span text:style-name="T1"> </text:span>וטמא, ואין<text:span text:style-name="T1"> </text:span>מועלין<text:span text:style-name="T1"> </text:span>בשירים, אבל<text:span text:style-name="T1"> </text:span>מועלין<text:span text:style-name="T1"> </text:span>בקומץ<text:span text:style-name="T1"> </text:span>עד<text:span text:style-name="T1"> </text:span>שיצא<text:span text:style-name="T1"> </text:span>לבית<text:span text:style-name="T1"> </text:span>הדשן<text:span text:style-name="T1"> </text:span><text:span text:style-name="T26">(</text:span><text:span text:style-name="T62">עד</text:span><text:span text:style-name="T67"> </text:span><text:span text:style-name="T62">שישרף</text:span><text:span text:style-name="T67"> </text:span><text:span text:style-name="T62">כולו</text:span><text:span text:style-name="T67"> </text:span><text:span text:style-name="T62">ויצא</text:span><text:span text:style-name="T67"> </text:span><text:span text:style-name="T62">לבית</text:span><text:span text:style-name="T67"> </text:span><text:span text:style-name="T62">הדשן</text:span><text:span text:style-name="T67"> </text:span><text:span text:style-name="T62">כדין</text:span><text:span text:style-name="T67"> </text:span><text:span text:style-name="T62">אימורי</text:span><text:span text:style-name="T67"> </text:span><text:span text:style-name="T62">קדשים, לפי</text:span><text:span text:style-name="T67"> </text:span><text:span text:style-name="T62">שהקומץ</text:span><text:span text:style-name="T67"> </text:span><text:span text:style-name="T62">- כליל</text:span><text:span text:style-name="T67"> </text:span><text:span text:style-name="T62">הוא</text:span><text:span text:style-name="T26">)</text:span>.<text:span text:style-name="T62"> </text:span></text:p>
      <text:p text:style-name="P3"/>
      <text:p text:style-name="P3">גמרא:</text:p>
      <text:p text:style-name="P3">איתמר: הנהנה<text:span text:style-name="T1"> </text:span>מאפר<text:span text:style-name="T1"> </text:span>תפוח<text:span text:style-name="T1"> </text:span>שעל<text:span text:style-name="T1"> </text:span>גבי<text:span text:style-name="T1"> </text:span>המזבח: רב<text:span text:style-name="T1"> </text:span>אמר<text:span text:style-name="T1"> </text:span>אין<text:span text:style-name="T1"> </text:span>מועלין<text:span text:style-name="T1"> </text:span>בו, ורבי<text:span text:style-name="T1"> </text:span>יוחנן<text:span text:style-name="T1"> </text:span>אמר<text:span text:style-name="T1"> </text:span>מועלין<text:span text:style-name="T1"> </text:span>בו. <text:span text:style-name="T26">(</text:span><text:span text:style-name="T62">הנהנה</text:span><text:span text:style-name="T67"> </text:span><text:span text:style-name="T62">מאפר</text:span><text:span text:style-name="T67"> </text:span><text:span text:style-name="T62">תפוח</text:span><text:span text:style-name="T67"> </text:span><text:span text:style-name="T62">היינו</text:span><text:span text:style-name="T67"> </text:span><text:span text:style-name="T62">לאחר</text:span><text:span text:style-name="T67"> </text:span><text:span text:style-name="T62">שהרים</text:span><text:span text:style-name="T67"> </text:span><text:span text:style-name="T62">תרומת</text:span><text:span text:style-name="T67"> </text:span><text:span text:style-name="T62">הדשן; דהכי</text:span><text:span text:style-name="T67"> </text:span><text:span text:style-name="T62">תנינן</text:span><text:span text:style-name="T67"> </text:span><text:span text:style-name="T62">במסכת</text:span><text:span text:style-name="T67"> </text:span><text:span text:style-name="T62">תמיד</text:span><text:span text:style-name="T67"> </text:span><text:span text:style-name="T64">(פ"א</text:span><text:span text:style-name="T68"> </text:span><text:span text:style-name="T64">מ"ד, דף</text:span><text:span text:style-name="T68"> </text:span><text:span text:style-name="T64">כח.)</text:span><text:span text:style-name="T62">: שבתחלה</text:span><text:span text:style-name="T67"> </text:span><text:span text:style-name="T62">כשהוא</text:span><text:span text:style-name="T67"> </text:span><text:span text:style-name="T62">רוצה</text:span><text:span text:style-name="T67"> </text:span><text:span text:style-name="T62">לתרום</text:span><text:span text:style-name="T67"> </text:span><text:span text:style-name="T62">תרומת</text:span><text:span text:style-name="T67"> </text:span><text:span text:style-name="T62">הדשן</text:span><text:span text:style-name="T67"> </text:span><text:span text:style-name="T62">- היה</text:span><text:span text:style-name="T67"> </text:span><text:span text:style-name="T62">עולה</text:span><text:span text:style-name="T67"> </text:span><text:span text:style-name="T62">לראש</text:span><text:span text:style-name="T67"> </text:span><text:span text:style-name="T62">המזבח, ופינה</text:span><text:span text:style-name="T67"> </text:span><text:span text:style-name="T62">את</text:span><text:span text:style-name="T67"> </text:span><text:span text:style-name="T62">הגחלים</text:span><text:span text:style-name="T67"> </text:span><text:span text:style-name="T62">אילך</text:span><text:span text:style-name="T67"> </text:span><text:span text:style-name="T62">ואילך, וחתה</text:span><text:span text:style-name="T67"> </text:span><text:span text:style-name="T62">את</text:span><text:span text:style-name="T67"> </text:span><text:span text:style-name="T62">המאוכלות</text:span><text:span text:style-name="T67"> </text:span><text:span text:style-name="T62">הפנימיות</text:span><text:span text:style-name="T67"> – </text:span><text:span text:style-name="T62">וירד; והיינו</text:span><text:span text:style-name="T67"> </text:span><text:span text:style-name="T62">'תרומת</text:span><text:span text:style-name="T67"> </text:span><text:span text:style-name="T62">הדשן'; הגיע</text:span><text:span text:style-name="T67"> </text:span><text:span text:style-name="T62">לרצפה</text:span><text:span text:style-name="T67"> </text:span><text:span text:style-name="T62">- צבר</text:span><text:span text:style-name="T67"> </text:span><text:span text:style-name="T62">את</text:span><text:span text:style-name="T67"> </text:span><text:span text:style-name="T62">הגחלים</text:span><text:span text:style-name="T67"> </text:span><text:span text:style-name="T62">על</text:span><text:span text:style-name="T67"> </text:span><text:span text:style-name="T62">גבי</text:span><text:span text:style-name="T67"> </text:span><text:span text:style-name="T62">רצפה</text:span><text:span text:style-name="T67"> </text:span><text:span text:style-name="T62">רחוק</text:span><text:span text:style-name="T67"> </text:span><text:span text:style-name="T62">מן</text:span><text:span text:style-name="T67"> </text:span><text:span text:style-name="T62">הכבש</text:span><text:span text:style-name="T67"> </text:span><text:span text:style-name="T62">שלשה</text:span><text:span text:style-name="T67"> </text:span><text:span text:style-name="T62">טפחים</text:span><text:span text:style-name="T67"> </text:span><text:span text:style-name="T62">- היינו</text:span><text:span text:style-name="T67"> </text:span><text:span text:style-name="T62">מקום</text:span><text:span text:style-name="T67"> </text:span><text:span text:style-name="T62">שנותנין</text:span><text:span text:style-name="T67"> </text:span><text:span text:style-name="T62">שם</text:span><text:span text:style-name="T67"> </text:span><text:span text:style-name="T62">תרומת</text:span><text:span text:style-name="T67"> </text:span><text:span text:style-name="T62">הדשן</text:span><text:span text:style-name="T67"> </text:span><text:span text:style-name="T62">- והנשאר</text:span><text:span text:style-name="T67"> </text:span><text:span text:style-name="T62">על</text:span><text:span text:style-name="T67"> </text:span><text:span text:style-name="T62">גבי</text:span><text:span text:style-name="T67"> </text:span><text:span text:style-name="T62">המזבח</text:span><text:span text:style-name="T67"> </text:span><text:span text:style-name="T62">היה</text:span><text:span text:style-name="T67"> </text:span><text:span text:style-name="T62">צובר</text:span><text:span text:style-name="T67"> </text:span><text:span text:style-name="T62">את</text:span><text:span text:style-name="T67"> </text:span><text:span text:style-name="T62">האפר</text:span><text:span text:style-name="T67"> </text:span><text:span text:style-name="T62">לצד</text:span><text:span text:style-name="T67"> </text:span><text:span text:style-name="T62">אחד</text:span><text:span text:style-name="T67"> </text:span><text:span text:style-name="T62">של</text:span><text:span text:style-name="T67"> </text:span><text:span text:style-name="T62">מזבח</text:span><text:span text:style-name="T67"> </text:span><text:span text:style-name="T62">ביחד, ועושהו</text:span><text:span text:style-name="T67"> </text:span><text:span text:style-name="T62">עגול</text:span><text:span text:style-name="T67"> </text:span><text:span text:style-name="T62">כמין</text:span><text:span text:style-name="T67"> </text:span><text:span text:style-name="T62">תפוח</text:span><text:span text:style-name="T67"> </text:span><text:span text:style-name="T62">וגבוה</text:span><text:span text:style-name="T67"> </text:span><text:span text:style-name="T62">כמין</text:span><text:span text:style-name="T67"> </text:span><text:span text:style-name="T62">כובע; ואמרינן</text:span><text:span text:style-name="T67"> </text:span><text:span text:style-name="T62">התם: פעמים</text:span><text:span text:style-name="T67"> </text:span><text:span text:style-name="T62">שיש</text:span><text:span text:style-name="T67"> </text:span><text:span text:style-name="T62">עליו</text:span><text:span text:style-name="T67"> </text:span><text:span text:style-name="T62">שלש</text:span><text:span text:style-name="T67"> </text:span><text:span text:style-name="T62">מאות</text:span><text:span text:style-name="T67"> </text:span><text:span text:style-name="T62">כור; ואחר</text:span><text:span text:style-name="T67"> </text:span><text:span text:style-name="T62">כך</text:span><text:span text:style-name="T67"> </text:span><text:span text:style-name="T62">היה</text:span><text:span text:style-name="T67"> </text:span><text:span text:style-name="T62">פושט</text:span><text:span text:style-name="T67"> </text:span><text:span text:style-name="T62">את</text:span><text:span text:style-name="T67"> </text:span><text:span text:style-name="T62">בגדיו</text:span><text:span text:style-name="T67"> </text:span><text:span text:style-name="T62">ולובש</text:span><text:span text:style-name="T67"> </text:span><text:span text:style-name="T62">בגדים</text:span><text:span text:style-name="T67"> </text:span><text:span text:style-name="T62">הפחותין</text:span><text:span text:style-name="T67"> </text:span><text:span text:style-name="T62">מהן, כדתנא</text:span><text:span text:style-name="T67"> </text:span><text:span text:style-name="T62">דבי</text:span><text:span text:style-name="T67"> </text:span><text:span text:style-name="T62">רבי</text:span><text:span text:style-name="T67"> </text:span><text:span text:style-name="T62">ישמעאל</text:span><text:span text:style-name="T67"> </text:span><text:span text:style-name="T64">(יומא</text:span><text:span text:style-name="T68"> </text:span><text:span text:style-name="T64">דף</text:span><text:span text:style-name="T68"> </text:span><text:span text:style-name="T64">כג:)</text:span><text:span text:style-name="T62">: בגדים</text:span><text:span text:style-name="T67"> </text:span><text:span text:style-name="T62">שבישל</text:span><text:span text:style-name="T67"> </text:span><text:span text:style-name="T62">בהן</text:span><text:span text:style-name="T67"> </text:span><text:span text:style-name="T62">קדרה</text:span><text:span text:style-name="T67"> </text:span><text:span text:style-name="T62">לרבו</text:span><text:span text:style-name="T67"> </text:span><text:span text:style-name="T62">- אל</text:span><text:span text:style-name="T67"> </text:span><text:span text:style-name="T62">ימזוג</text:span><text:span text:style-name="T67"> </text:span><text:span text:style-name="T62">בהן</text:span><text:span text:style-name="T67"> </text:span><text:span text:style-name="T62">כוס</text:span><text:span text:style-name="T67"> </text:span><text:span text:style-name="T62">לרבו; והיה</text:span><text:span text:style-name="T67"> </text:span><text:span text:style-name="T62">מוציא</text:span><text:span text:style-name="T67"> </text:span><text:span text:style-name="T62">מחוץ</text:span><text:span text:style-name="T67"> </text:span><text:span text:style-name="T62">למחנה</text:span><text:span text:style-name="T67"> </text:span><text:span text:style-name="T62">לבית</text:span><text:span text:style-name="T67"> </text:span><text:span text:style-name="T62">הדשן; ואההוא</text:span><text:span text:style-name="T67"> </text:span><text:span text:style-name="T62">קאמר</text:span><text:span text:style-name="T67"> </text:span><text:span text:style-name="T62">'הנהנה</text:span><text:span text:style-name="T67"> </text:span><text:span text:style-name="T62">מאפר</text:span><text:span text:style-name="T67"> </text:span><text:span text:style-name="T62">תפוח'</text:span><text:span text:style-name="T26">)</text:span> </text:p>
      <text:p text:style-name="P3">לפני<text:span text:style-name="T1"> </text:span>תרומת<text:span text:style-name="T1"> </text:span>הדשן<text:span text:style-name="T1"> </text:span>כולי<text:span text:style-name="T1"> </text:span>עלמא<text:span text:style-name="T1"> </text:span>לא<text:span text:style-name="T1"> </text:span>פליגי<text:span text:style-name="T1"> </text:span>דמועלין<text:span text:style-name="T1"> </text:span>בו<text:span text:style-name="T1"> </text:span><text:span text:style-name="T26">(</text:span><text:span text:style-name="T62">שהרי</text:span><text:span text:style-name="T67"> </text:span><text:span text:style-name="T62">עדיין</text:span><text:span text:style-name="T67"> </text:span><text:span text:style-name="T62">לא</text:span><text:span text:style-name="T67"> </text:span><text:span text:style-name="T62">נעשית</text:span><text:span text:style-name="T67"> </text:span><text:span text:style-name="T62">מצותו</text:span><text:span text:style-name="T26">)</text:span>; כי<text:span text:style-name="T1"> </text:span>פליגי<text:span text:style-name="T1"> </text:span>לאחר<text:span text:style-name="T1"> </text:span>תרומת<text:span text:style-name="T1"> </text:span>הדשן: רב<text:span text:style-name="T1"> </text:span>אמר<text:span text:style-name="T1"> </text:span>אין<text:span text:style-name="T1"> </text:span>מועלין<text:span text:style-name="T1"> </text:span>בו: הרי<text:span text:style-name="T1"> </text:span>נעשה<text:span text:style-name="T1"> </text:span>מצותו! ורבי<text:span text:style-name="T1"> </text:span>יוחנן<text:span text:style-name="T1"> </text:span>אמר: כיון<text:span text:style-name="T1"> </text:span>דכתיב<text:span text:style-name="T1"> </text:span><text:span text:style-name="T64">(ויקרא</text:span><text:span text:style-name="T68"> </text:span><text:span text:style-name="T64">ו,ג)</text:span><text:span text:style-name="T31"> ולבש</text:span><text:span text:style-name="T1"> </text:span><text:span text:style-name="T31">הכהן</text:span><text:span text:style-name="T1"> </text:span><text:span text:style-name="T31">מדו</text:span><text:span text:style-name="T1"> </text:span><text:span text:style-name="T31">בד</text:span><text:span text:style-name="T1"> </text:span><text:span text:style-name="T32">[ומכנסי</text:span><text:span text:style-name="T2"> </text:span><text:span text:style-name="T32">בד</text:span><text:span text:style-name="T2"> </text:span><text:span text:style-name="T32">ילבש</text:span><text:span text:style-name="T2"> </text:span><text:span text:style-name="T32">על</text:span><text:span text:style-name="T2"> </text:span><text:span text:style-name="T32">בשרו</text:span><text:span text:style-name="T2"> </text:span><text:span text:style-name="T32">והרים</text:span><text:span text:style-name="T2"> </text:span><text:span text:style-name="T32">את</text:span><text:span text:style-name="T2"> </text:span><text:span text:style-name="T32">הדשן</text:span><text:span text:style-name="T2"> </text:span><text:span text:style-name="T32">אשר</text:span><text:span text:style-name="T2"> </text:span><text:span text:style-name="T32">תאכל</text:span><text:span text:style-name="T2"> </text:span><text:span text:style-name="T32">האש</text:span><text:span text:style-name="T2"> </text:span><text:span text:style-name="T32">את</text:span><text:span text:style-name="T2"> </text:span><text:span text:style-name="T32">העלה</text:span><text:span text:style-name="T2"> </text:span><text:span text:style-name="T32">על</text:span><text:span text:style-name="T2"> </text:span><text:span text:style-name="T32">המזבח</text:span><text:span text:style-name="T2"> </text:span><text:span text:style-name="T32">ושמו</text:span><text:span text:style-name="T2"> </text:span><text:span text:style-name="T32">אצל</text:span><text:span text:style-name="T2"> </text:span><text:span text:style-name="T32">המזבח]</text:span>, כיון<text:span text:style-name="T1"> </text:span><text:span text:style-name="T26">(</text:span><text:span text:style-name="T62">דהאי</text:span><text:span text:style-name="T67"> </text:span><text:span text:style-name="T62">הוצאת</text:span><text:span text:style-name="T67"> </text:span><text:span text:style-name="T62">אפר</text:span><text:span text:style-name="T67"> </text:span><text:span text:style-name="T62">התפוח</text:span><text:span text:style-name="T26">)</text:span> דצריך<text:span text:style-name="T1"> </text:span>לבגדי<text:span text:style-name="T1"> </text:span>כהונה<text:span text:style-name="T1"> </text:span><text:span text:style-name="T26">(</text:span><text:span text:style-name="T62">דההוא</text:span><text:span text:style-name="T67"> </text:span><text:span text:style-name="T72">ולבש</text:span><text:span text:style-name="T67"> </text:span><text:span text:style-name="T72">בגדים</text:span><text:span text:style-name="T67"> </text:span><text:span text:style-name="T72">אחרים</text:span><text:span text:style-name="T67"> </text:span><text:span text:style-name="T62">היינו</text:span><text:span text:style-name="T67"> </text:span><text:span text:style-name="T62">בגדי</text:span><text:span text:style-name="T67"> </text:span><text:span text:style-name="T62">כהונה, אלא</text:span><text:span text:style-name="T67"> </text:span><text:span text:style-name="T62">שפחותין</text:span><text:span text:style-name="T67"> </text:span><text:span text:style-name="T62">מן</text:span><text:span text:style-name="T67"> </text:span><text:span text:style-name="T62">הראשונים</text:span><text:span text:style-name="T26">)</text:span> - בקדושתיה<text:span text:style-name="T1"> </text:span>קאי<text:span text:style-name="T1"> </text:span><text:span text:style-name="T26">(</text:span><text:span text:style-name="T62">ומועלין</text:span><text:span text:style-name="T67"> </text:span><text:span text:style-name="T62">בו</text:span><text:span text:style-name="T26">)</text:span>.</text:p>
      <text:p text:style-name="P8"><text:s/></text:p>
      <text:p text:style-name="P3">תנן<text:span text:style-name="T1"> </text:span>'<text:span text:style-name="T106">מועלין</text:span><text:span text:style-name="T107"> </text:span><text:span text:style-name="T106">בהן</text:span><text:span text:style-name="T107"> </text:span><text:span text:style-name="T106">עד</text:span><text:span text:style-name="T107"> </text:span><text:span text:style-name="T106">שתצא</text:span><text:span text:style-name="T107"> </text:span><text:span text:style-name="T106">לבית</text:span><text:span text:style-name="T107"> </text:span><text:span text:style-name="T106">הדשן</text:span>' <text:span text:style-name="T26">(</text:span><text:span text:style-name="T62">משמע</text:span><text:span text:style-name="T67"> </text:span><text:span text:style-name="T62">ש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נתרמה</text:span><text:span text:style-name="T67"> </text:span><text:span text:style-name="T62">תרומת</text:span><text:span text:style-name="T67"> </text:span><text:span text:style-name="T62">הדשן</text:span><text:span text:style-name="T67"> </text:span><text:span text:style-name="T62">מועלין</text:span><text:span text:style-name="T67"> </text:span><text:span text:style-name="T62">בה</text:span><text:span text:style-name="T26">)</text:span>, קשיא<text:span text:style-name="T1"> </text:span>לרב?</text:p>
      <text:p text:style-name="P3">אמר<text:span text:style-name="T1"> </text:span>לך<text:span text:style-name="T1"> </text:span>רב: עד<text:span text:style-name="T1"> </text:span><text:span text:style-name="T127">שתראה</text:span><text:span text:style-name="T1"> </text:span>לבית<text:span text:style-name="T1"> </text:span>הדשן<text:span text:style-name="T1"> </text:span><text:span text:style-name="T26">(</text:span><text:span text:style-name="T62">היינו</text:span><text:span text:style-name="T67"> </text:span><text:span text:style-name="T62">עד</text:span><text:span text:style-name="T67"> </text:span><text:span text:style-name="T62">הרמת</text:span><text:span text:style-name="T67"> </text:span><text:span text:style-name="T62">תרומת</text:span><text:span text:style-name="T67"> </text:span><text:span text:style-name="T62">הדשן! אבל</text:span><text:span text:style-name="T67"> </text:span><text:span text:style-name="T62">אחר</text:span><text:span text:style-name="T67"> </text:span><text:span text:style-name="T62">שתרם</text:span><text:span text:style-name="T67"> </text:span><text:span text:style-name="T62">תרומת</text:span><text:span text:style-name="T67"> </text:span><text:span text:style-name="T62">הדשן</text:span><text:span text:style-name="T67"> </text:span><text:span text:style-name="T62">- אותו</text:span><text:span text:style-name="T67"> </text:span><text:span text:style-name="T62">הנשאר</text:span><text:span text:style-name="T67"> </text:span><text:span text:style-name="T62">הוא</text:span><text:span text:style-name="T67"> </text:span><text:span text:style-name="T62">ראוי</text:span><text:span text:style-name="T67"> </text:span><text:span text:style-name="T62">ועומד</text:span><text:span text:style-name="T67"> </text:span><text:span text:style-name="T62">להוצאת</text:span><text:span text:style-name="T67"> </text:span><text:span text:style-name="T62">הדשן, ושוב</text:span><text:span text:style-name="T67"> </text:span><text:span text:style-name="T62">אין</text:span><text:span text:style-name="T67"> </text:span><text:span text:style-name="T62">בו</text:span><text:span text:style-name="T67"> </text:span><text:span text:style-name="T62">מעילה, והיינו</text:span><text:span text:style-name="T67"> </text:span><text:span text:style-name="T62">כרב</text:span><text:span text:style-name="T26">)</text:span>.</text:p>
      <text:p text:style-name="P3"/>
      <text:p text:style-name="P3">(מעילה<text:span text:style-name="T1"> </text:span>ט,ב)</text:p>
      <text:p text:style-name="P26">מיתיבי: <text:span text:style-name="T26">(</text:span><text:span text:style-name="T28">דקתני</text:span><text:span text:style-name="T2"> </text:span><text:span text:style-name="T28">במסכת</text:span><text:span text:style-name="T2"> </text:span><text:span text:style-name="T28">זבחים</text:span><text:span text:style-name="T2"> </text:span><text:span text:style-name="T28">בפרק</text:span><text:span text:style-name="T2"> </text:span><text:span text:style-name="T28">'המזבח' </text:span><text:span text:style-name="T29">(פ"ט</text:span><text:span text:style-name="T3"> </text:span><text:span text:style-name="T29">מ"ה</text:span><text:span text:style-name="T3"> </text:span><text:span text:style-name="T29">דף</text:span><text:span text:style-name="T3"> </text:span><text:span text:style-name="T29">פה:)</text:span><text:span text:style-name="T28"> 'ואלו</text:span><text:span text:style-name="T2"> </text:span><text:span text:style-name="T28">אם</text:span><text:span text:style-name="T2"> </text:span><text:span text:style-name="T28">עלו</text:span><text:span text:style-name="T2"> </text:span><text:span text:style-name="T28">ירדו</text:span><text:span text:style-name="T2"> </text:span><text:span text:style-name="T28">בשר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וכו' הצמר</text:span><text:span text:style-name="T2"> </text:span><text:span text:style-name="T28">שבראשי</text:span><text:span text:style-name="T2"> </text:span><text:span text:style-name="T28">הכבשים</text:span><text:span text:style-name="T2"> </text:span><text:span text:style-name="T28">ושער</text:span><text:span text:style-name="T2"> </text:span><text:span text:style-name="T28">שבזקן</text:span><text:span text:style-name="T2"> </text:span><text:span text:style-name="T28">התיישים</text:span><text:span text:style-name="T2"> </text:span><text:span text:style-name="T28">והעצמות</text:span><text:span text:style-name="T2"> </text:span><text:span text:style-name="T28">והגידים</text:span><text:span text:style-name="T2"> </text:span><text:span text:style-name="T28">והקרנים</text:span><text:span text:style-name="T2"> </text:span><text:span text:style-name="T28">והטלפים</text:span><text:span text:style-name="T2"> </text:span><text:span text:style-name="T28">בזמן</text:span><text:span text:style-name="T2"> </text:span><text:span text:style-name="T28">שהן</text:span><text:span text:style-name="T2"> </text:span><text:span text:style-name="T28">מחוברין</text:span><text:span text:style-name="T2"> </text:span><text:span text:style-name="T28">יעלו, שנאמר</text:span><text:span text:style-name="T2"> </text:span><text:span text:style-name="T29">[ויקרא</text:span><text:span text:style-name="T3"> </text:span><text:span text:style-name="T29">א,ט]</text:span><text:span text:style-name="T28"> </text:span><text:span text:style-name="T32">והקטיר</text:span><text:span text:style-name="T2"> </text:span><text:span text:style-name="T32">הכהן</text:span><text:span text:style-name="T2"> </text:span><text:span text:style-name="T32">את</text:span><text:span text:style-name="T2"> </text:span><text:span text:style-name="T32">הכל</text:span><text:span text:style-name="T2"> </text:span><text:span text:style-name="T32">המזבחה</text:span><text:span text:style-name="T28">; פרשו</text:span><text:span text:style-name="T2"> </text:span><text:span text:style-name="T28">- לא</text:span><text:span text:style-name="T2"> </text:span><text:span text:style-name="T28">יעלו'</text:span><text:span text:style-name="T26">)</text:span> <text:span text:style-name="T26">(</text:span><text:span text:style-name="T29">[זבחים</text:span><text:span text:style-name="T3"> </text:span><text:span text:style-name="T29">פ"ט</text:span><text:span text:style-name="T3"> </text:span><text:span text:style-name="T29">מ"ו]</text:span><text:span text:style-name="T26">)</text:span> '<text:span text:style-name="T106">וכולן</text:span><text:span text:style-name="T1"> </text:span><text:span text:style-name="T26">(</text:span><text:span text:style-name="T28">שעלו</text:span><text:span text:style-name="T2"> </text:span><text:span text:style-name="T28">לראש</text:span><text:span text:style-name="T2"> </text:span><text:span text:style-name="T28">המזבח</text:span><text:span text:style-name="T26">)</text:span> <text:span text:style-name="T106">שפקעו</text:span><text:span text:style-name="T107"> </text:span><text:span text:style-name="T106">מעל</text:span><text:span text:style-name="T107"> </text:span><text:span text:style-name="T106">גבי</text:span><text:span text:style-name="T107"> </text:span><text:span text:style-name="T106">המזבח</text:span><text:span text:style-name="T107"> </text:span><text:span text:style-name="T106">- לא</text:span><text:span text:style-name="T107"> </text:span><text:span text:style-name="T106">יחזיר, וכן</text:span><text:span text:style-name="T107"> </text:span><text:span text:style-name="T106">גחלת</text:span><text:span text:style-name="T107"> </text:span><text:span text:style-name="T106">שפקעה</text:span><text:span text:style-name="T107"> </text:span><text:span text:style-name="T106">מעל</text:span><text:span text:style-name="T107"> </text:span><text:span text:style-name="T106">גבי</text:span><text:span text:style-name="T107"> </text:span><text:span text:style-name="T106">המזבח</text:span><text:span text:style-name="T1"> </text:span><text:span text:style-name="T26">(</text:span><text:span text:style-name="T28">ולא</text:span><text:span text:style-name="T2"> </text:span><text:span text:style-name="T28">מיירי</text:span><text:span text:style-name="T2"> </text:span><text:span text:style-name="T28">בגחלת</text:span><text:span text:style-name="T2"> </text:span><text:span text:style-name="T28">דאימורים, אלא</text:span><text:span text:style-name="T2"> </text:span><text:span text:style-name="T28">בגחלת</text:span><text:span text:style-name="T2"> </text:span><text:span text:style-name="T28">דעצים</text:span><text:span text:style-name="T2"> </text:span><text:span text:style-name="T28">קאמר; דאי</text:span><text:span text:style-name="T2"> </text:span><text:span text:style-name="T28">הוי</text:span><text:span text:style-name="T2"> </text:span><text:span text:style-name="T28">גחלת</text:span><text:span text:style-name="T2"> </text:span><text:span text:style-name="T28">דאימורים</text:span><text:span text:style-name="T2"> </text:span><text:span text:style-name="T28">- הוי</text:span><text:span text:style-name="T2"> </text:span><text:span text:style-name="T28">חייב</text:span><text:span text:style-name="T2"> </text:span><text:span text:style-name="T28">להחזיר, שהרי</text:span><text:span text:style-name="T2"> </text:span><text:span text:style-name="T28">לא</text:span><text:span text:style-name="T2"> </text:span><text:span text:style-name="T28">נעשית</text:span><text:span text:style-name="T2"> </text:span><text:span text:style-name="T28">מצוותן</text:span><text:span text:style-name="T2"> </text:span><text:span text:style-name="T28">עד</text:span><text:span text:style-name="T2"> </text:span><text:span text:style-name="T28">שנתרמה</text:span><text:span text:style-name="T2"> </text:span><text:span text:style-name="T28">תרומת</text:span><text:span text:style-name="T2"> </text:span><text:span text:style-name="T28">הדשן</text:span><text:span text:style-name="T26">)</text:span>' <text:span text:style-name="T26">(</text:span><text:span text:style-name="T28">ומשמע</text:span><text:span text:style-name="T2"> </text:span><text:span text:style-name="T28">נמי</text:span><text:span text:style-name="T2"> </text:span><text:span text:style-name="T28">אפילו</text:span><text:span text:style-name="T2"> </text:span><text:span text:style-name="T28">בגחלת</text:span><text:span text:style-name="T2"> </text:span><text:span text:style-name="T28">שבתפוח</text:span><text:span text:style-name="T2"> </text:span><text:span text:style-name="T28">מיירי, דאי</text:span><text:span text:style-name="T2"> </text:span><text:span text:style-name="T28">אפשר</text:span><text:span text:style-name="T2"> </text:span><text:span text:style-name="T28">שלא</text:span><text:span text:style-name="T2"> </text:span><text:span text:style-name="T28">היו</text:span><text:span text:style-name="T2"> </text:span><text:span text:style-name="T28">גחלים</text:span><text:span text:style-name="T2"> </text:span><text:span text:style-name="T28">מעורבין</text:span><text:span text:style-name="T2"> </text:span><text:span text:style-name="T28">באפר</text:span><text:span text:style-name="T2"> </text:span><text:span text:style-name="T28">שצבור</text:span><text:span text:style-name="T2"> </text:span><text:span text:style-name="T28">בתפוח, ואם</text:span><text:span text:style-name="T2"> </text:span><text:span text:style-name="T28">נפלה</text:span><text:span text:style-name="T2"> </text:span><text:span text:style-name="T28">הגחלת</text:span><text:span text:style-name="T2"> </text:span><text:span text:style-name="T28">מן</text:span><text:span text:style-name="T2"> </text:span><text:span text:style-name="T28">התפוח</text:span><text:span text:style-name="T2"> </text:span><text:span text:style-name="T28">לאש</text:span><text:span text:style-name="T2"> </text:span><text:span text:style-name="T28">של</text:span><text:span text:style-name="T2"> </text:span><text:span text:style-name="T28">מערכה</text:span><text:span text:style-name="T2"> </text:span><text:span text:style-name="T28">ואחר</text:span><text:span text:style-name="T2"> </text:span><text:span text:style-name="T28">כך</text:span><text:span text:style-name="T2"> </text:span><text:span text:style-name="T28">פקעה</text:span><text:span text:style-name="T2"> </text:span><text:span text:style-name="T28">הגחלת</text:span><text:span text:style-name="T2"> </text:span><text:span text:style-name="T28">מן</text:span><text:span text:style-name="T2"> </text:span><text:span text:style-name="T28">האש</text:span><text:span text:style-name="T2"> </text:span><text:span text:style-name="T28">של</text:span><text:span text:style-name="T2"> </text:span><text:span text:style-name="T28">מערכה</text:span><text:span text:style-name="T2"> </text:span><text:span text:style-name="T28">לארץ</text:span><text:span text:style-name="T26">)</text:span><text:span text:style-name="T106"> - לא</text:span><text:span text:style-name="T107"> </text:span><text:span text:style-name="T106">יחזיר</text:span><text:span text:style-name="T107"> </text:span><text:span text:style-name="T26">(</text:span><text:span text:style-name="T28">ואין</text:span><text:span text:style-name="T2"> </text:span><text:span text:style-name="T28">בהן</text:span><text:span text:style-name="T2"> </text:span><text:span text:style-name="T28">מעילה</text:span><text:span text:style-name="T26">)</text:span>', הא<text:span text:style-name="T1"> </text:span>על<text:span text:style-name="T1"> </text:span>גבי<text:span text:style-name="T1"> </text:span>המזבח<text:span text:style-name="T1"> </text:span><text:span text:style-name="T26">(</text:span><text:span text:style-name="T28">כגון</text:span><text:span text:style-name="T2"> </text:span><text:span text:style-name="T28">שפקע</text:span><text:span text:style-name="T2"> </text:span><text:span text:style-name="T28">מצד</text:span><text:span text:style-name="T2"> </text:span><text:span text:style-name="T28">זה</text:span><text:span text:style-name="T2"> </text:span><text:span text:style-name="T28">של</text:span><text:span text:style-name="T2"> </text:span><text:span text:style-name="T28">מזבח</text:span><text:span text:style-name="T2"> </text:span><text:span text:style-name="T28">לצד</text:span><text:span text:style-name="T2"> </text:span><text:span text:style-name="T28">אחר</text:span><text:span text:style-name="T2"> </text:span><text:span text:style-name="T28">שבמזבח</text:span><text:span text:style-name="T26">)</text:span> – יחזיר; <text:span text:style-name="T26">(</text:span><text:span text:style-name="T28">ומדקא</text:span><text:span text:style-name="T2"> </text:span><text:span text:style-name="T28">דייקינן</text:span><text:span text:style-name="T2"> </text:span><text:span text:style-name="T28">דיחזיר</text:span><text:span text:style-name="T2"> </text:span><text:span text:style-name="T28">- משמע</text:span><text:span text:style-name="T2"> </text:span><text:span text:style-name="T28">דמועלין</text:span><text:span text:style-name="T2"> </text:span><text:span text:style-name="T28">בו</text:span><text:span text:style-name="T2"> </text:span><text:span text:style-name="T28">אפילו</text:span><text:span text:style-name="T2"> </text:span><text:span text:style-name="T28">לאחר</text:span><text:span text:style-name="T2"> </text:span><text:span text:style-name="T28">תרומת</text:span><text:span text:style-name="T2"> </text:span><text:span text:style-name="T28">הדשן</text:span><text:span text:style-name="T26">)</text:span> בשלמא<text:span text:style-name="T1"> </text:span>לרבי<text:span text:style-name="T1"> </text:span>יוחנן<text:span text:style-name="T1"> </text:span>- ניחא, אלא<text:span text:style-name="T1"> </text:span>לרב<text:span text:style-name="T1"> </text:span>קשיא! </text:p>
      <text:p text:style-name="P26">אמר<text:span text:style-name="T1"> </text:span>לך<text:span text:style-name="T1"> </text:span>רב: שאני<text:span text:style-name="T1"> </text:span>גחלת<text:span text:style-name="T1"> </text:span>דאית<text:span text:style-name="T1"> </text:span>ביה<text:span text:style-name="T1"> </text:span>מששא<text:span text:style-name="T1"> </text:span><text:span text:style-name="T26">(</text:span><text:span text:style-name="T28">משום</text:span><text:span text:style-name="T2"> </text:span><text:span text:style-name="T28">הכי</text:span><text:span text:style-name="T2"> </text:span><text:span text:style-name="T28">חשיבא</text:span><text:span text:style-name="T2"> </text:span><text:span text:style-name="T28">להחזירה</text:span><text:span text:style-name="T2"> </text:span><text:span text:style-name="T28">ומועלין</text:span><text:span text:style-name="T2"> </text:span><text:span text:style-name="T28">בה</text:span><text:span text:style-name="T2"> </text:span><text:span text:style-name="T28">אפילו</text:span><text:span text:style-name="T2"> </text:span><text:span text:style-name="T28">לאחר</text:span><text:span text:style-name="T2"> </text:span><text:span text:style-name="T28">הרמת</text:span><text:span text:style-name="T2"> </text:span><text:span text:style-name="T28">הדשן, אבל</text:span><text:span text:style-name="T2"> </text:span><text:span text:style-name="T28">דשן</text:span><text:span text:style-name="T2"> </text:span><text:span text:style-name="T28">דלית</text:span><text:span text:style-name="T2"> </text:span><text:span text:style-name="T28">ביה</text:span><text:span text:style-name="T2"> </text:span><text:span text:style-name="T28">מששא</text:span><text:span text:style-name="T2"> </text:span><text:span text:style-name="T28">- לית</text:span><text:span text:style-name="T2"> </text:span><text:span text:style-name="T28">ביה</text:span><text:span text:style-name="T2"> </text:span><text:span text:style-name="T28">מעילה</text:span><text:span text:style-name="T26">)</text:span>. </text:p>
      <text:p text:style-name="P26"/>
      <text:p text:style-name="P26">איכא<text:span text:style-name="T1"> </text:span>דאמר<text:span text:style-name="T1"> </text:span>לה<text:span text:style-name="T1"> </text:span>להך<text:span text:style-name="T1"> </text:span>גיסא: טעמא<text:span text:style-name="T1"> </text:span>משום<text:span text:style-name="T1"> </text:span>גחלת<text:span text:style-name="T1"> </text:span>- דאית<text:span text:style-name="T1"> </text:span>ביה<text:span text:style-name="T1"> </text:span>מששא<text:span text:style-name="T1"> </text:span><text:span text:style-name="T26">(</text:span><text:span text:style-name="T28">דכי</text:span><text:span text:style-name="T2"> </text:span><text:span text:style-name="T28">פקעה</text:span><text:span text:style-name="T2"> </text:span><text:span text:style-name="T28">מעל</text:span><text:span text:style-name="T2"> </text:span><text:span text:style-name="T28">גבי</text:span><text:span text:style-name="T2"> </text:span><text:span text:style-name="T28">המזבח</text:span><text:span text:style-name="T2"> </text:span><text:span text:style-name="T28">- יחזיר</text:span><text:span text:style-name="T26">)</text:span>, הא<text:span text:style-name="T1"> </text:span>אפר<text:span text:style-name="T1"> </text:span>דלית<text:span text:style-name="T1"> </text:span>ביה<text:span text:style-name="T1"> </text:span>מששא<text:span text:style-name="T1"> </text:span>- אפילו<text:span text:style-name="T1"> </text:span>לגבי<text:span text:style-name="T1"> </text:span>מזבח<text:span text:style-name="T1"> </text:span><text:span text:style-name="T26">(</text:span><text:span text:style-name="T28">לאחר</text:span><text:span text:style-name="T2"> </text:span><text:span text:style-name="T28">תרומת</text:span><text:span text:style-name="T2"> </text:span><text:span text:style-name="T28">הדשן</text:span><text:span text:style-name="T26">)</text:span> אין<text:span text:style-name="T1"> </text:span>מועלין<text:span text:style-name="T1"> </text:span>בו, בשלמא<text:span text:style-name="T1"> </text:span>לרב<text:span text:style-name="T1"> </text:span>- ניחא, אלא<text:span text:style-name="T1"> </text:span>לרבי<text:span text:style-name="T1"> </text:span>יוחנן<text:span text:style-name="T1"> </text:span>קשיא! </text:p>
      <text:p text:style-name="P26">אמר<text:span text:style-name="T1"> </text:span>לך<text:span text:style-name="T1"> </text:span>רבי<text:span text:style-name="T1"> </text:span>יוחנן: הוא<text:span text:style-name="T1"> </text:span>הדין<text:span text:style-name="T1"> </text:span>דאפילו<text:span text:style-name="T1"> </text:span>אפר<text:span text:style-name="T1"> </text:span><text:span text:style-name="T26">(</text:span><text:span text:style-name="T28">שפקע</text:span><text:span text:style-name="T2"> </text:span><text:span text:style-name="T28">מעל</text:span><text:span text:style-name="T2"> </text:span><text:span text:style-name="T28">גבי</text:span><text:span text:style-name="T2"> </text:span><text:span text:style-name="T28">המזבח</text:span><text:span text:style-name="T2"> </text:span><text:span text:style-name="T28">לאחר</text:span><text:span text:style-name="T2"> </text:span><text:span text:style-name="T28">תרומת</text:span><text:span text:style-name="T2"> </text:span><text:span text:style-name="T28">הדשן</text:span><text:span text:style-name="T2"> – </text:span><text:span text:style-name="T28">יחזיר, דמועלין</text:span><text:span text:style-name="T2"> </text:span><text:span text:style-name="T28">בו</text:span><text:span text:style-name="T26">)</text:span>, והיינו<text:span text:style-name="T1"> </text:span>טעמא<text:span text:style-name="T1"> </text:span>דקתני<text:span text:style-name="T1"> </text:span>גחלת<text:span text:style-name="T1"> </text:span><text:span text:style-name="T26">(</text:span><text:span text:style-name="T28">ולא</text:span><text:span text:style-name="T2"> </text:span><text:span text:style-name="T28">דשן</text:span><text:span text:style-name="T26">)</text:span>: קאתי<text:span text:style-name="T1"> </text:span>לאשמועינן<text:span text:style-name="T1"> </text:span>דאפילו<text:span text:style-name="T1"> </text:span>גחלת<text:span text:style-name="T1"> </text:span>דאית<text:span text:style-name="T1"> </text:span>בה<text:span text:style-name="T1"> </text:span>מששא<text:span text:style-name="T1"> </text:span><text:span text:style-name="T26">(</text:span><text:span text:style-name="T28">דחשיבא</text:span><text:span text:style-name="T26">)</text:span>, כי<text:span text:style-name="T1"> </text:span>פקעה<text:span text:style-name="T1"> </text:span>מעל<text:span text:style-name="T1"> </text:span>גבי<text:span text:style-name="T1"> </text:span>המזבח<text:span text:style-name="T1"> </text:span><text:span text:style-name="T26">(</text:span><text:span text:style-name="T28">לארץ</text:span><text:span text:style-name="T26">)</text:span> - לא<text:span text:style-name="T1"> </text:span>יחזיר. </text:p>
      <text:p text:style-name="P26"/>
      <text:p text:style-name="P3"><text:span text:style-name="T59">איתמר: הנהנה</text:span><text:span text:style-name="T66"> </text:span><text:span text:style-name="T59">מבשר</text:span><text:span text:style-name="T66"> </text:span><text:span text:style-name="T59">קדשי</text:span><text:span text:style-name="T66"> </text:span><text:span text:style-name="T59">קדשים</text:span><text:span text:style-name="T66"> </text:span><text:span text:style-name="T59">לפני</text:span><text:span text:style-name="T66"> </text:span><text:span text:style-name="T59">זריקת</text:span><text:span text:style-name="T66"> </text:span><text:span text:style-name="T59">דמים, ואמורי</text:span><text:span text:style-name="T66"> </text:span><text:span text:style-name="T59">קדשים</text:span><text:span text:style-name="T66"> </text:span><text:span text:style-name="T59">קלים</text:span><text:span text:style-name="T66"> </text:span><text:span text:style-name="T59">לאחר</text:span><text:span text:style-name="T66"> </text:span><text:span text:style-name="T59">זריקת</text:span><text:span text:style-name="T66"> </text:span><text:span text:style-name="T59">דמים: רב</text:span><text:span text:style-name="T66"> </text:span><text:span text:style-name="T59">אמר: מה</text:span><text:span text:style-name="T66"> </text:span><text:span text:style-name="T59">שנהנה</text:span><text:span text:style-name="T66"> </text:span><text:span text:style-name="T60">(</text:span><text:span text:style-name="T62">כלומר</text:span><text:span text:style-name="T67"> </text:span><text:span text:style-name="T62">קרן</text:span><text:span text:style-name="T67"> </text:span><text:span text:style-name="T62">וחומש</text:span><text:span text:style-name="T67"> </text:span><text:span text:style-name="T62">שחייב</text:span><text:span text:style-name="T67"> </text:span><text:span text:style-name="T62">לשלם</text:span><text:span text:style-name="T67"> </text:span><text:span text:style-name="T62">בשביל</text:span><text:span text:style-name="T67"> </text:span><text:span text:style-name="T62">מה</text:span><text:span text:style-name="T67"> </text:span><text:span text:style-name="T62">שנהנה</text:span><text:span text:style-name="T60">)</text:span><text:span text:style-name="T59"> יפלו</text:span><text:span text:style-name="T66"> </text:span><text:span text:style-name="T59">לנדבה</text:span><text:span text:style-name="T66"> </text:span><text:span text:style-name="T60">(</text:span><text:span text:style-name="T62">לקרבנות</text:span><text:span text:style-name="T67"> </text:span><text:span text:style-name="T62">צבור; וחייב</text:span><text:span text:style-name="T67"> </text:span><text:span text:style-name="T62">נמי</text:span><text:span text:style-name="T67"> </text:span><text:span text:style-name="T62">להביא</text:span><text:span text:style-name="T67"> </text:span><text:span text:style-name="T62">אשם</text:span><text:span text:style-name="T67"> </text:span><text:span text:style-name="T62">מעילות</text:span><text:span text:style-name="T67"> </text:span><text:span text:style-name="T62">להתכפר</text:span><text:span text:style-name="T67"> </text:span><text:span text:style-name="T62">בו</text:span><text:span text:style-name="T67"> </text:span><text:span text:style-name="T62">בשביל</text:span><text:span text:style-name="T67"> </text:span><text:span text:style-name="T62">שמעל</text:span><text:span text:style-name="T60">)</text:span><text:span text:style-name="T59">, ולוי</text:span><text:span text:style-name="T66"> </text:span><text:span text:style-name="T59">אמר: יביא</text:span><text:span text:style-name="T66"> </text:span><text:span text:style-name="T60">(</text:span><text:span text:style-name="T62">מאותו</text:span><text:span text:style-name="T67"> </text:span><text:span text:style-name="T62">קרן</text:span><text:span text:style-name="T67"> </text:span><text:span text:style-name="T62">וחומש</text:span><text:span text:style-name="T60">)</text:span><text:span text:style-name="T59"> דבר</text:span><text:span text:style-name="T66"> </text:span><text:span text:style-name="T59">שכולו</text:span><text:span text:style-name="T66"> </text:span><text:span text:style-name="T59">למזבח</text:span><text:span text:style-name="T66"> </text:span><text:span text:style-name="T60">(</text:span><text:span text:style-name="T62">דהיינו</text:span><text:span text:style-name="T67"> </text:span><text:span text:style-name="T62">קטרת</text:span><text:span text:style-name="T60">)</text:span><text:span text:style-name="T59">. </text:span><text:span text:style-name="T40">[## אם</text:span><text:span text:style-name="T45"> </text:span><text:span text:style-name="T40">כהן</text:span><text:span text:style-name="T45"> – </text:span><text:span text:style-name="T40">מנחת</text:span><text:span text:style-name="T45"> </text:span><text:span text:style-name="T40">כהנים?]</text:span><text:span text:style-name="T59"> </text:span></text:p>
      <text:p text:style-name="P26">תניא<text:span text:style-name="T1"> </text:span>כוותיה<text:span text:style-name="T1"> </text:span>דלוי: </text:p>
      <text:p text:style-name="P47"><text:soft-page-break/>'<text:span text:style-name="T106">מעילה</text:span><text:span text:style-name="T107"> </text:span><text:span text:style-name="T106">זו</text:span><text:span text:style-name="T107"> </text:span><text:span text:style-name="T26">(</text:span><text:span text:style-name="T28">קרן</text:span><text:span text:style-name="T2"> </text:span><text:span text:style-name="T28">וחומש</text:span><text:span text:style-name="T2"> </text:span><text:span text:style-name="T28">שחייב</text:span><text:span text:style-name="T2"> </text:span><text:span text:style-name="T28">להביא</text:span><text:span text:style-name="T2"> </text:span><text:span text:style-name="T28">בשביל</text:span><text:span text:style-name="T2"> </text:span><text:span text:style-name="T28">שנהנה</text:span><text:span text:style-name="T2"> </text:span><text:span text:style-name="T28">מן</text:span><text:span text:style-name="T2"> </text:span><text:span text:style-name="T28">הקדשים</text:span><text:span text:style-name="T26">)</text:span><text:span text:style-name="T106"> להיכן</text:span><text:span text:style-name="T107"> </text:span><text:span text:style-name="T106">הולכת? הלמידין</text:span><text:span text:style-name="T107"> </text:span><text:span text:style-name="T106">לפני</text:span><text:span text:style-name="T107"> </text:span><text:span text:style-name="T106">חכמים</text:span><text:span text:style-name="T107"> </text:span><text:span text:style-name="T106">אומרים</text:span><text:span text:style-name="T107"> </text:span><text:span text:style-name="T26">(</text:span><text:span text:style-name="T28">דהיינו</text:span><text:span text:style-name="T2"> </text:span><text:span text:style-name="T28">לוי</text:span><text:span text:style-name="T2"> </text:span><text:span text:style-name="T28">לרבי; איהו</text:span><text:span text:style-name="T2"> </text:span><text:span text:style-name="T28">קתני</text:span><text:span text:style-name="T2"> </text:span><text:span text:style-name="T28">הא</text:span><text:span text:style-name="T2"> </text:span><text:span text:style-name="T28">ברייתא</text:span><text:span text:style-name="T2"> </text:span><text:span text:style-name="T28">משמיה</text:span><text:span text:style-name="T2"> </text:span><text:span text:style-name="T28">דרבי</text:span><text:span text:style-name="T26">)</text:span><text:span text:style-name="T106">: יביא</text:span><text:span text:style-name="T107"> </text:span><text:span text:style-name="T106">דבר</text:span><text:span text:style-name="T107"> </text:span><text:span text:style-name="T106">שכולו</text:span><text:span text:style-name="T107"> </text:span><text:span text:style-name="T106">למזבח</text:span>' מאי<text:span text:style-name="T1"> </text:span>ניהו<text:span text:style-name="T1"> – </text:span>קטרת<text:span text:style-name="T1"> </text:span><text:span text:style-name="T26">(</text:span><text:span text:style-name="T28">ו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כן</text:span><text:span text:style-name="T2"> </text:span><text:span text:style-name="T28">מביא</text:span><text:span text:style-name="T2"> </text:span><text:span text:style-name="T28">אשם</text:span><text:span text:style-name="T2"> </text:span><text:span text:style-name="T28">מעילות</text:span><text:span text:style-name="T26">)</text:span>.<text:span text:style-name="T28"> </text:span></text:p>
      <text:p text:style-name="P54"><text:span text:style-name="T27">תוספות</text:span><text:span text:style-name="T1"> </text:span><text:span text:style-name="T27">ד"ה</text:span><text:span text:style-name="T1"> </text:span><text:span text:style-name="T27">הלמידין</text:span><text:span text:style-name="T1"> </text:span><text:span text:style-name="T27">לפני</text:span><text:span text:style-name="T1"> </text:span><text:span text:style-name="T27">חכמים. לאו</text:span><text:span text:style-name="T1"> </text:span><text:span text:style-name="T27">היינו</text:span><text:span text:style-name="T1"> </text:span><text:span text:style-name="T27">למידין</text:span><text:span text:style-name="T1"> </text:span><text:span text:style-name="T27">לפני</text:span><text:span text:style-name="T1"> </text:span><text:span text:style-name="T27">חכמים</text:span><text:span text:style-name="T1"> </text:span><text:span text:style-name="T27">דסנהדרין</text:span><text:span text:style-name="T1"> </text:span><text:span text:style-name="T27">(דף</text:span><text:span text:style-name="T1"> </text:span><text:span text:style-name="T27">יז:) דמפרש</text:span><text:span text:style-name="T1"> </text:span><text:span text:style-name="T27">התם</text:span><text:span text:style-name="T1"> </text:span><text:span text:style-name="T27">היינו</text:span><text:span text:style-name="T1"> </text:span><text:span text:style-name="T27">לוי, שלא</text:span><text:span text:style-name="T1"> </text:span><text:span text:style-name="T27">מצינו</text:span><text:span text:style-name="T1"> </text:span><text:span text:style-name="T27">לוי</text:span><text:span text:style-name="T1"> </text:span><text:span text:style-name="T27">שהוזכר</text:span><text:span text:style-name="T1"> </text:span><text:span text:style-name="T27">מעולם</text:span><text:span text:style-name="T1"> </text:span><text:span text:style-name="T27">בברייתא! ועוד: כי</text:span><text:span text:style-name="T1"> </text:span><text:span text:style-name="T27">אין</text:span><text:span text:style-name="T1"> </text:span><text:span text:style-name="T27">זו</text:span><text:span text:style-name="T1"> </text:span><text:span text:style-name="T27">שיטה</text:span><text:span text:style-name="T1"> </text:span><text:span text:style-name="T27">שיביא</text:span><text:span text:style-name="T1"> </text:span><text:span text:style-name="T27">ראיה</text:span><text:span text:style-name="T1"> </text:span><text:span text:style-name="T27">לדברי</text:span><text:span text:style-name="T1"> </text:span><text:span text:style-name="T27">לוי</text:span><text:span text:style-name="T1"> </text:span><text:span text:style-name="T27">מלוי</text:span><text:span text:style-name="T1"> </text:span><text:span text:style-name="T27">עצמו! </text:span></text:p>
      <text:p text:style-name="P26">תניא<text:span text:style-name="T1"> </text:span>כוותיה<text:span text:style-name="T1"> </text:span>דרב: </text:p>
      <text:p text:style-name="P47">'<text:span text:style-name="T116">הנהנה</text:span><text:span text:style-name="T4"> </text:span><text:span text:style-name="T116">מדמי</text:span><text:span text:style-name="T4"> </text:span><text:span text:style-name="T116">חטאת</text:span><text:span text:style-name="T4"> </text:span><text:span text:style-name="T116">ומדמי</text:span><text:span text:style-name="T4"> </text:span><text:span text:style-name="T116">אשם</text:span><text:span text:style-name="T4"> </text:span><text:span text:style-name="T26">(</text:span><text:span text:style-name="T28">כגון: שהפריש</text:span><text:span text:style-name="T2"> </text:span><text:span text:style-name="T28">מעות</text:span><text:span text:style-name="T2"> </text:span><text:span text:style-name="T28">לחטאתו</text:span><text:span text:style-name="T2"> </text:span><text:span text:style-name="T28">או</text:span><text:span text:style-name="T2"> </text:span><text:span text:style-name="T28">לאשמו, ונהנה</text:span><text:span text:style-name="T2"> </text:span><text:span text:style-name="T28">מקצתן</text:span><text:span text:style-name="T26">)</text:span><text:span text:style-name="T116">, עד</text:span><text:span text:style-name="T4"> </text:span><text:span text:style-name="T116">שלא</text:span><text:span text:style-name="T4"> </text:span><text:span text:style-name="T116">קרבה</text:span><text:span text:style-name="T4"> </text:span><text:span text:style-name="T116">חטאתו</text:span><text:span text:style-name="T4"> </text:span><text:span text:style-name="T26">(</text:span><text:span text:style-name="T28">הכי</text:span><text:span text:style-name="T2"> </text:span><text:span text:style-name="T28">קאמר: אם</text:span><text:span text:style-name="T2"> </text:span><text:span text:style-name="T28">נודע</text:span><text:span text:style-name="T2"> </text:span><text:span text:style-name="T28">לו</text:span><text:span text:style-name="T2"> </text:span><text:span text:style-name="T28">שנהנה</text:span><text:span text:style-name="T2"> </text:span><text:span text:style-name="T28">מהן</text:span><text:span text:style-name="T2"> </text:span><text:span text:style-name="T28">עד</text:span><text:span text:style-name="T2"> </text:span><text:span text:style-name="T28">שלא</text:span><text:span text:style-name="T2"> </text:span><text:span text:style-name="T28">קרב</text:span><text:span text:style-name="T2"> </text:span><text:span text:style-name="T28">חטאתו: שעדיין</text:span><text:span text:style-name="T2"> </text:span><text:span text:style-name="T28">לא</text:span><text:span text:style-name="T2"> </text:span><text:span text:style-name="T28">קנה</text:span><text:span text:style-name="T2"> </text:span><text:span text:style-name="T28">החטאת</text:span><text:span text:style-name="T2"> </text:span><text:span text:style-name="T28">מן</text:span><text:span text:style-name="T2"> </text:span><text:span text:style-name="T28">הדמים</text:span><text:span text:style-name="T2"> </text:span><text:span text:style-name="T28">שהפריש</text:span><text:span text:style-name="T26">)</text:span><text:span text:style-name="T116"> - יוסיף</text:span><text:span text:style-name="T4"> </text:span><text:span text:style-name="T26">(</text:span><text:span text:style-name="T28">האי</text:span><text:span text:style-name="T2"> </text:span><text:span text:style-name="T28">קרן</text:span><text:span text:style-name="T2"> </text:span><text:span text:style-name="T28">וחומש</text:span><text:span text:style-name="T2"> </text:span><text:span text:style-name="T28">שחייב</text:span><text:span text:style-name="T2"> </text:span><text:span text:style-name="T28">בשביל</text:span><text:span text:style-name="T2"> </text:span><text:span text:style-name="T28">שמעל</text:span><text:span text:style-name="T2"> </text:span><text:span text:style-name="T28">על</text:span><text:span text:style-name="T2"> </text:span><text:span text:style-name="T28">הנהו</text:span><text:span text:style-name="T2"> </text:span><text:span text:style-name="T28">מעות</text:span><text:span text:style-name="T2"> </text:span><text:span text:style-name="T28">דפיישו</text:span><text:span text:style-name="T2"> </text:span><text:span text:style-name="T28">שלא</text:span><text:span text:style-name="T2"> </text:span><text:span text:style-name="T28">מעל</text:span><text:span text:style-name="T2"> </text:span><text:span text:style-name="T28">בהן</text:span><text:span text:style-name="T26">)</text:span><text:span text:style-name="T116"> ויביא</text:span><text:span text:style-name="T4"> </text:span><text:span text:style-name="T116">חטאתו</text:span><text:span text:style-name="T4"> </text:span><text:span text:style-name="T26">(</text:span><text:span text:style-name="T28">מאלו</text:span><text:span text:style-name="T2"> </text:span><text:span text:style-name="T28">ומאלו</text:span><text:span text:style-name="T26">)</text:span><text:span text:style-name="T116">, </text:span><text:span text:style-name="T26">(</text:span><text:span text:style-name="T28">והוא</text:span><text:span text:style-name="T2"> </text:span><text:span text:style-name="T28">הדין</text:span><text:span text:style-name="T2"> </text:span><text:span text:style-name="T28">נמי</text:span><text:span text:style-name="T2"> </text:span><text:span text:style-name="T28">לאשם:</text:span><text:span text:style-name="T26">)</text:span><text:span text:style-name="T116"> ועד</text:span><text:span text:style-name="T4"> </text:span><text:span text:style-name="T116">שלא</text:span><text:span text:style-name="T4"> </text:span><text:span text:style-name="T116">קרבה</text:span><text:span text:style-name="T4"> </text:span><text:span text:style-name="T116">אשמו</text:span><text:span text:style-name="T4"> </text:span><text:span text:style-name="T116">- יוסיף</text:span><text:span text:style-name="T4"> </text:span><text:span text:style-name="T116">ויביא</text:span><text:span text:style-name="T4"> </text:span><text:span text:style-name="T116">אשמו; </text:span></text:p>
      <text:p text:style-name="P47"><text:span text:style-name="T26">(</text:span><text:span text:style-name="T28">אם</text:span><text:span text:style-name="T26">)</text:span><text:span text:style-name="T116"> כבר</text:span><text:span text:style-name="T4"> </text:span><text:span text:style-name="T116">קרב</text:span><text:span text:style-name="T4"> </text:span><text:span text:style-name="T116">חטאתו</text:span><text:span text:style-name="T4"> </text:span><text:span text:style-name="T26">(</text:span><text:span text:style-name="T28">עד</text:span><text:span text:style-name="T2"> </text:span><text:span text:style-name="T28">שלא</text:span><text:span text:style-name="T2"> </text:span><text:span text:style-name="T28">נודע</text:span><text:span text:style-name="T2"> </text:span><text:span text:style-name="T28">לו</text:span><text:span text:style-name="T2"> </text:span><text:span text:style-name="T28">שמעל</text:span><text:span text:style-name="T2"> </text:span><text:span text:style-name="T28">ושוב</text:span><text:span text:style-name="T2"> </text:span><text:span text:style-name="T28">נודע</text:span><text:span text:style-name="T2"> </text:span><text:span text:style-name="T28">לו</text:span><text:span text:style-name="T26">)</text:span><text:span text:style-name="T116"> - ילכו</text:span><text:span text:style-name="T4"> </text:span><text:span text:style-name="T26">(</text:span><text:span text:style-name="T28">האי</text:span><text:span text:style-name="T2"> </text:span><text:span text:style-name="T28">קרן</text:span><text:span text:style-name="T2"> </text:span><text:span text:style-name="T28">וחומש</text:span><text:span text:style-name="T26">)</text:span><text:span text:style-name="T116"> לים</text:span><text:span text:style-name="T4"> </text:span><text:span text:style-name="T116">המלח</text:span><text:span text:style-name="T4"> </text:span><text:span text:style-name="T26">(</text:span><text:span text:style-name="T28">דאילו</text:span><text:span text:style-name="T2"> </text:span><text:span text:style-name="T28">לא</text:span><text:span text:style-name="T2"> </text:span><text:span text:style-name="T28">קרבה</text:span><text:span text:style-name="T2"> </text:span><text:span text:style-name="T28">חטאתו</text:span><text:span text:style-name="T2"> </text:span><text:span text:style-name="T28">- עדיין</text:span><text:span text:style-name="T2"> </text:span><text:span text:style-name="T28">היה</text:span><text:span text:style-name="T2"> </text:span><text:span text:style-name="T28">מוסיף</text:span><text:span text:style-name="T2"> </text:span><text:span text:style-name="T28">האי</text:span><text:span text:style-name="T2"> </text:span><text:span text:style-name="T28">קרן</text:span><text:span text:style-name="T2"> </text:span><text:span text:style-name="T28">וחומש</text:span><text:span text:style-name="T2"> </text:span><text:span text:style-name="T28">על</text:span><text:span text:style-name="T2"> </text:span><text:span text:style-name="T28">דמי</text:span><text:span text:style-name="T2"> </text:span><text:span text:style-name="T28">חטאתו</text:span><text:span text:style-name="T2"> </text:span><text:span text:style-name="T28">[הנך</text:span><text:span text:style-name="T2"> </text:span><text:span text:style-name="T28">דפיישי], ומביא</text:span><text:span text:style-name="T2"> </text:span><text:span text:style-name="T28">בהן</text:span><text:span text:style-name="T2"> </text:span><text:span text:style-name="T28">חטאת</text:span><text:span text:style-name="T2"> </text:span><text:span text:style-name="T28">שמינה, אבל</text:span><text:span text:style-name="T2"> </text:span><text:span text:style-name="T28">השתא</text:span><text:span text:style-name="T2"> </text:span><text:span text:style-name="T28">דנודע</text:span><text:span text:style-name="T2"> </text:span><text:span text:style-name="T28">לו</text:span><text:span text:style-name="T2"> </text:span><text:span text:style-name="T28">לאחר</text:span><text:span text:style-name="T2"> </text:span><text:span text:style-name="T28">שקרבה</text:span><text:span text:style-name="T2"> </text:span><text:span text:style-name="T28">חטאתו</text:span><text:span text:style-name="T2"> </text:span><text:span text:style-name="T28">- הנך</text:span><text:span text:style-name="T2"> </text:span><text:span text:style-name="T28">מעות</text:span><text:span text:style-name="T2"> </text:span><text:span text:style-name="T28">דקרן</text:span><text:span text:style-name="T2"> </text:span><text:span text:style-name="T28">וחומש</text:span><text:span text:style-name="T2"> </text:span><text:span text:style-name="T28">שהיה</text:span><text:span text:style-name="T2"> </text:span><text:span text:style-name="T28">צריך</text:span><text:span text:style-name="T2"> </text:span><text:span text:style-name="T28">להוסיף</text:span><text:span text:style-name="T2"> </text:span><text:span text:style-name="T28">על</text:span><text:span text:style-name="T2"> </text:span><text:span text:style-name="T28">דמי</text:span><text:span text:style-name="T2"> </text:span><text:span text:style-name="T28">חטאת, כיון</text:span><text:span text:style-name="T2"> </text:span><text:span text:style-name="T28">דקרבה</text:span><text:span text:style-name="T2"> </text:span><text:span text:style-name="T28">חטאתו</text:span><text:span text:style-name="T2"> </text:span><text:span text:style-name="T28">- הוו</text:span><text:span text:style-name="T2"> </text:span><text:span text:style-name="T28">להו</text:span><text:span text:style-name="T2"> </text:span><text:span text:style-name="T28">כחטאת</text:span><text:span text:style-name="T2"> </text:span><text:span text:style-name="T28">שכפרו</text:span><text:span text:style-name="T2"> </text:span><text:span text:style-name="T28">בעליה, דלמיתה</text:span><text:span text:style-name="T2"> </text:span><text:span text:style-name="T28">אזלא, והמעות</text:span><text:span text:style-name="T2"> </text:span><text:span text:style-name="T28">ילכו</text:span><text:span text:style-name="T2"> </text:span><text:span text:style-name="T28">לים</text:span><text:span text:style-name="T2"> </text:span><text:span text:style-name="T28">המלח, דהיינו</text:span><text:span text:style-name="T2"> </text:span><text:span text:style-name="T28">במקום</text:span><text:span text:style-name="T2"> </text:span><text:span text:style-name="T28">מיתה</text:span><text:span text:style-name="T26">)</text:span><text:span text:style-name="T116">; כבר</text:span><text:span text:style-name="T4"> </text:span><text:span text:style-name="T116">קרב</text:span><text:span text:style-name="T4"> </text:span><text:span text:style-name="T116">אשמו</text:span><text:span text:style-name="T4"> </text:span><text:span text:style-name="T116">- </text:span><text:span text:style-name="T26">(</text:span><text:span text:style-name="T28">נמי</text:span><text:span text:style-name="T2"> </text:span><text:span text:style-name="T28">המעות</text:span><text:span text:style-name="T2"> </text:span><text:span text:style-name="T28">דקרן</text:span><text:span text:style-name="T2"> </text:span><text:span text:style-name="T28">וחומש</text:span><text:span text:style-name="T26">)</text:span><text:span text:style-name="T116"> יפלו</text:span><text:span text:style-name="T4"> </text:span><text:span text:style-name="T116">לנדבה</text:span><text:span text:style-name="T4"> </text:span><text:span text:style-name="T26">(</text:span><text:span text:style-name="T28">לנדבת</text:span><text:span text:style-name="T2"> </text:span><text:span text:style-name="T28">צבור, דקיימא</text:span><text:span text:style-name="T2"> </text:span><text:span text:style-name="T28">לן</text:span><text:span text:style-name="T2"> </text:span><text:span text:style-name="T29">(תמורה</text:span><text:span text:style-name="T3"> </text:span><text:span text:style-name="T29">דף</text:span><text:span text:style-name="T3"> </text:span><text:span text:style-name="T29">יח.)</text:span><text:span text:style-name="T28"> 'כל</text:span><text:span text:style-name="T2"> </text:span><text:span text:style-name="T28">שבחטאת</text:span><text:span text:style-name="T2"> </text:span><text:span text:style-name="T28">מתה</text:span><text:span text:style-name="T2"> </text:span><text:span text:style-name="T28">באשם</text:span><text:span text:style-name="T2"> </text:span><text:span text:style-name="T28">רועה</text:span><text:span text:style-name="T2"> </text:span><text:span text:style-name="T28">עד</text:span><text:span text:style-name="T2"> </text:span><text:span text:style-name="T28">שיסתאב</text:span><text:span text:style-name="T2"> </text:span><text:span text:style-name="T28">וימכר</text:span><text:span text:style-name="T2"> </text:span><text:span text:style-name="T28">ויפלו</text:span><text:span text:style-name="T2"> </text:span><text:span text:style-name="T28">דמיו</text:span><text:span text:style-name="T2"> </text:span><text:span text:style-name="T28">לנדבה'</text:span><text:span text:style-name="T26">)</text:span><text:span text:style-name="T116">.</text:span><text:span text:style-name="T28"> </text:span></text:p>
      <text:p text:style-name="P47"><text:span text:style-name="T116">הנהנה</text:span><text:span text:style-name="T4"> </text:span><text:span text:style-name="T116">מקדשי</text:span><text:span text:style-name="T4"> </text:span><text:span text:style-name="T116">קדשים</text:span><text:span text:style-name="T4"> </text:span><text:span text:style-name="T116">לפני</text:span><text:span text:style-name="T4"> </text:span><text:span text:style-name="T116">זריקת</text:span><text:span text:style-name="T4"> </text:span><text:span text:style-name="T116">דמים, ואימורי</text:span><text:span text:style-name="T4"> </text:span><text:span text:style-name="T116">קדשים</text:span><text:span text:style-name="T4"> </text:span><text:span text:style-name="T116">קלים</text:span><text:span text:style-name="T4"> </text:span><text:span text:style-name="T116">לאחר</text:span><text:span text:style-name="T4"> </text:span><text:span text:style-name="T116">זריקת</text:span><text:span text:style-name="T4"> </text:span><text:span text:style-name="T116">דמים</text:span><text:span text:style-name="T4"> </text:span><text:span text:style-name="T116">- מה</text:span><text:span text:style-name="T4"> </text:span><text:span text:style-name="T116">שנהנה</text:span><text:span text:style-name="T4"> </text:span><text:span text:style-name="T116">יפלו</text:span><text:span text:style-name="T4"> </text:span><text:span text:style-name="T116">לנדבה</text:span><text:span text:style-name="T4"> </text:span><text:span text:style-name="T26">(</text:span><text:span text:style-name="T129">והיינו</text:span><text:span text:style-name="T132"> </text:span><text:span text:style-name="T129">כוותיה</text:span><text:span text:style-name="T132"> </text:span><text:span text:style-name="T129">דרב</text:span><text:span text:style-name="T26">)</text:span><text:span text:style-name="T116">;</text:span></text:p>
      <text:p text:style-name="P47"><text:span text:style-name="T116">כל</text:span><text:span text:style-name="T4"> </text:span><text:span text:style-name="T116">קרבנות</text:span><text:span text:style-name="T4"> </text:span><text:span text:style-name="T116">המזבח</text:span><text:span text:style-name="T4"> </text:span><text:span text:style-name="T26">(</text:span><text:span text:style-name="T28">כלומר: אם</text:span><text:span text:style-name="T2"> </text:span><text:span text:style-name="T28">נהנה</text:span><text:span text:style-name="T2"> </text:span><text:span text:style-name="T28">מקרבנות</text:span><text:span text:style-name="T2"> </text:span><text:span text:style-name="T28">המזבח</text:span><text:span text:style-name="T26">)</text:span><text:span text:style-name="T116"> - </text:span><text:span text:style-name="T26">(</text:span><text:span text:style-name="T28">יפלו</text:span><text:span text:style-name="T2"> </text:span><text:span text:style-name="T28">הקרן</text:span><text:span text:style-name="T2"> </text:span><text:span text:style-name="T28">והחומש</text:span><text:span text:style-name="T2"> </text:span><text:span text:style-name="T28">לנדבה</text:span><text:span text:style-name="T26">)</text:span><text:span text:style-name="T116"> למזבח, קרבנות</text:span><text:span text:style-name="T4"> </text:span><text:span text:style-name="T116">קדשי</text:span><text:span text:style-name="T4"> </text:span><text:span text:style-name="T116">בדק</text:span><text:span text:style-name="T4"> </text:span><text:span text:style-name="T116">הבית</text:span><text:span text:style-name="T4"> </text:span><text:span text:style-name="T26">(</text:span><text:span text:style-name="T28">ואם</text:span><text:span text:style-name="T2"> </text:span><text:span text:style-name="T28">נהנה</text:span><text:span text:style-name="T2"> </text:span><text:span text:style-name="T28">מקדשי</text:span><text:span text:style-name="T2"> </text:span><text:span text:style-name="T28">בדק</text:span><text:span text:style-name="T2"> </text:span><text:span text:style-name="T28">הבית</text:span><text:span text:style-name="T26">)</text:span><text:span text:style-name="T116"> - לבדק</text:span><text:span text:style-name="T4"> </text:span><text:span text:style-name="T116">הבית</text:span><text:span text:style-name="T4"> </text:span><text:span text:style-name="T26">(</text:span><text:span text:style-name="T28">ישלם</text:span><text:span text:style-name="T2"> </text:span><text:span text:style-name="T28">קרן</text:span><text:span text:style-name="T2"> </text:span><text:span text:style-name="T28">וחומש</text:span><text:span text:style-name="T2"> </text:span><text:span text:style-name="T28">לבדק</text:span><text:span text:style-name="T2"> </text:span><text:span text:style-name="T28">הבית</text:span><text:span text:style-name="T26">)</text:span><text:span text:style-name="T116">, קרבנות</text:span><text:span text:style-name="T4"> </text:span><text:span text:style-name="T116">צבור</text:span><text:span text:style-name="T4"> </text:span><text:span text:style-name="T116">- לנדבת</text:span><text:span text:style-name="T4"> </text:span><text:span text:style-name="T116">צבור</text:span><text:span text:style-name="T1"> </text:span><text:span text:style-name="T26">(</text:span><text:span text:style-name="T28">לשופרות</text:span><text:span text:style-name="T26">)</text:span>'. </text:p>
      <text:p text:style-name="P54"><text:span text:style-name="T27">תוספות</text:span><text:span text:style-name="T1"> </text:span><text:span text:style-name="T27">ד"ה</text:span><text:span text:style-name="T1"> </text:span><text:span text:style-name="T27">קרבנות</text:span><text:span text:style-name="T1"> </text:span><text:span text:style-name="T27">בדק</text:span><text:span text:style-name="T1"> </text:span><text:span text:style-name="T27">הבית. כגון</text:span><text:span text:style-name="T1"> </text:span><text:span text:style-name="T27">אם</text:span><text:span text:style-name="T1"> </text:span><text:span text:style-name="T27">מעל</text:span><text:span text:style-name="T1"> </text:span><text:span text:style-name="T27">בקדשי</text:span><text:span text:style-name="T1"> </text:span><text:span text:style-name="T27">בדק</text:span><text:span text:style-name="T1"> </text:span><text:span text:style-name="T27">הבית</text:span><text:span text:style-name="T1"> </text:span><text:span text:style-name="T27">והביא</text:span><text:span text:style-name="T1"> </text:span><text:span text:style-name="T27">קרן</text:span><text:span text:style-name="T1"> </text:span><text:span text:style-name="T27">וחומש</text:span><text:span text:style-name="T1"> </text:span><text:span text:style-name="T27">- הם</text:span><text:span text:style-name="T1"> </text:span><text:span text:style-name="T27">לבדק</text:span><text:span text:style-name="T1"> </text:span><text:span text:style-name="T27">הבית, ואפילו</text:span><text:span text:style-name="T1"> </text:span><text:span text:style-name="T27">מתו</text:span><text:span text:style-name="T1"> </text:span><text:span text:style-name="T27">הבעלים</text:span><text:span text:style-name="T1"> </text:span><text:span text:style-name="T27">שהביאו, שאין</text:span><text:span text:style-name="T1"> </text:span><text:span text:style-name="T27">שם</text:span><text:span text:style-name="T1"> </text:span><text:span text:style-name="T27">בעלים</text:span><text:span text:style-name="T1"> </text:span><text:span text:style-name="T27">עליו.</text:span></text:p>
      <text:p text:style-name="P26">הא<text:span text:style-name="T1"> </text:span>גופה<text:span text:style-name="T1"> </text:span>קשיא: '<text:span text:style-name="T106">עד</text:span><text:span text:style-name="T107"> </text:span><text:span text:style-name="T106">שלא</text:span><text:span text:style-name="T107"> </text:span><text:span text:style-name="T106">קרבה</text:span><text:span text:style-name="T107"> </text:span><text:span text:style-name="T106">חטאתו</text:span><text:span text:style-name="T107"> </text:span><text:span text:style-name="T106">- יוסיף</text:span><text:span text:style-name="T107"> </text:span><text:span text:style-name="T106">ויביא</text:span><text:span text:style-name="T107"> </text:span><text:span text:style-name="T106">חטאתו, משקרבה</text:span><text:span text:style-name="T107"> </text:span><text:span text:style-name="T106">חטאתו</text:span><text:span text:style-name="T107"> </text:span><text:span text:style-name="T106">- ילכו</text:span><text:span text:style-name="T107"> </text:span><text:span text:style-name="T106">לים</text:span><text:span text:style-name="T107"> </text:span><text:span text:style-name="T106">המלח</text:span>', וקתני: '<text:span text:style-name="T106">כל</text:span><text:span text:style-name="T107"> </text:span><text:span text:style-name="T106">קרבנות</text:span><text:span text:style-name="T107"> </text:span><text:span text:style-name="T106">המזבח</text:span><text:span text:style-name="T107"> – </text:span><text:span text:style-name="T106">למזבח</text:span>', ולא<text:span text:style-name="T1"> </text:span>שנא<text:span text:style-name="T1"> </text:span>דאיכפור<text:span text:style-name="T1"> </text:span>בעלים, ולא<text:span text:style-name="T1"> </text:span>שנא<text:span text:style-name="T1"> </text:span>היכא<text:span text:style-name="T1"> </text:span>דלא<text:span text:style-name="T1"> </text:span>איכפור?! </text:p>
      <text:p text:style-name="P3"><text:span text:style-name="T59">רישא</text:span><text:span text:style-name="T1"> </text:span><text:span text:style-name="T26">(</text:span><text:span text:style-name="T62">דאמר</text:span><text:span text:style-name="T67"> </text:span><text:span text:style-name="T62">'</text:span><text:span text:style-name="T84">ילכו</text:span><text:span text:style-name="T86"> </text:span><text:span text:style-name="T84">לים</text:span><text:span text:style-name="T86"> </text:span><text:span text:style-name="T84">המלח</text:span><text:span text:style-name="T62">'</text:span><text:span text:style-name="T26">)</text:span> <text:span text:style-name="T59">רבי</text:span><text:span text:style-name="T66"> </text:span><text:span text:style-name="T59">שמעון</text:span><text:span text:style-name="T66"> </text:span><text:span text:style-name="T59">היא, דאמר</text:span><text:span text:style-name="T66"> </text:span><text:span text:style-name="T64">(תמורה</text:span><text:span text:style-name="T68"> </text:span><text:span text:style-name="T64">דף</text:span><text:span text:style-name="T68"> </text:span><text:span text:style-name="T64">טו.)</text:span><text:span text:style-name="T59">: כל</text:span><text:span text:style-name="T66"> </text:span><text:span text:style-name="T59">חטאת</text:span><text:span text:style-name="T66"> </text:span><text:span text:style-name="T59">שכיפרו</text:span><text:span text:style-name="T66"> </text:span><text:span text:style-name="T59">בעליה</text:span><text:span text:style-name="T66"> </text:span><text:span text:style-name="T59">- תמות.</text:span></text:p>
      <text:p text:style-name="P3"/>
      <text:p text:style-name="P3">(מעילה<text:span text:style-name="T1"> </text:span>י,א)</text:p>
      <text:p text:style-name="P3">רישא<text:span text:style-name="T1"> </text:span>רבי<text:span text:style-name="T1"> </text:span>שמעון<text:span text:style-name="T1"> </text:span>וסיפא<text:span text:style-name="T1"> </text:span><text:span text:style-name="T26">(</text:span><text:span text:style-name="T62">דאמר</text:span><text:span text:style-name="T67"> </text:span><text:span text:style-name="T62">'כל</text:span><text:span text:style-name="T67"> </text:span><text:span text:style-name="T62">קרבנות</text:span><text:span text:style-name="T67"> </text:span><text:span text:style-name="T62">המזבח</text:span><text:span text:style-name="T67"> </text:span><text:span text:style-name="T62">למזבח' 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איכפור</text:span><text:span text:style-name="T67"> </text:span><text:span text:style-name="T62">בעלים</text:span><text:span text:style-name="T26">)</text:span> רבנן<text:span text:style-name="T1"> </text:span><text:span text:style-name="T26">(</text:span><text:span text:style-name="T62">דאמרי: אין</text:span><text:span text:style-name="T67"> </text:span><text:span text:style-name="T62">חטאת</text:span><text:span text:style-name="T67"> </text:span><text:span text:style-name="T62">מתה</text:span><text:span text:style-name="T67"> </text:span><text:span text:style-name="T62">אלא</text:span><text:span text:style-name="T67"> </text:span><text:span text:style-name="T62">אותה</text:span><text:span text:style-name="T67"> </text:span><text:span text:style-name="T62">שאבדה</text:span><text:span text:style-name="T67"> </text:span><text:span text:style-name="T62">ונמצאת</text:span><text:span text:style-name="T67"> </text:span><text:span text:style-name="T62">לאחר</text:span><text:span text:style-name="T67"> </text:span><text:span text:style-name="T62">כפרה, וכן</text:span><text:span text:style-name="T67"> </text:span><text:span text:style-name="T62">המעות</text:span><text:span text:style-name="T26">)</text:span>? </text:p>
      <text:p text:style-name="P3">אמר<text:span text:style-name="T1"> </text:span>רב<text:span text:style-name="T1"> </text:span>גביהא<text:span text:style-name="T1"> </text:span>דבי<text:span text:style-name="T1"> </text:span>כתיל<text:span text:style-name="T1"> </text:span>לרב<text:span text:style-name="T1"> </text:span>אשי: הכי<text:span text:style-name="T1"> </text:span>אמר<text:span text:style-name="T1"> </text:span>אביי: רישא<text:span text:style-name="T1"> </text:span>רבי<text:span text:style-name="T1"> </text:span>שמעון<text:span text:style-name="T1"> </text:span>וסיפא<text:span text:style-name="T1"> </text:span>רבנן.</text:p>
      <text:p text:style-name="P3"/>
      <text:p text:style-name="P3">אמר<text:span text:style-name="T1"> </text:span>רבא<text:span text:style-name="T1"> </text:span>[עולא?]: הכל<text:span text:style-name="T1"> </text:span><text:span text:style-name="T26">(</text:span><text:span text:style-name="T62">רב</text:span><text:span text:style-name="T67"> </text:span><text:span text:style-name="T62">ורבי</text:span><text:span text:style-name="T67"> </text:span><text:span text:style-name="T62">יוחנן, דפליגי</text:span><text:span text:style-name="T67"> </text:span><text:span text:style-name="T62">באפר</text:span><text:span text:style-name="T67"> </text:span><text:span text:style-name="T62">תפוח</text:span><text:span text:style-name="T26">)</text:span> מודים<text:span text:style-name="T1"> </text:span>שאם<text:span text:style-name="T1"> </text:span>נהנה<text:span text:style-name="T1"> </text:span>מבשר<text:span text:style-name="T1"> </text:span>קדשי<text:span text:style-name="T1"> </text:span>קדשים<text:span text:style-name="T1"> </text:span>שנטמא<text:span text:style-name="T1"> </text:span>[<text:span text:style-name="T26">(</text:span><text:span text:style-name="T62"> אפילו</text:span><text:span text:style-name="T26">)</text:span> קודם<text:span text:style-name="T1"> </text:span>זריקה] ומאימורי<text:span text:style-name="T1"> </text:span>קדשים<text:span text:style-name="T1"> </text:span>קלין<text:span text:style-name="T1"> </text:span>לאחר<text:span text:style-name="T1"> </text:span>שהעלן<text:span text:style-name="T1"> </text:span><text:span text:style-name="T26">(</text:span><text:span text:style-name="T62">על</text:span><text:span text:style-name="T67"> </text:span><text:span text:style-name="T62">גבי</text:span><text:span text:style-name="T67"> </text:span><text:span text:style-name="T62">המזבח</text:span><text:span text:style-name="T67"> </text:span><text:span text:style-name="T62">אפילו</text:span><text:span text:style-name="T67"> </text:span><text:span text:style-name="T62">קודם</text:span><text:span text:style-name="T67"> </text:span><text:span text:style-name="T62">שנעשו</text:span><text:span text:style-name="T67"> </text:span><text:span text:style-name="T62">אפר</text:span><text:span text:style-name="T67"> </text:span><text:span text:style-name="T62">אבל</text:span><text:span text:style-name="T67"> </text:span><text:span text:style-name="T62">משלה</text:span><text:span text:style-name="T67"> </text:span><text:span text:style-name="T62">בהן</text:span><text:span text:style-name="T67"> </text:span><text:span text:style-name="T62">האור</text:span><text:span text:style-name="T26">)</text:span> – דפטור<text:span text:style-name="T1"> </text:span><text:span text:style-name="T26">(</text:span><text:span text:style-name="T62">ממעילה</text:span><text:span text:style-name="T26">)</text:span>.</text:p>
      <text:p text:style-name="P3">פשיטא<text:span text:style-name="T1"> </text:span><text:span text:style-name="T26">(</text:span><text:span text:style-name="T62">דפטור</text:span><text:span text:style-name="T26">)</text:span>? מאי<text:span text:style-name="T1"> </text:span>קא<text:span text:style-name="T1"> </text:span>מפסיד<text:span text:style-name="T1"> </text:span><text:span text:style-name="T26">(</text:span><text:span text:style-name="T62">דכיון</text:span><text:span text:style-name="T67"> </text:span><text:span text:style-name="T62">דנטמאו</text:span><text:span text:style-name="T67"> </text:span><text:span text:style-name="T62">בשר</text:span><text:span text:style-name="T67"> </text:span><text:span text:style-name="T62">קדשי</text:span><text:span text:style-name="T67"> </text:span><text:span text:style-name="T62">קדשים</text:span><text:span text:style-name="T67"> </text:span><text:span text:style-name="T62">- לא</text:span><text:span text:style-name="T67"> </text:span><text:span text:style-name="T62">חזו</text:span><text:span text:style-name="T67"> </text:span><text:span text:style-name="T62">לא</text:span><text:span text:style-name="T67"> </text:span><text:span text:style-name="T62">לכהנים</text:span><text:span text:style-name="T67"> </text:span><text:span text:style-name="T62">ולא</text:span><text:span text:style-name="T67"> </text:span><text:span text:style-name="T62">לגבוה; ובאימורי</text:span><text:span text:style-name="T67"> </text:span><text:span text:style-name="T62">קדשים</text:span><text:span text:style-name="T67"> </text:span><text:span text:style-name="T62">קלים</text:span><text:span text:style-name="T67"> </text:span><text:span text:style-name="T62">נמי: הרי</text:span><text:span text:style-name="T67"> </text:span><text:span text:style-name="T62">כבר</text:span><text:span text:style-name="T67"> </text:span><text:span text:style-name="T62">העלן</text:span><text:span text:style-name="T67"> </text:span><text:span text:style-name="T62">ונעשית</text:span><text:span text:style-name="T67"> </text:span><text:span text:style-name="T62">מצותן</text:span><text:span text:style-name="T26">)</text:span>?</text:p>
      <text:p text:style-name="P45"><text:span text:style-name="T26">(</text:span><text:span text:style-name="T62">ואם</text:span><text:span text:style-name="T67"> </text:span><text:span text:style-name="T62">תאמר: הא</text:span><text:span text:style-name="T67"> </text:span><text:span text:style-name="T62">אמרינן</text:span><text:span text:style-name="T67"> </text:span><text:span text:style-name="T62">בפרקין</text:span><text:span text:style-name="T67"> </text:span><text:span text:style-name="T62">דלעיל</text:span><text:span text:style-name="T67"> </text:span><text:span text:style-name="T64">(דף</text:span><text:span text:style-name="T68"> </text:span><text:span text:style-name="T64">ה:)</text:span><text:span text:style-name="T62"> 'הפגול</text:span><text:span text:style-name="T67"> </text:span><text:span text:style-name="T62">לעולם</text:span><text:span text:style-name="T67"> </text:span><text:span text:style-name="T62">מועלין</text:span><text:span text:style-name="T67"> </text:span><text:span text:style-name="T62">בו', ולא</text:span><text:span text:style-name="T67"> </text:span><text:span text:style-name="T62">פרכינן</text:span><text:span text:style-name="T67"> </text:span><text:span text:style-name="T62">'מאי</text:span><text:span text:style-name="T67"> </text:span><text:span text:style-name="T62">קא</text:span><text:span text:style-name="T67"> </text:span><text:span text:style-name="T62">מפסיד?' - היינו</text:span><text:span text:style-name="T67"> </text:span><text:span text:style-name="T62">טעמא</text:span><text:span text:style-name="T67"> </text:span><text:span text:style-name="T62">דמועלין</text:span><text:span text:style-name="T67"> </text:span><text:span text:style-name="T62">בו: הואיל</text:span><text:span text:style-name="T67"> </text:span><text:span text:style-name="T62">ומרצין</text:span><text:span text:style-name="T67"> </text:span><text:span text:style-name="T62">לפגולן: דחשיב</text:span><text:span text:style-name="T67"> </text:span><text:span text:style-name="T62">כולי</text:span><text:span text:style-name="T67"> </text:span><text:span text:style-name="T62">האי</text:span><text:span text:style-name="T67"> </text:span><text:span text:style-name="T62">דצריך</text:span><text:span text:style-name="T67"> </text:span><text:span text:style-name="T62">זריקת</text:span><text:span text:style-name="T67"> </text:span><text:span text:style-name="T62">דמים</text:span><text:span text:style-name="T67"> </text:span><text:span text:style-name="T62">לקובעו</text:span><text:span text:style-name="T67"> </text:span><text:span text:style-name="T62">בפגול</text:span><text:span text:style-name="T67"> </text:span><text:span text:style-name="T62">- חשיב</text:span><text:span text:style-name="T67"> </text:span><text:span text:style-name="T62">נמי</text:span><text:span text:style-name="T67"> </text:span><text:span text:style-name="T62">דמועלין</text:span><text:span text:style-name="T67"> </text:span><text:span text:style-name="T62">בו</text:span><text:span text:style-name="T67"> 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מפסיד.</text:span><text:span text:style-name="T26">)</text:span> </text:p>
      <text:p text:style-name="P3">מהו<text:span text:style-name="T1"> </text:span>דתימא<text:span text:style-name="T1"> </text:span>בשר<text:span text:style-name="T1"> </text:span>קדשי<text:span text:style-name="T1"> </text:span>קדשים<text:span text:style-name="T1"> </text:span>שנטמא<text:span text:style-name="T1"> </text:span><text:span text:style-name="T26">(</text:span><text:span text:style-name="T62">אכתי</text:span><text:span text:style-name="T26">)</text:span> אית<text:span text:style-name="T1"> </text:span>ליה<text:span text:style-name="T1"> </text:span><text:span text:style-name="T26">(</text:span><text:span text:style-name="T62">מקצת</text:span><text:span text:style-name="T67"> </text:span><text:span text:style-name="T62">קדושה:</text:span><text:span text:style-name="T26">)</text:span> מצות<text:span text:style-name="T1"> </text:span>שריפה<text:span text:style-name="T1"> </text:span>לכהנים<text:span text:style-name="T1"> </text:span><text:span text:style-name="T26">(</text:span><text:span text:style-name="T62">דבעו</text:span><text:span text:style-name="T67"> </text:span><text:span text:style-name="T62">שריפה</text:span><text:span text:style-name="T67"> </text:span><text:span text:style-name="T62">בקדש</text:span><text:span text:style-name="T67"> </text:span><text:span text:style-name="T62">כשאר</text:span><text:span text:style-name="T67"> </text:span><text:span text:style-name="T62">פסולי</text:span><text:span text:style-name="T67"> </text:span><text:span text:style-name="T62">דקדש</text:span><text:span text:style-name="T26">)</text:span>, אימורי<text:span text:style-name="T1"> </text:span>קדשים<text:span text:style-name="T1"> </text:span>קלין<text:span text:style-name="T1"> </text:span><text:span text:style-name="T26">(</text:span><text:span text:style-name="T62">נמי</text:span><text:span text:style-name="T67"> </text:span><text:span text:style-name="T62">שהעלם</text:span><text:span text:style-name="T26">)</text:span>, איכא<text:span text:style-name="T1"> </text:span>מצוה<text:span text:style-name="T1"> </text:span>להפוכי<text:span text:style-name="T1"> </text:span>בצינורא<text:span text:style-name="T1"> </text:span><text:span text:style-name="T26">(</text:span><text:span text:style-name="T62">כדי</text:span><text:span text:style-name="T67"> </text:span><text:span text:style-name="T62">שיהו</text:span><text:span text:style-name="T67"> </text:span><text:span text:style-name="T62">נשרפין</text:span><text:span text:style-name="T67"> </text:span><text:span text:style-name="T62">לגמרי</text:span><text:span text:style-name="T26">)</text:span> <text:span text:style-name="T26">(</text:span><text:span text:style-name="T62">ולחייב</text:span><text:span text:style-name="T67"> </text:span><text:span text:style-name="T62">בהן</text:span><text:span text:style-name="T67"> </text:span><text:span text:style-name="T62">משום</text:span><text:span text:style-name="T67"> </text:span><text:span text:style-name="T62">מעילה</text:span><text:span text:style-name="T26">)</text:span>? - קא<text:span text:style-name="T1"> </text:span>משמע<text:span text:style-name="T1"> </text:span>לן<text:span text:style-name="T1"> </text:span>דלא.</text:p>
      <text:p text:style-name="P46">(<text:span text:style-name="T61">ואי</text:span><text:span text:style-name="T66"> </text:span><text:span text:style-name="T61">קשיא</text:span><text:span text:style-name="T66"> </text:span><text:span text:style-name="T61">לך</text:span><text:span text:style-name="T66"> </text:span><text:span text:style-name="T61">אמאי</text:span><text:span text:style-name="T66"> </text:span><text:span text:style-name="T61">אמר</text:span><text:span text:style-name="T66"> </text:span><text:span text:style-name="T61">רבא</text:span><text:span text:style-name="T66"> </text:span><text:span text:style-name="T61">אימורי</text:span><text:span text:style-name="T66"> </text:span><text:span text:style-name="T61">קדשים</text:span><text:span text:style-name="T66"> </text:span><text:span text:style-name="T61">קלים</text:span><text:span text:style-name="T66"> </text:span><text:span text:style-name="T61">לאחר</text:span><text:span text:style-name="T66"> </text:span><text:span text:style-name="T61">שעלו</text:span><text:span text:style-name="T66"> </text:span><text:span text:style-name="T61">פטור</text:span><text:span text:style-name="T66"> </text:span><text:span text:style-name="T61">ממעילה? הא</text:span><text:span text:style-name="T66"> </text:span><text:span text:style-name="T61">אמרינן</text:span><text:span text:style-name="T66"> </text:span><text:span text:style-name="T61">לעיל</text:span><text:span text:style-name="T66"> </text:span><text:span text:style-name="T61">לפני</text:span><text:span text:style-name="T66"> </text:span><text:span text:style-name="T61">תרומת</text:span><text:span text:style-name="T66"> </text:span><text:span text:style-name="T61">הדשן</text:span><text:span text:style-name="T66"> </text:span><text:span text:style-name="T61">דכולי</text:span><text:span text:style-name="T66"> </text:span><text:span text:style-name="T61">עלמא</text:span><text:span text:style-name="T66"> </text:span><text:span text:style-name="T61">לא</text:span><text:span text:style-name="T66"> </text:span><text:span text:style-name="T61">פליגי</text:span><text:span text:style-name="T66"> </text:span><text:span text:style-name="T61">דמועלין</text:span><text:span text:style-name="T66"> </text:span><text:span text:style-name="T61">בו, ואמאי</text:span><text:span text:style-name="T66"> </text:span><text:span text:style-name="T61">פטור?</text:span></text:p>
      <text:p text:style-name="P46"><text:soft-page-break/><text:span text:style-name="T61">הא</text:span><text:span text:style-name="T66"> </text:span><text:span text:style-name="T61">לא</text:span><text:span text:style-name="T66"> </text:span><text:span text:style-name="T61">קשיא: התם</text:span><text:span text:style-name="T66"> </text:span><text:span text:style-name="T61">לעיל</text:span><text:span text:style-name="T66"> </text:span><text:span text:style-name="T61">מיירי</text:span><text:span text:style-name="T66"> </text:span><text:span text:style-name="T61">באפר</text:span><text:span text:style-name="T66"> </text:span><text:span text:style-name="T61">עולה</text:span><text:span text:style-name="T66"> </text:span><text:span text:style-name="T61">ובאימורי</text:span><text:span text:style-name="T66"> </text:span><text:span text:style-name="T61">קדשי</text:span><text:span text:style-name="T66"> </text:span><text:span text:style-name="T61">קדשים, דחמירי</text:span><text:span text:style-name="T66"> </text:span><text:span text:style-name="T61">- משום</text:span><text:span text:style-name="T66"> </text:span><text:span text:style-name="T61">הכי</text:span><text:span text:style-name="T66"> </text:span><text:span text:style-name="T61">מועלין</text:span><text:span text:style-name="T66"> </text:span><text:span text:style-name="T61">בהן</text:span><text:span text:style-name="T66"> </text:span><text:span text:style-name="T61">עד</text:span><text:span text:style-name="T66"> </text:span><text:span text:style-name="T61">שיצאו</text:span><text:span text:style-name="T66"> </text:span><text:span text:style-name="T61">לבית</text:span><text:span text:style-name="T66"> </text:span><text:span text:style-name="T61">הדשן, אבל</text:span><text:span text:style-name="T66"> </text:span><text:span text:style-name="T61">אימורי</text:span><text:span text:style-name="T66"> </text:span><text:span text:style-name="T61">קדשים</text:span><text:span text:style-name="T66"> </text:span><text:span text:style-name="T61">קלים</text:span><text:span text:style-name="T66"> </text:span><text:span text:style-name="T61">- דלא</text:span><text:span text:style-name="T66"> </text:span><text:span text:style-name="T61">חמירי</text:span><text:span text:style-name="T66"> </text:span><text:span text:style-name="T61">כולי</text:span><text:span text:style-name="T66"> </text:span><text:span text:style-name="T61">האי</text:span><text:span text:style-name="T66"> </text:span><text:span text:style-name="T61">- משום</text:span><text:span text:style-name="T66"> </text:span><text:span text:style-name="T61">הכי</text:span><text:span text:style-name="T66"> </text:span><text:span text:style-name="T61">הנהנה</text:span><text:span text:style-name="T66"> </text:span><text:span text:style-name="T61">מהן</text:span><text:span text:style-name="T66"> </text:span><text:span text:style-name="T61">לאחר</text:span><text:span text:style-name="T66"> </text:span><text:span text:style-name="T61">שעלו</text:span><text:span text:style-name="T66"> </text:span><text:span text:style-name="T61">פטור.</text:span>)</text:p>
      <text:p text:style-name="P45"><text:span text:style-name="T40">[האם</text:span><text:span text:style-name="T45"> </text:span><text:span text:style-name="T40">יש</text:span><text:span text:style-name="T45"> </text:span><text:span text:style-name="T40">מקור</text:span><text:span text:style-name="T45"> </text:span><text:span text:style-name="T40">לחילוק</text:span><text:span text:style-name="T45"> </text:span><text:span text:style-name="T40">של</text:span><text:span text:style-name="T45"> </text:span><text:span text:style-name="T40">המפרש</text:span><text:span text:style-name="T45"> </text:span><text:span text:style-name="T40">בין</text:span><text:span text:style-name="T45"> </text:span><text:span text:style-name="T40">אפר</text:span><text:span text:style-name="T45"> </text:span><text:span text:style-name="T40">עולה</text:span><text:span text:style-name="T45"> </text:span><text:span text:style-name="T40">דחמירי</text:span><text:span text:style-name="T45"> </text:span><text:span text:style-name="T40">ואפר</text:span><text:span text:style-name="T45"> </text:span><text:span text:style-name="T40">קדשים</text:span><text:span text:style-name="T45"> </text:span><text:span text:style-name="T40">קלים</text:span><text:span text:style-name="T45"> </text:span><text:span text:style-name="T40">- התוספות</text:span><text:span text:style-name="T45"> </text:span><text:span text:style-name="T40">בסוף</text:span><text:span text:style-name="T45"> </text:span><text:span text:style-name="T40">דף</text:span><text:span text:style-name="T45"> </text:span><text:span text:style-name="T40">י/א</text:span><text:span text:style-name="T45"> </text:span><text:span text:style-name="T40">ד"ה</text:span><text:span text:style-name="T45"> </text:span><text:span text:style-name="T40">הכל</text:span><text:span text:style-name="T45"> </text:span><text:span text:style-name="T40">מודים</text:span><text:span text:style-name="T45"> </text:span><text:span text:style-name="T40">שואלים</text:span><text:span text:style-name="T45"> </text:span><text:span text:style-name="T40">את</text:span><text:span text:style-name="T45"> </text:span><text:span text:style-name="T40">אותה</text:span><text:span text:style-name="T45"> </text:span><text:span text:style-name="T40">השאלה:</text:span><text:span text:style-name="T62"> ... מכל</text:span><text:span text:style-name="T67"> </text:span><text:span text:style-name="T62">מקום</text:span><text:span text:style-name="T67"> </text:span><text:span text:style-name="T62">קשיא: דהכא</text:span><text:span text:style-name="T67"> </text:span><text:span text:style-name="T62">אמרינן</text:span><text:span text:style-name="T67"> </text:span><text:span text:style-name="T62">באימורי</text:span><text:span text:style-name="T67"> </text:span><text:span text:style-name="T62">[קדשים] קלים</text:span><text:span text:style-name="T67"> </text:span><text:span text:style-name="T62">דאין</text:span><text:span text:style-name="T67"> </text:span><text:span text:style-name="T62">מעילה</text:span><text:span text:style-name="T67"> </text:span><text:span text:style-name="T62">בהו</text:span><text:span text:style-name="T67"> </text:span><text:span text:style-name="T62">לאחר</text:span><text:span text:style-name="T67"> </text:span><text:span text:style-name="T62">העלאה, ובמתניתין</text:span><text:span text:style-name="T67"> </text:span><text:span text:style-name="T62">תנן</text:span><text:span text:style-name="T67"> </text:span><text:span text:style-name="T62">גבי</text:span><text:span text:style-name="T67"> </text:span><text:span text:style-name="T62">חטאת</text:span><text:span text:style-name="T67"> </text:span><text:span text:style-name="T62">ואשם</text:span><text:span text:style-name="T67"> </text:span><text:span text:style-name="T62">מועלין</text:span><text:span text:style-name="T67"> </text:span><text:span text:style-name="T62">באימורים</text:span><text:span text:style-name="T67"> </text:span><text:span text:style-name="T62">עד</text:span><text:span text:style-name="T67"> </text:span><text:span text:style-name="T62">שיצאו</text:span><text:span text:style-name="T67"> </text:span><text:span text:style-name="T62">לבית</text:span><text:span text:style-name="T67"> </text:span><text:span text:style-name="T62">הדשן? י"ל</text:span><text:span text:style-name="T45"> </text:span><text:span text:style-name="T64">[המשך</text:span><text:span text:style-name="T68"> </text:span><text:span text:style-name="T64">דף</text:span><text:span text:style-name="T68"> </text:span><text:span text:style-name="T64">י,ב]</text:span></text:p>
      <text:p text:style-name="P48"><text:span text:style-name="T27">דהתם</text:span><text:span text:style-name="T1"> </text:span><text:span text:style-name="T27">בחטאת</text:span><text:span text:style-name="T1"> </text:span><text:span text:style-name="T27">ואשמות</text:span><text:span text:style-name="T1"> </text:span><text:span text:style-name="T27">היינו</text:span><text:span text:style-name="T1"> </text:span><text:span text:style-name="T27">אימורי</text:span><text:span text:style-name="T1"> </text:span><text:span text:style-name="T27">[קדשי] קדשים, ולא</text:span><text:span text:style-name="T1"> </text:span><text:span text:style-name="T27">מיקרו</text:span><text:span text:style-name="T1"> </text:span><text:span text:style-name="T27">'נעשית</text:span><text:span text:style-name="T1"> </text:span><text:span text:style-name="T27">מצותן' בהעלאה, אבל</text:span><text:span text:style-name="T1"> </text:span><text:span text:style-name="T27">באימורי</text:span><text:span text:style-name="T1"> </text:span><text:span text:style-name="T27">קדשים</text:span><text:span text:style-name="T1"> </text:span><text:span text:style-name="T27">קלים</text:span><text:span text:style-name="T1"> </text:span><text:span text:style-name="T27">מיקרי</text:span><text:span text:style-name="T1"> </text:span><text:span text:style-name="T27">'נעשית</text:span><text:span text:style-name="T1"> </text:span><text:span text:style-name="T27">מצותו' משום</text:span><text:span text:style-name="T1"> </text:span><text:span text:style-name="T27">ההעלאה;</text:span></text:p>
      <text:p text:style-name="P48"><text:span text:style-name="T27">ואם</text:span><text:span text:style-name="T1"> </text:span><text:span text:style-name="T27">האמר</text:span><text:span text:style-name="T1"> </text:span><text:span text:style-name="T27">ומאי</text:span><text:span text:style-name="T1"> </text:span><text:span text:style-name="T27">שנא?</text:span></text:p>
      <text:p text:style-name="P48"><text:span text:style-name="T27">ואומר</text:span><text:span text:style-name="T1"> </text:span><text:span text:style-name="T27">מורי</text:span><text:span text:style-name="T1"> </text:span><text:span text:style-name="T27">הרב</text:span><text:span text:style-name="T1"> </text:span><text:span text:style-name="T27">רבינו</text:span><text:span text:style-name="T1"> </text:span><text:span text:style-name="T27">פרץ</text:span><text:span text:style-name="T1"> </text:span><text:span text:style-name="T27">שיחי' דשנא</text:span><text:span text:style-name="T1"> </text:span><text:span text:style-name="T27">ושנא, איבעית</text:span><text:span text:style-name="T1"> </text:span><text:span text:style-name="T27">אימא</text:span><text:span text:style-name="T1"> </text:span><text:span text:style-name="T27">קרא</text:span><text:span text:style-name="T1"> </text:span><text:span text:style-name="T27">ואיבעיא</text:span><text:span text:style-name="T1"> </text:span><text:span text:style-name="T27">אימא</text:span><text:span text:style-name="T1"> </text:span><text:span text:style-name="T27">סברא:</text:span></text:p>
      <text:p text:style-name="P47"><text:span text:style-name="T28">איבעית</text:span><text:span text:style-name="T2"> </text:span><text:span text:style-name="T28">אימא</text:span><text:span text:style-name="T2"> </text:span><text:span text:style-name="T28">קרא, דכתיב</text:span><text:span text:style-name="T2"> </text:span><text:span text:style-name="T32">והוציא</text:span><text:span text:style-name="T2"> </text:span><text:span text:style-name="T33">[את]</text:span><text:span text:style-name="T32"> הדשן</text:span><text:span text:style-name="T2"> </text:span><text:span text:style-name="T29">[ויקרא</text:span><text:span text:style-name="T3"> </text:span><text:span text:style-name="T29">ו,ד]</text:span><text:span text:style-name="T28"> גבי</text:span><text:span text:style-name="T2"> </text:span><text:span text:style-name="T28">עולה, ואי</text:span><text:span text:style-name="T2"> </text:span><text:span text:style-name="T28">לאו</text:span><text:span text:style-name="T2"> </text:span><text:span text:style-name="T28">האי</text:span><text:span text:style-name="T2"> </text:span><text:span text:style-name="T28">קרא</text:span><text:span text:style-name="T2"> </text:span><text:span text:style-name="T28">- מן</text:span><text:span text:style-name="T2"> </text:span><text:span text:style-name="T28">הדין</text:span><text:span text:style-name="T2"> </text:span><text:span text:style-name="T28">היה</text:span><text:span text:style-name="T2"> </text:span><text:span text:style-name="T28">לנו</text:span><text:span text:style-name="T2"> </text:span><text:span text:style-name="T28">לומר</text:span><text:span text:style-name="T2"> </text:span><text:span text:style-name="T28">דמשעת</text:span><text:span text:style-name="T2"> </text:span><text:span text:style-name="T28">העלאה</text:span><text:span text:style-name="T2"> </text:span><text:span text:style-name="T28">הן</text:span><text:span text:style-name="T2"> </text:span><text:span text:style-name="T28">בקדשי</text:span><text:span text:style-name="T2"> </text:span><text:span text:style-name="T28">קדשים</text:span><text:span text:style-name="T2"> </text:span><text:span text:style-name="T28">הן</text:span><text:span text:style-name="T2"> </text:span><text:span text:style-name="T28">בקדשים</text:span><text:span text:style-name="T2"> </text:span><text:span text:style-name="T28">קלים</text:span><text:span text:style-name="T2"> </text:span><text:span text:style-name="T28">הוי</text:span><text:span text:style-name="T2"> </text:span><text:span text:style-name="T28">'נעשית</text:span><text:span text:style-name="T2"> </text:span><text:span text:style-name="T28">מצותו', אך</text:span><text:span text:style-name="T2"> </text:span><text:span text:style-name="T28">גלי</text:span><text:span text:style-name="T2"> </text:span><text:span text:style-name="T28">קרא</text:span><text:span text:style-name="T2"> </text:span><text:span text:style-name="T28">גבי</text:span><text:span text:style-name="T2"> </text:span><text:span text:style-name="T28">עולה</text:span><text:span text:style-name="T2"> </text:span><text:span text:style-name="T28">דלא</text:span><text:span text:style-name="T2"> </text:span><text:span text:style-name="T28">הוי</text:span><text:span text:style-name="T2"> </text:span><text:span text:style-name="T28">נעשית</text:span><text:span text:style-name="T2"> </text:span><text:span text:style-name="T28">מצותו</text:span><text:span text:style-name="T2"> </text:span><text:span text:style-name="T28">בהעלאה</text:span><text:span text:style-name="T2"> </text:span><text:span text:style-name="T28">כיון</text:span><text:span text:style-name="T2"> </text:span><text:span text:style-name="T28">דאכתי</text:span><text:span text:style-name="T2"> </text:span><text:span text:style-name="T28">צריך</text:span><text:span text:style-name="T2"> </text:span><text:span text:style-name="T28">להוציאה</text:span><text:span text:style-name="T2"> </text:span><text:span text:style-name="T28">לבית</text:span><text:span text:style-name="T2"> </text:span><text:span text:style-name="T28">הדשן; הילכך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נילף</text:span><text:span text:style-name="T2"> </text:span><text:span text:style-name="T28">מינה: שכשם</text:span><text:span text:style-name="T2"> </text:span><text:span text:style-name="T28">שהיא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ומועלין</text:span><text:span text:style-name="T2"> </text:span><text:span text:style-name="T28">בה</text:span><text:span text:style-name="T2"> </text:span><text:span text:style-name="T28">עד</text:span><text:span text:style-name="T2"> </text:span><text:span text:style-name="T28">שתצא</text:span><text:span text:style-name="T2"> </text:span><text:span text:style-name="T28">לבית</text:span><text:span text:style-name="T2"> </text:span><text:span text:style-name="T28">הדשן</text:span><text:span text:style-name="T2"> </text:span><text:span text:style-name="T28">- כל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מועלין</text:span><text:span text:style-name="T2"> </text:span><text:span text:style-name="T28">באימורין</text:span><text:span text:style-name="T2"> </text:span><text:span text:style-name="T28">עד</text:span><text:span text:style-name="T2"> </text:span><text:span text:style-name="T28">שיצא</text:span><text:span text:style-name="T2"> </text:span><text:span text:style-name="T28">לבית</text:span><text:span text:style-name="T2"> </text:span><text:span text:style-name="T28">הדשן, אבל</text:span><text:span text:style-name="T2"> </text:span><text:span text:style-name="T28">קדשים</text:span><text:span text:style-name="T2"> </text:span><text:span text:style-name="T28">קלים</text:span><text:span text:style-name="T2"> </text:span><text:span text:style-name="T28">לא</text:span><text:span text:style-name="T2"> </text:span><text:span text:style-name="T28">נילף</text:span><text:span text:style-name="T2"> </text:span><text:span text:style-name="T28">מינה;</text:span></text:p>
      <text:p text:style-name="P48"><text:span text:style-name="T27">ואיבעית</text:span><text:span text:style-name="T1"> </text:span><text:span text:style-name="T27">אימא</text:span><text:span text:style-name="T1"> </text:span><text:span text:style-name="T27">סברא: דגבי</text:span><text:span text:style-name="T1"> </text:span><text:span text:style-name="T27">קדשי</text:span><text:span text:style-name="T1"> </text:span><text:span text:style-name="T27">קדשים</text:span><text:span text:style-name="T1"> </text:span><text:span text:style-name="T27">שיש</text:span><text:span text:style-name="T1"> </text:span><text:span text:style-name="T27">בהם</text:span><text:span text:style-name="T1"> </text:span><text:span text:style-name="T27">מעילה</text:span><text:span text:style-name="T1"> </text:span><text:span text:style-name="T27">מתחלה</text:span><text:span text:style-name="T1"> </text:span><text:span text:style-name="T27">- לא</text:span><text:span text:style-name="T1"> </text:span><text:span text:style-name="T27">נפק</text:span><text:span text:style-name="T1"> </text:span><text:span text:style-name="T27">מעילה</text:span><text:span text:style-name="T1"> </text:span><text:span text:style-name="T27">מהם</text:span><text:span text:style-name="T1"> </text:span><text:span text:style-name="T27">או</text:span><text:span text:style-name="T1"> </text:span><text:span text:style-name="T27">מאימורים</text:span><text:span text:style-name="T1"> </text:span><text:span text:style-name="T27">שלהם</text:span><text:span text:style-name="T1"> </text:span><text:span text:style-name="T27">לכל</text:span><text:span text:style-name="T1"> </text:span><text:span text:style-name="T27">הפחות</text:span><text:span text:style-name="T1"> </text:span><text:span text:style-name="T27">עד</text:span><text:span text:style-name="T1"> </text:span><text:span text:style-name="T27">שיגמור</text:span><text:span text:style-name="T1"> </text:span><text:span text:style-name="T27">הכל: שיצאו</text:span><text:span text:style-name="T1"> </text:span><text:span text:style-name="T27">לבית</text:span><text:span text:style-name="T1"> </text:span><text:span text:style-name="T27">הדשן, אבל</text:span><text:span text:style-name="T1"> </text:span><text:span text:style-name="T27">בקדשים</text:span><text:span text:style-name="T1"> </text:span><text:span text:style-name="T27">קלים</text:span><text:span text:style-name="T1"> </text:span><text:span text:style-name="T27">- שאין</text:span><text:span text:style-name="T1"> </text:span><text:span text:style-name="T27">בהן</text:span><text:span text:style-name="T1"> </text:span><text:span text:style-name="T27">מעילה</text:span><text:span text:style-name="T1"> </text:span><text:span text:style-name="T27">עד</text:span><text:span text:style-name="T1"> </text:span><text:span text:style-name="T27">לאחר</text:span><text:span text:style-name="T1"> </text:span><text:span text:style-name="T27">זריקה</text:span><text:span text:style-name="T1"> </text:span><text:span text:style-name="T27">- מיד</text:span><text:span text:style-name="T1"> </text:span><text:span text:style-name="T27">שיעלו</text:span><text:span text:style-name="T1"> </text:span><text:span text:style-name="T27">האימורים</text:span><text:span text:style-name="T1"> </text:span><text:span text:style-name="T27">דין</text:span><text:span text:style-name="T1"> </text:span><text:span text:style-name="T27">הוא</text:span><text:span text:style-name="T1"> </text:span><text:span text:style-name="T27">דלא</text:span><text:span text:style-name="T1"> </text:span><text:span text:style-name="T27">נמעול</text:span><text:span text:style-name="T1"> </text:span><text:span text:style-name="T27">בהו, כי</text:span><text:span text:style-name="T1"> </text:span><text:span text:style-name="T27">סברא</text:span><text:span text:style-name="T1"> </text:span><text:span text:style-name="T27">הוא</text:span><text:span text:style-name="T1"> </text:span><text:span text:style-name="T27">לומר</text:span><text:span text:style-name="T1"> </text:span><text:span text:style-name="T27">בכל</text:span><text:span text:style-name="T1"> </text:span><text:span text:style-name="T27">מקום</text:span><text:span text:style-name="T1"> </text:span><text:span text:style-name="T27">דמיד</text:span><text:span text:style-name="T1"> </text:span><text:span text:style-name="T27">לאחר</text:span><text:span text:style-name="T1"> </text:span><text:span text:style-name="T27">העלאה</text:span><text:span text:style-name="T1"> </text:span><text:span text:style-name="T27">הוי</text:span><text:span text:style-name="T1"> </text:span><text:span text:style-name="T27">נעשית</text:span><text:span text:style-name="T1"> </text:span><text:span text:style-name="T27">מצותה, אלא</text:span><text:span text:style-name="T1"> </text:span><text:span text:style-name="T27">דגבי</text:span><text:span text:style-name="T1"> </text:span><text:span text:style-name="T27">קדשי</text:span><text:span text:style-name="T1"> </text:span><text:span text:style-name="T27">קדשים</text:span><text:span text:style-name="T1"> </text:span><text:span text:style-name="T27">לפי</text:span><text:span text:style-name="T1"> </text:span><text:span text:style-name="T27">שיש</text:span><text:span text:style-name="T1"> </text:span><text:span text:style-name="T27">מעילה</text:span><text:span text:style-name="T1"> </text:span><text:span text:style-name="T27">בהם</text:span><text:span text:style-name="T1"> </text:span><text:span text:style-name="T27">מתחלה</text:span><text:span text:style-name="T1"> </text:span><text:span text:style-name="T27">לא</text:span><text:span text:style-name="T1"> </text:span><text:span text:style-name="T27">נפקי</text:span><text:span text:style-name="T1"> </text:span><text:span text:style-name="T27">אלא</text:span><text:span text:style-name="T1"> </text:span><text:span text:style-name="T27">לזמן</text:span><text:span text:style-name="T1"> </text:span><text:span text:style-name="T27">מאוחר</text:span><text:span text:style-name="T1"> </text:span><text:span text:style-name="T27">שנוכל</text:span><text:span text:style-name="T1"> </text:span><text:span text:style-name="T27">למצוא, דהיינו</text:span><text:span text:style-name="T1"> </text:span><text:span text:style-name="T27">הוצאה</text:span><text:span text:style-name="T1"> </text:span><text:span text:style-name="T27">לבית</text:span><text:span text:style-name="T1"> </text:span><text:span text:style-name="T27">הדשן.</text:span></text:p>
      <text:p text:style-name="P47"><text:span text:style-name="T28">אך</text:span><text:span text:style-name="T2"> </text:span><text:span text:style-name="T28">קצת</text:span><text:span text:style-name="T2"> </text:span><text:span text:style-name="T28">קשיא</text:span><text:span text:style-name="T2"> </text:span><text:span text:style-name="T28">על</text:span><text:span text:style-name="T2"> </text:span><text:span text:style-name="T28">זו</text:span><text:span text:style-name="T2"> </text:span><text:span text:style-name="T28">הסברא: דהא</text:span><text:span text:style-name="T2"> </text:span><text:span text:style-name="T28">קטורת</text:span><text:span text:style-name="T2"> </text:span><text:span text:style-name="T28">- שהיא</text:span><text:span text:style-name="T2"> </text:span><text:span text:style-name="T28">קדשי</text:span><text:span text:style-name="T2"> </text:span><text:span text:style-name="T28">קדשים</text:span><text:span text:style-name="T2"> </text:span><text:span text:style-name="T28">ויש</text:span><text:span text:style-name="T2"> </text:span><text:span text:style-name="T28">בה</text:span><text:span text:style-name="T2"> </text:span><text:span text:style-name="T28">מעילה</text:span><text:span text:style-name="T2"> </text:span><text:span text:style-name="T28">מתחלה</text:span><text:span text:style-name="T2"> </text:span><text:span text:style-name="T28">- אמרינן</text:span><text:span text:style-name="T2"> </text:span><text:span text:style-name="T28">פסחים</text:span><text:span text:style-name="T2"> </text:span><text:span text:style-name="T29">(דף</text:span><text:span text:style-name="T3"> </text:span><text:span text:style-name="T29">כו.)</text:span><text:span text:style-name="T28"> דמשעת</text:span><text:span text:style-name="T2"> </text:span><text:span text:style-name="T28">תמרתו</text:span><text:span text:style-name="T2"> </text:span><text:span text:style-name="T28">אין</text:span><text:span text:style-name="T2"> </text:span><text:span text:style-name="T28">בהן</text:span><text:span text:style-name="T2"> </text:span><text:span text:style-name="T28">מעילה, ולא</text:span><text:span text:style-name="T2"> </text:span><text:span text:style-name="T28">אמרינן</text:span><text:span text:style-name="T2"> </text:span><text:span text:style-name="T28">עד</text:span><text:span text:style-name="T2"> </text:span><text:span text:style-name="T28">שיצא</text:span><text:span text:style-name="T2"> </text:span><text:span text:style-name="T28">לבית</text:span><text:span text:style-name="T2"> </text:span><text:span text:style-name="T28">הדשן!</text:span></text:p>
      <text:p text:style-name="P45"><text:span text:style-name="T62">אמנם</text:span><text:span text:style-name="T67"> </text:span><text:span text:style-name="T62">לטעמא</text:span><text:span text:style-name="T67"> </text:span><text:span text:style-name="T62">דפרישית</text:span><text:span text:style-name="T67"> </text:span><text:span text:style-name="T62">מקרא</text:span><text:span text:style-name="T67"> </text:span><text:span text:style-name="T62">ניחא: דכיון</text:span><text:span text:style-name="T67"> </text:span><text:span text:style-name="T62">דלאו</text:span><text:span text:style-name="T67"> </text:span><text:span text:style-name="T62">מין</text:span><text:span text:style-name="T67"> </text:span><text:span text:style-name="T62">זבח</text:span><text:span text:style-name="T67"> </text:span><text:span text:style-name="T62">הוא</text:span><text:span text:style-name="T67"> </text:span><text:span text:style-name="T62">- לא</text:span><text:span text:style-name="T67"> </text:span><text:span text:style-name="T62">שייך</text:span><text:span text:style-name="T67"> </text:span><text:span text:style-name="T62">למילף</text:span><text:span text:style-name="T67"> </text:span><text:span text:style-name="T62">מעולה.</text:span><text:span text:style-name="T40">]</text:span> </text:p>
      <text:p text:style-name="P3"/>
      <text:p text:style-name="P3">אמר<text:span text:style-name="T1"> </text:span>רבא: הא<text:span text:style-name="T1"> </text:span>דאמרת<text:span text:style-name="T1"> </text:span>'<text:span text:style-name="T106">כבר</text:span><text:span text:style-name="T107"> </text:span><text:span text:style-name="T106">קרבה</text:span><text:span text:style-name="T107"> </text:span><text:span text:style-name="T106">חטאת</text:span><text:span text:style-name="T107"> </text:span><text:span text:style-name="T106">- ילכו</text:span><text:span text:style-name="T107"> </text:span><text:span text:style-name="T106">לים</text:span><text:span text:style-name="T107"> </text:span><text:span text:style-name="T106">המלח</text:span>' - הני<text:span text:style-name="T1"> </text:span>מילי<text:span text:style-name="T1"> </text:span>דאתידע<text:span text:style-name="T1"> </text:span>ליה<text:span text:style-name="T1"> </text:span><text:span text:style-name="T26">(</text:span><text:span text:style-name="T62">דמעל</text:span><text:span text:style-name="T26">)</text:span> קמי<text:span text:style-name="T1"> </text:span>כפרה<text:span text:style-name="T1"> </text:span><text:span text:style-name="T26">(</text:span><text:span text:style-name="T62">קודם</text:span><text:span text:style-name="T67"> </text:span><text:span text:style-name="T62">שקרבה</text:span><text:span text:style-name="T67"> </text:span><text:span text:style-name="T62">חטאתו: דכיון</text:span><text:span text:style-name="T67"> </text:span><text:span text:style-name="T62">דהוה</text:span><text:span text:style-name="T67"> </text:span><text:span text:style-name="T62">ליה</text:span><text:span text:style-name="T67"> </text:span><text:span text:style-name="T62">להוסיף</text:span><text:span text:style-name="T67"> </text:span><text:span text:style-name="T62">אלו</text:span><text:span text:style-name="T67"> </text:span><text:span text:style-name="T62">המעות</text:span><text:span text:style-name="T67"> </text:span><text:span text:style-name="T62">- קרן</text:span><text:span text:style-name="T67"> </text:span><text:span text:style-name="T62">וחומש</text:span><text:span text:style-name="T67"> </text:span><text:span text:style-name="T62">- על</text:span><text:span text:style-name="T67"> </text:span><text:span text:style-name="T62">דמי</text:span><text:span text:style-name="T67"> </text:span><text:span text:style-name="T62">חטאתו, דכי</text:span><text:span text:style-name="T67"> </text:span><text:span text:style-name="T62">הפריש</text:span><text:span text:style-name="T67"> </text:span><text:span text:style-name="T62">השתא</text:span><text:span text:style-name="T67"> </text:span><text:span text:style-name="T62">לקרן</text:span><text:span text:style-name="T67"> </text:span><text:span text:style-name="T62">וחומש</text:span><text:span text:style-name="T67"> </text:span><text:span text:style-name="T62">לא</text:span><text:span text:style-name="T67"> </text:span><text:span text:style-name="T62">הפרישו</text:span><text:span text:style-name="T67"> </text:span><text:span text:style-name="T62">לאיבוד, אלא</text:span><text:span text:style-name="T67"> </text:span><text:span text:style-name="T62">היה</text:span><text:span text:style-name="T67"> </text:span><text:span text:style-name="T62">יכול</text:span><text:span text:style-name="T67"> </text:span><text:span text:style-name="T62">להקריבן, ודינייהו</text:span><text:span text:style-name="T67"> </text:span><text:span text:style-name="T62">הוו</text:span><text:span text:style-name="T67"> </text:span><text:span text:style-name="T62">כחטאת</text:span><text:span text:style-name="T67"> </text:span><text:span text:style-name="T62">שכיפרו</text:span><text:span text:style-name="T67"> </text:span><text:span text:style-name="T62">בעליה</text:span><text:span text:style-name="T67"> </text:span><text:span text:style-name="T62">וילכו</text:span><text:span text:style-name="T67"> </text:span><text:span text:style-name="T62">לים</text:span><text:span text:style-name="T67"> </text:span><text:span text:style-name="T62">המלח</text:span><text:span text:style-name="T26">)</text:span>, אבל<text:span text:style-name="T1"> </text:span><text:span text:style-name="T26">(</text:span><text:span text:style-name="T62">נודע</text:span><text:span text:style-name="T67"> </text:span><text:span text:style-name="T62">לו</text:span><text:span text:style-name="T67"> </text:span><text:span text:style-name="T62">שמעל</text:span><text:span text:style-name="T26">)</text:span> לאחר<text:span text:style-name="T1"> </text:span>כפרה<text:span text:style-name="T1"> </text:span><text:span text:style-name="T26">(</text:span><text:span text:style-name="T62">לאחר</text:span><text:span text:style-name="T67"> </text:span><text:span text:style-name="T62">שקרבה</text:span><text:span text:style-name="T67"> </text:span><text:span text:style-name="T62">חטאתו</text:span><text:span text:style-name="T67"> </text:span><text:span text:style-name="T62">הני</text:span><text:span text:style-name="T67"> </text:span><text:span text:style-name="T62">קרן</text:span><text:span text:style-name="T67"> </text:span><text:span text:style-name="T62">וחומש</text:span><text:span text:style-name="T67"> </text:span><text:span text:style-name="T62">שהפריש</text:span><text:span text:style-name="T67"> </text:span><text:span text:style-name="T62">עכשיו</text:span><text:span text:style-name="T67"> </text:span><text:span text:style-name="T62">אינו</text:span><text:span text:style-name="T67"> </text:span><text:span text:style-name="T62">מביא</text:span><text:span text:style-name="T67"> </text:span><text:span text:style-name="T62">מהן</text:span><text:span text:style-name="T67"> </text:span><text:span text:style-name="T62">שוב</text:span><text:span text:style-name="T67"> </text:span><text:span text:style-name="T62">חטאתו</text:span><text:span text:style-name="T67"> </text:span><text:span text:style-name="T62">שכבר</text:span><text:span text:style-name="T67"> </text:span><text:span text:style-name="T62">כיפרו</text:span><text:span text:style-name="T67"> </text:span><text:span text:style-name="T62">הבעלים, ואם</text:span><text:span text:style-name="T67"> </text:span><text:span text:style-name="T62">ילכו</text:span><text:span text:style-name="T67"> </text:span><text:span text:style-name="T62">לים</text:span><text:span text:style-name="T67"> </text:span><text:span text:style-name="T62">המלח</text:span><text:span text:style-name="T67"> </text:span><text:span text:style-name="T62">הויין</text:span><text:span text:style-name="T67"> </text:span><text:span text:style-name="T62">לאיבוד!</text:span><text:span text:style-name="T26">)</text:span> - <text:span text:style-name="T26">(</text:span><text:span text:style-name="T62">אלא</text:span><text:span text:style-name="T26">)</text:span> יפלו<text:span text:style-name="T1"> </text:span>לנדבה; מאי<text:span text:style-name="T1"> </text:span>טעמא? - אין<text:span text:style-name="T1"> </text:span>מפרישין<text:span text:style-name="T1"> </text:span>מתחלה<text:span text:style-name="T1"> </text:span>לאיבוד<text:span text:style-name="T1"> </text:span><text:span text:style-name="T60">(</text:span><text:span text:style-name="T62">כלומר: על</text:span><text:span text:style-name="T67"> </text:span><text:span text:style-name="T62">מנת</text:span><text:span text:style-name="T67"> </text:span><text:span text:style-name="T62">שילכו</text:span><text:span text:style-name="T67"> </text:span><text:span text:style-name="T62">לים</text:span><text:span text:style-name="T67"> </text:span><text:span text:style-name="T62">המלח; הילכך</text:span><text:span text:style-name="T67"> </text:span><text:span text:style-name="T62">יפלו</text:span><text:span text:style-name="T67"> </text:span><text:span text:style-name="T62">לנדבה</text:span><text:span text:style-name="T60">)</text:span><text:span text:style-name="T59">.</text:span><text:span text:style-name="T62"> </text:span></text:p>
      <text:p text:style-name="P3"/>
      <text:p text:style-name="P3"/>
      <text:p text:style-name="P3">משנה:</text:p>
      <text:p text:style-name="P3"><text:span text:style-name="T40">[משנה</text:span><text:span text:style-name="T45"> </text:span><text:span text:style-name="T40">ט] </text:span>הקומץ, והלבונה, והקטורת, ומנחת<text:span text:style-name="T1"> </text:span>כהנים, ומנחת<text:span text:style-name="T1"> </text:span>כהן<text:span text:style-name="T1"> </text:span>משיח, ומנחת<text:span text:style-name="T1"> </text:span>נסכים<text:span text:style-name="T1"> </text:span>- מועלין<text:span text:style-name="T1"> </text:span>בהם<text:span text:style-name="T1"> </text:span>משהוקדשו<text:span text:style-name="T1"> </text:span><text:span text:style-name="T26">(</text:span><text:span text:style-name="T95">מנחת</text:span><text:span text:style-name="T97"> </text:span><text:span text:style-name="T95">כהנים</text:span><text:span text:style-name="T67"> </text:span><text:span text:style-name="T62">- דכתיב</text:span><text:span text:style-name="T67"> </text:span><text:span text:style-name="T64">[ןיקרא</text:span><text:span text:style-name="T68"> </text:span><text:span text:style-name="T64">ו,טז]</text:span><text:span text:style-name="T62"> </text:span><text:span text:style-name="T72">וכל</text:span><text:span text:style-name="T67"> </text:span><text:span text:style-name="T72">מנחת</text:span><text:span text:style-name="T67"> </text:span><text:span text:style-name="T72">כהן</text:span><text:span text:style-name="T67"> </text:span><text:span text:style-name="T72">כליל</text:span><text:span text:style-name="T67"> </text:span><text:span text:style-name="T72">תהיה</text:span><text:span text:style-name="T67"> </text:span><text:span text:style-name="T73">[לא</text:span><text:span text:style-name="T69"> </text:span><text:span text:style-name="T73">תאכל]</text:span><text:span text:style-name="T62"> ; </text:span><text:span text:style-name="T95">מנחת</text:span><text:span text:style-name="T97"> </text:span><text:span text:style-name="T95">כהן</text:span><text:span text:style-name="T97"> </text:span><text:span text:style-name="T95">משיח</text:span><text:span text:style-name="T67"> </text:span><text:span text:style-name="T62">היינו</text:span><text:span text:style-name="T67"> </text:span><text:span text:style-name="T62">חביתי</text:span><text:span text:style-name="T67"> </text:span><text:span text:style-name="T62">כהן</text:span><text:span text:style-name="T67"> </text:span><text:span text:style-name="T62">גדול; </text:span><text:span text:style-name="T95">ומנחת</text:span><text:span text:style-name="T97"> </text:span><text:span text:style-name="T95">נסכים</text:span><text:span text:style-name="T67"> </text:span><text:span text:style-name="T62">- היינו</text:span><text:span text:style-name="T67"> </text:span><text:span text:style-name="T62">מנחה</text:span><text:span text:style-name="T67"> </text:span><text:span text:style-name="T62">הבאה</text:span><text:span text:style-name="T67"> </text:span><text:span text:style-name="T62">עם</text:span><text:span text:style-name="T67"> </text:span><text:span text:style-name="T62">הזבח, שיש</text:span><text:span text:style-name="T67"> </text:span><text:span text:style-name="T62">בו</text:span><text:span text:style-name="T67"> </text:span><text:span text:style-name="T62">נסכים: דאין</text:span><text:span text:style-name="T67"> </text:span><text:span text:style-name="T62">בהן</text:span><text:span text:style-name="T67"> </text:span><text:span text:style-name="T62">שיריים; דכל</text:span><text:span text:style-name="T67"> </text:span><text:span text:style-name="T62">הני</text:span><text:span text:style-name="T67"> </text:span><text:span text:style-name="T62">דמתניתין</text:span><text:span text:style-name="T67"> </text:span><text:span text:style-name="T62">- כליל</text:span><text:span text:style-name="T67"> </text:span><text:span text:style-name="T62">נינהו</text:span><text:span text:style-name="T67"> </text:span><text:span text:style-name="T62">- </text:span><text:span text:style-name="T95">מועלין</text:span><text:span text:style-name="T97"> </text:span><text:span text:style-name="T95">בהן</text:span><text:span text:style-name="T97"> </text:span><text:span text:style-name="T95">משהוקדשו</text:span><text:span text:style-name="T67"> </text:span><text:span text:style-name="T62">קדושת</text:span><text:span text:style-name="T67"> </text:span><text:span text:style-name="T62">פה</text:span><text:span text:style-name="T67"> </text:span><text:span text:style-name="T62">בעלמא</text:span><text:span text:style-name="T26">)</text:span>;</text:p>
      <text:p text:style-name="P3">קדשן<text:span text:style-name="T1"> </text:span>בכלי<text:span text:style-name="T1"> </text:span>- הוכשר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, וחייבין<text:span text:style-name="T1"> </text:span>עליו<text:span text:style-name="T1"> </text:span>משום<text:span text:style-name="T1"> </text:span>נותר<text:span text:style-name="T1"> </text:span>ומשום<text:span text:style-name="T1"> </text:span>טמא, ופיגול<text:span text:style-name="T1"> </text:span>אין<text:span text:style-name="T1"> </text:span>בה<text:span text:style-name="T1"> </text:span><text:span text:style-name="T26">(</text:span><text:span text:style-name="T62">דאין</text:span><text:span text:style-name="T67"> </text:span><text:span text:style-name="T62">להם</text:span><text:span text:style-name="T67"> </text:span><text:span text:style-name="T62">מתירין</text:span><text:span text:style-name="T26">)</text:span>;</text:p>
      <text:p text:style-name="P3">זה<text:span text:style-name="T1"> </text:span>הכלל: כל<text:span text:style-name="T1"> </text:span>שיש<text:span text:style-name="T1"> </text:span>לו<text:span text:style-name="T1"> </text:span>מתירין<text:span text:style-name="T1"> </text:span><text:span text:style-name="T26">(</text:span><text:span text:style-name="T62">כגון: שלמים, וחטאת, ואשם</text:span><text:span text:style-name="T67"> </text:span><text:span text:style-name="T62">- דדמן</text:span><text:span text:style-name="T67"> </text:span><text:span text:style-name="T62">מתיר</text:span><text:span text:style-name="T67"> </text:span><text:span text:style-name="T62">האימורין</text:span><text:span text:style-name="T67"> </text:span><text:span text:style-name="T62">להקטרה</text:span><text:span text:style-name="T67"> </text:span><text:span text:style-name="T62">והבשר</text:span><text:span text:style-name="T67"> </text:span><text:span text:style-name="T62">לכהנים; או</text:span><text:span text:style-name="T67"> </text:span><text:span text:style-name="T62">דבר</text:span><text:span text:style-name="T67"> </text:span><text:span text:style-name="T62">שיש</text:span><text:span text:style-name="T67"> </text:span><text:span text:style-name="T62">לו</text:span><text:span text:style-name="T67"> </text:span><text:span text:style-name="T62">מתירין</text:span><text:span text:style-name="T67"> </text:span><text:span text:style-name="T62">למזבח</text:span><text:span text:style-name="T67"> </text:span><text:span text:style-name="T62">בלבד, כגון: עולת</text:span><text:span text:style-name="T67"> </text:span><text:span text:style-name="T62">העוף, ועולת</text:span><text:span text:style-name="T67"> </text:span><text:span text:style-name="T62">בהמה</text:span><text:span text:style-name="T67"> </text:span><text:span text:style-name="T62">- דדמן</text:span><text:span text:style-name="T67"> </text:span><text:span text:style-name="T62">מתירן</text:span><text:span text:style-name="T67"> </text:span><text:span text:style-name="T62">למזבח, וכגון</text:span><text:span text:style-name="T67"> </text:span><text:span text:style-name="T62">שתי</text:span><text:span text:style-name="T67"> </text:span><text:span text:style-name="T62">הלחם</text:span><text:span text:style-name="T67"> </text:span><text:span text:style-name="T62">דדמן</text:span><text:span text:style-name="T67"> </text:span><text:span text:style-name="T62">של</text:span><text:span text:style-name="T67"> </text:span><text:span text:style-name="T62">כבשים</text:span><text:span text:style-name="T67"> </text:span><text:span text:style-name="T62">הן</text:span><text:span text:style-name="T67"> </text:span><text:span text:style-name="T62">מתירין</text:span><text:span text:style-name="T67"> </text:span><text:span text:style-name="T62">אותן, וכגון</text:span><text:span text:style-name="T67"> </text:span><text:span text:style-name="T62">לחם</text:span><text:span text:style-name="T67"> </text:span><text:span text:style-name="T62">הפנים</text:span><text:span text:style-name="T67"> </text:span><text:span text:style-name="T62">דבזיכין</text:span><text:span text:style-name="T67"> </text:span><text:span text:style-name="T62">מתירין</text:span><text:span text:style-name="T67"> </text:span><text:span text:style-name="T62">אותו, ומנחות</text:span><text:span text:style-name="T67"> </text:span><text:span text:style-name="T62">שניתרות</text:span><text:span text:style-name="T67"> </text:span><text:span text:style-name="T62">בקומץ</text:span><text:span text:style-name="T26">)</text:span> - אין<text:span text:style-name="T1"> </text:span>חייבין<text:span text:style-name="T1"> </text:span>עליו<text:span text:style-name="T1"> </text:span>משום<text:span text:style-name="T1"> </text:span>פיגול<text:span text:style-name="T1"> </text:span>ונותר<text:span text:style-name="T1"> </text:span>וטמא<text:span text:style-name="T1"> </text:span>עד<text:span text:style-name="T1"> </text:span>שיקריבו<text:span text:style-name="T1"> </text:span>מתירין<text:span text:style-name="T1"> </text:span><text:span text:style-name="T26">(</text:span><text:span text:style-name="T62">דהכי</text:span><text:span text:style-name="T67"> </text:span><text:span text:style-name="T62">כתיב</text:span><text:span text:style-name="T67"> </text:span><text:span text:style-name="T62">בפיגול</text:span><text:span text:style-name="T67"> </text:span><text:span text:style-name="T62">דשלמים</text:span><text:span text:style-name="T67"> </text:span><text:span text:style-name="T62">'</text:span><text:span text:style-name="T72">לא</text:span><text:span text:style-name="T67"> </text:span><text:span text:style-name="T72">ירצה</text:span><text:span text:style-name="T62">', ואמרינן</text:span><text:span text:style-name="T67"> </text:span><text:span text:style-name="T64">(זבחים</text:span><text:span text:style-name="T68"> </text:span><text:span text:style-name="T64">דף</text:span><text:span text:style-name="T68"> </text:span><text:span text:style-name="T64">כח:)</text:span><text:span text:style-name="T62"> '</text:span><text:span text:style-name="T84">כהרצאת</text:span><text:span text:style-name="T86"> </text:span><text:span text:style-name="T84">כשר</text:span><text:span text:style-name="T86"> </text:span><text:span text:style-name="T84">כך</text:span><text:span text:style-name="T86"> </text:span><text:span text:style-name="T84">הרצאת</text:span><text:span text:style-name="T86"> </text:span><text:span text:style-name="T84">פיגול</text:span><text:span text:style-name="T67"> </text:span><text:span text:style-name="T62">וכו', ומשום</text:span><text:span text:style-name="T67"> </text:span><text:span text:style-name="T62">נותר</text:span><text:span text:style-name="T67"> </text:span><text:span text:style-name="T62">וטמא</text:span><text:span text:style-name="T67"> </text:span><text:span text:style-name="T62">נמי</text:span><text:span text:style-name="T67"> </text:span><text:span text:style-name="T62">אין</text:span><text:span text:style-name="T67"> </text:span><text:span text:style-name="T62">חייבין</text:span><text:span text:style-name="T67"> </text:span><text:span text:style-name="T62">עד</text:span><text:span text:style-name="T67"> </text:span><text:span text:style-name="T62">שיקרבו</text:span><text:span text:style-name="T67"> </text:span><text:span text:style-name="T62">מתירין</text:span><text:span text:style-name="T67"> </text:span><text:span text:style-name="T62">כמו</text:span><text:span text:style-name="T67"> </text:span><text:span text:style-name="T62">פגול: דנותר</text:span><text:span text:style-name="T67"> </text:span><text:span text:style-name="T62">יליף</text:span><text:span text:style-name="T67"> </text:span><text:span text:style-name="T62">'קדש' 'קדש'* מפגול, וטמא</text:span><text:span text:style-name="T67"> </text:span><text:span text:style-name="T62">יליף</text:span><text:span text:style-name="T67"> </text:span><text:span text:style-name="T64">(שם</text:span><text:span text:style-name="T68"> </text:span><text:span text:style-name="T64">דף</text:span><text:span text:style-name="T68"> </text:span><text:span text:style-name="T64">מה.)</text:span><text:span text:style-name="T62"> 'חילול' 'חילול' מנותר*</text:span><text:span text:style-name="T26">)</text:span>; </text:p>
      <text:p text:style-name="P12"><text:span text:style-name="T117">וכל</text:span><text:span text:style-name="T118"> </text:span><text:span text:style-name="T117">שאין</text:span><text:span text:style-name="T118"> </text:span><text:span text:style-name="T117">לו</text:span><text:span text:style-name="T118"> </text:span><text:span text:style-name="T117">מתירין</text:span><text:span text:style-name="T118"> </text:span><text:span text:style-name="T121">(</text:span><text:span text:style-name="T79">כגון: הקומץ</text:span><text:span text:style-name="T76"> </text:span><text:span text:style-name="T79">והלבונה</text:span><text:span text:style-name="T76"> </text:span><text:span text:style-name="T79">וכו' דהן</text:span><text:span text:style-name="T76"> </text:span><text:span text:style-name="T79">עצמן</text:span><text:span text:style-name="T76"> </text:span><text:span text:style-name="T79">מתירין</text:span><text:span text:style-name="T121">)</text:span><text:span text:style-name="T117">, כיון</text:span><text:span text:style-name="T118"> </text:span><text:span text:style-name="T117">שקידש</text:span><text:span text:style-name="T118"> </text:span><text:span text:style-name="T117">בכלי</text:span><text:span text:style-name="T118"> </text:span><text:span text:style-name="T117">- חייבין</text:span><text:span text:style-name="T118"> </text:span><text:span text:style-name="T117">עליו</text:span><text:span text:style-name="T118"> </text:span><text:span text:style-name="T117">משום</text:span><text:span text:style-name="T118"> </text:span><text:span text:style-name="T117">נותר</text:span><text:span text:style-name="T118"> </text:span><text:span text:style-name="T117">וטמא</text:span><text:span text:style-name="T118"> </text:span><text:span text:style-name="T121">(</text:span><text:span text:style-name="T79">משום</text:span><text:span text:style-name="T76"> </text:span><text:span text:style-name="T79">טמא</text:span><text:span text:style-name="T76"> </text:span><text:span text:style-name="T79">- כדנימא</text:span><text:span text:style-name="T76"> </text:span><text:span text:style-name="T79">לקמן</text:span><text:span text:style-name="T76"> </text:span><text:span text:style-name="T79">בגמרא: '</text:span><text:span text:style-name="T81">וטומאתו</text:span><text:span text:style-name="T76"> </text:span><text:span text:style-name="T81">עליו</text:span><text:span text:style-name="T76"> </text:span><text:span text:style-name="T81">ונכרתה</text:span><text:span text:style-name="T76"> </text:span><text:span text:style-name="T80">[ויקרא</text:span><text:span text:style-name="T77"> </text:span><text:span text:style-name="T80">כב,ג</text:span><text:span text:style-name="T77"> </text:span><text:span text:style-name="T80">]</text:span><text:span text:style-name="T79">- בכל</text:span><text:span text:style-name="T76"> </text:span><text:span text:style-name="T79">הקדשים</text:span><text:span text:style-name="T76"> </text:span><text:span text:style-name="T79">הכתוב</text:span><text:span text:style-name="T76"> </text:span><text:span text:style-name="T79">מדבר; ומשום</text:span><text:span text:style-name="T76"> </text:span><text:span text:style-name="T79">נותר</text:span><text:span text:style-name="T76"> </text:span><text:span text:style-name="T79">דילפינן</text:span><text:span text:style-name="T76"> </text:span><text:span text:style-name="T79">חילול</text:span><text:span text:style-name="T76"> </text:span><text:span text:style-name="T79">חילול</text:span><text:span text:style-name="T76"> </text:span><text:span text:style-name="T79">מטמא</text:span><text:span text:style-name="T121">)</text:span><text:span text:style-name="T117">, ופיגול</text:span><text:span text:style-name="T118"> </text:span><text:span text:style-name="T117">אין</text:span><text:span text:style-name="T118"> </text:span><text:span text:style-name="T117">בה</text:span><text:span text:style-name="T118"> </text:span><text:span text:style-name="T121">(</text:span><text:span text:style-name="T79">אבל</text:span><text:span text:style-name="T76"> </text:span><text:span text:style-name="T79">חיוב</text:span><text:span text:style-name="T76"> </text:span><text:span text:style-name="T79">פגול</text:span><text:span text:style-name="T76"> </text:span><text:span text:style-name="T79">אין</text:span><text:span text:style-name="T76"> </text:span><text:span text:style-name="T79">בו: משום</text:span><text:span text:style-name="T76"> </text:span><text:span text:style-name="T79">דלא</text:span><text:span text:style-name="T76"> </text:span><text:span text:style-name="T79">מצינו</text:span><text:span text:style-name="T76"> </text:span><text:span text:style-name="T79">חיוב</text:span><text:span text:style-name="T76"> </text:span><text:span text:style-name="T79">פגול</text:span><text:span text:style-name="T76"> </text:span><text:span text:style-name="T79">אלא</text:span><text:span text:style-name="T76"> </text:span><text:span text:style-name="T79">בדבר</text:span><text:span text:style-name="T76"> </text:span><text:span text:style-name="T79">שיש</text:span><text:span text:style-name="T76"> </text:span><text:span text:style-name="T79">לו</text:span><text:span text:style-name="T76"> </text:span><text:span text:style-name="T79">מתירין, דהא</text:span><text:span text:style-name="T76"> </text:span><text:span text:style-name="T79">בשלמים</text:span><text:span text:style-name="T76"> </text:span><text:span text:style-name="T79">כתיב</text:span><text:span text:style-name="T76"> </text:span><text:span text:style-name="T79">פיגול</text:span><text:span text:style-name="T76"> </text:span><text:span text:style-name="T29">(ויקרא</text:span><text:span text:style-name="T3"> </text:span><text:span text:style-name="T29">ז,יח)</text:span><text:span text:style-name="T121">)</text:span><text:span text:style-name="T117">.</text:span></text:p>
      <text:p text:style-name="P44"><text:span text:style-name="T41">*[## את</text:span><text:span text:style-name="T47"> </text:span><text:span text:style-name="T41">השרש</text:span><text:span text:style-name="T47"> </text:span><text:span text:style-name="T41">'</text:span><text:span text:style-name="T42">קדש</text:span><text:span text:style-name="T41">' לא</text:span><text:span text:style-name="T47"> </text:span><text:span text:style-name="T41">מצאתי</text:span><text:span text:style-name="T47"> </text:span><text:span text:style-name="T41">בקשר</text:span><text:span text:style-name="T47"> </text:span><text:span text:style-name="T41">לפגול; </text:span><text:span text:style-name="T28">בנותר</text:span><text:span text:style-name="T2"> </text:span><text:span text:style-name="T28">כתיב</text:span><text:span text:style-name="T2"> </text:span><text:span text:style-name="T32">כי</text:span><text:span text:style-name="T2"> </text:span><text:span text:style-name="T32">את</text:span><text:span text:style-name="T2"> </text:span><text:span text:style-name="T135">קדש</text:span><text:span text:style-name="T2"> </text:span><text:span text:style-name="T32">ה' </text:span><text:span text:style-name="T135">חלל</text:span><text:span text:style-name="T2"> </text:span><text:span text:style-name="T29">(ויקרא</text:span><text:span text:style-name="T3"> </text:span><text:span text:style-name="T29">יט,ח)</text:span><text:span text:style-name="T62">,</text:span><text:span text:style-name="T28"> ובטומאה</text:span><text:span text:style-name="T2"> </text:span><text:span text:style-name="T28">כתיב</text:span><text:span text:style-name="T2"> </text:span><text:span text:style-name="T32">וינזרו</text:span><text:span text:style-name="T2"> </text:span><text:span text:style-name="T32">... </text:span><text:span text:style-name="T135">ולא</text:span><text:span text:style-name="T132"> </text:span><text:span text:style-name="T135">יחללו</text:span><text:span text:style-name="T2"> </text:span><text:span text:style-name="T29">(ויקרא</text:span><text:span text:style-name="T3"> </text:span><text:span text:style-name="T29">כב,ב) – </text:span><text:span text:style-name="T40">רש"י</text:span><text:span text:style-name="T45"> </text:span><text:span text:style-name="T40">זבחים</text:span><text:span text:style-name="T45"> </text:span><text:span text:style-name="T40">מד,א, בפירוש</text:span><text:span text:style-name="T45"> </text:span><text:span text:style-name="T40">'ואתי</text:span><text:span text:style-name="T45"> </text:span><text:span text:style-name="T40">נותר</text:span><text:span text:style-name="T45"> </text:span><text:span text:style-name="T40">'חילול' 'חילול' מטומאה'; אך</text:span><text:span text:style-name="T45"> </text:span><text:span text:style-name="T40">שם</text:span><text:span text:style-name="T45"> </text:span><text:span text:style-name="T40">הלימוד</text:span><text:span text:style-name="T45"> </text:span><text:span text:style-name="T40">בין</text:span><text:span text:style-name="T45"> </text:span><text:span text:style-name="T40">נותר</text:span><text:span text:style-name="T45"> </text:span><text:span text:style-name="T40">ופגול</text:span><text:span text:style-name="T45"> </text:span><text:span text:style-name="T40">הוא</text:span><text:span text:style-name="T45"> </text:span><text:span text:style-name="T40">מ'עון': </text:span><text:span text:style-name="T43">[</text:span><text:span text:style-name="T29">ויקרא</text:span><text:span text:style-name="T3"> </text:span><text:span text:style-name="T29">ז,יח]</text:span><text:span text:style-name="T28"> </text:span><text:span text:style-name="T44">ואם</text:span><text:span text:style-name="T45"> </text:span><text:span text:style-name="T44">האכל</text:span><text:span text:style-name="T45"> </text:span><text:span text:style-name="T44">יאכל</text:span><text:span text:style-name="T45"> </text:span><text:span text:style-name="T44">מבשר</text:span><text:span text:style-name="T45"> </text:span><text:span text:style-name="T44">זבח</text:span><text:span text:style-name="T45"> </text:span><text:span text:style-name="T44">שלמיו</text:span><text:span text:style-name="T45"> </text:span><text:span text:style-name="T44">ביום</text:span><text:span text:style-name="T45"> </text:span><text:span text:style-name="T44">השלישי</text:span><text:span text:style-name="T45"> </text:span><text:span text:style-name="T44">לא</text:span><text:span text:style-name="T45"> </text:span><text:span text:style-name="T44">ירצה</text:span><text:span text:style-name="T45"> </text:span><text:soft-page-break/><text:span text:style-name="T44">המקריב</text:span><text:span text:style-name="T45"> </text:span><text:span text:style-name="T44">אתו</text:span><text:span text:style-name="T45"> </text:span><text:span text:style-name="T44">לא</text:span><text:span text:style-name="T45"> </text:span><text:span text:style-name="T44">יחשב</text:span><text:span text:style-name="T45"> </text:span><text:span text:style-name="T44">לו</text:span><text:span text:style-name="T45"> </text:span><text:span text:style-name="T49">פגול</text:span><text:span text:style-name="T50"> </text:span><text:span text:style-name="T49">יהיה</text:span><text:span text:style-name="T50"> </text:span><text:span text:style-name="T49">והנפש</text:span><text:span text:style-name="T50"> </text:span><text:span text:style-name="T49">האכלת</text:span><text:span text:style-name="T50"> </text:span><text:span text:style-name="T49">ממנו</text:span><text:span text:style-name="T50"> </text:span><text:span text:style-name="T49">עונה</text:span><text:span text:style-name="T50"> </text:span><text:span text:style-name="T49">תשא</text:span><text:span text:style-name="T45"> – </text:span><text:span text:style-name="T40">דהיינו</text:span><text:span text:style-name="T45"> </text:span><text:span text:style-name="T40">כרת; ובנותר:</text:span><text:span text:style-name="T44"> ואכליו</text:span><text:span text:style-name="T45"> </text:span><text:span text:style-name="T49">עונו</text:span><text:span text:style-name="T50"> </text:span><text:span text:style-name="T49">ישא</text:span><text:span text:style-name="T45"> </text:span><text:span text:style-name="T32">כי</text:span><text:span text:style-name="T2"> </text:span><text:span text:style-name="T32">את</text:span><text:span text:style-name="T2"> </text:span><text:span text:style-name="T32">קדש</text:span><text:span text:style-name="T2"> </text:span><text:span text:style-name="T32">ה' חלל</text:span><text:span text:style-name="T2"> </text:span><text:span text:style-name="T29">(ויקרא</text:span><text:span text:style-name="T3"> </text:span><text:span text:style-name="T29">יט,ח)</text:span><text:span text:style-name="T40">; ובזבחים</text:span><text:span text:style-name="T45"> </text:span><text:span text:style-name="T40">מה,א</text:span><text:span text:style-name="T45"> </text:span><text:span text:style-name="T40">כתוב: </text:span><text:span text:style-name="T26">'</text:span><text:span text:style-name="T110">אין</text:span><text:span text:style-name="T108"> </text:span><text:span text:style-name="T110">חייבין</text:span><text:span text:style-name="T108"> </text:span><text:span text:style-name="T110">עליו</text:span><text:span text:style-name="T108"> </text:span><text:span text:style-name="T110">משום</text:span><text:span text:style-name="T108"> </text:span><text:span text:style-name="T110">פיגול</text:span><text:span text:style-name="T108"> </text:span><text:span text:style-name="T110">נותר</text:span><text:span text:style-name="T108"> </text:span><text:span text:style-name="T110">וטמא</text:span><text:span text:style-name="T26">' - מאי</text:span><text:span text:style-name="T2"> </text:span><text:span text:style-name="T26">טעמא? דאתי</text:span><text:span text:style-name="T2"> </text:span><text:span text:style-name="T26">פיגול</text:span><text:span text:style-name="T2"> </text:span><text:span text:style-name="T130">'עון' 'עון'</text:span><text:span text:style-name="T26"> מנותר, ואתי</text:span><text:span text:style-name="T2"> </text:span><text:span text:style-name="T26">נותר</text:span><text:span text:style-name="T2"> </text:span><text:span text:style-name="T26">'חילול' 'חילול' מטומאה.</text:span><text:span text:style-name="T41">]</text:span></text:p>
      <text:p text:style-name="P3"/>
      <text:p text:style-name="P3">(מעילה<text:span text:style-name="T1"> </text:span>י,ב)</text:p>
      <text:p text:style-name="P3">גמרא:</text:p>
      <text:p text:style-name="P3">מנא<text:span text:style-name="T1"> </text:span>הני<text:span text:style-name="T1"> </text:span>מילי<text:span text:style-name="T1"> </text:span><text:span text:style-name="T26">(</text:span><text:span text:style-name="T62">דנותר</text:span><text:span text:style-name="T67"> </text:span><text:span text:style-name="T62">וטמא</text:span><text:span text:style-name="T67"> </text:span><text:span text:style-name="T62">חייבין</text:span><text:span text:style-name="T67"> </text:span><text:span text:style-name="T62">עליהן</text:span><text:span text:style-name="T67"> </text:span><text:span text:style-name="T62">בין</text:span><text:span text:style-name="T67"> </text:span><text:span text:style-name="T62">בדבר</text:span><text:span text:style-name="T67"> </text:span><text:span text:style-name="T62">שיש</text:span><text:span text:style-name="T67"> </text:span><text:span text:style-name="T62">לו</text:span><text:span text:style-name="T67"> </text:span><text:span text:style-name="T62">מתירין</text:span><text:span text:style-name="T67"> </text:span><text:span text:style-name="T62">בין</text:span><text:span text:style-name="T67"> </text:span><text:span text:style-name="T62">בדבר</text:span><text:span text:style-name="T67"> </text:span><text:span text:style-name="T62">שאין</text:span><text:span text:style-name="T67"> </text:span><text:span text:style-name="T62">לו</text:span><text:span text:style-name="T67"> </text:span><text:span text:style-name="T62">מתירין</text:span><text:span text:style-name="T26">)</text:span>?</text:p>
      <text:p text:style-name="P3">דתנו<text:span text:style-name="T1"> </text:span>רבנן<text:span text:style-name="T1"> </text:span><text:span text:style-name="T64">[ספרא</text:span><text:span text:style-name="T68"> </text:span><text:span text:style-name="T64">אמור</text:span><text:span text:style-name="T68"> </text:span><text:span text:style-name="T64">פרשתא</text:span><text:span text:style-name="T68"> </text:span><text:span text:style-name="T64">ד</text:span><text:span text:style-name="T68"> </text:span><text:span text:style-name="T64">משנה</text:span><text:span text:style-name="T68"> </text:span><text:span text:style-name="T64">ו]</text:span>: '<text:span text:style-name="T116">יכול</text:span><text:span text:style-name="T4"> </text:span><text:span text:style-name="T116">אין</text:span><text:span text:style-name="T4"> </text:span><text:span text:style-name="T116">חייבין</text:span><text:span text:style-name="T4"> </text:span><text:span text:style-name="T116">משום</text:span><text:span text:style-name="T4"> </text:span><text:span text:style-name="T116">טומאה</text:span><text:span text:style-name="T4"> </text:span><text:span text:style-name="T116">אלא</text:span><text:span text:style-name="T4"> </text:span><text:span text:style-name="T116">בדבר</text:span><text:span text:style-name="T4"> </text:span><text:span text:style-name="T116">שיש</text:span><text:span text:style-name="T4"> </text:span><text:span text:style-name="T116">לו</text:span><text:span text:style-name="T4"> </text:span><text:span text:style-name="T116">מתירין? ודין</text:span><text:span text:style-name="T4"> </text:span><text:span text:style-name="T116">הוא: ומה</text:span><text:span text:style-name="T4"> </text:span><text:span text:style-name="T116">פיגול, </text:span><text:span text:style-name="T26">(</text:span><text:span text:style-name="T62">שהוא</text:span><text:span text:style-name="T67"> </text:span><text:span text:style-name="T62">חמור</text:span><text:span text:style-name="T67"> </text:span><text:span text:style-name="T62">כל</text:span><text:span text:style-name="T67"> </text:span><text:span text:style-name="T62">כך</text:span><text:span text:style-name="T26">)</text:span><text:span text:style-name="T116"> שהוא</text:span><text:span text:style-name="T4"> </text:span><text:span text:style-name="T116">בידיעה</text:span><text:span text:style-name="T4"> </text:span><text:span text:style-name="T116">אחת</text:span><text:span text:style-name="T4"> </text:span><text:span text:style-name="T26">(</text:span><text:span text:style-name="T62">כשנודע</text:span><text:span text:style-name="T67"> </text:span><text:span text:style-name="T62">לו</text:span><text:span text:style-name="T67"> </text:span><text:span text:style-name="T62">שאכל</text:span><text:span text:style-name="T67"> </text:span><text:span text:style-name="T62">פיגול, שאינו</text:span><text:span text:style-name="T67"> </text:span><text:span text:style-name="T62">צריך</text:span><text:span text:style-name="T67"> </text:span><text:span text:style-name="T62">שתי</text:span><text:span text:style-name="T67"> </text:span><text:span text:style-name="T62">ידיעות</text:span><text:span text:style-name="T67"> </text:span><text:span text:style-name="T62">כטומאת</text:span><text:span text:style-name="T67"> </text:span><text:span text:style-name="T62">מקדש</text:span><text:span text:style-name="T67"> </text:span><text:span text:style-name="T62">וקדשיו: דבטומאת</text:span><text:span text:style-name="T67"> </text:span><text:span text:style-name="T62">מקדש</text:span><text:span text:style-name="T67"> </text:span><text:span text:style-name="T62">וקדשיו</text:span><text:span text:style-name="T67"> </text:span><text:span text:style-name="T62">בעינן</text:span><text:span text:style-name="T67"> </text:span><text:span text:style-name="T62">שתי</text:span><text:span text:style-name="T67"> </text:span><text:span text:style-name="T62">ידיעות: ידיעה</text:span><text:span text:style-name="T67"> </text:span><text:span text:style-name="T62">בתחלה</text:span><text:span text:style-name="T67"> </text:span><text:span text:style-name="T62">וידיעה</text:span><text:span text:style-name="T67"> </text:span><text:span text:style-name="T62">בסוף</text:span><text:span text:style-name="T67"> </text:span><text:span text:style-name="T62">והעלם</text:span><text:span text:style-name="T67"> </text:span><text:span text:style-name="T62">בנתיים, דכתיב</text:span><text:span text:style-name="T67"> </text:span><text:span text:style-name="T64">(ויקרא</text:span><text:span text:style-name="T68"> </text:span><text:span text:style-name="T64">ה,ב)</text:span><text:span text:style-name="T62"> </text:span><text:span text:style-name="T73">[ונפש</text:span><text:span text:style-name="T69"> </text:span><text:span text:style-name="T73">אשר</text:span><text:span text:style-name="T69"> </text:span><text:span text:style-name="T73">תגע</text:span><text:span text:style-name="T69"> </text:span><text:span text:style-name="T73">בכל</text:span><text:span text:style-name="T69"> </text:span><text:span text:style-name="T73">דבר</text:span><text:span text:style-name="T69"> </text:span><text:span text:style-name="T73">טמא</text:span><text:span text:style-name="T69"> </text:span><text:span text:style-name="T73">...]</text:span><text:span text:style-name="T72"> ונעלם</text:span><text:span text:style-name="T67"> </text:span><text:span text:style-name="T64">[שם</text:span><text:span text:style-name="T68"> </text:span><text:span text:style-name="T64">פסוקים</text:span><text:span text:style-name="T68"> </text:span><text:span text:style-name="T64">ב,ג,ד]</text:span><text:span text:style-name="T62"> מכלל</text:span><text:span text:style-name="T67"> </text:span><text:span text:style-name="T62">שידע, והדר</text:span><text:span text:style-name="T67"> </text:span><text:span text:style-name="T62">כתיב</text:span><text:span text:style-name="T67"> </text:span><text:span text:style-name="T72">והוא</text:span><text:span text:style-name="T67"> </text:span><text:span text:style-name="T72">ידע</text:span><text:span text:style-name="T67"> </text:span><text:span text:style-name="T64">[פסוק</text:span><text:span text:style-name="T68"> </text:span><text:span text:style-name="T64">ד]</text:span><text:span text:style-name="T62"> - הרי</text:span><text:span text:style-name="T67"> </text:span><text:span text:style-name="T62">כאן</text:span><text:span text:style-name="T67"> </text:span><text:span text:style-name="T62">שתי</text:span><text:span text:style-name="T67"> </text:span><text:span text:style-name="T62">ידיעות</text:span><text:span text:style-name="T26">)</text:span><text:span text:style-name="T116"> וקרבנו</text:span><text:span text:style-name="T4"> </text:span><text:span text:style-name="T116">קבוע</text:span><text:span text:style-name="T4"> </text:span><text:span text:style-name="T26">(</text:span><text:span text:style-name="T62">דהאוכל</text:span><text:span text:style-name="T67"> </text:span><text:span text:style-name="T62">פיגול</text:span><text:span text:style-name="T67"> </text:span><text:span text:style-name="T62">בשוגג</text:span><text:span text:style-name="T67"> </text:span><text:span text:style-name="T62">מביא</text:span><text:span text:style-name="T67"> </text:span><text:span text:style-name="T62">חטאת</text:span><text:span text:style-name="T67"> </text:span><text:span text:style-name="T62">בהמה</text:span><text:span text:style-name="T26">)</text:span><text:span text:style-name="T116"> ולא</text:span><text:span text:style-name="T4"> </text:span><text:span text:style-name="T116">הותר</text:span><text:span text:style-name="T4"> </text:span><text:span text:style-name="T116">מכללו</text:span><text:span text:style-name="T4"> </text:span><text:span text:style-name="T26">(</text:span><text:span text:style-name="T62">בצבור</text:span><text:span text:style-name="T26">)</text:span><text:span text:style-name="T116"> - אין</text:span><text:span text:style-name="T4"> </text:span><text:span text:style-name="T116">חייבין</text:span><text:span text:style-name="T4"> </text:span><text:span text:style-name="T116">אלא</text:span><text:span text:style-name="T4"> </text:span><text:span text:style-name="T116">על</text:span><text:span text:style-name="T4"> </text:span><text:span text:style-name="T116">דבר</text:span><text:span text:style-name="T4"> </text:span><text:span text:style-name="T116">שיש</text:span><text:span text:style-name="T4"> </text:span><text:span text:style-name="T116">לו</text:span><text:span text:style-name="T4"> </text:span><text:span text:style-name="T116">מתירין</text:span><text:span text:style-name="T4"> – </text:span><text:span text:style-name="T116">טומאה, שהיא</text:span><text:span text:style-name="T4"> </text:span><text:span text:style-name="T116">בשתי</text:span><text:span text:style-name="T4"> </text:span><text:span text:style-name="T116">ידיעות, וקרבנו</text:span><text:span text:style-name="T4"> </text:span><text:span text:style-name="T116">עולה</text:span><text:span text:style-name="T4"> </text:span><text:span text:style-name="T116">ויורד, והותרה</text:span><text:span text:style-name="T4"> </text:span><text:span text:style-name="T116">מכללה</text:span><text:span text:style-name="T4"> </text:span><text:span text:style-name="T26">(</text:span><text:span text:style-name="T62">כגון</text:span><text:span text:style-name="T67"> </text:span><text:span text:style-name="T62">פסח</text:span><text:span text:style-name="T67"> </text:span><text:span text:style-name="T62">הבא</text:span><text:span text:style-name="T67"> </text:span><text:span text:style-name="T62">בטומאה</text:span><text:span text:style-name="T26">)</text:span><text:span text:style-name="T116"> - אינו</text:span><text:span text:style-name="T4"> </text:span><text:span text:style-name="T116">דין</text:span><text:span text:style-name="T4"> </text:span><text:span text:style-name="T116">שלא</text:span><text:span text:style-name="T4"> </text:span><text:span text:style-name="T116">יהא</text:span><text:span text:style-name="T4"> </text:span><text:span text:style-name="T116">חייב</text:span><text:span text:style-name="T4"> </text:span><text:span text:style-name="T116">אלא</text:span><text:span text:style-name="T4"> </text:span><text:span text:style-name="T116">על</text:span><text:span text:style-name="T4"> </text:span><text:span text:style-name="T116">דבר</text:span><text:span text:style-name="T4"> </text:span><text:span text:style-name="T116">שיש</text:span><text:span text:style-name="T4"> </text:span><text:span text:style-name="T116">לו</text:span><text:span text:style-name="T4"> </text:span><text:span text:style-name="T116">מתירין?</text:span></text:p>
      <text:p text:style-name="P3"><text:span text:style-name="T116">תלמוד</text:span><text:span text:style-name="T4"> </text:span><text:span text:style-name="T116">לומר: </text:span><text:span text:style-name="T64">(ויקרא</text:span><text:span text:style-name="T68"> </text:span><text:span text:style-name="T64">כב,ג)</text:span><text:span text:style-name="T34"> אמור</text:span><text:span text:style-name="T4"> </text:span><text:span text:style-name="T34">אליהם</text:span><text:span text:style-name="T4"> </text:span><text:span text:style-name="T34">לדורותיכם</text:span><text:span text:style-name="T4"> </text:span><text:span text:style-name="T34">כל</text:span><text:span text:style-name="T4"> </text:span><text:span text:style-name="T34">איש</text:span><text:span text:style-name="T4"> </text:span><text:span text:style-name="T34">אשר</text:span><text:span text:style-name="T4"> </text:span><text:span text:style-name="T34">יקרב</text:span><text:span text:style-name="T4"> </text:span><text:span text:style-name="T34">מכל</text:span><text:span text:style-name="T4"> </text:span><text:span text:style-name="T34">זרעכם</text:span><text:span text:style-name="T4"> </text:span><text:span text:style-name="T72">[אל</text:span><text:span text:style-name="T67"> </text:span><text:span text:style-name="T72">הקדשים</text:span><text:span text:style-name="T67"> </text:span><text:span text:style-name="T72">אשר</text:span><text:span text:style-name="T67"> </text:span><text:span text:style-name="T72">יקדישו</text:span><text:span text:style-name="T67"> </text:span><text:span text:style-name="T72">בני</text:span><text:span text:style-name="T67"> </text:span><text:span text:style-name="T72">ישראל</text:span><text:span text:style-name="T67"> </text:span><text:span text:style-name="T72">לה' </text:span><text:span text:style-name="T102">וטמאתו</text:span><text:span text:style-name="T101"> </text:span><text:span text:style-name="T102">עליו</text:span><text:span text:style-name="T101"> </text:span><text:span text:style-name="T102">ונכרתה</text:span><text:span text:style-name="T67"> </text:span><text:span text:style-name="T72">הנפש</text:span><text:span text:style-name="T67"> </text:span><text:span text:style-name="T72">ההוא</text:span><text:span text:style-name="T67"> </text:span><text:span text:style-name="T72">מלפני</text:span><text:span text:style-name="T67"> </text:span><text:span text:style-name="T72">אני</text:span><text:span text:style-name="T67"> </text:span><text:span text:style-name="T72">ה']</text:span><text:span text:style-name="T116"> - בכל</text:span><text:span text:style-name="T4"> </text:span><text:span text:style-name="T116">הקדשים</text:span><text:span text:style-name="T4"> </text:span><text:span text:style-name="T116">הכתוב</text:span><text:span text:style-name="T4"> </text:span><text:span text:style-name="T116">מדבר</text:span><text:span text:style-name="T4"> </text:span><text:span text:style-name="T26">(</text:span><text:span text:style-name="T62">לרבות</text:span><text:span text:style-name="T67"> </text:span><text:span text:style-name="T62">כל</text:span><text:span text:style-name="T67"> </text:span><text:span text:style-name="T62">הקדשים</text:span><text:span text:style-name="T67"> </text:span><text:span text:style-name="T62">לטומאה, בין</text:span><text:span text:style-name="T67"> </text:span><text:span text:style-name="T62">שיש</text:span><text:span text:style-name="T67"> </text:span><text:span text:style-name="T62">להן</text:span><text:span text:style-name="T67"> </text:span><text:span text:style-name="T62">מתירין</text:span><text:span text:style-name="T67"> </text:span><text:span text:style-name="T62">בין</text:span><text:span text:style-name="T67"> </text:span><text:span text:style-name="T62">שאין</text:span><text:span text:style-name="T67"> </text:span><text:span text:style-name="T62">להן</text:span><text:span text:style-name="T67"> </text:span><text:span text:style-name="T62">מתירין</text:span><text:span text:style-name="T26">)</text:span><text:span text:style-name="T116">; </text:span></text:p>
      <text:p text:style-name="P3"><text:span text:style-name="T65">[שם</text:span><text:span text:style-name="T69"> </text:span><text:span text:style-name="T65">משנה</text:span><text:span text:style-name="T69"> </text:span><text:span text:style-name="T65">ז, בשנויים]</text:span><text:span text:style-name="T116"> יכול</text:span><text:span text:style-name="T4"> </text:span><text:span text:style-name="T26">(</text:span><text:span text:style-name="T62">אם</text:span><text:span text:style-name="T67"> </text:span><text:span text:style-name="T62">הוא</text:span><text:span text:style-name="T67"> </text:span><text:span text:style-name="T62">דבר</text:span><text:span text:style-name="T67"> </text:span><text:span text:style-name="T62">שיש</text:span><text:span text:style-name="T67"> </text:span><text:span text:style-name="T62">לו</text:span><text:span text:style-name="T67"> </text:span><text:span text:style-name="T62">מתירין</text:span><text:span text:style-name="T26">)</text:span><text:span text:style-name="T116"> יהו</text:span><text:span text:style-name="T4"> </text:span><text:span text:style-name="T116">חייבין</text:span><text:span text:style-name="T4"> </text:span><text:span text:style-name="T116">עליהן</text:span><text:span text:style-name="T4"> </text:span><text:span text:style-name="T26">(</text:span><text:span text:style-name="T62">משום</text:span><text:span text:style-name="T67"> </text:span><text:span text:style-name="T62">טומאה</text:span><text:span text:style-name="T26">)</text:span><text:span text:style-name="T116"> מיד</text:span><text:span text:style-name="T4"> </text:span><text:span text:style-name="T26">(</text:span><text:span text:style-name="T62">קודם</text:span><text:span text:style-name="T67"> </text:span><text:span text:style-name="T62">שיקרבו</text:span><text:span text:style-name="T67"> </text:span><text:span text:style-name="T62">מתירין, ואותן</text:span><text:span text:style-name="T67"> </text:span><text:span text:style-name="T62">שאין</text:span><text:span text:style-name="T67"> </text:span><text:span text:style-name="T62">להן</text:span><text:span text:style-name="T67"> </text:span><text:span text:style-name="T62">מתירין</text:span><text:span text:style-name="T67"> </text:span><text:span text:style-name="T62">- יהו</text:span><text:span text:style-name="T67"> </text:span><text:span text:style-name="T62">חייבין</text:span><text:span text:style-name="T67"> </text:span><text:span text:style-name="T62">עליהן</text:span><text:span text:style-name="T67"> </text:span><text:span text:style-name="T62">משום</text:span><text:span text:style-name="T67"> </text:span><text:span text:style-name="T62">טומאה</text:span><text:span text:style-name="T67"> </text:span><text:span text:style-name="T62">לאלתר: קודם</text:span><text:span text:style-name="T67"> </text:span><text:span text:style-name="T62">שינתנו</text:span><text:span text:style-name="T67"> </text:span><text:span text:style-name="T62">בכלי</text:span><text:span text:style-name="T26">)</text:span><text:span text:style-name="T116">? </text:span></text:p>
      <text:p text:style-name="P3"><text:span text:style-name="T116">תלמוד</text:span><text:span text:style-name="T4"> </text:span><text:span text:style-name="T116">לומר: '</text:span><text:span text:style-name="T34">אשר</text:span><text:span text:style-name="T4"> </text:span><text:span text:style-name="T34">יקרב</text:span><text:span text:style-name="T116">' </text:span><text:span text:style-name="T26">(</text:span><text:span text:style-name="T62">והאי</text:span><text:span text:style-name="T67"> </text:span><text:span text:style-name="T62">'</text:span><text:span text:style-name="T72">יקרב</text:span><text:span text:style-name="T62">' משמע</text:span><text:span text:style-name="T67"> </text:span><text:span text:style-name="T62">נגיעה: דבנגיעה</text:span><text:span text:style-name="T67"> </text:span><text:span text:style-name="T62">לחודה</text:span><text:span text:style-name="T67"> </text:span><text:span text:style-name="T62">מחייב, ד</text:span><text:span text:style-name="T72">כי</text:span><text:span text:style-name="T67"> </text:span><text:span text:style-name="T72">יגע</text:span><text:span text:style-name="T67"> </text:span><text:span text:style-name="T64">(ויקרא</text:span><text:span text:style-name="T68"> </text:span><text:span text:style-name="T64">ה,ג; ז,כא)</text:span><text:span text:style-name="T62"> מתרגמינן</text:span><text:span text:style-name="T67"> </text:span><text:span text:style-name="T62">'ארי</text:span><text:span text:style-name="T67"> </text:span><text:span text:style-name="T62">יקרב'</text:span><text:span text:style-name="T26">)</text:span><text:span text:style-name="T116">.</text:span></text:p>
      <text:p text:style-name="P3"><text:span text:style-name="T116">אמר</text:span><text:span text:style-name="T4"> </text:span><text:span text:style-name="T116">רבי</text:span><text:span text:style-name="T4"> </text:span><text:span text:style-name="T116">אלעזר: וכי</text:span><text:span text:style-name="T4"> </text:span><text:span text:style-name="T116">יש</text:span><text:span text:style-name="T4"> </text:span><text:span text:style-name="T116">נוגע</text:span><text:span text:style-name="T4"> </text:span><text:span text:style-name="T116">שהוא</text:span><text:span text:style-name="T4"> </text:span><text:span text:style-name="T116">חייב</text:span><text:span text:style-name="T4"> </text:span><text:span text:style-name="T26">(</text:span><text:span text:style-name="T62">כרת</text:span><text:span text:style-name="T26">)</text:span><text:span text:style-name="T116">?</text:span> <text:span text:style-name="T116">הא</text:span><text:span text:style-name="T4"> </text:span><text:span text:style-name="T116">כיצד</text:span><text:span text:style-name="T4"> </text:span><text:span text:style-name="T26">(</text:span><text:span text:style-name="T62">אם</text:span><text:span text:style-name="T67"> </text:span><text:span text:style-name="T62">כן</text:span><text:span text:style-name="T67"> </text:span><text:span text:style-name="T62">למה</text:span><text:span text:style-name="T67"> </text:span><text:span text:style-name="T62">נאמר</text:span><text:span text:style-name="T67"> </text:span><text:span text:style-name="T72">אשר</text:span><text:span text:style-name="T67"> </text:span><text:span text:style-name="T72">יקרב</text:span><text:span text:style-name="T62">, דמשמע</text:span><text:span text:style-name="T67"> </text:span><text:span text:style-name="T62">נגיעה</text:span><text:span text:style-name="T67"> </text:span><text:span text:style-name="T62">בעלמא</text:span><text:span text:style-name="T26">)</text:span>!?<text:span text:style-name="T116"> </text:span></text:p>
      <text:p text:style-name="P44"><text:span text:style-name="T79">תוספות</text:span><text:span text:style-name="T76"> </text:span><text:span text:style-name="T79">ד"ה</text:span><text:span text:style-name="T76"> </text:span><text:span text:style-name="T79">הא</text:span><text:span text:style-name="T76"> </text:span><text:span text:style-name="T79">כיצד</text:span><text:span text:style-name="T62">: כלומר: אם</text:span><text:span text:style-name="T67"> </text:span><text:span text:style-name="T62">[כן] קשו</text:span><text:span text:style-name="T67"> </text:span><text:span text:style-name="T62">קראי</text:span><text:span text:style-name="T67"> </text:span><text:span text:style-name="T62">אהדדי: ד</text:span><text:span text:style-name="T72">אשר</text:span><text:span text:style-name="T67"> </text:span><text:span text:style-name="T72">יקדישו</text:span><text:span text:style-name="T67"> </text:span><text:span text:style-name="T62">משמע</text:span><text:span text:style-name="T67"> </text:span><text:span text:style-name="T62">משעת</text:span><text:span text:style-name="T67"> </text:span><text:span text:style-name="T62">הקדש, ו</text:span><text:span text:style-name="T32">אשר</text:span><text:span text:style-name="T2"> </text:span><text:span text:style-name="T32">יקרב</text:span><text:span text:style-name="T1"> </text:span><text:span text:style-name="T62">משמע</text:span><text:span text:style-name="T67"> </text:span><text:span text:style-name="T62">הקרבה</text:span><text:span text:style-name="T67"> </text:span><text:span text:style-name="T62">ממש!?</text:span><text:span text:style-name="T126"> </text:span></text:p>
      <text:p text:style-name="P3"><text:span text:style-name="T26">(</text:span><text:span text:style-name="T62">אלא</text:span><text:span text:style-name="T67"> </text:span><text:span text:style-name="T62">לא</text:span><text:span text:style-name="T67"> </text:span><text:span text:style-name="T62">משמע</text:span><text:span text:style-name="T67"> </text:span><text:span text:style-name="T62">נגיעה, אלא</text:span><text:span text:style-name="T67"> </text:span><text:span text:style-name="T62">הכי</text:span><text:span text:style-name="T67"> </text:span><text:span text:style-name="T62">משמע: דאינו</text:span><text:span text:style-name="T67"> </text:span><text:span text:style-name="T62">חייב</text:span><text:span text:style-name="T67"> </text:span><text:span text:style-name="T62">עליו</text:span><text:span text:style-name="T67"> </text:span><text:span text:style-name="T62">משום</text:span><text:span text:style-name="T67"> </text:span><text:span text:style-name="T62">טומאה</text:span><text:span text:style-name="T67"> </text:span><text:span text:style-name="T62">עד</text:span><text:span text:style-name="T67"> </text:span><text:span text:style-name="T62">שיכשר</text:span><text:span text:style-name="T67"> </text:span><text:span text:style-name="T62">ליקרב, דהיינו</text:span><text:span text:style-name="T67"> </text:span><text:span text:style-name="T62">עד</text:span><text:span text:style-name="T67"> </text:span><text:span text:style-name="T62">שיקרבו</text:span><text:span text:style-name="T67"> </text:span><text:span text:style-name="T62">מתירין:</text:span><text:span text:style-name="T26">)</text:span><text:span text:style-name="T116"> כל</text:span><text:span text:style-name="T4"> </text:span><text:span text:style-name="T116">דבר</text:span><text:span text:style-name="T4"> </text:span><text:span text:style-name="T116">שיש</text:span><text:span text:style-name="T4"> </text:span><text:span text:style-name="T116">לו</text:span><text:span text:style-name="T4"> </text:span><text:span text:style-name="T116">מתירין</text:span><text:span text:style-name="T4"> </text:span><text:span text:style-name="T116">אינו</text:span><text:span text:style-name="T4"> </text:span><text:span text:style-name="T116">חייב</text:span><text:span text:style-name="T4"> </text:span><text:span text:style-name="T116">עד</text:span><text:span text:style-name="T4"> </text:span><text:span text:style-name="T116">שיקרבו</text:span><text:span text:style-name="T4"> </text:span><text:span text:style-name="T116">מתירין, וכל</text:span><text:span text:style-name="T4"> </text:span><text:span text:style-name="T116">דבר</text:span><text:span text:style-name="T4"> </text:span><text:span text:style-name="T116">שאין</text:span><text:span text:style-name="T4"> </text:span><text:span text:style-name="T116">לו</text:span><text:span text:style-name="T4"> </text:span><text:span text:style-name="T116">מתירין</text:span><text:span text:style-name="T4"> </text:span><text:span text:style-name="T116">אינו</text:span><text:span text:style-name="T4"> </text:span><text:span text:style-name="T116">חייב</text:span><text:span text:style-name="T4"> </text:span><text:span text:style-name="T116">עד</text:span><text:span text:style-name="T4"> </text:span><text:span text:style-name="T116">שיקדש</text:span><text:span text:style-name="T4"> </text:span><text:span text:style-name="T116">בכלי</text:span>' <text:span text:style-name="T26">(</text:span><text:span text:style-name="T62">ונותר</text:span><text:span text:style-name="T67"> </text:span><text:span text:style-name="T62">אתי</text:span><text:span text:style-name="T67"> </text:span><text:span text:style-name="T62">'חילול' 'חילול' מטמא, כדאמרינן</text:span><text:span text:style-name="T67"> </text:span><text:span text:style-name="T62">במסכת</text:span><text:span text:style-name="T67"> </text:span><text:span text:style-name="T62">זבחים</text:span><text:span text:style-name="T67"> </text:span><text:span text:style-name="T64">(דף</text:span><text:span text:style-name="T68"> </text:span><text:span text:style-name="T64">מה.)*</text:span><text:span text:style-name="T26">)</text:span>.</text:p>
      <text:p text:style-name="P12"><text:span text:style-name="T79">*</text:span><text:span text:style-name="T41">[</text:span><text:span text:style-name="T28">בנותר</text:span><text:span text:style-name="T2"> </text:span><text:span text:style-name="T28">כתיב</text:span><text:span text:style-name="T2"> </text:span><text:span text:style-name="T32">כי</text:span><text:span text:style-name="T2"> </text:span><text:span text:style-name="T32">את</text:span><text:span text:style-name="T2"> </text:span><text:span text:style-name="T135">קדש</text:span><text:span text:style-name="T2"> </text:span><text:span text:style-name="T32">ה' </text:span><text:span text:style-name="T135">חלל</text:span><text:span text:style-name="T2"> </text:span><text:span text:style-name="T29">(ויקרא</text:span><text:span text:style-name="T3"> </text:span><text:span text:style-name="T29">יט,ח)</text:span><text:span text:style-name="T62">,</text:span><text:span text:style-name="T28"> ובטומאה</text:span><text:span text:style-name="T2"> </text:span><text:span text:style-name="T28">כתיב</text:span><text:span text:style-name="T2"> </text:span><text:span text:style-name="T32">וינזרו</text:span><text:span text:style-name="T2"> </text:span><text:span text:style-name="T32">... </text:span><text:span text:style-name="T135">ולא</text:span><text:span text:style-name="T132"> </text:span><text:span text:style-name="T135">יחללו</text:span><text:span text:style-name="T2"> </text:span><text:span text:style-name="T29">(ויקרא</text:span><text:span text:style-name="T3"> </text:span><text:span text:style-name="T29">כב,ב) – </text:span><text:span text:style-name="T40">רש"י</text:span><text:span text:style-name="T45"> </text:span><text:span text:style-name="T40">זבחים</text:span><text:span text:style-name="T45"> </text:span><text:span text:style-name="T40">מד,א, בפירוש</text:span><text:span text:style-name="T45"> </text:span><text:span text:style-name="T40">'ואתי</text:span><text:span text:style-name="T45"> </text:span><text:span text:style-name="T40">נותר</text:span><text:span text:style-name="T45"> </text:span><text:span text:style-name="T40">'חילול' 'חילול' מטומאה.</text:span><text:span text:style-name="T41">]</text:span></text:p>
      <text:p text:style-name="P29"/>
      <text:p text:style-name="P32">הדרן<text:span text:style-name="T1"> </text:span>עלך<text:span text:style-name="T1"> </text:span>חטאת<text:span text:style-name="T1"> </text:span>העוף</text:p>
      <text:p text:style-name="P62"/>
      <text:p text:style-name="P7">מעילה<text:span text:style-name="T1"> </text:span>פרק<text:span text:style-name="T1"> </text:span>שלישי<text:span text:style-name="T1"> </text:span>ולד<text:span text:style-name="T1"> </text:span>חטאת</text:p>
      <text:p text:style-name="P3"/>
      <text:p text:style-name="P3">(מעילה<text:span text:style-name="T1"> </text:span>י,ב)</text:p>
      <text:p text:style-name="P3">משנה:</text:p>
      <text:p text:style-name="P3">ולד<text:span text:style-name="T1"> </text:span>חטאת, ותמורת<text:span text:style-name="T1"> </text:span>חטאת, וחטאת<text:span text:style-name="T1"> </text:span>שמתו<text:span text:style-name="T1"> </text:span>בעליה<text:span text:style-name="T1"> – </text:span>ימותו; <text:span text:style-name="T26">(</text:span><text:span text:style-name="T62">דהני</text:span><text:span text:style-name="T67"> </text:span><text:span text:style-name="T62">הוו</text:span><text:span text:style-name="T67"> </text:span><text:span text:style-name="T62">מהנך</text:span><text:span text:style-name="T67"> </text:span><text:span text:style-name="T62">חמש</text:span><text:span text:style-name="T67"> </text:span><text:span text:style-name="T62">חטאות</text:span><text:span text:style-name="T67"> </text:span><text:span text:style-name="T62">המתות; והנך</text:span><text:span text:style-name="T67"> </text:span><text:span text:style-name="T62">שלש</text:span><text:span text:style-name="T67"> </text:span><text:span text:style-name="T62">מתות</text:span><text:span text:style-name="T67"> </text:span><text:span text:style-name="T62">לעולם, בין</text:span><text:span text:style-name="T67"> </text:span><text:span text:style-name="T62">לפני</text:span><text:span text:style-name="T67"> </text:span><text:span text:style-name="T62">כפרה</text:span><text:span text:style-name="T67"> </text:span><text:span text:style-name="T62">בין</text:span><text:span text:style-name="T67"> </text:span><text:span text:style-name="T62">לאחר</text:span><text:span text:style-name="T67"> </text:span><text:span text:style-name="T62">כפרה: ולד</text:span><text:span text:style-name="T67"> </text:span><text:span text:style-name="T62">חטאת</text:span><text:span text:style-name="T67"> </text:span><text:span text:style-name="T62">להכי</text:span><text:span text:style-name="T67"> </text:span><text:span text:style-name="T62">מתה: שהרי</text:span><text:span text:style-name="T67"> </text:span><text:span text:style-name="T62">אינה</text:span><text:span text:style-name="T67"> </text:span><text:span text:style-name="T62">ראויה</text:span><text:span text:style-name="T67"> </text:span><text:span text:style-name="T62">לכפרה</text:span><text:span text:style-name="T67"> </text:span><text:span text:style-name="T62">שלא</text:span><text:span text:style-name="T67"> </text:span><text:span text:style-name="T62">הפרישה</text:span><text:span text:style-name="T67"> </text:span><text:span text:style-name="T62">מתחלה</text:span><text:span text:style-name="T67"> </text:span><text:span text:style-name="T62">לכך; ותמורת</text:span><text:span text:style-name="T67"> </text:span><text:span text:style-name="T62">חטאת</text:span><text:span text:style-name="T67"> </text:span><text:span text:style-name="T62">נמי</text:span><text:span text:style-name="T67"> </text:span><text:span text:style-name="T62">להכי</text:span><text:span text:style-name="T67"> </text:span><text:span text:style-name="T62">מתה: שהרי</text:span><text:span text:style-name="T67"> </text:span><text:span text:style-name="T62">באה</text:span><text:span text:style-name="T67"> </text:span><text:span text:style-name="T62">בעבירה, ד'</text:span><text:span text:style-name="T72">[ו]לא</text:span><text:span text:style-name="T67"> </text:span><text:span text:style-name="T72">ימיר</text:span><text:span text:style-name="T62">' כתיב</text:span><text:span text:style-name="T67"> </text:span><text:span text:style-name="T64">[ויקרא</text:span><text:span text:style-name="T68"> </text:span><text:span text:style-name="T64">כז,י]</text:span><text:span text:style-name="T62">; וחטאת</text:span><text:span text:style-name="T67"> </text:span><text:span text:style-name="T62">שמתו</text:span><text:span text:style-name="T67"> </text:span><text:span text:style-name="T62">בעליה</text:span><text:span text:style-name="T67"> </text:span><text:span text:style-name="T62">נמי</text:span><text:span text:style-name="T67"> </text:span><text:span text:style-name="T62">להכי</text:span><text:span text:style-name="T67"> </text:span><text:span text:style-name="T62">מתה: דאין</text:span><text:span text:style-name="T67"> </text:span><text:span text:style-name="T62">כפרה</text:span><text:span text:style-name="T67"> </text:span><text:span text:style-name="T62">למתים, דמיתתן</text:span><text:span text:style-name="T67"> </text:span><text:span text:style-name="T62">כיפרה</text:span><text:span text:style-name="T67"> </text:span><text:span text:style-name="T62">עליהם;</text:span><text:span text:style-name="T26">)</text:span></text:p>
      <text:p text:style-name="P3">ושעיברה<text:span text:style-name="T1"> </text:span>שנתה<text:span text:style-name="T1"> </text:span>ושאבדה<text:span text:style-name="T1"> </text:span><text:span text:style-name="T26">(</text:span><text:span text:style-name="T62">עד</text:span><text:span text:style-name="T67"> </text:span><text:span text:style-name="T62">שהיא</text:span><text:span text:style-name="T67"> </text:span><text:span text:style-name="T62">תמימה</text:span><text:span text:style-name="T26">)</text:span> ונמצאת<text:span text:style-name="T1"> </text:span><text:span text:style-name="T26">(</text:span><text:span text:style-name="T62">והרי</text:span><text:span text:style-name="T67"> </text:span><text:span text:style-name="T62">היא</text:span><text:span text:style-name="T26">)</text:span> בעלת<text:span text:style-name="T1"> </text:span>מום: </text:p>
      <text:p text:style-name="P3">1) אם<text:span text:style-name="T1"> </text:span>משכיפרו<text:span text:style-name="T1"> </text:span>הבעלים<text:span text:style-name="T1"> </text:span><text:span text:style-name="T26">(</text:span><text:span text:style-name="T62">באחרת: שלא</text:span><text:span text:style-name="T67"> </text:span><text:span text:style-name="T62">רצו</text:span><text:span text:style-name="T67"> </text:span><text:span text:style-name="T62">להתכפר</text:span><text:span text:style-name="T67"> </text:span><text:span text:style-name="T62">בדמי</text:span><text:span text:style-name="T67"> </text:span><text:span text:style-name="T62">זו</text:span><text:span text:style-name="T67"> </text:span><text:span text:style-name="T62">שעברה</text:span><text:span text:style-name="T67"> </text:span><text:span text:style-name="T62">שנתה</text:span><text:span text:style-name="T67"> </text:span><text:span text:style-name="T62">או</text:span><text:span text:style-name="T67"> </text:span><text:span text:style-name="T62">שאבדה</text:span><text:span text:style-name="T67"> </text:span><text:span text:style-name="T62">ונמצאת</text:span><text:span text:style-name="T67"> </text:span><text:span text:style-name="T62">בעלת</text:span><text:span text:style-name="T67"> </text:span><text:span text:style-name="T62">מום</text:span><text:span text:style-name="T26">)</text:span> – תמות<text:span text:style-name="T1"> </text:span><text:span text:style-name="T26">(</text:span><text:span text:style-name="T62">ואפילו</text:span><text:span text:style-name="T67"> </text:span><text:span text:style-name="T62">נמצאת</text:span><text:span text:style-name="T67"> </text:span><text:span text:style-name="T62">קודם</text:span><text:span text:style-name="T67"> </text:span><text:span text:style-name="T62">כפרה</text:span><text:span text:style-name="T67"> </text:span><text:span text:style-name="T62">ונתכפרו</text:span><text:span text:style-name="T67"> </text:span><text:span text:style-name="T62">בעליה</text:span><text:span text:style-name="T67"> </text:span><text:span text:style-name="T62">באחרת</text:span><text:span text:style-name="T67"> </text:span><text:span text:style-name="T62">תמות: הואיל</text:span><text:span text:style-name="T67"> </text:span><text:span text:style-name="T62">ונמצאת</text:span><text:span text:style-name="T67"> </text:span><text:span text:style-name="T62">בעלת</text:span><text:span text:style-name="T67"> </text:span><text:span text:style-name="T62">מום*</text:span><text:span text:style-name="T26">)</text:span>, ואינה<text:span text:style-name="T1"> </text:span>עושה<text:span text:style-name="T1"> </text:span>תמורה<text:span text:style-name="T1"> </text:span><text:span text:style-name="T26">(</text:span><text:span text:style-name="T62">דכיון</text:span><text:span text:style-name="T67"> </text:span><text:span text:style-name="T62">דנתכפרו</text:span><text:span text:style-name="T67"> </text:span><text:span text:style-name="T62">באחרת: דלא</text:span><text:span text:style-name="T67"> </text:span><text:span text:style-name="T62">אחשבה</text:span><text:span text:style-name="T67"> </text:span><text:span text:style-name="T62">להאי</text:span><text:span text:style-name="T67"> </text:span><text:span text:style-name="T62">לא</text:span><text:span text:style-name="T67"> </text:span><text:span text:style-name="T62">לקדושת</text:span><text:span text:style-name="T67"> </text:span><text:span text:style-name="T62">דמים</text:span><text:span text:style-name="T67"> </text:span><text:span text:style-name="T62">ולא</text:span><text:span text:style-name="T67"> </text:span><text:span text:style-name="T62">לקדושת</text:span><text:span text:style-name="T67"> </text:span><text:span text:style-name="T62">מזבח</text:span><text:span text:style-name="T67"> </text:span><text:span text:style-name="T62">- הילכך</text:span><text:span text:style-name="T67"> </text:span><text:span text:style-name="T62">לא</text:span><text:span text:style-name="T67"> </text:span><text:span text:style-name="T62">אלימא</text:span><text:span text:style-name="T67"> </text:span><text:span text:style-name="T62">למיתפס</text:span><text:span text:style-name="T67"> </text:span><text:span text:style-name="T62">אחרים</text:span><text:span text:style-name="T67"> </text:span><text:span text:style-name="T62">בתמורה, 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בעלמא</text:span><text:span text:style-name="T67"> </text:span><text:span text:style-name="T62">בעל</text:span><text:span text:style-name="T67"> </text:span><text:span text:style-name="T62">מום</text:span><text:span text:style-name="T67"> </text:span><text:span text:style-name="T62">עושה</text:span><text:span text:style-name="T67"> </text:span><text:span text:style-name="T62">תמורה, דכתיב</text:span><text:span text:style-name="T67"> </text:span><text:span text:style-name="T72">או</text:span><text:span text:style-name="T67"> </text:span><text:span text:style-name="T72">רע</text:span><text:span text:style-name="T67"> </text:span><text:span text:style-name="T72">בטוב</text:span><text:span text:style-name="T67"> </text:span><text:span text:style-name="T64">[ויקרא</text:span><text:span text:style-name="T68"> </text:span><text:span text:style-name="T64">כז,י]</text:span><text:span text:style-name="T62"> - הכא</text:span><text:span text:style-name="T67"> </text:span><text:span text:style-name="T62">לא</text:span><text:span text:style-name="T67"> </text:span><text:span text:style-name="T62">תפיס</text:span><text:span text:style-name="T26">) (</text:span><text:span text:style-name="T62">תוספות</text:span><text:span text:style-name="T67"> </text:span><text:span text:style-name="T62">ד"ה</text:span><text:span text:style-name="T67"> </text:span><text:span text:style-name="T62">ואינה</text:span><text:span text:style-name="T67"> </text:span><text:span text:style-name="T62">עושה</text:span><text:span text:style-name="T67"> </text:span><text:span text:style-name="T62">תמורה: שאם</text:span><text:span text:style-name="T67"> </text:span><text:span text:style-name="T62">תתפיס</text:span><text:span text:style-name="T67"> </text:span><text:span text:style-name="T62">בהמה</text:span><text:span text:style-name="T67"> </text:span><text:span text:style-name="T62">אינה</text:span><text:span text:style-name="T67"> </text:span><text:span text:style-name="T62">מקודשת</text:span><text:span text:style-name="T67"> </text:span><text:span text:style-name="T62">דהא</text:span><text:span text:style-name="T67"> </text:span><text:span text:style-name="T62">למיתה</text:span><text:span text:style-name="T67"> </text:span><text:span text:style-name="T62">אזלא</text:span><text:span text:style-name="T26">)</text:span>, ולא<text:span text:style-name="T1"> </text:span>נהנין<text:span text:style-name="T1"> </text:span><text:span text:style-name="T26">(</text:span><text:span text:style-name="T62">מהם</text:span><text:span text:style-name="T67"> </text:span><text:span text:style-name="T62">לכתחלה</text:span><text:span text:style-name="T67"> </text:span><text:span text:style-name="T62">הואיל</text:span><text:span text:style-name="T67"> </text:span><text:span text:style-name="T62">וקדושין</text:span><text:span text:style-name="T67"> </text:span><text:span text:style-name="T62">הוו</text:span><text:span text:style-name="T26">)</text:span> ולא<text:span text:style-name="T1"> </text:span>מועלין<text:span text:style-name="T1"> </text:span><text:span text:style-name="T26">(</text:span><text:span text:style-name="T62">ואם</text:span><text:span text:style-name="T67"> </text:span><text:span text:style-name="T62">נהנין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הן</text:span><text:span text:style-name="T67"> </text:span><text:span text:style-name="T62">מדאורייתא</text:span><text:span text:style-name="T67"> </text:span><text:span text:style-name="T62">אלא</text:span><text:span text:style-name="T67"> </text:span><text:span text:style-name="T62">מדרבנן</text:span><text:span text:style-name="T67"> </text:span><text:span text:style-name="T62">ואינו</text:span><text:span text:style-name="T67"> </text:span><text:span text:style-name="T62">משלם</text:span><text:span text:style-name="T67"> </text:span><text:span text:style-name="T62">אלא</text:span><text:span text:style-name="T67"> </text:span><text:span text:style-name="T62">קרן</text:span><text:span text:style-name="T67"> </text:span><text:span text:style-name="T62">בלבד</text:span><text:span text:style-name="T26">)</text:span>;</text:p>
      <text:p text:style-name="P26"><text:span text:style-name="T26">(</text:span><text:span text:style-name="T28">*אבל</text:span><text:span text:style-name="T2"> </text:span><text:span text:style-name="T28">אם</text:span><text:span text:style-name="T2"> </text:span><text:span text:style-name="T28">נמצאת</text:span><text:span text:style-name="T2"> </text:span><text:span text:style-name="T28">תמימה</text:span><text:span text:style-name="T2"> </text:span><text:span text:style-name="T28">קודם</text:span><text:span text:style-name="T2"> </text:span><text:span text:style-name="T28">כפרה, אף</text:span><text:span text:style-name="T2"> </text:span><text:span text:style-name="T28">על</text:span><text:span text:style-name="T2"> </text:span><text:span text:style-name="T28">פי</text:span><text:span text:style-name="T2"> </text:span><text:span text:style-name="T28">שנתכפרו</text:span><text:span text:style-name="T2"> </text:span><text:span text:style-name="T28">באחרת</text:span><text:span text:style-name="T2"> </text:span><text:span text:style-name="T28">- אינה</text:span><text:span text:style-name="T2"> </text:span><text:span text:style-name="T28">מתה, אלא</text:span><text:span text:style-name="T2"> </text:span><text:span text:style-name="T28">תרעה; והכי</text:span><text:span text:style-name="T2"> </text:span><text:span text:style-name="T28">אמרינן</text:span><text:span text:style-name="T2"> </text:span><text:span text:style-name="T28">במסכת</text:span><text:span text:style-name="T2"> </text:span><text:span text:style-name="T28">תמורה</text:span><text:span text:style-name="T2"> </text:span><text:span text:style-name="T28">בפרק</text:span><text:span text:style-name="T2"> </text:span><text:span text:style-name="T28">'ולד</text:span><text:span text:style-name="T2"> </text:span><text:span text:style-name="T28">חטאת' </text:span><text:span text:style-name="T29">(דף</text:span><text:span text:style-name="T3"> </text:span><text:span text:style-name="T29">כב.)</text:span><text:span text:style-name="T26">)</text:span><text:span text:style-name="T28"> </text:span></text:p>
      <text:p text:style-name="P3"/>
      <text:p text:style-name="P3">(מעילה<text:span text:style-name="T1"> </text:span>יא,א)</text:p>
      <text:p text:style-name="P3"><text:span text:style-name="T40">המשך</text:span><text:span text:style-name="T45"> </text:span><text:span text:style-name="T40">המשנה</text:span><text:tab/></text:p>
      <text:p text:style-name="P3">2) ואם<text:span text:style-name="T1"> </text:span>עד<text:span text:style-name="T1"> </text:span>שלא<text:span text:style-name="T1"> </text:span>כיפרו<text:span text:style-name="T1"> </text:span>הבעלים<text:span text:style-name="T1"> </text:span><text:span text:style-name="T26">(</text:span><text:span text:style-name="T62">באחרת</text:span><text:span text:style-name="T67"> </text:span><text:span text:style-name="T62">נמצאו, ורוצין</text:span><text:span text:style-name="T67"> </text:span><text:span text:style-name="T62">להתכפר</text:span><text:span text:style-name="T67"> </text:span><text:span text:style-name="T62">בדמי</text:span><text:span text:style-name="T67"> </text:span><text:span text:style-name="T62">אותה</text:span><text:span text:style-name="T67"> </text:span><text:span text:style-name="T62">שהיא</text:span><text:span text:style-name="T67"> </text:span><text:span text:style-name="T62">בעלת</text:span><text:span text:style-name="T67"> </text:span><text:span text:style-name="T62">מום, הואיל</text:span><text:span text:style-name="T67"> </text:span><text:span text:style-name="T62">ומסאבא</text:span><text:span text:style-name="T67"> </text:span><text:span text:style-name="T62">וקיימא</text:span><text:span text:style-name="T26">)</text:span> – [תרעה<text:span text:style-name="T1"> </text:span>עד<text:span text:style-name="T1"> </text:span>שתסתאב<text:span text:style-name="T1"> </text:span>ו]תמכר<text:span text:style-name="T1"> </text:span><text:span text:style-name="T26">(</text:span><text:span text:style-name="T62">לאלתר</text:span><text:span text:style-name="T26">)</text:span>, ויקחו<text:span text:style-name="T1"> </text:span>בדמיה<text:span text:style-name="T1"> </text:span><text:span text:style-name="T26">(</text:span><text:span text:style-name="T62">חטאת</text:span><text:span text:style-name="T26">)</text:span> אחרת, <text:span text:style-name="T26">(</text:span><text:span text:style-name="T62">ואותה</text:span><text:span text:style-name="T67"> </text:span><text:span text:style-name="T62">שעברה</text:span><text:span text:style-name="T67"> </text:span><text:span text:style-name="T62">שנתה</text:span><text:span text:style-name="T67"> </text:span><text:span text:style-name="T62">תרעה</text:span><text:span text:style-name="T67"> </text:span><text:span text:style-name="T62">עד</text:span><text:span text:style-name="T67"> </text:span><text:span text:style-name="T62">שתסתאב</text:span><text:span text:style-name="T67"> </text:span><text:span text:style-name="T62">ותמכר</text:span><text:span text:style-name="T67"> </text:span><text:span text:style-name="T62">ויביא</text:span><text:span text:style-name="T67"> </text:span><text:span text:style-name="T62">בדמיה</text:span><text:span text:style-name="T67"> </text:span><text:span text:style-name="T62">אחרת;</text:span><text:span text:style-name="T26">)</text:span> ועושה<text:span text:style-name="T1"> </text:span>תמורה, ומועלין<text:span text:style-name="T1"> </text:span>בה<text:span text:style-name="T1"> </text:span><text:span text:style-name="T26">(</text:span><text:span text:style-name="T62">הואיל</text:span><text:span text:style-name="T67"> </text:span><text:span text:style-name="T62">וקדושה</text:span><text:span text:style-name="T67"> </text:span><text:span text:style-name="T62">קדושת</text:span><text:span text:style-name="T67"> </text:span><text:span text:style-name="T62">דמים</text:span><text:span text:style-name="T26">)</text:span>.</text:p>
      <text:p text:style-name="P3"/>
      <text:p text:style-name="P3">גמרא:</text:p>
      <text:p text:style-name="P3">מאי<text:span text:style-name="T1"> </text:span>שנא<text:span text:style-name="T1"> </text:span>רישא<text:span text:style-name="T1"> </text:span>דלא<text:span text:style-name="T1"> </text:span>קא<text:span text:style-name="T1"> </text:span>מיפלגי<text:span text:style-name="T1"> </text:span><text:span text:style-name="T26">(</text:span><text:span text:style-name="T62">ואמר</text:span><text:span text:style-name="T67"> </text:span><text:span text:style-name="T62">דלעולם</text:span><text:span text:style-name="T67"> </text:span><text:span text:style-name="T62">ימותו: בין</text:span><text:span text:style-name="T67"> </text:span><text:span text:style-name="T62">משכיפרו</text:span><text:span text:style-name="T67"> </text:span><text:span text:style-name="T62">בין</text:span><text:span text:style-name="T67"> </text:span><text:span text:style-name="T62">עד</text:span><text:span text:style-name="T67"> </text:span><text:span text:style-name="T62">שלא</text:span><text:span text:style-name="T67"> </text:span><text:span text:style-name="T62">כיפרו</text:span><text:span text:style-name="T26">)</text:span> ומאי<text:span text:style-name="T1"> </text:span>שנא<text:span text:style-name="T1"> </text:span>סיפא<text:span text:style-name="T1"> </text:span>דקא<text:span text:style-name="T1"> </text:span>מיפלגי?</text:p>
      <text:p text:style-name="P3">רישא<text:span text:style-name="T1"> </text:span>פסיקא<text:span text:style-name="T1"> </text:span>ליה<text:span text:style-name="T1"> </text:span><text:span text:style-name="T26">(</text:span><text:span text:style-name="T62">דלעולם</text:span><text:span text:style-name="T67"> </text:span><text:span text:style-name="T62">ימותו: דמאי</text:span><text:span text:style-name="T67"> </text:span><text:span text:style-name="T62">הפלגה</text:span><text:span text:style-name="T67"> </text:span><text:span text:style-name="T62">איכא</text:span><text:span text:style-name="T67"> </text:span><text:span text:style-name="T62">לפלוגי</text:span><text:span text:style-name="T67"> </text:span><text:span text:style-name="T62">ברישא? התם</text:span><text:span text:style-name="T67"> </text:span><text:span text:style-name="T62">ליכא</text:span><text:span text:style-name="T67"> </text:span><text:span text:style-name="T62">למימר</text:span><text:span text:style-name="T67"> </text:span><text:span text:style-name="T62">'כיפרו</text:span><text:span text:style-name="T67"> </text:span><text:span text:style-name="T62">ולא</text:span><text:span text:style-name="T67"> </text:span><text:span text:style-name="T62">כיפרו', דולד</text:span><text:span text:style-name="T67"> </text:span><text:span text:style-name="T62">חטאת</text:span><text:span text:style-name="T67"> </text:span><text:span text:style-name="T62">ותמורת</text:span><text:span text:style-name="T67"> </text:span><text:span text:style-name="T62">חטאת</text:span><text:span text:style-name="T67"> </text:span><text:span text:style-name="T62">אינהו</text:span><text:span text:style-name="T67"> </text:span><text:span text:style-name="T62">גופייהו</text:span><text:span text:style-name="T67"> </text:span><text:span text:style-name="T62">לא</text:span><text:span text:style-name="T67"> </text:span><text:span text:style-name="T62">הוו</text:span><text:span text:style-name="T67"> </text:span><text:span text:style-name="T62">חטאת, וחטאת</text:span><text:span text:style-name="T67"> </text:span><text:span text:style-name="T62">שמתו</text:span><text:span text:style-name="T67"> </text:span><text:span text:style-name="T62">בעליה</text:span><text:span text:style-name="T67"> </text:span><text:span text:style-name="T62">נמי</text:span><text:span text:style-name="T67"> </text:span><text:span text:style-name="T62">הא</text:span><text:span text:style-name="T67"> </text:span><text:span text:style-name="T62">מתו</text:span><text:span text:style-name="T67"> </text:span><text:span text:style-name="T62">להו</text:span><text:span text:style-name="T67"> </text:span><text:span text:style-name="T62">בעלים!</text:span><text:span text:style-name="T26">)</text:span>, סיפא<text:span text:style-name="T1"> </text:span>לא<text:span text:style-name="T1"> </text:span>פסיקא<text:span text:style-name="T1"> </text:span>ליה<text:span text:style-name="T1"> </text:span><text:span text:style-name="T26">(</text:span><text:span text:style-name="T62">אבל</text:span><text:span text:style-name="T67"> </text:span><text:span text:style-name="T62">בסיפא</text:span><text:span text:style-name="T67"> </text:span><text:span text:style-name="T62">איכא</text:span><text:span text:style-name="T67"> </text:span><text:span text:style-name="T62">לפלוגי</text:span><text:span text:style-name="T26">)</text:span>.</text:p>
      <text:p text:style-name="P3"/>
      <text:p text:style-name="P3">הא<text:span text:style-name="T1"> </text:span>תנא<text:span text:style-name="T1"> </text:span>ליה<text:span text:style-name="T1"> </text:span>גבי<text:span text:style-name="T1"> </text:span>תמורה<text:span text:style-name="T1"> </text:span><text:span text:style-name="T26">(</text:span><text:span text:style-name="T62">כי</text:span><text:span text:style-name="T67"> </text:span><text:span text:style-name="T62">האי</text:span><text:span text:style-name="T67"> </text:span><text:span text:style-name="T62">גוונא</text:span><text:span text:style-name="T67"> </text:span><text:span text:style-name="T64">[תמורה</text:span><text:span text:style-name="T68"> </text:span><text:span text:style-name="T64">פ"ד</text:span><text:span text:style-name="T68"> </text:span><text:span text:style-name="T64">מ"א]</text:span><text:span text:style-name="T26">)</text:span>?</text:p>
      <text:p text:style-name="P3">תנא<text:span text:style-name="T1"> </text:span>התם<text:span text:style-name="T1"> </text:span>משום<text:span text:style-name="T1"> </text:span>תמורה<text:span text:style-name="T1"> </text:span><text:span text:style-name="T26">(</text:span><text:span text:style-name="T62">איידי</text:span><text:span text:style-name="T67"> </text:span><text:span text:style-name="T62">דאיירי</text:span><text:span text:style-name="T67"> </text:span><text:span text:style-name="T62">בתמורה</text:span><text:span text:style-name="T67"> </text:span><text:span text:style-name="T62">איירי</text:span><text:span text:style-name="T67"> </text:span><text:span text:style-name="T62">נמי</text:span><text:span text:style-name="T67"> </text:span><text:span text:style-name="T62">במעילה</text:span><text:span text:style-name="T26">)</text:span>, תנא<text:span text:style-name="T1"> </text:span>הכא<text:span text:style-name="T1"> </text:span>משום<text:span text:style-name="T1"> </text:span>מעילה<text:span text:style-name="T1"> </text:span><text:span text:style-name="T26">(</text:span><text:span text:style-name="T62">ואיידי</text:span><text:span text:style-name="T67"> </text:span><text:span text:style-name="T62">דאיירי</text:span><text:span text:style-name="T67"> </text:span><text:span text:style-name="T62">במעילה</text:span><text:span text:style-name="T67"> </text:span><text:span text:style-name="T62">איירי</text:span><text:span text:style-name="T67"> </text:span><text:span text:style-name="T62">נמי</text:span><text:span text:style-name="T67"> </text:span><text:span text:style-name="T62">בתמורה</text:span><text:span text:style-name="T26">)</text:span>.</text:p>
      <text:p text:style-name="P3"/>
      <text:p text:style-name="P3"/>
      <text:p text:style-name="P3">משנה:</text:p>
      <text:p text:style-name="P3">המפריש<text:span text:style-name="T1"> </text:span>מעות<text:span text:style-name="T1"> </text:span>לנזירותו<text:span text:style-name="T1"> </text:span><text:span text:style-name="T26">(</text:span><text:span text:style-name="T62">ולא</text:span><text:span text:style-name="T67"> </text:span><text:span text:style-name="T62">פירש</text:span><text:span text:style-name="T67"> </text:span><text:span text:style-name="T62">"אלו</text:span><text:span text:style-name="T67"> </text:span><text:span text:style-name="T62">לחטאת</text:span><text:span text:style-name="T67"> </text:span><text:span text:style-name="T62">ואלו</text:span><text:span text:style-name="T67"> </text:span><text:span text:style-name="T62">לעולה</text:span><text:span text:style-name="T67"> </text:span><text:span text:style-name="T62">ואלו</text:span><text:span text:style-name="T67"> </text:span><text:span text:style-name="T62">לשלמים"</text:span><text:span text:style-name="T26">)</text:span> - לא<text:span text:style-name="T1"> </text:span>נהנין<text:span text:style-name="T1"> </text:span>ולא<text:span text:style-name="T1"> </text:span>מועלין<text:span text:style-name="T1"> </text:span><text:span text:style-name="T26">(</text:span><text:span text:style-name="T62">בכל</text:span><text:span text:style-name="T67"> </text:span><text:span text:style-name="T62">אותן</text:span><text:span text:style-name="T67"> </text:span><text:span text:style-name="T62">מעות</text:span><text:span text:style-name="T26">)</text:span> מפני<text:span text:style-name="T1"> </text:span>שהן<text:span text:style-name="T1"> </text:span>ראוין<text:span text:style-name="T1"> </text:span>לבא<text:span text:style-name="T1"> </text:span>כולן<text:span text:style-name="T1"> </text:span>שלמים. <text:span text:style-name="T26">(</text:span><text:span text:style-name="T62">כלומר: דבכל</text:span><text:span text:style-name="T67"> </text:span><text:span text:style-name="T62">מנה</text:span><text:span text:style-name="T67"> </text:span><text:span text:style-name="T62">ומנה</text:span><text:span text:style-name="T67"> </text:span><text:span text:style-name="T62">מצינן</text:span><text:span text:style-name="T67"> </text:span><text:span text:style-name="T62">למימר</text:span><text:span text:style-name="T67"> </text:span><text:span text:style-name="T62">'זה</text:span><text:span text:style-name="T67"> </text:span><text:span text:style-name="T62">הפריש</text:span><text:span text:style-name="T67"> </text:span><text:span text:style-name="T62">לשלמים' ושלמים</text:span><text:span text:style-name="T67"> </text:span><text:span text:style-name="T62">קדשים</text:span><text:span text:style-name="T67"> </text:span><text:span text:style-name="T62">קלין</text:span><text:span text:style-name="T67"> </text:span><text:span text:style-name="T62">נינהו, ואין</text:span><text:span text:style-name="T67"> </text:span><text:span text:style-name="T62">בהן</text:span><text:span text:style-name="T67"> </text:span><text:span text:style-name="T62">מעילה, כדתנן</text:span><text:span text:style-name="T67"> </text:span><text:span text:style-name="T62">בפרק</text:span><text:span text:style-name="T67"> </text:span><text:span text:style-name="T62">קמא</text:span><text:span text:style-name="T67"> </text:span><text:span text:style-name="T64">(לעיל</text:span><text:span text:style-name="T68"> </text:span><text:span text:style-name="T64">דף</text:span><text:span text:style-name="T68"> </text:span><text:span text:style-name="T64">ז.)</text:span><text:span text:style-name="T62"> 'קדשים</text:span><text:span text:style-name="T67"> </text:span><text:span text:style-name="T62">קלין</text:span><text:span text:style-name="T67"> </text:span><text:span text:style-name="T62">לפני</text:span><text:span text:style-name="T67"> </text:span><text:span text:style-name="T62">זריקת</text:span><text:span text:style-name="T67"> </text:span><text:span text:style-name="T62">דמים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הן'</text:span><text:span text:style-name="T26">)</text:span>. <text:span text:style-name="T26">(</text:span><text:span text:style-name="T62">ומאי</text:span><text:span text:style-name="T67"> </text:span><text:span text:style-name="T62">טעמא</text:span><text:span text:style-name="T67"> </text:span><text:span text:style-name="T62">אזיל</text:span><text:span text:style-name="T67"> </text:span><text:span text:style-name="T62">לקולא? דאי</text:span><text:span text:style-name="T67"> </text:span><text:span text:style-name="T62">אמרת</text:span><text:span text:style-name="T67"> </text:span><text:span text:style-name="T62">כולן</text:span><text:span text:style-name="T67"> </text:span><text:span text:style-name="T62">ראויין</text:span><text:span text:style-name="T67"> </text:span><text:span text:style-name="T62">להביא</text:span><text:span text:style-name="T67"> </text:span><text:span text:style-name="T62">עולה, ואיכא</text:span><text:span text:style-name="T67"> </text:span><text:span text:style-name="T62">מעילה</text:span><text:span text:style-name="T67"> </text:span><text:span text:style-name="T62">בכולהו</text:span><text:span text:style-name="T67"> </text:span><text:span text:style-name="T62">- מכל</text:span><text:span text:style-name="T67"> </text:span><text:span text:style-name="T62">מקום</text:span><text:span text:style-name="T67"> </text:span><text:span text:style-name="T62">דמי</text:span><text:span text:style-name="T67"> </text:span><text:span text:style-name="T62">שלמים</text:span><text:span text:style-name="T67"> </text:span><text:span text:style-name="T62">איכא</text:span><text:span text:style-name="T67"> </text:span><text:span text:style-name="T62">בינייהו, דאינן</text:span><text:span text:style-name="T67"> </text:span><text:span text:style-name="T62">בני</text:span><text:span text:style-name="T67"> </text:span><text:span text:style-name="T62">מעילה, ואי</text:span><text:span text:style-name="T67"> </text:span><text:span text:style-name="T62">מייתי</text:span><text:span text:style-name="T67"> </text:span><text:span text:style-name="T62">עלייהו</text:span><text:span text:style-name="T67"> </text:span><text:span text:style-name="T62">קרבן</text:span><text:span text:style-name="T67"> </text:span><text:span text:style-name="T62">מעילה</text:span><text:span text:style-name="T67"> </text:span><text:span text:style-name="T62">- אישתכח</text:span><text:span text:style-name="T67"> </text:span><text:span text:style-name="T62">דקא</text:span><text:span text:style-name="T67"> </text:span><text:span text:style-name="T62">מייתי</text:span><text:span text:style-name="T67"> </text:span><text:span text:style-name="T62">חולין</text:span><text:span text:style-name="T67"> </text:span><text:span text:style-name="T62">לעזרה! הלכך</text:span><text:span text:style-name="T67"> </text:span><text:span text:style-name="T62">לקולא</text:span><text:span text:style-name="T67"> </text:span><text:span text:style-name="T62">דלא</text:span><text:span text:style-name="T67"> </text:span><text:span text:style-name="T62">נהנין</text:span><text:span text:style-name="T67"> </text:span><text:span text:style-name="T62">ולא</text:span><text:span text:style-name="T67"> </text:span><text:span text:style-name="T62">מועלין*.</text:span><text:span text:style-name="T26">)</text:span></text:p>
      <text:p text:style-name="P3"><text:span text:style-name="T62">*</text:span><text:span text:style-name="T40">[לפיכך</text:span><text:span text:style-name="T45"> </text:span><text:span text:style-name="T40">משנתנו</text:span><text:span text:style-name="T45"> </text:span><text:span text:style-name="T40">לא</text:span><text:span text:style-name="T45"> </text:span><text:span text:style-name="T40">כרבי</text:span><text:span text:style-name="T45"> </text:span><text:span text:style-name="T40">עקיבא, כי</text:span><text:span text:style-name="T45"> </text:span><text:span text:style-name="T40">לשיטתו</text:span><text:span text:style-name="T45"> </text:span><text:span text:style-name="T40">ספק</text:span><text:span text:style-name="T45"> </text:span><text:span text:style-name="T40">מעילה</text:span><text:span text:style-name="T45"> </text:span><text:span text:style-name="T40">יביא</text:span><text:span text:style-name="T45"> </text:span><text:span text:style-name="T40">אשם</text:span><text:span text:style-name="T45"> </text:span><text:span text:style-name="T40">תלוי, ואין</text:span><text:span text:style-name="T45"> </text:span><text:span text:style-name="T40">בעיה</text:span><text:span text:style-name="T45"> </text:span><text:span text:style-name="T40">של</text:span><text:span text:style-name="T45"> </text:span><text:span text:style-name="T40">חולין</text:span><text:span text:style-name="T45"> </text:span><text:span text:style-name="T40">לעזרה.]</text:span> </text:p>
      <text:p text:style-name="P3">מת<text:span text:style-name="T1"> </text:span>והיו<text:span text:style-name="T1"> </text:span>לו<text:span text:style-name="T1"> </text:span>מעות<text:span text:style-name="T1"> </text:span>סתומין<text:span text:style-name="T1"> </text:span><text:span text:style-name="T26">(</text:span><text:span text:style-name="T62">דלא</text:span><text:span text:style-name="T67"> </text:span><text:span text:style-name="T62">פריש</text:span><text:span text:style-name="T26">)</text:span> - יפלו<text:span text:style-name="T1"> </text:span>לנדבה<text:span text:style-name="T1"> </text:span><text:span text:style-name="T26">(</text:span><text:span text:style-name="T62">דהלכה</text:span><text:span text:style-name="T67"> </text:span><text:span text:style-name="T62">היא</text:span><text:span text:style-name="T67"> </text:span><text:span text:style-name="T62">בנזיר</text:span><text:span text:style-name="T26">)</text:span>. </text:p>
      <text:p text:style-name="P3">מעות<text:span text:style-name="T1"> </text:span>מפורשים: דמי<text:span text:style-name="T1"> </text:span>חטאת<text:span text:style-name="T1"> </text:span>ילכו<text:span text:style-name="T1"> </text:span>לים<text:span text:style-name="T1"> </text:span>המלח<text:span text:style-name="T1"> </text:span><text:span text:style-name="T26">(</text:span><text:span text:style-name="T62">דחטאת</text:span><text:span text:style-name="T67"> </text:span><text:span text:style-name="T62">שמתו</text:span><text:span text:style-name="T67"> </text:span><text:span text:style-name="T62">בעליה</text:span><text:span text:style-name="T67"> </text:span><text:span text:style-name="T62">היא</text:span><text:span text:style-name="T26">)</text:span>, לא<text:span text:style-name="T1"> </text:span>נהנין<text:span text:style-name="T1"> </text:span>ולא<text:span text:style-name="T1"> </text:span>מועלין;</text:p>
      <text:p text:style-name="P3"><text:soft-page-break/>דמי<text:span text:style-name="T1"> </text:span>עולה<text:span text:style-name="T1"> </text:span>יביאו<text:span text:style-name="T1"> </text:span>עולה<text:span text:style-name="T1"> </text:span><text:span text:style-name="T26">(</text:span><text:span text:style-name="T62">דדורון</text:span><text:span text:style-name="T67"> </text:span><text:span text:style-name="T62">בעלמא</text:span><text:span text:style-name="T67"> </text:span><text:span text:style-name="T62">היא, דלאו</text:span><text:span text:style-name="T67"> </text:span><text:span text:style-name="T62">לכפרה</text:span><text:span text:style-name="T67"> </text:span><text:span text:style-name="T62">אתיא, וכדאמרינן</text:span><text:span text:style-name="T67"> </text:span><text:span text:style-name="T62">בקינין</text:span><text:span text:style-name="T67"> </text:span><text:span text:style-name="T64">(פ"ב</text:span><text:span text:style-name="T68"> </text:span><text:span text:style-name="T64">משנה</text:span><text:span text:style-name="T68"> </text:span><text:span text:style-name="T64">ה)</text:span><text:span text:style-name="T62"> '</text:span><text:span text:style-name="T84">האשה</text:span><text:span text:style-name="T86"> </text:span><text:span text:style-name="T84">שמתה</text:span><text:span text:style-name="T86"> </text:span><text:span text:style-name="T84">- יביאו</text:span><text:span text:style-name="T86"> </text:span><text:span text:style-name="T84">יורשיה</text:span><text:span text:style-name="T86"> </text:span><text:span text:style-name="T84">עולתה</text:span><text:span text:style-name="T62">'</text:span><text:span text:style-name="T26">)</text:span> ומועלין<text:span text:style-name="T1"> </text:span>בהן; </text:p>
      <text:p text:style-name="P3">דמי<text:span text:style-name="T1"> </text:span>שלמים<text:span text:style-name="T1"> </text:span>יביאו<text:span text:style-name="T1"> </text:span>שלמים, ונאכלין<text:span text:style-name="T1"> </text:span>ליום<text:span text:style-name="T1"> </text:span>אחד<text:span text:style-name="T1"> </text:span><text:span text:style-name="T26">(</text:span><text:span text:style-name="T62">כדין</text:span><text:span text:style-name="T67"> </text:span><text:span text:style-name="T62">שלמי</text:span><text:span text:style-name="T67"> </text:span><text:span text:style-name="T62">נזיר</text:span><text:span text:style-name="T26">)</text:span>, ואין<text:span text:style-name="T1"> </text:span>טעונין<text:span text:style-name="T1"> </text:span>לחם<text:span text:style-name="T1"> </text:span><text:span text:style-name="T26">(</text:span><text:span text:style-name="T62">משום</text:span><text:span text:style-name="T67"> </text:span><text:span text:style-name="T62">דכתיב</text:span><text:span text:style-name="T67"> </text:span><text:span text:style-name="T62">ביה</text:span><text:span text:style-name="T67"> </text:span><text:span text:style-name="T64">(במדבר</text:span><text:span text:style-name="T68"> </text:span><text:span text:style-name="T64">ו,יט)</text:span><text:span text:style-name="T62"> </text:span><text:span text:style-name="T72">ונתן</text:span><text:span text:style-name="T67"> </text:span><text:span text:style-name="T72">על</text:span><text:span text:style-name="T67"> </text:span><text:span text:style-name="T72">כפי</text:span><text:span text:style-name="T67"> </text:span><text:span text:style-name="T72">הנזיר</text:span><text:span text:style-name="T67"> </text:span><text:span text:style-name="T62">- ואין</text:span><text:span text:style-name="T67"> </text:span><text:span text:style-name="T62">כאן</text:span><text:span text:style-name="T67"> </text:span><text:span text:style-name="T62">נזיר</text:span><text:span text:style-name="T26">)</text:span>.<text:span text:style-name="T62"> </text:span></text:p>
      <text:p text:style-name="P3"/>
      <text:p text:style-name="P3">גמרא:</text:p>
      <text:p text:style-name="P3">מתקיף<text:span text:style-name="T1"> </text:span>לה<text:span text:style-name="T1"> </text:span>ריש<text:span text:style-name="T1"> </text:span>לקיש: <text:span text:style-name="T26">(</text:span><text:span text:style-name="T62">הואיל</text:span><text:span text:style-name="T67"> </text:span><text:span text:style-name="T62">וקתני</text:span><text:span text:style-name="T67"> </text:span><text:span text:style-name="T62">במתניתין</text:span><text:span text:style-name="T67"> </text:span><text:span text:style-name="T62">'</text:span><text:span text:style-name="T84">לא</text:span><text:span text:style-name="T86"> </text:span><text:span text:style-name="T84">נהנין</text:span><text:span text:style-name="T86"> </text:span><text:span text:style-name="T84">ולא</text:span><text:span text:style-name="T86"> </text:span><text:span text:style-name="T84">מועלין</text:span><text:span text:style-name="T86"> </text:span><text:span text:style-name="T84">מפני</text:span><text:span text:style-name="T86"> </text:span><text:span text:style-name="T84">שהן</text:span><text:span text:style-name="T86"> </text:span><text:span text:style-name="T84">ראויין</text:span><text:span text:style-name="T86"> </text:span><text:span text:style-name="T84">לבא</text:span><text:span text:style-name="T86"> </text:span><text:span text:style-name="T84">כולן</text:span><text:span text:style-name="T86"> </text:span><text:span text:style-name="T84">שלמים</text:span><text:span text:style-name="T26">)</text:span> וליתני<text:span text:style-name="T1"> </text:span>נמי<text:span text:style-name="T1"> </text:span>'המפריש<text:span text:style-name="T1"> </text:span>מעות<text:span text:style-name="T1"> </text:span>לקינים<text:span text:style-name="T1"> </text:span>לא<text:span text:style-name="T1"> </text:span>נהנין<text:span text:style-name="T1"> </text:span>ולא<text:span text:style-name="T1"> </text:span>מועלין<text:span text:style-name="T1"> </text:span><text:span text:style-name="T26">(</text:span><text:span text:style-name="T62">כדקתני</text:span><text:span text:style-name="T26">)</text:span>: מפני<text:span text:style-name="T1"> </text:span>שהן<text:span text:style-name="T1"> </text:span>ראוין<text:span text:style-name="T1"> </text:span>להביא<text:span text:style-name="T1"> </text:span><text:span text:style-name="T40">[במעות</text:span><text:span text:style-name="T45"> </text:span><text:span text:style-name="T40">אלה]</text:span> תורין<text:span text:style-name="T1"> </text:span><text:span text:style-name="T26">(</text:span><text:span text:style-name="T62">קטנים</text:span><text:span text:style-name="T26">)</text:span> שלא<text:span text:style-name="T1"> </text:span>הגיע<text:span text:style-name="T1"> </text:span>זמנן<text:span text:style-name="T1"> </text:span>ובני<text:span text:style-name="T1"> </text:span>יונה<text:span text:style-name="T1"> </text:span>שעבר<text:span text:style-name="T1"> </text:span>זמנן<text:span text:style-name="T1"> </text:span><text:span text:style-name="T26">(</text:span><text:span text:style-name="T62">שכבר</text:span><text:span text:style-name="T67"> </text:span><text:span text:style-name="T62">הן</text:span><text:span text:style-name="T67"> </text:span><text:span text:style-name="T62">צהובין</text:span><text:span text:style-name="T26">) - (</text:span><text:span text:style-name="T62">לא</text:span><text:span text:style-name="T67"> </text:span><text:span text:style-name="T62">נהנין</text:span><text:span text:style-name="T67"> </text:span><text:span text:style-name="T62">ולא</text:span><text:span text:style-name="T67"> </text:span><text:span text:style-name="T62">מועלין</text:span><text:span text:style-name="T26">)</text:span>' <text:span text:style-name="T26">(</text:span><text:span text:style-name="T62">דכיון</text:span><text:span text:style-name="T67"> </text:span><text:span text:style-name="T62">דאינן</text:span><text:span text:style-name="T67"> </text:span><text:span text:style-name="T62">ראויין</text:span><text:span text:style-name="T67"> </text:span><text:span text:style-name="T62">לקרבן: דפסולין</text:span><text:span text:style-name="T67"> </text:span><text:span text:style-name="T62">נינהו</text:span><text:span text:style-name="T67"> </text:span><text:span text:style-name="T62">- לא</text:span><text:span text:style-name="T67"> </text:span><text:span text:style-name="T62">קרינא</text:span><text:span text:style-name="T67"> </text:span><text:span text:style-name="T62">בהו</text:span><text:span text:style-name="T67"> </text:span><text:span text:style-name="T72">מקדשי</text:span><text:span text:style-name="T67"> </text:span><text:span text:style-name="T72">ה'</text:span><text:span text:style-name="T62">, ולית</text:span><text:span text:style-name="T67"> </text:span><text:span text:style-name="T62">בהו</text:span><text:span text:style-name="T67"> </text:span><text:span text:style-name="T62">מעילה</text:span><text:span text:style-name="T26">)</text:span>? </text:p>
      <text:p text:style-name="P3">אמר<text:span text:style-name="T1"> </text:span>רבא: <text:span text:style-name="T26">(</text:span><text:span text:style-name="T62">לא</text:span><text:span text:style-name="T67"> </text:span><text:span text:style-name="T62">דמי</text:span><text:span text:style-name="T67"> </text:span><text:span text:style-name="T62">מפריש</text:span><text:span text:style-name="T67"> </text:span><text:span text:style-name="T62">מעות</text:span><text:span text:style-name="T67"> </text:span><text:span text:style-name="T62">לנזירותו</text:span><text:span text:style-name="T67"> </text:span><text:span text:style-name="T62">למפריש</text:span><text:span text:style-name="T67"> </text:span><text:span text:style-name="T62">מעות</text:span><text:span text:style-name="T67"> </text:span><text:span text:style-name="T62">לקינו:</text:span><text:span text:style-name="T26">)</text:span> <text:span text:style-name="T26">(</text:span><text:span text:style-name="T62">דגבי</text:span><text:span text:style-name="T67"> </text:span><text:span text:style-name="T62">נזירות</text:span><text:span text:style-name="T26">)</text:span> אמרה<text:span text:style-name="T1"> </text:span>תורה<text:span text:style-name="T1"> </text:span>במעות<text:span text:style-name="T1"> </text:span>סתומין<text:span text:style-name="T1"> </text:span>הבא<text:span text:style-name="T1"> </text:span>שלמים<text:span text:style-name="T1"> </text:span><text:span text:style-name="T26">(</text:span><text:span text:style-name="T62">משום</text:span><text:span text:style-name="T67"> </text:span><text:span text:style-name="T62">דאיחייב</text:span><text:span text:style-name="T67"> </text:span><text:span text:style-name="T62">נמי</text:span><text:span text:style-name="T67"> </text:span><text:span text:style-name="T62">להביא</text:span><text:span text:style-name="T67"> </text:span><text:span text:style-name="T62">במקצתו</text:span><text:span text:style-name="T67"> </text:span><text:span text:style-name="T62">שלמים, הלכך</text:span><text:span text:style-name="T67"> </text:span><text:span text:style-name="T62">אמרינן</text:span><text:span text:style-name="T67"> </text:span><text:span text:style-name="T62">מפני</text:span><text:span text:style-name="T67"> </text:span><text:span text:style-name="T62">שראויין</text:span><text:span text:style-name="T67"> </text:span><text:span text:style-name="T62">להביא</text:span><text:span text:style-name="T67"> </text:span><text:span text:style-name="T62">בכולן</text:span><text:span text:style-name="T67"> </text:span><text:span text:style-name="T62">שלמים</text:span><text:span text:style-name="T67"> </text:span><text:span text:style-name="T62">- לית</text:span><text:span text:style-name="T67"> </text:span><text:span text:style-name="T62">בהו</text:span><text:span text:style-name="T67"> </text:span><text:span text:style-name="T62">מעילה</text:span><text:span text:style-name="T26">)</text:span>; <text:span text:style-name="T26">(</text:span><text:span text:style-name="T62">אבל</text:span><text:span text:style-name="T67"> </text:span><text:span text:style-name="T62">הכא</text:span><text:span text:style-name="T67"> </text:span><text:span text:style-name="T62">במפריש</text:span><text:span text:style-name="T67"> </text:span><text:span text:style-name="T62">מעות</text:span><text:span text:style-name="T67"> </text:span><text:span text:style-name="T62">לקינו, מי</text:span><text:span text:style-name="T26">)</text:span> אמרה<text:span text:style-name="T1"> </text:span>תורה<text:span text:style-name="T1"> </text:span>הבא<text:span text:style-name="T1"> </text:span>תורין<text:span text:style-name="T1"> </text:span>שלא<text:span text:style-name="T1"> </text:span>הגיע<text:span text:style-name="T1"> </text:span>זמנן? אינן<text:span text:style-name="T1"> </text:span>ראויין<text:span text:style-name="T1"> </text:span>למזבח<text:span text:style-name="T1"> </text:span><text:span text:style-name="T26">(</text:span><text:span text:style-name="T62">כלל, למאי</text:span><text:span text:style-name="T67"> </text:span><text:span text:style-name="T62">מייתי</text:span><text:span text:style-name="T67"> </text:span><text:span text:style-name="T62">להו</text:span><text:span text:style-name="T26">)</text:span>!? <text:span text:style-name="T26">(</text:span><text:span text:style-name="T62">הילכך</text:span><text:span text:style-name="T67"> </text:span><text:span text:style-name="T62">לא</text:span><text:span text:style-name="T67"> </text:span><text:span text:style-name="T62">תני</text:span><text:span text:style-name="T67"> </text:span><text:span text:style-name="T62">להו</text:span><text:span text:style-name="T67"> </text:span><text:span text:style-name="T62">הכא</text:span><text:span text:style-name="T26">)</text:span>. </text:p>
      <text:p text:style-name="P3"/>
      <text:p text:style-name="P3"/>
      <text:p text:style-name="P3">משנה:</text:p>
      <text:p text:style-name="P3">רבי<text:span text:style-name="T1"> </text:span>שמעון<text:span text:style-name="T1"> </text:span>[<text:span text:style-name="T62">ספרים</text:span><text:span text:style-name="T67"> </text:span><text:span text:style-name="T62">אחרים: רבי</text:span><text:span text:style-name="T67"> </text:span><text:span text:style-name="T62">ישמעאל</text:span><text:span text:style-name="T67"> – </text:span><text:span text:style-name="T62">אבל</text:span><text:span text:style-name="T67"> </text:span><text:span text:style-name="T62">תוספות</text:span><text:span text:style-name="T67"> </text:span><text:span text:style-name="T62">גורסים</text:span><text:span text:style-name="T67"> </text:span><text:span text:style-name="T62">'רבי</text:span><text:span text:style-name="T67"> </text:span><text:span text:style-name="T62">שמעון'</text:span>] אומר: הדם<text:span text:style-name="T1"> </text:span>קל<text:span text:style-name="T1"> </text:span>בתחלה<text:span text:style-name="T1"> </text:span>וחמור<text:span text:style-name="T1"> </text:span>בסופו, נסכין<text:span text:style-name="T1"> </text:span>חומר<text:span text:style-name="T1"> </text:span>בתחלתן<text:span text:style-name="T1"> </text:span>וקל<text:span text:style-name="T1"> </text:span>בסופן:</text:p>
      <text:p text:style-name="P3">דם<text:span text:style-name="T1"> </text:span>בתחלתו<text:span text:style-name="T1"> </text:span>אין<text:span text:style-name="T1"> </text:span>מועלין; יצא<text:span text:style-name="T1"> </text:span>לנחל<text:span text:style-name="T1"> </text:span>קדרון<text:span text:style-name="T1"> </text:span>מועלין<text:span text:style-name="T1"> </text:span>בו. <text:span text:style-name="T26">(</text:span><text:span text:style-name="T62">מועלין</text:span><text:span text:style-name="T67"> </text:span><text:span text:style-name="T62">בו</text:span><text:span text:style-name="T67"> </text:span><text:span text:style-name="T62">מדרבנן, אבל</text:span><text:span text:style-name="T67"> </text:span><text:span text:style-name="T62">במקדש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ו</text:span><text:span text:style-name="T67"> </text:span><text:span text:style-name="T62">אפילו</text:span><text:span text:style-name="T67"> </text:span><text:span text:style-name="T62">מדרבנן, לפי</text:span><text:span text:style-name="T67"> </text:span><text:span text:style-name="T62">שאין</text:span><text:span text:style-name="T67"> </text:span><text:span text:style-name="T62">גוזרין</text:span><text:span text:style-name="T67"> </text:span><text:span text:style-name="T62">גזירות</text:span><text:span text:style-name="T67"> </text:span><text:span text:style-name="T62">במקדש, דהא</text:span><text:span text:style-name="T67"> </text:span><text:span text:style-name="T62">לנחל</text:span><text:span text:style-name="T67"> </text:span><text:span text:style-name="T62">קדרון</text:span><text:span text:style-name="T67"> </text:span><text:span text:style-name="T62">- לאחר</text:span><text:span text:style-name="T67"> </text:span><text:span text:style-name="T62">זריקה</text:span><text:span text:style-name="T67"> </text:span><text:span text:style-name="T62">הוא, כדתנן</text:span><text:span text:style-name="T67"> </text:span><text:span text:style-name="T64">(יומא</text:span><text:span text:style-name="T68"> </text:span><text:span text:style-name="T64">פ"ה</text:span><text:span text:style-name="T68"> </text:span><text:span text:style-name="T64">מ"ו, דף</text:span><text:span text:style-name="T68"> </text:span><text:span text:style-name="T64">נח:)</text:span><text:span text:style-name="T62"> '</text:span><text:span text:style-name="T84">אלו</text:span><text:span text:style-name="T86"> </text:span><text:span text:style-name="T84">ואלו</text:span><text:span text:style-name="T86"> </text:span><text:span text:style-name="T84">מתערבין</text:span><text:span text:style-name="T86"> </text:span><text:span text:style-name="T84">לאמה</text:span><text:span text:style-name="T86"> </text:span><text:span text:style-name="T84">ויוצאין</text:span><text:span text:style-name="T86"> </text:span><text:span text:style-name="T84">לנחל</text:span><text:span text:style-name="T86"> </text:span><text:span text:style-name="T84">קדרון</text:span><text:span text:style-name="T86"> </text:span><text:span text:style-name="T84">ונמכרין</text:span><text:span text:style-name="T86"> </text:span><text:span text:style-name="T84">לגננין</text:span><text:span text:style-name="T86"> </text:span><text:span text:style-name="T84">לזבל</text:span><text:span text:style-name="T86"> </text:span><text:span text:style-name="T84">ומועלין</text:span><text:span text:style-name="T86"> </text:span><text:span text:style-name="T84">בהן</text:span><text:span text:style-name="T62">' והאי</text:span><text:span text:style-name="T67"> </text:span><text:span text:style-name="T62">מעילה</text:span><text:span text:style-name="T67"> </text:span><text:span text:style-name="T62">- מדרבנן</text:span><text:span text:style-name="T67"> </text:span><text:span text:style-name="T62">היא, ולא</text:span><text:span text:style-name="T67"> </text:span><text:span text:style-name="T62">מדאורייתא; אבל</text:span><text:span text:style-name="T67"> </text:span><text:span text:style-name="T62">מדרבנן</text:span><text:span text:style-name="T67"> </text:span><text:span text:style-name="T62">מועלין, כגון</text:span><text:span text:style-name="T67"> </text:span><text:span text:style-name="T62">לאחר</text:span><text:span text:style-name="T67"> </text:span><text:span text:style-name="T62">שיצא</text:span><text:span text:style-name="T67"> </text:span><text:span text:style-name="T62">לנחל</text:span><text:span text:style-name="T67"> </text:span><text:span text:style-name="T62">קדרון.</text:span><text:span text:style-name="T26">)</text:span> </text:p>
      <text:p text:style-name="P3">נסכין: בתחלתן<text:span text:style-name="T1"> </text:span>מועלין<text:span text:style-name="T1"> </text:span>בהן; ירדו<text:span text:style-name="T1"> </text:span>לשיתין<text:span text:style-name="T1"> </text:span>- אין<text:span text:style-name="T1"> </text:span>מועלין<text:span text:style-name="T1"> </text:span>בהן.</text:p>
      <text:p text:style-name="P3"/>
      <text:p text:style-name="P3">גמרא:</text:p>
      <text:p text:style-name="P3">תנו<text:span text:style-name="T1"> </text:span>רבנן: '<text:span text:style-name="T106">מועלין</text:span><text:span text:style-name="T107"> </text:span><text:span text:style-name="T106">בדמים</text:span><text:span text:style-name="T107"> </text:span><text:span text:style-name="T106">- דברי</text:span><text:span text:style-name="T107"> </text:span><text:span text:style-name="T106">רבי</text:span><text:span text:style-name="T107"> </text:span><text:span text:style-name="T106">מאיר</text:span><text:span text:style-name="T107"> </text:span><text:span text:style-name="T106">ורבי</text:span><text:span text:style-name="T107"> </text:span><text:span text:style-name="T106">שמעון</text:span><text:span text:style-name="T107"> </text:span><text:span text:style-name="T106">וחכמים</text:span><text:span text:style-name="T107"> </text:span><text:span text:style-name="T106">אומרים: אין</text:span><text:span text:style-name="T107"> </text:span><text:span text:style-name="T106">מועלין</text:span>'.</text:p>
      <text:p text:style-name="P3">מאי<text:span text:style-name="T1"> </text:span>טעמא<text:span text:style-name="T1"> </text:span>דמאן<text:span text:style-name="T1"> </text:span>דאמר<text:span text:style-name="T1"> </text:span>'אין<text:span text:style-name="T1"> </text:span>מועלין<text:span text:style-name="T1"> </text:span><text:span text:style-name="T26">(</text:span><text:span text:style-name="T62">מדאורייתא</text:span><text:span text:style-name="T26">)</text:span>'? <text:span text:style-name="T26">(</text:span><text:span text:style-name="T62">לישנא</text:span><text:span text:style-name="T67"> </text:span><text:span text:style-name="T62">אחרינא</text:span><text:span text:style-name="T67"> </text:span><text:span text:style-name="T62">הכי</text:span><text:span text:style-name="T67"> </text:span><text:span text:style-name="T62">גרסינן: עד</text:span><text:span text:style-name="T67"> </text:span><text:span text:style-name="T62">כאן</text:span><text:span text:style-name="T67"> </text:span><text:span text:style-name="T62">לא</text:span><text:span text:style-name="T67"> </text:span><text:span text:style-name="T62">פליגי</text:span><text:span text:style-name="T67"> </text:span><text:span text:style-name="T39">[דאין</text:span><text:span text:style-name="T46"> </text:span><text:span text:style-name="T39">מועלין</text:span><text:span text:style-name="T46"> </text:span><text:span text:style-name="T39">דאורייתא]</text:span><text:span text:style-name="T62">; מנא</text:span><text:span text:style-name="T67"> </text:span><text:span text:style-name="T62">הני</text:span><text:span text:style-name="T67"> </text:span><text:span text:style-name="T62">מילי</text:span><text:span text:style-name="T67"> </text:span><text:span text:style-name="T62">דאין</text:span><text:span text:style-name="T67"> </text:span><text:span text:style-name="T62">מועלין</text:span><text:span text:style-name="T67"> </text:span><text:span text:style-name="T62">בדמים</text:span><text:span text:style-name="T67"> </text:span><text:span text:style-name="T62">מדאורייתא?</text:span><text:span text:style-name="T26">)</text:span></text:p>
      <text:p text:style-name="P47"><text:span text:style-name="T28">תוספות</text:span><text:span text:style-name="T2"> </text:span><text:span text:style-name="T28">ד"ה</text:span><text:span text:style-name="T2"> </text:span><text:span text:style-name="T28">מאי</text:span><text:span text:style-name="T2"> </text:span><text:span text:style-name="T28">טעמא: 'מאי</text:span><text:span text:style-name="T2"> </text:span><text:span text:style-name="T28">טעמא</text:span><text:span text:style-name="T2"> </text:span><text:span text:style-name="T28">דמאן</text:span><text:span text:style-name="T2"> </text:span><text:span text:style-name="T28">דאמר</text:span><text:span text:style-name="T2"> </text:span><text:span text:style-name="T28">אין</text:span><text:span text:style-name="T2"> </text:span><text:span text:style-name="T28">מועלין' לא</text:span><text:span text:style-name="T2"> </text:span><text:span text:style-name="T28">גרסינן, דאם</text:span><text:span text:style-name="T2"> </text:span><text:span text:style-name="T28">כן</text:span><text:span text:style-name="T2"> </text:span><text:span text:style-name="T28">משמע</text:span><text:span text:style-name="T2"> </text:span><text:span text:style-name="T28">דמאן</text:span><text:span text:style-name="T2"> </text:span><text:span text:style-name="T28">דאמר</text:span><text:span text:style-name="T2"> </text:span><text:span text:style-name="T28">'מועלין' היינו</text:span><text:span text:style-name="T2"> </text:span><text:span text:style-name="T28">מדאורייתא, ולית</text:span><text:span text:style-name="T2"> </text:span><text:span text:style-name="T28">ליה</text:span><text:span text:style-name="T2"> </text:span><text:span text:style-name="T28">הני</text:span><text:span text:style-name="T2"> </text:span><text:span text:style-name="T28">דרשות</text:span><text:span text:style-name="T2"> </text:span><text:span text:style-name="T28">דבסמוך, וזה</text:span><text:span text:style-name="T2"> </text:span><text:span text:style-name="T28">אינו: דהא</text:span><text:span text:style-name="T2"> </text:span><text:span text:style-name="T28">בריש</text:span><text:span text:style-name="T2"> </text:span><text:span text:style-name="T28">'הוציאו</text:span><text:span text:style-name="T2"> </text:span><text:span text:style-name="T28">לו' </text:span><text:span text:style-name="T29">(יומא</text:span><text:span text:style-name="T3"> </text:span><text:span text:style-name="T29">דף</text:span><text:span text:style-name="T3"> </text:span><text:span text:style-name="T29">נט:)</text:span><text:span text:style-name="T28"> קאמר</text:span><text:span text:style-name="T2"> </text:span><text:span text:style-name="T28">'ע"כ</text:span><text:span text:style-name="T2"> <text:s/></text:span><text:span text:style-name="T28">לא</text:span><text:span text:style-name="T2"> </text:span><text:span text:style-name="T28">פליגי</text:span><text:span text:style-name="T2"> </text:span><text:span text:style-name="T28">אלא</text:span><text:span text:style-name="T2"> </text:span><text:span text:style-name="T28">מדרבנן, אבל</text:span><text:span text:style-name="T2"> </text:span><text:span text:style-name="T28">דאורייתא</text:span><text:span text:style-name="T2"> </text:span><text:span text:style-name="T28">אין</text:span><text:span text:style-name="T2"> </text:span><text:span text:style-name="T28">מועלין'; ועוד: </text:span><text:span text:style-name="T129">דרבי</text:span><text:span text:style-name="T132"> </text:span><text:span text:style-name="T129">שמעון</text:span><text:span text:style-name="T132"> </text:span><text:span text:style-name="T129">קאמר</text:span><text:span text:style-name="T132"> </text:span><text:span text:style-name="T129">הכא</text:span><text:span text:style-name="T132"> </text:span><text:span text:style-name="T129">דמועלין</text:span><text:span text:style-name="T28">, ובמתניתין</text:span><text:span text:style-name="T2"> </text:span><text:span text:style-name="T28">קאמר</text:span><text:span text:style-name="T2"> </text:span><text:span text:style-name="T28">דאין</text:span><text:span text:style-name="T2"> </text:span><text:span text:style-name="T28">מועלין</text:span><text:span text:style-name="T2"> </text:span><text:span text:style-name="T28">אלא</text:span><text:span text:style-name="T2"> </text:span><text:span text:style-name="T28">בסוף, דרצה</text:span><text:span text:style-name="T2"> </text:span><text:span text:style-name="T28">לומר</text:span><text:span text:style-name="T2"> </text:span><text:span text:style-name="T28">מדרבנן! אלא</text:span><text:span text:style-name="T2"> </text:span><text:span text:style-name="T28">הכי</text:span><text:span text:style-name="T2"> </text:span><text:span text:style-name="T28">גרסינן: עד</text:span><text:span text:style-name="T2"> </text:span><text:span text:style-name="T28">כאן</text:span><text:span text:style-name="T2"> </text:span><text:span text:style-name="T28">לא</text:span><text:span text:style-name="T2"> </text:span><text:span text:style-name="T28">פליג</text:span><text:span text:style-name="T2"> </text:span><text:span text:style-name="T28">רבי</text:span><text:span text:style-name="T2"> </text:span><text:span text:style-name="T28">שמעון</text:span><text:span text:style-name="T2"> </text:span><text:span text:style-name="T28">אלא</text:span><text:span text:style-name="T2"> </text:span><text:span text:style-name="T28">מדרבנן, אבל</text:span><text:span text:style-name="T2"> </text:span><text:span text:style-name="T28">מדאורייתא</text:span><text:span text:style-name="T2"> </text:span><text:span text:style-name="T28">אין</text:span><text:span text:style-name="T2"> </text:span><text:span text:style-name="T28">מועלין</text:span><text:span text:style-name="T2"> </text:span><text:span text:style-name="T28">- מנהני</text:span><text:span text:style-name="T2"> </text:span><text:span text:style-name="T28">מילי?</text:span></text:p>
      <text:p text:style-name="P3">אמר<text:span text:style-name="T1"> </text:span>עולא: אמר<text:span text:style-name="T1"> </text:span>קרא: <text:span text:style-name="T64">(ויקרא</text:span><text:span text:style-name="T68"> </text:span><text:span text:style-name="T64">יז,יא)</text:span> <text:span text:style-name="T32">[כי</text:span><text:span text:style-name="T2"> </text:span><text:span text:style-name="T32">נפש</text:span><text:span text:style-name="T2"> </text:span><text:span text:style-name="T32">הבשר</text:span><text:span text:style-name="T2"> </text:span><text:span text:style-name="T32">בדם</text:span><text:span text:style-name="T2"> </text:span><text:span text:style-name="T32">הוא]</text:span><text:span text:style-name="T31"> ואני</text:span><text:span text:style-name="T1"> </text:span><text:span text:style-name="T31">נתתיו</text:span><text:span text:style-name="T1"> </text:span><text:span text:style-name="T31">לכם</text:span><text:span text:style-name="T2"> </text:span><text:span text:style-name="T32">[על</text:span><text:span text:style-name="T2"> </text:span><text:span text:style-name="T32">המזבח</text:span><text:span text:style-name="T2"> </text:span><text:span text:style-name="T135">לכפר</text:span><text:span text:style-name="T2"> </text:span><text:span text:style-name="T32">על</text:span><text:span text:style-name="T2"> </text:span><text:span text:style-name="T32">נפשתיכם</text:span><text:span text:style-name="T2"> </text:span><text:span text:style-name="T135">כי</text:span><text:span text:style-name="T132"> </text:span><text:span text:style-name="T135">הדם</text:span><text:span text:style-name="T132"> </text:span><text:span text:style-name="T135">הוא</text:span><text:span text:style-name="T132"> </text:span><text:span text:style-name="T135">בנפש</text:span><text:span text:style-name="T132"> </text:span><text:span text:style-name="T135">יכפר</text:span><text:span text:style-name="T32">]</text:span> - שלכם<text:span text:style-name="T1"> </text:span>הוא. </text:p>
      <text:p text:style-name="P3">דבי<text:span text:style-name="T1"> </text:span>רבי<text:span text:style-name="T1"> </text:span>ישמעאל<text:span text:style-name="T1"> </text:span>תנא: '<text:span text:style-name="T31">לכפר</text:span>': לכפרה<text:span text:style-name="T1"> </text:span>נתתיו, ולא<text:span text:style-name="T1"> </text:span>למעילה. </text:p>
      <text:p text:style-name="P3">רבי<text:span text:style-name="T1"> </text:span>יוחנן<text:span text:style-name="T1"> </text:span>אמר: אמר<text:span text:style-name="T1"> </text:span>קרא: '<text:span text:style-name="T106">כי</text:span><text:span text:style-name="T107"> </text:span><text:span text:style-name="T106">הדם</text:span><text:span text:style-name="T107"> </text:span><text:span text:style-name="T114">הוא</text:span><text:span text:style-name="T107"> </text:span><text:span text:style-name="T106">בנפש</text:span><text:span text:style-name="T107"> </text:span><text:span text:style-name="T106">יכפר</text:span>': לפני<text:span text:style-name="T1"> </text:span>כפרה<text:span text:style-name="T1"> </text:span>כלאחר<text:span text:style-name="T1"> </text:span>כפרה<text:span text:style-name="T1"> </text:span><text:span text:style-name="T134">הוא</text:span>: מה<text:span text:style-name="T1"> </text:span>לאחר<text:span text:style-name="T1"> </text:span>כפרה<text:span text:style-name="T1"> </text:span>אין<text:span text:style-name="T1"> </text:span>בו<text:span text:style-name="T1"> </text:span>מעילה<text:span text:style-name="T1"> </text:span><text:span text:style-name="T26">(</text:span><text:span text:style-name="T62">דנעשית</text:span><text:span text:style-name="T67"> </text:span><text:span text:style-name="T62">מצותו</text:span><text:span text:style-name="T26">)</text:span> - אף<text:span text:style-name="T1"> </text:span>לפני<text:span text:style-name="T1"> </text:span>כפרה<text:span text:style-name="T1"> </text:span>אין<text:span text:style-name="T1"> </text:span>בו<text:span text:style-name="T1"> </text:span>מעילה. </text:p>
      <text:p text:style-name="P3">ואימא<text:span text:style-name="T1"> </text:span><text:span text:style-name="T26">(</text:span><text:span text:style-name="T62">הכי</text:span><text:span text:style-name="T67"> </text:span><text:span text:style-name="T62">לאידך</text:span><text:span text:style-name="T67"> </text:span><text:span text:style-name="T62">גיסא</text:span><text:span text:style-name="T26">)</text:span>: 'מה<text:span text:style-name="T1"> </text:span>לפני<text:span text:style-name="T1"> </text:span>כפרה<text:span text:style-name="T1"> </text:span>יש<text:span text:style-name="T1"> </text:span>בו<text:span text:style-name="T1"> </text:span>מעילה<text:span text:style-name="T1"> </text:span><text:span text:style-name="T26">(</text:span><text:span text:style-name="T62">שהרי</text:span><text:span text:style-name="T67"> </text:span><text:span text:style-name="T62">לא</text:span><text:span text:style-name="T67"> </text:span><text:span text:style-name="T62">נעשית</text:span><text:span text:style-name="T67"> </text:span><text:span text:style-name="T62">מצותו</text:span><text:span text:style-name="T26">)</text:span> אף<text:span text:style-name="T1"> </text:span>לאחר<text:span text:style-name="T1"> </text:span>כפרה<text:span text:style-name="T1"> </text:span>יש<text:span text:style-name="T1"> </text:span>בו<text:span text:style-name="T1"> </text:span>מעילה'? <text:span text:style-name="T26">(</text:span><text:span text:style-name="T62">ואוקימנא</text:span><text:span text:style-name="T67"> </text:span><text:span text:style-name="T62">דאידי</text:span><text:span text:style-name="T67"> </text:span><text:span text:style-name="T62">ואידי</text:span><text:span text:style-name="T67"> </text:span><text:span text:style-name="T62">יש</text:span><text:span text:style-name="T67"> </text:span><text:span text:style-name="T62">בו</text:span><text:span text:style-name="T67"> </text:span><text:span text:style-name="T62">מעילה; לטעמיה</text:span><text:span text:style-name="T67"> </text:span><text:span text:style-name="T62">דרבי</text:span><text:span text:style-name="T67"> </text:span><text:span text:style-name="T62">יוחנן</text:span><text:span text:style-name="T67"> </text:span><text:span text:style-name="T62">קאמר, דדריש</text:span><text:span text:style-name="T67"> </text:span><text:span text:style-name="T62">'</text:span><text:span text:style-name="T72">הוא</text:span><text:span text:style-name="T62">', וקאמר</text:span><text:span text:style-name="T67"> </text:span><text:span text:style-name="T62">ליה: מאי</text:span><text:span text:style-name="T67"> </text:span><text:span text:style-name="T62">חזית</text:span><text:span text:style-name="T67"> </text:span><text:span text:style-name="T62">דדרשת</text:span><text:span text:style-name="T67"> </text:span><text:span text:style-name="T62">הכי?</text:span><text:span text:style-name="T26">)</text:span> </text:p>
      <text:p text:style-name="P3"><text:span text:style-name="T26">(</text:span><text:span text:style-name="T62">אמר</text:span><text:span text:style-name="T67"> </text:span><text:span text:style-name="T62">ליה</text:span><text:span text:style-name="T67"> </text:span><text:span text:style-name="T62">רבי</text:span><text:span text:style-name="T67"> </text:span><text:span text:style-name="T62">יוחנן:</text:span><text:span text:style-name="T26">)</text:span> וכי<text:span text:style-name="T1"> </text:span>יש<text:span text:style-name="T1"> </text:span>לך<text:span text:style-name="T1"> </text:span>דבר<text:span text:style-name="T1"> </text:span>שנעשית<text:span text:style-name="T1"> </text:span>מצותו<text:span text:style-name="T1"> </text:span>ויש<text:span text:style-name="T1"> </text:span>בו<text:span text:style-name="T1"> </text:span>מעילה? <text:span text:style-name="T26">(</text:span><text:span text:style-name="T62">אלא</text:span><text:span text:style-name="T67"> </text:span><text:span text:style-name="T62">ודאי</text:span><text:span text:style-name="T67"> </text:span><text:span text:style-name="T62">הכי</text:span><text:span text:style-name="T67"> </text:span><text:span text:style-name="T62">מיסתבר, כדאמינא</text:span><text:span text:style-name="T26">)</text:span>!</text:p>
      <text:p text:style-name="P3">אמאי<text:span text:style-name="T1"> </text:span>לא?:</text:p>
      <text:p text:style-name="P3"/>
      <text:p text:style-name="P3">(מעילה<text:span text:style-name="T1"> </text:span>יא,ב)</text:p>
      <text:p text:style-name="P3">הרי<text:span text:style-name="T1"> </text:span>תרומת<text:span text:style-name="T1"> </text:span>הדשן<text:span text:style-name="T1"> </text:span><text:span text:style-name="T26">(</text:span><text:span text:style-name="T62">דהוי</text:span><text:span text:style-name="T67"> </text:span><text:span text:style-name="T62">אצל</text:span><text:span text:style-name="T67"> </text:span><text:span text:style-name="T62">המזבח</text:span><text:span text:style-name="T26">)</text:span>, שנעשה<text:span text:style-name="T1"> </text:span>מצותו<text:span text:style-name="T1"> </text:span>ויש<text:span text:style-name="T1"> </text:span>בו<text:span text:style-name="T1"> </text:span>מעילה<text:span text:style-name="T1"> </text:span><text:span text:style-name="T26">(</text:span><text:span text:style-name="T62">דכתיב</text:span><text:span text:style-name="T67"> </text:span><text:span text:style-name="T64">[ויקרא</text:span><text:span text:style-name="T68"> </text:span><text:span text:style-name="T64">ו,ג]</text:span><text:span text:style-name="T62"> </text:span><text:span text:style-name="T73">[ולבש</text:span><text:span text:style-name="T69"> </text:span><text:span text:style-name="T73">הכהן</text:span><text:span text:style-name="T69"> </text:span><text:span text:style-name="T73">מדו</text:span><text:span text:style-name="T69"> </text:span><text:span text:style-name="T73">בד</text:span><text:span text:style-name="T69"> </text:span><text:span text:style-name="T73">ומכנסי</text:span><text:span text:style-name="T69"> </text:span><text:span text:style-name="T73">בד</text:span><text:span text:style-name="T69"> </text:span><text:span text:style-name="T73">ילבש</text:span><text:span text:style-name="T69"> </text:span><text:span text:style-name="T73">על</text:span><text:span text:style-name="T69"> </text:span><text:span text:style-name="T73">בשרו</text:span><text:span text:style-name="T69"> </text:span><text:span text:style-name="T73">והרים</text:span><text:span text:style-name="T69"> </text:span><text:span text:style-name="T73">את</text:span><text:span text:style-name="T69"> </text:span><text:span text:style-name="T73">הדשן</text:span><text:span text:style-name="T69"> </text:span><text:span text:style-name="T73">אשר</text:span><text:span text:style-name="T69"> </text:span><text:span text:style-name="T73">תאכל</text:span><text:span text:style-name="T69"> </text:span><text:span text:style-name="T73">האש</text:span><text:span text:style-name="T69"> </text:span><text:span text:style-name="T73">את</text:span><text:span text:style-name="T69"> </text:span><text:span text:style-name="T73">העלה</text:span><text:span text:style-name="T69"> </text:span><text:span text:style-name="T73">על</text:span><text:span text:style-name="T69"> </text:span><text:span text:style-name="T73">המזבח]</text:span><text:span text:style-name="T72"> וְשָׂמוֹ</text:span><text:span text:style-name="T67"> </text:span><text:span text:style-name="T73">[אצל</text:span><text:span text:style-name="T69"> </text:span><text:span text:style-name="T73">המזבח]</text:span><text:span text:style-name="T62"> ונגמר</text:span><text:span text:style-name="T67"> </text:span><text:span text:style-name="T62">מיניה</text:span><text:span text:style-name="T67"> </text:span><text:span text:style-name="T62">הכא</text:span><text:span text:style-name="T26">)</text:span>?</text:p>
      <text:p text:style-name="P3">משום<text:span text:style-name="T1"> </text:span><text:span text:style-name="T26">(</text:span><text:span text:style-name="T62">הכי</text:span><text:span text:style-name="T67"> </text:span><text:span text:style-name="T62">לא</text:span><text:span text:style-name="T67"> </text:span><text:span text:style-name="T62">גמרינן</text:span><text:span text:style-name="T67"> </text:span><text:span text:style-name="T62">מיניה</text:span><text:span text:style-name="T26">)</text:span> דהוה<text:span text:style-name="T1"> </text:span>ליה<text:span text:style-name="T1"> </text:span>תרומת<text:span text:style-name="T1"> </text:span>הדשן<text:span text:style-name="T1"> </text:span>ואיברי<text:span text:style-name="T1"> </text:span>שעיר<text:span text:style-name="T1"> </text:span>המשתלח<text:span text:style-name="T1"> </text:span>שני<text:span text:style-name="T1"> </text:span>כתובין<text:span text:style-name="T1"> </text:span>הבאין<text:span text:style-name="T1"> </text:span>כאחד, וכל<text:span text:style-name="T1"> </text:span>שני<text:span text:style-name="T1"> </text:span>כתובין<text:span text:style-name="T1"> </text:span>הבאין<text:span text:style-name="T1"> </text:span>כאחד<text:span text:style-name="T1"> </text:span>אין<text:span text:style-name="T1"> </text:span>מלמדין.</text:p>
      <text:p text:style-name="P3"><text:soft-page-break/>הניחא<text:span text:style-name="T1"> </text:span>למאן<text:span text:style-name="T1"> </text:span>דאמר<text:span text:style-name="T1"> </text:span><text:span text:style-name="T26">(</text:span><text:span text:style-name="T62">התם</text:span><text:span text:style-name="T67"> </text:span><text:span text:style-name="T64">(יומא</text:span><text:span text:style-name="T68"> </text:span><text:span text:style-name="T64">דף</text:span><text:span text:style-name="T68"> </text:span><text:span text:style-name="T64">סז.)</text:span><text:span text:style-name="T26">)</text:span> איברי<text:span text:style-name="T1"> </text:span>שעיר<text:span text:style-name="T1"> </text:span>המשתלח<text:span text:style-name="T1"> </text:span>אין<text:span text:style-name="T1"> </text:span>נהנין<text:span text:style-name="T1"> </text:span>מהן<text:span text:style-name="T1"> </text:span><text:span text:style-name="T26">(</text:span><text:span text:style-name="T62">איברי</text:span><text:span text:style-name="T67"> </text:span><text:span text:style-name="T62">שעיר</text:span><text:span text:style-name="T67"> </text:span><text:span text:style-name="T62">של</text:span><text:span text:style-name="T67"> </text:span><text:span text:style-name="T62">יום</text:span><text:span text:style-name="T67"> </text:span><text:span text:style-name="T62">הכפורים</text:span><text:span text:style-name="T67"> </text:span><text:span text:style-name="T62">מועלין</text:span><text:span text:style-name="T67"> </text:span><text:span text:style-name="T62">בהן</text:span><text:span text:style-name="T67"> </text:span><text:span text:style-name="T62">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נעשית</text:span><text:span text:style-name="T67"> </text:span><text:span text:style-name="T62">מצותן, משום</text:span><text:span text:style-name="T67"> </text:span><text:span text:style-name="T62">דכתיב</text:span><text:span text:style-name="T67"> </text:span><text:span text:style-name="T64">[ויקרא</text:span><text:span text:style-name="T68"> </text:span><text:span text:style-name="T64">טז,כב]</text:span><text:span text:style-name="T62"> </text:span><text:span text:style-name="T73">[ונשא</text:span><text:span text:style-name="T69"> </text:span><text:span text:style-name="T73">השעיר</text:span><text:span text:style-name="T69"> </text:span><text:span text:style-name="T73">עליו</text:span><text:span text:style-name="T69"> </text:span><text:span text:style-name="T73">את</text:span><text:span text:style-name="T69"> </text:span><text:span text:style-name="T73">כל</text:span><text:span text:style-name="T69"> </text:span><text:span text:style-name="T73">עונתם]</text:span><text:span text:style-name="T62"> </text:span><text:span text:style-name="T72">אל</text:span><text:span text:style-name="T67"> </text:span><text:span text:style-name="T72">ארץ</text:span><text:span text:style-name="T67"> </text:span><text:span text:style-name="T72">גזירה</text:span><text:span text:style-name="T67"> </text:span><text:span text:style-name="T73">[ושלח</text:span><text:span text:style-name="T69"> </text:span><text:span text:style-name="T73">את</text:span><text:span text:style-name="T69"> </text:span><text:span text:style-name="T73">השעיר</text:span><text:span text:style-name="T69"> </text:span><text:span text:style-name="T73">ב</text:span><text:span text:style-name="T103">מדבר</text:span><text:span text:style-name="T73">]</text:span><text:span text:style-name="T62"> – שפיר: להכי</text:span><text:span text:style-name="T67"> </text:span><text:span text:style-name="T62">לא</text:span><text:span text:style-name="T67"> </text:span><text:span text:style-name="T62">גמיר</text:span><text:span text:style-name="T67"> </text:span><text:span text:style-name="T62">מתרומת</text:span><text:span text:style-name="T67"> </text:span><text:span text:style-name="T62">הדשן: דהוי</text:span><text:span text:style-name="T67"> </text:span><text:span text:style-name="T62">תרומת</text:span><text:span text:style-name="T67"> </text:span><text:span text:style-name="T62">הדשן</text:span><text:span text:style-name="T67"> </text:span><text:span text:style-name="T62">ושעיר</text:span><text:span text:style-name="T67"> </text:span><text:span text:style-name="T62">המשתלח</text:span><text:span text:style-name="T67"> </text:span><text:span text:style-name="T62">שני</text:span><text:span text:style-name="T67"> </text:span><text:span text:style-name="T62">כתובין</text:span><text:span text:style-name="T67"> </text:span><text:span text:style-name="T62">הבאין</text:span><text:span text:style-name="T67"> </text:span><text:span text:style-name="T62">כאחד</text:span><text:span text:style-name="T26">)</text:span>, אלא<text:span text:style-name="T1"> </text:span>למאן<text:span text:style-name="T1"> </text:span>דאמר<text:span text:style-name="T1"> </text:span>נהנין<text:span text:style-name="T1"> </text:span>מהן<text:span text:style-name="T1"> </text:span><text:span text:style-name="T26">(</text:span><text:span text:style-name="T62">דמפיק</text:span><text:span text:style-name="T67"> </text:span><text:span text:style-name="T62">ליה</text:span><text:span text:style-name="T67"> </text:span><text:span text:style-name="T62">מ</text:span><text:span text:style-name="T72">מדבר</text:span><text:span text:style-name="T26">)</text:span> מאי<text:span text:style-name="T1"> </text:span>איכא<text:span text:style-name="T1"> </text:span>למימר<text:span text:style-name="T1"> </text:span><text:span text:style-name="T26">(</text:span><text:span text:style-name="T62">נגמר</text:span><text:span text:style-name="T67"> </text:span><text:span text:style-name="T62">מתרומת</text:span><text:span text:style-name="T67"> </text:span><text:span text:style-name="T62">הדשן, דלא</text:span><text:span text:style-name="T67"> </text:span><text:span text:style-name="T62">הוו</text:span><text:span text:style-name="T67"> </text:span><text:span text:style-name="T62">שני</text:span><text:span text:style-name="T67"> </text:span><text:span text:style-name="T62">כתובין</text:span><text:span text:style-name="T67"> </text:span><text:span text:style-name="T62">וכו'</text:span><text:span text:style-name="T26">)</text:span>?</text:p>
      <text:p text:style-name="P3">משום<text:span text:style-name="T1"> </text:span>דהוה<text:span text:style-name="T1"> </text:span>ליה<text:span text:style-name="T1"> </text:span>תרומת<text:span text:style-name="T1"> </text:span>הדשן<text:span text:style-name="T1"> </text:span>ובגדי<text:span text:style-name="T1"> </text:span>כהונה<text:span text:style-name="T1"> </text:span>שני<text:span text:style-name="T1"> </text:span>כתובין<text:span text:style-name="T1"> </text:span>הבאין<text:span text:style-name="T1"> </text:span>כאחד, וכל<text:span text:style-name="T1"> </text:span>שני<text:span text:style-name="T1"> </text:span>כתובין<text:span text:style-name="T1"> </text:span>הבאין<text:span text:style-name="T1"> </text:span>כאחד<text:span text:style-name="T1"> </text:span>אין<text:span text:style-name="T1"> </text:span>מלמדין;</text:p>
      <text:p text:style-name="P3">הניחא<text:span text:style-name="T1"> </text:span>לרבנן, דאמרי<text:span text:style-name="T1"> </text:span>'<text:span text:style-name="T64">(ויקרא</text:span><text:span text:style-name="T68"> </text:span><text:span text:style-name="T64">טז,כג)</text:span><text:span text:style-name="T31"> </text:span><text:span text:style-name="T32">[ובא</text:span><text:span text:style-name="T2"> </text:span><text:span text:style-name="T32">אהרן</text:span><text:span text:style-name="T2"> </text:span><text:span text:style-name="T32">אל</text:span><text:span text:style-name="T2"> </text:span><text:span text:style-name="T32">אהל</text:span><text:span text:style-name="T2"> </text:span><text:span text:style-name="T32">מועד</text:span><text:span text:style-name="T2"> </text:span><text:span text:style-name="T32">ופשט</text:span><text:span text:style-name="T2"> </text:span><text:span text:style-name="T32">את</text:span><text:span text:style-name="T2"> </text:span><text:span text:style-name="T32">בגדי</text:span><text:span text:style-name="T2"> </text:span><text:span text:style-name="T32">הבד</text:span><text:span text:style-name="T2"> </text:span><text:span text:style-name="T32">אשר</text:span><text:span text:style-name="T2"> </text:span><text:span text:style-name="T32">לבש</text:span><text:span text:style-name="T2"> </text:span><text:span text:style-name="T32">בבאו</text:span><text:span text:style-name="T2"> </text:span><text:span text:style-name="T32">אל</text:span><text:span text:style-name="T2"> </text:span><text:span text:style-name="T32">הקדש]</text:span><text:span text:style-name="T31"> והניחם</text:span><text:span text:style-name="T1"> </text:span><text:span text:style-name="T31">שם</text:span><text:span text:style-name="T1"> </text:span>- מלמד<text:span text:style-name="T1"> </text:span>שהן<text:span text:style-name="T1"> </text:span>טעונין<text:span text:style-name="T1"> </text:span>גניזה' – שפיר; אלא<text:span text:style-name="T1"> </text:span>לרבי<text:span text:style-name="T1"> </text:span>דוסא, דאמר<text:span text:style-name="T1"> </text:span>מותר<text:span text:style-name="T1"> </text:span>להשתמש<text:span text:style-name="T1"> </text:span>בהן<text:span text:style-name="T1"> </text:span>כהן<text:span text:style-name="T1"> </text:span>הדיוט<text:span text:style-name="T1"> </text:span><text:span text:style-name="T26">(</text:span><text:span text:style-name="T62">דלית</text:span><text:span text:style-name="T67"> </text:span><text:span text:style-name="T62">בהו</text:span><text:span text:style-name="T67"> </text:span><text:span text:style-name="T62">מעילה, ומאי</text:span><text:span text:style-name="T67"> </text:span><text:span text:style-name="T72">והניחם</text:span><text:span text:style-name="T67"> </text:span><text:span text:style-name="T72">שם</text:span><text:span text:style-name="T62">? - שלא</text:span><text:span text:style-name="T67"> </text:span><text:span text:style-name="T62">ישתמש</text:span><text:span text:style-name="T67"> </text:span><text:span text:style-name="T62">בהן</text:span><text:span text:style-name="T67"> </text:span><text:span text:style-name="T62">ביום</text:span><text:span text:style-name="T67"> </text:span><text:span text:style-name="T62">הכפורים</text:span><text:span text:style-name="T67"> </text:span><text:span text:style-name="T62">אחר</text:span><text:span text:style-name="T26">)</text:span> - מאי<text:span text:style-name="T1"> </text:span>איכא<text:span text:style-name="T1"> </text:span>למימר?</text:p>
      <text:p text:style-name="P3">משום<text:span text:style-name="T1"> </text:span>דהוה<text:span text:style-name="T1"> </text:span>תרומת<text:span text:style-name="T1"> </text:span>הדשן<text:span text:style-name="T1"> </text:span>ועגלה<text:span text:style-name="T1"> </text:span>ערופה<text:span text:style-name="T1"> </text:span>שני<text:span text:style-name="T1"> </text:span>כתובין<text:span text:style-name="T1"> </text:span>הבאין<text:span text:style-name="T1"> </text:span>כאחד;</text:p>
      <text:p text:style-name="P3">הניחא<text:span text:style-name="T1"> </text:span>למאן<text:span text:style-name="T1"> </text:span>דאמר<text:span text:style-name="T1"> </text:span>אין<text:span text:style-name="T1"> </text:span>מלמדין, אלא<text:span text:style-name="T1"> </text:span>למאן<text:span text:style-name="T1"> </text:span>דאמר<text:span text:style-name="T1"> </text:span>מלמדין<text:span text:style-name="T1"> </text:span><text:span text:style-name="T40">[רבי</text:span><text:span text:style-name="T45"> </text:span><text:span text:style-name="T40">יהודה]</text:span> מאי<text:span text:style-name="T1"> </text:span>איכא<text:span text:style-name="T1"> </text:span>למימר<text:span text:style-name="T1"> </text:span><text:span text:style-name="T26">(</text:span><text:span text:style-name="T100">אפילו</text:span><text:span text:style-name="T67"> </text:span><text:span text:style-name="T62">למאן</text:span><text:span text:style-name="T67"> </text:span><text:span text:style-name="T62">דאמר</text:span><text:span text:style-name="T67"> </text:span><text:span text:style-name="T62">מלמדין</text:span><text:span text:style-name="T67"> </text:span><text:span text:style-name="T62">מהן</text:span><text:span text:style-name="T67"> </text:span><text:span text:style-name="T62">- </text:span><text:span text:style-name="T100">הכא</text:span><text:span text:style-name="T67"> </text:span><text:span text:style-name="T62">אין</text:span><text:span text:style-name="T67"> </text:span><text:span text:style-name="T62">מלמדין</text:span><text:span text:style-name="T26">)</text:span>?: <text:span text:style-name="T26">(</text:span><text:span text:style-name="T62">משום</text:span><text:span text:style-name="T67"> </text:span><text:span text:style-name="T62">ד</text:span><text:span text:style-name="T26">)</text:span>תרי<text:span text:style-name="T1"> </text:span>מיעוטי<text:span text:style-name="T1"> </text:span>כתיבי: כתיב<text:span text:style-name="T1"> </text:span>התם<text:span text:style-name="T1"> </text:span><text:span text:style-name="T64">(דברים</text:span><text:span text:style-name="T68"> </text:span><text:span text:style-name="T64">כא,ו)</text:span> <text:span text:style-name="T32">[וכל</text:span><text:span text:style-name="T2"> </text:span><text:span text:style-name="T32">זקני</text:span><text:span text:style-name="T2"> </text:span><text:span text:style-name="T32">העיר</text:span><text:span text:style-name="T2"> </text:span><text:span text:style-name="T32">ההוא</text:span><text:span text:style-name="T2"> </text:span><text:span text:style-name="T32">הקרבים</text:span><text:span text:style-name="T2"> </text:span><text:span text:style-name="T32">אל</text:span><text:span text:style-name="T2"> </text:span><text:span text:style-name="T32">החלל</text:span><text:span text:style-name="T2"> </text:span><text:span text:style-name="T32">ירחצו</text:span><text:span text:style-name="T2"> </text:span><text:span text:style-name="T32">את</text:span><text:span text:style-name="T2"> </text:span><text:span text:style-name="T32">ידיהם</text:span><text:span text:style-name="T2"> </text:span><text:span text:style-name="T32">על</text:span><text:span text:style-name="T2"> </text:span><text:span text:style-name="T32">העגלה]</text:span><text:span text:style-name="T31"> הערופה</text:span><text:span text:style-name="T1"> </text:span><text:span text:style-name="T32">[בנחל]</text:span> <text:span text:style-name="T26">(</text:span><text:span text:style-name="T72">הערופה</text:span><text:span text:style-name="T67"> </text:span><text:span text:style-name="T62">- דה"א</text:span><text:span text:style-name="T67"> </text:span><text:span text:style-name="T62">קמייתא</text:span><text:span text:style-name="T67"> </text:span><text:span text:style-name="T62">יתירא</text:span><text:span text:style-name="T67"> </text:span><text:span text:style-name="T62">היא</text:span><text:span text:style-name="T26">)</text:span>, וכתיב<text:span text:style-name="T1"> </text:span>התם<text:span text:style-name="T1"> </text:span><text:span text:style-name="T64">[ויקרא</text:span><text:span text:style-name="T68"> </text:span><text:span text:style-name="T64">ו,ג]</text:span><text:span text:style-name="T62"> </text:span><text:span text:style-name="T72">[ולבש</text:span><text:span text:style-name="T67"> </text:span><text:span text:style-name="T72">הכהן</text:span><text:span text:style-name="T67"> </text:span><text:span text:style-name="T72">מדו</text:span><text:span text:style-name="T67"> </text:span><text:span text:style-name="T72">בד</text:span><text:span text:style-name="T67"> </text:span><text:span text:style-name="T72">ומכנסי</text:span><text:span text:style-name="T67"> </text:span><text:span text:style-name="T72">בד</text:span><text:span text:style-name="T67"> </text:span><text:span text:style-name="T72">ילבש</text:span><text:span text:style-name="T67"> </text:span><text:span text:style-name="T72">על</text:span><text:span text:style-name="T67"> </text:span><text:span text:style-name="T72">בשרו</text:span><text:span text:style-name="T67"> </text:span><text:span text:style-name="T72">והרים</text:span><text:span text:style-name="T67"> </text:span><text:span text:style-name="T72">את</text:span><text:span text:style-name="T67"> </text:span><text:span text:style-name="T72">הדשן</text:span><text:span text:style-name="T67"> </text:span><text:span text:style-name="T72">אשר</text:span><text:span text:style-name="T67"> </text:span><text:span text:style-name="T72">תאכל</text:span><text:span text:style-name="T67"> </text:span><text:span text:style-name="T72">האש</text:span><text:span text:style-name="T67"> </text:span><text:span text:style-name="T72">את</text:span><text:span text:style-name="T67"> </text:span><text:span text:style-name="T72">העלה</text:span><text:span text:style-name="T67"> </text:span><text:span text:style-name="T72">על</text:span><text:span text:style-name="T67"> </text:span><text:span text:style-name="T72">המזבח]</text:span><text:span text:style-name="T71"> וְשָׂמוֹ</text:span><text:span text:style-name="T66"> </text:span><text:span text:style-name="T72">[אצל</text:span><text:span text:style-name="T67"> </text:span><text:span text:style-name="T72">המזבח]</text:span> <text:span text:style-name="T26">(</text:span><text:span text:style-name="T62">דוי"ו</text:span><text:span text:style-name="T67"> </text:span><text:span text:style-name="T62">בתראה</text:span><text:span text:style-name="T67"> </text:span><text:span text:style-name="T62">מייתרא, לומר</text:span><text:span text:style-name="T67"> </text:span><text:span text:style-name="T62">לך</text:span><text:span text:style-name="T26">)</text:span> הני<text:span text:style-name="T1"> – </text:span>אִין<text:span text:style-name="T1"> </text:span><text:span text:style-name="T26">(</text:span><text:span text:style-name="T62">הני</text:span><text:span text:style-name="T67"> </text:span><text:span text:style-name="T62">הוא</text:span><text:span text:style-name="T67"> </text:span><text:span text:style-name="T62">דמועלין</text:span><text:span text:style-name="T67"> </text:span><text:span text:style-name="T62">בהן</text:span><text:span text:style-name="T67"> </text:span><text:span text:style-name="T62">לאחר</text:span><text:span text:style-name="T67"> </text:span><text:span text:style-name="T62">שנעשית</text:span><text:span text:style-name="T67"> </text:span><text:span text:style-name="T62">מצותם</text:span><text:span text:style-name="T26">)</text:span>, <text:span text:style-name="T26">(</text:span><text:span text:style-name="T62">אבל</text:span><text:span text:style-name="T26">)</text:span> מידי<text:span text:style-name="T1"> </text:span>אחרינא<text:span text:style-name="T1"> – </text:span>לא. </text:p>
      <text:p text:style-name="P48"><text:span text:style-name="T27">תוספות</text:span><text:span text:style-name="T1"> </text:span><text:span text:style-name="T27">ד"ה</text:span><text:span text:style-name="T1"> </text:span><text:span text:style-name="T27">תרי</text:span><text:span text:style-name="T1"> </text:span><text:span text:style-name="T27">מיעוטי</text:span><text:span text:style-name="T1"> </text:span><text:span text:style-name="T27">כתיבי. תימה! דבחד</text:span><text:span text:style-name="T1"> </text:span><text:span text:style-name="T27">מיעוטא</text:span><text:span text:style-name="T1"> </text:span><text:span text:style-name="T27">הוה</text:span><text:span text:style-name="T1"> </text:span><text:span text:style-name="T27">סגי: דליכא</text:span><text:span text:style-name="T1"> </text:span><text:span text:style-name="T27">למימר</text:span><text:span text:style-name="T1"> </text:span><text:span text:style-name="T27">דאי</text:span><text:span text:style-name="T1"> </text:span><text:span text:style-name="T27">לא</text:span><text:span text:style-name="T1"> </text:span><text:span text:style-name="T27">כתיב</text:span><text:span text:style-name="T1"> </text:span><text:span text:style-name="T27">מיעוטא</text:span><text:span text:style-name="T1"> </text:span><text:span text:style-name="T27">אלא</text:span><text:span text:style-name="T1"> </text:span><text:span text:style-name="T27">בחד</text:span><text:span text:style-name="T1"> </text:span><text:span text:style-name="T27">הוה</text:span><text:span text:style-name="T1"> </text:span><text:span text:style-name="T27">ילפינן</text:span><text:span text:style-name="T1"> </text:span><text:span text:style-name="T27">מאידך, דאם</text:span><text:span text:style-name="T1"> </text:span><text:span text:style-name="T27">כן</text:span><text:span text:style-name="T1"> </text:span><text:span text:style-name="T27">לישתוק</text:span><text:span text:style-name="T1"> </text:span><text:span text:style-name="T27">מן</text:span><text:span text:style-name="T1"> </text:span><text:span text:style-name="T27">המיעוט, דהא</text:span><text:span text:style-name="T1"> </text:span><text:span text:style-name="T27">שני</text:span><text:span text:style-name="T1"> </text:span><text:span text:style-name="T27">כתובים</text:span><text:span text:style-name="T1"> </text:span><text:span text:style-name="T27">הבאין</text:span><text:span text:style-name="T1"> </text:span><text:span text:style-name="T27">כאחד</text:span><text:span text:style-name="T1"> </text:span><text:span text:style-name="T27">אין</text:span><text:span text:style-name="T1"> </text:span><text:span text:style-name="T27">מלמדין!?</text:span></text:p>
      <text:p text:style-name="P47"><text:span text:style-name="T28">ונראה</text:span><text:span text:style-name="T2"> </text:span><text:span text:style-name="T28">למורי</text:span><text:span text:style-name="T2"> </text:span><text:span text:style-name="T28">הרב</text:span><text:span text:style-name="T2"> </text:span><text:span text:style-name="T28">רבינו</text:span><text:span text:style-name="T2"> </text:span><text:span text:style-name="T28">פרץ</text:span><text:span text:style-name="T2"> </text:span><text:span text:style-name="T28">דלא</text:span><text:span text:style-name="T2"> </text:span><text:span text:style-name="T28">מצי</text:span><text:span text:style-name="T2"> </text:span><text:span text:style-name="T28">למישתק</text:span><text:span text:style-name="T2"> </text:span><text:span text:style-name="T28">מ</text:span><text:span text:style-name="T32">הערופה</text:span><text:span text:style-name="T28">: דאיצטריך</text:span><text:span text:style-name="T2"> </text:span><text:span text:style-name="T28">לומר</text:span><text:span text:style-name="T2"> </text:span><text:span text:style-name="T28">'זו</text:span><text:span text:style-name="T2"> </text:span><text:span text:style-name="T28">בעריפה</text:span><text:span text:style-name="T2"> </text:span><text:span text:style-name="T28">ואין</text:span><text:span text:style-name="T2"> </text:span><text:span text:style-name="T28">אחר</text:span><text:span text:style-name="T2"> </text:span><text:span text:style-name="T28">בעריפה' - לאפוקי</text:span><text:span text:style-name="T2"> </text:span><text:span text:style-name="T28">פרה</text:span><text:span text:style-name="T2"> </text:span><text:span text:style-name="T28">אדומה, כדאמר</text:span><text:span text:style-name="T2"> </text:span><text:span text:style-name="T28">בפרק</text:span><text:span text:style-name="T2"> </text:span><text:span text:style-name="T28">קמא</text:span><text:span text:style-name="T2"> </text:span><text:span text:style-name="T28">דחולין</text:span><text:span text:style-name="T2"> </text:span><text:span text:style-name="T29">(דף</text:span><text:span text:style-name="T3"> </text:span><text:span text:style-name="T29">כד.)</text:span><text:span text:style-name="T28">, וא"כ</text:span><text:span text:style-name="T2"> </text:span><text:span text:style-name="T28">צריך</text:span><text:span text:style-name="T2"> </text:span><text:span text:style-name="T28">לכתוב</text:span><text:span text:style-name="T2"> </text:span><text:span text:style-name="T32">ושמו</text:span><text:span text:style-name="T2"> </text:span><text:span text:style-name="T28">כדי</text:span><text:span text:style-name="T2"> </text:span><text:span text:style-name="T28">שלא</text:span><text:span text:style-name="T2"> </text:span><text:span text:style-name="T28">נלמוד</text:span><text:span text:style-name="T2"> </text:span><text:span text:style-name="T28">משם</text:span><text:span text:style-name="T2"> </text:span><text:span text:style-name="T28">דהערופה</text:span><text:span text:style-name="T2"> </text:span><text:span text:style-name="T28">איצטריך, כדפי'. </text:span></text:p>
      <text:p text:style-name="P17">[## והיות<text:span text:style-name="T52"> </text:span>והתורה<text:span text:style-name="T52"> </text:span>היתה<text:span text:style-name="T52"> </text:span>צריכה<text:span text:style-name="T52"> </text:span>לפרט<text:span text:style-name="T52"> </text:span>בכל<text:span text:style-name="T52"> </text:span>מקרה<text:span text:style-name="T52"> </text:span>שמועלים<text:span text:style-name="T52"> </text:span>לאחר<text:span text:style-name="T52"> </text:span>שנעשה<text:span text:style-name="T52"> </text:span>מצותו<text:span text:style-name="T52"> </text:span>- מכאן<text:span text:style-name="T52"> </text:span>שהכלל<text:span text:style-name="T52"> </text:span>הוא<text:span text:style-name="T52"> </text:span>שאין<text:span text:style-name="T52"> </text:span>מעילה<text:span text:style-name="T52"> </text:span>לאחר<text:span text:style-name="T52"> </text:span>שנעשה<text:span text:style-name="T52"> </text:span>מצותו.]</text:p>
      <text:p text:style-name="P3"/>
      <text:p text:style-name="P29"/>
      <text:p text:style-name="P3">נסכים<text:span text:style-name="T1"> </text:span>בתחילה<text:span text:style-name="T1"> </text:span>מועלין<text:span text:style-name="T1"> </text:span>בהן<text:span text:style-name="T1"> </text:span><text:span text:style-name="T32">[</text:span><text:span text:style-name="T26">ירדו</text:span><text:span text:style-name="T2"> </text:span><text:span text:style-name="T26">לשיתין</text:span><text:span text:style-name="T2"> </text:span><text:span text:style-name="T26">- אין</text:span><text:span text:style-name="T2"> </text:span><text:span text:style-name="T26">מועלין</text:span><text:span text:style-name="T2"> </text:span><text:span text:style-name="T26">בהן</text:span><text:span text:style-name="T32">]</text:span>: </text:p>
      <text:p text:style-name="P3">לימא<text:span text:style-name="T1"> </text:span>מתניתין<text:span text:style-name="T1"> </text:span><text:span text:style-name="T26">(</text:span><text:span text:style-name="T62">דקתני</text:span><text:span text:style-name="T67"> </text:span><text:span text:style-name="T62">'</text:span><text:span text:style-name="T84">ירדו</text:span><text:span text:style-name="T86"> </text:span><text:span text:style-name="T84">לשיתין</text:span><text:span text:style-name="T86"> </text:span><text:span text:style-name="T84">אין</text:span><text:span text:style-name="T86"> </text:span><text:span text:style-name="T84">מועלין</text:span><text:span text:style-name="T86"> </text:span><text:span text:style-name="T84">בהן</text:span><text:span text:style-name="T62">'</text:span><text:span text:style-name="T26">)</text:span> דלא<text:span text:style-name="T1"> </text:span>כרבי<text:span text:style-name="T1"> </text:span>אלעזר<text:span text:style-name="T1"> </text:span>בר<text:span text:style-name="T1"> </text:span>רבי<text:span text:style-name="T1"> </text:span>צדוק, דתניא: '<text:span text:style-name="T106">רבי</text:span><text:span text:style-name="T107"> </text:span><text:span text:style-name="T106">אלעזר</text:span><text:span text:style-name="T107"> </text:span><text:span text:style-name="T106">בר</text:span><text:span text:style-name="T107"> </text:span><text:span text:style-name="T106">רבי</text:span><text:span text:style-name="T107"> </text:span><text:span text:style-name="T106">צדוק</text:span><text:span text:style-name="T107"> </text:span><text:span text:style-name="T106">אומר: לול</text:span><text:span text:style-name="T107"> </text:span><text:span text:style-name="T106">קטן</text:span><text:span text:style-name="T107"> </text:span><text:span text:style-name="T106">היה</text:span><text:span text:style-name="T107"> </text:span><text:span text:style-name="T106">בין</text:span><text:span text:style-name="T107"> </text:span><text:span text:style-name="T106">כבש</text:span><text:span text:style-name="T107"> </text:span><text:span text:style-name="T106">למזבח</text:span><text:span text:style-name="T107"> </text:span><text:span text:style-name="T106">במערבו</text:span><text:span text:style-name="T107"> </text:span><text:span text:style-name="T106">של</text:span><text:span text:style-name="T107"> </text:span><text:span text:style-name="T106">כבש; אחת</text:span><text:span text:style-name="T107"> </text:span><text:span text:style-name="T106">לשבעים</text:span><text:span text:style-name="T107"> </text:span><text:span text:style-name="T106">שנה</text:span><text:span text:style-name="T107"> </text:span><text:span text:style-name="T106">פרחי</text:span><text:span text:style-name="T107"> </text:span><text:span text:style-name="T106">כהונה</text:span><text:span text:style-name="T107"> </text:span><text:span text:style-name="T106">יורדין</text:span><text:span text:style-name="T107"> </text:span><text:span text:style-name="T106">בו</text:span><text:span text:style-name="T107"> </text:span><text:span text:style-name="T106">ומביאין</text:span><text:span text:style-name="T107"> </text:span><text:span text:style-name="T106">יין</text:span><text:span text:style-name="T107"> </text:span><text:span text:style-name="T106">קרוש</text:span><text:span text:style-name="T107"> </text:span><text:span text:style-name="T106">שהוא</text:span><text:span text:style-name="T107"> </text:span><text:span text:style-name="T106">דומה</text:span><text:span text:style-name="T107"> </text:span><text:span text:style-name="T106">לעגולי</text:span><text:span text:style-name="T107"> </text:span><text:span text:style-name="T106">דבילה</text:span><text:span text:style-name="T107"> </text:span><text:span text:style-name="T106">ושורפין</text:span><text:span text:style-name="T107"> </text:span><text:span text:style-name="T106">אותה</text:span><text:span text:style-name="T107"> </text:span><text:span text:style-name="T106">בקדושה, שנאמר</text:span><text:span text:style-name="T107"> </text:span><text:span text:style-name="T64">(במדבר</text:span><text:span text:style-name="T68"> </text:span><text:span text:style-name="T64">כח,ז)</text:span><text:span text:style-name="T31"> </text:span><text:span text:style-name="T32">[ונסכו</text:span><text:span text:style-name="T2"> </text:span><text:span text:style-name="T32">רביעת</text:span><text:span text:style-name="T2"> </text:span><text:span text:style-name="T32">ההין</text:span><text:span text:style-name="T2"> </text:span><text:span text:style-name="T32">לכבש</text:span><text:span text:style-name="T2"> </text:span><text:span text:style-name="T32">האחד]</text:span><text:span text:style-name="T111"> </text:span><text:span text:style-name="T115">בקודש</text:span><text:span text:style-name="T107"> </text:span><text:span text:style-name="T111">הסך</text:span><text:span text:style-name="T107"> </text:span><text:span text:style-name="T111">נסך</text:span><text:span text:style-name="T107"> </text:span><text:span text:style-name="T111">שכר</text:span><text:span text:style-name="T107"> </text:span><text:span text:style-name="T111">לה'</text:span><text:span text:style-name="T106">; כשם</text:span><text:span text:style-name="T107"> </text:span><text:span text:style-name="T106">שניסוכה</text:span><text:span text:style-name="T107"> </text:span><text:span text:style-name="T106">בקדושה</text:span><text:span text:style-name="T107"> </text:span><text:span text:style-name="T106">כך</text:span><text:span text:style-name="T107"> </text:span><text:span text:style-name="T106">שריפתה</text:span><text:span text:style-name="T107"> </text:span><text:span text:style-name="T106">בקדושה</text:span>' <text:span text:style-name="T26">(</text:span><text:span text:style-name="T62">דלא</text:span><text:span text:style-name="T67"> </text:span><text:span text:style-name="T62">כרבי</text:span><text:span text:style-name="T67"> </text:span><text:span text:style-name="T62">אלעזר</text:span><text:span text:style-name="T67"> </text:span><text:span text:style-name="T62">בר</text:span><text:span text:style-name="T67"> </text:span><text:span text:style-name="T62">רבי</text:span><text:span text:style-name="T67"> </text:span><text:span text:style-name="T62">צדוק, דהוא</text:span><text:span text:style-name="T67"> </text:span><text:span text:style-name="T62">אית</text:span><text:span text:style-name="T67"> </text:span><text:span text:style-name="T62">ליה</text:span><text:span text:style-name="T67"> </text:span><text:span text:style-name="T62">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ירדו</text:span><text:span text:style-name="T67"> </text:span><text:span text:style-name="T62">לשיתין</text:span><text:span text:style-name="T67"> </text:span><text:span text:style-name="T62">- שריפתם</text:span><text:span text:style-name="T67"> </text:span><text:span text:style-name="T62">בקדושה, וכיון</text:span><text:span text:style-name="T67"> </text:span><text:span text:style-name="T62">דמצריך</text:span><text:span text:style-name="T67"> </text:span><text:span text:style-name="T62">להו</text:span><text:span text:style-name="T67"> </text:span><text:span text:style-name="T62">שריפה</text:span><text:span text:style-name="T67"> </text:span><text:span text:style-name="T62">בקדושה</text:span><text:span text:style-name="T67"> </text:span><text:span text:style-name="T62">- אית</text:span><text:span text:style-name="T67"> </text:span><text:span text:style-name="T62">ליה</text:span><text:span text:style-name="T67"> </text:span><text:span text:style-name="T62">נמי</text:span><text:span text:style-name="T67"> </text:span><text:span text:style-name="T62">דמועלין</text:span><text:span text:style-name="T67"> </text:span><text:span text:style-name="T62">בהן</text:span><text:span text:style-name="T26">)</text:span>.</text:p>
      <text:p text:style-name="P45">מאי<text:span text:style-name="T1"> </text:span>משמע? - ואמר<text:span text:style-name="T1"> </text:span>רבינא: אתיא<text:span text:style-name="T1"> </text:span>קודש<text:span text:style-name="T1"> </text:span>קודש: כתיב<text:span text:style-name="T1"> </text:span>הכא<text:span text:style-name="T1"> </text:span>'<text:span text:style-name="T31">בקודש</text:span>' וכתיב<text:span text:style-name="T1"> </text:span>התם<text:span text:style-name="T1"> </text:span><text:span text:style-name="T64">(שמות</text:span><text:span text:style-name="T68"> </text:span><text:span text:style-name="T64">כט,לד)</text:span><text:span text:style-name="T31"> </text:span><text:span text:style-name="T32">[ואם</text:span><text:span text:style-name="T2"> </text:span><text:span text:style-name="T32">יותר</text:span><text:span text:style-name="T2"> </text:span><text:span text:style-name="T32">מבשר</text:span><text:span text:style-name="T2"> </text:span><text:span text:style-name="T32">המלאים</text:span><text:span text:style-name="T2"> </text:span><text:span text:style-name="T32">ומן</text:span><text:span text:style-name="T2"> </text:span><text:span text:style-name="T32">הלחם</text:span><text:span text:style-name="T2"> </text:span><text:span text:style-name="T32">עד</text:span><text:span text:style-name="T2"> </text:span><text:span text:style-name="T32">הבקר]</text:span><text:span text:style-name="T31"> ושרפת</text:span><text:span text:style-name="T1"> </text:span><text:span text:style-name="T31">את</text:span><text:span text:style-name="T1"> </text:span><text:span text:style-name="T31">הנותר</text:span><text:span text:style-name="T1"> </text:span><text:span text:style-name="T31">באש</text:span><text:span text:style-name="T1"> </text:span><text:span text:style-name="T31">ולא</text:span><text:span text:style-name="T1"> </text:span><text:span text:style-name="T31">יאכל</text:span><text:span text:style-name="T1"> </text:span><text:span text:style-name="T31">כי</text:span><text:span text:style-name="T1"> </text:span><text:span text:style-name="T134">קודש</text:span><text:span text:style-name="T1"> </text:span><text:span text:style-name="T137">הם</text:span><text:span text:style-name="T1"> </text:span><text:span text:style-name="T31">הוא</text:span>: מה<text:span text:style-name="T1"> </text:span>נותר<text:span text:style-name="T1"> </text:span>שריפתו<text:span text:style-name="T1"> </text:span>בקדושה<text:span text:style-name="T1"> </text:span><text:span text:style-name="T26">(</text:span><text:span text:style-name="T62">דכל</text:span><text:span text:style-name="T67"> </text:span><text:span text:style-name="T62">שפסולו</text:span><text:span text:style-name="T67"> </text:span><text:span text:style-name="T62">בקדש</text:span><text:span text:style-name="T67"> </text:span><text:span text:style-name="T62">שריפתו</text:span><text:span text:style-name="T67"> </text:span><text:span text:style-name="T62">בקודש, דגמר</text:span><text:span text:style-name="T67"> </text:span><text:span text:style-name="T62">לה</text:span><text:span text:style-name="T67"> </text:span><text:span text:style-name="T64">(פסחים</text:span><text:span text:style-name="T68"> </text:span><text:span text:style-name="T64">דף</text:span><text:span text:style-name="T68"> </text:span><text:span text:style-name="T64">פב:)</text:span><text:span text:style-name="T62"> מחטאת, דכתיב</text:span><text:span text:style-name="T67"> </text:span><text:span text:style-name="T64">[ויקרא</text:span><text:span text:style-name="T68"> </text:span><text:span text:style-name="T64">ו,כג]</text:span><text:span text:style-name="T62"> </text:span><text:span text:style-name="T72">וכל</text:span><text:span text:style-name="T67"> </text:span><text:span text:style-name="T72">חטאת</text:span><text:span text:style-name="T67"> </text:span><text:span text:style-name="T72">אשר</text:span><text:span text:style-name="T67"> </text:span><text:span text:style-name="T72">יובא</text:span><text:span text:style-name="T67"> </text:span><text:span text:style-name="T72">מדמה</text:span><text:span text:style-name="T67"> </text:span><text:span text:style-name="T73">[אל</text:span><text:span text:style-name="T69"> </text:span><text:span text:style-name="T73">אהל</text:span><text:span text:style-name="T69"> </text:span><text:span text:style-name="T73">מועד</text:span><text:span text:style-name="T69"> </text:span><text:span text:style-name="T73">לכפר</text:span><text:span text:style-name="T69"> </text:span><text:span text:style-name="T73">בקדש</text:span><text:span text:style-name="T69"> </text:span><text:span text:style-name="T73">לא</text:span><text:span text:style-name="T69"> </text:span><text:span text:style-name="T73">תאכל]</text:span><text:span text:style-name="T72"> באש</text:span><text:span text:style-name="T67"> </text:span><text:span text:style-name="T72">תשרף</text:span><text:span text:style-name="T62">: שריפתו</text:span><text:span text:style-name="T67"> </text:span><text:span text:style-name="T62">תהא</text:span><text:span text:style-name="T67"> </text:span><text:span text:style-name="T62">בקדושה</text:span><text:span text:style-name="T26">)</text:span> אף<text:span text:style-name="T1"> </text:span>האי<text:span text:style-name="T1"> </text:span>נמי<text:span text:style-name="T1"> </text:span>בקדושה.</text:p>
      <text:p text:style-name="P3">אפילו<text:span text:style-name="T1"> </text:span>תימא<text:span text:style-name="T1"> </text:span>רבי<text:span text:style-name="T1"> </text:span>אלעזר<text:span text:style-name="T1"> </text:span>בר<text:span text:style-name="T1"> </text:span>רבי<text:span text:style-name="T1"> </text:span>צדוק<text:span text:style-name="T1"> </text:span><text:span text:style-name="T26">(</text:span><text:span text:style-name="T62">והא</text:span><text:span text:style-name="T67"> </text:span><text:span text:style-name="T62">דקתני</text:span><text:span text:style-name="T67"> </text:span><text:span text:style-name="T62">'</text:span><text:span text:style-name="T84">ירדו</text:span><text:span text:style-name="T86"> </text:span><text:span text:style-name="T84">לשיתין</text:span><text:span text:style-name="T86"> </text:span><text:span text:style-name="T84">אין</text:span><text:span text:style-name="T86"> </text:span><text:span text:style-name="T84">מועלין</text:span><text:span text:style-name="T86"> </text:span><text:span text:style-name="T84">בהן</text:span><text:span text:style-name="T62">':</text:span><text:span text:style-name="T26">)</text:span> דאי<text:span text:style-name="T1"> </text:span>קלט<text:span text:style-name="T1"> </text:span><text:span text:style-name="T26">(</text:span><text:span text:style-name="T62">שלא</text:span><text:span text:style-name="T67"> </text:span><text:span text:style-name="T62">ירדו</text:span><text:span text:style-name="T67"> </text:span><text:span text:style-name="T62">לקרקע</text:span><text:span text:style-name="T67"> </text:span><text:span text:style-name="T62">השית, אלא</text:span><text:span text:style-name="T67"> </text:span><text:span text:style-name="T62">קודם</text:span><text:span text:style-name="T67"> </text:span><text:span text:style-name="T62">שיגיעו</text:span><text:span text:style-name="T67"> </text:span><text:span text:style-name="T62">לשית</text:span><text:span text:style-name="T67"> </text:span><text:span text:style-name="T62">- פשט</text:span><text:span text:style-name="T67"> </text:span><text:span text:style-name="T62">ידו</text:span><text:span text:style-name="T67"> </text:span><text:span text:style-name="T62">למטה</text:span><text:span text:style-name="T67"> </text:span><text:span text:style-name="T62">וקלטה</text:span><text:span text:style-name="T67"> </text:span><text:span text:style-name="T62">מן</text:span><text:span text:style-name="T67"> </text:span><text:span text:style-name="T62">האויר, דהתם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הן; הא</text:span><text:span text:style-name="T67"> </text:span><text:span text:style-name="T62">ירדו</text:span><text:span text:style-name="T67"> </text:span><text:span text:style-name="T62">לשית</text:span><text:span text:style-name="T67"> </text:span><text:span text:style-name="T62">- מועלין</text:span><text:span text:style-name="T67"> </text:span><text:span text:style-name="T62">בהן</text:span><text:span text:style-name="T67"> </text:span><text:span text:style-name="T62">דקרקע</text:span><text:span text:style-name="T67"> </text:span><text:span text:style-name="T62">השית</text:span><text:span text:style-name="T67"> </text:span><text:span text:style-name="T62">מקדש</text:span><text:span text:style-name="T67"> </text:span><text:span text:style-name="T62">להו</text:span><text:span text:style-name="T26">)</text:span>; </text:p>
      <text:p text:style-name="P3">איכא<text:span text:style-name="T1"> </text:span>דאמרי<text:span text:style-name="T1"> </text:span>לימא<text:span text:style-name="T1"> </text:span>מתניתין<text:span text:style-name="T1"> </text:span>כרבי<text:span text:style-name="T1"> </text:span>אלעזר<text:span text:style-name="T1"> </text:span>בר<text:span text:style-name="T1"> </text:span>רבי<text:span text:style-name="T1"> </text:span>צדוק, דאי<text:span text:style-name="T1"> </text:span>קלט<text:span text:style-name="T1"> </text:span><text:span text:style-name="T26">(</text:span><text:span text:style-name="T62">כלומר: מדאיצטריך</text:span><text:span text:style-name="T67"> </text:span><text:span text:style-name="T62">ליה</text:span><text:span text:style-name="T67"> </text:span><text:span text:style-name="T62">לתנא</text:span><text:span text:style-name="T67"> </text:span><text:span text:style-name="T62">למיתנא</text:span><text:span text:style-name="T67"> </text:span><text:span text:style-name="T62">'ירדו</text:span><text:span text:style-name="T67"> </text:span><text:span text:style-name="T62">לשיתין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הן', אלמא</text:span><text:span text:style-name="T67"> </text:span><text:span text:style-name="T62">סבירא</text:span><text:span text:style-name="T67"> </text:span><text:span text:style-name="T62">ליה</text:span><text:span text:style-name="T67"> </text:span><text:span text:style-name="T62">כרבי</text:span><text:span text:style-name="T67"> </text:span><text:span text:style-name="T62">אלעזר</text:span><text:span text:style-name="T67"> </text:span><text:span text:style-name="T62">דאמר</text:span><text:span text:style-name="T67"> </text:span><text:span text:style-name="T62">'לול</text:span><text:span text:style-name="T67"> </text:span><text:span text:style-name="T62">קטן</text:span><text:span text:style-name="T67"> </text:span><text:span text:style-name="T62">היה</text:span><text:span text:style-name="T67"> </text:span><text:span text:style-name="T62">שם</text:span><text:span text:style-name="T67"> </text:span><text:span text:style-name="T62">שיכול</text:span><text:span text:style-name="T67"> </text:span><text:span text:style-name="T62">להביאו</text:span><text:span text:style-name="T67"> </text:span><text:span text:style-name="T62">דרך</text:span><text:span text:style-name="T67"> </text:span><text:span text:style-name="T62">לול', דאי</text:span><text:span text:style-name="T67"> </text:span><text:span text:style-name="T62">רבנן</text:span><text:span text:style-name="T67"> </text:span><text:span text:style-name="T62">- סברי</text:span><text:span text:style-name="T67"> </text:span><text:span text:style-name="T62">שיתין</text:span><text:span text:style-name="T67"> </text:span><text:span text:style-name="T62">חלולין</text:span><text:span text:style-name="T67"> </text:span><text:span text:style-name="T62">ויורדין</text:span><text:span text:style-name="T67"> </text:span><text:span text:style-name="T62">עד</text:span><text:span text:style-name="T67"> </text:span><text:span text:style-name="T62">התהום, היאך</text:span><text:span text:style-name="T67"> </text:span><text:span text:style-name="T62">יכול</text:span><text:span text:style-name="T67"> </text:span><text:span text:style-name="T62">ללקטן</text:span><text:span text:style-name="T67"> </text:span><text:span text:style-name="T62">ולמעול</text:span><text:span text:style-name="T67"> </text:span><text:span text:style-name="T62">בהן? הא</text:span><text:span text:style-name="T67"> </text:span><text:span text:style-name="T62">נחיתו</text:span><text:span text:style-name="T67"> </text:span><text:span text:style-name="T62">להו</text:span><text:span text:style-name="T67"> </text:span><text:span text:style-name="T62">לתהום</text:span><text:span text:style-name="T26">)</text:span>; </text:p>
      <text:p text:style-name="P3">אמרי<text:span text:style-name="T1"> </text:span><text:span text:style-name="T26">(</text:span><text:span text:style-name="T62">ומשני:</text:span><text:span text:style-name="T26">)</text:span>: לא, ומדרבנן<text:span text:style-name="T1"> </text:span><text:span text:style-name="T26">(</text:span><text:span text:style-name="T62">אפילו</text:span><text:span text:style-name="T67"> </text:span><text:span text:style-name="T62">תימא</text:span><text:span text:style-name="T67"> </text:span><text:span text:style-name="T62">רבנן</text:span><text:span text:style-name="T67"> </text:span><text:span text:style-name="T62">דאי</text:span><text:span text:style-name="T67"> </text:span><text:span text:style-name="T62">קלט: שאם</text:span><text:span text:style-name="T67"> </text:span><text:span text:style-name="T62">הכניס</text:span><text:span text:style-name="T67"> </text:span><text:span text:style-name="T62">ידו</text:span><text:span text:style-name="T67"> </text:span><text:span text:style-name="T62">לאויר</text:span><text:span text:style-name="T67"> </text:span><text:span text:style-name="T62">השיתין</text:span><text:span text:style-name="T67"> </text:span><text:span text:style-name="T62">וקלטן</text:span><text:span text:style-name="T67"> </text:span><text:span text:style-name="T62">קודם</text:span><text:span text:style-name="T67"> </text:span><text:span text:style-name="T62">שירדו</text:span><text:span text:style-name="T67"> </text:span><text:span text:style-name="T62">לתהום</text:span><text:span text:style-name="T67"> </text:span><text:span text:style-name="T62">- אפילו</text:span><text:span text:style-name="T67"> </text:span><text:span text:style-name="T62">הכי</text:span><text:span text:style-name="T67"> </text:span><text:span text:style-name="T62">קא</text:span><text:span text:style-name="T67"> </text:span><text:span text:style-name="T62">משמע</text:span><text:span text:style-name="T67"> </text:span><text:span text:style-name="T62">לן</text:span><text:span text:style-name="T67"> </text:span><text:span text:style-name="T62">דאין</text:span><text:span text:style-name="T67"> </text:span><text:span text:style-name="T62">מועלין</text:span><text:span text:style-name="T67"> </text:span><text:span text:style-name="T62">בהן;</text:span></text:p>
      <text:p text:style-name="P25"><text:span text:style-name="T27">לישנא</text:span><text:span text:style-name="T1"> </text:span><text:span text:style-name="T27">אחרינא: דאי</text:span><text:span text:style-name="T1"> </text:span><text:span text:style-name="T27">רבי</text:span><text:span text:style-name="T1"> </text:span><text:span text:style-name="T27">אלעזר</text:span><text:span text:style-name="T1"> </text:span><text:span text:style-name="T27">בר</text:span><text:span text:style-name="T1"> </text:span><text:span text:style-name="T27">רבי</text:span><text:span text:style-name="T1"> </text:span><text:span text:style-name="T27">צדוק, כיון</text:span><text:span text:style-name="T1"> </text:span><text:span text:style-name="T27">דאמר</text:span><text:span text:style-name="T1"> </text:span><text:span text:style-name="T27">'ושורפין</text:span><text:span text:style-name="T1"> </text:span><text:span text:style-name="T27">אותן</text:span><text:span text:style-name="T1"> </text:span><text:span text:style-name="T27">בקדושה' אכתי</text:span><text:span text:style-name="T1"> </text:span><text:span text:style-name="T27">בקדושתייהו</text:span><text:span text:style-name="T1"> </text:span><text:span text:style-name="T27">קיימי, וסבירא</text:span><text:span text:style-name="T1"> </text:span><text:span text:style-name="T27">ליה</text:span><text:span text:style-name="T1"> </text:span><text:span text:style-name="T27">דמועלין!</text:span></text:p>
      <text:p text:style-name="P3"><text:soft-page-break/><text:span text:style-name="T62">אפילו</text:span><text:span text:style-name="T67"> </text:span><text:span text:style-name="T62">תימא</text:span><text:span text:style-name="T67"> </text:span><text:span text:style-name="T62">רבי</text:span><text:span text:style-name="T67"> </text:span><text:span text:style-name="T62">אלעזר</text:span><text:span text:style-name="T67"> </text:span><text:span text:style-name="T62">בר</text:span><text:span text:style-name="T67"> </text:span><text:span text:style-name="T62">רבי</text:span><text:span text:style-name="T67"> </text:span><text:span text:style-name="T62">צדוק</text:span><text:span text:style-name="T67"> </text:span><text:span text:style-name="T62">דאין</text:span><text:span text:style-name="T67"> </text:span><text:span text:style-name="T62">לך</text:span><text:span text:style-name="T67"> </text:span><text:span text:style-name="T62">כו' </text:span><text:span text:style-name="T65">[דבר</text:span><text:span text:style-name="T69"> </text:span><text:span text:style-name="T65">שנעשתה</text:span><text:span text:style-name="T69"> </text:span><text:span text:style-name="T65">מצותו</text:span><text:span text:style-name="T69"> </text:span><text:span text:style-name="T65">ומועלין</text:span><text:span text:style-name="T69"> </text:span><text:span text:style-name="T65">בו]</text:span><text:span text:style-name="T62">, והא</text:span><text:span text:style-name="T67"> </text:span><text:span text:style-name="T62">דקאמר</text:span><text:span text:style-name="T67"> </text:span><text:span text:style-name="T62">'ושורפין</text:span><text:span text:style-name="T67"> </text:span><text:span text:style-name="T62">אותו</text:span><text:span text:style-name="T67"> </text:span><text:span text:style-name="T62">בקדושה' - הכי</text:span><text:span text:style-name="T67"> </text:span><text:span text:style-name="T62">קאמר: אם</text:span><text:span text:style-name="T67"> </text:span><text:span text:style-name="T62">בא</text:span><text:span text:style-name="T67"> </text:span><text:span text:style-name="T62">לשורפו</text:span><text:span text:style-name="T67"> </text:span><text:span text:style-name="T62">- שורפו</text:span><text:span text:style-name="T67"> </text:span><text:span text:style-name="T62">בקדושה, אבל</text:span><text:span text:style-name="T67"> </text:span><text:span text:style-name="T62">מעילה</text:span><text:span text:style-name="T67"> </text:span><text:span text:style-name="T62">אין</text:span><text:span text:style-name="T67"> </text:span><text:span text:style-name="T62">בו</text:span><text:span text:style-name="T67"> </text:span><text:span text:style-name="T62">מאחר</text:span><text:span text:style-name="T67"> </text:span><text:span text:style-name="T62">שירד</text:span><text:span text:style-name="T67"> </text:span><text:span text:style-name="T62">לשיתין</text:span><text:span text:style-name="T26">)</text:span>.</text:p>
      <text:p text:style-name="P3">והא<text:span text:style-name="T1"> </text:span>קרא<text:span text:style-name="T1"> </text:span>קנסיב<text:span text:style-name="T1"> </text:span>לה? </text:p>
      <text:p text:style-name="P3">אסמכתא.<text:span text:style-name="T62"> </text:span></text:p>
      <text:p text:style-name="P48"><text:span text:style-name="T27">תוספות</text:span><text:span text:style-name="T1"> </text:span><text:span text:style-name="T27">ד"ה</text:span><text:span text:style-name="T1"> </text:span><text:span text:style-name="T27">מה</text:span><text:span text:style-name="T1"> </text:span><text:span text:style-name="T27">נותר</text:span><text:span text:style-name="T1"> </text:span><text:span text:style-name="T27">שריפתו</text:span><text:span text:style-name="T1"> </text:span><text:span text:style-name="T27">בקודש</text:span><text:span text:style-name="T1"> </text:span><text:span text:style-name="T27">אף</text:span><text:span text:style-name="T1"> </text:span><text:span text:style-name="T27">זו</text:span><text:span text:style-name="T1"> </text:span><text:span text:style-name="T27">שריפתו</text:span><text:span text:style-name="T1"> </text:span><text:span text:style-name="T27">בקדש. והיינו</text:span><text:span text:style-name="T1"> </text:span><text:span text:style-name="T27">דלא</text:span><text:span text:style-name="T1"> </text:span><text:span text:style-name="T27">כר"א</text:span><text:span text:style-name="T1"> </text:span><text:span text:style-name="T27">ברבי</text:span><text:span text:style-name="T1"> </text:span><text:span text:style-name="T27">צדוק: דכיון</text:span><text:span text:style-name="T1"> </text:span><text:span text:style-name="T27">דלאחר</text:span><text:span text:style-name="T1"> </text:span><text:span text:style-name="T27">שירד</text:span><text:span text:style-name="T1"> </text:span><text:span text:style-name="T27">טעון</text:span><text:span text:style-name="T1"> </text:span><text:span text:style-name="T27">שריפה</text:span><text:span text:style-name="T1"> </text:span><text:span text:style-name="T27">- אם</text:span><text:span text:style-name="T1"> </text:span><text:span text:style-name="T27">כן</text:span><text:span text:style-name="T1"> </text:span><text:span text:style-name="T27">לא</text:span><text:span text:style-name="T1"> </text:span><text:span text:style-name="T27">נעשית</text:span><text:span text:style-name="T1"> </text:span><text:span text:style-name="T27">מצותו! ואמאי</text:span><text:span text:style-name="T1"> </text:span><text:span text:style-name="T27">אמרינן</text:span><text:span text:style-name="T1"> </text:span><text:span text:style-name="T27">במתני' 'ירדו</text:span><text:span text:style-name="T1"> </text:span><text:span text:style-name="T27">לשיתין</text:span><text:span text:style-name="T1"> </text:span><text:span text:style-name="T27">אין</text:span><text:span text:style-name="T1"> </text:span><text:span text:style-name="T27">מועלין'!?</text:span></text:p>
      <text:p text:style-name="P48"><text:span text:style-name="T27">ומשני: אפילו</text:span><text:span text:style-name="T1"> </text:span><text:span text:style-name="T27">תימא</text:span><text:span text:style-name="T1"> </text:span><text:span text:style-name="T27">ר' אלעזר</text:span><text:span text:style-name="T1"> </text:span><text:span text:style-name="T27">ברבי</text:span><text:span text:style-name="T1"> </text:span><text:span text:style-name="T27">צדוק</text:span><text:span text:style-name="T1"> </text:span><text:span text:style-name="T27">הוא, דאי</text:span><text:span text:style-name="T1"> </text:span><text:span text:style-name="T27">קלט; כלומר: שקלט</text:span><text:span text:style-name="T1"> </text:span><text:span text:style-name="T27">מאויר</text:span><text:span text:style-name="T1"> </text:span><text:span text:style-name="T27">ולא</text:span><text:span text:style-name="T1"> </text:span><text:span text:style-name="T27">ירדו</text:span><text:span text:style-name="T1"> </text:span><text:span text:style-name="T27">ממש</text:span><text:span text:style-name="T1"> </text:span><text:span text:style-name="T27">על</text:span><text:span text:style-name="T1"> </text:span><text:span text:style-name="T27">הריצפה, ובכי</text:span><text:span text:style-name="T1"> </text:span><text:span text:style-name="T27">האי</text:span><text:span text:style-name="T1"> </text:span><text:span text:style-name="T27">גוונא</text:span><text:span text:style-name="T1"> </text:span><text:span text:style-name="T27">אין</text:span><text:span text:style-name="T1"> </text:span><text:span text:style-name="T27">מצותה</text:span><text:span text:style-name="T1"> </text:span><text:span text:style-name="T27">בשריפה, ולהכי</text:span><text:span text:style-name="T1"> </text:span><text:span text:style-name="T27">קאמר</text:span><text:span text:style-name="T1"> </text:span><text:span text:style-name="T27">במתני' דאין</text:span><text:span text:style-name="T1"> </text:span><text:span text:style-name="T27">מועלין.</text:span></text:p>
      <text:p text:style-name="P48"><text:span text:style-name="T27">איכא</text:span><text:span text:style-name="T1"> </text:span><text:span text:style-name="T27">דאמרי</text:span><text:span text:style-name="T1"> </text:span><text:span text:style-name="T27">לימא</text:span><text:span text:style-name="T1"> </text:span><text:span text:style-name="T27">מתני' ר"א</text:span><text:span text:style-name="T1"> </text:span><text:span text:style-name="T27">בר</text:span><text:span text:style-name="T1"> </text:span><text:span text:style-name="T27">רבי</text:span><text:span text:style-name="T1"> </text:span><text:span text:style-name="T27">צדוק</text:span><text:span text:style-name="T1"> </text:span><text:span text:style-name="T27">ולא</text:span><text:span text:style-name="T1"> </text:span><text:span text:style-name="T27">רבנן: דאי</text:span><text:span text:style-name="T1"> </text:span><text:span text:style-name="T27">רבנן, אמאי</text:span><text:span text:style-name="T1"> </text:span><text:span text:style-name="T27">קאמר</text:span><text:span text:style-name="T1"> </text:span><text:span text:style-name="T27">במתני' 'ירדו</text:span><text:span text:style-name="T1"> </text:span><text:span text:style-name="T27">לשיתין</text:span><text:span text:style-name="T1"> </text:span><text:span text:style-name="T27">אין</text:span><text:span text:style-name="T1"> </text:span><text:span text:style-name="T27">מועלין</text:span><text:span text:style-name="T1"> </text:span><text:span text:style-name="T27">בהם'? מאי</text:span><text:span text:style-name="T1"> </text:span><text:span text:style-name="T27">מעילה</text:span><text:span text:style-name="T1"> </text:span><text:span text:style-name="T27">שייכא</text:span><text:span text:style-name="T1"> </text:span><text:span text:style-name="T27">בהו? והלא</text:span><text:span text:style-name="T1"> </text:span><text:span text:style-name="T27">הם</text:span><text:span text:style-name="T1"> </text:span><text:span text:style-name="T27">יורדין</text:span><text:span text:style-name="T1"> </text:span><text:span text:style-name="T27">לתהום, והיאך</text:span><text:span text:style-name="T1"> </text:span><text:span text:style-name="T27">יכול</text:span><text:span text:style-name="T1"> </text:span><text:span text:style-name="T27">למעול</text:span><text:span text:style-name="T1"> </text:span><text:span text:style-name="T27">בהם?</text:span></text:p>
      <text:p text:style-name="P48"><text:span text:style-name="T27">ומשני: דאי</text:span><text:span text:style-name="T1"> </text:span><text:span text:style-name="T27">קלט; </text:span></text:p>
      <text:p text:style-name="P48"><text:span text:style-name="T27">ועתה</text:span><text:span text:style-name="T1"> </text:span><text:span text:style-name="T27">לגירסא</text:span><text:span text:style-name="T1"> </text:span><text:span text:style-name="T27">זו</text:span><text:span text:style-name="T1"> </text:span><text:span text:style-name="T27">לא</text:span><text:span text:style-name="T1"> </text:span><text:span text:style-name="T27">חשיב</text:span><text:span text:style-name="T1"> </text:span><text:span text:style-name="T27">האי</text:span><text:span text:style-name="T1"> </text:span><text:span text:style-name="T27">דיוקא</text:span><text:span text:style-name="T1"> </text:span><text:span text:style-name="T27">(ללישנא</text:span><text:span text:style-name="T1"> </text:span><text:span text:style-name="T27">קמא) לרבי</text:span><text:span text:style-name="T1"> </text:span><text:span text:style-name="T27">אלעזר</text:span><text:span text:style-name="T1"> </text:span><text:span text:style-name="T27">ברבי</text:span><text:span text:style-name="T1"> </text:span><text:span text:style-name="T27">צדוק</text:span><text:span text:style-name="T1"> </text:span><text:span text:style-name="T27">איכא</text:span><text:span text:style-name="T1"> </text:span><text:span text:style-name="T27">דאמר</text:span><text:span text:style-name="T1"> </text:span><text:span text:style-name="T27">לימא</text:span><text:span text:style-name="T1"> </text:span><text:span text:style-name="T27">דמתני' אתא</text:span><text:span text:style-name="T1"> </text:span><text:span text:style-name="T27">כרבי</text:span><text:span text:style-name="T1"> </text:span><text:span text:style-name="T27">אלעזר</text:span><text:span text:style-name="T1"> </text:span><text:span text:style-name="T27">בר</text:span><text:span text:style-name="T1"> </text:span><text:span text:style-name="T27">צדוק, וכגון</text:span><text:span text:style-name="T1"> </text:span><text:span text:style-name="T27">דאיקלט: שקלט</text:span><text:span text:style-name="T1"> </text:span><text:span text:style-name="T27">את</text:span><text:span text:style-name="T1"> </text:span><text:span text:style-name="T27">היין</text:span><text:span text:style-name="T1"> </text:span><text:span text:style-name="T27">קודם</text:span><text:span text:style-name="T1"> </text:span><text:span text:style-name="T27">שירד</text:span><text:span text:style-name="T1"> </text:span><text:span text:style-name="T27">לריצפה, דאם</text:span><text:span text:style-name="T1"> </text:span><text:span text:style-name="T27">ירד</text:span><text:span text:style-name="T1"> </text:span><text:span text:style-name="T27">לריצפה</text:span><text:span text:style-name="T1"> </text:span><text:span text:style-name="T27">- מקדשת</text:span><text:span text:style-name="T1"> </text:span><text:span text:style-name="T27">וצריך</text:span><text:span text:style-name="T1"> </text:span><text:span text:style-name="T27">לשורפו, ואם</text:span><text:span text:style-name="T1"> </text:span><text:span text:style-name="T27">כן</text:span><text:span text:style-name="T1"> </text:span><text:span text:style-name="T27">לא</text:span><text:span text:style-name="T1"> </text:span><text:span text:style-name="T27">נעשית</text:span><text:span text:style-name="T1"> </text:span><text:span text:style-name="T27">מצותה!?</text:span></text:p>
      <text:p text:style-name="P48"><text:span text:style-name="T27">ומשני: לא! לעולם</text:span><text:span text:style-name="T1"> </text:span><text:span text:style-name="T27">כרבי</text:span><text:span text:style-name="T1"> </text:span><text:span text:style-name="T27">אלעזר, ואפילו</text:span><text:span text:style-name="T1"> </text:span><text:span text:style-name="T27">לא</text:span><text:span text:style-name="T1"> </text:span><text:span text:style-name="T27">איקלט, ומדרבנן;</text:span></text:p>
      <text:p text:style-name="P48"><text:span text:style-name="T27">ופריך: </text:span><text:span text:style-name="T21">והא</text:span><text:span text:style-name="T23"> </text:span><text:span text:style-name="T21">קרא</text:span><text:span text:style-name="T23"> </text:span><text:span text:style-name="T21">קנסיב</text:span><text:span text:style-name="T23"> </text:span><text:span text:style-name="T21">ליה</text:span><text:span text:style-name="T1"> </text:span><text:span text:style-name="T27">פירוש: והא</text:span><text:span text:style-name="T1"> </text:span><text:span text:style-name="T27">ר"א</text:span><text:span text:style-name="T1"> </text:span><text:span text:style-name="T27">בר</text:span><text:span text:style-name="T1"> </text:span><text:span text:style-name="T27">צדוק</text:span><text:span text:style-name="T1"> </text:span><text:span text:style-name="T27">דריש</text:span><text:span text:style-name="T1"> </text:span><text:span text:style-name="T27">לה</text:span><text:span text:style-name="T1"> </text:span><text:span text:style-name="T27">מקרא?</text:span></text:p>
      <text:p text:style-name="P48"><text:span text:style-name="T27">ומשני: אסמכתא</text:span><text:span text:style-name="T1"> </text:span><text:span text:style-name="T27">בעלמא</text:span><text:span text:style-name="T1"> </text:span><text:span text:style-name="T27">היא. </text:span></text:p>
      <text:p text:style-name="P3"/>
      <text:p text:style-name="P3"/>
      <text:p text:style-name="P3">משנה:</text:p>
      <text:p text:style-name="P3">דישון<text:span text:style-name="T1"> </text:span>מזבח<text:span text:style-name="T1"> </text:span>הפנימי<text:span text:style-name="T1"> </text:span>והמנורה<text:span text:style-name="T1"> </text:span><text:span text:style-name="T26">(</text:span><text:span text:style-name="T62">הדשן</text:span><text:span text:style-name="T67"> </text:span><text:span text:style-name="T62">שעליהם</text:span><text:span text:style-name="T67"> </text:span><text:span text:style-name="T62">היה</text:span><text:span text:style-name="T67"> </text:span><text:span text:style-name="T62">מוציאו</text:span><text:span text:style-name="T67"> </text:span><text:span text:style-name="T62">ומניחו</text:span><text:span text:style-name="T67"> </text:span><text:span text:style-name="T62">אצל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62">מקום</text:span><text:span text:style-name="T67"> </text:span><text:span text:style-name="T62">שהוא</text:span><text:span text:style-name="T67"> </text:span><text:span text:style-name="T62">מניח</text:span><text:span text:style-name="T67"> </text:span><text:span text:style-name="T62">תרומת</text:span><text:span text:style-name="T67"> </text:span><text:span text:style-name="T62">הדשן</text:span><text:span text:style-name="T67"> </text:span><text:span text:style-name="T62">של</text:span><text:span text:style-name="T67"> </text:span><text:span text:style-name="T62">מזבח</text:span><text:span text:style-name="T67"> </text:span><text:span text:style-name="T62">החיצון; וקודם</text:span><text:span text:style-name="T67"> </text:span><text:span text:style-name="T62">שהניחו</text:span><text:span text:style-name="T67"> </text:span><text:span text:style-name="T62">שם</text:span><text:span text:style-name="T26">)</text:span> לא<text:span text:style-name="T1"> </text:span>נהנין<text:span text:style-name="T1"> </text:span>ולא<text:span text:style-name="T1"> </text:span>מועלין<text:span text:style-name="T1"> </text:span><text:span text:style-name="T26">(</text:span><text:span text:style-name="T62">דהכא</text:span><text:span text:style-name="T67"> </text:span><text:span text:style-name="T62">לא</text:span><text:span text:style-name="T67"> </text:span><text:span text:style-name="T62">כתיב</text:span><text:span text:style-name="T67"> </text:span><text:span text:style-name="T62">'</text:span><text:span text:style-name="T72">ושמו</text:span><text:span text:style-name="T62">' כמו</text:span><text:span text:style-name="T67"> </text:span><text:span text:style-name="T62">שכתוב</text:span><text:span text:style-name="T67"> </text:span><text:span text:style-name="T62">בדישון</text:span><text:span text:style-name="T67"> </text:span><text:span text:style-name="T62">מזבח</text:span><text:span text:style-name="T67"> </text:span><text:span text:style-name="T62">החיצון</text:span><text:span text:style-name="T26">)</text:span>;</text:p>
      <text:p text:style-name="P3">המקדיש<text:span text:style-name="T1"> </text:span>דישון<text:span text:style-name="T1"> </text:span>בתחלה<text:span text:style-name="T1"> </text:span>- מועלין<text:span text:style-name="T1"> </text:span>בה<text:span text:style-name="T1"> </text:span><text:span text:style-name="T26">(</text:span><text:span text:style-name="T62">כלומר: לאחר</text:span><text:span text:style-name="T67"> </text:span><text:span text:style-name="T62">שהניח</text:span><text:span text:style-name="T67"> </text:span><text:span text:style-name="T62">דישון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והמנורה</text:span><text:span text:style-name="T67"> </text:span><text:span text:style-name="T62">במקום</text:span><text:span text:style-name="T67"> </text:span><text:span text:style-name="T62">שמניח</text:span><text:span text:style-name="T67"> </text:span><text:span text:style-name="T62">תרומת</text:span><text:span text:style-name="T67"> </text:span><text:span text:style-name="T62">הדשן</text:span><text:span text:style-name="T67"> </text:span><text:span text:style-name="T62">של</text:span><text:span text:style-name="T67"> </text:span><text:span text:style-name="T62">מזבח</text:span><text:span text:style-name="T67"> </text:span><text:span text:style-name="T62">החיצון, דאי</text:span><text:span text:style-name="T67"> </text:span><text:span text:style-name="T62">אפשר</text:span><text:span text:style-name="T67"> </text:span><text:span text:style-name="T62">דלא</text:span><text:span text:style-name="T67"> </text:span><text:span text:style-name="T62">לידחו</text:span><text:span text:style-name="T67"> </text:span><text:span text:style-name="T62">ביה</text:span><text:span text:style-name="T67"> </text:span><text:span text:style-name="T62">פורתא, ולהכי</text:span><text:span text:style-name="T67"> </text:span><text:span text:style-name="T62">מועלין</text:span><text:span text:style-name="T67"> </text:span><text:span text:style-name="T62">בכולו</text:span><text:span text:style-name="T26">)</text:span>;</text:p>
      <text:p text:style-name="P3">תורין<text:span text:style-name="T1"> </text:span>שלא<text:span text:style-name="T1"> </text:span>הגיע<text:span text:style-name="T1"> </text:span>זמנן<text:span text:style-name="T1"> </text:span>ובני<text:span text:style-name="T1"> </text:span>יונה<text:span text:style-name="T1"> </text:span>שעבר<text:span text:style-name="T1"> </text:span>זמנן<text:span text:style-name="T1"> </text:span>- לא<text:span text:style-name="T1"> </text:span>נהנין<text:span text:style-name="T1"> </text:span>ולא<text:span text:style-name="T1"> </text:span>מועלין.</text:p>
      <text:p text:style-name="P3"/>
      <text:p text:style-name="P3">גמרא:</text:p>
      <text:p text:style-name="P3">בשלמא</text:p>
      <text:p text:style-name="P3"/>
      <text:p text:style-name="P3">(מעילה<text:span text:style-name="T1"> </text:span>יב,א)</text:p>
      <text:p text:style-name="P3"><text:span text:style-name="T26">(</text:span><text:span text:style-name="T62">תרומת</text:span><text:span text:style-name="T26">)</text:span> מזבח<text:span text:style-name="T1"> </text:span>החיצון, דכתיב<text:span text:style-name="T1"> </text:span>ביה<text:span text:style-name="T1"> </text:span><text:span text:style-name="T26">(</text:span><text:span text:style-name="T62">בהדיא</text:span><text:span text:style-name="T67"> </text:span><text:span text:style-name="T62">דמועלין</text:span><text:span text:style-name="T67"> </text:span><text:span text:style-name="T62">בו</text:span><text:span text:style-name="T26">)</text:span>: <text:span text:style-name="T64">[ויקרא</text:span><text:span text:style-name="T68"> </text:span><text:span text:style-name="T64">ו,ג]</text:span><text:span text:style-name="T62"> </text:span><text:span text:style-name="T72">[ולבש</text:span><text:span text:style-name="T67"> </text:span><text:span text:style-name="T72">הכהן</text:span><text:span text:style-name="T67"> </text:span><text:span text:style-name="T72">מדו</text:span><text:span text:style-name="T67"> </text:span><text:span text:style-name="T72">בד</text:span><text:span text:style-name="T67"> </text:span><text:span text:style-name="T72">ומכנסי</text:span><text:span text:style-name="T67"> </text:span><text:span text:style-name="T72">בד</text:span><text:span text:style-name="T67"> </text:span><text:span text:style-name="T72">ילבש</text:span><text:span text:style-name="T67"> </text:span><text:span text:style-name="T72">על</text:span><text:span text:style-name="T67"> </text:span><text:span text:style-name="T72">בשרו</text:span><text:span text:style-name="T67"> </text:span><text:span text:style-name="T72">והרים</text:span><text:span text:style-name="T67"> </text:span><text:span text:style-name="T72">את</text:span><text:span text:style-name="T67"> </text:span><text:span text:style-name="T72">הדשן</text:span><text:span text:style-name="T67"> </text:span><text:span text:style-name="T72">אשר</text:span><text:span text:style-name="T67"> </text:span><text:span text:style-name="T72">תאכל</text:span><text:span text:style-name="T67"> </text:span><text:span text:style-name="T72">האש</text:span><text:span text:style-name="T67"> </text:span><text:span text:style-name="T72">את</text:span><text:span text:style-name="T67"> </text:span><text:span text:style-name="T72">העלה</text:span><text:span text:style-name="T67"> </text:span><text:span text:style-name="T72">על</text:span><text:span text:style-name="T67"> </text:span><text:span text:style-name="T72">המזבח]</text:span><text:span text:style-name="T71"> וְשָׂמוֹ</text:span><text:span text:style-name="T66"> </text:span><text:span text:style-name="T71">אצל</text:span><text:span text:style-name="T66"> </text:span><text:span text:style-name="T71">המזבח</text:span><text:span text:style-name="T1"> </text:span><text:span text:style-name="T26">(</text:span><text:span text:style-name="T62">לפיכך</text:span><text:span text:style-name="T67"> </text:span><text:span text:style-name="T62">טעון</text:span><text:span text:style-name="T67"> </text:span><text:span text:style-name="T62">גניזה: שהיה</text:span><text:span text:style-name="T67"> </text:span><text:span text:style-name="T62">נבלע</text:span><text:span text:style-name="T67"> </text:span><text:span text:style-name="T62">במקומו</text:span><text:span text:style-name="T67"> </text:span><text:span text:style-name="T62">כדי</text:span><text:span text:style-name="T67"> </text:span><text:span text:style-name="T62">שלא</text:span><text:span text:style-name="T67"> </text:span><text:span text:style-name="T62">ימעלו</text:span><text:span text:style-name="T67"> </text:span><text:span text:style-name="T62">בו</text:span><text:span text:style-name="T26">)</text:span>, מזבח<text:span text:style-name="T1"> </text:span>הפנימי<text:span text:style-name="T1"> </text:span>מנלן<text:span text:style-name="T1"> </text:span><text:span text:style-name="T26">(</text:span><text:span text:style-name="T62">שהיה</text:span><text:span text:style-name="T67"> </text:span><text:span text:style-name="T62">מניחו</text:span><text:span text:style-name="T67"> </text:span><text:span text:style-name="T62">אצל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62">ושיהו</text:span><text:span text:style-name="T67"> </text:span><text:span text:style-name="T62">מועלין</text:span><text:span text:style-name="T67"> </text:span><text:span text:style-name="T62">בו</text:span><text:span text:style-name="T67"> </text:span><text:span text:style-name="T62">לאחר</text:span><text:span text:style-name="T67"> </text:span><text:span text:style-name="T62">שבא</text:span><text:span text:style-name="T67"> </text:span><text:span text:style-name="T62">עם</text:span><text:span text:style-name="T67"> </text:span><text:span text:style-name="T62">תרומת</text:span><text:span text:style-name="T67"> </text:span><text:span text:style-name="T62">הדשן</text:span><text:span text:style-name="T26">)</text:span>?</text:p>
      <text:p text:style-name="P3">אמר<text:span text:style-name="T1"> </text:span>רבי<text:span text:style-name="T1"> </text:span>אלעזר<text:span text:style-name="T1"> </text:span>דאמר<text:span text:style-name="T1"> </text:span>קרא: <text:span text:style-name="T64">(ויקרא</text:span><text:span text:style-name="T68"> </text:span><text:span text:style-name="T64">ב,טז)</text:span><text:span text:style-name="T31"> והסיר</text:span><text:span text:style-name="T1"> </text:span><text:span text:style-name="T31">את</text:span><text:span text:style-name="T1"> </text:span><text:span text:style-name="T31">מוראתו</text:span><text:span text:style-name="T1"> </text:span><text:span text:style-name="T31">בנוצתה</text:span><text:span text:style-name="T1"> </text:span><text:span text:style-name="T32">[והשליך</text:span><text:span text:style-name="T2"> </text:span><text:span text:style-name="T32">אתה</text:span><text:span text:style-name="T2"> </text:span><text:span text:style-name="T32">אצל</text:span><text:span text:style-name="T2"> </text:span><text:span text:style-name="T32">המזבח</text:span><text:span text:style-name="T2"> </text:span><text:span text:style-name="T32">קדמה</text:span><text:span text:style-name="T2"> </text:span><text:span text:style-name="T135">אל</text:span><text:span text:style-name="T132"> </text:span><text:span text:style-name="T135">מקום</text:span><text:span text:style-name="T132"> </text:span><text:span text:style-name="T135">הדשן</text:span><text:span text:style-name="T32">]</text:span>; אם<text:span text:style-name="T1"> </text:span>אינו<text:span text:style-name="T1"> </text:span>ענין<text:span text:style-name="T1"> </text:span>למזבח<text:span text:style-name="T1"> </text:span>החיצון<text:span text:style-name="T1"> </text:span><text:span text:style-name="T26">(</text:span><text:span text:style-name="T62">אם</text:span><text:span text:style-name="T67"> </text:span><text:span text:style-name="T62">אינו</text:span><text:span text:style-name="T67"> </text:span><text:span text:style-name="T62">ענין</text:span><text:span text:style-name="T67"> </text:span><text:span text:style-name="T62">למכתב</text:span><text:span text:style-name="T67"> </text:span><text:span text:style-name="T72">אל</text:span><text:span text:style-name="T67"> </text:span><text:span text:style-name="T72">מקום</text:span><text:span text:style-name="T67"> </text:span><text:span text:style-name="T72">הדשן</text:span><text:span text:style-name="T67"> </text:span><text:span text:style-name="T62">לדישון</text:span><text:span text:style-name="T67"> </text:span><text:span text:style-name="T62">מזבח</text:span><text:span text:style-name="T67"> </text:span><text:span text:style-name="T62">החיצון, דהא</text:span><text:span text:style-name="T67"> </text:span><text:span text:style-name="T62">כתיב</text:span><text:span text:style-name="T67"> </text:span><text:span text:style-name="T62">ביה</text:span><text:span text:style-name="T67"> </text:span><text:span text:style-name="T62">דשן</text:span><text:span text:style-name="T67"> </text:span><text:span text:style-name="T62">אחר, דכתיב</text:span><text:span text:style-name="T67"> </text:span><text:span text:style-name="T64">[ויקרא</text:span><text:span text:style-name="T68"> </text:span><text:span text:style-name="T64">ו,ג]</text:span><text:span text:style-name="T62"> </text:span><text:span text:style-name="T72">והרים</text:span><text:span text:style-name="T67"> </text:span><text:span text:style-name="T72">את</text:span><text:span text:style-name="T67"> </text:span><text:span text:style-name="T72">הדשן</text:span><text:span text:style-name="T26">)</text:span> - תנהו<text:span text:style-name="T1"> </text:span><text:span text:style-name="T26">(</text:span><text:span text:style-name="T62">האי</text:span><text:span text:style-name="T67"> </text:span><text:span text:style-name="T72">אל</text:span><text:span text:style-name="T67"> </text:span><text:span text:style-name="T72">מקום</text:span><text:span text:style-name="T67"> </text:span><text:span text:style-name="T72">הדשן</text:span><text:span text:style-name="T26">)</text:span> ענין<text:span text:style-name="T1"> </text:span>למזבח<text:span text:style-name="T1"> </text:span>הפנימי<text:span text:style-name="T1"> </text:span><text:span text:style-name="T26">(</text:span><text:span text:style-name="T62">לדישון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והמנורה, ששם</text:span><text:span text:style-name="T67"> </text:span><text:span text:style-name="T62">היה</text:span><text:span text:style-name="T67"> </text:span><text:span text:style-name="T62">מקומו, דמועלין</text:span><text:span text:style-name="T67"> </text:span><text:span text:style-name="T62">בו</text:span><text:span text:style-name="T67"> </text:span><text:span text:style-name="T62">כבתרומת</text:span><text:span text:style-name="T67"> </text:span><text:span text:style-name="T62">הדשן</text:span><text:span text:style-name="T67"> </text:span><text:span text:style-name="T62">של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62">המונח</text:span><text:span text:style-name="T67"> </text:span><text:span text:style-name="T62">שם</text:span><text:span text:style-name="T26">)</text:span>.</text:p>
      <text:p text:style-name="P3">אימא: אידי<text:span text:style-name="T1"> </text:span>ואידי<text:span text:style-name="T1"> </text:span><text:span text:style-name="T26">(</text:span><text:span text:style-name="T62">קראי</text:span><text:span text:style-name="T26">)</text:span> במזבח<text:span text:style-name="T1"> </text:span>החיצון, ולקבוע<text:span text:style-name="T1"> </text:span>לו<text:span text:style-name="T1"> </text:span>מקום<text:span text:style-name="T1"> </text:span><text:span text:style-name="T26">(</text:span><text:span text:style-name="T62">והא</text:span><text:span text:style-name="T67"> </text:span><text:span text:style-name="T62">דשנה</text:span><text:span text:style-name="T67"> </text:span><text:span text:style-name="T62">עליו</text:span><text:span text:style-name="T67"> </text:span><text:span text:style-name="T62">הכתוב</text:span><text:span text:style-name="T67"> </text:span><text:span text:style-name="T73">[</text:span><text:span text:style-name="T64">ויקרא</text:span><text:span text:style-name="T68"> </text:span><text:span text:style-name="T64">א,טז]</text:span><text:span text:style-name="T62"> </text:span><text:span text:style-name="T72">והסיר</text:span><text:span text:style-name="T67"> </text:span><text:span text:style-name="T72">מוראתו</text:span><text:span text:style-name="T67"> </text:span><text:span text:style-name="T72">בנוצתה] והשליך</text:span><text:span text:style-name="T67"> </text:span><text:span text:style-name="T73">[</text:span><text:span text:style-name="T32">אתה</text:span><text:span text:style-name="T2"> </text:span><text:span text:style-name="T32">אצל</text:span><text:span text:style-name="T2"> </text:span><text:span text:style-name="T32">המזבח</text:span><text:span text:style-name="T2"> </text:span><text:span text:style-name="T32">קדמה</text:span><text:span text:style-name="T2"> </text:span><text:span text:style-name="T135">אל</text:span><text:span text:style-name="T132"> </text:span><text:span text:style-name="T135">מקום</text:span><text:span text:style-name="T132"> </text:span><text:span text:style-name="T135">הדשן</text:span><text:span text:style-name="T73">]</text:span><text:span text:style-name="T62"> - כדי</text:span><text:span text:style-name="T67"> </text:span><text:span text:style-name="T62">לקבוע</text:span><text:span text:style-name="T67"> </text:span><text:span text:style-name="T62">לו</text:span><text:span text:style-name="T67"> </text:span><text:span text:style-name="T62">מקום: שתהא</text:span><text:span text:style-name="T67"> </text:span><text:span text:style-name="T62">השלכת</text:span><text:span text:style-name="T67"> </text:span><text:span text:style-name="T62">מוראת</text:span><text:span text:style-name="T67"> </text:span><text:span text:style-name="T62">העוף</text:span><text:span text:style-name="T67"> </text:span><text:span text:style-name="T62">אצל</text:span><text:span text:style-name="T67"> </text:span><text:span text:style-name="T62">המזבח</text:span><text:span text:style-name="T67"> </text:span><text:span text:style-name="T62">קדמה, ואכתי</text:span><text:span text:style-name="T67"> </text:span><text:span text:style-name="T62">לא</text:span><text:span text:style-name="T67"> </text:span><text:span text:style-name="T62">ידעינן</text:span><text:span text:style-name="T67"> </text:span><text:span text:style-name="T62">אמאי</text:span><text:span text:style-name="T67"> </text:span><text:span text:style-name="T62">מועלין</text:span><text:span text:style-name="T67"> </text:span><text:span text:style-name="T62">בדישון</text:span><text:span text:style-name="T67"> </text:span><text:span text:style-name="T62">מזבח</text:span><text:span text:style-name="T67"> </text:span><text:span text:style-name="T62">הפנימי, דהא</text:span><text:span text:style-name="T67"> </text:span><text:span text:style-name="T62">לא</text:span><text:span text:style-name="T67"> </text:span><text:span text:style-name="T62">כתיב</text:span><text:span text:style-name="T67"> </text:span><text:span text:style-name="T62">ביה</text:span><text:span text:style-name="T67"> </text:span><text:span text:style-name="T62">דישון</text:span><text:span text:style-name="T67"> </text:span><text:span text:style-name="T62">כלל, דהאי</text:span><text:span text:style-name="T67"> </text:span><text:span text:style-name="T62">דכתיב</text:span><text:span text:style-name="T67"> </text:span><text:span text:style-name="T64">[במדבר</text:span><text:span text:style-name="T68"> </text:span><text:span text:style-name="T64">ד,יג]</text:span><text:span text:style-name="T62"> </text:span><text:span text:style-name="T72">ודשנו</text:span><text:span text:style-name="T67"> </text:span><text:span text:style-name="T72">את</text:span><text:span text:style-name="T67"> </text:span><text:span text:style-name="T72">המזבח</text:span><text:span text:style-name="T67"> </text:span><text:span text:style-name="T73">[ופרשו</text:span><text:span text:style-name="T69"> </text:span><text:span text:style-name="T73">עליו</text:span><text:span text:style-name="T69"> </text:span><text:span text:style-name="T73">בגד</text:span><text:span text:style-name="T69"> </text:span><text:span text:style-name="T73">ארגמן]</text:span><text:span text:style-name="T62"> - ההוא</text:span><text:span text:style-name="T67"> </text:span><text:span text:style-name="T62">בשעת</text:span><text:span text:style-name="T67"> </text:span><text:span text:style-name="T62">מסעות</text:span><text:span text:style-name="T67"> </text:span><text:span text:style-name="T62">קמיירי</text:span><text:span text:style-name="T26">)</text:span>!?</text:p>
      <text:p text:style-name="P3">אם<text:span text:style-name="T1"> </text:span>כן<text:span text:style-name="T1"> </text:span><text:span text:style-name="T26">(</text:span><text:span text:style-name="T62">כדאמרת</text:span><text:span text:style-name="T67"> </text:span><text:span text:style-name="T62">דלקבוע</text:span><text:span text:style-name="T67"> </text:span><text:span text:style-name="T62">לו</text:span><text:span text:style-name="T67"> </text:span><text:span text:style-name="T62">מקום</text:span><text:span text:style-name="T67"> </text:span><text:span text:style-name="T62">הוא</text:span><text:span text:style-name="T67"> </text:span><text:span text:style-name="T62">דאתא</text:span><text:span text:style-name="T26">)</text:span> לימא<text:span text:style-name="T1"> </text:span>קרא<text:span text:style-name="T1"> </text:span>'<text:span text:style-name="T32">(</text:span><text:span text:style-name="T72">והשליך</text:span><text:span text:style-name="T67"> </text:span><text:span text:style-name="T72">אותו</text:span><text:span text:style-name="T32">)</text:span><text:span text:style-name="T31"> אצל</text:span><text:span text:style-name="T1"> </text:span><text:span text:style-name="T31">המזבח</text:span><text:span text:style-name="T1"> </text:span><text:span text:style-name="T32">(</text:span><text:span text:style-name="T72">קדמה</text:span><text:span text:style-name="T32">)</text:span>' <text:span text:style-name="T26">(</text:span><text:span text:style-name="T62">ותו</text:span><text:span text:style-name="T67"> </text:span><text:span text:style-name="T62">לא</text:span><text:span text:style-name="T67"> </text:span><text:span text:style-name="T62">וממילא</text:span><text:span text:style-name="T67"> </text:span><text:span text:style-name="T62">ידענא</text:span><text:span text:style-name="T67"> </text:span><text:span text:style-name="T62">דהיינו</text:span><text:span text:style-name="T67"> </text:span><text:span text:style-name="T62">מקום</text:span><text:span text:style-name="T67"> </text:span><text:span text:style-name="T62">הדשן, דיליף</text:span><text:span text:style-name="T67"> </text:span><text:span text:style-name="T62">'</text:span><text:span text:style-name="T72">אצל</text:span><text:span text:style-name="T62">' '</text:span><text:span text:style-name="T72">אצל</text:span><text:span text:style-name="T62">' מ-</text:span><text:span text:style-name="T72">ושמו</text:span><text:span text:style-name="T67"> </text:span><text:span text:style-name="T72">אצל</text:span><text:span text:style-name="T67"> </text:span><text:span text:style-name="T72">המזבח</text:span><text:span text:style-name="T62">, ואיכא</text:span><text:span text:style-name="T67"> </text:span><text:span text:style-name="T62">למימר</text:span><text:span text:style-name="T67"> </text:span><text:span text:style-name="T62">דבתרוייהו</text:span><text:span text:style-name="T67"> </text:span><text:span text:style-name="T62">בדישון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62">קמיירי!</text:span><text:span text:style-name="T26">)</text:span>; מאי<text:span text:style-name="T1"> </text:span>'<text:span text:style-name="T32">[אל</text:span><text:span text:style-name="T2"> </text:span><text:span text:style-name="T32">מקום]</text:span><text:span text:style-name="T31"> הדשן</text:span>'? - <text:span text:style-name="T26">(</text:span><text:span text:style-name="T62">אלא</text:span><text:span text:style-name="T67"> </text:span><text:span text:style-name="T62">מדאיצטריך</text:span><text:span text:style-name="T67"> </text:span><text:span text:style-name="T62">למכתב</text:span><text:span text:style-name="T67"> </text:span><text:span text:style-name="T62">בהאי</text:span><text:span text:style-name="T67"> </text:span><text:span text:style-name="T62">קרא</text:span><text:span text:style-name="T67"> </text:span><text:span text:style-name="T72">הדשן</text:span><text:span text:style-name="T67"> </text:span><text:span text:style-name="T62">- שמע</text:span><text:span text:style-name="T67"> </text:span><text:span text:style-name="T62">מינה:</text:span><text:span text:style-name="T26">)</text:span> דאפילו<text:span text:style-name="T1"> </text:span>מזבח<text:span text:style-name="T1"> </text:span>הפנימי<text:span text:style-name="T1"> </text:span><text:span text:style-name="T26">(</text:span><text:span text:style-name="T62">בדישון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מיירי: דאם</text:span><text:span text:style-name="T67"> </text:span><text:span text:style-name="T62">אינו</text:span><text:span text:style-name="T67"> </text:span><text:span text:style-name="T62">ענין</text:span><text:span text:style-name="T67"> </text:span><text:span text:style-name="T62">כו'; וכיון</text:span><text:span text:style-name="T67"> </text:span><text:span text:style-name="T62">דכתיב</text:span><text:span text:style-name="T67"> </text:span><text:span text:style-name="T62">ביה</text:span><text:span text:style-name="T67"> </text:span><text:span text:style-name="T72">דשן</text:span><text:span text:style-name="T67"> </text:span><text:span text:style-name="T62">דינו</text:span><text:span text:style-name="T67"> </text:span><text:span text:style-name="T62">כתרומת</text:span><text:span text:style-name="T67"> </text:span><text:span text:style-name="T62">הדשן</text:span><text:span text:style-name="T67"> </text:span><text:span text:style-name="T62">של</text:span><text:span text:style-name="T67"> </text:span><text:span text:style-name="T62">מזבח</text:span><text:span text:style-name="T67"> </text:span><text:span text:style-name="T62">החיצון: מועלין</text:span><text:span text:style-name="T67"> </text:span><text:span text:style-name="T62">בה</text:span><text:span text:style-name="T26">)</text:span>.</text:p>
      <text:p text:style-name="P3">מנורה<text:span text:style-name="T1"> </text:span>מנלן?</text:p>
      <text:p text:style-name="P3">דשן<text:span text:style-name="T1"> </text:span>- הדשן<text:span text:style-name="T1"> </text:span><text:span text:style-name="T26">(</text:span><text:span text:style-name="T62">מריבוייא</text:span><text:span text:style-name="T67"> </text:span><text:span text:style-name="T62">דה"א</text:span><text:span text:style-name="T67"> </text:span><text:span text:style-name="T62">אתי</text:span><text:span text:style-name="T67"> </text:span><text:span text:style-name="T62">דישון</text:span><text:span text:style-name="T67"> </text:span><text:span text:style-name="T62">המנורה</text:span><text:span text:style-name="T26">)</text:span>.<text:span text:style-name="T62"> </text:span></text:p>
      <text:p text:style-name="P48"><text:soft-page-break/><text:span text:style-name="T27">תוספות</text:span><text:span text:style-name="T1"> </text:span><text:span text:style-name="T27">ד"ה</text:span><text:span text:style-name="T1"> </text:span><text:span text:style-name="T21">בשלמא</text:span><text:span text:style-name="T23"> </text:span><text:span text:style-name="T21">מזבח</text:span><text:span text:style-name="T23"> </text:span><text:span text:style-name="T21">החיצון</text:span><text:span text:style-name="T1"> </text:span><text:span text:style-name="T27">דכתיב</text:span><text:span text:style-name="T1"> </text:span><text:span text:style-name="T27">ושמו</text:span><text:span text:style-name="T1"> </text:span><text:span text:style-name="T27">אצל</text:span><text:span text:style-name="T1"> </text:span><text:span text:style-name="T27">המזבח. לכאורה</text:span><text:span text:style-name="T1"> </text:span><text:span text:style-name="T27">משמע</text:span><text:span text:style-name="T1"> </text:span><text:span text:style-name="T27">דהכי</text:span><text:span text:style-name="T1"> </text:span><text:span text:style-name="T27">קאמר: בשלמא</text:span><text:span text:style-name="T1"> </text:span><text:span text:style-name="T27">דישון</text:span><text:span text:style-name="T1"> </text:span><text:span text:style-name="T27">מזבח</text:span><text:span text:style-name="T1"> </text:span><text:span text:style-name="T27">החיצון</text:span><text:span text:style-name="T1"> </text:span><text:span text:style-name="T27">אין</text:span><text:span text:style-name="T1"> </text:span><text:span text:style-name="T27">מועלין</text:span><text:span text:style-name="T1"> </text:span><text:span text:style-name="T27">משום</text:span><text:span text:style-name="T1"> </text:span><text:span text:style-name="T27">דכתיב</text:span><text:span text:style-name="T1"> </text:span><text:span text:style-name="T31">ושמו</text:span><text:span text:style-name="T27">; מיהו</text:span><text:span text:style-name="T1"> </text:span><text:span text:style-name="T27">אין</text:span><text:span text:style-name="T1"> </text:span><text:span text:style-name="T27">לפרש</text:span><text:span text:style-name="T1"> </text:span><text:span text:style-name="T27">כך, דהא</text:span><text:span text:style-name="T1"> </text:span><text:span text:style-name="T27">בדישון</text:span><text:span text:style-name="T1"> </text:span><text:span text:style-name="T27">מזבח</text:span><text:span text:style-name="T1"> </text:span><text:span text:style-name="T27">החיצון</text:span><text:span text:style-name="T1"> </text:span><text:span text:style-name="T27">יש</text:span><text:span text:style-name="T1"> </text:span><text:span text:style-name="T27">בו</text:span><text:span text:style-name="T1"> </text:span><text:span text:style-name="T27">מעילה, כדמשמע</text:span><text:span text:style-name="T1"> </text:span><text:span text:style-name="T27">לעיל, דפריך</text:span><text:span text:style-name="T1"> </text:span><text:span text:style-name="T27">'והרי</text:span><text:span text:style-name="T1"> </text:span><text:span text:style-name="T27">תרומת</text:span><text:span text:style-name="T1"> </text:span><text:span text:style-name="T27">הדשן</text:span><text:span text:style-name="T1"> </text:span><text:span text:style-name="T27">וכו'! ואדרבה: </text:span><text:span text:style-name="T31">ושמו</text:span><text:span text:style-name="T1"> </text:span><text:span text:style-name="T27">משמע</text:span><text:span text:style-name="T1"> </text:span><text:span text:style-name="T27">שיש</text:span><text:span text:style-name="T1"> </text:span><text:span text:style-name="T27">בו</text:span><text:span text:style-name="T1"> </text:span><text:span text:style-name="T27">מעילה, כדקאמר</text:span><text:span text:style-name="T1"> </text:span><text:span text:style-name="T27">לעיל, וכתיב</text:span><text:span text:style-name="T1"> </text:span><text:span text:style-name="T27">התם</text:span><text:span text:style-name="T1"> </text:span><text:span text:style-name="T27">'</text:span><text:span text:style-name="T31">ושמו</text:span><text:span text:style-name="T1"> </text:span><text:span text:style-name="T31">אצל</text:span><text:span text:style-name="T27">'!</text:span></text:p>
      <text:p text:style-name="P48"><text:span text:style-name="T27">לכך</text:span><text:span text:style-name="T1"> </text:span><text:span text:style-name="T27">נראה</text:span><text:span text:style-name="T1"> </text:span><text:span text:style-name="T27">לפרש</text:span><text:span text:style-name="T1"> </text:span><text:span text:style-name="T27">דייק</text:span><text:span text:style-name="T1"> </text:span><text:span text:style-name="T27">ממתניתין</text:span><text:span text:style-name="T1"> </text:span><text:span text:style-name="T27">דקתני</text:span><text:span text:style-name="T1"> </text:span><text:span text:style-name="T27">'דישון</text:span><text:span text:style-name="T1"> </text:span><text:span text:style-name="T27">מזבח</text:span><text:span text:style-name="T1"> </text:span><text:span text:style-name="T27">הפנימי</text:span><text:span text:style-name="T1"> </text:span><text:span text:style-name="T27">לא</text:span><text:span text:style-name="T1"> </text:span><text:span text:style-name="T27">נהנין</text:span><text:span text:style-name="T1"> </text:span><text:span text:style-name="T27">ולא</text:span><text:span text:style-name="T1"> </text:span><text:span text:style-name="T27">מועלין' משום</text:span><text:span text:style-name="T1"> </text:span><text:span text:style-name="T27">דנעשה</text:span><text:span text:style-name="T1"> </text:span><text:span text:style-name="T27">מצותו, דהיינו</text:span><text:span text:style-name="T1"> </text:span><text:span text:style-name="T27">דישון, אבל</text:span><text:span text:style-name="T1"> </text:span><text:span text:style-name="T27">עד</text:span><text:span text:style-name="T1"> </text:span><text:span text:style-name="T27">שלא</text:span><text:span text:style-name="T1"> </text:span><text:span text:style-name="T27">נדשן</text:span><text:span text:style-name="T1"> </text:span><text:span text:style-name="T27">- מועלין</text:span><text:span text:style-name="T1"> </text:span><text:span text:style-name="T27">בו, דאכתי</text:span><text:span text:style-name="T1"> </text:span><text:span text:style-name="T27">לא</text:span><text:span text:style-name="T1"> </text:span><text:span text:style-name="T27">נעשית</text:span><text:span text:style-name="T1"> </text:span><text:span text:style-name="T27">מצותו: דמצוה</text:span><text:span text:style-name="T1"> </text:span><text:span text:style-name="T27">לדשנו; ודוקא</text:span><text:span text:style-name="T1"> </text:span><text:span text:style-name="T27">במזבח</text:span><text:span text:style-name="T1"> </text:span><text:span text:style-name="T27">הפנימי, אבל</text:span><text:span text:style-name="T1"> </text:span><text:span text:style-name="T27">במזבח</text:span><text:span text:style-name="T1"> </text:span><text:span text:style-name="T27">החיצון</text:span><text:span text:style-name="T1"> </text:span><text:span text:style-name="T27">מועלין</text:span><text:span text:style-name="T1"> </text:span><text:span text:style-name="T27">בו</text:span><text:span text:style-name="T1"> </text:span><text:span text:style-name="T27">אף</text:span><text:span text:style-name="T1"> </text:span><text:span text:style-name="T27">לאחר</text:span><text:span text:style-name="T1"> </text:span><text:span text:style-name="T27">הדישון, ועלה</text:span><text:span text:style-name="T1"> </text:span><text:span text:style-name="T27">קאמר</text:span><text:span text:style-name="T1"> </text:span><text:span text:style-name="T27">בגמרא</text:span><text:span text:style-name="T1"> </text:span><text:span text:style-name="T27">'בשלמא</text:span><text:span text:style-name="T1"> </text:span><text:span text:style-name="T27">מזבח</text:span><text:span text:style-name="T1"> </text:span><text:span text:style-name="T27">החיצון': מועלין</text:span><text:span text:style-name="T1"> </text:span><text:span text:style-name="T27">בו</text:span><text:span text:style-name="T1"> </text:span><text:span text:style-name="T27">אף</text:span><text:span text:style-name="T1"> </text:span><text:span text:style-name="T27">לאחר</text:span><text:span text:style-name="T1"> </text:span><text:span text:style-name="T27">הדישון, משום</text:span><text:span text:style-name="T1"> </text:span><text:span text:style-name="T27">דכתיב</text:span><text:span text:style-name="T1"> </text:span><text:span text:style-name="T31">ושמו</text:span><text:span text:style-name="T1"> </text:span><text:span text:style-name="T27">לומר</text:span><text:span text:style-name="T1"> </text:span><text:span text:style-name="T27">דאף</text:span><text:span text:style-name="T1"> </text:span><text:span text:style-name="T27">כי</text:span><text:span text:style-name="T1"> </text:span><text:span text:style-name="T27">נעשית</text:span><text:span text:style-name="T1"> </text:span><text:span text:style-name="T27">מצותו</text:span><text:span text:style-name="T1"> </text:span><text:span text:style-name="T27">מועלין</text:span><text:span text:style-name="T1"> </text:span><text:span text:style-name="T27">בו, כדנפקא</text:span><text:span text:style-name="T1"> </text:span><text:span text:style-name="T27">לן</text:span><text:span text:style-name="T1"> </text:span><text:span text:style-name="T27">לעיל, מדכתיב</text:span><text:span text:style-name="T1"> </text:span><text:span text:style-name="T31">ושמו</text:span><text:span text:style-name="T27">; אלא</text:span><text:span text:style-name="T1"> </text:span><text:span text:style-name="T27">מזבח</text:span><text:span text:style-name="T1"> </text:span><text:span text:style-name="T27">פנימי</text:span><text:span text:style-name="T1"> </text:span><text:span text:style-name="T27">מנלן</text:span><text:span text:style-name="T1"> </text:span><text:span text:style-name="T27">דמצוה</text:span><text:span text:style-name="T1"> </text:span><text:span text:style-name="T27">לדשנו, דנימא</text:span><text:span text:style-name="T1"> </text:span><text:span text:style-name="T27">דאין</text:span><text:span text:style-name="T1"> </text:span><text:span text:style-name="T27">מועלין</text:span><text:span text:style-name="T1"> </text:span><text:span text:style-name="T27">משעת</text:span><text:span text:style-name="T1"> </text:span><text:span text:style-name="T27">דישון</text:span><text:span text:style-name="T1"> </text:span><text:span text:style-name="T27">ואילך</text:span><text:span text:style-name="T1"> </text:span><text:span text:style-name="T27">משום</text:span><text:span text:style-name="T1"> </text:span><text:span text:style-name="T27">דנעשית</text:span><text:span text:style-name="T1"> </text:span><text:span text:style-name="T27">מצותו?</text:span></text:p>
      <text:p text:style-name="P47"><text:span text:style-name="T28">ולא</text:span><text:span text:style-name="T2"> </text:span><text:span text:style-name="T28">נראה: דאם</text:span><text:span text:style-name="T2"> </text:span><text:span text:style-name="T28">כן</text:span><text:span text:style-name="T2"> </text:span><text:span text:style-name="T28">משמע</text:span><text:span text:style-name="T2"> </text:span><text:span text:style-name="T28">דקודם</text:span><text:span text:style-name="T2"> </text:span><text:span text:style-name="T28">דישון</text:span><text:span text:style-name="T2"> </text:span><text:span text:style-name="T28">יש</text:span><text:span text:style-name="T2"> </text:span><text:span text:style-name="T28">מעילה</text:span><text:span text:style-name="T2"> </text:span><text:span text:style-name="T28">בדשן</text:span><text:span text:style-name="T2"> </text:span><text:span text:style-name="T28">מזבח</text:span><text:span text:style-name="T2"> </text:span><text:span text:style-name="T28">הפנימי, וזה</text:span><text:span text:style-name="T2"> </text:span><text:span text:style-name="T28">אינו, כדאמרינן</text:span><text:span text:style-name="T2"> </text:span><text:span text:style-name="T28">בפרק</text:span><text:span text:style-name="T2"> </text:span><text:span text:style-name="T28">'כל</text:span><text:span text:style-name="T2"> </text:span><text:span text:style-name="T28">שעה' </text:span><text:span text:style-name="T29">(פסחים</text:span><text:span text:style-name="T3"> </text:span><text:span text:style-name="T29">דף</text:span><text:span text:style-name="T3"> </text:span><text:span text:style-name="T29">כו.)</text:span><text:span text:style-name="T28"> דקטרת</text:span><text:span text:style-name="T2"> </text:span><text:span text:style-name="T28">- משתעלה</text:span><text:span text:style-name="T2"> </text:span><text:span text:style-name="T28">תמרתו</text:span><text:span text:style-name="T2"> </text:span><text:span text:style-name="T28">אין</text:span><text:span text:style-name="T2"> </text:span><text:span text:style-name="T28">בו</text:span><text:span text:style-name="T2"> </text:span><text:span text:style-name="T28">מעילה!?</text:span></text:p>
      <text:p text:style-name="P48"><text:span text:style-name="T27">אלא</text:span><text:span text:style-name="T1"> </text:span><text:span text:style-name="T27">נראה</text:span><text:span text:style-name="T1"> </text:span><text:span text:style-name="T27">לפרש</text:span><text:span text:style-name="T1"> </text:span><text:span text:style-name="T27">כך: בשלמא</text:span><text:span text:style-name="T1"> </text:span><text:span text:style-name="T27">מזבח</text:span><text:span text:style-name="T1"> </text:span><text:span text:style-name="T27">החיצון</text:span><text:span text:style-name="T1"> </text:span><text:span text:style-name="T27">דכתיב</text:span><text:span text:style-name="T1"> </text:span><text:span text:style-name="T31">ושמו</text:span><text:span text:style-name="T1"> </text:span><text:span text:style-name="T27">נפקא</text:span><text:span text:style-name="T1"> </text:span><text:span text:style-name="T27">לן</text:span><text:span text:style-name="T1"> </text:span><text:span text:style-name="T27">מיניה</text:span><text:span text:style-name="T1"> </text:span><text:span text:style-name="T27">דהוי</text:span><text:span text:style-name="T1"> </text:span><text:span text:style-name="T27">מצוה</text:span><text:span text:style-name="T1"> </text:span><text:span text:style-name="T27">לדשנו, אלא</text:span><text:span text:style-name="T1"> </text:span><text:span text:style-name="T27">מזבח</text:span><text:span text:style-name="T1"> </text:span><text:span text:style-name="T27">הפנימי</text:span><text:span text:style-name="T1"> </text:span><text:span text:style-name="T27">מנלן</text:span><text:span text:style-name="T1"> </text:span><text:span text:style-name="T27">דמצוה</text:span><text:span text:style-name="T1"> </text:span><text:span text:style-name="T27">לדשנו</text:span><text:span text:style-name="T1"> </text:span><text:span text:style-name="T27">ולאו</text:span><text:span text:style-name="T1"> </text:span><text:span text:style-name="T27">ממעילה</text:span><text:span text:style-name="T1"> </text:span><text:span text:style-name="T27">קא</text:span><text:span text:style-name="T1"> </text:span><text:span text:style-name="T27">פריך</text:span><text:span text:style-name="T1"> </text:span><text:span text:style-name="T27">כלל!</text:span></text:p>
      <text:p text:style-name="P45"><text:span text:style-name="T62">וזה</text:span><text:span text:style-name="T67"> </text:span><text:span text:style-name="T62">דוחק: דהוה</text:span><text:span text:style-name="T67"> </text:span><text:span text:style-name="T62">ליה</text:span><text:span text:style-name="T67"> </text:span><text:span text:style-name="T62">לאיתויי</text:span><text:span text:style-name="T67"> </text:span><text:span text:style-name="T62">גבי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72">והרים</text:span><text:span text:style-name="T67"> </text:span><text:span text:style-name="T73">[את]</text:span><text:span text:style-name="T72"> הדשן</text:span><text:span text:style-name="T62">; ועוד</text:span><text:span text:style-name="T67"> </text:span><text:span text:style-name="T62">בסמוך, דקבעי</text:span><text:span text:style-name="T67"> </text:span><text:span text:style-name="T64">(המשך</text:span><text:span text:style-name="T68"> </text:span><text:span text:style-name="T64">דף</text:span><text:span text:style-name="T68"> </text:span><text:span text:style-name="T64">יב/א)</text:span><text:span text:style-name="T62"> </text:span><text:span text:style-name="T95">מנורה</text:span><text:span text:style-name="T97"> </text:span><text:span text:style-name="T95">מנא</text:span><text:span text:style-name="T97"> </text:span><text:span text:style-name="T95">לן</text:span><text:span text:style-name="T62">? לא</text:span><text:span text:style-name="T67"> </text:span><text:span text:style-name="T62">קבעי</text:span><text:span text:style-name="T67"> </text:span><text:span text:style-name="T62">מדישון, דהא</text:span><text:span text:style-name="T67"> </text:span><text:span text:style-name="T62">כתיב</text:span><text:span text:style-name="T67"> </text:span><text:span text:style-name="T62">בהדיא</text:span><text:span text:style-name="T67"> </text:span><text:span text:style-name="T64">(שמות</text:span><text:span text:style-name="T68"> </text:span><text:span text:style-name="T64">ל,ז)</text:span><text:span text:style-name="T72"> בהיטיבו</text:span><text:span text:style-name="T67"> </text:span><text:span text:style-name="T72">את</text:span><text:span text:style-name="T67"> </text:span><text:span text:style-name="T72">הנרות</text:span><text:span text:style-name="T62">; אלא</text:span><text:span text:style-name="T67"> </text:span><text:span text:style-name="T62">קבעי</text:span><text:span text:style-name="T67"> </text:span><text:span text:style-name="T62">מנלן</text:span><text:span text:style-name="T67"> </text:span><text:span text:style-name="T62">דהיה</text:span><text:span text:style-name="T67"> </text:span><text:span text:style-name="T62">קביעות</text:span><text:span text:style-name="T67"> </text:span><text:span text:style-name="T62">מקום</text:span><text:span text:style-name="T67"> </text:span><text:span text:style-name="T62">לדשנו</text:span><text:span text:style-name="T67"> </text:span><text:span text:style-name="T62">של</text:span><text:span text:style-name="T67"> </text:span><text:span text:style-name="T62">מנורה</text:span><text:span text:style-name="T67"> </text:span><text:span text:style-name="T62">אצל</text:span><text:span text:style-name="T67"> </text:span><text:span text:style-name="T62">מזבח</text:span><text:span text:style-name="T67"> </text:span><text:span text:style-name="T62">קדמה</text:span><text:span text:style-name="T67"> </text:span><text:span text:style-name="T39">[ההיכל</text:span><text:span text:style-name="T46"> </text:span><text:span text:style-name="T39">ובו</text:span><text:span text:style-name="T46"> </text:span><text:span text:style-name="T39">המנורה</text:span><text:span text:style-name="T46"> </text:span><text:span text:style-name="T39">היו</text:span><text:span text:style-name="T46"> </text:span><text:span text:style-name="T39">ממערב</text:span><text:span text:style-name="T46"> </text:span><text:span text:style-name="T39">למזבח</text:span><text:span text:style-name="T46"> </text:span><text:span text:style-name="T39">החיצון]</text:span><text:span text:style-name="T62">; לכך</text:span><text:span text:style-name="T67"> </text:span><text:span text:style-name="T62">נראה</text:span><text:span text:style-name="T67"> </text:span><text:span text:style-name="T62">לפרש</text:span><text:span text:style-name="T67"> </text:span><text:span text:style-name="T100">דהכא</text:span><text:span text:style-name="T101"> </text:span><text:span text:style-name="T100">נמי</text:span><text:span text:style-name="T101"> </text:span><text:span text:style-name="T100">בעי</text:span><text:span text:style-name="T101"> </text:span><text:span text:style-name="T100">בקביעות</text:span><text:span text:style-name="T101"> </text:span><text:span text:style-name="T100">מקום</text:span><text:span text:style-name="T67"> </text:span><text:span text:style-name="T62">דמשמע</text:span><text:span text:style-name="T67"> </text:span><text:span text:style-name="T62">מתוך</text:span><text:span text:style-name="T67"> </text:span><text:span text:style-name="T62">המשנה</text:span><text:span text:style-name="T67"> </text:span><text:span text:style-name="T62">דקביעות</text:span><text:span text:style-name="T67"> </text:span><text:span text:style-name="T62">מקום</text:span><text:span text:style-name="T67"> </text:span><text:span text:style-name="T62">דמזבח</text:span><text:span text:style-name="T67"> </text:span><text:span text:style-name="T62">הפנימי</text:span><text:span text:style-name="T67"> </text:span><text:span text:style-name="T62">הוא</text:span><text:span text:style-name="T67"> </text:span><text:span text:style-name="T62">אצל</text:span><text:span text:style-name="T67"> </text:span><text:span text:style-name="T72">קדמה</text:span><text:span text:style-name="T67"> </text:span><text:span text:style-name="T62">= במקום</text:span><text:span text:style-name="T67"> </text:span><text:span text:style-name="T62">ששם</text:span><text:span text:style-name="T67"> </text:span><text:span text:style-name="T62">דישון</text:span><text:span text:style-name="T67"> </text:span><text:span text:style-name="T62">מזבח</text:span><text:span text:style-name="T67"> </text:span><text:span text:style-name="T62">החיצון, מדקאמר</text:span><text:span text:style-name="T67"> </text:span><text:span text:style-name="T62">'דישון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אין</text:span><text:span text:style-name="T67"> </text:span><text:span text:style-name="T62">מועלין' משמע</text:span><text:span text:style-name="T67"> </text:span><text:span text:style-name="T62">הא</text:span><text:span text:style-name="T67"> </text:span><text:span text:style-name="T62">למזבח</text:span><text:span text:style-name="T67"> </text:span><text:span text:style-name="T62">החיצון</text:span><text:span text:style-name="T67"> </text:span><text:span text:style-name="T62">במקום</text:span><text:span text:style-name="T67"> </text:span><text:span text:style-name="T62">שקבוע</text:span><text:span text:style-name="T67"> </text:span><text:span text:style-name="T62">דישון</text:span><text:span text:style-name="T67"> </text:span><text:span text:style-name="T62">פנימי</text:span><text:span text:style-name="T67"> </text:span><text:span text:style-name="T62">מועלין</text:span><text:span text:style-name="T67"> </text:span><text:span text:style-name="T62">כן</text:span><text:span text:style-name="T67"> </text:span><text:span text:style-name="T62">דישון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הוא</text:span><text:span text:style-name="T67"> </text:span><text:span text:style-name="T62">אצל</text:span><text:span text:style-name="T67"> </text:span><text:span text:style-name="T62">המזבח</text:span><text:span text:style-name="T67"> </text:span><text:span text:style-name="T62">קדמה: שאם</text:span><text:span text:style-name="T67"> </text:span><text:span text:style-name="T62">היה</text:span><text:span text:style-name="T67"> </text:span><text:span text:style-name="T62">חוץ</text:span><text:span text:style-name="T67"> </text:span><text:span text:style-name="T62">- אמאי</text:span><text:span text:style-name="T67"> </text:span><text:span text:style-name="T62">מועלין</text:span><text:span text:style-name="T67"> </text:span><text:span text:style-name="T62">שם</text:span><text:span text:style-name="T67"> </text:span><text:span text:style-name="T62">אפילו</text:span><text:span text:style-name="T67"> </text:span><text:span text:style-name="T62">במזבח</text:span><text:span text:style-name="T67"> </text:span><text:span text:style-name="T62">החיצון? והא</text:span><text:span text:style-name="T67"> </text:span><text:span text:style-name="T62">אמרינן</text:span><text:span text:style-name="T67"> </text:span><text:span text:style-name="T62">לעיל</text:span><text:span text:style-name="T67"> </text:span><text:span text:style-name="T62">דמועלין</text:span><text:span text:style-name="T67"> </text:span><text:span text:style-name="T62">בה</text:span><text:span text:style-name="T67"> </text:span><text:span text:style-name="T62">עד</text:span><text:span text:style-name="T67"> </text:span><text:span text:style-name="T62">שתצא</text:span><text:span text:style-name="T67"> </text:span><text:span text:style-name="T62">לבית</text:span><text:span text:style-name="T67"> </text:span><text:span text:style-name="T62">הדשן, אלמא</text:span><text:span text:style-name="T67"> </text:span><text:span text:style-name="T62">דכי</text:span><text:span text:style-name="T67"> </text:span><text:span text:style-name="T62">יצאת</text:span><text:span text:style-name="T67"> </text:span><text:span text:style-name="T62">לבית</text:span><text:span text:style-name="T67"> </text:span><text:span text:style-name="T62">הדשן</text:span><text:span text:style-name="T67"> </text:span><text:span text:style-name="T62">לית</text:span><text:span text:style-name="T67"> </text:span><text:span text:style-name="T62">בה</text:span><text:span text:style-name="T67"> </text:span><text:span text:style-name="T62">מעילה!? אלא</text:span><text:span text:style-name="T67"> </text:span><text:span text:style-name="T62">ודאי</text:span><text:span text:style-name="T67"> </text:span><text:span text:style-name="T62">דישון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היה</text:span><text:span text:style-name="T67"> </text:span><text:span text:style-name="T62">אצל</text:span><text:span text:style-name="T67"> </text:span><text:span text:style-name="T62">מזבח</text:span><text:span text:style-name="T67"> </text:span><text:span text:style-name="T62">קדמה, סמוך</text:span><text:span text:style-name="T67"> </text:span><text:span text:style-name="T62">לתרומת</text:span><text:span text:style-name="T67"> </text:span><text:span text:style-name="T62">הדשן</text:span><text:span text:style-name="T67"> </text:span><text:span text:style-name="T62">של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62">(ובכאן</text:span><text:span text:style-name="T67"> </text:span><text:span text:style-name="T62">גרס</text:span><text:span text:style-name="T67"> </text:span><text:span text:style-name="T62">בית</text:span><text:span text:style-name="T67"> </text:span><text:span text:style-name="T62">הדשנים</text:span><text:span text:style-name="T67"> </text:span><text:span text:style-name="T62">היה</text:span><text:span text:style-name="T67"> </text:span><text:span text:style-name="T62">שם); והשתא</text:span><text:span text:style-name="T67"> </text:span><text:span text:style-name="T62">ניחא</text:span><text:span text:style-name="T67"> </text:span><text:span text:style-name="T62">דקאמר</text:span><text:span text:style-name="T67"> </text:span><text:span text:style-name="T62">דישון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- הא</text:span><text:span text:style-name="T67"> </text:span><text:span text:style-name="T62">של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62">באותו</text:span><text:span text:style-name="T67"> </text:span><text:span text:style-name="T62">מקום</text:span><text:span text:style-name="T67"> </text:span><text:span text:style-name="T62">מועלין', דאכתי</text:span><text:span text:style-name="T67"> </text:span><text:span text:style-name="T62">לא</text:span><text:span text:style-name="T67"> </text:span><text:span text:style-name="T62">יצא</text:span><text:span text:style-name="T67"> </text:span><text:span text:style-name="T62">לבית</text:span><text:span text:style-name="T67"> </text:span><text:span text:style-name="T62">הדשן</text:span><text:span text:style-name="T67"> </text:span><text:span text:style-name="T62">שמחוץ</text:span><text:span text:style-name="T67"> </text:span><text:span text:style-name="T62">למחנה, ועלה</text:span><text:span text:style-name="T67"> </text:span><text:span text:style-name="T62">קאמר</text:span><text:span text:style-name="T67"> </text:span><text:span text:style-name="T62">בגמרא: בשלמא</text:span><text:span text:style-name="T67"> </text:span><text:span text:style-name="T62">מזבח</text:span><text:span text:style-name="T67"> </text:span><text:span text:style-name="T62">החיצון</text:span><text:span text:style-name="T67"> </text:span><text:span text:style-name="T62">נפקא</text:span><text:span text:style-name="T67"> </text:span><text:span text:style-name="T62">לן</text:span><text:span text:style-name="T67"> </text:span><text:span text:style-name="T62">קביעות</text:span><text:span text:style-name="T67"> </text:span><text:span text:style-name="T62">מקום</text:span><text:span text:style-name="T67"> </text:span><text:span text:style-name="T62">לתרומת</text:span><text:span text:style-name="T67"> </text:span><text:span text:style-name="T62">הדשן, דכתיב</text:span><text:span text:style-name="T67"> </text:span><text:span text:style-name="T72">ושמו</text:span><text:span text:style-name="T67"> </text:span><text:span text:style-name="T72">אצל</text:span><text:span text:style-name="T67"> </text:span><text:span text:style-name="T72">המזבח</text:span><text:span text:style-name="T62">, אלא</text:span><text:span text:style-name="T67"> </text:span><text:span text:style-name="T62">מזבח</text:span><text:span text:style-name="T67"> </text:span><text:span text:style-name="T62">הפנימי</text:span><text:span text:style-name="T67"> </text:span><text:span text:style-name="T62">מנלן</text:span><text:span text:style-name="T67"> </text:span><text:span text:style-name="T62">שיש</text:span><text:span text:style-name="T67"> </text:span><text:span text:style-name="T62">קביעת</text:span><text:span text:style-name="T67"> </text:span><text:span text:style-name="T62">מקום</text:span><text:span text:style-name="T67"> </text:span><text:span text:style-name="T62">לדישון? דאמר</text:span><text:span text:style-name="T67"> </text:span><text:span text:style-name="T62">קרא</text:span><text:span text:style-name="T67"> </text:span><text:span text:style-name="T72">[</text:span><text:span text:style-name="T64">ויקרא</text:span><text:span text:style-name="T68"> </text:span><text:span text:style-name="T64">א,טז:</text:span><text:span text:style-name="T62"> </text:span><text:span text:style-name="T72">והסיר</text:span><text:span text:style-name="T67"> </text:span><text:span text:style-name="T72">מוראתו</text:span><text:span text:style-name="T67"> </text:span><text:span text:style-name="T72">בנוצתה] והשליך</text:span><text:span text:style-name="T67"> </text:span><text:span text:style-name="T72">אותה</text:span><text:span text:style-name="T67"> </text:span><text:span text:style-name="T72">אצל</text:span><text:span text:style-name="T67"> </text:span><text:span text:style-name="T72">המזבח</text:span><text:span text:style-name="T67"> </text:span><text:span text:style-name="T72">קדמה</text:span><text:span text:style-name="T67"> </text:span><text:span text:style-name="T73">[אל</text:span><text:span text:style-name="T69"> </text:span><text:span text:style-name="T73">מקום</text:span><text:span text:style-name="T69"> </text:span><text:span text:style-name="T73">הדשן]</text:span><text:span text:style-name="T62">; אם</text:span><text:span text:style-name="T67"> </text:span><text:span text:style-name="T62">אין</text:span><text:span text:style-name="T67"> </text:span><text:span text:style-name="T62">ענין</text:span><text:span text:style-name="T67"> </text:span><text:span text:style-name="T62">למזבח</text:span><text:span text:style-name="T67"> </text:span><text:span text:style-name="T62">החיצון</text:span><text:span text:style-name="T67"> </text:span><text:span text:style-name="T62">- דהא</text:span><text:span text:style-name="T67"> </text:span><text:span text:style-name="T62">כתיב</text:span><text:span text:style-name="T67"> </text:span><text:span text:style-name="T72">ושמו</text:span><text:span text:style-name="T67"> </text:span><text:span text:style-name="T62">- תנהו</text:span><text:span text:style-name="T67"> </text:span><text:span text:style-name="T62">למזבח</text:span><text:span text:style-name="T67"> </text:span><text:span text:style-name="T62">הפנימי. </text:span></text:p>
      <text:p text:style-name="P47"><text:span text:style-name="T28">תוספות</text:span><text:span text:style-name="T2"> </text:span><text:span text:style-name="T29">[דף</text:span><text:span text:style-name="T3"> </text:span><text:span text:style-name="T29">יב/א]</text:span><text:span text:style-name="T28"> ד"ה</text:span><text:span text:style-name="T2"> </text:span><text:span text:style-name="T28">ואימא</text:span><text:span text:style-name="T2"> </text:span><text:span text:style-name="T28">אידי</text:span><text:span text:style-name="T2"> </text:span><text:span text:style-name="T28">ואידי</text:span><text:span text:style-name="T2"> </text:span><text:span text:style-name="T28">למזבח</text:span><text:span text:style-name="T2"> </text:span><text:span text:style-name="T28">החיצון</text:span><text:span text:style-name="T2"> </text:span><text:span text:style-name="T28">ולקבוע</text:span><text:span text:style-name="T2"> </text:span><text:span text:style-name="T28">לו</text:span><text:span text:style-name="T2"> </text:span><text:span text:style-name="T28">מקום. פי' לקבוע</text:span><text:span text:style-name="T2"> </text:span><text:span text:style-name="T28">מקום</text:span><text:span text:style-name="T2"> </text:span><text:span text:style-name="T28">למוראה</text:span><text:span text:style-name="T2"> </text:span><text:span text:style-name="T28">ונוצה</text:span><text:span text:style-name="T2"> </text:span><text:span text:style-name="T28">שישליכנה</text:span><text:span text:style-name="T2"> </text:span><text:span text:style-name="T28">במקום</text:span><text:span text:style-name="T2"> </text:span><text:span text:style-name="T28">תרומת</text:span><text:span text:style-name="T2"> </text:span><text:span text:style-name="T28">הדשן</text:span><text:span text:style-name="T2"> </text:span><text:span text:style-name="T28">של</text:span><text:span text:style-name="T2"> </text:span><text:span text:style-name="T28">מזבח</text:span><text:span text:style-name="T2"> </text:span><text:span text:style-name="T28">החיצון; </text:span></text:p>
      <text:p text:style-name="P48"><text:span text:style-name="T27">וקשה: דמשמע</text:span><text:span text:style-name="T1"> </text:span><text:span text:style-name="T27">דקאי</text:span><text:span text:style-name="T1"> </text:span><text:span text:style-name="T27">לקבוע</text:span><text:span text:style-name="T1"> </text:span><text:span text:style-name="T27">מקום</text:span><text:span text:style-name="T1"> </text:span><text:span text:style-name="T27">אתרומת</text:span><text:span text:style-name="T1"> </text:span><text:span text:style-name="T27">הדשן</text:span><text:span text:style-name="T1"> </text:span><text:span text:style-name="T27">של</text:span><text:span text:style-name="T1"> </text:span><text:span text:style-name="T27">מזבח</text:span><text:span text:style-name="T1"> </text:span><text:span text:style-name="T27">החיצון</text:span><text:span text:style-name="T1"> </text:span><text:span text:style-name="T27">גופייהו; ועוד</text:span><text:span text:style-name="T1"> </text:span><text:span text:style-name="T27">קשיא: מאי</text:span><text:span text:style-name="T1"> </text:span><text:span text:style-name="T27">משני</text:span><text:span text:style-name="T1"> </text:span><text:span text:style-name="T27">'אם</text:span><text:span text:style-name="T1"> </text:span><text:span text:style-name="T27">כן</text:span><text:span text:style-name="T1"> </text:span><text:span text:style-name="T27">לימא</text:span><text:span text:style-name="T1"> </text:span><text:span text:style-name="T27">קרא</text:span><text:span text:style-name="T1"> </text:span><text:span text:style-name="T27">'אצל</text:span><text:span text:style-name="T1"> </text:span><text:span text:style-name="T27">המזבח'?' ה"ל</text:span><text:span text:style-name="T1"> </text:span><text:span text:style-name="T27">למימר</text:span><text:span text:style-name="T1"> </text:span><text:span text:style-name="T27">'אם</text:span><text:span text:style-name="T1"> </text:span><text:span text:style-name="T27">כן</text:span><text:span text:style-name="T1"> </text:span><text:span text:style-name="T27">לא</text:span><text:span text:style-name="T1"> </text:span><text:span text:style-name="T27">לכתוב</text:span><text:span text:style-name="T1"> </text:span><text:span text:style-name="T27">'אל</text:span><text:span text:style-name="T1"> </text:span><text:span text:style-name="T27">מקום</text:span><text:span text:style-name="T1"> </text:span><text:span text:style-name="T27">הדשן', אלא</text:span><text:span text:style-name="T1"> </text:span><text:span text:style-name="T27">'והשליך</text:span><text:span text:style-name="T1"> </text:span><text:span text:style-name="T27">אותה</text:span><text:span text:style-name="T1"> </text:span><text:span text:style-name="T27">אצל</text:span><text:span text:style-name="T1"> </text:span><text:span text:style-name="T27">המזבח</text:span><text:span text:style-name="T1"> </text:span><text:span text:style-name="T27">קדמה' ותו</text:span><text:span text:style-name="T1"> </text:span><text:span text:style-name="T27">לא!?</text:span></text:p>
      <text:p text:style-name="P48"><text:span text:style-name="T27">אלא</text:span><text:span text:style-name="T1"> </text:span><text:span text:style-name="T27">הכי</text:span><text:span text:style-name="T1"> </text:span><text:span text:style-name="T27">פירושו: </text:span><text:span text:style-name="T21">ואימא</text:span><text:span text:style-name="T23"> </text:span><text:span text:style-name="T21">אידי</text:span><text:span text:style-name="T23"> </text:span><text:span text:style-name="T21">ואידי</text:span><text:span text:style-name="T1"> </text:span><text:span text:style-name="T27">לדישון</text:span><text:span text:style-name="T1"> </text:span><text:span text:style-name="T27">המזבח</text:span><text:span text:style-name="T1"> </text:span><text:span text:style-name="T27">החיצון</text:span><text:span text:style-name="T1"> </text:span><text:span text:style-name="T27">ולקבוע</text:span><text:span text:style-name="T1"> </text:span><text:span text:style-name="T27">לו</text:span><text:span text:style-name="T1"> </text:span><text:span text:style-name="T27">מקום</text:span><text:span text:style-name="T1"> </text:span><text:span text:style-name="T27">לדישון</text:span><text:span text:style-name="T1"> </text:span><text:span text:style-name="T27">שהיא</text:span><text:span text:style-name="T1"> </text:span><text:span text:style-name="T31">קדמה</text:span><text:span text:style-name="T27">, דבאידך</text:span><text:span text:style-name="T1"> </text:span><text:span text:style-name="T27">קרא</text:span><text:span text:style-name="T1"> </text:span><text:span text:style-name="T27">ד</text:span><text:span text:style-name="T31">ושמו</text:span><text:span text:style-name="T1"> </text:span><text:span text:style-name="T27">לא</text:span><text:span text:style-name="T1"> </text:span><text:span text:style-name="T27">כתיב</text:span><text:span text:style-name="T1"> </text:span><text:span text:style-name="T27">'קדמה', ולא</text:span><text:span text:style-name="T1"> </text:span><text:span text:style-name="T27">הוה</text:span><text:span text:style-name="T1"> </text:span><text:span text:style-name="T27">ידענא</text:span><text:span text:style-name="T1"> </text:span><text:span text:style-name="T27">במזרח</text:span><text:span text:style-name="T1"> </text:span><text:span text:style-name="T27">או</text:span><text:span text:style-name="T1"> </text:span><text:span text:style-name="T27">במערב, ומתני: אם</text:span><text:span text:style-name="T1"> </text:span><text:span text:style-name="T27">כן</text:span><text:span text:style-name="T1"> </text:span><text:span text:style-name="T27">לימא</text:span><text:span text:style-name="T1"> </text:span><text:span text:style-name="T27">קרא</text:span><text:span text:style-name="T1"> </text:span><text:span text:style-name="T27">'אצל', כלומר: למה</text:span><text:span text:style-name="T1"> </text:span><text:span text:style-name="T27">לי</text:span><text:span text:style-name="T1"> </text:span><text:span text:style-name="T27">דכתיב</text:span><text:span text:style-name="T1"> </text:span><text:span text:style-name="T27">'אל</text:span><text:span text:style-name="T1"> </text:span><text:span text:style-name="T27">מקום</text:span><text:span text:style-name="T1"> </text:span><text:span text:style-name="T27">הדשן'? לא</text:span><text:span text:style-name="T1"> </text:span><text:span text:style-name="T27">לכתוב</text:span><text:span text:style-name="T1"> </text:span><text:span text:style-name="T27">אלא</text:span><text:span text:style-name="T1"> </text:span><text:span text:style-name="T27">'אצל</text:span><text:span text:style-name="T1"> </text:span><text:span text:style-name="T27">המזבח</text:span><text:span text:style-name="T1"> </text:span><text:span text:style-name="T27">קדמה' והייתי</text:span><text:span text:style-name="T1"> </text:span><text:span text:style-name="T27">למד</text:span><text:span text:style-name="T1"> </text:span><text:span text:style-name="T27">בגזירה</text:span><text:span text:style-name="T1"> </text:span><text:span text:style-name="T27">שוה: אצל</text:span><text:span text:style-name="T1"> </text:span><text:span text:style-name="T27">אצל</text:span><text:span text:style-name="T1"> </text:span><text:span text:style-name="T27">דדישון</text:span><text:span text:style-name="T1"> </text:span><text:span text:style-name="T27">מזבח</text:span><text:span text:style-name="T1"> </text:span><text:span text:style-name="T27">החיצון</text:span><text:span text:style-name="T1"> </text:span><text:span text:style-name="T27">במקום</text:span><text:span text:style-name="T1"> </text:span><text:span text:style-name="T27">שזורקין</text:span><text:span text:style-name="T1"> </text:span><text:span text:style-name="T27">בו</text:span><text:span text:style-name="T1"> </text:span><text:span text:style-name="T27">המוראה</text:span><text:span text:style-name="T1"> </text:span><text:span text:style-name="T27">והנוצה; מאי</text:span><text:span text:style-name="T1"> </text:span><text:span text:style-name="T27">'מקום</text:span><text:span text:style-name="T1"> </text:span><text:span text:style-name="T27">הדשן'? - דאפילו</text:span><text:span text:style-name="T1"> </text:span><text:span text:style-name="T27">מזבח</text:span><text:span text:style-name="T1"> </text:span><text:span text:style-name="T27">הפנימי, כלומר: שגם</text:span><text:span text:style-name="T1"> </text:span><text:span text:style-name="T27">קביעות</text:span><text:span text:style-name="T1"> </text:span><text:span text:style-name="T27">מקום</text:span><text:span text:style-name="T1"> </text:span><text:span text:style-name="T27">דישון</text:span><text:span text:style-name="T1"> </text:span><text:span text:style-name="T27">מזבח</text:span><text:span text:style-name="T1"> </text:span><text:span text:style-name="T27">הפנימי</text:span><text:span text:style-name="T1"> </text:span><text:span text:style-name="T27">היה</text:span><text:span text:style-name="T1"> </text:span><text:span text:style-name="T27">שם</text:span><text:span text:style-name="T1"> </text:span><text:span text:style-name="T27">אצל</text:span><text:span text:style-name="T1"> </text:span><text:span text:style-name="T27">מזבח</text:span><text:span text:style-name="T1"> </text:span><text:span text:style-name="T27">החיצון. </text:span></text:p>
      <text:p text:style-name="P48"><text:span text:style-name="T27">תוספות</text:span><text:span text:style-name="T1"> </text:span><text:span text:style-name="T27">ד"ה</text:span><text:span text:style-name="T1"> </text:span><text:span text:style-name="T21">מנורה</text:span><text:span text:style-name="T23"> </text:span><text:span text:style-name="T21">מנלן</text:span><text:span text:style-name="T27">: מנלן</text:span><text:span text:style-name="T1"> </text:span><text:span text:style-name="T27">דדישונה</text:span><text:span text:style-name="T1"> </text:span><text:span text:style-name="T27">היה</text:span><text:span text:style-name="T1"> </text:span><text:span text:style-name="T27">שם</text:span><text:span text:style-name="T1"> </text:span><text:span text:style-name="T27">אצל</text:span><text:span text:style-name="T1"> </text:span><text:span text:style-name="T27">המזבח?</text:span></text:p>
      <text:p text:style-name="P48"><text:span text:style-name="T31">דשן</text:span><text:span text:style-name="T1"> </text:span><text:span text:style-name="T31">הדשן</text:span><text:span text:style-name="T1"> </text:span><text:span text:style-name="T27">כלומר: בגזירה</text:span><text:span text:style-name="T1"> </text:span><text:span text:style-name="T27">שוה</text:span><text:span text:style-name="T1"> </text:span><text:span text:style-name="T27">דשן</text:span><text:span text:style-name="T1"> </text:span><text:span text:style-name="T27">דשן</text:span><text:span text:style-name="T1"> </text:span><text:span text:style-name="T27">נפקא</text:span><text:span text:style-name="T1"> </text:span><text:span text:style-name="T27">לן</text:span><text:span text:style-name="T1"> </text:span><text:span text:style-name="T27">ממזבח.</text:span></text:p>
      <text:p text:style-name="P3"/>
      <text:p text:style-name="P3"/>
      <text:p text:style-name="P3">משנה:</text:p>
      <text:p text:style-name="P4">[תורין<text:span text:style-name="T1"> </text:span>שלא<text:span text:style-name="T1"> </text:span>הגיע<text:span text:style-name="T1"> </text:span>זמנן<text:span text:style-name="T1"> </text:span>ובני<text:span text:style-name="T1"> </text:span>יונה<text:span text:style-name="T1"> </text:span>שעבר<text:span text:style-name="T1"> </text:span>זמנן<text:span text:style-name="T1"> </text:span>- לא<text:span text:style-name="T1"> </text:span>נהנין<text:span text:style-name="T1"> </text:span>ולא<text:span text:style-name="T1"> </text:span>מועלין.]</text:p>
      <text:p text:style-name="P3">רבי<text:span text:style-name="T1"> </text:span>שמעון<text:span text:style-name="T1"> </text:span>אומר: תורין<text:span text:style-name="T1"> </text:span>שלא<text:span text:style-name="T1"> </text:span>הגיע<text:span text:style-name="T1"> </text:span>זמנן<text:span text:style-name="T1"> </text:span>- מועלין<text:span text:style-name="T1"> </text:span>בהן<text:span text:style-name="T1"> </text:span><text:span text:style-name="T26">(</text:span><text:span text:style-name="T62">לפי</text:span><text:span text:style-name="T67"> </text:span><text:span text:style-name="T62">שראוין</text:span><text:span text:style-name="T67"> </text:span><text:span text:style-name="T62">למזבח</text:span><text:span text:style-name="T67"> </text:span><text:span text:style-name="T62">כשיגדילו</text:span><text:span text:style-name="T26">)</text:span>; בני<text:span text:style-name="T1"> </text:span>יונה<text:span text:style-name="T1"> </text:span>שעבר<text:span text:style-name="T1"> </text:span>זמנן<text:span text:style-name="T1"> </text:span>- לא<text:span text:style-name="T1"> </text:span>נהנין<text:span text:style-name="T1"> </text:span>ולא<text:span text:style-name="T1"> </text:span>מועלין<text:span text:style-name="T1"> </text:span>בהן.</text:p>
      <text:p text:style-name="P25"><text:span text:style-name="T27">תוספות</text:span><text:span text:style-name="T1"> </text:span><text:span text:style-name="T27">מעילה</text:span><text:span text:style-name="T1"> </text:span><text:span text:style-name="T27">דף</text:span><text:span text:style-name="T1"> </text:span><text:span text:style-name="T27">יא/ב</text:span><text:span text:style-name="T1"> </text:span><text:span text:style-name="T27">ד"ה</text:span><text:span text:style-name="T1"> </text:span><text:span text:style-name="T27">רבי</text:span><text:span text:style-name="T1"> </text:span><text:span text:style-name="T27">שמעון</text:span><text:span text:style-name="T1"> </text:span><text:span text:style-name="T27">אומר</text:span><text:span text:style-name="T1"> </text:span><text:span text:style-name="T27">תורים</text:span><text:span text:style-name="T1"> </text:span><text:span text:style-name="T27">שלא</text:span><text:span text:style-name="T1"> </text:span><text:span text:style-name="T27">הגיע</text:span><text:span text:style-name="T1"> </text:span><text:span text:style-name="T27">זמנן</text:span><text:span text:style-name="T1"> </text:span><text:span text:style-name="T27">מועלין</text:span><text:span text:style-name="T1"> </text:span><text:span text:style-name="T27">בהן. כדמפרש</text:span><text:span text:style-name="T1"> </text:span><text:span text:style-name="T27">בגמרא; ובני</text:span><text:span text:style-name="T1"> </text:span><text:span text:style-name="T27">יונה</text:span><text:span text:style-name="T1"> </text:span><text:span text:style-name="T27">שעבר</text:span><text:span text:style-name="T1"> </text:span><text:span text:style-name="T27">זמנן</text:span><text:span text:style-name="T1"> </text:span><text:span text:style-name="T27">לא</text:span><text:span text:style-name="T1"> </text:span><text:span text:style-name="T27">נהנין</text:span><text:span text:style-name="T1"> </text:span><text:span text:style-name="T27">ולא</text:span><text:span text:style-name="T1"> </text:span><text:span text:style-name="T27">מועלין, ולא</text:span><text:span text:style-name="T1"> </text:span><text:span text:style-name="T27">דמי</text:span><text:span text:style-name="T1"> </text:span><text:span text:style-name="T27">לחטאת</text:span><text:span text:style-name="T1"> </text:span><text:span text:style-name="T27">שעברה</text:span><text:span text:style-name="T1"> </text:span><text:span text:style-name="T27">שנתה</text:span><text:span text:style-name="T1"> </text:span><text:span text:style-name="T27">דאמר</text:span><text:span text:style-name="T1"> </text:span><text:span text:style-name="T27">לעיל</text:span><text:span text:style-name="T1"> </text:span><text:span text:style-name="T27">דמועלין</text:span><text:span text:style-name="T1"> </text:span><text:span text:style-name="T27">בה</text:span><text:span text:style-name="T1"> </text:span><text:span text:style-name="T27">קודם</text:span><text:span text:style-name="T1"> </text:span><text:span text:style-name="T27">כפרה: דהתם</text:span><text:span text:style-name="T1"> </text:span><text:span text:style-name="T27">משום</text:span><text:span text:style-name="T1"> </text:span><text:span text:style-name="T27">דאזיל</text:span><text:span text:style-name="T1"> </text:span><text:span text:style-name="T27">לרעיה</text:span><text:span text:style-name="T1"> </text:span><text:span text:style-name="T27">ואית</text:span><text:span text:style-name="T1"> </text:span><text:span text:style-name="T27">לה</text:span><text:span text:style-name="T1"> </text:span><text:span text:style-name="T27">פדיון, אבל</text:span><text:span text:style-name="T1"> </text:span><text:span text:style-name="T27">הכא</text:span><text:span text:style-name="T1"> </text:span><text:span text:style-name="T27">- אין</text:span><text:span text:style-name="T1"> </text:span><text:span text:style-name="T27">לעופות</text:span><text:span text:style-name="T1"> </text:span><text:span text:style-name="T27">פדיון</text:span><text:span text:style-name="T1"> </text:span><text:span text:style-name="T27">ולא</text:span><text:span text:style-name="T1"> </text:span><text:span text:style-name="T27">איקרו</text:span><text:span text:style-name="T1"> </text:span><text:span text:style-name="T27">קדשי</text:span><text:span text:style-name="T1"> </text:span><text:span text:style-name="T27">ה'. </text:span></text:p>
      <text:p text:style-name="P3"/>
      <text:p text:style-name="P3">גמרא:</text:p>
      <text:p text:style-name="P3">בשלמא<text:span text:style-name="T1"> </text:span>רבי<text:span text:style-name="T1"> </text:span>שמעון<text:span text:style-name="T1"> </text:span><text:span text:style-name="T26">(</text:span><text:span text:style-name="T62">דמחייב</text:span><text:span text:style-name="T67"> </text:span><text:span text:style-name="T62">מעילה</text:span><text:span text:style-name="T67"> </text:span><text:span text:style-name="T62">בשלא</text:span><text:span text:style-name="T67"> </text:span><text:span text:style-name="T62">הגיע</text:span><text:span text:style-name="T67"> </text:span><text:span text:style-name="T62">זמנן</text:span><text:span text:style-name="T26">)</text:span>, כדקתני<text:span text:style-name="T1"> </text:span>טעמא<text:span text:style-name="T1"> </text:span><text:span text:style-name="T26">(</text:span><text:span text:style-name="T62">בפרק</text:span><text:span text:style-name="T67"> </text:span><text:span text:style-name="T62">'אותו</text:span><text:span text:style-name="T67"> </text:span><text:span text:style-name="T62">ואת</text:span><text:span text:style-name="T67"> </text:span><text:span text:style-name="T62">בנו'</text:span><text:span text:style-name="T26">)</text:span>: <text:span text:style-name="T26">(</text:span><text:span text:style-name="T62">השוחט</text:span><text:span text:style-name="T67"> </text:span><text:span text:style-name="T62">אותו</text:span><text:span text:style-name="T67"> </text:span><text:span text:style-name="T62">ואת</text:span><text:span text:style-name="T67"> </text:span><text:span text:style-name="T62">בנו</text:span><text:span text:style-name="T67"> </text:span><text:span text:style-name="T62">קדשים</text:span><text:span text:style-name="T67"> </text:span><text:span text:style-name="T62">בחוץ, שָׁנִי: הרי</text:span><text:span text:style-name="T67"> </text:span><text:span text:style-name="T62">הוא</text:span><text:span text:style-name="T67"> </text:span><text:span text:style-name="T62">בלא</text:span><text:span text:style-name="T67"> </text:span><text:span text:style-name="T62">תעשה</text:span><text:span text:style-name="T67"> </text:span><text:span text:style-name="T62">דשוחט</text:span><text:span text:style-name="T67"> </text:span><text:span text:style-name="T62">חוץ, ואין</text:span><text:span text:style-name="T67"> </text:span><text:span text:style-name="T62">בו</text:span><text:span text:style-name="T67"> </text:span><text:span text:style-name="T62">כרת,</text:span><text:span text:style-name="T26">)</text:span> שהיה<text:span text:style-name="T1"> </text:span>רבי<text:span text:style-name="T1"> </text:span>שמעון<text:span text:style-name="T1"> </text:span>אומר: כל<text:span text:style-name="T1"> </text:span>הראוי<text:span text:style-name="T1"> </text:span>לאחר<text:span text:style-name="T1"> </text:span>זמן<text:span text:style-name="T1"> </text:span><text:span text:style-name="T26">(</text:span><text:span text:style-name="T62">כגון</text:span><text:span text:style-name="T67"> </text:span><text:span text:style-name="T62">זה</text:span><text:span text:style-name="T67"> </text:span><text:span text:style-name="T62">שהוא</text:span><text:span text:style-name="T67"> </text:span><text:span text:style-name="T62">ראוי</text:span><text:span text:style-name="T67"> </text:span><text:span text:style-name="T62">לישחט</text:span><text:span text:style-name="T67"> </text:span><text:span text:style-name="T62">למחר</text:span><text:span text:style-name="T67"> </text:span><text:span text:style-name="T62">בפנים</text:span><text:span text:style-name="T67"> </text:span><text:span text:style-name="T62">ושחטו</text:span><text:span text:style-name="T67"> </text:span><text:span text:style-name="T62">בחוץ</text:span><text:span text:style-name="T26">)</text:span> והקדישו<text:span text:style-name="T1"> </text:span>בתוך<text:span text:style-name="T1"> </text:span>זמנו<text:span text:style-name="T1"> </text:span>- הרי<text:span text:style-name="T1"> </text:span>הוא<text:span text:style-name="T1"> </text:span>בלא<text:span text:style-name="T1"> </text:span>תעשה<text:span text:style-name="T1"> </text:span>ואין<text:span text:style-name="T1"> </text:span>בו<text:span text:style-name="T1"> </text:span>כרת<text:span text:style-name="T1"> </text:span><text:span text:style-name="T26">(</text:span><text:span text:style-name="T62">לפי</text:span><text:span text:style-name="T67"> </text:span><text:span text:style-name="T62">שאינו</text:span><text:span text:style-name="T67"> </text:span><text:span text:style-name="T62">מתקבל</text:span><text:span text:style-name="T67"> </text:span><text:span text:style-name="T62">בפנים</text:span><text:span text:style-name="T26">)</text:span>' <text:span text:style-name="T26">(</text:span><text:span text:style-name="T62">דאיסור</text:span><text:span text:style-name="T67"> </text:span><text:span text:style-name="T62">אותו</text:span><text:span text:style-name="T67"> </text:span><text:span text:style-name="T62">ואת</text:span><text:span text:style-name="T67"> </text:span><text:span text:style-name="T62">בנו</text:span><text:span text:style-name="T67"> </text:span><text:span text:style-name="T62">נוהג</text:span><text:span text:style-name="T67"> </text:span><text:span text:style-name="T62">נמי</text:span><text:span text:style-name="T67"> </text:span><text:span text:style-name="T62">בקדשים</text:span><text:span text:style-name="T67"> </text:span><text:span text:style-name="T64">(חולין</text:span><text:span text:style-name="T68"> </text:span><text:span text:style-name="T64">דף</text:span><text:span text:style-name="T68"> </text:span><text:span text:style-name="T64">עח.)</text:span><text:span text:style-name="T62">; והני</text:span><text:span text:style-name="T67"> </text:span><text:span text:style-name="T62">תורים</text:span><text:span text:style-name="T67"> </text:span><text:span text:style-name="T62">נמי</text:span><text:span text:style-name="T67"> </text:span><text:span text:style-name="T62">שהקדישן</text:span><text:span text:style-name="T67"> </text:span><text:span text:style-name="T62">קודם</text:span><text:span text:style-name="T67"> </text:span><text:span text:style-name="T62">זמנן, הואיל</text:span><text:span text:style-name="T67"> </text:span><text:span text:style-name="T62">ויהיו</text:span><text:span text:style-name="T67"> </text:span><text:span text:style-name="T62">ראוין</text:span><text:span text:style-name="T67"> </text:span><text:span text:style-name="T62">לאחר</text:span><text:span text:style-name="T67"> </text:span><text:span text:style-name="T62">מכאן</text:span><text:span text:style-name="T67"> </text:span><text:span text:style-name="T62">- השתא</text:span><text:span text:style-name="T67"> </text:span><text:span text:style-name="T62">נמי</text:span><text:span text:style-name="T67"> </text:span><text:span text:style-name="T62">אית</text:span><text:span text:style-name="T67"> </text:span><text:span text:style-name="T62">בהו</text:span><text:span text:style-name="T67"> </text:span><text:span text:style-name="T62">מעילה</text:span><text:span text:style-name="T26">)</text:span>, אלא<text:span text:style-name="T1"> </text:span>רבנן<text:span text:style-name="T1"> </text:span><text:span text:style-name="T26">(</text:span><text:span text:style-name="T62">תנא</text:span><text:span text:style-name="T67"> </text:span><text:span text:style-name="T62">קמא, דאמר</text:span><text:span text:style-name="T67"> </text:span><text:span text:style-name="T62">'לא</text:span><text:span text:style-name="T67"> </text:span><text:span text:style-name="T62">נהנין</text:span><text:span text:style-name="T67"> </text:span><text:span text:style-name="T62">ולא</text:span><text:span text:style-name="T67"> </text:span><text:span text:style-name="T62">מועלין'</text:span><text:span text:style-name="T26">)</text:span> מאי<text:span text:style-name="T1"> </text:span>שנא<text:span text:style-name="T1"> </text:span>ממחוסר<text:span text:style-name="T1"> </text:span>זמן<text:span text:style-name="T1"> </text:span><text:span text:style-name="T26">(</text:span><text:span text:style-name="T62">ממחוסר</text:span><text:span text:style-name="T67"> </text:span><text:span text:style-name="T62">זמן</text:span><text:span text:style-name="T67"> </text:span><text:soft-page-break/><text:span text:style-name="T62">דבהמה</text:span><text:span text:style-name="T67"> </text:span><text:span text:style-name="T62">דקיימא</text:span><text:span text:style-name="T67"> </text:span><text:span text:style-name="T62">לן</text:span><text:span text:style-name="T67"> </text:span><text:span text:style-name="T62">שנכנס</text:span><text:span text:style-name="T67"> </text:span><text:span text:style-name="T62">לדיר</text:span><text:span text:style-name="T67"> </text:span><text:span text:style-name="T62">להתעשר, כדאמרינן</text:span><text:span text:style-name="T67"> </text:span><text:span text:style-name="T62">פרק</text:span><text:span text:style-name="T67"> </text:span><text:span text:style-name="T62">'מעשר</text:span><text:span text:style-name="T67"> </text:span><text:span text:style-name="T62">בהמה' </text:span><text:span text:style-name="T64">(בכורות</text:span><text:span text:style-name="T68"> </text:span><text:span text:style-name="T64">דף</text:span><text:span text:style-name="T68"> </text:span><text:span text:style-name="T64">נו. [בגמרא</text:span><text:span text:style-name="T68"> </text:span><text:span text:style-name="T64">ולא</text:span><text:span text:style-name="T68"> </text:span><text:span text:style-name="T64">במשנה, שבמשנה</text:span><text:span text:style-name="T68"> </text:span><text:span text:style-name="T64">בכורות</text:span><text:span text:style-name="T68"> </text:span><text:span text:style-name="T64">פ"ט</text:span><text:span text:style-name="T68"> </text:span><text:span text:style-name="T64">מ"ד</text:span><text:span text:style-name="T68"> </text:span><text:span text:style-name="T64">איתא: הכל</text:span><text:span text:style-name="T68"> </text:span><text:span text:style-name="T64">נכנס</text:span><text:span text:style-name="T68"> </text:span><text:span text:style-name="T64">לדיר</text:span><text:span text:style-name="T68"> </text:span><text:span text:style-name="T64">להתעשר</text:span><text:span text:style-name="T68"> </text:span><text:span text:style-name="T64">חוץ</text:span><text:span text:style-name="T68"> </text:span><text:span text:style-name="T64">מן...ומחוסר</text:span><text:span text:style-name="T68"> </text:span><text:span text:style-name="T64">זמן])</text:span><text:span text:style-name="T62">: 'מחוסר</text:span><text:span text:style-name="T67"> </text:span><text:span text:style-name="T62">זמן</text:span><text:span text:style-name="T67"> </text:span><text:span text:style-name="T62">נכנס</text:span><text:span text:style-name="T67"> </text:span><text:span text:style-name="T62">לדיר</text:span><text:span text:style-name="T67"> </text:span><text:span text:style-name="T62">להתעשר': דיליף</text:span><text:span text:style-name="T67"> </text:span><text:span text:style-name="T62">העברה</text:span><text:span text:style-name="T67"> </text:span><text:span text:style-name="T62">העברה</text:span><text:span text:style-name="T67"> </text:span><text:span text:style-name="T62">מבכור</text:span><text:span text:style-name="T67"> </text:span><text:span text:style-name="T62">[שמות</text:span><text:span text:style-name="T67"> </text:span><text:span text:style-name="T62">יג,יב: </text:span><text:span text:style-name="T72">והעברת</text:span><text:span text:style-name="T67"> </text:span><text:span text:style-name="T72">כל</text:span><text:span text:style-name="T67"> </text:span><text:span text:style-name="T72">פטר</text:span><text:span text:style-name="T67"> </text:span><text:span text:style-name="T72">רחם</text:span><text:span text:style-name="T62">... ויקרא</text:span><text:span text:style-name="T67"> </text:span><text:span text:style-name="T62">כז,לב: </text:span><text:span text:style-name="T72">וכל</text:span><text:span text:style-name="T67"> </text:span><text:span text:style-name="T72">מעשר...יעבר</text:span><text:span text:style-name="T67"> </text:span><text:span text:style-name="T72">תחת</text:span><text:span text:style-name="T67"> </text:span><text:span text:style-name="T72">השבט</text:span><text:span text:style-name="T62">]: מה</text:span><text:span text:style-name="T67"> </text:span><text:span text:style-name="T62">בכור</text:span><text:span text:style-name="T67"> </text:span><text:span text:style-name="T62">קדוש</text:span><text:span text:style-name="T67"> </text:span><text:span text:style-name="T62">לפני</text:span><text:span text:style-name="T67"> </text:span><text:span text:style-name="T62">זמנו</text:span><text:span text:style-name="T67"> </text:span><text:span text:style-name="T62">- שהרי</text:span><text:span text:style-name="T67"> </text:span><text:span text:style-name="T62">קדוש</text:span><text:span text:style-name="T67"> </text:span><text:span text:style-name="T62">מרחם</text:span><text:span text:style-name="T67"> </text:span><text:span text:style-name="T62">- אף</text:span><text:span text:style-name="T67"> </text:span><text:span text:style-name="T62">מחוסר</text:span><text:span text:style-name="T67"> </text:span><text:span text:style-name="T62">זמן</text:span><text:span text:style-name="T67"> </text:span><text:span text:style-name="T62">נמי, שאינו</text:span><text:span text:style-name="T67"> </text:span><text:span text:style-name="T62">בן</text:span><text:span text:style-name="T67"> </text:span><text:span text:style-name="T62">שמונה</text:span><text:span text:style-name="T67"> </text:span><text:span text:style-name="T62">- קדוש</text:span><text:span text:style-name="T67"> </text:span><text:span text:style-name="T62">לפני</text:span><text:span text:style-name="T67"> </text:span><text:span text:style-name="T62">זמנו</text:span><text:span text:style-name="T67"> </text:span><text:span text:style-name="T62">וקרב</text:span><text:span text:style-name="T67"> </text:span><text:span text:style-name="T62">לאחר</text:span><text:span text:style-name="T67"> </text:span><text:span text:style-name="T62">זמנו; והני</text:span><text:span text:style-name="T67"> </text:span><text:span text:style-name="T62">תורין</text:span><text:span text:style-name="T67"> </text:span><text:span text:style-name="T62">נמי</text:span><text:span text:style-name="T67"> </text:span><text:span text:style-name="T62">ליקדשו</text:span><text:span text:style-name="T67"> </text:span><text:span text:style-name="T62">קודם</text:span><text:span text:style-name="T67"> </text:span><text:span text:style-name="T62">זמנן</text:span><text:span text:style-name="T67"> </text:span><text:span text:style-name="T62">ולמעול</text:span><text:span text:style-name="T67"> </text:span><text:span text:style-name="T62">בהו</text:span><text:span text:style-name="T26">)</text:span>?</text:p>
      <text:p text:style-name="P3">אמרי<text:span text:style-name="T1"> </text:span><text:span text:style-name="T26">(</text:span><text:span text:style-name="T62">לא</text:span><text:span text:style-name="T67"> </text:span><text:span text:style-name="T62">דמי</text:span><text:span text:style-name="T67"> </text:span><text:span text:style-name="T62">מחוסר</text:span><text:span text:style-name="T67"> </text:span><text:span text:style-name="T62">זמן</text:span><text:span text:style-name="T67"> </text:span><text:span text:style-name="T62">דבהמה</text:span><text:span text:style-name="T67"> </text:span><text:span text:style-name="T62">למחוסר</text:span><text:span text:style-name="T67"> </text:span><text:span text:style-name="T62">זמן</text:span><text:span text:style-name="T67"> </text:span><text:span text:style-name="T62">דעופות</text:span><text:span text:style-name="T26">)</text:span>: <text:span text:style-name="T26">(</text:span><text:span text:style-name="T62">דהיינו</text:span><text:span text:style-name="T67"> </text:span><text:span text:style-name="T62">טעמא</text:span><text:span text:style-name="T67"> </text:span><text:span text:style-name="T62">ד</text:span><text:span text:style-name="T26">)</text:span>מחוסר<text:span text:style-name="T1"> </text:span>זמן<text:span text:style-name="T1"> </text:span><text:span text:style-name="T26">(</text:span><text:span text:style-name="T62">דבהמה</text:span><text:span text:style-name="T67"> </text:span><text:span text:style-name="T39">[שהוא]</text:span><text:span text:style-name="T62"> קדוש:</text:span><text:span text:style-name="T26">)</text:span> מידי<text:span text:style-name="T1"> </text:span>דהוה<text:span text:style-name="T1"> </text:span>אבעל<text:span text:style-name="T1"> </text:span>מום<text:span text:style-name="T1"> </text:span><text:span text:style-name="T26">(</text:span><text:span text:style-name="T62">דבהמה</text:span><text:span text:style-name="T26">)</text:span>: דבר<text:span text:style-name="T1"> </text:span>פדיון<text:span text:style-name="T1"> </text:span>הוא<text:span text:style-name="T1"> </text:span><text:span text:style-name="T26">(</text:span><text:span text:style-name="T62">דמיגו</text:span><text:span text:style-name="T67"> </text:span><text:span text:style-name="T62">דחשיבא</text:span><text:span text:style-name="T67"> </text:span><text:span text:style-name="T62">דאית</text:span><text:span text:style-name="T67"> </text:span><text:span text:style-name="T62">בה</text:span><text:span text:style-name="T67"> </text:span><text:span text:style-name="T62">קדושה</text:span><text:span text:style-name="T67"> </text:span><text:span text:style-name="T62">כשהיא</text:span><text:span text:style-name="T67"> </text:span><text:span text:style-name="T62">בעלת</text:span><text:span text:style-name="T67"> </text:span><text:span text:style-name="T62">מום</text:span><text:span text:style-name="T67"> </text:span><text:span text:style-name="T62">- אית</text:span><text:span text:style-name="T67"> </text:span><text:span text:style-name="T62">בה</text:span><text:span text:style-name="T67"> </text:span><text:span text:style-name="T62">קדושה</text:span><text:span text:style-name="T67"> </text:span><text:span text:style-name="T62">נמי</text:span><text:span text:style-name="T67"> </text:span><text:span text:style-name="T62">כשהיא</text:span><text:span text:style-name="T67"> </text:span><text:span text:style-name="T62">מחוסר</text:span><text:span text:style-name="T67"> </text:span><text:span text:style-name="T62">זמן</text:span><text:span text:style-name="T26">)</text:span>, אבל<text:span text:style-name="T1"> </text:span>הני<text:span text:style-name="T1"> </text:span>עופות, כיון<text:span text:style-name="T1"> </text:span>דאין<text:span text:style-name="T1"> </text:span>מום<text:span text:style-name="T1"> </text:span>פוסל<text:span text:style-name="T1"> </text:span>בעופות<text:span text:style-name="T1"> </text:span><text:span text:style-name="T26">(</text:span><text:span text:style-name="T62">דליכא</text:span><text:span text:style-name="T67"> </text:span><text:span text:style-name="T62">למימר</text:span><text:span text:style-name="T67"> </text:span><text:span text:style-name="T62">בהו</text:span><text:span text:style-name="T67"> </text:span><text:span text:style-name="T62">האי</text:span><text:span text:style-name="T67"> </text:span><text:span text:style-name="T62">מגו, הואיל</text:span><text:span text:style-name="T67"> </text:span><text:span text:style-name="T62">ואין</text:span><text:span text:style-name="T67"> </text:span><text:span text:style-name="T62">המום</text:span><text:span text:style-name="T67"> </text:span><text:span text:style-name="T62">פוסל</text:span><text:span text:style-name="T67"> </text:span><text:span text:style-name="T62">בעופות: דאין</text:span><text:span text:style-name="T67"> </text:span><text:span text:style-name="T62">תמות</text:span><text:span text:style-name="T67"> </text:span><text:span text:style-name="T62">וזכרות</text:span><text:span text:style-name="T67"> </text:span><text:span text:style-name="T62">בעופות</text:span><text:span text:style-name="T26">)</text:span> <text:span text:style-name="T62">[ו]</text:span>אין<text:span text:style-name="T1"> </text:span>לעופות<text:span text:style-name="T1"> </text:span>פדיון<text:span text:style-name="T1"> </text:span>- <text:span text:style-name="T26">(</text:span><text:span text:style-name="T62">הכי</text:span><text:span text:style-name="T67"> </text:span><text:span text:style-name="T62">נמי</text:span><text:span text:style-name="T67"> </text:span><text:span text:style-name="T62">דעוף</text:span><text:span text:style-name="T26">)</text:span> אינו<text:span text:style-name="T1"> </text:span>קדוש<text:span text:style-name="T1"> </text:span>במחוסר<text:span text:style-name="T1"> </text:span>זמן. </text:p>
      <text:p text:style-name="P26"><text:span text:style-name="T28">תוספות</text:span><text:span text:style-name="T2"> </text:span><text:span text:style-name="T28">ד"ה</text:span><text:span text:style-name="T2"> </text:span><text:span text:style-name="T22">בשלמא</text:span><text:span text:style-name="T24"> </text:span><text:span text:style-name="T22">לרבי</text:span><text:span text:style-name="T24"> </text:span><text:span text:style-name="T22">שמעון:</text:span><text:span text:style-name="T28"> לכן</text:span><text:span text:style-name="T2"> </text:span><text:span text:style-name="T28">מועלין</text:span><text:span text:style-name="T2"> </text:span><text:span text:style-name="T28">בתורין</text:span><text:span text:style-name="T2"> </text:span><text:span text:style-name="T28">שלא</text:span><text:span text:style-name="T2"> </text:span><text:span text:style-name="T28">הגיע</text:span><text:span text:style-name="T2"> </text:span><text:span text:style-name="T28">זמנן, כדקתני</text:span><text:span text:style-name="T2"> </text:span><text:span text:style-name="T28">טעמא</text:span><text:span text:style-name="T2"> </text:span><text:span text:style-name="T28">בפרק</text:span><text:span text:style-name="T2"> </text:span><text:span text:style-name="T28">'השוחט' </text:span><text:span text:style-name="T29">(זבחים</text:span><text:span text:style-name="T3"> </text:span><text:span text:style-name="T29">דף</text:span><text:span text:style-name="T3"> </text:span><text:span text:style-name="T29">קיב:)</text:span><text:span text:style-name="T28"> גבי</text:span><text:span text:style-name="T2"> </text:span><text:span text:style-name="T28">אותו</text:span><text:span text:style-name="T2"> </text:span><text:span text:style-name="T28">ואת</text:span><text:span text:style-name="T2"> </text:span><text:span text:style-name="T28">בנו</text:span><text:span text:style-name="T2"> </text:span><text:span text:style-name="T28">ומחוסר</text:span><text:span text:style-name="T2"> </text:span><text:span text:style-name="T28">זמן</text:span><text:span text:style-name="T2"> </text:span><text:span text:style-name="T28">- הרי</text:span><text:span text:style-name="T2"> </text:span><text:span text:style-name="T28">הוא</text:span><text:span text:style-name="T2"> </text:span><text:span text:style-name="T28">בלא</text:span><text:span text:style-name="T2"> </text:span><text:span text:style-name="T28">תעשה</text:span><text:span text:style-name="T2"> </text:span><text:span text:style-name="T28">אם</text:span><text:span text:style-name="T2"> </text:span><text:span text:style-name="T28">שחט</text:span><text:span text:style-name="T2"> </text:span><text:span text:style-name="T28">בחוץ, וכיון</text:span><text:span text:style-name="T2"> </text:span><text:span text:style-name="T28">דאם</text:span><text:span text:style-name="T2"> </text:span><text:span text:style-name="T28">שחטה</text:span><text:span text:style-name="T2"> </text:span><text:span text:style-name="T28">בחוץ</text:span><text:span text:style-name="T2"> </text:span><text:span text:style-name="T28">עובר</text:span><text:span text:style-name="T2"> </text:span><text:span text:style-name="T28">בלא</text:span><text:span text:style-name="T2"> </text:span><text:span text:style-name="T28">תעשה</text:span><text:span text:style-name="T2"> </text:span><text:span text:style-name="T28">- אם</text:span><text:span text:style-name="T2"> </text:span><text:span text:style-name="T28">כן</text:span><text:span text:style-name="T2"> </text:span><text:span text:style-name="T28">חשיבי</text:span><text:span text:style-name="T2"> </text:span><text:span text:style-name="T28">לענין</text:span><text:span text:style-name="T2"> </text:span><text:span text:style-name="T28">שמועל</text:span><text:span text:style-name="T2"> </text:span><text:span text:style-name="T28">בהם; אלא</text:span><text:span text:style-name="T2"> </text:span><text:span text:style-name="T28">לרבנן, דאמרי</text:span><text:span text:style-name="T2"> </text:span><text:span text:style-name="T28">דליכא</text:span><text:span text:style-name="T2"> </text:span><text:span text:style-name="T28">לאו</text:span><text:span text:style-name="T2"> </text:span><text:span text:style-name="T28">אם</text:span><text:span text:style-name="T2"> </text:span><text:span text:style-name="T28">שחט</text:span><text:span text:style-name="T2"> </text:span><text:span text:style-name="T28">בחוץ, מאי</text:span><text:span text:style-name="T2"> </text:span><text:span text:style-name="T28">שנא</text:span><text:span text:style-name="T2"> </text:span><text:span text:style-name="T28">ממחוסר</text:span><text:span text:style-name="T2"> </text:span><text:span text:style-name="T28">זמן</text:span><text:span text:style-name="T2"> </text:span><text:span text:style-name="T28">דמועלין</text:span><text:span text:style-name="T2"> </text:span><text:span text:style-name="T28">בו</text:span><text:span text:style-name="T2"> </text:span><text:span text:style-name="T28">קודם</text:span><text:span text:style-name="T2"> </text:span><text:span text:style-name="T28">שיגיע</text:span><text:span text:style-name="T2"> </text:span><text:span text:style-name="T28">זמנו!?</text:span></text:p>
      <text:p text:style-name="P25"><text:span text:style-name="T27">מעיקרא</text:span><text:span text:style-name="T1"> </text:span><text:span text:style-name="T27">הוה</text:span><text:span text:style-name="T1"> </text:span><text:span text:style-name="T27">מצי</text:span><text:span text:style-name="T1"> </text:span><text:span text:style-name="T27">למימר</text:span><text:span text:style-name="T1"> </text:span><text:span text:style-name="T27">'בשלמא</text:span><text:span text:style-name="T1"> </text:span><text:span text:style-name="T27">לר"ש</text:span><text:span text:style-name="T1"> </text:span><text:span text:style-name="T27">מידי</text:span><text:span text:style-name="T1"> </text:span><text:span text:style-name="T27">דהוי</text:span><text:span text:style-name="T1"> </text:span><text:span text:style-name="T27">אמחוסר</text:span><text:span text:style-name="T1"> </text:span><text:span text:style-name="T27">זמן'- בלאו</text:span><text:span text:style-name="T1"> </text:span><text:span text:style-name="T27">האי</text:span><text:span text:style-name="T1"> </text:span><text:span text:style-name="T27">טעמא</text:span><text:span text:style-name="T1"> </text:span><text:span text:style-name="T27">דאית</text:span><text:span text:style-name="T1"> </text:span><text:span text:style-name="T27">בהו</text:span><text:span text:style-name="T1"> </text:span><text:span text:style-name="T27">לא</text:span><text:span text:style-name="T1"> </text:span><text:span text:style-name="T27">תעשה, אלא</text:span><text:span text:style-name="T1"> </text:span><text:span text:style-name="T27">בעי</text:span><text:span text:style-name="T1"> </text:span><text:span text:style-name="T27">למימר</text:span><text:span text:style-name="T1"> </text:span><text:span text:style-name="T27">טעמא</text:span><text:span text:style-name="T1"> </text:span><text:span text:style-name="T27">דאתי</text:span><text:span text:style-name="T1"> </text:span><text:span text:style-name="T27">שפיר</text:span><text:span text:style-name="T1"> </text:span><text:span text:style-name="T27">אפילו</text:span><text:span text:style-name="T1"> </text:span><text:span text:style-name="T27">במסקנא: דמסיק</text:span><text:span text:style-name="T1"> </text:span><text:span text:style-name="T27">מידי</text:span><text:span text:style-name="T1"> </text:span><text:span text:style-name="T27">דהוה</text:span><text:span text:style-name="T1"> </text:span><text:span text:style-name="T27">אבעל</text:span><text:span text:style-name="T1"> </text:span><text:span text:style-name="T27">מום, ומחלק</text:span><text:span text:style-name="T1"> </text:span><text:span text:style-name="T27">בין</text:span><text:span text:style-name="T1"> </text:span><text:span text:style-name="T27">מחוסר</text:span><text:span text:style-name="T1"> </text:span><text:span text:style-name="T27">זמן</text:span><text:span text:style-name="T1"> </text:span><text:span text:style-name="T27">לעופות; וכה"ג</text:span><text:span text:style-name="T1"> </text:span><text:span text:style-name="T27">פירשתי</text:span><text:span text:style-name="T1"> </text:span><text:span text:style-name="T27">בפ"ק</text:span><text:span text:style-name="T1"> </text:span><text:span text:style-name="T27">דשבת</text:span><text:span text:style-name="T1"> </text:span><text:span text:style-name="T27">(דף</text:span><text:span text:style-name="T1"> </text:span><text:span text:style-name="T27">ה:) גבי</text:span><text:span text:style-name="T1"> </text:span><text:span text:style-name="T27">'בשלמא</text:span><text:span text:style-name="T1"> </text:span><text:span text:style-name="T27">בן</text:span><text:span text:style-name="T1"> </text:span><text:span text:style-name="T27">עזאי</text:span><text:span text:style-name="T1"> </text:span><text:span text:style-name="T27">מהלך</text:span><text:span text:style-name="T1"> </text:span><text:span text:style-name="T27">כעומד</text:span><text:span text:style-name="T1"> </text:span><text:span text:style-name="T27">דמי'. </text:span></text:p>
      <text:p text:style-name="P3"/>
      <text:p text:style-name="P3">אמר<text:span text:style-name="T1"> </text:span>עולא<text:span text:style-name="T1"> </text:span>אמר<text:span text:style-name="T1"> </text:span>רבי<text:span text:style-name="T1"> </text:span>יוחנן: קדשים<text:span text:style-name="T1"> </text:span>שמתו<text:span text:style-name="T1"> </text:span>- יצאו<text:span text:style-name="T1"> </text:span>מידי<text:span text:style-name="T1"> </text:span>מעילה<text:span text:style-name="T1"> </text:span>דבר<text:span text:style-name="T1"> </text:span>תורה<text:span text:style-name="T1"> </text:span><text:span text:style-name="T26">(</text:span><text:span text:style-name="T62">דלא</text:span><text:span text:style-name="T67"> </text:span><text:span text:style-name="T62">קדשי</text:span><text:span text:style-name="T67"> </text:span><text:span text:style-name="T62">ה' נינהו, דלא</text:span><text:span text:style-name="T67"> </text:span><text:span text:style-name="T62">חזו</text:span><text:span text:style-name="T67"> </text:span><text:span text:style-name="T62">לגבוה; וקדושת</text:span><text:span text:style-name="T67"> </text:span><text:span text:style-name="T62">דמים</text:span><text:span text:style-name="T67"> </text:span><text:span text:style-name="T62">נמי</text:span><text:span text:style-name="T67"> </text:span><text:span text:style-name="T62">לית</text:span><text:span text:style-name="T67"> </text:span><text:span text:style-name="T62">בהו: דאין</text:span><text:span text:style-name="T67"> </text:span><text:span text:style-name="T62">פודין</text:span><text:span text:style-name="T67"> </text:span><text:span text:style-name="T62">את</text:span><text:span text:style-name="T67"> </text:span><text:span text:style-name="T62">הקדשים</text:span><text:span text:style-name="T67"> </text:span><text:span text:style-name="T62">להאכילם</text:span><text:span text:style-name="T67"> </text:span><text:span text:style-name="T62">לכלבים</text:span><text:span text:style-name="T26">)</text:span>.</text:p>
      <text:p text:style-name="P3">יתיב<text:span text:style-name="T1"> </text:span>עולא<text:span text:style-name="T1"> </text:span>וקאמר<text:span text:style-name="T1"> </text:span>להא<text:span text:style-name="T1"> </text:span>שמעתא; אמר<text:span text:style-name="T1"> </text:span>ליה<text:span text:style-name="T1"> </text:span>רב<text:span text:style-name="T1"> </text:span>חסדא: מאן<text:span text:style-name="T1"> </text:span>שמע<text:span text:style-name="T1"> </text:span>לך<text:span text:style-name="T1"> </text:span>ולרבי<text:span text:style-name="T1"> </text:span>יוחנן<text:span text:style-name="T1"> </text:span>רבך! [וכי] קדושה<text:span text:style-name="T1"> </text:span>שבהן<text:span text:style-name="T1"> </text:span>להיכן<text:span text:style-name="T1"> </text:span>הלכה?</text:p>
      <text:p text:style-name="P3">אמר<text:span text:style-name="T1"> </text:span>ליה: תיקשי<text:span text:style-name="T1"> </text:span>מתניתין: '<text:span text:style-name="T106">תורין</text:span><text:span text:style-name="T107"> </text:span><text:span text:style-name="T106">שלא</text:span><text:span text:style-name="T107"> </text:span><text:span text:style-name="T106">הגיע</text:span><text:span text:style-name="T107"> </text:span><text:span text:style-name="T106">זמנן</text:span><text:span text:style-name="T107"> </text:span><text:span text:style-name="T106">ובני</text:span><text:span text:style-name="T107"> </text:span><text:span text:style-name="T106">יונה</text:span><text:span text:style-name="T107"> </text:span><text:span text:style-name="T106">שעבר</text:span><text:span text:style-name="T107"> </text:span><text:span text:style-name="T106">זמנן</text:span><text:span text:style-name="T107"> </text:span><text:span text:style-name="T106">לא</text:span><text:span text:style-name="T107"> </text:span><text:span text:style-name="T106">נהנין</text:span><text:span text:style-name="T107"> </text:span><text:span text:style-name="T106">ולא</text:span><text:span text:style-name="T107"> </text:span><text:span text:style-name="T106">מועלין</text:span>', הכא<text:span text:style-name="T1"> </text:span>נמי<text:span text:style-name="T1"> </text:span>נימא<text:span text:style-name="T1"> </text:span>'קדושה<text:span text:style-name="T1"> </text:span>שבהן<text:span text:style-name="T1"> </text:span>להיכן<text:span text:style-name="T1"> </text:span>הלכה'? <text:span text:style-name="T26">(</text:span><text:span text:style-name="T62">אלא</text:span><text:span text:style-name="T67"> </text:span><text:span text:style-name="T62">כי</text:span><text:span text:style-name="T67"> </text:span><text:span text:style-name="T62">היכי</text:span><text:span text:style-name="T67"> </text:span><text:span text:style-name="T62">דבמתניתין</text:span><text:span text:style-name="T67"> </text:span><text:span text:style-name="T62">לא</text:span><text:span text:style-name="T67"> </text:span><text:span text:style-name="T62">אמרינן</text:span><text:span text:style-name="T67"> </text:span><text:span text:style-name="T62">'קדושה</text:span><text:span text:style-name="T67"> </text:span><text:span text:style-name="T62">שבהן</text:span><text:span text:style-name="T67"> </text:span><text:span text:style-name="T62">להיכן</text:span><text:span text:style-name="T67"> </text:span><text:span text:style-name="T62">הלכה' - הכי</text:span><text:span text:style-name="T67"> </text:span><text:span text:style-name="T62">נמי</text:span><text:span text:style-name="T67"> </text:span><text:span text:style-name="T62">לא</text:span><text:span text:style-name="T67"> </text:span><text:span text:style-name="T62">אמר</text:span><text:span text:style-name="T67"> </text:span><text:span text:style-name="T62">גבי</text:span><text:span text:style-name="T67"> </text:span><text:span text:style-name="T62">קדשים</text:span><text:span text:style-name="T67"> </text:span><text:span text:style-name="T62">שמתו, הלכך</text:span><text:span text:style-name="T67"> </text:span><text:span text:style-name="T62">יצאו</text:span><text:span text:style-name="T67"> </text:span><text:span text:style-name="T62">מידי</text:span><text:span text:style-name="T67"> </text:span><text:span text:style-name="T62">מעילה</text:span><text:span text:style-name="T67"> </text:span><text:span text:style-name="T62">דבר</text:span><text:span text:style-name="T67"> </text:span><text:span text:style-name="T62">תורה; אבל</text:span><text:span text:style-name="T67"> </text:span><text:span text:style-name="T62">בהא</text:span><text:span text:style-name="T67"> </text:span><text:span text:style-name="T62">מודינא</text:span><text:span text:style-name="T67"> </text:span><text:span text:style-name="T62">לך: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אמינא</text:span><text:span text:style-name="T67"> </text:span><text:span text:style-name="T62">'יצאו</text:span><text:span text:style-name="T67"> </text:span><text:span text:style-name="T62">מידי</text:span><text:span text:style-name="T67"> </text:span><text:span text:style-name="T62">מעילה</text:span><text:span text:style-name="T67"> </text:span><text:span text:style-name="T62">דבר</text:span><text:span text:style-name="T67"> </text:span><text:span text:style-name="T62">תורה', מודינא</text:span><text:span text:style-name="T67"> </text:span><text:span text:style-name="T62">דאיכא</text:span><text:span text:style-name="T67"> </text:span><text:span text:style-name="T62">מעילה</text:span><text:span text:style-name="T67"> </text:span><text:span text:style-name="T62">מדרבנן</text:span><text:span text:style-name="T67"> </text:span><text:span text:style-name="T62">בקדשים</text:span><text:span text:style-name="T67"> </text:span><text:span text:style-name="T62">שמתו</text:span><text:span text:style-name="T67"> </text:span><text:span text:style-name="T62">ובתורין</text:span><text:span text:style-name="T67"> </text:span><text:span text:style-name="T62">שלא</text:span><text:span text:style-name="T67"> </text:span><text:span text:style-name="T62">הגיע</text:span><text:span text:style-name="T67"> </text:span><text:span text:style-name="T62">זמנן, ומשלם</text:span><text:span text:style-name="T67"> </text:span><text:span text:style-name="T62">הקרן</text:span><text:span text:style-name="T26">)</text:span>!</text:p>
      <text:p text:style-name="P3">אמר<text:span text:style-name="T1"> </text:span>ליה<text:span text:style-name="T1"> </text:span><text:span text:style-name="T26">(</text:span><text:span text:style-name="T62">רש"י</text:span><text:span text:style-name="T67"> </text:span><text:span text:style-name="T62">אינו</text:span><text:span text:style-name="T67"> </text:span><text:span text:style-name="T62">גורס</text:span><text:span text:style-name="T67"> </text:span><text:span text:style-name="T62">'אמר</text:span><text:span text:style-name="T67"> </text:span><text:span text:style-name="T62">ליה', דמשמע</text:span><text:span text:style-name="T67"> </text:span><text:span text:style-name="T62">דרב</text:span><text:span text:style-name="T67"> </text:span><text:span text:style-name="T62">חסדא</text:span><text:span text:style-name="T67"> </text:span><text:span text:style-name="T62">קאמר</text:span><text:span text:style-name="T67"> </text:span><text:span text:style-name="T62">הכי, אלא</text:span><text:span text:style-name="T67"> </text:span><text:span text:style-name="T62">גורס</text:span><text:span text:style-name="T67"> </text:span><text:span text:style-name="T62">'אבל</text:span><text:span text:style-name="T67"> </text:span><text:span text:style-name="T62">בהא</text:span><text:span text:style-name="T67"> </text:span><text:span text:style-name="T62">מודינא</text:span><text:span text:style-name="T67"> </text:span><text:span text:style-name="T62">לך' – ועולא</text:span><text:span text:style-name="T67"> </text:span><text:span text:style-name="T62">קאמר</text:span><text:span text:style-name="T67"> </text:span><text:span text:style-name="T62">הכי</text:span><text:span text:style-name="T67"> </text:span><text:span text:style-name="T62">לרב</text:span><text:span text:style-name="T67"> </text:span><text:span text:style-name="T62">חסדא</text:span><text:span text:style-name="T26">)</text:span>: מודינא<text:span text:style-name="T1"> </text:span>לך<text:span text:style-name="T1"> </text:span>דאיכא<text:span text:style-name="T1"> </text:span>מעילה<text:span text:style-name="T1"> </text:span>מדרבנן, וקשיא<text:span text:style-name="T1"> </text:span>לי<text:span text:style-name="T1"> </text:span><text:span text:style-name="T26">(</text:span><text:span text:style-name="T62">[לעולא] אתורין</text:span><text:span text:style-name="T67"> </text:span><text:span text:style-name="T62">דרב</text:span><text:span text:style-name="T67"> </text:span><text:span text:style-name="T62">חסדא, דאמר</text:span><text:span text:style-name="T67"> </text:span><text:span text:style-name="T62">'וכי</text:span><text:span text:style-name="T67"> </text:span><text:span text:style-name="T62">קדושה</text:span><text:span text:style-name="T67"> </text:span><text:span text:style-name="T62">שבהן</text:span><text:span text:style-name="T67"> </text:span><text:span text:style-name="T62">להיכן</text:span><text:span text:style-name="T67"> </text:span><text:span text:style-name="T62">הלכה</text:span><text:span text:style-name="T67"> </text:span><text:span text:style-name="T62">וכו', דמשמע</text:span><text:span text:style-name="T67"> </text:span><text:span text:style-name="T62">דסבירא</text:span><text:span text:style-name="T67"> </text:span><text:span text:style-name="T62">ליה</text:span><text:span text:style-name="T67"> </text:span><text:span text:style-name="T62">דאית</text:span><text:span text:style-name="T67"> </text:span><text:span text:style-name="T62">בהו</text:span><text:span text:style-name="T67"> </text:span><text:span text:style-name="T62">קדושה</text:span><text:span text:style-name="T26">)</text:span>: מי<text:span text:style-name="T1"> </text:span>איכא<text:span text:style-name="T1"> </text:span>מידי<text:span text:style-name="T1"> </text:span>דמעיקרא<text:span text:style-name="T1"> </text:span>לא<text:span text:style-name="T1"> </text:span>אית<text:span text:style-name="T1"> </text:span>ביה<text:span text:style-name="T1"> </text:span>מעילה<text:span text:style-name="T1"> </text:span>ולבסוף<text:span text:style-name="T1"> </text:span>אית<text:span text:style-name="T1"> </text:span>ביה<text:span text:style-name="T1"> </text:span>מעילה<text:span text:style-name="T1"> </text:span><text:span text:style-name="T26">(</text:span><text:span text:style-name="T62">ומי</text:span><text:span text:style-name="T67"> </text:span><text:span text:style-name="T62">איכא</text:span><text:span text:style-name="T67"> </text:span><text:span text:style-name="T62">מידי</text:span><text:span text:style-name="T67"> </text:span><text:span text:style-name="T62">דמעיקרא</text:span><text:span text:style-name="T67"> </text:span><text:span text:style-name="T62">לית</text:span><text:span text:style-name="T67"> </text:span><text:span text:style-name="T62">ביה</text:span><text:span text:style-name="T67"> </text:span><text:span text:style-name="T62">מעילה</text:span><text:span text:style-name="T67"> </text:span><text:span text:style-name="T62">כלל, ולבסוף</text:span><text:span text:style-name="T67"> </text:span><text:span text:style-name="T62">אית</text:span><text:span text:style-name="T67"> </text:span><text:span text:style-name="T62">בהו</text:span><text:span text:style-name="T67"> </text:span><text:span text:style-name="T62">מעילה</text:span><text:span text:style-name="T67"> </text:span><text:span text:style-name="T62">דרבנן? בשלמא</text:span><text:span text:style-name="T67"> </text:span><text:span text:style-name="T62">היכא</text:span><text:span text:style-name="T67"> </text:span><text:span text:style-name="T62">דהוה</text:span><text:span text:style-name="T67"> </text:span><text:span text:style-name="T62">בה</text:span><text:span text:style-name="T67"> </text:span><text:span text:style-name="T62">מעילה</text:span><text:span text:style-name="T67"> </text:span><text:span text:style-name="T62">מעיקרא</text:span><text:span text:style-name="T67"> </text:span><text:span text:style-name="T62">מדאורייתא, כגון</text:span><text:span text:style-name="T67"> </text:span><text:span text:style-name="T62">הני</text:span><text:span text:style-name="T67"> </text:span><text:span text:style-name="T62">קדשים</text:span><text:span text:style-name="T67"> </text:span><text:span text:style-name="T62">שמתו, דאית</text:span><text:span text:style-name="T67"> </text:span><text:span text:style-name="T62">בהו</text:span><text:span text:style-name="T67"> </text:span><text:span text:style-name="T62">מעילה</text:span><text:span text:style-name="T67"> </text:span><text:span text:style-name="T62">מדרבנן</text:span><text:span text:style-name="T67"> </text:span><text:span text:style-name="T62">לבסוף</text:span><text:span text:style-name="T67"> – </text:span><text:span text:style-name="T62">שפיר, אבל</text:span><text:span text:style-name="T67"> </text:span><text:span text:style-name="T62">בתורין</text:span><text:span text:style-name="T67"> </text:span><text:span text:style-name="T62">שלא</text:span><text:span text:style-name="T67"> </text:span><text:span text:style-name="T62">הגיע</text:span><text:span text:style-name="T67"> </text:span><text:span text:style-name="T62">זמנן: דבשעת</text:span><text:span text:style-name="T67"> </text:span><text:span text:style-name="T62">הקדש</text:span><text:span text:style-name="T67"> </text:span><text:span text:style-name="T62">לא</text:span><text:span text:style-name="T67"> </text:span><text:span text:style-name="T62">הוה</text:span><text:span text:style-name="T67"> </text:span><text:span text:style-name="T62">בהו</text:span><text:span text:style-name="T67"> </text:span><text:span text:style-name="T62">מעילה</text:span><text:span text:style-name="T67"> </text:span><text:span text:style-name="T62">מדאורייתא: דלא</text:span><text:span text:style-name="T67"> </text:span><text:span text:style-name="T62">חזו</text:span><text:span text:style-name="T67"> </text:span><text:span text:style-name="T62">בקדשי</text:span><text:span text:style-name="T67"> </text:span><text:span text:style-name="T62">ה' - מי</text:span><text:span text:style-name="T67"> </text:span><text:span text:style-name="T62">אמרינן</text:span><text:span text:style-name="T67"> </text:span><text:span text:style-name="T62">דליהוי</text:span><text:span text:style-name="T67"> </text:span><text:span text:style-name="T62">בהו</text:span><text:span text:style-name="T67"> </text:span><text:span text:style-name="T62">מעילה</text:span><text:span text:style-name="T67"> </text:span><text:span text:style-name="T62">מדרבנן</text:span><text:span text:style-name="T67"> </text:span><text:span text:style-name="T62">לבסוף</text:span><text:span text:style-name="T26">)</text:span>? </text:p>
      <text:p text:style-name="P3">ולא? והא<text:span text:style-name="T1"> </text:span>איכא<text:span text:style-name="T1"> </text:span>דם<text:span text:style-name="T1"> </text:span><text:span text:style-name="T26">(</text:span><text:span text:style-name="T62">דמעיקרא</text:span><text:span text:style-name="T67"> </text:span><text:span text:style-name="T62">לאלתר</text:span><text:span text:style-name="T67"> </text:span><text:span text:style-name="T62">כשנשחט</text:span><text:span text:style-name="T67"> </text:span><text:span text:style-name="T62">קודם</text:span><text:span text:style-name="T67"> </text:span><text:span text:style-name="T62">שנזרק</text:span><text:span text:style-name="T67"> </text:span><text:span text:style-name="T62">אין</text:span><text:span text:style-name="T67"> </text:span><text:span text:style-name="T62">בו</text:span><text:span text:style-name="T67"> </text:span><text:span text:style-name="T62">מעילה</text:span><text:span text:style-name="T67"> </text:span><text:span text:style-name="T62">לפי</text:span><text:span text:style-name="T67"> </text:span><text:span text:style-name="T62">שאין</text:span><text:span text:style-name="T67"> </text:span><text:span text:style-name="T62">מועלין</text:span><text:span text:style-name="T67"> </text:span><text:span text:style-name="T62">בדמים</text:span><text:span text:style-name="T26">)</text:span>, דמעיקרא<text:span text:style-name="T1"> </text:span>לית<text:span text:style-name="T1"> </text:span>בה<text:span text:style-name="T1"> </text:span>מעילה<text:span text:style-name="T1"> </text:span>ולבסוף<text:span text:style-name="T1"> </text:span>אית<text:span text:style-name="T1"> </text:span>בה<text:span text:style-name="T1"> </text:span>מעילה, דתנן<text:span text:style-name="T1"> </text:span><text:span text:style-name="T64">[לעיל</text:span><text:span text:style-name="T68"> </text:span><text:span text:style-name="T64">יא,א]</text:span>: '<text:span text:style-name="T106">דם: בתחלה</text:span><text:span text:style-name="T107"> </text:span><text:span text:style-name="T106">אין</text:span><text:span text:style-name="T107"> </text:span><text:span text:style-name="T106">מועלין</text:span><text:span text:style-name="T107"> </text:span><text:span text:style-name="T106">בו; יצא</text:span><text:span text:style-name="T107"> </text:span><text:span text:style-name="T106">לנחל</text:span><text:span text:style-name="T107"> </text:span><text:span text:style-name="T106">קדרון</text:span><text:span text:style-name="T107"> </text:span><text:span text:style-name="T106">- מועלין</text:span><text:span text:style-name="T107"> </text:span><text:span text:style-name="T106">בו</text:span>'?</text:p>
      <text:p text:style-name="P3">אמרי: התם<text:span text:style-name="T1"> </text:span>נמי<text:span text:style-name="T1"> </text:span>איכא<text:span text:style-name="T1"> </text:span>מעילה<text:span text:style-name="T1"> </text:span>מעיקרא,</text:p>
      <text:p text:style-name="P3"/>
      <text:p text:style-name="P3">(מעילה<text:span text:style-name="T1"> </text:span>יב,ב)</text:p>
      <text:p text:style-name="P3">דאמר<text:span text:style-name="T1"> </text:span>רב: המקיז<text:span text:style-name="T1"> </text:span>דם<text:span text:style-name="T1"> </text:span>לבהמת<text:span text:style-name="T1"> </text:span>קדשים, <text:span text:style-name="T26">(</text:span><text:span text:style-name="T62">אותו</text:span><text:span text:style-name="T67"> </text:span><text:span text:style-name="T62">דם</text:span><text:span text:style-name="T67"> </text:span><text:span text:style-name="T62">שהקיז</text:span><text:span text:style-name="T26">)</text:span> אסור<text:span text:style-name="T1"> </text:span>בהנאה<text:span text:style-name="T1"> </text:span>ומועלין<text:span text:style-name="T1"> </text:span>בו<text:span text:style-name="T1"> </text:span><text:span text:style-name="T26">(</text:span><text:span text:style-name="T62">דכיון</text:span><text:span text:style-name="T67"> </text:span><text:span text:style-name="T62">דלא</text:span><text:span text:style-name="T67"> </text:span><text:span text:style-name="T62">חזי</text:span><text:span text:style-name="T67"> </text:span><text:span text:style-name="T62">לזריקה</text:span><text:span text:style-name="T67"> </text:span><text:span text:style-name="T62">- חשיב</text:span><text:span text:style-name="T67"> </text:span><text:span text:style-name="T62">כגופה</text:span><text:span text:style-name="T67"> </text:span><text:span text:style-name="T62">דבהמה, ומועלין</text:span><text:span text:style-name="T67"> </text:span><text:span text:style-name="T62">בו; וכיון</text:span><text:span text:style-name="T67"> </text:span><text:span text:style-name="T62">דאית</text:span><text:span text:style-name="T67"> </text:span><text:span text:style-name="T62">ביה</text:span><text:span text:style-name="T67"> </text:span><text:span text:style-name="T62">האי</text:span><text:span text:style-name="T67"> </text:span><text:span text:style-name="T62">מעילה</text:span><text:span text:style-name="T67"> </text:span><text:span text:style-name="T62">מעיקרא</text:span><text:span text:style-name="T67"> </text:span><text:span text:style-name="T62">- משום</text:span><text:span text:style-name="T67"> </text:span><text:span text:style-name="T62">הכי</text:span><text:span text:style-name="T67"> </text:span><text:span text:style-name="T62">אית</text:span><text:span text:style-name="T67"> </text:span><text:span text:style-name="T62">ביה</text:span><text:span text:style-name="T67"> </text:span><text:span text:style-name="T62">מעילה</text:span><text:span text:style-name="T67"> </text:span><text:span text:style-name="T62">נמי</text:span><text:span text:style-name="T67"> </text:span><text:span text:style-name="T62">לאחר</text:span><text:span text:style-name="T67"> </text:span><text:span text:style-name="T62">שיצא</text:span><text:span text:style-name="T67"> </text:span><text:span text:style-name="T62">לנחל</text:span><text:span text:style-name="T67"> </text:span><text:span text:style-name="T62">קדרון, אבל</text:span><text:span text:style-name="T67"> </text:span><text:span text:style-name="T62">תורין</text:span><text:span text:style-name="T67"> </text:span><text:span text:style-name="T62">- דלא</text:span><text:span text:style-name="T67"> </text:span><text:span text:style-name="T62">הויא</text:span><text:span text:style-name="T67"> </text:span><text:span text:style-name="T62">בהו</text:span><text:span text:style-name="T67"> </text:span><text:span text:style-name="T62">מעילה</text:span><text:span text:style-name="T67"> </text:span><text:span text:style-name="T62">מעיקרא</text:span><text:span text:style-name="T67"> </text:span><text:span text:style-name="T62">כלל</text:span><text:span text:style-name="T67"> </text:span><text:span text:style-name="T62">- קשה</text:span><text:span text:style-name="T67"> </text:span><text:span text:style-name="T62">לי</text:span><text:span text:style-name="T26">)</text:span>. </text:p>
      <text:p text:style-name="P3"/>
      <text:p text:style-name="P57">גופא: אמר<text:span text:style-name="T1"> </text:span>רב<text:span text:style-name="T1"> </text:span>הונא<text:span text:style-name="T1"> </text:span>אמר<text:span text:style-name="T1"> </text:span>רב: המקיז<text:span text:style-name="T1"> </text:span>דם<text:span text:style-name="T1"> </text:span>לבהמת<text:span text:style-name="T1"> </text:span>קדשים<text:span text:style-name="T1"> </text:span>- אסור<text:span text:style-name="T1"> </text:span>בהנאה, ומועלין<text:span text:style-name="T1"> </text:span>בו.</text:p>
      <text:p text:style-name="P3">מתיב<text:span text:style-name="T1"> </text:span>רב<text:span text:style-name="T1"> </text:span>המנונא<text:span text:style-name="T1"> </text:span><text:span text:style-name="T64">[מעילה</text:span><text:span text:style-name="T68"> </text:span><text:span text:style-name="T64">פ"ג</text:span><text:span text:style-name="T68"> </text:span><text:span text:style-name="T64">מ"ה</text:span><text:span text:style-name="T68"> </text:span><text:span text:style-name="T64">להלן]</text:span>: '<text:span text:style-name="T106">חָלָב</text:span><text:span text:style-name="T107"> </text:span><text:span text:style-name="T106">המוקדשין</text:span><text:span text:style-name="T107"> </text:span><text:span text:style-name="T106">וביצי</text:span><text:span text:style-name="T107"> </text:span><text:span text:style-name="T106">תורין</text:span><text:span text:style-name="T107"> </text:span><text:span text:style-name="T106">לא</text:span><text:span text:style-name="T107"> </text:span><text:span text:style-name="T106">נהנין</text:span><text:span text:style-name="T107"> </text:span><text:span text:style-name="T106">ולא</text:span><text:span text:style-name="T107"> </text:span><text:span text:style-name="T106">מועלין</text:span>' <text:span text:style-name="T26">(</text:span><text:span text:style-name="T62">ולא</text:span><text:span text:style-name="T67"> </text:span><text:span text:style-name="T62">אמרינן</text:span><text:span text:style-name="T67"> </text:span><text:span text:style-name="T62">דכגופה</text:span><text:span text:style-name="T67"> </text:span><text:span text:style-name="T62">דמי</text:span><text:span text:style-name="T67"> </text:span><text:span text:style-name="T62">- הכי</text:span><text:span text:style-name="T67"> </text:span><text:span text:style-name="T62">נמי</text:span><text:span text:style-name="T67"> </text:span><text:span text:style-name="T62">לימא</text:span><text:span text:style-name="T67"> </text:span><text:span text:style-name="T62">גבי</text:span><text:span text:style-name="T67"> </text:span><text:span text:style-name="T62">מקיז</text:span><text:span text:style-name="T67"> </text:span><text:span text:style-name="T62">דם; אמאי</text:span><text:span text:style-name="T67"> </text:span><text:span text:style-name="T62">מועלין</text:span><text:span text:style-name="T26">)</text:span>!?</text:p>
      <text:p text:style-name="P3">אמר<text:span text:style-name="T1"> </text:span>ליה: כי<text:span text:style-name="T1"> </text:span>קאמרינן<text:span text:style-name="T1"> </text:span>לגבי<text:span text:style-name="T1"> </text:span>דם, דלא<text:span text:style-name="T1"> </text:span>מתקיימת<text:span text:style-name="T1"> </text:span><text:span text:style-name="T26">(</text:span><text:span text:style-name="T62">הבהמה</text:span><text:span text:style-name="T26">)</text:span> בלא<text:span text:style-name="T1"> </text:span>דם<text:span text:style-name="T1"> </text:span><text:span text:style-name="T26">(</text:span><text:span text:style-name="T62">ד</text:span><text:span text:style-name="T72">דם</text:span><text:span text:style-name="T67"> </text:span><text:span text:style-name="T72">הוא</text:span><text:span text:style-name="T67"> </text:span><text:span text:style-name="T72">הנפש</text:span><text:span text:style-name="T67"> </text:span><text:span text:style-name="T62">- להכי</text:span><text:span text:style-name="T67"> </text:span><text:span text:style-name="T62">אמרינן</text:span><text:span text:style-name="T67"> </text:span><text:span text:style-name="T62">כגופה</text:span><text:span text:style-name="T67"> </text:span><text:span text:style-name="T62">דמי</text:span><text:span text:style-name="T67"> </text:span><text:span text:style-name="T62">ומועלין</text:span><text:span text:style-name="T67"> </text:span><text:span text:style-name="T62">בו</text:span><text:span text:style-name="T26">)</text:span>, אבל<text:span text:style-name="T1"> </text:span>חלב, דקא<text:span text:style-name="T1"> </text:span>מקיימא<text:span text:style-name="T1"> </text:span>בלא<text:span text:style-name="T1"> </text:span>חלב<text:span text:style-name="T1"> </text:span><text:span text:style-name="T26">(</text:span><text:span text:style-name="T62">הלכך</text:span><text:span text:style-name="T26">)</text:span> לא<text:span text:style-name="T1"> </text:span><text:span text:style-name="T26">(</text:span><text:span text:style-name="T62">אין</text:span><text:span text:style-name="T67"> </text:span><text:span text:style-name="T62">מועלין</text:span><text:span text:style-name="T67"> </text:span><text:span text:style-name="T62">בו</text:span><text:span text:style-name="T26">)</text:span>.</text:p>
      <text:p text:style-name="P3">מתיב<text:span text:style-name="T1"> </text:span>רב<text:span text:style-name="T1"> </text:span>משרשיא: '<text:span text:style-name="T106">הזבל</text:span><text:span text:style-name="T107"> </text:span><text:span text:style-name="T106">והפרש</text:span><text:span text:style-name="T107"> </text:span><text:span text:style-name="T26">(</text:span><text:span text:style-name="T62">של</text:span><text:span text:style-name="T67"> </text:span><text:span text:style-name="T62">קדשים</text:span><text:span text:style-name="T26">)</text:span><text:span text:style-name="T106"> שבחצר</text:span><text:span text:style-name="T107"> </text:span><text:span text:style-name="T26">(</text:span><text:span text:style-name="T62">הוא</text:span><text:span text:style-name="T67"> </text:span><text:span text:style-name="T62">הדין</text:span><text:span text:style-name="T67"> </text:span><text:span text:style-name="T62">בכל</text:span><text:span text:style-name="T67"> </text:span><text:span text:style-name="T62">מקום, אלא</text:span><text:span text:style-name="T67"> </text:span><text:span text:style-name="T62">דדרכו</text:span><text:span text:style-name="T67"> </text:span><text:span text:style-name="T62">להיות</text:span><text:span text:style-name="T67"> </text:span><text:span text:style-name="T62">בחצר</text:span><text:span text:style-name="T67"> </text:span><text:span text:style-name="T62">של</text:span><text:span text:style-name="T67"> </text:span><text:span text:style-name="T62">הקדש</text:span><text:span text:style-name="T26">)</text:span><text:span text:style-name="T106"> - אין</text:span><text:span text:style-name="T107"> </text:span><text:span text:style-name="T106">נהנין</text:span><text:span text:style-name="T107"> </text:span><text:span text:style-name="T106">ואין</text:span><text:span text:style-name="T107"> </text:span><text:span text:style-name="T106">מועלין, ויפלו</text:span><text:span text:style-name="T107"> </text:span><text:span text:style-name="T106">דמיה</text:span><text:span text:style-name="T107"> </text:span><text:span text:style-name="T106">ללשכה</text:span>'; אמאי? הכא<text:span text:style-name="T1"> </text:span>נמי<text:span text:style-name="T1"> </text:span>לא<text:span text:style-name="T1"> </text:span>מקיים<text:span text:style-name="T1"> </text:span><text:span text:style-name="T26">(</text:span><text:span text:style-name="T62">הבהמה</text:span><text:span text:style-name="T26">)</text:span> בלא<text:span text:style-name="T1"> </text:span>פרש<text:span text:style-name="T1"> </text:span><text:span text:style-name="T26">(</text:span><text:span text:style-name="T62">שלא</text:span><text:span text:style-name="T67"> </text:span><text:span text:style-name="T62">יהא</text:span><text:span text:style-name="T67"> </text:span><text:span text:style-name="T62">קצת</text:span><text:span text:style-name="T67"> </text:span><text:span text:style-name="T62">פרש</text:span><text:span text:style-name="T67"> </text:span><text:span text:style-name="T62">במעיה, וכגופה</text:span><text:span text:style-name="T67"> </text:span><text:span text:style-name="T62">הוא, ולימעול</text:span><text:span text:style-name="T67"> </text:span><text:span text:style-name="T62">ביה</text:span><text:span text:style-name="T26">)</text:span>?</text:p>
      <text:p text:style-name="P3"><text:soft-page-break/>אמרי: <text:span text:style-name="T26">(</text:span><text:span text:style-name="T62">לא</text:span><text:span text:style-name="T67"> </text:span><text:span text:style-name="T62">דמי</text:span><text:span text:style-name="T67"> </text:span><text:span text:style-name="T62">דמה</text:span><text:span text:style-name="T67"> </text:span><text:span text:style-name="T62">לפרשה:</text:span><text:span text:style-name="T26">)</text:span> מאי<text:span text:style-name="T1"> </text:span>איריא<text:span text:style-name="T1"> </text:span>הדין<text:span text:style-name="T1"> </text:span>פרש, דמן<text:span text:style-name="T1"> </text:span>עלמא<text:span text:style-name="T1"> </text:span>קאתי<text:span text:style-name="T1"> </text:span>לה<text:span text:style-name="T1"> </text:span><text:span text:style-name="T26">(</text:span><text:span text:style-name="T62">לבהמה</text:span><text:span text:style-name="T67"> </text:span><text:span text:style-name="T62">מחמת</text:span><text:span text:style-name="T67"> </text:span><text:span text:style-name="T62">מאכל</text:span><text:span text:style-name="T67"> </text:span><text:span text:style-name="T62">של</text:span><text:span text:style-name="T67"> </text:span><text:span text:style-name="T62">חולין</text:span><text:span text:style-name="T26">)</text:span>: <text:span text:style-name="T26">(</text:span><text:span text:style-name="T62">אפילו</text:span><text:span text:style-name="T26">)</text:span> אזיל<text:span text:style-name="T1"> </text:span>האי<text:span text:style-name="T1"> </text:span><text:span text:style-name="T26">(</text:span><text:span text:style-name="T62">אזיל</text:span><text:span text:style-name="T67"> </text:span><text:span text:style-name="T62">מגופה</text:span><text:span text:style-name="T67"> </text:span><text:span text:style-name="T62">לגמרי</text:span><text:span text:style-name="T26">)</text:span> - אתי<text:span text:style-name="T1"> </text:span>אחרינא<text:span text:style-name="T1"> </text:span><text:span text:style-name="T26">(</text:span><text:span text:style-name="T62">כשתחזור</text:span><text:span text:style-name="T67"> </text:span><text:span text:style-name="T62">ותאכל, ולא</text:span><text:span text:style-name="T67"> </text:span><text:span text:style-name="T62">כגופה</text:span><text:span text:style-name="T67"> </text:span><text:span text:style-name="T62">דמי, הלכך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ו</text:span><text:span text:style-name="T26">)</text:span>, לאפוקי<text:span text:style-name="T1"> </text:span>דם: מגופה<text:span text:style-name="T1"> </text:span><text:span text:style-name="T26">(</text:span><text:span text:style-name="T62">שהרי</text:span><text:span text:style-name="T67"> </text:span><text:span text:style-name="T62">נברא</text:span><text:span text:style-name="T67"> </text:span><text:span text:style-name="T62">עמה, הלכך</text:span><text:span text:style-name="T67"> </text:span><text:span text:style-name="T62">מועלין</text:span><text:span text:style-name="T67"> </text:span><text:span text:style-name="T62">בו</text:span><text:span text:style-name="T26">)</text:span>.</text:p>
      <text:p text:style-name="P3">הא<text:span text:style-name="T1"> </text:span>קתני<text:span text:style-name="T1"> </text:span>'<text:span text:style-name="T106">לא</text:span><text:span text:style-name="T107"> </text:span><text:span text:style-name="T106">נהנין</text:span><text:span text:style-name="T107"> </text:span><text:span text:style-name="T106">ולא</text:span><text:span text:style-name="T107"> </text:span><text:span text:style-name="T106">מועלין</text:span><text:span text:style-name="T107"> </text:span><text:span text:style-name="T106">ודמיו</text:span><text:span text:style-name="T107"> </text:span><text:span text:style-name="T106">ללשכה</text:span>' - מסייעא<text:span text:style-name="T1"> </text:span>ליה<text:span text:style-name="T1"> </text:span>לרבי<text:span text:style-name="T1"> </text:span>אלעזר, דאמר<text:span text:style-name="T1"> </text:span>רבי<text:span text:style-name="T1"> </text:span>אלעזר: כל<text:span text:style-name="T1"> </text:span>מקום<text:span text:style-name="T1"> </text:span>שאמרו<text:span text:style-name="T1"> </text:span>חכמים<text:span text:style-name="T1"> </text:span>'קדוש<text:span text:style-name="T1"> </text:span>ואינו<text:span text:style-name="T1"> </text:span>קדוש<text:span text:style-name="T1"> </text:span><text:span text:style-name="T26">(</text:span><text:span text:style-name="T62">דהיינו: לא</text:span><text:span text:style-name="T67"> </text:span><text:span text:style-name="T62">נהנין</text:span><text:span text:style-name="T67"> </text:span><text:span text:style-name="T62">ולא</text:span><text:span text:style-name="T67"> </text:span><text:span text:style-name="T62">מועלין</text:span><text:span text:style-name="T26">)</text:span>' - דמיו<text:span text:style-name="T1"> </text:span>יפלו<text:span text:style-name="T1"> </text:span>ללשכה.<text:span text:style-name="T62"> </text:span></text:p>
      <text:p text:style-name="P29"/>
      <text:p text:style-name="P29"/>
      <text:p text:style-name="P3">משנה:</text:p>
      <text:p text:style-name="P3">חָלָב<text:span text:style-name="T1"> </text:span>המוקדשין<text:span text:style-name="T1"> </text:span>וביצי<text:span text:style-name="T1"> </text:span>תורין<text:span text:style-name="T1"> </text:span>לא<text:span text:style-name="T1"> </text:span>נהנין<text:span text:style-name="T1"> </text:span>ולא<text:span text:style-name="T1"> </text:span>מועלין; במה<text:span text:style-name="T1"> </text:span>דברים<text:span text:style-name="T1"> </text:span>אמורים? - בקדשי<text:span text:style-name="T1"> </text:span>מזבח<text:span text:style-name="T1"> </text:span><text:span text:style-name="T26">(</text:span><text:span text:style-name="T62">דהואיל</text:span><text:span text:style-name="T67"> </text:span><text:span text:style-name="T62">וחלב</text:span><text:span text:style-name="T67"> </text:span><text:span text:style-name="T62">וביצים</text:span><text:span text:style-name="T67"> </text:span><text:span text:style-name="T62">אינן</text:span><text:span text:style-name="T67"> </text:span><text:span text:style-name="T62">ראוין</text:span><text:span text:style-name="T67"> </text:span><text:span text:style-name="T62">למזבח</text:span><text:span text:style-name="T67"> </text:span><text:span text:style-name="T62">- הלכך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הן</text:span><text:span text:style-name="T26">)</text:span> אבל<text:span text:style-name="T1"> </text:span>בקדשי<text:span text:style-name="T1"> </text:span>בדק<text:span text:style-name="T1"> </text:span>הבית<text:span text:style-name="T1"> </text:span><text:span text:style-name="T26">(</text:span><text:span text:style-name="T62">הואיל</text:span><text:span text:style-name="T67"> </text:span><text:span text:style-name="T62">וקדושת</text:span><text:span text:style-name="T67"> </text:span><text:span text:style-name="T62">דמים</text:span><text:span text:style-name="T67"> </text:span><text:span text:style-name="T62">הן</text:span><text:span text:style-name="T67"> </text:span><text:span text:style-name="T62">וכולן</text:span><text:span text:style-name="T67"> </text:span><text:span text:style-name="T62">ראוין</text:span><text:span text:style-name="T67"> </text:span><text:span text:style-name="T62">לבדק</text:span><text:span text:style-name="T67"> </text:span><text:span text:style-name="T62">הבית</text:span><text:span text:style-name="T26">)</text:span>, הקדיש<text:span text:style-name="T1"> </text:span>תרנגולת<text:span text:style-name="T1"> </text:span>- מועלין<text:span text:style-name="T1"> </text:span>בה<text:span text:style-name="T1"> </text:span>ובביצתה, חמורה<text:span text:style-name="T1"> </text:span>- מועלין<text:span text:style-name="T1"> </text:span>בה<text:span text:style-name="T1"> </text:span>ובחלבה.</text:p>
      <text:p text:style-name="P3"/>
      <text:p text:style-name="P3">גמרא:</text:p>
      <text:p text:style-name="P3">אלא<text:span text:style-name="T1"> </text:span><text:span text:style-name="T26">(</text:span><text:span text:style-name="T62">השתא</text:span><text:span text:style-name="T67"> </text:span><text:span text:style-name="T62">קא</text:span><text:span text:style-name="T67"> </text:span><text:span text:style-name="T62">דייק</text:span><text:span text:style-name="T67"> </text:span><text:span text:style-name="T62">למתניתין, דקתני</text:span><text:span text:style-name="T67"> </text:span><text:span text:style-name="T62">'במה</text:span><text:span text:style-name="T67"> </text:span><text:span text:style-name="T62">דברים</text:span><text:span text:style-name="T67"> </text:span><text:span text:style-name="T62">אמורים?' וקאמר</text:span><text:span text:style-name="T26">)</text:span> גבי<text:span text:style-name="T1"> </text:span>מזבח, <text:span text:style-name="T26">(</text:span><text:span text:style-name="T62">אפילו</text:span><text:span text:style-name="T26">)</text:span> כי<text:span text:style-name="T1"> </text:span>אקדשה<text:span text:style-name="T1"> </text:span>קדושת<text:span text:style-name="T1"> </text:span>דמים, לא<text:span text:style-name="T1"> </text:span>אית<text:span text:style-name="T1"> </text:span>בה<text:span text:style-name="T1"> </text:span>מעילה? <text:span text:style-name="T26">(</text:span><text:span text:style-name="T62">דהכי</text:span><text:span text:style-name="T67"> </text:span><text:span text:style-name="T62">משמע</text:span><text:span text:style-name="T67"> </text:span><text:span text:style-name="T62">'במה</text:span><text:span text:style-name="T67"> </text:span><text:span text:style-name="T62">דברים</text:span><text:span text:style-name="T67"> </text:span><text:span text:style-name="T62">אמורים? בקדשי</text:span><text:span text:style-name="T67"> </text:span><text:span text:style-name="T62">מזבח': אבל</text:span><text:span text:style-name="T67"> </text:span><text:span text:style-name="T62">בקדשי</text:span><text:span text:style-name="T67"> </text:span><text:span text:style-name="T62">בדה"ב</text:span><text:span text:style-name="T67"> </text:span><text:span text:style-name="T62">וכו'; אבל</text:span><text:span text:style-name="T67"> </text:span><text:span text:style-name="T62">אם</text:span><text:span text:style-name="T67"> </text:span><text:span text:style-name="T62">הקדיש</text:span><text:span text:style-name="T67"> </text:span><text:span text:style-name="T62">בהמה</text:span><text:span text:style-name="T67"> </text:span><text:span text:style-name="T62">ועוף</text:span><text:span text:style-name="T67"> </text:span><text:span text:style-name="T62">למזבח</text:span><text:span text:style-name="T67"> </text:span><text:span text:style-name="T62">שיקנה</text:span><text:span text:style-name="T67"> </text:span><text:span text:style-name="T62">מהם</text:span><text:span text:style-name="T67"> </text:span><text:span text:style-name="T62">דבר</text:span><text:span text:style-name="T67"> </text:span><text:span text:style-name="T62">הראוי</text:span><text:span text:style-name="T67"> </text:span><text:span text:style-name="T62">למזבח</text:span><text:span text:style-name="T67"> </text:span><text:span text:style-name="T62">- אין</text:span><text:span text:style-name="T67"> </text:span><text:span text:style-name="T62">מועלין</text:span><text:span text:style-name="T67"> </text:span><text:span text:style-name="T62">בחלב</text:span><text:span text:style-name="T67"> </text:span><text:span text:style-name="T62">וביצים, ואמאי</text:span><text:span text:style-name="T67"> </text:span><text:span text:style-name="T62">לית</text:span><text:span text:style-name="T67"> </text:span><text:span text:style-name="T62">בהו</text:span><text:span text:style-name="T67"> </text:span><text:span text:style-name="T62">מעילה?</text:span><text:span text:style-name="T26">)</text:span> </text:p>
      <text:p text:style-name="P3"><text:span text:style-name="T26">(</text:span><text:span text:style-name="T62">אלא</text:span><text:span text:style-name="T26">)</text:span> אמר<text:span text:style-name="T1"> </text:span>רב<text:span text:style-name="T1"> </text:span>פפא: חסורי<text:span text:style-name="T1"> </text:span>מיחסרא, והכי<text:span text:style-name="T1"> </text:span>קתני: 'במה<text:span text:style-name="T1"> </text:span>דברים<text:span text:style-name="T1"> </text:span>אמורים? - כשהקדיש<text:span text:style-name="T1"> </text:span>קדושת<text:span text:style-name="T1"> </text:span><text:span text:style-name="T127">הגוף</text:span><text:span text:style-name="T1"> </text:span>לגבי<text:span text:style-name="T1"> </text:span>מזבח, אבל<text:span text:style-name="T1"> </text:span>הקדישו<text:span text:style-name="T1"> </text:span>קדושת<text:span text:style-name="T1"> </text:span><text:span text:style-name="T127">דמים</text:span><text:span text:style-name="T1"> </text:span>לגבי<text:span text:style-name="T1"> </text:span>מזבח<text:span text:style-name="T1"> </text:span>- נעשה<text:span text:style-name="T1"> </text:span>כמי<text:span text:style-name="T1"> </text:span>שהקדישו<text:span text:style-name="T1"> </text:span>לבדק<text:span text:style-name="T1"> </text:span>הבית: הקדיש<text:span text:style-name="T1"> </text:span>תרנגולת<text:span text:style-name="T1"> </text:span>מועלין<text:span text:style-name="T1"> </text:span>בה<text:span text:style-name="T1"> </text:span>ובביצתה, חמורה<text:span text:style-name="T1"> </text:span>מועלין<text:span text:style-name="T1"> </text:span>בה<text:span text:style-name="T1"> </text:span>ובחלבה'.</text:p>
      <text:p text:style-name="P3"/>
      <text:p text:style-name="P3">משנה:</text:p>
      <text:p text:style-name="P3"><text:span text:style-name="T40">[משנה</text:span><text:span text:style-name="T45"> </text:span><text:span text:style-name="T40">ו] </text:span>כל<text:span text:style-name="T1"> </text:span>הראוי<text:span text:style-name="T1"> </text:span>למזבח<text:span text:style-name="T1"> </text:span><text:span text:style-name="T40">[בגופו, כמות</text:span><text:span text:style-name="T45"> </text:span><text:span text:style-name="T40">שהוא]</text:span></text:p>
      <text:p text:style-name="P3"/>
      <text:p text:style-name="P3">(מעילה<text:span text:style-name="T1"> </text:span>יג,א)</text:p>
      <text:p text:style-name="P3"><text:span text:style-name="T40">המשך</text:span><text:span text:style-name="T45"> </text:span><text:span text:style-name="T40">המשנה</text:span><text:tab/></text:p>
      <text:p text:style-name="P3">ולא<text:span text:style-name="T1"> </text:span>לבדק<text:span text:style-name="T1"> </text:span>הבית, לבדק<text:span text:style-name="T1"> </text:span>הבית<text:span text:style-name="T1"> </text:span>ולא<text:span text:style-name="T1"> </text:span>למזבח, לא<text:span text:style-name="T1"> </text:span>למזבח<text:span text:style-name="T1"> </text:span>ולא<text:span text:style-name="T1"> </text:span>לבדק<text:span text:style-name="T1"> </text:span>הבית<text:span text:style-name="T1"> </text:span>- מועלין<text:span text:style-name="T1"> </text:span>בה;</text:p>
      <text:p text:style-name="P3">כיצד?</text:p>
      <text:p text:style-name="P3">הקדיש<text:span text:style-name="T1"> </text:span>בור<text:span text:style-name="T1"> </text:span>מלא<text:span text:style-name="T1"> </text:span>מים<text:span text:style-name="T1"> </text:span><text:span text:style-name="T26">(</text:span><text:span text:style-name="T62">ראוי</text:span><text:span text:style-name="T67"> </text:span><text:span text:style-name="T62">לבדק</text:span><text:span text:style-name="T67"> </text:span><text:span text:style-name="T62">הבית</text:span><text:span text:style-name="T67"> </text:span><text:span text:style-name="T62">לבנין</text:span><text:span text:style-name="T67"> </text:span><text:span text:style-name="T62">לעשות</text:span><text:span text:style-name="T67"> </text:span><text:span text:style-name="T62">בו</text:span><text:span text:style-name="T67"> </text:span><text:span text:style-name="T62">טיט, ולא</text:span><text:span text:style-name="T67"> </text:span><text:span text:style-name="T62">למזבח; ולניסוך</text:span><text:span text:style-name="T67"> </text:span><text:span text:style-name="T62">המים</text:span><text:span text:style-name="T67"> </text:span><text:span text:style-name="T62">נמי</text:span><text:span text:style-name="T67"> </text:span><text:span text:style-name="T62">לא</text:span><text:span text:style-name="T67"> </text:span><text:span text:style-name="T62">חזי: שלא</text:span><text:span text:style-name="T67"> </text:span><text:span text:style-name="T62">היו</text:span><text:span text:style-name="T67"> </text:span><text:span text:style-name="T62">מנסכין</text:span><text:span text:style-name="T67"> </text:span><text:span text:style-name="T62">אלא</text:span><text:span text:style-name="T67"> </text:span><text:span text:style-name="T62">ממי</text:span><text:span text:style-name="T67"> </text:span><text:span text:style-name="T62">השילוח</text:span><text:span text:style-name="T67"> </text:span><text:span text:style-name="T62">שהן</text:span><text:span text:style-name="T67"> </text:span><text:span text:style-name="T62">מים</text:span><text:span text:style-name="T67"> </text:span><text:span text:style-name="T62">חיים</text:span><text:span text:style-name="T26">)</text:span>, אשפות<text:span text:style-name="T1"> </text:span>מלאות<text:span text:style-name="T1"> </text:span>זבל<text:span text:style-name="T1"> </text:span><text:span text:style-name="T26">(</text:span><text:span text:style-name="T62">היא</text:span><text:span text:style-name="T67"> </text:span><text:span text:style-name="T62">עצמה</text:span><text:span text:style-name="T67"> </text:span><text:span text:style-name="T62">אינה</text:span><text:span text:style-name="T67"> </text:span><text:span text:style-name="T62">ראויה</text:span><text:span text:style-name="T67"> </text:span><text:span text:style-name="T62">לא</text:span><text:span text:style-name="T67"> </text:span><text:span text:style-name="T62">למזבח</text:span><text:span text:style-name="T67"> </text:span><text:span text:style-name="T62">ולא</text:span><text:span text:style-name="T67"> </text:span><text:span text:style-name="T62">לבדק</text:span><text:span text:style-name="T67"> </text:span><text:span text:style-name="T62">הבית</text:span><text:span text:style-name="T26">)</text:span>, שובך<text:span text:style-name="T1"> </text:span>מלא<text:span text:style-name="T1"> </text:span>יונים, אילן<text:span text:style-name="T1"> </text:span>מלא<text:span text:style-name="T1"> </text:span>פירות<text:span text:style-name="T1"> </text:span><text:span text:style-name="T26">(</text:span><text:span text:style-name="T62">אמר</text:span><text:span text:style-name="T67"> </text:span><text:span text:style-name="T62">לי</text:span><text:span text:style-name="T67"> </text:span><text:span text:style-name="T62">רבי: דהאי</text:span><text:span text:style-name="T67"> </text:span><text:span text:style-name="T62">'אילן' הוא</text:span><text:span text:style-name="T67"> </text:span><text:span text:style-name="T62">גפן, וראוי</text:span><text:span text:style-name="T67"> </text:span><text:span text:style-name="T62">למזבח</text:span><text:span text:style-name="T67"> </text:span><text:span text:style-name="T62">ולניסוך</text:span><text:span text:style-name="T67"> </text:span><text:span text:style-name="T62">היין, ואינו</text:span><text:span text:style-name="T67"> </text:span><text:span text:style-name="T62">ראוי</text:span><text:span text:style-name="T67"> </text:span><text:span text:style-name="T62">לבדק</text:span><text:span text:style-name="T67"> </text:span><text:span text:style-name="T62">הבית</text:span><text:span text:style-name="T67"> </text:span><text:span text:style-name="T62">לפי</text:span><text:span text:style-name="T67"> </text:span><text:span text:style-name="T62">שעצי</text:span><text:span text:style-name="T67"> </text:span><text:span text:style-name="T62">גפן</text:span><text:span text:style-name="T67"> </text:span><text:span text:style-name="T62">דקין</text:span><text:span text:style-name="T67"> </text:span><text:span text:style-name="T62">הן</text:span><text:span text:style-name="T67"> </text:span><text:span text:style-name="T62">ואינן</text:span><text:span text:style-name="T67"> </text:span><text:span text:style-name="T62">ראויין</text:span><text:span text:style-name="T67"> </text:span><text:span text:style-name="T62">לשום</text:span><text:span text:style-name="T67"> </text:span><text:span text:style-name="T62">בנין; ובבכורים</text:span><text:span text:style-name="T67"> </text:span><text:span text:style-name="T62">לא</text:span><text:span text:style-name="T67"> </text:span><text:span text:style-name="T62">מיתוקמא, שהרי</text:span><text:span text:style-name="T67"> </text:span><text:span text:style-name="T62">אינם</text:span><text:span text:style-name="T67"> </text:span><text:span text:style-name="T62">קריבין</text:span><text:span text:style-name="T67"> </text:span><text:span text:style-name="T62">לגבי</text:span><text:span text:style-name="T67"> </text:span><text:span text:style-name="T62">המזבח</text:span><text:span text:style-name="T26">)</text:span>, שדה<text:span text:style-name="T1"> </text:span>מלאה<text:span text:style-name="T1"> </text:span>עשבים<text:span text:style-name="T1"> </text:span><text:span text:style-name="T26">(</text:span><text:span text:style-name="T62">אינה</text:span><text:span text:style-name="T67"> </text:span><text:span text:style-name="T62">ראויה</text:span><text:span text:style-name="T67"> </text:span><text:span text:style-name="T62">לא</text:span><text:span text:style-name="T67"> </text:span><text:span text:style-name="T62">למזבח</text:span><text:span text:style-name="T67"> </text:span><text:span text:style-name="T62">ולא</text:span><text:span text:style-name="T67"> </text:span><text:span text:style-name="T62">לבדק</text:span><text:span text:style-name="T67"> </text:span><text:span text:style-name="T62">הבית</text:span><text:span text:style-name="T26">)</text:span> - מועלין<text:span text:style-name="T1"> </text:span>בהם<text:span text:style-name="T1"> </text:span>ובמה<text:span text:style-name="T1"> </text:span>שבתוכה;</text:p>
      <text:p text:style-name="P3">אבל<text:span text:style-name="T1"> </text:span>אם<text:span text:style-name="T1"> </text:span>הקדיש<text:span text:style-name="T1"> </text:span>בור<text:span text:style-name="T1"> </text:span>ואחר<text:span text:style-name="T1"> </text:span>כך<text:span text:style-name="T1"> </text:span>נתמלא<text:span text:style-name="T1"> </text:span>מים, אשפה<text:span text:style-name="T1"> </text:span>ואחר<text:span text:style-name="T1"> </text:span>כך<text:span text:style-name="T1"> </text:span>נתמלא<text:span text:style-name="T1"> </text:span>זבל, שובך<text:span text:style-name="T1"> </text:span>ואחר<text:span text:style-name="T1"> </text:span>כך<text:span text:style-name="T1"> </text:span>נתמלא<text:span text:style-name="T1"> </text:span>יונים, אילן<text:span text:style-name="T1"> </text:span>ואחר<text:span text:style-name="T1"> </text:span>כך<text:span text:style-name="T1"> </text:span>נתמלא<text:span text:style-name="T1"> </text:span>פירות, שדה<text:span text:style-name="T1"> </text:span>ואחר<text:span text:style-name="T1"> </text:span>כך<text:span text:style-name="T1"> </text:span>נתמלאה<text:span text:style-name="T1"> </text:span>עשבים<text:span text:style-name="T1"> </text:span>- מועלין<text:span text:style-name="T1"> </text:span>בהם, ואין<text:span text:style-name="T1"> </text:span>מועלין<text:span text:style-name="T1"> </text:span>במה<text:span text:style-name="T1"> </text:span>שבתוכה<text:span text:style-name="T1"> </text:span><text:span text:style-name="T26">(</text:span><text:span text:style-name="T62">דכל</text:span><text:span text:style-name="T67"> </text:span><text:span text:style-name="T62">הני</text:span><text:span text:style-name="T67"> </text:span><text:span text:style-name="T62">הוו</text:span><text:span text:style-name="T67"> </text:span><text:span text:style-name="T62">'גידולין'</text:span><text:span text:style-name="T26">)</text:span>.</text:p>
      <text:p text:style-name="P3">רבי<text:span text:style-name="T1"> </text:span>יוסי<text:span text:style-name="T1"> </text:span>אומר: המקדיש<text:span text:style-name="T1"> </text:span>את<text:span text:style-name="T1"> </text:span>השדה<text:span text:style-name="T1"> </text:span>והאילן<text:span text:style-name="T1"> </text:span>- מועלין<text:span text:style-name="T1"> </text:span>בהן<text:span text:style-name="T1"> </text:span>ובגידולה, מפני<text:span text:style-name="T1"> </text:span>שהן<text:span text:style-name="T1"> </text:span>גידולי<text:span text:style-name="T1"> </text:span>הקדש. <text:span text:style-name="T26">(</text:span><text:span text:style-name="T62">רבי</text:span><text:span text:style-name="T67"> </text:span><text:span text:style-name="T62">יוסי</text:span><text:span text:style-name="T67"> </text:span><text:span text:style-name="T62">לא</text:span><text:span text:style-name="T67"> </text:span><text:span text:style-name="T62">פליג</text:span><text:span text:style-name="T67"> </text:span><text:span text:style-name="T62">אלא</text:span><text:span text:style-name="T67"> </text:span><text:span text:style-name="T62">אהנך</text:span><text:span text:style-name="T67"> </text:span><text:span text:style-name="T62">תרתי: דתנא</text:span><text:span text:style-name="T67"> </text:span><text:span text:style-name="T62">קמא</text:span><text:span text:style-name="T67"> </text:span><text:span text:style-name="T62">אמר</text:span><text:span text:style-name="T67"> </text:span><text:span text:style-name="T62">'אין</text:span><text:span text:style-name="T67"> </text:span><text:span text:style-name="T62">מועלין</text:span><text:span text:style-name="T67"> </text:span><text:span text:style-name="T62">בשבח</text:span><text:span text:style-name="T67"> </text:span><text:span text:style-name="T62">הקדש' = במה</text:span><text:span text:style-name="T67"> </text:span><text:span text:style-name="T62">שהשביחו</text:span><text:span text:style-name="T67"> </text:span><text:span text:style-name="T62">לאחר</text:span><text:span text:style-name="T67"> </text:span><text:span text:style-name="T62">שהוקדשו, ורבי</text:span><text:span text:style-name="T67"> </text:span><text:span text:style-name="T62">יוסי</text:span><text:span text:style-name="T67"> </text:span><text:span text:style-name="T62">סבר: המקדיש</text:span><text:span text:style-name="T67"> </text:span><text:span text:style-name="T62">שדה</text:span><text:span text:style-name="T67"> </text:span><text:span text:style-name="T62">או</text:span><text:span text:style-name="T67"> </text:span><text:span text:style-name="T62">אילן</text:span><text:span text:style-name="T67"> </text:span><text:span text:style-name="T62">- מועלין</text:span><text:span text:style-name="T67"> </text:span><text:span text:style-name="T62">בגידוליהם, הואיל</text:span><text:span text:style-name="T67"> </text:span><text:span text:style-name="T62">וגדלו</text:span><text:span text:style-name="T67"> </text:span><text:span text:style-name="T62">ממש</text:span><text:span text:style-name="T67"> </text:span><text:span text:style-name="T62">בהקדש; אבל</text:span><text:span text:style-name="T67"> </text:span><text:span text:style-name="T62">בור</text:span><text:span text:style-name="T67"> </text:span><text:span text:style-name="T62">ואשפה</text:span><text:span text:style-name="T67"> </text:span><text:span text:style-name="T62">ושובך</text:span><text:span text:style-name="T67"> </text:span><text:span text:style-name="T62">- דלאו</text:span><text:span text:style-name="T67"> </text:span><text:span text:style-name="T62">גידולי</text:span><text:span text:style-name="T67"> </text:span><text:span text:style-name="T62">שובך</text:span><text:span text:style-name="T67"> </text:span><text:span text:style-name="T62">נינהו</text:span><text:span text:style-name="T67"> </text:span><text:span text:style-name="T62">- לא</text:span><text:span text:style-name="T67"> </text:span><text:span text:style-name="T62">פליג</text:span><text:span text:style-name="T67"> </text:span><text:span text:style-name="T62">רבי</text:span><text:span text:style-name="T67"> </text:span><text:span text:style-name="T62">יוסי.</text:span><text:span text:style-name="T26">)</text:span></text:p>
      <text:p text:style-name="P3">ולד<text:span text:style-name="T1"> </text:span>המעושרת<text:span text:style-name="T1"> </text:span>לא<text:span text:style-name="T1"> </text:span>ינוק<text:span text:style-name="T1"> </text:span>מן<text:span text:style-name="T1"> </text:span>המעושרת<text:span text:style-name="T1"> </text:span><text:span text:style-name="T26">(</text:span><text:span text:style-name="T62">לפי</text:span><text:span text:style-name="T67"> </text:span><text:span text:style-name="T62">שהיא</text:span><text:span text:style-name="T67"> </text:span><text:span text:style-name="T62">קדושה, דכתיב</text:span><text:span text:style-name="T67"> </text:span><text:span text:style-name="T64">(ויקרא</text:span><text:span text:style-name="T68"> </text:span><text:span text:style-name="T64">כז,לב)</text:span><text:span text:style-name="T62"> </text:span><text:span text:style-name="T72">העשירי</text:span><text:span text:style-name="T67"> </text:span><text:span text:style-name="T72">יהיה</text:span><text:span text:style-name="T67"> </text:span><text:span text:style-name="T72">קודש</text:span><text:span text:style-name="T62">, ובנה</text:span><text:span text:style-name="T67"> </text:span><text:span text:style-name="T62">חולין</text:span><text:span text:style-name="T67"> </text:span><text:span text:style-name="T62">הוא</text:span><text:span text:style-name="T67"> </text:span><text:span text:style-name="T62">ונמצא</text:span><text:span text:style-name="T67"> </text:span><text:span text:style-name="T62">נהנה</text:span><text:span text:style-name="T67"> </text:span><text:span text:style-name="T62">מחלב</text:span><text:span text:style-name="T67"> </text:span><text:span text:style-name="T62">המוקדשין</text:span><text:span text:style-name="T26">)</text:span>, ואחרים<text:span text:style-name="T1"> </text:span>מתנדבים<text:span text:style-name="T1"> </text:span>כן<text:span text:style-name="T1"> </text:span><text:span text:style-name="T26">(</text:span><text:span text:style-name="T62">כלומר: בסתם</text:span><text:span text:style-name="T67"> </text:span><text:span text:style-name="T62">ודאי</text:span><text:span text:style-name="T67"> </text:span><text:span text:style-name="T62">אסור</text:span><text:span text:style-name="T67"> </text:span><text:span text:style-name="T62">לינק</text:span><text:span text:style-name="T67"> </text:span><text:span text:style-name="T62">מן</text:span><text:span text:style-name="T67"> </text:span><text:span text:style-name="T62">המעשרות, אבל</text:span><text:span text:style-name="T67"> </text:span><text:span text:style-name="T62">אחרים</text:span><text:span text:style-name="T67"> </text:span><text:span text:style-name="T62">מתנדבים</text:span><text:span text:style-name="T67"> </text:span><text:span text:style-name="T62">כן: שמתנין</text:span><text:span text:style-name="T67"> </text:span><text:span text:style-name="T62">קודם</text:span><text:span text:style-name="T67"> </text:span><text:span text:style-name="T62">לכן</text:span><text:span text:style-name="T67"> </text:span><text:span text:style-name="T62">"על</text:span><text:span text:style-name="T67"> </text:span><text:span text:style-name="T62">מנת</text:span><text:span text:style-name="T67"> </text:span><text:span text:style-name="T62">כן</text:span><text:span text:style-name="T67"> </text:span><text:span text:style-name="T62">אני</text:span><text:span text:style-name="T67"> </text:span><text:span text:style-name="T62">מכניס</text:span><text:span text:style-name="T67"> </text:span><text:span text:style-name="T62">נקבה</text:span><text:span text:style-name="T67"> </text:span><text:span text:style-name="T62">זו</text:span><text:span text:style-name="T67"> </text:span><text:span text:style-name="T62">לדיר</text:span><text:span text:style-name="T67"> </text:span><text:span text:style-name="T62">להתעשר: שאם</text:span><text:span text:style-name="T67"> </text:span><text:span text:style-name="T62">תקדש</text:span><text:span text:style-name="T67"> </text:span><text:span text:style-name="T62">יהא</text:span><text:span text:style-name="T67"> </text:span><text:span text:style-name="T62">חלבה</text:span><text:span text:style-name="T67"> </text:span><text:span text:style-name="T62">חולין" שתהא</text:span><text:span text:style-name="T67"> </text:span><text:span text:style-name="T62">מניקה</text:span><text:span text:style-name="T67"> </text:span><text:span text:style-name="T62">ולדה</text:span><text:span text:style-name="T67"> </text:span><text:span text:style-name="T62">בהיתר; ושמעתי</text:span><text:span text:style-name="T67"> </text:span><text:span text:style-name="T62">דלהכי</text:span><text:span text:style-name="T67"> </text:span><text:span text:style-name="T62">מהני</text:span><text:span text:style-name="T67"> </text:span><text:span text:style-name="T62">להו</text:span><text:span text:style-name="T67"> </text:span><text:span text:style-name="T62">תנאה: הואיל</text:span><text:span text:style-name="T67"> </text:span><text:span text:style-name="T62">ויכולין</text:span><text:span text:style-name="T67"> </text:span><text:span text:style-name="T62">לעכב</text:span><text:span text:style-name="T67"> </text:span><text:span text:style-name="T62">שלא</text:span><text:span text:style-name="T67"> </text:span><text:span text:style-name="T62">תכנס</text:span><text:span text:style-name="T67"> </text:span><text:span text:style-name="T62">נקבה</text:span><text:span text:style-name="T67"> </text:span><text:span text:style-name="T62">זו</text:span><text:span text:style-name="T67"> </text:span><text:span text:style-name="T62">לדיר</text:span><text:span text:style-name="T67"> </text:span><text:span text:style-name="T62">עד</text:span><text:span text:style-name="T67"> </text:span><text:span text:style-name="T62">לאחר</text:span><text:span text:style-name="T67"> </text:span><text:span text:style-name="T62">זמן, הלכך</text:span><text:span text:style-name="T67"> </text:span><text:span text:style-name="T62">מהני</text:span><text:span text:style-name="T67"> </text:span><text:span text:style-name="T62">תנאה, והוי</text:span><text:span text:style-name="T67"> </text:span><text:span text:style-name="T62">כנדבה, ולהכי</text:span><text:span text:style-name="T67"> </text:span><text:span text:style-name="T62">קרי</text:span><text:span text:style-name="T67"> </text:span><text:span text:style-name="T62">להו</text:span><text:span text:style-name="T67"> </text:span><text:span text:style-name="T62">'אחרים': שאינן</text:span><text:span text:style-name="T67"> </text:span><text:span text:style-name="T62">מחמירין</text:span><text:span text:style-name="T67"> </text:span><text:span text:style-name="T62">עליהן</text:span><text:span text:style-name="T67"> </text:span><text:span text:style-name="T62">כראוי; וכן</text:span><text:span text:style-name="T67"> </text:span><text:span text:style-name="T62">נמי</text:span><text:span text:style-name="T67"> </text:span><text:span text:style-name="T62">בולד</text:span><text:span text:style-name="T67"> </text:span><text:span text:style-name="T62">מוקדשין</text:span><text:span text:style-name="T67"> </text:span><text:span text:style-name="T62">לא</text:span><text:span text:style-name="T67"> </text:span><text:span text:style-name="T62">היו</text:span><text:span text:style-name="T67"> </text:span><text:span text:style-name="T62">מקדישין</text:span><text:span text:style-name="T67"> </text:span><text:span text:style-name="T62">חלב</text:span><text:span text:style-name="T67"> </text:span><text:span text:style-name="T62">האם</text:span><text:span text:style-name="T26">)</text:span>; </text:p>
      <text:p text:style-name="P3">ולד<text:span text:style-name="T1"> </text:span>המוקדשין<text:span text:style-name="T1"> </text:span>לא<text:span text:style-name="T1"> </text:span>ינוק<text:span text:style-name="T1"> </text:span>מן<text:span text:style-name="T1"> </text:span>המוקדשין, ואחרים<text:span text:style-name="T1"> </text:span>מתנדבים<text:span text:style-name="T1"> </text:span>כן;</text:p>
      <text:p text:style-name="P3"><text:soft-page-break/>הפועלים<text:span text:style-name="T1"> </text:span><text:span text:style-name="T26">(</text:span><text:span text:style-name="T62">שעושין</text:span><text:span text:style-name="T67"> </text:span><text:span text:style-name="T62">מלאכה</text:span><text:span text:style-name="T67"> </text:span><text:span text:style-name="T62">בשל</text:span><text:span text:style-name="T67"> </text:span><text:span text:style-name="T62">הקדש</text:span><text:span text:style-name="T26">)</text:span> לא<text:span text:style-name="T1"> </text:span>יאכלו<text:span text:style-name="T1"> </text:span>מן<text:span text:style-name="T1"> </text:span>גרוגרות<text:span text:style-name="T1"> </text:span>הקדש<text:span text:style-name="T1"> </text:span><text:span text:style-name="T26">(</text:span><text:span text:style-name="T62">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כתיב</text:span><text:span text:style-name="T67"> </text:span><text:span text:style-name="T72">כי</text:span><text:span text:style-name="T67"> </text:span><text:span text:style-name="T72">תבוא</text:span><text:span text:style-name="T67"> </text:span><text:span text:style-name="T72">בכרם</text:span><text:span text:style-name="T67"> </text:span><text:span text:style-name="T72">רעך</text:span><text:span text:style-name="T67"> </text:span><text:span text:style-name="T72">ואכלת</text:span><text:span text:style-name="T67"> </text:span><text:span text:style-name="T62">וגו' </text:span><text:span text:style-name="T64">(דברים</text:span><text:span text:style-name="T68"> </text:span><text:span text:style-name="T64">כג,כה)</text:span><text:span text:style-name="T62"> ואמרינן</text:span><text:span text:style-name="T67"> </text:span><text:span text:style-name="T62">בפרק</text:span><text:span text:style-name="T67"> </text:span><text:span text:style-name="T62">'השוכר</text:span><text:span text:style-name="T67"> </text:span><text:span text:style-name="T62">את</text:span><text:span text:style-name="T67"> </text:span><text:span text:style-name="T62">הפועלים' </text:span><text:span text:style-name="T64">(בבא</text:span><text:span text:style-name="T68"> </text:span><text:span text:style-name="T64">מציעא</text:span><text:span text:style-name="T68"> </text:span><text:span text:style-name="T64">דף</text:span><text:span text:style-name="T68"> </text:span><text:span text:style-name="T64">פז:)</text:span><text:span text:style-name="T62"> בפועל</text:span><text:span text:style-name="T67"> </text:span><text:span text:style-name="T62">הכתוב</text:span><text:span text:style-name="T67"> </text:span><text:span text:style-name="T62">מדבר</text:span><text:span text:style-name="T67"> </text:span><text:span text:style-name="T62">- בשל</text:span><text:span text:style-name="T67"> </text:span><text:span text:style-name="T62">הקדש</text:span><text:span text:style-name="T67"> </text:span><text:span text:style-name="T62">לא</text:span><text:span text:style-name="T67"> </text:span><text:span text:style-name="T62">יאכלו, ד'</text:span><text:span text:style-name="T72">כרם</text:span><text:span text:style-name="T67"> </text:span><text:span text:style-name="T72">רעך</text:span><text:span text:style-name="T62">' אמר</text:span><text:span text:style-name="T67"> </text:span><text:span text:style-name="T62">רחמנא, ולא</text:span><text:span text:style-name="T67"> </text:span><text:span text:style-name="T62">כרם</text:span><text:span text:style-name="T67"> </text:span><text:span text:style-name="T62">של</text:span><text:span text:style-name="T67"> </text:span><text:span text:style-name="T62">הקדש</text:span><text:span text:style-name="T26">)</text:span>, וכן<text:span text:style-name="T1"> </text:span>פרה<text:span text:style-name="T1"> </text:span><text:span text:style-name="T26">(</text:span><text:span text:style-name="T62">של</text:span><text:span text:style-name="T67"> </text:span><text:span text:style-name="T62">חולין, חרשה</text:span><text:span text:style-name="T67"> </text:span><text:span text:style-name="T62">בשל</text:span><text:span text:style-name="T67"> </text:span><text:span text:style-name="T62">הקדש</text:span><text:span text:style-name="T26">)</text:span> מכרשיני<text:span text:style-name="T1"> </text:span>הקדש.</text:p>
      <text:p text:style-name="P3"/>
      <text:p text:style-name="P3">גמרא:</text:p>
      <text:p text:style-name="P3">קתני<text:span text:style-name="T1"> </text:span>'<text:span text:style-name="T106">ולד</text:span><text:span text:style-name="T107"> </text:span><text:span text:style-name="T106">המעושרת</text:span><text:span text:style-name="T107"> </text:span><text:span text:style-name="T106">לא</text:span><text:span text:style-name="T107"> </text:span><text:span text:style-name="T106">ינק</text:span><text:span text:style-name="T107"> </text:span><text:span text:style-name="T106">מן</text:span><text:span text:style-name="T107"> </text:span><text:span text:style-name="T106">המעושרת</text:span>'; מנהני<text:span text:style-name="T1"> </text:span>מילי?</text:p>
      <text:p text:style-name="P58">אמר<text:span text:style-name="T1"> </text:span>רב<text:span text:style-name="T1"> </text:span>אחדבוי<text:span text:style-name="T1"> </text:span>בר<text:span text:style-name="T1"> </text:span>אמי: אתיא<text:span text:style-name="T1"> </text:span>העברה<text:span text:style-name="T1"> </text:span>העברה<text:span text:style-name="T1"> </text:span>מבכור<text:span text:style-name="T1"> </text:span><text:span text:style-name="T26">(</text:span><text:span text:style-name="T62">כתיב</text:span><text:span text:style-name="T67"> </text:span><text:span text:style-name="T62">בבכור</text:span><text:span text:style-name="T67"> </text:span><text:span text:style-name="T64">(שמות</text:span><text:span text:style-name="T68"> </text:span><text:span text:style-name="T64">יג,יב)</text:span><text:span text:style-name="T62"> </text:span><text:span text:style-name="T72">והעברת</text:span><text:span text:style-name="T67"> </text:span><text:span text:style-name="T72">כל</text:span><text:span text:style-name="T67"> </text:span><text:span text:style-name="T72">פטר</text:span><text:span text:style-name="T67"> </text:span><text:span text:style-name="T72">רחם</text:span><text:span text:style-name="T62">, וכתיב</text:span><text:span text:style-name="T67"> </text:span><text:span text:style-name="T62">במעשר</text:span><text:span text:style-name="T67"> </text:span><text:span text:style-name="T64">(ויקרא</text:span><text:span text:style-name="T68"> </text:span><text:span text:style-name="T64">כז,לב)</text:span><text:span text:style-name="T62"> </text:span><text:span text:style-name="T72">כל</text:span><text:span text:style-name="T67"> </text:span><text:span text:style-name="T72">אשר</text:span><text:span text:style-name="T67"> </text:span><text:span text:style-name="T72">יעבור</text:span><text:span text:style-name="T67"> </text:span><text:span text:style-name="T72">תחת</text:span><text:span text:style-name="T67"> </text:span><text:span text:style-name="T72">השבט</text:span><text:span text:style-name="T67"> </text:span><text:span text:style-name="T73">[העשירי</text:span><text:span text:style-name="T69"> </text:span><text:span text:style-name="T73">יהיה</text:span><text:span text:style-name="T69"> </text:span><text:span text:style-name="T73">קדש</text:span><text:span text:style-name="T69"> </text:span><text:span text:style-name="T73">לה']</text:span><text:span text:style-name="T62"> מה</text:span><text:span text:style-name="T67"> </text:span><text:span text:style-name="T62">בכור</text:span><text:span text:style-name="T67"> </text:span><text:span text:style-name="T62">מועלין</text:span><text:span text:style-name="T67"> </text:span><text:span text:style-name="T62">בו</text:span><text:span text:style-name="T67"> </text:span><text:span text:style-name="T62">אף</text:span><text:span text:style-name="T67"> </text:span><text:span text:style-name="T62">מעשר</text:span><text:span text:style-name="T67"> </text:span><text:span text:style-name="T62">נמי</text:span><text:span text:style-name="T67"> </text:span><text:span text:style-name="T62">דנוהג</text:span><text:span text:style-name="T67"> </text:span><text:span text:style-name="T62">בנקבה</text:span><text:span text:style-name="T67"> </text:span><text:span text:style-name="T62">מועלין</text:span><text:span text:style-name="T67"> </text:span><text:span text:style-name="T62">בכולו</text:span><text:span text:style-name="T67"> </text:span><text:span text:style-name="T62">אפילו</text:span><text:span text:style-name="T67"> </text:span><text:span text:style-name="T62">בחלב</text:span><text:span text:style-name="T26">)</text:span>: מה<text:span text:style-name="T1"> </text:span>בכור<text:span text:style-name="T1"> </text:span>מועלין<text:span text:style-name="T1"> </text:span>בו<text:span text:style-name="T1"> </text:span><text:span text:style-name="T26">(</text:span><text:span text:style-name="T62">בכל</text:span><text:span text:style-name="T67"> </text:span><text:span text:style-name="T62">דבר</text:span><text:span text:style-name="T67"> </text:span><text:span text:style-name="T62">שיש</text:span><text:span text:style-name="T67"> </text:span><text:span text:style-name="T62">בו, דזכר</text:span><text:span text:style-name="T67"> </text:span><text:span text:style-name="T62">הוא</text:span><text:span text:style-name="T67"> </text:span><text:span text:style-name="T62">ולא</text:span><text:span text:style-name="T67"> </text:span><text:span text:style-name="T62">נקבה</text:span><text:span text:style-name="T26">)</text:span> - אף<text:span text:style-name="T1"> </text:span>חלב<text:span text:style-name="T1"> </text:span>המעושרת<text:span text:style-name="T1"> </text:span>מועלין<text:span text:style-name="T1"> </text:span>בו.</text:p>
      <text:p text:style-name="P3">חלב<text:span text:style-name="T1"> </text:span>המוקדש?</text:p>
      <text:p text:style-name="P3">נמי<text:span text:style-name="T1"> </text:span>אתיא<text:span text:style-name="T1"> </text:span>אמו<text:span text:style-name="T1"> </text:span>אמו<text:span text:style-name="T1"> </text:span>מבכור<text:span text:style-name="T1"> </text:span><text:span text:style-name="T26">(</text:span><text:span text:style-name="T62">כתיב</text:span><text:span text:style-name="T67"> </text:span><text:span text:style-name="T62">בבכור</text:span><text:span text:style-name="T67"> </text:span><text:span text:style-name="T64">(שמות</text:span><text:span text:style-name="T68"> </text:span><text:span text:style-name="T64">כב,כט)</text:span><text:span text:style-name="T72"> כן</text:span><text:span text:style-name="T67"> </text:span><text:span text:style-name="T72">תעשה</text:span><text:span text:style-name="T67"> </text:span><text:span text:style-name="T72">לשורך</text:span><text:span text:style-name="T67"> </text:span><text:span text:style-name="T72">לצאנך</text:span><text:span text:style-name="T67"> </text:span><text:span text:style-name="T72">שבעת</text:span><text:span text:style-name="T67"> </text:span><text:span text:style-name="T72">ימים</text:span><text:span text:style-name="T67"> </text:span><text:span text:style-name="T72">יהיה</text:span><text:span text:style-name="T67"> </text:span><text:span text:style-name="T72">עם</text:span><text:span text:style-name="T67"> </text:span><text:span text:style-name="T72">אמו</text:span><text:span text:style-name="T62">, וגבי</text:span><text:span text:style-name="T67"> </text:span><text:span text:style-name="T62">מוקדשין</text:span><text:span text:style-name="T67"> </text:span><text:span text:style-name="T62">כתיב</text:span><text:span text:style-name="T67"> </text:span><text:span text:style-name="T62">בפרשת</text:span><text:span text:style-name="T67"> </text:span><text:span text:style-name="T62">'אמור' </text:span><text:span text:style-name="T64">[ויקרא</text:span><text:span text:style-name="T68"> </text:span><text:span text:style-name="T64">כב,כז]</text:span><text:span text:style-name="T62">:</text:span><text:span text:style-name="T72"> והיה</text:span><text:span text:style-name="T67"> </text:span><text:span text:style-name="T72">שבעת</text:span><text:span text:style-name="T67"> </text:span><text:span text:style-name="T72">ימים</text:span><text:span text:style-name="T67"> </text:span><text:span text:style-name="T72">תחת</text:span><text:span text:style-name="T67"> </text:span><text:span text:style-name="T72">אמו</text:span><text:span text:style-name="T62">: מה</text:span><text:span text:style-name="T67"> </text:span><text:span text:style-name="T62">בכור</text:span><text:span text:style-name="T67"> </text:span><text:span text:style-name="T62">שהוא</text:span><text:span text:style-name="T67"> </text:span><text:span text:style-name="T62">זכר</text:span><text:span text:style-name="T67"> </text:span><text:span text:style-name="T62">מועלין</text:span><text:span text:style-name="T67"> </text:span><text:span text:style-name="T62">בכולו</text:span><text:span text:style-name="T67"> </text:span><text:span text:style-name="T62">- אף</text:span><text:span text:style-name="T67"> </text:span><text:span text:style-name="T62">מוקדשין</text:span><text:span text:style-name="T67"> </text:span><text:span text:style-name="T62">נמי</text:span><text:span text:style-name="T67"> </text:span><text:span text:style-name="T62">מועלין</text:span><text:span text:style-name="T67"> </text:span><text:span text:style-name="T62">בכולו</text:span><text:span text:style-name="T26">)</text:span>. </text:p>
      <text:p text:style-name="P3"/>
      <text:p text:style-name="P3">הפועלין<text:span text:style-name="T1"> </text:span>לא<text:span text:style-name="T1"> </text:span>יאכלו<text:span text:style-name="T1"> </text:span><text:span text:style-name="T26">[מן</text:span><text:span text:style-name="T2"> </text:span><text:span text:style-name="T26">גרוגרות</text:span><text:span text:style-name="T2"> </text:span><text:span text:style-name="T26">הקדש</text:span><text:span text:style-name="T2"> </text:span><text:span text:style-name="T26">וכן</text:span><text:span text:style-name="T2"> </text:span><text:span text:style-name="T26">פרה</text:span><text:span text:style-name="T2"> </text:span><text:span text:style-name="T26">מכרשיני</text:span><text:span text:style-name="T2"> </text:span><text:span text:style-name="T26">הקדש]</text:span>: </text:p>
      <text:p text:style-name="P3">מאי<text:span text:style-name="T1"> </text:span>טעמא<text:span text:style-name="T1"> </text:span><text:span text:style-name="T26">(</text:span><text:span text:style-name="T62">לא</text:span><text:span text:style-name="T67"> </text:span><text:span text:style-name="T62">תאכל</text:span><text:span text:style-name="T67"> </text:span><text:span text:style-name="T62">מכרשיני</text:span><text:span text:style-name="T67"> </text:span><text:span text:style-name="T62">הקדש</text:span><text:span text:style-name="T26">)</text:span>? <text:span text:style-name="T26">(</text:span><text:span text:style-name="T62">גבי</text:span><text:span text:style-name="T67"> </text:span><text:span text:style-name="T62">פועלין</text:span><text:span text:style-name="T67"> </text:span><text:span text:style-name="T62">דלא</text:span><text:span text:style-name="T67"> </text:span><text:span text:style-name="T62">יאכלו</text:span><text:span text:style-name="T67"> </text:span><text:span text:style-name="T62">מגרוגרות</text:span><text:span text:style-name="T67"> </text:span><text:span text:style-name="T62">של</text:span><text:span text:style-name="T67"> </text:span><text:span text:style-name="T62">הקדש</text:span><text:span text:style-name="T67"> </text:span><text:span text:style-name="T62">לא</text:span><text:span text:style-name="T67"> </text:span><text:span text:style-name="T62">צריך</text:span><text:span text:style-name="T67"> </text:span><text:span text:style-name="T62">למיבעי, דהא</text:span><text:span text:style-name="T67"> </text:span><text:span text:style-name="T62">מיעט</text:span><text:span text:style-name="T67"> </text:span><text:span text:style-name="T62">קרא</text:span><text:span text:style-name="T67"> </text:span><text:span text:style-name="T62">בפירוש</text:span><text:span text:style-name="T67"> </text:span><text:span text:style-name="T64">(דברים</text:span><text:span text:style-name="T68"> </text:span><text:span text:style-name="T64">כג,כה)</text:span><text:span text:style-name="T62"> '</text:span><text:span text:style-name="T73">[כרם] </text:span><text:span text:style-name="T72">רעך</text:span><text:span text:style-name="T62">' ולא</text:span><text:span text:style-name="T67"> </text:span><text:span text:style-name="T62">הקדש, אבל</text:span><text:span text:style-name="T67"> </text:span><text:span text:style-name="T62">פרה, דלא</text:span><text:span text:style-name="T67"> </text:span><text:span text:style-name="T62">כתיב</text:span><text:span text:style-name="T67"> </text:span><text:span text:style-name="T62">בה</text:span><text:span text:style-name="T67"> </text:span><text:span text:style-name="T62">הכי</text:span><text:span text:style-name="T67"> </text:span><text:span text:style-name="T62">קבעי.</text:span><text:span text:style-name="T26">)</text:span> </text:p>
      <text:p text:style-name="P3">אמר<text:span text:style-name="T1"> </text:span>רב<text:span text:style-name="T1"> </text:span>אחדבוי<text:span text:style-name="T1"> </text:span>בר<text:span text:style-name="T1"> </text:span>אמי: דאמר<text:span text:style-name="T1"> </text:span>קרא: <text:span text:style-name="T64">(דברים</text:span><text:span text:style-name="T68"> </text:span><text:span text:style-name="T64">כה,ד)</text:span><text:span text:style-name="T31"> לא</text:span><text:span text:style-name="T1"> </text:span><text:span text:style-name="T31">תחסום</text:span><text:span text:style-name="T1"> </text:span><text:span text:style-name="T31">שור</text:span><text:span text:style-name="T1"> </text:span><text:span text:style-name="T31">בדישו</text:span>; דישו<text:span text:style-name="T1"> </text:span>שלך, ולא<text:span text:style-name="T1"> </text:span>דישו<text:span text:style-name="T1"> </text:span>של<text:span text:style-name="T1"> </text:span>הקדש<text:span text:style-name="T1"> </text:span><text:span text:style-name="T26">(</text:span><text:span text:style-name="T62">כלומר: כי</text:span><text:span text:style-name="T67"> </text:span><text:span text:style-name="T62">דש</text:span><text:span text:style-name="T67"> </text:span><text:span text:style-name="T62">בשלך</text:span><text:span text:style-name="T67"> </text:span><text:span text:style-name="T62">- </text:span><text:span text:style-name="T72">לא</text:span><text:span text:style-name="T67"> </text:span><text:span text:style-name="T72">תחסום</text:span><text:span text:style-name="T62">, אבל</text:span><text:span text:style-name="T67"> </text:span><text:span text:style-name="T62">כי</text:span><text:span text:style-name="T67"> </text:span><text:span text:style-name="T62">דש</text:span><text:span text:style-name="T67"> </text:span><text:span text:style-name="T62">בשל</text:span><text:span text:style-name="T67"> </text:span><text:span text:style-name="T62">הקדש</text:span><text:span text:style-name="T67"> </text:span><text:span text:style-name="T62">אתה</text:span><text:span text:style-name="T67"> </text:span><text:span text:style-name="T62">חוסם, דענינא</text:span><text:span text:style-name="T67"> </text:span><text:span text:style-name="T62">כולה</text:span><text:span text:style-name="T67"> </text:span><text:span text:style-name="T62">בחולין</text:span><text:span text:style-name="T67"> </text:span><text:span text:style-name="T62">קמיירי</text:span><text:span text:style-name="T26">)</text:span>.</text:p>
      <text:p text:style-name="P3">הדש<text:span text:style-name="T1"> </text:span>קלעילין<text:span text:style-name="T1"> </text:span><text:span text:style-name="T26">(</text:span><text:span text:style-name="T62">מין</text:span><text:span text:style-name="T67"> </text:span><text:span text:style-name="T62">קטנית</text:span><text:span text:style-name="T26">)</text:span> בשדה<text:span text:style-name="T1"> </text:span>הקדש<text:span text:style-name="T1"> </text:span>- מעל<text:span text:style-name="T1"> </text:span><text:span text:style-name="T26">(</text:span><text:span text:style-name="T62">של</text:span><text:span text:style-name="T67"> </text:span><text:span text:style-name="T62">חולין</text:span><text:span text:style-name="T67"> </text:span><text:span text:style-name="T62">בשדה</text:span><text:span text:style-name="T67"> </text:span><text:span text:style-name="T62">הקדש</text:span><text:span text:style-name="T67"> </text:span><text:span text:style-name="T62">מעל, דנהנה</text:span><text:span text:style-name="T67"> </text:span><text:span text:style-name="T62">מהקדש</text:span><text:span text:style-name="T26">)</text:span>.</text:p>
      <text:p text:style-name="P3">והא<text:span text:style-name="T1"> </text:span>בתלוש<text:span text:style-name="T1"> </text:span>בעינן<text:span text:style-name="T1"> </text:span><text:span text:style-name="T26">(</text:span><text:span text:style-name="T62">כדאמרינן</text:span><text:span text:style-name="T67"> </text:span><text:span text:style-name="T62">לקמן</text:span><text:span text:style-name="T67"> </text:span><text:span text:style-name="T62">בפרק</text:span><text:span text:style-name="T67"> </text:span><text:span text:style-name="T62">'הנהנה' </text:span><text:span text:style-name="T64">(דף</text:span><text:span text:style-name="T68"> </text:span><text:span text:style-name="T64">יח:)</text:span><text:span text:style-name="T62"> דאין</text:span><text:span text:style-name="T67"> </text:span><text:span text:style-name="T62">מעילה</text:span><text:span text:style-name="T67"> </text:span><text:span text:style-name="T62">במחובר</text:span><text:span text:style-name="T67"> </text:span><text:span text:style-name="T62">לקרקע, וכל</text:span><text:span text:style-name="T67"> </text:span><text:span text:style-name="T62">שכן</text:span><text:span text:style-name="T67"> </text:span><text:span text:style-name="T62">בקרקע</text:span><text:span text:style-name="T67"> </text:span><text:span text:style-name="T62">עצמו</text:span><text:span text:style-name="T26">)</text:span>?</text:p>
      <text:p text:style-name="P3">אמר<text:span text:style-name="T1"> </text:span>רבינא: <text:span text:style-name="T26">(</text:span><text:span text:style-name="T62">מדקאמר</text:span><text:span text:style-name="T67"> </text:span><text:span text:style-name="T62">'מעל'</text:span><text:span text:style-name="T26">)</text:span> שמע<text:span text:style-name="T1"> </text:span>מינה: אבקה<text:span text:style-name="T1"> </text:span>מעלי<text:span text:style-name="T1"> </text:span>לה<text:span text:style-name="T1"> </text:span><text:span text:style-name="T26">(</text:span><text:span text:style-name="T62">אבק</text:span><text:span text:style-name="T67"> </text:span><text:span text:style-name="T62">של</text:span><text:span text:style-name="T67"> </text:span><text:span text:style-name="T62">שדה</text:span><text:span text:style-name="T67"> </text:span><text:span text:style-name="T62">מעלי</text:span><text:span text:style-name="T67"> </text:span><text:span text:style-name="T62">להו</text:span><text:span text:style-name="T67"> </text:span><text:span text:style-name="T62">לאותן</text:span><text:span text:style-name="T67"> </text:span><text:span text:style-name="T62">קלעילין, וכי</text:span><text:span text:style-name="T67"> </text:span><text:span text:style-name="T62">מעלה</text:span><text:span text:style-name="T67"> </text:span><text:span text:style-name="T62">אבק</text:span><text:span text:style-name="T67"> </text:span><text:span text:style-name="T62">מן</text:span><text:span text:style-name="T67"> </text:span><text:span text:style-name="T62">הקרקע</text:span><text:span text:style-name="T67"> </text:span><text:span text:style-name="T62">דמתערב</text:span><text:span text:style-name="T67"> </text:span><text:span text:style-name="T62">בקלעילין</text:span><text:span text:style-name="T67"> </text:span><text:span text:style-name="T62">- הוה</text:span><text:span text:style-name="T67"> </text:span><text:span text:style-name="T62">ליה</text:span><text:span text:style-name="T67"> </text:span><text:span text:style-name="T62">'תלוש', ולהכי</text:span><text:span text:style-name="T67"> </text:span><text:span text:style-name="T62">מעל</text:span><text:span text:style-name="T26">)</text:span>.</text:p>
      <text:p text:style-name="P3"/>
      <text:p text:style-name="P3">(מעילה<text:span text:style-name="T1"> </text:span>יג,ב)</text:p>
      <text:p text:style-name="P3">משנה:</text:p>
      <text:p text:style-name="P3">שרשי<text:span text:style-name="T1"> </text:span>אילן<text:span text:style-name="T1"> </text:span>[של] הדיוט<text:span text:style-name="T1"> </text:span>הבאין<text:span text:style-name="T1"> </text:span>בשל<text:span text:style-name="T1"> </text:span>הקדש, ושל<text:span text:style-name="T1"> </text:span>הקדש<text:span text:style-name="T1"> </text:span>שבאין<text:span text:style-name="T1"> </text:span>בשל<text:span text:style-name="T1"> </text:span>הדיוט<text:span text:style-name="T1"> </text:span>- לא<text:span text:style-name="T1"> </text:span>נהנין<text:span text:style-name="T1"> </text:span>ולא<text:span text:style-name="T1"> </text:span>מועלין<text:span text:style-name="T1"> </text:span><text:span text:style-name="T26">(</text:span><text:span text:style-name="T62">דאזלינן</text:span><text:span text:style-name="T67"> </text:span><text:span text:style-name="T62">בתר</text:span><text:span text:style-name="T67"> </text:span><text:span text:style-name="T62">אילן, ואילן</text:span><text:span text:style-name="T67"> </text:span><text:span text:style-name="T62">בשל</text:span><text:span text:style-name="T67"> </text:span><text:span text:style-name="T62">הדיוט</text:span><text:span text:style-name="T67"> </text:span><text:span text:style-name="T62">קאי</text:span><text:span text:style-name="T26">)</text:span>;</text:p>
      <text:p text:style-name="P3">מעין<text:span text:style-name="T1"> </text:span>שהוא<text:span text:style-name="T1"> </text:span>יוצא<text:span text:style-name="T1"> </text:span>מתוך<text:span text:style-name="T1"> </text:span>השדה<text:span text:style-name="T1"> </text:span>של<text:span text:style-name="T1"> </text:span>הקדש<text:span text:style-name="T1"> </text:span><text:span text:style-name="T26">(</text:span><text:span text:style-name="T62">שהמעין</text:span><text:span text:style-name="T67"> </text:span><text:span text:style-name="T62">מתוך</text:span><text:span text:style-name="T67"> </text:span><text:span text:style-name="T62">שדה</text:span><text:span text:style-name="T67"> </text:span><text:span text:style-name="T62">של</text:span><text:span text:style-name="T67"> </text:span><text:span text:style-name="T62">חולין</text:span><text:span text:style-name="T67"> </text:span><text:span text:style-name="T62">הוא</text:span><text:span text:style-name="T67"> </text:span><text:span text:style-name="T62">נובע, אלא</text:span><text:span text:style-name="T67"> </text:span><text:span text:style-name="T62">שיוצא</text:span><text:span text:style-name="T67"> </text:span><text:span text:style-name="T62">ומושך</text:span><text:span text:style-name="T67"> </text:span><text:span text:style-name="T62">בתוך</text:span><text:span text:style-name="T67"> </text:span><text:span text:style-name="T62">שדה</text:span><text:span text:style-name="T67"> </text:span><text:span text:style-name="T62">של</text:span><text:span text:style-name="T67"> </text:span><text:span text:style-name="T62">הקדש</text:span><text:span text:style-name="T26">)</text:span> - לא<text:span text:style-name="T1"> </text:span>נהנין<text:span text:style-name="T1"> </text:span><text:span text:style-name="T26">(</text:span><text:span text:style-name="T62">כל</text:span><text:span text:style-name="T67"> </text:span><text:span text:style-name="T62">זמן</text:span><text:span text:style-name="T67"> </text:span><text:span text:style-name="T62">שהוא</text:span><text:span text:style-name="T67"> </text:span><text:span text:style-name="T62">בתוך</text:span><text:span text:style-name="T67"> </text:span><text:span text:style-name="T62">שדה</text:span><text:span text:style-name="T67"> </text:span><text:span text:style-name="T62">של</text:span><text:span text:style-name="T67"> </text:span><text:span text:style-name="T62">הקדש</text:span><text:span text:style-name="T26">)</text:span> ולא<text:span text:style-name="T1"> </text:span>מועלין<text:span text:style-name="T1"> </text:span><text:span text:style-name="T26">(</text:span><text:span text:style-name="T62">כל</text:span><text:span text:style-name="T67"> </text:span><text:span text:style-name="T62">מי</text:span><text:span text:style-name="T67"> </text:span><text:span text:style-name="T62">שהוא</text:span><text:span text:style-name="T67"> </text:span><text:span text:style-name="T62">שותה</text:span><text:span text:style-name="T67"> </text:span><text:span text:style-name="T62">ממנו</text:span><text:span text:style-name="T67"> </text:span><text:span text:style-name="T62">בתוך</text:span><text:span text:style-name="T67"> </text:span><text:span text:style-name="T62">שדה</text:span><text:span text:style-name="T67"> </text:span><text:span text:style-name="T62">של</text:span><text:span text:style-name="T67"> </text:span><text:span text:style-name="T62">הקדש</text:span><text:span text:style-name="T26">)</text:span>;</text:p>
      <text:p text:style-name="P3">יצא<text:span text:style-name="T1"> </text:span>חוץ<text:span text:style-name="T1"> </text:span>לשדה<text:span text:style-name="T1"> </text:span>- נהנין<text:span text:style-name="T1"> </text:span>ממנו;</text:p>
      <text:p text:style-name="P3">המים<text:span text:style-name="T1"> </text:span>שבכד<text:span text:style-name="T1"> </text:span>של<text:span text:style-name="T1"> </text:span>זהב<text:span text:style-name="T1"> </text:span><text:span text:style-name="T26">(</text:span><text:span text:style-name="T62">באותו</text:span><text:span text:style-name="T67"> </text:span><text:span text:style-name="T62">כד</text:span><text:span text:style-name="T67"> </text:span><text:span text:style-name="T62">שהיו</text:span><text:span text:style-name="T67"> </text:span><text:span text:style-name="T62">ממלאים</text:span><text:span text:style-name="T67"> </text:span><text:span text:style-name="T62">לצורך</text:span><text:span text:style-name="T67"> </text:span><text:span text:style-name="T62">ניסוך, כדתנן</text:span><text:span text:style-name="T67"> </text:span><text:span text:style-name="T62">בפרק</text:span><text:span text:style-name="T67"> </text:span><text:span text:style-name="T62">'לולב</text:span><text:span text:style-name="T67"> </text:span><text:span text:style-name="T62">וערבה' </text:span><text:span text:style-name="T64">(סוכה</text:span><text:span text:style-name="T68"> </text:span><text:span text:style-name="T64">דף</text:span><text:span text:style-name="T68"> </text:span><text:span text:style-name="T64">מח:)</text:span><text:span text:style-name="T62"> כמעשהו</text:span><text:span text:style-name="T67"> </text:span><text:span text:style-name="T62">בחול</text:span><text:span text:style-name="T67"> </text:span><text:span text:style-name="T62">כך</text:span><text:span text:style-name="T67"> </text:span><text:span text:style-name="T62">מעשהו</text:span><text:span text:style-name="T67"> </text:span><text:span text:style-name="T62">בשבת, אלא</text:span><text:span text:style-name="T67"> </text:span><text:span text:style-name="T62">שהיה</text:span><text:span text:style-name="T67"> </text:span><text:span text:style-name="T62">ממלא</text:span><text:span text:style-name="T67"> </text:span><text:span text:style-name="T62">מערב</text:span><text:span text:style-name="T67"> </text:span><text:span text:style-name="T62">שבת</text:span><text:span text:style-name="T67"> </text:span><text:span text:style-name="T62">מן</text:span><text:span text:style-name="T67"> </text:span><text:span text:style-name="T62">השילוח</text:span><text:span text:style-name="T67"> </text:span><text:span text:style-name="T62">בחבית</text:span><text:span text:style-name="T67"> </text:span><text:span text:style-name="T62">של</text:span><text:span text:style-name="T67"> </text:span><text:span text:style-name="T62">זהב</text:span><text:span text:style-name="T67"> </text:span><text:span text:style-name="T62">שאינה</text:span><text:span text:style-name="T67"> </text:span><text:span text:style-name="T62">מקודשת</text:span><text:span text:style-name="T67"> </text:span><text:span text:style-name="T62">כדי</text:span><text:span text:style-name="T67"> </text:span><text:span text:style-name="T62">שלא</text:span><text:span text:style-name="T67"> </text:span><text:span text:style-name="T62">יפסל</text:span><text:span text:style-name="T67"> </text:span><text:span text:style-name="T62">בלינה</text:span><text:span text:style-name="T26">)</text:span> - <text:span text:style-name="T26">(</text:span><text:span text:style-name="T62">ובאותם</text:span><text:span text:style-name="T67"> </text:span><text:span text:style-name="T62">מים</text:span><text:span text:style-name="T67"> </text:span><text:span text:style-name="T62">שבחבית</text:span><text:span text:style-name="T67"> </text:span><text:span text:style-name="T62">של</text:span><text:span text:style-name="T67"> </text:span><text:span text:style-name="T62">זהב</text:span><text:span text:style-name="T67"> </text:span><text:span text:style-name="T62">שאינה</text:span><text:span text:style-name="T67"> </text:span><text:span text:style-name="T62">מקודשת</text:span><text:span text:style-name="T26">)</text:span> לא<text:span text:style-name="T1"> </text:span>נהנין<text:span text:style-name="T1"> </text:span><text:span text:style-name="T26">(</text:span><text:span text:style-name="T62">משום</text:span><text:span text:style-name="T67"> </text:span><text:span text:style-name="T62">דנתמלאו</text:span><text:span text:style-name="T67"> </text:span><text:span text:style-name="T62">לצורך</text:span><text:span text:style-name="T67"> </text:span><text:span text:style-name="T62">הקדש</text:span><text:span text:style-name="T26">)</text:span> ולא<text:span text:style-name="T1"> </text:span>מועלין<text:span text:style-name="T1"> </text:span><text:span text:style-name="T26">(</text:span><text:span text:style-name="T62">משום</text:span><text:span text:style-name="T67"> </text:span><text:span text:style-name="T62">דלא</text:span><text:span text:style-name="T67"> </text:span><text:span text:style-name="T62">נתקדשו</text:span><text:span text:style-name="T67"> </text:span><text:span text:style-name="T62">לניסוך</text:span><text:span text:style-name="T67"> </text:span><text:span text:style-name="T62">המים</text:span><text:span text:style-name="T67"> </text:span><text:span text:style-name="T62">למעילה</text:span><text:span text:style-name="T67"> </text:span><text:span text:style-name="T62">עד</text:span><text:span text:style-name="T67"> </text:span><text:span text:style-name="T62">שינתנו</text:span><text:span text:style-name="T67"> </text:span><text:span text:style-name="T62">בצלוחית</text:span><text:span text:style-name="T67"> </text:span><text:span text:style-name="T62">של</text:span><text:span text:style-name="T67"> </text:span><text:span text:style-name="T62">זהב, דהיינו</text:span><text:span text:style-name="T67"> </text:span><text:span text:style-name="T62">כלי</text:span><text:span text:style-name="T67"> </text:span><text:span text:style-name="T62">מקודש</text:span><text:span text:style-name="T67"> </text:span><text:span text:style-name="T62">לכך</text:span><text:span text:style-name="T26">)</text:span>;</text:p>
      <text:p text:style-name="P3">נתנן<text:span text:style-name="T1"> </text:span>בצלוחית<text:span text:style-name="T1"> </text:span>- מועלין<text:span text:style-name="T1"> </text:span>בהן;</text:p>
      <text:p text:style-name="P3">ערבה<text:span text:style-name="T1"> </text:span><text:span text:style-name="T26">(</text:span><text:span text:style-name="T62">שהיה</text:span><text:span text:style-name="T67"> </text:span><text:span text:style-name="T62">סידורן</text:span><text:span text:style-name="T67"> </text:span><text:span text:style-name="T62">בהר</text:span><text:span text:style-name="T67"> </text:span><text:span text:style-name="T62">הבית</text:span><text:span text:style-name="T26">)</text:span> - לא<text:span text:style-name="T1"> </text:span>נהנין<text:span text:style-name="T1"> </text:span><text:span text:style-name="T26">(</text:span><text:span text:style-name="T62">קודם</text:span><text:span text:style-name="T67"> </text:span><text:span text:style-name="T62">שזקפוה</text:span><text:span text:style-name="T67"> </text:span><text:span text:style-name="T62">אצל</text:span><text:span text:style-name="T67"> </text:span><text:span text:style-name="T62">המזבח</text:span><text:span text:style-name="T67"> </text:span><text:span text:style-name="T62">הואיל</text:span><text:span text:style-name="T67"> </text:span><text:span text:style-name="T62">ולכך</text:span><text:span text:style-name="T67"> </text:span><text:span text:style-name="T62">עומדת</text:span><text:span text:style-name="T26">)</text:span> ולא<text:span text:style-name="T1"> </text:span>מועלין; <text:span text:style-name="T26">(</text:span><text:span text:style-name="T62">אבל</text:span><text:span text:style-name="T67"> </text:span><text:span text:style-name="T62">משזקפוה</text:span><text:span text:style-name="T67"> </text:span><text:span text:style-name="T62">דנעשית</text:span><text:span text:style-name="T67"> </text:span><text:span text:style-name="T62">מצוותה</text:span><text:span text:style-name="T67"> </text:span><text:span text:style-name="T62">- נהנין</text:span><text:span text:style-name="T67"> </text:span><text:span text:style-name="T62">ממנה;</text:span><text:span text:style-name="T26">)</text:span></text:p>
      <text:p text:style-name="P3">רבי<text:span text:style-name="T1"> </text:span>אלעזר<text:span text:style-name="T1"> </text:span>ברבי<text:span text:style-name="T1"> </text:span>צדוק<text:span text:style-name="T1"> </text:span>אומר: נוהגין<text:span text:style-name="T1"> </text:span>היו<text:span text:style-name="T1"> </text:span>הזקנים<text:span text:style-name="T1"> </text:span>שנהנים<text:span text:style-name="T1"> </text:span>ממנו<text:span text:style-name="T1"> </text:span>בלולביהן<text:span text:style-name="T1"> </text:span><text:span text:style-name="T26">(</text:span><text:span text:style-name="T62">אפילו</text:span><text:span text:style-name="T67"> </text:span><text:span text:style-name="T62">קודם</text:span><text:span text:style-name="T67"> </text:span><text:span text:style-name="T62">שנזקפה</text:span><text:span text:style-name="T67"> </text:span><text:span text:style-name="T62">אצל</text:span><text:span text:style-name="T67"> </text:span><text:span text:style-name="T62">המזבח</text:span><text:span text:style-name="T26">)</text:span>.</text:p>
      <text:p text:style-name="P3"/>
      <text:p text:style-name="P3">גמרא:</text:p>
      <text:p text:style-name="P3">אמר<text:span text:style-name="T1"> </text:span>ריש<text:span text:style-name="T1"> </text:span>לקיש: '<text:span text:style-name="T106">אין</text:span><text:span text:style-name="T107"> </text:span><text:span text:style-name="T106">מועלין</text:span>' - בכולן, אבל<text:span text:style-name="T1"> </text:span>מועלין<text:span text:style-name="T1"> </text:span>בשלש<text:span text:style-name="T1"> </text:span>לוגין<text:span text:style-name="T1"> </text:span><text:span text:style-name="T26">(</text:span><text:span text:style-name="T62">שאם</text:span><text:span text:style-name="T67"> </text:span><text:span text:style-name="T62">יש</text:span><text:span text:style-name="T67"> </text:span><text:span text:style-name="T62">באותו</text:span><text:span text:style-name="T67"> </text:span><text:span text:style-name="T62">כד</text:span><text:span text:style-name="T67"> </text:span><text:span text:style-name="T62">של</text:span><text:span text:style-name="T67"> </text:span><text:span text:style-name="T62">זהב</text:span><text:span text:style-name="T67"> </text:span><text:span text:style-name="T62">יותר</text:span><text:span text:style-name="T67"> </text:span><text:span text:style-name="T62">משלשה</text:span><text:span text:style-name="T67"> </text:span><text:span text:style-name="T62">לוגין</text:span><text:span text:style-name="T67"> </text:span><text:span text:style-name="T62">- אין</text:span><text:span text:style-name="T67"> </text:span><text:span text:style-name="T62">מועלין</text:span><text:span text:style-name="T67"> </text:span><text:span text:style-name="T62">בהן, אבל</text:span><text:span text:style-name="T67"> </text:span><text:span text:style-name="T62">אם</text:span><text:span text:style-name="T67"> </text:span><text:span text:style-name="T62">יש</text:span><text:span text:style-name="T67"> </text:span><text:span text:style-name="T62">בכד</text:span><text:span text:style-name="T67"> </text:span><text:span text:style-name="T62">שלשה</text:span><text:span text:style-name="T67"> </text:span><text:span text:style-name="T62">לוגין, לא</text:span><text:span text:style-name="T67"> </text:span><text:span text:style-name="T62">פחות</text:span><text:span text:style-name="T67"> </text:span><text:span text:style-name="T62">ולא</text:span><text:span text:style-name="T67"> </text:span><text:span text:style-name="T62">יותר</text:span><text:span text:style-name="T67"> </text:span><text:span text:style-name="T62">- דאין</text:span><text:span text:style-name="T67"> </text:span><text:span text:style-name="T62">ביה</text:span><text:span text:style-name="T67"> </text:span><text:span text:style-name="T62">שיעור</text:span><text:span text:style-name="T67"> </text:span><text:span text:style-name="T62">ניסוך</text:span><text:span text:style-name="T67"> </text:span><text:span text:style-name="T62">- מועלין</text:span><text:span text:style-name="T67"> </text:span><text:span text:style-name="T62">בו</text:span><text:span text:style-name="T26">)</text:span>.</text:p>
      <text:p text:style-name="P3"><text:soft-page-break/>והקתני<text:span text:style-name="T1"> </text:span>סיפא<text:span text:style-name="T1"> </text:span>'<text:span text:style-name="T106">נתנו</text:span><text:span text:style-name="T107"> </text:span><text:span text:style-name="T106">לצלוחית</text:span><text:span text:style-name="T107"> </text:span><text:span text:style-name="T106">מועלין</text:span><text:span text:style-name="T107"> </text:span><text:span text:style-name="T106">בהן</text:span>', מכלל<text:span text:style-name="T1"> </text:span>דרישא<text:span text:style-name="T1"> </text:span><text:span text:style-name="T26">(</text:span><text:span text:style-name="T62">בכד</text:span><text:span text:style-name="T67"> </text:span><text:span text:style-name="T62">של</text:span><text:span text:style-name="T67"> </text:span><text:span text:style-name="T62">זהב</text:span><text:span text:style-name="T26">)</text:span> אפילו<text:span text:style-name="T1"> </text:span>בשלשת<text:span text:style-name="T1"> </text:span>לוגין<text:span text:style-name="T1"> </text:span><text:span text:style-name="T26">(</text:span><text:span text:style-name="T62">גרידי</text:span><text:span text:style-name="T26">)</text:span> נמי<text:span text:style-name="T1"> </text:span>לא!?</text:p>
      <text:p text:style-name="P3">אלא<text:span text:style-name="T1"> </text:span>אי<text:span text:style-name="T1"> </text:span>איתמר<text:span text:style-name="T1"> </text:span>- אסיפא<text:span text:style-name="T1"> </text:span>איתמר: '<text:span text:style-name="T26">[נתנן</text:span><text:span text:style-name="T2"> </text:span><text:span text:style-name="T26">בצלוחית] </text:span><text:span text:style-name="T106">מועלין</text:span><text:span text:style-name="T107"> </text:span><text:span text:style-name="T106">בהן</text:span>'; אמר<text:span text:style-name="T1"> </text:span>ריש<text:span text:style-name="T1"> </text:span>לקיש: אין<text:span text:style-name="T1"> </text:span>מועלין<text:span text:style-name="T1"> </text:span>אלא<text:span text:style-name="T1"> </text:span>בשלשה<text:span text:style-name="T1"> </text:span>לוגין; ורבי<text:span text:style-name="T1"> </text:span>יוחנן<text:span text:style-name="T1"> </text:span>אמר: מועלין<text:span text:style-name="T1"> </text:span>בכולן.</text:p>
      <text:p text:style-name="P3">למימרא<text:span text:style-name="T1"> </text:span>דקסבר<text:span text:style-name="T1"> </text:span>ריש<text:span text:style-name="T1"> </text:span>לקיש<text:span text:style-name="T1"> </text:span>יש<text:span text:style-name="T1"> </text:span>שיעור<text:span text:style-name="T1"> </text:span>למים<text:span text:style-name="T1"> </text:span><text:span text:style-name="T26">(</text:span><text:span text:style-name="T62">של</text:span><text:span text:style-name="T67"> </text:span><text:span text:style-name="T62">ניסוך, דהיינו</text:span><text:span text:style-name="T67"> </text:span><text:span text:style-name="T62">שלשה</text:span><text:span text:style-name="T67"> </text:span><text:span text:style-name="T62">לוגין, להכי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הו</text:span><text:span text:style-name="T67"> </text:span><text:span text:style-name="T62">אלא</text:span><text:span text:style-name="T67"> </text:span><text:span text:style-name="T62">בשלשה</text:span><text:span text:style-name="T67"> </text:span><text:span text:style-name="T62">לוגין</text:span><text:span text:style-name="T67"> </text:span><text:span text:style-name="T62">= כשיעור</text:span><text:span text:style-name="T67"> </text:span><text:span text:style-name="T62">הראוי</text:span><text:span text:style-name="T67"> </text:span><text:span text:style-name="T62">לניסוך; ורבי</text:span><text:span text:style-name="T67"> </text:span><text:span text:style-name="T62">יוחנן</text:span><text:span text:style-name="T67"> </text:span><text:span text:style-name="T62">סבר</text:span><text:span text:style-name="T67"> </text:span><text:span text:style-name="T62">אין</text:span><text:span text:style-name="T67"> </text:span><text:span text:style-name="T62">שיעור</text:span><text:span text:style-name="T67"> </text:span><text:span text:style-name="T62">למים, להכי</text:span><text:span text:style-name="T67"> </text:span><text:span text:style-name="T62">קאמר</text:span><text:span text:style-name="T67"> </text:span><text:span text:style-name="T62">מועלין</text:span><text:span text:style-name="T67"> </text:span><text:span text:style-name="T62">בכולן</text:span><text:span text:style-name="T26">)</text:span>? והתנן<text:span text:style-name="T1"> </text:span><text:span text:style-name="T64">[זבחים</text:span><text:span text:style-name="T68"> </text:span><text:span text:style-name="T64">פ"יג</text:span><text:span text:style-name="T68"> </text:span><text:span text:style-name="T64">מ"ו]</text:span>: '<text:span text:style-name="T106">אמר</text:span><text:span text:style-name="T107"> </text:span><text:span text:style-name="T106">רבי</text:span><text:span text:style-name="T107"> </text:span><text:span text:style-name="T106">אל[י]עזר*: המנסך</text:span><text:span text:style-name="T107"> </text:span><text:span text:style-name="T106">מי</text:span><text:span text:style-name="T107"> </text:span><text:span text:style-name="T106">חג</text:span><text:span text:style-name="T107"> </text:span><text:span text:style-name="T106">בחג</text:span><text:span text:style-name="T107"> </text:span><text:span text:style-name="T106">בחוץ</text:span><text:span text:style-name="T107"> – </text:span><text:span text:style-name="T106">חייב</text:span>' <text:span text:style-name="T26">(</text:span><text:span text:style-name="T62">משום</text:span><text:span text:style-name="T67"> </text:span><text:span text:style-name="T62">'מעלה</text:span><text:span text:style-name="T67"> </text:span><text:span text:style-name="T62">בחוץ': דכל</text:span><text:span text:style-name="T67"> </text:span><text:span text:style-name="T62">דבר</text:span><text:span text:style-name="T67"> </text:span><text:span text:style-name="T62">שהוא</text:span><text:span text:style-name="T67"> </text:span><text:span text:style-name="T62">מתקבל</text:span><text:span text:style-name="T67"> </text:span><text:span text:style-name="T62">בפנים</text:span><text:span text:style-name="T67"> </text:span><text:span text:style-name="T62">- חייבין</text:span><text:span text:style-name="T67"> </text:span><text:span text:style-name="T62">עליו</text:span><text:span text:style-name="T67"> </text:span><text:span text:style-name="T62">משום</text:span><text:span text:style-name="T67"> </text:span><text:span text:style-name="T62">שחוטי</text:span><text:span text:style-name="T67"> </text:span><text:span text:style-name="T62">חוץ, כדאמרינן</text:span><text:span text:style-name="T67"> </text:span><text:span text:style-name="T62">במסכת</text:span><text:span text:style-name="T67"> </text:span><text:span text:style-name="T62">זבחים</text:span><text:span text:style-name="T26">)</text:span>, ואמר<text:span text:style-name="T1"> </text:span>רבי<text:span text:style-name="T1"> </text:span>יוחנן<text:span text:style-name="T1"> </text:span>משום<text:span text:style-name="T1"> </text:span>מנחם<text:span text:style-name="T1"> </text:span>יודאפה<text:span text:style-name="T1"> </text:span><text:span text:style-name="T26">(</text:span><text:span text:style-name="T62">התם</text:span><text:span text:style-name="T67"> </text:span><text:span text:style-name="T62">בפרק</text:span><text:span text:style-name="T67"> </text:span><text:span text:style-name="T62">'השוחט</text:span><text:span text:style-name="T67"> </text:span><text:span text:style-name="T62">והמעלה</text:span><text:span text:style-name="T67"> </text:span><text:span text:style-name="T62">בחוץ'</text:span><text:span text:style-name="T26">)</text:span>: רבי<text:span text:style-name="T1"> </text:span>אל[י]עזר* בשיטת<text:span text:style-name="T1"> </text:span>רבי<text:span text:style-name="T1"> </text:span>עקיבא<text:span text:style-name="T1"> </text:span>אמר, דדריש<text:span text:style-name="T1"> </text:span>'<text:span text:style-name="T31">נסכיהם</text:span><text:span text:style-name="T1"> </text:span><text:span text:style-name="T40">[בפרשת</text:span><text:span text:style-name="T45"> </text:span><text:span text:style-name="T40">הקרבנות</text:span><text:span text:style-name="T45"> </text:span><text:span text:style-name="T40">בפרשת</text:span><text:span text:style-name="T45"> </text:span><text:span text:style-name="T40">פנחס</text:span><text:span text:style-name="T45"> </text:span><text:span text:style-name="T40">כתיב</text:span><text:span text:style-name="T45"> </text:span><text:span text:style-name="T40">פעמים</text:span><text:span text:style-name="T45"> </text:span><text:span text:style-name="T40">רבות, וכתיב</text:span><text:span text:style-name="T45"> </text:span><text:span text:style-name="T40">בכל</text:span><text:span text:style-name="T45"> </text:span><text:span text:style-name="T40">יום</text:span><text:span text:style-name="T45"> </text:span><text:span text:style-name="T40">מימי</text:span><text:span text:style-name="T45"> </text:span><text:span text:style-name="T40">חג</text:span><text:span text:style-name="T45"> </text:span><text:span text:style-name="T40">הסוכות]</text:span>: אחד<text:span text:style-name="T1"> </text:span>ניסוך<text:span text:style-name="T1"> </text:span>המים<text:span text:style-name="T1"> </text:span>ואחד<text:span text:style-name="T1"> </text:span>ניסוך<text:span text:style-name="T1"> </text:span>היין' <text:span text:style-name="T26">(</text:span><text:span text:style-name="T62">וכיון</text:span><text:span text:style-name="T67"> </text:span><text:span text:style-name="T62">דניסוך</text:span><text:span text:style-name="T67"> </text:span><text:span text:style-name="T62">המים</text:span><text:span text:style-name="T67"> </text:span><text:span text:style-name="T62">נפקא</text:span><text:span text:style-name="T67"> </text:span><text:span text:style-name="T62">ליה</text:span><text:span text:style-name="T67"> </text:span><text:span text:style-name="T62">מדאורייתא</text:span><text:span text:style-name="T67"> </text:span><text:span text:style-name="T62">- משום</text:span><text:span text:style-name="T67"> </text:span><text:span text:style-name="T62">הכי</text:span><text:span text:style-name="T67"> </text:span><text:span text:style-name="T62">קאמר</text:span><text:span text:style-name="T67"> </text:span><text:span text:style-name="T62">דחייב</text:span><text:span text:style-name="T67"> </text:span><text:span text:style-name="T62">עליו</text:span><text:span text:style-name="T67"> </text:span><text:span text:style-name="T62">משום</text:span><text:span text:style-name="T67"> </text:span><text:span text:style-name="T62">מעלה</text:span><text:span text:style-name="T67"> </text:span><text:span text:style-name="T62">בחוץ</text:span><text:span text:style-name="T26">)</text:span>, ואמר<text:span text:style-name="T1"> </text:span>ריש<text:span text:style-name="T1"> </text:span>לקיש<text:span text:style-name="T1"> </text:span><text:span text:style-name="T26">(</text:span><text:span text:style-name="T62">לרבי</text:span><text:span text:style-name="T67"> </text:span><text:span text:style-name="T62">יוחנן</text:span><text:span text:style-name="T26">)</text:span>: '<text:span text:style-name="T26">(</text:span><text:span text:style-name="T62">כיון</text:span><text:span text:style-name="T67"> </text:span><text:span text:style-name="T62">דאמרת</text:span><text:span text:style-name="T67"> </text:span><text:span text:style-name="T62">דרבי</text:span><text:span text:style-name="T67"> </text:span><text:span text:style-name="T62">אלעזר</text:span><text:span text:style-name="T67"> </text:span><text:span text:style-name="T62">בשיטת</text:span><text:span text:style-name="T67"> </text:span><text:span text:style-name="T62">רבי</text:span><text:span text:style-name="T67"> </text:span><text:span text:style-name="T62">עקיבא</text:span><text:span text:style-name="T67"> </text:span><text:span text:style-name="T62">אמרה, דדריש</text:span><text:span text:style-name="T67"> </text:span><text:span text:style-name="T72">נסכיהם</text:span><text:span text:style-name="T62">, ואמרת</text:span><text:span text:style-name="T67"> </text:span><text:span text:style-name="T62">דניסוך</text:span><text:span text:style-name="T67"> </text:span><text:span text:style-name="T62">המים</text:span><text:span text:style-name="T67"> </text:span><text:span text:style-name="T62">הוי</text:span><text:span text:style-name="T67"> </text:span><text:span text:style-name="T62">דאורייתא</text:span><text:span text:style-name="T67"> </text:span><text:span text:style-name="T62">כמו</text:span><text:span text:style-name="T67"> </text:span><text:span text:style-name="T62">ניסוך</text:span><text:span text:style-name="T67"> </text:span><text:span text:style-name="T62">היין, אם</text:span><text:span text:style-name="T67"> </text:span><text:span text:style-name="T62">כן</text:span><text:span text:style-name="T67"> </text:span><text:span text:style-name="T62">נימא</text:span><text:span text:style-name="T67"> </text:span><text:span text:style-name="T62">הכי:</text:span><text:span text:style-name="T26">)</text:span> אי<text:span text:style-name="T1"> </text:span>מה<text:span text:style-name="T1"> </text:span>יין<text:span text:style-name="T1"> </text:span>שלש<text:span text:style-name="T1"> </text:span>לוגין<text:span text:style-name="T1"> </text:span>- אף<text:span text:style-name="T1"> </text:span>מים<text:span text:style-name="T1"> </text:span>שלש<text:span text:style-name="T1"> </text:span>לוגין', <text:span text:style-name="T26">(</text:span><text:span text:style-name="T62">ומדקאמר</text:span><text:span text:style-name="T67"> </text:span><text:span text:style-name="T62">ליה</text:span><text:span text:style-name="T67"> </text:span><text:span text:style-name="T62">ריש</text:span><text:span text:style-name="T67"> </text:span><text:span text:style-name="T62">לקיש</text:span><text:span text:style-name="T67"> </text:span><text:span text:style-name="T62">הכי</text:span><text:span text:style-name="T67"> </text:span><text:span text:style-name="T62">-</text:span><text:span text:style-name="T26">)</text:span> מכלל<text:span text:style-name="T1"> </text:span>דסבר<text:span text:style-name="T1"> </text:span>ריש<text:span text:style-name="T1"> </text:span>לקיש<text:span text:style-name="T1"> </text:span>אין<text:span text:style-name="T1"> </text:span>שיעור<text:span text:style-name="T1"> </text:span>למים<text:span text:style-name="T1"> </text:span><text:span text:style-name="T26">(</text:span><text:span text:style-name="T62">לניסוך</text:span><text:span text:style-name="T26">)</text:span>?!</text:p>
      <text:p text:style-name="P3">לטעמא<text:span text:style-name="T1"> </text:span>דמנחם<text:span text:style-name="T1"> </text:span>יודאפה<text:span text:style-name="T1"> </text:span>קאמר<text:span text:style-name="T1"> </text:span><text:span text:style-name="T26">(</text:span><text:span text:style-name="T62">וקאמר</text:span><text:span text:style-name="T67"> </text:span><text:span text:style-name="T62">ליה</text:span><text:span text:style-name="T67"> </text:span><text:span text:style-name="T62">ריש</text:span><text:span text:style-name="T67"> </text:span><text:span text:style-name="T62">לקיש</text:span><text:span text:style-name="T67"> </text:span><text:span text:style-name="T62">לטעמיה</text:span><text:span text:style-name="T67"> </text:span><text:span text:style-name="T62">דרבי</text:span><text:span text:style-name="T67"> </text:span><text:span text:style-name="T62">מנחם, דאמר</text:span><text:span text:style-name="T67"> </text:span><text:span text:style-name="T62">'אין</text:span><text:span text:style-name="T67"> </text:span><text:span text:style-name="T62">שיעור</text:span><text:span text:style-name="T67"> </text:span><text:span text:style-name="T62">למים', וקדריש</text:span><text:span text:style-name="T67"> </text:span><text:span text:style-name="T62">'</text:span><text:span text:style-name="T72">נסכיהם':</text:span><text:span text:style-name="T62"> אי</text:span><text:span text:style-name="T67"> </text:span><text:span text:style-name="T62">מה</text:span><text:span text:style-name="T67"> </text:span><text:span text:style-name="T62">יין</text:span><text:span text:style-name="T67"> </text:span><text:span text:style-name="T62">שלשה</text:span><text:span text:style-name="T67"> </text:span><text:span text:style-name="T62">לוגין</text:span><text:span text:style-name="T67"> </text:span><text:span text:style-name="T62">אף</text:span><text:span text:style-name="T67"> </text:span><text:span text:style-name="T62">מים</text:span><text:span text:style-name="T67"> </text:span><text:span text:style-name="T62">שלשה</text:span><text:span text:style-name="T67"> </text:span><text:span text:style-name="T62">לוגין; והא</text:span><text:span text:style-name="T67"> </text:span><text:span text:style-name="T62">שמעינן</text:span><text:span text:style-name="T67"> </text:span><text:span text:style-name="T62">ליה</text:span><text:span text:style-name="T67"> </text:span><text:span text:style-name="T62">לרבי</text:span><text:span text:style-name="T67"> </text:span><text:span text:style-name="T62">יוחנן</text:span><text:span text:style-name="T67"> </text:span><text:span text:style-name="T62">דאמר</text:span><text:span text:style-name="T67"> </text:span><text:span text:style-name="T62">משום</text:span><text:span text:style-name="T67"> </text:span><text:span text:style-name="T62">מנחם</text:span><text:span text:style-name="T67"> </text:span><text:span text:style-name="T62">יודפאה</text:span><text:span text:style-name="T67"> </text:span><text:span text:style-name="T62">'מועלין</text:span><text:span text:style-name="T67"> </text:span><text:span text:style-name="T62">בכולן', דמשמע</text:span><text:span text:style-name="T67"> </text:span><text:span text:style-name="T62">דאין</text:span><text:span text:style-name="T67"> </text:span><text:span text:style-name="T62">שיעור</text:span><text:span text:style-name="T67"> </text:span><text:span text:style-name="T62">למים; אבל</text:span><text:span text:style-name="T67"> </text:span><text:span text:style-name="T62">ריש</text:span><text:span text:style-name="T67"> </text:span><text:span text:style-name="T62">לקיש</text:span><text:span text:style-name="T67"> </text:span><text:span text:style-name="T62">לעולם</text:span><text:span text:style-name="T67"> </text:span><text:span text:style-name="T62">סבירא</text:span><text:span text:style-name="T67"> </text:span><text:span text:style-name="T62">ליה</text:span><text:span text:style-name="T67"> </text:span><text:span text:style-name="T62">דיש</text:span><text:span text:style-name="T67"> </text:span><text:span text:style-name="T62">שיעור</text:span><text:span text:style-name="T67"> </text:span><text:span text:style-name="T62">למים, כדאמרינן</text:span><text:span text:style-name="T67"> </text:span><text:span text:style-name="T62">לעיל</text:span><text:span text:style-name="T26">)</text:span>.</text:p>
      <text:p text:style-name="P3">*<text:span text:style-name="T40">[## נראה</text:span><text:span text:style-name="T45"> </text:span><text:span text:style-name="T40">לי</text:span><text:span text:style-name="T45"> </text:span><text:span text:style-name="T40">שהגירסה</text:span><text:span text:style-name="T45"> </text:span><text:span text:style-name="T40">הנכונה</text:span><text:span text:style-name="T45"> </text:span><text:span text:style-name="T40">כאן</text:span><text:span text:style-name="T45"> </text:span><text:span text:style-name="T40">היא</text:span><text:span text:style-name="T45"> </text:span><text:span text:style-name="T40">רבי</text:span><text:span text:style-name="T45"> </text:span><text:span text:style-name="T40">אלעזר, וכן</text:span><text:span text:style-name="T45"> </text:span><text:span text:style-name="T40">הוא</text:span><text:span text:style-name="T45"> </text:span><text:span text:style-name="T40">במשניות</text:span><text:span text:style-name="T45"> </text:span><text:span text:style-name="T40">בזבחים; ועוד: רבי</text:span><text:span text:style-name="T45"> </text:span><text:span text:style-name="T40">אלעזר</text:span><text:span text:style-name="T45"> </text:span><text:span text:style-name="T40">בן</text:span><text:span text:style-name="T45"> </text:span><text:span text:style-name="T40">שמוע</text:span><text:span text:style-name="T45"> </text:span><text:span text:style-name="T40">היה</text:span><text:span text:style-name="T45"> </text:span><text:span text:style-name="T40">תלמידו</text:span><text:span text:style-name="T45"> </text:span><text:span text:style-name="T40">של</text:span><text:span text:style-name="T45"> </text:span><text:span text:style-name="T40">רבי</text:span><text:span text:style-name="T45"> </text:span><text:span text:style-name="T40">עקיבא, ולכן</text:span><text:span text:style-name="T45"> </text:span><text:span text:style-name="T40">נראה</text:span><text:span text:style-name="T45"> </text:span><text:span text:style-name="T40">לומר</text:span><text:span text:style-name="T45"> </text:span><text:span text:style-name="T40">שרבי</text:span><text:span text:style-name="T45"> </text:span><text:span text:style-name="T40">אלעזר</text:span><text:span text:style-name="T45"> </text:span><text:span text:style-name="T40">אמר</text:span><text:span text:style-name="T45"> </text:span><text:span text:style-name="T40">בשיטת</text:span><text:span text:style-name="T45"> </text:span><text:span text:style-name="T40">רבי</text:span><text:span text:style-name="T45"> </text:span><text:span text:style-name="T40">עקיבא; אך</text:span><text:span text:style-name="T45"> </text:span><text:span text:style-name="T40">אם</text:span><text:span text:style-name="T45"> </text:span><text:span text:style-name="T40">נגרוס</text:span><text:span text:style-name="T45"> </text:span><text:span text:style-name="T40">'רבי</text:span><text:span text:style-name="T45"> </text:span><text:span text:style-name="T40">אליעזר', האם</text:span><text:span text:style-name="T45"> </text:span><text:span text:style-name="T40">נראה</text:span><text:span text:style-name="T45"> </text:span><text:span text:style-name="T40">לומר</text:span><text:span text:style-name="T45"> </text:span><text:span text:style-name="T40">שרבי</text:span><text:span text:style-name="T45"> </text:span><text:span text:style-name="T40">אליעזר</text:span><text:span text:style-name="T45"> </text:span><text:span text:style-name="T40">אמר</text:span><text:span text:style-name="T45"> </text:span><text:span text:style-name="T40">בשיטת</text:span><text:span text:style-name="T45"> </text:span><text:span text:style-name="T40">תלמידו?]</text:span></text:p>
      <text:p text:style-name="P3"/>
      <text:p text:style-name="P3">משנה:</text:p>
      <text:p text:style-name="P3">הקן<text:span text:style-name="T1"> </text:span>שבראש<text:span text:style-name="T1"> </text:span>האילן<text:span text:style-name="T1"> </text:span>של<text:span text:style-name="T1"> </text:span>הקדש<text:span text:style-name="T1"> </text:span><text:span text:style-name="T26">(</text:span><text:span text:style-name="T62">בגמרא</text:span><text:span text:style-name="T67"> </text:span><text:span text:style-name="T62">מפרש</text:span><text:span text:style-name="T67"> </text:span><text:span text:style-name="T62">מאיזה</text:span><text:span text:style-name="T67"> </text:span><text:span text:style-name="T62">עצים</text:span><text:span text:style-name="T67"> </text:span><text:span text:style-name="T62">הוא</text:span><text:span text:style-name="T67"> </text:span><text:span text:style-name="T62">עשוי</text:span><text:span text:style-name="T26">)</text:span> לא<text:span text:style-name="T1"> </text:span>נהנין<text:span text:style-name="T1"> </text:span>ולא<text:span text:style-name="T1"> </text:span>מועלין;</text:p>
      <text:p text:style-name="P3">שבאשירה<text:span text:style-name="T1"> </text:span>- יתיז<text:span text:style-name="T1"> </text:span>בקנה<text:span text:style-name="T1"> </text:span><text:span text:style-name="T26">(</text:span><text:span text:style-name="T62">שאם</text:span><text:span text:style-name="T67"> </text:span><text:span text:style-name="T62">אינו</text:span><text:span text:style-name="T67"> </text:span><text:span text:style-name="T62">יכול</text:span><text:span text:style-name="T67"> </text:span><text:span text:style-name="T62">להגיע</text:span><text:span text:style-name="T67"> </text:span><text:span text:style-name="T62">בידו</text:span><text:span text:style-name="T67"> </text:span><text:span text:style-name="T62">לקן</text:span><text:span text:style-name="T67"> </text:span><text:span text:style-name="T62">- יפיל</text:span><text:span text:style-name="T67"> </text:span><text:span text:style-name="T62">בקנה</text:span><text:span text:style-name="T67"> </text:span><text:span text:style-name="T62">הקן</text:span><text:span text:style-name="T67"> </text:span><text:span text:style-name="T62">לארץ, אבל</text:span><text:span text:style-name="T67"> </text:span><text:span text:style-name="T62">לא</text:span><text:span text:style-name="T67"> </text:span><text:span text:style-name="T62">יעלה</text:span><text:span text:style-name="T67"> </text:span><text:span text:style-name="T62">לאילן</text:span><text:span text:style-name="T67"> </text:span><text:span text:style-name="T62">ויקחנו: שלא</text:span><text:span text:style-name="T67"> </text:span><text:span text:style-name="T62">יהנה</text:span><text:span text:style-name="T67"> </text:span><text:span text:style-name="T62">מן</text:span><text:span text:style-name="T67"> </text:span><text:span text:style-name="T62">האילן</text:span><text:span text:style-name="T67"> </text:span><text:span text:style-name="T62">בעלייתו</text:span><text:span text:style-name="T67"> </text:span><text:span text:style-name="T62">כשעולה</text:span><text:span text:style-name="T67"> </text:span><text:span text:style-name="T62">עליו; ובגמרא</text:span><text:span text:style-name="T67"> </text:span><text:span text:style-name="T62">מפרש</text:span><text:span text:style-name="T67"> </text:span><text:span text:style-name="T62">מאי</text:span><text:span text:style-name="T67"> </text:span><text:span text:style-name="T62">'יתיז'.</text:span><text:span text:style-name="T26">)</text:span> </text:p>
      <text:p text:style-name="P3">המקדיש<text:span text:style-name="T1"> </text:span>את<text:span text:style-name="T1"> </text:span>החורש<text:span text:style-name="T1"> </text:span>- מועלין<text:span text:style-name="T1"> </text:span>בכולו<text:span text:style-name="T1"> </text:span><text:span text:style-name="T26">(</text:span><text:span text:style-name="T62">בעצים</text:span><text:span text:style-name="T67"> </text:span><text:span text:style-name="T62">בענפים</text:span><text:span text:style-name="T67"> </text:span><text:span text:style-name="T62">ובנבייה</text:span><text:span text:style-name="T26">)</text:span>.</text:p>
      <text:p text:style-name="P3"/>
      <text:p text:style-name="P3">(מעילה<text:span text:style-name="T1"> </text:span>יד,א)</text:p>
      <text:p text:style-name="P3">גמרא:</text:p>
      <text:p text:style-name="P3">איתמר: עבודת<text:span text:style-name="T1"> </text:span>כוכבים<text:span text:style-name="T1"> </text:span>שנשתברה<text:span text:style-name="T1"> </text:span>מאליה: רבי<text:span text:style-name="T1"> </text:span>יוחנן<text:span text:style-name="T1"> </text:span>אמר: אסורה, וריש<text:span text:style-name="T1"> </text:span>לקיש<text:span text:style-name="T1"> </text:span>אמר<text:span text:style-name="T1"> </text:span>מותרת:</text:p>
      <text:p text:style-name="P3">רבי<text:span text:style-name="T1"> </text:span>יוחנן<text:span text:style-name="T1"> </text:span>אמר<text:span text:style-name="T1"> </text:span>אסורה<text:span text:style-name="T1"> </text:span>- דלא<text:span text:style-name="T1"> </text:span>בטלה<text:span text:style-name="T1"> </text:span>עובד<text:span text:style-name="T1"> </text:span>כוכבים<text:span text:style-name="T1"> </text:span><text:span text:style-name="T26">(</text:span><text:span text:style-name="T62">שהרי</text:span><text:span text:style-name="T67"> </text:span><text:span text:style-name="T62">לא</text:span><text:span text:style-name="T67"> </text:span><text:span text:style-name="T62">ביטלה</text:span><text:span text:style-name="T67"> </text:span><text:span text:style-name="T62">עובד</text:span><text:span text:style-name="T67"> </text:span><text:span text:style-name="T62">כוכבים</text:span><text:span text:style-name="T67"> </text:span><text:span text:style-name="T62">בפירוש</text:span><text:span text:style-name="T26">)</text:span>; וריש<text:span text:style-name="T1"> </text:span>לקיש<text:span text:style-name="T1"> </text:span>אמר<text:span text:style-name="T1"> </text:span>מותרת: <text:span text:style-name="T26">(</text:span><text:span text:style-name="T62">דביטלה</text:span><text:span text:style-name="T67"> </text:span><text:span text:style-name="T62">העובד</text:span><text:span text:style-name="T67"> </text:span><text:span text:style-name="T62">כוכבים</text:span><text:span text:style-name="T67"> </text:span><text:span text:style-name="T62">בלבו:</text:span><text:span text:style-name="T26">)</text:span> מימר<text:span text:style-name="T1"> </text:span>אמר: "היא<text:span text:style-name="T1"> </text:span>גופה<text:span text:style-name="T1"> </text:span>לא<text:span text:style-name="T1"> </text:span>מצלה<text:span text:style-name="T1"> </text:span><text:span text:style-name="T26">(</text:span><text:span text:style-name="T62">שלא</text:span><text:span text:style-name="T67"> </text:span><text:span text:style-name="T62">הצילה</text:span><text:span text:style-name="T67"> </text:span><text:span text:style-name="T62">עצמה</text:span><text:span text:style-name="T67"> </text:span><text:span text:style-name="T62">שלא</text:span><text:span text:style-name="T67"> </text:span><text:span text:style-name="T62">תישבר</text:span><text:span text:style-name="T26">)</text:span>, לדידי<text:span text:style-name="T1"> </text:span>מצלה<text:span text:style-name="T1"> </text:span>לי?"!</text:p>
      <text:p text:style-name="P3">איתיביה<text:span text:style-name="T1"> </text:span>ריש<text:span text:style-name="T1"> </text:span>לקיש<text:span text:style-name="T1"> </text:span>לרבי<text:span text:style-name="T1"> </text:span>יוחנן: '<text:span text:style-name="T106">הקן</text:span><text:span text:style-name="T107"> </text:span><text:span text:style-name="T106">שבראש</text:span><text:span text:style-name="T107"> </text:span><text:span text:style-name="T106">האילן</text:span><text:span text:style-name="T107"> </text:span><text:span text:style-name="T106">של</text:span><text:span text:style-name="T107"> </text:span><text:span text:style-name="T106">הקדש</text:span><text:span text:style-name="T107"> </text:span><text:span text:style-name="T106">- אין</text:span><text:span text:style-name="T107"> </text:span><text:span text:style-name="T106">נהנין</text:span><text:span text:style-name="T107"> </text:span><text:span text:style-name="T106">ואין</text:span><text:span text:style-name="T107"> </text:span><text:span text:style-name="T106">מועלין; שבאשירה</text:span><text:span text:style-name="T107"> </text:span><text:span text:style-name="T106">- יתיז</text:span><text:span text:style-name="T107"> </text:span><text:span text:style-name="T106">בקנה</text:span>' מאי? לאו<text:span text:style-name="T1"> </text:span>דאיתבר<text:span text:style-name="T1"> </text:span>מגופה<text:span text:style-name="T1"> </text:span><text:span text:style-name="T26">(</text:span><text:span text:style-name="T62">מגופיה</text:span><text:span text:style-name="T67"> </text:span><text:span text:style-name="T62">של</text:span><text:span text:style-name="T67"> </text:span><text:span text:style-name="T62">אילן: שיבר</text:span><text:span text:style-name="T67"> </text:span><text:span text:style-name="T62">מן</text:span><text:span text:style-name="T67"> </text:span><text:span text:style-name="T62">הענפים</text:span><text:span text:style-name="T67"> </text:span><text:span text:style-name="T62">של</text:span><text:span text:style-name="T67"> </text:span><text:span text:style-name="T62">אילן</text:span><text:span text:style-name="T67"> </text:span><text:span text:style-name="T62">ועשה</text:span><text:span text:style-name="T67"> </text:span><text:span text:style-name="T62">הקן, דהיינו</text:span><text:span text:style-name="T67"> </text:span><text:span text:style-name="T62">עבודת</text:span><text:span text:style-name="T67"> </text:span><text:span text:style-name="T62">כוכבים</text:span><text:span text:style-name="T67"> </text:span><text:span text:style-name="T62">שנשתברה</text:span><text:span text:style-name="T67"> </text:span><text:span text:style-name="T62">מאליה: דלא</text:span><text:span text:style-name="T67"> </text:span><text:span text:style-name="T62">ביטלה</text:span><text:span text:style-name="T67"> </text:span><text:span text:style-name="T62">העובד</text:span><text:span text:style-name="T67"> </text:span><text:span text:style-name="T62">כוכבים</text:span><text:span text:style-name="T26">)</text:span>, וקתני<text:span text:style-name="T1"> </text:span>'<text:span text:style-name="T106">יתיז</text:span><text:span text:style-name="T107"> </text:span><text:span text:style-name="T106">בקנה</text:span>' <text:span text:style-name="T26">(</text:span><text:span text:style-name="T62">משמע</text:span><text:span text:style-name="T67"> </text:span><text:span text:style-name="T62">דמותר</text:span><text:span text:style-name="T67"> </text:span><text:span text:style-name="T62">בהנאה</text:span><text:span text:style-name="T26">)</text:span>?</text:p>
      <text:p text:style-name="P3">לא, דאייתי<text:span text:style-name="T1"> </text:span><text:span text:style-name="T26">(</text:span><text:span text:style-name="T62">העוף</text:span><text:span text:style-name="T26">)</text:span> עצים<text:span text:style-name="T1"> </text:span>מעלמא<text:span text:style-name="T1"> </text:span><text:span text:style-name="T26">(</text:span><text:span text:style-name="T62">ועשה</text:span><text:span text:style-name="T67"> </text:span><text:span text:style-name="T62">קן</text:span><text:span text:style-name="T26">)</text:span>. [<text:span text:style-name="T62">גירסת</text:span><text:span text:style-name="T67"> </text:span><text:span text:style-name="T62">רש"י, הדומה</text:span><text:span text:style-name="T67"> </text:span><text:span text:style-name="T62">לסוגיא</text:span><text:span text:style-name="T67"> </text:span><text:span text:style-name="T62">המקבילה</text:span><text:span text:style-name="T67"> </text:span><text:span text:style-name="T62">במסכת</text:span><text:span text:style-name="T67"> </text:span><text:span text:style-name="T62">עבודה</text:span><text:span text:style-name="T67"> </text:span><text:span text:style-name="T62">זרה</text:span><text:span text:style-name="T67"> </text:span><text:span text:style-name="T62">מב,ב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השטמ"ק</text:span><text:span text:style-name="T67"> </text:span><text:span text:style-name="T62">אות</text:span><text:span text:style-name="T67"> </text:span><text:span text:style-name="T62">א:, וכן</text:span><text:span text:style-name="T67"> </text:span><text:span text:style-name="T62">הב"ח]</text:span><text:span text:style-name="T59"> דיקא</text:span><text:span text:style-name="T66"> </text:span><text:span text:style-name="T59">נמי</text:span><text:span text:style-name="T66"> </text:span><text:span text:style-name="T59">דקתני</text:span><text:span text:style-name="T66"> </text:span><text:span text:style-name="T59">גבי</text:span><text:span text:style-name="T66"> </text:span><text:span text:style-name="T59">הקדש</text:span><text:span text:style-name="T66"> </text:span><text:span text:style-name="T59">'לא</text:span><text:span text:style-name="T66"> </text:span><text:span text:style-name="T59">נהנין</text:span><text:span text:style-name="T66"> </text:span><text:span text:style-name="T59">ולא</text:span><text:span text:style-name="T66"> </text:span><text:span text:style-name="T59">מועלין': אי</text:span><text:span text:style-name="T66"> </text:span><text:span text:style-name="T59">אמרת</text:span><text:span text:style-name="T66"> </text:span><text:span text:style-name="T59">בשלמא</text:span><text:span text:style-name="T66"> </text:span><text:span text:style-name="T59">דאייתי</text:span><text:span text:style-name="T66"> </text:span><text:span text:style-name="T59">מעלמא</text:span><text:span text:style-name="T66"> </text:span><text:span text:style-name="T59">וקינתה</text:span><text:span text:style-name="T66"> </text:span><text:span text:style-name="T59">בהן</text:span><text:span text:style-name="T66"> </text:span><text:span text:style-name="T59">- היינו</text:span><text:span text:style-name="T66"> </text:span><text:span text:style-name="T59">דקתני</text:span><text:span text:style-name="T66"> </text:span><text:span text:style-name="T59">'</text:span><text:span text:style-name="T88">לא</text:span><text:span text:style-name="T87"> </text:span><text:span text:style-name="T88">מועלין</text:span><text:span text:style-name="T87"> </text:span><text:span text:style-name="T88">ולא</text:span><text:span text:style-name="T87"> </text:span><text:span text:style-name="T88">נהנין</text:span><text:span text:style-name="T59">': לא</text:span><text:span text:style-name="T66"> </text:span><text:span text:style-name="T59">נהנין</text:span><text:span text:style-name="T66"> </text:span><text:span text:style-name="T59">מדרבנן</text:span><text:span text:style-name="T66"> </text:span><text:span text:style-name="T60">(</text:span><text:span text:style-name="T62">הואיל</text:span><text:span text:style-name="T67"> </text:span><text:span text:style-name="T62">ועל</text:span><text:span text:style-name="T67"> </text:span><text:span text:style-name="T62">אילן</text:span><text:span text:style-name="T67"> </text:span><text:span text:style-name="T62">של</text:span><text:span text:style-name="T67"> </text:span><text:span text:style-name="T62">הקדש</text:span><text:span text:style-name="T67"> </text:span><text:span text:style-name="T62">קאי</text:span><text:span text:style-name="T60">)</text:span><text:span text:style-name="T59"> ולא</text:span><text:span text:style-name="T66"> </text:span><text:span text:style-name="T59">מועלין</text:span><text:span text:style-name="T66"> </text:span><text:span text:style-name="T59">דאורייתא, דהא</text:span><text:span text:style-name="T66"> </text:span><text:span text:style-name="T59">לא</text:span><text:span text:style-name="T66"> </text:span><text:span text:style-name="T59">קדשי</text:span><text:span text:style-name="T66"> </text:span><text:span text:style-name="T60">(</text:span><text:span text:style-name="T62">הואיל</text:span><text:span text:style-name="T67"> </text:span><text:span text:style-name="T62">דאייתי</text:span><text:span text:style-name="T67"> </text:span><text:span text:style-name="T62">מעלמא</text:span><text:span text:style-name="T60">)</text:span><text:span text:style-name="T59">; </text:span><text:span text:style-name="T62"><text:s/></text:span><text:span text:style-name="T59">אלא</text:span><text:span text:style-name="T66"> </text:span><text:span text:style-name="T59">אי</text:span><text:span text:style-name="T66"> </text:span><text:span text:style-name="T59">אמרת</text:span><text:span text:style-name="T66"> </text:span><text:span text:style-name="T59">דאיתבר</text:span><text:span text:style-name="T66"> </text:span><text:span text:style-name="T59">מגופה, אמאי</text:span><text:span text:style-name="T66"> </text:span><text:span text:style-name="T59">אין</text:span><text:span text:style-name="T66"> </text:span><text:span text:style-name="T59">מועלין? </text:span></text:p>
      <text:p text:style-name="P3"><text:span text:style-name="T59">מאי</text:span><text:span text:style-name="T66"> </text:span><text:span text:style-name="T59">איריא</text:span><text:span text:style-name="T66"> </text:span><text:span text:style-name="T60">(</text:span><text:span text:style-name="T62">לעולם</text:span><text:span text:style-name="T67"> </text:span><text:span text:style-name="T62">אימא</text:span><text:span text:style-name="T67"> </text:span><text:span text:style-name="T62">לך</text:span><text:span text:style-name="T67"> </text:span><text:span text:style-name="T62">דאיתבר</text:span><text:span text:style-name="T67"> </text:span><text:span text:style-name="T62">מגופיה, ואמאי</text:span><text:span text:style-name="T67"> </text:span><text:span text:style-name="T62">לא</text:span><text:span text:style-name="T67"> </text:span><text:span text:style-name="T62">מועלין</text:span><text:span text:style-name="T67"> </text:span><text:span text:style-name="T62">הכא</text:span><text:span text:style-name="T67"> </text:span><text:span text:style-name="T62">גבי</text:span><text:span text:style-name="T67"> </text:span><text:span text:style-name="T62">הקדש</text:span><text:span text:style-name="T60">)</text:span><text:span text:style-name="T59">? - הכא</text:span><text:span text:style-name="T66"> </text:span><text:span text:style-name="T59">בגידולין</text:span><text:span text:style-name="T66"> </text:span><text:span text:style-name="T59">הבאין</text:span><text:span text:style-name="T66"> </text:span><text:span text:style-name="T59">לאחר</text:span><text:span text:style-name="T66"> </text:span><text:span text:style-name="T59">מכאן</text:span><text:span text:style-name="T66"> </text:span><text:span text:style-name="T60">(</text:span><text:span text:style-name="T62">לאחר</text:span><text:span text:style-name="T67"> </text:span><text:span text:style-name="T62">שהוקדש</text:span><text:span text:style-name="T26">)</text:span><text:span text:style-name="T59"> עסקינן, וקסבר</text:span><text:span text:style-name="T66"> </text:span><text:span text:style-name="T59">אין</text:span><text:span text:style-name="T66"> </text:span><text:span text:style-name="T59">מועלין</text:span><text:span text:style-name="T66"> </text:span><text:span text:style-name="T59">בגידולין</text:span><text:span text:style-name="T66"> </text:span><text:span text:style-name="T26">(</text:span><text:span text:style-name="T62">וליכא</text:span><text:span text:style-name="T67"> </text:span><text:span text:style-name="T62">למידק</text:span><text:span text:style-name="T67"> </text:span><text:span text:style-name="T62">מהכא</text:span><text:span text:style-name="T67"> </text:span><text:span text:style-name="T62">לעבודת</text:span><text:span text:style-name="T67"> </text:span><text:span text:style-name="T62">כוכבים</text:span><text:span text:style-name="T67"> </text:span><text:span text:style-name="T62">שנשתברה</text:span><text:span text:style-name="T67"> </text:span><text:span text:style-name="T62">מאליה, ולא</text:span><text:span text:style-name="T67"> </text:span><text:span text:style-name="T62">קשיא</text:span><text:span text:style-name="T67"> </text:span><text:span text:style-name="T62">לרבי</text:span><text:span text:style-name="T67"> </text:span><text:span text:style-name="T62">יוחנן</text:span><text:span text:style-name="T26">)</text:span><text:span text:style-name="T59">.</text:span><text:span text:style-name="T62"> </text:span></text:p>
      <text:p text:style-name="P4"><text:soft-page-break/>[<text:span text:style-name="T61">רש"י</text:span><text:span text:style-name="T66"> </text:span><text:span text:style-name="T61">לא</text:span><text:span text:style-name="T66"> </text:span><text:span text:style-name="T61">גורס:</text:span> אי<text:span text:style-name="T1"> </text:span>הכי<text:span text:style-name="T1"> </text:span>- אמאי<text:span text:style-name="T1"> </text:span>של<text:span text:style-name="T1"> </text:span>הקדש<text:span text:style-name="T1"> </text:span>אין<text:span text:style-name="T1"> </text:span>נהנין<text:span text:style-name="T1"> </text:span>ואין<text:span text:style-name="T1"> </text:span>מועלין? אלא<text:span text:style-name="T1"> </text:span>בגידולין<text:span text:style-name="T1"> </text:span>הבאין<text:span text:style-name="T1"> </text:span>לאחר<text:span text:style-name="T1"> </text:span>מכאן, וקסבר<text:span text:style-name="T1"> </text:span>אין<text:span text:style-name="T1"> </text:span>מועלין<text:span text:style-name="T1"> </text:span>בגידולין; הכי<text:span text:style-name="T1"> </text:span>נמי<text:span text:style-name="T1"> </text:span>מסתברא, דאי<text:span text:style-name="T1"> </text:span>סלקא<text:span text:style-name="T1"> </text:span>דעתא<text:span text:style-name="T1"> </text:span>דאייתי<text:span text:style-name="T1"> </text:span>מעלמא<text:span text:style-name="T1"> </text:span>- אמאי<text:span text:style-name="T1"> </text:span>יתיז<text:span text:style-name="T1"> </text:span>בקנה? לשקליה<text:span text:style-name="T1"> </text:span>משקל!?]</text:p>
      <text:p text:style-name="P3">אמר<text:span text:style-name="T1"> </text:span>רבי<text:span text:style-name="T1"> </text:span>אבהו<text:span text:style-name="T1"> </text:span>אמר<text:span text:style-name="T1"> </text:span>רבי<text:span text:style-name="T1"> </text:span>יוחנן: לעולם<text:span text:style-name="T1"> </text:span>דאייתי<text:span text:style-name="T1"> </text:span>מעלמא, ומאי<text:span text:style-name="T1"> </text:span>'<text:span text:style-name="T106">יתיז</text:span>' = יתיז<text:span text:style-name="T1"> </text:span>אפרוחים. <text:span text:style-name="T26">(</text:span><text:span text:style-name="T62">רבי</text:span><text:span text:style-name="T67"> </text:span><text:span text:style-name="T62">אבהו</text:span><text:span text:style-name="T67"> </text:span><text:span text:style-name="T62">מתרץ</text:span><text:span text:style-name="T67"> </text:span><text:span text:style-name="T62">להאי</text:span><text:span text:style-name="T67"> </text:span><text:span text:style-name="T62">'יתיז' לאו</text:span><text:span text:style-name="T67"> </text:span><text:span text:style-name="T62">בקן</text:span><text:span text:style-name="T67"> </text:span><text:span text:style-name="T62">עצמו</text:span><text:span text:style-name="T67"> </text:span><text:span text:style-name="T62">מיירי, אלא</text:span><text:span text:style-name="T67"> </text:span><text:span text:style-name="T62">דכיון</text:span><text:span text:style-name="T67"> </text:span><text:span text:style-name="T62">דאיתבר</text:span><text:span text:style-name="T67"> </text:span><text:span text:style-name="T62">מגופה</text:span><text:span text:style-name="T67"> </text:span><text:span text:style-name="T62">דאשרה</text:span><text:span text:style-name="T67"> </text:span><text:span text:style-name="T62">- קן</text:span><text:span text:style-name="T67"> </text:span><text:span text:style-name="T62">עצמו</text:span><text:span text:style-name="T67"> </text:span><text:span text:style-name="T62">אסור</text:span><text:span text:style-name="T67"> </text:span><text:span text:style-name="T62">בהנאה; אלא</text:span><text:span text:style-name="T67"> </text:span><text:span text:style-name="T62">מאי</text:span><text:span text:style-name="T67"> </text:span><text:span text:style-name="T62">'יתיז</text:span><text:span text:style-name="T67"> </text:span><text:span text:style-name="T62">בקנה'? - באפרוחים</text:span><text:span text:style-name="T67"> </text:span><text:span text:style-name="T62">קמיירי; </text:span></text:p>
      <text:p text:style-name="P4"><text:span text:style-name="T61">לישנא</text:span><text:span text:style-name="T66"> </text:span><text:span text:style-name="T61">אחרינא: '</text:span><text:span text:style-name="T96">הכי</text:span><text:span text:style-name="T98"> </text:span><text:span text:style-name="T96">נמי</text:span><text:span text:style-name="T98"> </text:span><text:span text:style-name="T96">מסתברא</text:span><text:span text:style-name="T61">...', ולא</text:span><text:span text:style-name="T66"> </text:span><text:span text:style-name="T61">שמענו, משום</text:span><text:span text:style-name="T66"> </text:span><text:span text:style-name="T61">דקתני</text:span><text:span text:style-name="T66"> </text:span><text:span text:style-name="T61">בה</text:span><text:span text:style-name="T66"> </text:span><text:span text:style-name="T61">'לישקליה</text:span><text:span text:style-name="T66"> </text:span><text:span text:style-name="T61">משקל' דמשמע</text:span><text:span text:style-name="T66"> </text:span><text:span text:style-name="T61">שיעלה</text:span><text:span text:style-name="T66"> </text:span><text:span text:style-name="T61">באילן</text:span><text:span text:style-name="T66"> </text:span><text:span text:style-name="T61">ויקחהו</text:span><text:span text:style-name="T66"> </text:span><text:span text:style-name="T61">בידו, והא</text:span><text:span text:style-name="T66"> </text:span><text:span text:style-name="T61">אי</text:span><text:span text:style-name="T66"> </text:span><text:span text:style-name="T61">אפשר</text:span><text:span text:style-name="T66"> </text:span><text:span text:style-name="T61">שלא</text:span><text:span text:style-name="T66"> </text:span><text:span text:style-name="T61">יהנה</text:span><text:span text:style-name="T66"> </text:span><text:span text:style-name="T61">מן</text:span><text:span text:style-name="T66"> </text:span><text:span text:style-name="T61">האילן! [הב"ח: נראה</text:span><text:span text:style-name="T66"> </text:span><text:span text:style-name="T61">ברור</text:span><text:span text:style-name="T66"> </text:span><text:span text:style-name="T61">רצה</text:span><text:span text:style-name="T66"> </text:span><text:span text:style-name="T61">לומר</text:span><text:span text:style-name="T66"> </text:span><text:span text:style-name="T61">דיש</text:span><text:span text:style-name="T66"> </text:span><text:span text:style-name="T61">לישנא</text:span><text:span text:style-name="T66"> </text:span><text:span text:style-name="T61">אחרינא, והיינו</text:span><text:span text:style-name="T66"> </text:span><text:span text:style-name="T61">כמו</text:span><text:span text:style-name="T66"> </text:span><text:span text:style-name="T61">שהגירסא</text:span><text:span text:style-name="T66"> </text:span><text:span text:style-name="T61">לפנינו, וזה</text:span><text:span text:style-name="T66"> </text:span><text:span text:style-name="T61">היה</text:span><text:span text:style-name="T66"> </text:span><text:span text:style-name="T61">לרש"י</text:span><text:span text:style-name="T66"> </text:span><text:span text:style-name="T61">ל'לישנא</text:span><text:span text:style-name="T66"> </text:span><text:span text:style-name="T61">אחרינא', וקאמר</text:span><text:span text:style-name="T66"> </text:span><text:span text:style-name="T61">דלא</text:span><text:span text:style-name="T66"> </text:span><text:span text:style-name="T61">שמיע</text:span><text:span text:style-name="T66"> </text:span><text:span text:style-name="T61">ליה</text:span><text:span text:style-name="T66"> </text:span><text:span text:style-name="T61">- כלומר</text:span><text:span text:style-name="T66"> </text:span><text:span text:style-name="T61">לא</text:span><text:span text:style-name="T66"> </text:span><text:span text:style-name="T61">סבירא</text:span><text:span text:style-name="T66"> </text:span><text:span text:style-name="T61">ליה</text:span><text:span text:style-name="T66"> – </text:span><text:span text:style-name="T61">דקשה</text:span><text:span text:style-name="T66"> </text:span><text:span text:style-name="T61">על</text:span><text:span text:style-name="T66"> </text:span><text:span text:style-name="T61">זה</text:span><text:span text:style-name="T66"> </text:span><text:span text:style-name="T61">דקתני</text:span><text:span text:style-name="T66"> </text:span><text:span text:style-name="T61">בה</text:span><text:span text:style-name="T66"> </text:span><text:span text:style-name="T61">'לשקליה</text:span><text:span text:style-name="T66"> </text:span><text:span text:style-name="T61">משקל']</text:span>)</text:p>
      <text:p text:style-name="P3">אמר<text:span text:style-name="T1"> </text:span>ליה<text:span text:style-name="T1"> </text:span>רבי<text:span text:style-name="T1"> </text:span>יעקב<text:span text:style-name="T1"> </text:span>לרבי<text:span text:style-name="T1"> </text:span>ירמיה: אפרוחים<text:span text:style-name="T1"> </text:span>כאן<text:span text:style-name="T1"> </text:span>וכאן<text:span text:style-name="T1"> </text:span><text:span text:style-name="T26">(</text:span><text:span text:style-name="T62">בין</text:span><text:span text:style-name="T67"> </text:span><text:span text:style-name="T62">באילן</text:span><text:span text:style-name="T67"> </text:span><text:span text:style-name="T62">של</text:span><text:span text:style-name="T67"> </text:span><text:span text:style-name="T62">הקדש</text:span><text:span text:style-name="T67"> </text:span><text:span text:style-name="T62">ובין</text:span><text:span text:style-name="T67"> </text:span><text:span text:style-name="T62">של</text:span><text:span text:style-name="T67"> </text:span><text:span text:style-name="T62">אשרה</text:span><text:span text:style-name="T26">)</text:span> מותרין<text:span text:style-name="T1"> </text:span><text:span text:style-name="T26">(</text:span><text:span text:style-name="T62">לפי</text:span><text:span text:style-name="T67"> </text:span><text:span text:style-name="T62">שאינן</text:span><text:span text:style-name="T67"> </text:span><text:span text:style-name="T62">צריכין</text:span><text:span text:style-name="T67"> </text:span><text:span text:style-name="T62">לאילן: שפורחין</text:span><text:span text:style-name="T67"> </text:span><text:span text:style-name="T62">בכל</text:span><text:span text:style-name="T67"> </text:span><text:span text:style-name="T62">מקום</text:span><text:span text:style-name="T67"> </text:span><text:span text:style-name="T62">שרוצין</text:span><text:span text:style-name="T26">)</text:span>, <text:span text:style-name="T26">(</text:span><text:span text:style-name="T62">אבל</text:span><text:span text:style-name="T26">)</text:span> ביצים<text:span text:style-name="T1"> </text:span>כאן<text:span text:style-name="T1"> </text:span>וכאן<text:span text:style-name="T1"> </text:span>אסורין<text:span text:style-name="T1"> </text:span><text:span text:style-name="T26">(</text:span><text:span text:style-name="T62">משום</text:span><text:span text:style-name="T67"> </text:span><text:span text:style-name="T62">דלא</text:span><text:span text:style-name="T67"> </text:span><text:span text:style-name="T62">ניידי</text:span><text:span text:style-name="T67"> </text:span><text:span text:style-name="T62">וצריכין</text:span><text:span text:style-name="T67"> </text:span><text:span text:style-name="T62">לאילן, וכאילן</text:span><text:span text:style-name="T67"> </text:span><text:span text:style-name="T62">עצמו</text:span><text:span text:style-name="T67"> </text:span><text:span text:style-name="T62">דמי</text:span><text:span text:style-name="T26">)</text:span>.</text:p>
      <text:p text:style-name="P3">אמר<text:span text:style-name="T1"> </text:span>רב<text:span text:style-name="T1"> </text:span>אשי: אם<text:span text:style-name="T1"> </text:span>אפרוחים<text:span text:style-name="T1"> </text:span>צריכין<text:span text:style-name="T1"> </text:span>לאמן<text:span text:style-name="T1"> </text:span><text:span text:style-name="T26">(</text:span><text:span text:style-name="T62">שעדיין</text:span><text:span text:style-name="T67"> </text:span><text:span text:style-name="T62">לא</text:span><text:span text:style-name="T67"> </text:span><text:span text:style-name="T62">גדלה</text:span><text:span text:style-name="T67"> </text:span><text:span text:style-name="T62">נוצתן</text:span><text:span text:style-name="T67"> </text:span><text:span text:style-name="T62">ואינן</text:span><text:span text:style-name="T67"> </text:span><text:span text:style-name="T62">יכולין</text:span><text:span text:style-name="T67"> </text:span><text:span text:style-name="T62">לפרוח</text:span><text:span text:style-name="T26">)</text:span> - כביצים<text:span text:style-name="T1"> </text:span>דמו<text:span text:style-name="T1"> </text:span><text:span text:style-name="T26">(</text:span><text:span text:style-name="T62">ואסירי</text:span><text:span text:style-name="T26">)</text:span>.</text:p>
      <text:p text:style-name="P29"/>
      <text:p text:style-name="P29"/>
      <text:p text:style-name="P3">משנה:</text:p>
      <text:p text:style-name="P3">הגזברים<text:span text:style-name="T1"> </text:span>שלקחו<text:span text:style-name="T1"> </text:span>עצים<text:span text:style-name="T1"> </text:span><text:span text:style-name="T26">(</text:span><text:span text:style-name="T62">מן</text:span><text:span text:style-name="T67"> </text:span><text:span text:style-name="T62">היער</text:span><text:span text:style-name="T67"> </text:span><text:span text:style-name="T62">של</text:span><text:span text:style-name="T67"> </text:span><text:span text:style-name="T62">חולין</text:span><text:span text:style-name="T67"> </text:span><text:span text:style-name="T62">לצורך</text:span><text:span text:style-name="T67"> </text:span><text:span text:style-name="T62">קורות</text:span><text:span text:style-name="T26">)</text:span> - מועלין<text:span text:style-name="T1"> </text:span>בעצים<text:span text:style-name="T1"> </text:span><text:span text:style-name="T26">(</text:span><text:span text:style-name="T62">עצמן</text:span><text:span text:style-name="T67"> </text:span><text:span text:style-name="T62">הראוים</text:span><text:span text:style-name="T67"> </text:span><text:span text:style-name="T62">לקורות</text:span><text:span text:style-name="T26">)</text:span> ואין<text:span text:style-name="T1"> </text:span>מועלין<text:span text:style-name="T1"> </text:span>לא<text:span text:style-name="T1"> </text:span>בשיפויי<text:span text:style-name="T1"> </text:span><text:span text:style-name="T26">(</text:span><text:span text:style-name="T62">הנסורת</text:span><text:span text:style-name="T67"> </text:span><text:span text:style-name="T62">שמשפה</text:span><text:span text:style-name="T67"> </text:span><text:span text:style-name="T62">החרש</text:span><text:span text:style-name="T67"> </text:span><text:span text:style-name="T62">מן</text:span><text:span text:style-name="T67"> </text:span><text:span text:style-name="T62">הקורה</text:span><text:span text:style-name="T26">)</text:span> ולא<text:span text:style-name="T1"> </text:span>בנבייה<text:span text:style-name="T1"> </text:span><text:span text:style-name="T26">(</text:span><text:span text:style-name="T62">היינו</text:span><text:span text:style-name="T67"> </text:span><text:span text:style-name="T62">עלין</text:span><text:span text:style-name="T67"> </text:span><text:span text:style-name="T62">שלהן, לפי</text:span><text:span text:style-name="T67"> </text:span><text:span text:style-name="T62">שהגזברים</text:span><text:span text:style-name="T67"> </text:span><text:span text:style-name="T62">לא</text:span><text:span text:style-name="T67"> </text:span><text:span text:style-name="T62">קנו</text:span><text:span text:style-name="T67"> </text:span><text:span text:style-name="T62">והקדישו</text:span><text:span text:style-name="T67"> </text:span><text:span text:style-name="T62">אלא</text:span><text:span text:style-name="T67"> </text:span><text:span text:style-name="T62">דבר</text:span><text:span text:style-name="T67"> </text:span><text:span text:style-name="T62">הצריך</text:span><text:span text:style-name="T67"> </text:span><text:span text:style-name="T62">לבנין, ולא</text:span><text:span text:style-name="T67"> </text:span><text:span text:style-name="T62">שפוייה</text:span><text:span text:style-name="T67"> </text:span><text:span text:style-name="T62">ונבייה</text:span><text:span text:style-name="T26">)</text:span>.<text:span text:style-name="T62"> </text:span></text:p>
      <text:p text:style-name="P3"/>
      <text:p text:style-name="P3">גמרא:</text:p>
      <text:p text:style-name="P3">אמר<text:span text:style-name="T1"> </text:span>שמואל: בונין<text:span text:style-name="T1"> </text:span>בחול<text:span text:style-name="T1"> </text:span>ואחר<text:span text:style-name="T1"> </text:span>כך<text:span text:style-name="T1"> </text:span>מקדישין<text:span text:style-name="T1"> </text:span><text:span text:style-name="T26">(</text:span><text:span text:style-name="T62">כלומר: כשהן</text:span><text:span text:style-name="T67"> </text:span><text:span text:style-name="T62">בונין</text:span><text:span text:style-name="T67"> </text:span><text:span text:style-name="T62">בבדק</text:span><text:span text:style-name="T67"> </text:span><text:span text:style-name="T62">הבית, היו</text:span><text:span text:style-name="T67"> </text:span><text:span text:style-name="T62">קונין</text:span><text:span text:style-name="T67"> </text:span><text:span text:style-name="T62">כל</text:span><text:span text:style-name="T67"> </text:span><text:span text:style-name="T62">צרכי</text:span><text:span text:style-name="T67"> </text:span><text:span text:style-name="T62">הבנין</text:span><text:span text:style-name="T67"> </text:span><text:span text:style-name="T62">ממעות</text:span><text:span text:style-name="T67"> </text:span><text:span text:style-name="T62">של</text:span><text:span text:style-name="T67"> </text:span><text:span text:style-name="T62">חולין, או</text:span><text:span text:style-name="T67"> </text:span><text:span text:style-name="T62">היו</text:span><text:span text:style-name="T67"> </text:span><text:span text:style-name="T62">לוקחין</text:span><text:span text:style-name="T67"> </text:span><text:span text:style-name="T62">כל</text:span><text:span text:style-name="T67"> </text:span><text:span text:style-name="T62">צרכי</text:span><text:span text:style-name="T67"> </text:span><text:span text:style-name="T62">הבנין</text:span><text:span text:style-name="T67"> </text:span><text:span text:style-name="T62">באמנה, ולאחר</text:span><text:span text:style-name="T67"> </text:span><text:span text:style-name="T62">שנגמר</text:span><text:span text:style-name="T67"> </text:span><text:span text:style-name="T62">הבנין</text:span><text:span text:style-name="T67"> </text:span><text:span text:style-name="T62">- היו</text:span><text:span text:style-name="T67"> </text:span><text:span text:style-name="T62">מקדישין</text:span><text:span text:style-name="T67"> </text:span><text:span text:style-name="T62">אותו</text:span><text:span text:style-name="T67"> </text:span><text:span text:style-name="T62">כן: שהיו</text:span><text:span text:style-name="T67"> </text:span><text:span text:style-name="T62">מביאין</text:span><text:span text:style-name="T67"> </text:span><text:span text:style-name="T62">ממעות</text:span><text:span text:style-name="T67"> </text:span><text:span text:style-name="T62">של</text:span><text:span text:style-name="T67"> </text:span><text:span text:style-name="T62">הקדש</text:span><text:span text:style-name="T67"> </text:span><text:span text:style-name="T62">כשיעור</text:span><text:span text:style-name="T67"> </text:span><text:span text:style-name="T62">דמי</text:span><text:span text:style-name="T67"> </text:span><text:span text:style-name="T62">כל</text:span><text:span text:style-name="T67"> </text:span><text:span text:style-name="T62">הבנין</text:span><text:span text:style-name="T67"> </text:span><text:span text:style-name="T62">והשבח</text:span><text:span text:style-name="T67"> </text:span><text:span text:style-name="T62">שהשביחו</text:span><text:span text:style-name="T67"> </text:span><text:span text:style-name="T62">האומנין</text:span><text:span text:style-name="T67"> </text:span><text:span text:style-name="T62">בבנין</text:span><text:span text:style-name="T67"> </text:span><text:span text:style-name="T62">ושכר</text:span><text:span text:style-name="T67"> </text:span><text:span text:style-name="T62">האומנין, ואומר</text:span><text:span text:style-name="T67"> </text:span><text:span text:style-name="T62">"תחול</text:span><text:span text:style-name="T67"> </text:span><text:span text:style-name="T62">קדושה</text:span><text:span text:style-name="T67"> </text:span><text:span text:style-name="T62">שיש</text:span><text:span text:style-name="T67"> </text:span><text:span text:style-name="T62">במעות</text:span><text:span text:style-name="T67"> </text:span><text:span text:style-name="T62">הללו</text:span><text:span text:style-name="T67"> </text:span><text:span text:style-name="T62">על</text:span><text:span text:style-name="T67"> </text:span><text:span text:style-name="T62">הבנין</text:span><text:span text:style-name="T67"> </text:span><text:span text:style-name="T62">הזה" ונמצא</text:span><text:span text:style-name="T67"> </text:span><text:span text:style-name="T62">הבנין</text:span><text:span text:style-name="T67"> </text:span><text:span text:style-name="T62">קדוש, והמעות</text:span><text:span text:style-name="T67"> </text:span><text:span text:style-name="T62">יצאו</text:span><text:span text:style-name="T67"> </text:span><text:span text:style-name="T62">לחולין, ופורעין</text:span><text:span text:style-name="T67"> </text:span><text:span text:style-name="T62">מהן</text:span><text:span text:style-name="T67"> </text:span><text:span text:style-name="T62">שכר</text:span><text:span text:style-name="T67"> </text:span><text:span text:style-name="T62">האומנין</text:span><text:span text:style-name="T67"> </text:span><text:span text:style-name="T62">ממה</text:span><text:span text:style-name="T67"> </text:span><text:span text:style-name="T62">שחיללו</text:span><text:span text:style-name="T67"> </text:span><text:span text:style-name="T62">והשבח</text:span><text:span text:style-name="T67"> </text:span><text:span text:style-name="T62">שהשביחו</text:span><text:span text:style-name="T67"> </text:span><text:span text:style-name="T62">האומנין</text:span><text:span text:style-name="T67"> </text:span><text:span text:style-name="T62">בבנין, ופורעין</text:span><text:span text:style-name="T67"> </text:span><text:span text:style-name="T62">לאותן</text:span><text:span text:style-name="T67"> </text:span><text:span text:style-name="T62">שלוו</text:span><text:span text:style-name="T67"> </text:span><text:span text:style-name="T62">מהן</text:span><text:span text:style-name="T67"> </text:span><text:span text:style-name="T62">מעות</text:span><text:span text:style-name="T67"> </text:span><text:span text:style-name="T62">של</text:span><text:span text:style-name="T67"> </text:span><text:span text:style-name="T62">חולין</text:span><text:span text:style-name="T67"> </text:span><text:span text:style-name="T62">שקנו</text:span><text:span text:style-name="T67"> </text:span><text:span text:style-name="T62">בהן</text:span><text:span text:style-name="T67"> </text:span><text:span text:style-name="T62">צורכי</text:span><text:span text:style-name="T67"> </text:span><text:span text:style-name="T62">הבנין, או</text:span><text:span text:style-name="T67"> </text:span><text:span text:style-name="T62">לאותן</text:span><text:span text:style-name="T67"> </text:span><text:span text:style-name="T62">שהאמינו</text:span><text:span text:style-name="T67"> </text:span><text:span text:style-name="T62">להן</text:span><text:span text:style-name="T67"> </text:span><text:span text:style-name="T62">צרכי</text:span><text:span text:style-name="T67"> </text:span><text:span text:style-name="T62">הבנין</text:span><text:span text:style-name="T26">)</text:span>. </text:p>
      <text:p text:style-name="P3">מאי<text:span text:style-name="T1"> </text:span>טעמא<text:span text:style-name="T1"> </text:span><text:span text:style-name="T26">(</text:span><text:span text:style-name="T62">בונין</text:span><text:span text:style-name="T67"> </text:span><text:span text:style-name="T62">בחול</text:span><text:span text:style-name="T26">)</text:span>? </text:p>
      <text:p text:style-name="P3">מאן<text:span text:style-name="T1"> </text:span>דמתנדב<text:span text:style-name="T1"> </text:span>מעות<text:span text:style-name="T1"> </text:span>מקדש<text:span text:style-name="T1"> </text:span>להו<text:span text:style-name="T1"> </text:span><text:span text:style-name="T26">(</text:span><text:span text:style-name="T62">משום</text:span><text:span text:style-name="T67"> </text:span><text:span text:style-name="T62">דמאן</text:span><text:span text:style-name="T67"> </text:span><text:span text:style-name="T62">דמתנדב</text:span><text:span text:style-name="T67"> </text:span><text:span text:style-name="T62">מעות</text:span><text:span text:style-name="T67"> </text:span><text:span text:style-name="T62">לבדק</text:span><text:span text:style-name="T67"> </text:span><text:span text:style-name="T62">הבית</text:span><text:span text:style-name="T67"> </text:span><text:span text:style-name="T62">- לאלתר</text:span><text:span text:style-name="T67"> </text:span><text:span text:style-name="T62">מקדיש</text:span><text:span text:style-name="T67"> </text:span><text:span text:style-name="T62">להו, וכיון</text:span><text:span text:style-name="T67"> </text:span><text:span text:style-name="T62">דמקדיש</text:span><text:span text:style-name="T67"> </text:span><text:span text:style-name="T62">להו</text:span><text:span text:style-name="T67"> </text:span><text:span text:style-name="T62">- שוב</text:span><text:span text:style-name="T67"> </text:span><text:span text:style-name="T62">אינו</text:span><text:span text:style-name="T67"> </text:span><text:span text:style-name="T62">יכול</text:span><text:span text:style-name="T67"> </text:span><text:span text:style-name="T62">לקנות</text:span><text:span text:style-name="T67"> </text:span><text:span text:style-name="T62">בהן</text:span><text:span text:style-name="T67"> </text:span><text:span text:style-name="T62">דבר</text:span><text:span text:style-name="T67"> </text:span><text:span text:style-name="T62">של</text:span><text:span text:style-name="T67"> </text:span><text:span text:style-name="T62">חולין</text:span><text:span text:style-name="T67"> </text:span><text:span text:style-name="T62">בהדיא, לפי</text:span><text:span text:style-name="T67"> </text:span><text:span text:style-name="T62">שהמוכר</text:span><text:span text:style-name="T67"> </text:span><text:span text:style-name="T62">היה</text:span><text:span text:style-name="T67"> </text:span><text:span text:style-name="T62">מועל</text:span><text:span text:style-name="T67"> </text:span><text:span text:style-name="T62">בהן!</text:span><text:span text:style-name="T26">)</text:span>, דאמר<text:span text:style-name="T1"> </text:span><text:span text:style-name="T26">(</text:span><text:span text:style-name="T62">לפיכך</text:span><text:span text:style-name="T67"> </text:span><text:span text:style-name="T62">צריך</text:span><text:span text:style-name="T67"> </text:span><text:span text:style-name="T62">שיאמר</text:span><text:span text:style-name="T67"> </text:span><text:span text:style-name="T62">כך</text:span><text:span text:style-name="T26">)</text:span>: תיחול<text:span text:style-name="T1"> </text:span>קדושת<text:span text:style-name="T1"> </text:span>מעות<text:span text:style-name="T1"> </text:span>אבנין<text:span text:style-name="T1"> </text:span>ויהיב<text:span text:style-name="T1"> </text:span>להון<text:span text:style-name="T1"> </text:span>לאומנין<text:span text:style-name="T1"> </text:span>בשכרן<text:span text:style-name="T1"> </text:span><text:span text:style-name="T26">(</text:span><text:span text:style-name="T62">שיהו</text:span><text:span text:style-name="T67"> </text:span><text:span text:style-name="T62">מחוללין</text:span><text:span text:style-name="T67"> </text:span><text:span text:style-name="T62">קודם</text:span><text:span text:style-name="T67"> </text:span><text:span text:style-name="T62">שיבואו</text:span><text:span text:style-name="T67"> </text:span><text:span text:style-name="T62">לידי</text:span><text:span text:style-name="T67"> </text:span><text:span text:style-name="T62">המוכר</text:span><text:span text:style-name="T26">)</text:span>.</text:p>
      <text:p text:style-name="P29"/>
      <text:p text:style-name="P3"/>
      <text:p text:style-name="P3">(מעילה<text:span text:style-name="T1"> </text:span>יד,ב)</text:p>
      <text:p text:style-name="P3">מיתיבי<text:span text:style-name="T1"> </text:span><text:span text:style-name="T64">[שקלים</text:span><text:span text:style-name="T68"> </text:span><text:span text:style-name="T64">פ"ד</text:span><text:span text:style-name="T68"> </text:span><text:span text:style-name="T64">מ"ה]</text:span>: '<text:span text:style-name="T106">מותר</text:span><text:span text:style-name="T107"> </text:span><text:span text:style-name="T106">הקטרת</text:span><text:span text:style-name="T107"> </text:span><text:span text:style-name="T26">(</text:span><text:span text:style-name="T62">מה</text:span><text:span text:style-name="T67"> </text:span><text:span text:style-name="T62">שהיה</text:span><text:span text:style-name="T67"> </text:span><text:span text:style-name="T62">נשאר</text:span><text:span text:style-name="T67"> </text:span><text:span text:style-name="T62">על</text:span><text:span text:style-name="T67"> </text:span><text:span text:style-name="T62">שס"ה</text:span><text:span text:style-name="T67"> </text:span><text:span text:style-name="T62">מנה</text:span><text:span text:style-name="T26">)</text:span><text:span text:style-name="T106"> מה</text:span><text:span text:style-name="T107"> </text:span><text:span text:style-name="T106">היו</text:span><text:span text:style-name="T107"> </text:span><text:span text:style-name="T106">עושין</text:span><text:span text:style-name="T107"> </text:span><text:span text:style-name="T106">בו</text:span><text:span text:style-name="T107"> </text:span><text:span text:style-name="T26">(</text:span><text:span text:style-name="T62">דלאחר</text:span><text:span text:style-name="T67"> </text:span><text:span text:style-name="T62">שנכנס</text:span><text:span text:style-name="T67"> </text:span><text:span text:style-name="T62">ניסן</text:span><text:span text:style-name="T67"> </text:span><text:span text:style-name="T62">אין</text:span><text:span text:style-name="T67"> </text:span><text:span text:style-name="T62">ראוייה</text:span><text:span text:style-name="T67"> </text:span><text:span text:style-name="T62">להקטרה, דבעינן</text:span><text:span text:style-name="T67"> </text:span><text:span text:style-name="T62">'חדש</text:span><text:span text:style-name="T67"> </text:span><text:span text:style-name="T62">והבא</text:span><text:span text:style-name="T67"> </text:span><text:span text:style-name="T62">קרב</text:span><text:span text:style-name="T67"> </text:span><text:span text:style-name="T62">מתרומה</text:span><text:span text:style-name="T67"> </text:span><text:span text:style-name="T62">חדשה'</text:span><text:span text:style-name="T26">)</text:span><text:span text:style-name="T106">? - היו</text:span><text:span text:style-name="T107"> </text:span><text:span text:style-name="T106">מפרישין</text:span><text:span text:style-name="T107"> </text:span><text:span text:style-name="T106">ממנה</text:span><text:span text:style-name="T107"> </text:span><text:span text:style-name="T26">(</text:span><text:span text:style-name="T62">ממותר</text:span><text:span text:style-name="T67"> </text:span><text:span text:style-name="T62">הקטרת</text:span><text:span text:style-name="T67"> </text:span><text:span text:style-name="T100">כנגד</text:span><text:span text:style-name="T26">)</text:span><text:span text:style-name="T106"> שכר</text:span><text:span text:style-name="T107"> </text:span><text:span text:style-name="T106">האומנין</text:span><text:span text:style-name="T107"> </text:span><text:span text:style-name="T26">(</text:span><text:span text:style-name="T62">דקסלקא</text:span><text:span text:style-name="T67"> </text:span><text:span text:style-name="T62">דעתא</text:span><text:span text:style-name="T67"> </text:span><text:span text:style-name="T62">דלאלתר</text:span><text:span text:style-name="T67"> </text:span><text:span text:style-name="T62">כשקנו</text:span><text:span text:style-name="T67"> </text:span><text:span text:style-name="T62">צרכי</text:span><text:span text:style-name="T67"> </text:span><text:span text:style-name="T62">הבנין</text:span><text:span text:style-name="T67"> </text:span><text:span text:style-name="T62">מיד</text:span><text:span text:style-name="T67"> </text:span><text:span text:style-name="T62">היו</text:span><text:span text:style-name="T67"> </text:span><text:span text:style-name="T62">מחללין</text:span><text:span text:style-name="T67"> </text:span><text:span text:style-name="T62">מעות</text:span><text:span text:style-name="T67"> </text:span><text:span text:style-name="T62">הקדש</text:span><text:span text:style-name="T67"> </text:span><text:span text:style-name="T62">בשעת</text:span><text:span text:style-name="T67"> </text:span><text:span text:style-name="T62">קניה</text:span><text:span text:style-name="T67"> </text:span><text:span text:style-name="T62">על</text:span><text:span text:style-name="T67"> </text:span><text:span text:style-name="T62">העצים</text:span><text:span text:style-name="T67"> </text:span><text:span text:style-name="T62">ועל</text:span><text:span text:style-name="T67"> </text:span><text:span text:style-name="T62">האבנים</text:span><text:span text:style-name="T67"> </text:span><text:span text:style-name="T62">ועל</text:span><text:span text:style-name="T67"> </text:span><text:span text:style-name="T62">כל</text:span><text:span text:style-name="T67"> </text:span><text:span text:style-name="T62">צרכי</text:span><text:span text:style-name="T67"> </text:span><text:span text:style-name="T62">הבנין</text:span><text:span text:style-name="T67"> </text:span><text:span text:style-name="T62">שקנו</text:span><text:span text:style-name="T67"> </text:span><text:span text:style-name="T62">ופורעין, אבל</text:span><text:span text:style-name="T67"> </text:span><text:span text:style-name="T62">לא</text:span><text:span text:style-name="T67"> </text:span><text:span text:style-name="T62">שכר</text:span><text:span text:style-name="T67"> </text:span><text:span text:style-name="T62">האומנין</text:span><text:span text:style-name="T67"> </text:span><text:span text:style-name="T62">שבונין</text:span><text:span text:style-name="T67"> </text:span><text:span text:style-name="T62">בבנין: שהכל</text:span><text:span text:style-name="T67"> </text:span><text:span text:style-name="T62">היה</text:span><text:span text:style-name="T67"> </text:span><text:span text:style-name="T62">קדש</text:span><text:span text:style-name="T67"> </text:span><text:span text:style-name="T62">חוץ</text:span><text:span text:style-name="T67"> </text:span><text:span text:style-name="T62">מן</text:span><text:span text:style-name="T67"> </text:span><text:span text:style-name="T62">השבח</text:span><text:span text:style-name="T67"> </text:span><text:span text:style-name="T62">שהיו</text:span><text:span text:style-name="T67"> </text:span><text:span text:style-name="T62">האומנים</text:span><text:span text:style-name="T67"> </text:span><text:span text:style-name="T62">משביחין</text:span><text:span text:style-name="T67"> </text:span><text:span text:style-name="T62">בבנין</text:span><text:span text:style-name="T67"> </text:span><text:span text:style-name="T62">בכל</text:span><text:span text:style-name="T67"> </text:span><text:span text:style-name="T62">יום; ובכל</text:span><text:span text:style-name="T67"> </text:span><text:span text:style-name="T62">יום</text:span><text:span text:style-name="T67"> </text:span><text:span text:style-name="T62">היה</text:span><text:span text:style-name="T67"> </text:span><text:span text:style-name="T62">הגזבר</text:span><text:span text:style-name="T67"> </text:span><text:span text:style-name="T62">מביא</text:span><text:span text:style-name="T67"> </text:span><text:span text:style-name="T62">מעות</text:span><text:span text:style-name="T67"> </text:span><text:span text:style-name="T62">הקדש</text:span><text:span text:style-name="T67"> </text:span><text:span text:style-name="T62">כשיעור</text:span><text:span text:style-name="T67"> </text:span><text:span text:style-name="T62">השבח</text:span><text:span text:style-name="T67"> </text:span><text:span text:style-name="T62">שהשביחו</text:span><text:span text:style-name="T67"> </text:span><text:span text:style-name="T62">האומנין</text:span><text:span text:style-name="T67"> </text:span><text:span text:style-name="T62">בבנין</text:span><text:span text:style-name="T67"> </text:span><text:span text:style-name="T62">באותו</text:span><text:span text:style-name="T67"> </text:span><text:span text:style-name="T62">יום</text:span><text:span text:style-name="T26">)</text:span><text:span text:style-name="T106">, ומחללין</text:span><text:span text:style-name="T107"> </text:span><text:span text:style-name="T106">אותה</text:span><text:span text:style-name="T107"> </text:span><text:span text:style-name="T106">על</text:span><text:span text:style-name="T107"> </text:span><text:span text:style-name="T106">מעות</text:span><text:span text:style-name="T107"> </text:span><text:span text:style-name="T106">האומנין</text:span><text:span text:style-name="T107"> </text:span><text:span text:style-name="T26">(</text:span><text:span text:style-name="T62">על</text:span><text:span text:style-name="T67"> </text:span><text:span text:style-name="T62">השבח</text:span><text:span text:style-name="T67"> </text:span><text:span text:style-name="T62">שהשביחו</text:span><text:span text:style-name="T67"> </text:span><text:span text:style-name="T62">האומנין</text:span><text:span text:style-name="T67"> </text:span><text:span text:style-name="T62">בבנין</text:span><text:span text:style-name="T67"> </text:span><text:span text:style-name="T62">באותו</text:span><text:span text:style-name="T67"> </text:span><text:span text:style-name="T62">יום</text:span><text:span text:style-name="T26">)</text:span><text:span text:style-name="T106">, ונותנין</text:span><text:span text:style-name="T107"> </text:span><text:span text:style-name="T106">אותה</text:span><text:span text:style-name="T107"> </text:span><text:span text:style-name="T106">לאומנין</text:span><text:span text:style-name="T107"> </text:span><text:span text:style-name="T106">בשכרן, וחוזרין</text:span><text:span text:style-name="T107"> </text:span><text:span text:style-name="T106">ונוטלין</text:span><text:span text:style-name="T107"> </text:span><text:span text:style-name="T106">אותה</text:span><text:span text:style-name="T107"> </text:span><text:span text:style-name="T106">מתרומה</text:span><text:span text:style-name="T107"> </text:span><text:span text:style-name="T106">חדשה</text:span>' <text:span text:style-name="T26">(</text:span><text:span text:style-name="T62">והיינו</text:span><text:span text:style-name="T67"> </text:span><text:span text:style-name="T62">טעמא</text:span><text:span text:style-name="T67"> </text:span><text:span text:style-name="T62">דעושין</text:span><text:span text:style-name="T67"> </text:span><text:span text:style-name="T62">כן</text:span><text:span text:style-name="T67"> </text:span><text:span text:style-name="T62">בכל</text:span><text:span text:style-name="T67"> </text:span><text:span text:style-name="T62">יום: משום</text:span><text:span text:style-name="T67"> </text:span><text:span text:style-name="T62">טעמא</text:span><text:span text:style-name="T67"> </text:span><text:span text:style-name="T62">דאמרן</text:span><text:span text:style-name="T67"> </text:span><text:span text:style-name="T62">לעיל: ד'מאן</text:span><text:span text:style-name="T67"> </text:span><text:span text:style-name="T62">דמתנדב</text:span><text:span text:style-name="T67"> </text:span><text:span text:style-name="T62">מעות</text:span><text:span text:style-name="T67"> </text:span><text:span text:style-name="T62">וכו'; והיו</text:span><text:span text:style-name="T67"> </text:span><text:span text:style-name="T62">המעות</text:span><text:span text:style-name="T67"> </text:span><text:span text:style-name="T62">חולין</text:span><text:span text:style-name="T67"> </text:span><text:span text:style-name="T62">[הב"ח: לאחר</text:span><text:span text:style-name="T67"> </text:span><text:span text:style-name="T62">שנפדה</text:span><text:span text:style-name="T67"> </text:span><text:span text:style-name="T62">באותו</text:span><text:span text:style-name="T67"> </text:span><text:span text:style-name="T62">יום] והבנין</text:span><text:span text:style-name="T67"> </text:span><text:span text:style-name="T62">קדש; אבל</text:span><text:span text:style-name="T67"> </text:span><text:span text:style-name="T62">לא</text:span><text:span text:style-name="T67"> </text:span><text:span text:style-name="T62">היה</text:span><text:span text:style-name="T67"> </text:span><text:span text:style-name="T62">הגזבר</text:span><text:span text:style-name="T67"> </text:span><text:span text:style-name="T62">נותן</text:span><text:span text:style-name="T67"> </text:span><text:span text:style-name="T62">להן</text:span><text:span text:style-name="T67"> </text:span><text:span text:style-name="T62">המעות</text:span><text:span text:style-name="T67"> </text:span><text:span text:style-name="T62">לאלתר: דשכירות</text:span><text:span text:style-name="T67"> </text:span><text:span text:style-name="T62">אינה</text:span><text:span text:style-name="T67"> </text:span><text:span text:style-name="T62">משתלמת</text:span><text:span text:style-name="T67"> </text:span><text:span text:style-name="T62">אלא</text:span><text:span text:style-name="T67"> </text:span><text:span text:style-name="T62">לבסוף, כשיגמר</text:span><text:span text:style-name="T67"> </text:span><text:span text:style-name="T62">הבנין; וכן</text:span><text:span text:style-name="T67"> </text:span><text:span text:style-name="T62">היו</text:span><text:span text:style-name="T67"> </text:span><text:span text:style-name="T62">עושין</text:span><text:span text:style-name="T67"> </text:span><text:span text:style-name="T62">כל</text:span><text:span text:style-name="T67"> </text:span><text:span text:style-name="T62">השבח, </text:span><text:span text:style-name="T39">[כ]</text:span><text:span text:style-name="T62">שעדיין</text:span><text:span text:style-name="T67"> </text:span><text:span text:style-name="T62">לא</text:span><text:span text:style-name="T67"> </text:span><text:span text:style-name="T62">היה</text:span><text:span text:style-name="T67"> </text:span><text:span text:style-name="T62">שם</text:span><text:span text:style-name="T67"> </text:span><text:span text:style-name="T62">'מותר</text:span><text:span text:style-name="T67"> </text:span><text:span text:style-name="T62">הקטרת' </text:span><text:span text:style-name="T143">–</text:span><text:span text:style-name="T62"> מחללין</text:span><text:span text:style-name="T67"> </text:span><text:span text:style-name="T62">על</text:span><text:span text:style-name="T67"> </text:span><text:span text:style-name="T62">המעות; אבל</text:span><text:span text:style-name="T67"> </text:span><text:span text:style-name="T62">כשמגיע</text:span><text:span text:style-name="T67"> </text:span><text:span text:style-name="T62">ניסן</text:span><text:span text:style-name="T67"> </text:span><text:span text:style-name="T62">- שיש</text:span><text:span text:style-name="T67"> </text:span><text:span text:style-name="T62">שם</text:span><text:span text:style-name="T67"> </text:span><text:span text:style-name="T62">מותר</text:span><text:span text:style-name="T67"> </text:span><text:span text:style-name="T62">הקטרת</text:span><text:span text:style-name="T67"> </text:span><text:span text:style-name="T62">- דצריכין</text:span><text:span text:style-name="T67"> </text:span><text:span text:style-name="T62">ללוקחו</text:span><text:span text:style-name="T67"> </text:span><text:span text:style-name="T62">מתרומה</text:span><text:span text:style-name="T67"> </text:span><text:span text:style-name="T62">חדשה</text:span><text:span text:style-name="T67"> </text:span><text:span text:style-name="T62">- מחללין</text:span><text:span text:style-name="T67"> </text:span><text:span text:style-name="T62">אותו</text:span><text:span text:style-name="T67"> </text:span><text:span text:style-name="T62">מותר</text:span><text:span text:style-name="T67"> </text:span><text:span text:style-name="T62">הקטרת</text:span><text:span text:style-name="T67"> </text:span><text:span text:style-name="T62">על</text:span><text:span text:style-name="T67"> </text:span><text:span text:style-name="T62">אותן</text:span><text:span text:style-name="T67"> </text:span><text:span text:style-name="T62">מעות</text:span><text:span text:style-name="T67"> </text:span><text:span text:style-name="T62">חולין</text:span><text:span text:style-name="T67"> </text:span><text:span text:style-name="T62">שיש</text:span><text:span text:style-name="T67"> </text:span><text:span text:style-name="T62">ביד</text:span><text:span text:style-name="T67"> </text:span><text:span text:style-name="T62">הגזבר</text:span><text:span text:style-name="T67"> </text:span><text:span text:style-name="T62">שחילל</text:span><text:span text:style-name="T67"> </text:span><text:span text:style-name="T62">על</text:span><text:span text:style-name="T67"> </text:span><text:span text:style-name="T62">השבח</text:span><text:span text:style-name="T67"> </text:span><text:span text:style-name="T62">שהשביחו</text:span><text:span text:style-name="T67"> </text:span><text:span text:style-name="T62">האומנין, והוי</text:span><text:span text:style-name="T67"> </text:span><text:span text:style-name="T62">הקטרת</text:span><text:span text:style-name="T67"> </text:span><text:span text:style-name="T62">חול</text:span><text:span text:style-name="T67"> </text:span><text:span text:style-name="T62">ומעות</text:span><text:span text:style-name="T67"> </text:span><text:span text:style-name="T62">חזרו</text:span><text:span text:style-name="T67"> </text:span><text:span text:style-name="T62">לקדושתן</text:span><text:span text:style-name="T67"> </text:span><text:span text:style-name="T62">כבתחלה, וחוזרין</text:span><text:span text:style-name="T67"> </text:span><text:span text:style-name="T62">ולוקחין</text:span><text:span text:style-name="T67"> </text:span><text:span text:style-name="T62">הקטרת</text:span><text:span text:style-name="T67"> </text:span><text:span text:style-name="T62">מן</text:span><text:span text:style-name="T67"> </text:span><text:span text:style-name="T62">האומנין</text:span><text:span text:style-name="T67"> </text:span><text:span text:style-name="T62">מתרומה</text:span><text:span text:style-name="T67"> </text:span><text:span text:style-name="T62">חדשה</text:span><text:span text:style-name="T26">)</text:span>; <text:span text:style-name="T26">(</text:span><text:span text:style-name="T62">ואי</text:span><text:span text:style-name="T67"> </text:span><text:span text:style-name="T62">קשיא</text:span><text:span text:style-name="T67"> </text:span><text:span text:style-name="T62">לך: מה</text:span><text:span text:style-name="T67"> </text:span><text:span text:style-name="T62">צורך</text:span><text:span text:style-name="T67"> </text:span><text:span text:style-name="T62">לחללה</text:span><text:span text:style-name="T67"> </text:span><text:span text:style-name="T62">על</text:span><text:span text:style-name="T67"> </text:span><text:span text:style-name="T62">מעות</text:span><text:span text:style-name="T67"> </text:span><text:span text:style-name="T62">האומנים? ליתבה</text:span><text:span text:style-name="T67"> </text:span><text:span text:style-name="T62">לקטרת</text:span><text:span text:style-name="T67"> </text:span><text:span text:style-name="T62">לאומנין</text:span><text:span text:style-name="T67"> </text:span><text:span text:style-name="T62">לאלתר? - הא</text:span><text:span text:style-name="T67"> </text:span><text:span text:style-name="T62">לא</text:span><text:span text:style-name="T67"> </text:span><text:span text:style-name="T62">קשיא: דליכא</text:span><text:span text:style-name="T67"> </text:span><text:span text:style-name="T62">בהאי</text:span><text:span text:style-name="T67"> </text:span><text:span text:style-name="T62">מותר</text:span><text:span text:style-name="T67"> </text:span><text:span text:style-name="T62">כשיעור</text:span><text:span text:style-name="T67"> </text:span><text:span text:style-name="T62">כל</text:span><text:span text:style-name="T67"> </text:span><text:span text:style-name="T62">שכר</text:span><text:span text:style-name="T67"> </text:span><text:span text:style-name="T62">האומנין, להכי</text:span><text:span text:style-name="T67"> </text:span><text:span text:style-name="T62">עבדי</text:span><text:span text:style-name="T67"> </text:span><text:span text:style-name="T62">הכי;</text:span><text:span text:style-name="T26">)</text:span> - ואמאי<text:span text:style-name="T1"> </text:span><text:span text:style-name="T26">(</text:span><text:span text:style-name="T62">ואי</text:span><text:span text:style-name="T67"> </text:span><text:span text:style-name="T62">סלקא</text:span><text:span text:style-name="T67"> </text:span><text:span text:style-name="T62">דעתך</text:span><text:span text:style-name="T67"> </text:span><text:span text:style-name="T62">כדאמר</text:span><text:span text:style-name="T67"> </text:span><text:span text:style-name="T62">שמואל</text:span><text:span text:style-name="T67"> </text:span><text:span text:style-name="T62">דבונין</text:span><text:span text:style-name="T67"> </text:span><text:span text:style-name="T62">בחול</text:span><text:span text:style-name="T67"> </text:span><text:span text:style-name="T62">ואחר</text:span><text:span text:style-name="T67"> </text:span><text:span text:style-name="T62">כך</text:span><text:span text:style-name="T67"> </text:span><text:span text:style-name="T62">מקדישים</text:span><text:span text:style-name="T26">)</text:span>? ליחליה<text:span text:style-name="T1"> </text:span>אבנין<text:span text:style-name="T1"> </text:span><text:span text:style-name="T26">(</text:span><text:span text:style-name="T62">ליחלה</text:span><text:span text:style-name="T67"> </text:span><text:span text:style-name="T62">לקטרת</text:span><text:span text:style-name="T67"> </text:span><text:span text:style-name="T62">אבנין</text:span><text:span text:style-name="T67"> </text:span><text:span text:style-name="T62">עצמו, ואמאי</text:span><text:span text:style-name="T67"> </text:span><text:span text:style-name="T62">מפרישים</text:span><text:span text:style-name="T67"> </text:span><text:span text:style-name="T62">וכו'</text:span><text:span text:style-name="T26">)</text:span>?!<text:span text:style-name="T26"> </text:span></text:p>
      <text:p text:style-name="P3"><text:soft-page-break/><text:span text:style-name="T26">(</text:span><text:span text:style-name="T62">ומשני:</text:span><text:span text:style-name="T26">)</text:span> דלא<text:span text:style-name="T1"> </text:span>איכא<text:span text:style-name="T1"> </text:span>בנין<text:span text:style-name="T1"> </text:span><text:span text:style-name="T26">(</text:span><text:span text:style-name="T62">שלא</text:span><text:span text:style-name="T67"> </text:span><text:span text:style-name="T62">בנו</text:span><text:span text:style-name="T67"> </text:span><text:span text:style-name="T62">אותה</text:span><text:span text:style-name="T67"> </text:span><text:span text:style-name="T62">שנה</text:span><text:span text:style-name="T67"> </text:span><text:span text:style-name="T62">כלום</text:span><text:span text:style-name="T26">)</text:span>.</text:p>
      <text:p text:style-name="P3">והא<text:span text:style-name="T1"> </text:span>'מעות<text:span text:style-name="T1"> </text:span>האומנין' קתני<text:span text:style-name="T1"> </text:span><text:span text:style-name="T26">(</text:span><text:span text:style-name="T62">אלמא</text:span><text:span text:style-name="T67"> </text:span><text:span text:style-name="T62">דבנו</text:span><text:span text:style-name="T67"> </text:span><text:span text:style-name="T62">בנין</text:span><text:span text:style-name="T26">)</text:span>?</text:p>
      <text:p text:style-name="P3"><text:span text:style-name="T26">(</text:span><text:span text:style-name="T62">אִין, ודאי</text:span><text:span text:style-name="T67"> </text:span><text:span text:style-name="T62">בנו</text:span><text:span text:style-name="T67"> </text:span><text:span text:style-name="T62">בנין, אלא</text:span><text:span text:style-name="T26">)</text:span> דליכא<text:span text:style-name="T1"> </text:span>בנין<text:span text:style-name="T1"> </text:span>כשיעור<text:span text:style-name="T1"> </text:span>מעות. </text:p>
      <text:p text:style-name="P3">והאמר<text:span text:style-name="T1"> </text:span>שמואל<text:span text:style-name="T1"> </text:span>'הקדש<text:span text:style-name="T1"> </text:span>שוה<text:span text:style-name="T1"> </text:span>מנה<text:span text:style-name="T1"> </text:span>שחיללו<text:span text:style-name="T1"> </text:span>על<text:span text:style-name="T1"> </text:span>שוה<text:span text:style-name="T1"> </text:span>פרוטה<text:span text:style-name="T1"> </text:span>מחולל' <text:span text:style-name="T26">(</text:span><text:span text:style-name="T62">ואכתי</text:span><text:span text:style-name="T67"> </text:span><text:span text:style-name="T62">אם</text:span><text:span text:style-name="T67"> </text:span><text:span text:style-name="T62">איתא</text:span><text:span text:style-name="T67"> </text:span><text:span text:style-name="T62">לדשמואל</text:span><text:span text:style-name="T67"> </text:span><text:span text:style-name="T62">- ליחלה</text:span><text:span text:style-name="T67"> </text:span><text:span text:style-name="T62">אההוא</text:span><text:span text:style-name="T67"> </text:span><text:span text:style-name="T62">פורתא</text:span><text:span text:style-name="T67"> </text:span><text:span text:style-name="T62">בנין</text:span><text:span text:style-name="T67"> </text:span><text:span text:style-name="T62">על</text:span><text:span text:style-name="T67"> </text:span><text:span text:style-name="T62">אותו</text:span><text:span text:style-name="T67"> </text:span><text:span text:style-name="T62">קטורת</text:span><text:span text:style-name="T67"> 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הוי</text:span><text:span text:style-name="T67"> </text:span><text:span text:style-name="T62">כשיעור</text:span><text:span text:style-name="T67"> </text:span><text:span text:style-name="T62">דמי</text:span><text:span text:style-name="T67"> </text:span><text:span text:style-name="T62">הקטרת</text:span><text:span text:style-name="T26">)</text:span>?</text:p>
      <text:p text:style-name="P3">הני<text:span text:style-name="T1"> </text:span>מילי<text:span text:style-name="T1"> </text:span>דאי<text:span text:style-name="T1"> </text:span>עבד, לכתחלה<text:span text:style-name="T1"> </text:span>לא<text:span text:style-name="T1"> </text:span><text:span text:style-name="T26">(</text:span><text:span text:style-name="T62">הלכך</text:span><text:span text:style-name="T67"> </text:span><text:span text:style-name="T62">מחללין</text:span><text:span text:style-name="T67"> </text:span><text:span text:style-name="T62">אותה</text:span><text:span text:style-name="T67"> </text:span><text:span text:style-name="T62">על</text:span><text:span text:style-name="T67"> </text:span><text:span text:style-name="T62">מעות</text:span><text:span text:style-name="T67"> </text:span><text:span text:style-name="T62">האומנין</text:span><text:span text:style-name="T67"> </text:span><text:span text:style-name="T62">בלבד</text:span><text:span text:style-name="T26">)</text:span>.</text:p>
      <text:p text:style-name="P3">רב<text:span text:style-name="T1"> </text:span>פפא<text:span text:style-name="T1"> </text:span>אמר: היינו<text:span text:style-name="T1"> </text:span>טעמא<text:span text:style-name="T1"> </text:span>דבונין<text:span text:style-name="T1"> </text:span>בחול: לא<text:span text:style-name="T1"> </text:span>נתנה<text:span text:style-name="T1"> </text:span>תורה<text:span text:style-name="T1"> </text:span>למלאכי<text:span text:style-name="T1"> </text:span>השרת, אמרי<text:span text:style-name="T1"> </text:span>דלמא<text:span text:style-name="T1"> </text:span>בעי<text:span text:style-name="T1"> </text:span>למיזגא<text:span text:style-name="T1"> </text:span>וזגא<text:span text:style-name="T1"> </text:span>עלייהו<text:span text:style-name="T1"> </text:span><text:span text:style-name="T26">(</text:span><text:span text:style-name="T62">דאי</text:span><text:span text:style-name="T67"> </text:span><text:span text:style-name="T62">אפשר</text:span><text:span text:style-name="T67"> </text:span><text:span text:style-name="T62">דלא</text:span><text:span text:style-name="T67"> </text:span><text:span text:style-name="T62">יתבי</text:span><text:span text:style-name="T67"> </text:span><text:span text:style-name="T62">זמנין</text:span><text:span text:style-name="T67"> </text:span><text:span text:style-name="T62">בטולא</text:span><text:span text:style-name="T67"> </text:span><text:span text:style-name="T62">דבנין</text:span><text:span text:style-name="T67"> </text:span><text:span text:style-name="T62">מפני</text:span><text:span text:style-name="T67"> </text:span><text:span text:style-name="T62">החמה, ונמצא</text:span><text:span text:style-name="T67"> </text:span><text:span text:style-name="T62">מועל</text:span><text:span text:style-name="T67"> </text:span><text:span text:style-name="T62">דדלמא</text:span><text:span text:style-name="T67"> </text:span><text:span text:style-name="T62">בעי</text:span><text:span text:style-name="T67"> </text:span><text:span text:style-name="T62">למיזגא</text:span><text:span text:style-name="T67"> </text:span><text:span text:style-name="T62">עליהון, כלומר: שאם</text:span><text:span text:style-name="T67"> </text:span><text:span text:style-name="T62">הוצרך</text:span><text:span text:style-name="T67"> </text:span><text:span text:style-name="T62">וישב</text:span><text:span text:style-name="T67"> </text:span><text:span text:style-name="T62">עליהן</text:span><text:span text:style-name="T67"> </text:span><text:span text:style-name="T62">- נמצא</text:span><text:span text:style-name="T67"> </text:span><text:span text:style-name="T62">נהנה</text:span><text:span text:style-name="T67"> </text:span><text:span text:style-name="T62">מהן</text:span><text:span text:style-name="T26">)</text:span>: אי<text:span text:style-name="T1"> </text:span>בנא<text:span text:style-name="T1"> </text:span>בקודשא<text:span text:style-name="T1"> </text:span>- אישתכח<text:span text:style-name="T1"> </text:span>דקמעיל<text:span text:style-name="T1"> </text:span>בקודשא.</text:p>
      <text:p text:style-name="P3"/>
      <text:p text:style-name="P3">תנן: '<text:span text:style-name="T106">הגזברין</text:span><text:span text:style-name="T107"> </text:span><text:span text:style-name="T106">שלקחו</text:span><text:span text:style-name="T107"> </text:span><text:span text:style-name="T106">את</text:span><text:span text:style-name="T107"> </text:span><text:span text:style-name="T106">העצים</text:span><text:span text:style-name="T107"> </text:span><text:span text:style-name="T106">- מועלין</text:span><text:span text:style-name="T107"> </text:span><text:span text:style-name="T106">בהן, ואין</text:span><text:span text:style-name="T107"> </text:span><text:span text:style-name="T106">מועלין</text:span><text:span text:style-name="T107"> </text:span><text:span text:style-name="T106">לא</text:span><text:span text:style-name="T107"> </text:span><text:span text:style-name="T106">בשיפויי</text:span><text:span text:style-name="T107"> </text:span><text:span text:style-name="T106">ולא</text:span><text:span text:style-name="T107"> </text:span><text:span text:style-name="T106">בנבייה</text:span>'; ואמאי<text:span text:style-name="T1"> </text:span>מועלין<text:span text:style-name="T1"> </text:span>בהן? הכא<text:span text:style-name="T1"> </text:span>נמי<text:span text:style-name="T1"> </text:span>ליעבד<text:span text:style-name="T1"> </text:span>בחול?</text:p>
      <text:p text:style-name="P3">אמרי: דדלמא<text:span text:style-name="T1"> </text:span>בעי<text:span text:style-name="T1"> </text:span>למיזגא<text:span text:style-name="T1"> </text:span>וזגא<text:span text:style-name="T1"> </text:span>עליהן<text:span text:style-name="T1"> </text:span>ואישתכח<text:span text:style-name="T1"> </text:span>דקא<text:span text:style-name="T1"> </text:span>מועל<text:span text:style-name="T1"> </text:span>בקדשים.</text:p>
      <text:p text:style-name="P3">אמר<text:span text:style-name="T1"> </text:span>רב<text:span text:style-name="T1"> </text:span>פפא: אי<text:span text:style-name="T1"> </text:span>בעצים<text:span text:style-name="T1"> </text:span>דמכאן<text:span text:style-name="T1"> </text:span>ואילך<text:span text:style-name="T1"> </text:span><text:span text:style-name="T26">(</text:span><text:span text:style-name="T62">כלומר: אי</text:span><text:span text:style-name="T67"> </text:span><text:span text:style-name="T62">בעצים</text:span><text:span text:style-name="T67"> </text:span><text:span text:style-name="T62">דאין</text:span><text:span text:style-name="T67"> </text:span><text:span text:style-name="T62">דעתו</text:span><text:span text:style-name="T67"> </text:span><text:span text:style-name="T62">לבנותן</text:span><text:span text:style-name="T67"> </text:span><text:span text:style-name="T62">בבנין</text:span><text:span text:style-name="T67"> </text:span><text:span text:style-name="T62">עד</text:span><text:span text:style-name="T67"> </text:span><text:span text:style-name="T62">זמן</text:span><text:span text:style-name="T67"> </text:span><text:span text:style-name="T62">מרובה</text:span><text:span text:style-name="T26">)</text:span> - הכי<text:span text:style-name="T1"> </text:span>נמי<text:span text:style-name="T1"> </text:span><text:span text:style-name="T26">(</text:span><text:span text:style-name="T62">דלא</text:span><text:span text:style-name="T67"> </text:span><text:span text:style-name="T62">מקדשינן</text:span><text:span text:style-name="T67"> </text:span><text:span text:style-name="T62">להו</text:span><text:span text:style-name="T67"> </text:span><text:span text:style-name="T62">עד</text:span><text:span text:style-name="T67"> </text:span><text:span text:style-name="T62">שיבנו</text:span><text:span text:style-name="T67"> </text:span><text:span text:style-name="T62">בבנין, דאיכא</text:span><text:span text:style-name="T67"> </text:span><text:span text:style-name="T62">למיחש</text:span><text:span text:style-name="T67"> </text:span><text:span text:style-name="T62">דלמא</text:span><text:span text:style-name="T67"> </text:span><text:span text:style-name="T62">יתיב</text:span><text:span text:style-name="T67"> </text:span><text:span text:style-name="T62">עליהון</text:span><text:span text:style-name="T67"> </text:span><text:span text:style-name="T62">וקא</text:span><text:span text:style-name="T67"> </text:span><text:span text:style-name="T62">מעיל</text:span><text:span text:style-name="T26">)</text:span>, אלא<text:span text:style-name="T1"> </text:span>כי<text:span text:style-name="T1"> </text:span>תנן<text:span text:style-name="T1"> </text:span>במתניתין<text:span text:style-name="T1"> </text:span><text:span text:style-name="T26">(</text:span><text:span text:style-name="T62">דמועלין</text:span><text:span text:style-name="T26">)</text:span> - בעצים<text:span text:style-name="T1"> </text:span>דיומיה<text:span text:style-name="T1"> </text:span><text:span text:style-name="T26">(</text:span><text:span text:style-name="T62">שדעתו</text:span><text:span text:style-name="T67"> </text:span><text:span text:style-name="T62">לבנותן</text:span><text:span text:style-name="T67"> </text:span><text:span text:style-name="T62">בו</text:span><text:span text:style-name="T67"> </text:span><text:span text:style-name="T62">ביום</text:span><text:span text:style-name="T67"> </text:span><text:span text:style-name="T62">שלקחום, דהשתא</text:span><text:span text:style-name="T67"> </text:span><text:span text:style-name="T62">ליכא</text:span><text:span text:style-name="T67"> </text:span><text:span text:style-name="T62">למיחש</text:span><text:span text:style-name="T67"> </text:span><text:span text:style-name="T62">דלמא</text:span><text:span text:style-name="T67"> </text:span><text:span text:style-name="T62">אתי</text:span><text:span text:style-name="T67"> </text:span><text:span text:style-name="T62">למזגא</text:span><text:span text:style-name="T67"> </text:span><text:span text:style-name="T62">עליהון: הואיל</text:span><text:span text:style-name="T67"> </text:span><text:span text:style-name="T62">ובנו</text:span><text:span text:style-name="T67"> </text:span><text:span text:style-name="T62">להו</text:span><text:span text:style-name="T67"> </text:span><text:span text:style-name="T62">לאלתר</text:span><text:span text:style-name="T67"> </text:span><text:span text:style-name="T62">בו</text:span><text:span text:style-name="T67"> </text:span><text:span text:style-name="T62">ביום</text:span><text:span text:style-name="T67"> </text:span><text:span text:style-name="T62">בבנין</text:span><text:span text:style-name="T26">)</text:span>.</text:p>
      <text:p text:style-name="P32">הדרן<text:span text:style-name="T1"> </text:span>עלך<text:span text:style-name="T1"> </text:span>ולד<text:span text:style-name="T1"> </text:span>חטאת</text:p>
      <text:p text:style-name="P63">מעילה<text:span text:style-name="T1"> </text:span>פרק<text:span text:style-name="T1"> </text:span>רביעי<text:span text:style-name="T1"> </text:span>קדשי<text:span text:style-name="T1"> </text:span>מזבח</text:p>
      <text:p text:style-name="P3"/>
      <text:p text:style-name="P3">(מעילה<text:span text:style-name="T1"> </text:span>טו,א)</text:p>
      <text:p text:style-name="P3">משנה:</text:p>
      <text:p text:style-name="P3">קדשי<text:span text:style-name="T1"> </text:span>מזבח<text:span text:style-name="T1"> </text:span>מצטרפין<text:span text:style-name="T1"> </text:span>זה<text:span text:style-name="T1"> </text:span>עם<text:span text:style-name="T1"> </text:span>זה<text:span text:style-name="T1"> </text:span>למעילה<text:span text:style-name="T1"> </text:span><text:span text:style-name="T26">(</text:span><text:span text:style-name="T62">שאם</text:span><text:span text:style-name="T67"> </text:span><text:span text:style-name="T62">נהנה</text:span><text:span text:style-name="T67"> </text:span><text:span text:style-name="T62">משני</text:span><text:span text:style-name="T67"> </text:span><text:span text:style-name="T62">מיני</text:span><text:span text:style-name="T67"> </text:span><text:span text:style-name="T62">קדשי</text:span><text:span text:style-name="T67"> </text:span><text:span text:style-name="T62">מזבח</text:span><text:span text:style-name="T67"> </text:span><text:span text:style-name="T62">בשוה</text:span><text:span text:style-name="T67"> </text:span><text:span text:style-name="T62">פרוטה</text:span><text:span text:style-name="T67"> – </text:span><text:span text:style-name="T62">מעל</text:span><text:span text:style-name="T26">)</text:span>, <text:span text:style-name="T26">(</text:span><text:span text:style-name="T62">ומצטרפין</text:span><text:span text:style-name="T67"> </text:span><text:span text:style-name="T62">נמי</text:span><text:span text:style-name="T67"> </text:span><text:span text:style-name="T62">לכזית</text:span><text:span text:style-name="T26">)</text:span> ולחייב<text:span text:style-name="T1"> </text:span>עליהם<text:span text:style-name="T1"> </text:span>משום<text:span text:style-name="T1"> </text:span>פיגול<text:span text:style-name="T1"> </text:span>ונותר<text:span text:style-name="T1"> </text:span>וטמא<text:span text:style-name="T1"> </text:span><text:span text:style-name="T26">(</text:span><text:span text:style-name="T62">או</text:span><text:span text:style-name="T67"> </text:span><text:span text:style-name="T62">לחייב</text:span><text:span text:style-name="T67"> </text:span><text:span text:style-name="T62">משום</text:span><text:span text:style-name="T67"> </text:span><text:span text:style-name="T62">'מעלה</text:span><text:span text:style-name="T67"> </text:span><text:span text:style-name="T62">בחוץ'</text:span><text:span text:style-name="T26">)</text:span>; </text:p>
      <text:p text:style-name="P3">קדשי<text:span text:style-name="T1"> </text:span>בדק<text:span text:style-name="T1"> </text:span>הבית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6">(</text:span><text:span text:style-name="T62">למעילה; אבל</text:span><text:span text:style-name="T67"> </text:span><text:span text:style-name="T62">פגול</text:span><text:span text:style-name="T67"> </text:span><text:span text:style-name="T62">ונותר</text:span><text:span text:style-name="T67"> </text:span><text:span text:style-name="T62">וטמא</text:span><text:span text:style-name="T67"> </text:span><text:span text:style-name="T62">אין</text:span><text:span text:style-name="T67"> </text:span><text:span text:style-name="T62">בהן, משום</text:span><text:span text:style-name="T67"> </text:span><text:span text:style-name="T62">דהני</text:span><text:span text:style-name="T67"> </text:span><text:span text:style-name="T62">לא</text:span><text:span text:style-name="T67"> </text:span><text:span text:style-name="T62">נהגי</text:span><text:span text:style-name="T67"> </text:span><text:span text:style-name="T62">בקדשי</text:span><text:span text:style-name="T67"> </text:span><text:span text:style-name="T62">בדק</text:span><text:span text:style-name="T67"> </text:span><text:span text:style-name="T62">הבית, וקדושת</text:span><text:span text:style-name="T67"> </text:span><text:span text:style-name="T62">דמים</text:span><text:span text:style-name="T67"> </text:span><text:span text:style-name="T62">נינהו</text:span><text:span text:style-name="T26">)</text:span>;</text:p>
      <text:p text:style-name="P3">אחד<text:span text:style-name="T1"> </text:span>קדשי<text:span text:style-name="T1"> </text:span>מזבח<text:span text:style-name="T1"> </text:span>ואחד<text:span text:style-name="T1"> </text:span>קדשי<text:span text:style-name="T1"> </text:span>בדק<text:span text:style-name="T1"> </text:span>הבית<text:span text:style-name="T1"> </text:span>מצטרפין<text:span text:style-name="T1"> </text:span>זה<text:span text:style-name="T1"> </text:span>עם<text:span text:style-name="T1"> </text:span>זה<text:span text:style-name="T1"> </text:span>למעילה<text:span text:style-name="T1"> </text:span><text:span text:style-name="T26">(</text:span><text:span text:style-name="T62">אבל</text:span><text:span text:style-name="T67"> </text:span><text:span text:style-name="T62">לא</text:span><text:span text:style-name="T67"> </text:span><text:span text:style-name="T62">לדבר</text:span><text:span text:style-name="T67"> </text:span><text:span text:style-name="T62">אחר; ומשום</text:span><text:span text:style-name="T67"> </text:span><text:span text:style-name="T62">הכי</text:span><text:span text:style-name="T67"> </text:span><text:span text:style-name="T62">קא</text:span><text:span text:style-name="T67"> </text:span><text:span text:style-name="T62">פליג</text:span><text:span text:style-name="T67"> </text:span><text:span text:style-name="T62">לה</text:span><text:span text:style-name="T67"> </text:span><text:span text:style-name="T62">מתניתין</text:span><text:span text:style-name="T67"> </text:span><text:span text:style-name="T62">דתני</text:span><text:span text:style-name="T67"> </text:span><text:span text:style-name="T62">'קדשי</text:span><text:span text:style-name="T67"> </text:span><text:span text:style-name="T62">מזבח' בפני</text:span><text:span text:style-name="T67"> </text:span><text:span text:style-name="T62">עצמן</text:span><text:span text:style-name="T67"> </text:span><text:span text:style-name="T62">ו'קדשי</text:span><text:span text:style-name="T67"> </text:span><text:span text:style-name="T62">בדק</text:span><text:span text:style-name="T67"> </text:span><text:span text:style-name="T62">הבית' בפני</text:span><text:span text:style-name="T67"> </text:span><text:span text:style-name="T62">עצמן</text:span><text:span text:style-name="T26">)</text:span>.</text:p>
      <text:p text:style-name="P3"/>
      <text:p text:style-name="P3">גמרא:</text:p>
      <text:p text:style-name="P3">השתא<text:span text:style-name="T1"> </text:span>יש<text:span text:style-name="T1"> </text:span>לומר<text:span text:style-name="T1"> </text:span>דקתני<text:span text:style-name="T1"> </text:span>'<text:span text:style-name="T106">אחד</text:span><text:span text:style-name="T107"> </text:span><text:span text:style-name="T106">קדשי</text:span><text:span text:style-name="T107"> </text:span><text:span text:style-name="T106">מזבח</text:span><text:span text:style-name="T107"> </text:span><text:span text:style-name="T106">ואחד</text:span><text:span text:style-name="T107"> </text:span><text:span text:style-name="T106">קדשי</text:span><text:span text:style-name="T107"> </text:span><text:span text:style-name="T106">בדק</text:span><text:span text:style-name="T107"> </text:span><text:span text:style-name="T106">הבית</text:span>', דהאי<text:span text:style-name="T1"> </text:span>קדושת<text:span text:style-name="T1"> </text:span>הגוף<text:span text:style-name="T1"> </text:span>והאי<text:span text:style-name="T1"> </text:span>קדושת<text:span text:style-name="T1"> </text:span>דמים, אפילו<text:span text:style-name="T1"> </text:span>הכי<text:span text:style-name="T1"> </text:span>קתני<text:span text:style-name="T1"> </text:span>'<text:span text:style-name="T106">מצטרפין</text:span><text:span text:style-name="T107"> </text:span><text:span text:style-name="T106">זה</text:span><text:span text:style-name="T107"> </text:span><text:span text:style-name="T106">עם</text:span><text:span text:style-name="T107"> </text:span><text:span text:style-name="T106">זה</text:span>', קדשי<text:span text:style-name="T1"> </text:span>מזבח<text:span text:style-name="T1"> </text:span>עם<text:span text:style-name="T1"> </text:span>קדשי<text:span text:style-name="T1"> </text:span>מזבח<text:span text:style-name="T1"> </text:span>מיבעיא?</text:p>
      <text:p text:style-name="P3">משום<text:span text:style-name="T1"> </text:span>דקתני<text:span text:style-name="T1"> </text:span>עלה<text:span text:style-name="T1"> </text:span>'<text:span text:style-name="T106">לחייב</text:span><text:span text:style-name="T107"> </text:span><text:span text:style-name="T106">עליהן</text:span><text:span text:style-name="T107"> </text:span><text:span text:style-name="T106">משום</text:span><text:span text:style-name="T107"> </text:span><text:span text:style-name="T106">פיגול</text:span><text:span text:style-name="T107"> </text:span><text:span text:style-name="T106">נותר</text:span><text:span text:style-name="T107"> </text:span><text:span text:style-name="T106">וטמא</text:span>', דקדשי<text:span text:style-name="T1"> </text:span>בדק<text:span text:style-name="T1"> </text:span>הבית<text:span text:style-name="T1"> </text:span>לא<text:span text:style-name="T1"> </text:span>איכא<text:span text:style-name="T1"> </text:span>הכי<text:span text:style-name="T1"> </text:span>- משום<text:span text:style-name="T1"> </text:span>הכי<text:span text:style-name="T1"> </text:span>קא<text:span text:style-name="T1"> </text:span>פליג<text:span text:style-name="T1"> </text:span>ליה.</text:p>
      <text:p text:style-name="P29"/>
      <text:p text:style-name="P3">אמר<text:span text:style-name="T1"> </text:span>רבי<text:span text:style-name="T1"> </text:span>ינאי: מחוורתא<text:span text:style-name="T1"> </text:span><text:span text:style-name="T26">(</text:span><text:span text:style-name="T62">דבר</text:span><text:span text:style-name="T67"> </text:span><text:span text:style-name="T62">ברור</text:span><text:span text:style-name="T67"> </text:span><text:span text:style-name="T62">הוא, כמו: 'במחוורת</text:span><text:span text:style-name="T67"> </text:span><text:span text:style-name="T62">עליו' </text:span><text:span text:style-name="T64">(נזיר</text:span><text:span text:style-name="T68"> </text:span><text:span text:style-name="T64">דף</text:span><text:span text:style-name="T68"> </text:span><text:span text:style-name="T64">סג.)</text:span><text:span text:style-name="T26">)</text:span>: אין<text:span text:style-name="T1"> </text:span>חייבין<text:span text:style-name="T1"> </text:span>משום<text:span text:style-name="T1"> </text:span>מעילה<text:span text:style-name="T1"> </text:span>אלא<text:span text:style-name="T1"> </text:span>על<text:span text:style-name="T1"> </text:span>קדשי<text:span text:style-name="T1"> </text:span>בדק<text:span text:style-name="T1"> </text:span>הבית<text:span text:style-name="T1"> </text:span>ועולה<text:span text:style-name="T1"> </text:span>בלבד; מאי<text:span text:style-name="T1"> </text:span>טעמא? - דאמר<text:span text:style-name="T1"> </text:span>קרא: <text:span text:style-name="T64">(ויקרא</text:span><text:span text:style-name="T68"> </text:span><text:span text:style-name="T64">ה,טו)</text:span><text:span text:style-name="T31"> נפש</text:span><text:span text:style-name="T1"> </text:span><text:span text:style-name="T31">כי</text:span><text:span text:style-name="T1"> </text:span><text:span text:style-name="T31">תמעול</text:span><text:span text:style-name="T1"> </text:span><text:span text:style-name="T31">מעל</text:span><text:span text:style-name="T1"> </text:span><text:span text:style-name="T32">[וחטאה</text:span><text:span text:style-name="T2"> </text:span><text:span text:style-name="T32">בשגגה]</text:span><text:span text:style-name="T31"> מקדשי</text:span><text:span text:style-name="T1"> </text:span><text:span text:style-name="T31">ה' </text:span><text:span text:style-name="T32">[והביא</text:span><text:span text:style-name="T2"> </text:span><text:span text:style-name="T32">את</text:span><text:span text:style-name="T2"> </text:span><text:span text:style-name="T32">אשמו</text:span><text:span text:style-name="T2"> </text:span><text:span text:style-name="T32">לה' איל</text:span><text:span text:style-name="T2"> </text:span><text:span text:style-name="T32">תמים</text:span><text:span text:style-name="T2"> </text:span><text:span text:style-name="T32">מן</text:span><text:span text:style-name="T2"> </text:span><text:span text:style-name="T32">הצאן</text:span><text:span text:style-name="T2"> </text:span><text:span text:style-name="T32">בערכך</text:span><text:span text:style-name="T2"> </text:span><text:span text:style-name="T32">כסף</text:span><text:span text:style-name="T2"> </text:span><text:span text:style-name="T32">שקלים</text:span><text:span text:style-name="T2"> </text:span><text:span text:style-name="T32">בשקל</text:span><text:span text:style-name="T2"> </text:span><text:span text:style-name="T32">הקדש</text:span><text:span text:style-name="T2"> </text:span><text:span text:style-name="T32">לאשם]</text:span>: קדשים<text:span text:style-name="T1"> </text:span>המיוחדין<text:span text:style-name="T1"> </text:span>לה' יש<text:span text:style-name="T1"> </text:span>בהן<text:span text:style-name="T1"> </text:span>מעילה, אבל<text:span text:style-name="T1"> </text:span>קדשי<text:span text:style-name="T1"> </text:span>מזבח<text:span text:style-name="T1"> </text:span>אית<text:span text:style-name="T1"> </text:span>בהו<text:span text:style-name="T1"> </text:span>לכהנים<text:span text:style-name="T1"> </text:span>ואית<text:span text:style-name="T1"> </text:span>בהו<text:span text:style-name="T1"> </text:span>לבעלים.</text:p>
      <text:p text:style-name="P3">תנן: '<text:span text:style-name="T106">קדשי</text:span><text:span text:style-name="T107"> </text:span><text:span text:style-name="T106">מזבח</text:span><text:span text:style-name="T107"> </text:span><text:span text:style-name="T106">מצטרפין</text:span><text:span text:style-name="T107"> </text:span><text:span text:style-name="T106">זה</text:span><text:span text:style-name="T107"> </text:span><text:span text:style-name="T106">עם</text:span><text:span text:style-name="T107"> </text:span><text:span text:style-name="T106">זה</text:span><text:span text:style-name="T107"> </text:span><text:span text:style-name="T106">למעילה</text:span>'!?</text:p>
      <text:p text:style-name="P3"><text:span text:style-name="T26">(</text:span><text:span text:style-name="T62">ומתרץ:</text:span><text:span text:style-name="T26">)</text:span> מדרבנן<text:span text:style-name="T1"> </text:span><text:span text:style-name="T26">(</text:span><text:span text:style-name="T62">מדרבנן</text:span><text:span text:style-name="T67"> </text:span><text:span text:style-name="T62">הוא</text:span><text:span text:style-name="T67"> </text:span><text:span text:style-name="T62">דאית</text:span><text:span text:style-name="T67"> </text:span><text:span text:style-name="T62">בהו</text:span><text:span text:style-name="T67"> </text:span><text:span text:style-name="T62">מעילה</text:span><text:span text:style-name="T67"> </text:span><text:span text:style-name="T62">בקדשי</text:span><text:span text:style-name="T67"> </text:span><text:span text:style-name="T62">מזבח, אבל</text:span><text:span text:style-name="T67"> </text:span><text:span text:style-name="T62">לא</text:span><text:span text:style-name="T67"> </text:span><text:span text:style-name="T62">מדאורייתא</text:span><text:span text:style-name="T26">)</text:span>. </text:p>
      <text:p text:style-name="P3">'<text:span text:style-name="T106">קדשי</text:span><text:span text:style-name="T107"> </text:span><text:span text:style-name="T106">קדשים</text:span><text:span text:style-name="T107"> </text:span><text:span text:style-name="T106">ששחטן</text:span><text:span text:style-name="T107"> </text:span><text:span text:style-name="T106">בדרום</text:span><text:span text:style-name="T107"> </text:span><text:span text:style-name="T106">מועלים</text:span><text:span text:style-name="T107"> </text:span><text:span text:style-name="T106">בהן</text:span>' <text:span text:style-name="T64">[מעילה</text:span><text:span text:style-name="T68"> </text:span><text:span text:style-name="T64">פ"א</text:span><text:span text:style-name="T68"> </text:span><text:span text:style-name="T64">מ"א]</text:span>!?</text:p>
      <text:p text:style-name="P3">מדרבנן.</text:p>
      <text:p text:style-name="P3">תנן<text:span text:style-name="T1"> </text:span><text:span text:style-name="T64">[מעילה</text:span><text:span text:style-name="T68"> </text:span><text:span text:style-name="T64">פ"ב</text:span><text:span text:style-name="T68"> </text:span><text:span text:style-name="T64">מ"ב]</text:span>: '<text:span text:style-name="T106">הנהנה</text:span><text:span text:style-name="T107"> </text:span><text:span text:style-name="T106">מן</text:span><text:span text:style-name="T107"> </text:span><text:span text:style-name="T106">החטאת</text:span><text:span text:style-name="T107"> </text:span><text:span text:style-name="T106">כשהיא</text:span><text:span text:style-name="T107"> </text:span><text:span text:style-name="T106">חיה</text:span><text:span text:style-name="T107"> </text:span><text:span text:style-name="T106">לא</text:span><text:span text:style-name="T107"> </text:span><text:span text:style-name="T106">מעל</text:span><text:span text:style-name="T107"> </text:span><text:span text:style-name="T106">עד</text:span><text:span text:style-name="T107"> </text:span><text:span text:style-name="T106">שיפגום</text:span><text:span text:style-name="T107"> </text:span><text:span text:style-name="T26">(</text:span><text:span text:style-name="T62">כגון</text:span><text:span text:style-name="T67"> </text:span><text:span text:style-name="T62">שרכב</text:span><text:span text:style-name="T67"> </text:span><text:span text:style-name="T62">עליה</text:span><text:span text:style-name="T67"> </text:span><text:span text:style-name="T62">והכחישה, כדמפרש</text:span><text:span text:style-name="T67"> </text:span><text:span text:style-name="T62">בפירקין</text:span><text:span text:style-name="T67"> </text:span><text:span text:style-name="T62">דלקמן</text:span><text:span text:style-name="T67"> </text:span><text:span text:style-name="T64">(דף</text:span><text:span text:style-name="T68"> </text:span><text:span text:style-name="T64">יט.)</text:span><text:span text:style-name="T62"> דבחטאת</text:span><text:span text:style-name="T67"> </text:span><text:span text:style-name="T62">בעלת</text:span><text:span text:style-name="T67"> </text:span><text:span text:style-name="T62">מום</text:span><text:span text:style-name="T67"> </text:span><text:span text:style-name="T62">מיירי, דקיימא</text:span><text:span text:style-name="T67"> </text:span><text:span text:style-name="T62">לדמי; לפיכך</text:span><text:span text:style-name="T67"> </text:span><text:span text:style-name="T62">מעל: שהפסיד</text:span><text:span text:style-name="T67"> </text:span><text:span text:style-name="T62">להקדש: שפחת</text:span><text:span text:style-name="T67"> </text:span><text:span text:style-name="T62">מדמיה</text:span><text:span text:style-name="T26">)</text:span><text:span text:style-name="T106">; כשהיא</text:span><text:span text:style-name="T107"> </text:span><text:span text:style-name="T106">מתה</text:span><text:span text:style-name="T107"> </text:span><text:span text:style-name="T106">- כיון</text:span><text:span text:style-name="T107"> </text:span><text:span text:style-name="T106">שנהנה</text:span><text:span text:style-name="T107"> </text:span><text:span text:style-name="T106">כל</text:span><text:span text:style-name="T107"> </text:span><text:span text:style-name="T106">שהוא</text:span><text:span text:style-name="T107"> </text:span><text:span text:style-name="T26">(</text:span><text:span text:style-name="T62">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לא</text:span><text:span text:style-name="T67"> </text:span><text:span text:style-name="T62">פגם</text:span><text:span text:style-name="T26">)</text:span><text:span text:style-name="T106"> – מעל</text:span><text:span text:style-name="T107"> </text:span><text:span text:style-name="T26">(</text:span><text:span text:style-name="T62">דלאו</text:span><text:span text:style-name="T67"> </text:span><text:span text:style-name="T62">לדמי</text:span><text:span text:style-name="T67"> </text:span><text:span text:style-name="T62">קיימא, שאין</text:span><text:span text:style-name="T67"> </text:span><text:span text:style-name="T62">פודין</text:span><text:span text:style-name="T67"> </text:span><text:span text:style-name="T62">את</text:span><text:span text:style-name="T67"> </text:span><text:span text:style-name="T62">הקדשים</text:span><text:span text:style-name="T67"> </text:span><text:span text:style-name="T62">להאכילן</text:span><text:span text:style-name="T67"> </text:span><text:span text:style-name="T62">לכלבים</text:span><text:span text:style-name="T67"> </text:span><text:span text:style-name="T64">(פסחים</text:span><text:span text:style-name="T68"> </text:span><text:span text:style-name="T64">דף</text:span><text:span text:style-name="T68"> </text:span><text:span text:style-name="T64">כט.)</text:span><text:span text:style-name="T26">)</text:span>'!?</text:p>
      <text:p text:style-name="P3"><text:span text:style-name="T26">(</text:span><text:span text:style-name="T62">האי</text:span><text:span text:style-name="T67"> </text:span><text:span text:style-name="T62">מעל</text:span><text:span text:style-name="T67"> </text:span><text:span text:style-name="T62">נמי</text:span><text:span text:style-name="T26">)</text:span> מדרבנן.</text:p>
      <text:p text:style-name="P3">ומדאורייתא<text:span text:style-name="T1"> </text:span>לא? והתניא: '<text:span text:style-name="T106">רבי</text:span><text:span text:style-name="T107"> </text:span><text:span text:style-name="T106">אומר: </text:span><text:span text:style-name="T64">(ויקרא</text:span><text:span text:style-name="T68"> </text:span><text:span text:style-name="T64">ג,טז)</text:span><text:span text:style-name="T31"> </text:span><text:span text:style-name="T32">[והקטירם</text:span><text:span text:style-name="T2"> </text:span><text:span text:style-name="T32">הכהן</text:span><text:span text:style-name="T2"> </text:span><text:span text:style-name="T32">המזבחה</text:span><text:span text:style-name="T2"> </text:span><text:span text:style-name="T32">לחם</text:span><text:span text:style-name="T2"> </text:span><text:span text:style-name="T32">אשה</text:span><text:span text:style-name="T2"> </text:span><text:span text:style-name="T32">לריח</text:span><text:span text:style-name="T2"> </text:span><text:span text:style-name="T32">ניחח]</text:span><text:span text:style-name="T111"> כל</text:span><text:span text:style-name="T107"> </text:span><text:span text:style-name="T111">חלב</text:span><text:span text:style-name="T107"> </text:span><text:span text:style-name="T111">לה'</text:span><text:span text:style-name="T106"> - לרבות</text:span><text:span text:style-name="T107"> </text:span><text:span text:style-name="T106">אימורי</text:span><text:span text:style-name="T107"> </text:span><text:span text:style-name="T106">קדשים</text:span><text:span text:style-name="T107"> </text:span><text:span text:style-name="T106">קלים</text:span><text:span text:style-name="T107"> </text:span><text:span text:style-name="T106">למעילה</text:span>'!?</text:p>
      <text:p text:style-name="P3">מדרבנן.</text:p>
      <text:p text:style-name="P3">והא<text:span text:style-name="T1"> </text:span>קרא<text:span text:style-name="T1"> </text:span>קא<text:span text:style-name="T1"> </text:span>נסיב<text:span text:style-name="T1"> </text:span>לה<text:span text:style-name="T1"> </text:span><text:span text:style-name="T26">(</text:span><text:span text:style-name="T62">לאשמועינן</text:span><text:span text:style-name="T67"> </text:span><text:span text:style-name="T62">דמדאורייתא</text:span><text:span text:style-name="T67"> </text:span><text:span text:style-name="T62">מעל</text:span><text:span text:style-name="T26">)</text:span>?</text:p>
      <text:p text:style-name="P3">אסמכתא<text:span text:style-name="T1"> </text:span>בעלמא.</text:p>
      <text:p text:style-name="P3">והא<text:span text:style-name="T1"> </text:span>אמר<text:span text:style-name="T1"> </text:span>עולא<text:span text:style-name="T1"> </text:span>אמר<text:span text:style-name="T1"> </text:span>רבי<text:span text:style-name="T1"> </text:span>יוחנן: 'קדשים<text:span text:style-name="T1"> </text:span>שמתו<text:span text:style-name="T1"> </text:span>יצאו<text:span text:style-name="T1"> </text:span>מידי<text:span text:style-name="T1"> </text:span>מעילה<text:span text:style-name="T1"> </text:span>דבר<text:span text:style-name="T1"> </text:span>תורה' <text:span text:style-name="T26">(</text:span><text:span text:style-name="T62">משום</text:span><text:span text:style-name="T67"> </text:span><text:span text:style-name="T62">דכתיב</text:span><text:span text:style-name="T67"> </text:span><text:span text:style-name="T62">'</text:span><text:span text:style-name="T73">[מ]</text:span><text:span text:style-name="T72">קדשי</text:span><text:span text:style-name="T67"> </text:span><text:span text:style-name="T72">ה'</text:span><text:span text:style-name="T62">', וכיון</text:span><text:span text:style-name="T67"> </text:span><text:span text:style-name="T62">דמתו</text:span><text:span text:style-name="T67"> </text:span><text:span text:style-name="T62">לא</text:span><text:span text:style-name="T67"> </text:span><text:span text:style-name="T62">חזו</text:span><text:span text:style-name="T67"> </text:span><text:span text:style-name="T62">לקדשי</text:span><text:span text:style-name="T67"> </text:span><text:span text:style-name="T62">ה'</text:span><text:span text:style-name="T26">)</text:span>; במאי<text:span text:style-name="T1"> </text:span><text:span text:style-name="T26">(</text:span><text:span text:style-name="T62">קמיירי</text:span><text:span text:style-name="T67"> </text:span><text:span text:style-name="T62">עולא</text:span><text:span text:style-name="T26">)</text:span>: אילימא<text:span text:style-name="T1"> </text:span>בקדשי<text:span text:style-name="T1"> </text:span>בדק<text:span text:style-name="T1"> </text:span>הבית<text:span text:style-name="T1"> </text:span>- אפילו<text:span text:style-name="T1"> </text:span>כי<text:span text:style-name="T1"> </text:span>מתו<text:span text:style-name="T1"> </text:span>נמי<text:span text:style-name="T1"> </text:span><text:span text:style-name="T26">(</text:span><text:span text:style-name="T62">נמי</text:span><text:span text:style-name="T67"> </text:span><text:span text:style-name="T62">לא</text:span><text:span text:style-name="T67"> </text:span><text:span text:style-name="T62">יצאו</text:span><text:span text:style-name="T67"> </text:span><text:span text:style-name="T62">מידי</text:span><text:span text:style-name="T67"> </text:span><text:span text:style-name="T62">מעילה</text:span><text:span text:style-name="T26">)</text:span>: לא<text:span text:style-name="T1"> </text:span>יהא<text:span text:style-name="T1"> </text:span>אלא<text:span text:style-name="T1"> </text:span>דאקדיש<text:span text:style-name="T1"> </text:span>אשפה<text:span text:style-name="T1"> </text:span>לבדק<text:span text:style-name="T1"> </text:span>הבית, לאו<text:span text:style-name="T1"> </text:span>אית<text:span text:style-name="T1"> </text:span>בה<text:span text:style-name="T1"> </text:span>מעילה<text:span text:style-name="T1"> </text:span><text:span text:style-name="T26">(</text:span><text:span text:style-name="T62">מי</text:span><text:span text:style-name="T67"> </text:span><text:span text:style-name="T62">לא</text:span><text:span text:style-name="T67"> </text:span><text:span text:style-name="T62">קדשה</text:span><text:span text:style-name="T67"> </text:span><text:span text:style-name="T62">לדמיה</text:span><text:span text:style-name="T67"> </text:span><text:span text:style-name="T62">דאית</text:span><text:span text:style-name="T67"> </text:span><text:span text:style-name="T62">בה</text:span><text:span text:style-name="T67"> </text:span><text:span text:style-name="T62">מעילה? הכי</text:span><text:span text:style-name="T67"> </text:span><text:span text:style-name="T62">נמי</text:span><text:span text:style-name="T67"> </text:span><text:span text:style-name="T62">דאי</text:span><text:span text:style-name="T67"> </text:span><text:span text:style-name="T62">אקדיש</text:span><text:span text:style-name="T67"> </text:span><text:span text:style-name="T62">בהמה</text:span><text:span text:style-name="T67"> </text:span><text:span text:style-name="T62">לבדק</text:span><text:span text:style-name="T67"> </text:span><text:span text:style-name="T62">הבית,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מתה</text:span><text:span text:style-name="T67"> </text:span><text:span text:style-name="T62">- קדשה</text:span><text:span text:style-name="T67"> </text:span><text:span text:style-name="T62">נמי</text:span><text:span text:style-name="T67"> </text:span><text:span text:style-name="T62">לדמים, ואית</text:span><text:span text:style-name="T67"> </text:span><text:span text:style-name="T62">בה</text:span><text:span text:style-name="T67"> </text:span><text:span text:style-name="T62">מעילה</text:span><text:span text:style-name="T26">)</text:span>? אלא<text:span text:style-name="T1"> </text:span>קדשי<text:span text:style-name="T1"> </text:span><text:span text:style-name="T127">מזבח</text:span><text:span text:style-name="T1"> </text:span>בחייהם<text:span text:style-name="T1"> </text:span>נמי<text:span text:style-name="T1"> </text:span>דאורייתא<text:span text:style-name="T1"> </text:span>אית<text:span text:style-name="T1"> </text:span>בהו<text:span text:style-name="T1"> </text:span>מעילה<text:span text:style-name="T1"> </text:span><text:span text:style-name="T26">(</text:span><text:span text:style-name="T62">אלא</text:span><text:span text:style-name="T67"> </text:span><text:span text:style-name="T62">פשיטא</text:span><text:span text:style-name="T67"> </text:span><text:span text:style-name="T62">דבקדשי</text:span><text:span text:style-name="T67"> </text:span><text:span text:style-name="T62">מזבח</text:span><text:span text:style-name="T67"> </text:span><text:span text:style-name="T62">מיירי, ולאחר</text:span><text:span text:style-name="T67"> </text:span><text:span text:style-name="T62">מיתה</text:span><text:span text:style-name="T67"> </text:span><text:span text:style-name="T62">יצאו</text:span><text:span text:style-name="T67"> </text:span><text:span text:style-name="T62">מידי</text:span><text:span text:style-name="T67"> </text:span><text:span text:style-name="T62">מעילה</text:span><text:span text:style-name="T67"> </text:span><text:span text:style-name="T62">דבר</text:span><text:span text:style-name="T67"> </text:span><text:span text:style-name="T62">תורה; מכלל</text:span><text:span text:style-name="T67"> </text:span><text:span text:style-name="T62">דבחייהן</text:span><text:span text:style-name="T67"> </text:span><text:span text:style-name="T62">יש</text:span><text:span text:style-name="T67"> </text:span><text:span text:style-name="T62">בהן</text:span><text:span text:style-name="T67"> </text:span><text:span text:style-name="T62">מעילה</text:span><text:span text:style-name="T67"> </text:span><text:span text:style-name="T62">מדאורייתא, וקשיא</text:span><text:span text:style-name="T67"> </text:span><text:span text:style-name="T62">לרבי</text:span><text:span text:style-name="T67"> </text:span><text:span text:style-name="T62">ינאי</text:span><text:span text:style-name="T26">)</text:span>?</text:p>
      <text:p text:style-name="P3">אלא<text:span text:style-name="T1"> </text:span>הכי<text:span text:style-name="T1"> </text:span>קא<text:span text:style-name="T1"> </text:span>אמרי<text:span text:style-name="T1"> </text:span>דבי<text:span text:style-name="T1"> </text:span>רבי<text:span text:style-name="T1"> </text:span>ינאי<text:span text:style-name="T1"> </text:span><text:span text:style-name="T26">(</text:span><text:span text:style-name="T62">אמר</text:span><text:span text:style-name="T67"> </text:span><text:span text:style-name="T62">לך</text:span><text:span text:style-name="T67"> </text:span><text:span text:style-name="T62">רהי</text:span><text:span text:style-name="T67"> </text:span><text:span text:style-name="T62">ינאי</text:span><text:span text:style-name="T26">)</text:span>: <text:span text:style-name="T26">(</text:span><text:span text:style-name="T62">אִין, ודאי</text:span><text:span text:style-name="T67"> </text:span><text:span text:style-name="T62">בקדשי</text:span><text:span text:style-name="T67"> </text:span><text:span text:style-name="T62">מזבח</text:span><text:span text:style-name="T67"> </text:span><text:span text:style-name="T62">נמי</text:span><text:span text:style-name="T67"> </text:span><text:span text:style-name="T62">אית</text:span><text:span text:style-name="T67"> </text:span><text:span text:style-name="T62">בהו</text:span><text:span text:style-name="T67"> </text:span><text:span text:style-name="T62">מעילה</text:span><text:span text:style-name="T67"> </text:span><text:span text:style-name="T62">מדאורייתא</text:span><text:span text:style-name="T26">)</text:span> מהאי<text:span text:style-name="T1"> </text:span>קרא<text:span text:style-name="T1"> </text:span>- קדשי<text:span text:style-name="T1"> </text:span>בדק<text:span text:style-name="T1"> </text:span>הבית<text:span text:style-name="T1"> </text:span>שמעין<text:span text:style-name="T1"> </text:span>מינה, קדשי<text:span text:style-name="T1"> </text:span>מזבח<text:span text:style-name="T1"> </text:span>לא<text:span text:style-name="T1"> </text:span>שמעין<text:span text:style-name="T1"> </text:span>מינה<text:span text:style-name="T1"> </text:span><text:span text:style-name="T26">(</text:span><text:span text:style-name="T62">אבל</text:span><text:span text:style-name="T67"> </text:span><text:span text:style-name="T62">מהאי</text:span><text:span text:style-name="T67"> </text:span><text:span text:style-name="T62">קדשי</text:span><text:span text:style-name="T67"> </text:span><text:span text:style-name="T62">ה' דבקרא</text:span><text:span text:style-name="T67"> </text:span><text:span text:style-name="T62">ד'</text:span><text:span text:style-name="T72">נפש</text:span><text:span text:style-name="T67"> </text:span><text:span text:style-name="T72">כי</text:span><text:span text:style-name="T67"> </text:span><text:span text:style-name="T72">תמעול</text:span><text:span text:style-name="T67"> </text:span><text:span text:style-name="T72">מעל</text:span><text:span text:style-name="T62">' </text:span><text:span text:style-name="T64">(ויקרא</text:span><text:span text:style-name="T68"> </text:span><text:span text:style-name="T64">ה,טו)</text:span><text:span text:style-name="T62"> לא</text:span><text:span text:style-name="T67"> </text:span><text:span text:style-name="T62">שמעינן</text:span><text:span text:style-name="T67"> </text:span><text:span text:style-name="T62">מיניה</text:span><text:span text:style-name="T67"> </text:span><text:span text:style-name="T62">אלא</text:span><text:span text:style-name="T67"> </text:span><text:span text:style-name="T62">קדשי</text:span><text:span text:style-name="T67"> </text:span><text:span text:style-name="T62">בדק</text:span><text:span text:style-name="T67"> </text:span><text:span text:style-name="T62">הבית, </text:span><text:soft-page-break/><text:span text:style-name="T62">דמחוורין</text:span><text:span text:style-name="T67"> </text:span><text:span text:style-name="T62">לה', אלא</text:span><text:span text:style-name="T67"> </text:span><text:span text:style-name="T62">מקרא</text:span><text:span text:style-name="T67"> </text:span><text:span text:style-name="T62">אחרינא</text:span><text:span text:style-name="T67"> </text:span><text:span text:style-name="T62">נפקא</text:span><text:span text:style-name="T67"> </text:span><text:span text:style-name="T62">לן</text:span><text:span text:style-name="T67"> </text:span><text:span text:style-name="T62">דקדשי</text:span><text:span text:style-name="T67"> </text:span><text:span text:style-name="T62">מזבח</text:span><text:span text:style-name="T67"> </text:span><text:span text:style-name="T62">אית</text:span><text:span text:style-name="T67"> </text:span><text:span text:style-name="T62">בהו</text:span><text:span text:style-name="T67"> </text:span><text:span text:style-name="T62">מעילה: דכתיב</text:span><text:span text:style-name="T67"> </text:span><text:span text:style-name="T72">ואיש</text:span><text:span text:style-name="T67"> </text:span><text:span text:style-name="T72">כי</text:span><text:span text:style-name="T67"> </text:span><text:span text:style-name="T72">יאכל</text:span><text:span text:style-name="T67"> </text:span><text:span text:style-name="T72">קדש</text:span><text:span text:style-name="T67"> </text:span><text:span text:style-name="T72">בשגגה</text:span><text:span text:style-name="T67"> </text:span><text:span text:style-name="T73">[ויסף</text:span><text:span text:style-name="T69"> </text:span><text:span text:style-name="T73">חמשיתו</text:span><text:span text:style-name="T69"> </text:span><text:span text:style-name="T73">עליו</text:span><text:span text:style-name="T69"> </text:span><text:span text:style-name="T73">ונתן</text:span><text:span text:style-name="T69"> </text:span><text:span text:style-name="T73">לכהן</text:span><text:span text:style-name="T69"> </text:span><text:span text:style-name="T73">את</text:span><text:span text:style-name="T69"> </text:span><text:span text:style-name="T73">הקדש]</text:span><text:span text:style-name="T62"> </text:span><text:span text:style-name="T64">(ויקרא</text:span><text:span text:style-name="T68"> </text:span><text:span text:style-name="T64">כב,יד)</text:span><text:span text:style-name="T62">: דבכל</text:span><text:span text:style-name="T67"> </text:span><text:span text:style-name="T62">קדש</text:span><text:span text:style-name="T67"> </text:span><text:span text:style-name="T62">מיירי</text:span><text:span text:style-name="T26">)</text:span>.</text:p>
      <text:p text:style-name="P3"/>
      <text:p text:style-name="P3">(מעילה<text:span text:style-name="T1"> </text:span>טו,ב)</text:p>
      <text:p text:style-name="P3">משנה:</text:p>
      <text:p text:style-name="P3">חמשה<text:span text:style-name="T1"> </text:span>דברים<text:span text:style-name="T1"> </text:span>בעולה<text:span text:style-name="T1"> </text:span>מצטרפין<text:span text:style-name="T1"> </text:span>זה<text:span text:style-name="T1"> </text:span>עם<text:span text:style-name="T1"> </text:span>זה: הבשר<text:span text:style-name="T1"> </text:span>והחלב<text:span text:style-name="T1"> </text:span>והסולת<text:span text:style-name="T1"> </text:span>והיין<text:span text:style-name="T1"> </text:span>והשמן<text:span text:style-name="T1"> </text:span><text:span text:style-name="T26">(</text:span><text:span text:style-name="T62">היינו</text:span><text:span text:style-name="T67"> </text:span><text:span text:style-name="T62">מנחה</text:span><text:span text:style-name="T67"> </text:span><text:span text:style-name="T62">הבאה</text:span><text:span text:style-name="T67"> </text:span><text:span text:style-name="T62">עמה, והיין, והשמן</text:span><text:span text:style-name="T67"> </text:span><text:span text:style-name="T62">- 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</text:span><text:span text:style-name="T67"> </text:span><text:span text:style-name="T62">בכזית</text:span><text:span text:style-name="T67"> </text:span><text:span text:style-name="T62">לחייב</text:span><text:span text:style-name="T67"> </text:span><text:span text:style-name="T62">משום</text:span><text:span text:style-name="T67"> </text:span><text:span text:style-name="T62">'מעלה</text:span><text:span text:style-name="T67"> </text:span><text:span text:style-name="T62">בחוץ' ולחייב</text:span><text:span text:style-name="T67"> </text:span><text:span text:style-name="T62">משום</text:span><text:span text:style-name="T67"> </text:span><text:span text:style-name="T62">פגול</text:span><text:span text:style-name="T67"> </text:span><text:span text:style-name="T62">ונותר</text:span><text:span text:style-name="T67"> </text:span><text:span text:style-name="T62">וטמא, ומשום</text:span><text:span text:style-name="T67"> </text:span><text:span text:style-name="T62">מעילה</text:span><text:span text:style-name="T67"> </text:span><text:span text:style-name="T62">נמי; 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תנא</text:span><text:span text:style-name="T67"> </text:span><text:span text:style-name="T62">רישא</text:span><text:span text:style-name="T67"> </text:span><text:span text:style-name="T62">נמי</text:span><text:span text:style-name="T67"> </text:span><text:span text:style-name="T62">'קדשי</text:span><text:span text:style-name="T67"> </text:span><text:span text:style-name="T62">מזבח</text:span><text:span text:style-name="T67"> </text:span><text:span text:style-name="T62">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' - איצטריך</text:span><text:span text:style-name="T67"> </text:span><text:span text:style-name="T62">למיתני</text:span><text:span text:style-name="T67"> </text:span><text:span text:style-name="T62">הא, לאשמועינן</text:span><text:span text:style-name="T67"> </text:span><text:span text:style-name="T62">רבותא: דבשר</text:span><text:span text:style-name="T67"> </text:span><text:span text:style-name="T62">וסלת</text:span><text:span text:style-name="T67"> </text:span><text:span text:style-name="T62">ויין</text:span><text:span text:style-name="T67"> </text:span><text:span text:style-name="T62">מצטרפין</text:span><text:span text:style-name="T67"> 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מינא</text:span><text:span text:style-name="T67"> </text:span><text:span text:style-name="T62">אחרינא</text:span><text:span text:style-name="T67"> </text:span><text:span text:style-name="T62">נינהו</text:span><text:span text:style-name="T26">)</text:span>;</text:p>
      <text:p text:style-name="P12"><text:span text:style-name="T117">וששה</text:span><text:span text:style-name="T118"> </text:span><text:span text:style-name="T117">בתודה</text:span><text:span text:style-name="T118"> </text:span><text:span text:style-name="T121">(</text:span><text:span text:style-name="T79">מצטרפין</text:span><text:span text:style-name="T76"> </text:span><text:span text:style-name="T79">זה</text:span><text:span text:style-name="T76"> </text:span><text:span text:style-name="T79">עם</text:span><text:span text:style-name="T76"> </text:span><text:span text:style-name="T79">זה</text:span><text:span text:style-name="T76"> </text:span><text:span text:style-name="T79">לפיגול</text:span><text:span text:style-name="T76"> </text:span><text:span text:style-name="T79">ונותר</text:span><text:span text:style-name="T76"> </text:span><text:span text:style-name="T79">וטמא</text:span><text:span text:style-name="T121">)</text:span><text:span text:style-name="T117">: הבשר</text:span><text:span text:style-name="T118"> </text:span><text:span text:style-name="T117">והחלב</text:span><text:span text:style-name="T118"> </text:span><text:span text:style-name="T117">והסולת</text:span><text:span text:style-name="T118"> </text:span><text:span text:style-name="T117">והיין</text:span><text:span text:style-name="T118"> </text:span><text:span text:style-name="T117">והשמן</text:span><text:span text:style-name="T118"> </text:span><text:span text:style-name="T117">והלחם</text:span><text:span text:style-name="T118"> </text:span><text:span text:style-name="T121">(</text:span><text:span text:style-name="T79">והאי</text:span><text:span text:style-name="T76"> </text:span><text:span text:style-name="T79">סלת</text:span><text:span text:style-name="T76"> </text:span><text:span text:style-name="T79">נמי</text:span><text:span text:style-name="T76"> </text:span><text:span text:style-name="T79">דקתני</text:span><text:span text:style-name="T76"> </text:span><text:span text:style-name="T79">גבי</text:span><text:span text:style-name="T76"> </text:span><text:span text:style-name="T79">תודה</text:span><text:span text:style-name="T76"> </text:span><text:span text:style-name="T79">- היינו</text:span><text:span text:style-name="T76"> </text:span><text:span text:style-name="T79">נמי</text:span><text:span text:style-name="T76"> </text:span><text:span text:style-name="T79">מנחת</text:span><text:span text:style-name="T76"> </text:span><text:span text:style-name="T79">נסכים</text:span><text:span text:style-name="T76"> </text:span><text:span text:style-name="T79">הבאה</text:span><text:span text:style-name="T76"> </text:span><text:span text:style-name="T79">עם</text:span><text:span text:style-name="T76"> </text:span><text:span text:style-name="T79">התודה, כדאמרינן</text:span><text:span text:style-name="T76"> </text:span><text:span text:style-name="T79">במסכת</text:span><text:span text:style-name="T76"> </text:span><text:span text:style-name="T79">מנחות</text:span><text:span text:style-name="T76"> </text:span><text:span text:style-name="T79">בפרק</text:span><text:span text:style-name="T76"> </text:span><text:span text:style-name="T79">'שתי</text:span><text:span text:style-name="T76"> </text:span><text:span text:style-name="T79">מדות' </text:span><text:span text:style-name="T80">(דף</text:span><text:span text:style-name="T77"> </text:span><text:span text:style-name="T80">צ:)</text:span><text:span text:style-name="T79"> דתודה</text:span><text:span text:style-name="T76"> </text:span><text:span text:style-name="T79">נמי</text:span><text:span text:style-name="T76"> </text:span><text:span text:style-name="T79">טעונה</text:span><text:span text:style-name="T76"> </text:span><text:span text:style-name="T79">מנחת</text:span><text:span text:style-name="T76"> </text:span><text:span text:style-name="T79">נסכים, דמפיק</text:span><text:span text:style-name="T76"> </text:span><text:span text:style-name="T79">ליה</text:span><text:span text:style-name="T76"> </text:span><text:span text:style-name="T79">מ'</text:span><text:span text:style-name="T81">או</text:span><text:span text:style-name="T76"> </text:span><text:span text:style-name="T81">זבח</text:span><text:span text:style-name="T79">' </text:span><text:span text:style-name="T29">(במדבר</text:span><text:span text:style-name="T3"> </text:span><text:span text:style-name="T29">טו,ג)</text:span><text:span text:style-name="T121">)</text:span><text:span text:style-name="T117">.</text:span></text:p>
      <text:p text:style-name="P3"/>
      <text:p text:style-name="P3">גמרא:</text:p>
      <text:p text:style-name="P3">מתני<text:span text:style-name="T1"> </text:span>ליה<text:span text:style-name="T1"> </text:span>רב<text:span text:style-name="T1"> </text:span>הונא<text:span text:style-name="T1"> </text:span>לרבא: '<text:span text:style-name="T106">חמשה</text:span><text:span text:style-name="T107"> </text:span><text:span text:style-name="T106">דברים</text:span><text:span text:style-name="T107"> </text:span><text:span text:style-name="T114">בעולם</text:span><text:span text:style-name="T107"> </text:span><text:span text:style-name="T106">מצטרפין</text:span><text:span text:style-name="T107"> </text:span><text:span text:style-name="T106">זה</text:span><text:span text:style-name="T107"> </text:span><text:span text:style-name="T106">עם</text:span><text:span text:style-name="T107"> </text:span><text:span text:style-name="T106">זה</text:span>'; אמר<text:span text:style-name="T1"> </text:span>ליה: 'בעולם' קא<text:span text:style-name="T1"> </text:span>אמרת<text:span text:style-name="T1"> </text:span><text:span text:style-name="T26">(</text:span><text:span text:style-name="T62">דמשמע</text:span><text:span text:style-name="T67"> </text:span><text:span text:style-name="T62">בכל</text:span><text:span text:style-name="T67"> </text:span><text:span text:style-name="T62">הזבחים</text:span><text:span text:style-name="T67"> </text:span><text:span text:style-name="T62">שבעולם</text:span><text:span text:style-name="T67"> </text:span><text:span text:style-name="T62">חמשה</text:span><text:span text:style-name="T67"> </text:span><text:span text:style-name="T62">דברים</text:span><text:span text:style-name="T67"> </text:span><text:span text:style-name="T62">ש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, ותו</text:span><text:span text:style-name="T67"> </text:span><text:span text:style-name="T62">לא</text:span><text:span text:style-name="T26">)</text:span>? והא<text:span text:style-name="T1"> </text:span>קתני<text:span text:style-name="T1"> </text:span>בתודה<text:span text:style-name="T1"> </text:span>'<text:span text:style-name="T106">ששה</text:span><text:span text:style-name="T107"> </text:span><text:span text:style-name="T106">דברים</text:span><text:span text:style-name="T107"> </text:span><text:span text:style-name="T106">שבתודה</text:span><text:span text:style-name="T107"> </text:span><text:span text:style-name="T106">הבשר</text:span><text:span text:style-name="T107"> </text:span><text:span text:style-name="T106">והחלב</text:span><text:span text:style-name="T107"> </text:span><text:span text:style-name="T106">והסולת</text:span><text:span text:style-name="T107"> </text:span><text:span text:style-name="T106">והיין</text:span><text:span text:style-name="T107"> </text:span><text:span text:style-name="T106">והשמן</text:span><text:span text:style-name="T107"> </text:span><text:span text:style-name="T106">ולחמי</text:span><text:span text:style-name="T107"> </text:span><text:span text:style-name="T106">תודה</text:span>'? <text:span text:style-name="T26">(</text:span><text:span text:style-name="T62">ודם</text:span><text:span text:style-name="T67"> </text:span><text:span text:style-name="T62">לא</text:span><text:span text:style-name="T67"> </text:span><text:span text:style-name="T62">קא</text:span><text:span text:style-name="T67"> </text:span><text:span text:style-name="T62">חשיב, לפי</text:span><text:span text:style-name="T67"> </text:span><text:span text:style-name="T62">שאין</text:span><text:span text:style-name="T67"> </text:span><text:span text:style-name="T62">מועלין</text:span><text:span text:style-name="T67"> </text:span><text:span text:style-name="T62">בדמים, וליתיה</text:span><text:span text:style-name="T67"> </text:span><text:span text:style-name="T62">לא</text:span><text:span text:style-name="T67"> </text:span><text:span text:style-name="T62">בפגול</text:span><text:span text:style-name="T67"> </text:span><text:span text:style-name="T62">ולא</text:span><text:span text:style-name="T67"> </text:span><text:span text:style-name="T62">בטמא, כדאמרינן</text:span><text:span text:style-name="T67"> </text:span><text:span text:style-name="T62">בפרק</text:span><text:span text:style-name="T67"> </text:span><text:span text:style-name="T62">'כל</text:span><text:span text:style-name="T67"> </text:span><text:span text:style-name="T62">הבשר' </text:span><text:span text:style-name="T64">(חולין</text:span><text:span text:style-name="T68"> </text:span><text:span text:style-name="T64">דף</text:span><text:span text:style-name="T68"> </text:span><text:span text:style-name="T64">קיז:)</text:span><text:span text:style-name="T62">.</text:span><text:span text:style-name="T26">)</text:span></text:p>
      <text:p text:style-name="P3">אמר<text:span text:style-name="T1"> </text:span>ליה: תני<text:span text:style-name="T1"> </text:span>'בעול<text:span text:style-name="T144">ה</text:span>'. <text:span text:style-name="T26">(</text:span><text:span text:style-name="T62">תני</text:span><text:span text:style-name="T67"> </text:span><text:span text:style-name="T62">'בעולה</text:span><text:span text:style-name="T67"> </text:span><text:span text:style-name="T62">איכא</text:span><text:span text:style-name="T67"> </text:span><text:span text:style-name="T62">חמשה</text:span><text:span text:style-name="T67"> </text:span><text:span text:style-name="T62">דברים</text:span><text:span text:style-name="T67"> </text:span><text:span text:style-name="T62">המצטרפין', ולא</text:span><text:span text:style-name="T67"> </text:span><text:span text:style-name="T62">במקום</text:span><text:span text:style-name="T67"> </text:span><text:span text:style-name="T62">אחר; </text:span></text:p>
      <text:p text:style-name="P4"><text:span text:style-name="T61">ענין</text:span><text:span text:style-name="T66"> </text:span><text:span text:style-name="T61">אחר: אמר</text:span><text:span text:style-name="T66"> </text:span><text:span text:style-name="T61">לו</text:span><text:span text:style-name="T66"> </text:span><text:span text:style-name="T61">רבא: 'בעולם' קאמרת: דבכל</text:span><text:span text:style-name="T66"> </text:span><text:span text:style-name="T61">דבר</text:span><text:span text:style-name="T66"> </text:span><text:span text:style-name="T61">שבעולם</text:span><text:span text:style-name="T66"> </text:span><text:span text:style-name="T61">מצטרפין</text:span><text:span text:style-name="T66"> </text:span><text:span text:style-name="T61">אלו</text:span><text:span text:style-name="T66"> </text:span><text:span text:style-name="T61">חמשה</text:span><text:span text:style-name="T66"> </text:span><text:span text:style-name="T61">דברים? והא</text:span><text:span text:style-name="T66"> </text:span><text:span text:style-name="T61">קתני</text:span><text:span text:style-name="T66"> </text:span><text:span text:style-name="T61">בתודה</text:span><text:span text:style-name="T66"> </text:span><text:span text:style-name="T61">- דמשמע</text:span><text:span text:style-name="T66"> </text:span><text:span text:style-name="T61">דבזבחים</text:span><text:span text:style-name="T66"> </text:span><text:span text:style-name="T61">מיירי, ולא</text:span><text:span text:style-name="T66"> </text:span><text:span text:style-name="T61">בחולין.</text:span>)</text:p>
      <text:p text:style-name="P12"><text:span text:style-name="T117">תנינא</text:span><text:span text:style-name="T118"> </text:span><text:span text:style-name="T117">להא, דתנו</text:span><text:span text:style-name="T118"> </text:span><text:span text:style-name="T117">רבנן: '</text:span><text:span text:style-name="T112">עולות</text:span><text:span text:style-name="T113"> </text:span><text:span text:style-name="T112">ואימורים</text:span><text:span text:style-name="T113"> </text:span><text:span text:style-name="T112">מצטרפין</text:span><text:span text:style-name="T113"> </text:span><text:span text:style-name="T112">לכזית</text:span><text:span text:style-name="T113"> </text:span><text:span text:style-name="T112">להעלותן</text:span><text:span text:style-name="T113"> </text:span><text:span text:style-name="T112">בחוץ</text:span><text:span text:style-name="T113"> </text:span><text:span text:style-name="T121">(</text:span><text:span text:style-name="T79">דאי</text:span><text:span text:style-name="T76"> </text:span><text:span text:style-name="T79">מקטיר</text:span><text:span text:style-name="T76"> </text:span><text:span text:style-name="T79">כחצי</text:span><text:span text:style-name="T76"> </text:span><text:span text:style-name="T79">זית</text:span><text:span text:style-name="T76"> </text:span><text:span text:style-name="T79">בשר</text:span><text:span text:style-name="T76"> </text:span><text:span text:style-name="T79">וכחצי</text:span><text:span text:style-name="T76"> </text:span><text:span text:style-name="T79">זית</text:span><text:span text:style-name="T76"> </text:span><text:span text:style-name="T79">אימורין</text:span><text:span text:style-name="T76"> </text:span><text:span text:style-name="T79">בחוץ</text:span><text:span text:style-name="T76"> </text:span><text:span text:style-name="T79">- חייב</text:span><text:span text:style-name="T76"> </text:span><text:span text:style-name="T79">עליהם</text:span><text:span text:style-name="T76"> </text:span><text:span text:style-name="T79">משום</text:span><text:span text:style-name="T76"> </text:span><text:span text:style-name="T79">'מקטיר</text:span><text:span text:style-name="T76"> </text:span><text:span text:style-name="T79">בחוץ', והקטרה</text:span><text:span text:style-name="T76"> </text:span><text:span text:style-name="T79">בעינן</text:span><text:span text:style-name="T76"> </text:span><text:span text:style-name="T79">בכזית, כדכתיב</text:span><text:span text:style-name="T76"> </text:span><text:span text:style-name="T80">[</text:span><text:span text:style-name="T29">ויקרא</text:span><text:span text:style-name="T3"> </text:span><text:span text:style-name="T29">ז,יח</text:span><text:span text:style-name="T80">]</text:span><text:span text:style-name="T79"> </text:span><text:span text:style-name="T81">ואם</text:span><text:span text:style-name="T76"> </text:span><text:span text:style-name="T81">האכל</text:span><text:span text:style-name="T76"> </text:span><text:span text:style-name="T81">יאכל</text:span><text:span text:style-name="T76"> </text:span><text:span text:style-name="T79">ואמרינן</text:span><text:span text:style-name="T76"> </text:span><text:span text:style-name="T80">(זבחים</text:span><text:span text:style-name="T77"> </text:span><text:span text:style-name="T80">דף</text:span><text:span text:style-name="T77"> </text:span><text:span text:style-name="T80">כח:)</text:span><text:span text:style-name="T79"> '</text:span><text:span text:style-name="T91">בשתי</text:span><text:span text:style-name="T92"> </text:span><text:span text:style-name="T91">אכילות</text:span><text:span text:style-name="T92"> </text:span><text:span text:style-name="T91">הכתוב</text:span><text:span text:style-name="T92"> </text:span><text:span text:style-name="T91">מדבר: אחת</text:span><text:span text:style-name="T92"> </text:span><text:span text:style-name="T91">אכילת</text:span><text:span text:style-name="T92"> </text:span><text:span text:style-name="T91">אדם</text:span><text:span text:style-name="T92"> </text:span><text:span text:style-name="T91">ואחת</text:span><text:span text:style-name="T92"> </text:span><text:span text:style-name="T91">אכילת</text:span><text:span text:style-name="T92"> </text:span><text:span text:style-name="T91">מזבח</text:span><text:span text:style-name="T79">': מה</text:span><text:span text:style-name="T76"> </text:span><text:span text:style-name="T79">אכילת</text:span><text:span text:style-name="T76"> </text:span><text:span text:style-name="T79">אדם</text:span><text:span text:style-name="T76"> </text:span><text:span text:style-name="T79">בכזית</text:span><text:span text:style-name="T76"> </text:span><text:span text:style-name="T79">אף</text:span><text:span text:style-name="T76"> </text:span><text:span text:style-name="T79">אכילת</text:span><text:span text:style-name="T76"> </text:span><text:span text:style-name="T79">מזבח</text:span><text:span text:style-name="T76"> </text:span><text:span text:style-name="T79">בכזית</text:span><text:span text:style-name="T121">)</text:span><text:span text:style-name="T112"> ולחייב</text:span><text:span text:style-name="T113"> </text:span><text:span text:style-name="T112">עליהן</text:span><text:span text:style-name="T113"> </text:span><text:span text:style-name="T112">משום</text:span><text:span text:style-name="T113"> </text:span><text:span text:style-name="T112">פיגול</text:span><text:span text:style-name="T113"> </text:span><text:span text:style-name="T112">ונותר</text:span><text:span text:style-name="T113"> </text:span><text:span text:style-name="T112">וטמא</text:span><text:span text:style-name="T117">'!?</text:span></text:p>
      <text:p text:style-name="P3">קתני<text:span text:style-name="T1"> </text:span>בעולה<text:span text:style-name="T1"> </text:span>- אִין, בשלמים<text:span text:style-name="T1"> – </text:span>לא. </text:p>
      <text:p text:style-name="P3">בשלמא<text:span text:style-name="T1"> </text:span>להעלותן<text:span text:style-name="T1"> </text:span>בחוץ, עולה<text:span text:style-name="T1"> </text:span>דכליל<text:span text:style-name="T1"> </text:span>היא<text:span text:style-name="T1"> – </text:span>מצטרפין<text:span text:style-name="T1"> </text:span><text:span text:style-name="T26">(</text:span><text:span text:style-name="T62">הבשר</text:span><text:span text:style-name="T67"> </text:span><text:span text:style-name="T62">והחלב</text:span><text:span text:style-name="T67"> </text:span><text:span text:style-name="T62">לחייב</text:span><text:span text:style-name="T67"> </text:span><text:span text:style-name="T62">הקטרה</text:span><text:span text:style-name="T67"> </text:span><text:span text:style-name="T62">בחוץ</text:span><text:span text:style-name="T26">)</text:span>, <text:span text:style-name="T26">(</text:span><text:span text:style-name="T62">אבל</text:span><text:span text:style-name="T26">)</text:span> שלמים<text:span text:style-name="T1"> </text:span><text:span text:style-name="T26">(</text:span><text:span text:style-name="T62">דאינן</text:span><text:span text:style-name="T67"> </text:span><text:span text:style-name="T62">כליל</text:span><text:span text:style-name="T26">)</text:span> - לא<text:span text:style-name="T1"> </text:span>מצטרפין<text:span text:style-name="T1"> </text:span><text:span text:style-name="T26">(</text:span><text:span text:style-name="T62">לאימורין</text:span><text:span text:style-name="T26">)</text:span>; אלא<text:span text:style-name="T1"> </text:span>לחייב<text:span text:style-name="T1"> </text:span>עליהן<text:span text:style-name="T1"> </text:span>משום<text:span text:style-name="T1"> </text:span>פיגול<text:span text:style-name="T1"> </text:span>ונותר<text:span text:style-name="T1"> </text:span>וטמא, שלמים<text:span text:style-name="T1"> </text:span>אמאי<text:span text:style-name="T1"> </text:span>לא<text:span text:style-name="T1"> </text:span>מחייב<text:span text:style-name="T1"> </text:span><text:span text:style-name="T26">(</text:span><text:span text:style-name="T62">בשלמים</text:span><text:span text:style-name="T67"> </text:span><text:span text:style-name="T62">אמאי</text:span><text:span text:style-name="T67"> </text:span><text:span text:style-name="T62">לא</text:span><text:span text:style-name="T67"> </text:span><text:span text:style-name="T62">מצטרפין</text:span><text:span text:style-name="T67"> </text:span><text:span text:style-name="T62">בכזית</text:span><text:span text:style-name="T67"> </text:span><text:span text:style-name="T62">לחייב</text:span><text:span text:style-name="T67"> </text:span><text:span text:style-name="T62">משום</text:span><text:span text:style-name="T67"> </text:span><text:span text:style-name="T62">פיגול</text:span><text:span text:style-name="T67"> </text:span><text:span text:style-name="T62">ונותר</text:span><text:span text:style-name="T67"> </text:span><text:span text:style-name="T62">וטמא</text:span><text:span text:style-name="T26">)</text:span>?: והתנן<text:span text:style-name="T1"> </text:span>'<text:span text:style-name="T106">כל</text:span><text:span text:style-name="T107"> </text:span><text:span text:style-name="T106">הפיגולים</text:span><text:span text:style-name="T107"> </text:span><text:span text:style-name="T106">מצטרפין</text:span><text:span text:style-name="T107"> </text:span><text:span text:style-name="T106">זה</text:span><text:span text:style-name="T107"> </text:span><text:span text:style-name="T106">עם</text:span><text:span text:style-name="T107"> </text:span><text:span text:style-name="T106">זה</text:span><text:span text:style-name="T107"> </text:span><text:span text:style-name="T106">וכל</text:span><text:span text:style-name="T107"> </text:span><text:span text:style-name="T106">הנותרות</text:span><text:span text:style-name="T107"> </text:span><text:span text:style-name="T106">מצטרפות</text:span><text:span text:style-name="T107"> </text:span><text:span text:style-name="T106">זו</text:span><text:span text:style-name="T107"> </text:span><text:span text:style-name="T106">עם</text:span><text:span text:style-name="T107"> </text:span><text:span text:style-name="T106">זו</text:span>'?</text:p>
      <text:p text:style-name="P3">אלא<text:span text:style-name="T1"> </text:span>אימא<text:span text:style-name="T1"> </text:span>'עולה<text:span text:style-name="T1"> </text:span>ואימוריה<text:span text:style-name="T1"> </text:span>מצטרפין<text:span text:style-name="T1"> </text:span>זה<text:span text:style-name="T1"> </text:span>עם<text:span text:style-name="T1"> </text:span>זה<text:span text:style-name="T1"> </text:span>לכזית' ליזרק<text:span text:style-name="T1"> </text:span>עליהן<text:span text:style-name="T1"> </text:span>את<text:span text:style-name="T1"> </text:span>הדם, וכיון<text:span text:style-name="T1"> </text:span>דמצטרפין<text:span text:style-name="T1"> </text:span>ליזרק<text:span text:style-name="T1"> </text:span>את<text:span text:style-name="T1"> </text:span>הדם<text:span text:style-name="T1"> – </text:span>'חייב<text:span text:style-name="T1"> </text:span>וכו'. </text:p>
      <text:p text:style-name="P3">ומאן<text:span text:style-name="T1"> </text:span>קתני<text:span text:style-name="T1"> </text:span>לה?</text:p>
      <text:p text:style-name="P3">רבי<text:span text:style-name="T1"> </text:span>יהושע<text:span text:style-name="T1"> </text:span>היא, דתניא<text:span text:style-name="T1"> </text:span><text:span text:style-name="T64">[תופסתא</text:span><text:span text:style-name="T68"> </text:span><text:span text:style-name="T64">פסחים</text:span><text:span text:style-name="T68"> </text:span><text:span text:style-name="T64">פ"ו</text:span><text:span text:style-name="T68"> </text:span><text:span text:style-name="T64">מ"ג]</text:span>: '<text:span text:style-name="T106">רבי</text:span><text:span text:style-name="T107"> </text:span><text:span text:style-name="T106">יהושע</text:span><text:span text:style-name="T107"> </text:span><text:span text:style-name="T106">אומר: כל</text:span><text:span text:style-name="T107"> </text:span><text:span text:style-name="T106">הזבחים</text:span><text:span text:style-name="T107"> </text:span><text:span text:style-name="T106">שבתורה</text:span><text:span text:style-name="T107"> </text:span><text:span text:style-name="T106">שנשתייר</text:span><text:span text:style-name="T107"> </text:span><text:span text:style-name="T106">מהן</text:span><text:span text:style-name="T107"> </text:span><text:span text:style-name="T106">כזית</text:span><text:span text:style-name="T107"> </text:span><text:span text:style-name="T106">בשר</text:span><text:span text:style-name="T107"> </text:span><text:span text:style-name="T106">וכזית</text:span><text:span text:style-name="T107"> </text:span><text:span text:style-name="T106">חלב</text:span><text:span text:style-name="T107"> </text:span><text:span text:style-name="T106">- זורק</text:span><text:span text:style-name="T107"> </text:span><text:span text:style-name="T106">את</text:span><text:span text:style-name="T107"> </text:span><text:span text:style-name="T106">הדם; כחצי</text:span><text:span text:style-name="T107"> </text:span><text:span text:style-name="T106">זית</text:span><text:span text:style-name="T107"> </text:span><text:span text:style-name="T106">בשר</text:span><text:span text:style-name="T107"> </text:span><text:span text:style-name="T106">וכחצי</text:span><text:span text:style-name="T107"> </text:span><text:span text:style-name="T106">זית</text:span><text:span text:style-name="T107"> </text:span><text:span text:style-name="T106">חלב</text:span><text:span text:style-name="T107"> </text:span><text:span text:style-name="T106">- אינו</text:span><text:span text:style-name="T107"> </text:span><text:span text:style-name="T106">זורק</text:span><text:span text:style-name="T107"> </text:span><text:span text:style-name="T106">את</text:span><text:span text:style-name="T107"> </text:span><text:span text:style-name="T106">הדם; ובעולה</text:span><text:span text:style-name="T107"> </text:span><text:span text:style-name="T106">- אפילו</text:span><text:span text:style-name="T107"> </text:span><text:span text:style-name="T106">כחצי</text:span><text:span text:style-name="T107"> </text:span><text:span text:style-name="T106">זית</text:span><text:span text:style-name="T107"> </text:span><text:span text:style-name="T106">בשר</text:span><text:span text:style-name="T107"> </text:span><text:span text:style-name="T106">וכחצי</text:span><text:span text:style-name="T107"> </text:span><text:span text:style-name="T106">זית</text:span><text:span text:style-name="T107"> </text:span><text:span text:style-name="T106">חלב</text:span><text:span text:style-name="T107"> </text:span><text:span text:style-name="T106">זורק</text:span><text:span text:style-name="T107"> </text:span><text:span text:style-name="T106">את</text:span><text:span text:style-name="T107"> </text:span><text:span text:style-name="T106">הדם, מפני</text:span><text:span text:style-name="T107"> </text:span><text:span text:style-name="T106">שכולה</text:span><text:span text:style-name="T107"> </text:span><text:span text:style-name="T106">כליל</text:span><text:span text:style-name="T107"> </text:span><text:span text:style-name="T26">(</text:span><text:span text:style-name="T62">משאינו</text:span><text:span text:style-name="T67"> </text:span><text:span text:style-name="T62">כן</text:span><text:span text:style-name="T67"> </text:span><text:span text:style-name="T62">בשאר</text:span><text:span text:style-name="T67"> </text:span><text:span text:style-name="T62">הזבחים; וטעמיה</text:span><text:span text:style-name="T67"> </text:span><text:span text:style-name="T62">דרבי</text:span><text:span text:style-name="T67"> </text:span><text:span text:style-name="T62">יהושע</text:span><text:span text:style-name="T67"> </text:span><text:span text:style-name="T62">בשאר</text:span><text:span text:style-name="T67"> </text:span><text:span text:style-name="T62">זבחים</text:span><text:span text:style-name="T67"> </text:span><text:span text:style-name="T62">משום</text:span><text:span text:style-name="T67"> </text:span><text:span text:style-name="T62">דכתיב</text:span><text:span text:style-name="T67"> </text:span><text:span text:style-name="T72">ואם</text:span><text:span text:style-name="T67"> </text:span><text:span text:style-name="T72">האכל</text:span><text:span text:style-name="T67"> </text:span><text:span text:style-name="T72">יאכל</text:span><text:span text:style-name="T62">, כדאמרינן</text:span><text:span text:style-name="T67"> </text:span><text:span text:style-name="T62">לעיל: דבשתי</text:span><text:span text:style-name="T67"> </text:span><text:span text:style-name="T62">אכילות</text:span><text:span text:style-name="T67"> </text:span><text:span text:style-name="T62">הכתוב</text:span><text:span text:style-name="T67"> </text:span><text:span text:style-name="T62">מדבר; משום</text:span><text:span text:style-name="T67"> </text:span><text:span text:style-name="T62">הכי</text:span><text:span text:style-name="T67"> </text:span><text:span text:style-name="T62">סבירא</text:span><text:span text:style-name="T67"> </text:span><text:span text:style-name="T62">ליה</text:span><text:span text:style-name="T67"> </text:span><text:span text:style-name="T62">דאין</text:span><text:span text:style-name="T67"> </text:span><text:span text:style-name="T62">זורקין</text:span><text:span text:style-name="T67"> </text:span><text:span text:style-name="T62">עליהן</text:span><text:span text:style-name="T67"> </text:span><text:span text:style-name="T62">את</text:span><text:span text:style-name="T67"> </text:span><text:span text:style-name="T62">הדם</text:span><text:span text:style-name="T67"> </text:span><text:span text:style-name="T62">עד</text:span><text:span text:style-name="T67"> </text:span><text:span text:style-name="T62">שישתייר</text:span><text:span text:style-name="T67"> </text:span><text:span text:style-name="T62">מהן</text:span><text:span text:style-name="T67"> </text:span><text:span text:style-name="T62">כזית</text:span><text:span text:style-name="T67"> </text:span><text:span text:style-name="T62">בשר, דהיינו</text:span><text:span text:style-name="T67"> </text:span><text:span text:style-name="T62">אכילת</text:span><text:span text:style-name="T67"> </text:span><text:span text:style-name="T62">אדם</text:span><text:span text:style-name="T67"> </text:span><text:span text:style-name="T62">או</text:span><text:span text:style-name="T67"> </text:span><text:span text:style-name="T62">כזית</text:span><text:span text:style-name="T67"> </text:span><text:span text:style-name="T62">חלב</text:span><text:span text:style-name="T67"> </text:span><text:span text:style-name="T62">דהיינו</text:span><text:span text:style-name="T67"> </text:span><text:span text:style-name="T62">אכילת</text:span><text:span text:style-name="T67"> </text:span><text:span text:style-name="T62">מזבח, אבל</text:span><text:span text:style-name="T67"> </text:span><text:span text:style-name="T62">חצי</text:span><text:span text:style-name="T67"> </text:span><text:span text:style-name="T62">זית</text:span><text:span text:style-name="T67"> </text:span><text:span text:style-name="T62">בשר</text:span><text:span text:style-name="T67"> </text:span><text:span text:style-name="T62">דהיא</text:span><text:span text:style-name="T67"> </text:span><text:span text:style-name="T62">אכילת</text:span><text:span text:style-name="T67"> </text:span><text:span text:style-name="T62">אדם</text:span><text:span text:style-name="T67"> </text:span><text:span text:style-name="T62">וחצי</text:span><text:span text:style-name="T67"> </text:span><text:span text:style-name="T62">זית</text:span><text:span text:style-name="T67"> </text:span><text:span text:style-name="T62">חלב</text:span><text:span text:style-name="T67"> </text:span><text:span text:style-name="T62">דלאו</text:span><text:span text:style-name="T67"> </text:span><text:span text:style-name="T62">אכילת</text:span><text:span text:style-name="T67"> </text:span><text:span text:style-name="T62">אדם</text:span><text:span text:style-name="T67"> </text:span><text:span text:style-name="T62">הוא</text:span><text:span text:style-name="T67"> </text:span><text:span text:style-name="T62">- אינו</text:span><text:span text:style-name="T67"> </text:span><text:span text:style-name="T62">זורק</text:span><text:span text:style-name="T67"> </text:span><text:span text:style-name="T62">עליו: דאין</text:span><text:span text:style-name="T67"> </text:span><text:span text:style-name="T62">מצטרפין, אבל</text:span><text:span text:style-name="T67"> </text:span><text:span text:style-name="T62">עולה</text:span><text:span text:style-name="T67"> </text:span><text:span text:style-name="T62">- דלית</text:span><text:span text:style-name="T67"> </text:span><text:span text:style-name="T62">בה</text:span><text:span text:style-name="T67"> </text:span><text:span text:style-name="T62">אכילת</text:span><text:span text:style-name="T67"> </text:span><text:span text:style-name="T62">אדם</text:span><text:span text:style-name="T67"> </text:span><text:span text:style-name="T62">- אפילו</text:span><text:span text:style-name="T67"> </text:span><text:span text:style-name="T62">כחצי</text:span><text:span text:style-name="T67"> </text:span><text:span text:style-name="T62">זית</text:span><text:span text:style-name="T67"> </text:span><text:span text:style-name="T62">בשר</text:span><text:span text:style-name="T67"> </text:span><text:span text:style-name="T62">וכחצי</text:span><text:span text:style-name="T67"> </text:span><text:span text:style-name="T62">זית</text:span><text:span text:style-name="T67"> </text:span><text:span text:style-name="T62">חלב</text:span><text:span text:style-name="T67"> </text:span><text:span text:style-name="T62">מצטרפין</text:span><text:span text:style-name="T26">)</text:span><text:span text:style-name="T106">; ובמנחה</text:span><text:span text:style-name="T107"> </text:span><text:span text:style-name="T106">אפילו</text:span><text:span text:style-name="T107"> </text:span><text:span text:style-name="T106">כולה</text:span><text:span text:style-name="T107"> </text:span><text:span text:style-name="T106">קיימת</text:span><text:span text:style-name="T107"> </text:span><text:span text:style-name="T26">(</text:span><text:span text:style-name="T62">ואין</text:span><text:span text:style-name="T67"> </text:span><text:span text:style-name="T62">שם</text:span><text:span text:style-name="T67"> </text:span><text:span text:style-name="T62">כלום</text:span><text:span text:style-name="T67"> </text:span><text:span text:style-name="T62">מן</text:span><text:span text:style-name="T67"> </text:span><text:span text:style-name="T62">הבשר</text:span><text:span text:style-name="T26">)</text:span><text:span text:style-name="T106"> לא</text:span><text:span text:style-name="T107"> </text:span><text:span text:style-name="T106">יזרוק</text:span>'.</text:p>
      <text:p text:style-name="P3">מנחה<text:span text:style-name="T1"> </text:span>מאי<text:span text:style-name="T1"> </text:span>עבידתיה<text:span text:style-name="T1"> </text:span><text:span text:style-name="T26">(</text:span><text:span text:style-name="T62">מאי</text:span><text:span text:style-name="T67"> </text:span><text:span text:style-name="T62">זריקה</text:span><text:span text:style-name="T67"> </text:span><text:span text:style-name="T62">טעונה</text:span><text:span text:style-name="T67"> </text:span><text:span text:style-name="T62">מנחה</text:span><text:span text:style-name="T26">)</text:span>?</text:p>
      <text:p text:style-name="P3">אמר<text:span text:style-name="T1"> </text:span>רב<text:span text:style-name="T1"> </text:span>פפא: מנחת<text:span text:style-name="T1"> </text:span>נסכים<text:span text:style-name="T1"> </text:span><text:span text:style-name="T26">(</text:span><text:span text:style-name="T62">כלומר: האי</text:span><text:span text:style-name="T67"> </text:span><text:span text:style-name="T62">דקאמר</text:span><text:span text:style-name="T67"> </text:span><text:span text:style-name="T62">ובמנחה</text:span><text:span text:style-name="T67"> </text:span><text:span text:style-name="T62">אפילו</text:span><text:span text:style-name="T67"> </text:span><text:span text:style-name="T62">כולה</text:span><text:span text:style-name="T67"> </text:span><text:span text:style-name="T62">קיימא</text:span><text:span text:style-name="T67"> </text:span><text:span text:style-name="T62">וכו' - באותה</text:span><text:span text:style-name="T67"> </text:span><text:span text:style-name="T62">מנחה</text:span><text:span text:style-name="T67"> </text:span><text:span text:style-name="T62">הבאה</text:span><text:span text:style-name="T67"> </text:span><text:span text:style-name="T62">בנסכים</text:span><text:span text:style-name="T67"> </text:span><text:span text:style-name="T62">קאמר, כדכתיב</text:span><text:span text:style-name="T67"> </text:span><text:span text:style-name="T72">ומנחתם</text:span><text:span text:style-name="T67"> </text:span><text:span text:style-name="T72">סלת</text:span><text:span text:style-name="T67"> </text:span><text:span text:style-name="T62">וגו', דקא</text:span><text:span text:style-name="T67"> </text:span><text:span text:style-name="T62">סלקא</text:span><text:span text:style-name="T67"> </text:span><text:span text:style-name="T62">דעתא: 'הואיל</text:span><text:span text:style-name="T67"> </text:span><text:span text:style-name="T62">ובהדי</text:span><text:span text:style-name="T67"> </text:span><text:span text:style-name="T62">זבח</text:span><text:span text:style-name="T67"> </text:span><text:span text:style-name="T62">קאתייא, כגופא</text:span><text:span text:style-name="T67"> </text:span><text:span text:style-name="T62">דזבח</text:span><text:span text:style-name="T67"> </text:span><text:span text:style-name="T62">דמיא, 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נשתייר</text:span><text:span text:style-name="T67"> </text:span><text:span text:style-name="T62">מן</text:span><text:span text:style-name="T67"> </text:span><text:span text:style-name="T62">הבשר</text:span><text:span text:style-name="T67"> </text:span><text:span text:style-name="T62">כלום</text:span><text:span text:style-name="T67"> </text:span><text:span text:style-name="T62">- יזרוק</text:span><text:span text:style-name="T67"> </text:span><text:span text:style-name="T62">עליה</text:span><text:span text:style-name="T67"> </text:span><text:span text:style-name="T62">את</text:span><text:span text:style-name="T67"> </text:span><text:span text:style-name="T62">הדם' - קא</text:span><text:span text:style-name="T67"> </text:span><text:span text:style-name="T62">משמע</text:span><text:span text:style-name="T67"> </text:span><text:span text:style-name="T62">לן</text:span><text:span text:style-name="T67"> </text:span><text:span text:style-name="T62">דלא</text:span><text:span text:style-name="T26">)</text:span>.</text:p>
      <text:p text:style-name="P3"/>
      <text:p text:style-name="P3"/>
      <text:p text:style-name="P3">משנה:</text:p>
      <text:p text:style-name="P3">התרומה<text:span text:style-name="T1"> </text:span><text:span text:style-name="T26">(</text:span><text:span text:style-name="T62">היינו</text:span><text:span text:style-name="T67"> </text:span><text:span text:style-name="T62">תרומה</text:span><text:span text:style-name="T67"> </text:span><text:span text:style-name="T62">גדולה: תרי</text:span><text:span text:style-name="T67"> </text:span><text:span text:style-name="T62">ממאה</text:span><text:span text:style-name="T26">)</text:span> ותרומת<text:span text:style-name="T1"> </text:span>מעשר<text:span text:style-name="T1"> </text:span><text:span text:style-name="T26">(</text:span><text:span text:style-name="T62">היינו</text:span><text:span text:style-name="T67"> </text:span><text:span text:style-name="T62">'</text:span><text:span text:style-name="T72">מעשר</text:span><text:span text:style-name="T67"> </text:span><text:span text:style-name="T72">מן</text:span><text:span text:style-name="T67"> </text:span><text:span text:style-name="T72">המעשר</text:span><text:span text:style-name="T62">' </text:span><text:span text:style-name="T64">[במדבר</text:span><text:span text:style-name="T68"> </text:span><text:span text:style-name="T64">יח,כו]</text:span><text:span text:style-name="T62"> </text:span><text:span text:style-name="T26">)</text:span> ותרומת<text:span text:style-name="T1"> </text:span>מעשר<text:span text:style-name="T1"> </text:span>של<text:span text:style-name="T1"> </text:span>דמאי<text:span text:style-name="T1"> </text:span><text:span text:style-name="T26">(</text:span><text:span text:style-name="T62">שהוא</text:span><text:span text:style-name="T67"> </text:span><text:span text:style-name="T62">אחד</text:span><text:span text:style-name="T67"> </text:span><text:span text:style-name="T62">ממאה</text:span><text:span text:style-name="T26">)</text:span>, והחלה, והביכורים<text:span text:style-name="T1"> </text:span>- מצטרפין<text:span text:style-name="T1"> </text:span>זה<text:span text:style-name="T1"> </text:span>עם<text:span text:style-name="T1"> </text:span>זה<text:span text:style-name="T1"> </text:span><text:soft-page-break/>לאסור<text:span text:style-name="T1"> </text:span><text:span text:style-name="T26">(</text:span><text:span text:style-name="T62">שאם</text:span><text:span text:style-name="T67"> </text:span><text:span text:style-name="T62">נפל</text:span><text:span text:style-name="T67"> </text:span><text:span text:style-name="T62">מכולן</text:span><text:span text:style-name="T67"> </text:span><text:span text:style-name="T62">לתוך</text:span><text:span text:style-name="T67"> </text:span><text:span text:style-name="T62">עיסה</text:span><text:span text:style-name="T67"> </text:span><text:span text:style-name="T62">של</text:span><text:span text:style-name="T67"> </text:span><text:span text:style-name="T62">חולין</text:span><text:span text:style-name="T67"> </text:span><text:span text:style-name="T62">ויש</text:span><text:span text:style-name="T67"> </text:span><text:span text:style-name="T62">בו</text:span><text:span text:style-name="T67"> </text:span><text:span text:style-name="T62">כדי</text:span><text:span text:style-name="T67"> </text:span><text:span text:style-name="T62">לחמץ</text:span><text:span text:style-name="T67"> </text:span><text:span text:style-name="T62">- אסורה</text:span><text:span text:style-name="T26">)</text:span> ו<text:span text:style-name="T26">(</text:span><text:span text:style-name="T62">ומצטרפין</text:span><text:span text:style-name="T67"> </text:span><text:span text:style-name="T62">לאוכל</text:span><text:span text:style-name="T67"> </text:span><text:span text:style-name="T62">מכולן</text:span><text:span text:style-name="T67"> </text:span><text:span text:style-name="T62">בשוה</text:span><text:span text:style-name="T67"> </text:span><text:span text:style-name="T62">פרוטה</text:span><text:span text:style-name="T67"> </text:span><text:span text:style-name="T62">בשגגה</text:span><text:span text:style-name="T26">)</text:span> לחייב<text:span text:style-name="T1"> </text:span>עליהן<text:span text:style-name="T1"> </text:span>את<text:span text:style-name="T1"> </text:span>החומש;</text:p>
      <text:p text:style-name="P3">כל<text:span text:style-name="T1"> </text:span>הפיגולים<text:span text:style-name="T1"> </text:span>מצטרפין<text:span text:style-name="T1"> </text:span>זה<text:span text:style-name="T1"> </text:span>עם<text:span text:style-name="T1"> </text:span>זה, וכל<text:span text:style-name="T1"> </text:span>הנותרים<text:span text:style-name="T1"> </text:span>מצטרפין<text:span text:style-name="T1"> </text:span>זה<text:span text:style-name="T1"> </text:span>עם<text:span text:style-name="T1"> </text:span>זה.<text:span text:style-name="T62"> </text:span></text:p>
      <text:p text:style-name="P3"/>
      <text:p text:style-name="P3">גמרא:</text:p>
      <text:p text:style-name="P3">מאי<text:span text:style-name="T1"> </text:span>טעמא<text:span text:style-name="T1"> </text:span><text:span text:style-name="T26">(</text:span><text:span text:style-name="T62">מצטרפין</text:span><text:span text:style-name="T67"> </text:span><text:span text:style-name="T62">חלה</text:span><text:span text:style-name="T67"> </text:span><text:span text:style-name="T62">ובכורים</text:span><text:span text:style-name="T67"> </text:span><text:span text:style-name="T62">עם</text:span><text:span text:style-name="T67"> </text:span><text:span text:style-name="T62">התרומה</text:span><text:span text:style-name="T26">)</text:span>?</text:p>
      <text:p text:style-name="P3">כולהו<text:span text:style-name="T1"> </text:span>איקרו<text:span text:style-name="T1"> </text:span>'תרומה': גבי<text:span text:style-name="T1"> </text:span>חלה<text:span text:style-name="T1"> </text:span>כתיב<text:span text:style-name="T1"> </text:span><text:span text:style-name="T64">(במדבר</text:span><text:span text:style-name="T68"> </text:span><text:span text:style-name="T64">טו,כ)</text:span><text:span text:style-name="T31"> ראשית</text:span><text:span text:style-name="T1"> </text:span><text:span text:style-name="T31">עריסותיכם</text:span><text:span text:style-name="T1"> </text:span><text:span text:style-name="T31">חלה</text:span><text:span text:style-name="T1"> </text:span><text:span text:style-name="T31">תרימו</text:span><text:span text:style-name="T1"> </text:span><text:span text:style-name="T31">תרומה</text:span><text:span text:style-name="T1"> </text:span><text:span text:style-name="T32">[כתרומת</text:span><text:span text:style-name="T2"> </text:span><text:span text:style-name="T32">גרן</text:span><text:span text:style-name="T2"> </text:span><text:span text:style-name="T32">כן</text:span><text:span text:style-name="T2"> </text:span><text:span text:style-name="T32">תרימו</text:span><text:span text:style-name="T2"> </text:span><text:span text:style-name="T32">אתה]</text:span>; גבי<text:span text:style-name="T1"> </text:span>ביכורים<text:span text:style-name="T1"> </text:span>נמי<text:span text:style-name="T1"> </text:span>איקרו<text:span text:style-name="T1"> </text:span>תרומה, דתניא<text:span text:style-name="T1"> </text:span><text:span text:style-name="T64">[ספרי</text:span><text:span text:style-name="T68"> </text:span><text:span text:style-name="T64">ראה</text:span><text:span text:style-name="T68"> </text:span><text:span text:style-name="T64">פסקא</text:span><text:span text:style-name="T68"> </text:span><text:span text:style-name="T64">עב]</text:span>: <text:span text:style-name="T64">(דברים</text:span><text:span text:style-name="T68"> </text:span><text:span text:style-name="T64">יב,יז)</text:span><text:span text:style-name="T31"> </text:span><text:span text:style-name="T32">[לא</text:span><text:span text:style-name="T2"> </text:span><text:span text:style-name="T32">תוכל</text:span><text:span text:style-name="T2"> </text:span><text:span text:style-name="T32">לאכל</text:span><text:span text:style-name="T2"> </text:span><text:span text:style-name="T32">בשעריך</text:span><text:span text:style-name="T2"> </text:span><text:span text:style-name="T32">מעשר</text:span><text:span text:style-name="T2"> </text:span><text:span text:style-name="T32">דגנך</text:span><text:span text:style-name="T2"> </text:span><text:span text:style-name="T32">ותירשך</text:span><text:span text:style-name="T2"> </text:span><text:span text:style-name="T32">ויצהרך</text:span><text:span text:style-name="T2"> </text:span><text:span text:style-name="T32">ובכרת</text:span><text:span text:style-name="T2"> </text:span><text:span text:style-name="T32">בקרך</text:span><text:span text:style-name="T2"> </text:span><text:span text:style-name="T32">וצאנך</text:span><text:span text:style-name="T2"> </text:span><text:span text:style-name="T32">וכל</text:span><text:span text:style-name="T2"> </text:span><text:span text:style-name="T32">נדריך</text:span><text:span text:style-name="T2"> </text:span><text:span text:style-name="T32">אשר</text:span><text:span text:style-name="T2"> </text:span><text:span text:style-name="T32">תדר</text:span><text:span text:style-name="T2"> </text:span><text:span text:style-name="T32">ונדבתיך]</text:span><text:span text:style-name="T111"> ותרומת</text:span><text:span text:style-name="T107"> </text:span><text:span text:style-name="T111">ידך</text:span><text:span text:style-name="T107"> </text:span><text:span text:style-name="T106">- אלו</text:span><text:span text:style-name="T107"> </text:span><text:span text:style-name="T106">ביכורים</text:span>'; אבל<text:span text:style-name="T1"> </text:span>אינך<text:span text:style-name="T1"> </text:span>לא<text:span text:style-name="T1"> </text:span>צריכא<text:span text:style-name="T1"> </text:span><text:span text:style-name="T26">(</text:span><text:span text:style-name="T62">כלומר: שאר</text:span><text:span text:style-name="T67"> </text:span><text:span text:style-name="T62">הנך</text:span><text:span text:style-name="T67"> </text:span><text:span text:style-name="T62">לא</text:span><text:span text:style-name="T67"> </text:span><text:span text:style-name="T62">צריכי</text:span><text:span text:style-name="T67"> </text:span><text:span text:style-name="T62">קרא</text:span><text:span text:style-name="T67"> </text:span><text:span text:style-name="T62">לאיתויי</text:span><text:span text:style-name="T67"> </text:span><text:span text:style-name="T62">ד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, דהא</text:span><text:span text:style-name="T67"> </text:span><text:span text:style-name="T62">מיקרו</text:span><text:span text:style-name="T67"> </text:span><text:span text:style-name="T62">'תרומה'</text:span><text:span text:style-name="T26">)</text:span>.</text:p>
      <text:p text:style-name="P3"/>
      <text:p text:style-name="P3">משנה:</text:p>
      <text:p text:style-name="P3">כל<text:span text:style-name="T1"> </text:span>הנבילות<text:span text:style-name="T1"> </text:span>מצטרפין<text:span text:style-name="T1"> </text:span>זו<text:span text:style-name="T1"> </text:span>עם<text:span text:style-name="T1"> </text:span>זו<text:span text:style-name="T1"> </text:span><text:span text:style-name="T26">(</text:span><text:span text:style-name="T62">לכזית; משמע</text:span><text:span text:style-name="T67"> </text:span><text:span text:style-name="T62">השתא</text:span><text:span text:style-name="T67"> </text:span><text:span text:style-name="T62">אפילו</text:span><text:span text:style-name="T67"> </text:span><text:span text:style-name="T62">נבלת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עם</text:span><text:span text:style-name="T67"> </text:span><text:span text:style-name="T62">נבלת</text:span><text:span text:style-name="T67"> </text:span><text:span text:style-name="T62">בהמה</text:span><text:span text:style-name="T67"> </text:span><text:span text:style-name="T62">טהורה</text:span><text:span text:style-name="T26">)</text:span>, וכל<text:span text:style-name="T1"> </text:span>השקצים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6">(</text:span><text:span text:style-name="T62">לאוכל</text:span><text:span text:style-name="T67"> </text:span><text:span text:style-name="T62">מהן</text:span><text:span text:style-name="T67"> </text:span><text:span text:style-name="T62">כזית</text:span><text:span text:style-name="T26">)</text:span>.</text:p>
      <text:p text:style-name="P3"/>
      <text:p text:style-name="P3">גמרא:</text:p>
      <text:p text:style-name="P3">אמר<text:span text:style-name="T1"> </text:span>רב:</text:p>
      <text:p text:style-name="P3"/>
      <text:p text:style-name="P3">(מעילה<text:span text:style-name="T1"> </text:span>טז,א)</text:p>
      <text:p text:style-name="P3">לא<text:span text:style-name="T1"> </text:span>שנו<text:span text:style-name="T1"> </text:span><text:span text:style-name="T26">(</text:span><text:span text:style-name="T62">ד'נבלות</text:span><text:span text:style-name="T67"> </text:span><text:span text:style-name="T62">מצטרפות</text:span><text:span text:style-name="T67"> </text:span><text:span text:style-name="T62">זו</text:span><text:span text:style-name="T67"> </text:span><text:span text:style-name="T62">עם</text:span><text:span text:style-name="T67"> </text:span><text:span text:style-name="T62">זו', דמשמע</text:span><text:span text:style-name="T67"> </text:span><text:span text:style-name="T62">אפילו</text:span><text:span text:style-name="T67"> </text:span><text:span text:style-name="T62">נבלת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עם</text:span><text:span text:style-name="T67"> </text:span><text:span text:style-name="T62">נבלת</text:span><text:span text:style-name="T67"> </text:span><text:span text:style-name="T62">בהמה</text:span><text:span text:style-name="T67"> </text:span><text:span text:style-name="T62">טהורה</text:span><text:span text:style-name="T26">)</text:span> אלא<text:span text:style-name="T1"> </text:span>לענין<text:span text:style-name="T1"> </text:span>טומאה<text:span text:style-name="T1"> </text:span><text:span text:style-name="T26">(</text:span><text:span text:style-name="T62">הנוגע</text:span><text:span text:style-name="T67"> </text:span><text:span text:style-name="T62">בהן</text:span><text:span text:style-name="T67"> </text:span><text:span text:style-name="T62">דבתרוייהו</text:span><text:span text:style-name="T67"> </text:span><text:span text:style-name="T62">כתיב</text:span><text:span text:style-name="T67"> </text:span><text:span text:style-name="T64">(ויקרא</text:span><text:span text:style-name="T68"> </text:span><text:span text:style-name="T64">יא,לט)</text:span><text:span text:style-name="T72"> הנוגע</text:span><text:span text:style-name="T67"> </text:span><text:span text:style-name="T72">בנבלתה</text:span><text:span text:style-name="T67"> </text:span><text:span text:style-name="T72">יטמא</text:span><text:span text:style-name="T26">)</text:span>, אבל<text:span text:style-name="T1"> </text:span>לענין<text:span text:style-name="T1"> </text:span>אכילה<text:span text:style-name="T1"> </text:span>- טהורין<text:span text:style-name="T1"> </text:span>בפני<text:span text:style-name="T1"> </text:span>עצמן<text:span text:style-name="T1"> </text:span>וטמאים<text:span text:style-name="T1"> </text:span>בפני<text:span text:style-name="T1"> </text:span>עצמן<text:span text:style-name="T1"> </text:span><text:span text:style-name="T26">(</text:span><text:span text:style-name="T62">אבל</text:span><text:span text:style-name="T67"> </text:span><text:span text:style-name="T62">לענין</text:span><text:span text:style-name="T67"> </text:span><text:span text:style-name="T62">אכילה</text:span><text:span text:style-name="T67"> </text:span><text:span text:style-name="T62">לחייב</text:span><text:span text:style-name="T67"> </text:span><text:span text:style-name="T62">עליה</text:span><text:span text:style-name="T67"> </text:span><text:span text:style-name="T62">משום</text:span><text:span text:style-name="T67"> </text:span><text:span text:style-name="T72">לא</text:span><text:span text:style-name="T67"> </text:span><text:span text:style-name="T72">תאכלו</text:span><text:span text:style-name="T67"> </text:span><text:span text:style-name="T72">כל</text:span><text:span text:style-name="T67"> </text:span><text:span text:style-name="T72">נבלה</text:span><text:span text:style-name="T67"> </text:span><text:span text:style-name="T64">(דברים</text:span><text:span text:style-name="T68"> </text:span><text:span text:style-name="T64">יד,כא)</text:span><text:span text:style-name="T62"> - לא</text:span><text:span text:style-name="T67"> </text:span><text:span text:style-name="T62">מצטרפין, אלא</text:span><text:span text:style-name="T67"> </text:span><text:span text:style-name="T62">נבלות</text:span><text:span text:style-name="T67"> </text:span><text:span text:style-name="T62">טהורים</text:span><text:span text:style-name="T67"> </text:span><text:span text:style-name="T62">בפני</text:span><text:span text:style-name="T67"> </text:span><text:span text:style-name="T62">עצמן</text:span><text:span text:style-name="T67"> </text:span><text:span text:style-name="T62">מצטרפות</text:span><text:span text:style-name="T67"> </text:span><text:span text:style-name="T62">זו</text:span><text:span text:style-name="T67"> </text:span><text:span text:style-name="T62">עם</text:span><text:span text:style-name="T67"> </text:span><text:span text:style-name="T62">זו, ונבלות</text:span><text:span text:style-name="T67"> </text:span><text:span text:style-name="T62">טמאות</text:span><text:span text:style-name="T67"> </text:span><text:span text:style-name="T62">בפני</text:span><text:span text:style-name="T67"> </text:span><text:span text:style-name="T62">עצמן; אבל</text:span><text:span text:style-name="T67"> </text:span><text:span text:style-name="T62">לענין</text:span><text:span text:style-name="T67"> </text:span><text:span text:style-name="T62">איסור</text:span><text:span text:style-name="T67"> </text:span><text:span text:style-name="T62">אכילה</text:span><text:span text:style-name="T67"> </text:span><text:span text:style-name="T62">לא</text:span><text:span text:style-name="T67"> </text:span><text:span text:style-name="T62">מצטרפין, דאין</text:span><text:span text:style-name="T67"> </text:span><text:span text:style-name="T62">איסור</text:span><text:span text:style-name="T67"> </text:span><text:span text:style-name="T62">חל</text:span><text:span text:style-name="T67"> </text:span><text:span text:style-name="T62">על</text:span><text:span text:style-name="T67"> </text:span><text:span text:style-name="T62">איסור: דלא</text:span><text:span text:style-name="T67"> </text:span><text:span text:style-name="T62">אתי</text:span><text:span text:style-name="T67"> </text:span><text:span text:style-name="T62">איסור</text:span><text:span text:style-name="T67"> </text:span><text:span text:style-name="T62">נבלה</text:span><text:span text:style-name="T67"> </text:span><text:span text:style-name="T62">וחייל</text:span><text:span text:style-name="T67"> </text:span><text:span text:style-name="T62">על</text:span><text:span text:style-name="T67"> </text:span><text:span text:style-name="T62">איסור</text:span><text:span text:style-name="T67"> </text:span><text:span text:style-name="T62">בהמה</text:span><text:span text:style-name="T67"> </text:span><text:span text:style-name="T62">טמאה, הלכך</text:span><text:span text:style-name="T67"> </text:span><text:span text:style-name="T62">לא</text:span><text:span text:style-name="T67"> </text:span><text:span text:style-name="T62">מצטרפין</text:span><text:span text:style-name="T26">)</text:span>; </text:p>
      <text:p text:style-name="P3">ולוי<text:span text:style-name="T1"> </text:span>אמר: אפילו<text:span text:style-name="T1"> </text:span>לאכילה<text:span text:style-name="T1"> </text:span>נמי<text:span text:style-name="T1"> </text:span>מצטרפין<text:span text:style-name="T1"> </text:span><text:span text:style-name="T26">(</text:span><text:span text:style-name="T62">דקסבר: איסור</text:span><text:span text:style-name="T67"> </text:span><text:span text:style-name="T62">חל</text:span><text:span text:style-name="T67"> </text:span><text:span text:style-name="T62">על</text:span><text:span text:style-name="T67"> </text:span><text:span text:style-name="T62">איסור, וחייב</text:span><text:span text:style-name="T67"> </text:span><text:span text:style-name="T62">שתים: אחת</text:span><text:span text:style-name="T67"> </text:span><text:span text:style-name="T62">משום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ואחת</text:span><text:span text:style-name="T67"> </text:span><text:span text:style-name="T62">משום</text:span><text:span text:style-name="T67"> </text:span><text:span text:style-name="T62">נבלה</text:span><text:span text:style-name="T26">)</text:span>; </text:p>
      <text:p text:style-name="P3">ורב<text:span text:style-name="T1"> </text:span>אסי<text:span text:style-name="T1"> </text:span>אמר: טהורים<text:span text:style-name="T1"> </text:span>לעצמן<text:span text:style-name="T1"> </text:span>וטמאין<text:span text:style-name="T1"> </text:span>לעצמן. </text:p>
      <text:p text:style-name="P3">איכא<text:span text:style-name="T1"> </text:span>דאמרי<text:span text:style-name="T1"> </text:span><text:span text:style-name="T26">(</text:span><text:span text:style-name="T62">הא</text:span><text:span text:style-name="T67"> </text:span><text:span text:style-name="T62">דרב</text:span><text:span text:style-name="T67"> </text:span><text:span text:style-name="T62">אסי</text:span><text:span text:style-name="T26">)</text:span> פליגא<text:span text:style-name="T1"> </text:span>אדרב<text:span text:style-name="T1"> </text:span><text:span text:style-name="T26">(</text:span><text:span text:style-name="T62">ומצינן</text:span><text:span text:style-name="T67"> </text:span><text:span text:style-name="T62">לאוקמא</text:span><text:span text:style-name="T67"> </text:span><text:span text:style-name="T62">האי</text:span><text:span text:style-name="T67"> </text:span><text:span text:style-name="T62">דקאמר</text:span><text:span text:style-name="T67"> </text:span><text:span text:style-name="T62">רב</text:span><text:span text:style-name="T67"> </text:span><text:span text:style-name="T62">אסי</text:span><text:span text:style-name="T67"> </text:span><text:span text:style-name="T62">'טהורים</text:span><text:span text:style-name="T67"> </text:span><text:span text:style-name="T62">לעצמם</text:span><text:span text:style-name="T67"> </text:span><text:span text:style-name="T62">וטמאים</text:span><text:span text:style-name="T67"> </text:span><text:span text:style-name="T62">לעצמם' - משמע</text:span><text:span text:style-name="T67"> </text:span><text:span text:style-name="T62">דבין</text:span><text:span text:style-name="T67"> </text:span><text:span text:style-name="T62">לענין</text:span><text:span text:style-name="T67"> </text:span><text:span text:style-name="T62">טומאה</text:span><text:span text:style-name="T67"> </text:span><text:span text:style-name="T62">ובין</text:span><text:span text:style-name="T67"> </text:span><text:span text:style-name="T62">לענין</text:span><text:span text:style-name="T67"> </text:span><text:span text:style-name="T62">אכילה</text:span><text:span text:style-name="T67"> </text:span><text:span text:style-name="T62">ומוקים</text:span><text:span text:style-name="T67"> </text:span><text:span text:style-name="T62">רב</text:span><text:span text:style-name="T67"> </text:span><text:span text:style-name="T62">אסי</text:span><text:span text:style-name="T67"> </text:span><text:span text:style-name="T62">למתניתין</text:span><text:span text:style-name="T67"> </text:span><text:span text:style-name="T62">דתני</text:span><text:span text:style-name="T67"> </text:span><text:span text:style-name="T62">'כל</text:span><text:span text:style-name="T67"> </text:span><text:span text:style-name="T62">הנבלות</text:span><text:span text:style-name="T67"> </text:span><text:span text:style-name="T62">מצטרפות' - היינו</text:span><text:span text:style-name="T67"> </text:span><text:span text:style-name="T62">טהורין</text:span><text:span text:style-name="T67"> </text:span><text:span text:style-name="T62">בפני</text:span><text:span text:style-name="T67"> </text:span><text:span text:style-name="T62">עצמן</text:span><text:span text:style-name="T67"> </text:span><text:span text:style-name="T62">וטמאין</text:span><text:span text:style-name="T67"> </text:span><text:span text:style-name="T62">בפני</text:span><text:span text:style-name="T67"> </text:span><text:span text:style-name="T62">עצמן, ואפילו</text:span><text:span text:style-name="T67"> </text:span><text:span text:style-name="T62">לענין</text:span><text:span text:style-name="T67"> </text:span><text:span text:style-name="T62">טומאה, והיינו</text:span><text:span text:style-name="T67"> </text:span><text:span text:style-name="T62">'פליגא</text:span><text:span text:style-name="T67"> </text:span><text:span text:style-name="T62">אדרב'</text:span><text:span text:style-name="T26">)</text:span>, ואיכא<text:span text:style-name="T1"> </text:span>דאמרי<text:span text:style-name="T1"> </text:span>לא<text:span text:style-name="T1"> </text:span>פליגא<text:span text:style-name="T1"> </text:span><text:span text:style-name="T26">(</text:span><text:span text:style-name="T62">דמצינן</text:span><text:span text:style-name="T67"> </text:span><text:span text:style-name="T62">לאוקמי</text:span><text:span text:style-name="T67"> </text:span><text:span text:style-name="T62">נמי</text:span><text:span text:style-name="T67"> </text:span><text:span text:style-name="T62">לדרב</text:span><text:span text:style-name="T67"> </text:span><text:span text:style-name="T62">אסי</text:span><text:span text:style-name="T67"> </text:span><text:span text:style-name="T62">כדרב, וכי</text:span><text:span text:style-name="T67"> </text:span><text:span text:style-name="T62">קאמר</text:span><text:span text:style-name="T67"> </text:span><text:span text:style-name="T62">רב</text:span><text:span text:style-name="T67"> </text:span><text:span text:style-name="T62">אסי</text:span><text:span text:style-name="T67"> </text:span><text:span text:style-name="T62">'טהורין</text:span><text:span text:style-name="T67"> </text:span><text:span text:style-name="T62">לעצמן' - לענין</text:span><text:span text:style-name="T67"> </text:span><text:span text:style-name="T62">אכילה, אבל</text:span><text:span text:style-name="T67"> </text:span><text:span text:style-name="T62">לטומאה</text:span><text:span text:style-name="T67"> </text:span><text:span text:style-name="T62">- הכי</text:span><text:span text:style-name="T67"> </text:span><text:span text:style-name="T62">נמי</text:span><text:span text:style-name="T67"> </text:span><text:span text:style-name="T62">דמצטרפין, והיינו</text:span><text:span text:style-name="T67"> </text:span><text:span text:style-name="T62">כרב</text:span><text:span text:style-name="T26">)</text:span>.</text:p>
      <text:p text:style-name="P29"/>
      <text:p text:style-name="P3">מיתיבי: '<text:span text:style-name="T82">מיתת</text:span><text:span text:style-name="T70"> </text:span><text:span text:style-name="T82">פרה</text:span><text:span text:style-name="T70"> </text:span><text:span text:style-name="T82">וחיי</text:span><text:span text:style-name="T70"> </text:span><text:span text:style-name="T82">גמל</text:span><text:span text:style-name="T107"> </text:span><text:span text:style-name="T26">(</text:span><text:span text:style-name="T62">שאם</text:span><text:span text:style-name="T67"> </text:span><text:span text:style-name="T62">נטל</text:span><text:span text:style-name="T67"> </text:span><text:span text:style-name="T62">חצי</text:span><text:span text:style-name="T67"> </text:span><text:span text:style-name="T62">זית</text:span><text:span text:style-name="T67"> </text:span><text:span text:style-name="T62">מפרה</text:span><text:span text:style-name="T67"> </text:span><text:span text:style-name="T62">מתה</text:span><text:span text:style-name="T67"> </text:span><text:span text:style-name="T62">וחתך</text:span><text:span text:style-name="T67"> </text:span><text:span text:style-name="T62">חצי</text:span><text:span text:style-name="T67"> </text:span><text:span text:style-name="T62">זית</text:span><text:span text:style-name="T67"> </text:span><text:span text:style-name="T62">מגמל</text:span><text:span text:style-name="T67"> </text:span><text:span text:style-name="T62">חי</text:span><text:span text:style-name="T67"> </text:span><text:span text:style-name="T62">ואכלם</text:span><text:span text:style-name="T26">)</text:span><text:span text:style-name="T106"> אין</text:span><text:span text:style-name="T107"> </text:span><text:span text:style-name="T106">מצטרפין</text:span><text:span text:style-name="T107"> </text:span><text:span text:style-name="T106">זה</text:span><text:span text:style-name="T107"> </text:span><text:span text:style-name="T106">עם</text:span><text:span text:style-name="T107"> </text:span><text:span text:style-name="T106">זה</text:span><text:span text:style-name="T107"> </text:span><text:span text:style-name="T26">(</text:span><text:span text:style-name="T62">לחייב, לא</text:span><text:span text:style-name="T67"> </text:span><text:span text:style-name="T62">משום</text:span><text:span text:style-name="T67"> </text:span><text:span text:style-name="T62">נבלה</text:span><text:span text:style-name="T67"> </text:span><text:span text:style-name="T62">דמיתת</text:span><text:span text:style-name="T67"> </text:span><text:span text:style-name="T62">פרה, ולא</text:span><text:span text:style-name="T67"> </text:span><text:span text:style-name="T62">משום</text:span><text:span text:style-name="T67"> </text:span><text:span text:style-name="T62">אבר</text:span><text:span text:style-name="T67"> </text:span><text:span text:style-name="T62">מן</text:span><text:span text:style-name="T67"> </text:span><text:span text:style-name="T62">החי</text:span><text:span text:style-name="T67"> </text:span><text:span text:style-name="T62">הבא</text:span><text:span text:style-name="T67"> </text:span><text:span text:style-name="T62">מגמל</text:span><text:span text:style-name="T67"> </text:span><text:span text:style-name="T62">חי</text:span><text:span text:style-name="T26">)</text:span>' - הא<text:span text:style-name="T1"> </text:span>מיתת<text:span text:style-name="T1"> </text:span>שניהם<text:span text:style-name="T1"> </text:span><text:span text:style-name="T26">(</text:span><text:span text:style-name="T62">שנטל</text:span><text:span text:style-name="T67"> </text:span><text:span text:style-name="T62">חצי</text:span><text:span text:style-name="T67"> </text:span><text:span text:style-name="T62">זית</text:span><text:span text:style-name="T67"> </text:span><text:span text:style-name="T62">מפרה</text:span><text:span text:style-name="T67"> </text:span><text:span text:style-name="T62">מתה</text:span><text:span text:style-name="T67"> </text:span><text:span text:style-name="T62">וחצי</text:span><text:span text:style-name="T67"> </text:span><text:span text:style-name="T62">זית</text:span><text:span text:style-name="T67"> </text:span><text:span text:style-name="T62">מגמל</text:span><text:span text:style-name="T67"> </text:span><text:span text:style-name="T62">מת</text:span><text:span text:style-name="T26">)</text:span> מצטרפין<text:span text:style-name="T1"> </text:span><text:span text:style-name="T26">(</text:span><text:span text:style-name="T62">לטומאה</text:span><text:span text:style-name="T26">)</text:span>, וקשיא<text:span text:style-name="T1"> </text:span>לרב<text:span text:style-name="T1"> </text:span>אסי? <text:span text:style-name="T26">(</text:span><text:span text:style-name="T62">קשיא</text:span><text:span text:style-name="T67"> </text:span><text:span text:style-name="T62">לרב</text:span><text:span text:style-name="T67"> </text:span><text:span text:style-name="T62">אסי</text:span><text:span text:style-name="T67"> </text:span><text:span text:style-name="T62">אליבא</text:span><text:span text:style-name="T67"> </text:span><text:span text:style-name="T62">דמאן</text:span><text:span text:style-name="T67"> </text:span><text:span text:style-name="T62">דאמר</text:span><text:span text:style-name="T67"> </text:span><text:span text:style-name="T62">דפליגא</text:span><text:span text:style-name="T67"> </text:span><text:span text:style-name="T62">אדרב, דקאמר</text:span><text:span text:style-name="T67"> </text:span><text:span text:style-name="T62">'אפילו</text:span><text:span text:style-name="T67"> </text:span><text:span text:style-name="T62">לענין</text:span><text:span text:style-name="T67"> </text:span><text:span text:style-name="T62">טומאה</text:span><text:span text:style-name="T67"> </text:span><text:span text:style-name="T62">נמי</text:span><text:span text:style-name="T67"> </text:span><text:span text:style-name="T62">טמאות</text:span><text:span text:style-name="T67"> </text:span><text:span text:style-name="T62">לעצמן</text:span><text:span text:style-name="T67"> </text:span><text:span text:style-name="T62">וטהורות</text:span><text:span text:style-name="T67"> </text:span><text:span text:style-name="T62">לעצמן', אבל</text:span><text:span text:style-name="T67"> </text:span><text:span text:style-name="T62">לרב</text:span><text:span text:style-name="T67"> </text:span><text:span text:style-name="T62">לא</text:span><text:span text:style-name="T67"> </text:span><text:span text:style-name="T62">מצי</text:span><text:span text:style-name="T67"> </text:span><text:span text:style-name="T62">לפרוכי: דרב</text:span><text:span text:style-name="T67"> </text:span><text:span text:style-name="T62">מצי</text:span><text:span text:style-name="T67"> </text:span><text:span text:style-name="T62">לאוקמי</text:span><text:span text:style-name="T67"> </text:span><text:span text:style-name="T62">להא</text:span><text:span text:style-name="T67"> </text:span><text:span text:style-name="T62">דוקיא</text:span><text:span text:style-name="T67"> </text:span><text:span text:style-name="T62">'דהא</text:span><text:span text:style-name="T67"> </text:span><text:span text:style-name="T62">מיתת</text:span><text:span text:style-name="T67"> </text:span><text:span text:style-name="T62">שתיהם</text:span><text:span text:style-name="T67"> </text:span><text:span text:style-name="T62">מצטרפין' - לענין</text:span><text:span text:style-name="T67"> </text:span><text:span text:style-name="T62">טומאה</text:span><text:span text:style-name="T67"> </text:span><text:span text:style-name="T62">קאמר.</text:span><text:span text:style-name="T26">)</text:span></text:p>
      <text:p text:style-name="P3">אימא<text:span text:style-name="T1"> </text:span>'הא<text:span text:style-name="T1"> </text:span>חיי<text:span text:style-name="T1"> </text:span>שניהם<text:span text:style-name="T1"> </text:span>מצטרפין<text:span text:style-name="T1"> </text:span><text:span text:style-name="T26">(</text:span><text:span text:style-name="T62">לכזית</text:span><text:span text:style-name="T67"> </text:span><text:span text:style-name="T62">אבר</text:span><text:span text:style-name="T67"> </text:span><text:span text:style-name="T62">מן</text:span><text:span text:style-name="T67"> </text:span><text:span text:style-name="T62">החי</text:span><text:span text:style-name="T26">)</text:span>', ומני? - רבי<text:span text:style-name="T1"> </text:span>יהודה<text:span text:style-name="T1"> </text:span>היא, דאמר<text:span text:style-name="T1"> </text:span><text:span text:style-name="T64">(בפרק</text:span><text:span text:style-name="T68"> </text:span><text:span text:style-name="T64">גיד</text:span><text:span text:style-name="T68"> </text:span><text:span text:style-name="T64">הנשה</text:span><text:span text:style-name="T68"> </text:span><text:span text:style-name="T64">(חולין</text:span><text:span text:style-name="T68"> </text:span><text:span text:style-name="T64">דף</text:span><text:span text:style-name="T68"> </text:span><text:span text:style-name="T64">קא))</text:span> 'אבר<text:span text:style-name="T1"> </text:span>מן<text:span text:style-name="T1"> </text:span>החי<text:span text:style-name="T1"> </text:span>נוהג<text:span text:style-name="T1"> </text:span>בטמאה'.<text:span text:style-name="T62"> </text:span></text:p>
      <text:p text:style-name="P3">אבל<text:span text:style-name="T1"> </text:span>מיתת<text:span text:style-name="T1"> </text:span>שניהם<text:span text:style-name="T1"> – </text:span>מאי?: לא<text:span text:style-name="T1"> </text:span>מצטרפי<text:span text:style-name="T1"> </text:span><text:span text:style-name="T26">(</text:span><text:span text:style-name="T62">משום</text:span><text:span text:style-name="T67"> </text:span><text:span text:style-name="T62">דטהורות</text:span><text:span text:style-name="T67"> </text:span><text:span text:style-name="T62">לעצמן</text:span><text:span text:style-name="T67"> </text:span><text:span text:style-name="T62">וטמאות</text:span><text:span text:style-name="T67"> </text:span><text:span text:style-name="T62">לעצמן</text:span><text:span text:style-name="T26">)</text:span>? אם<text:span text:style-name="T1"> </text:span>כן<text:span text:style-name="T1"> </text:span>מאי<text:span text:style-name="T1"> </text:span>איריא<text:span text:style-name="T1"> </text:span>דרהיט<text:span text:style-name="T1"> </text:span>ותני<text:span text:style-name="T1"> </text:span><text:span text:style-name="T26">(</text:span><text:span text:style-name="T62">ברייתא</text:span><text:span text:style-name="T26">)</text:span> '<text:span text:style-name="T106">מיתת</text:span><text:span text:style-name="T107"> </text:span><text:span text:style-name="T106">פרה</text:span><text:span text:style-name="T107"> </text:span><text:span text:style-name="T106">וחיי</text:span><text:span text:style-name="T107"> </text:span><text:span text:style-name="T106">גמל</text:span><text:span text:style-name="T1"> </text:span><text:span text:style-name="T26">(</text:span><text:span text:style-name="T62">אין</text:span><text:span text:style-name="T67"> </text:span><text:span text:style-name="T62">מצטרפין</text:span><text:span text:style-name="T67"> </text:span><text:span text:style-name="T62">משום</text:span><text:span text:style-name="T67"> </text:span><text:span text:style-name="T62">דזה</text:span><text:span text:style-name="T67"> </text:span><text:span text:style-name="T62">חי</text:span><text:span text:style-name="T67"> </text:span><text:span text:style-name="T62">וזה</text:span><text:span text:style-name="T67"> </text:span><text:span text:style-name="T62">מת</text:span><text:span text:style-name="T26">)</text:span>'? הא<text:span text:style-name="T1"> </text:span>אפילו<text:span text:style-name="T1"> </text:span>מיתת<text:span text:style-name="T1"> </text:span>שניהם<text:span text:style-name="T1"> </text:span>לא<text:span text:style-name="T1"> </text:span>מצטרפי<text:span text:style-name="T1"> </text:span><text:span text:style-name="T26">(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שניהם</text:span><text:span text:style-name="T67"> </text:span><text:span text:style-name="T62">מתים, וליתני</text:span><text:span text:style-name="T67"> </text:span><text:span text:style-name="T62">הכי: 'מיתת</text:span><text:span text:style-name="T67"> </text:span><text:span text:style-name="T62">פרה</text:span><text:span text:style-name="T67"> </text:span><text:span text:style-name="T62">וגמל</text:span><text:span text:style-name="T67"> </text:span><text:span text:style-name="T62">שניהם</text:span><text:span text:style-name="T67"> </text:span><text:span text:style-name="T62">אין</text:span><text:span text:style-name="T67"> </text:span><text:span text:style-name="T62">מצטרפין'? אלא</text:span><text:span text:style-name="T67"> </text:span><text:span text:style-name="T62">ודאי</text:span><text:span text:style-name="T67"> </text:span><text:span text:style-name="T62">דמדתני</text:span><text:span text:style-name="T67"> </text:span><text:span text:style-name="T62">'מיתת</text:span><text:span text:style-name="T67"> </text:span><text:span text:style-name="T62">פרה</text:span><text:span text:style-name="T67"> </text:span><text:span text:style-name="T62">וחיי</text:span><text:span text:style-name="T67"> </text:span><text:span text:style-name="T62">גמל</text:span><text:span text:style-name="T67"> </text:span><text:span text:style-name="T62">אינן</text:span><text:span text:style-name="T67"> </text:span><text:span text:style-name="T62">מצטרפין' - מכלל</text:span><text:span text:style-name="T67"> </text:span><text:span text:style-name="T62">דסבירא</text:span><text:span text:style-name="T67"> </text:span><text:span text:style-name="T62">ליה</text:span><text:span text:style-name="T67"> </text:span><text:span text:style-name="T62">דהא</text:span><text:span text:style-name="T67"> </text:span><text:span text:style-name="T62">מיתת</text:span><text:span text:style-name="T67"> </text:span><text:span text:style-name="T62">שניהן</text:span><text:span text:style-name="T67"> </text:span><text:span text:style-name="T62">מצטרפין, וקשיא</text:span><text:span text:style-name="T67"> </text:span><text:span text:style-name="T62">לרב</text:span><text:span text:style-name="T67"> </text:span><text:span text:style-name="T62">אסי</text:span><text:span text:style-name="T26">)</text:span>? ועוד: תניא<text:span text:style-name="T1"> </text:span><text:span text:style-name="T26">(</text:span><text:span text:style-name="T62">והיינו</text:span><text:span text:style-name="T67"> </text:span><text:span text:style-name="T62">סיפא</text:span><text:span text:style-name="T67"> </text:span><text:span text:style-name="T62">דהאי</text:span><text:span text:style-name="T67"> </text:span><text:span text:style-name="T62">ברייתא</text:span><text:span text:style-name="T67"> </text:span><text:span text:style-name="T62">דלעיל, דקתני</text:span><text:span text:style-name="T67"> </text:span><text:span text:style-name="T62">'מיתת</text:span><text:span text:style-name="T67"> </text:span><text:span text:style-name="T62">פרה</text:span><text:span text:style-name="T67"> </text:span><text:span text:style-name="T62">וחיי</text:span><text:span text:style-name="T67"> </text:span><text:span text:style-name="T62">גמל'</text:span><text:span text:style-name="T26">)</text:span>: '<text:span text:style-name="T106">חצי</text:span><text:span text:style-name="T107"> </text:span><text:span text:style-name="T106">זית</text:span><text:span text:style-name="T107"> </text:span><text:span text:style-name="T106">פרה</text:span><text:span text:style-name="T107"> </text:span><text:span text:style-name="T106">בחייה</text:span><text:span text:style-name="T107"> </text:span><text:span text:style-name="T106">וחצי</text:span><text:span text:style-name="T107"> </text:span><text:span text:style-name="T106">זית</text:span><text:span text:style-name="T107"> </text:span><text:span text:style-name="T106">גמל</text:span><text:span text:style-name="T107"> </text:span><text:span text:style-name="T106">במיתתה</text:span><text:span text:style-name="T107"> </text:span><text:span text:style-name="T106">אין</text:span><text:span text:style-name="T107"> </text:span><text:span text:style-name="T106">מצטרפין', אבל</text:span><text:span text:style-name="T107"> </text:span><text:span text:style-name="T106">חצי</text:span><text:span text:style-name="T107"> </text:span><text:span text:style-name="T106">זית</text:span><text:span text:style-name="T107"> </text:span><text:span text:style-name="T106">מפרה</text:span><text:span text:style-name="T107"> </text:span><text:span text:style-name="T106">וחצי</text:span><text:span text:style-name="T107"> </text:span><text:span text:style-name="T106">זית</text:span><text:span text:style-name="T107"> </text:span><text:span text:style-name="T106">מגמל</text:span><text:span text:style-name="T107"> </text:span><text:span text:style-name="T106">בין</text:span><text:span text:style-name="T107"> </text:span><text:span text:style-name="T106">בחייה</text:span><text:span text:style-name="T107"> </text:span><text:span text:style-name="T26">(</text:span><text:span text:style-name="T62">בחיין: ששניהן</text:span><text:span text:style-name="T67"> </text:span><text:span text:style-name="T62">חיין</text:span><text:span text:style-name="T26">)</text:span><text:span text:style-name="T106"> בין</text:span><text:span text:style-name="T107"> </text:span><text:span text:style-name="T106">במיתתה</text:span><text:span text:style-name="T107"> </text:span><text:span text:style-name="T26">(</text:span><text:span text:style-name="T62">במיתת</text:span><text:span text:style-name="T67"> </text:span><text:span text:style-name="T62">שניהן</text:span><text:span text:style-name="T26">)</text:span><text:span text:style-name="T106"> מצטרפין</text:span>', קשיא<text:span text:style-name="T1"> </text:span>רישא<text:span text:style-name="T1"> </text:span><text:span text:style-name="T26">(</text:span><text:span text:style-name="T62">דקתני</text:span><text:span text:style-name="T67"> </text:span><text:span text:style-name="T62">'מיתת</text:span><text:span text:style-name="T67"> </text:span><text:span text:style-name="T62">פרה</text:span><text:span text:style-name="T67"> </text:span><text:span text:style-name="T62">וחיי</text:span><text:span text:style-name="T67"> </text:span><text:span text:style-name="T62">גמל</text:span><text:span text:style-name="T67"> </text:span><text:span text:style-name="T62">וכו' דדייקת</text:span><text:span text:style-name="T67"> </text:span><text:span text:style-name="T62">'הא</text:span><text:span text:style-name="T67"> </text:span><text:span text:style-name="T62">מיתת</text:span><text:span text:style-name="T67"> </text:span><text:span text:style-name="T62">שניהן</text:span><text:span text:style-name="T67"> </text:span><text:span text:style-name="T62">לא</text:span><text:span text:style-name="T67"> </text:span><text:span text:style-name="T62">מצטרפין'</text:span><text:span text:style-name="T26">)</text:span> אסיפא<text:span text:style-name="T1"> </text:span><text:span text:style-name="T26">(</text:span><text:span text:style-name="T62">דקתני</text:span><text:span text:style-name="T67"> </text:span><text:span text:style-name="T62">'</text:span><text:span text:style-name="T84">אבל</text:span><text:span text:style-name="T86"> </text:span><text:span text:style-name="T84">חצי</text:span><text:span text:style-name="T86"> </text:span><text:span text:style-name="T84">זית</text:span><text:span text:style-name="T86"> </text:span><text:span text:style-name="T84">מפרה</text:span><text:span text:style-name="T86"> </text:span><text:soft-page-break/><text:span text:style-name="T84">בין</text:span><text:span text:style-name="T86"> </text:span><text:span text:style-name="T84">בחייה</text:span><text:span text:style-name="T86"> </text:span><text:span text:style-name="T84">בין</text:span><text:span text:style-name="T86"> </text:span><text:span text:style-name="T84">במיתתה</text:span><text:span text:style-name="T86"> </text:span><text:span text:style-name="T84">מצטרפין</text:span><text:span text:style-name="T62">'</text:span><text:span text:style-name="T26">)</text:span>? אלא<text:span text:style-name="T1"> </text:span>לאו<text:span text:style-name="T1"> </text:span>שמע<text:span text:style-name="T1"> </text:span>מינה<text:span text:style-name="T1"> </text:span><text:span text:style-name="T26">(</text:span><text:span text:style-name="T62">מדסיפא</text:span><text:span text:style-name="T26">)</text:span> מיתת<text:span text:style-name="T1"> </text:span>שניהם<text:span text:style-name="T1"> </text:span>מצטרפין<text:span text:style-name="T1"> </text:span><text:span text:style-name="T26">(</text:span><text:span text:style-name="T62">- ברישא</text:span><text:span text:style-name="T67"> </text:span><text:span text:style-name="T62">נמי</text:span><text:span text:style-name="T67"> </text:span><text:span text:style-name="T62">מצטרפת</text:span><text:span text:style-name="T67"> </text:span><text:span text:style-name="T62">מיתת</text:span><text:span text:style-name="T67"> </text:span><text:span text:style-name="T62">שניהן, וקשיא</text:span><text:span text:style-name="T67"> </text:span><text:span text:style-name="T62">לרב</text:span><text:span text:style-name="T67"> </text:span><text:span text:style-name="T62">אסי</text:span><text:span text:style-name="T67"> </text:span><text:span text:style-name="T62">לאיכא</text:span><text:span text:style-name="T67"> </text:span><text:span text:style-name="T62">דאמרי</text:span><text:span text:style-name="T67"> </text:span><text:span text:style-name="T62">דפליגא</text:span><text:span text:style-name="T67"> </text:span><text:span text:style-name="T62">אדרב</text:span><text:span text:style-name="T26">)</text:span>!?</text:p>
      <text:p text:style-name="P3">אמר<text:span text:style-name="T1"> </text:span>לך<text:span text:style-name="T1"> </text:span>רב<text:span text:style-name="T1"> </text:span>אסי: האי<text:span text:style-name="T1"> </text:span>תנא<text:span text:style-name="T1"> </text:span>סבר<text:span text:style-name="T1"> </text:span>איסור<text:span text:style-name="T1"> </text:span>חל<text:span text:style-name="T1"> </text:span>על<text:span text:style-name="T1"> </text:span>איסור. <text:span text:style-name="T26">(</text:span><text:span text:style-name="T62">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איכא</text:span><text:span text:style-name="T67"> </text:span><text:span text:style-name="T62">איסור</text:span><text:span text:style-name="T67"> </text:span><text:span text:style-name="T62">של</text:span><text:span text:style-name="T67"> </text:span><text:span text:style-name="T62">טמאה</text:span><text:span text:style-name="T67"> </text:span><text:span text:style-name="T62">ואיכא</text:span><text:span text:style-name="T67"> </text:span><text:span text:style-name="T62">איסור</text:span><text:span text:style-name="T67"> </text:span><text:span text:style-name="T62">נבלה, אפילו</text:span><text:span text:style-name="T67"> </text:span><text:span text:style-name="T62">הכי</text:span><text:span text:style-name="T67"> </text:span><text:span text:style-name="T62">מצטרפין, ולא</text:span><text:span text:style-name="T67"> </text:span><text:span text:style-name="T62">סבירא</text:span><text:span text:style-name="T67"> </text:span><text:span text:style-name="T62">לי</text:span><text:span text:style-name="T67"> </text:span><text:span text:style-name="T39">[לרב</text:span><text:span text:style-name="T46"> </text:span><text:span text:style-name="T39">אסי]</text:span><text:span text:style-name="T62"> הכי, אלא</text:span><text:span text:style-name="T67"> </text:span><text:span text:style-name="T62">סבירא</text:span><text:span text:style-name="T67"> </text:span><text:span text:style-name="T62">לי</text:span><text:span text:style-name="T67"> </text:span><text:span text:style-name="T62">דאין</text:span><text:span text:style-name="T67"> </text:span><text:span text:style-name="T62">איסור</text:span><text:span text:style-name="T67"> </text:span><text:span text:style-name="T62">חל</text:span><text:span text:style-name="T67"> </text:span><text:span text:style-name="T62">על</text:span><text:span text:style-name="T67"> </text:span><text:span text:style-name="T62">איסור, ומיתת</text:span><text:span text:style-name="T67"> </text:span><text:span text:style-name="T62">שניהן</text:span><text:span text:style-name="T67"> </text:span><text:span text:style-name="T62">אין</text:span><text:span text:style-name="T67"> </text:span><text:span text:style-name="T62">מצטרפין; והא</text:span><text:span text:style-name="T67"> </text:span><text:span text:style-name="T62">דקתני</text:span><text:span text:style-name="T67"> </text:span><text:span text:style-name="T62">ברישא</text:span><text:span text:style-name="T67"> </text:span><text:span text:style-name="T62">'</text:span><text:span text:style-name="T84">מיתת</text:span><text:span text:style-name="T86"> </text:span><text:span text:style-name="T84">פרה</text:span><text:span text:style-name="T86"> </text:span><text:span text:style-name="T84">וחיי</text:span><text:span text:style-name="T86"> </text:span><text:span text:style-name="T84">גמל</text:span><text:span text:style-name="T86"> </text:span><text:span text:style-name="T84">אין</text:span><text:span text:style-name="T86"> </text:span><text:span text:style-name="T84">מצטרפין</text:span><text:span text:style-name="T62">' - היינו</text:span><text:span text:style-name="T67"> </text:span><text:span text:style-name="T62">נבלה</text:span><text:span text:style-name="T67"> </text:span><text:span text:style-name="T62">ואבר</text:span><text:span text:style-name="T67"> </text:span><text:span text:style-name="T62">מן</text:span><text:span text:style-name="T67"> </text:span><text:span text:style-name="T62">החי</text:span><text:span text:style-name="T67"> </text:span><text:span text:style-name="T62">דלבהמה</text:span><text:span text:style-name="T67"> </text:span><text:span text:style-name="T62">טמאה: דלא</text:span><text:span text:style-name="T67"> </text:span><text:span text:style-name="T62">אתי</text:span><text:span text:style-name="T67"> </text:span><text:span text:style-name="T62">איסור</text:span><text:span text:style-name="T67"> </text:span><text:span text:style-name="T62">נבלה</text:span><text:span text:style-name="T67"> </text:span><text:span text:style-name="T62">וחייל</text:span><text:span text:style-name="T67"> </text:span><text:span text:style-name="T62">אאיסור</text:span><text:span text:style-name="T67"> </text:span><text:span text:style-name="T62">אבר</text:span><text:span text:style-name="T67"> </text:span><text:span text:style-name="T62">מן</text:span><text:span text:style-name="T67"> </text:span><text:span text:style-name="T62">החי; והא</text:span><text:span text:style-name="T67"> </text:span><text:span text:style-name="T62">דקתני</text:span><text:span text:style-name="T67"> </text:span><text:span text:style-name="T62">סיפא</text:span><text:span text:style-name="T67"> </text:span><text:span text:style-name="T62">'</text:span><text:span text:style-name="T84">חצי</text:span><text:span text:style-name="T86"> </text:span><text:span text:style-name="T84">זית</text:span><text:span text:style-name="T86"> </text:span><text:span text:style-name="T84">מפרה</text:span><text:span text:style-name="T86"> </text:span><text:span text:style-name="T84">בחייה</text:span><text:span text:style-name="T67"> </text:span><text:span text:style-name="T62">וכו' - התם</text:span><text:span text:style-name="T67"> </text:span><text:span text:style-name="T62">ליכא</text:span><text:span text:style-name="T67"> </text:span><text:span text:style-name="T62">איסור</text:span><text:span text:style-name="T67"> </text:span><text:span text:style-name="T62">נבלה: דבבהמה</text:span><text:span text:style-name="T67"> </text:span><text:span text:style-name="T62">טמאה</text:span><text:span text:style-name="T67"> </text:span><text:span text:style-name="T62">ליכא</text:span><text:span text:style-name="T67"> </text:span><text:span text:style-name="T62">איסור</text:span><text:span text:style-name="T67"> </text:span><text:span text:style-name="T62">נבלה</text:span><text:span text:style-name="T67"> </text:span><text:span text:style-name="T62">אלא</text:span><text:span text:style-name="T67"> </text:span><text:span text:style-name="T62">איסור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ואבר</text:span><text:span text:style-name="T67"> </text:span><text:span text:style-name="T62">מן</text:span><text:span text:style-name="T67"> </text:span><text:span text:style-name="T62">החי!</text:span></text:p>
      <text:p text:style-name="P3"><text:span text:style-name="T62">ענין</text:span><text:span text:style-name="T67"> </text:span><text:span text:style-name="T62">אחר: </text:span><text:span text:style-name="T95">קשה</text:span><text:span text:style-name="T97"> </text:span><text:span text:style-name="T95">רישא</text:span><text:span text:style-name="T97"> </text:span><text:span text:style-name="T95">אסיפא</text:span><text:span text:style-name="T62">: דהא</text:span><text:span text:style-name="T67"> </text:span><text:span text:style-name="T62">רישא, דקתני</text:span><text:span text:style-name="T67"> </text:span><text:span text:style-name="T62">'חצי</text:span><text:span text:style-name="T67"> </text:span><text:span text:style-name="T62">זית</text:span><text:span text:style-name="T67"> </text:span><text:span text:style-name="T62">מפרה</text:span><text:span text:style-name="T67"> </text:span><text:span text:style-name="T62">בחייה</text:span><text:span text:style-name="T67"> </text:span><text:span text:style-name="T62">וחצי</text:span><text:span text:style-name="T67"> </text:span><text:span text:style-name="T62">זית</text:span><text:span text:style-name="T67"> </text:span><text:span text:style-name="T62">מגמל</text:span><text:span text:style-name="T67"> </text:span><text:span text:style-name="T62">במיתתה</text:span><text:span text:style-name="T67"> </text:span><text:span text:style-name="T62">אין</text:span><text:span text:style-name="T67"> </text:span><text:span text:style-name="T62">מצטרפין' - קשה</text:span><text:span text:style-name="T67"> </text:span><text:span text:style-name="T62">להא</text:span><text:span text:style-name="T67"> </text:span><text:span text:style-name="T62">סיפא</text:span><text:span text:style-name="T67"> </text:span><text:span text:style-name="T62">דקתני</text:span><text:span text:style-name="T67"> </text:span><text:span text:style-name="T62">'אבל</text:span><text:span text:style-name="T67"> </text:span><text:span text:style-name="T62">חצי</text:span><text:span text:style-name="T67"> </text:span><text:span text:style-name="T62">זית</text:span><text:span text:style-name="T67"> </text:span><text:span text:style-name="T62">מפרה</text:span><text:span text:style-name="T67"> </text:span><text:span text:style-name="T62">וחצי</text:span><text:span text:style-name="T67"> </text:span><text:span text:style-name="T62">זית</text:span><text:span text:style-name="T67"> </text:span><text:span text:style-name="T62">מגמל</text:span><text:span text:style-name="T67"> </text:span><text:span text:style-name="T62">בין</text:span><text:span text:style-name="T67"> </text:span><text:span text:style-name="T62">בחייה</text:span><text:span text:style-name="T67"> </text:span><text:span text:style-name="T62">בין</text:span><text:span text:style-name="T67"> </text:span><text:span text:style-name="T62">במיתתה</text:span><text:span text:style-name="T67"> </text:span><text:span text:style-name="T62">מצטרפין', דהא</text:span><text:span text:style-name="T67"> </text:span><text:span text:style-name="T62">דקתני</text:span><text:span text:style-name="T67"> </text:span><text:span text:style-name="T62">בין</text:span><text:span text:style-name="T67"> </text:span><text:span text:style-name="T62">בחייה</text:span><text:span text:style-name="T67"> </text:span><text:span text:style-name="T62">בין</text:span><text:span text:style-name="T67"> </text:span><text:span text:style-name="T62">במיתתה</text:span><text:span text:style-name="T67"> </text:span><text:span text:style-name="T62">משמע</text:span><text:span text:style-name="T67"> </text:span><text:span text:style-name="T62">ליה</text:span><text:span text:style-name="T67"> </text:span><text:span text:style-name="T62">בין</text:span><text:span text:style-name="T67"> </text:span><text:span text:style-name="T62">במיתת</text:span><text:span text:style-name="T67"> </text:span><text:span text:style-name="T62">חדא</text:span><text:span text:style-name="T67"> </text:span><text:span text:style-name="T62">וחיי</text:span><text:span text:style-name="T67"> </text:span><text:span text:style-name="T62">חברתה, וקתני</text:span><text:span text:style-name="T67"> </text:span><text:span text:style-name="T62">מצטרפין! </text:span><text:span text:style-name="T95">אלא</text:span><text:span text:style-name="T97"> </text:span><text:span text:style-name="T95">לאו</text:span><text:span text:style-name="T97"> </text:span><text:span text:style-name="T95">שמע</text:span><text:span text:style-name="T97"> </text:span><text:span text:style-name="T95">מינה</text:span><text:span text:style-name="T97"> </text:span><text:span text:style-name="T95">דמיתת</text:span><text:span text:style-name="T97"> </text:span><text:span text:style-name="T95">שניהן</text:span><text:span text:style-name="T97"> </text:span><text:span text:style-name="T95">מצטרפין</text:span><text:span text:style-name="T67"> </text:span><text:span text:style-name="T62">והכי</text:span><text:span text:style-name="T67"> </text:span><text:span text:style-name="T62">קאמר: אלא</text:span><text:span text:style-name="T67"> </text:span><text:span text:style-name="T62">מאי</text:span><text:span text:style-name="T67"> </text:span><text:span text:style-name="T62">אית</text:span><text:span text:style-name="T67"> </text:span><text:span text:style-name="T62">לך</text:span><text:span text:style-name="T67"> </text:span><text:span text:style-name="T62">למימר</text:span><text:span text:style-name="T67"> </text:span><text:span text:style-name="T62">דלא</text:span><text:span text:style-name="T67"> </text:span><text:span text:style-name="T62">תיקשי</text:span><text:span text:style-name="T67"> </text:span><text:span text:style-name="T62">רישא</text:span><text:span text:style-name="T67"> </text:span><text:span text:style-name="T62">לסיפא? - הכי</text:span><text:span text:style-name="T67"> </text:span><text:span text:style-name="T62">צריך</text:span><text:span text:style-name="T67"> </text:span><text:span text:style-name="T62">לפרושי</text:span><text:span text:style-name="T67"> </text:span><text:span text:style-name="T62">להא</text:span><text:span text:style-name="T67"> </text:span><text:span text:style-name="T62">סיפא</text:span><text:span text:style-name="T67"> </text:span><text:span text:style-name="T62">דקתני</text:span><text:span text:style-name="T67"> </text:span><text:span text:style-name="T62">'בין</text:span><text:span text:style-name="T67"> </text:span><text:span text:style-name="T62">בחייה</text:span><text:span text:style-name="T67"> </text:span><text:span text:style-name="T62">בין</text:span><text:span text:style-name="T67"> </text:span><text:span text:style-name="T62">במיתתה', תריץ</text:span><text:span text:style-name="T67"> </text:span><text:span text:style-name="T62">הכי: </text:span><text:span text:style-name="T95">בין</text:span><text:span text:style-name="T97"> </text:span><text:span text:style-name="T95">במיתתה</text:span><text:span text:style-name="T67"> </text:span><text:span text:style-name="T62">= בין</text:span><text:span text:style-name="T67"> </text:span><text:span text:style-name="T62">במיתת</text:span><text:span text:style-name="T67"> </text:span><text:span text:style-name="T62">שניהן, וקתני</text:span><text:span text:style-name="T67"> </text:span><text:span text:style-name="T62">דמצטרפין, וקשיא</text:span><text:span text:style-name="T67"> </text:span><text:span text:style-name="T62">לרב</text:span><text:span text:style-name="T67"> </text:span><text:span text:style-name="T62">אסי</text:span><text:span text:style-name="T67"> </text:span><text:span text:style-name="T62">להך</text:span><text:span text:style-name="T67"> </text:span><text:span text:style-name="T62">לישנא</text:span><text:span text:style-name="T67"> </text:span><text:span text:style-name="T62">דפליגא</text:span><text:span text:style-name="T67"> </text:span><text:span text:style-name="T62">אדרב, דמשמע</text:span><text:span text:style-name="T67"> </text:span><text:span text:style-name="T62">דסבירא</text:span><text:span text:style-name="T67"> </text:span><text:span text:style-name="T62">ליה</text:span><text:span text:style-name="T67"> </text:span><text:span text:style-name="T62">לרב</text:span><text:span text:style-name="T67"> </text:span><text:span text:style-name="T62">אסי</text:span><text:span text:style-name="T67"> </text:span><text:span text:style-name="T62">דאפילו</text:span><text:span text:style-name="T67"> </text:span><text:span text:style-name="T62">לטומאה</text:span><text:span text:style-name="T67"> </text:span><text:span text:style-name="T62">נמי</text:span><text:span text:style-name="T67"> </text:span><text:span text:style-name="T62">אין</text:span><text:span text:style-name="T67"> </text:span><text:span text:style-name="T62">מצטרפין; ולא</text:span><text:span text:style-name="T67"> </text:span><text:span text:style-name="T62">מן</text:span><text:span text:style-name="T67"> </text:span><text:span text:style-name="T62">המורה.</text:span><text:span text:style-name="T26">)</text:span> </text:p>
      <text:p text:style-name="P3"/>
      <text:p text:style-name="P3">(מעילה<text:span text:style-name="T1"> </text:span>טז,ב)</text:p>
      <text:p text:style-name="P3">אמר<text:span text:style-name="T1"> </text:span>רב<text:span text:style-name="T1"> </text:span>יהודה<text:span text:style-name="T1"> </text:span>אמר<text:span text:style-name="T1"> </text:span>רב: אכילת<text:span text:style-name="T1"> </text:span>שרצים<text:span text:style-name="T1"> </text:span>לוקה<text:span text:style-name="T1"> </text:span>עליו<text:span text:style-name="T1"> </text:span><text:span text:style-name="T127">בכזית</text:span><text:span text:style-name="T1"> </text:span><text:span text:style-name="T26">(</text:span><text:span text:style-name="T62">ולא</text:span><text:span text:style-name="T67"> </text:span><text:span text:style-name="T62">בכעדשה</text:span><text:span text:style-name="T26">)</text:span>; מאי<text:span text:style-name="T1"> </text:span>טעמא? 'אכילה' כתיב<text:span text:style-name="T1"> </text:span>בהו<text:span text:style-name="T1"> </text:span><text:span text:style-name="T26">(</text:span><text:span text:style-name="T72">לא</text:span><text:span text:style-name="T67"> </text:span><text:span text:style-name="T72">תאכלום</text:span><text:span text:style-name="T67"> </text:span><text:span text:style-name="T72">כי</text:span><text:span text:style-name="T67"> </text:span><text:span text:style-name="T72">שקץ</text:span><text:span text:style-name="T67"> </text:span><text:span text:style-name="T72">הם</text:span><text:span text:style-name="T68"> </text:span><text:span text:style-name="T64">(ויקרא</text:span><text:span text:style-name="T68"> </text:span><text:span text:style-name="T64">יא,מב)</text:span><text:span text:style-name="T62"> , ואכילה</text:span><text:span text:style-name="T67"> </text:span><text:span text:style-name="T62">אינה</text:span><text:span text:style-name="T67"> </text:span><text:span text:style-name="T62">פחותה</text:span><text:span text:style-name="T67"> </text:span><text:span text:style-name="T62">מכזית</text:span><text:span text:style-name="T26">)</text:span>.</text:p>
      <text:p text:style-name="P3">והתני<text:span text:style-name="T1"> </text:span>רבי<text:span text:style-name="T1"> </text:span>יוסי<text:span text:style-name="T1"> </text:span>בר<text:span text:style-name="T1"> </text:span>רבי<text:span text:style-name="T1"> </text:span>חנינא<text:span text:style-name="T1"> </text:span>קמיה<text:span text:style-name="T1"> </text:span>דרבי<text:span text:style-name="T1"> </text:span>יוחנן: '<text:span text:style-name="T64">(ויקרא</text:span><text:span text:style-name="T68"> </text:span><text:span text:style-name="T64">כ,כה)</text:span> <text:span text:style-name="T31">והבדלתם</text:span><text:span text:style-name="T1"> </text:span><text:span text:style-name="T31">בין</text:span><text:span text:style-name="T1"> </text:span><text:span text:style-name="T31">הבהמה</text:span><text:span text:style-name="T1"> </text:span><text:span text:style-name="T31">הטהורה</text:span><text:span text:style-name="T1"> </text:span><text:span text:style-name="T31">לטמאה</text:span><text:span text:style-name="T1"> </text:span><text:span text:style-name="T31">ובין</text:span><text:span text:style-name="T1"> </text:span><text:span text:style-name="T31">העוף</text:span><text:span text:style-name="T1"> </text:span><text:span text:style-name="T31">הטמא</text:span><text:span text:style-name="T1"> </text:span><text:span text:style-name="T31">לטהור</text:span><text:span text:style-name="T1"> </text:span><text:span text:style-name="T31">ולא</text:span><text:span text:style-name="T1"> </text:span><text:span text:style-name="T31">תשקצו</text:span><text:span text:style-name="T1"> </text:span><text:span text:style-name="T31">את</text:span><text:span text:style-name="T1"> </text:span><text:span text:style-name="T31">נפשותיכם</text:span><text:span text:style-name="T1"> </text:span><text:span text:style-name="T31">בבהמה</text:span><text:span text:style-name="T1"> </text:span><text:span text:style-name="T31">ובעוף</text:span><text:span text:style-name="T1"> </text:span><text:span text:style-name="T31">ובכל</text:span><text:span text:style-name="T1"> </text:span><text:span text:style-name="T31">אשר</text:span><text:span text:style-name="T1"> </text:span><text:span text:style-name="T31">תרמוש</text:span><text:span text:style-name="T1"> </text:span><text:span text:style-name="T31">האדמה</text:span><text:span text:style-name="T1"> </text:span><text:span text:style-name="T31">אשר</text:span><text:span text:style-name="T1"> </text:span><text:span text:style-name="T31">הבדלתי</text:span><text:span text:style-name="T1"> </text:span><text:span text:style-name="T31">לכם</text:span><text:span text:style-name="T1"> </text:span><text:span text:style-name="T31">לטמא</text:span><text:span text:style-name="T1"> </text:span>- פתח<text:span text:style-name="T1"> </text:span>הכתוב<text:span text:style-name="T1"> </text:span>באכילה<text:span text:style-name="T1"> </text:span><text:span text:style-name="T26">(</text:span><text:span text:style-name="T62">דהאי</text:span><text:span text:style-name="T67"> </text:span><text:span text:style-name="T62">דכתיב</text:span><text:span text:style-name="T67"> </text:span><text:span text:style-name="T72">ולא</text:span><text:span text:style-name="T67"> </text:span><text:span text:style-name="T72">תשקצו</text:span><text:span text:style-name="T67"> </text:span><text:span text:style-name="T72">את</text:span><text:span text:style-name="T67"> </text:span><text:span text:style-name="T72">נפשותיכם</text:span><text:span text:style-name="T67"> </text:span><text:span text:style-name="T62">- היינו</text:span><text:span text:style-name="T67"> </text:span><text:span text:style-name="T62">באכילה: דכי</text:span><text:span text:style-name="T67"> </text:span><text:span text:style-name="T62">אכיל</text:span><text:span text:style-name="T67"> </text:span><text:span text:style-name="T62">להו</text:span><text:span text:style-name="T67"> </text:span><text:span text:style-name="T62">- משקץ</text:span><text:span text:style-name="T67"> </text:span><text:span text:style-name="T62">נפשיה</text:span><text:span text:style-name="T26">)</text:span> וסיים<text:span text:style-name="T1"> </text:span>בטומאה<text:span text:style-name="T1"> </text:span><text:span text:style-name="T26">(</text:span><text:span text:style-name="T72">אשר</text:span><text:span text:style-name="T67"> </text:span><text:span text:style-name="T72">הבדלתי</text:span><text:span text:style-name="T67"> </text:span><text:span text:style-name="T72">לכם</text:span><text:span text:style-name="T67"> </text:span><text:span text:style-name="T72">לטמא</text:span><text:span text:style-name="T67"> </text:span><text:span text:style-name="T62">- אלא</text:span><text:span text:style-name="T67"> </text:span><text:span text:style-name="T62">לומר</text:span><text:span text:style-name="T67"> </text:span><text:span text:style-name="T62">לך</text:span><text:span text:style-name="T26">)</text:span>: מה<text:span text:style-name="T1"> </text:span>טומאה<text:span text:style-name="T1"> </text:span><text:span text:style-name="T26">(</text:span><text:span text:style-name="T62">טומאת</text:span><text:span text:style-name="T67"> </text:span><text:span text:style-name="T62">שרץ</text:span><text:span text:style-name="T26">)</text:span> בכעדשה<text:span text:style-name="T1"> </text:span>- אף<text:span text:style-name="T1"> </text:span>אכילה<text:span text:style-name="T1"> </text:span><text:span text:style-name="T26">(</text:span><text:span text:style-name="T62">לוקה</text:span><text:span text:style-name="T67"> </text:span><text:span text:style-name="T62">עליהן</text:span><text:span text:style-name="T26">)</text:span> <text:span text:style-name="T127">בכעדשה</text:span>', וקלסיה<text:span text:style-name="T1"> </text:span>רבי<text:span text:style-name="T1"> </text:span>יוחנן<text:span text:style-name="T1"> </text:span><text:span text:style-name="T26">(</text:span><text:span text:style-name="T62">להאי</text:span><text:span text:style-name="T67"> </text:span><text:span text:style-name="T62">דתני</text:span><text:span text:style-name="T67"> </text:span><text:span text:style-name="T62">רבי</text:span><text:span text:style-name="T67"> </text:span><text:span text:style-name="T62">יוסי</text:span><text:span text:style-name="T67"> </text:span><text:span text:style-name="T62">בר</text:span><text:span text:style-name="T67"> </text:span><text:span text:style-name="T62">רבי</text:span><text:span text:style-name="T67"> </text:span><text:span text:style-name="T62">חנינא</text:span><text:span text:style-name="T26">)</text:span> וקשיא<text:span text:style-name="T1"> </text:span>לדרב<text:span text:style-name="T1"> </text:span><text:span text:style-name="T26">(</text:span><text:span text:style-name="T62">לרב</text:span><text:span text:style-name="T67"> </text:span><text:span text:style-name="T62">יהודה</text:span><text:span text:style-name="T67"> </text:span><text:span text:style-name="T62">אמר</text:span><text:span text:style-name="T67"> </text:span><text:span text:style-name="T62">רב</text:span><text:span text:style-name="T67"> </text:span><text:span text:style-name="T62">דאמר</text:span><text:span text:style-name="T67"> </text:span><text:span text:style-name="T62">בכזית</text:span><text:span text:style-name="T26">)</text:span>? </text:p>
      <text:p text:style-name="P3">לא<text:span text:style-name="T1"> </text:span>קשיא: כאן<text:span text:style-name="T1"> </text:span>במיתתן, כאן<text:span text:style-name="T1"> </text:span>בחייהן<text:span text:style-name="T1"> </text:span><text:span text:style-name="T26">(</text:span><text:span text:style-name="T62">הא</text:span><text:span text:style-name="T67"> </text:span><text:span text:style-name="T62">דתני</text:span><text:span text:style-name="T67"> </text:span><text:span text:style-name="T62">כזית</text:span><text:span text:style-name="T67"> </text:span><text:span text:style-name="T62">- היינו</text:span><text:span text:style-name="T67"> </text:span><text:span text:style-name="T62">כי</text:span><text:span text:style-name="T67"> </text:span><text:span text:style-name="T62">אכיל</text:span><text:span text:style-name="T67"> </text:span><text:span text:style-name="T62">מינייהו</text:span><text:span text:style-name="T67"> </text:span><text:span text:style-name="T62">בחייהן, אבל</text:span><text:span text:style-name="T67"> </text:span><text:span text:style-name="T62">כי</text:span><text:span text:style-name="T67"> </text:span><text:span text:style-name="T62">אכיל</text:span><text:span text:style-name="T67"> </text:span><text:span text:style-name="T62">מינייהו</text:span><text:span text:style-name="T67"> </text:span><text:span text:style-name="T62">במיתתן</text:span><text:span text:style-name="T67"> </text:span><text:span text:style-name="T62">- אפילו</text:span><text:span text:style-name="T67"> </text:span><text:span text:style-name="T62">בכעדשה</text:span><text:span text:style-name="T67"> </text:span><text:span text:style-name="T62">לקי, דומיא</text:span><text:span text:style-name="T67"> </text:span><text:span text:style-name="T62">דטומאה</text:span><text:span text:style-name="T26">)</text:span>.<text:span text:style-name="T62"> </text:span></text:p>
      <text:p text:style-name="P3">אמר<text:span text:style-name="T1"> </text:span>ליה<text:span text:style-name="T1"> </text:span>אביי: והא<text:span text:style-name="T1"> </text:span>רב<text:span text:style-name="T1"> </text:span>- אמתניתין<text:span text:style-name="T1"> </text:span>קאי<text:span text:style-name="T1"> </text:span><text:span text:style-name="T26">(</text:span><text:span text:style-name="T62">ומנא</text:span><text:span text:style-name="T67"> </text:span><text:span text:style-name="T62">ידעי</text:span><text:span text:style-name="T67"> </text:span><text:span text:style-name="T62">דהכי</text:span><text:span text:style-name="T67"> </text:span><text:span text:style-name="T62">הוא? משום</text:span><text:span text:style-name="T67"> </text:span><text:span text:style-name="T62">דקאמר</text:span><text:span text:style-name="T67"> </text:span><text:span text:style-name="T62">רב</text:span><text:span text:style-name="T67"> </text:span><text:span text:style-name="T62">לעיל</text:span><text:span text:style-name="T67"> </text:span><text:span text:style-name="T62">'</text:span><text:span text:style-name="T100">לא</text:span><text:span text:style-name="T101"> </text:span><text:span text:style-name="T100">שנו</text:span><text:span text:style-name="T67"> </text:span><text:span text:style-name="T62">אלא</text:span><text:span text:style-name="T67"> </text:span><text:span text:style-name="T62">לענין</text:span><text:span text:style-name="T67"> </text:span><text:span text:style-name="T62">אכילה' וההיא</text:span><text:span text:style-name="T67"> </text:span><text:span text:style-name="T62">ודאי</text:span><text:span text:style-name="T67"> </text:span><text:span text:style-name="T62">אמתניתין</text:span><text:span text:style-name="T67"> </text:span><text:span text:style-name="T62">קאי: '</text:span><text:span text:style-name="T84">אכל</text:span><text:span text:style-name="T86"> </text:span><text:span text:style-name="T84">הנבלות</text:span><text:span text:style-name="T86"> </text:span><text:span text:style-name="T84">מצטרפין</text:span><text:span text:style-name="T62">', הכא</text:span><text:span text:style-name="T67"> </text:span><text:span text:style-name="T62">נמי, הא</text:span><text:span text:style-name="T67"> </text:span><text:span text:style-name="T62">דקאמר</text:span><text:span text:style-name="T67"> </text:span><text:span text:style-name="T62">רב</text:span><text:span text:style-name="T67"> </text:span><text:span text:style-name="T62">'אכילת</text:span><text:span text:style-name="T67"> </text:span><text:span text:style-name="T62">שרצים</text:span><text:span text:style-name="T67"> </text:span><text:span text:style-name="T62">לוקה</text:span><text:span text:style-name="T67"> </text:span><text:span text:style-name="T62">עליהן</text:span><text:span text:style-name="T67"> </text:span><text:span text:style-name="T62">בכזית' - קאי</text:span><text:span text:style-name="T67"> </text:span><text:span text:style-name="T62">אמתניתין: 'אכל</text:span><text:span text:style-name="T67"> </text:span><text:span text:style-name="T62">השרצים</text:span><text:span text:style-name="T67"> </text:span><text:span text:style-name="T62">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'</text:span><text:span text:style-name="T26">)</text:span>, ומתניתין<text:span text:style-name="T1"> </text:span>'כל<text:span text:style-name="T1"> </text:span>השרצים' קתני<text:span text:style-name="T1"> </text:span>= אפילו<text:span text:style-name="T1"> </text:span>במיתתן<text:span text:style-name="T1"> </text:span><text:span text:style-name="T26">(</text:span><text:span text:style-name="T62">ומתניתין</text:span><text:span text:style-name="T67"> </text:span><text:span text:style-name="T62">- במיתתן</text:span><text:span text:style-name="T67"> </text:span><text:span text:style-name="T62">קא</text:span><text:span text:style-name="T67"> </text:span><text:span text:style-name="T62">מיירי, דהא</text:span><text:span text:style-name="T67"> </text:span><text:span text:style-name="T62">קתני</text:span><text:span text:style-name="T67"> </text:span><text:span text:style-name="T62">'כל</text:span><text:span text:style-name="T67"> </text:span><text:span text:style-name="T62">הנבלות</text:span><text:span text:style-name="T67"> </text:span><text:span text:style-name="T62">מצטרפות</text:span><text:span text:style-name="T67"> </text:span><text:span text:style-name="T62">זו</text:span><text:span text:style-name="T67"> </text:span><text:span text:style-name="T62">עם</text:span><text:span text:style-name="T67"> </text:span><text:span text:style-name="T62">זו', דהיינו</text:span><text:span text:style-name="T67"> </text:span><text:span text:style-name="T62">במיתתן, וכיון</text:span><text:span text:style-name="T67"> </text:span><text:span text:style-name="T62">דקאי</text:span><text:span text:style-name="T67"> </text:span><text:span text:style-name="T62">אמתניתין, מכלל</text:span><text:span text:style-name="T67"> </text:span><text:span text:style-name="T62">דהא</text:span><text:span text:style-name="T67"> </text:span><text:span text:style-name="T62">דקאמר</text:span><text:span text:style-name="T67"> </text:span><text:span text:style-name="T62">רב</text:span><text:span text:style-name="T67"> </text:span><text:span text:style-name="T62">נמי</text:span><text:span text:style-name="T67"> </text:span><text:span text:style-name="T62">בכזית</text:span><text:span text:style-name="T67"> </text:span><text:span text:style-name="T62">קאי</text:span><text:span text:style-name="T67"> </text:span><text:span text:style-name="T62">במיתתן, והיכי</text:span><text:span text:style-name="T67"> </text:span><text:span text:style-name="T62">מתרצא</text:span><text:span text:style-name="T67"> </text:span><text:span text:style-name="T62">לדרב</text:span><text:span text:style-name="T67"> </text:span><text:span text:style-name="T62">בחייהן</text:span><text:span text:style-name="T26">)</text:span>!? &lt;לאו<text:span text:style-name="T1"> </text:span>דאיכא<text:span text:style-name="T1"> </text:span>פורתא<text:span text:style-name="T1"> </text:span>מהאי<text:span text:style-name="T1"> </text:span>ופורתא<text:span text:style-name="T1"> </text:span>מהאי<text:span text:style-name="T1"> </text:span><text:span text:style-name="T26">(</text:span><text:span text:style-name="T62">לא</text:span><text:span text:style-name="T67"> </text:span><text:span text:style-name="T62">שמענו</text:span><text:span text:style-name="T67"> </text:span><text:span text:style-name="T62">פירושו</text:span><text:span text:style-name="T26">)</text:span>&gt; </text:p>
      <text:p text:style-name="P3">אמר<text:span text:style-name="T1"> </text:span>ליה<text:span text:style-name="T1"> </text:span>רב<text:span text:style-name="T1"> </text:span>יוסף<text:span text:style-name="T1"> </text:span><text:span text:style-name="T26">(</text:span><text:span text:style-name="T62">לאביי</text:span><text:span text:style-name="T26">)</text:span>: ההיא<text:span text:style-name="T1"> </text:span>דיוקא<text:span text:style-name="T1"> </text:span><text:span text:style-name="T26">(</text:span><text:span text:style-name="T62">כלומר: האי</text:span><text:span text:style-name="T67"> </text:span><text:span text:style-name="T62">דיוקא</text:span><text:span text:style-name="T67"> </text:span><text:span text:style-name="T62">דקא</text:span><text:span text:style-name="T67"> </text:span><text:span text:style-name="T62">דייקת, דרב</text:span><text:span text:style-name="T67"> </text:span><text:span text:style-name="T62">אמתניתין</text:span><text:span text:style-name="T67"> </text:span><text:span text:style-name="T62">קאי</text:span><text:span text:style-name="T26">)</text:span> - דילך<text:span text:style-name="T1"> </text:span>הוא<text:span text:style-name="T1"> </text:span><text:span text:style-name="T26">(</text:span><text:span text:style-name="T62">שלך</text:span><text:span text:style-name="T67"> </text:span><text:span text:style-name="T62">יהא</text:span><text:span text:style-name="T67"> </text:span><text:span text:style-name="T62">אותו</text:span><text:span text:style-name="T67"> </text:span><text:span text:style-name="T62">דקדוק, ולא</text:span><text:span text:style-name="T67"> </text:span><text:span text:style-name="T62">סבירא</text:span><text:span text:style-name="T67"> </text:span><text:span text:style-name="T62">לי</text:span><text:span text:style-name="T26">)</text:span>; רב<text:span text:style-name="T1"> </text:span><text:span text:style-name="T26">(</text:span><text:span text:style-name="T62">דאמר</text:span><text:span text:style-name="T67"> </text:span><text:span text:style-name="T62">אכילת</text:span><text:span text:style-name="T67"> </text:span><text:span text:style-name="T62">שרצים</text:span><text:span text:style-name="T67"> </text:span><text:span text:style-name="T62">וכו'</text:span><text:span text:style-name="T26">)</text:span> - <text:span text:style-name="T26">(</text:span><text:span text:style-name="T62">לא</text:span><text:span text:style-name="T67"> </text:span><text:span text:style-name="T62">קאי</text:span><text:span text:style-name="T67"> </text:span><text:span text:style-name="T62">אמתניתין</text:span><text:span text:style-name="T67"> </text:span><text:span text:style-name="T62">אלא</text:span><text:span text:style-name="T26">)</text:span> שמעתא<text:span text:style-name="T1"> </text:span>בעלמא<text:span text:style-name="T1"> </text:span>קאמר. </text:p>
      <text:p text:style-name="P3"/>
      <text:p text:style-name="P3">וקלסיה<text:span text:style-name="T1"> </text:span>רבי<text:span text:style-name="T1"> </text:span>יוחנן: </text:p>
      <text:p text:style-name="P3">מיתיבי<text:span text:style-name="T1"> </text:span><text:span text:style-name="T26">(</text:span><text:span text:style-name="T62">על</text:span><text:span text:style-name="T67"> </text:span><text:span text:style-name="T62">הא</text:span><text:span text:style-name="T67"> </text:span><text:span text:style-name="T62">דקאמר</text:span><text:span text:style-name="T67"> </text:span><text:span text:style-name="T62">לעיל</text:span><text:span text:style-name="T67"> </text:span><text:span text:style-name="T62">דקלסיה</text:span><text:span text:style-name="T67"> </text:span><text:span text:style-name="T62">רבי</text:span><text:span text:style-name="T67"> </text:span><text:span text:style-name="T62">יוחנן, דמשמע</text:span><text:span text:style-name="T67"> </text:span><text:span text:style-name="T62">דסבירא</text:span><text:span text:style-name="T67"> </text:span><text:span text:style-name="T62">ליה</text:span><text:span text:style-name="T67"> </text:span><text:span text:style-name="T62">דאכילת</text:span><text:span text:style-name="T67"> </text:span><text:span text:style-name="T62">שרצים</text:span><text:span text:style-name="T67"> </text:span><text:span text:style-name="T62">בכעדשה</text:span><text:span text:style-name="T67"> </text:span><text:span text:style-name="T62">- מותיב</text:span><text:span text:style-name="T67"> </text:span><text:span text:style-name="T62">ליה</text:span><text:span text:style-name="T67"> </text:span><text:span text:style-name="T62">השתא</text:span><text:span text:style-name="T26">)</text:span>: '<text:span text:style-name="T106">האיברין</text:span><text:span text:style-name="T107"> </text:span><text:span text:style-name="T106">אין</text:span><text:span text:style-name="T107"> </text:span><text:span text:style-name="T106">להן</text:span><text:span text:style-name="T107"> </text:span><text:span text:style-name="T106">שיעור: אפילו</text:span><text:span text:style-name="T107"> </text:span><text:span text:style-name="T106">פחות</text:span><text:span text:style-name="T107"> </text:span><text:span text:style-name="T106">מכזית</text:span><text:span text:style-name="T107"> </text:span><text:span text:style-name="T106">נבלה</text:span><text:span text:style-name="T107"> </text:span><text:span text:style-name="T106">ופחות</text:span><text:span text:style-name="T107"> </text:span><text:span text:style-name="T106">מכעדשה</text:span><text:span text:style-name="T107"> </text:span><text:span text:style-name="T106">מן</text:span><text:span text:style-name="T107"> </text:span><text:span text:style-name="T106">השרץ</text:span><text:span text:style-name="T1"> </text:span><text:span text:style-name="T26">(</text:span><text:span text:style-name="T62">דאבר</text:span><text:span text:style-name="T67"> </text:span><text:span text:style-name="T62">כל</text:span><text:span text:style-name="T67"> </text:span><text:span text:style-name="T62">שהוא, אם</text:span><text:span text:style-name="T67"> </text:span><text:span text:style-name="T62">הוא</text:span><text:span text:style-name="T67"> </text:span><text:span text:style-name="T62">שלם, אפילו</text:span><text:span text:style-name="T67"> </text:span><text:span text:style-name="T62">הוא</text:span><text:span text:style-name="T67"> </text:span><text:span text:style-name="T62">פחות</text:span><text:span text:style-name="T67"> </text:span><text:span text:style-name="T62">מכזית</text:span><text:span text:style-name="T67"> </text:span><text:span text:style-name="T62">לענין</text:span><text:span text:style-name="T67"> </text:span><text:span text:style-name="T62">נבלות, או</text:span><text:span text:style-name="T67"> </text:span><text:span text:style-name="T62">אבר</text:span><text:span text:style-name="T67"> </text:span><text:span text:style-name="T62">שלם</text:span><text:span text:style-name="T67"> </text:span><text:span text:style-name="T62">מן</text:span><text:span text:style-name="T67"> </text:span><text:span text:style-name="T62">השרץ</text:span><text:span text:style-name="T67"> </text:span><text:span text:style-name="T62">שהוא</text:span><text:span text:style-name="T67"> </text:span><text:span text:style-name="T62">פחות</text:span><text:span text:style-name="T67"> </text:span><text:span text:style-name="T62">מכעדשה</text:span><text:span text:style-name="T26">)</text:span><text:span text:style-name="T106"> - מטמאין</text:span>' <text:span text:style-name="T26">(</text:span><text:span text:style-name="T62">דהואיל</text:span><text:span text:style-name="T67"> </text:span><text:span text:style-name="T62">והן</text:span><text:span text:style-name="T67"> </text:span><text:span text:style-name="T62">איברין</text:span><text:span text:style-name="T67"> </text:span><text:span text:style-name="T62">שלמין, 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אין</text:span><text:span text:style-name="T67"> </text:span><text:span text:style-name="T62">בהן</text:span><text:span text:style-name="T67"> </text:span><text:span text:style-name="T62">כשיעור</text:span><text:span text:style-name="T67"> – </text:span><text:span text:style-name="T62">מטמאין, משום</text:span><text:span text:style-name="T67"> </text:span><text:span text:style-name="T62">דחשיבי</text:span><text:span text:style-name="T26">)</text:span>, ואמר<text:span text:style-name="T1"> </text:span>רבי<text:span text:style-name="T1"> </text:span>יוחנן: אין<text:span text:style-name="T1"> </text:span>לוקין<text:span text:style-name="T1"> </text:span>עליהן<text:span text:style-name="T1"> </text:span><text:span text:style-name="T26">(</text:span><text:span text:style-name="T62">אין</text:span><text:span text:style-name="T67"> </text:span><text:span text:style-name="T62">האוכלן</text:span><text:span text:style-name="T67"> </text:span><text:span text:style-name="T62">לוקה</text:span><text:span text:style-name="T67"> </text:span><text:span text:style-name="T62">עליהן</text:span><text:span text:style-name="T26">)</text:span> אלא<text:span text:style-name="T1"> </text:span>בכזית! <text:span text:style-name="T26">(</text:span><text:span text:style-name="T62">והשתא</text:span><text:span text:style-name="T67"> </text:span><text:span text:style-name="T62">משמע</text:span><text:span text:style-name="T67"> </text:span><text:span text:style-name="T62">דרבי</text:span><text:span text:style-name="T67"> </text:span><text:span text:style-name="T62">יוחנן</text:span><text:span text:style-name="T67"> </text:span><text:span text:style-name="T62">קאי</text:span><text:span text:style-name="T67"> </text:span><text:span text:style-name="T62">אהאי</text:span><text:span text:style-name="T67"> </text:span><text:span text:style-name="T62">ברייתא</text:span><text:span text:style-name="T67"> </text:span><text:span text:style-name="T62">דהאיברין, והך</text:span><text:span text:style-name="T67"> </text:span><text:span text:style-name="T62">ברייתא</text:span><text:span text:style-name="T67"> </text:span><text:span text:style-name="T62">ודאי</text:span><text:span text:style-name="T67"> </text:span><text:span text:style-name="T62">במיתתן</text:span><text:span text:style-name="T67"> </text:span><text:span text:style-name="T62">קמיירי, דקתני</text:span><text:span text:style-name="T67"> </text:span><text:span text:style-name="T62">'אפילו</text:span><text:span text:style-name="T67"> </text:span><text:span text:style-name="T62">פחות</text:span><text:span text:style-name="T67"> </text:span><text:span text:style-name="T62">מכזית</text:span><text:span text:style-name="T67"> </text:span><text:span text:style-name="T62">נבלות', ואמר</text:span><text:span text:style-name="T67"> </text:span><text:span text:style-name="T62">רבי</text:span><text:span text:style-name="T67"> </text:span><text:span text:style-name="T62">יוחנן</text:span><text:span text:style-name="T67"> </text:span><text:span text:style-name="T62">'אין</text:span><text:span text:style-name="T67"> </text:span><text:span text:style-name="T62">לוקין</text:span><text:span text:style-name="T67"> </text:span><text:span text:style-name="T62">אלא</text:span><text:span text:style-name="T67"> </text:span><text:span text:style-name="T62">בכזית' והיכי</text:span><text:span text:style-name="T67"> </text:span><text:span text:style-name="T62">קלסיה</text:span><text:span text:style-name="T67"> </text:span><text:span text:style-name="T62">רבי</text:span><text:span text:style-name="T67"> </text:span><text:span text:style-name="T62">יוחנן</text:span><text:span text:style-name="T67"> </text:span><text:span text:style-name="T62">להא</text:span><text:span text:style-name="T67"> </text:span><text:span text:style-name="T62">דרבי</text:span><text:span text:style-name="T67"> </text:span><text:span text:style-name="T62">יוסי</text:span><text:span text:style-name="T67"> </text:span><text:span text:style-name="T62">בר</text:span><text:span text:style-name="T67"> </text:span><text:span text:style-name="T62">רבי</text:span><text:span text:style-name="T67"> </text:span><text:span text:style-name="T62">חנינא</text:span><text:span text:style-name="T67"> </text:span><text:span text:style-name="T62">דלוקין</text:span><text:span text:style-name="T67"> </text:span><text:span text:style-name="T62">עליהן</text:span><text:span text:style-name="T67"> </text:span><text:span text:style-name="T62">בכעדשה, דאוקימנא</text:span><text:span text:style-name="T67"> </text:span><text:span text:style-name="T62">לה</text:span><text:span text:style-name="T67"> </text:span><text:span text:style-name="T62">נמי</text:span><text:span text:style-name="T67"> </text:span><text:span text:style-name="T62">דבמיתתן</text:span><text:span text:style-name="T67"> </text:span><text:span text:style-name="T62">קמיירי, וקשיא</text:span><text:span text:style-name="T67"> </text:span><text:span text:style-name="T62">דרבי</text:span><text:span text:style-name="T67"> </text:span><text:span text:style-name="T62">יוחנן</text:span><text:span text:style-name="T67"> </text:span><text:span text:style-name="T62">אדרבי</text:span><text:span text:style-name="T67"> </text:span><text:span text:style-name="T62">יוחנן</text:span><text:span text:style-name="T26">)</text:span>?</text:p>
      <text:p text:style-name="P3">אמר<text:span text:style-name="T1"> </text:span>רבא: <text:span text:style-name="T26">(</text:span><text:span text:style-name="T62">דהא</text:span><text:span text:style-name="T67"> </text:span><text:span text:style-name="T62">דקלסיה</text:span><text:span text:style-name="T67"> </text:span><text:span text:style-name="T62">רבי</text:span><text:span text:style-name="T67"> </text:span><text:span text:style-name="T62">יוחנן</text:span><text:span text:style-name="T67"> </text:span><text:span text:style-name="T62">לההיא</text:span><text:span text:style-name="T67"> </text:span><text:span text:style-name="T62">'מה</text:span><text:span text:style-name="T67"> </text:span><text:span text:style-name="T62">טומאה</text:span><text:span text:style-name="T67"> </text:span><text:span text:style-name="T62">בכעדשה</text:span><text:span text:style-name="T67"> </text:span><text:span text:style-name="T62">אף</text:span><text:span text:style-name="T67"> </text:span><text:span text:style-name="T62">אכילה</text:span><text:span text:style-name="T67"> </text:span><text:span text:style-name="T62">בכעדשה' -</text:span><text:span text:style-name="T26">)</text:span> במובדלין<text:span text:style-name="T1"> </text:span>דבר<text:span text:style-name="T1"> </text:span>הכתוב<text:span text:style-name="T1"> </text:span><text:span text:style-name="T26">(</text:span><text:span text:style-name="T62">בהני</text:span><text:span text:style-name="T67"> </text:span><text:span text:style-name="T62">דכתיב</text:span><text:span text:style-name="T67"> </text:span><text:span text:style-name="T62">בהן</text:span><text:span text:style-name="T67"> </text:span><text:span text:style-name="T72">והבדלתם</text:span><text:span text:style-name="T67"> </text:span><text:span text:style-name="T62">בהנך</text:span><text:span text:style-name="T67"> </text:span><text:span text:style-name="T62">שמונה</text:span><text:span text:style-name="T67"> </text:span><text:span text:style-name="T62">שרצים</text:span><text:span text:style-name="T67"> </text:span><text:span text:style-name="T62">שבתורה</text:span><text:span text:style-name="T67"> </text:span><text:span text:style-name="T73">[</text:span><text:span text:style-name="T64">ויקרא</text:span><text:span text:style-name="T68"> </text:span><text:span text:style-name="T64">יא,יג:</text:span><text:span text:style-name="T73"> אל</text:span><text:span text:style-name="T69"> </text:span><text:span text:style-name="T73">תשקצו</text:span><text:span text:style-name="T69"> </text:span><text:span text:style-name="T73">את</text:span><text:span text:style-name="T69"> </text:span><text:span text:style-name="T73">נפשתיכם</text:span><text:span text:style-name="T69"> </text:span><text:span text:style-name="T73">בכל</text:span><text:span text:style-name="T69"> </text:span><text:span text:style-name="T73">השרץ</text:span><text:span text:style-name="T69"> </text:span><text:span text:style-name="T73">השרץ</text:span><text:span text:style-name="T69"> </text:span><text:span text:style-name="T73">ולא</text:span><text:span text:style-name="T69"> </text:span><text:span text:style-name="T73">תטמאו</text:span><text:span text:style-name="T69"> </text:span><text:span text:style-name="T73">בהם</text:span><text:span text:style-name="T69"> </text:span><text:span text:style-name="T73">ונטמתם</text:span><text:span text:style-name="T69"> </text:span><text:span text:style-name="T73">בם]</text:span><text:span text:style-name="T62">, שמובדלין</text:span><text:span text:style-name="T67"> </text:span><text:span text:style-name="T62">משאר</text:span><text:span text:style-name="T67"> </text:span><text:span text:style-name="T62">שרצים</text:span><text:span text:style-name="T67"> </text:span><text:span text:style-name="T62">וחמורין</text:span><text:span text:style-name="T67"> </text:span><text:span text:style-name="T62">לענין</text:span><text:span text:style-name="T67"> </text:span><text:span text:style-name="T62">טומאה</text:span><text:span text:style-name="T67"> </text:span><text:span text:style-name="T62">יותר</text:span><text:span text:style-name="T67"> </text:span><text:span text:style-name="T62">מן</text:span><text:span text:style-name="T67"> </text:span><text:span text:style-name="T62">האחרים: דאחרים</text:span><text:span text:style-name="T67"> </text:span><text:span text:style-name="T62">לא</text:span><text:span text:style-name="T67"> </text:span><text:span text:style-name="T62">מטמו</text:span><text:span text:style-name="T67"> </text:span><text:span text:style-name="T62">כלל</text:span><text:span text:style-name="T67"> </text:span><text:span text:style-name="T62">אלא</text:span><text:span text:style-name="T67"> </text:span><text:span text:style-name="T62">הני</text:span><text:span text:style-name="T67"> </text:span><text:span text:style-name="T62">שמונה, ובהנהו</text:span><text:span text:style-name="T67"> </text:span><text:span text:style-name="T62">קאמר</text:span><text:span text:style-name="T67"> </text:span><text:span text:style-name="T62">קרא</text:span><text:span text:style-name="T67"> </text:span><text:span text:style-name="T62">דמשמע</text:span><text:span text:style-name="T67"> </text:span><text:span text:style-name="T62">דאכילה</text:span><text:span text:style-name="T67"> </text:span><text:span text:style-name="T62">נמי</text:span><text:span text:style-name="T67"> </text:span><text:span text:style-name="T62">בכעדשה; והאי</text:span><text:span text:style-name="T67"> </text:span><text:span text:style-name="T62">דאמר</text:span><text:span text:style-name="T67"> </text:span><text:span text:style-name="T62">רבי</text:span><text:span text:style-name="T67"> </text:span><text:span text:style-name="T62">יוחנן</text:span><text:span text:style-name="T67"> </text:span><text:span text:style-name="T62">'אין</text:span><text:span text:style-name="T67"> </text:span><text:span text:style-name="T62">לוקין</text:span><text:span text:style-name="T67"> </text:span><text:span text:style-name="T62">עליהן</text:span><text:span text:style-name="T67"> </text:span><text:span text:style-name="T62">אלא</text:span><text:span text:style-name="T67"> </text:span><text:span text:style-name="T62">בכזית' - לא</text:span><text:span text:style-name="T67"> </text:span><text:span text:style-name="T62">קאי</text:span><text:span text:style-name="T67"> </text:span><text:span text:style-name="T62">אברייתא, דברייתא</text:span><text:span text:style-name="T67"> </text:span><text:span text:style-name="T62">ודאי</text:span><text:span text:style-name="T67"> </text:span><text:span text:style-name="T62">מיירי</text:span><text:span text:style-name="T67"> </text:span><text:span text:style-name="T62">בשרצים</text:span><text:span text:style-name="T67"> </text:span><text:span text:style-name="T62">שאינן</text:span><text:span text:style-name="T67"> </text:span><text:span text:style-name="T62">מובדלין</text:span><text:span text:style-name="T67"> </text:span><text:span text:style-name="T62">קאמר</text:span><text:span text:style-name="T67"> </text:span><text:span text:style-name="T62">רבי</text:span><text:span text:style-name="T67"> </text:span><text:span text:style-name="T62">יוחנן</text:span><text:span text:style-name="T67"> </text:span><text:span text:style-name="T62">דאין</text:span><text:span text:style-name="T67"> </text:span><text:span text:style-name="T62">לוקין</text:span><text:span text:style-name="T67"> </text:span><text:span text:style-name="T62">עליהן</text:span><text:span text:style-name="T67"> </text:span><text:span text:style-name="T62">אלא</text:span><text:span text:style-name="T67"> </text:span><text:span text:style-name="T62">בכזית</text:span><text:span text:style-name="T26">)</text:span>.</text:p>
      <text:p text:style-name="P3">אמר<text:span text:style-name="T1"> </text:span>ליה<text:span text:style-name="T1"> </text:span>רב<text:span text:style-name="T1"> </text:span>אדא<text:span text:style-name="T1"> </text:span>בר<text:span text:style-name="T1"> </text:span>אהבה<text:span text:style-name="T1"> </text:span>לרבא: אלא<text:span text:style-name="T1"> </text:span>מעתה<text:span text:style-name="T1"> </text:span><text:span text:style-name="T26">(</text:span><text:span text:style-name="T62">דבמובדלין</text:span><text:span text:style-name="T67"> </text:span><text:span text:style-name="T62">דבר</text:span><text:span text:style-name="T67"> </text:span><text:span text:style-name="T62">הכתוב, דמשני</text:span><text:span text:style-name="T67"> </text:span><text:span text:style-name="T62">שיעורא</text:span><text:span text:style-name="T67"> </text:span><text:span text:style-name="T62">בין</text:span><text:span text:style-name="T67"> </text:span><text:span text:style-name="T62">מובדלין</text:span><text:span text:style-name="T67"> </text:span><text:span text:style-name="T62">לשאינן</text:span><text:span text:style-name="T67"> </text:span><text:span text:style-name="T62">מובדלין</text:span><text:span text:style-name="T26">)</text:span>, בהמה<text:span text:style-name="T1"> </text:span>נמי<text:span text:style-name="T1"> </text:span>ליפלגי<text:span text:style-name="T1"> </text:span>בין<text:span text:style-name="T1"> </text:span>מובדלת<text:span text:style-name="T1"> </text:span>לשאינה<text:span text:style-name="T1"> </text:span>מובדלת<text:span text:style-name="T1"> </text:span><text:span text:style-name="T26">(</text:span><text:span text:style-name="T62">הואיל</text:span><text:span text:style-name="T67"> </text:span><text:span text:style-name="T62">והקישה</text:span><text:span text:style-name="T67"> </text:span><text:span text:style-name="T62">רחמנא</text:span><text:span text:style-name="T67"> </text:span><text:soft-page-break/><text:span text:style-name="T62">לשרצים</text:span><text:span text:style-name="T67"> </text:span><text:span text:style-name="T62">בחד</text:span><text:span text:style-name="T67"> </text:span><text:span text:style-name="T62">קרא: נבלת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ונבלת</text:span><text:span text:style-name="T67"> </text:span><text:span text:style-name="T62">בהמה</text:span><text:span text:style-name="T67"> </text:span><text:span text:style-name="T62">טהורה</text:span><text:span text:style-name="T67"> </text:span><text:span text:style-name="T62">לשרצים, דכתיב</text:span><text:span text:style-name="T67"> </text:span><text:span text:style-name="T72">והבדלתם</text:span><text:span text:style-name="T67"> </text:span><text:span text:style-name="T73">[</text:span><text:span text:style-name="T64">ויקרא</text:span><text:span text:style-name="T68"> </text:span><text:span text:style-name="T64">כ,כה:</text:span><text:span text:style-name="T105"> </text:span><text:span text:style-name="T33">והבדלתם</text:span><text:span text:style-name="T5"> </text:span><text:span text:style-name="T33">בין</text:span><text:span text:style-name="T5"> </text:span><text:span text:style-name="T33">הבהמה</text:span><text:span text:style-name="T5"> </text:span><text:span text:style-name="T33">הטהורה</text:span><text:span text:style-name="T5"> </text:span><text:span text:style-name="T33">לטמאה</text:span><text:span text:style-name="T5"> </text:span><text:span text:style-name="T33">ובין</text:span><text:span text:style-name="T5"> </text:span><text:span text:style-name="T33">העוף</text:span><text:span text:style-name="T5"> </text:span><text:span text:style-name="T33">הטמא</text:span><text:span text:style-name="T5"> </text:span><text:span text:style-name="T33">לטהור</text:span><text:span text:style-name="T5"> </text:span><text:span text:style-name="T33">ולא</text:span><text:span text:style-name="T5"> </text:span><text:span text:style-name="T33">תשקצו</text:span><text:span text:style-name="T5"> </text:span><text:span text:style-name="T33">את</text:span><text:span text:style-name="T5"> </text:span><text:span text:style-name="T33">נפשותיכם</text:span><text:span text:style-name="T5"> </text:span><text:span text:style-name="T33">בבהמה</text:span><text:span text:style-name="T5"> </text:span><text:span text:style-name="T33">ובעוף]</text:span><text:span text:style-name="T32"> ובכל</text:span><text:span text:style-name="T2"> </text:span><text:span text:style-name="T32">אשר</text:span><text:span text:style-name="T2"> </text:span><text:span text:style-name="T32">תרמוש</text:span><text:span text:style-name="T2"> </text:span><text:span text:style-name="T32">האדמה</text:span><text:span text:style-name="T2"> </text:span><text:span text:style-name="T33">[אשר</text:span><text:span text:style-name="T5"> </text:span><text:span text:style-name="T33">הבדלתי</text:span><text:span text:style-name="T5"> </text:span><text:span text:style-name="T33">לכם</text:span><text:span text:style-name="T5"> </text:span><text:span text:style-name="T33">לטמא]</text:span><text:span text:style-name="T62"> - נימא</text:span><text:span text:style-name="T67"> </text:span><text:span text:style-name="T62">נמי</text:span><text:span text:style-name="T67"> </text:span><text:span text:style-name="T62">דלהכי</text:span><text:span text:style-name="T67"> </text:span><text:span text:style-name="T62">אקשינהו: דשני</text:span><text:span text:style-name="T67"> </text:span><text:span text:style-name="T62">בין</text:span><text:span text:style-name="T67"> </text:span><text:span text:style-name="T62">מובדלת</text:span><text:span text:style-name="T67"> </text:span><text:span text:style-name="T62">לשאינה</text:span><text:span text:style-name="T67"> </text:span><text:span text:style-name="T62">מובדלת, ולימא</text:span><text:span text:style-name="T67"> </text:span><text:span text:style-name="T62">הכי: דהא</text:span><text:span text:style-name="T67"> </text:span><text:span text:style-name="T62">דקאמר</text:span><text:span text:style-name="T67"> </text:span><text:span text:style-name="T62">דנבלה</text:span><text:span text:style-name="T67"> </text:span><text:span text:style-name="T62">מטמאה</text:span><text:span text:style-name="T67"> </text:span><text:span text:style-name="T62">בכזית</text:span><text:span text:style-name="T67"> </text:span><text:span text:style-name="T62">היינו</text:span><text:span text:style-name="T67"> </text:span><text:span text:style-name="T62">במובדלת</text:span><text:span text:style-name="T67"> </text:span><text:span text:style-name="T62">- לבהמה</text:span><text:span text:style-name="T67"> </text:span><text:span text:style-name="T62">טהורה</text:span><text:span text:style-name="T67"> </text:span><text:span text:style-name="T62">קרי</text:span><text:span text:style-name="T67"> </text:span><text:span text:style-name="T62">לה</text:span><text:span text:style-name="T67"> </text:span><text:span text:style-name="T62">מובדלת: שמובדלת</text:span><text:span text:style-name="T67"> </text:span><text:span text:style-name="T62">מבהמות</text:span><text:span text:style-name="T67"> </text:span><text:span text:style-name="T62">טמאות, דמותרת</text:span><text:span text:style-name="T67"> </text:span><text:span text:style-name="T62">באכילה; אבל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שאינה</text:span><text:span text:style-name="T67"> </text:span><text:span text:style-name="T62">מובדלת</text:span><text:span text:style-name="T67"> </text:span><text:span text:style-name="T62">- לא</text:span><text:span text:style-name="T67"> </text:span><text:span text:style-name="T62">מטמאה</text:span><text:span text:style-name="T67"> </text:span><text:span text:style-name="T62">עד</text:span><text:span text:style-name="T67"> </text:span><text:span text:style-name="T62">דאיכא</text:span><text:span text:style-name="T67"> </text:span><text:span text:style-name="T62">טפי</text:span><text:span text:style-name="T67"> </text:span><text:span text:style-name="T62">מכזית: עד</text:span><text:span text:style-name="T67"> </text:span><text:span text:style-name="T62">דאיכא</text:span><text:span text:style-name="T67"> </text:span><text:span text:style-name="T62">כביצה</text:span><text:span text:style-name="T26">)</text:span>?</text:p>
      <text:p text:style-name="P3"/>
      <text:p text:style-name="P3">(מעילה<text:span text:style-name="T1"> </text:span>יז,א)</text:p>
      <text:p text:style-name="P3">אמר<text:span text:style-name="T1"> </text:span>ליה: כי<text:span text:style-name="T1"> </text:span>קא<text:span text:style-name="T1"> </text:span>מקיש<text:span text:style-name="T1"> </text:span>רחמנא<text:span text:style-name="T1"> </text:span><text:span text:style-name="T26">(</text:span><text:span text:style-name="T62">בהמה</text:span><text:span text:style-name="T67"> </text:span><text:span text:style-name="T62">טמאה</text:span><text:span text:style-name="T67"> </text:span><text:span text:style-name="T62">וטהורה</text:span><text:span text:style-name="T67"> </text:span><text:span text:style-name="T62">לשרצים</text:span><text:span text:style-name="T26">)</text:span> - <text:span text:style-name="T26">(</text:span><text:span text:style-name="T62">לאו</text:span><text:span text:style-name="T67"> </text:span><text:span text:style-name="T62">לפלוגי</text:span><text:span text:style-name="T67"> </text:span><text:span text:style-name="T62">שיעורא</text:span><text:span text:style-name="T67"> </text:span><text:span text:style-name="T62">בין</text:span><text:span text:style-name="T67"> </text:span><text:span text:style-name="T62">נבילה</text:span><text:span text:style-name="T67"> </text:span><text:span text:style-name="T62">מובדלת</text:span><text:span text:style-name="T67"> </text:span><text:span text:style-name="T62">בין</text:span><text:span text:style-name="T67"> </text:span><text:span text:style-name="T62">לנבילה</text:span><text:span text:style-name="T67"> </text:span><text:span text:style-name="T62">שאינה</text:span><text:span text:style-name="T67"> </text:span><text:span text:style-name="T62">מובדלת, אלא</text:span><text:span text:style-name="T26">)</text:span> לבל<text:span text:style-name="T1"> </text:span>תשקצו<text:span text:style-name="T1"> </text:span><text:span text:style-name="T72">[</text:span><text:span text:style-name="T64">ויקרא</text:span><text:span text:style-name="T68"> </text:span><text:span text:style-name="T64">כה,כ:</text:span><text:span text:style-name="T72"> והבדלתם</text:span><text:span text:style-name="T67"> </text:span><text:span text:style-name="T72">בין</text:span><text:span text:style-name="T67"> </text:span><text:span text:style-name="T72">הבהמה</text:span><text:span text:style-name="T67"> </text:span><text:span text:style-name="T72">הטהרה</text:span><text:span text:style-name="T67"> </text:span><text:span text:style-name="T72">לטמאה</text:span><text:span text:style-name="T67"> </text:span><text:span text:style-name="T72">ובין</text:span><text:span text:style-name="T67"> </text:span><text:span text:style-name="T72">העוף</text:span><text:span text:style-name="T67"> </text:span><text:span text:style-name="T72">הטמא</text:span><text:span text:style-name="T67"> </text:span><text:span text:style-name="T72">לטהר</text:span><text:span text:style-name="T67"> </text:span><text:span text:style-name="T102">ולא</text:span><text:span text:style-name="T101"> </text:span><text:span text:style-name="T102">תשקצו</text:span><text:span text:style-name="T101"> </text:span><text:span text:style-name="T102">את</text:span><text:span text:style-name="T101"> </text:span><text:span text:style-name="T102">נפשתיכם</text:span><text:span text:style-name="T67"> </text:span><text:span text:style-name="T72">בבהמה</text:span><text:span text:style-name="T67"> </text:span><text:span text:style-name="T72">ובעוף</text:span><text:span text:style-name="T67"> </text:span><text:span text:style-name="T72">ובכל</text:span><text:span text:style-name="T67"> </text:span><text:span text:style-name="T72">אשר</text:span><text:span text:style-name="T67"> </text:span><text:span text:style-name="T72">תרמש</text:span><text:span text:style-name="T67"> </text:span><text:span text:style-name="T72">האדמה</text:span><text:span text:style-name="T67"> </text:span><text:span text:style-name="T72">אשר</text:span><text:span text:style-name="T67"> </text:span><text:span text:style-name="T72">הבדלתי</text:span><text:span text:style-name="T67"> </text:span><text:span text:style-name="T72">לכם</text:span><text:span text:style-name="T67"> </text:span><text:span text:style-name="T72">לטמא]</text:span> <text:span text:style-name="T26">(</text:span><text:span text:style-name="T62">וקא</text:span><text:span text:style-name="T67"> </text:span><text:span text:style-name="T62">משמע</text:span><text:span text:style-name="T67"> </text:span><text:span text:style-name="T62">לן</text:span><text:span text:style-name="T67"> </text:span><text:span text:style-name="T62">דאחת</text:span><text:span text:style-name="T67"> </text:span><text:span text:style-name="T62">נבלת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ואחת</text:span><text:span text:style-name="T67"> </text:span><text:span text:style-name="T62">נבלת</text:span><text:span text:style-name="T67"> </text:span><text:span text:style-name="T62">בהמה</text:span><text:span text:style-name="T67"> </text:span><text:span text:style-name="T62">טהורה</text:span><text:span text:style-name="T67"> </text:span><text:span text:style-name="T62">ואחד</text:span><text:span text:style-name="T67"> </text:span><text:span text:style-name="T62">שרצים</text:span><text:span text:style-name="T67"> </text:span><text:span text:style-name="T62">- מחייב</text:span><text:span text:style-name="T67"> </text:span><text:span text:style-name="T62">האוכלן</text:span><text:span text:style-name="T67"> </text:span><text:span text:style-name="T62">משום</text:span><text:span text:style-name="T67"> </text:span><text:span text:style-name="T62">בל</text:span><text:span text:style-name="T67"> </text:span><text:span text:style-name="T62">תשקצו</text:span><text:span text:style-name="T67"> </text:span><text:span text:style-name="T62">נמי, ולאפושי</text:span><text:span text:style-name="T67"> </text:span><text:span text:style-name="T62">לאו</text:span><text:span text:style-name="T67"> </text:span><text:span text:style-name="T62">בנבלת</text:span><text:span text:style-name="T67"> </text:span><text:span text:style-name="T62">בהמה</text:span><text:span text:style-name="T67"> </text:span><text:span text:style-name="T62">טמאה</text:span><text:span text:style-name="T67"> </text:span><text:span text:style-name="T62">לבד</text:span><text:span text:style-name="T67"> </text:span><text:span text:style-name="T62">מלאו</text:span><text:span text:style-name="T67"> </text:span><text:span text:style-name="T62">דנבלה: דאיכא</text:span><text:span text:style-name="T67"> </text:span><text:span text:style-name="T62">לאו</text:span><text:span text:style-name="T67"> </text:span><text:span text:style-name="T62">דלא</text:span><text:span text:style-name="T67"> </text:span><text:span text:style-name="T62">תשקצו</text:span><text:span text:style-name="T67"> </text:span><text:span text:style-name="T62">ולאו</text:span><text:span text:style-name="T67"> </text:span><text:span text:style-name="T62">דבהמה</text:span><text:span text:style-name="T67"> </text:span><text:span text:style-name="T62">טמאה</text:span><text:span text:style-name="T26">)</text:span>, אבל<text:span text:style-name="T1"> </text:span>לשיעורין<text:span text:style-name="T1"> – </text:span>לא.</text:p>
      <text:p text:style-name="P3"/>
      <text:p text:style-name="P3">משנה:</text:p>
      <text:p text:style-name="P3">דם<text:span text:style-name="T1"> </text:span>השרץ<text:span text:style-name="T1"> </text:span>והבשר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6">(</text:span><text:span text:style-name="T62">לכעדשה</text:span><text:span text:style-name="T67"> </text:span><text:span text:style-name="T62">לטמא</text:span><text:span text:style-name="T26">)</text:span>; </text:p>
      <text:p text:style-name="P3">כלל<text:span text:style-name="T1"> </text:span>אמר<text:span text:style-name="T1"> </text:span>רבי<text:span text:style-name="T1"> </text:span>יהושע: כל<text:span text:style-name="T1"> </text:span>שטומאתו<text:span text:style-name="T1"> </text:span>ושיעורו<text:span text:style-name="T1"> </text:span>שוין<text:span text:style-name="T1"> </text:span><text:span text:style-name="T26">(</text:span><text:span text:style-name="T62">כגון: נבלה</text:span><text:span text:style-name="T67"> </text:span><text:span text:style-name="T62">ונבלה, או</text:span><text:span text:style-name="T67"> </text:span><text:span text:style-name="T62">חולד</text:span><text:span text:style-name="T67"> </text:span><text:span text:style-name="T62">ועכבר</text:span><text:span text:style-name="T26">)</text:span> – מצטרפין; טומאתו<text:span text:style-name="T1"> </text:span>ולא<text:span text:style-name="T1"> </text:span>שיעורו<text:span text:style-name="T1"> </text:span><text:span text:style-name="T26">(</text:span><text:span text:style-name="T62">כגון: שרץ</text:span><text:span text:style-name="T67"> </text:span><text:span text:style-name="T62">ונבלה, דטומאתן</text:span><text:span text:style-name="T67"> </text:span><text:span text:style-name="T62">שוה: דשניהן</text:span><text:span text:style-name="T67"> </text:span><text:span text:style-name="T62">הויין</text:span><text:span text:style-name="T67"> </text:span><text:span text:style-name="T62">טומאת</text:span><text:span text:style-name="T67"> </text:span><text:span text:style-name="T62">ערב, ולא</text:span><text:span text:style-name="T67"> </text:span><text:span text:style-name="T62">שיעורו: דנבלה</text:span><text:span text:style-name="T67"> </text:span><text:span text:style-name="T62">- שיעור</text:span><text:span text:style-name="T67"> </text:span><text:span text:style-name="T62">טומאתה</text:span><text:span text:style-name="T67"> </text:span><text:span text:style-name="T62">בכזית, ושרץ</text:span><text:span text:style-name="T67"> </text:span><text:span text:style-name="T62">בכעדשה</text:span><text:span text:style-name="T26">)</text:span>, שיעורו<text:span text:style-name="T1"> </text:span>ולא<text:span text:style-name="T1"> </text:span>טומאתו<text:span text:style-name="T1"> </text:span><text:span text:style-name="T26">(</text:span><text:span text:style-name="T62">כגון</text:span><text:span text:style-name="T67"> </text:span><text:span text:style-name="T62">נבלה</text:span><text:span text:style-name="T67"> </text:span><text:span text:style-name="T62">ומת: תרוייהו</text:span><text:span text:style-name="T67"> </text:span><text:span text:style-name="T62">מטמאין</text:span><text:span text:style-name="T67"> </text:span><text:span text:style-name="T62">בכזית; מת</text:span><text:span text:style-name="T67"> </text:span><text:span text:style-name="T62">הויא</text:span><text:span text:style-name="T67"> </text:span><text:span text:style-name="T62">טומאתו</text:span><text:span text:style-name="T67"> </text:span><text:span text:style-name="T62">שבעה, ונבלה</text:span><text:span text:style-name="T67"> </text:span><text:span text:style-name="T62">לא</text:span><text:span text:style-name="T67"> </text:span><text:span text:style-name="T62">הויא</text:span><text:span text:style-name="T67"> </text:span><text:span text:style-name="T62">אלא</text:span><text:span text:style-name="T67"> </text:span><text:span text:style-name="T62">טומאת</text:span><text:span text:style-name="T67"> </text:span><text:span text:style-name="T62">ערב</text:span><text:span text:style-name="T26">)</text:span>, לא<text:span text:style-name="T1"> </text:span>טומאתו<text:span text:style-name="T1"> </text:span>ולא<text:span text:style-name="T1"> </text:span>שיעורו<text:span text:style-name="T1"> </text:span><text:span text:style-name="T26">(</text:span><text:span text:style-name="T62">כגון</text:span><text:span text:style-name="T67"> </text:span><text:span text:style-name="T62">מת</text:span><text:span text:style-name="T67"> </text:span><text:span text:style-name="T62">ושרץ: דשרץ</text:span><text:span text:style-name="T67"> </text:span><text:span text:style-name="T62">שיעורו</text:span><text:span text:style-name="T67"> </text:span><text:span text:style-name="T62">בכעדשה</text:span><text:span text:style-name="T67"> </text:span><text:span text:style-name="T62">וטומאתו</text:span><text:span text:style-name="T67"> </text:span><text:span text:style-name="T62">עד</text:span><text:span text:style-name="T67"> </text:span><text:span text:style-name="T62">הערב, ומת</text:span><text:span text:style-name="T67"> </text:span><text:span text:style-name="T62">שיעורו</text:span><text:span text:style-name="T67"> </text:span><text:span text:style-name="T62">בכזית</text:span><text:span text:style-name="T67"> </text:span><text:span text:style-name="T62">וטומאתו</text:span><text:span text:style-name="T67"> </text:span><text:span text:style-name="T62">שבעה</text:span><text:span text:style-name="T26">)</text:span> - אין<text:span text:style-name="T1"> </text:span>מצטרפין.</text:p>
      <text:p text:style-name="P3"/>
      <text:p text:style-name="P3">גמרא:</text:p>
      <text:p text:style-name="P3">אמר<text:span text:style-name="T1"> </text:span>רב<text:span text:style-name="T1"> </text:span>חנין<text:span text:style-name="T1"> </text:span>אמר<text:span text:style-name="T1"> </text:span>רב<text:span text:style-name="T1"> </text:span>זעירא, וכן<text:span text:style-name="T1"> </text:span>אמר<text:span text:style-name="T1"> </text:span>רבי<text:span text:style-name="T1"> </text:span>יוסי<text:span text:style-name="T1"> </text:span>בר<text:span text:style-name="T1"> </text:span>רבי<text:span text:style-name="T1"> </text:span>חנינא: <text:span text:style-name="T72">[</text:span><text:span text:style-name="T64">ויקרא</text:span><text:span text:style-name="T68"> </text:span><text:span text:style-name="T64">יא,לא:</text:span><text:span text:style-name="T72"> אלה</text:span><text:span text:style-name="T67"> </text:span><text:span text:style-name="T72">הטמאים</text:span><text:span text:style-name="T67"> </text:span><text:span text:style-name="T72">לכם</text:span><text:span text:style-name="T67"> </text:span><text:span text:style-name="T72">בכל</text:span><text:span text:style-name="T67"> </text:span><text:span text:style-name="T72">השרץ</text:span><text:span text:style-name="T67"> </text:span><text:span text:style-name="T72">כל</text:span><text:span text:style-name="T67"> </text:span><text:span text:style-name="T72">הנגע</text:span><text:span text:style-name="T67"> </text:span><text:span text:style-name="T72">בהם</text:span><text:span text:style-name="T67"> </text:span><text:span text:style-name="T72">במתם</text:span><text:span text:style-name="T67"> </text:span><text:span text:style-name="T72">יטמא</text:span><text:span text:style-name="T67"> </text:span><text:span text:style-name="T72">עד</text:span><text:span text:style-name="T67"> </text:span><text:span text:style-name="T72">הערב]</text:span> 'הטמאין' <text:span text:style-name="T26">(</text:span><text:span text:style-name="T62">ה"א</text:span><text:span text:style-name="T67"> </text:span><text:span text:style-name="T62">יתירא</text:span><text:span text:style-name="T26">)</text:span> - מלמד<text:span text:style-name="T1"> </text:span>שהן<text:span text:style-name="T1"> </text:span>מצטרפין, ואפילו<text:span text:style-name="T1"> </text:span>שרץ<text:span text:style-name="T1"> </text:span>ושרץ, שרץ<text:span text:style-name="T1"> </text:span>ודם, בין<text:span text:style-name="T1"> </text:span>משם<text:span text:style-name="T1"> </text:span>אחד<text:span text:style-name="T1"> </text:span>בין<text:span text:style-name="T1"> </text:span>משני<text:span text:style-name="T1"> </text:span>שמות<text:span text:style-name="T1"> </text:span><text:span text:style-name="T26">(</text:span><text:span text:style-name="T62">כלומר: כחצי</text:span><text:span text:style-name="T67"> </text:span><text:span text:style-name="T62">שיעור</text:span><text:span text:style-name="T67"> </text:span><text:span text:style-name="T62">משרץ</text:span><text:span text:style-name="T67"> </text:span><text:span text:style-name="T62">זה</text:span><text:span text:style-name="T67"> </text:span><text:span text:style-name="T62">וכחצי</text:span><text:span text:style-name="T67"> </text:span><text:span text:style-name="T62">שיעור</text:span><text:span text:style-name="T67"> </text:span><text:span text:style-name="T62">משרץ</text:span><text:span text:style-name="T67"> </text:span><text:span text:style-name="T62">אחר</text:span><text:span text:style-name="T67"> </text:span><text:span text:style-name="T62">מצטרפין, חצי</text:span><text:span text:style-name="T67"> </text:span><text:span text:style-name="T62">שיעור</text:span><text:span text:style-name="T67"> </text:span><text:span text:style-name="T62">מחולד</text:span><text:span text:style-name="T67"> </text:span><text:span text:style-name="T62">וחצי</text:span><text:span text:style-name="T67"> </text:span><text:span text:style-name="T62">שיעור</text:span><text:span text:style-name="T67"> </text:span><text:span text:style-name="T62">מעכבר</text:span><text:span text:style-name="T67"> </text:span><text:span text:style-name="T62">מצטרפין, והא</text:span><text:span text:style-name="T67"> </text:span><text:span text:style-name="T62">דקתני</text:span><text:span text:style-name="T67"> </text:span><text:span text:style-name="T62">'</text:span><text:span text:style-name="T84">דם</text:span><text:span text:style-name="T86"> </text:span><text:span text:style-name="T84">השרץ</text:span><text:span text:style-name="T86"> </text:span><text:span text:style-name="T84">והבשר</text:span><text:span text:style-name="T86"> </text:span><text:span text:style-name="T84">מצטרפין</text:span><text:span text:style-name="T62">' - דוקא</text:span><text:span text:style-name="T67"> </text:span><text:span text:style-name="T62">בשרו</text:span><text:span text:style-name="T67"> </text:span><text:span text:style-name="T62">של</text:span><text:span text:style-name="T67"> </text:span><text:span text:style-name="T62">אותו</text:span><text:span text:style-name="T67"> </text:span><text:span text:style-name="T62">שרץ</text:span><text:span text:style-name="T67"> </text:span><text:span text:style-name="T62">עצמו</text:span><text:span text:style-name="T67"> </text:span><text:span text:style-name="T62">שפירש</text:span><text:span text:style-name="T67"> </text:span><text:span text:style-name="T62">ממנו</text:span><text:span text:style-name="T67"> </text:span><text:span text:style-name="T62">הדם, דהוי</text:span><text:span text:style-name="T67"> </text:span><text:span text:style-name="T62">דם</text:span><text:span text:style-name="T67"> </text:span><text:span text:style-name="T62">ובשר</text:span><text:span text:style-name="T67"> </text:span><text:span text:style-name="T62">משרץ</text:span><text:span text:style-name="T67"> </text:span><text:span text:style-name="T62">אחד, ולא</text:span><text:span text:style-name="T67"> </text:span><text:span text:style-name="T62">שהדם</text:span><text:span text:style-name="T67"> </text:span><text:span text:style-name="T62">משרץ</text:span><text:span text:style-name="T67"> </text:span><text:span text:style-name="T62">אחד</text:span><text:span text:style-name="T67"> </text:span><text:span text:style-name="T62">והבשר</text:span><text:span text:style-name="T67"> </text:span><text:span text:style-name="T62">משרץ</text:span><text:span text:style-name="T67"> </text:span><text:span text:style-name="T62">אחר; </text:span><text:span text:style-name="T100">אבל</text:span><text:span text:style-name="T101"> </text:span><text:span text:style-name="T100">אי</text:span><text:span text:style-name="T101"> </text:span><text:span text:style-name="T100">אתו</text:span><text:span text:style-name="T101"> </text:span><text:span text:style-name="T100">משני</text:span><text:span text:style-name="T101"> </text:span><text:span text:style-name="T100">שרצים</text:span><text:span text:style-name="T101"> </text:span><text:span text:style-name="T100">- לא</text:span><text:span text:style-name="T101"> </text:span><text:span text:style-name="T100">מצטרף</text:span><text:span text:style-name="T62">, וקשיא</text:span><text:span text:style-name="T67"> </text:span><text:span text:style-name="T62">לרבי</text:span><text:span text:style-name="T67"> </text:span><text:span text:style-name="T62">יוחנן</text:span><text:span text:style-name="T26">)</text:span>!?</text:p>
      <text:p text:style-name="P3">אמר<text:span text:style-name="T1"> </text:span>רב<text:span text:style-name="T1"> </text:span>יוסף: לא<text:span text:style-name="T1"> </text:span>קשיא: כאן<text:span text:style-name="T1"> </text:span>בכולו<text:span text:style-name="T1"> </text:span>כאן<text:span text:style-name="T1"> </text:span>במקצתו<text:span text:style-name="T1"> </text:span><text:span text:style-name="T26">(</text:span><text:span text:style-name="T62">אי</text:span><text:span text:style-name="T67"> </text:span><text:span text:style-name="T62">הוו</text:span><text:span text:style-name="T67"> </text:span><text:span text:style-name="T62">שרצים</text:span><text:span text:style-name="T67"> </text:span><text:span text:style-name="T62">כולן</text:span><text:span text:style-name="T67"> </text:span><text:span text:style-name="T62">שלימין, בין</text:span><text:span text:style-name="T67"> </text:span><text:span text:style-name="T62">משם</text:span><text:span text:style-name="T67"> </text:span><text:span text:style-name="T62">אחד</text:span><text:span text:style-name="T67"> </text:span><text:span text:style-name="T62">בין</text:span><text:span text:style-name="T67"> </text:span><text:span text:style-name="T62">משני</text:span><text:span text:style-name="T67"> </text:span><text:span text:style-name="T62">שמות, ופירש</text:span><text:span text:style-name="T67"> </text:span><text:span text:style-name="T62">חצי</text:span><text:span text:style-name="T67"> </text:span><text:span text:style-name="T62">שיעור</text:span><text:span text:style-name="T67"> </text:span><text:span text:style-name="T62">מזה</text:span><text:span text:style-name="T67"> </text:span><text:span text:style-name="T62">וחצי</text:span><text:span text:style-name="T67"> </text:span><text:span text:style-name="T62">שיעור</text:span><text:span text:style-name="T67"> </text:span><text:span text:style-name="T62">מזה, או</text:span><text:span text:style-name="T67"> </text:span><text:span text:style-name="T62">מזה</text:span><text:span text:style-name="T67"> </text:span><text:span text:style-name="T62">דם</text:span><text:span text:style-name="T67"> </text:span><text:span text:style-name="T62">ומזה</text:span><text:span text:style-name="T67"> </text:span><text:span text:style-name="T62">בשר, כיון</text:span><text:span text:style-name="T67"> </text:span><text:span text:style-name="T62">דאתו</text:span><text:span text:style-name="T67"> </text:span><text:span text:style-name="T62">ממקום</text:span><text:span text:style-name="T67"> </text:span><text:span text:style-name="T62">חשוב: דתרווייהו</text:span><text:span text:style-name="T67"> </text:span><text:span text:style-name="T62">שרצים</text:span><text:span text:style-name="T67"> </text:span><text:span text:style-name="T62">שלימין</text:span><text:span text:style-name="T67"> </text:span><text:span text:style-name="T62">נינהו, וחשיבי</text:span><text:span text:style-name="T67"> – </text:span><text:span text:style-name="T62">מצטרפין; והא</text:span><text:span text:style-name="T67"> </text:span><text:span text:style-name="T62">דאמר</text:span><text:span text:style-name="T67"> </text:span><text:span text:style-name="T62">רבי</text:span><text:span text:style-name="T67"> </text:span><text:span text:style-name="T62">חנין</text:span><text:span text:style-name="T67"> </text:span><text:span text:style-name="T62">וכו' - היינו</text:span><text:span text:style-name="T67"> </text:span><text:span text:style-name="T62">במקצתן: דלא</text:span><text:span text:style-name="T67"> </text:span><text:span text:style-name="T62">הוו</text:span><text:span text:style-name="T67"> </text:span><text:span text:style-name="T62">השרצים</text:span><text:span text:style-name="T67"> </text:span><text:span text:style-name="T62">שלימין, אלא</text:span><text:span text:style-name="T67"> </text:span><text:span text:style-name="T62">מקצתו</text:span><text:span text:style-name="T67"> </text:span><text:span text:style-name="T62">של</text:span><text:span text:style-name="T67"> </text:span><text:span text:style-name="T62">כל</text:span><text:span text:style-name="T67"> </text:span><text:span text:style-name="T62">אחד</text:span><text:span text:style-name="T67"> </text:span><text:span text:style-name="T62">ואחד</text:span><text:span text:style-name="T67"> </text:span><text:span text:style-name="T62">מונח</text:span><text:span text:style-name="T67"> </text:span><text:span text:style-name="T62">בכאן, ופירש</text:span><text:span text:style-name="T67"> </text:span><text:span text:style-name="T62">דם</text:span><text:span text:style-name="T67"> </text:span><text:span text:style-name="T62">מזה</text:span><text:span text:style-name="T67"> </text:span><text:span text:style-name="T62">ובשר</text:span><text:span text:style-name="T67"> </text:span><text:span text:style-name="T62">מזה: הואיל</text:span><text:span text:style-name="T67"> </text:span><text:span text:style-name="T62">ולא</text:span><text:span text:style-name="T67"> </text:span><text:span text:style-name="T62">אתו</text:span><text:span text:style-name="T67"> </text:span><text:span text:style-name="T62">משרצים</text:span><text:span text:style-name="T67"> </text:span><text:span text:style-name="T62">שלימין</text:span><text:span text:style-name="T67"> </text:span><text:span text:style-name="T62">לא</text:span><text:span text:style-name="T67"> </text:span><text:span text:style-name="T62">חשיבי, ולא</text:span><text:span text:style-name="T67"> </text:span><text:span text:style-name="T62">מצטרפי</text:span><text:span text:style-name="T67"> </text:span><text:span text:style-name="T62">הדם</text:span><text:span text:style-name="T67"> </text:span><text:span text:style-name="T62">עם</text:span><text:span text:style-name="T67"> </text:span><text:span text:style-name="T62">הבשר</text:span><text:span text:style-name="T67"> </text:span><text:span text:style-name="T62">אלא</text:span><text:span text:style-name="T67"> </text:span><text:span text:style-name="T62">עם</text:span><text:span text:style-name="T67"> </text:span><text:span text:style-name="T62">בשר</text:span><text:span text:style-name="T67"> </text:span><text:span text:style-name="T62">אותו</text:span><text:span text:style-name="T67"> </text:span><text:span text:style-name="T62">שרץ</text:span><text:span text:style-name="T67"> </text:span><text:span text:style-name="T62">שפירש</text:span><text:span text:style-name="T67"> </text:span><text:span text:style-name="T62">ממנו</text:span><text:span text:style-name="T67"> </text:span><text:span text:style-name="T62">הדם</text:span><text:span text:style-name="T26">)</text:span>; ומנא<text:span text:style-name="T1"> </text:span>תימרא<text:span text:style-name="T1"> </text:span><text:span text:style-name="T26">(</text:span><text:span text:style-name="T62">דשני</text:span><text:span text:style-name="T67"> </text:span><text:span text:style-name="T62">לן</text:span><text:span text:style-name="T67"> </text:span><text:span text:style-name="T62">בין</text:span><text:span text:style-name="T67"> </text:span><text:span text:style-name="T62">כולו</text:span><text:span text:style-name="T67"> </text:span><text:span text:style-name="T62">למקצתו</text:span><text:span text:style-name="T26">)</text:span>? מדתניא: 'נשפך<text:span text:style-name="T1"> </text:span><text:span text:style-name="T26">(</text:span><text:span text:style-name="T62">רביעית</text:span><text:span text:style-name="T67"> </text:span><text:span text:style-name="T62">דם</text:span><text:span text:style-name="T67"> </text:span><text:span text:style-name="T62">שלימה</text:span><text:span text:style-name="T26">)</text:span> על<text:span text:style-name="T1"> </text:span>הרצפה<text:span text:style-name="T1"> </text:span><text:span text:style-name="T26">(</text:span><text:span text:style-name="T62">ולהכי</text:span><text:span text:style-name="T67"> </text:span><text:span text:style-name="T62">נקט</text:span><text:span text:style-name="T67"> </text:span><text:span text:style-name="T62">'רצפה' שהרצפה</text:span><text:span text:style-name="T67"> </text:span><text:span text:style-name="T62">היתה</text:span><text:span text:style-name="T67"> </text:span><text:span text:style-name="T62">חלקה</text:span><text:span text:style-name="T26">)</text:span> והיה<text:span text:style-name="T1"> </text:span>מקומה<text:span text:style-name="T1"> </text:span>קטפרס<text:span text:style-name="T1"> </text:span><text:span text:style-name="T26">(</text:span><text:span text:style-name="T62">דהויא</text:span><text:span text:style-name="T67"> </text:span><text:span text:style-name="T62">כמדרון</text:span><text:span text:style-name="T67"> </text:span><text:span text:style-name="T62">ונתפשט</text:span><text:span text:style-name="T67"> </text:span><text:span text:style-name="T62">הדם</text:span><text:span text:style-name="T26">)</text:span>, איהל<text:span text:style-name="T1"> </text:span>על<text:span text:style-name="T1"> </text:span>מקצתו<text:span text:style-name="T1"> </text:span><text:span text:style-name="T26">(</text:span><text:span text:style-name="T62">של</text:span><text:span text:style-name="T67"> </text:span><text:span text:style-name="T62">רביעית</text:span><text:span text:style-name="T67"> </text:span><text:span text:style-name="T62">דם, כגון</text:span><text:span text:style-name="T67"> </text:span><text:span text:style-name="T62">ששחה</text:span><text:span text:style-name="T67"> </text:span><text:span text:style-name="T62">על</text:span><text:span text:style-name="T67"> </text:span><text:span text:style-name="T62">מקצתו</text:span><text:span text:style-name="T26">)</text:span> – טהור<text:span text:style-name="T1"> </text:span><text:span text:style-name="T26">(</text:span><text:span text:style-name="T62">משום</text:span><text:span text:style-name="T67"> </text:span><text:span text:style-name="T62">דלא</text:span><text:span text:style-name="T67"> </text:span><text:span text:style-name="T62">איהל</text:span><text:span text:style-name="T67"> </text:span><text:span text:style-name="T62">על</text:span><text:span text:style-name="T67"> </text:span><text:span text:style-name="T62">כל</text:span><text:span text:style-name="T67"> </text:span><text:span text:style-name="T62">השיעור</text:span><text:span text:style-name="T26">)</text:span>, איהל<text:span text:style-name="T1"> </text:span>על<text:span text:style-name="T1"> </text:span>כולו<text:span text:style-name="T1"> </text:span><text:span text:style-name="T26">(</text:span><text:span text:style-name="T62">על</text:span><text:span text:style-name="T67"> </text:span><text:span text:style-name="T62">הרביעית</text:span><text:span text:style-name="T67"> </text:span><text:span text:style-name="T62">של</text:span><text:span text:style-name="T67"> </text:span><text:span text:style-name="T62">דם</text:span><text:span text:style-name="T67"> </text:span><text:span text:style-name="T62">טמא</text:span><text:span text:style-name="T26">)</text:span> – טמא' מאי<text:span text:style-name="T1"> </text:span>מקצתו?: אילימא<text:span text:style-name="T1"> </text:span>מקצת<text:span text:style-name="T1"> </text:span>דם<text:span text:style-name="T1"> </text:span>- והא<text:span text:style-name="T1"> </text:span>אמר<text:span text:style-name="T1"> </text:span>רבי<text:span text:style-name="T1"> </text:span>חנינא<text:span text:style-name="T1"> </text:span>אמר<text:span text:style-name="T1"> </text:span>רבי: רביעית<text:span text:style-name="T1"> </text:span>דם<text:span text:style-name="T1"> </text:span>שהגיס<text:span text:style-name="T1"> </text:span>בה<text:span text:style-name="T1"> </text:span><text:span text:style-name="T26">(</text:span><text:span text:style-name="T62">שהפך</text:span><text:span text:style-name="T67"> </text:span><text:span text:style-name="T62">בה</text:span><text:span text:style-name="T67"> </text:span><text:span text:style-name="T62">בכוש</text:span><text:span text:style-name="T67"> </text:span><text:span text:style-name="T62">או</text:span><text:span text:style-name="T67"> </text:span><text:span text:style-name="T62">בכרכר</text:span><text:span text:style-name="T26">)</text:span> טהורה<text:span text:style-name="T1"> </text:span><text:span text:style-name="T26">(</text:span><text:span text:style-name="T62">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כי</text:span><text:span text:style-name="T67"> </text:span><text:span text:style-name="T62">הגיס</text:span><text:span text:style-name="T67"> </text:span><text:span text:style-name="T62">בה</text:span><text:span text:style-name="T67"> </text:span><text:span text:style-name="T62">אי</text:span><text:span text:style-name="T67"> </text:span><text:span text:style-name="T62">אפשר</text:span><text:span text:style-name="T67"> </text:span><text:span text:style-name="T62">שלא</text:span><text:span text:style-name="T67"> </text:span><text:span text:style-name="T62">יאהיל</text:span><text:span text:style-name="T67"> </text:span><text:span text:style-name="T62">על</text:span><text:span text:style-name="T67"> </text:span><text:span text:style-name="T62">כולו</text:span><text:span text:style-name="T67"> </text:span><text:span text:style-name="T62">- קתני</text:span><text:span text:style-name="T67"> </text:span><text:span text:style-name="T62">'טהור</text:span><text:span text:style-name="T67"> </text:span><text:span text:style-name="T62">אותו</text:span><text:span text:style-name="T67"> </text:span><text:span text:style-name="T62">המגיס</text:span><text:span text:style-name="T67"> </text:span><text:span text:style-name="T62">בו' - ואמאי</text:span><text:span text:style-name="T67"> </text:span><text:span text:style-name="T62">קתני</text:span><text:span text:style-name="T67"> </text:span><text:span text:style-name="T62">אידך</text:span><text:span text:style-name="T67"> </text:span><text:span text:style-name="T62">ברייתא</text:span><text:span text:style-name="T67"> </text:span><text:span text:style-name="T62">'איהל</text:span><text:span text:style-name="T67"> </text:span><text:span text:style-name="T62">על</text:span><text:span text:style-name="T67"> </text:span><text:span text:style-name="T62">כולו</text:span><text:span text:style-name="T67"> </text:span><text:span text:style-name="T62">טמא'</text:span><text:span text:style-name="T26">)</text:span>?! אלא<text:span text:style-name="T1"> </text:span>לאו<text:span text:style-name="T1"> </text:span>שמע<text:span text:style-name="T1"> </text:span>מינה<text:span text:style-name="T1"> </text:span>כאן<text:span text:style-name="T1"> </text:span>בכולו<text:span text:style-name="T1"> </text:span>כאן<text:span text:style-name="T1"> </text:span>במקצתו? <text:span text:style-name="T26">(</text:span><text:span text:style-name="T62">דהאי</text:span><text:span text:style-name="T67"> </text:span><text:span text:style-name="T62">דקתני</text:span><text:span text:style-name="T67"> </text:span><text:span text:style-name="T62">'איהל</text:span><text:span text:style-name="T67"> </text:span><text:span text:style-name="T62">על</text:span><text:span text:style-name="T67"> </text:span><text:span text:style-name="T62">כולו' טמא</text:span><text:span text:style-name="T67"> </text:span><text:span text:style-name="T62">- היינו</text:span><text:span text:style-name="T67"> </text:span><text:span text:style-name="T62">היכא</text:span><text:span text:style-name="T67"> </text:span><text:span text:style-name="T62">דאתי</text:span><text:span text:style-name="T67"> </text:span><text:span text:style-name="T62">האי</text:span><text:span text:style-name="T67"> </text:span><text:span text:style-name="T62">רביעית</text:span><text:span text:style-name="T67"> </text:span><text:span text:style-name="T62">דם</text:span><text:span text:style-name="T67"> </text:span><text:span text:style-name="T62">ממת</text:span><text:span text:style-name="T67"> </text:span><text:span text:style-name="T62">שלם, ולהכי</text:span><text:span text:style-name="T67"> </text:span><text:span text:style-name="T62">חשיב</text:span><text:span text:style-name="T67"> </text:span><text:span text:style-name="T62">דמטמא</text:span><text:span text:style-name="T67"> </text:span><text:span text:style-name="T62">באהל; והא</text:span><text:span text:style-name="T67"> </text:span><text:span text:style-name="T62">דקתני</text:span><text:span text:style-name="T67"> </text:span><text:span text:style-name="T62">שהגיס</text:span><text:span text:style-name="T67"> </text:span><text:span text:style-name="T62">בה</text:span><text:span text:style-name="T67"> </text:span><text:span text:style-name="T62">טהור</text:span><text:span text:style-name="T67"> </text:span><text:span text:style-name="T62">- היינו</text:span><text:span text:style-name="T67"> </text:span><text:span text:style-name="T62">היכא</text:span><text:span text:style-name="T67"> </text:span><text:span text:style-name="T62">דלא</text:span><text:span text:style-name="T67"> </text:span><text:span text:style-name="T62">בא</text:span><text:span text:style-name="T67"> </text:span><text:span text:style-name="T62">רביעית</text:span><text:span text:style-name="T67"> </text:span><text:span text:style-name="T62">זה</text:span><text:span text:style-name="T67"> </text:span><text:span text:style-name="T62">ממת</text:span><text:span text:style-name="T67"> </text:span><text:span text:style-name="T62">שלם, אלא</text:span><text:span text:style-name="T67"> </text:span><text:span text:style-name="T62">שיצא</text:span><text:span text:style-name="T67"> </text:span><text:span text:style-name="T62">ממקצתו</text:span><text:span text:style-name="T67"> </text:span><text:span text:style-name="T62">שהיה</text:span><text:span text:style-name="T67"> </text:span><text:span text:style-name="T62">מונח</text:span><text:span text:style-name="T67"> </text:span><text:span text:style-name="T62">שם</text:span><text:span text:style-name="T67"> </text:span><text:span text:style-name="T62">מקצת</text:span><text:span text:style-name="T67"> </text:span><text:span text:style-name="T62">מת</text:span><text:span text:style-name="T67"> </text:span><text:span text:style-name="T62">ופירש</text:span><text:span text:style-name="T67"> </text:span><text:span text:style-name="T62">ממנו</text:span><text:span text:style-name="T67"> </text:span><text:span text:style-name="T62">אותו</text:span><text:span text:style-name="T67"> </text:span><text:span text:style-name="T62">דם: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אית</text:span><text:span text:style-name="T67"> </text:span><text:span text:style-name="T62">ביה</text:span><text:span text:style-name="T67"> </text:span><text:span text:style-name="T62">רביעית, הואיל</text:span><text:span text:style-name="T67"> </text:span><text:span text:style-name="T62">ואינו</text:span><text:span text:style-name="T67"> </text:span><text:span text:style-name="T62">בא</text:span><text:span text:style-name="T67"> </text:span><text:span text:style-name="T62">ממת</text:span><text:span text:style-name="T67"> </text:span><text:span text:style-name="T62">שלם</text:span><text:span text:style-name="T67"> </text:span><text:span text:style-name="T62">- לא</text:span><text:span text:style-name="T67"> </text:span><text:span text:style-name="T62">חשיב, ואינו</text:span><text:span text:style-name="T67"> </text:span><text:span text:style-name="T62">מטמא</text:span><text:span text:style-name="T67"> </text:span><text:span text:style-name="T62">באהל; וכן</text:span><text:span text:style-name="T67"> </text:span><text:span text:style-name="T62">אמר</text:span><text:span text:style-name="T67"> </text:span><text:span text:style-name="T62">רבי</text:span><text:span text:style-name="T26">)</text:span> - שמע<text:span text:style-name="T1"> </text:span>מינה.<text:span text:style-name="T62"> </text:span></text:p>
      <text:p text:style-name="P26"/>
      <text:p text:style-name="P3">שאל<text:span text:style-name="T1"> </text:span>רבי<text:span text:style-name="T1"> </text:span>מתיא<text:span text:style-name="T1"> </text:span>בן<text:span text:style-name="T1"> </text:span>חרש<text:span text:style-name="T1"> </text:span>את<text:span text:style-name="T1"> </text:span>רבי<text:span text:style-name="T1"> </text:span>שמעון<text:span text:style-name="T1"> </text:span>בן<text:span text:style-name="T1"> </text:span>יוחאי<text:span text:style-name="T1"> </text:span>בעיר<text:span text:style-name="T1"> </text:span>רומי: מנין<text:span text:style-name="T1"> </text:span>לדם<text:span text:style-name="T1"> </text:span>שרצים<text:span text:style-name="T1"> </text:span>שהוא<text:span text:style-name="T1"> </text:span>טמא?</text:p>
      <text:p text:style-name="P3">אמר<text:span text:style-name="T1"> </text:span>ליה: דאמר<text:span text:style-name="T1"> </text:span>קרא: <text:span text:style-name="T64">(ויקרא</text:span><text:span text:style-name="T68"> </text:span><text:span text:style-name="T64">יא,כט)</text:span><text:span text:style-name="T31"> וזה</text:span><text:span text:style-name="T1"> </text:span><text:span text:style-name="T31">לכם</text:span><text:span text:style-name="T1"> </text:span><text:span text:style-name="T31">הטמא</text:span><text:span text:style-name="T1"> </text:span><text:span text:style-name="T32">[</text:span><text:span text:style-name="T25">ב</text:span><text:span text:style-name="T32">שרץ</text:span><text:span text:style-name="T2"> </text:span><text:span text:style-name="T32">השרץ</text:span><text:span text:style-name="T2"> </text:span><text:span text:style-name="T32">על</text:span><text:span text:style-name="T2"> </text:span><text:span text:style-name="T32">הארץ</text:span><text:span text:style-name="T2"> </text:span><text:span text:style-name="T32">החלד</text:span><text:span text:style-name="T2"> </text:span><text:span text:style-name="T32">והעכבר</text:span><text:span text:style-name="T2"> </text:span><text:span text:style-name="T32">והצב</text:span><text:span text:style-name="T2"> </text:span><text:span text:style-name="T32">למינהו]</text:span> <text:span text:style-name="T26">(</text:span><text:span text:style-name="T62">והאי</text:span><text:span text:style-name="T67"> </text:span><text:span text:style-name="T62">קרא</text:span><text:span text:style-name="T67"> </text:span><text:span text:style-name="T62">מיותר</text:span><text:span text:style-name="T67"> </text:span><text:span text:style-name="T62">הוא</text:span><text:span text:style-name="T67"> </text:span><text:span text:style-name="T62">לדרשא, למידרש</text:span><text:span text:style-name="T67"> </text:span><text:span text:style-name="T62">ביה</text:span><text:span text:style-name="T67"> </text:span><text:span text:style-name="T62">הכי; דהא</text:span><text:span text:style-name="T67"> </text:span><text:span text:style-name="T62">כתיב</text:span><text:span text:style-name="T67"> </text:span><text:span text:style-name="T62">קרא</text:span><text:span text:style-name="T67"> </text:span><text:span text:style-name="T62">אחרינא</text:span><text:span text:style-name="T67"> </text:span><text:span text:style-name="T64">(ויקרא</text:span><text:span text:style-name="T68"> </text:span><text:span text:style-name="T64">יא,לא)</text:span><text:span text:style-name="T72"> אלא</text:span><text:span text:style-name="T67"> </text:span><text:span text:style-name="T72">הטמאים</text:span><text:span text:style-name="T67"> </text:span><text:span text:style-name="T72">לכם</text:span><text:span text:style-name="T67"> </text:span><text:span text:style-name="T73">[לכם</text:span><text:span text:style-name="T69"> </text:span><text:span text:style-name="T73">בכל</text:span><text:span text:style-name="T69"> </text:span><text:span text:style-name="T73">השרץ</text:span><text:span text:style-name="T69"> </text:span><text:span text:style-name="T73">כל</text:span><text:span text:style-name="T69"> </text:span><text:span text:style-name="T73">הנגע</text:span><text:span text:style-name="T69"> </text:span><text:span text:style-name="T73">בהם</text:span><text:span text:style-name="T69"> </text:span><text:span text:style-name="T73">במתם</text:span><text:span text:style-name="T69"> </text:span><text:span text:style-name="T73">יטמא</text:span><text:span text:style-name="T69"> </text:span><text:span text:style-name="T73">עד</text:span><text:span text:style-name="T69"> </text:span><text:span text:style-name="T73">הערב]</text:span><text:span text:style-name="T26">)</text:span> <text:s/></text:p>
      <text:p text:style-name="P3">אמרו<text:span text:style-name="T1"> </text:span>לו<text:span text:style-name="T1"> </text:span><text:span text:style-name="T26">(</text:span><text:span text:style-name="T62">לרבי</text:span><text:span text:style-name="T67"> </text:span><text:span text:style-name="T62">מתיא</text:span><text:span text:style-name="T26">)</text:span> תלמידיו: חכים<text:span text:style-name="T1"> </text:span>ליה<text:span text:style-name="T1"> </text:span>בן<text:span text:style-name="T1"> </text:span>יוחאי<text:span text:style-name="T1"> </text:span><text:span text:style-name="T26">(</text:span><text:span text:style-name="T62">כבר</text:span><text:span text:style-name="T67"> </text:span><text:span text:style-name="T62">נתחכם</text:span><text:span text:style-name="T67"> </text:span><text:span text:style-name="T62">בן</text:span><text:span text:style-name="T67"> </text:span><text:span text:style-name="T62">יוחאי</text:span><text:span text:style-name="T67"> </text:span><text:span text:style-name="T62">שיודע</text:span><text:span text:style-name="T67"> </text:span><text:span text:style-name="T62">לומר</text:span><text:span text:style-name="T67"> </text:span><text:span text:style-name="T62">דבר</text:span><text:span text:style-name="T67"> </text:span><text:span text:style-name="T62">זה</text:span><text:span text:style-name="T26">)</text:span>. </text:p>
      <text:p text:style-name="P3"><text:soft-page-break/>אמר<text:span text:style-name="T1"> </text:span>להם: תלמוד<text:span text:style-name="T1"> </text:span>ערוך<text:span text:style-name="T1"> </text:span>בפיו<text:span text:style-name="T1"> </text:span>של<text:span text:style-name="T1"> </text:span>רבי<text:span text:style-name="T1"> </text:span>אלעזר<text:span text:style-name="T1"> </text:span>בר<text:span text:style-name="T1"> </text:span>רבי<text:span text:style-name="T1"> </text:span>יוסי<text:span text:style-name="T1"> </text:span><text:span text:style-name="T26">(</text:span><text:span text:style-name="T62">ולא</text:span><text:span text:style-name="T67"> </text:span><text:span text:style-name="T62">אמרה</text:span><text:span text:style-name="T67"> </text:span><text:span text:style-name="T62">מדעתו; ומנלן</text:span><text:span text:style-name="T67"> </text:span><text:span text:style-name="T62">דלמדה</text:span><text:span text:style-name="T67"> </text:span><text:span text:style-name="T62">מרבי</text:span><text:span text:style-name="T67"> </text:span><text:span text:style-name="T62">אלעזר</text:span><text:span text:style-name="T67"> </text:span><text:span text:style-name="T62">בר</text:span><text:span text:style-name="T67"> </text:span><text:span text:style-name="T62">רבי</text:span><text:span text:style-name="T67"> </text:span><text:span text:style-name="T62">יוסי? – מהכא:</text:span><text:span text:style-name="T26">)</text:span> שפעם<text:span text:style-name="T1"> </text:span>אחת<text:span text:style-name="T1"> </text:span>גזרה<text:span text:style-name="T1"> </text:span>המלכות<text:span text:style-name="T1"> </text:span>גזרה<text:span text:style-name="T1"> </text:span>שלא<text:span text:style-name="T1"> </text:span>ישמרו<text:span text:style-name="T1"> </text:span>את<text:span text:style-name="T1"> </text:span>השבת<text:span text:style-name="T1"> </text:span>ושלא<text:span text:style-name="T1"> </text:span>ימולו<text:span text:style-name="T1"> </text:span>את<text:span text:style-name="T1"> </text:span>בניהם<text:span text:style-name="T1"> </text:span>ושיבעלו<text:span text:style-name="T1"> </text:span>את<text:span text:style-name="T1"> </text:span>נדות; הלך<text:span text:style-name="T1"> </text:span>רבי<text:span text:style-name="T1"> </text:span>ראובן<text:span text:style-name="T1"> </text:span>בן<text:span text:style-name="T1"> </text:span>איסטרובלי<text:span text:style-name="T1"> </text:span>וסיפר<text:span text:style-name="T1"> </text:span>קומי<text:span text:style-name="T1"> </text:span><text:span text:style-name="T26">(</text:span><text:span text:style-name="T62">שגילח</text:span><text:span text:style-name="T67"> </text:span><text:span text:style-name="T62">השער</text:span><text:span text:style-name="T67"> </text:span><text:span text:style-name="T62">שעל</text:span><text:span text:style-name="T67"> </text:span><text:span text:style-name="T62">מצחו</text:span><text:span text:style-name="T67"> </text:span><text:span text:style-name="T62">והניח</text:span><text:span text:style-name="T67"> </text:span><text:span text:style-name="T62">השער</text:span><text:span text:style-name="T67"> </text:span><text:span text:style-name="T62">של</text:span><text:span text:style-name="T67"> </text:span><text:span text:style-name="T62">אחריו, כעין</text:span><text:span text:style-name="T67"> </text:span><text:span text:style-name="T62">בלורית</text:span><text:span text:style-name="T67"> </text:span><text:span text:style-name="T62">שהעובדי</text:span><text:span text:style-name="T67"> </text:span><text:span text:style-name="T62">כוכבים</text:span><text:span text:style-name="T67"> </text:span><text:span text:style-name="T62">עושין, כדי</text:span><text:span text:style-name="T67"> </text:span><text:span text:style-name="T62">שלא</text:span><text:span text:style-name="T67"> </text:span><text:span text:style-name="T62">יכירו</text:span><text:span text:style-name="T67"> </text:span><text:span text:style-name="T62">בו</text:span><text:span text:style-name="T67"> </text:span><text:span text:style-name="T62">שהוא</text:span><text:span text:style-name="T67"> </text:span><text:span text:style-name="T62">יהודי</text:span><text:span text:style-name="T26">)</text:span> והלך<text:span text:style-name="T1"> </text:span>וישב<text:span text:style-name="T1"> </text:span>עמהם, אמר<text:span text:style-name="T1"> </text:span>להם: מי<text:span text:style-name="T1"> </text:span>שיש<text:span text:style-name="T1"> </text:span>לו<text:span text:style-name="T1"> </text:span>אויב<text:span text:style-name="T1"> </text:span>- יעני<text:span text:style-name="T1"> </text:span>או<text:span text:style-name="T1"> </text:span>יעשיר<text:span text:style-name="T1"> </text:span><text:span text:style-name="T26">(</text:span><text:span text:style-name="T62">רצונו</text:span><text:span text:style-name="T67"> </text:span><text:span text:style-name="T62">שיעשיר</text:span><text:span text:style-name="T67"> </text:span><text:span text:style-name="T62">או</text:span><text:span text:style-name="T67"> </text:span><text:span text:style-name="T62">רצונו</text:span><text:span text:style-name="T67"> </text:span><text:span text:style-name="T62">שיעני</text:span><text:span text:style-name="T26">)</text:span>?</text:p>
      <text:p text:style-name="P3">אמרו<text:span text:style-name="T1"> </text:span>לו: יעני.</text:p>
      <text:p text:style-name="P3">אמר<text:span text:style-name="T1"> </text:span>להם: אם<text:span text:style-name="T1"> </text:span>כן<text:span text:style-name="T1"> </text:span>לא<text:span text:style-name="T1"> </text:span>יעשו<text:span text:style-name="T1"> </text:span>מלאכה<text:span text:style-name="T1"> </text:span>בשבת<text:span text:style-name="T1"> </text:span>כדי<text:span text:style-name="T1"> </text:span>שיענו!</text:p>
      <text:p text:style-name="P3">אמרו: טבית!</text:p>
      <text:p text:style-name="P3">אמר: ליבטל! – ובטלוה;</text:p>
      <text:p text:style-name="P3">חזר<text:span text:style-name="T1"> </text:span>ואמר<text:span text:style-name="T1"> </text:span>להם: מי<text:span text:style-name="T1"> </text:span>שיש<text:span text:style-name="T1"> </text:span>לו<text:span text:style-name="T1"> </text:span>אויב<text:span text:style-name="T1"> </text:span>- יכחיש<text:span text:style-name="T1"> </text:span>או<text:span text:style-name="T1"> </text:span>יבריא?</text:p>
      <text:p text:style-name="P3">אמרו<text:span text:style-name="T1"> </text:span>לו: יכחיש!</text:p>
      <text:p text:style-name="P3">אמר<text:span text:style-name="T1"> </text:span>להם: אם<text:span text:style-name="T1"> </text:span>כן<text:span text:style-name="T1"> </text:span>ימולו<text:span text:style-name="T1"> </text:span>בניהם<text:span text:style-name="T1"> </text:span>לשמונה<text:span text:style-name="T1"> </text:span>ימים<text:span text:style-name="T1"> </text:span>ויכחישו!</text:p>
      <text:p text:style-name="P3">אמרו: טבית!</text:p>
      <text:p text:style-name="P3">אמר<text:span text:style-name="T1"> – </text:span>ובטלוה.</text:p>
      <text:p text:style-name="P3">חזר<text:span text:style-name="T1"> </text:span>ואמר<text:span text:style-name="T1"> </text:span>להם: מי<text:span text:style-name="T1"> </text:span>שיש<text:span text:style-name="T1"> </text:span>לו<text:span text:style-name="T1"> </text:span>אויב<text:span text:style-name="T1"> </text:span>- ירבה<text:span text:style-name="T1"> </text:span>או<text:span text:style-name="T1"> </text:span>יתמעט?</text:p>
      <text:p text:style-name="P3">אמרו<text:span text:style-name="T1"> </text:span>לו: יתמעט!</text:p>
      <text:p text:style-name="P3">אם<text:span text:style-name="T1"> </text:span>כן<text:span text:style-name="T1"> </text:span>לא<text:span text:style-name="T1"> </text:span>יבעלו<text:span text:style-name="T1"> </text:span>נדות! </text:p>
      <text:p text:style-name="P3">אמרו: טבית!</text:p>
      <text:p text:style-name="P3">אמר<text:span text:style-name="T1"> </text:span>- ובטלוה.</text:p>
      <text:p text:style-name="P3">הכירו<text:span text:style-name="T1"> </text:span>בו<text:span text:style-name="T1"> </text:span>שהוא<text:span text:style-name="T1"> </text:span>יהודי, החזירום.</text:p>
      <text:p text:style-name="P3">אמרו: מי<text:span text:style-name="T1"> </text:span>ילך<text:span text:style-name="T1"> </text:span>ויבטל<text:span text:style-name="T1"> </text:span>הגזרות?</text:p>
      <text:p text:style-name="P3"/>
      <text:p text:style-name="P3">(מעילה<text:span text:style-name="T1"> </text:span>יז,ב)</text:p>
      <text:p text:style-name="P3">ילך<text:span text:style-name="T1"> </text:span>רבי<text:span text:style-name="T1"> </text:span>שמעון<text:span text:style-name="T1"> </text:span>בן<text:span text:style-name="T1"> </text:span>יוחאי, שהוא<text:span text:style-name="T1"> </text:span>מלומד<text:span text:style-name="T1"> </text:span>בנסים<text:span text:style-name="T1"> </text:span><text:span text:style-name="T26">(</text:span><text:span text:style-name="T62">שנעשו</text:span><text:span text:style-name="T67"> </text:span><text:span text:style-name="T62">לו</text:span><text:span text:style-name="T67"> </text:span><text:span text:style-name="T62">נסים</text:span><text:span text:style-name="T67"> </text:span><text:span text:style-name="T62">במערה, כדגרסינן</text:span><text:span text:style-name="T67"> </text:span><text:span text:style-name="T62">בפרק</text:span><text:span text:style-name="T67"> </text:span><text:span text:style-name="T62">'מה</text:span><text:span text:style-name="T67"> </text:span><text:span text:style-name="T62">מדליקין' </text:span><text:span text:style-name="T64">(שבת</text:span><text:span text:style-name="T68"> </text:span><text:span text:style-name="T64">דף</text:span><text:span text:style-name="T68"> </text:span><text:span text:style-name="T64">לג:)</text:span><text:span text:style-name="T26">)</text:span>;</text:p>
      <text:p text:style-name="P3">ואחריו<text:span text:style-name="T1"> </text:span>מי<text:span text:style-name="T1"> </text:span>ילך?</text:p>
      <text:p text:style-name="P3">רבי<text:span text:style-name="T1"> </text:span>אלעזר<text:span text:style-name="T1"> </text:span>בר<text:span text:style-name="T1"> </text:span>רבי<text:span text:style-name="T1"> </text:span>יוסי.</text:p>
      <text:p text:style-name="P3">אמר<text:span text:style-name="T1"> </text:span>להם<text:span text:style-name="T1"> </text:span>רבי<text:span text:style-name="T1"> </text:span>יוסי: ואילו<text:span text:style-name="T1"> </text:span>היה<text:span text:style-name="T1"> </text:span>אבא<text:span text:style-name="T1"> </text:span>חלפתא<text:span text:style-name="T1"> </text:span><text:span text:style-name="T26">(</text:span><text:span text:style-name="T62">אביו</text:span><text:span text:style-name="T67"> </text:span><text:span text:style-name="T62">של</text:span><text:span text:style-name="T67"> </text:span><text:span text:style-name="T62">רבי</text:span><text:span text:style-name="T67"> </text:span><text:span text:style-name="T62">יוסי</text:span><text:span text:style-name="T26">)</text:span> קיים<text:span text:style-name="T1"> </text:span>- יכולין<text:span text:style-name="T1"> </text:span>אתם<text:span text:style-name="T1"> </text:span>לומר<text:span text:style-name="T1"> </text:span>לו<text:span text:style-name="T1"> </text:span>תן<text:span text:style-name="T1"> </text:span>בנך<text:span text:style-name="T1"> </text:span>להריגה<text:span text:style-name="T1"> </text:span><text:span text:style-name="T26">(</text:span><text:span text:style-name="T62">בתמיה: כך</text:span><text:span text:style-name="T67"> </text:span><text:span text:style-name="T62">אין</text:span><text:span text:style-name="T67"> </text:span><text:span text:style-name="T62">אתם</text:span><text:span text:style-name="T67"> </text:span><text:span text:style-name="T62">יכולין</text:span><text:span text:style-name="T67"> </text:span><text:span text:style-name="T62">לומר</text:span><text:span text:style-name="T67"> </text:span><text:span text:style-name="T62">לי</text:span><text:span text:style-name="T67"> </text:span><text:span text:style-name="T62">שאתן</text:span><text:span text:style-name="T67"> </text:span><text:span text:style-name="T62">בני</text:span><text:span text:style-name="T67"> </text:span><text:span text:style-name="T62">להריגה</text:span><text:span text:style-name="T26">)</text:span>?</text:p>
      <text:p text:style-name="P3">אמר<text:span text:style-name="T1"> </text:span>להם<text:span text:style-name="T1"> </text:span>רבי<text:span text:style-name="T1"> </text:span>שמעון: אילו<text:span text:style-name="T1"> </text:span>היה<text:span text:style-name="T1"> </text:span>יוחאי<text:span text:style-name="T1"> </text:span>אבא<text:span text:style-name="T1"> </text:span>קיים<text:span text:style-name="T1"> </text:span>- יכולין<text:span text:style-name="T1"> </text:span>אתם<text:span text:style-name="T1"> </text:span>לומר<text:span text:style-name="T1"> </text:span>לו<text:span text:style-name="T1"> </text:span>תן<text:span text:style-name="T1"> </text:span>בנך<text:span text:style-name="T1"> </text:span>להריגה?</text:p>
      <text:p text:style-name="P3">אמר<text:span text:style-name="T1"> </text:span>להו<text:span text:style-name="T1"> </text:span>רבי<text:span text:style-name="T1"> </text:span>יוסי: אנא<text:span text:style-name="T1"> </text:span>אזלין, דלמא<text:span text:style-name="T1"> </text:span>עניש<text:span text:style-name="T1"> </text:span>ליה<text:span text:style-name="T1"> </text:span>רבי<text:span text:style-name="T1"> </text:span>שמעון, דקא<text:span text:style-name="T1"> </text:span>מסתפינא<text:span text:style-name="T1"> </text:span><text:span text:style-name="T26">(</text:span><text:span text:style-name="T62">מסתפינא</text:span><text:span text:style-name="T67"> </text:span><text:span text:style-name="T62">דלמא</text:span><text:span text:style-name="T67"> </text:span><text:span text:style-name="T62">עניש</text:span><text:span text:style-name="T67"> </text:span><text:span text:style-name="T62">ליה</text:span><text:span text:style-name="T67"> </text:span><text:span text:style-name="T62">רבי</text:span><text:span text:style-name="T67"> </text:span><text:span text:style-name="T62">שמעון</text:span><text:span text:style-name="T67"> </text:span><text:span text:style-name="T62">בן</text:span><text:span text:style-name="T67"> </text:span><text:span text:style-name="T62">יוחאי</text:span><text:span text:style-name="T67"> </text:span><text:span text:style-name="T62">לבני, ובדבר</text:span><text:span text:style-name="T67"> </text:span><text:span text:style-name="T62">זה</text:span><text:span text:style-name="T67"> </text:span><text:span text:style-name="T62">אני</text:span><text:span text:style-name="T67"> </text:span><text:span text:style-name="T62">מתיירא</text:span><text:span text:style-name="T67"> </text:span><text:span text:style-name="T62">יותר</text:span><text:span text:style-name="T67"> </text:span><text:span text:style-name="T62">מפחד</text:span><text:span text:style-name="T67"> </text:span><text:span text:style-name="T62">האויבים: שמתיירא</text:span><text:span text:style-name="T67"> </text:span><text:span text:style-name="T62">אני</text:span><text:span text:style-name="T67"> </text:span><text:span text:style-name="T62">שמא</text:span><text:span text:style-name="T67"> </text:span><text:span text:style-name="T62">יכעוס</text:span><text:span text:style-name="T67"> </text:span><text:span text:style-name="T62">עליו</text:span><text:span text:style-name="T67"> </text:span><text:span text:style-name="T62">בשביל</text:span><text:span text:style-name="T67"> </text:span><text:span text:style-name="T62">שום</text:span><text:span text:style-name="T67"> </text:span><text:span text:style-name="T62">דבר</text:span><text:span text:style-name="T67"> </text:span><text:span text:style-name="T62">ויענישנו</text:span><text:span text:style-name="T26">)</text:span>; קביל<text:span text:style-name="T1"> </text:span>עליה<text:span text:style-name="T1"> </text:span><text:span text:style-name="T26">(</text:span><text:span text:style-name="T62">רבי</text:span><text:span text:style-name="T67"> </text:span><text:span text:style-name="T62">שמעון</text:span><text:span text:style-name="T67"> </text:span><text:span text:style-name="T62">בן</text:span><text:span text:style-name="T67"> </text:span><text:span text:style-name="T62">יוחאי</text:span><text:span text:style-name="T26">)</text:span> דלא<text:span text:style-name="T1"> </text:span>ליענשיה<text:span text:style-name="T1"> </text:span>- אפילו<text:span text:style-name="T1"> </text:span>הכי<text:span text:style-name="T1"> </text:span>ענשיה<text:span text:style-name="T1"> </text:span><text:span text:style-name="T26">(</text:span><text:span text:style-name="T62">כדאמרינן</text:span><text:span text:style-name="T67"> </text:span><text:span text:style-name="T62">לקמן, דאמר</text:span><text:span text:style-name="T67"> </text:span><text:span text:style-name="T62">ליה</text:span><text:span text:style-name="T67"> </text:span><text:span text:style-name="T62">'אל</text:span><text:span text:style-name="T67"> </text:span><text:span text:style-name="T62">יחזור</text:span><text:span text:style-name="T67"> </text:span><text:span text:style-name="T62">הבן</text:span><text:span text:style-name="T67"> </text:span><text:span text:style-name="T62">כו'</text:span><text:span text:style-name="T26">)</text:span>: כשהיו<text:span text:style-name="T1"> </text:span>מהלכין<text:span text:style-name="T1"> </text:span>בדרך<text:span text:style-name="T1"> </text:span>נשאלה<text:span text:style-name="T1"> </text:span>שאלה<text:span text:style-name="T1"> </text:span>זו<text:span text:style-name="T1"> </text:span>בפניהם: מנין<text:span text:style-name="T1"> </text:span>לדם<text:span text:style-name="T1"> </text:span>השרץ<text:span text:style-name="T1"> </text:span>שהוא<text:span text:style-name="T1"> </text:span>טמא?</text:p>
      <text:p text:style-name="P3">עקם<text:span text:style-name="T1"> </text:span>פיו<text:span text:style-name="T1"> </text:span>רבי<text:span text:style-name="T1"> </text:span>אלעזר<text:span text:style-name="T1"> </text:span>בר<text:span text:style-name="T1"> </text:span>רבי<text:span text:style-name="T1"> </text:span>יוסי<text:span text:style-name="T1"> </text:span>ואמר<text:span text:style-name="T1"> </text:span><text:span text:style-name="T26">(</text:span><text:span text:style-name="T62">שלא</text:span><text:span text:style-name="T67"> </text:span><text:span text:style-name="T62">אמר</text:span><text:span text:style-name="T67"> </text:span><text:span text:style-name="T62">קול</text:span><text:span text:style-name="T67"> </text:span><text:span text:style-name="T62">רם</text:span><text:span text:style-name="T67"> </text:span><text:span text:style-name="T62">כמנהגו</text:span><text:span text:style-name="T67"> </text:span><text:span text:style-name="T62">אלא</text:span><text:span text:style-name="T67"> </text:span><text:span text:style-name="T62">עיקם</text:span><text:span text:style-name="T67"> </text:span><text:span text:style-name="T62">פיו</text:span><text:span text:style-name="T67"> </text:span><text:span text:style-name="T62">מכמות</text:span><text:span text:style-name="T67"> </text:span><text:span text:style-name="T62">שהיה</text:span><text:span text:style-name="T67"> </text:span><text:span text:style-name="T62">רגיל</text:span><text:span text:style-name="T67"> </text:span><text:span text:style-name="T62">לדבר</text:span><text:span text:style-name="T67"> </text:span><text:span text:style-name="T62">ואמר</text:span><text:span text:style-name="T67"> </text:span><text:span text:style-name="T62">בלחישה</text:span><text:span text:style-name="T67"> </text:span><text:span text:style-name="T62">שלא</text:span><text:span text:style-name="T67"> </text:span><text:span text:style-name="T62">ירגיש</text:span><text:span text:style-name="T67"> </text:span><text:span text:style-name="T62">רבי</text:span><text:span text:style-name="T67"> </text:span><text:span text:style-name="T62">שמעון</text:span><text:span text:style-name="T67"> </text:span><text:span text:style-name="T62">בן</text:span><text:span text:style-name="T67"> </text:span><text:span text:style-name="T62">יוחאי, שיהא</text:span><text:span text:style-name="T67"> </text:span><text:span text:style-name="T62">כמורה</text:span><text:span text:style-name="T67"> </text:span><text:span text:style-name="T62">הלכה</text:span><text:span text:style-name="T67"> </text:span><text:span text:style-name="T62">לפניו</text:span><text:span text:style-name="T26">)</text:span>: <text:span text:style-name="T64">(ויקרא</text:span><text:span text:style-name="T68"> </text:span><text:span text:style-name="T64">יא,כט)</text:span><text:span text:style-name="T31"> וזה</text:span><text:span text:style-name="T1"> </text:span><text:span text:style-name="T31">לכם</text:span><text:span text:style-name="T1"> </text:span><text:span text:style-name="T31">הטמא</text:span><text:span text:style-name="T1"> </text:span><text:span text:style-name="T32">[בשרץ</text:span><text:span text:style-name="T2"> </text:span><text:span text:style-name="T32">השרץ</text:span><text:span text:style-name="T2"> </text:span><text:span text:style-name="T32">על</text:span><text:span text:style-name="T2"> </text:span><text:span text:style-name="T32">הארץ</text:span><text:span text:style-name="T2"> </text:span><text:span text:style-name="T32">החלד</text:span><text:span text:style-name="T2"> </text:span><text:span text:style-name="T32">והעכבר</text:span><text:span text:style-name="T2"> </text:span><text:span text:style-name="T32">והצב</text:span><text:span text:style-name="T2"> </text:span><text:span text:style-name="T32">למינהו]</text:span>; <text:span text:style-name="T26">(</text:span><text:span text:style-name="T62">ו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כן</text:span><text:span text:style-name="T67"> </text:span><text:span text:style-name="T62">הרגיש</text:span><text:span text:style-name="T67"> </text:span><text:span text:style-name="T62">בו</text:span><text:span text:style-name="T67"> </text:span><text:span text:style-name="T62">רבי</text:span><text:span text:style-name="T67"> </text:span><text:span text:style-name="T62">שמעון</text:span><text:span text:style-name="T67"> </text:span><text:span text:style-name="T62">בן</text:span><text:span text:style-name="T67"> </text:span><text:span text:style-name="T62">יוחאי, ו</text:span><text:span text:style-name="T26">)</text:span>אמר<text:span text:style-name="T1"> </text:span>ליה<text:span text:style-name="T1"> </text:span>רבי<text:span text:style-name="T1"> </text:span>שמעון: מעקימת<text:span text:style-name="T1"> </text:span>שפתיך<text:span text:style-name="T1"> </text:span>אתה<text:span text:style-name="T1"> </text:span>ניכר<text:span text:style-name="T1"> </text:span>שתלמיד<text:span text:style-name="T1"> </text:span>חכם<text:span text:style-name="T1"> </text:span>אתה<text:span text:style-name="T1"> </text:span><text:span text:style-name="T26">(</text:span><text:span text:style-name="T62">ראיתי</text:span><text:span text:style-name="T67"> </text:span><text:span text:style-name="T62">שהשבת</text:span><text:span text:style-name="T67"> </text:span><text:span text:style-name="T62">תשובה</text:span><text:span text:style-name="T67"> </text:span><text:span text:style-name="T62">וניכר</text:span><text:span text:style-name="T67"> </text:span><text:span text:style-name="T62">שחכם</text:span><text:span text:style-name="T67"> </text:span><text:span text:style-name="T62">אתה</text:span><text:span text:style-name="T67"> </text:span><text:span text:style-name="T62">שידעת</text:span><text:span text:style-name="T67"> </text:span><text:span text:style-name="T62">להשיב</text:span><text:span text:style-name="T26">)</text:span>! <text:span text:style-name="T26">(</text:span><text:span text:style-name="T62">אבל</text:span><text:span text:style-name="T67"> </text:span><text:span text:style-name="T62">הואיל</text:span><text:span text:style-name="T67"> </text:span><text:span text:style-name="T62">והורית</text:span><text:span text:style-name="T67"> </text:span><text:span text:style-name="T62">לפני</text:span><text:span text:style-name="T26">)</text:span> אל<text:span text:style-name="T1"> </text:span>יחזור<text:span text:style-name="T1"> </text:span>הבן<text:span text:style-name="T1"> </text:span>אצל<text:span text:style-name="T1"> </text:span>אביו<text:span text:style-name="T1"> </text:span><text:span text:style-name="T26">(</text:span><text:span text:style-name="T62">דענשו; ואידך</text:span><text:span text:style-name="T67"> </text:span><text:span text:style-name="T62">מפרש</text:span><text:span text:style-name="T67"> </text:span><text:span text:style-name="T62">באגדתא</text:span><text:span text:style-name="T67"> </text:span><text:span text:style-name="T62">היכי</text:span><text:span text:style-name="T67"> </text:span><text:span text:style-name="T62">הוה</text:span><text:span text:style-name="T67"> </text:span><text:span text:style-name="T62">עובדא</text:span><text:span text:style-name="T67"> </text:span><text:span text:style-name="T62">דנטה</text:span><text:span text:style-name="T67"> </text:span><text:span text:style-name="T62">נפשו</text:span><text:span text:style-name="T67"> </text:span><text:span text:style-name="T62">למות, עד</text:span><text:span text:style-name="T67"> </text:span><text:span text:style-name="T62">שנזכר</text:span><text:span text:style-name="T67"> </text:span><text:span text:style-name="T62">רבי</text:span><text:span text:style-name="T67"> </text:span><text:span text:style-name="T62">שמעון</text:span><text:span text:style-name="T67"> </text:span><text:span text:style-name="T62">בן</text:span><text:span text:style-name="T67"> </text:span><text:span text:style-name="T62">יוחאי</text:span><text:span text:style-name="T67"> </text:span><text:span text:style-name="T62">שאמר</text:span><text:span text:style-name="T67"> </text:span><text:span text:style-name="T62">לאביו</text:span><text:span text:style-name="T67"> </text:span><text:span text:style-name="T62">שיהא</text:span><text:span text:style-name="T67"> </text:span><text:span text:style-name="T62">מחזירו</text:span><text:span text:style-name="T67"> </text:span><text:span text:style-name="T62">לשלום, ובקש</text:span><text:span text:style-name="T67"> </text:span><text:span text:style-name="T62">עליו</text:span><text:span text:style-name="T67"> </text:span><text:span text:style-name="T62">רחמים; והיאך</text:span><text:span text:style-name="T67"> </text:span><text:span text:style-name="T62">נתרפא</text:span><text:span text:style-name="T67"> </text:span><text:span text:style-name="T62">מפרש</text:span><text:span text:style-name="T67"> </text:span><text:span text:style-name="T62">התם</text:span><text:span text:style-name="T26">)</text:span>!</text:p>
      <text:p text:style-name="P3">יצא<text:span text:style-name="T1"> </text:span>לקראתו<text:span text:style-name="T1"> </text:span>בן<text:span text:style-name="T1"> </text:span>תמליון<text:span text:style-name="T1"> </text:span><text:span text:style-name="T26">(</text:span><text:span text:style-name="T62">שד</text:span><text:span text:style-name="T67"> </text:span><text:span text:style-name="T62">שקורין</text:span><text:span text:style-name="T67"> </text:span><text:span text:style-name="T62">נוטיו"ן</text:span><text:span text:style-name="T26">)</text:span>: רצונכם<text:span text:style-name="T1"> </text:span>אבוא<text:span text:style-name="T1"> </text:span>עמכם?</text:p>
      <text:p text:style-name="P3">בכה<text:span text:style-name="T1"> </text:span>רבי<text:span text:style-name="T1"> </text:span>שמעון<text:span text:style-name="T1"> </text:span>ואמר: מה<text:span text:style-name="T1"> </text:span>שפחה<text:span text:style-name="T1"> </text:span>של<text:span text:style-name="T1"> </text:span>בית<text:span text:style-name="T1"> </text:span>אבא, נזדמן<text:span text:style-name="T1"> </text:span>לה<text:span text:style-name="T1"> </text:span>מלאך<text:span text:style-name="T1"> </text:span>שלש<text:span text:style-name="T1"> </text:span>פעמים<text:span text:style-name="T1"> </text:span><text:span text:style-name="T26">(</text:span><text:span text:style-name="T62">הגר</text:span><text:span text:style-name="T67"> </text:span><text:span text:style-name="T62">נזדמנו</text:span><text:span text:style-name="T67"> </text:span><text:span text:style-name="T62">לה</text:span><text:span text:style-name="T67"> </text:span><text:span text:style-name="T62">שלשה</text:span><text:span text:style-name="T67"> </text:span><text:span text:style-name="T62">מלאכים</text:span><text:span text:style-name="T67"> </text:span><text:span text:style-name="T62">דשלש</text:span><text:span text:style-name="T67"> </text:span><text:span text:style-name="T62">פעמים</text:span><text:span text:style-name="T67"> </text:span><text:span text:style-name="T62">כתיב</text:span><text:span text:style-name="T67"> </text:span><text:span text:style-name="T62">מלאך</text:span><text:span text:style-name="T67"> </text:span><text:span text:style-name="T62">בפרשה</text:span><text:span text:style-name="T67"> </text:span><text:span text:style-name="T62">(בראשית</text:span><text:span text:style-name="T67"> </text:span><text:span text:style-name="T62">טז)</text:span><text:span text:style-name="T26">)</text:span>, ואני<text:span text:style-name="T1"> </text:span>לא<text:span text:style-name="T1"> </text:span>פעם<text:span text:style-name="T1"> </text:span>אחת<text:span text:style-name="T1"> </text:span>- יבא<text:span text:style-name="T1"> </text:span>הנס<text:span text:style-name="T1"> </text:span>מכל<text:span text:style-name="T1"> </text:span>מקום!</text:p>
      <text:p text:style-name="P3"><text:soft-page-break/>קדים<text:span text:style-name="T1"> </text:span>הוא, על<text:span text:style-name="T1"> </text:span>בברתיה<text:span text:style-name="T1"> </text:span>דקיסר<text:span text:style-name="T1"> </text:span><text:span text:style-name="T26">(</text:span><text:span text:style-name="T62">ונשתגעה, והיתה</text:span><text:span text:style-name="T67"> </text:span><text:span text:style-name="T62">צועקת</text:span><text:span text:style-name="T67"> </text:span><text:span text:style-name="T62">ואומרת</text:span><text:span text:style-name="T67"> </text:span><text:span text:style-name="T62">"הביאו</text:span><text:span text:style-name="T67"> </text:span><text:span text:style-name="T62">לי</text:span><text:span text:style-name="T67"> </text:span><text:span text:style-name="T62">את</text:span><text:span text:style-name="T67"> </text:span><text:span text:style-name="T62">רבי</text:span><text:span text:style-name="T67"> </text:span><text:span text:style-name="T62">שמעון</text:span><text:span text:style-name="T67"> </text:span><text:span text:style-name="T62">בן</text:span><text:span text:style-name="T67"> </text:span><text:span text:style-name="T62">יוחאי" בכל</text:span><text:span text:style-name="T67"> </text:span><text:span text:style-name="T62">שעה; ואידך</text:span><text:span text:style-name="T67"> </text:span><text:span text:style-name="T62">כולה</text:span><text:span text:style-name="T67"> </text:span><text:span text:style-name="T62">מפרש</text:span><text:span text:style-name="T67"> </text:span><text:span text:style-name="T62">התם</text:span><text:span text:style-name="T26">)</text:span>; כי<text:span text:style-name="T1"> </text:span>מטא<text:span text:style-name="T1"> </text:span>התם<text:span text:style-name="T1"> – </text:span>אמר: "בן<text:span text:style-name="T1"> </text:span>תמליון<text:span text:style-name="T1"> </text:span>- צא! בן<text:span text:style-name="T1"> </text:span>תמליון<text:span text:style-name="T1"> – </text:span>צא!" וכיון<text:span text:style-name="T1"> </text:span>דקרו<text:span text:style-name="T1"> </text:span>ליה<text:span text:style-name="T1"> – </text:span>נפק, אזל.</text:p>
      <text:p text:style-name="P3">אמר<text:span text:style-name="T1"> </text:span>להון: שאילו<text:span text:style-name="T1"> </text:span>כל<text:span text:style-name="T1"> </text:span>מה<text:span text:style-name="T1"> </text:span>דאית<text:span text:style-name="T1"> </text:span>לכון<text:span text:style-name="T1"> </text:span>למישאל, ועיילינהו<text:span text:style-name="T1"> </text:span>לגנזיה<text:span text:style-name="T1"> </text:span>לשקול<text:span text:style-name="T1"> </text:span>כל<text:span text:style-name="T1"> </text:span>דבעו! אשכחו<text:span text:style-name="T1"> </text:span>ההוא<text:span text:style-name="T1"> </text:span>איגרא<text:span text:style-name="T1"> </text:span><text:span text:style-name="T26">(</text:span><text:span text:style-name="T62">דכתיבי</text:span><text:span text:style-name="T67"> </text:span><text:span text:style-name="T62">בה</text:span><text:span text:style-name="T67"> </text:span><text:span text:style-name="T62">הלין</text:span><text:span text:style-name="T67"> </text:span><text:span text:style-name="T62">גזירות</text:span><text:span text:style-name="T67"> </text:span><text:span text:style-name="T62">דאמרן</text:span><text:span text:style-name="T67"> </text:span><text:span text:style-name="T62">לעיל</text:span><text:span text:style-name="T26">)</text:span>, שקלוה<text:span text:style-name="T1"> </text:span>וקרעוה; והיינו<text:span text:style-name="T1"> </text:span>דאמר<text:span text:style-name="T1"> </text:span>רבי<text:span text:style-name="T1"> </text:span>אלעזר<text:span text:style-name="T1"> </text:span>בר<text:span text:style-name="T1"> </text:span>רבי<text:span text:style-name="T1"> </text:span>יוסי: אני<text:span text:style-name="T1"> </text:span>ראיתיה<text:span text:style-name="T1"> </text:span><text:span text:style-name="T26">(</text:span><text:span text:style-name="T62">בפרוכת</text:span><text:span text:style-name="T67"> </text:span><text:span text:style-name="T62">קמיירי: שראה</text:span><text:span text:style-name="T67"> </text:span><text:span text:style-name="T62">אותה</text:span><text:span text:style-name="T67"> </text:span><text:span text:style-name="T62">בבית</text:span><text:span text:style-name="T67"> </text:span><text:span text:style-name="T62">הקיסר</text:span><text:span text:style-name="T26">)</text:span> בעיר<text:span text:style-name="T1"> </text:span>רומי<text:span text:style-name="T1"> </text:span>והוו<text:span text:style-name="T1"> </text:span>עליה<text:span text:style-name="T1"> </text:span>כמה<text:span text:style-name="T1"> </text:span>טיפי<text:span text:style-name="T1"> </text:span>דמים<text:span text:style-name="T1"> </text:span><text:span text:style-name="T26">(</text:span><text:span text:style-name="T62">מפר</text:span><text:span text:style-name="T67"> </text:span><text:span text:style-name="T62">ושעיר</text:span><text:span text:style-name="T67"> </text:span><text:span text:style-name="T62">של</text:span><text:span text:style-name="T67"> </text:span><text:span text:style-name="T62">יום</text:span><text:span text:style-name="T67"> </text:span><text:span text:style-name="T62">הכפורים, שהוזה</text:span><text:span text:style-name="T67"> </text:span><text:span text:style-name="T62">עליה</text:span><text:span text:style-name="T67"> </text:span><text:span text:style-name="T62">כמצליף: שלא</text:span><text:span text:style-name="T67"> </text:span><text:span text:style-name="T62">היו</text:span><text:span text:style-name="T67"> </text:span><text:span text:style-name="T62">הטיפין</text:span><text:span text:style-name="T67"> </text:span><text:span text:style-name="T62">זו</text:span><text:span text:style-name="T67"> </text:span><text:span text:style-name="T62">בצד</text:span><text:span text:style-name="T67"> </text:span><text:span text:style-name="T62">זו</text:span><text:span text:style-name="T26">)</text:span>.</text:p>
      <text:p text:style-name="P3"/>
      <text:p text:style-name="P3"/>
      <text:p text:style-name="P3">משנה:</text:p>
      <text:p text:style-name="P3">הפיגול<text:span text:style-name="T1"> </text:span>והנותר<text:span text:style-name="T1"> </text:span>אין<text:span text:style-name="T1"> </text:span>מצטרפין<text:span text:style-name="T1"> </text:span>מפני<text:span text:style-name="T1"> </text:span>שהן<text:span text:style-name="T1"> </text:span>שני<text:span text:style-name="T1"> </text:span>שמות; השרץ<text:span text:style-name="T1"> </text:span>והנבלה<text:span text:style-name="T1"> </text:span>וכן<text:span text:style-name="T1"> </text:span>הנבלה<text:span text:style-name="T1"> </text:span>ובשר<text:span text:style-name="T1"> </text:span>המת<text:span text:style-name="T1"> </text:span>אין<text:span text:style-name="T1"> </text:span>מצטרפין<text:span text:style-name="T1"> </text:span>זה<text:span text:style-name="T1"> </text:span>עם<text:span text:style-name="T1"> </text:span>זה<text:span text:style-name="T1"> </text:span>לטמא<text:span text:style-name="T1"> </text:span>אפילו<text:span text:style-name="T1"> </text:span>בקל<text:span text:style-name="T1"> </text:span>שבשניהן<text:span text:style-name="T1"> </text:span><text:span text:style-name="T26">(</text:span><text:span text:style-name="T62">כלומר: דפחות</text:span><text:span text:style-name="T67"> </text:span><text:span text:style-name="T62">מכעדשה</text:span><text:span text:style-name="T67"> </text:span><text:span text:style-name="T62">דשרץ</text:span><text:span text:style-name="T67"> </text:span><text:span text:style-name="T62">אינו</text:span><text:span text:style-name="T67"> </text:span><text:span text:style-name="T62">מצטרף</text:span><text:span text:style-name="T67"> </text:span><text:span text:style-name="T62">להשלים</text:span><text:span text:style-name="T67"> </text:span><text:span text:style-name="T62">לכזית</text:span><text:span text:style-name="T67"> </text:span><text:span text:style-name="T62">נבלה, דהוא</text:span><text:span text:style-name="T67"> </text:span><text:span text:style-name="T62">קל, וכל</text:span><text:span text:style-name="T67"> </text:span><text:span text:style-name="T62">שכן</text:span><text:span text:style-name="T67"> </text:span><text:span text:style-name="T62">דנבילה</text:span><text:span text:style-name="T67"> </text:span><text:span text:style-name="T62">אינה</text:span><text:span text:style-name="T67"> </text:span><text:span text:style-name="T62">מצטרפת</text:span><text:span text:style-name="T67"> </text:span><text:span text:style-name="T62">לפחות</text:span><text:span text:style-name="T67"> </text:span><text:span text:style-name="T62">מכעדשה, דשרץ</text:span><text:span text:style-name="T67"> </text:span><text:span text:style-name="T62">דהיינו</text:span><text:span text:style-name="T67"> </text:span><text:span text:style-name="T62">שיעור</text:span><text:span text:style-name="T67"> </text:span><text:span text:style-name="T62">חמור; וכן</text:span><text:span text:style-name="T67"> </text:span><text:span text:style-name="T62">חצי</text:span><text:span text:style-name="T67"> </text:span><text:span text:style-name="T62">זית</text:span><text:span text:style-name="T67"> </text:span><text:span text:style-name="T62">של</text:span><text:span text:style-name="T67"> </text:span><text:span text:style-name="T62">מת</text:span><text:span text:style-name="T67"> </text:span><text:span text:style-name="T62">אינו</text:span><text:span text:style-name="T67"> </text:span><text:span text:style-name="T62">מצטרף</text:span><text:span text:style-name="T67"> </text:span><text:span text:style-name="T62">לחצי</text:span><text:span text:style-name="T67"> </text:span><text:span text:style-name="T62">זית</text:span><text:span text:style-name="T67"> </text:span><text:span text:style-name="T62">של</text:span><text:span text:style-name="T67"> </text:span><text:span text:style-name="T62">נבלה</text:span><text:span text:style-name="T67"> </text:span><text:span text:style-name="T62">אפילו</text:span><text:span text:style-name="T67"> </text:span><text:span text:style-name="T62">לטמא</text:span><text:span text:style-name="T67"> </text:span><text:span text:style-name="T62">טומאת</text:span><text:span text:style-name="T67"> </text:span><text:span text:style-name="T62">ערב</text:span><text:span text:style-name="T26">)</text:span>.<text:span text:style-name="T62"> </text:span></text:p>
      <text:p text:style-name="P3"/>
      <text:p text:style-name="P3">גמרא:</text:p>
      <text:p text:style-name="P3">אמר<text:span text:style-name="T1"> </text:span>רב<text:span text:style-name="T1"> </text:span>יהודה<text:span text:style-name="T1"> </text:span>אמר<text:span text:style-name="T1"> </text:span>שמואל: לא<text:span text:style-name="T1"> </text:span>שנו<text:span text:style-name="T1"> </text:span><text:span text:style-name="T26">(</text:span><text:span text:style-name="T62">דפיגול</text:span><text:span text:style-name="T67"> </text:span><text:span text:style-name="T62">ונותר</text:span><text:span text:style-name="T67"> </text:span><text:span text:style-name="T62">אינן</text:span><text:span text:style-name="T67"> </text:span><text:span text:style-name="T62">מצטרפין</text:span><text:span text:style-name="T26">)</text:span> אלא<text:span text:style-name="T1"> </text:span>לטומאת<text:span text:style-name="T1"> </text:span>הידים, דמדרבנן<text:span text:style-name="T1"> </text:span>היא<text:span text:style-name="T1"> </text:span><text:span text:style-name="T26">(</text:span><text:span text:style-name="T62">כדאמרינן</text:span><text:span text:style-name="T67"> </text:span><text:span text:style-name="T62">במסכת</text:span><text:span text:style-name="T67"> </text:span><text:span text:style-name="T62">פסחים</text:span><text:span text:style-name="T67"> </text:span><text:span text:style-name="T64">(דף</text:span><text:span text:style-name="T68"> </text:span><text:span text:style-name="T64">קכ:)</text:span><text:span text:style-name="T62"> שגזרו</text:span><text:span text:style-name="T67"> </text:span><text:span text:style-name="T62">בנותר</text:span><text:span text:style-name="T67"> </text:span><text:span text:style-name="T62">ופגול</text:span><text:span text:style-name="T67"> </text:span><text:span text:style-name="T62">שיהו</text:span><text:span text:style-name="T67"> </text:span><text:span text:style-name="T62">מטמאין</text:span><text:span text:style-name="T67"> </text:span><text:span text:style-name="T62">את</text:span><text:span text:style-name="T67"> </text:span><text:span text:style-name="T62">הידים</text:span><text:span text:style-name="T67"> </text:span><text:span text:style-name="T62">משום</text:span><text:span text:style-name="T67"> </text:span><text:span text:style-name="T62">חשדי</text:span><text:span text:style-name="T67"> </text:span><text:span text:style-name="T62">כהונה, או</text:span><text:span text:style-name="T67"> </text:span><text:span text:style-name="T62">משום</text:span><text:span text:style-name="T67"> </text:span><text:span text:style-name="T62">עצלי</text:span><text:span text:style-name="T67"> </text:span><text:span text:style-name="T62">כהונה; וכיון</text:span><text:span text:style-name="T67"> </text:span><text:span text:style-name="T62">דגזרה</text:span><text:span text:style-name="T67"> </text:span><text:span text:style-name="T62">דרבנן</text:span><text:span text:style-name="T67"> </text:span><text:span text:style-name="T62">היא</text:span><text:span text:style-name="T67"> </text:span><text:span text:style-name="T62">- אינן</text:span><text:span text:style-name="T67"> </text:span><text:span text:style-name="T62">מצטרפין</text:span><text:span text:style-name="T67"> </text:span><text:span text:style-name="T62">לטומאת</text:span><text:span text:style-name="T67"> </text:span><text:span text:style-name="T62">ידים, דלא</text:span><text:span text:style-name="T67"> </text:span><text:span text:style-name="T62">עבדינן</text:span><text:span text:style-name="T67"> </text:span><text:span text:style-name="T62">תקנתא</text:span><text:span text:style-name="T67"> </text:span><text:span text:style-name="T62">לתקנתא: דכיון</text:span><text:span text:style-name="T67"> </text:span><text:span text:style-name="T62">דמדרבנן</text:span><text:span text:style-name="T67"> </text:span><text:span text:style-name="T62">היא</text:span><text:span text:style-name="T67"> </text:span><text:span text:style-name="T62">הא</text:span><text:span text:style-name="T67"> </text:span><text:span text:style-name="T62">גזרה</text:span><text:span text:style-name="T67"> </text:span><text:span text:style-name="T62">דפיגול</text:span><text:span text:style-name="T67"> </text:span><text:span text:style-name="T62">ונותר, אי</text:span><text:span text:style-name="T67"> </text:span><text:span text:style-name="T62">אמרת</text:span><text:span text:style-name="T67"> </text:span><text:span text:style-name="T62">דמצטרפין</text:span><text:span text:style-name="T67"> </text:span><text:span text:style-name="T62">- הויא</text:span><text:span text:style-name="T67"> </text:span><text:span text:style-name="T62">גזרה</text:span><text:span text:style-name="T67"> </text:span><text:span text:style-name="T62">לגזרה</text:span><text:span text:style-name="T26">)</text:span>; אבל<text:span text:style-name="T1"> </text:span>לענין<text:span text:style-name="T1"> </text:span>אכילה<text:span text:style-name="T1"> </text:span><text:span text:style-name="T26">(</text:span><text:span text:style-name="T62">דפיגול</text:span><text:span text:style-name="T67"> </text:span><text:span text:style-name="T62">ונותר</text:span><text:span text:style-name="T26">)</text:span> – מצטרפין<text:span text:style-name="T1"> </text:span><text:span text:style-name="T26">(</text:span><text:span text:style-name="T62">דאי</text:span><text:span text:style-name="T67"> </text:span><text:span text:style-name="T62">איכא</text:span><text:span text:style-name="T67"> </text:span><text:span text:style-name="T62">פחות</text:span><text:span text:style-name="T67"> </text:span><text:span text:style-name="T62">מכזית</text:span><text:span text:style-name="T67"> </text:span><text:span text:style-name="T62">פיגול, ונותר</text:span><text:span text:style-name="T67"> </text:span><text:span text:style-name="T62">משלימו</text:span><text:span text:style-name="T67"> </text:span><text:span text:style-name="T62">לכזית</text:span><text:span text:style-name="T67"> </text:span><text:span text:style-name="T62">ואכלו</text:span><text:span text:style-name="T67"> </text:span><text:span text:style-name="T62">- חייבין</text:span><text:span text:style-name="T67"> </text:span><text:span text:style-name="T62">עליו</text:span><text:span text:style-name="T67"> </text:span><text:span text:style-name="T62">משום</text:span><text:span text:style-name="T67"> </text:span><text:span text:style-name="T62">פיגול; וכן</text:span><text:span text:style-name="T67"> </text:span><text:span text:style-name="T62">אי</text:span><text:span text:style-name="T67"> </text:span><text:span text:style-name="T62">הוי</text:span><text:span text:style-name="T67"> </text:span><text:span text:style-name="T62">רוב</text:span><text:span text:style-name="T67"> </text:span><text:span text:style-name="T62">דנותר, ופיגול</text:span><text:span text:style-name="T67"> </text:span><text:span text:style-name="T62">משלימו</text:span><text:span text:style-name="T67"> </text:span><text:span text:style-name="T62">לכזית</text:span><text:span text:style-name="T67"> </text:span><text:span text:style-name="T62">ואכלו</text:span><text:span text:style-name="T67"> </text:span><text:span text:style-name="T62">- חייב</text:span><text:span text:style-name="T67"> </text:span><text:span text:style-name="T62">עליו</text:span><text:span text:style-name="T67"> </text:span><text:span text:style-name="T62">משום</text:span><text:span text:style-name="T67"> </text:span><text:span text:style-name="T62">נותר; ואמר</text:span><text:span text:style-name="T67"> </text:span><text:span text:style-name="T62">לי</text:span><text:span text:style-name="T67"> </text:span><text:span text:style-name="T62">רבי: דאי</text:span><text:span text:style-name="T67"> </text:span><text:span text:style-name="T62">הוי</text:span><text:span text:style-name="T67"> </text:span><text:span text:style-name="T62">חצי</text:span><text:span text:style-name="T67"> </text:span><text:span text:style-name="T62">זית</text:span><text:span text:style-name="T67"> </text:span><text:span text:style-name="T62">מזה</text:span><text:span text:style-name="T67"> </text:span><text:span text:style-name="T62">וחצי</text:span><text:span text:style-name="T67"> </text:span><text:span text:style-name="T62">זית</text:span><text:span text:style-name="T67"> </text:span><text:span text:style-name="T62">מזה</text:span><text:span text:style-name="T67"> </text:span><text:span text:style-name="T62">- 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</text:span><text:span text:style-name="T67"> </text:span><text:span text:style-name="T62">לחייב</text:span><text:span text:style-name="T67"> </text:span><text:span text:style-name="T62">עליו</text:span><text:span text:style-name="T67"> </text:span><text:span text:style-name="T62">משום</text:span><text:span text:style-name="T67"> </text:span><text:span text:style-name="T62">נותר</text:span><text:span text:style-name="T67"> </text:span><text:span text:style-name="T62">ומשום</text:span><text:span text:style-name="T67"> </text:span><text:span text:style-name="T62">פיגול</text:span><text:span text:style-name="T67"> </text:span><text:span text:style-name="T65">[לא</text:span><text:span text:style-name="T69"> </text:span><text:span text:style-name="T65">לחייבו</text:span><text:span text:style-name="T69"> </text:span><text:span text:style-name="T65">שתים, שאם</text:span><text:span text:style-name="T69"> </text:span><text:span text:style-name="T65">כן</text:span><text:span text:style-name="T69"> </text:span><text:span text:style-name="T65">אתה</text:span><text:span text:style-name="T69"> </text:span><text:span text:style-name="T65">מחייבו</text:span><text:span text:style-name="T69"> </text:span><text:span text:style-name="T65">על</text:span><text:span text:style-name="T69"> </text:span><text:span text:style-name="T65">פחות</text:span><text:span text:style-name="T69"> </text:span><text:span text:style-name="T65">מכשיעור! אלא</text:span><text:span text:style-name="T69"> </text:span><text:span text:style-name="T65">לענן</text:span><text:span text:style-name="T69"> </text:span><text:span text:style-name="T65">מלקות,לחייבו</text:span><text:span text:style-name="T69"> </text:span><text:span text:style-name="T65">אם</text:span><text:span text:style-name="T69"> <text:s/></text:span><text:span text:style-name="T65">התרו</text:span><text:span text:style-name="T69"> </text:span><text:span text:style-name="T65">בו, משום</text:span><text:span text:style-name="T69"> </text:span><text:span text:style-name="T65">נותר</text:span><text:span text:style-name="T69"> </text:span><text:span text:style-name="T65">או</text:span><text:span text:style-name="T69"> </text:span><text:span text:style-name="T65">משום</text:span><text:span text:style-name="T69"> </text:span><text:span text:style-name="T65">פיגול]</text:span><text:span text:style-name="T26">)</text:span>, דתניא: '<text:span text:style-name="T106">רבי</text:span><text:span text:style-name="T107"> </text:span><text:span text:style-name="T106">אליעזר</text:span><text:span text:style-name="T107"> </text:span><text:span text:style-name="T106">אומר: </text:span><text:span text:style-name="T139">(שמות</text:span><text:span text:style-name="T140"> </text:span><text:span text:style-name="T139">כט,לד)</text:span><text:span text:style-name="T137"> </text:span><text:span text:style-name="T138">[ואם</text:span><text:span text:style-name="T141"> </text:span><text:span text:style-name="T138">יותר</text:span><text:span text:style-name="T141"> </text:span><text:span text:style-name="T138">מבשר</text:span><text:span text:style-name="T141"> </text:span><text:span text:style-name="T138">המלאים</text:span><text:span text:style-name="T141"> </text:span><text:span text:style-name="T138">ומן</text:span><text:span text:style-name="T141"> </text:span><text:span text:style-name="T138">הלחם</text:span><text:span text:style-name="T141"> </text:span><text:span text:style-name="T138">עד</text:span><text:span text:style-name="T141"> </text:span><text:span text:style-name="T138">הבקר</text:span><text:span text:style-name="T141"> </text:span><text:span text:style-name="T138">ושרפת</text:span><text:span text:style-name="T141"> </text:span><text:span text:style-name="T138">את</text:span><text:span text:style-name="T141"> </text:span><text:span text:style-name="T138">הנותר</text:span><text:span text:style-name="T141"> </text:span><text:span text:style-name="T138">באש] לא</text:span><text:span text:style-name="T141"> </text:span><text:span text:style-name="T138">יאכל</text:span><text:span text:style-name="T141"> </text:span><text:span text:style-name="T138">כי</text:span><text:span text:style-name="T141"> </text:span><text:span text:style-name="T138">קדש</text:span><text:span text:style-name="T141"> </text:span><text:span text:style-name="T138">הוא</text:span><text:span text:style-name="T1"> </text:span><text:span text:style-name="T64">(שמות</text:span><text:span text:style-name="T68"> </text:span><text:span text:style-name="T64">כט,לג)</text:span><text:span text:style-name="T62"> </text:span><text:span text:style-name="T72">[</text:span><text:span text:style-name="T32">ואכלו</text:span><text:span text:style-name="T2"> </text:span><text:span text:style-name="T32">אתם</text:span><text:span text:style-name="T2"> </text:span><text:span text:style-name="T32">אשר</text:span><text:span text:style-name="T2"> </text:span><text:span text:style-name="T32">כפר</text:span><text:span text:style-name="T2"> </text:span><text:span text:style-name="T32">בהם</text:span><text:span text:style-name="T2"> </text:span><text:span text:style-name="T32">למלא</text:span><text:span text:style-name="T2"> </text:span><text:span text:style-name="T32">את</text:span><text:span text:style-name="T2"> </text:span><text:span text:style-name="T32">ידם</text:span><text:span text:style-name="T2"> </text:span><text:span text:style-name="T32">לקדש</text:span><text:span text:style-name="T2"> </text:span><text:span text:style-name="T32">אתם</text:span><text:span text:style-name="T2"> </text:span><text:span text:style-name="T32">וזר]</text:span><text:span text:style-name="T111"> לא</text:span><text:span text:style-name="T107"> </text:span><text:span text:style-name="T111">יאכל</text:span><text:span text:style-name="T107"> </text:span><text:span text:style-name="T111">כי</text:span><text:span text:style-name="T107"> </text:span><text:span text:style-name="T111">קדש</text:span><text:span text:style-name="T107"> </text:span><text:span text:style-name="T111">הם</text:span><text:span text:style-name="T106">: כל</text:span><text:span text:style-name="T107"> </text:span><text:span text:style-name="T106">שבקדש</text:span><text:span text:style-name="T107"> </text:span><text:span text:style-name="T106">פסול</text:span><text:span text:style-name="T107"> </text:span><text:span text:style-name="T26">(</text:span><text:span text:style-name="T72">כי</text:span><text:span text:style-name="T67"> </text:span><text:span text:style-name="T72">קדש</text:span><text:span text:style-name="T67"> </text:span><text:span text:style-name="T102">הם</text:span><text:span text:style-name="T67"> </text:span><text:span text:style-name="T62">משמע</text:span><text:span text:style-name="T67"> </text:span><text:span text:style-name="T62">דשניהן</text:span><text:span text:style-name="T67"> </text:span><text:span text:style-name="T62">מצטרפין</text:span><text:span text:style-name="T67"> </text:span><text:span text:style-name="T62">לאכילה; ומ</text:span><text:span text:style-name="T72">לא</text:span><text:span text:style-name="T67"> </text:span><text:span text:style-name="T72">יאכל</text:span><text:span text:style-name="T67"> </text:span><text:span text:style-name="T62">נפקא</text:span><text:span text:style-name="T67"> </text:span><text:span text:style-name="T62">דכל</text:span><text:span text:style-name="T67"> </text:span><text:span text:style-name="T62">שבקדש</text:span><text:span text:style-name="T67"> </text:span><text:span text:style-name="T62">פסול, כגון</text:span><text:span text:style-name="T67"> </text:span><text:span text:style-name="T62">נותר</text:span><text:span text:style-name="T67"> </text:span><text:span text:style-name="T62">ופגול</text:span><text:span text:style-name="T26">)</text:span><text:span text:style-name="T106"> - בא</text:span><text:span text:style-name="T107"> </text:span><text:span text:style-name="T106">הכתוב</text:span><text:span text:style-name="T107"> </text:span><text:span text:style-name="T106">ליתן</text:span><text:span text:style-name="T107"> </text:span><text:span text:style-name="T106">לא</text:span><text:span text:style-name="T107"> </text:span><text:span text:style-name="T106">תעשה</text:span><text:span text:style-name="T107"> </text:span><text:span text:style-name="T106">על</text:span><text:span text:style-name="T107"> </text:span><text:span text:style-name="T106">אכילתו</text:span>'.<text:span text:style-name="T62"> <text:s/></text:span></text:p>
      <text:p text:style-name="P3"/>
      <text:p text:style-name="P3"/>
      <text:p text:style-name="P3">משנה:</text:p>
      <text:p text:style-name="P3">האוכל<text:span text:style-name="T1"> </text:span>שנטמא<text:span text:style-name="T1"> </text:span>באב<text:span text:style-name="T1"> </text:span>הטומאה<text:span text:style-name="T1"> </text:span><text:span text:style-name="T26">(</text:span><text:span text:style-name="T62">דהוא</text:span><text:span text:style-name="T67"> </text:span><text:span text:style-name="T62">ולד</text:span><text:span text:style-name="T67"> </text:span><text:span text:style-name="T62">ראשון</text:span><text:span text:style-name="T26">)</text:span> ושנטמא<text:span text:style-name="T1"> </text:span><text:span text:style-name="T26">(</text:span><text:span text:style-name="T62">והאוכל</text:span><text:span text:style-name="T67"> </text:span><text:span text:style-name="T62">שנטמא</text:span><text:span text:style-name="T26">)</text:span> בולד<text:span text:style-name="T1"> </text:span>הטומאה<text:span text:style-name="T1"> </text:span><text:span text:style-name="T26">(</text:span><text:span text:style-name="T62">דהוא</text:span><text:span text:style-name="T67"> </text:span><text:span text:style-name="T62">שני</text:span><text:span text:style-name="T26">)</text:span> - מצטרפין<text:span text:style-name="T1"> </text:span>זה<text:span text:style-name="T1"> </text:span>עם<text:span text:style-name="T1"> </text:span>זה<text:span text:style-name="T1"> </text:span>לטמא<text:span text:style-name="T1"> </text:span>בקל<text:span text:style-name="T1"> </text:span>שבשניהם<text:span text:style-name="T1"> </text:span><text:span text:style-name="T26">(</text:span><text:span text:style-name="T62">דהיינו</text:span><text:span text:style-name="T67"> </text:span><text:span text:style-name="T62">שֵׁנִי, ומצטרפין</text:span><text:span text:style-name="T67"> </text:span><text:span text:style-name="T62">יחד</text:span><text:span text:style-name="T67"> </text:span><text:span text:style-name="T62">לעשות</text:span><text:span text:style-name="T67"> </text:span><text:span text:style-name="T62">שלישי</text:span><text:span text:style-name="T67"> </text:span><text:span text:style-name="T62">כדרך</text:span><text:span text:style-name="T67"> </text:span><text:span text:style-name="T62">שהשני</text:span><text:span text:style-name="T67"> </text:span><text:span text:style-name="T62">עושה, דהוא</text:span><text:span text:style-name="T67"> </text:span><text:span text:style-name="T62">'קל</text:span><text:span text:style-name="T67"> </text:span><text:span text:style-name="T62">שבשניהן'; אבל</text:span><text:span text:style-name="T67"> </text:span><text:span text:style-name="T62">לא</text:span><text:span text:style-name="T67"> </text:span><text:span text:style-name="T62">מצטרפין</text:span><text:span text:style-name="T67"> </text:span><text:span text:style-name="T62">להכי</text:span><text:span text:style-name="T67"> </text:span><text:span text:style-name="T62">שיעשו</text:span><text:span text:style-name="T67"> </text:span><text:span text:style-name="T62">שני</text:span><text:span text:style-name="T67"> </text:span><text:span text:style-name="T62">כמו</text:span><text:span text:style-name="T67"> </text:span><text:span text:style-name="T62">ראשון</text:span><text:span text:style-name="T67"> </text:span><text:span text:style-name="T62">שעושה</text:span><text:span text:style-name="T67"> </text:span><text:span text:style-name="T62">שני, דאם</text:span><text:span text:style-name="T67"> </text:span><text:span text:style-name="T62">כן</text:span><text:span text:style-name="T67"> </text:span><text:span text:style-name="T62">היינו</text:span><text:span text:style-name="T67"> </text:span><text:span text:style-name="T62">'חמור</text:span><text:span text:style-name="T67"> </text:span><text:span text:style-name="T62">שבשניהן'</text:span><text:span text:style-name="T26">)</text:span>;</text:p>
      <text:p text:style-name="P3">כל<text:span text:style-name="T1"> </text:span>האוכלים<text:span text:style-name="T1"> </text:span>מצטרפין<text:span text:style-name="T1"> </text:span>זה<text:span text:style-name="T1"> </text:span>עם<text:span text:style-name="T1"> </text:span>זה<text:span text:style-name="T1"> </text:span>לפסול<text:span text:style-name="T1"> </text:span>הגוייה<text:span text:style-name="T1"> </text:span>כבחצי<text:span text:style-name="T1"> </text:span>פרס, כבמזון<text:span text:style-name="T1"> </text:span>שתי<text:span text:style-name="T1"> </text:span>סעודות<text:span text:style-name="T1"> </text:span>לעירוב; </text:p>
      <text:p text:style-name="P3">וכביצה<text:span text:style-name="T1"> </text:span>לטמא<text:span text:style-name="T1"> </text:span>טומאת<text:span text:style-name="T1"> </text:span>אוכלין; </text:p>
      <text:p text:style-name="P3">וכגרוגרת<text:span text:style-name="T1"> </text:span>להוצאת<text:span text:style-name="T1"> </text:span>שבת; </text:p>
      <text:p text:style-name="P3">וככותבת<text:span text:style-name="T1"> </text:span>ביום<text:span text:style-name="T1"> </text:span>הכפורים;</text:p>
      <text:p text:style-name="P3">כל<text:span text:style-name="T1"> </text:span>המשקין<text:span text:style-name="T1"> </text:span>מצטרפין<text:span text:style-name="T1"> </text:span>זו<text:span text:style-name="T1"> </text:span>עם<text:span text:style-name="T1"> </text:span>זו<text:span text:style-name="T1"> </text:span>לפסול<text:span text:style-name="T1"> </text:span>את<text:span text:style-name="T1"> </text:span>הגוייה<text:span text:style-name="T1"> </text:span>ברביעית, וכמלא<text:span text:style-name="T1"> </text:span>לוגמא<text:span text:style-name="T1"> </text:span>ביום<text:span text:style-name="T1"> </text:span>הכפורים.</text:p>
      <text:p text:style-name="P3"/>
      <text:p text:style-name="P3">גמרא:</text:p>
      <text:p text:style-name="P3">תניא: רבי<text:span text:style-name="T1"> </text:span>שמעון<text:span text:style-name="T1"> </text:span>אומר: מה<text:span text:style-name="T1"> </text:span>טעם<text:span text:style-name="T1"> </text:span><text:span text:style-name="T26">(</text:span><text:span text:style-name="T62">מה</text:span><text:span text:style-name="T67"> </text:span><text:span text:style-name="T62">טעם</text:span><text:span text:style-name="T67"> </text:span><text:span text:style-name="T62">מצטרפין</text:span><text:span text:style-name="T67"> </text:span><text:span text:style-name="T62">ולד</text:span><text:span text:style-name="T67"> </text:span><text:span text:style-name="T62">ראשון</text:span><text:span text:style-name="T67"> </text:span><text:span text:style-name="T62">עם</text:span><text:span text:style-name="T67"> </text:span><text:span text:style-name="T62">ולד</text:span><text:span text:style-name="T67"> </text:span><text:span text:style-name="T62">שני</text:span><text:span text:style-name="T26">)</text:span>? - שאפשר<text:span text:style-name="T1"> </text:span>לשני<text:span text:style-name="T1"> </text:span>שיַעֲשֶׂה<text:span text:style-name="T1"> </text:span>ראשון. </text:p>
      <text:p text:style-name="P3">ומי<text:span text:style-name="T1"> </text:span>קא<text:span text:style-name="T1"> </text:span>עביד<text:span text:style-name="T1"> </text:span>שני<text:span text:style-name="T1"> </text:span>ראשון? הא<text:span text:style-name="T1"> </text:span>לא<text:span text:style-name="T1"> </text:span>אפשר<text:span text:style-name="T1"> </text:span><text:span text:style-name="T26">(</text:span><text:span text:style-name="T62">דשני</text:span><text:span text:style-name="T67"> </text:span><text:span text:style-name="T62">לעביד</text:span><text:span text:style-name="T67"> </text:span><text:span text:style-name="T62">ראשון</text:span><text:span text:style-name="T67"> </text:span><text:span text:style-name="T62">לעולם? דלא</text:span><text:span text:style-name="T67"> </text:span><text:span text:style-name="T62">מצינו</text:span><text:span text:style-name="T67"> </text:span><text:span text:style-name="T62">טומאה</text:span><text:span text:style-name="T67"> </text:span><text:span text:style-name="T62">שעושה</text:span><text:span text:style-name="T67"> </text:span><text:span text:style-name="T62">כיוצא</text:span><text:span text:style-name="T67"> </text:span><text:span text:style-name="T62">בו? דאפילו</text:span><text:span text:style-name="T67"> </text:span><text:span text:style-name="T62">שני</text:span><text:span text:style-name="T67"> </text:span><text:span text:style-name="T62">נמי</text:span><text:span text:style-name="T67"> </text:span><text:span text:style-name="T62">לא</text:span><text:span text:style-name="T67"> </text:span><text:span text:style-name="T62">עביד, וכל</text:span><text:span text:style-name="T67"> </text:span><text:span text:style-name="T62">שכן</text:span><text:span text:style-name="T67"> </text:span><text:span text:style-name="T62">דראשון</text:span><text:span text:style-name="T67"> </text:span><text:span text:style-name="T62">לא</text:span><text:span text:style-name="T67"> </text:span><text:span text:style-name="T62">עביד</text:span><text:span text:style-name="T26">)</text:span>?</text:p>
      <text:p text:style-name="P3">אמר<text:span text:style-name="T1"> </text:span>רבא: הכי<text:span text:style-name="T1"> </text:span>קאמר: <text:span text:style-name="T26">(</text:span><text:span text:style-name="T62">אלא</text:span><text:span text:style-name="T67"> </text:span><text:span text:style-name="T62">מה</text:span><text:span text:style-name="T67"> </text:span><text:span text:style-name="T62">טעם</text:span><text:span text:style-name="T67"> </text:span><text:span text:style-name="T62">מצטרפין? - משום</text:span><text:span text:style-name="T26">)</text:span> מי<text:span text:style-name="T1"> </text:span>גרם<text:span text:style-name="T1"> </text:span>לשני<text:span text:style-name="T1"> </text:span><text:span text:style-name="T26">(</text:span><text:span text:style-name="T62">שיבוא</text:span><text:span text:style-name="T67"> </text:span><text:span text:style-name="T62">לידי</text:span><text:span text:style-name="T67"> </text:span><text:span text:style-name="T62">טומאה</text:span><text:span text:style-name="T26">)</text:span>?: לאו<text:span text:style-name="T1"> </text:span>ראשון? <text:span text:style-name="T26">(</text:span><text:span text:style-name="T62">וכיון</text:span><text:span text:style-name="T67"> </text:span><text:span text:style-name="T62">דמכח</text:span><text:span text:style-name="T67"> </text:span><text:span text:style-name="T62">ראשון</text:span><text:span text:style-name="T67"> </text:span><text:span text:style-name="T62">אתי</text:span><text:span text:style-name="T67"> </text:span><text:span text:style-name="T62">עליה</text:span><text:span text:style-name="T67"> </text:span><text:span text:style-name="T62">טומאה</text:span><text:span text:style-name="T67"> </text:span><text:span text:style-name="T62">- הוי</text:span><text:span text:style-name="T67"> </text:span><text:span text:style-name="T62">כי</text:span><text:span text:style-name="T67"> </text:span><text:span text:style-name="T62">ראשון, ולהכי</text:span><text:span text:style-name="T67"> </text:span><text:span text:style-name="T62">מצטרפין!</text:span><text:span text:style-name="T26">)</text:span></text:p>
      <text:p text:style-name="P3"><text:soft-page-break/>רב<text:span text:style-name="T1"> </text:span>אשי<text:span text:style-name="T1"> </text:span>אמר: ראשון<text:span text:style-name="T1"> </text:span>ושני<text:span text:style-name="T1"> </text:span>לגבי<text:span text:style-name="T1"> </text:span>שלישי<text:span text:style-name="T1"> </text:span>- בני<text:span text:style-name="T1"> </text:span>חדא<text:span text:style-name="T1"> </text:span>ביקתא<text:span text:style-name="T1"> </text:span>אינון<text:span text:style-name="T1"> </text:span><text:span text:style-name="T26">(</text:span><text:span text:style-name="T62">מבית</text:span><text:span text:style-name="T67"> </text:span><text:span text:style-name="T62">אחד</text:span><text:span text:style-name="T67"> </text:span><text:span text:style-name="T62">הן, כלומר, דתרווייהו: ראשון</text:span><text:span text:style-name="T67"> </text:span><text:span text:style-name="T62">ושני</text:span><text:span text:style-name="T67"> </text:span><text:span text:style-name="T62">- אתי</text:span><text:span text:style-name="T67"> </text:span><text:span text:style-name="T62">מחדא: דשני</text:span><text:span text:style-name="T67"> </text:span><text:span text:style-name="T62">אתי</text:span><text:span text:style-name="T67"> </text:span><text:span text:style-name="T62">מכח</text:span><text:span text:style-name="T67"> </text:span><text:span text:style-name="T62">ראשון; להכי</text:span><text:span text:style-name="T67"> </text:span><text:span text:style-name="T62">אמר</text:span><text:span text:style-name="T67"> </text:span><text:span text:style-name="T62">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</text:span><text:span text:style-name="T67"> </text:span><text:span text:style-name="T62">כקל</text:span><text:span text:style-name="T67"> </text:span><text:span text:style-name="T62">שבשניהן</text:span><text:span text:style-name="T67"> </text:span><text:span text:style-name="T62">דעושין</text:span><text:span text:style-name="T67"> </text:span><text:span text:style-name="T62">שלישי; בין</text:span><text:span text:style-name="T67"> </text:span><text:span text:style-name="T62">רבא</text:span><text:span text:style-name="T67"> </text:span><text:span text:style-name="T62">לרב</text:span><text:span text:style-name="T67"> </text:span><text:span text:style-name="T62">אשי</text:span><text:span text:style-name="T67"> </text:span><text:span text:style-name="T62">ליכא</text:span><text:span text:style-name="T67"> </text:span><text:span text:style-name="T62">בינייהו</text:span><text:span text:style-name="T67"> </text:span><text:span text:style-name="T62">אלא</text:span><text:span text:style-name="T67"> </text:span><text:span text:style-name="T62">שינוי</text:span><text:span text:style-name="T67"> </text:span><text:span text:style-name="T62">לשון: דרב</text:span><text:span text:style-name="T67"> </text:span><text:span text:style-name="T62">אשי</text:span><text:span text:style-name="T67"> </text:span><text:span text:style-name="T62">מוסיף</text:span><text:span text:style-name="T67"> </text:span><text:span text:style-name="T62">ואמר</text:span><text:span text:style-name="T67"> </text:span><text:span text:style-name="T62">'בני</text:span><text:span text:style-name="T67"> </text:span><text:span text:style-name="T62">חדא</text:span><text:span text:style-name="T67"> </text:span><text:span text:style-name="T62">בקתא</text:span><text:span text:style-name="T67"> </text:span><text:span text:style-name="T62">אינון'</text:span><text:span text:style-name="T26">)</text:span>.</text:p>
      <text:p text:style-name="P3"/>
      <text:p text:style-name="P3">(מעילה<text:span text:style-name="T1"> </text:span>יח,א)</text:p>
      <text:p text:style-name="P3">משנה:</text:p>
      <text:p text:style-name="P3">הערלה<text:span text:style-name="T1"> </text:span>וכלאי<text:span text:style-name="T1"> </text:span>הכרם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6">(</text:span><text:span text:style-name="T62">כדאמרינן</text:span><text:span text:style-name="T67"> </text:span><text:span text:style-name="T62">גבי</text:span><text:span text:style-name="T67"> </text:span><text:span text:style-name="T62">פגול</text:span><text:span text:style-name="T67"> </text:span><text:span text:style-name="T62">ונותר</text:span><text:span text:style-name="T26">)</text:span>;</text:p>
      <text:p text:style-name="P3">רבי<text:span text:style-name="T1"> </text:span>שמעון<text:span text:style-name="T1"> </text:span>אומר: אין<text:span text:style-name="T1"> </text:span>מצטרפין.</text:p>
      <text:p text:style-name="P3"/>
      <text:p text:style-name="P3">גמרא:</text:p>
      <text:p text:style-name="P3">ומי<text:span text:style-name="T1"> </text:span>צריך<text:span text:style-name="T1"> </text:span>רבי<text:span text:style-name="T1"> </text:span>שמעון<text:span text:style-name="T1"> </text:span>לצרופי? והתניא: '<text:span text:style-name="T106">רבי</text:span><text:span text:style-name="T107"> </text:span><text:span text:style-name="T106">שמעון</text:span><text:span text:style-name="T107"> </text:span><text:span text:style-name="T106">אומר: כל</text:span><text:span text:style-name="T107"> </text:span><text:span text:style-name="T106">שהוא</text:span><text:span text:style-name="T107"> </text:span><text:span text:style-name="T106">למכות</text:span>' <text:span text:style-name="T40">[שיעור</text:span><text:span text:style-name="T45"> </text:span><text:span text:style-name="T40">- לקרבן]</text:span> <text:span text:style-name="T26">(</text:span><text:span text:style-name="T62">האכילה</text:span><text:span text:style-name="T67"> </text:span><text:span text:style-name="T62">כל</text:span><text:span text:style-name="T67"> </text:span><text:span text:style-name="T62">שהוא</text:span><text:span text:style-name="T67"> </text:span><text:span text:style-name="T62">עובר</text:span><text:span text:style-name="T67"> </text:span><text:span text:style-name="T62">בלאו, ואם</text:span><text:span text:style-name="T67"> </text:span><text:span text:style-name="T62">כן</text:span><text:span text:style-name="T67"> </text:span><text:span text:style-name="T62">למאי</text:span><text:span text:style-name="T67"> </text:span><text:span text:style-name="T62">מצטרפין</text:span><text:span text:style-name="T26">)</text:span>?</text:p>
      <text:p text:style-name="P3">תני<text:span text:style-name="T1"> </text:span>'אין<text:span text:style-name="T1"> </text:span>צריכין<text:span text:style-name="T1"> </text:span>לצרף'.<text:span text:style-name="T62"> </text:span></text:p>
      <text:p text:style-name="P3"/>
      <text:p text:style-name="P3"/>
      <text:p text:style-name="P3">משנה:</text:p>
      <text:p text:style-name="P3">הבגד<text:span text:style-name="T1"> </text:span><text:span text:style-name="T26">(</text:span><text:span text:style-name="T62">שהוא</text:span><text:span text:style-name="T67"> </text:span><text:span text:style-name="T62">מטמא</text:span><text:span text:style-name="T67"> </text:span><text:span text:style-name="T62">שלש</text:span><text:span text:style-name="T67"> </text:span><text:span text:style-name="T62">אצבעות</text:span><text:span text:style-name="T67"> </text:span><text:span text:style-name="T62">על</text:span><text:span text:style-name="T67"> </text:span><text:span text:style-name="T62">שלש</text:span><text:span text:style-name="T67"> </text:span><text:span text:style-name="T100">אצבעות</text:span><text:span text:style-name="T26">)</text:span> והשק<text:span text:style-name="T1"> </text:span><text:span text:style-name="T26">(</text:span><text:span text:style-name="T62">שיעורו</text:span><text:span text:style-name="T67"> </text:span><text:span text:style-name="T62">ארבעה</text:span><text:span text:style-name="T67"> </text:span><text:span text:style-name="T62">טפחים</text:span><text:span text:style-name="T67"> </text:span><text:span text:style-name="T62">על</text:span><text:span text:style-name="T67"> </text:span><text:span text:style-name="T62">ארבעה</text:span><text:span text:style-name="T67"> </text:span><text:span text:style-name="T100">טפחים</text:span><text:span text:style-name="T26">)</text:span>, השק<text:span text:style-name="T1"> </text:span>והעור, העור<text:span text:style-name="T1"> </text:span>והמפץ<text:span text:style-name="T1"> </text:span>- כולן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6">(</text:span><text:span text:style-name="T62">הבגד</text:span><text:span text:style-name="T67"> </text:span><text:span text:style-name="T62">מצטרף</text:span><text:span text:style-name="T67"> </text:span><text:span text:style-name="T62">לשק, שקל</text:span><text:span text:style-name="T67"> </text:span><text:span text:style-name="T62">הימנו, לארבעה</text:span><text:span text:style-name="T67"> </text:span><text:span text:style-name="T62">על</text:span><text:span text:style-name="T67"> </text:span><text:span text:style-name="T62">ארבעה; וכן</text:span><text:span text:style-name="T67"> </text:span><text:span text:style-name="T62">כל</text:span><text:span text:style-name="T67"> </text:span><text:span text:style-name="T62">אחד</text:span><text:span text:style-name="T67"> </text:span><text:span text:style-name="T62">ואחד</text:span><text:span text:style-name="T67"> </text:span><text:span text:style-name="T62">מצטרף</text:span><text:span text:style-name="T67"> </text:span><text:span text:style-name="T62">לקל</text:span><text:span text:style-name="T67"> </text:span><text:span text:style-name="T62">הימנו: דשק</text:span><text:span text:style-name="T67"> </text:span><text:span text:style-name="T62">מצטרף</text:span><text:span text:style-name="T67"> </text:span><text:span text:style-name="T62">לעור: לחמשה</text:span><text:span text:style-name="T67"> </text:span><text:span text:style-name="T62">על</text:span><text:span text:style-name="T67"> </text:span><text:span text:style-name="T62">חמשה, והעור</text:span><text:span text:style-name="T67"> </text:span><text:span text:style-name="T62">למפץ: לששה</text:span><text:span text:style-name="T67"> </text:span><text:span text:style-name="T62">על</text:span><text:span text:style-name="T67"> </text:span><text:span text:style-name="T62">ששה, דהיינו</text:span><text:span text:style-name="T67"> </text:span><text:span text:style-name="T62">לקל</text:span><text:span text:style-name="T67"> </text:span><text:span text:style-name="T62">הימנו; אבל</text:span><text:span text:style-name="T67"> </text:span><text:span text:style-name="T62">לא</text:span><text:span text:style-name="T67"> </text:span><text:span text:style-name="T62">הקל</text:span><text:span text:style-name="T67"> </text:span><text:span text:style-name="T62">עם</text:span><text:span text:style-name="T67"> </text:span><text:span text:style-name="T62">החמור: דלהכי</text:span><text:span text:style-name="T67"> </text:span><text:span text:style-name="T62">תנא</text:span><text:span text:style-name="T67"> </text:span><text:span text:style-name="T62">להו</text:span><text:span text:style-name="T67"> </text:span><text:span text:style-name="T62">הכי</text:span><text:span text:style-name="T67"> </text:span><text:span text:style-name="T62">'הבגד</text:span><text:span text:style-name="T67"> </text:span><text:span text:style-name="T62">והשק</text:span><text:span text:style-name="T67"> </text:span><text:span text:style-name="T62">השק</text:span><text:span text:style-name="T67"> </text:span><text:span text:style-name="T62">והעור</text:span><text:span text:style-name="T67"> </text:span><text:span text:style-name="T62">כו' כולן</text:span><text:span text:style-name="T67"> </text:span><text:span text:style-name="T62">מצטרפין</text:span><text:span text:style-name="T67"> </text:span><text:span text:style-name="T62">זה</text:span><text:span text:style-name="T67"> </text:span><text:span text:style-name="T62">עם</text:span><text:span text:style-name="T67"> </text:span><text:span text:style-name="T62">זה</text:span><text:span text:style-name="T26">)</text:span>;</text:p>
      <text:p text:style-name="P3">אמר<text:span text:style-name="T1"> </text:span>רבי<text:span text:style-name="T1"> </text:span>שמעון: מה<text:span text:style-name="T1"> </text:span>טעם? - מפני<text:span text:style-name="T1"> </text:span><text:span text:style-name="T26">(</text:span><text:span text:style-name="T62">שכשיש</text:span><text:span text:style-name="T67"> </text:span><text:span text:style-name="T62">בין</text:span><text:span text:style-name="T67"> </text:span><text:span text:style-name="T62">כולן</text:span><text:span text:style-name="T67"> </text:span><text:span text:style-name="T62">שיעור</text:span><text:span text:style-name="T67"> </text:span><text:span text:style-name="T62">אחד</text:span><text:span text:style-name="T67"> </text:span><text:span text:style-name="T62">בין</text:span><text:span text:style-name="T67"> </text:span><text:span text:style-name="T62">שניהם</text:span><text:span text:style-name="T26">)</text:span> שהן<text:span text:style-name="T1"> </text:span>ראוין<text:span text:style-name="T1"> </text:span>ליטמא<text:span text:style-name="T1"> </text:span>במושב<text:span text:style-name="T1"> </text:span><text:span text:style-name="T26">(</text:span><text:span text:style-name="T62">ליטמא</text:span><text:span text:style-name="T67"> </text:span><text:span text:style-name="T62">מושב</text:span><text:span text:style-name="T67"> </text:span><text:span text:style-name="T62">עליו</text:span><text:span text:style-name="T67"> </text:span><text:span text:style-name="T62">הלכך</text:span><text:span text:style-name="T67"> </text:span><text:span text:style-name="T62">מצטרפין</text:span><text:span text:style-name="T26">)</text:span>.</text:p>
      <text:p text:style-name="P3"/>
      <text:p text:style-name="P3">גמרא:</text:p>
      <text:p text:style-name="P3">תנא: '<text:span text:style-name="T106">קיצע</text:span><text:span text:style-name="T107"> </text:span><text:span text:style-name="T106">מכולן</text:span><text:span text:style-name="T107"> </text:span><text:span text:style-name="T26">(</text:span><text:span text:style-name="T62">שאם</text:span><text:span text:style-name="T67"> </text:span><text:span text:style-name="T62">חתך</text:span><text:span text:style-name="T67"> </text:span><text:span text:style-name="T62">מכולן</text:span><text:span text:style-name="T67"> </text:span><text:span text:style-name="T62">משהו</text:span><text:span text:style-name="T67"> </text:span><text:span text:style-name="T62">מכל</text:span><text:span text:style-name="T67"> </text:span><text:span text:style-name="T62">הני</text:span><text:span text:style-name="T67"> </text:span><text:span text:style-name="T62">דתנן</text:span><text:span text:style-name="T67"> </text:span><text:span text:style-name="T62">במתניתין: מהבגד</text:span><text:span text:style-name="T67"> </text:span><text:span text:style-name="T62">ומשק</text:span><text:span text:style-name="T67"> </text:span><text:span text:style-name="T62">ומעור</text:span><text:span text:style-name="T67"> </text:span><text:span text:style-name="T62">וממפץ</text:span><text:span text:style-name="T26">)</text:span><text:span text:style-name="T106"> שלשה</text:span><text:span text:style-name="T107"> </text:span><text:span text:style-name="T106">ועשה</text:span><text:span text:style-name="T107"> </text:span><text:span text:style-name="T106">מהן</text:span><text:span text:style-name="T107"> </text:span><text:span text:style-name="T106">בגד: למשכב</text:span><text:span text:style-name="T107"> </text:span><text:span text:style-name="T26">(</text:span><text:span text:style-name="T62">כלומר: אם</text:span><text:span text:style-name="T67"> </text:span><text:span text:style-name="T62">חישב</text:span><text:span text:style-name="T67"> </text:span><text:span text:style-name="T62">עליו</text:span><text:span text:style-name="T67"> </text:span><text:span text:style-name="T62">לעשותו</text:span><text:span text:style-name="T67"> </text:span><text:span text:style-name="T62">למשכב, כגון</text:span><text:span text:style-name="T67"> </text:span><text:span text:style-name="T62">לתופרו</text:span><text:span text:style-name="T67"> </text:span><text:span text:style-name="T62">בכסת</text:span><text:span text:style-name="T26">)</text:span><text:span text:style-name="T106"> - שלשה</text:span><text:span text:style-name="T107"> </text:span><text:span text:style-name="T26">(</text:span><text:span text:style-name="T62">אם</text:span><text:span text:style-name="T67"> </text:span><text:span text:style-name="T62">יש</text:span><text:span text:style-name="T67"> </text:span><text:span text:style-name="T62">באותו</text:span><text:span text:style-name="T67"> </text:span><text:span text:style-name="T62">בגד</text:span><text:span text:style-name="T67"> </text:span><text:span text:style-name="T62">שלשה</text:span><text:span text:style-name="T67"> </text:span><text:span text:style-name="T62">על</text:span><text:span text:style-name="T67"> </text:span><text:span text:style-name="T62">שלשה, הואיל</text:span><text:span text:style-name="T67"> </text:span><text:span text:style-name="T62">וראוי</text:span><text:span text:style-name="T67"> </text:span><text:span text:style-name="T62">לעשות</text:span><text:span text:style-name="T67"> </text:span><text:span text:style-name="T62">ממנו</text:span><text:span text:style-name="T67"> </text:span><text:span text:style-name="T62">טלאי</text:span><text:span text:style-name="T67"> </text:span><text:span text:style-name="T62">לכסת</text:span><text:span text:style-name="T67"> </text:span><text:span text:style-name="T62">שנקרע</text:span><text:span text:style-name="T67"> </text:span><text:span text:style-name="T62">- מטמא</text:span><text:span text:style-name="T67"> </text:span><text:span text:style-name="T62">משום</text:span><text:span text:style-name="T67"> </text:span><text:span text:style-name="T62">משכב</text:span><text:span text:style-name="T26">)</text:span>, למושב<text:span text:style-name="T1"> </text:span><text:span text:style-name="T26">(</text:span><text:span text:style-name="T62">ואם</text:span><text:span text:style-name="T67"> </text:span><text:span text:style-name="T62">חישבו</text:span><text:span text:style-name="T67"> </text:span><text:span text:style-name="T62">למושב, לעשותו</text:span><text:span text:style-name="T67"> </text:span><text:span text:style-name="T62">טלאי</text:span><text:span text:style-name="T67"> </text:span><text:span text:style-name="T62">לבגד</text:span><text:span text:style-name="T26">)</text:span><text:span text:style-name="T106"> – טפח</text:span><text:span text:style-name="T107"> </text:span><text:span text:style-name="T26">(</text:span><text:span text:style-name="T62">אם</text:span><text:span text:style-name="T67"> </text:span><text:span text:style-name="T62">יש</text:span><text:span text:style-name="T67"> </text:span><text:span text:style-name="T62">באותו</text:span><text:span text:style-name="T67"> </text:span><text:span text:style-name="T62">בגד</text:span><text:span text:style-name="T67"> </text:span><text:span text:style-name="T62">טפח</text:span><text:span text:style-name="T67"> </text:span><text:span text:style-name="T62">על</text:span><text:span text:style-name="T67"> </text:span><text:span text:style-name="T62">טפח</text:span><text:span text:style-name="T67"> </text:span><text:span text:style-name="T62">מטמא</text:span><text:span text:style-name="T67"> </text:span><text:span text:style-name="T62">משום</text:span><text:span text:style-name="T67"> </text:span><text:span text:style-name="T62">זב</text:span><text:span text:style-name="T26">)</text:span><text:span text:style-name="T106">, לאחיזה</text:span><text:span text:style-name="T107"> </text:span><text:span text:style-name="T26">(</text:span><text:span text:style-name="T62">אם</text:span><text:span text:style-name="T67"> </text:span><text:span text:style-name="T62">חישב</text:span><text:span text:style-name="T67"> </text:span><text:span text:style-name="T62">עליו</text:span><text:span text:style-name="T67"> </text:span><text:span text:style-name="T62">לאחיזה</text:span><text:span text:style-name="T26">)</text:span><text:span text:style-name="T106"> - כל</text:span><text:span text:style-name="T107"> </text:span><text:span text:style-name="T106">שהו</text:span><text:span text:style-name="T107"> </text:span><text:span text:style-name="T26">(</text:span><text:span text:style-name="T62">מטמא</text:span><text:span text:style-name="T67"> </text:span><text:span text:style-name="T62">אפילו</text:span><text:span text:style-name="T67"> </text:span><text:span text:style-name="T62">בכל</text:span><text:span text:style-name="T67"> </text:span><text:span text:style-name="T62">שהוא</text:span><text:span text:style-name="T26">)</text:span>'.</text:p>
      <text:p text:style-name="P3">מאי<text:span text:style-name="T1"> </text:span>'<text:span text:style-name="T106">לאחיזה</text:span>'?</text:p>
      <text:p text:style-name="P3">אמר<text:span text:style-name="T1"> </text:span>ריש<text:span text:style-name="T1"> </text:span>לקיש<text:span text:style-name="T1"> </text:span>אמר<text:span text:style-name="T1"> </text:span>רבי<text:span text:style-name="T1"> </text:span>ינאי: שכן<text:span text:style-name="T1"> </text:span>עומד<text:span text:style-name="T1"> </text:span>לנוולה<text:span text:style-name="T1"> </text:span><text:span text:style-name="T26">(</text:span><text:span text:style-name="T62">שכן</text:span><text:span text:style-name="T67"> </text:span><text:span text:style-name="T62">ראוי</text:span><text:span text:style-name="T67"> </text:span><text:span text:style-name="T62">אותו</text:span><text:span text:style-name="T67"> </text:span><text:span text:style-name="T62">בגד</text:span><text:span text:style-name="T67"> </text:span><text:span text:style-name="T62">לאורגים: שהוא</text:span><text:span text:style-name="T67"> </text:span><text:span text:style-name="T62">מחליק</text:span><text:span text:style-name="T67"> </text:span><text:span text:style-name="T62">המטוה</text:span><text:span text:style-name="T67"> </text:span><text:span text:style-name="T62">של</text:span><text:span text:style-name="T67"> </text:span><text:span text:style-name="T62">אריג</text:span><text:span text:style-name="T67"> </text:span><text:span text:style-name="T62">בסובין</text:span><text:span text:style-name="T67"> </text:span><text:span text:style-name="T62">או</text:span><text:span text:style-name="T67"> </text:span><text:span text:style-name="T62">בשום</text:span><text:span text:style-name="T67"> </text:span><text:span text:style-name="T62">דבר</text:span><text:span text:style-name="T67"> </text:span><text:span text:style-name="T62">כדי</text:span><text:span text:style-name="T67"> </text:span><text:span text:style-name="T62">לחזקו</text:span><text:span text:style-name="T67"> </text:span><text:span text:style-name="T62">- כורך</text:span><text:span text:style-name="T67"> </text:span><text:span text:style-name="T62">בגד</text:span><text:span text:style-name="T67"> </text:span><text:span text:style-name="T62">כל</text:span><text:span text:style-name="T67"> </text:span><text:span text:style-name="T62">שהוא</text:span><text:span text:style-name="T67"> </text:span><text:span text:style-name="T62">על</text:span><text:span text:style-name="T67"> </text:span><text:span text:style-name="T62">אצבעו</text:span><text:span text:style-name="T67"> </text:span><text:span text:style-name="T62">להגין</text:span><text:span text:style-name="T67"> </text:span><text:span text:style-name="T62">עליו</text:span><text:span text:style-name="T67"> </text:span><text:span text:style-name="T62">שלא</text:span><text:span text:style-name="T67"> </text:span><text:span text:style-name="T62">יחתכנו</text:span><text:span text:style-name="T67"> </text:span><text:span text:style-name="T62">החוט, והיינו</text:span><text:span text:style-name="T67"> </text:span><text:span text:style-name="T62">'עומד</text:span><text:span text:style-name="T67"> </text:span><text:span text:style-name="T62">לנוולה': לכרוך</text:span><text:span text:style-name="T67"> </text:span><text:span text:style-name="T62">על</text:span><text:span text:style-name="T67"> </text:span><text:span text:style-name="T62">אצבעו</text:span><text:span text:style-name="T67"> </text:span><text:span text:style-name="T62">כשאורג</text:span><text:span text:style-name="T67"> </text:span><text:span text:style-name="T62">ומטוה</text:span><text:span text:style-name="T67"> </text:span><text:span text:style-name="T62">החוטין; ו'נוולה' היא</text:span><text:span text:style-name="T67"> </text:span><text:span text:style-name="T62">אריגה, כדאמרינן</text:span><text:span text:style-name="T67"> </text:span><text:span text:style-name="T62">במסכת</text:span><text:span text:style-name="T67"> </text:span><text:span text:style-name="T62">גיטין</text:span><text:span text:style-name="T67"> </text:span><text:span text:style-name="T64">(דף</text:span><text:span text:style-name="T68"> </text:span><text:span text:style-name="T64">לד.)</text:span><text:span text:style-name="T62">: אשכחה</text:span><text:span text:style-name="T67"> </text:span><text:span text:style-name="T62">דיתבא</text:span><text:span text:style-name="T67"> </text:span><text:span text:style-name="T62">ונוולה</text:span><text:span text:style-name="T26">)</text:span>.</text:p>
      <text:p text:style-name="P3">במתניתא<text:span text:style-name="T1"> </text:span>תנא: 'הואיל<text:span text:style-name="T1"> </text:span>וראוי<text:span text:style-name="T1"> </text:span>לקוצצי<text:span text:style-name="T1"> </text:span>תאנים' <text:span text:style-name="T26">(</text:span><text:span text:style-name="T62">שכשמחתכין</text:span><text:span text:style-name="T67"> </text:span><text:span text:style-name="T62">את</text:span><text:span text:style-name="T67"> </text:span><text:span text:style-name="T62">התאנים</text:span><text:span text:style-name="T67"> </text:span><text:span text:style-name="T62">- כורכין</text:span><text:span text:style-name="T67"> </text:span><text:span text:style-name="T62">בגד</text:span><text:span text:style-name="T67"> </text:span><text:span text:style-name="T62">כל</text:span><text:span text:style-name="T67"> </text:span><text:span text:style-name="T62">דהו</text:span><text:span text:style-name="T67"> </text:span><text:span text:style-name="T62">על</text:span><text:span text:style-name="T67"> </text:span><text:span text:style-name="T62">ידיהם</text:span><text:span text:style-name="T67"> </text:span><text:span text:style-name="T62">שלא</text:span><text:span text:style-name="T67"> </text:span><text:span text:style-name="T62">יתלכלכו</text:span><text:span text:style-name="T67"> </text:span><text:span text:style-name="T62">בדבש</text:span><text:span text:style-name="T67"> </text:span><text:span text:style-name="T62">התאנים; הלכך</text:span><text:span text:style-name="T67"> </text:span><text:span text:style-name="T62">מקבל</text:span><text:span text:style-name="T67"> </text:span><text:span text:style-name="T62">טומאה</text:span><text:span text:style-name="T26">)</text:span>.<text:span text:style-name="T62"> </text:span></text:p>
      <text:p text:style-name="P29">: </text:p>
      <text:p text:style-name="P29"/>
      <text:p text:style-name="P32">הדרן<text:span text:style-name="T1"> </text:span>עלך<text:span text:style-name="T1"> </text:span>קדשי<text:span text:style-name="T1"> </text:span>מזבח</text:p>
      <text:p text:style-name="P64">מעילה<text:span text:style-name="T1"> </text:span>פרק<text:span text:style-name="T1"> </text:span>חמישי<text:span text:style-name="T1"> </text:span>הנהנה<text:span text:style-name="T1"> </text:span>מן<text:span text:style-name="T1"> </text:span>ההקדש</text:p>
      <text:p text:style-name="P3"/>
      <text:p text:style-name="P3">(מעילה<text:span text:style-name="T1"> </text:span>יח,א)</text:p>
      <text:p text:style-name="P3">משנה:</text:p>
      <text:p text:style-name="P3">הנהנה<text:span text:style-name="T1"> </text:span>מן<text:span text:style-name="T1"> </text:span>ההקדש<text:span text:style-name="T1"> </text:span>שוה<text:span text:style-name="T1"> </text:span>פרוטה, אף<text:span text:style-name="T1"> </text:span>על<text:span text:style-name="T1"> </text:span>פי<text:span text:style-name="T1"> </text:span>שלא<text:span text:style-name="T1"> </text:span>פגם<text:span text:style-name="T1"> – </text:span>מעל, דברי<text:span text:style-name="T1"> </text:span>רבי<text:span text:style-name="T1"> </text:span>עקיבא<text:span text:style-name="T1"> </text:span><text:span text:style-name="T26">(</text:span><text:span text:style-name="T62">קסלקא</text:span><text:span text:style-name="T67"> </text:span><text:span text:style-name="T62">דעתא</text:span><text:span text:style-name="T67"> </text:span><text:span text:style-name="T62">בין</text:span><text:span text:style-name="T67"> </text:span><text:span text:style-name="T62">בדבר</text:span><text:span text:style-name="T67"> </text:span><text:span text:style-name="T62">שאין</text:span><text:span text:style-name="T67"> </text:span><text:span text:style-name="T62">דרכו</text:span><text:span text:style-name="T67"> </text:span><text:span text:style-name="T62">לפגום</text:span><text:span text:style-name="T67"> </text:span><text:span text:style-name="T62">ובין</text:span><text:span text:style-name="T67"> </text:span><text:span text:style-name="T62">בדבר</text:span><text:span text:style-name="T67"> </text:span><text:span text:style-name="T62">שדרכו</text:span><text:span text:style-name="T67"> </text:span><text:span text:style-name="T62">לפגום</text:span><text:span text:style-name="T67"> </text:span><text:span text:style-name="T62">קאמר</text:span><text:span text:style-name="T67"> </text:span><text:span text:style-name="T62">רבי</text:span><text:span text:style-name="T67"> </text:span><text:span text:style-name="T62">עקיבא</text:span><text:span text:style-name="T67"> </text:span><text:span text:style-name="T62">דכיון</text:span><text:span text:style-name="T67"> </text:span><text:span text:style-name="T62">שנהנה</text:span><text:span text:style-name="T67"> </text:span><text:span text:style-name="T62">מעל</text:span><text:span text:style-name="T26">)</text:span>; וחכמים<text:span text:style-name="T1"> </text:span>אומרים: כל<text:span text:style-name="T1"> </text:span>דבר<text:span text:style-name="T1"> </text:span>שיש<text:span text:style-name="T1"> </text:span>בו<text:span text:style-name="T1"> </text:span>פגם<text:span text:style-name="T1"> </text:span><text:span text:style-name="T26">(</text:span><text:span text:style-name="T62">כלומר: שדרכו</text:span><text:span text:style-name="T67"> </text:span><text:span text:style-name="T62">ליפגם</text:span><text:span text:style-name="T26">)</text:span> - לא<text:span text:style-name="T1"> </text:span>מעל<text:span text:style-name="T1"> </text:span>עד<text:span text:style-name="T1"> </text:span>שיפגום, ושאין<text:span text:style-name="T1"> </text:span>בו<text:span text:style-name="T1"> </text:span>פגם, כיון<text:span text:style-name="T1"> </text:span>שנהנה<text:span text:style-name="T1"> – </text:span>מעל.</text:p>
      <text:p text:style-name="P3">כיצד?</text:p>
      <text:p text:style-name="P3">נתנה<text:span text:style-name="T1"> </text:span>קטלא<text:span text:style-name="T1"> </text:span><text:span text:style-name="T26">(</text:span><text:span text:style-name="T62">ענק</text:span><text:span text:style-name="T67"> </text:span><text:span text:style-name="T62">של</text:span><text:span text:style-name="T67"> </text:span><text:span text:style-name="T62">זהב</text:span><text:span text:style-name="T67"> </text:span><text:span text:style-name="T62">של</text:span><text:span text:style-name="T67"> </text:span><text:span text:style-name="T62">הקדש</text:span><text:span text:style-name="T26">)</text:span> בצוארה, <text:span text:style-name="T26">(</text:span><text:span text:style-name="T62">או</text:span><text:span text:style-name="T26">)</text:span> טבעת<text:span text:style-name="T1"> </text:span>בידה, <text:span text:style-name="T26">(</text:span><text:span text:style-name="T62">או</text:span><text:span text:style-name="T26">)</text:span> שתה<text:span text:style-name="T1"> </text:span>בכוס<text:span text:style-name="T1"> </text:span>של<text:span text:style-name="T1"> </text:span>זהב<text:span text:style-name="T1"> </text:span><text:span text:style-name="T26">(</text:span><text:span text:style-name="T62">של</text:span><text:span text:style-name="T67"> </text:span><text:span text:style-name="T62">הקדש</text:span><text:span text:style-name="T26">)</text:span> <text:span text:style-name="T26">(</text:span><text:span text:style-name="T62">כל</text:span><text:span text:style-name="T67"> </text:span><text:span text:style-name="T62">הני</text:span><text:span text:style-name="T67"> </text:span><text:span text:style-name="T62">אין</text:span><text:span text:style-name="T67"> </text:span><text:span text:style-name="T62">בהו</text:span><text:span text:style-name="T67"> </text:span><text:span text:style-name="T62">פגם: שאינן</text:span><text:span text:style-name="T67"> </text:span><text:span text:style-name="T62">נפגמין</text:span><text:span text:style-name="T67"> </text:span><text:span text:style-name="T62">בכך</text:span><text:span text:style-name="T26">)</text:span> - <text:span text:style-name="T26">(</text:span><text:span text:style-name="T62">אלא</text:span><text:span text:style-name="T26">)</text:span> כיון<text:span text:style-name="T1"> </text:span>שנהנה<text:span text:style-name="T1"> </text:span><text:span text:style-name="T26">(</text:span><text:span text:style-name="T62">מהן</text:span><text:span text:style-name="T67"> </text:span><text:span text:style-name="T62">שוה</text:span><text:span text:style-name="T67"> </text:span><text:span text:style-name="T62">פרוטה</text:span><text:span text:style-name="T26">)</text:span> מעל; <text:span text:style-name="T26">(</text:span><text:span text:style-name="T62">והיכי</text:span><text:span text:style-name="T67"> </text:span><text:span text:style-name="T62">משערינן</text:span><text:span text:style-name="T67"> </text:span><text:span text:style-name="T62">בהו? - הכי: אומדין</text:span><text:span text:style-name="T67"> </text:span><text:span text:style-name="T62">כמה</text:span><text:span text:style-name="T67"> </text:span><text:span text:style-name="T62">רוצה</text:span><text:span text:style-name="T67"> </text:span><text:span text:style-name="T62">אשה</text:span><text:span text:style-name="T67"> </text:span><text:span text:style-name="T62">ליתן</text:span><text:span text:style-name="T67"> </text:span><text:span text:style-name="T62">שישאלו</text:span><text:span text:style-name="T67"> </text:span><text:span text:style-name="T62">תכשיטין</text:span><text:span text:style-name="T67"> </text:span><text:span text:style-name="T62">כהללו</text:span><text:span text:style-name="T67"> </text:span><text:span text:style-name="T62">להוליכן</text:span><text:span text:style-name="T67"> </text:span><text:span text:style-name="T62">לבית</text:span><text:span text:style-name="T67"> </text:span><text:span text:style-name="T62">המשתה</text:span><text:span text:style-name="T67"> </text:span><text:span text:style-name="T62">להתכבד</text:span><text:span text:style-name="T67"> </text:span><text:span text:style-name="T62">בהן, ומשלמת</text:span><text:span text:style-name="T67"> </text:span><text:span text:style-name="T62">להקדש</text:span><text:span text:style-name="T67"> </text:span><text:span text:style-name="T62">שיעור</text:span><text:span text:style-name="T67"> </text:span><text:span text:style-name="T62">הנאה</text:span><text:span text:style-name="T67"> </text:span><text:span text:style-name="T62">שנשתמשה</text:span><text:span text:style-name="T67"> </text:span><text:span text:style-name="T62">בהן*;</text:span><text:span text:style-name="T26">)</text:span></text:p>
      <text:p text:style-name="P3"><text:span text:style-name="T26">(</text:span><text:span text:style-name="T62">וכל</text:span><text:span text:style-name="T67"> </text:span><text:span text:style-name="T62">דבר</text:span><text:span text:style-name="T67"> </text:span><text:span text:style-name="T62">שיש</text:span><text:span text:style-name="T67"> </text:span><text:span text:style-name="T62">בו</text:span><text:span text:style-name="T67"> </text:span><text:span text:style-name="T62">פגם, כגון</text:span><text:span text:style-name="T26">)</text:span> לבש<text:span text:style-name="T1"> </text:span>בחלוק, <text:span text:style-name="T26">(</text:span><text:span text:style-name="T62">או</text:span><text:span text:style-name="T26">)</text:span> כסה<text:span text:style-name="T1"> </text:span>בטלית, <text:span text:style-name="T26">(</text:span><text:span text:style-name="T62">או</text:span><text:span text:style-name="T26">)</text:span> ביקע<text:span text:style-name="T1"> </text:span>בקרדום<text:span text:style-name="T1"> </text:span><text:span text:style-name="T26">(</text:span><text:span text:style-name="T62">הואיל</text:span><text:span text:style-name="T67"> </text:span><text:span text:style-name="T62">ועומדין</text:span><text:span text:style-name="T67"> </text:span><text:span text:style-name="T62">ליפגם</text:span><text:span text:style-name="T26">)</text:span> - לא<text:span text:style-name="T1"> </text:span>מעל<text:span text:style-name="T1"> </text:span>עד<text:span text:style-name="T1"> </text:span>שיפגום<text:span text:style-name="T1"> </text:span><text:span text:style-name="T26">(</text:span><text:span text:style-name="T62">בשוה</text:span><text:span text:style-name="T67"> </text:span><text:span text:style-name="T62">פרוטה</text:span><text:span text:style-name="T26">)</text:span>.</text:p>
      <text:p text:style-name="P3">הנהנה<text:span text:style-name="T1"> </text:span>מן<text:span text:style-name="T1"> </text:span>החטאת<text:span text:style-name="T1"> </text:span>כשהיא<text:span text:style-name="T1"> </text:span>חיה<text:span text:style-name="T1"> </text:span>- לא<text:span text:style-name="T1"> </text:span>מעל<text:span text:style-name="T1"> </text:span>עד<text:span text:style-name="T1"> </text:span>שיפגום; כשהיא<text:span text:style-name="T1"> </text:span>מתה<text:span text:style-name="T1"> </text:span>- כיון<text:span text:style-name="T1"> </text:span>שנהנה<text:span text:style-name="T1"> </text:span>מעל.<text:span text:style-name="T62"> </text:span></text:p>
      <text:p text:style-name="P17">*[במשנה<text:span text:style-name="T52"> </text:span>להלן<text:span text:style-name="T52"> </text:span>יט,ב: 'אין<text:span text:style-name="T52"> </text:span>מועל<text:span text:style-name="T52"> </text:span>אחר<text:span text:style-name="T52"> </text:span>מועל<text:span text:style-name="T52"> </text:span>אלא<text:span text:style-name="T52"> </text:span>בבהמה<text:span text:style-name="T52"> </text:span>וכלי<text:span text:style-name="T52"> </text:span>שרת' – משום<text:span text:style-name="T52"> </text:span>שהכלי<text:span text:style-name="T52"> </text:span>שנעלו<text:span text:style-name="T52"> </text:span>בו<text:span text:style-name="T52"> </text:span>יוצא<text:span text:style-name="T52"> </text:span>לחולין! והרי<text:span text:style-name="T52"> </text:span>קטלא<text:span text:style-name="T52"> </text:span>אינה<text:span text:style-name="T52"> </text:span>כלי<text:span text:style-name="T52"> </text:span>שרת, ולפיכך<text:span text:style-name="T52"> </text:span>יצאה<text:span text:style-name="T52"> </text:span>לחולין, ואם<text:span text:style-name="T52"> </text:span>כן<text:span text:style-name="T52"> </text:span>מעלה<text:span text:style-name="T52"> </text:span>בכל<text:span text:style-name="T52"> </text:span>הערך, ומדוע<text:span text:style-name="T52"> </text:span>צריך<text:span text:style-name="T52"> </text:span>שומא<text:span text:style-name="T52"> </text:span>של<text:span text:style-name="T52"> </text:span>ההנאה? הרי<text:span text:style-name="T52"> </text:span>צריך<text:span text:style-name="T52"> </text:span>שומא<text:span text:style-name="T52"> </text:span>של<text:span text:style-name="T52"> </text:span>הקטלא<text:span text:style-name="T52"> </text:span>כולה?</text:p>
      <text:p text:style-name="P17">תשובה: במעליה<text:span text:style-name="T52"> </text:span>לא<text:span text:style-name="T52"> </text:span>קנתה<text:span text:style-name="T52"> </text:span>את<text:span text:style-name="T52"> </text:span>הקטלא, אלא<text:span text:style-name="T52"> </text:span>יצא<text:span text:style-name="T52"> </text:span>לחוילן<text:span text:style-name="T52"> </text:span>מבחינת<text:span text:style-name="T52"> </text:span>מעילה<text:span text:style-name="T52"> </text:span>והיא<text:span text:style-name="T52"> </text:span>נעשית<text:span text:style-name="T52"> </text:span>אחראית<text:span text:style-name="T52"> </text:span>לקטלא<text:span text:style-name="T52"> </text:span>להחזירו<text:span text:style-name="T52"> </text:span>בשלמותו<text:span text:style-name="T52"> </text:span>ובמצבו<text:span text:style-name="T52"> </text:span>המקורי, כמו<text:span text:style-name="T52"> </text:span>שגנב<text:span text:style-name="T52"> </text:span>קנה<text:span text:style-name="T52"> </text:span>לצורך<text:span text:style-name="T52"> </text:span>נזקיו, אך<text:span text:style-name="T52"> </text:span>החפץ<text:span text:style-name="T52"> </text:span>נשאר<text:span text:style-name="T52"> </text:span>קנינו<text:span text:style-name="T52"> </text:span>הממוני<text:span text:style-name="T52"> </text:span>של<text:span text:style-name="T52"> </text:span>הבעלים, ועל<text:span text:style-name="T52"> </text:span>הגנב<text:span text:style-name="T52"> </text:span>להחזיר<text:span text:style-name="T52"> </text:span>את<text:span text:style-name="T52"> </text:span>החפץ<text:span text:style-name="T52"> – </text:span>כן<text:span text:style-name="T52"> </text:span>כאן<text:span text:style-name="T52"> </text:span>על<text:span text:style-name="T52"> </text:span>העונדת<text:span text:style-name="T52"> </text:span>את<text:span text:style-name="T52"> </text:span>הקטלא<text:span text:style-name="T52"> </text:span>להחזירו, ולא<text:span text:style-name="T52"> </text:span>היה<text:span text:style-name="T52"> </text:span>לה<text:span text:style-name="T52"> </text:span>אלא<text:span text:style-name="T52"> </text:span>הנאת<text:span text:style-name="T52"> </text:span>שמוש, ולכך<text:span text:style-name="T52"> </text:span>צריך<text:span text:style-name="T52"> </text:span>שומא.]</text:p>
      <text:p text:style-name="P3"/>
      <text:p text:style-name="P3">גמרא:</text:p>
      <text:p text:style-name="P3">תנא: מודה<text:span text:style-name="T1"> </text:span>רבי<text:span text:style-name="T1"> </text:span>עקיבא<text:span text:style-name="T1"> </text:span>לחכמים<text:span text:style-name="T1"> </text:span>בדבר<text:span text:style-name="T1"> </text:span>שיש<text:span text:style-name="T1"> </text:span>בו<text:span text:style-name="T1"> </text:span>פגם<text:span text:style-name="T1"> </text:span><text:span text:style-name="T26">(</text:span><text:span text:style-name="T62">לא</text:span><text:span text:style-name="T67"> </text:span><text:span text:style-name="T62">מעל</text:span><text:span text:style-name="T67"> </text:span><text:span text:style-name="T62">אלא</text:span><text:span text:style-name="T67"> </text:span><text:span text:style-name="T62">לכשיפגמנו, דלא</text:span><text:span text:style-name="T67"> </text:span><text:span text:style-name="T62">אזלינן</text:span><text:span text:style-name="T67"> </text:span><text:span text:style-name="T62">בתר</text:span><text:span text:style-name="T67"> </text:span><text:span text:style-name="T62">הנאה</text:span><text:span text:style-name="T67"> </text:span><text:span text:style-name="T62">אלא</text:span><text:span text:style-name="T67"> </text:span><text:span text:style-name="T62">בתר</text:span><text:span text:style-name="T67"> </text:span><text:span text:style-name="T62">פגם</text:span><text:span text:style-name="T26">)</text:span>.</text:p>
      <text:p text:style-name="P3"><text:span text:style-name="T26">(</text:span><text:span text:style-name="T62">ופריך: אם</text:span><text:span text:style-name="T67"> </text:span><text:span text:style-name="T62">כן</text:span><text:span text:style-name="T67"> </text:span><text:span text:style-name="T62">דמודה</text:span><text:span text:style-name="T67"> </text:span><text:span text:style-name="T62">רבי</text:span><text:span text:style-name="T67"> </text:span><text:span text:style-name="T62">עקיבא</text:span><text:span text:style-name="T67"> </text:span><text:span text:style-name="T62">לרבנן</text:span><text:span text:style-name="T67"> </text:span><text:span text:style-name="T62">בדבר</text:span><text:span text:style-name="T67"> </text:span><text:span text:style-name="T62">שיש</text:span><text:span text:style-name="T67"> </text:span><text:span text:style-name="T62">בו</text:span><text:span text:style-name="T67"> </text:span><text:span text:style-name="T62">פגם</text:span><text:span text:style-name="T67"> </text:span><text:span text:style-name="T62">דלא</text:span><text:span text:style-name="T67"> </text:span><text:span text:style-name="T62">מעל</text:span><text:span text:style-name="T67"> </text:span><text:span text:style-name="T62">עד</text:span><text:span text:style-name="T67"> </text:span><text:span text:style-name="T62">שיפגום, ופשיטא</text:span><text:span text:style-name="T67"> </text:span><text:span text:style-name="T62">דרישא</text:span><text:span text:style-name="T67"> </text:span><text:span text:style-name="T62">דקאמר</text:span><text:span text:style-name="T67"> </text:span><text:span text:style-name="T62">רבי</text:span><text:span text:style-name="T67"> </text:span><text:span text:style-name="T62">עקיבא</text:span><text:span text:style-name="T67"> </text:span><text:span text:style-name="T62">'כיון</text:span><text:span text:style-name="T67"> </text:span><text:span text:style-name="T62">שנהנה</text:span><text:span text:style-name="T67"> </text:span><text:span text:style-name="T62">מעל</text:span><text:span text:style-name="T67"> </text:span><text:span text:style-name="T62">בדבר' שאין</text:span><text:span text:style-name="T67"> </text:span><text:span text:style-name="T62">בו</text:span><text:span text:style-name="T67"> </text:span><text:span text:style-name="T62">פגם</text:span><text:span text:style-name="T67"> </text:span><text:span text:style-name="T62">- אם</text:span><text:span text:style-name="T67"> </text:span><text:span text:style-name="T62">כן</text:span><text:span text:style-name="T67"> </text:span><text:span text:style-name="T62">היינו</text:span><text:span text:style-name="T67"> </text:span><text:span text:style-name="T62">רבנן,</text:span><text:span text:style-name="T26">)</text:span> במאי<text:span text:style-name="T1"> </text:span>קא<text:span text:style-name="T1"> </text:span>מיפלגי?</text:p>
      <text:p text:style-name="P3">אמר<text:span text:style-name="T1"> </text:span>רבא: בלבוש<text:span text:style-name="T1"> </text:span>מציעאה<text:span text:style-name="T1"> </text:span><text:span text:style-name="T26">(</text:span><text:span text:style-name="T62">דלא</text:span><text:span text:style-name="T67"> </text:span><text:span text:style-name="T62">לביש</text:span><text:span text:style-name="T67"> </text:span><text:span text:style-name="T62">ליה</text:span><text:span text:style-name="T67"> </text:span><text:span text:style-name="T62">מבחוץ</text:span><text:span text:style-name="T67"> </text:span><text:span text:style-name="T62">לגמרי, דמלבוש</text:span><text:span text:style-name="T67"> </text:span><text:span text:style-name="T62">החיצון</text:span><text:span text:style-name="T67"> </text:span><text:span text:style-name="T62">פגם</text:span><text:span text:style-name="T67"> </text:span><text:span text:style-name="T62">לאלתר; ולא</text:span><text:span text:style-name="T67"> </text:span><text:span text:style-name="T62">לגמרי</text:span><text:span text:style-name="T67"> </text:span><text:span text:style-name="T62">מבפנים</text:span><text:span text:style-name="T67"> </text:span><text:span text:style-name="T62">סמוך</text:span><text:span text:style-name="T67"> </text:span><text:span text:style-name="T62">לבשרו</text:span><text:span text:style-name="T67"> </text:span><text:span text:style-name="T62">- דההוא</text:span><text:span text:style-name="T67"> </text:span><text:span text:style-name="T62">נמי</text:span><text:span text:style-name="T67"> </text:span><text:span text:style-name="T62">פגים</text:span><text:span text:style-name="T67"> </text:span><text:span text:style-name="T62">לאלתר</text:span><text:span text:style-name="T67"> </text:span><text:span text:style-name="T62">שמתחכך</text:span><text:span text:style-name="T67"> </text:span><text:span text:style-name="T62">לבשר, אלא</text:span><text:span text:style-name="T67"> </text:span><text:span text:style-name="T62">בלבוש</text:span><text:span text:style-name="T67"> </text:span><text:span text:style-name="T62">שלובש</text:span><text:span text:style-name="T67"> </text:span><text:span text:style-name="T62">בינתים: בין</text:span><text:span text:style-name="T67"> </text:span><text:span text:style-name="T62">מלבוש</text:span><text:span text:style-name="T67"> </text:span><text:span text:style-name="T62">העליון</text:span><text:span text:style-name="T67"> </text:span><text:span text:style-name="T62">ובין</text:span><text:span text:style-name="T67"> </text:span><text:span text:style-name="T62">התחתון, שאינו</text:span><text:span text:style-name="T67"> </text:span><text:span text:style-name="T62">נפגם</text:span><text:span text:style-name="T67"> </text:span><text:span text:style-name="T62">עד</text:span><text:span text:style-name="T67"> </text:span><text:span text:style-name="T62">זמן</text:span><text:span text:style-name="T67"> </text:span><text:span text:style-name="T62">מרובה</text:span><text:span text:style-name="T26">)</text:span> ומלמלא<text:span text:style-name="T1"> </text:span><text:span text:style-name="T26">(</text:span><text:span text:style-name="T62">בגד</text:span><text:span text:style-name="T67"> </text:span><text:span text:style-name="T62">של</text:span><text:span text:style-name="T67"> </text:span><text:span text:style-name="T62">פשתן</text:span><text:span text:style-name="T67"> </text:span><text:span text:style-name="T62">שדק</text:span><text:span text:style-name="T67"> </text:span><text:span text:style-name="T62">ביותר, כדאמרינן</text:span><text:span text:style-name="T67"> </text:span><text:span text:style-name="T62">גיטין</text:span><text:span text:style-name="T67"> </text:span><text:span text:style-name="T64">(דף</text:span><text:span text:style-name="T68"> </text:span><text:span text:style-name="T64">נט.)</text:span><text:span text:style-name="T62"> 'דבר</text:span><text:span text:style-name="T67"> </text:span><text:span text:style-name="T62">הנמלל</text:span><text:span text:style-name="T67"> </text:span><text:span text:style-name="T62">ונמתח' דהוי</text:span><text:span text:style-name="T67"> </text:span><text:span text:style-name="T62">כי</text:span><text:span text:style-name="T67"> </text:span><text:span text:style-name="T62">אמגוזא</text:span><text:span text:style-name="T67"> </text:span><text:span text:style-name="T62">ופלגא: שכל</text:span><text:span text:style-name="T67"> </text:span><text:span text:style-name="T62">כך</text:span><text:span text:style-name="T67"> </text:span><text:span text:style-name="T62">דק</text:span><text:span text:style-name="T67"> </text:span><text:span text:style-name="T62">שכשכורכין</text:span><text:span text:style-name="T67"> </text:span><text:span text:style-name="T62">אותו</text:span><text:span text:style-name="T67"> </text:span><text:span text:style-name="T62">כולו</text:span><text:span text:style-name="T67"> </text:span><text:span text:style-name="T62">ביחד</text:span><text:span text:style-name="T67"> </text:span><text:span text:style-name="T62">אין</text:span><text:span text:style-name="T67"> </text:span><text:span text:style-name="T62">הכרך</text:span><text:span text:style-name="T67"> </text:span><text:span text:style-name="T62">גדול</text:span><text:span text:style-name="T67"> </text:span><text:span text:style-name="T62">יותר</text:span><text:span text:style-name="T67"> </text:span><text:span text:style-name="T62">מאגוז</text:span><text:span text:style-name="T67"> </text:span><text:span text:style-name="T62">וחצי; ולפי</text:span><text:span text:style-name="T67"> </text:span><text:span text:style-name="T62">שדמיו</text:span><text:span text:style-name="T67"> </text:span><text:span text:style-name="T62">יקרים</text:span><text:span text:style-name="T67"> </text:span><text:span text:style-name="T62">הרבה</text:span><text:span text:style-name="T67"> </text:span><text:span text:style-name="T62">- אינו</text:span><text:span text:style-name="T67"> </text:span><text:span text:style-name="T62">לובשו</text:span><text:span text:style-name="T67"> </text:span><text:span text:style-name="T62">אלא</text:span><text:span text:style-name="T67"> </text:span><text:span text:style-name="T62">פעם</text:span><text:span text:style-name="T67"> </text:span><text:span text:style-name="T62">בשנה</text:span><text:span text:style-name="T67"> </text:span><text:span text:style-name="T62">או</text:span><text:span text:style-name="T67"> </text:span><text:span text:style-name="T62">פעמים, ומשמרו</text:span><text:span text:style-name="T67"> </text:span><text:span text:style-name="T62">הרבה</text:span><text:span text:style-name="T67"> </text:span><text:span text:style-name="T62">שלא</text:span><text:span text:style-name="T67"> </text:span><text:span text:style-name="T62">יפגם, ואין</text:span><text:span text:style-name="T67"> </text:span><text:span text:style-name="T62">בו</text:span><text:span text:style-name="T67"> </text:span><text:span text:style-name="T62">פגם</text:span><text:span text:style-name="T67"> </text:span><text:span text:style-name="T62">עד</text:span><text:span text:style-name="T67"> </text:span><text:span text:style-name="T62">זמן</text:span><text:span text:style-name="T67"> </text:span><text:span text:style-name="T62">מרובה; ובהא</text:span><text:span text:style-name="T67"> </text:span><text:span text:style-name="T62">פליגי: רבי</text:span><text:span text:style-name="T67"> </text:span><text:span text:style-name="T62">עקיבא</text:span><text:span text:style-name="T67"> </text:span><text:span text:style-name="T62">סבר: הואיל</text:span><text:span text:style-name="T67"> </text:span><text:span text:style-name="T62">והוו</text:span><text:span text:style-name="T67"> </text:span><text:span text:style-name="T62">דברים</text:span><text:span text:style-name="T67"> </text:span><text:span text:style-name="T62">שאינן</text:span><text:span text:style-name="T67"> </text:span><text:span text:style-name="T62">נפגמין</text:span><text:span text:style-name="T67"> </text:span><text:span text:style-name="T62">לאלתר,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פגמי</text:span><text:span text:style-name="T67"> </text:span><text:span text:style-name="T62">לאחר</text:span><text:span text:style-name="T67"> </text:span><text:span text:style-name="T62">זמן, כיון</text:span><text:span text:style-name="T67"> </text:span><text:span text:style-name="T62">דלא</text:span><text:span text:style-name="T67"> </text:span><text:span text:style-name="T62">פגמי</text:span><text:span text:style-name="T67"> </text:span><text:span text:style-name="T62">לאלתר</text:span><text:span text:style-name="T67"> </text:span><text:span text:style-name="T62">הוי</text:span><text:span text:style-name="T67"> </text:span><text:span text:style-name="T62">כדבר</text:span><text:span text:style-name="T67"> </text:span><text:span text:style-name="T62">שאין</text:span><text:span text:style-name="T67"> </text:span><text:span text:style-name="T62">בו</text:span><text:span text:style-name="T67"> </text:span><text:span text:style-name="T62">פגם</text:span><text:span text:style-name="T67"> </text:span><text:span text:style-name="T62">דמועלין</text:span><text:span text:style-name="T67"> </text:span><text:span text:style-name="T62">בו</text:span><text:span text:style-name="T67"> </text:span><text:span text:style-name="T62">כיון</text:span><text:span text:style-name="T67"> </text:span><text:span text:style-name="T62">שנהנה</text:span><text:span text:style-name="T67"> </text:span><text:span text:style-name="T62">ממנו</text:span><text:span text:style-name="T67"> </text:span><text:span text:style-name="T62">כשוה</text:span><text:span text:style-name="T67"> </text:span><text:span text:style-name="T62">פרוטה,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פגם; ורבנן</text:span><text:span text:style-name="T67"> </text:span><text:span text:style-name="T62">סברי: הואיל</text:span><text:span text:style-name="T67"> </text:span><text:span text:style-name="T62">ויש</text:span><text:span text:style-name="T67"> </text:span><text:span text:style-name="T62">בו</text:span><text:span text:style-name="T67"> </text:span><text:span text:style-name="T62">פגם</text:span><text:span text:style-name="T67"> </text:span><text:span text:style-name="T62">מכל</text:span><text:span text:style-name="T67"> </text:span><text:span text:style-name="T62">מקום</text:span><text:span text:style-name="T67"> </text:span><text:span text:style-name="T62">לא</text:span><text:span text:style-name="T67"> </text:span><text:span text:style-name="T62">מעל</text:span><text:span text:style-name="T67"> </text:span><text:span text:style-name="T62">עד</text:span><text:span text:style-name="T67"> </text:span><text:span text:style-name="T62">שיפגום</text:span><text:span text:style-name="T26">)</text:span>.</text:p>
      <text:p text:style-name="P3"/>
      <text:p text:style-name="P5">תנו<text:span text:style-name="T1"> </text:span>רבנן: <text:span text:style-name="T32">[</text:span><text:span text:style-name="T64">ויקרא</text:span><text:span text:style-name="T68"> </text:span><text:span text:style-name="T64">ה,טו: </text:span><text:span text:style-name="T18">נפש</text:span><text:span text:style-name="T11"> </text:span><text:span text:style-name="T18">כי</text:span><text:span text:style-name="T19"> </text:span><text:span text:style-name="T18">תמעל</text:span><text:span text:style-name="T19"> </text:span><text:span text:style-name="T18">מעל</text:span><text:span text:style-name="T11"> </text:span><text:span text:style-name="T18">וחטאה</text:span><text:span text:style-name="T11"> </text:span><text:span text:style-name="T9">בשגגה</text:span><text:span text:style-name="T11"> </text:span><text:span text:style-name="T9">מקדשי</text:span><text:span text:style-name="T11"> </text:span><text:span text:style-name="T56">ה</text:span><text:span text:style-name="T58">’</text:span><text:span text:style-name="T11"> </text:span><text:span text:style-name="T9">והביא</text:span><text:span text:style-name="T11"> </text:span><text:span text:style-name="T9">את</text:span><text:span text:style-name="T11"> </text:span><text:span text:style-name="T9">אשמו</text:span><text:span text:style-name="T11"> </text:span><text:span text:style-name="T9">ל</text:span><text:span text:style-name="T56">ה</text:span><text:span text:style-name="T58">’</text:span><text:span text:style-name="T11"> </text:span><text:span text:style-name="T9">איל</text:span><text:span text:style-name="T11"> </text:span><text:span text:style-name="T9">תמים</text:span><text:span text:style-name="T11"> </text:span><text:span text:style-name="T9">מן</text:span><text:span text:style-name="T11"> </text:span><text:span text:style-name="T9">הצאן</text:span><text:span text:style-name="T11"> </text:span><text:span text:style-name="T9">בערכך</text:span><text:span text:style-name="T11"> </text:span><text:span text:style-name="T9">כסף</text:span><text:span text:style-name="T11"> </text:span><text:span text:style-name="T9">שקלים</text:span><text:span text:style-name="T11"> </text:span><text:span text:style-name="T9">בשקל</text:span><text:span text:style-name="T11"> </text:span><text:span text:style-name="T9">הקדש</text:span><text:span text:style-name="T11"> </text:span><text:span text:style-name="T9">לאשם</text:span><text:span text:style-name="T32">]</text:span> </text:p>
      <text:p text:style-name="P5"><text:span text:style-name="T116">'</text:span><text:span text:style-name="T34">נפש</text:span><text:span text:style-name="T116">' </text:span><text:span text:style-name="T26">(</text:span><text:span text:style-name="T62">האמור</text:span><text:span text:style-name="T67"> </text:span><text:span text:style-name="T62">במעילה</text:span><text:span text:style-name="T26">)</text:span><text:span text:style-name="T116"> - אחד</text:span><text:span text:style-name="T4"> </text:span><text:span text:style-name="T116">היחיד, ואחד</text:span><text:span text:style-name="T4"> </text:span><text:span text:style-name="T116">הנשיא, ואחד</text:span><text:span text:style-name="T4"> </text:span><text:span text:style-name="T116">המשיח; </text:span></text:p>
      <text:p text:style-name="P5"><text:span text:style-name="T116">'</text:span><text:span text:style-name="T34">כי</text:span><text:span text:style-name="T4"> </text:span><text:span text:style-name="T34">תמעל</text:span><text:span text:style-name="T4"> </text:span><text:span text:style-name="T34">מעל</text:span><text:span text:style-name="T116">' - אין</text:span><text:span text:style-name="T4"> </text:span><text:span text:style-name="T116">'מעל' אלא</text:span><text:span text:style-name="T4"> </text:span><text:span text:style-name="T116">שנוי, וכן</text:span><text:span text:style-name="T4"> </text:span><text:span text:style-name="T116">הוא</text:span><text:span text:style-name="T4"> </text:span><text:span text:style-name="T116">אומר</text:span><text:span text:style-name="T4"> </text:span><text:span text:style-name="T64">(במדבר</text:span><text:span text:style-name="T68"> </text:span><text:span text:style-name="T64">ה,יב)</text:span><text:span text:style-name="T116"> </text:span><text:span text:style-name="T32">[דבר</text:span><text:span text:style-name="T2"> </text:span><text:span text:style-name="T32">אל</text:span><text:span text:style-name="T2"> </text:span><text:span text:style-name="T32">בני</text:span><text:span text:style-name="T2"> </text:span><text:span text:style-name="T32">ישראל</text:span><text:span text:style-name="T2"> </text:span><text:span text:style-name="T32">ואמרת</text:span><text:span text:style-name="T2"> </text:span><text:span text:style-name="T32">אלהם]</text:span><text:span text:style-name="T34"> איש</text:span><text:span text:style-name="T4"> </text:span><text:span text:style-name="T34">איש</text:span><text:span text:style-name="T4"> </text:span><text:span text:style-name="T34">כי</text:span><text:span text:style-name="T4"> </text:span><text:span text:style-name="T34">תשטה</text:span><text:span text:style-name="T4"> </text:span><text:span text:style-name="T34">אשתו</text:span><text:span text:style-name="T4"> </text:span><text:span text:style-name="T34">ומעלה</text:span><text:span text:style-name="T4"> </text:span><text:span text:style-name="T34">בו</text:span><text:span text:style-name="T4"> </text:span><text:span text:style-name="T34">מעל</text:span><text:span text:style-name="T116">, ואומר</text:span><text:span text:style-name="T4"> </text:span><text:span text:style-name="T64">(דברי</text:span><text:span text:style-name="T68"> </text:span><text:span text:style-name="T64">הימים</text:span><text:span text:style-name="T68"> </text:span><text:span text:style-name="T64">א</text:span><text:span text:style-name="T68"> </text:span><text:span text:style-name="T64">ה,כה)</text:span><text:span text:style-name="T34"> וימעלו</text:span><text:span text:style-name="T4"> </text:span><text:span text:style-name="T34">באלהי</text:span></text:p>
      <text:p text:style-name="P3"/>
      <text:p text:style-name="P3">(מעילה<text:span text:style-name="T1"> </text:span>יח,ב)</text:p>
      <text:p text:style-name="P3"><text:span text:style-name="T34">אבותיהם</text:span><text:span text:style-name="T4"> </text:span><text:span text:style-name="T34">ויזנו</text:span><text:span text:style-name="T4"> </text:span><text:span text:style-name="T34">אחרי</text:span><text:span text:style-name="T4"> </text:span><text:span text:style-name="T142">הבעלים</text:span><text:span text:style-name="T4"> </text:span><text:span text:style-name="T34">אלהי</text:span><text:span text:style-name="T4"> </text:span><text:span text:style-name="T34">עמי</text:span><text:span text:style-name="T4"> </text:span><text:span text:style-name="T34">הארץ</text:span><text:span text:style-name="T4"> </text:span><text:span text:style-name="T32">[אשר</text:span><text:span text:style-name="T2"> </text:span><text:span text:style-name="T32">השמיד</text:span><text:span text:style-name="T2"> </text:span><text:span text:style-name="T32">אלקים</text:span><text:span text:style-name="T2"> </text:span><text:span text:style-name="T32">מפניהם]</text:span><text:span text:style-name="T116">; </text:span><text:span text:style-name="T26">(</text:span><text:span text:style-name="T72">וימעלו</text:span><text:span text:style-name="T67"> </text:span><text:span text:style-name="T62">וגו' </text:span><text:span text:style-name="T72">ויזנו</text:span><text:span text:style-name="T67"> </text:span><text:span text:style-name="T62">- ששינו</text:span><text:span text:style-name="T67"> </text:span><text:span text:style-name="T62">עצמם</text:span><text:span text:style-name="T67"> </text:span><text:span text:style-name="T62">מן</text:span><text:span text:style-name="T67"> </text:span><text:span text:style-name="T62">המקום</text:span><text:span text:style-name="T67"> </text:span><text:span text:style-name="T62">לעבודת</text:span><text:span text:style-name="T67"> </text:span><text:span text:style-name="T62">כוכבים</text:span><text:span text:style-name="T26">)</text:span><text:span text:style-name="T116">;</text:span></text:p>
      <text:p text:style-name="P47"><text:span text:style-name="T28">תוספות</text:span><text:span text:style-name="T2"> </text:span><text:span text:style-name="T29">[דף</text:span><text:span text:style-name="T3"> </text:span><text:span text:style-name="T29">יח/א]</text:span><text:span text:style-name="T28"> ד"ה</text:span><text:span text:style-name="T2"> </text:span><text:span text:style-name="T28">ואומר</text:span><text:span text:style-name="T2"> </text:span><text:span text:style-name="T28">וימעלו</text:span><text:span text:style-name="T2"> </text:span><text:span text:style-name="T28">באלהי</text:span><text:span text:style-name="T2"> </text:span><text:span text:style-name="T28">אבותיהם</text:span><text:span text:style-name="T2"> </text:span><text:span text:style-name="T28">ויזנו</text:span><text:span text:style-name="T2"> </text:span><text:span text:style-name="T28">אחרי</text:span><text:span text:style-name="T2"> </text:span><text:span text:style-name="T28">הבעלים. תימה: מאי</text:span><text:span text:style-name="T2"> </text:span><text:span text:style-name="T28">'ואומר'? </text:span></text:p>
      <text:p text:style-name="P47"><text:span text:style-name="T28">ויש</text:span><text:span text:style-name="T2"> </text:span><text:span text:style-name="T28">לומר: דאי</text:span><text:span text:style-name="T2"> </text:span><text:span text:style-name="T28">מסוטה</text:span><text:span text:style-name="T2"> </text:span><text:span text:style-name="T28">- הוה</text:span><text:span text:style-name="T2"> </text:span><text:span text:style-name="T28">אמינא</text:span><text:span text:style-name="T2"> </text:span><text:span text:style-name="T28">דדוקא</text:span><text:span text:style-name="T2"> </text:span><text:span text:style-name="T28">נהנה, דומיא</text:span><text:span text:style-name="T2"> </text:span><text:span text:style-name="T28">דסוטה, שנהנית</text:span><text:span text:style-name="T2"> </text:span><text:span text:style-name="T28">מן</text:span><text:span text:style-name="T2"> </text:span><text:span text:style-name="T28">העבירה, אבל</text:span><text:span text:style-name="T2"> </text:span><text:span text:style-name="T28">שינוי</text:span><text:span text:style-name="T2"> </text:span><text:span text:style-name="T28">בלא</text:span><text:span text:style-name="T2"> </text:span><text:span text:style-name="T28">הנאה</text:span><text:span text:style-name="T2"> </text:span><text:span text:style-name="T28">- כגון</text:span><text:span text:style-name="T2"> </text:span><text:span text:style-name="T28">מעות</text:span><text:span text:style-name="T2"> </text:span><text:span text:style-name="T28">דהקדש</text:span><text:span text:style-name="T2"> </text:span><text:span text:style-name="T28">דמוציא</text:span><text:span text:style-name="T2"> </text:span><text:span text:style-name="T28">לחולין</text:span><text:span text:style-name="T2"> </text:span><text:span text:style-name="T28">שלוקח</text:span><text:span text:style-name="T2"> </text:span><text:span text:style-name="T28">בהם</text:span><text:span text:style-name="T2"> </text:span><text:span text:style-name="T28">חפץ</text:span><text:span text:style-name="T2"> </text:span><text:span text:style-name="T28">לעצמו, או</text:span><text:span text:style-name="T2"> </text:span><text:span text:style-name="T28">כדתנן</text:span><text:span text:style-name="T2"> </text:span><text:span text:style-name="T28">במתניתין</text:span><text:span text:style-name="T2"> </text:span><text:span text:style-name="T29">[להלן</text:span><text:span text:style-name="T3"> </text:span><text:span text:style-name="T29">יט,ב]</text:span><text:span text:style-name="T28"> גבי</text:span><text:span text:style-name="T2"> </text:span><text:soft-page-break/><text:span text:style-name="T28">אבן</text:span><text:span text:style-name="T2"> </text:span><text:span text:style-name="T28">או</text:span><text:span text:style-name="T2"> </text:span><text:span text:style-name="T28">קורה</text:span><text:span text:style-name="T2"> </text:span><text:span text:style-name="T28">של</text:span><text:span text:style-name="T2"> </text:span><text:span text:style-name="T28">הקדש, נתנה</text:span><text:span text:style-name="T2"> </text:span><text:span text:style-name="T28">לחבירו</text:span><text:span text:style-name="T2"> </text:span><text:span text:style-name="T28">הוא</text:span><text:span text:style-name="T2"> </text:span><text:span text:style-name="T28">מעל, דאין</text:span><text:span text:style-name="T2"> </text:span><text:span text:style-name="T28">גופו</text:span><text:span text:style-name="T2"> </text:span><text:span text:style-name="T28">נהנה</text:span><text:span text:style-name="T2"> </text:span><text:span text:style-name="T28">מן</text:span><text:span text:style-name="T2"> </text:span><text:span text:style-name="T28">ההוצאה</text:span><text:span text:style-name="T2"> </text:span><text:span text:style-name="T28">עצמו</text:span><text:span text:style-name="T2"> </text:span><text:span text:style-name="T28">תימא</text:span><text:span text:style-name="T2"> </text:span><text:span text:style-name="T28">דאין</text:span><text:span text:style-name="T2"> </text:span><text:span text:style-name="T28">בזה</text:span><text:span text:style-name="T2"> </text:span><text:span text:style-name="T28">מעילה</text:span><text:span text:style-name="T2"> – </text:span><text:span text:style-name="T28">קא</text:span><text:span text:style-name="T2"> </text:span><text:span text:style-name="T28">משמע</text:span><text:span text:style-name="T2"> </text:span><text:span text:style-name="T28">לן</text:span><text:span text:style-name="T2"> </text:span><text:span text:style-name="T28">עכ"ל</text:span></text:p>
      <text:p text:style-name="P3"><text:span text:style-name="T116">יכול</text:span><text:span text:style-name="T4"> </text:span><text:span text:style-name="T116">פגם</text:span><text:span text:style-name="T4"> </text:span><text:span text:style-name="T116">ולא</text:span><text:span text:style-name="T4"> </text:span><text:span text:style-name="T116">נהנה</text:span><text:span text:style-name="T4"> </text:span><text:span text:style-name="T26">(</text:span><text:span text:style-name="T62">כלומר: יכול</text:span><text:span text:style-name="T67"> </text:span><text:span text:style-name="T62">יהא</text:span><text:span text:style-name="T67"> </text:span><text:span text:style-name="T62">מועל</text:span><text:span text:style-name="T67"> </text:span><text:span text:style-name="T62">היכא</text:span><text:span text:style-name="T67"> </text:span><text:span text:style-name="T62">דפגם</text:span><text:span text:style-name="T67"> </text:span><text:span text:style-name="T62">ולא</text:span><text:span text:style-name="T67"> </text:span><text:span text:style-name="T62">נהנה, כגון</text:span><text:span text:style-name="T67"> </text:span><text:span text:style-name="T62">שקרע</text:span><text:span text:style-name="T67"> </text:span><text:span text:style-name="T62">בגד</text:span><text:span text:style-name="T67"> </text:span><text:span text:style-name="T62">של</text:span><text:span text:style-name="T67"> </text:span><text:span text:style-name="T62">הקדש, דומיא</text:span><text:span text:style-name="T67"> </text:span><text:span text:style-name="T62">ד</text:span><text:span text:style-name="T72">וימעלו</text:span><text:span text:style-name="T67"> </text:span><text:span text:style-name="T62">דעבודת</text:span><text:span text:style-name="T67"> </text:span><text:span text:style-name="T62">כוכבים: דאיכא</text:span><text:span text:style-name="T67"> </text:span><text:span text:style-name="T62">שינוי</text:span><text:span text:style-name="T67"> </text:span><text:span text:style-name="T62">וליכא</text:span><text:span text:style-name="T67"> </text:span><text:span text:style-name="T62">הנאה</text:span><text:span text:style-name="T26">)</text:span><text:span text:style-name="T116"> או</text:span><text:span text:style-name="T4"> </text:span><text:span text:style-name="T116">נהנה</text:span><text:span text:style-name="T4"> </text:span><text:span text:style-name="T116">ולא</text:span><text:span text:style-name="T4"> </text:span><text:span text:style-name="T116">פגם</text:span><text:span text:style-name="T4"> </text:span><text:span text:style-name="T26">(</text:span><text:span text:style-name="T62">או</text:span><text:span text:style-name="T67"> </text:span><text:span text:style-name="T62">יהא</text:span><text:span text:style-name="T67"> </text:span><text:span text:style-name="T62">מועל</text:span><text:span text:style-name="T67"> </text:span><text:span text:style-name="T62">כשנהנה</text:span><text:span text:style-name="T67"> </text:span><text:span text:style-name="T62">ולא</text:span><text:span text:style-name="T67"> </text:span><text:span text:style-name="T62">פגם, כי</text:span><text:span text:style-name="T67"> </text:span><text:span text:style-name="T62">היכי</text:span><text:span text:style-name="T67"> </text:span><text:span text:style-name="T62">דאשכחן</text:span><text:span text:style-name="T67"> </text:span><text:span text:style-name="T62">בסוטה: דנהנה</text:span><text:span text:style-name="T67"> </text:span><text:span text:style-name="T62">ולא</text:span><text:span text:style-name="T67"> </text:span><text:span text:style-name="T62">פגם, שהרי</text:span><text:span text:style-name="T67"> </text:span><text:span text:style-name="T62">פגומה</text:span><text:span text:style-name="T67"> </text:span><text:span text:style-name="T62">ועומדת: שבעולה</text:span><text:span text:style-name="T67"> </text:span><text:span text:style-name="T62">היא</text:span><text:span text:style-name="T67"> </text:span><text:span text:style-name="T62">ומעילה</text:span><text:span text:style-name="T67"> </text:span><text:span text:style-name="T62">היא</text:span><text:span text:style-name="T26">)</text:span><text:span text:style-name="T116"> ובמחובר</text:span><text:span text:style-name="T4"> </text:span><text:span text:style-name="T116">לקרקע</text:span><text:span text:style-name="T4"> </text:span><text:span text:style-name="T26">(</text:span><text:span text:style-name="T62">כגון</text:span><text:span text:style-name="T67"> </text:span><text:span text:style-name="T62">באילן</text:span><text:span text:style-name="T67"> </text:span><text:span text:style-name="T62">של</text:span><text:span text:style-name="T67"> </text:span><text:span text:style-name="T62">הקדש</text:span><text:span text:style-name="T26">)</text:span><text:span text:style-name="T116"> ובשליח</text:span><text:span text:style-name="T4"> </text:span><text:span text:style-name="T116">שעשה</text:span><text:span text:style-name="T4"> </text:span><text:span text:style-name="T116">שליחותו</text:span><text:span text:style-name="T4"> </text:span><text:span text:style-name="T26">(</text:span><text:span text:style-name="T62">של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- יכול</text:span><text:span text:style-name="T67"> </text:span><text:span text:style-name="T62">שימעול</text:span><text:span text:style-name="T67"> </text:span><text:span text:style-name="T62">השליח</text:span><text:span text:style-name="T67"> </text:span><text:span text:style-name="T62">כמו</text:span><text:span text:style-name="T67"> </text:span><text:span text:style-name="T62">שאילו</text:span><text:span text:style-name="T67"> </text:span><text:span text:style-name="T62">עשה</text:span><text:span text:style-name="T67"> </text:span><text:span text:style-name="T62">מדעת</text:span><text:span text:style-name="T67"> </text:span><text:span text:style-name="T62">עצמו</text:span><text:span text:style-name="T26">)</text:span><text:span text:style-name="T116">?</text:span></text:p>
      <text:p text:style-name="P3"><text:span text:style-name="T116">תלמוד</text:span><text:span text:style-name="T4"> </text:span><text:span text:style-name="T116">לומר</text:span><text:span text:style-name="T4"> </text:span><text:span text:style-name="T116">'</text:span><text:span text:style-name="T34">וחטאה</text:span><text:span text:style-name="T116">': נאמר</text:span><text:span text:style-name="T4"> </text:span><text:span text:style-name="T32">[</text:span><text:span text:style-name="T64">במדבר</text:span><text:span text:style-name="T68"> </text:span><text:span text:style-name="T64">יח,לב:</text:span><text:span text:style-name="T32"> ולא</text:span><text:span text:style-name="T2"> </text:span><text:span text:style-name="T32">תשאו</text:span><text:span text:style-name="T2"> </text:span><text:span text:style-name="T32">עליו]</text:span><text:span text:style-name="T34"> חטא</text:span><text:span text:style-name="T4"> </text:span><text:span text:style-name="T32">[בהרימכם</text:span><text:span text:style-name="T2"> </text:span><text:span text:style-name="T32">את</text:span><text:span text:style-name="T2"> </text:span><text:span text:style-name="T32">חלבו</text:span><text:span text:style-name="T2"> </text:span><text:span text:style-name="T32">ממנו</text:span><text:span text:style-name="T2"> </text:span><text:span text:style-name="T32">ואת</text:span><text:span text:style-name="T2"> </text:span><text:span text:style-name="T32">קדשי</text:span><text:span text:style-name="T2"> </text:span><text:span text:style-name="T32">בני</text:span><text:span text:style-name="T2"> </text:span><text:span text:style-name="T32">ישראל</text:span><text:span text:style-name="T2"> </text:span><text:span text:style-name="T32">לא</text:span><text:span text:style-name="T2"> </text:span><text:span text:style-name="T32">תחללו</text:span><text:span text:style-name="T2"> </text:span><text:span text:style-name="T32">ולא</text:span><text:span text:style-name="T2"> </text:span><text:span text:style-name="T32">תמותו]</text:span><text:span text:style-name="T116"> בתרומה, ונאמר</text:span><text:span text:style-name="T4"> </text:span><text:span text:style-name="T116">חטא</text:span><text:span text:style-name="T4"> </text:span><text:span text:style-name="T116">במעילה, מה</text:span><text:span text:style-name="T4"> </text:span><text:span text:style-name="T116">חטא</text:span><text:span text:style-name="T4"> </text:span><text:span text:style-name="T116">האמור</text:span><text:span text:style-name="T4"> </text:span><text:span text:style-name="T116">בתרומה</text:span><text:span text:style-name="T4"> </text:span><text:span text:style-name="T116">פוגם</text:span><text:span text:style-name="T4"> </text:span><text:span text:style-name="T116">ונהנה, ומי</text:span><text:span text:style-name="T4"> </text:span><text:span text:style-name="T116">שפגם</text:span><text:span text:style-name="T4"> </text:span><text:span text:style-name="T116">נהנה</text:span><text:span text:style-name="T4"> </text:span><text:span text:style-name="T26">(</text:span><text:span text:style-name="T62">דהוא</text:span><text:span text:style-name="T67"> </text:span><text:span text:style-name="T62">עצמו</text:span><text:span text:style-name="T67"> </text:span><text:span text:style-name="T62">שפגם</text:span><text:span text:style-name="T67"> </text:span><text:span text:style-name="T62">התרומה</text:span><text:span text:style-name="T67"> </text:span><text:span text:style-name="T62">הוא</text:span><text:span text:style-name="T67"> </text:span><text:span text:style-name="T62">עצמו</text:span><text:span text:style-name="T67"> </text:span><text:span text:style-name="T62">נהנה</text:span><text:span text:style-name="T67"> </text:span><text:span text:style-name="T62">ממנה</text:span><text:span text:style-name="T26">)</text:span><text:span text:style-name="T116">, ובדבר</text:span><text:span text:style-name="T4"> </text:span><text:span text:style-name="T116">שפוגם</text:span><text:span text:style-name="T4"> </text:span><text:span text:style-name="T116">בו</text:span><text:span text:style-name="T4"> </text:span><text:span text:style-name="T116">נהנה</text:span><text:span text:style-name="T4"> </text:span><text:span text:style-name="T26">(</text:span><text:span text:style-name="T62">ולא</text:span><text:span text:style-name="T67"> </text:span><text:span text:style-name="T62">בדבר</text:span><text:span text:style-name="T67"> </text:span><text:span text:style-name="T62">אחר</text:span><text:span text:style-name="T26">)</text:span><text:span text:style-name="T116">, ופגימתו</text:span><text:span text:style-name="T4"> </text:span><text:span text:style-name="T116">והנאתו</text:span><text:span text:style-name="T4"> </text:span><text:span text:style-name="T116">כאחד</text:span><text:span text:style-name="T4"> </text:span><text:span text:style-name="T26">(</text:span><text:span text:style-name="T62">בשעה</text:span><text:span text:style-name="T67"> </text:span><text:span text:style-name="T62">אחת, כדאמרינן</text:span><text:span text:style-name="T67"> </text:span><text:span text:style-name="T62">'הנאתו</text:span><text:span text:style-name="T67"> </text:span><text:span text:style-name="T62">וביעורו</text:span><text:span text:style-name="T67"> </text:span><text:span text:style-name="T62">שוה'</text:span><text:span text:style-name="T26">)</text:span><text:span text:style-name="T116">, ובתלוש</text:span><text:span text:style-name="T4"> </text:span><text:span text:style-name="T116">מן</text:span><text:span text:style-name="T4"> </text:span><text:span text:style-name="T116">הקרקע</text:span><text:span text:style-name="T4"> </text:span><text:span text:style-name="T26">(</text:span><text:span text:style-name="T62">דתרומה</text:span><text:span text:style-name="T67"> </text:span><text:span text:style-name="T62">אינה</text:span><text:span text:style-name="T67"> </text:span><text:span text:style-name="T62">נוהגת</text:span><text:span text:style-name="T67"> </text:span><text:span text:style-name="T62">אלא</text:span><text:span text:style-name="T67"> </text:span><text:span text:style-name="T62">בתלוש, דכתיב</text:span><text:span text:style-name="T67"> </text:span><text:span text:style-name="T64">(דברים</text:span><text:span text:style-name="T68"> </text:span><text:span text:style-name="T64">יח,ד)</text:span><text:span text:style-name="T62"> </text:span><text:span text:style-name="T72">ראשית</text:span><text:span text:style-name="T67"> </text:span><text:span text:style-name="T72">דגנך</text:span><text:span text:style-name="T67"> </text:span><text:span text:style-name="T62">היינו</text:span><text:span text:style-name="T67"> </text:span><text:span text:style-name="T62">דאידגן</text:span><text:span text:style-name="T26">)</text:span><text:span text:style-name="T116">, ובשליח</text:span><text:span text:style-name="T4"> </text:span><text:span text:style-name="T116">שעשה</text:span><text:span text:style-name="T4"> </text:span><text:span text:style-name="T116">שליחותו</text:span><text:span text:style-name="T4"> </text:span><text:span text:style-name="T26">(</text:span><text:span text:style-name="T62">דכי</text:span><text:span text:style-name="T67"> </text:span><text:span text:style-name="T62">תרם</text:span><text:span text:style-name="T67"> </text:span><text:span text:style-name="T62">מדעתו</text:span><text:span text:style-name="T67"> </text:span><text:span text:style-name="T62">של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- הוא</text:span><text:span text:style-name="T67"> </text:span><text:span text:style-name="T62">דהויא</text:span><text:span text:style-name="T67"> </text:span><text:span text:style-name="T62">תרומה</text:span><text:span text:style-name="T26">)</text:span><text:span text:style-name="T116"> – אף</text:span><text:span text:style-name="T4"> </text:span><text:span text:style-name="T116">חטא</text:span><text:span text:style-name="T4"> </text:span><text:span text:style-name="T116">האמור</text:span><text:span text:style-name="T4"> </text:span><text:span text:style-name="T116">במעילה: פוגם</text:span><text:span text:style-name="T4"> </text:span><text:span text:style-name="T116">ונהנה</text:span><text:span text:style-name="T4"> </text:span><text:span text:style-name="T26">(</text:span><text:span text:style-name="T62">מעל; לאפוקי</text:span><text:span text:style-name="T67"> </text:span><text:span text:style-name="T62">פגם</text:span><text:span text:style-name="T67"> </text:span><text:span text:style-name="T62">ולא</text:span><text:span text:style-name="T67"> </text:span><text:span text:style-name="T62">נהנה, כגון: שקרע</text:span><text:span text:style-name="T67"> </text:span><text:span text:style-name="T62">שיראין</text:span><text:span text:style-name="T67"> </text:span><text:span text:style-name="T62">של</text:span><text:span text:style-name="T67"> </text:span><text:span text:style-name="T62">הקדש, או</text:span><text:span text:style-name="T67"> </text:span><text:span text:style-name="T62">לבש</text:span><text:span text:style-name="T67"> </text:span><text:span text:style-name="T62">חלוק, שנהנה</text:span><text:span text:style-name="T67"> </text:span><text:span text:style-name="T62">ולא</text:span><text:span text:style-name="T67"> </text:span><text:span text:style-name="T62">פגם</text:span><text:span text:style-name="T26">)</text:span><text:span text:style-name="T116">, ומי</text:span><text:span text:style-name="T4"> </text:span><text:span text:style-name="T116">שפגם</text:span><text:span text:style-name="T4"> </text:span><text:span text:style-name="T116">נהנה</text:span><text:span text:style-name="T4"> </text:span><text:span text:style-name="T26">(</text:span><text:span text:style-name="T62">אתי</text:span><text:span text:style-name="T67"> </text:span><text:span text:style-name="T62">למיעוטי</text:span><text:span text:style-name="T67"> </text:span><text:span text:style-name="T62">דנהנה</text:span><text:span text:style-name="T67"> </text:span><text:span text:style-name="T62">כחצי</text:span><text:span text:style-name="T67"> </text:span><text:span text:style-name="T62">שיעור, דלא</text:span><text:span text:style-name="T67"> </text:span><text:span text:style-name="T62">מעל</text:span><text:span text:style-name="T26">)</text:span><text:span text:style-name="T116">, ובדבר</text:span><text:span text:style-name="T4"> </text:span><text:span text:style-name="T116">שפוגם</text:span><text:span text:style-name="T4"> </text:span><text:span text:style-name="T116">בו</text:span><text:span text:style-name="T4"> </text:span><text:span text:style-name="T116">נהנה, ופגימתו</text:span><text:span text:style-name="T4"> </text:span><text:span text:style-name="T116">והנאתו</text:span><text:span text:style-name="T4"> </text:span><text:span text:style-name="T116">כאחד</text:span><text:span text:style-name="T4"> </text:span><text:span text:style-name="T26">(</text:span><text:span text:style-name="T62">למעוטי</text:span><text:span text:style-name="T67"> </text:span><text:span text:style-name="T62">פוגם</text:span><text:span text:style-name="T67"> </text:span><text:span text:style-name="T62">האידנא</text:span><text:span text:style-name="T67"> </text:span><text:span text:style-name="T62">פרוטה, ונהנה</text:span><text:span text:style-name="T67"> </text:span><text:span text:style-name="T62">למחר</text:span><text:span text:style-name="T67"> </text:span><text:span text:style-name="T62">פרוטה</text:span><text:span text:style-name="T26">)</text:span><text:span text:style-name="T116">, ובתלוש</text:span><text:span text:style-name="T4"> </text:span><text:span text:style-name="T116">מן</text:span><text:span text:style-name="T4"> </text:span><text:span text:style-name="T116">הקרקע, ובשליח</text:span><text:span text:style-name="T4"> </text:span><text:span text:style-name="T116">שעשה</text:span><text:span text:style-name="T4"> </text:span><text:span text:style-name="T116">שליחותו</text:span><text:span text:style-name="T4"> </text:span><text:span text:style-name="T26">(</text:span><text:span text:style-name="T62">של</text:span><text:span text:style-name="T67"> </text:span><text:span text:style-name="T62">בעל</text:span><text:span text:style-name="T67"> </text:span><text:span text:style-name="T62">הבית, דבעל</text:span><text:span text:style-name="T67"> </text:span><text:span text:style-name="T62">הבית</text:span><text:span text:style-name="T67"> </text:span><text:span text:style-name="T62">מעל, פרט</text:span><text:span text:style-name="T67"> </text:span><text:span text:style-name="T62">לשליח</text:span><text:span text:style-name="T67"> </text:span><text:span text:style-name="T62">שלא</text:span><text:span text:style-name="T67"> </text:span><text:span text:style-name="T62">עשה</text:span><text:span text:style-name="T67"> </text:span><text:span text:style-name="T62">שליחותו</text:span><text:span text:style-name="T67"> </text:span><text:span text:style-name="T62">אלא</text:span><text:span text:style-name="T67"> </text:span><text:span text:style-name="T62">מדעת</text:span><text:span text:style-name="T67"> </text:span><text:span text:style-name="T62">עצמו</text:span><text:span text:style-name="T67"> </text:span><text:span text:style-name="T62">- שלא</text:span><text:span text:style-name="T67"> </text:span><text:span text:style-name="T62">מעל</text:span><text:span text:style-name="T67"> </text:span><text:span text:style-name="T62">בעל</text:span><text:span text:style-name="T67"> </text:span><text:span text:style-name="T62">הבית</text:span><text:span text:style-name="T26">)</text:span><text:span text:style-name="T116">;</text:span></text:p>
      <text:p text:style-name="P3"><text:span text:style-name="T116">אין</text:span><text:span text:style-name="T4"> </text:span><text:span text:style-name="T116">לי</text:span><text:span text:style-name="T4"> </text:span><text:span text:style-name="T116">אלא</text:span><text:span text:style-name="T4"> </text:span><text:span text:style-name="T116">אוכל</text:span><text:span text:style-name="T4"> </text:span><text:span text:style-name="T26">(</text:span><text:span text:style-name="T62">כדאמרן: דכיון</text:span><text:span text:style-name="T67"> </text:span><text:span text:style-name="T62">דיליף</text:span><text:span text:style-name="T67"> </text:span><text:span text:style-name="T62">מתרומה</text:span><text:span text:style-name="T67"> </text:span><text:span text:style-name="T62">- לא</text:span><text:span text:style-name="T67"> </text:span><text:span text:style-name="T62">אשכחן</text:span><text:span text:style-name="T67"> </text:span><text:span text:style-name="T62">אלא</text:span><text:span text:style-name="T67"> </text:span><text:span text:style-name="T62">אוכֵל, דכתיב</text:span><text:span text:style-name="T67"> </text:span><text:span text:style-name="T64">(ויקרא</text:span><text:span text:style-name="T68"> </text:span><text:span text:style-name="T64">כב,יד)</text:span><text:span text:style-name="T72"> ואיש</text:span><text:span text:style-name="T67"> </text:span><text:span text:style-name="T72">כי</text:span><text:span text:style-name="T67"> </text:span><text:span text:style-name="T72">יאכל</text:span><text:span text:style-name="T67"> </text:span><text:span text:style-name="T72">קדש</text:span><text:span text:style-name="T67"> </text:span><text:span text:style-name="T72">בשגגה</text:span><text:span text:style-name="T67"> </text:span><text:span text:style-name="T73">[ויסף</text:span><text:span text:style-name="T69"> </text:span><text:span text:style-name="T73">חמשיתו</text:span><text:span text:style-name="T69"> </text:span><text:span text:style-name="T73">עליו</text:span><text:span text:style-name="T69"> </text:span><text:span text:style-name="T73">ונתן</text:span><text:span text:style-name="T69"> </text:span><text:span text:style-name="T73">לכהן</text:span><text:span text:style-name="T69"> </text:span><text:span text:style-name="T73">את</text:span><text:span text:style-name="T69"> </text:span><text:span text:style-name="T73">הקדש]</text:span><text:span text:style-name="T26">)</text:span><text:span text:style-name="T116"> ונהנה</text:span><text:span text:style-name="T4"> </text:span><text:span text:style-name="T116">בדבר</text:span><text:span text:style-name="T4"> </text:span><text:span text:style-name="T116">שאין</text:span><text:span text:style-name="T4"> </text:span><text:span text:style-name="T116">בו</text:span><text:span text:style-name="T4"> </text:span><text:span text:style-name="T116">פגם; מנין</text:span><text:span text:style-name="T4"> </text:span><text:span text:style-name="T116">אכילתו</text:span><text:span text:style-name="T4"> </text:span><text:span text:style-name="T116">ואכילת</text:span><text:span text:style-name="T4"> </text:span><text:span text:style-name="T116">חברו</text:span><text:span text:style-name="T4"> </text:span><text:span text:style-name="T26">(</text:span><text:span text:style-name="T62">כגון</text:span><text:span text:style-name="T67"> </text:span><text:span text:style-name="T62">שלקח</text:span><text:span text:style-name="T67"> </text:span><text:span text:style-name="T62">שוה</text:span><text:span text:style-name="T67"> </text:span><text:span text:style-name="T62">פרוטה</text:span><text:span text:style-name="T67"> </text:span><text:span text:style-name="T62">מן</text:span><text:span text:style-name="T67"> </text:span><text:span text:style-name="T62">ההקדש</text:span><text:span text:style-name="T67"> </text:span><text:span text:style-name="T62">ואכל</text:span><text:span text:style-name="T67"> </text:span><text:span text:style-name="T62">הוא</text:span><text:span text:style-name="T67"> </text:span><text:span text:style-name="T62">חציה</text:span><text:span text:style-name="T67"> </text:span><text:span text:style-name="T62">והאכיל</text:span><text:span text:style-name="T67"> </text:span><text:span text:style-name="T62">חציה</text:span><text:span text:style-name="T67"> </text:span><text:span text:style-name="T62">לחבירו</text:span><text:span text:style-name="T26">)</text:span><text:span text:style-name="T116">, </text:span><text:span text:style-name="T26">(</text:span><text:span text:style-name="T62">או</text:span><text:span text:style-name="T26">)</text:span><text:span text:style-name="T116"> הנייתו</text:span><text:span text:style-name="T4"> </text:span><text:span text:style-name="T116">והניית</text:span><text:span text:style-name="T4"> </text:span><text:span text:style-name="T116">חברו</text:span><text:span text:style-name="T4"> </text:span><text:span text:style-name="T26">(</text:span><text:span text:style-name="T62">נהנה</text:span><text:span text:style-name="T67"> </text:span><text:span text:style-name="T62">הוא</text:span><text:span text:style-name="T67"> </text:span><text:span text:style-name="T62">כחצי</text:span><text:span text:style-name="T67"> </text:span><text:span text:style-name="T62">שיעור</text:span><text:span text:style-name="T67"> </text:span><text:span text:style-name="T62">ונתן</text:span><text:span text:style-name="T67"> </text:span><text:span text:style-name="T62">לחברו</text:span><text:span text:style-name="T67"> </text:span><text:span text:style-name="T62">החצי</text:span><text:span text:style-name="T67"> </text:span><text:span text:style-name="T62">האחר</text:span><text:span text:style-name="T67"> </text:span><text:span text:style-name="T100">ונהנה</text:span><text:span text:style-name="T101"> </text:span><text:span text:style-name="T100">הוא</text:span><text:span text:style-name="T26">)</text:span><text:span text:style-name="T116">, הנאתו</text:span><text:span text:style-name="T4"> </text:span><text:span text:style-name="T116">ואכילת</text:span><text:span text:style-name="T4"> </text:span><text:span text:style-name="T116">חברו</text:span><text:span text:style-name="T4"> </text:span><text:span text:style-name="T26">(</text:span><text:span text:style-name="T62">כגון</text:span><text:span text:style-name="T67"> </text:span><text:span text:style-name="T62">שסך</text:span><text:span text:style-name="T67"> </text:span><text:span text:style-name="T62">משמן</text:span><text:span text:style-name="T67"> </text:span><text:span text:style-name="T62">של</text:span><text:span text:style-name="T67"> </text:span><text:span text:style-name="T62">הקדש</text:span><text:span text:style-name="T67"> </text:span><text:span text:style-name="T62">בחצי</text:span><text:span text:style-name="T67"> </text:span><text:span text:style-name="T62">פרוטה</text:span><text:span text:style-name="T67"> </text:span><text:span text:style-name="T62">ונתן</text:span><text:span text:style-name="T67"> </text:span><text:span text:style-name="T62">לחברו</text:span><text:span text:style-name="T67"> </text:span><text:span text:style-name="T62">החצי</text:span><text:span text:style-name="T67"> </text:span><text:span text:style-name="T62">האחר</text:span><text:span text:style-name="T67"> </text:span><text:span text:style-name="T62">ואכלו</text:span><text:span text:style-name="T26">)</text:span><text:span text:style-name="T116">, </text:span><text:span text:style-name="T26">(</text:span><text:span text:style-name="T62">וכן</text:span><text:span text:style-name="T67"> </text:span><text:span text:style-name="T62">להפך:</text:span><text:span text:style-name="T26">)</text:span><text:span text:style-name="T116"> אכילתו</text:span><text:span text:style-name="T4"> </text:span><text:span text:style-name="T116">והניית</text:span><text:span text:style-name="T4"> </text:span><text:span text:style-name="T116">חברו</text:span><text:span text:style-name="T4"> </text:span><text:span text:style-name="T26">(</text:span><text:span text:style-name="T62">והכא</text:span><text:span text:style-name="T67"> </text:span><text:span text:style-name="T62">לא</text:span><text:span text:style-name="T67"> </text:span><text:span text:style-name="T62">מיירי</text:span><text:span text:style-name="T67"> </text:span><text:span text:style-name="T62">בשום</text:span><text:span text:style-name="T67"> </text:span><text:span text:style-name="T62">פוגם</text:span><text:span text:style-name="T67"> </text:span><text:span text:style-name="T62">אלא</text:span><text:span text:style-name="T67"> </text:span><text:span text:style-name="T62">באוכל</text:span><text:span text:style-name="T26">)</text:span><text:span text:style-name="T116"> - שמצטרפין</text:span><text:span text:style-name="T4"> </text:span><text:span text:style-name="T116">זה</text:span><text:span text:style-name="T4"> </text:span><text:span text:style-name="T116">עם</text:span><text:span text:style-name="T4"> </text:span><text:span text:style-name="T116">זה, אפילו</text:span><text:span text:style-name="T4"> </text:span><text:span text:style-name="T116">לזמן</text:span><text:span text:style-name="T4"> </text:span><text:span text:style-name="T116">מרובה</text:span><text:span text:style-name="T4"> </text:span><text:span text:style-name="T26">(</text:span><text:span text:style-name="T62">כגון</text:span><text:span text:style-name="T67"> </text:span><text:span text:style-name="T62">שאכל</text:span><text:span text:style-name="T67"> </text:span><text:span text:style-name="T62">זה</text:span><text:span text:style-name="T67"> </text:span><text:span text:style-name="T62">חצי</text:span><text:span text:style-name="T67"> </text:span><text:span text:style-name="T62">שיעור</text:span><text:span text:style-name="T67"> </text:span><text:span text:style-name="T62">בשחרית</text:span><text:span text:style-name="T67"> </text:span><text:span text:style-name="T62">וחבירו</text:span><text:span text:style-name="T67"> </text:span><text:span text:style-name="T62">לערב</text:span><text:span text:style-name="T67"> </text:span><text:span text:style-name="T62">באותו</text:span><text:span text:style-name="T67"> </text:span><text:span text:style-name="T62">יום</text:span><text:span text:style-name="T26">)</text:span><text:span text:style-name="T116"> – מנין</text:span><text:span text:style-name="T4"> </text:span><text:span text:style-name="T26">(</text:span><text:span text:style-name="T62">מנין</text:span><text:span text:style-name="T67"> </text:span><text:span text:style-name="T62">שמצטרפין</text:span><text:span text:style-name="T67"> </text:span><text:span text:style-name="T62">ויהא</text:span><text:span text:style-name="T67"> </text:span><text:span text:style-name="T62">הנהנה</text:span><text:span text:style-name="T67"> </text:span><text:span text:style-name="T62">חייב</text:span><text:span text:style-name="T26">)</text:span><text:span text:style-name="T116">? </text:span></text:p>
      <text:p text:style-name="P3"><text:span text:style-name="T116">תלמוד</text:span><text:span text:style-name="T4"> </text:span><text:span text:style-name="T116">לומר: '</text:span><text:span text:style-name="T34">תמעול</text:span><text:span text:style-name="T4"> </text:span><text:span text:style-name="T34">מעל</text:span><text:span text:style-name="T116">' - </text:span><text:span text:style-name="T26">(</text:span><text:span text:style-name="T62">ריבה</text:span><text:span text:style-name="T26">)</text:span><text:span text:style-name="T116"> מכל</text:span><text:span text:style-name="T4"> </text:span><text:span text:style-name="T116">מקום. </text:span></text:p>
      <text:p text:style-name="P3"><text:span text:style-name="T116">אי</text:span><text:span text:style-name="T4"> </text:span><text:span text:style-name="T116">מה</text:span><text:span text:style-name="T4"> </text:span><text:span text:style-name="T116">'</text:span><text:span text:style-name="T34">חטא</text:span><text:span text:style-name="T116">' האמור</text:span><text:span text:style-name="T4"> </text:span><text:span text:style-name="T116">בתרומה</text:span><text:span text:style-name="T4"> </text:span><text:span text:style-name="T116">לא</text:span><text:span text:style-name="T4"> </text:span><text:span text:style-name="T116">צירף</text:span><text:span text:style-name="T4"> </text:span><text:span text:style-name="T116">שתי</text:span><text:span text:style-name="T4"> </text:span><text:span text:style-name="T116">אכילות</text:span><text:span text:style-name="T4"> </text:span><text:span text:style-name="T116">כאחד</text:span><text:span text:style-name="T4"> </text:span><text:span text:style-name="T26">(</text:span><text:span text:style-name="T62">אלא</text:span><text:span text:style-name="T67"> </text:span><text:span text:style-name="T62">אכילה</text:span><text:span text:style-name="T67"> </text:span><text:span text:style-name="T62">אחת</text:span><text:span text:style-name="T67"> </text:span><text:span text:style-name="T62">בעי</text:span><text:span text:style-name="T67"> </text:span><text:span text:style-name="T62">בכזית, כדכתיב</text:span><text:span text:style-name="T67"> </text:span><text:span text:style-name="T64">(ויקרא</text:span><text:span text:style-name="T68"> </text:span><text:span text:style-name="T64">כב,יד)</text:span><text:span text:style-name="T72"> ואיש</text:span><text:span text:style-name="T67"> </text:span><text:span text:style-name="T72">כי</text:span><text:span text:style-name="T67"> </text:span><text:span text:style-name="T72">יאכל</text:span><text:span text:style-name="T67"> </text:span><text:span text:style-name="T72">קדש</text:span><text:span text:style-name="T67"> </text:span><text:span text:style-name="T73">[בשגגה</text:span><text:span text:style-name="T69"> </text:span><text:span text:style-name="T73">ויסף</text:span><text:span text:style-name="T69"> </text:span><text:span text:style-name="T73">חמשיתו</text:span><text:span text:style-name="T69"> </text:span><text:span text:style-name="T73">עליו</text:span><text:span text:style-name="T69"> </text:span><text:span text:style-name="T73">ונתן</text:span><text:span text:style-name="T69"> </text:span><text:span text:style-name="T73">לכהן</text:span><text:span text:style-name="T69"> </text:span><text:span text:style-name="T73">את</text:span><text:span text:style-name="T69"> </text:span><text:span text:style-name="T73">הקדש]</text:span><text:span text:style-name="T62">, דבתרומה</text:span><text:span text:style-name="T67"> </text:span><text:span text:style-name="T62">קא</text:span><text:span text:style-name="T67"> </text:span><text:span text:style-name="T62">מיירי</text:span><text:span text:style-name="T26">)</text:span><text:span text:style-name="T116">, אף</text:span><text:span text:style-name="T4"> </text:span><text:span text:style-name="T116">חטא</text:span><text:span text:style-name="T4"> </text:span><text:span text:style-name="T116">האמור</text:span><text:span text:style-name="T4"> </text:span><text:span text:style-name="T116">במעילה</text:span><text:span text:style-name="T4"> </text:span><text:span text:style-name="T116">לא</text:span><text:span text:style-name="T4"> </text:span><text:span text:style-name="T116">צירף</text:span><text:span text:style-name="T4"> </text:span><text:span text:style-name="T116">שתי</text:span><text:span text:style-name="T4"> </text:span><text:span text:style-name="T116">אכילות</text:span><text:span text:style-name="T4"> </text:span><text:span text:style-name="T116">כאחד</text:span><text:span text:style-name="T4"> </text:span><text:span text:style-name="T26">(</text:span><text:span text:style-name="T62">ואנן</text:span><text:span text:style-name="T67"> </text:span><text:span text:style-name="T62">קיימא</text:span><text:span text:style-name="T67"> </text:span><text:span text:style-name="T62">לן</text:span><text:span text:style-name="T67"> </text:span><text:span text:style-name="T62">דצירף</text:span><text:span text:style-name="T67"> </text:span><text:span text:style-name="T62">בה</text:span><text:span text:style-name="T67"> </text:span><text:span text:style-name="T62">שתי</text:span><text:span text:style-name="T67"> </text:span><text:span text:style-name="T62">אכילות</text:span><text:span text:style-name="T67"> </text:span><text:span text:style-name="T62">כאחת</text:span><text:span text:style-name="T26">)</text:span><text:span text:style-name="T116">? מנין</text:span><text:span text:style-name="T4"> </text:span><text:span text:style-name="T26">(</text:span><text:span text:style-name="T62">אתה</text:span><text:span text:style-name="T67"> </text:span><text:span text:style-name="T62">אומר</text:span><text:span text:style-name="T67"> </text:span><text:span text:style-name="T62">שאם</text:span><text:span text:style-name="T26">)</text:span><text:span text:style-name="T116"> אכל</text:span><text:span text:style-name="T4"> </text:span><text:span text:style-name="T116">היום</text:span><text:span text:style-name="T4"> </text:span><text:span text:style-name="T26">(</text:span><text:span text:style-name="T62">חצי</text:span><text:span text:style-name="T67"> </text:span><text:span text:style-name="T62">שיעור</text:span><text:span text:style-name="T26">)</text:span><text:span text:style-name="T116"> ואכל</text:span><text:span text:style-name="T4"> </text:span><text:span text:style-name="T116">למחר</text:span><text:span text:style-name="T4"> </text:span><text:span text:style-name="T26">(</text:span><text:span text:style-name="T62">חצי</text:span><text:span text:style-name="T67"> </text:span><text:span text:style-name="T62">שיעור, דהיינו</text:span><text:span text:style-name="T67"> </text:span><text:span text:style-name="T62">שתי</text:span><text:span text:style-name="T67"> </text:span><text:span text:style-name="T62">אכילות</text:span><text:span text:style-name="T26">)</text:span><text:span text:style-name="T116"> ואפילו</text:span><text:span text:style-name="T4"> </text:span><text:span text:style-name="T116">לזמן</text:span><text:span text:style-name="T4"> </text:span><text:span text:style-name="T116">מרובה</text:span><text:span text:style-name="T4"> </text:span><text:span text:style-name="T26">(</text:span><text:span text:style-name="T62">מנין</text:span><text:span text:style-name="T67"> </text:span><text:span text:style-name="T62">שהוא</text:span><text:span text:style-name="T67"> </text:span><text:span text:style-name="T62">חייב</text:span><text:span text:style-name="T26">)</text:span><text:span text:style-name="T116">? </text:span><text:span text:style-name="T26">(</text:span><text:span text:style-name="T62">הא</text:span><text:span text:style-name="T67"> </text:span><text:span text:style-name="T62">מילתא</text:span><text:span text:style-name="T67"> </text:span><text:span text:style-name="T62">איכא</text:span><text:span text:style-name="T67"> </text:span><text:span text:style-name="T62">בין</text:span><text:span text:style-name="T67"> </text:span><text:span text:style-name="T62">'זמן</text:span><text:span text:style-name="T67"> </text:span><text:span text:style-name="T62">מרובה' דהכא</text:span><text:span text:style-name="T67"> </text:span><text:span text:style-name="T62">ל'זמן</text:span><text:span text:style-name="T67"> </text:span><text:span text:style-name="T62">מרובה' דלעיל: דהאי</text:span><text:span text:style-name="T67"> </text:span><text:span text:style-name="T62">דהכא</text:span><text:span text:style-name="T67"> </text:span><text:span text:style-name="T62">משמע</text:span><text:span text:style-name="T67"> </text:span><text:span text:style-name="T62">בין</text:span><text:span text:style-name="T67"> </text:span><text:span text:style-name="T62">לאחר</text:span><text:span text:style-name="T67"> </text:span><text:span text:style-name="T62">שנים</text:span><text:span text:style-name="T67"> </text:span><text:span text:style-name="T62">או</text:span><text:span text:style-name="T67"> </text:span><text:span text:style-name="T62">שלשה</text:span><text:span text:style-name="T67"> </text:span><text:span text:style-name="T62">ימים, דקתני</text:span><text:span text:style-name="T67"> </text:span><text:span text:style-name="T62">ביה</text:span><text:span text:style-name="T67"> </text:span><text:span text:style-name="T62">'אכל</text:span><text:span text:style-name="T67"> </text:span><text:span text:style-name="T62">היום</text:span><text:span text:style-name="T67"> </text:span><text:span text:style-name="T62">ואכל</text:span><text:span text:style-name="T67"> </text:span><text:span text:style-name="T62">למחר', וההוא</text:span><text:span text:style-name="T67"> </text:span><text:span text:style-name="T62">דלעיל</text:span><text:span text:style-name="T67"> </text:span><text:span text:style-name="T62">לא</text:span><text:span text:style-name="T67"> </text:span><text:span text:style-name="T62">משמע</text:span><text:span text:style-name="T67"> </text:span><text:span text:style-name="T62">אלא</text:span><text:span text:style-name="T67"> </text:span><text:span text:style-name="T62">ביום</text:span><text:span text:style-name="T67"> </text:span><text:span text:style-name="T62">אחד, דלא</text:span><text:span text:style-name="T67"> </text:span><text:span text:style-name="T62">תנא</text:span><text:span text:style-name="T67"> </text:span><text:span text:style-name="T62">'אכל</text:span><text:span text:style-name="T67"> </text:span><text:span text:style-name="T62">היום</text:span><text:span text:style-name="T67"> </text:span><text:span text:style-name="T62">ואכל</text:span><text:span text:style-name="T67"> </text:span><text:span text:style-name="T62">למחר';</text:span><text:span text:style-name="T26">)</text:span><text:span text:style-name="T116"> </text:span></text:p>
      <text:p text:style-name="P9">תלמוד<text:span text:style-name="T1"> </text:span>לומר: '<text:span text:style-name="T31">תמעול</text:span><text:span text:style-name="T1"> </text:span><text:span text:style-name="T31">מעל</text:span>' - מכל<text:span text:style-name="T1"> </text:span>מקום. </text:p>
      <text:p text:style-name="P3"><text:span text:style-name="T116">אי</text:span><text:span text:style-name="T4"> </text:span><text:span text:style-name="T116">מה</text:span><text:span text:style-name="T4"> </text:span><text:span text:style-name="T116">חטא</text:span><text:span text:style-name="T4"> </text:span><text:span text:style-name="T116">האמור</text:span><text:span text:style-name="T4"> </text:span><text:span text:style-name="T116">בתרומה</text:span><text:span text:style-name="T4"> </text:span><text:span text:style-name="T116">פגימתו</text:span><text:span text:style-name="T4"> </text:span><text:span text:style-name="T116">והנאתו</text:span><text:span text:style-name="T4"> </text:span><text:span text:style-name="T116">כאחד, מנין</text:span><text:span text:style-name="T4"> </text:span><text:span text:style-name="T116">לאכילתו</text:span><text:span text:style-name="T4"> </text:span><text:span text:style-name="T116">ואכילת</text:span><text:span text:style-name="T4"> </text:span><text:span text:style-name="T116">חברו</text:span><text:span text:style-name="T4"> </text:span><text:span text:style-name="T116">ואפילו</text:span><text:span text:style-name="T4"> </text:span><text:span text:style-name="T26">(</text:span><text:span text:style-name="T62">לא</text:span><text:span text:style-name="T67"> </text:span><text:span text:style-name="T62">השלים</text:span><text:span text:style-name="T67"> </text:span><text:span text:style-name="T62">שיעור</text:span><text:span text:style-name="T67"> </text:span><text:span text:style-name="T62">אכילתו</text:span><text:span text:style-name="T26">)</text:span><text:span text:style-name="T116"> מכאן</text:span><text:span text:style-name="T4"> </text:span><text:span text:style-name="T116">ועד</text:span><text:span text:style-name="T4"> </text:span><text:span text:style-name="T116">שלש</text:span><text:span text:style-name="T4"> </text:span><text:span text:style-name="T116">שנים</text:span><text:span text:style-name="T4"> </text:span><text:span text:style-name="T116">מנין</text:span><text:span text:style-name="T4"> </text:span><text:span text:style-name="T26">(</text:span><text:span text:style-name="T62">שהוא</text:span><text:span text:style-name="T67"> </text:span><text:span text:style-name="T62">חייב</text:span><text:span text:style-name="T26">)</text:span><text:span text:style-name="T116">?</text:span></text:p>
      <text:p text:style-name="P9">תלמוד<text:span text:style-name="T1"> </text:span>לומר: '<text:span text:style-name="T31">תמעול</text:span><text:span text:style-name="T1"> </text:span><text:span text:style-name="T31">מעל</text:span>' - מכל<text:span text:style-name="T1"> </text:span>מקום. </text:p>
      <text:p text:style-name="P9">אי<text:span text:style-name="T1"> </text:span>מה<text:span text:style-name="T1"> </text:span>חטא<text:span text:style-name="T1"> </text:span>האמור<text:span text:style-name="T1"> </text:span>בתרומה<text:span text:style-name="T1"> </text:span>- </text:p>
      <text:p text:style-name="P3"/>
      <text:p text:style-name="P3">(מעילה<text:span text:style-name="T1"> </text:span>יט,א)</text:p>
      <text:p text:style-name="P3"><text:span text:style-name="T116">עד</text:span><text:span text:style-name="T4"> </text:span><text:span text:style-name="T116">שיצא</text:span><text:span text:style-name="T4"> </text:span><text:span text:style-name="T116">מן</text:span><text:span text:style-name="T4"> </text:span><text:span text:style-name="T116">הקדש</text:span><text:span text:style-name="T4"> </text:span><text:span text:style-name="T116">לחול</text:span><text:span text:style-name="T4"> </text:span><text:span text:style-name="T26">(</text:span><text:span text:style-name="T62">לפי</text:span><text:span text:style-name="T67"> </text:span><text:span text:style-name="T62">שכשאוכל</text:span><text:span text:style-name="T67"> </text:span><text:span text:style-name="T62">את</text:span><text:span text:style-name="T67"> </text:span><text:span text:style-name="T62">התרומה</text:span><text:span text:style-name="T67"> </text:span><text:span text:style-name="T62">הוא</text:span><text:span text:style-name="T67"> </text:span><text:span text:style-name="T62">מוציאה</text:span><text:span text:style-name="T67"> </text:span><text:span text:style-name="T62">לחולין</text:span><text:span text:style-name="T26">)</text:span><text:span text:style-name="T116">, </text:span><text:span text:style-name="T26">(</text:span><text:span text:style-name="T62">המוציא</text:span><text:span text:style-name="T26">)</text:span><text:span text:style-name="T116"> מן</text:span><text:span text:style-name="T4"> </text:span><text:span text:style-name="T116">הקדש</text:span><text:span text:style-name="T4"> </text:span><text:span text:style-name="T116">לקדש, כגון</text:span><text:span text:style-name="T4"> </text:span><text:span text:style-name="T26">(</text:span><text:span text:style-name="T62">שלקח</text:span><text:span text:style-name="T67"> </text:span><text:span text:style-name="T62">ממעות</text:span><text:span text:style-name="T67"> </text:span><text:span text:style-name="T62">הקדש</text:span><text:span text:style-name="T26">)</text:span><text:span text:style-name="T116"> לקח</text:span><text:span text:style-name="T4"> </text:span><text:span text:style-name="T26">(</text:span><text:span text:style-name="T62">וקנה</text:span><text:span text:style-name="T67"> </text:span><text:span text:style-name="T62">מהן</text:span><text:span text:style-name="T26">)</text:span><text:span text:style-name="T116"> קיני</text:span><text:span text:style-name="T4"> </text:span><text:span text:style-name="T116">זבים</text:span><text:span text:style-name="T4"> </text:span><text:span text:style-name="T116">וקיני</text:span><text:span text:style-name="T4"> </text:span><text:span text:style-name="T116">זבות</text:span><text:span text:style-name="T4"> </text:span><text:span text:style-name="T116">וקיני</text:span><text:span text:style-name="T4"> </text:span><text:span text:style-name="T116">יולדות; ושקל</text:span><text:span text:style-name="T4"> </text:span><text:span text:style-name="T116">שקלו</text:span><text:span text:style-name="T4"> </text:span><text:span text:style-name="T26">(</text:span><text:span text:style-name="T62">או</text:span><text:span text:style-name="T67"> </text:span><text:span text:style-name="T62">ששקל</text:span><text:span text:style-name="T67"> </text:span><text:span text:style-name="T62">מהן</text:span><text:span text:style-name="T67"> </text:span><text:span text:style-name="T62">שקלו</text:span><text:span text:style-name="T67"> </text:span><text:span text:style-name="T62">שהוא</text:span><text:span text:style-name="T67"> </text:span><text:span text:style-name="T62">חייב</text:span><text:span text:style-name="T67"> </text:span><text:span text:style-name="T62">לשקול</text:span><text:span text:style-name="T67"> </text:span><text:span text:style-name="T62">לתרומת</text:span><text:span text:style-name="T67"> </text:span><text:span text:style-name="T62">הלשכה</text:span><text:span text:style-name="T26">)</text:span><text:span text:style-name="T116">, והביא</text:span><text:span text:style-name="T4"> </text:span><text:span text:style-name="T116">חטאתו</text:span><text:span text:style-name="T4"> </text:span><text:span text:style-name="T116">ואשמו</text:span><text:span text:style-name="T4"> </text:span><text:span text:style-name="T116">מן</text:span><text:span text:style-name="T4"> </text:span><text:span text:style-name="T116">ההקדש</text:span><text:span text:style-name="T4"> </text:span><text:span text:style-name="T26">(</text:span><text:span text:style-name="T62">או</text:span><text:span text:style-name="T67"> </text:span><text:span text:style-name="T62">שהביא</text:span><text:span text:style-name="T67"> </text:span><text:span text:style-name="T62">חטאתו</text:span><text:span text:style-name="T67"> </text:span><text:span text:style-name="T62">ואשמו</text:span><text:span text:style-name="T67"> </text:span><text:span text:style-name="T62">מן</text:span><text:span text:style-name="T67"> </text:span><text:span text:style-name="T62">הקדש</text:span><text:span text:style-name="T67"> </text:span><text:span text:style-name="T62">דהיינו</text:span><text:span text:style-name="T67"> </text:span><text:span text:style-name="T62">'מקדש</text:span><text:span text:style-name="T67"> </text:span><text:span text:style-name="T62">לקדש'</text:span><text:span text:style-name="T26">)</text:span><text:span text:style-name="T116">: </text:span></text:p>
      <text:p text:style-name="P45"><text:span text:style-name="T116">כיון</text:span><text:span text:style-name="T4"> </text:span><text:span text:style-name="T116">שהוציא</text:span><text:span text:style-name="T4"> </text:span><text:span text:style-name="T26">(</text:span><text:span text:style-name="T62">וכיון</text:span><text:span text:style-name="T67"> </text:span><text:span text:style-name="T62">שהביא</text:span><text:span text:style-name="T67"> </text:span><text:span text:style-name="T62">לעזרה</text:span><text:span text:style-name="T26">)</text:span><text:span text:style-name="T116"> – מעל, דברי</text:span><text:span text:style-name="T4"> </text:span><text:span text:style-name="T116">רבי</text:span><text:span text:style-name="T4"> </text:span><text:span text:style-name="T116">שמעון</text:span><text:span text:style-name="T4"> </text:span><text:span text:style-name="T26">(</text:span><text:span text:style-name="T62">דקסבר</text:span><text:span text:style-name="T67"> </text:span><text:span text:style-name="T62">דמאן</text:span><text:span text:style-name="T67"> </text:span><text:span text:style-name="T62">דמיחייב</text:span><text:span text:style-name="T67"> </text:span><text:span text:style-name="T62">חטאת</text:span><text:span text:style-name="T67"> </text:span><text:span text:style-name="T62">או</text:span><text:span text:style-name="T67"> </text:span><text:span text:style-name="T62">אשם</text:span><text:span text:style-name="T67"> </text:span><text:span text:style-name="T62">- לעולם</text:span><text:span text:style-name="T67"> </text:span><text:span text:style-name="T62">הוא</text:span><text:span text:style-name="T67"> </text:span><text:span text:style-name="T62">חייב</text:span><text:span text:style-name="T67"> </text:span><text:span text:style-name="T62">באחריותו</text:span><text:span text:style-name="T67"> </text:span><text:span text:style-name="T62">עד</text:span><text:span text:style-name="T67"> </text:span><text:span text:style-name="T62">שיביאנו</text:span><text:span text:style-name="T67"> </text:span><text:span text:style-name="T62">לעזרה, וכיון</text:span><text:span text:style-name="T67"> </text:span><text:span text:style-name="T62">שהביאו</text:span><text:span text:style-name="T67"> </text:span><text:span text:style-name="T62">- נפטר</text:span><text:span text:style-name="T67"> </text:span><text:span text:style-name="T62">מאחריותו; אף</text:span><text:span text:style-name="T67"> </text:span><text:span text:style-name="T62">האי</text:span><text:span text:style-name="T67"> </text:span><text:span text:style-name="T62">נמי</text:span><text:span text:style-name="T67"> </text:span><text:span text:style-name="T62">דמוציא</text:span><text:span text:style-name="T67"> </text:span><text:span text:style-name="T62">מקדש</text:span><text:span text:style-name="T67"> </text:span><text:span text:style-name="T62">לקדש, כיון</text:span><text:span text:style-name="T67"> </text:span><text:span text:style-name="T62">שהביאו</text:span><text:span text:style-name="T67"> </text:span><text:span text:style-name="T62">לעזרה</text:span><text:span text:style-name="T67"> </text:span><text:span text:style-name="T62">- יצא</text:span><text:span text:style-name="T67"> </text:span><text:span text:style-name="T62">ידי</text:span><text:span text:style-name="T67"> </text:span><text:span text:style-name="T62">חובתו</text:span><text:span text:style-name="T67"> </text:span><text:span text:style-name="T62">וידי</text:span><text:span text:style-name="T67"> </text:span><text:span text:style-name="T62">אחריותו, ומעל</text:span><text:span text:style-name="T26">)</text:span><text:span text:style-name="T116">; רבי</text:span><text:span text:style-name="T4"> </text:span><text:span text:style-name="T116">יהודה</text:span><text:span text:style-name="T4"> </text:span><text:span text:style-name="T116">אומר: </text:span><text:span text:style-name="T26">(</text:span><text:span text:style-name="T62">לעולם</text:span><text:span text:style-name="T67"> </text:span><text:span text:style-name="T62">הוא</text:span><text:span text:style-name="T67"> </text:span><text:span text:style-name="T62">חייב</text:span><text:span text:style-name="T67"> </text:span><text:span text:style-name="T62">באחריותו</text:span><text:span text:style-name="T26">)</text:span><text:span text:style-name="T116"> עד</text:span><text:span text:style-name="T4"> </text:span><text:span text:style-name="T116">שיזרוק</text:span><text:span text:style-name="T4"> </text:span><text:span text:style-name="T116">הדם</text:span><text:span text:style-name="T4"> </text:span><text:span text:style-name="T26">(</text:span><text:span text:style-name="T62">אף</text:span><text:span text:style-name="T67"> </text:span><text:span text:style-name="T62">הכא</text:span><text:span text:style-name="T67"> </text:span><text:span text:style-name="T62">נמי: כיון</text:span><text:span text:style-name="T67"> </text:span><text:span text:style-name="T62">שנזרק</text:span><text:span text:style-name="T67"> </text:span><text:span text:style-name="T62">הדם</text:span><text:span text:style-name="T67"> </text:span><text:span text:style-name="T62">ויצא</text:span><text:span text:style-name="T67"> </text:span><text:span text:style-name="T62">ידי</text:span><text:span text:style-name="T67"> </text:span><text:span text:style-name="T62">אחריותו</text:span><text:span text:style-name="T67"> </text:span><text:span text:style-name="T62">וחובתו</text:span><text:span text:style-name="T67"> – </text:span><text:span text:style-name="T62">מעל: דכיון</text:span><text:span text:style-name="T67"> </text:span><text:span text:style-name="T62">דיצא</text:span><text:span text:style-name="T67"> </text:span><text:span text:style-name="T62">בו</text:span><text:span text:style-name="T67"> </text:span><text:span text:style-name="T62">ידי</text:span><text:span text:style-name="T67"> </text:span><text:span text:style-name="T62">חובתו</text:span><text:span text:style-name="T67"> </text:span><text:span text:style-name="T62">- כמו</text:span><text:span text:style-name="T67"> </text:span><text:span text:style-name="T62">שהוציאו</text:span><text:span text:style-name="T67"> </text:span><text:span text:style-name="T62">לחולין</text:span><text:span text:style-name="T67"> </text:span><text:span text:style-name="T62">דמי</text:span><text:span text:style-name="T67"> </text:span><text:span text:style-name="T62">ריבה</text:span><text:span text:style-name="T26">)</text:span><text:span text:style-name="T116"> </text:span></text:p>
      <text:p text:style-name="P3"><text:span text:style-name="T4">– </text:span><text:span text:style-name="T116">מנין</text:span><text:span text:style-name="T4"> </text:span><text:span text:style-name="T26">(</text:span><text:span text:style-name="T62">ומנין</text:span><text:span text:style-name="T67"> </text:span><text:span text:style-name="T62">דמעל, לרבי</text:span><text:span text:style-name="T67"> </text:span><text:span text:style-name="T62">שמעון</text:span><text:span text:style-name="T67"> </text:span><text:span text:style-name="T62">כדאית</text:span><text:span text:style-name="T67"> </text:span><text:span text:style-name="T62">ליה</text:span><text:span text:style-name="T67"> </text:span><text:span text:style-name="T62">ולרבי</text:span><text:span text:style-name="T67"> </text:span><text:span text:style-name="T62">יהודה</text:span><text:span text:style-name="T67"> </text:span><text:span text:style-name="T62">כדאית</text:span><text:span text:style-name="T67"> </text:span><text:span text:style-name="T62">ליה</text:span><text:span text:style-name="T26">)</text:span><text:span text:style-name="T116">? </text:span></text:p>
      <text:p text:style-name="P3"><text:soft-page-break/><text:span text:style-name="T116">תלמוד</text:span><text:span text:style-name="T4"> </text:span><text:span text:style-name="T116">לומר: '</text:span><text:span text:style-name="T34">תמעול</text:span><text:span text:style-name="T4"> </text:span><text:span text:style-name="T34">מעל</text:span><text:span text:style-name="T116">' - </text:span><text:span text:style-name="T26">(</text:span><text:span text:style-name="T62">ריבה</text:span><text:span text:style-name="T26">)</text:span><text:span text:style-name="T116"> מכל</text:span><text:span text:style-name="T4"> </text:span><text:span text:style-name="T116">מקום.</text:span>' </text:p>
      <text:p text:style-name="P30"/>
      <text:p text:style-name="P3">אמר<text:span text:style-name="T1"> </text:span>מר: <text:span text:style-name="T106">'</text:span><text:span text:style-name="T111">נפש</text:span><text:span text:style-name="T106">' - אחד</text:span><text:span text:style-name="T107"> </text:span><text:span text:style-name="T106">היחיד, ואחד</text:span><text:span text:style-name="T107"> </text:span><text:span text:style-name="T106">הנשיא, ואחד</text:span><text:span text:style-name="T107"> </text:span><text:span text:style-name="T106">המשוח</text:span><text:span text:style-name="T107"> </text:span><text:span text:style-name="T106">במשמע</text:span>'; שיכול<text:span text:style-name="T1"> </text:span>מאי<text:span text:style-name="T1"> </text:span><text:span text:style-name="T26">(</text:span><text:span text:style-name="T62">כלומר: מה</text:span><text:span text:style-name="T67"> </text:span><text:span text:style-name="T62">הוה</text:span><text:span text:style-name="T67"> </text:span><text:span text:style-name="T62">סלקא</text:span><text:span text:style-name="T67"> </text:span><text:span text:style-name="T62">דעתא, למעט</text:span><text:span text:style-name="T67"> </text:span><text:span text:style-name="T62">נשיא</text:span><text:span text:style-name="T67"> </text:span><text:span text:style-name="T62">או</text:span><text:span text:style-name="T67"> </text:span><text:span text:style-name="T62">משוח</text:span><text:span text:style-name="T67"> </text:span><text:span text:style-name="T62">ממעילה</text:span><text:span text:style-name="T26">)</text:span>? פשיטא<text:span text:style-name="T1"> </text:span><text:span text:style-name="T26">(</text:span><text:span text:style-name="T62">דכולן</text:span><text:span text:style-name="T67"> </text:span><text:span text:style-name="T62">חייבין</text:span><text:span text:style-name="T26">)</text:span>: '<text:span text:style-name="T31">נפש</text:span>' כתיב<text:span text:style-name="T1"> </text:span><text:span text:style-name="T26">(</text:span><text:span text:style-name="T62">ו'נפש' משמע</text:span><text:span text:style-name="T67"> </text:span><text:span text:style-name="T62">בין</text:span><text:span text:style-name="T67"> </text:span><text:span text:style-name="T62">יחיד</text:span><text:span text:style-name="T67"> </text:span><text:span text:style-name="T62">בין</text:span><text:span text:style-name="T67"> </text:span><text:span text:style-name="T62">נשיא</text:span><text:span text:style-name="T67"> </text:span><text:span text:style-name="T62">ומשוח</text:span><text:span text:style-name="T26">)</text:span>!?</text:p>
      <text:p text:style-name="P3">מהו<text:span text:style-name="T1"> </text:span>דתימא<text:span text:style-name="T1"> </text:span>אמר<text:span text:style-name="T1"> </text:span>רחמנא<text:span text:style-name="T1"> </text:span><text:span text:style-name="T26">(</text:span><text:span text:style-name="T62">גבי</text:span><text:span text:style-name="T67"> </text:span><text:span text:style-name="T62">שמן</text:span><text:span text:style-name="T67"> </text:span><text:span text:style-name="T62">המשחה</text:span><text:span text:style-name="T26">)</text:span> <text:span text:style-name="T64">(שמות</text:span><text:span text:style-name="T68"> </text:span><text:span text:style-name="T64">ל,לג)</text:span><text:span text:style-name="T31"> </text:span><text:span text:style-name="T32">[איש</text:span><text:span text:style-name="T2"> </text:span><text:span text:style-name="T32">אשר</text:span><text:span text:style-name="T2"> </text:span><text:span text:style-name="T32">ירקח</text:span><text:span text:style-name="T2"> </text:span><text:span text:style-name="T32">כמהו]</text:span><text:span text:style-name="T31"> ואשר</text:span><text:span text:style-name="T1"> </text:span><text:span text:style-name="T31">יתן</text:span><text:span text:style-name="T1"> </text:span><text:span text:style-name="T31">ממנו</text:span><text:span text:style-name="T1"> </text:span><text:span text:style-name="T31">על</text:span><text:span text:style-name="T1"> </text:span><text:span text:style-name="T31">זר</text:span><text:span text:style-name="T1"> </text:span><text:span text:style-name="T32">[ונכרת</text:span><text:span text:style-name="T2"> </text:span><text:span text:style-name="T32">מעמיו]</text:span>, והאי<text:span text:style-name="T1"> </text:span><text:span text:style-name="T26">(</text:span><text:span text:style-name="T62">משוח</text:span><text:span text:style-name="T67"> </text:span><text:span text:style-name="T39">[כהן</text:span><text:span text:style-name="T46"> </text:span><text:span text:style-name="T39">או</text:span><text:span text:style-name="T46"> </text:span><text:span text:style-name="T39">נשיא]</text:span><text:span text:style-name="T26">)</text:span> לאו<text:span text:style-name="T1"> </text:span>'זר' הוא, דהא<text:span text:style-name="T1"> </text:span>אימשח<text:span text:style-name="T1"> </text:span>בגוויה<text:span text:style-name="T1"> </text:span><text:span text:style-name="T26">(</text:span><text:span text:style-name="T62">סלקא</text:span><text:span text:style-name="T67"> </text:span><text:span text:style-name="T62">דעתך</text:span><text:span text:style-name="T67"> </text:span><text:span text:style-name="T62">אמינא</text:span><text:span text:style-name="T67"> </text:span><text:span text:style-name="T62">דלא</text:span><text:span text:style-name="T67"> </text:span><text:span text:style-name="T62">הוי</text:span><text:span text:style-name="T67"> </text:span><text:span text:style-name="T62">בכלל</text:span><text:span text:style-name="T67"> </text:span><text:span text:style-name="T62">מעילה</text:span><text:span text:style-name="T26">)</text:span>? - קא<text:span text:style-name="T1"> </text:span>משמע<text:span text:style-name="T1"> </text:span>לן<text:span text:style-name="T1"> </text:span><text:span text:style-name="T26">(</text:span><text:span text:style-name="T62">דנפש</text:span><text:span text:style-name="T67"> </text:span><text:span text:style-name="T62">דמשיח</text:span><text:span text:style-name="T67"> </text:span><text:span text:style-name="T62">נמי</text:span><text:span text:style-name="T67"> </text:span><text:span text:style-name="T62">הוי</text:span><text:span text:style-name="T67"> </text:span><text:span text:style-name="T62">בכלל</text:span><text:span text:style-name="T67"> </text:span><text:span text:style-name="T62">מעילה</text:span><text:span text:style-name="T26">)</text:span>;</text:p>
      <text:p text:style-name="P29"/>
      <text:p text:style-name="P3">ואקשה<text:span text:style-name="T1"> </text:span>רחמנא<text:span text:style-name="T1"> </text:span>לסוטה<text:span text:style-name="T1"> </text:span>ולעבודת<text:span text:style-name="T1"> </text:span>כוכבים<text:span text:style-name="T1"> </text:span>ולתרומה<text:span text:style-name="T1"> </text:span><text:span text:style-name="T26">(</text:span><text:span text:style-name="T62">כלומר: אמרינן</text:span><text:span text:style-name="T67"> </text:span><text:span text:style-name="T62">לעיל</text:span><text:span text:style-name="T67"> </text:span><text:span text:style-name="T62">דאקשיה</text:span><text:span text:style-name="T67"> </text:span><text:span text:style-name="T62">רחמנא</text:span><text:span text:style-name="T67"> </text:span><text:span text:style-name="T62">למעילה</text:span><text:span text:style-name="T67"> </text:span><text:span text:style-name="T62">לסוטה</text:span><text:span text:style-name="T67"> </text:span><text:span text:style-name="T62">ולעבודת</text:span><text:span text:style-name="T67"> </text:span><text:span text:style-name="T62">כוכבים, כדאמרינן</text:span><text:span text:style-name="T67"> </text:span><text:span text:style-name="T62">לעיל</text:span><text:span text:style-name="T26">)</text:span>: </text:p>
      <text:p text:style-name="P3">לסוטה<text:span text:style-name="T1"> </text:span><text:span text:style-name="T26">(</text:span><text:span text:style-name="T62">והיכי</text:span><text:span text:style-name="T67"> </text:span><text:span text:style-name="T62">דמי</text:span><text:span text:style-name="T67"> </text:span><text:span text:style-name="T62">אקשיה</text:span><text:span text:style-name="T67"> </text:span><text:span text:style-name="T62">לסוטה?</text:span><text:span text:style-name="T26">)</text:span> - <text:span text:style-name="T26">(</text:span><text:span text:style-name="T62">דכי</text:span><text:span text:style-name="T67"> </text:span><text:span text:style-name="T62">היכי</text:span><text:span text:style-name="T67"> </text:span><text:span text:style-name="T62">דסוטה:</text:span><text:span text:style-name="T26">)</text:span> דאף<text:span text:style-name="T1"> </text:span>על<text:span text:style-name="T1"> </text:span>גב<text:span text:style-name="T1"> </text:span>דלא<text:span text:style-name="T1"> </text:span>פגם<text:span text:style-name="T1"> </text:span><text:span text:style-name="T26">(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פגמה</text:span><text:span text:style-name="T67"> – </text:span><text:span text:style-name="T62">מעל: דסוטה</text:span><text:span text:style-name="T67"> </text:span><text:span text:style-name="T62">פגומה</text:span><text:span text:style-name="T67"> </text:span><text:span text:style-name="T62">ועומדת</text:span><text:span text:style-name="T67"> </text:span><text:span text:style-name="T62">היא, דאינה</text:span><text:span text:style-name="T67"> </text:span><text:span text:style-name="T62">נוהגת</text:span><text:span text:style-name="T67"> </text:span><text:span text:style-name="T62">אלא</text:span><text:span text:style-name="T67"> </text:span><text:span text:style-name="T62">בבעולה, כדכתיב</text:span><text:span text:style-name="T67"> </text:span><text:span text:style-name="T64">[במדבר</text:span><text:span text:style-name="T68"> </text:span><text:span text:style-name="T64">ה,כ]</text:span><text:span text:style-name="T62"> </text:span><text:span text:style-name="T72">מבלעדי</text:span><text:span text:style-name="T67"> </text:span><text:span text:style-name="T72">אישך</text:span><text:span text:style-name="T62">, ואמרינן</text:span><text:span text:style-name="T67"> </text:span><text:span text:style-name="T64">(סוטה</text:span><text:span text:style-name="T68"> </text:span><text:span text:style-name="T64">דף</text:span><text:span text:style-name="T68"> </text:span><text:span text:style-name="T64">כד:)</text:span><text:span text:style-name="T62"> שקדמה</text:span><text:span text:style-name="T67"> </text:span><text:span text:style-name="T62">בעילת</text:span><text:span text:style-name="T67"> </text:span><text:span text:style-name="T62">הבעל</text:span><text:span text:style-name="T67"> </text:span><text:span text:style-name="T62">לבועל, והיינו</text:span><text:span text:style-name="T67"> </text:span><text:span text:style-name="T62">'בעולה', ואפילו</text:span><text:span text:style-name="T67"> </text:span><text:span text:style-name="T62">הכי</text:span><text:span text:style-name="T67"> </text:span><text:span text:style-name="T62">כתיב</text:span><text:span text:style-name="T67"> </text:span><text:span text:style-name="T64">[במדבר</text:span><text:span text:style-name="T68"> </text:span><text:span text:style-name="T64">ה,יב]</text:span><text:span text:style-name="T62"> </text:span><text:span text:style-name="T72">ומעלה</text:span><text:span text:style-name="T67"> </text:span><text:span text:style-name="T72">בו</text:span><text:span text:style-name="T67"> </text:span><text:span text:style-name="T72">מעל</text:span><text:span text:style-name="T26">)</text:span> - גבי<text:span text:style-name="T1"> </text:span>הקדש<text:span text:style-name="T1"> </text:span>נמי: נתנה<text:span text:style-name="T1"> </text:span>טבעת<text:span text:style-name="T1"> </text:span>בידה<text:span text:style-name="T1"> </text:span><text:span text:style-name="T26">(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פגמתו</text:span><text:span text:style-name="T26">)</text:span> - מעלה; </text:p>
      <text:p text:style-name="P3">כי<text:span text:style-name="T1"> </text:span>אקשה<text:span text:style-name="T1"> </text:span>רחמנא<text:span text:style-name="T1"> </text:span>לעבודת<text:span text:style-name="T1"> </text:span>כוכבים: דעד<text:span text:style-name="T1"> </text:span>דאית<text:span text:style-name="T1"> </text:span>בה<text:span text:style-name="T1"> </text:span>שינוי<text:span text:style-name="T1"> </text:span><text:span text:style-name="T26">(</text:span><text:span text:style-name="T62">שמשנה</text:span><text:span text:style-name="T67"> </text:span><text:span text:style-name="T62">עצמו</text:span><text:span text:style-name="T67"> </text:span><text:span text:style-name="T62">משכינה</text:span><text:span text:style-name="T67"> </text:span><text:span text:style-name="T62">לעבודת</text:span><text:span text:style-name="T67"> </text:span><text:span text:style-name="T62">כוכבים</text:span><text:span text:style-name="T26">)</text:span> - גבי<text:span text:style-name="T1"> </text:span>הקדש<text:span text:style-name="T1"> </text:span>נמי: עד<text:span text:style-name="T1"> </text:span>דביקע<text:span text:style-name="T1"> </text:span><text:span text:style-name="T26">(</text:span><text:span text:style-name="T62">עצי</text:span><text:span text:style-name="T67"> </text:span><text:span text:style-name="T62">חולין</text:span><text:span text:style-name="T26">)</text:span> בקרדום<text:span text:style-name="T1"> </text:span>ויפגם<text:span text:style-name="T1"> </text:span>ופגום<text:span text:style-name="T1"> </text:span><text:span text:style-name="T26">(</text:span><text:span text:style-name="T62">דשינה</text:span><text:span text:style-name="T67"> </text:span><text:span text:style-name="T62">ממלאכת</text:span><text:span text:style-name="T67"> </text:span><text:span text:style-name="T62">קדש</text:span><text:span text:style-name="T67"> </text:span><text:span text:style-name="T62">למלאכת</text:span><text:span text:style-name="T67"> </text:span><text:span text:style-name="T62">חול</text:span><text:span text:style-name="T67"> </text:span><text:span text:style-name="T62">- לא</text:span><text:span text:style-name="T67"> </text:span><text:span text:style-name="T62">מעל</text:span><text:span text:style-name="T67"> </text:span><text:span text:style-name="T62">עד</text:span><text:span text:style-name="T67"> </text:span><text:span text:style-name="T62">דביקע: דפגמה</text:span><text:span text:style-name="T26">)</text:span>; </text:p>
      <text:p text:style-name="P3">אקשה<text:span text:style-name="T1"> </text:span>רחמנא<text:span text:style-name="T1"> </text:span>לתרומה<text:span text:style-name="T1"> </text:span><text:span text:style-name="T26">(</text:span><text:span text:style-name="T62">כדאמרינן</text:span><text:span text:style-name="T67"> </text:span><text:span text:style-name="T62">לעיל: יליף</text:span><text:span text:style-name="T67"> </text:span><text:span text:style-name="T62">'חטא' 'חטא' מתרומה</text:span><text:span text:style-name="T67"> </text:span><text:span text:style-name="T62">להכי</text:span><text:span text:style-name="T26">)</text:span>: מה<text:span text:style-name="T1"> </text:span>תרומה<text:span text:style-name="T1"> </text:span><text:span text:style-name="T64">(ויקרא</text:span><text:span text:style-name="T68"> </text:span><text:span text:style-name="T64">כב,יד)</text:span> <text:span text:style-name="T32">[ואיש</text:span><text:span text:style-name="T2"> </text:span><text:span text:style-name="T135">כי</text:span><text:span text:style-name="T132"> </text:span><text:span text:style-name="T135">יאכל</text:span><text:span text:style-name="T2"> </text:span><text:span text:style-name="T32">קדש</text:span><text:span text:style-name="T2"> </text:span><text:span text:style-name="T32">בשגגה</text:span><text:span text:style-name="T2"> </text:span><text:span text:style-name="T32">ויסף</text:span><text:span text:style-name="T2"> </text:span><text:span text:style-name="T32">חמשיתו</text:span><text:span text:style-name="T2"> </text:span><text:span text:style-name="T32">עליו</text:span><text:span text:style-name="T2"> </text:span><text:span text:style-name="T32">ונתן</text:span><text:span text:style-name="T2"> </text:span><text:span text:style-name="T32">לכהן</text:span><text:span text:style-name="T2"> </text:span><text:span text:style-name="T32">את</text:span><text:span text:style-name="T2"> </text:span><text:span text:style-name="T32">הקדש]</text:span> '<text:span text:style-name="T31">כי</text:span><text:span text:style-name="T1"> </text:span><text:span text:style-name="T31">יאכל</text:span>', פרט<text:span text:style-name="T1"> </text:span>למזיק<text:span text:style-name="T1"> </text:span><text:span text:style-name="T26">(</text:span><text:span text:style-name="T62">שאם</text:span><text:span text:style-name="T67"> </text:span><text:span text:style-name="T62">שפך</text:span><text:span text:style-name="T67"> </text:span><text:span text:style-name="T62">אוכלין</text:span><text:span text:style-name="T67"> </text:span><text:span text:style-name="T62">או</text:span><text:span text:style-name="T67"> </text:span><text:span text:style-name="T62">משקין</text:span><text:span text:style-name="T67"> </text:span><text:span text:style-name="T62">של</text:span><text:span text:style-name="T67"> </text:span><text:span text:style-name="T62">תרומה</text:span><text:span text:style-name="T67"> </text:span><text:span text:style-name="T62">ולא</text:span><text:span text:style-name="T67"> </text:span><text:span text:style-name="T62">נהנה</text:span><text:span text:style-name="T67"> </text:span><text:span text:style-name="T62">מהן</text:span><text:span text:style-name="T67"> </text:span><text:span text:style-name="T62">- שאינו</text:span><text:span text:style-name="T67"> </text:span><text:span text:style-name="T62">חייב</text:span><text:span text:style-name="T26">)</text:span> - גבי<text:span text:style-name="T1"> </text:span>הקדש<text:span text:style-name="T1"> </text:span>נמי: כל<text:span text:style-name="T1"> </text:span>דבר<text:span text:style-name="T1"> </text:span>אכילה, כי<text:span text:style-name="T1"> </text:span>מזיק<text:span text:style-name="T1"> </text:span>ליה<text:span text:style-name="T1"> </text:span><text:span text:style-name="T26">(</text:span><text:span text:style-name="T62">ששפכו</text:span><text:span text:style-name="T67"> </text:span><text:span text:style-name="T62">ולא</text:span><text:span text:style-name="T67"> </text:span><text:span text:style-name="T62">נהנה</text:span><text:span text:style-name="T67"> </text:span><text:span text:style-name="T62">ממנו</text:span><text:span text:style-name="T26">)</text:span> – פטור<text:span text:style-name="T1"> </text:span><text:span text:style-name="T26">(</text:span><text:span text:style-name="T62">ממעילה: דאין</text:span><text:span text:style-name="T67"> </text:span><text:span text:style-name="T62">חיוב</text:span><text:span text:style-name="T67"> </text:span><text:span text:style-name="T62">מעילה</text:span><text:span text:style-name="T67"> </text:span><text:span text:style-name="T62">עד</text:span><text:span text:style-name="T67"> </text:span><text:span text:style-name="T62">שיהנה</text:span><text:span text:style-name="T26">)</text:span>. <text:span text:style-name="T26">(</text:span><text:span text:style-name="T62">ואמר</text:span><text:span text:style-name="T67"> </text:span><text:span text:style-name="T62">לן</text:span><text:span text:style-name="T67"> </text:span><text:span text:style-name="T62">רבי: דהוא</text:span><text:span text:style-name="T67"> </text:span><text:span text:style-name="T62">הדין</text:span><text:span text:style-name="T67"> </text:span><text:span text:style-name="T62">נמי</text:span><text:span text:style-name="T67"> </text:span><text:span text:style-name="T62">אף</text:span><text:span text:style-name="T67"> </text:span><text:span text:style-name="T62">במידי</text:span><text:span text:style-name="T67"> </text:span><text:span text:style-name="T62">דלאו</text:span><text:span text:style-name="T67"> </text:span><text:span text:style-name="T62">בר</text:span><text:span text:style-name="T67"> </text:span><text:span text:style-name="T62">אכילה</text:span><text:span text:style-name="T67"> </text:span><text:span text:style-name="T62">הוא: כי</text:span><text:span text:style-name="T67"> </text:span><text:span text:style-name="T62">מזיק</text:span><text:span text:style-name="T67"> </text:span><text:span text:style-name="T62">ליה</text:span><text:span text:style-name="T67"> – </text:span><text:span text:style-name="T62">פטור, דאין</text:span><text:span text:style-name="T67"> </text:span><text:span text:style-name="T62">חיוב</text:span><text:span text:style-name="T67"> </text:span><text:span text:style-name="T62">מעילה</text:span><text:span text:style-name="T67"> </text:span><text:span text:style-name="T62">עד</text:span><text:span text:style-name="T67"> </text:span><text:span text:style-name="T62">שיהנה; אלא</text:span><text:span text:style-name="T67"> </text:span><text:span text:style-name="T62">משום</text:span><text:span text:style-name="T67"> </text:span><text:span text:style-name="T62">דכתיב</text:span><text:span text:style-name="T67"> </text:span><text:span text:style-name="T62">בתרומה</text:span><text:span text:style-name="T67"> </text:span><text:span text:style-name="T72">כי</text:span><text:span text:style-name="T67"> </text:span><text:span text:style-name="T72">יאכל</text:span><text:span text:style-name="T62">: דבתרומה</text:span><text:span text:style-name="T67"> </text:span><text:span text:style-name="T62">ליכא</text:span><text:span text:style-name="T67"> </text:span><text:span text:style-name="T62">אלא</text:span><text:span text:style-name="T67"> </text:span><text:span text:style-name="T62">חיוב</text:span><text:span text:style-name="T67"> </text:span><text:span text:style-name="T62">אכילה</text:span><text:span text:style-name="T67"> </text:span><text:span text:style-name="T62">- אמר</text:span><text:span text:style-name="T67"> </text:span><text:span text:style-name="T62">נמי</text:span><text:span text:style-name="T67"> </text:span><text:span text:style-name="T62">'גבי</text:span><text:span text:style-name="T67"> </text:span><text:span text:style-name="T62">הקדש</text:span><text:span text:style-name="T67"> </text:span><text:span text:style-name="T62">כל</text:span><text:span text:style-name="T67"> </text:span><text:span text:style-name="T62">דבר</text:span><text:span text:style-name="T67"> </text:span><text:span text:style-name="T62">אכילה'.</text:span><text:span text:style-name="T26">)</text:span> </text:p>
      <text:p text:style-name="P48"><text:span text:style-name="T27">תוספות</text:span><text:span text:style-name="T1"> </text:span><text:span text:style-name="T27">ד"ה</text:span><text:span text:style-name="T1"> </text:span><text:span text:style-name="T27">מה</text:span><text:span text:style-name="T1"> </text:span><text:span text:style-name="T27">תרומה</text:span><text:span text:style-name="T1"> </text:span><text:span text:style-name="T27">פוגם</text:span><text:span text:style-name="T1"> </text:span><text:span text:style-name="T27">ונהנה. דהכתיב</text:span><text:span text:style-name="T1"> </text:span><text:span text:style-name="T31">כי</text:span><text:span text:style-name="T1"> </text:span><text:span text:style-name="T31">יאכל</text:span><text:span text:style-name="T1"> </text:span><text:span text:style-name="T27">ואי</text:span><text:span text:style-name="T1"> </text:span><text:span text:style-name="T27">אפשר</text:span><text:span text:style-name="T1"> </text:span><text:span text:style-name="T27">לאכילה</text:span><text:span text:style-name="T1"> </text:span><text:span text:style-name="T27">בלא</text:span><text:span text:style-name="T1"> </text:span><text:span text:style-name="T27">פגימה: שמפסיד</text:span><text:span text:style-name="T1"> </text:span><text:span text:style-name="T27">התרומה</text:span><text:span text:style-name="T1"> </text:span><text:span text:style-name="T27">מן</text:span><text:span text:style-name="T1"> </text:span><text:span text:style-name="T27">הכהן, וגם</text:span><text:span text:style-name="T1"> </text:span><text:span text:style-name="T27">פוגם</text:span><text:span text:style-name="T1"> </text:span><text:span text:style-name="T27">בלא</text:span><text:span text:style-name="T1"> </text:span><text:span text:style-name="T27">נהנה</text:span><text:span text:style-name="T1"> </text:span><text:span text:style-name="T27">פטור</text:span><text:span text:style-name="T1"> </text:span><text:span text:style-name="T27">בתרומה</text:span><text:span text:style-name="T1"> </text:span><text:span text:style-name="T27">- לאפוקי</text:span><text:span text:style-name="T1"> </text:span><text:span text:style-name="T27">נהנה</text:span><text:span text:style-name="T1"> </text:span><text:span text:style-name="T27">בלא</text:span><text:span text:style-name="T1"> </text:span><text:span text:style-name="T27">פגם</text:span><text:span text:style-name="T1"> </text:span><text:span text:style-name="T27">בדבר</text:span><text:span text:style-name="T1"> </text:span><text:span text:style-name="T27">שיש</text:span><text:span text:style-name="T1"> </text:span><text:span text:style-name="T27">בו</text:span><text:span text:style-name="T1"> </text:span><text:span text:style-name="T27">פגם, ולאפוקי</text:span><text:span text:style-name="T1"> </text:span><text:span text:style-name="T27">פגם</text:span><text:span text:style-name="T1"> </text:span><text:span text:style-name="T27">בלא</text:span><text:span text:style-name="T1"> </text:span><text:span text:style-name="T27">נהנה</text:span><text:span text:style-name="T1"> </text:span><text:span text:style-name="T27">היכא</text:span><text:span text:style-name="T1"> </text:span><text:span text:style-name="T27">דליכא</text:span><text:span text:style-name="T1"> </text:span><text:span text:style-name="T27">שינוי</text:span><text:span text:style-name="T1"> </text:span><text:span text:style-name="T27">רשות, כגון</text:span><text:span text:style-name="T1"> </text:span><text:span text:style-name="T27">מזיק; ואין</text:span><text:span text:style-name="T1"> </text:span><text:span text:style-name="T27">להקשות</text:span><text:span text:style-name="T1"> </text:span><text:span text:style-name="T27">'לכתוב</text:span><text:span text:style-name="T1"> </text:span><text:span text:style-name="T27">תרומה</text:span><text:span text:style-name="T1"> </text:span><text:span text:style-name="T27">ולשתוק</text:span><text:span text:style-name="T1"> </text:span><text:span text:style-name="T27">מאידך', דהש"ס</text:span><text:span text:style-name="T1"> </text:span><text:span text:style-name="T27">מצריך</text:span><text:span text:style-name="T1"> </text:span><text:span text:style-name="T27">לקמן</text:span><text:span text:style-name="T1"> </text:span><text:span text:style-name="T27">בסמוך.</text:span></text:p>
      <text:p text:style-name="P3"/>
      <text:p text:style-name="P3"><text:span text:style-name="T26">[וחכמים</text:span><text:span text:style-name="T2"> </text:span><text:span text:style-name="T26">אומרים: כל</text:span><text:span text:style-name="T2"> </text:span><text:span text:style-name="T26">דבר</text:span><text:span text:style-name="T2"> </text:span><text:span text:style-name="T26">שיש</text:span><text:span text:style-name="T2"> </text:span><text:span text:style-name="T26">בו</text:span><text:span text:style-name="T2"> </text:span><text:span text:style-name="T26">פגם</text:span><text:span text:style-name="T2"> </text:span><text:span text:style-name="T26">- לא</text:span><text:span text:style-name="T2"> </text:span><text:span text:style-name="T26">מעל</text:span><text:span text:style-name="T2"> </text:span><text:span text:style-name="T26">עד</text:span><text:span text:style-name="T2"> </text:span><text:span text:style-name="T26">שיפגום, ושאין</text:span><text:span text:style-name="T2"> </text:span><text:span text:style-name="T26">בו</text:span><text:span text:style-name="T2"> </text:span><text:span text:style-name="T26">פגם, כיון</text:span><text:span text:style-name="T2"> </text:span><text:span text:style-name="T26">שנהנה</text:span><text:span text:style-name="T2"> – </text:span><text:span text:style-name="T26">מעל;]</text:span> כיצד? נתנה<text:span text:style-name="T1"> </text:span>קטלא<text:span text:style-name="T1"> </text:span><text:span text:style-name="T26">[בצוארה, טבעת</text:span><text:span text:style-name="T2"> </text:span><text:span text:style-name="T26">בידה, שתה</text:span><text:span text:style-name="T2"> </text:span><text:span text:style-name="T26">בכוס</text:span><text:span text:style-name="T2"> </text:span><text:span text:style-name="T26">של</text:span><text:span text:style-name="T2"> </text:span><text:span text:style-name="T26">זהב</text:span><text:span text:style-name="T2"> </text:span><text:span text:style-name="T26">- כיון</text:span><text:span text:style-name="T2"> </text:span><text:span text:style-name="T26">שנהנה</text:span><text:span text:style-name="T2"> <text:s/></text:span><text:span text:style-name="T26">מעל]</text:span>: </text:p>
      <text:p text:style-name="P3">אמר<text:span text:style-name="T1"> </text:span>ליה<text:span text:style-name="T1"> </text:span>רב<text:span text:style-name="T1"> </text:span>כהנא<text:span text:style-name="T1"> </text:span>לרב<text:span text:style-name="T1"> </text:span>זביד: ודהבא<text:span text:style-name="T1"> </text:span>לאו<text:span text:style-name="T1"> </text:span>בר<text:span text:style-name="T1"> </text:span>איפגומי<text:span text:style-name="T1"> </text:span>הוא<text:span text:style-name="T1"> </text:span><text:span text:style-name="T26">(</text:span><text:span text:style-name="T62">דקתני</text:span><text:span text:style-name="T67"> </text:span><text:span text:style-name="T62">מתניתין: '</text:span><text:span text:style-name="T84">כיון</text:span><text:span text:style-name="T86"> </text:span><text:span text:style-name="T84">שנהנה</text:span><text:span text:style-name="T86"> </text:span><text:span text:style-name="T84">מעל</text:span><text:span text:style-name="T62">', ולא</text:span><text:span text:style-name="T67"> </text:span><text:span text:style-name="T62">קתני</text:span><text:span text:style-name="T67"> </text:span><text:span text:style-name="T62">ביה</text:span><text:span text:style-name="T67"> </text:span><text:span text:style-name="T62">'עד</text:span><text:span text:style-name="T67"> </text:span><text:span text:style-name="T62">שיפגום' - אלמא</text:span><text:span text:style-name="T67"> </text:span><text:span text:style-name="T62">דלאו</text:span><text:span text:style-name="T67"> </text:span><text:span text:style-name="T62">בר</text:span><text:span text:style-name="T67"> </text:span><text:span text:style-name="T62">פגימה</text:span><text:span text:style-name="T67"> </text:span><text:span text:style-name="T62">הוא; ואם</text:span><text:span text:style-name="T67"> </text:span><text:span text:style-name="T62">כן</text:span><text:span text:style-name="T67"> </text:span><text:span text:style-name="T62">דלא</text:span><text:span text:style-name="T67"> </text:span><text:span text:style-name="T62">מיפגם</text:span><text:span text:style-name="T26">)</text:span>? והא<text:span text:style-name="T1"> </text:span>דהבא<text:span text:style-name="T1"> </text:span>דכלתיה<text:span text:style-name="T1"> </text:span>דנון<text:span text:style-name="T1"> </text:span>להיכא<text:span text:style-name="T1"> </text:span>אזל<text:span text:style-name="T1"> </text:span><text:span text:style-name="T26">(</text:span><text:span text:style-name="T62">נון</text:span><text:span text:style-name="T67"> </text:span><text:span text:style-name="T62">- אדם</text:span><text:span text:style-name="T67"> </text:span><text:span text:style-name="T62">עשיר</text:span><text:span text:style-name="T67"> </text:span><text:span text:style-name="T62">היה, ונתן</text:span><text:span text:style-name="T67"> </text:span><text:span text:style-name="T62">זהב</text:span><text:span text:style-name="T67"> </text:span><text:span text:style-name="T62">הרבה</text:span><text:span text:style-name="T67"> </text:span><text:span text:style-name="T62">ותכשיטין</text:span><text:span text:style-name="T67"> </text:span><text:span text:style-name="T62">לכלתו, וכשנתן</text:span><text:span text:style-name="T67"> </text:span><text:span text:style-name="T62">לה</text:span><text:span text:style-name="T67"> </text:span><text:span text:style-name="T62">שקלו; ולאחר</text:span><text:span text:style-name="T67"> </text:span><text:span text:style-name="T62">זמן</text:span><text:span text:style-name="T67"> </text:span><text:span text:style-name="T62">שקלו</text:span><text:span text:style-name="T67"> </text:span><text:span text:style-name="T62">ונמצא</text:span><text:span text:style-name="T67"> </text:span><text:span text:style-name="T62">חסר</text:span><text:span text:style-name="T67"> </text:span><text:span text:style-name="T62">ממשקלו, אלמא</text:span><text:span text:style-name="T67"> </text:span><text:span text:style-name="T62">זהב</text:span><text:span text:style-name="T67"> </text:span><text:span text:style-name="T62">נמי</text:span><text:span text:style-name="T67"> </text:span><text:span text:style-name="T62">עשוי</text:span><text:span text:style-name="T67"> </text:span><text:span text:style-name="T62">ליפגם</text:span><text:span text:style-name="T26">)</text:span>?</text:p>
      <text:p text:style-name="P3">אמר<text:span text:style-name="T1"> </text:span>ליה<text:span text:style-name="T1"> </text:span><text:span text:style-name="T26">(</text:span><text:span text:style-name="T62">רב</text:span><text:span text:style-name="T67"> </text:span><text:span text:style-name="T62">זביד</text:span><text:span text:style-name="T26">)</text:span>: <text:span text:style-name="T26">(</text:span><text:span text:style-name="T62">מהא</text:span><text:span text:style-name="T67"> </text:span><text:span text:style-name="T62">ליכא</text:span><text:span text:style-name="T67"> </text:span><text:span text:style-name="T62">למשמע</text:span><text:span text:style-name="T67"> </text:span><text:span text:style-name="T62">מינה</text:span><text:span text:style-name="T26">)</text:span> דלמא<text:span text:style-name="T1"> </text:span>דהבא<text:span text:style-name="T1"> </text:span>דרמיין<text:span text:style-name="T1"> </text:span>כלתיך<text:span text:style-name="T1"> </text:span>הוא<text:span text:style-name="T1"> </text:span><text:span text:style-name="T26">(</text:span><text:span text:style-name="T62">דלמא</text:span><text:span text:style-name="T67"> </text:span><text:span text:style-name="T62">ודאי</text:span><text:span text:style-name="T67"> </text:span><text:span text:style-name="T62">דחסר</text:span><text:span text:style-name="T67"> </text:span><text:span text:style-name="T62">להיכא</text:span><text:span text:style-name="T67"> </text:span><text:span text:style-name="T62">דרמיין</text:span><text:span text:style-name="T67"> </text:span><text:span text:style-name="T62">כלתיך, כלומר: לפי</text:span><text:span text:style-name="T67"> </text:span><text:span text:style-name="T62">שלא</text:span><text:span text:style-name="T67"> </text:span><text:span text:style-name="T62">היו</text:span><text:span text:style-name="T67"> </text:span><text:span text:style-name="T62">משמרות</text:span><text:span text:style-name="T67"> </text:span><text:span text:style-name="T62">אותו</text:span><text:span text:style-name="T67"> </text:span><text:span text:style-name="T62">זהב, אלא</text:span><text:span text:style-name="T67"> </text:span><text:span text:style-name="T62">משליכות</text:span><text:span text:style-name="T67"> </text:span><text:span text:style-name="T62">אותו</text:span><text:span text:style-name="T67"> </text:span><text:span text:style-name="T62">בכל</text:span><text:span text:style-name="T67"> </text:span><text:span text:style-name="T62">מקום</text:span><text:span text:style-name="T67"> </text:span><text:span text:style-name="T62">שמוצאות</text:span><text:span text:style-name="T67"> </text:span><text:span text:style-name="T62">אותו, כדרך</text:span><text:span text:style-name="T67"> </text:span><text:span text:style-name="T62">שעושות</text:span><text:span text:style-name="T67"> </text:span><text:span text:style-name="T62">כלותיך</text:span><text:span text:style-name="T67"> </text:span><text:span text:style-name="T62">שאינן</text:span><text:span text:style-name="T67"> </text:span><text:span text:style-name="T62">משמרות</text:span><text:span text:style-name="T67"> </text:span><text:span text:style-name="T62">תכשיטיהן</text:span><text:span text:style-name="T67"> </text:span><text:span text:style-name="T62">כראוי</text:span><text:span text:style-name="T67"> </text:span><text:span text:style-name="T62">- בשביל</text:span><text:span text:style-name="T67"> </text:span><text:span text:style-name="T62">כך</text:span><text:span text:style-name="T67"> </text:span><text:span text:style-name="T62">חסר, אבל</text:span><text:span text:style-name="T67"> </text:span><text:span text:style-name="T62">זהב</text:span><text:span text:style-name="T67"> </text:span><text:span text:style-name="T62">המשתמר</text:span><text:span text:style-name="T67"> </text:span><text:span text:style-name="T62">יפה</text:span><text:span text:style-name="T67"> </text:span><text:span text:style-name="T62">אינו</text:span><text:span text:style-name="T67"> </text:span><text:span text:style-name="T62">נחסר</text:span><text:span text:style-name="T26">)</text:span>! ועוד<text:span text:style-name="T1"> </text:span><text:span text:style-name="T26">(</text:span><text:span text:style-name="T62">אם</text:span><text:span text:style-name="T67"> </text:span><text:span text:style-name="T62">תימצי</text:span><text:span text:style-name="T67"> </text:span><text:span text:style-name="T62">לומר</text:span><text:span text:style-name="T67"> </text:span><text:span text:style-name="T62">דמתחסר</text:span><text:span text:style-name="T67"> </text:span><text:span text:style-name="T62">הוא</text:span><text:span text:style-name="T67"> </text:span><text:span text:style-name="T62">- אפילו</text:span><text:span text:style-name="T67"> </text:span><text:span text:style-name="T62">הכי</text:span><text:span text:style-name="T67"> </text:span><text:span text:style-name="T62">כיון</text:span><text:span text:style-name="T67"> </text:span><text:span text:style-name="T62">שנהנה</text:span><text:span text:style-name="T67"> </text:span><text:span text:style-name="T62">מעל</text:span><text:span text:style-name="T26">)</text:span> נהי<text:span text:style-name="T1"> </text:span>דלא<text:span text:style-name="T1"> </text:span>איכא<text:span text:style-name="T1"> </text:span>נהנה<text:span text:style-name="T1"> </text:span>ופגם<text:span text:style-name="T1"> </text:span>לאלתר<text:span text:style-name="T1"> </text:span><text:span text:style-name="T26">(</text:span><text:span text:style-name="T62">שאינו</text:span><text:span text:style-name="T67"> </text:span><text:span text:style-name="T62">פוגם</text:span><text:span text:style-name="T67"> </text:span><text:span text:style-name="T62">מיד</text:span><text:span text:style-name="T67"> </text:span><text:span text:style-name="T62">בשעה</text:span><text:span text:style-name="T67"> </text:span><text:span text:style-name="T62">שנהנה</text:span><text:span text:style-name="T67"> </text:span><text:span text:style-name="T62">ממנו</text:span><text:span text:style-name="T26">)</text:span> לעולם<text:span text:style-name="T1"> </text:span>מי<text:span text:style-name="T1"> </text:span>לא<text:span text:style-name="T1"> </text:span>איכא<text:span text:style-name="T1"> </text:span>פגימה<text:span text:style-name="T1"> </text:span><text:span text:style-name="T26">(</text:span><text:span text:style-name="T62">דמי</text:span><text:span text:style-name="T67"> </text:span><text:span text:style-name="T62">קאמינא</text:span><text:span text:style-name="T67"> </text:span><text:span text:style-name="T62">דלית</text:span><text:span text:style-name="T67"> </text:span><text:span text:style-name="T62">ביה</text:span><text:span text:style-name="T67"> </text:span><text:span text:style-name="T62">פגימה? לעולם</text:span><text:span text:style-name="T67"> </text:span><text:span text:style-name="T62">לאלתר</text:span><text:span text:style-name="T67"> </text:span><text:span text:style-name="T62">קאמינא</text:span><text:span text:style-name="T67"> </text:span><text:span text:style-name="T62">דלית</text:span><text:span text:style-name="T67"> </text:span><text:span text:style-name="T62">ביה</text:span><text:span text:style-name="T67"> </text:span><text:span text:style-name="T62">פגימה, אבל</text:span><text:span text:style-name="T67"> </text:span><text:span text:style-name="T62">לאחר</text:span><text:span text:style-name="T67"> </text:span><text:span text:style-name="T62">זמן</text:span><text:span text:style-name="T67"> </text:span><text:span text:style-name="T62">הולך</text:span><text:span text:style-name="T67"> </text:span><text:span text:style-name="T62">ומתחסר; וכיון</text:span><text:span text:style-name="T67"> </text:span><text:span text:style-name="T62">דלאלתר</text:span><text:span text:style-name="T67"> </text:span><text:span text:style-name="T62">לית</text:span><text:span text:style-name="T67"> </text:span><text:span text:style-name="T62">ביה</text:span><text:span text:style-name="T67"> </text:span><text:span text:style-name="T62">פגימה, הלכך</text:span><text:span text:style-name="T67"> </text:span><text:span text:style-name="T62">כיון</text:span><text:span text:style-name="T67"> </text:span><text:span text:style-name="T62">שנהנה</text:span><text:span text:style-name="T67"> </text:span><text:span text:style-name="T62">- מעל</text:span><text:span text:style-name="T26">)</text:span>. </text:p>
      <text:p text:style-name="P3"/>
      <text:p text:style-name="P3">הנהנה<text:span text:style-name="T1"> </text:span>מן<text:span text:style-name="T1"> </text:span>החטאת<text:span text:style-name="T1"> </text:span><text:span text:style-name="T26">[כשהיא</text:span><text:span text:style-name="T2"> </text:span><text:span text:style-name="T26">חיה</text:span><text:span text:style-name="T2"> </text:span><text:span text:style-name="T26">- לא</text:span><text:span text:style-name="T2"> </text:span><text:span text:style-name="T26">מעל</text:span><text:span text:style-name="T2"> </text:span><text:span text:style-name="T26">עד</text:span><text:span text:style-name="T2"> </text:span><text:span text:style-name="T26">שיפגום; כשהיא</text:span><text:span text:style-name="T2"> </text:span><text:span text:style-name="T26">מתה</text:span><text:span text:style-name="T2"> </text:span><text:span text:style-name="T26">- כיון</text:span><text:span text:style-name="T2"> </text:span><text:span text:style-name="T26">שנהנה</text:span><text:span text:style-name="T2"> </text:span><text:span text:style-name="T26">מעל]</text:span>: </text:p>
      <text:p text:style-name="P3">מכדי<text:span text:style-name="T1"> </text:span>אי<text:span text:style-name="T1"> </text:span>בבהמה<text:span text:style-name="T1"> </text:span>תמימה<text:span text:style-name="T1"> </text:span><text:span text:style-name="T26">(</text:span><text:span text:style-name="T62">מכדי</text:span><text:span text:style-name="T67"> </text:span><text:span text:style-name="T62">בחטאת</text:span><text:span text:style-name="T67"> </text:span><text:span text:style-name="T62">בהמה</text:span><text:span text:style-name="T67"> </text:span><text:span text:style-name="T62">תמימה</text:span><text:span text:style-name="T67"> </text:span><text:span text:style-name="T62">מיירי</text:span><text:span text:style-name="T67"> </text:span><text:span text:style-name="T62">מתניתין</text:span><text:span text:style-name="T26">)</text:span> - היינו<text:span text:style-name="T1"> </text:span>'כוס<text:span text:style-name="T1"> </text:span>של<text:span text:style-name="T1"> </text:span>זהב' <text:span text:style-name="T26">(</text:span><text:span text:style-name="T62">דכי</text:span><text:span text:style-name="T67"> </text:span><text:span text:style-name="T62">היכי</text:span><text:span text:style-name="T67"> </text:span><text:span text:style-name="T62">דכוס</text:span><text:span text:style-name="T67"> </text:span><text:span text:style-name="T62">של</text:span><text:span text:style-name="T67"> </text:span><text:span text:style-name="T62">זהב</text:span><text:span text:style-name="T67"> </text:span><text:span text:style-name="T62">לא</text:span><text:span text:style-name="T67"> </text:span><text:span text:style-name="T62">קאי</text:span><text:span text:style-name="T67"> </text:span><text:span text:style-name="T62">לאיפגומי, ומשום</text:span><text:span text:style-name="T67"> </text:span><text:span text:style-name="T62">הכי</text:span><text:span text:style-name="T67"> </text:span><text:span text:style-name="T62">לא</text:span><text:span text:style-name="T67"> </text:span><text:span text:style-name="T62">אזיל</text:span><text:span text:style-name="T67"> </text:span><text:span text:style-name="T62">ביה</text:span><text:span text:style-name="T67"> </text:span><text:span text:style-name="T62">בתר</text:span><text:span text:style-name="T67"> </text:span><text:span text:style-name="T62">פגימה</text:span><text:span text:style-name="T67"> </text:span><text:span text:style-name="T62">אלא</text:span><text:span text:style-name="T67"> </text:span><text:span text:style-name="T62">כיון</text:span><text:span text:style-name="T67"> </text:span><text:span text:style-name="T62">שנהנה</text:span><text:span text:style-name="T67"> </text:span><text:span text:style-name="T62">בו</text:span><text:span text:style-name="T67"> </text:span><text:span text:style-name="T62">בפרוטה</text:span><text:span text:style-name="T67"> </text:span><text:span text:style-name="T62">מעל</text:span><text:span text:style-name="T67"> </text:span><text:span text:style-name="T62">- אף</text:span><text:span text:style-name="T67"> </text:span><text:span text:style-name="T62">חטאת</text:span><text:span text:style-name="T67"> </text:span><text:span text:style-name="T62">תמימה, דקיימא</text:span><text:span text:style-name="T67"> </text:span><text:span text:style-name="T62">להקרבה</text:span><text:span text:style-name="T67"> </text:span><text:span text:style-name="T62">- לאו</text:span><text:span text:style-name="T67"> </text:span><text:span text:style-name="T62">בת</text:span><text:span text:style-name="T67"> </text:span><text:span text:style-name="T62">פדייה</text:span><text:span text:style-name="T67"> </text:span><text:span text:style-name="T62">היא, כיון</text:span><text:span text:style-name="T67"> </text:span><text:span text:style-name="T62">שנהנה</text:span><text:span text:style-name="T67"> </text:span><text:span text:style-name="T62">ממנה</text:span><text:span text:style-name="T67"> </text:span><text:span text:style-name="T62">למעול</text:span><text:span text:style-name="T67"> </text:span><text:span text:style-name="T62">בה, ואמאי</text:span><text:span text:style-name="T67"> </text:span><text:span text:style-name="T62">קאמר</text:span><text:span text:style-name="T67"> </text:span><text:span text:style-name="T62">'עד</text:span><text:span text:style-name="T67"> </text:span><text:span text:style-name="T62">שיפגום'? מאי</text:span><text:span text:style-name="T67"> </text:span><text:span text:style-name="T62">פגם</text:span><text:span text:style-name="T67"> </text:span><text:span text:style-name="T62">מצי</text:span><text:span text:style-name="T67"> </text:span><text:span text:style-name="T62">למעבד</text:span><text:span text:style-name="T67"> </text:span><text:span text:style-name="T62">בה: דאפילו</text:span><text:span text:style-name="T67"> </text:span><text:span text:style-name="T62">רכיב</text:span><text:span text:style-name="T67"> </text:span><text:span text:style-name="T62">עלה</text:span><text:span text:style-name="T67"> </text:span><text:span text:style-name="T62">עד</text:span><text:span text:style-name="T67"> </text:span><text:span text:style-name="T62">דאכחשה</text:span><text:span text:style-name="T67"> </text:span><text:span text:style-name="T62">האי</text:span><text:span text:style-name="T67"> </text:span><text:span text:style-name="T62">לא</text:span><text:span text:style-name="T67"> </text:span><text:span text:style-name="T62">הוי</text:span><text:span text:style-name="T67"> </text:span><text:span text:style-name="T62">שם</text:span><text:span text:style-name="T67"> </text:span><text:span text:style-name="T62">פגם, דלא</text:span><text:span text:style-name="T67"> </text:span><text:span text:style-name="T62">פגמה</text:span><text:span text:style-name="T67"> </text:span><text:span text:style-name="T62">למזבח: דבהמה</text:span><text:span text:style-name="T67"> </text:span><text:span text:style-name="T62">בין</text:span><text:span text:style-name="T67"> </text:span><text:span text:style-name="T62">שמינה</text:span><text:span text:style-name="T67"> </text:span><text:span text:style-name="T62">בין</text:span><text:span text:style-name="T67"> </text:span><text:span text:style-name="T62">כחושה</text:span><text:span text:style-name="T67"> </text:span><text:span text:style-name="T62">חזיא</text:span><text:span text:style-name="T67"> </text:span><text:span text:style-name="T62">לכפרה, ואין</text:span><text:span text:style-name="T67"> </text:span><text:span text:style-name="T62">בה</text:span><text:span text:style-name="T67"> </text:span><text:span text:style-name="T62">תורת</text:span><text:span text:style-name="T67"> </text:span><text:span text:style-name="T62">פגימה</text:span><text:span text:style-name="T26">)</text:span>? </text:p>
      <text:p text:style-name="P3">אמר<text:span text:style-name="T1"> </text:span>רב<text:span text:style-name="T1"> </text:span>פפא: בבעלת<text:span text:style-name="T1"> </text:span>מום<text:span text:style-name="T1"> </text:span>עסקינן<text:span text:style-name="T1"> </text:span><text:span text:style-name="T26">(</text:span><text:span text:style-name="T62">מתניתין</text:span><text:span text:style-name="T67"> </text:span><text:span text:style-name="T62">- בחטאת</text:span><text:span text:style-name="T67"> </text:span><text:span text:style-name="T62">בעלת</text:span><text:span text:style-name="T67"> </text:span><text:span text:style-name="T62">מום</text:span><text:span text:style-name="T67"> </text:span><text:span text:style-name="T62">עסקינן, דקיימא</text:span><text:span text:style-name="T67"> </text:span><text:span text:style-name="T62">לפדייה, וכיון</text:span><text:span text:style-name="T67"> </text:span><text:span text:style-name="T62">דפגמה: שהכחישה</text:span><text:span text:style-name="T67"> </text:span><text:span text:style-name="T62">ופיחת</text:span><text:span text:style-name="T67"> </text:span><text:span text:style-name="T62">מדמיה, ודבר</text:span><text:span text:style-name="T67"> </text:span><text:span text:style-name="T62">שיש</text:span><text:span text:style-name="T67"> </text:span><text:span text:style-name="T62">בו</text:span><text:span text:style-name="T67"> </text:span><text:span text:style-name="T62">פגם</text:span><text:span text:style-name="T67"> </text:span><text:span text:style-name="T62">הוא, הלכך</text:span><text:span text:style-name="T67"> </text:span><text:span text:style-name="T62">לא</text:span><text:span text:style-name="T67"> </text:span><text:span text:style-name="T62">מעל</text:span><text:span text:style-name="T67"> </text:span><text:span text:style-name="T62">עד</text:span><text:span text:style-name="T67"> </text:span><text:span text:style-name="T62">שיפגום</text:span><text:span text:style-name="T67"> </text:span><text:span text:style-name="T62">בשוה</text:span><text:span text:style-name="T67"> </text:span><text:span text:style-name="T62">פרוטה; וסיפא</text:span><text:span text:style-name="T67"> </text:span><text:span text:style-name="T62">דקתני</text:span><text:span text:style-name="T67"> </text:span><text:soft-page-break/><text:span text:style-name="T62">'כשהיא</text:span><text:span text:style-name="T67"> </text:span><text:span text:style-name="T62">מתה</text:span><text:span text:style-name="T67"> </text:span><text:span text:style-name="T62">כיון</text:span><text:span text:style-name="T67"> </text:span><text:span text:style-name="T62">שנהנה</text:span><text:span text:style-name="T67"> </text:span><text:span text:style-name="T62">בשוה</text:span><text:span text:style-name="T67"> </text:span><text:span text:style-name="T62">פרוטה</text:span><text:span text:style-name="T67"> </text:span><text:span text:style-name="T62">מעל' מיירי</text:span><text:span text:style-name="T67"> </text:span><text:span text:style-name="T62">בין</text:span><text:span text:style-name="T67"> </text:span><text:span text:style-name="T62">בתמימה</text:span><text:span text:style-name="T67"> </text:span><text:span text:style-name="T62">בין</text:span><text:span text:style-name="T67"> </text:span><text:span text:style-name="T62">בבעלת</text:span><text:span text:style-name="T67"> </text:span><text:span text:style-name="T62">מום: דכיון</text:span><text:span text:style-name="T67"> </text:span><text:span text:style-name="T62">דמתה</text:span><text:span text:style-name="T67"> </text:span><text:span text:style-name="T62">- לאו</text:span><text:span text:style-name="T67"> </text:span><text:span text:style-name="T62">בת</text:span><text:span text:style-name="T67"> </text:span><text:span text:style-name="T62">פדיון</text:span><text:span text:style-name="T67"> </text:span><text:span text:style-name="T62">היא, דאין</text:span><text:span text:style-name="T67"> </text:span><text:span text:style-name="T62">פודין</text:span><text:span text:style-name="T67"> </text:span><text:span text:style-name="T62">את</text:span><text:span text:style-name="T67"> </text:span><text:span text:style-name="T62">הקדשים</text:span><text:span text:style-name="T67"> </text:span><text:span text:style-name="T62">להאכילן</text:span><text:span text:style-name="T67"> </text:span><text:span text:style-name="T62">לכלבים</text:span><text:span text:style-name="T67"> </text:span><text:span text:style-name="T64">(פסחים</text:span><text:span text:style-name="T68"> </text:span><text:span text:style-name="T64">דף</text:span><text:span text:style-name="T68"> </text:span><text:span text:style-name="T64">כט.)</text:span><text:span text:style-name="T62">; הלכך</text:span><text:span text:style-name="T67"> </text:span><text:span text:style-name="T62">לא</text:span><text:span text:style-name="T67"> </text:span><text:span text:style-name="T62">תני</text:span><text:span text:style-name="T67"> </text:span><text:span text:style-name="T62">בה</text:span><text:span text:style-name="T67"> </text:span><text:span text:style-name="T62">'עד</text:span><text:span text:style-name="T67"> </text:span><text:span text:style-name="T62">שיפגום'</text:span><text:span text:style-name="T26">)</text:span>.</text:p>
      <text:p text:style-name="P3"/>
      <text:p text:style-name="P3">(מעילה<text:span text:style-name="T1"> </text:span>יט,ב)</text:p>
      <text:p text:style-name="P3">משנה:</text:p>
      <text:p text:style-name="P3">נהנה<text:span text:style-name="T1"> </text:span>כבחצי<text:span text:style-name="T1"> </text:span>פרוטה<text:span text:style-name="T1"> </text:span><text:span text:style-name="T26">(</text:span><text:span text:style-name="T62">כגון</text:span><text:span text:style-name="T67"> </text:span><text:span text:style-name="T62">שלבש</text:span><text:span text:style-name="T67"> </text:span><text:span text:style-name="T62">בגד</text:span><text:span text:style-name="T67"> </text:span><text:span text:style-name="T62">של</text:span><text:span text:style-name="T67"> </text:span><text:span text:style-name="T62">הקדש</text:span><text:span text:style-name="T67"> </text:span><text:span text:style-name="T62">ונהנה</text:span><text:span text:style-name="T67"> </text:span><text:span text:style-name="T62">בו</text:span><text:span text:style-name="T67"> </text:span><text:span text:style-name="T62">כשיעור</text:span><text:span text:style-name="T67"> </text:span><text:span text:style-name="T62">חצי</text:span><text:span text:style-name="T67"> </text:span><text:span text:style-name="T62">פרוטה</text:span><text:span text:style-name="T26">)</text:span> ופגם<text:span text:style-name="T1"> </text:span>כחצי<text:span text:style-name="T1"> </text:span>פרוטה<text:span text:style-name="T1"> </text:span><text:span text:style-name="T26">(</text:span><text:span text:style-name="T62">שקרעו</text:span><text:span text:style-name="T67"> </text:span><text:span text:style-name="T62">ופגמו</text:span><text:span text:style-name="T67"> </text:span><text:span text:style-name="T62">כשיעור</text:span><text:span text:style-name="T67"> </text:span><text:span text:style-name="T62">חצי</text:span><text:span text:style-name="T67"> </text:span><text:span text:style-name="T62">פרוטה</text:span><text:span text:style-name="T26">)</text:span>, או<text:span text:style-name="T1"> </text:span>שנהנה<text:span text:style-name="T1"> </text:span>בשוה<text:span text:style-name="T1"> </text:span>פרוטה<text:span text:style-name="T1"> </text:span>בדבר<text:span text:style-name="T1"> </text:span>אחד<text:span text:style-name="T1"> </text:span><text:span text:style-name="T26">(</text:span><text:span text:style-name="T62">שיש</text:span><text:span text:style-name="T67"> </text:span><text:span text:style-name="T62">בו</text:span><text:span text:style-name="T67"> </text:span><text:span text:style-name="T62">פגם, ולא</text:span><text:span text:style-name="T67"> </text:span><text:span text:style-name="T62">פָּגַם</text:span><text:span text:style-name="T26">)</text:span> ופגם<text:span text:style-name="T1"> </text:span>בשוה<text:span text:style-name="T1"> </text:span>פרוטה<text:span text:style-name="T1"> </text:span>בדבר<text:span text:style-name="T1"> </text:span>אחר<text:span text:style-name="T1"> </text:span><text:span text:style-name="T26">(</text:span><text:span text:style-name="T62">כגון</text:span><text:span text:style-name="T67"> </text:span><text:span text:style-name="T62">ששפך</text:span><text:span text:style-name="T67"> </text:span><text:span text:style-name="T62">משקה</text:span><text:span text:style-name="T67"> </text:span><text:span text:style-name="T62">ולא</text:span><text:span text:style-name="T67"> </text:span><text:span text:style-name="T62">נהנה</text:span><text:span text:style-name="T67"> </text:span><text:span text:style-name="T62">מהן</text:span><text:span text:style-name="T26">)</text:span> - <text:span text:style-name="T26">(</text:span><text:span text:style-name="T62">הרי</text:span><text:span text:style-name="T67"> </text:span><text:span text:style-name="T62">זה</text:span><text:span text:style-name="T26">)</text:span> לא<text:span text:style-name="T1"> </text:span>מעל<text:span text:style-name="T1"> </text:span>עד<text:span text:style-name="T1"> </text:span>שיהנה<text:span text:style-name="T1"> </text:span>בשוה<text:span text:style-name="T1"> </text:span>פרוטה<text:span text:style-name="T1"> </text:span>ויפגם<text:span text:style-name="T1"> </text:span>בשוה<text:span text:style-name="T1"> </text:span>פרוטה<text:span text:style-name="T1"> </text:span>בדבר<text:span text:style-name="T1"> </text:span>אחד<text:span text:style-name="T1"> </text:span><text:span text:style-name="T26">(</text:span><text:span text:style-name="T62">והכא</text:span><text:span text:style-name="T67"> </text:span><text:span text:style-name="T62">מיירי</text:span><text:span text:style-name="T67"> </text:span><text:span text:style-name="T62">בדבר</text:span><text:span text:style-name="T67"> </text:span><text:span text:style-name="T62">שיש</text:span><text:span text:style-name="T67"> </text:span><text:span text:style-name="T62">בו</text:span><text:span text:style-name="T67"> </text:span><text:span text:style-name="T62">פגם, וקסבר</text:span><text:span text:style-name="T67"> </text:span><text:span text:style-name="T62">דכתרומה</text:span><text:span text:style-name="T67"> </text:span><text:span text:style-name="T62">בעינן: דפגימתו</text:span><text:span text:style-name="T67"> </text:span><text:span text:style-name="T62">והנאתו</text:span><text:span text:style-name="T67"> </text:span><text:span text:style-name="T62">כאחד</text:span><text:span text:style-name="T26">)</text:span>;</text:p>
      <text:p text:style-name="P3">אין<text:span text:style-name="T1"> </text:span>מועל<text:span text:style-name="T1"> </text:span>אחר<text:span text:style-name="T1"> </text:span>מועל<text:span text:style-name="T1"> </text:span>במוקדשין<text:span text:style-name="T1"> </text:span>אלא<text:span text:style-name="T1"> </text:span>בהמה<text:span text:style-name="T1"> </text:span><text:span text:style-name="T26">(</text:span><text:span text:style-name="T62">דקדשי</text:span><text:span text:style-name="T67"> </text:span><text:span text:style-name="T62">מזבח</text:span><text:span text:style-name="T26">)</text:span> וכלי<text:span text:style-name="T1"> </text:span>שרת<text:span text:style-name="T1"> </text:span>בלבד; </text:p>
      <text:p text:style-name="P3">כיצד?</text:p>
      <text:p text:style-name="P3">רכב<text:span text:style-name="T1"> </text:span>על<text:span text:style-name="T1"> </text:span>גבי<text:span text:style-name="T1"> </text:span>בהמה<text:span text:style-name="T1"> </text:span>ובא<text:span text:style-name="T1"> </text:span>חברו<text:span text:style-name="T1"> </text:span>ורכב<text:span text:style-name="T1"> </text:span>ובא<text:span text:style-name="T1"> </text:span>חברו<text:span text:style-name="T1"> </text:span>ורכב<text:span text:style-name="T1"> </text:span>- כולן<text:span text:style-name="T1"> </text:span>מעלו;</text:p>
      <text:p text:style-name="P3">שתה<text:span text:style-name="T1"> </text:span>בכוס<text:span text:style-name="T1"> </text:span>של<text:span text:style-name="T1"> </text:span>זהב<text:span text:style-name="T1"> </text:span>ובא<text:span text:style-name="T1"> </text:span>חברו<text:span text:style-name="T1"> </text:span>ושתה<text:span text:style-name="T1"> </text:span>ובא<text:span text:style-name="T1"> </text:span>חברו<text:span text:style-name="T1"> </text:span>ושתה<text:span text:style-name="T1"> </text:span>- כולן<text:span text:style-name="T1"> </text:span>מעלו;</text:p>
      <text:p text:style-name="P3">תלש<text:span text:style-name="T1"> </text:span>מן<text:span text:style-name="T1"> </text:span>החטאת<text:span text:style-name="T1"> </text:span>ובא<text:span text:style-name="T1"> </text:span>חברו<text:span text:style-name="T1"> </text:span>ותלש<text:span text:style-name="T1"> </text:span>ובא<text:span text:style-name="T1"> </text:span>חברו<text:span text:style-name="T1"> </text:span>ותלש<text:span text:style-name="T1"> </text:span>- כולן<text:span text:style-name="T1"> </text:span>מעלו;</text:p>
      <text:p text:style-name="P4">(<text:span text:style-name="T61">הני</text:span><text:span text:style-name="T66"> </text:span><text:span text:style-name="T61">לאו</text:span><text:span text:style-name="T66"> </text:span><text:span text:style-name="T61">לדמי</text:span><text:span text:style-name="T66"> </text:span><text:span text:style-name="T61">קיימי, ולא</text:span><text:span text:style-name="T66"> </text:span><text:span text:style-name="T61">בני</text:span><text:span text:style-name="T66"> </text:span><text:span text:style-name="T61">איפגומי</text:span><text:span text:style-name="T66"> </text:span><text:span text:style-name="T61">נינהו: שאפילו</text:span><text:span text:style-name="T66"> </text:span><text:span text:style-name="T61">רכב</text:span><text:span text:style-name="T66"> </text:span><text:span text:style-name="T61">על</text:span><text:span text:style-name="T66"> </text:span><text:span text:style-name="T61">גבי</text:span><text:span text:style-name="T66"> </text:span><text:span text:style-name="T61">בהמה</text:span><text:span text:style-name="T66"> </text:span><text:span text:style-name="T61">והכחישה, או</text:span><text:span text:style-name="T66"> </text:span><text:span text:style-name="T61">תלש</text:span><text:span text:style-name="T66"> </text:span><text:span text:style-name="T61">מצמרה</text:span><text:span text:style-name="T66"> </text:span><text:span text:style-name="T61">- עדיין</text:span><text:span text:style-name="T66"> </text:span><text:span text:style-name="T61">ראויה</text:span><text:span text:style-name="T66"> </text:span><text:span text:style-name="T61">היא</text:span><text:span text:style-name="T66"> </text:span><text:span text:style-name="T61">לקרבן, ולא</text:span><text:span text:style-name="T66"> </text:span><text:span text:style-name="T61">פסלה</text:span><text:span text:style-name="T66"> </text:span><text:span text:style-name="T61">בכך</text:span><text:span text:style-name="T66"> </text:span><text:span text:style-name="T61">למזבח, דבין</text:span><text:span text:style-name="T66"> </text:span><text:span text:style-name="T61">שמינה</text:span><text:span text:style-name="T66"> </text:span><text:span text:style-name="T61">ובין</text:span><text:span text:style-name="T66"> </text:span><text:span text:style-name="T61">כחושה</text:span><text:span text:style-name="T66"> </text:span><text:span text:style-name="T61">חזיא</text:span><text:span text:style-name="T66"> </text:span><text:span text:style-name="T61">להקרבה, ואין</text:span><text:span text:style-name="T66"> </text:span><text:span text:style-name="T61">בה</text:span><text:span text:style-name="T66"> </text:span><text:span text:style-name="T61">תורת</text:span><text:span text:style-name="T66"> </text:span><text:span text:style-name="T61">פגימה, הלכך</text:span><text:span text:style-name="T66"> </text:span><text:span text:style-name="T61">אכתי</text:span><text:span text:style-name="T66"> </text:span><text:span text:style-name="T61">בקדושתה</text:span><text:span text:style-name="T66"> </text:span><text:span text:style-name="T61">קיימא, הלכך</text:span><text:span text:style-name="T66"> </text:span><text:span text:style-name="T61">יש</text:span><text:span text:style-name="T66"> </text:span><text:span text:style-name="T61">בה</text:span><text:span text:style-name="T66"> </text:span><text:span text:style-name="T61">מועל</text:span><text:span text:style-name="T66"> </text:span><text:span text:style-name="T61">אחר</text:span><text:span text:style-name="T66"> </text:span><text:span text:style-name="T61">מועל; וכן</text:span><text:span text:style-name="T66"> </text:span><text:span text:style-name="T61">שתה</text:span><text:span text:style-name="T66"> </text:span><text:span text:style-name="T61">אחד</text:span><text:span text:style-name="T66"> </text:span><text:span text:style-name="T61">בכוס</text:span><text:span text:style-name="T66"> </text:span><text:span text:style-name="T61">של</text:span><text:span text:style-name="T66"> </text:span><text:span text:style-name="T61">זהב: אפילו</text:span><text:span text:style-name="T66"> </text:span><text:span text:style-name="T61">איפחתו</text:span><text:span text:style-name="T66"> </text:span><text:span text:style-name="T61">ופגמו, כיון</text:span><text:span text:style-name="T66"> </text:span><text:span text:style-name="T61">דקדושת</text:span><text:span text:style-name="T66"> </text:span><text:span text:style-name="T61">הגוף</text:span><text:span text:style-name="T66"> </text:span><text:span text:style-name="T61">היא</text:span><text:span text:style-name="T66"> </text:span><text:span text:style-name="T61">ולא</text:span><text:span text:style-name="T66"> </text:span><text:span text:style-name="T61">קדושת</text:span><text:span text:style-name="T66"> </text:span><text:span text:style-name="T61">דמים</text:span><text:span text:style-name="T66"> </text:span><text:span text:style-name="T61">- דלאו</text:span><text:span text:style-name="T66"> </text:span><text:span text:style-name="T61">לפדייה</text:span><text:span text:style-name="T66"> </text:span><text:span text:style-name="T61">קיימא</text:span><text:span text:style-name="T66"> </text:span><text:span text:style-name="T61">- עדיין</text:span><text:span text:style-name="T66"> </text:span><text:span text:style-name="T61">קאי</text:span><text:span text:style-name="T66"> </text:span><text:span text:style-name="T61">לשירות, ויש</text:span><text:span text:style-name="T66"> </text:span><text:span text:style-name="T61">בו</text:span><text:span text:style-name="T66"> </text:span><text:span text:style-name="T61">מועל</text:span><text:span text:style-name="T66"> </text:span><text:span text:style-name="T61">אחר</text:span><text:span text:style-name="T66"> </text:span><text:span text:style-name="T61">מועל;</text:span>)</text:p>
      <text:p text:style-name="P3">רבי<text:span text:style-name="T1"> </text:span>אומר: כל<text:span text:style-name="T1"> </text:span>דבר<text:span text:style-name="T1"> </text:span>שאין<text:span text:style-name="T1"> </text:span>לו<text:span text:style-name="T1"> </text:span>פדיון<text:span text:style-name="T1"> </text:span><text:span text:style-name="T26">(</text:span><text:span text:style-name="T62">גירסת</text:span><text:span text:style-name="T67"> </text:span><text:span text:style-name="T62">רש"י: שאין</text:span><text:span text:style-name="T67"> </text:span><text:span text:style-name="T62">לו</text:span><text:span text:style-name="T67"> </text:span><text:span text:style-name="T62">פגם</text:span><text:span text:style-name="T67"> </text:span><text:span text:style-name="T62">= שאינו</text:span><text:span text:style-name="T67"> </text:span><text:span text:style-name="T62">נפסל</text:span><text:span text:style-name="T67"> </text:span><text:span text:style-name="T62">בפגימה, דהיינו</text:span><text:span text:style-name="T67"> </text:span><text:span text:style-name="T62">כל</text:span><text:span text:style-name="T67"> </text:span><text:span text:style-name="T62">דבר</text:span><text:span text:style-name="T67"> </text:span><text:span text:style-name="T62">שאין</text:span><text:span text:style-name="T67"> </text:span><text:span text:style-name="T62">לו</text:span><text:span text:style-name="T67"> </text:span><text:span text:style-name="T62">פדיון</text:span><text:span text:style-name="T67"> </text:span><text:span text:style-name="T62">כי</text:span><text:span text:style-name="T67"> </text:span><text:span text:style-name="T62">הני</text:span><text:span text:style-name="T67"> </text:span><text:span text:style-name="T62">בהמה</text:span><text:span text:style-name="T67"> </text:span><text:span text:style-name="T62">וכלי</text:span><text:span text:style-name="T67"> </text:span><text:span text:style-name="T62">שרת</text:span><text:span text:style-name="T67"> </text:span><text:span text:style-name="T62">דאמרן</text:span><text:span text:style-name="T67"> </text:span><text:span text:style-name="T62">במתניתין</text:span><text:span text:style-name="T26">)</text:span> - יש<text:span text:style-name="T1"> </text:span>בו<text:span text:style-name="T1"> </text:span>מועל<text:span text:style-name="T1"> </text:span>אחר<text:span text:style-name="T1"> </text:span>מועל.<text:span text:style-name="T62"> </text:span></text:p>
      <text:p text:style-name="P25">(<text:span text:style-name="T27">ובגמרא</text:span><text:span text:style-name="T1"> </text:span><text:span text:style-name="T27">מפרש</text:span><text:span text:style-name="T1"> </text:span><text:span text:style-name="T27">מאי</text:span><text:span text:style-name="T1"> </text:span><text:span text:style-name="T27">איכא</text:span><text:span text:style-name="T1"> </text:span><text:span text:style-name="T27">בין</text:span><text:span text:style-name="T1"> </text:span><text:span text:style-name="T27">רבי</text:span><text:span text:style-name="T1"> </text:span><text:span text:style-name="T27">לרבנן.</text:span>)<text:span text:style-name="T27"> </text:span></text:p>
      <text:p text:style-name="P48"><text:span text:style-name="T27">תוספות</text:span><text:span text:style-name="T1"> </text:span><text:span text:style-name="T27">ד"ה</text:span><text:span text:style-name="T1"> </text:span><text:span text:style-name="T27">אין</text:span><text:span text:style-name="T1"> </text:span><text:span text:style-name="T27">מועל</text:span><text:span text:style-name="T1"> </text:span><text:span text:style-name="T27">אחר</text:span><text:span text:style-name="T1"> </text:span><text:span text:style-name="T27">מועל</text:span><text:span text:style-name="T1"> </text:span><text:span text:style-name="T27">אלא</text:span><text:span text:style-name="T1"> </text:span><text:span text:style-name="T27">בהמה</text:span><text:span text:style-name="T1"> </text:span><text:span text:style-name="T27">וכלי</text:span><text:span text:style-name="T1"> </text:span><text:span text:style-name="T27">שרת</text:span><text:span text:style-name="T1"> </text:span><text:span text:style-name="T27">בלבד. תימה! דתניא</text:span><text:span text:style-name="T1"> </text:span><text:span text:style-name="T27">בתוספתא</text:span><text:span text:style-name="T1"> </text:span><text:span text:style-name="T27">'בקע</text:span><text:span text:style-name="T1"> </text:span><text:span text:style-name="T27">בקרדום</text:span><text:span text:style-name="T1"> </text:span><text:span text:style-name="T27">של</text:span><text:span text:style-name="T1"> </text:span><text:span text:style-name="T27">הקדש</text:span><text:span text:style-name="T1"> </text:span><text:span text:style-name="T27">ובא</text:span><text:span text:style-name="T1"> </text:span><text:span text:style-name="T27">חברו</text:span><text:span text:style-name="T1"> </text:span><text:span text:style-name="T27">ובקע</text:span><text:span text:style-name="T1"> </text:span><text:span text:style-name="T27">בו</text:span><text:span text:style-name="T1"> </text:span><text:span text:style-name="T27">ובא</text:span><text:span text:style-name="T1"> </text:span><text:span text:style-name="T27">חברו</text:span><text:span text:style-name="T1"> </text:span><text:span text:style-name="T27">ובקע</text:span><text:span text:style-name="T1"> </text:span><text:span text:style-name="T27">בו</text:span><text:span text:style-name="T1"> </text:span><text:span text:style-name="T27">- כולם</text:span><text:span text:style-name="T1"> </text:span><text:span text:style-name="T27">מעלו' וליכא</text:span><text:span text:style-name="T1"> </text:span><text:span text:style-name="T27">למימר</text:span><text:span text:style-name="T1"> </text:span><text:span text:style-name="T27">דבקרדום</text:span><text:span text:style-name="T1"> </text:span><text:span text:style-name="T27">כלי</text:span><text:span text:style-name="T1"> </text:span><text:span text:style-name="T27">שרת</text:span><text:span text:style-name="T1"> </text:span><text:span text:style-name="T27">מיירי, דהא</text:span><text:span text:style-name="T1"> </text:span><text:span text:style-name="T27">תני</text:span><text:span text:style-name="T1"> </text:span><text:span text:style-name="T27">התם</text:span><text:span text:style-name="T1"> </text:span><text:span text:style-name="T27">בסיפא</text:span><text:span text:style-name="T1"> </text:span><text:span text:style-name="T27">'נתנה</text:span><text:span text:style-name="T1"> </text:span><text:span text:style-name="T27">לחבירו</text:span><text:span text:style-name="T1"> </text:span><text:span text:style-name="T27">וחברו</text:span><text:span text:style-name="T1"> </text:span><text:span text:style-name="T27">לחברו</text:span><text:span text:style-name="T1"> </text:span><text:span text:style-name="T27">הראשון</text:span><text:span text:style-name="T1"> </text:span><text:span text:style-name="T27">מעל</text:span><text:span text:style-name="T1"> </text:span><text:span text:style-name="T27">והשני</text:span><text:span text:style-name="T1"> </text:span><text:span text:style-name="T27">לא</text:span><text:span text:style-name="T1"> </text:span><text:span text:style-name="T27">מעל</text:span><text:span text:style-name="T1"> </text:span><text:span text:style-name="T27">ובעולה</text:span><text:span text:style-name="T1"> </text:span><text:span text:style-name="T27">כולם</text:span><text:span text:style-name="T1"> </text:span><text:span text:style-name="T27">מעלו! ומפרש</text:span><text:span text:style-name="T1"> </text:span><text:span text:style-name="T27">דהתם</text:span><text:span text:style-name="T1"> </text:span><text:span text:style-name="T27">במאי</text:span><text:span text:style-name="T1"> </text:span><text:span text:style-name="T27">עסקינן? - כגון</text:span><text:span text:style-name="T1"> </text:span><text:span text:style-name="T27">לאחר</text:span><text:span text:style-name="T1"> </text:span><text:span text:style-name="T27">שבקע</text:span><text:span text:style-name="T1"> </text:span><text:span text:style-name="T27">החזירו, דמשהחזירו</text:span><text:span text:style-name="T1"> </text:span><text:span text:style-name="T27">הרי</text:span><text:span text:style-name="T1"> </text:span><text:span text:style-name="T27">הוא</text:span><text:span text:style-name="T1"> </text:span><text:span text:style-name="T27">של</text:span><text:span text:style-name="T1"> </text:span><text:span text:style-name="T27">הקדש</text:span><text:span text:style-name="T1"> </text:span><text:span text:style-name="T27">כאילו</text:span><text:span text:style-name="T1"> </text:span><text:span text:style-name="T27">לא</text:span><text:span text:style-name="T1"> </text:span><text:span text:style-name="T27">מעלו;</text:span></text:p>
      <text:p text:style-name="P48"><text:span text:style-name="T27">ורבינו</text:span><text:span text:style-name="T1"> </text:span><text:span text:style-name="T27">יצחק</text:span><text:span text:style-name="T1"> </text:span><text:span text:style-name="T27">מפרש: דהתם</text:span><text:span text:style-name="T1"> </text:span><text:span text:style-name="T27">בגזברין</text:span><text:span text:style-name="T1"> </text:span><text:span text:style-name="T27">עסקינן, דלעולם</text:span><text:span text:style-name="T1"> </text:span><text:span text:style-name="T27">לא</text:span><text:span text:style-name="T1"> </text:span><text:span text:style-name="T27">יצאו</text:span><text:span text:style-name="T1"> </text:span><text:span text:style-name="T27">לחולין</text:span><text:span text:style-name="T1"> </text:span><text:span text:style-name="T27">בשום</text:span><text:span text:style-name="T1"> </text:span><text:span text:style-name="T27">מעילה</text:span><text:span text:style-name="T1"> </text:span><text:span text:style-name="T27">עד</text:span><text:span text:style-name="T1"> </text:span><text:span text:style-name="T27">שיוציאנה</text:span><text:span text:style-name="T1"> </text:span><text:span text:style-name="T27">מרשותו.</text:span></text:p>
      <text:p text:style-name="P3"/>
      <text:p text:style-name="P3">גמרא:</text:p>
      <text:p text:style-name="P3">מני<text:span text:style-name="T1"> </text:span>מתניתין?</text:p>
      <text:p text:style-name="P3">רבי<text:span text:style-name="T1"> </text:span>נחמיה<text:span text:style-name="T1"> </text:span>היא, דתניא: '<text:span text:style-name="T106">אין</text:span><text:span text:style-name="T107"> </text:span><text:span text:style-name="T106">מועל</text:span><text:span text:style-name="T107"> </text:span><text:span text:style-name="T106">אחר</text:span><text:span text:style-name="T107"> </text:span><text:span text:style-name="T106">מועל</text:span><text:span text:style-name="T107"> </text:span><text:span text:style-name="T106">אלא</text:span><text:span text:style-name="T107"> </text:span><text:span text:style-name="T106">בבהמה</text:span><text:span text:style-name="T107"> </text:span><text:span text:style-name="T106">בלבד; רבי</text:span><text:span text:style-name="T107"> </text:span><text:span text:style-name="T106">נחמיה</text:span><text:span text:style-name="T107"> </text:span><text:span text:style-name="T106">אומר: בהמה</text:span><text:span text:style-name="T107"> </text:span><text:span text:style-name="T106">וכלי</text:span><text:span text:style-name="T107"> </text:span><text:span text:style-name="T106">שרת</text:span>'.</text:p>
      <text:p text:style-name="P3">מאי<text:span text:style-name="T1"> </text:span>טעמא<text:span text:style-name="T1"> </text:span>דתנא<text:span text:style-name="T1"> </text:span>קמא? </text:p>
      <text:p text:style-name="P3">קסבר<text:span text:style-name="T1"> </text:span>בעניינא<text:span text:style-name="T1"> </text:span>דבהמה<text:span text:style-name="T1"> </text:span>כתיב<text:span text:style-name="T1"> </text:span><text:span text:style-name="T26">(</text:span><text:span text:style-name="T62">מעילה, ולא</text:span><text:span text:style-name="T67"> </text:span><text:span text:style-name="T62">בשאר</text:span><text:span text:style-name="T67"> </text:span><text:span text:style-name="T62">מילי</text:span><text:span text:style-name="T26">)</text:span>, דכתיב<text:span text:style-name="T1"> </text:span><text:span text:style-name="T64">(ויקרא</text:span><text:span text:style-name="T68"> </text:span><text:span text:style-name="T64">ה,טז)</text:span><text:span text:style-name="T31"> </text:span><text:span text:style-name="T32">[ואת</text:span><text:span text:style-name="T2"> </text:span><text:span text:style-name="T32">אשר</text:span><text:span text:style-name="T2"> </text:span><text:span text:style-name="T32">חטא</text:span><text:span text:style-name="T2"> </text:span><text:span text:style-name="T32">מן</text:span><text:span text:style-name="T2"> </text:span><text:span text:style-name="T32">הקדש</text:span><text:span text:style-name="T2"> </text:span><text:span text:style-name="T32">ישלם</text:span><text:span text:style-name="T2"> </text:span><text:span text:style-name="T32">ואת</text:span><text:span text:style-name="T2"> </text:span><text:span text:style-name="T32">חמישתו</text:span><text:span text:style-name="T2"> </text:span><text:span text:style-name="T32">יוסף</text:span><text:span text:style-name="T2"> </text:span><text:span text:style-name="T32">עליו</text:span><text:span text:style-name="T2"> </text:span><text:span text:style-name="T32">ונתן</text:span><text:span text:style-name="T2"> </text:span><text:span text:style-name="T32">אתו</text:span><text:span text:style-name="T2"> </text:span><text:span text:style-name="T32">לכהן</text:span><text:span text:style-name="T2"> </text:span><text:span text:style-name="T135">והכהן</text:span><text:span text:style-name="T132"> </text:span><text:span text:style-name="T135">יכפר</text:span><text:span text:style-name="T132"> </text:span><text:span text:style-name="T135">עליו</text:span><text:span text:style-name="T32">]</text:span><text:span text:style-name="T31"> באיל</text:span><text:span text:style-name="T1"> </text:span><text:span text:style-name="T31">האשם</text:span><text:span text:style-name="T1"> </text:span><text:span text:style-name="T32">[ונסלח</text:span><text:span text:style-name="T2"> </text:span><text:span text:style-name="T32">לו]</text:span> <text:span text:style-name="T26">(</text:span><text:span text:style-name="T62">והאי</text:span><text:span text:style-name="T67"> </text:span><text:span text:style-name="T72">באיל</text:span><text:span text:style-name="T67"> </text:span><text:span text:style-name="T72">האשם</text:span><text:span text:style-name="T67"> </text:span><text:span text:style-name="T62">יתירא</text:span><text:span text:style-name="T67"> </text:span><text:span text:style-name="T62">הוא: שכבר</text:span><text:span text:style-name="T67"> </text:span><text:span text:style-name="T62">נאמר</text:span><text:span text:style-name="T67"> </text:span><text:span text:style-name="T62">תחלה</text:span><text:span text:style-name="T67"> </text:span><text:span text:style-name="T64">[פסוק</text:span><text:span text:style-name="T68"> </text:span><text:span text:style-name="T64">טו]</text:span><text:span text:style-name="T62"> איל</text:span><text:span text:style-name="T67"> </text:span><text:span text:style-name="T62">אשם, ונימא</text:span><text:span text:style-name="T67"> </text:span><text:span text:style-name="T62">קרא</text:span><text:span text:style-name="T67"> </text:span><text:span text:style-name="T62">'וכפר</text:span><text:span text:style-name="T67"> </text:span><text:span text:style-name="T62">עליו</text:span><text:span text:style-name="T67"> </text:span><text:span text:style-name="T62">הכהן' ותו</text:span><text:span text:style-name="T67"> </text:span><text:span text:style-name="T62">לא! 'באיל</text:span><text:span text:style-name="T67"> </text:span><text:span text:style-name="T62">האשם' למה</text:span><text:span text:style-name="T67"> </text:span><text:span text:style-name="T62">לי? לומר</text:span><text:span text:style-name="T67"> </text:span><text:span text:style-name="T62">שכפר</text:span><text:span text:style-name="T67"> </text:span><text:span text:style-name="T62">עליו</text:span><text:span text:style-name="T67"> </text:span><text:span text:style-name="T62">במה</text:span><text:span text:style-name="T67"> </text:span><text:span text:style-name="T62">שמעל: באיל</text:span><text:span text:style-name="T67"> </text:span><text:span text:style-name="T62">האשם</text:span><text:span text:style-name="T67"> </text:span><text:span text:style-name="T62">שנהנה</text:span><text:span text:style-name="T67"> </text:span><text:span text:style-name="T62">ממנו, דמשמע: אפילו</text:span><text:span text:style-name="T67"> </text:span><text:span text:style-name="T62">מעל</text:span><text:span text:style-name="T67"> </text:span><text:span text:style-name="T62">בו</text:span><text:span text:style-name="T67"> </text:span><text:span text:style-name="T62">מאה</text:span><text:span text:style-name="T67"> </text:span><text:span text:style-name="T62">פעמים</text:span><text:span text:style-name="T67"> </text:span><text:span text:style-name="T62">- קרוי</text:span><text:span text:style-name="T67"> </text:span><text:span text:style-name="T62">אשם: שיש</text:span><text:span text:style-name="T67"> </text:span><text:span text:style-name="T62">בו</text:span><text:span text:style-name="T67"> </text:span><text:span text:style-name="T62">מעילה</text:span><text:span text:style-name="T67"> </text:span><text:span text:style-name="T62">כל</text:span><text:span text:style-name="T67"> </text:span><text:span text:style-name="T62">שעה; ומדכתב</text:span><text:span text:style-name="T67"> </text:span><text:span text:style-name="T62">רחמנא</text:span><text:span text:style-name="T67"> </text:span><text:span text:style-name="T62">בהמה</text:span><text:span text:style-name="T67"> </text:span><text:span text:style-name="T62">גבי</text:span><text:span text:style-name="T67"> </text:span><text:span text:style-name="T62">מעילה</text:span><text:span text:style-name="T67"> </text:span><text:span text:style-name="T62">ולא</text:span><text:span text:style-name="T67"> </text:span><text:span text:style-name="T62">שאר</text:span><text:span text:style-name="T67"> </text:span><text:span text:style-name="T62">מילי</text:span><text:span text:style-name="T67"> </text:span><text:span text:style-name="T62">- מכלל</text:span><text:span text:style-name="T67"> </text:span><text:span text:style-name="T62">דאין</text:span><text:span text:style-name="T67"> </text:span><text:span text:style-name="T62">מועל</text:span><text:span text:style-name="T67"> </text:span><text:span text:style-name="T62">אחר</text:span><text:span text:style-name="T67"> </text:span><text:span text:style-name="T62">מועל</text:span><text:span text:style-name="T67"> </text:span><text:span text:style-name="T62">אלא</text:span><text:span text:style-name="T67"> </text:span><text:span text:style-name="T62">בבהמה</text:span><text:span text:style-name="T67"> </text:span><text:span text:style-name="T62">בלבד</text:span><text:span text:style-name="T26">)</text:span>;</text:p>
      <text:p text:style-name="P3">ורבי<text:span text:style-name="T1"> </text:span>נחמיה<text:span text:style-name="T1"> </text:span><text:span text:style-name="T26">(</text:span><text:span text:style-name="T62">דמוסיף</text:span><text:span text:style-name="T67"> </text:span><text:span text:style-name="T62">כלי</text:span><text:span text:style-name="T67"> </text:span><text:span text:style-name="T62">שרת</text:span><text:span text:style-name="T67"> </text:span><text:span text:style-name="T62">למעילה, מייתי</text:span><text:span text:style-name="T67"> </text:span><text:span text:style-name="T62">להו</text:span><text:span text:style-name="T67"> </text:span><text:span text:style-name="T62">מקל</text:span><text:span text:style-name="T67"> </text:span><text:span text:style-name="T62">וחומר:</text:span><text:span text:style-name="T26">)</text:span> אמר<text:span text:style-name="T1"> </text:span>לך: קל<text:span text:style-name="T1"> </text:span>וחומר: אם<text:span text:style-name="T1"> </text:span>אחרים<text:span text:style-name="T1"> </text:span>מביא<text:span text:style-name="T1"> </text:span>לקדושתן<text:span text:style-name="T1"> </text:span><text:span text:style-name="T26">(</text:span><text:span text:style-name="T62">כלומר: כיון</text:span><text:span text:style-name="T67"> </text:span><text:span text:style-name="T62">דכלי</text:span><text:span text:style-name="T67"> </text:span><text:span text:style-name="T62">שרת</text:span><text:span text:style-name="T67"> </text:span><text:span text:style-name="T62">חמירי</text:span><text:span text:style-name="T67"> </text:span><text:span text:style-name="T62">כל</text:span><text:span text:style-name="T67"> </text:span><text:span text:style-name="T62">כך</text:span><text:span text:style-name="T67"> </text:span><text:span text:style-name="T62">שמביאין</text:span><text:span text:style-name="T67"> </text:span><text:span text:style-name="T62">אחרים</text:span><text:span text:style-name="T67"> </text:span><text:span text:style-name="T62">לקדושה, ויש</text:span><text:span text:style-name="T67"> </text:span><text:span text:style-name="T100">בהן</text:span><text:span text:style-name="T67"> </text:span><text:span text:style-name="T62">מעילה, דהכי</text:span><text:span text:style-name="T67"> </text:span><text:span text:style-name="T62">קיימא</text:span><text:span text:style-name="T67"> </text:span><text:span text:style-name="T62">לן</text:span><text:span text:style-name="T67"> </text:span><text:span text:style-name="T64">(זבחים</text:span><text:span text:style-name="T68"> </text:span><text:span text:style-name="T64">פז.)</text:span><text:span text:style-name="T62"> דכלי</text:span><text:span text:style-name="T67"> </text:span><text:span text:style-name="T62">שרת</text:span><text:span text:style-name="T67"> </text:span><text:span text:style-name="T62">מקדשין</text:span><text:span text:style-name="T67"> </text:span><text:span text:style-name="T62">בכל</text:span><text:span text:style-name="T67"> </text:span><text:span text:style-name="T62">דבר</text:span><text:span text:style-name="T26">)</text:span> - הוא<text:span text:style-name="T1"> </text:span>עצמו<text:span text:style-name="T1"> </text:span><text:span text:style-name="T26">(</text:span><text:span text:style-name="T62">כלי</text:span><text:span text:style-name="T67"> </text:span><text:span text:style-name="T62">שרת, כגון</text:span><text:span text:style-name="T67"> </text:span><text:span text:style-name="T62">כוס</text:span><text:span text:style-name="T67"> </text:span><text:span text:style-name="T62">של</text:span><text:span text:style-name="T67"> </text:span><text:span text:style-name="T62">זהב</text:span><text:span text:style-name="T26">)</text:span> לא<text:span text:style-name="T1"> </text:span>כל<text:span text:style-name="T1"> </text:span>שכן<text:span text:style-name="T1"> </text:span><text:span text:style-name="T26">(</text:span><text:span text:style-name="T62">שיהא</text:span><text:span text:style-name="T67"> </text:span><text:span text:style-name="T62">קדוש</text:span><text:span text:style-name="T67"> </text:span><text:span text:style-name="T62">כל</text:span><text:span text:style-name="T67"> </text:span><text:span text:style-name="T62">כך</text:span><text:span text:style-name="T67"> </text:span><text:span text:style-name="T62">שיהא</text:span><text:span text:style-name="T67"> </text:span><text:span text:style-name="T62">בו</text:span><text:span text:style-name="T67"> </text:span><text:span text:style-name="T62">מועל</text:span><text:span text:style-name="T67"> </text:span><text:span text:style-name="T62">אחר</text:span><text:span text:style-name="T67"> </text:span><text:span text:style-name="T62">מועל</text:span><text:span text:style-name="T26">)</text:span>!</text:p>
      <text:p text:style-name="P3"/>
      <text:p text:style-name="P3">רבי<text:span text:style-name="T1"> </text:span>אומר: כל<text:span text:style-name="T1"> </text:span>דבר<text:span text:style-name="T1"> </text:span>שאין<text:span text:style-name="T1"> </text:span>לו<text:span text:style-name="T1"> </text:span>פדיון<text:span text:style-name="T1"> </text:span><text:span text:style-name="T26">(</text:span><text:span text:style-name="T62">גירסת</text:span><text:span text:style-name="T67"> </text:span><text:span text:style-name="T62">רש"י: שאין</text:span><text:span text:style-name="T67"> </text:span><text:span text:style-name="T62">לו</text:span><text:span text:style-name="T67"> </text:span><text:span text:style-name="T62">פגם</text:span><text:span text:style-name="T26">)</text:span> יש<text:span text:style-name="T1"> </text:span><text:span text:style-name="T26">[בו</text:span><text:span text:style-name="T2"> </text:span><text:span text:style-name="T26">מועל</text:span><text:span text:style-name="T2"> </text:span><text:span text:style-name="T26">אחר</text:span><text:span text:style-name="T2"> </text:span><text:span text:style-name="T26">מועל]</text:span>: </text:p>
      <text:p text:style-name="P3">היינו<text:span text:style-name="T1"> </text:span>תנא<text:span text:style-name="T1"> </text:span>קמא!?</text:p>
      <text:p text:style-name="P3">אמר<text:span text:style-name="T1"> </text:span>רבא: איכא<text:span text:style-name="T1"> </text:span>בינייהו<text:span text:style-name="T1"> </text:span>עצים, דתנו<text:span text:style-name="T1"> </text:span>רבנן<text:span text:style-name="T1"> </text:span><text:span text:style-name="T26">(</text:span><text:span text:style-name="T62">דהכי</text:span><text:span text:style-name="T67"> </text:span><text:span text:style-name="T62">תנן</text:span><text:span text:style-name="T67"> </text:span><text:span text:style-name="T62">במסכת</text:span><text:span text:style-name="T67"> </text:span><text:span text:style-name="T62">מנחות</text:span><text:span text:style-name="T67"> </text:span><text:span text:style-name="T62">בפרק</text:span><text:span text:style-name="T67"> </text:span><text:span text:style-name="T62">'האומר</text:span><text:span text:style-name="T67"> </text:span><text:span text:style-name="T62">הרי</text:span><text:span text:style-name="T67"> </text:span><text:span text:style-name="T62">עלי</text:span><text:span text:style-name="T67"> </text:span><text:span text:style-name="T62">עשרון' </text:span><text:span text:style-name="T64">[פ"יג</text:span><text:span text:style-name="T68"> </text:span><text:span text:style-name="T64">מ"ג]</text:span><text:span text:style-name="T26">)</text:span>: '<text:span text:style-name="T106">האומר</text:span><text:span text:style-name="T107"> </text:span><text:span text:style-name="T106">"הרי</text:span><text:span text:style-name="T107"> </text:span><text:span text:style-name="T106">עלי</text:span><text:span text:style-name="T107"> </text:span><text:span text:style-name="T106">עצים" - לא</text:span><text:span text:style-name="T107"> </text:span><text:span text:style-name="T106">יפחות</text:span><text:span text:style-name="T107"> </text:span><text:span text:style-name="T106">משני</text:span><text:span text:style-name="T107"> </text:span><text:span text:style-name="T106">גזירין</text:span><text:span text:style-name="T107"> </text:span><text:span text:style-name="T26">(</text:span><text:span text:style-name="T39">[עד</text:span><text:span text:style-name="T46"> </text:span><text:span text:style-name="T39">כאן</text:span><text:span text:style-name="T46"> </text:span><text:span text:style-name="T39">לשון</text:span><text:span text:style-name="T46"> </text:span><text:span text:style-name="T39">המשנה] </text:span><text:span text:style-name="T62">ואמרינן</text:span><text:span text:style-name="T67"> </text:span><text:span text:style-name="T62">בגמרא: תנו</text:span><text:span text:style-name="T67"> </text:span><text:span text:style-name="T62">רבנן: 'קרבן' - מלמד</text:span><text:span text:style-name="T67"> </text:span><text:span text:style-name="T62">שמתנדבין</text:span><text:span text:style-name="T67"> </text:span><text:span text:style-name="T62">עצים, וכמה? - שני</text:span><text:span text:style-name="T67"> </text:span><text:span text:style-name="T62">גזירין; וכן</text:span><text:span text:style-name="T67"> </text:span><text:span text:style-name="T62">הוא</text:span><text:span text:style-name="T67"> </text:span><text:span text:style-name="T62">אומר</text:span><text:span text:style-name="T67"> </text:span><text:span text:style-name="T29">(נחמיה</text:span><text:span text:style-name="T3"> </text:span><text:span text:style-name="T29">י,לה)</text:span><text:span text:style-name="T62"> </text:span><text:span text:style-name="T72">והגורלות</text:span><text:span text:style-name="T67"> </text:span><text:span text:style-name="T72">הפלנו</text:span><text:span text:style-name="T67"> </text:span><text:span text:style-name="T72">על</text:span><text:span text:style-name="T67"> </text:span><text:span text:style-name="T72">קרבן</text:span><text:span text:style-name="T67"> </text:span><text:span text:style-name="T72">העצים</text:span><text:span text:style-name="T26">)</text:span><text:span text:style-name="T106">; רבי</text:span><text:span text:style-name="T107"> </text:span><text:span text:style-name="T106">אומר</text:span><text:span text:style-name="T107"> </text:span><text:span text:style-name="T64">[שם</text:span><text:span text:style-name="T68"> </text:span><text:span text:style-name="T64">בברייתא]</text:span><text:span text:style-name="T106">: עצים</text:span><text:span text:style-name="T107"> </text:span><text:span text:style-name="T106">קרבן</text:span><text:span text:style-name="T107"> </text:span><text:span text:style-name="T106">הן, וטעונין</text:span><text:span text:style-name="T107"> </text:span><text:span text:style-name="T106">מלח</text:span><text:span text:style-name="T107"> </text:span><text:span text:style-name="T106">וטעונין</text:span><text:span text:style-name="T107"> </text:span><text:span text:style-name="T106">תנופה</text:span>' <text:span text:style-name="T26">(</text:span><text:span text:style-name="T62">גירסת</text:span><text:span text:style-name="T67"> </text:span><text:span text:style-name="T62">רש"י: 'וטעונין</text:span><text:span text:style-name="T67"> </text:span><text:span text:style-name="T62">הגשה'; לרבי, דקרי</text:span><text:span text:style-name="T67"> </text:span><text:span text:style-name="T62">להו</text:span><text:span text:style-name="T67"> </text:span><text:span text:style-name="T62">'קרבן' הוי</text:span><text:span text:style-name="T67"> </text:span><text:span text:style-name="T62">דבר</text:span><text:span text:style-name="T67"> </text:span><text:span text:style-name="T62">שאין</text:span><text:span text:style-name="T67"> </text:span><text:span text:style-name="T62">בו</text:span><text:span text:style-name="T67"> </text:span><text:span text:style-name="T62">פגם, וקדשי</text:span><text:span text:style-name="T67"> </text:span><text:span text:style-name="T62">קדושת</text:span><text:span text:style-name="T67"> </text:span><text:span text:style-name="T62">הגוף, ויש</text:span><text:span text:style-name="T67"> </text:span><text:span text:style-name="T62">בהן</text:span><text:span text:style-name="T67"> </text:span><text:span text:style-name="T62">מועל</text:span><text:span text:style-name="T67"> </text:span><text:soft-page-break/><text:span text:style-name="T62">אחר</text:span><text:span text:style-name="T67"> </text:span><text:span text:style-name="T62">מועל: שאם</text:span><text:span text:style-name="T67"> </text:span><text:span text:style-name="T62">ישב</text:span><text:span text:style-name="T67"> </text:span><text:span text:style-name="T62">עליהן</text:span><text:span text:style-name="T67"> </text:span><text:span text:style-name="T62">וחזר</text:span><text:span text:style-name="T67"> </text:span><text:span text:style-name="T62">אחר</text:span><text:span text:style-name="T67"> </text:span><text:span text:style-name="T62">וישב</text:span><text:span text:style-name="T67"> </text:span><text:span text:style-name="T62">עליהן</text:span><text:span text:style-name="T67"> </text:span><text:span text:style-name="T62">- יש</text:span><text:span text:style-name="T67"> </text:span><text:span text:style-name="T62">בהן</text:span><text:span text:style-name="T67"> </text:span><text:span text:style-name="T62">מועל</text:span><text:span text:style-name="T67"> </text:span><text:span text:style-name="T62">אחר</text:span><text:span text:style-name="T67"> </text:span><text:span text:style-name="T62">מועל; ולרבנן</text:span><text:span text:style-name="T67"> </text:span><text:span text:style-name="T62">דלא</text:span><text:span text:style-name="T67"> </text:span><text:span text:style-name="T62">קרו</text:span><text:span text:style-name="T67"> </text:span><text:span text:style-name="T62">להו</text:span><text:span text:style-name="T67"> </text:span><text:span text:style-name="T62">'קרבן' לא</text:span><text:span text:style-name="T67"> </text:span><text:span text:style-name="T62">הוו</text:span><text:span text:style-name="T67"> </text:span><text:span text:style-name="T62">כקדשי</text:span><text:span text:style-name="T67"> </text:span><text:span text:style-name="T62">מזבח</text:span><text:span text:style-name="T67"> </text:span><text:span text:style-name="T62">אלא</text:span><text:span text:style-name="T67"> </text:span><text:span text:style-name="T62">הוו</text:span><text:span text:style-name="T67"> </text:span><text:span text:style-name="T62">כקדשי</text:span><text:span text:style-name="T67"> </text:span><text:span text:style-name="T62">בדק</text:span><text:span text:style-name="T67"> </text:span><text:span text:style-name="T62">הבית, והוו</text:span><text:span text:style-name="T67"> </text:span><text:span text:style-name="T62">דבר</text:span><text:span text:style-name="T67"> </text:span><text:span text:style-name="T62">שיש</text:span><text:span text:style-name="T67"> </text:span><text:span text:style-name="T62">בו</text:span><text:span text:style-name="T67"> </text:span><text:span text:style-name="T62">פגם, ודָמוּ</text:span><text:span text:style-name="T67"> </text:span><text:span text:style-name="T62">כמאן</text:span><text:span text:style-name="T67"> </text:span><text:span text:style-name="T62">דלא</text:span><text:span text:style-name="T67"> </text:span><text:span text:style-name="T62">קיימי</text:span><text:span text:style-name="T67"> </text:span><text:span text:style-name="T62">אלא</text:span><text:span text:style-name="T67"> </text:span><text:span text:style-name="T62">לדמי, ואין</text:span><text:span text:style-name="T67"> </text:span><text:span text:style-name="T62">בהן</text:span><text:span text:style-name="T67"> </text:span><text:span text:style-name="T62">מועל</text:span><text:span text:style-name="T67"> </text:span><text:span text:style-name="T62">אחר</text:span><text:span text:style-name="T67"> </text:span><text:span text:style-name="T62">מועל</text:span><text:span text:style-name="T26">)</text:span>; אמר<text:span text:style-name="T1"> </text:span>רבא: לדברי<text:span text:style-name="T1"> </text:span>רבי<text:span text:style-name="T1"> </text:span><text:span text:style-name="T26">(</text:span><text:span text:style-name="T62">דקרי</text:span><text:span text:style-name="T67"> </text:span><text:span text:style-name="T62">להו</text:span><text:span text:style-name="T67"> </text:span><text:span text:style-name="T62">'קרבן'</text:span><text:span text:style-name="T26">)</text:span> עצים<text:span text:style-name="T1"> </text:span>טעונין<text:span text:style-name="T1"> </text:span>עצים<text:span text:style-name="T1"> </text:span><text:span text:style-name="T26">(</text:span><text:span text:style-name="T62">אותן</text:span><text:span text:style-name="T67"> </text:span><text:span text:style-name="T62">עצים</text:span><text:span text:style-name="T67"> </text:span><text:span text:style-name="T62">טעונין</text:span><text:span text:style-name="T67"> </text:span><text:span text:style-name="T62">עצים</text:span><text:span text:style-name="T67"> </text:span><text:span text:style-name="T62">אחרים</text:span><text:span text:style-name="T67"> </text:span><text:span text:style-name="T62">להקטירן</text:span><text:span text:style-name="T67"> </text:span><text:span text:style-name="T62">עליהן, כמו</text:span><text:span text:style-name="T67"> </text:span><text:span text:style-name="T62">שאר</text:span><text:span text:style-name="T67"> </text:span><text:span text:style-name="T62">קרבן</text:span><text:span text:style-name="T26">)</text:span>; ואמר<text:span text:style-name="T1"> </text:span>רב<text:span text:style-name="T1"> </text:span>פפא: לדברי<text:span text:style-name="T1"> </text:span>רבי<text:span text:style-name="T1"> </text:span>עצים<text:span text:style-name="T1"> </text:span>צריכין<text:span text:style-name="T1"> </text:span>קמיצה<text:span text:style-name="T1"> </text:span><text:span text:style-name="T26">(</text:span><text:span text:style-name="T62">שיקח</text:span><text:span text:style-name="T67"> </text:span><text:span text:style-name="T62">מן</text:span><text:span text:style-name="T67"> </text:span><text:span text:style-name="T62">העצים</text:span><text:span text:style-name="T67"> </text:span><text:span text:style-name="T62">מעט</text:span><text:span text:style-name="T67"> </text:span><text:span text:style-name="T62">בקומצו</text:span><text:span text:style-name="T67"> </text:span><text:span text:style-name="T62">ויקטיר</text:span><text:span text:style-name="T67"> </text:span><text:span text:style-name="T62">תחלה: דהואיל</text:span><text:span text:style-name="T67"> </text:span><text:span text:style-name="T62">ומקיש</text:span><text:span text:style-name="T67"> </text:span><text:span text:style-name="T62">להו</text:span><text:span text:style-name="T67"> </text:span><text:span text:style-name="T62">למנחה</text:span><text:span text:style-name="T67"> </text:span><text:span text:style-name="T62">שטעונין</text:span><text:span text:style-name="T67"> </text:span><text:span text:style-name="T62">מלח</text:span><text:span text:style-name="T67"> </text:span><text:span text:style-name="T62">והגשה</text:span><text:span text:style-name="T67"> </text:span><text:span text:style-name="T62">- טעונין</text:span><text:span text:style-name="T67"> </text:span><text:span text:style-name="T62">נמי</text:span><text:span text:style-name="T67"> </text:span><text:span text:style-name="T62">קמיצה</text:span><text:span text:style-name="T26">)</text:span>.</text:p>
      <text:p text:style-name="P3">רב<text:span text:style-name="T1"> </text:span>פפא<text:span text:style-name="T1"> </text:span>אמר: קדשי<text:span text:style-name="T1"> </text:span>מזבח<text:span text:style-name="T1"> </text:span>תמימין<text:span text:style-name="T1"> </text:span>ונעשו<text:span text:style-name="T1"> </text:span>בעלי<text:span text:style-name="T1"> </text:span>מומין<text:span text:style-name="T1"> </text:span>ועבר<text:span text:style-name="T1"> </text:span>ושחטן<text:span text:style-name="T1"> </text:span>איכא<text:span text:style-name="T1"> </text:span>בינייהו, והתניא<text:span text:style-name="T1"> </text:span><text:span text:style-name="T26">(</text:span><text:span text:style-name="T62">בניחותא</text:span><text:span text:style-name="T26">)</text:span>: '<text:span text:style-name="T106">קדשי</text:span><text:span text:style-name="T107"> </text:span><text:span text:style-name="T106">מזבח</text:span><text:span text:style-name="T107"> </text:span><text:span text:style-name="T106">תמימין</text:span><text:span text:style-name="T107"> </text:span><text:span text:style-name="T106">ונעשו</text:span><text:span text:style-name="T107"> </text:span><text:span text:style-name="T106">בעלי</text:span><text:span text:style-name="T107"> </text:span><text:span text:style-name="T106">מומין</text:span><text:span text:style-name="T107"> </text:span><text:span text:style-name="T106">ועבר</text:span><text:span text:style-name="T107"> </text:span><text:span text:style-name="T106">ושחטן</text:span><text:span text:style-name="T107"> </text:span><text:span text:style-name="T26">(</text:span><text:span text:style-name="T62">עד</text:span><text:span text:style-name="T67"> </text:span><text:span text:style-name="T62">שלא</text:span><text:span text:style-name="T67"> </text:span><text:span text:style-name="T62">נפדו</text:span><text:span text:style-name="T26">)</text:span><text:span text:style-name="T106">: רבי</text:span><text:span text:style-name="T107"> </text:span><text:span text:style-name="T106">אומר</text:span><text:span text:style-name="T107"> </text:span><text:span text:style-name="T106">יקברו</text:span><text:span text:style-name="T107"> </text:span><text:span text:style-name="T26">(</text:span><text:span text:style-name="T62">משום</text:span><text:span text:style-name="T67"> </text:span><text:span text:style-name="T62">דקא</text:span><text:span text:style-name="T67"> </text:span><text:span text:style-name="T62">סבר: הכל</text:span><text:span text:style-name="T67"> </text:span><text:span text:style-name="T62">היו</text:span><text:span text:style-name="T67"> </text:span><text:span text:style-name="T62">בכלל</text:span><text:span text:style-name="T67"> </text:span><text:span text:style-name="T62">העמדה</text:span><text:span text:style-name="T67"> </text:span><text:span text:style-name="T62">והערכה</text:span><text:span text:style-name="T67"> </text:span><text:span text:style-name="T62">אפילו</text:span><text:span text:style-name="T67"> </text:span><text:span text:style-name="T62">קדשי</text:span><text:span text:style-name="T67"> </text:span><text:span text:style-name="T62">מזבח, והני</text:span><text:span text:style-name="T67"> </text:span><text:span text:style-name="T62">לא</text:span><text:span text:style-name="T67"> </text:span><text:span text:style-name="T62">אפשר</text:span><text:span text:style-name="T67"> </text:span><text:span text:style-name="T62">בהעמדה</text:span><text:span text:style-name="T67"> </text:span><text:span text:style-name="T62">והערכה</text:span><text:span text:style-name="T67"> </text:span><text:span text:style-name="T62">- דהא</text:span><text:span text:style-name="T67"> </text:span><text:span text:style-name="T62">מתו! הלכך</text:span><text:span text:style-name="T67"> </text:span><text:span text:style-name="T62">יקברו, הואיל</text:span><text:span text:style-name="T67"> </text:span><text:span text:style-name="T62">ולית</text:span><text:span text:style-name="T67"> </text:span><text:span text:style-name="T62">להו</text:span><text:span text:style-name="T67"> </text:span><text:span text:style-name="T62">פדייה; הלכך</text:span><text:span text:style-name="T67"> </text:span><text:span text:style-name="T62">יש</text:span><text:span text:style-name="T67"> </text:span><text:span text:style-name="T62">בהן</text:span><text:span text:style-name="T67"> </text:span><text:span text:style-name="T62">מועל</text:span><text:span text:style-name="T67"> </text:span><text:span text:style-name="T62">אחר</text:span><text:span text:style-name="T67"> </text:span><text:span text:style-name="T62">מועל: הנהנה</text:span><text:span text:style-name="T67"> </text:span><text:span text:style-name="T62">ממנה</text:span><text:span text:style-name="T67"> </text:span><text:span text:style-name="T62">אחר</text:span><text:span text:style-name="T67"> </text:span><text:span text:style-name="T62">שחיטה</text:span><text:span text:style-name="T26">)</text:span><text:span text:style-name="T106"> וחכמים</text:span><text:span text:style-name="T107"> </text:span><text:span text:style-name="T106">אומרים</text:span><text:span text:style-name="T107"> </text:span><text:span text:style-name="T106">יפדו</text:span><text:span text:style-name="T107"> </text:span><text:span text:style-name="T26">(</text:span><text:span text:style-name="T62">דלא</text:span><text:span text:style-name="T67"> </text:span><text:span text:style-name="T62">בעו</text:span><text:span text:style-name="T67"> </text:span><text:span text:style-name="T62">העמדה</text:span><text:span text:style-name="T67"> </text:span><text:span text:style-name="T62">והערכה, וכיון</text:span><text:span text:style-name="T67"> </text:span><text:span text:style-name="T62">דקדושת</text:span><text:span text:style-name="T67"> </text:span><text:span text:style-name="T62">דמים</text:span><text:span text:style-name="T67"> </text:span><text:span text:style-name="T62">נינהו</text:span><text:span text:style-name="T67"> </text:span><text:span text:style-name="T62">ואית</text:span><text:span text:style-name="T67"> </text:span><text:span text:style-name="T62">בהו</text:span><text:span text:style-name="T67"> </text:span><text:span text:style-name="T62">פדייה</text:span><text:span text:style-name="T67"> </text:span><text:span text:style-name="T62">- אין</text:span><text:span text:style-name="T67"> </text:span><text:span text:style-name="T62">בהן</text:span><text:span text:style-name="T67"> </text:span><text:span text:style-name="T62">מועל</text:span><text:span text:style-name="T67"> </text:span><text:span text:style-name="T62">אחר</text:span><text:span text:style-name="T67"> </text:span><text:span text:style-name="T62">מועל</text:span><text:span text:style-name="T26">)</text:span>'.</text:p>
      <text:p text:style-name="P3"/>
      <text:p text:style-name="P3"/>
      <text:p text:style-name="P3">משנה:</text:p>
      <text:p text:style-name="P3">נטל<text:span text:style-name="T1"> </text:span>אבן<text:span text:style-name="T1"> </text:span>או<text:span text:style-name="T1"> </text:span>קורה<text:span text:style-name="T1"> </text:span>של<text:span text:style-name="T1"> </text:span>הקדש<text:span text:style-name="T1"> </text:span>- הרי<text:span text:style-name="T1"> </text:span>זה<text:span text:style-name="T1"> </text:span>לא<text:span text:style-name="T1"> </text:span>מעל;</text:p>
      <text:p text:style-name="P3"/>
      <text:p text:style-name="P3">(מעילה<text:span text:style-name="T1"> </text:span>כ,א)</text:p>
      <text:p text:style-name="P3"><text:span text:style-name="T40">המשך</text:span><text:span text:style-name="T45"> </text:span><text:span text:style-name="T40">המשנה</text:span><text:tab/></text:p>
      <text:p text:style-name="P3">נתנה<text:span text:style-name="T1"> </text:span>לחברו<text:span text:style-name="T1"> </text:span>- הוא<text:span text:style-name="T1"> </text:span>מעל<text:span text:style-name="T1"> </text:span><text:span text:style-name="T26">(</text:span><text:span text:style-name="T62">הנותן</text:span><text:span text:style-name="T67"> </text:span><text:span text:style-name="T62">מעל, שהוציאה</text:span><text:span text:style-name="T67"> </text:span><text:span text:style-name="T62">לחולין</text:span><text:span text:style-name="T26">)</text:span> וחברו<text:span text:style-name="T1"> </text:span>לא<text:span text:style-name="T1"> </text:span>מעל;</text:p>
      <text:p text:style-name="P3">בנאה<text:span text:style-name="T1"> </text:span>בתוך<text:span text:style-name="T1"> </text:span>ביתו<text:span text:style-name="T1"> </text:span>- הרי<text:span text:style-name="T1"> </text:span>זה<text:span text:style-name="T1"> </text:span>לא<text:span text:style-name="T1"> </text:span>מעל<text:span text:style-name="T1"> </text:span>עד<text:span text:style-name="T1"> </text:span>שידור<text:span text:style-name="T1"> </text:span>תחתיה<text:span text:style-name="T1"> </text:span>בשוה<text:span text:style-name="T1"> </text:span>פרוטה.</text:p>
      <text:p text:style-name="P3">נטל<text:span text:style-name="T1"> </text:span>פרוטה<text:span text:style-name="T1"> </text:span>של<text:span text:style-name="T1"> </text:span>הקדש<text:span text:style-name="T1"> </text:span>הרי<text:span text:style-name="T1"> </text:span>זה<text:span text:style-name="T1"> </text:span>לא<text:span text:style-name="T1"> </text:span>מעל; נתנה<text:span text:style-name="T1"> </text:span>לחברו<text:span text:style-name="T1"> </text:span>- הוא<text:span text:style-name="T1"> </text:span>מעל<text:span text:style-name="T1"> </text:span>וחברו<text:span text:style-name="T1"> </text:span>לא<text:span text:style-name="T1"> </text:span>מעל;</text:p>
      <text:p text:style-name="P3">נתנה<text:span text:style-name="T1"> </text:span>לבלן<text:span text:style-name="T1"> </text:span>אף<text:span text:style-name="T1"> </text:span>על<text:span text:style-name="T1"> </text:span>פי<text:span text:style-name="T1"> </text:span>שלא<text:span text:style-name="T1"> </text:span>רחץ<text:span text:style-name="T1"> – </text:span>מעל, שהוא<text:span text:style-name="T1"> </text:span>אומר<text:span text:style-name="T1"> </text:span>לו<text:span text:style-name="T1"> </text:span>"הרי<text:span text:style-name="T1"> </text:span>המרחץ<text:span text:style-name="T1"> </text:span>פתוח<text:span text:style-name="T1"> </text:span>לפניך<text:span text:style-name="T1"> </text:span>הכנס<text:span text:style-name="T1"> </text:span>ורחוץ".</text:p>
      <text:p text:style-name="P3">אכילתו<text:span text:style-name="T1"> </text:span>ואכילת<text:span text:style-name="T1"> </text:span>חברו, הנייתו<text:span text:style-name="T1"> </text:span>והניית<text:span text:style-name="T1"> </text:span>חברו, אכילתו<text:span text:style-name="T1"> </text:span>והניית<text:span text:style-name="T1"> </text:span>חברו, הנייתו<text:span text:style-name="T1"> </text:span>ואכילת<text:span text:style-name="T1"> </text:span>חברו<text:span text:style-name="T1"> </text:span>- מצטרפין<text:span text:style-name="T1"> </text:span>זה<text:span text:style-name="T1"> </text:span>עם<text:span text:style-name="T1"> </text:span>זה, ואפילו<text:span text:style-name="T1"> </text:span>לזמן<text:span text:style-name="T1"> </text:span>מרובה.</text:p>
      <text:p text:style-name="P3"/>
      <text:p text:style-name="P3">גמרא:</text:p>
      <text:p text:style-name="P3">מאי<text:span text:style-name="T1"> </text:span>שנא<text:span text:style-name="T1"> </text:span>הוא<text:span text:style-name="T1"> </text:span><text:span text:style-name="T26">(</text:span><text:span text:style-name="T62">דכי</text:span><text:span text:style-name="T67"> </text:span><text:span text:style-name="T62">נטלה</text:span><text:span text:style-name="T67"> </text:span><text:span text:style-name="T62">הוא, דלא</text:span><text:span text:style-name="T67"> </text:span><text:span text:style-name="T62">מעל</text:span><text:span text:style-name="T26">)</text:span> ומאי<text:span text:style-name="T1"> </text:span>שנא<text:span text:style-name="T1"> </text:span>חבירו<text:span text:style-name="T1"> </text:span><text:span text:style-name="T26">(</text:span><text:span text:style-name="T62">כי</text:span><text:span text:style-name="T67"> </text:span><text:span text:style-name="T62">נתנה</text:span><text:span text:style-name="T67"> </text:span><text:span text:style-name="T62">לחברו</text:span><text:span text:style-name="T67"> </text:span><text:span text:style-name="T62">- דמעל</text:span><text:span text:style-name="T26">)</text:span>?</text:p>
      <text:p text:style-name="P3">אמר<text:span text:style-name="T1"> </text:span>שמואל: בגזבר<text:span text:style-name="T1"> </text:span>המסורות<text:span text:style-name="T1"> </text:span>לו<text:span text:style-name="T1"> </text:span><text:span text:style-name="T26">(</text:span><text:span text:style-name="T62">אותו</text:span><text:span text:style-name="T67"> </text:span><text:span text:style-name="T62">אבן</text:span><text:span text:style-name="T67"> </text:span><text:span text:style-name="T62">או</text:span><text:span text:style-name="T67"> </text:span><text:span text:style-name="T62">אותו</text:span><text:span text:style-name="T67"> </text:span><text:span text:style-name="T62">קורה</text:span><text:span text:style-name="T26">)</text:span> עסקינן<text:span text:style-name="T1"> </text:span><text:span text:style-name="T26">(</text:span><text:span text:style-name="T62">דכי</text:span><text:span text:style-name="T67"> </text:span><text:span text:style-name="T62">נטלו</text:span><text:span text:style-name="T67"> </text:span><text:span text:style-name="T62">הוא</text:span><text:span text:style-name="T67"> </text:span><text:span text:style-name="T62">- עדיין</text:span><text:span text:style-name="T67"> </text:span><text:span text:style-name="T62">ברשותו</text:span><text:span text:style-name="T67"> </text:span><text:span text:style-name="T62">הם, וברשות</text:span><text:span text:style-name="T67"> </text:span><text:span text:style-name="T62">הקדש</text:span><text:span text:style-name="T67"> </text:span><text:span text:style-name="T62">נינהו</text:span><text:span text:style-name="T67"> </text:span><text:span text:style-name="T62">כמתחלה; אבל</text:span><text:span text:style-name="T67"> </text:span><text:span text:style-name="T62">כי</text:span><text:span text:style-name="T67"> </text:span><text:span text:style-name="T62">נתנה</text:span><text:span text:style-name="T67"> </text:span><text:span text:style-name="T62">לחברו</text:span><text:span text:style-name="T67"> </text:span><text:span text:style-name="T62">- הרי</text:span><text:span text:style-name="T67"> </text:span><text:span text:style-name="T62">שינהו</text:span><text:span text:style-name="T67"> </text:span><text:span text:style-name="T62">מרשות</text:span><text:span text:style-name="T67"> </text:span><text:span text:style-name="T62">הקדש</text:span><text:span text:style-name="T67"> </text:span><text:span text:style-name="T62">לחול, ומעל</text:span><text:span text:style-name="T26">)</text:span>. </text:p>
      <text:p text:style-name="P26"/>
      <text:p text:style-name="P3">בנאה<text:span text:style-name="T1"> </text:span>בתוך<text:span text:style-name="T1"> </text:span>ביתו<text:span text:style-name="T1"> </text:span>אינו<text:span text:style-name="T1"> </text:span>חייב<text:span text:style-name="T1"> </text:span><text:span text:style-name="T26">[בנאה</text:span><text:span text:style-name="T2"> </text:span><text:span text:style-name="T26">בתוך</text:span><text:span text:style-name="T2"> </text:span><text:span text:style-name="T26">ביתו</text:span><text:span text:style-name="T2"> </text:span><text:span text:style-name="T26">הרי</text:span><text:span text:style-name="T2"> </text:span><text:span text:style-name="T26">זה</text:span><text:span text:style-name="T2"> </text:span><text:span text:style-name="T26">לא</text:span><text:span text:style-name="T2"> </text:span><text:span text:style-name="T26">מעל</text:span><text:span text:style-name="T2"> </text:span><text:span text:style-name="T26">עד</text:span><text:span text:style-name="T2"> </text:span><text:span text:style-name="T26">שידור</text:span><text:span text:style-name="T2"> </text:span><text:span text:style-name="T26">תחתיה</text:span><text:span text:style-name="T2"> </text:span><text:span text:style-name="T26">בשוה</text:span><text:span text:style-name="T2"> </text:span><text:span text:style-name="T26">פרוטה]</text:span>: </text:p>
      <text:p text:style-name="P3">למה<text:span text:style-name="T1"> </text:span>לי<text:span text:style-name="T1"> </text:span>עד<text:span text:style-name="T1"> </text:span>שידור<text:span text:style-name="T1"> </text:span>תחתיה? כיון<text:span text:style-name="T1"> </text:span>דשניה<text:span text:style-name="T1"> </text:span><text:span text:style-name="T26">(</text:span><text:span text:style-name="T62">שפיחתה</text:span><text:span text:style-name="T67"> </text:span><text:span text:style-name="T62">וחתכה</text:span><text:span text:style-name="T26">)</text:span> [<text:span text:style-name="T62">נ"א, וכן</text:span><text:span text:style-name="T67"> </text:span><text:span text:style-name="T62">בגירסת</text:span><text:span text:style-name="T67"> </text:span><text:span text:style-name="T62">רש"י:</text:span> או<text:span text:style-name="T1"> </text:span>דבנה] <text:span text:style-name="T26">(</text:span><text:span text:style-name="T62">אי</text:span><text:span text:style-name="T67"> </text:span><text:span text:style-name="T62">נמי</text:span><text:span text:style-name="T67"> </text:span><text:span text:style-name="T62">שבנאה</text:span><text:span text:style-name="T67"> </text:span><text:span text:style-name="T62">בבנין</text:span><text:span text:style-name="T26">)</text:span> – מעל<text:span text:style-name="T1"> </text:span><text:span text:style-name="T26">(</text:span><text:span text:style-name="T62">שהרי</text:span><text:span text:style-name="T67"> </text:span><text:span text:style-name="T62">שינה</text:span><text:span text:style-name="T67"> </text:span><text:span text:style-name="T62">אותה</text:span><text:span text:style-name="T26">)</text:span>!? </text:p>
      <text:p text:style-name="P3">אמר<text:span text:style-name="T1"> </text:span>רב: כגון<text:span text:style-name="T1"> </text:span>שהניחה<text:span text:style-name="T1"> </text:span>על<text:span text:style-name="T1"> </text:span>פי<text:span text:style-name="T1"> </text:span>ארובה<text:span text:style-name="T1"> </text:span><text:span text:style-name="T26">(</text:span><text:span text:style-name="T62">כשהיא</text:span><text:span text:style-name="T67"> </text:span><text:span text:style-name="T62">שלימה: שלא</text:span><text:span text:style-name="T67"> </text:span><text:span text:style-name="T62">בנאה</text:span><text:span text:style-name="T67"> </text:span><text:span text:style-name="T62">כלום</text:span><text:span text:style-name="T67"> </text:span><text:span text:style-name="T62">אלא</text:span><text:span text:style-name="T67"> </text:span><text:span text:style-name="T62">הנחה</text:span><text:span text:style-name="T67"> </text:span><text:span text:style-name="T62">בעלמא</text:span><text:span text:style-name="T67"> </text:span><text:span text:style-name="T62">הוא</text:span><text:span text:style-name="T67"> </text:span><text:span text:style-name="T62">דעבד</text:span><text:span text:style-name="T67"> </text:span><text:span text:style-name="T62">בה, הלכך</text:span><text:span text:style-name="T67"> </text:span><text:span text:style-name="T62">לא</text:span><text:span text:style-name="T67"> </text:span><text:span text:style-name="T62">מעל</text:span><text:span text:style-name="T67"> </text:span><text:span text:style-name="T62">עד</text:span><text:span text:style-name="T67"> </text:span><text:span text:style-name="T62">שידור</text:span><text:span text:style-name="T67"> </text:span><text:span text:style-name="T62">תחתיה</text:span><text:span text:style-name="T67"> </text:span><text:span text:style-name="T62">בשוה</text:span><text:span text:style-name="T67"> </text:span><text:span text:style-name="T62">פרוטה; לישנא</text:span><text:span text:style-name="T67"> </text:span><text:span text:style-name="T62">אחרינא: כגון</text:span><text:span text:style-name="T67"> </text:span><text:span text:style-name="T62">שסתם</text:span><text:span text:style-name="T67"> </text:span><text:span text:style-name="T62">פי</text:span><text:span text:style-name="T67"> </text:span><text:span text:style-name="T62">ארובה</text:span><text:span text:style-name="T67"> </text:span><text:span text:style-name="T62">והיה</text:span><text:span text:style-name="T67"> </text:span><text:span text:style-name="T62">פירות</text:span><text:span text:style-name="T67"> </text:span><text:span text:style-name="T62">תחת</text:span><text:span text:style-name="T67"> </text:span><text:span text:style-name="T62">הארובה, ועכשיו</text:span><text:span text:style-name="T67"> </text:span><text:span text:style-name="T62">נהנה</text:span><text:span text:style-name="T67"> </text:span><text:span text:style-name="T62">ממנו</text:span><text:span text:style-name="T67"> </text:span><text:span text:style-name="T62">הכי: שאין</text:span><text:span text:style-name="T67"> </text:span><text:span text:style-name="T62">הגשמים</text:span><text:span text:style-name="T67"> </text:span><text:span text:style-name="T62">יורדים</text:span><text:span text:style-name="T67"> </text:span><text:span text:style-name="T62">עליהם; דכיון</text:span><text:span text:style-name="T67"> </text:span><text:span text:style-name="T62">שהגין</text:span><text:span text:style-name="T67"> </text:span><text:span text:style-name="T62">עליהן</text:span><text:span text:style-name="T67"> </text:span><text:span text:style-name="T62">בשוה</text:span><text:span text:style-name="T67"> </text:span><text:span text:style-name="T62">פרוטה</text:span><text:span text:style-name="T67"> </text:span><text:span text:style-name="T62">- מעל</text:span><text:span text:style-name="T26">)</text:span>. </text:p>
      <text:p text:style-name="P3">וכיון<text:span text:style-name="T1"> </text:span>דבני<text:span text:style-name="T1"> </text:span>לה<text:span text:style-name="T1"> </text:span>- מיהת<text:span text:style-name="T1"> </text:span>מעל<text:span text:style-name="T1"> </text:span><text:span text:style-name="T26">(</text:span><text:span text:style-name="T62">הכי</text:span><text:span text:style-name="T67"> </text:span><text:span text:style-name="T62">קתני</text:span><text:span text:style-name="T67"> </text:span><text:span text:style-name="T62">לעיל</text:span><text:span text:style-name="T67"> </text:span><text:span text:style-name="T62">'כיון... דבנה</text:span><text:span text:style-name="T67"> – </text:span><text:span text:style-name="T62">מעל': ד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מחוברת</text:span><text:span text:style-name="T67"> </text:span><text:span text:style-name="T62">היא</text:span><text:span text:style-name="T67"> </text:span><text:span text:style-name="T62">בבנין</text:span><text:span text:style-name="T67"> </text:span><text:span text:style-name="T62">- חשיב</text:span><text:span text:style-name="T67"> </text:span><text:span text:style-name="T62">לה</text:span><text:span text:style-name="T67"> </text:span><text:span text:style-name="T62">כתלוש, ואית</text:span><text:span text:style-name="T67"> </text:span><text:span text:style-name="T62">בה</text:span><text:span text:style-name="T67"> </text:span><text:span text:style-name="T62">מעילה</text:span><text:span text:style-name="T26">)</text:span>; לימא<text:span text:style-name="T1"> </text:span><text:span text:style-name="T26">(</text:span><text:span text:style-name="T62">מדהכא</text:span><text:span text:style-name="T67"> </text:span><text:span text:style-name="T62">מעל, 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חיברו</text:span><text:span text:style-name="T67"> </text:span><text:span text:style-name="T62">- כתלוש</text:span><text:span text:style-name="T67"> </text:span><text:span text:style-name="T62">דמי</text:span><text:span text:style-name="T26">)</text:span> מסייע<text:span text:style-name="T1"> </text:span>ליה<text:span text:style-name="T1"> </text:span>לרב, דאמר<text:span text:style-name="T1"> </text:span>רב: המשתחוה<text:span text:style-name="T1"> </text:span>לבית<text:span text:style-name="T1"> </text:span>אסרו<text:span text:style-name="T1"> </text:span><text:span text:style-name="T26">(</text:span><text:span text:style-name="T62">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מחובר</text:span><text:span text:style-name="T67"> </text:span><text:span text:style-name="T62">לקרקע</text:span><text:span text:style-name="T67"> </text:span><text:span text:style-name="T62">הוא, לענין</text:span><text:span text:style-name="T67"> </text:span><text:span text:style-name="T62">עבודת</text:span><text:span text:style-name="T67"> </text:span><text:span text:style-name="T62">כוכבים</text:span><text:span text:style-name="T67"> </text:span><text:span text:style-name="T62">- כתלוש</text:span><text:span text:style-name="T67"> </text:span><text:span text:style-name="T62">דמי: דאי</text:span><text:span text:style-name="T67"> </text:span><text:span text:style-name="T62">אמרת</text:span><text:span text:style-name="T67"> </text:span><text:span text:style-name="T62">כמחובר</text:span><text:span text:style-name="T67"> </text:span><text:span text:style-name="T62">דמי</text:span><text:span text:style-name="T67"> </text:span><text:span text:style-name="T62">לא</text:span><text:span text:style-name="T67"> </text:span><text:span text:style-name="T62">אסריה, דהכי</text:span><text:span text:style-name="T67"> </text:span><text:span text:style-name="T62">גמרינן</text:span><text:span text:style-name="T67"> </text:span><text:span text:style-name="T64">(עבודה</text:span><text:span text:style-name="T68"> </text:span><text:span text:style-name="T64">זרה</text:span><text:span text:style-name="T68"> </text:span><text:span text:style-name="T64">דף</text:span><text:span text:style-name="T68"> </text:span><text:span text:style-name="T64">מה.)</text:span><text:span text:style-name="T62"> '</text:span><text:span text:style-name="T90">אלהיהם</text:span><text:span text:style-name="T86"> </text:span><text:span text:style-name="T90">על</text:span><text:span text:style-name="T86"> </text:span><text:span text:style-name="T90">ההרים</text:span><text:span text:style-name="T67"> </text:span><text:span text:style-name="T64">[דברים</text:span><text:span text:style-name="T68"> </text:span><text:span text:style-name="T64">יב,ב]</text:span><text:span text:style-name="T84"> ולא</text:span><text:span text:style-name="T86"> </text:span><text:span text:style-name="T84">ההרים</text:span><text:span text:style-name="T86"> </text:span><text:span text:style-name="T84">אלהיהם</text:span><text:span text:style-name="T62">' ואי</text:span><text:span text:style-name="T67"> </text:span><text:span text:style-name="T62">אמרת</text:span><text:span text:style-name="T67"> </text:span><text:span text:style-name="T62">כמחובר</text:span><text:span text:style-name="T67"> </text:span><text:span text:style-name="T62">דמי</text:span><text:span text:style-name="T67"> </text:span><text:span text:style-name="T62">- לא</text:span><text:span text:style-name="T67"> </text:span><text:span text:style-name="T62">נאסר, דהוי</text:span><text:span text:style-name="T67"> </text:span><text:span text:style-name="T62">דומיא</text:span><text:span text:style-name="T67"> </text:span><text:span text:style-name="T62">דהר, ואי</text:span><text:span text:style-name="T67"> </text:span><text:span text:style-name="T62">כמחובר</text:span><text:span text:style-name="T67"> </text:span><text:span text:style-name="T62">דמי</text:span><text:span text:style-name="T67"> </text:span><text:span text:style-name="T62">נמי</text:span><text:span text:style-name="T67"> </text:span><text:span text:style-name="T62">לענין</text:span><text:span text:style-name="T67"> </text:span><text:span text:style-name="T62">מעילה</text:span><text:span text:style-name="T67"> </text:span><text:span text:style-name="T62">לא</text:span><text:span text:style-name="T67"> </text:span><text:span text:style-name="T62">אית</text:span><text:span text:style-name="T67"> </text:span><text:span text:style-name="T62">בזה</text:span><text:span text:style-name="T67"> </text:span><text:span text:style-name="T62">מעילה, דהא</text:span><text:span text:style-name="T67"> </text:span><text:span text:style-name="T62">אין</text:span><text:span text:style-name="T67"> </text:span><text:span text:style-name="T62">מועלין</text:span><text:span text:style-name="T67"> </text:span><text:span text:style-name="T62">במחובר</text:span><text:span text:style-name="T67"> </text:span><text:span text:style-name="T62">לקרקע</text:span><text:span text:style-name="T26">)</text:span>?</text:p>
      <text:p text:style-name="P3">אמר<text:span text:style-name="T1"> </text:span>רב<text:span text:style-name="T1"> </text:span>אחא<text:span text:style-name="T1"> </text:span>בריה<text:span text:style-name="T1"> </text:span>דרב<text:span text:style-name="T1"> </text:span>איקא: <text:span text:style-name="T26">(</text:span><text:span text:style-name="T62">לעולם</text:span><text:span text:style-name="T67"> </text:span><text:span text:style-name="T62">אימא</text:span><text:span text:style-name="T67"> </text:span><text:span text:style-name="T62">לך</text:span><text:span text:style-name="T67"> </text:span><text:span text:style-name="T62">דהמשתחוה</text:span><text:span text:style-name="T67"> </text:span><text:span text:style-name="T62">לבית</text:span><text:span text:style-name="T67"> </text:span><text:span text:style-name="T62">לא</text:span><text:span text:style-name="T67"> </text:span><text:span text:style-name="T62">אסרו, דכמחובר</text:span><text:span text:style-name="T67"> </text:span><text:span text:style-name="T62">דמי, והכא</text:span><text:span text:style-name="T67"> </text:span><text:span text:style-name="T62">נמי: כיון</text:span><text:span text:style-name="T67"> </text:span><text:span text:style-name="T62">דבני</text:span><text:span text:style-name="T67"> </text:span><text:span text:style-name="T62">לה</text:span><text:span text:style-name="T67"> </text:span><text:span text:style-name="T62">בסיד</text:span><text:span text:style-name="T67"> </text:span><text:span text:style-name="T62">- כמחובר</text:span><text:span text:style-name="T67"> </text:span><text:span text:style-name="T62">דמי; ואי</text:span><text:span text:style-name="T67"> </text:span><text:span text:style-name="T62">אמרת</text:span><text:span text:style-name="T67"> </text:span><text:span text:style-name="T62">'אם</text:span><text:span text:style-name="T67"> </text:span><text:span text:style-name="T62">כן</text:span><text:span text:style-name="T67"> </text:span><text:span text:style-name="T62">אמאי</text:span><text:span text:style-name="T67"> </text:span><text:span text:style-name="T62">מועלין</text:span><text:span text:style-name="T67"> </text:span><text:span text:style-name="T62">בה?' - משום</text:span><text:span text:style-name="T67"> </text:span><text:span text:style-name="T62">ד</text:span><text:span text:style-name="T26">)</text:span>הנאה<text:span text:style-name="T1"> </text:span>הנראת<text:span text:style-name="T1"> </text:span>לעינים<text:span text:style-name="T1"> </text:span>אסרה<text:span text:style-name="T1"> </text:span>תורה<text:span text:style-name="T1"> </text:span><text:span text:style-name="T26">(</text:span><text:span text:style-name="T62">במעילה, וקורה</text:span><text:span text:style-name="T67"> </text:span><text:span text:style-name="T62">זו</text:span><text:span text:style-name="T67"> </text:span><text:span text:style-name="T62">שבנאה</text:span><text:span text:style-name="T67"> </text:span><text:span text:style-name="T62">בבנין</text:span><text:span text:style-name="T67"> </text:span><text:span text:style-name="T62">- הנאה</text:span><text:span text:style-name="T67"> </text:span><text:span text:style-name="T62">הנראית</text:span><text:span text:style-name="T67"> </text:span><text:span text:style-name="T62">לעינים</text:span><text:span text:style-name="T67"> </text:span><text:span text:style-name="T62">היא, ולהכי</text:span><text:span text:style-name="T67"> </text:span><text:span text:style-name="T62">מועלין</text:span><text:span text:style-name="T26">)</text:span>.</text:p>
      <text:p text:style-name="P3">לימא<text:span text:style-name="T1"> </text:span><text:span text:style-name="T26">(</text:span><text:span text:style-name="T62">מדאמרינן</text:span><text:span text:style-name="T67"> </text:span><text:span text:style-name="T62">הכא</text:span><text:span text:style-name="T67"> </text:span><text:span text:style-name="T62">דמעל: 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בנאו</text:span><text:span text:style-name="T67"> </text:span><text:span text:style-name="T62">כתלוש</text:span><text:span text:style-name="T67"> </text:span><text:span text:style-name="T62">דמי</text:span><text:span text:style-name="T26">)</text:span> מסייע<text:span text:style-name="T1"> </text:span>ליה: '<text:span text:style-name="T106">הדר</text:span><text:span text:style-name="T107"> </text:span><text:span text:style-name="T106">בבית</text:span><text:span text:style-name="T107"> </text:span><text:span text:style-name="T106">של</text:span><text:span text:style-name="T107"> </text:span><text:span text:style-name="T106">הקדש, כיון</text:span><text:span text:style-name="T107"> </text:span><text:span text:style-name="T106">שנהנה</text:span><text:span text:style-name="T107"> </text:span><text:span text:style-name="T106">ממנה</text:span><text:span text:style-name="T107"> – </text:span><text:span text:style-name="T106">מעל</text:span><text:span text:style-name="T107"> </text:span><text:span text:style-name="T26">(</text:span><text:span text:style-name="T62">דכתלוש</text:span><text:span text:style-name="T67"> </text:span><text:span text:style-name="T62">דמי</text:span><text:span text:style-name="T26">)</text:span>'. </text:p>
      <text:p text:style-name="P3">אמר<text:span text:style-name="T1"> </text:span>ריש<text:span text:style-name="T1"> </text:span>לקיש: <text:span text:style-name="T26">(</text:span><text:span text:style-name="T62">לעולם</text:span><text:span text:style-name="T67"> </text:span><text:span text:style-name="T62">אימא</text:span><text:span text:style-name="T67"> </text:span><text:span text:style-name="T62">לך</text:span><text:span text:style-name="T67"> </text:span><text:span text:style-name="T62">בית</text:span><text:span text:style-name="T67"> – </text:span><text:span text:style-name="T62">כמחובר</text:span><text:span text:style-name="T67"> </text:span><text:span text:style-name="T62">דמי, ומהכא</text:span><text:span text:style-name="T67"> </text:span><text:span text:style-name="T62">לא</text:span><text:span text:style-name="T67"> </text:span><text:span text:style-name="T62">תסייע; ואם</text:span><text:span text:style-name="T67"> </text:span><text:span text:style-name="T62">אמרת</text:span><text:span text:style-name="T67"> </text:span><text:span text:style-name="T62">'אם</text:span><text:span text:style-name="T67"> </text:span><text:span text:style-name="T62">כן</text:span><text:span text:style-name="T67"> </text:span><text:span text:style-name="T62">אמאי</text:span><text:span text:style-name="T67"> </text:span><text:span text:style-name="T62">מעל?' -</text:span><text:span text:style-name="T26">)</text:span> התם<text:span text:style-name="T1"> </text:span>בשהקדישו<text:span text:style-name="T1"> </text:span><text:span text:style-name="T26">(</text:span><text:span text:style-name="T62">בשהקדיש</text:span><text:span text:style-name="T67"> </text:span><text:span text:style-name="T62">האבנים</text:span><text:span text:style-name="T67"> </text:span><text:span text:style-name="T62">והסיעם</text:span><text:span text:style-name="T67"> </text:span><text:span text:style-name="T62">כשהן</text:span><text:span text:style-name="T67"> </text:span><text:span text:style-name="T62">בתלוש</text:span><text:span text:style-name="T26">)</text:span> ולבסוף<text:span text:style-name="T1"> </text:span>בנאו<text:span text:style-name="T1"> </text:span><text:span text:style-name="T26">(</text:span><text:span text:style-name="T62">דכיון</text:span><text:span text:style-name="T67"> </text:span><text:span text:style-name="T62">דבשעת</text:span><text:span text:style-name="T67"> </text:span><text:span text:style-name="T62">הקדש</text:span><text:span text:style-name="T67"> </text:span><text:span text:style-name="T62">הוה</text:span><text:span text:style-name="T67"> </text:span><text:span text:style-name="T62">תלוש, הלכך</text:span><text:span text:style-name="T67"> 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שוב</text:span><text:span text:style-name="T67"> </text:span><text:span text:style-name="T62">בנאו</text:span><text:span text:style-name="T67"> </text:span><text:span text:style-name="T62">דמחובר</text:span><text:span text:style-name="T67"> </text:span><text:span text:style-name="T62">הוא</text:span><text:span text:style-name="T67"> </text:span><text:span text:style-name="T62">- יש</text:span><text:span text:style-name="T67"> </text:span><text:span text:style-name="T62">בו</text:span><text:span text:style-name="T67"> </text:span><text:span text:style-name="T62">מעילה</text:span><text:span text:style-name="T26">)</text:span>.</text:p>
      <text:p text:style-name="P3"><text:soft-page-break/><text:span text:style-name="T26">(</text:span><text:span text:style-name="T62">וקא</text:span><text:span text:style-name="T67"> </text:span><text:span text:style-name="T62">דייק:</text:span><text:span text:style-name="T26">)</text:span> אבל<text:span text:style-name="T1"> </text:span>בנאו<text:span text:style-name="T1"> </text:span>ולבסוף<text:span text:style-name="T1"> </text:span>הקדישו<text:span text:style-name="T1"> </text:span><text:span text:style-name="T26">(</text:span><text:span text:style-name="T62">לאחר</text:span><text:span text:style-name="T67"> </text:span><text:span text:style-name="T62">שהיה</text:span><text:span text:style-name="T67"> </text:span><text:span text:style-name="T62">מחובר</text:span><text:span text:style-name="T26">)</text:span> מאי? לא<text:span text:style-name="T1"> </text:span>מעל? מאי<text:span text:style-name="T1"> </text:span>איריא<text:span text:style-name="T1"> </text:span>רהיט<text:span text:style-name="T1"> </text:span>ותני<text:span text:style-name="T1"> </text:span>'<text:span text:style-name="T106">הדר</text:span><text:span text:style-name="T107"> </text:span><text:span text:style-name="T106">בבית</text:span><text:span text:style-name="T107"> </text:span><text:span text:style-name="T106">של</text:span><text:span text:style-name="T107"> </text:span><text:span text:style-name="T106">מערה</text:span><text:span text:style-name="T107"> </text:span><text:span text:style-name="T26">(</text:span><text:span text:style-name="T62">של</text:span><text:span text:style-name="T67"> </text:span><text:span text:style-name="T62">הקדש</text:span><text:span text:style-name="T26">)</text:span><text:span text:style-name="T106"> לא</text:span><text:span text:style-name="T107"> </text:span><text:span text:style-name="T106">מעל</text:span>'? לימא<text:span text:style-name="T1"> </text:span>'הדר<text:span text:style-name="T1"> </text:span>בבית<text:span text:style-name="T1"> </text:span>של<text:span text:style-name="T1"> </text:span>אבנים<text:span text:style-name="T1"> </text:span>שבנאו<text:span text:style-name="T1"> </text:span>ולבסוף<text:span text:style-name="T1"> </text:span>הקדישו<text:span text:style-name="T1"> </text:span>לא<text:span text:style-name="T1"> </text:span>מעל'?</text:p>
      <text:p text:style-name="P3">אמרי: <text:span text:style-name="T26">(</text:span><text:span text:style-name="T62">הא</text:span><text:span text:style-name="T67"> </text:span><text:span text:style-name="T62">ודאי</text:span><text:span text:style-name="T67"> </text:span><text:span text:style-name="T62">הכי</text:span><text:span text:style-name="T67"> </text:span><text:span text:style-name="T62">נמי</text:span><text:span text:style-name="T67"> </text:span><text:span text:style-name="T62">הוה</text:span><text:span text:style-name="T67"> </text:span><text:span text:style-name="T62">מצי</text:span><text:span text:style-name="T67"> </text:span><text:span text:style-name="T62">למיתני, דודאי</text:span><text:span text:style-name="T67"> </text:span><text:span text:style-name="T62">לא</text:span><text:span text:style-name="T67"> </text:span><text:span text:style-name="T62">מעל, אבל</text:span><text:span text:style-name="T67"> </text:span><text:span text:style-name="T62">משום</text:span><text:span text:style-name="T67"> </text:span><text:span text:style-name="T62">הכי</text:span><text:span text:style-name="T67"> </text:span><text:span text:style-name="T62">נקט</text:span><text:span text:style-name="T67"> </text:span><text:span text:style-name="T62">'בית</text:span><text:span text:style-name="T67"> </text:span><text:span text:style-name="T62">של</text:span><text:span text:style-name="T67"> </text:span><text:span text:style-name="T62">מערה':</text:span><text:span text:style-name="T26">)</text:span> הא<text:span text:style-name="T1"> </text:span>פסיקא<text:span text:style-name="T1"> </text:span>ליה<text:span text:style-name="T1"> </text:span><text:span text:style-name="T26">(</text:span><text:span text:style-name="T62">משום</text:span><text:span text:style-name="T67"> </text:span><text:span text:style-name="T62">דפסיקא</text:span><text:span text:style-name="T67"> </text:span><text:span text:style-name="T62">ליה</text:span><text:span text:style-name="T67"> </text:span><text:span text:style-name="T62">דלעולם</text:span><text:span text:style-name="T67"> </text:span><text:span text:style-name="T62">לית</text:span><text:span text:style-name="T67"> </text:span><text:span text:style-name="T62">בה</text:span><text:span text:style-name="T67"> </text:span><text:span text:style-name="T62">מעילה</text:span><text:span text:style-name="T26">)</text:span>, הא<text:span text:style-name="T1"> </text:span><text:span text:style-name="T26">(</text:span><text:span text:style-name="T62">בית</text:span><text:span text:style-name="T67"> </text:span><text:span text:style-name="T62">של</text:span><text:span text:style-name="T67"> </text:span><text:span text:style-name="T62">אבנים</text:span><text:span text:style-name="T67"> </text:span><text:span text:style-name="T62">דעלמא</text:span><text:span text:style-name="T26">)</text:span> לא<text:span text:style-name="T1"> </text:span>פסיקא<text:span text:style-name="T1"> </text:span>ליה<text:span text:style-name="T1"> </text:span><text:span text:style-name="T26">(</text:span><text:span text:style-name="T62">דיש</text:span><text:span text:style-name="T67"> </text:span><text:span text:style-name="T62">הפרש</text:span><text:span text:style-name="T67"> </text:span><text:span text:style-name="T62">בין</text:span><text:span text:style-name="T67"> </text:span><text:span text:style-name="T62">בנאו</text:span><text:span text:style-name="T67"> </text:span><text:span text:style-name="T62">ולבסוף</text:span><text:span text:style-name="T67"> </text:span><text:span text:style-name="T62">הקדישו</text:span><text:span text:style-name="T67"> </text:span><text:span text:style-name="T62">בין</text:span><text:span text:style-name="T67"> </text:span><text:span text:style-name="T62">הקדישו</text:span><text:span text:style-name="T67"> </text:span><text:span text:style-name="T62">ולבסוף</text:span><text:span text:style-name="T67"> </text:span><text:span text:style-name="T62">בנאו; להכי</text:span><text:span text:style-name="T67"> </text:span><text:span text:style-name="T62">לא</text:span><text:span text:style-name="T67"> </text:span><text:span text:style-name="T62">תנייה, ולעולם</text:span><text:span text:style-name="T67"> </text:span><text:span text:style-name="T62">דוקא</text:span><text:span text:style-name="T67"> </text:span><text:span text:style-name="T62">הקדישו</text:span><text:span text:style-name="T67"> </text:span><text:span text:style-name="T62">ולבסוף</text:span><text:span text:style-name="T67"> </text:span><text:span text:style-name="T62">בנאו</text:span><text:span text:style-name="T67"> </text:span><text:span text:style-name="T62">יש</text:span><text:span text:style-name="T67"> </text:span><text:span text:style-name="T62">בו</text:span><text:span text:style-name="T67"> </text:span><text:span text:style-name="T62">מעילה: דכתלוש</text:span><text:span text:style-name="T67"> </text:span><text:span text:style-name="T62">דמי</text:span><text:span text:style-name="T26">)</text:span>.</text:p>
      <text:p text:style-name="P29"/>
      <text:p text:style-name="P32">הדרן<text:span text:style-name="T1"> </text:span>עלך<text:span text:style-name="T1"> </text:span>הנהנה<text:span text:style-name="T1"> </text:span>מן<text:span text:style-name="T1"> </text:span>ההקדש</text:p>
      <text:p text:style-name="P65">מעילה<text:span text:style-name="T1"> </text:span>פרק<text:span text:style-name="T1"> </text:span>ששי<text:span text:style-name="T1"> </text:span>השליח<text:span text:style-name="T1"> </text:span>שעשה</text:p>
      <text:p text:style-name="P3"/>
      <text:p text:style-name="P3">(מעילה<text:span text:style-name="T1"> </text:span>כ,א)</text:p>
      <text:p text:style-name="P3">משנה:</text:p>
      <text:p text:style-name="P3">השליח<text:span text:style-name="T1"> </text:span>שעשה<text:span text:style-name="T1"> </text:span>שליחותו<text:span text:style-name="T1"> </text:span>- בעל<text:span text:style-name="T1"> </text:span>הבית<text:span text:style-name="T1"> </text:span>מעל; לא<text:span text:style-name="T1"> </text:span>עשה<text:span text:style-name="T1"> </text:span>שליחותו<text:span text:style-name="T1"> </text:span><text:span text:style-name="T26">(</text:span><text:span text:style-name="T62">אלא</text:span><text:span text:style-name="T67"> </text:span><text:span text:style-name="T62">שינה</text:span><text:span text:style-name="T67"> </text:span><text:span text:style-name="T62">ממה</text:span><text:span text:style-name="T67"> </text:span><text:span text:style-name="T62">שאמר</text:span><text:span text:style-name="T67"> </text:span><text:span text:style-name="T62">לו</text:span><text:span text:style-name="T67"> </text:span><text:span text:style-name="T62">בעל</text:span><text:span text:style-name="T67"> </text:span><text:span text:style-name="T62">הבית</text:span><text:span text:style-name="T26">)</text:span> - השליח<text:span text:style-name="T1"> </text:span>מעל.</text:p>
      <text:p text:style-name="P3">כיצד?</text:p>
      <text:p text:style-name="P3">אמר<text:span text:style-name="T1"> </text:span>לו<text:span text:style-name="T1"> </text:span>"תן<text:span text:style-name="T1"> </text:span>בשר<text:span text:style-name="T1"> </text:span><text:span text:style-name="T26">(</text:span><text:span text:style-name="T62">של</text:span><text:span text:style-name="T67"> </text:span><text:span text:style-name="T62">הקדש</text:span><text:span text:style-name="T26">)</text:span> לאורחים" ונתן<text:span text:style-name="T1"> </text:span>להם<text:span text:style-name="T1"> </text:span>כבד, "כבד" ונתן<text:span text:style-name="T1"> </text:span>להם<text:span text:style-name="T1"> </text:span>בשר<text:span text:style-name="T1"> </text:span>- השליח<text:span text:style-name="T1"> </text:span>מעל;</text:p>
      <text:p text:style-name="P3">אמר<text:span text:style-name="T1"> </text:span>לו<text:span text:style-name="T1"> </text:span>"תן<text:span text:style-name="T1"> </text:span>להם<text:span text:style-name="T1"> </text:span>חתיכה<text:span text:style-name="T1"> </text:span>חתיכה" והוא<text:span text:style-name="T1"> </text:span>אומר<text:span text:style-name="T1"> </text:span>"טלו<text:span text:style-name="T1"> </text:span>שתים" והם<text:span text:style-name="T1"> </text:span>נטלו<text:span text:style-name="T1"> </text:span>שלש<text:span text:style-name="T1"> </text:span>- כולם<text:span text:style-name="T1"> </text:span>מעלו<text:span text:style-name="T1"> </text:span><text:span text:style-name="T26">(</text:span><text:span text:style-name="T62">בעל</text:span><text:span text:style-name="T67"> </text:span><text:span text:style-name="T62">הבית</text:span><text:span text:style-name="T67"> </text:span><text:span text:style-name="T62">מעל</text:span><text:span text:style-name="T67"> </text:span><text:span text:style-name="T62">לפי</text:span><text:span text:style-name="T67"> </text:span><text:span text:style-name="T62">שנעשה</text:span><text:span text:style-name="T67"> </text:span><text:span text:style-name="T62">שליחותו</text:span><text:span text:style-name="T67"> </text:span><text:span text:style-name="T62">בחתיכה</text:span><text:span text:style-name="T67"> </text:span><text:span text:style-name="T62">אחת, והשליח</text:span><text:span text:style-name="T67"> </text:span><text:span text:style-name="T62">והאורחין</text:span><text:span text:style-name="T67"> </text:span><text:span text:style-name="T62">מעלו</text:span><text:span text:style-name="T67"> </text:span><text:span text:style-name="T62">שכל</text:span><text:span text:style-name="T67"> </text:span><text:span text:style-name="T62">אחד</text:span><text:span text:style-name="T67"> </text:span><text:span text:style-name="T62">ואחד</text:span><text:span text:style-name="T67"> </text:span><text:span text:style-name="T62">הוסיף</text:span><text:span text:style-name="T67"> </text:span><text:span text:style-name="T62">אחד</text:span><text:span text:style-name="T67"> </text:span><text:span text:style-name="T62">מדעתו</text:span><text:span text:style-name="T26">)</text:span>.<text:span text:style-name="T62"> </text:span></text:p>
      <text:p text:style-name="P3"/>
      <text:p text:style-name="P3">(מעילה<text:span text:style-name="T1"> </text:span>כ,ב)</text:p>
      <text:p text:style-name="P3">גמרא:</text:p>
      <text:p text:style-name="P3">מאן<text:span text:style-name="T1"> </text:span>תנא<text:span text:style-name="T1"> </text:span>דכל<text:span text:style-name="T1"> </text:span>מילתא<text:span text:style-name="T1"> </text:span>דמימלך<text:span text:style-name="T1"> </text:span>עלה<text:span text:style-name="T1"> </text:span>שליח<text:span text:style-name="T1"> </text:span>- תרתי<text:span text:style-name="T1"> </text:span>מילי<text:span text:style-name="T1"> </text:span>הויין? <text:span text:style-name="T26">(</text:span><text:span text:style-name="T62">הכי</text:span><text:span text:style-name="T67"> </text:span><text:span text:style-name="T62">קאמר: מני</text:span><text:span text:style-name="T67"> </text:span><text:span text:style-name="T62">מתניתין, דמשמע</text:span><text:span text:style-name="T67"> </text:span><text:span text:style-name="T62">כל</text:span><text:span text:style-name="T67"> </text:span><text:span text:style-name="T62">מלתא</text:span><text:span text:style-name="T67"> </text:span><text:span text:style-name="T62">דצריך</text:span><text:span text:style-name="T67"> </text:span><text:span text:style-name="T62">לשליחא</text:span><text:span text:style-name="T67"> </text:span><text:span text:style-name="T62">לאימלוכי</text:span><text:span text:style-name="T67"> </text:span><text:span text:style-name="T62">עליה</text:span><text:span text:style-name="T67"> </text:span><text:span text:style-name="T62">ולשאול</text:span><text:span text:style-name="T67"> </text:span><text:span text:style-name="T62">מבעל</text:span><text:span text:style-name="T67"> </text:span><text:span text:style-name="T62">הבית</text:span><text:span text:style-name="T67"> </text:span><text:span text:style-name="T62">אם</text:span><text:span text:style-name="T67"> </text:span><text:span text:style-name="T62">יקחהו</text:span><text:span text:style-name="T67"> </text:span><text:span text:style-name="T62">במקום</text:span><text:span text:style-name="T67"> </text:span><text:span text:style-name="T62">אותו</text:span><text:span text:style-name="T67"> </text:span><text:span text:style-name="T62">שצוהו</text:span><text:span text:style-name="T67"> </text:span><text:span text:style-name="T62">אם</text:span><text:span text:style-name="T67"> </text:span><text:span text:style-name="T62">לאו, כגון</text:span><text:span text:style-name="T67"> </text:span><text:span text:style-name="T62">שאם</text:span><text:span text:style-name="T67"> </text:span><text:span text:style-name="T62">צוהו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ליקח</text:span><text:span text:style-name="T67"> </text:span><text:span text:style-name="T62">לו</text:span><text:span text:style-name="T67"> </text:span><text:span text:style-name="T62">בשר</text:span><text:span text:style-name="T67"> </text:span><text:span text:style-name="T62">מן</text:span><text:span text:style-name="T67"> </text:span><text:span text:style-name="T62">השוק</text:span><text:span text:style-name="T67"> </text:span><text:span text:style-name="T62">ולא</text:span><text:span text:style-name="T67"> </text:span><text:span text:style-name="T62">מצא</text:span><text:span text:style-name="T67"> </text:span><text:span text:style-name="T62">אלא</text:span><text:span text:style-name="T67"> </text:span><text:span text:style-name="T62">כבד, שעכשיו</text:span><text:span text:style-name="T67"> </text:span><text:span text:style-name="T62">צריך</text:span><text:span text:style-name="T67"> </text:span><text:span text:style-name="T62">לחזור</text:span><text:span text:style-name="T67"> </text:span><text:span text:style-name="T62">לו</text:span><text:span text:style-name="T67"> </text:span><text:span text:style-name="T62">לשואלו</text:span><text:span text:style-name="T67"> </text:span><text:span text:style-name="T62">אם</text:span><text:span text:style-name="T67"> </text:span><text:span text:style-name="T62">יקחנו</text:span><text:span text:style-name="T67"> </text:span><text:span text:style-name="T62">אם</text:span><text:span text:style-name="T67"> </text:span><text:span text:style-name="T62">לאו: 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כולו</text:span><text:span text:style-name="T67"> </text:span><text:span text:style-name="T62">מין</text:span><text:span text:style-name="T67"> </text:span><text:span text:style-name="T62">בשר</text:span><text:span text:style-name="T67"> </text:span><text:span text:style-name="T62">הוא, כיון</text:span><text:span text:style-name="T67"> </text:span><text:span text:style-name="T62">דמימלך</text:span><text:span text:style-name="T67"> </text:span><text:span text:style-name="T62">עליה</text:span><text:span text:style-name="T67"> </text:span><text:span text:style-name="T62">- תרי</text:span><text:span text:style-name="T67"> </text:span><text:span text:style-name="T62">מילי</text:span><text:span text:style-name="T67"> </text:span><text:span text:style-name="T62">נינהו, דמתניתין</text:span><text:span text:style-name="T67"> </text:span><text:span text:style-name="T62">נמי</text:span><text:span text:style-name="T67"> </text:span><text:span text:style-name="T62">הכי</text:span><text:span text:style-name="T67"> </text:span><text:span text:style-name="T62">משמע</text:span><text:span text:style-name="T67"> </text:span><text:span text:style-name="T62">דתרי</text:span><text:span text:style-name="T67"> </text:span><text:span text:style-name="T62">מילי</text:span><text:span text:style-name="T67"> </text:span><text:span text:style-name="T62">נינהו, מדקתני</text:span><text:span text:style-name="T67"> </text:span><text:span text:style-name="T62">'</text:span><text:span text:style-name="T84">השליח</text:span><text:span text:style-name="T86"> </text:span><text:span text:style-name="T84">מעל</text:span><text:span text:style-name="T62">': דאי</text:span><text:span text:style-name="T67"> </text:span><text:span text:style-name="T62">חדא</text:span><text:span text:style-name="T67"> </text:span><text:span text:style-name="T62">מילתא</text:span><text:span text:style-name="T67"> </text:span><text:span text:style-name="T62">נינהו</text:span><text:span text:style-name="T67"> </text:span><text:span text:style-name="T62">- שליח</text:span><text:span text:style-name="T67"> </text:span><text:span text:style-name="T62">אמאי</text:span><text:span text:style-name="T67"> </text:span><text:span text:style-name="T62">מעל? הא</text:span><text:span text:style-name="T67"> </text:span><text:span text:style-name="T62">קא</text:span><text:span text:style-name="T67"> </text:span><text:span text:style-name="T62">עביד</text:span><text:span text:style-name="T67"> </text:span><text:span text:style-name="T62">שליחותו</text:span><text:span text:style-name="T67"> </text:span><text:span text:style-name="T62">של</text:span><text:span text:style-name="T67"> </text:span><text:span text:style-name="T62">בעל</text:span><text:span text:style-name="T67"> </text:span><text:span text:style-name="T62">הבית! אלא</text:span><text:span text:style-name="T67"> </text:span><text:span text:style-name="T62">מדקתני</text:span><text:span text:style-name="T67"> </text:span><text:span text:style-name="T62">'</text:span><text:span text:style-name="T84">מעל</text:span><text:span text:style-name="T62">' - אלמא</text:span><text:span text:style-name="T67"> </text:span><text:span text:style-name="T62">תרי</text:span><text:span text:style-name="T67"> </text:span><text:span text:style-name="T62">מילי</text:span><text:span text:style-name="T67"> </text:span><text:span text:style-name="T62">נינהו, ומני</text:span><text:span text:style-name="T67"> </text:span><text:span text:style-name="T62">הא?</text:span><text:span text:style-name="T26">)</text:span> </text:p>
      <text:p text:style-name="P3">אמר<text:span text:style-name="T1"> </text:span>רב<text:span text:style-name="T1"> </text:span>חסדא: דלא<text:span text:style-name="T1"> </text:span>כרבי<text:span text:style-name="T1"> </text:span>עקיבא, דתנן<text:span text:style-name="T1"> </text:span><text:span text:style-name="T64">[נדרים</text:span><text:span text:style-name="T68"> </text:span><text:span text:style-name="T64">פ"ז</text:span><text:span text:style-name="T68"> </text:span><text:span text:style-name="T64">מ"א]</text:span>: '<text:span text:style-name="T106">הנודר</text:span><text:span text:style-name="T107"> </text:span><text:span text:style-name="T106">מן</text:span><text:span text:style-name="T107"> </text:span><text:span text:style-name="T106">הירק</text:span><text:span text:style-name="T107"> </text:span><text:span text:style-name="T106">- מותר</text:span><text:span text:style-name="T107"> </text:span><text:span text:style-name="T106">בדילועין, ורבי</text:span><text:span text:style-name="T107"> </text:span><text:span text:style-name="T106">עקיבא</text:span><text:span text:style-name="T107"> </text:span><text:span text:style-name="T106">אוסר</text:span>' <text:span text:style-name="T26">(</text:span><text:span text:style-name="T62">דקסבר</text:span><text:span text:style-name="T67"> </text:span><text:span text:style-name="T62">מין</text:span><text:span text:style-name="T67"> </text:span><text:span text:style-name="T62">אחד</text:span><text:span text:style-name="T67"> </text:span><text:span text:style-name="T62">הן, ואמרינן</text:span><text:span text:style-name="T67"> </text:span><text:span text:style-name="T62">במסכת</text:span><text:span text:style-name="T67"> </text:span><text:span text:style-name="T62">נדרים</text:span><text:span text:style-name="T67"> </text:span><text:span text:style-name="T64">[פ"ז</text:span><text:span text:style-name="T68"> </text:span><text:span text:style-name="T64">מ"א]</text:span><text:span text:style-name="T62"> '</text:span><text:span text:style-name="T84">אמרו</text:span><text:span text:style-name="T86"> </text:span><text:span text:style-name="T84">לו</text:span><text:span text:style-name="T86"> </text:span><text:span text:style-name="T84">לרבי</text:span><text:span text:style-name="T86"> </text:span><text:span text:style-name="T84">עקיבא: והלא</text:span><text:span text:style-name="T86"> </text:span><text:span text:style-name="T84">אדם</text:span><text:span text:style-name="T86"> </text:span><text:span text:style-name="T84">אומר</text:span><text:span text:style-name="T86"> </text:span><text:span text:style-name="T84">לשלוחו</text:span><text:span text:style-name="T86"> </text:span><text:span text:style-name="T84">"קח</text:span><text:span text:style-name="T86"> </text:span><text:span text:style-name="T84">לי</text:span><text:span text:style-name="T86"> </text:span><text:span text:style-name="T84">ירק", והוא</text:span><text:span text:style-name="T86"> </text:span><text:span text:style-name="T84">בא</text:span><text:span text:style-name="T86"> </text:span><text:span text:style-name="T84">ואומר</text:span><text:span text:style-name="T86"> </text:span><text:span text:style-name="T84">לו</text:span><text:span text:style-name="T86"> </text:span><text:span text:style-name="T84">"לא</text:span><text:span text:style-name="T86"> </text:span><text:span text:style-name="T84">מצאתי</text:span><text:span text:style-name="T86"> </text:span><text:span text:style-name="T84">אלא</text:span><text:span text:style-name="T86"> </text:span><text:span text:style-name="T84">דלועין"</text:span><text:span text:style-name="T62">', אלמא</text:span><text:span text:style-name="T67"> </text:span><text:span text:style-name="T62">כיון</text:span><text:span text:style-name="T67"> </text:span><text:span text:style-name="T62">דמימלך</text:span><text:span text:style-name="T67"> </text:span><text:span text:style-name="T62">- מינא</text:span><text:span text:style-name="T67"> </text:span><text:span text:style-name="T62">אחרינא</text:span><text:span text:style-name="T67"> </text:span><text:span text:style-name="T62">הוא</text:span><text:span text:style-name="T67"> </text:span><text:span text:style-name="T62">- להכי</text:span><text:span text:style-name="T67"> </text:span><text:span text:style-name="T62">מותר</text:span><text:span text:style-name="T67"> </text:span><text:span text:style-name="T62">בדלועין; '</text:span><text:span text:style-name="T84">ואמר</text:span><text:span text:style-name="T86"> </text:span><text:span text:style-name="T84">להן: והוא</text:span><text:span text:style-name="T86"> </text:span><text:span text:style-name="T84">הדבר</text:span><text:span text:style-name="T62">' כלומר: משם</text:span><text:span text:style-name="T67"> </text:span><text:span text:style-name="T62">אני</text:span><text:span text:style-name="T67"> </text:span><text:span text:style-name="T62">למד: ד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מימליך</text:span><text:span text:style-name="T67"> </text:span><text:span text:style-name="T62">- חדא</text:span><text:span text:style-name="T67"> </text:span><text:span text:style-name="T62">מילתא</text:span><text:span text:style-name="T67"> </text:span><text:span text:style-name="T62">היא; '</text:span><text:span text:style-name="T84">כלום</text:span><text:span text:style-name="T86"> </text:span><text:span text:style-name="T84">הוא</text:span><text:span text:style-name="T86"> </text:span><text:span text:style-name="T84">חוזר</text:span><text:span text:style-name="T86"> </text:span><text:span text:style-name="T84">ואומר</text:span><text:span text:style-name="T86"> </text:span><text:span text:style-name="T84">"ירק</text:span><text:span text:style-name="T86"> </text:span><text:span text:style-name="T84">לא</text:span><text:span text:style-name="T86"> </text:span><text:span text:style-name="T84">מצאתי</text:span><text:span text:style-name="T86"> </text:span><text:span text:style-name="T84">אלא</text:span><text:span text:style-name="T86"> </text:span><text:span text:style-name="T84">קטנית"?</text:span><text:span text:style-name="T62">' אלא</text:span><text:span text:style-name="T67"> </text:span><text:span text:style-name="T62">כיון</text:span><text:span text:style-name="T67"> </text:span><text:span text:style-name="T62">דאמר</text:span><text:span text:style-name="T67"> </text:span><text:span text:style-name="T62">"לא</text:span><text:span text:style-name="T67"> </text:span><text:span text:style-name="T62">מצאתי</text:span><text:span text:style-name="T67"> </text:span><text:span text:style-name="T62">אלא</text:span><text:span text:style-name="T67"> </text:span><text:span text:style-name="T62">דלועין" ואינו</text:span><text:span text:style-name="T67"> </text:span><text:span text:style-name="T62">אומר</text:span><text:span text:style-name="T67"> </text:span><text:span text:style-name="T62">"לא</text:span><text:span text:style-name="T67"> </text:span><text:span text:style-name="T62">מצאתי</text:span><text:span text:style-name="T67"> </text:span><text:span text:style-name="T62">אלא</text:span><text:span text:style-name="T67"> </text:span><text:span text:style-name="T62">קטנית" - אלמא</text:span><text:span text:style-name="T67"> </text:span><text:span text:style-name="T62">ד'</text:span><text:span text:style-name="T84">דלועין</text:span><text:span text:style-name="T86"> </text:span><text:span text:style-name="T84">בכלל</text:span><text:span text:style-name="T86"> </text:span><text:span text:style-name="T84">ירק</text:span><text:span text:style-name="T86"> </text:span><text:span text:style-name="T84">הן</text:span><text:span text:style-name="T62">' </text:span><text:span text:style-name="T39">[במשניות</text:span><text:span text:style-name="T46"> </text:span><text:span text:style-name="T39">הגירסא</text:span><text:span text:style-name="T46"> </text:span><text:span text:style-name="T39">שונה, ונראה</text:span><text:span text:style-name="T46"> </text:span><text:span text:style-name="T39">שרש"י</text:span><text:span text:style-name="T46"> </text:span><text:span text:style-name="T39">כאן</text:span><text:span text:style-name="T46"> </text:span><text:span text:style-name="T39">מצטט</text:span><text:span text:style-name="T46"> </text:span><text:span text:style-name="T39">לא</text:span><text:span text:style-name="T46"> </text:span><text:span text:style-name="T39">במדויק</text:span><text:span text:style-name="T46"> </text:span><text:span text:style-name="T39">כדי</text:span><text:span text:style-name="T46"> </text:span><text:span text:style-name="T39">להקל</text:span><text:span text:style-name="T46"> </text:span><text:span text:style-name="T39">על</text:span><text:span text:style-name="T46"> </text:span><text:span text:style-name="T39">ההבנה]</text:span><text:span text:style-name="T62">, ו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מימלך</text:span><text:span text:style-name="T67"> </text:span><text:span text:style-name="T62">עלייהו</text:span><text:span text:style-name="T67"> </text:span><text:span text:style-name="T62">שליחא</text:span><text:span text:style-name="T67"> </text:span><text:span text:style-name="T62">- סבירא</text:span><text:span text:style-name="T67"> </text:span><text:span text:style-name="T62">ליה</text:span><text:span text:style-name="T67"> </text:span><text:span text:style-name="T62">לרבי</text:span><text:span text:style-name="T67"> </text:span><text:span text:style-name="T62">עקיבא</text:span><text:span text:style-name="T67"> </text:span><text:span text:style-name="T62">דחדא</text:span><text:span text:style-name="T67"> </text:span><text:span text:style-name="T62">מילתא</text:span><text:span text:style-name="T67"> </text:span><text:span text:style-name="T62">נינהו; והיינו</text:span><text:span text:style-name="T67"> </text:span><text:span text:style-name="T62">דלא</text:span><text:span text:style-name="T67"> </text:span><text:span text:style-name="T62">כרבי</text:span><text:span text:style-name="T67"> </text:span><text:span text:style-name="T62">עקיבא</text:span><text:span text:style-name="T26">)</text:span>.</text:p>
      <text:p text:style-name="P3">אביי<text:span text:style-name="T1"> </text:span>אמר: אפילו<text:span text:style-name="T1"> </text:span>תימא<text:span text:style-name="T1"> </text:span>רבי<text:span text:style-name="T1"> </text:span>עקיבא, מי<text:span text:style-name="T1"> </text:span>לא<text:span text:style-name="T1"> </text:span>בעי<text:span text:style-name="T1"> </text:span>לאימלוכי<text:span text:style-name="T1"> </text:span><text:span text:style-name="T26">(</text:span><text:span text:style-name="T62">והיינו</text:span><text:span text:style-name="T67"> </text:span><text:span text:style-name="T62">טעמא</text:span><text:span text:style-name="T67"> </text:span><text:span text:style-name="T62">דכי</text:span><text:span text:style-name="T67"> </text:span><text:span text:style-name="T62">נתן</text:span><text:span text:style-name="T67"> </text:span><text:span text:style-name="T62">להן</text:span><text:span text:style-name="T67"> </text:span><text:span text:style-name="T62">כבד</text:span><text:span text:style-name="T67"> </text:span><text:span text:style-name="T62">מעל: מפני</text:span><text:span text:style-name="T67"> </text:span><text:span text:style-name="T62">שנתן</text:span><text:span text:style-name="T67"> </text:span><text:span text:style-name="T62">להן</text:span><text:span text:style-name="T67"> </text:span><text:span text:style-name="T62">מדעתו! ד</text:span><text:span text:style-name="T95">מי</text:span><text:span text:style-name="T97"> </text:span><text:span text:style-name="T95">לא</text:span><text:span text:style-name="T97"> </text:span><text:span text:style-name="T95">בעי</text:span><text:span text:style-name="T97"> </text:span><text:span text:style-name="T95">אימלוכי</text:span><text:span text:style-name="T67"> </text:span><text:span text:style-name="T62">בבעל</text:span><text:span text:style-name="T67"> </text:span><text:span text:style-name="T62">הבית</text:span><text:span text:style-name="T67"> </text:span><text:span text:style-name="T62">אם</text:span><text:span text:style-name="T67"> </text:span><text:span text:style-name="T62">יתן</text:span><text:span text:style-name="T67"> </text:span><text:span text:style-name="T62">להם</text:span><text:span text:style-name="T67"> </text:span><text:span text:style-name="T62">כבד</text:span><text:span text:style-name="T67"> </text:span><text:span text:style-name="T62">או</text:span><text:span text:style-name="T67"> </text:span><text:span text:style-name="T62">לא? וכיון</text:span><text:span text:style-name="T67"> </text:span><text:span text:style-name="T62">דלא</text:span><text:span text:style-name="T67"> </text:span><text:span text:style-name="T62">אימליך</text:span><text:span text:style-name="T67"> </text:span><text:span text:style-name="T62">- משום</text:span><text:span text:style-name="T67"> </text:span><text:span text:style-name="T62">הכי</text:span><text:span text:style-name="T67"> </text:span><text:span text:style-name="T62">מעל</text:span><text:span text:style-name="T67"> </text:span><text:span text:style-name="T62">השליח, דכמי</text:span><text:span text:style-name="T67"> </text:span><text:span text:style-name="T62">שנתן</text:span><text:span text:style-name="T67"> </text:span><text:span text:style-name="T62">להן</text:span><text:span text:style-name="T67"> </text:span><text:span text:style-name="T62">מדעתו</text:span><text:span text:style-name="T67"> </text:span><text:span text:style-name="T62">דמי, ולא</text:span><text:span text:style-name="T67"> </text:span><text:span text:style-name="T62">משום</text:span><text:span text:style-name="T67"> </text:span><text:span text:style-name="T62">דאמרינן</text:span><text:span text:style-name="T67"> </text:span><text:span text:style-name="T62">דתרי</text:span><text:span text:style-name="T67"> </text:span><text:span text:style-name="T62">מילי</text:span><text:span text:style-name="T67"> </text:span><text:span text:style-name="T62">נינהו; אלא</text:span><text:span text:style-name="T67"> </text:span><text:span text:style-name="T62">חדא</text:span><text:span text:style-name="T67"> </text:span><text:span text:style-name="T62">מילתא</text:span><text:span text:style-name="T67"> </text:span><text:span text:style-name="T62">נינהו</text:span><text:span text:style-name="T26">)</text:span>!?</text:p>
      <text:p text:style-name="P3">כי<text:span text:style-name="T1"> </text:span>אמרו<text:span text:style-name="T1"> </text:span>רבנן<text:span text:style-name="T1"> </text:span>קמיה<text:span text:style-name="T1"> </text:span>דרבא, אמר<text:span text:style-name="T1"> </text:span>להו: שפיר<text:span text:style-name="T1"> </text:span>קאמר<text:span text:style-name="T1"> </text:span>נחמני<text:span text:style-name="T1"> </text:span><text:span text:style-name="T26">(</text:span><text:span text:style-name="T62">היינו</text:span><text:span text:style-name="T67"> </text:span><text:span text:style-name="T62">אביי, דתריץ</text:span><text:span text:style-name="T67"> </text:span><text:span text:style-name="T62">הכי: אפילו</text:span><text:span text:style-name="T67"> </text:span><text:span text:style-name="T62">כרבי</text:span><text:span text:style-name="T67"> </text:span><text:span text:style-name="T62">עקיבא, דמי</text:span><text:span text:style-name="T67"> </text:span><text:span text:style-name="T62">לא</text:span><text:span text:style-name="T67"> </text:span><text:span text:style-name="T62">בעי</text:span><text:span text:style-name="T67"> </text:span><text:span text:style-name="T62">לאימלוכי?</text:span><text:span text:style-name="T26">)</text:span>.</text:p>
      <text:p text:style-name="P3"/>
      <text:p text:style-name="P3">מאן<text:span text:style-name="T1"> </text:span>תנא<text:span text:style-name="T1"> </text:span>דפליג<text:span text:style-name="T1"> </text:span>עליה<text:span text:style-name="T1"> </text:span>דרבי<text:span text:style-name="T1"> </text:span>עקיבא<text:span text:style-name="T1"> </text:span><text:span text:style-name="T26">(</text:span><text:span text:style-name="T62">דסבירא</text:span><text:span text:style-name="T67"> </text:span><text:span text:style-name="T62">ליה</text:span><text:span text:style-name="T67"> </text:span><text:span text:style-name="T62">דכל</text:span><text:span text:style-name="T67"> </text:span><text:span text:style-name="T62">מילי</text:span><text:span text:style-name="T67"> </text:span><text:span text:style-name="T62">דמימלך</text:span><text:span text:style-name="T67"> </text:span><text:span text:style-name="T62">עליה</text:span><text:span text:style-name="T67"> </text:span><text:span text:style-name="T62">שליחא</text:span><text:span text:style-name="T67"> </text:span><text:span text:style-name="T62">- תרי</text:span><text:span text:style-name="T67"> </text:span><text:span text:style-name="T62">מילי</text:span><text:span text:style-name="T67"> </text:span><text:span text:style-name="T62">נינהו</text:span><text:span text:style-name="T26">)</text:span>?</text:p>
      <text:p text:style-name="P3">רבן<text:span text:style-name="T1"> </text:span>שמעון<text:span text:style-name="T1"> </text:span>בן<text:span text:style-name="T1"> </text:span>גמליאל<text:span text:style-name="T1"> </text:span>היא, דתניא<text:span text:style-name="T1"> </text:span><text:span text:style-name="T64">[תוספתא</text:span><text:span text:style-name="T68"> </text:span><text:span text:style-name="T64">נדרים</text:span><text:span text:style-name="T68"> </text:span><text:span text:style-name="T64">פ"ג</text:span><text:span text:style-name="T68"> </text:span><text:span text:style-name="T64">מ"ה]</text:span>: '<text:span text:style-name="T106">הנודר</text:span><text:span text:style-name="T107"> </text:span><text:span text:style-name="T106">מן</text:span><text:span text:style-name="T107"> </text:span><text:span text:style-name="T106">הבשר</text:span><text:span text:style-name="T107"> </text:span><text:span text:style-name="T106">אסור</text:span><text:span text:style-name="T107"> </text:span><text:span text:style-name="T106">בכל</text:span><text:span text:style-name="T107"> </text:span><text:span text:style-name="T106">מיני</text:span><text:span text:style-name="T107"> </text:span><text:span text:style-name="T106">בשר, ואסור</text:span><text:span text:style-name="T107"> </text:span><text:span text:style-name="T106">בראש</text:span><text:span text:style-name="T107"> </text:span><text:span text:style-name="T106">וברגלים</text:span><text:span text:style-name="T107"> </text:span><text:span text:style-name="T106">בקנה</text:span><text:span text:style-name="T107"> </text:span><text:span text:style-name="T106">ובכבד</text:span><text:span text:style-name="T107"> </text:span><text:span text:style-name="T106">ובלב, ואסור</text:span><text:span text:style-name="T107"> </text:span><text:span text:style-name="T106">בבשר</text:span><text:span text:style-name="T107"> </text:span><text:span text:style-name="T106">עופות, ומותר</text:span><text:span text:style-name="T107"> </text:span><text:span text:style-name="T106">בבשר</text:span><text:span text:style-name="T107"> </text:span><text:span text:style-name="T106">דגים</text:span><text:span text:style-name="T107"> </text:span><text:span text:style-name="T106">וחגבים; רבן</text:span><text:span text:style-name="T107"> </text:span><text:span text:style-name="T106">שמעון</text:span><text:span text:style-name="T107"> </text:span><text:span text:style-name="T106">בן</text:span><text:span text:style-name="T107"> </text:span><text:span text:style-name="T106">גמליאל</text:span><text:span text:style-name="T107"> </text:span><text:span text:style-name="T106">מתיר</text:span><text:span text:style-name="T107"> </text:span><text:span text:style-name="T106">בראש</text:span><text:span text:style-name="T107"> </text:span><text:span text:style-name="T106">וברגלים</text:span><text:span text:style-name="T107"> </text:span><text:span text:style-name="T106">בקנה</text:span><text:span text:style-name="T107"> </text:span><text:span text:style-name="T106">ובכבד</text:span><text:span text:style-name="T107"> </text:span><text:span text:style-name="T26">(</text:span><text:span text:style-name="T62">אלמא</text:span><text:span text:style-name="T67"> </text:span><text:span text:style-name="T62">דקסבר</text:span><text:span text:style-name="T67"> </text:span><text:span text:style-name="T62">תרי</text:span><text:span text:style-name="T67"> </text:span><text:span text:style-name="T62">מילי</text:span><text:span text:style-name="T67"> </text:span><text:span text:style-name="T62">נינהו</text:span><text:span text:style-name="T26">)</text:span><text:span text:style-name="T106"> ובעופות</text:span><text:span text:style-name="T107"> </text:span><text:span text:style-name="T106">ובדגים</text:span><text:span text:style-name="T107"> </text:span><text:span text:style-name="T106">ובחגבים, וכן</text:span><text:span text:style-name="T107"> </text:span><text:span text:style-name="T106">היה</text:span><text:span text:style-name="T107"> </text:span><text:span text:style-name="T106">רבן</text:span><text:span text:style-name="T107"> </text:span><text:span text:style-name="T106">שמעון</text:span><text:span text:style-name="T107"> </text:span><text:span text:style-name="T106">בן</text:span><text:span text:style-name="T107"> </text:span><text:span text:style-name="T106">גמליאל</text:span><text:span text:style-name="T107"> </text:span><text:span text:style-name="T106">אומר: קרביים</text:span><text:span text:style-name="T107"> </text:span><text:span text:style-name="T106">- לאו</text:span><text:span text:style-name="T107"> </text:span><text:span text:style-name="T106">בשר</text:span><text:span text:style-name="T107"> </text:span><text:span text:style-name="T106">הן, ואוכליהן</text:span><text:span text:style-name="T107"> </text:span><text:span text:style-name="T106">לאו</text:span><text:span text:style-name="T107"> </text:span><text:span text:style-name="T106">בר</text:span><text:span text:style-name="T107"> </text:span><text:span text:style-name="T106">איניש</text:span>' <text:span text:style-name="T26">(</text:span><text:span text:style-name="T62">כלומר: האוכלן</text:span><text:span text:style-name="T67"> </text:span><text:span text:style-name="T62">וקונה</text:span><text:span text:style-name="T67"> </text:span><text:span text:style-name="T62">אותם</text:span><text:span text:style-name="T67"> </text:span><text:span text:style-name="T62">בדמי</text:span><text:span text:style-name="T67"> </text:span><text:span text:style-name="T62">שאר</text:span><text:span text:style-name="T67"> </text:span><text:span text:style-name="T62">בשר: שאם</text:span><text:span text:style-name="T67"> </text:span><text:span text:style-name="T62">יכול</text:span><text:span text:style-name="T67"> </text:span><text:span text:style-name="T62">לקנות</text:span><text:span text:style-name="T67"> </text:span><text:span text:style-name="T62">ליטרא</text:span><text:span text:style-name="T67"> </text:span><text:span text:style-name="T62">בשר</text:span><text:span text:style-name="T67"> </text:span><text:span text:style-name="T62">בזוז</text:span><text:span text:style-name="T67"> </text:span><text:span text:style-name="T62">ומניח</text:span><text:span text:style-name="T67"> </text:span><text:span text:style-name="T62">הבשר</text:span><text:span text:style-name="T67"> </text:span><text:span text:style-name="T62">ולוקח</text:span><text:span text:style-name="T67"> </text:span><text:span text:style-name="T62">ליטרא</text:span><text:span text:style-name="T67"> </text:span><text:span text:style-name="T62">קרביים</text:span><text:span text:style-name="T67"> </text:span><text:span text:style-name="T62">בזוז</text:span><text:span text:style-name="T67"> </text:span><text:span text:style-name="T62">- לאו</text:span><text:span text:style-name="T67"> </text:span><text:span text:style-name="T62">בר</text:span><text:span text:style-name="T67"> </text:span><text:span text:style-name="T62">איניש</text:span><text:span text:style-name="T67"> </text:span><text:span text:style-name="T62">אצל</text:span><text:span text:style-name="T67"> </text:span><text:span text:style-name="T62">כל</text:span><text:span text:style-name="T67"> </text:span><text:span text:style-name="T62">אדם</text:span><text:span text:style-name="T26">)</text:span>. </text:p>
      <text:p text:style-name="P48"><text:span text:style-name="T27">תוספות</text:span><text:span text:style-name="T1"> </text:span><text:span text:style-name="T27">ד"ה</text:span><text:span text:style-name="T1"> </text:span><text:span text:style-name="T27">קרביים</text:span><text:span text:style-name="T1"> </text:span><text:span text:style-name="T27">לאו</text:span><text:span text:style-name="T1"> </text:span><text:span text:style-name="T27">בשר</text:span><text:span text:style-name="T1"> </text:span><text:span text:style-name="T27">נינהו. ונפקא</text:span><text:span text:style-name="T1"> </text:span><text:span text:style-name="T27">מינה</text:span><text:span text:style-name="T1"> </text:span><text:span text:style-name="T27">שאם</text:span><text:span text:style-name="T1"> </text:span><text:span text:style-name="T27">לא</text:span><text:span text:style-name="T1"> </text:span><text:span text:style-name="T27">היו</text:span><text:span text:style-name="T1"> </text:span><text:span text:style-name="T27">ראויים</text:span><text:span text:style-name="T1"> </text:span><text:span text:style-name="T27">לאכילה</text:span><text:span text:style-name="T1"> </text:span><text:span text:style-name="T27">כי</text:span><text:span text:style-name="T1"> </text:span><text:span text:style-name="T27">אם</text:span><text:span text:style-name="T1"> </text:span><text:span text:style-name="T27">לכלבים</text:span><text:span text:style-name="T1"> </text:span><text:span text:style-name="T27">- אין</text:span><text:span text:style-name="T1"> </text:span><text:span text:style-name="T27">בכך</text:span><text:span text:style-name="T1"> </text:span><text:span text:style-name="T27">מקח</text:span><text:span text:style-name="T1"> </text:span><text:span text:style-name="T27">טעות; אין</text:span><text:span text:style-name="T1"> </text:span><text:span text:style-name="T27">דרך</text:span><text:span text:style-name="T1"> </text:span><text:span text:style-name="T27">אדם</text:span><text:span text:style-name="T1"> </text:span><text:span text:style-name="T27">לאוכלן, </text:span><text:span text:style-name="T21">ואוכליהן</text:span><text:span text:style-name="T23"> </text:span><text:span text:style-name="T21">לאו</text:span><text:span text:style-name="T23"> </text:span><text:span text:style-name="T21">בר</text:span><text:span text:style-name="T23"> </text:span><text:span text:style-name="T21">אינש</text:span><text:span text:style-name="T1"> </text:span><text:span text:style-name="T27">פירוש: האוכלן</text:span><text:span text:style-name="T1"> </text:span><text:span text:style-name="T27">אינו</text:span><text:span text:style-name="T1"> </text:span><text:span text:style-name="T27">מבני</text:span><text:span text:style-name="T1"> </text:span><text:span text:style-name="T27">אדם. </text:span></text:p>
      <text:p text:style-name="P48"><text:span text:style-name="T27">ובא</text:span><text:span text:style-name="T1"> </text:span><text:span text:style-name="T27">מעשה</text:span><text:span text:style-name="T1"> </text:span><text:span text:style-name="T27">לפני</text:span><text:span text:style-name="T1"> </text:span><text:span text:style-name="T27">ריב"א</text:span><text:span text:style-name="T1"> </text:span><text:span text:style-name="T27">בקורקבן</text:span><text:span text:style-name="T1"> </text:span><text:span text:style-name="T27">של</text:span><text:span text:style-name="T1"> </text:span><text:span text:style-name="T27">תרנגולת</text:span><text:span text:style-name="T1"> </text:span><text:span text:style-name="T27">נבילה</text:span><text:span text:style-name="T1"> </text:span><text:span text:style-name="T27">שנתערב</text:span><text:span text:style-name="T1"> </text:span><text:span text:style-name="T27">באחרות</text:span><text:span text:style-name="T1"> </text:span><text:span text:style-name="T27">ואמר</text:span><text:span text:style-name="T1"> </text:span><text:span text:style-name="T27">ריב"א</text:span><text:span text:style-name="T1"> </text:span><text:span text:style-name="T27">זצ"ל</text:span><text:span text:style-name="T1"> </text:span><text:span text:style-name="T27">דבטל, דלא</text:span><text:span text:style-name="T1"> </text:span><text:span text:style-name="T27">הוי</text:span><text:span text:style-name="T1"> </text:span><text:span text:style-name="T27">'דבר</text:span><text:span text:style-name="T1"> </text:span><text:span text:style-name="T27">עשוי</text:span><text:span text:style-name="T1"> </text:span><text:span text:style-name="T27">להתכבד</text:span><text:span text:style-name="T1"> </text:span><text:span text:style-name="T27">לפני</text:span><text:span text:style-name="T1"> </text:span><text:span text:style-name="T27">האורחים' דאיתא</text:span><text:span text:style-name="T1"> </text:span><text:span text:style-name="T27">הכא</text:span><text:span text:style-name="T1"> </text:span><text:span text:style-name="T27">דהאוכלן</text:span><text:span text:style-name="T1"> </text:span><text:span text:style-name="T27">לאו</text:span><text:span text:style-name="T1"> </text:span><text:span text:style-name="T27">בר</text:span><text:span text:style-name="T1"> </text:span><text:span text:style-name="T27">איניש; ומהאי</text:span><text:span text:style-name="T1"> </text:span><text:span text:style-name="T27">טעמא</text:span><text:span text:style-name="T1"> </text:span><text:span text:style-name="T27">אמרינן</text:span><text:span text:style-name="T1"> </text:span><text:span text:style-name="T27">דטבחית</text:span><text:span text:style-name="T1"> </text:span><text:span text:style-name="T27">כבש</text:span><text:span text:style-name="T1"> </text:span><text:span text:style-name="T27">של</text:span><text:span text:style-name="T1"> </text:span><text:span text:style-name="T27">טריפה</text:span><text:span text:style-name="T1"> </text:span><text:span text:style-name="T27">שנתערבה</text:span><text:span text:style-name="T1"> </text:span><text:span text:style-name="T27">באחרות</text:span><text:span text:style-name="T1"> </text:span><text:span text:style-name="T27">דבטילה</text:span><text:span text:style-name="T1"> </text:span><text:span text:style-name="T27">ברוב: דאין</text:span><text:span text:style-name="T1"> </text:span><text:span text:style-name="T27">זה</text:span><text:span text:style-name="T1"> </text:span><text:span text:style-name="T27">דבר</text:span><text:span text:style-name="T1"> </text:span><text:span text:style-name="T27">העשוי</text:span><text:span text:style-name="T1"> </text:span><text:span text:style-name="T27">להתכבד</text:span><text:span text:style-name="T1"> </text:span><text:span text:style-name="T27">לפני</text:span><text:span text:style-name="T1"> </text:span><text:span text:style-name="T27">האורחים, כדאמרינן</text:span><text:span text:style-name="T1"> </text:span><text:span text:style-name="T27">הכא</text:span><text:span text:style-name="T1"> </text:span><text:span text:style-name="T27">דהאוכלן</text:span><text:span text:style-name="T1"> </text:span><text:span text:style-name="T27">לאו</text:span><text:span text:style-name="T1"> </text:span><text:span text:style-name="T27">בר</text:span><text:span text:style-name="T1"> </text:span><text:span text:style-name="T27">איניש.</text:span></text:p>
      <text:p text:style-name="P51"/>
      <text:p text:style-name="P3">ולתנא<text:span text:style-name="T1"> </text:span>קמא, מאי<text:span text:style-name="T1"> </text:span>שנא<text:span text:style-name="T1"> </text:span>בבשר<text:span text:style-name="T1"> </text:span>עופות<text:span text:style-name="T1"> </text:span><text:span text:style-name="T26">(</text:span><text:span text:style-name="T62">דאסר</text:span><text:span text:style-name="T67"> </text:span><text:span text:style-name="T62">טפי</text:span><text:span text:style-name="T67"> </text:span><text:span text:style-name="T62">מבשר</text:span><text:span text:style-name="T67"> </text:span><text:span text:style-name="T62">דגים</text:span><text:span text:style-name="T26">)</text:span>?</text:p>
      <text:p text:style-name="P3"><text:soft-page-break/>משום<text:span text:style-name="T1"> </text:span>דרגיל<text:span text:style-name="T1"> </text:span>איניש<text:span text:style-name="T1"> </text:span>דאמר<text:span text:style-name="T1"> </text:span>"לא<text:span text:style-name="T1"> </text:span>אשכחי<text:span text:style-name="T1"> </text:span>בשרא<text:span text:style-name="T1"> </text:span>דחיותא<text:span text:style-name="T1"> </text:span>ואתאי<text:span text:style-name="T1"> </text:span>בשרא<text:span text:style-name="T1"> </text:span>דציפרא" <text:span text:style-name="T26">(</text:span><text:span text:style-name="T62">ומין</text:span><text:span text:style-name="T67"> </text:span><text:span text:style-name="T62">בשר</text:span><text:span text:style-name="T67"> </text:span><text:span text:style-name="T62">הוא, ולהכי</text:span><text:span text:style-name="T67"> </text:span><text:span text:style-name="T62">אוסר</text:span><text:span text:style-name="T26">)</text:span>.</text:p>
      <text:p text:style-name="P3">אי<text:span text:style-name="T1"> </text:span>הכי<text:span text:style-name="T1"> </text:span>- הכי<text:span text:style-name="T1"> </text:span>נמי<text:span text:style-name="T1"> </text:span>עביד<text:span text:style-name="T1"> </text:span>איניש<text:span text:style-name="T1"> </text:span>למימרא<text:span text:style-name="T1"> </text:span>"לא<text:span text:style-name="T1"> </text:span>אשכחי<text:span text:style-name="T1"> </text:span>בשרא<text:span text:style-name="T1"> </text:span>דחיותא<text:span text:style-name="T1"> </text:span>ואתאי<text:span text:style-name="T1"> </text:span>דגים"!?</text:p>
      <text:p text:style-name="P3">אמר<text:span text:style-name="T1"> </text:span>רב<text:span text:style-name="T1"> </text:span>פפא: <text:span text:style-name="T26">(</text:span><text:span text:style-name="T62">משום</text:span><text:span text:style-name="T67"> </text:span><text:span text:style-name="T62">הכי</text:span><text:span text:style-name="T67"> </text:span><text:span text:style-name="T62">אסור</text:span><text:span text:style-name="T67"> </text:span><text:span text:style-name="T62">בבשר</text:span><text:span text:style-name="T67"> </text:span><text:span text:style-name="T62">עופות: משום</text:span><text:span text:style-name="T67"> </text:span><text:span text:style-name="T62">ד</text:span><text:span text:style-name="T26">)</text:span>ביום<text:span text:style-name="T1"> </text:span>הקזה<text:span text:style-name="T1"> </text:span>עסקינן, דלא<text:span text:style-name="T1"> </text:span>אכיל<text:span text:style-name="T1"> </text:span>איניש<text:span text:style-name="T1"> </text:span>דגים<text:span text:style-name="T1"> </text:span><text:span text:style-name="T26">(</text:span><text:span text:style-name="T62">דנדר</text:span><text:span text:style-name="T67"> </text:span><text:span text:style-name="T39">[שלא</text:span><text:span text:style-name="T46"> </text:span><text:span text:style-name="T39">יאכל</text:span><text:span text:style-name="T46"> </text:span><text:span text:style-name="T39">בשר]</text:span><text:span text:style-name="T62">, דכי</text:span><text:span text:style-name="T67"> </text:span><text:span text:style-name="T62">נדר</text:span><text:span text:style-name="T67"> </text:span><text:span text:style-name="T62">- בכל</text:span><text:span text:style-name="T67"> </text:span><text:span text:style-name="T62">בשר</text:span><text:span text:style-name="T67"> </text:span><text:span text:style-name="T62">שראוי</text:span><text:span text:style-name="T67"> </text:span><text:span text:style-name="T62">לו</text:span><text:span text:style-name="T67"> </text:span><text:span text:style-name="T62">לאכול</text:span><text:span text:style-name="T67"> </text:span><text:span text:style-name="T62">בו</text:span><text:span text:style-name="T67"> </text:span><text:span text:style-name="T62">ביום, אבל</text:span><text:span text:style-name="T67"> </text:span><text:span text:style-name="T62">שאינן</text:span><text:span text:style-name="T67"> </text:span><text:span text:style-name="T62">ראוין</text:span><text:span text:style-name="T67"> </text:span><text:span text:style-name="T62">לו</text:span><text:span text:style-name="T67"> </text:span><text:span text:style-name="T62">בו</text:span><text:span text:style-name="T67"> </text:span><text:span text:style-name="T62">ביום</text:span><text:span text:style-name="T67"> </text:span><text:span text:style-name="T62">הקזה</text:span><text:span text:style-name="T67"> </text:span><text:span text:style-name="T62">- ודאי</text:span><text:span text:style-name="T67"> </text:span><text:span text:style-name="T62">לא</text:span><text:span text:style-name="T67"> </text:span><text:span text:style-name="T62">נדר, כגון</text:span><text:span text:style-name="T67"> </text:span><text:span text:style-name="T62">דגים</text:span><text:span text:style-name="T26">)</text:span>.</text:p>
      <text:p text:style-name="P3">אי<text:span text:style-name="T1"> </text:span>הכי<text:span text:style-name="T1"> </text:span>ציפרא<text:span text:style-name="T1"> </text:span>נמי<text:span text:style-name="T1"> </text:span>ניכול, דאמר<text:span text:style-name="T1"> </text:span>שמואל<text:span text:style-name="T1"> </text:span>דמסוכר<text:span text:style-name="T1"> </text:span><text:span text:style-name="T26">(</text:span><text:span text:style-name="T62">שהקיז</text:span><text:span text:style-name="T67"> </text:span><text:span text:style-name="T62">דם</text:span><text:span text:style-name="T67"> </text:span><text:span text:style-name="T62">בכתפיה</text:span><text:span text:style-name="T26">)</text:span> ואכל<text:span text:style-name="T1"> </text:span>ציפרא<text:span text:style-name="T1"> </text:span>פרח<text:span text:style-name="T1"> </text:span>ליביה<text:span text:style-name="T1"> </text:span>כציפרא' <text:span text:style-name="T26">(</text:span><text:span text:style-name="T62">אלמא</text:span><text:span text:style-name="T67"> </text:span><text:span text:style-name="T62">דלא</text:span><text:span text:style-name="T67"> </text:span><text:span text:style-name="T62">אכיל</text:span><text:span text:style-name="T67"> </text:span><text:span text:style-name="T62">ההוא</text:span><text:span text:style-name="T67"> </text:span><text:span text:style-name="T62">יומא, ולא</text:span><text:span text:style-name="T67"> </text:span><text:span text:style-name="T62">נדר</text:span><text:span text:style-name="T67"> </text:span><text:span text:style-name="T62">מיניה*</text:span><text:span text:style-name="T26">)</text:span>!? ועוד<text:span text:style-name="T1"> </text:span>תניא: '<text:span text:style-name="T106">אין</text:span><text:span text:style-name="T107"> </text:span><text:span text:style-name="T106">מקיזין</text:span><text:span text:style-name="T107"> </text:span><text:span text:style-name="T106">דם</text:span><text:span text:style-name="T107"> </text:span><text:span text:style-name="T106">לא</text:span><text:span text:style-name="T107"> </text:span><text:span text:style-name="T106">על</text:span><text:span text:style-name="T107"> </text:span><text:span text:style-name="T106">הדגים</text:span><text:span text:style-name="T107"> </text:span><text:span text:style-name="T106">ולא</text:span><text:span text:style-name="T107"> </text:span><text:span text:style-name="T106">על</text:span><text:span text:style-name="T107"> </text:span><text:span text:style-name="T106">העופות</text:span><text:span text:style-name="T107"> </text:span><text:span text:style-name="T106">ולא</text:span><text:span text:style-name="T107"> </text:span><text:span text:style-name="T106">על</text:span><text:span text:style-name="T107"> </text:span><text:span text:style-name="T106">בשר</text:span><text:span text:style-name="T107"> </text:span><text:span text:style-name="T106">מליח</text:span><text:span text:style-name="T107"> </text:span><text:span text:style-name="T26">(</text:span><text:span text:style-name="T62">מליח</text:span><text:span text:style-name="T67"> </text:span><text:span text:style-name="T62">במלח</text:span><text:span text:style-name="T67"> </text:span><text:span text:style-name="T62">שני</text:span><text:span text:style-name="T67"> </text:span><text:span text:style-name="T62">ימים</text:span><text:span text:style-name="T67"> </text:span><text:span text:style-name="T62">ולילה</text:span><text:span text:style-name="T67"> </text:span><text:span text:style-name="T62">אחת, דשוב</text:span><text:span text:style-name="T67"> </text:span><text:span text:style-name="T62">אינו</text:span><text:span text:style-name="T67"> </text:span><text:span text:style-name="T62">משיב</text:span><text:span text:style-name="T67"> </text:span><text:span text:style-name="T62">את</text:span><text:span text:style-name="T67"> </text:span><text:span text:style-name="T62">הנפש</text:span><text:span text:style-name="T26">)</text:span>'!?</text:p>
      <text:p text:style-name="P25"><text:span text:style-name="T27">*(ובהני</text:span><text:span text:style-name="T1"> </text:span><text:span text:style-name="T27">ספרים</text:span><text:span text:style-name="T1"> </text:span><text:span text:style-name="T27">דכתיב</text:span><text:span text:style-name="T1"> </text:span><text:span text:style-name="T27">בהו</text:span><text:span text:style-name="T1"> </text:span><text:span text:style-name="T27">'ציפרא</text:span><text:span text:style-name="T1"> </text:span><text:span text:style-name="T27">נמי</text:span><text:span text:style-name="T1"> </text:span><text:span text:style-name="T27">לא</text:span><text:span text:style-name="T1"> </text:span><text:span text:style-name="T27">ניכול' - משום</text:span><text:span text:style-name="T1"> </text:span><text:span text:style-name="T27">הכי: ציפרא</text:span><text:span text:style-name="T1"> </text:span><text:span text:style-name="T27">נמי</text:span><text:span text:style-name="T1"> </text:span><text:span text:style-name="T27">לא</text:span><text:span text:style-name="T1"> </text:span><text:span text:style-name="T27">רגיל</text:span><text:span text:style-name="T1"> </text:span><text:span text:style-name="T27">איניש</text:span><text:span text:style-name="T1"> </text:span><text:span text:style-name="T27">למיכל</text:span><text:span text:style-name="T1"> </text:span><text:span text:style-name="T27">ביום</text:span><text:span text:style-name="T1"> </text:span><text:span text:style-name="T27">הקזה, ולא</text:span><text:span text:style-name="T1"> </text:span><text:span text:style-name="T27">נדר</text:span><text:span text:style-name="T1"> </text:span><text:span text:style-name="T27">מיניה.)</text:span></text:p>
      <text:p text:style-name="P3">אלא<text:span text:style-name="T1"> </text:span>אמר<text:span text:style-name="T1"> </text:span>רב<text:span text:style-name="T1"> </text:span>פפא: ביומא<text:span text:style-name="T1"> </text:span>דכייבין<text:span text:style-name="T1"> </text:span>ליה<text:span text:style-name="T1"> </text:span>עיניה<text:span text:style-name="T1"> </text:span>עסקינן, דלא<text:span text:style-name="T1"> </text:span>אכיל<text:span text:style-name="T1"> </text:span>דגים<text:span text:style-name="T1"> </text:span><text:span text:style-name="T26">(</text:span><text:span text:style-name="T62">להכי</text:span><text:span text:style-name="T67"> </text:span><text:span text:style-name="T62">אינו</text:span><text:span text:style-name="T67"> </text:span><text:span text:style-name="T62">אסור</text:span><text:span text:style-name="T67"> </text:span><text:span text:style-name="T62">בבשר</text:span><text:span text:style-name="T67"> </text:span><text:span text:style-name="T62">עופות: דנדר</text:span><text:span text:style-name="T67"> </text:span><text:span text:style-name="T62">מן</text:span><text:span text:style-name="T67"> </text:span><text:span text:style-name="T62">הבשר</text:span><text:span text:style-name="T67"> </text:span><text:span text:style-name="T62">ביומא</text:span><text:span text:style-name="T67"> </text:span><text:span text:style-name="T62">דכייבין</text:span><text:span text:style-name="T67"> </text:span><text:span text:style-name="T62">ליה</text:span><text:span text:style-name="T67"> </text:span><text:span text:style-name="T62">עיניה</text:span><text:span text:style-name="T67"> </text:span><text:span text:style-name="T62">שהוא</text:span><text:span text:style-name="T67"> </text:span><text:span text:style-name="T62">אינו</text:span><text:span text:style-name="T67"> </text:span><text:span text:style-name="T62">אוכל</text:span><text:span text:style-name="T67"> </text:span><text:span text:style-name="T62">דגים, שקשים</text:span><text:span text:style-name="T67"> </text:span><text:span text:style-name="T62">לעינים; אבל</text:span><text:span text:style-name="T67"> </text:span><text:span text:style-name="T62">כל</text:span><text:span text:style-name="T67"> </text:span><text:span text:style-name="T62">מין</text:span><text:span text:style-name="T67"> </text:span><text:span text:style-name="T62">בשר</text:span><text:span text:style-name="T67"> </text:span><text:span text:style-name="T62">- אפילו</text:span><text:span text:style-name="T67"> </text:span><text:span text:style-name="T62">בשר</text:span><text:span text:style-name="T67"> </text:span><text:span text:style-name="T62">עופות</text:span><text:span text:style-name="T67"> – </text:span><text:span text:style-name="T62">אכיל; הלכך</text:span><text:span text:style-name="T67"> </text:span><text:span text:style-name="T62">נאסר</text:span><text:span text:style-name="T67"> </text:span><text:span text:style-name="T62">בכל</text:span><text:span text:style-name="T67"> </text:span><text:span text:style-name="T62">מין</text:span><text:span text:style-name="T67"> </text:span><text:span text:style-name="T62">בשר</text:span><text:span text:style-name="T67"> </text:span><text:span text:style-name="T62">שראוי</text:span><text:span text:style-name="T67"> </text:span><text:span text:style-name="T62">לו</text:span><text:span text:style-name="T67"> </text:span><text:span text:style-name="T62">לאכול, ומותר</text:span><text:span text:style-name="T67"> </text:span><text:span text:style-name="T62">בדגים; והא</text:span><text:span text:style-name="T67"> </text:span><text:span text:style-name="T62">דאמרינן</text:span><text:span text:style-name="T67"> </text:span><text:span text:style-name="T62">במסכת</text:span><text:span text:style-name="T67"> </text:span><text:span text:style-name="T62">נדרים</text:span><text:span text:style-name="T67"> </text:span><text:span text:style-name="T64">(דף</text:span><text:span text:style-name="T68"> </text:span><text:span text:style-name="T64">נד:)</text:span><text:span text:style-name="T62"> 'סימן</text:span><text:span text:style-name="T67"> </text:span><text:span text:style-name="T62">נו"ן</text:span><text:span text:style-name="T67"> </text:span><text:span text:style-name="T62">סמ"ך</text:span><text:span text:style-name="T67"> </text:span><text:span text:style-name="T62">עיי"ן', דמשמע</text:span><text:span text:style-name="T67"> </text:span><text:span text:style-name="T62">נון</text:span><text:span text:style-name="T67"> </text:span><text:span text:style-name="T62">סמא</text:span><text:span text:style-name="T67"> </text:span><text:span text:style-name="T62">לעינא</text:span><text:span text:style-name="T67"> </text:span><text:span text:style-name="T39">[דג</text:span><text:span text:style-name="T46"> </text:span><text:span text:style-name="T39">הוא</text:span><text:span text:style-name="T46"> </text:span><text:span text:style-name="T39">סם</text:span><text:span text:style-name="T46"> </text:span><text:span text:style-name="T39">מרפא</text:span><text:span text:style-name="T46"> </text:span><text:span text:style-name="T39">לעיניים]</text:span><text:span text:style-name="T62"> - היינו</text:span><text:span text:style-name="T67"> </text:span><text:span text:style-name="T62">בתחלת</text:span><text:span text:style-name="T67"> </text:span><text:span text:style-name="T62">עינא: כשמתחילין</text:span><text:span text:style-name="T67"> </text:span><text:span text:style-name="T62">העינים</text:span><text:span text:style-name="T67"> </text:span><text:span text:style-name="T62">לכאוב, אבל</text:span><text:span text:style-name="T67"> </text:span><text:span text:style-name="T62">בסוף</text:span><text:span text:style-name="T67"> </text:span><text:span text:style-name="T62">אוכלא</text:span><text:span text:style-name="T67"> </text:span><text:span text:style-name="T62">קשי</text:span><text:span text:style-name="T67"> </text:span><text:span text:style-name="T62">להו</text:span><text:span text:style-name="T67"> </text:span><text:span text:style-name="T62">דגים</text:span><text:span text:style-name="T26">)</text:span>. </text:p>
      <text:p text:style-name="P47"><text:span text:style-name="T28">תוספות</text:span><text:span text:style-name="T2"> </text:span><text:span text:style-name="T28">ד"ה</text:span><text:span text:style-name="T2"> </text:span><text:span text:style-name="T28">ביומא</text:span><text:span text:style-name="T2"> </text:span><text:span text:style-name="T28">דכייבין</text:span><text:span text:style-name="T2"> </text:span><text:span text:style-name="T28">ליה</text:span><text:span text:style-name="T2"> </text:span><text:span text:style-name="T28">עיניה</text:span><text:span text:style-name="T2"> </text:span><text:span text:style-name="T28">עסקינן. דלא</text:span><text:span text:style-name="T2"> </text:span><text:span text:style-name="T28">אכיל</text:span><text:span text:style-name="T2"> </text:span><text:span text:style-name="T28">דגים; והא</text:span><text:span text:style-name="T2"> </text:span><text:span text:style-name="T28">דאמר</text:span><text:span text:style-name="T2"> </text:span><text:span text:style-name="T28">פרק</text:span><text:span text:style-name="T2"> </text:span><text:span text:style-name="T28">'הנודר</text:span><text:span text:style-name="T2"> </text:span><text:span text:style-name="T28">מן</text:span><text:span text:style-name="T2"> </text:span><text:span text:style-name="T28">הירק' </text:span><text:span text:style-name="T29">[נדרים</text:span><text:span text:style-name="T3"> </text:span><text:span text:style-name="T29">דף</text:span><text:span text:style-name="T3"> </text:span><text:span text:style-name="T29">נד:]</text:span><text:span text:style-name="T28"> 'נונא</text:span><text:span text:style-name="T2"> </text:span><text:span text:style-name="T28">סמא</text:span><text:span text:style-name="T2"> </text:span><text:span text:style-name="T28">לעינא' - התם</text:span><text:span text:style-name="T2"> </text:span><text:span text:style-name="T28">פריך</text:span><text:span text:style-name="T2"> </text:span><text:span text:style-name="T28">ליה, ומשני</text:span><text:span text:style-name="T2"> </text:span><text:span text:style-name="T28">'כאן</text:span><text:span text:style-name="T2"> </text:span><text:span text:style-name="T28">בתחלת</text:span><text:span text:style-name="T2"> </text:span><text:span text:style-name="T28">אוכלא</text:span><text:span text:style-name="T2"> </text:span><text:span text:style-name="T28">כאן</text:span><text:span text:style-name="T2"> </text:span><text:span text:style-name="T28">בכולה</text:span><text:span text:style-name="T2"> </text:span><text:span text:style-name="T28">אוכלא'; יש</text:span><text:span text:style-name="T2"> </text:span><text:span text:style-name="T28">מפרשים</text:span><text:span text:style-name="T2"> </text:span><text:span text:style-name="T28">תחלת</text:span><text:span text:style-name="T2"> </text:span><text:span text:style-name="T28">חולי</text:span><text:span text:style-name="T2"> </text:span><text:span text:style-name="T28">העין, </text:span><text:span text:style-name="T129">ויש</text:span><text:span text:style-name="T132"> </text:span><text:span text:style-name="T129">מפרשים</text:span><text:span text:style-name="T132"> </text:span><text:span text:style-name="T129">'אוכלא' = סעודה</text:span><text:span text:style-name="T28">, כלומר: כאן</text:span><text:span text:style-name="T2"> </text:span><text:span text:style-name="T28">שהדגים</text:span><text:span text:style-name="T2"> </text:span><text:span text:style-name="T28">בתחלת</text:span><text:span text:style-name="T2"> </text:span><text:span text:style-name="T28">הסעודה, כאן</text:span><text:span text:style-name="T2"> </text:span><text:span text:style-name="T28">שבאים</text:span><text:span text:style-name="T2"> </text:span><text:span text:style-name="T28">בכולה</text:span><text:span text:style-name="T2"> </text:span><text:span text:style-name="T28">הסעודה.</text:span></text:p>
      <text:p text:style-name="P3"/>
      <text:p text:style-name="P3"><text:span text:style-name="T26">[אמר</text:span><text:span text:style-name="T2"> </text:span><text:span text:style-name="T26">לו</text:span><text:span text:style-name="T2"> </text:span><text:span text:style-name="T26">"תן</text:span><text:span text:style-name="T2"> </text:span><text:span text:style-name="T26">בשר</text:span><text:span text:style-name="T2"> </text:span><text:span text:style-name="T26">(</text:span><text:span text:style-name="T62">של</text:span><text:span text:style-name="T67"> </text:span><text:span text:style-name="T62">הקדש</text:span><text:span text:style-name="T26">) לאורחים" ונתן</text:span><text:span text:style-name="T2"> </text:span><text:span text:style-name="T26">להם</text:span><text:span text:style-name="T2"> </text:span><text:span text:style-name="T26">כבד, "כבד" ונתן</text:span><text:span text:style-name="T2"> </text:span><text:span text:style-name="T26">להם</text:span><text:span text:style-name="T2"> </text:span><text:span text:style-name="T26">בשר</text:span><text:span text:style-name="T2"> </text:span><text:span text:style-name="T26">- השליח</text:span><text:span text:style-name="T2"> </text:span><text:span text:style-name="T26">מעל] </text:span>אמר<text:span text:style-name="T1"> </text:span>לו<text:span text:style-name="T1"> </text:span>"תן<text:span text:style-name="T1"> </text:span>לו<text:span text:style-name="T1"> </text:span>חתיכה<text:span text:style-name="T1"> </text:span><text:span text:style-name="T26">[אמר</text:span><text:span text:style-name="T2"> </text:span><text:span text:style-name="T26">לו</text:span><text:span text:style-name="T2"> </text:span><text:span text:style-name="T26">"תן</text:span><text:span text:style-name="T2"> </text:span><text:span text:style-name="T26">להם</text:span><text:span text:style-name="T2"> </text:span><text:span text:style-name="T26">חתיכה</text:span><text:span text:style-name="T2"> </text:span><text:span text:style-name="T26">חתיכה" והוא</text:span><text:span text:style-name="T2"> </text:span><text:span text:style-name="T26">אומר</text:span><text:span text:style-name="T2"> </text:span><text:span text:style-name="T26">"טלו</text:span><text:span text:style-name="T2"> </text:span><text:span text:style-name="T26">שתים" והם</text:span><text:span text:style-name="T2"> </text:span><text:span text:style-name="T26">נטלו</text:span><text:span text:style-name="T2"> </text:span><text:span text:style-name="T26">שלש</text:span><text:span text:style-name="T2"> </text:span><text:span text:style-name="T26">- כולם</text:span><text:span text:style-name="T2"> </text:span><text:span text:style-name="T26">מעלו]</text:span>: </text:p>
      <text:p text:style-name="P3">שמע<text:span text:style-name="T1"> </text:span>מינה: מוסיף<text:span text:style-name="T1"> </text:span>על<text:span text:style-name="T1"> </text:span>שליחותו<text:span text:style-name="T1"> </text:span>הוי<text:span text:style-name="T1"> </text:span>שליח! <text:span text:style-name="T26">(</text:span><text:span text:style-name="T62">מדקתני</text:span><text:span text:style-name="T67"> </text:span><text:span text:style-name="T62">'כולן</text:span><text:span text:style-name="T67"> </text:span><text:span text:style-name="T62">מעלו', דמשמע</text:span><text:span text:style-name="T67"> </text:span><text:span text:style-name="T62">דבעל</text:span><text:span text:style-name="T67"> </text:span><text:span text:style-name="T62">הבית</text:span><text:span text:style-name="T67"> </text:span><text:span text:style-name="T62">נמי</text:span><text:span text:style-name="T67"> </text:span><text:span text:style-name="T62">מעל</text:span><text:span text:style-name="T67"> </text:span><text:span text:style-name="T62">- מכלל</text:span><text:span text:style-name="T67"> </text:span><text:span text:style-name="T62">דסבירא</text:span><text:span text:style-name="T67"> </text:span><text:span text:style-name="T62">ליה</text:span><text:span text:style-name="T67"> </text:span><text:span text:style-name="T62">לתנא</text:span><text:span text:style-name="T67"> </text:span><text:span text:style-name="T62">דמתניתין</text:span><text:span text:style-name="T67"> </text:span><text:span text:style-name="T62">דשליח</text:span><text:span text:style-name="T67"> </text:span><text:span text:style-name="T62">לא</text:span><text:span text:style-name="T67"> </text:span><text:span text:style-name="T62">עקר</text:span><text:span text:style-name="T67"> </text:span><text:span text:style-name="T62">שליחותו</text:span><text:span text:style-name="T67"> </text:span><text:span text:style-name="T62">דבעל</text:span><text:span text:style-name="T67"> </text:span><text:span text:style-name="T62">הבית, אלמא</text:span><text:span text:style-name="T67"> </text:span><text:span text:style-name="T62">'מוסיף</text:span><text:span text:style-name="T67"> </text:span><text:span text:style-name="T62">על</text:span><text:span text:style-name="T67"> </text:span><text:span text:style-name="T62">דבריו' הוא</text:span><text:span text:style-name="T67"> </text:span><text:span text:style-name="T62">דהוי; דאי</text:span><text:span text:style-name="T67"> </text:span><text:span text:style-name="T62">הוי</text:span><text:span text:style-name="T67"> </text:span><text:span text:style-name="T62">'עוקר</text:span><text:span text:style-name="T67"> </text:span><text:span text:style-name="T62">שליחותו' - לא</text:span><text:span text:style-name="T67"> </text:span><text:span text:style-name="T62">היה</text:span><text:span text:style-name="T67"> </text:span><text:span text:style-name="T62">הבעל</text:span><text:span text:style-name="T67"> </text:span><text:span text:style-name="T62">הבית</text:span><text:span text:style-name="T67"> </text:span><text:span text:style-name="T62">מועל! אלא</text:span><text:span text:style-name="T67"> </text:span><text:span text:style-name="T62">ודאי</text:span><text:span text:style-name="T67"> </text:span><text:span text:style-name="T62">'מוסיף</text:span><text:span text:style-name="T67"> </text:span><text:span text:style-name="T62">על</text:span><text:span text:style-name="T67"> </text:span><text:span text:style-name="T62">שליחותו' הוא; ותפשוט</text:span><text:span text:style-name="T67"> </text:span><text:span text:style-name="T62">מהכא</text:span><text:span text:style-name="T67"> </text:span><text:span text:style-name="T62">הא</text:span><text:span text:style-name="T67"> </text:span><text:span text:style-name="T62">דמיבעיא</text:span><text:span text:style-name="T67"> </text:span><text:span text:style-name="T62">לן</text:span><text:span text:style-name="T67"> </text:span><text:span text:style-name="T62">במסכת</text:span><text:span text:style-name="T67"> </text:span><text:span text:style-name="T62">כתובות</text:span><text:span text:style-name="T67"> </text:span><text:span text:style-name="T64">(דף</text:span><text:span text:style-name="T68"> </text:span><text:span text:style-name="T64">צח:)</text:span><text:span text:style-name="T62">: האי</text:span><text:span text:style-name="T67"> </text:span><text:span text:style-name="T62">מאן</text:span><text:span text:style-name="T67"> </text:span><text:span text:style-name="T62">דאמר</text:span><text:span text:style-name="T67"> </text:span><text:span text:style-name="T62">לשלוחיה</text:span><text:span text:style-name="T67"> </text:span><text:span text:style-name="T62">"זיל</text:span><text:span text:style-name="T67"> </text:span><text:span text:style-name="T62">זבין</text:span><text:span text:style-name="T67"> </text:span><text:span text:style-name="T62">לי</text:span><text:span text:style-name="T67"> </text:span><text:span text:style-name="T62">ליתכא</text:span><text:span text:style-name="T67"> </text:span><text:span text:style-name="T62">דארעא" וזבין</text:span><text:span text:style-name="T67"> </text:span><text:span text:style-name="T62">ליה</text:span><text:span text:style-name="T67"> </text:span><text:span text:style-name="T62">כורא</text:span><text:span text:style-name="T67"> </text:span><text:span text:style-name="T62">- שהוא</text:span><text:span text:style-name="T67"> </text:span><text:span text:style-name="T62">פי</text:span><text:span text:style-name="T67"> </text:span><text:span text:style-name="T62">שנים</text:span><text:span text:style-name="T67"> </text:span><text:span text:style-name="T62">- מי</text:span><text:span text:style-name="T67"> </text:span><text:span text:style-name="T62">אמרינן</text:span><text:span text:style-name="T67"> </text:span><text:span text:style-name="T62">'מוסיף</text:span><text:span text:style-name="T67"> </text:span><text:span text:style-name="T62">על</text:span><text:span text:style-name="T67"> </text:span><text:span text:style-name="T62">דבריו</text:span><text:span text:style-name="T67"> </text:span><text:span text:style-name="T62">של</text:span><text:span text:style-name="T67"> </text:span><text:span text:style-name="T62">משלח' הוי, ולא</text:span><text:span text:style-name="T67"> </text:span><text:span text:style-name="T62">עקר</text:span><text:span text:style-name="T67"> </text:span><text:span text:style-name="T62">שליח</text:span><text:span text:style-name="T67"> </text:span><text:span text:style-name="T62">שליחותיה, וקנה</text:span><text:span text:style-name="T67"> </text:span><text:span text:style-name="T62">(שליח</text:span><text:span text:style-name="T67"> </text:span><text:span text:style-name="T62">כוליה</text:span><text:span text:style-name="T67"> </text:span><text:span text:style-name="T62">כורא</text:span><text:span text:style-name="T67"> </text:span><text:span text:style-name="T39">[או</text:span><text:span text:style-name="T46"> </text:span><text:span text:style-name="T39">את</text:span><text:span text:style-name="T46"> </text:span><text:span text:style-name="T39">הלתך]</text:span><text:span text:style-name="T62">)? או</text:span><text:span text:style-name="T67"> </text:span><text:span text:style-name="T62">עובר</text:span><text:span text:style-name="T67"> </text:span><text:span text:style-name="T62">על</text:span><text:span text:style-name="T67"> </text:span><text:span text:style-name="T62">דבריו</text:span><text:span text:style-name="T67"> </text:span><text:span text:style-name="T62">הוי, ולא</text:span><text:span text:style-name="T67"> </text:span><text:span text:style-name="T62">קנה</text:span><text:span text:style-name="T67"> </text:span><text:span text:style-name="T62">הלוקח</text:span><text:span text:style-name="T67"> </text:span><text:span text:style-name="T62">כלום?</text:span><text:span text:style-name="T26">)</text:span> </text:p>
      <text:p text:style-name="P3">אמר<text:span text:style-name="T1"> </text:span>רב<text:span text:style-name="T1"> </text:span>ששת: <text:span text:style-name="T26">(</text:span><text:span text:style-name="T62">מהכא</text:span><text:span text:style-name="T67"> </text:span><text:span text:style-name="T62">לא</text:span><text:span text:style-name="T67"> </text:span><text:span text:style-name="T62">תיפשוט, דהכא</text:span><text:span text:style-name="T67"> </text:span><text:span text:style-name="T62">- היינו</text:span><text:span text:style-name="T67"> </text:span><text:span text:style-name="T62">טעמא</text:span><text:span text:style-name="T67"> </text:span><text:span text:style-name="T62">דבעל</text:span><text:span text:style-name="T67"> </text:span><text:span text:style-name="T62">הבית</text:span><text:span text:style-name="T67"> </text:span><text:span text:style-name="T62">נמי</text:span><text:span text:style-name="T67"> </text:span><text:span text:style-name="T62">מעל:</text:span><text:span text:style-name="T26">)</text:span> דאמר<text:span text:style-name="T1"> </text:span>שליח<text:span text:style-name="T1"> </text:span>"טול<text:span text:style-name="T1"> </text:span>אחת<text:span text:style-name="T1"> </text:span>מדעתו<text:span text:style-name="T1"> </text:span>ואחת<text:span text:style-name="T1"> </text:span>מדעתי" <text:span text:style-name="T26">(</text:span><text:span text:style-name="T62">משום</text:span><text:span text:style-name="T67"> </text:span><text:span text:style-name="T62">דאמר</text:span><text:span text:style-name="T67"> </text:span><text:span text:style-name="T62">שליח</text:span><text:span text:style-name="T67"> </text:span><text:span text:style-name="T62">מדעתו, דהכי</text:span><text:span text:style-name="T67"> </text:span><text:span text:style-name="T62">אמר</text:span><text:span text:style-name="T67"> </text:span><text:span text:style-name="T62">שליחא</text:span><text:span text:style-name="T67"> </text:span><text:span text:style-name="T62">לאורחים</text:span><text:span text:style-name="T67"> </text:span><text:span text:style-name="T62">"טלו</text:span><text:span text:style-name="T67"> </text:span><text:span text:style-name="T62">לכם</text:span><text:span text:style-name="T67"> </text:span><text:span text:style-name="T62">שתי</text:span><text:span text:style-name="T67"> </text:span><text:span text:style-name="T62">חתיכות: האחד</text:span><text:span text:style-name="T67"> </text:span><text:span text:style-name="T62">מדעתו</text:span><text:span text:style-name="T67"> </text:span><text:span text:style-name="T62">של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ואידך</text:span><text:span text:style-name="T67"> </text:span><text:span text:style-name="T62">מדעתי", ואידך</text:span><text:span text:style-name="T67"> </text:span><text:span text:style-name="T62">לקחו</text:span><text:span text:style-name="T67"> </text:span><text:span text:style-name="T62">מדעתן, דהכא</text:span><text:span text:style-name="T67"> </text:span><text:span text:style-name="T62">ודאי</text:span><text:span text:style-name="T67"> </text:span><text:span text:style-name="T62">'מוסיף' הוי, ואיתעבידא</text:span><text:span text:style-name="T67"> </text:span><text:span text:style-name="T62">שליחותיה, ולכך</text:span><text:span text:style-name="T67"> </text:span><text:span text:style-name="T62">מעל</text:span><text:span text:style-name="T26">)</text:span>; <text:span text:style-name="T26">(</text:span><text:span text:style-name="T62">וכי</text:span><text:span text:style-name="T67"> </text:span><text:span text:style-name="T62">תימא: (אי</text:span><text:span text:style-name="T67"> </text:span><text:span text:style-name="T62">הכי) הא</text:span><text:span text:style-name="T67"> </text:span><text:span text:style-name="T62">פשיטא</text:span><text:span text:style-name="T67"> </text:span><text:span text:style-name="T62">דבעל</text:span><text:span text:style-name="T67"> </text:span><text:span text:style-name="T62">הבית</text:span><text:span text:style-name="T67"> </text:span><text:span text:style-name="T62">מעל</text:span><text:span text:style-name="T26">)</text:span> </text:p>
      <text:p text:style-name="P3"/>
      <text:p text:style-name="P3">(מעילה<text:span text:style-name="T1"> </text:span>כא,א)</text:p>
      <text:p text:style-name="P3">מהו<text:span text:style-name="T1"> </text:span>דתימא<text:span text:style-name="T1"> </text:span>עקר<text:span text:style-name="T1"> </text:span>שליח<text:span text:style-name="T1"> </text:span>שליחותיה<text:span text:style-name="T1"> </text:span>דבעל<text:span text:style-name="T1"> </text:span>הבית<text:span text:style-name="T1"> </text:span>ולא<text:span text:style-name="T1"> </text:span>למעול? - קא<text:span text:style-name="T1"> </text:span>משמע<text:span text:style-name="T1"> </text:span>לן<text:span text:style-name="T1"> </text:span><text:span text:style-name="T26">(</text:span><text:span text:style-name="T62">כיון</text:span><text:span text:style-name="T67"> </text:span><text:span text:style-name="T62">דאמר</text:span><text:span text:style-name="T67"> </text:span><text:span text:style-name="T62">"טלו</text:span><text:span text:style-name="T67"> </text:span><text:span text:style-name="T62">אחד</text:span><text:span text:style-name="T67"> </text:span><text:span text:style-name="T62">מדעתו</text:span><text:span text:style-name="T67"> </text:span><text:span text:style-name="T62">של</text:span><text:span text:style-name="T67"> </text:span><text:span text:style-name="T62">בעל</text:span><text:span text:style-name="T67"> </text:span><text:span text:style-name="T62">הבית", ודעתו</text:span><text:span text:style-name="T67"> </text:span><text:span text:style-name="T62">של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- היינו</text:span><text:span text:style-name="T67"> </text:span><text:span text:style-name="T62">שליחותיה, ומעל</text:span><text:span text:style-name="T26">)</text:span>.</text:p>
      <text:p text:style-name="P3"/>
      <text:p text:style-name="P3"/>
      <text:p text:style-name="P3">משנה:</text:p>
      <text:p text:style-name="P3">אמר<text:span text:style-name="T1"> </text:span>לו<text:span text:style-name="T1"> </text:span>"הבא<text:span text:style-name="T1"> </text:span>לי<text:span text:style-name="T1"> </text:span>מן<text:span text:style-name="T1"> </text:span>החלון<text:span text:style-name="T1"> </text:span>או<text:span text:style-name="T1"> </text:span>מן<text:span text:style-name="T1"> </text:span>הדלוסקמא<text:span text:style-name="T1"> </text:span><text:span text:style-name="T26">(</text:span><text:span text:style-name="T62">טליקא</text:span><text:span text:style-name="T67"> </text:span><text:span text:style-name="T62">דסבי, שקורין</text:span><text:span text:style-name="T67"> </text:span><text:span text:style-name="T62">טסק"א</text:span><text:span text:style-name="T67"> </text:span><text:span text:style-name="T39">[=שַׂק]</text:span><text:span text:style-name="T62"> בלע"ז</text:span><text:span text:style-name="T26">)</text:span>" והביא<text:span text:style-name="T1"> </text:span>לו, אף<text:span text:style-name="T1"> </text:span>על<text:span text:style-name="T1"> </text:span>פי<text:span text:style-name="T1"> </text:span>שאמר<text:span text:style-name="T1"> </text:span>בעל<text:span text:style-name="T1"> </text:span>הבית<text:span text:style-name="T1"> </text:span>"לא<text:span text:style-name="T1"> </text:span>היה<text:span text:style-name="T1"> </text:span>בלבי<text:span text:style-name="T1"> </text:span><text:span text:style-name="T26">(</text:span><text:span text:style-name="T62">שתביא</text:span><text:span text:style-name="T67"> </text:span><text:span text:style-name="T62">לי</text:span><text:span text:style-name="T67"> </text:span><text:span text:style-name="T62">אותו</text:span><text:span text:style-name="T67"> </text:span><text:span text:style-name="T62">ממקום</text:span><text:span text:style-name="T67"> </text:span><text:span text:style-name="T62">שהבאת</text:span><text:span text:style-name="T67"> </text:span><text:span text:style-name="T62">לי</text:span><text:span text:style-name="T26">)</text:span> אלא<text:span text:style-name="T1"> </text:span>מזה<text:span text:style-name="T1"> </text:span><text:span text:style-name="T26">(</text:span><text:span text:style-name="T62">האחר</text:span><text:span text:style-name="T26">)</text:span>" והביא<text:span text:style-name="T1"> </text:span>מזה<text:span text:style-name="T1"> </text:span>- בעל<text:span text:style-name="T1"> </text:span>הבית<text:span text:style-name="T1"> </text:span>מעל<text:span text:style-name="T1"> </text:span><text:span text:style-name="T26">(</text:span><text:span text:style-name="T62">שהרי</text:span><text:span text:style-name="T67"> </text:span><text:span text:style-name="T62">נעשית</text:span><text:span text:style-name="T67"> </text:span><text:span text:style-name="T62">שליחותו: דדברים</text:span><text:span text:style-name="T67"> </text:span><text:span text:style-name="T62">שבלב</text:span><text:span text:style-name="T67"> </text:span><text:span text:style-name="T62">שהוא</text:span><text:span text:style-name="T67"> </text:span><text:span text:style-name="T62">אומר</text:span><text:span text:style-name="T67"> </text:span><text:span text:style-name="T62">"לא</text:span><text:span text:style-name="T67"> </text:span><text:span text:style-name="T62">היה</text:span><text:span text:style-name="T67"> </text:span><text:span text:style-name="T62">בלבי</text:span><text:span text:style-name="T67"> </text:span><text:span text:style-name="T62">על</text:span><text:span text:style-name="T67"> </text:span><text:span text:style-name="T62">זה" - אינן</text:span><text:span text:style-name="T67"> </text:span><text:span text:style-name="T62">דברים</text:span><text:span text:style-name="T26">)</text:span>;</text:p>
      <text:p text:style-name="P3">אבל<text:span text:style-name="T1"> </text:span>אם<text:span text:style-name="T1"> </text:span>אמר<text:span text:style-name="T1"> </text:span>לו<text:span text:style-name="T1"> </text:span>"הבא<text:span text:style-name="T1"> </text:span>לי<text:span text:style-name="T1"> </text:span>מן<text:span text:style-name="T1"> </text:span>החלון" והביא<text:span text:style-name="T1"> </text:span>לו<text:span text:style-name="T1"> </text:span>מן<text:span text:style-name="T1"> </text:span>הדלוסקמא, או<text:span text:style-name="T1"> </text:span>"מן<text:span text:style-name="T1"> </text:span>הדלוסקמא" והביא<text:span text:style-name="T1"> </text:span>לו<text:span text:style-name="T1"> </text:span>מן<text:span text:style-name="T1"> </text:span>החלון<text:span text:style-name="T1"> </text:span>- השליח<text:span text:style-name="T1"> </text:span>מעל;</text:p>
      <text:p text:style-name="P3">שלח<text:span text:style-name="T1"> </text:span><text:span text:style-name="T26">(</text:span><text:span text:style-name="T62">פרוטה</text:span><text:span text:style-name="T67"> </text:span><text:span text:style-name="T62">של</text:span><text:span text:style-name="T67"> </text:span><text:span text:style-name="T62">הקדש</text:span><text:span text:style-name="T26">)</text:span> ביד<text:span text:style-name="T1"> </text:span>חרש<text:span text:style-name="T1"> </text:span>שוטה<text:span text:style-name="T1"> </text:span>וקטן: אם<text:span text:style-name="T1"> </text:span>עשו<text:span text:style-name="T1"> </text:span>שליחותו<text:span text:style-name="T1"> </text:span>- בעל<text:span text:style-name="T1"> </text:span>הבית<text:span text:style-name="T1"> </text:span>מעל; לא<text:span text:style-name="T1"> </text:span>עשו<text:span text:style-name="T1"> </text:span>שליחותו<text:span text:style-name="T1"> </text:span><text:span text:style-name="T26">(</text:span><text:span text:style-name="T62">ממה</text:span><text:span text:style-name="T67"> </text:span><text:span text:style-name="T62">שצוהו</text:span><text:span text:style-name="T67"> </text:span><text:span text:style-name="T62">בעל</text:span><text:span text:style-name="T67"> </text:span><text:span text:style-name="T62">הבית</text:span><text:span text:style-name="T26">)</text:span> - <text:span text:style-name="T26">(</text:span><text:span text:style-name="T62">בעל</text:span><text:span text:style-name="T67"> </text:span><text:span text:style-name="T62">הבית</text:span><text:span text:style-name="T67"> </text:span><text:span text:style-name="T62">לא</text:span><text:span text:style-name="T67"> </text:span><text:span text:style-name="T62">מעל</text:span><text:span text:style-name="T67"> </text:span><text:span text:style-name="T62">דלא</text:span><text:span text:style-name="T67"> </text:span><text:span text:style-name="T62">איתעבידא</text:span><text:span text:style-name="T67"> </text:span><text:span text:style-name="T62">שליחותיה</text:span><text:span text:style-name="T67"> </text:span><text:span text:style-name="T62">והם</text:span><text:span text:style-name="T67"> </text:span><text:span text:style-name="T62">לא</text:span><text:span text:style-name="T67"> </text:span><text:span text:style-name="T62">מעלו</text:span><text:span text:style-name="T67"> </text:span><text:span text:style-name="T62">דלאו</text:span><text:span text:style-name="T67"> </text:span><text:span text:style-name="T62">בני</text:span><text:span text:style-name="T67"> </text:span><text:span text:style-name="T62">דעה</text:span><text:span text:style-name="T67"> </text:span><text:span text:style-name="T62">נינהו, אלא</text:span><text:span text:style-name="T26">)</text:span> חנווני<text:span text:style-name="T1"> </text:span>מעל<text:span text:style-name="T1"> </text:span><text:span text:style-name="T26">(</text:span><text:span text:style-name="T62">לכשיוציא: כשיתן</text:span><text:span text:style-name="T67"> </text:span><text:span text:style-name="T62">אותה</text:span><text:span text:style-name="T67"> </text:span><text:span text:style-name="T62">פרוטה</text:span><text:span text:style-name="T67"> </text:span><text:span text:style-name="T62">לשום</text:span><text:span text:style-name="T67"> </text:span><text:span text:style-name="T62">אדם, דהשתא</text:span><text:span text:style-name="T67"> </text:span><text:span text:style-name="T62">הוא</text:span><text:span text:style-name="T67"> </text:span><text:span text:style-name="T62">משנה</text:span><text:span text:style-name="T67"> </text:span><text:span text:style-name="T62">לה</text:span><text:span text:style-name="T67"> </text:span><text:span text:style-name="T62">מקדש</text:span><text:span text:style-name="T67"> </text:span><text:span text:style-name="T62">לחול: כשמוציאה</text:span><text:span text:style-name="T26">)</text:span>;</text:p>
      <text:p text:style-name="P3"><text:soft-page-break/>שלח<text:span text:style-name="T1"> </text:span>ביד<text:span text:style-name="T1"> </text:span>פקח<text:span text:style-name="T1"> </text:span>ונזכר<text:span text:style-name="T1"> </text:span><text:span text:style-name="T26">(</text:span><text:span text:style-name="T62">בעל</text:span><text:span text:style-name="T67"> </text:span><text:span text:style-name="T62">הבית</text:span><text:span text:style-name="T67"> </text:span><text:span text:style-name="T62">שהיה</text:span><text:span text:style-name="T67"> </text:span><text:span text:style-name="T62">של</text:span><text:span text:style-name="T67"> </text:span><text:span text:style-name="T62">הקדש</text:span><text:span text:style-name="T26">)</text:span> עד<text:span text:style-name="T1"> </text:span>שלא<text:span text:style-name="T1"> </text:span>הגיע<text:span text:style-name="T1"> </text:span>אצל<text:span text:style-name="T1"> </text:span>חנווני<text:span text:style-name="T1"> </text:span><text:span text:style-name="T26">(</text:span><text:span text:style-name="T62">קודם</text:span><text:span text:style-name="T67"> </text:span><text:span text:style-name="T62">שהגיעה</text:span><text:span text:style-name="T67"> </text:span><text:span text:style-name="T62">ליד</text:span><text:span text:style-name="T67"> </text:span><text:span text:style-name="T62">חנווני</text:span><text:span text:style-name="T26">)</text:span> - חנווני<text:span text:style-name="T1"> </text:span>מעל<text:span text:style-name="T1"> </text:span><text:span text:style-name="T59">לכשיוציא</text:span><text:span text:style-name="T66"> </text:span><text:span text:style-name="T60">(</text:span><text:span text:style-name="T62">ולא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ולא</text:span><text:span text:style-name="T67"> </text:span><text:span text:style-name="T62">שליח: בעל</text:span><text:span text:style-name="T67"> </text:span><text:span text:style-name="T62">הבית</text:span><text:span text:style-name="T67"> </text:span><text:span text:style-name="T62">לא</text:span><text:span text:style-name="T67"> </text:span><text:span text:style-name="T62">מעל, דכיון</text:span><text:span text:style-name="T67"> </text:span><text:span text:style-name="T62">דנזכר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קודם</text:span><text:span text:style-name="T67"> </text:span><text:span text:style-name="T62">שנעשה</text:span><text:span text:style-name="T67"> </text:span><text:span text:style-name="T62">שליחותו</text:span><text:span text:style-name="T67"> </text:span><text:span text:style-name="T62">- איפטר</text:span><text:span text:style-name="T67"> </text:span><text:span text:style-name="T62">ליה</text:span><text:span text:style-name="T67"> </text:span><text:span text:style-name="T62">ממעילה, דהוה</text:span><text:span text:style-name="T67"> </text:span><text:span text:style-name="T62">ליה</text:span><text:span text:style-name="T67"> </text:span><text:span text:style-name="T62">מזיד, ומעילה</text:span><text:span text:style-name="T67"> </text:span><text:span text:style-name="T62">אינה</text:span><text:span text:style-name="T67"> </text:span><text:span text:style-name="T62">נוהגת</text:span><text:span text:style-name="T67"> </text:span><text:span text:style-name="T62">אלא</text:span><text:span text:style-name="T67"> </text:span><text:span text:style-name="T62">בשגגה, דכתיב</text:span><text:span text:style-name="T67"> </text:span><text:span text:style-name="T64">[ויקרא</text:span><text:span text:style-name="T68"> </text:span><text:span text:style-name="T64">ה,טו]</text:span><text:span text:style-name="T62"> </text:span><text:span text:style-name="T72">וחטאה</text:span><text:span text:style-name="T67"> </text:span><text:span text:style-name="T72">בשגגה</text:span><text:span text:style-name="T67"> </text:span><text:span text:style-name="T72">מקדשי</text:span><text:span text:style-name="T67"> </text:span><text:span text:style-name="T72">ה'</text:span><text:span text:style-name="T62">; ושליח</text:span><text:span text:style-name="T67"> </text:span><text:span text:style-name="T62">נמי</text:span><text:span text:style-name="T67"> </text:span><text:span text:style-name="T62">לא</text:span><text:span text:style-name="T67"> </text:span><text:span text:style-name="T62">מעל, שהרי</text:span><text:span text:style-name="T67"> </text:span><text:span text:style-name="T62">עשה</text:span><text:span text:style-name="T67"> </text:span><text:span text:style-name="T62">שליחותו! אבל</text:span><text:span text:style-name="T67"> </text:span><text:span text:style-name="T62">חנווני</text:span><text:span text:style-name="T67"> </text:span><text:span text:style-name="T62">מעל</text:span><text:span text:style-name="T67"> </text:span><text:span text:style-name="T62">לכשיוציא, דהואיל</text:span><text:span text:style-name="T67"> </text:span><text:span text:style-name="T62">ואינו</text:span><text:span text:style-name="T67"> </text:span><text:span text:style-name="T62">יודע</text:span><text:span text:style-name="T67"> </text:span><text:span text:style-name="T62">דשל</text:span><text:span text:style-name="T67"> </text:span><text:span text:style-name="T62">הקדש</text:span><text:span text:style-name="T67"> </text:span><text:span text:style-name="T62">היא</text:span><text:span text:style-name="T67"> </text:span><text:span text:style-name="T62">- הויא</text:span><text:span text:style-name="T67"> </text:span><text:span text:style-name="T62">שגגה</text:span><text:span text:style-name="T67"> </text:span><text:span text:style-name="T62">גביה</text:span><text:span text:style-name="T60">)</text:span>; </text:p>
      <text:p text:style-name="P3">כיצד<text:span text:style-name="T1"> </text:span>יעשה<text:span text:style-name="T1"> </text:span><text:span text:style-name="T26">(</text:span><text:span text:style-name="T62">בעל</text:span><text:span text:style-name="T67"> </text:span><text:span text:style-name="T62">הבית, כשנזכר</text:span><text:span text:style-name="T67"> </text:span><text:span text:style-name="T62">לו, שיוציא</text:span><text:span text:style-name="T67"> </text:span><text:span text:style-name="T62">החנווני</text:span><text:span text:style-name="T67"> </text:span><text:span text:style-name="T62">מידי</text:span><text:span text:style-name="T67"> </text:span><text:span text:style-name="T62">מעילה</text:span><text:span text:style-name="T26">)</text:span>?</text:p>
      <text:p text:style-name="P3">נוטל<text:span text:style-name="T1"> </text:span>פרוטה<text:span text:style-name="T1"> </text:span><text:span text:style-name="T26">(</text:span><text:span text:style-name="T62">של</text:span><text:span text:style-name="T67"> </text:span><text:span text:style-name="T62">חולין</text:span><text:span text:style-name="T26">)</text:span> או<text:span text:style-name="T1"> </text:span>כלי, ואומר<text:span text:style-name="T1"> </text:span><text:span text:style-name="T26">(</text:span><text:span text:style-name="T62">קודם</text:span><text:span text:style-name="T67"> </text:span><text:span text:style-name="T62">שיוציאנה</text:span><text:span text:style-name="T67"> </text:span><text:span text:style-name="T62">החנווני</text:span><text:span text:style-name="T26">)</text:span>: "פרוטה<text:span text:style-name="T1"> </text:span>של<text:span text:style-name="T1"> </text:span>הקדש<text:span text:style-name="T1"> </text:span>בכל<text:span text:style-name="T1"> </text:span>מקום<text:span text:style-name="T1"> </text:span>שהוא<text:span text:style-name="T1"> </text:span>מחולל<text:span text:style-name="T1"> </text:span>על<text:span text:style-name="T1"> </text:span>זה": שההקדש<text:span text:style-name="T1"> </text:span>נפדה<text:span text:style-name="T1"> </text:span>בכסף<text:span text:style-name="T1"> </text:span>ובשוה<text:span text:style-name="T1"> </text:span>כסף.<text:span text:style-name="T62"> </text:span></text:p>
      <text:p text:style-name="P29"/>
      <text:p text:style-name="P3">גמרא:</text:p>
      <text:p text:style-name="P3">מאי<text:span text:style-name="T1"> </text:span>קא<text:span text:style-name="T1"> </text:span>משמע<text:span text:style-name="T1"> </text:span>לן? </text:p>
      <text:p text:style-name="P3">דברים<text:span text:style-name="T1"> </text:span>שבלב<text:span text:style-name="T1"> </text:span>אינם<text:span text:style-name="T1"> </text:span>דברים.</text:p>
      <text:p text:style-name="P3"/>
      <text:p text:style-name="P3">שילח<text:span text:style-name="T1"> </text:span>ביד<text:span text:style-name="T1"> </text:span><text:span text:style-name="T59">חרש</text:span><text:span text:style-name="T66"> </text:span><text:span text:style-name="T59">שוטה</text:span><text:span text:style-name="T66"> </text:span><text:span text:style-name="T59">וקטן;</text:span> אם<text:span text:style-name="T1"> </text:span>עשו<text:span text:style-name="T1"> </text:span><text:span text:style-name="T26">[שליחותו</text:span><text:span text:style-name="T2"> </text:span><text:span text:style-name="T26">- בעל</text:span><text:span text:style-name="T2"> </text:span><text:span text:style-name="T26">הבית</text:span><text:span text:style-name="T2"> </text:span><text:span text:style-name="T26">מעל; לא</text:span><text:span text:style-name="T2"> </text:span><text:span text:style-name="T26">עשו</text:span><text:span text:style-name="T2"> </text:span><text:span text:style-name="T26">שליחותו</text:span><text:span text:style-name="T2"> </text:span><text:span text:style-name="T26">- חנווני</text:span><text:span text:style-name="T2"> </text:span><text:span text:style-name="T26">מעל]</text:span>: </text:p>
      <text:p text:style-name="P3">והא<text:span text:style-name="T1"> </text:span>לאו<text:span text:style-name="T1"> </text:span>בני<text:span text:style-name="T1"> </text:span>שליחותא<text:span text:style-name="T1"> </text:span>נינהו<text:span text:style-name="T1"> </text:span><text:span text:style-name="T26">(</text:span><text:span text:style-name="T62">הני</text:span><text:span text:style-name="T67"> </text:span><text:span text:style-name="T62">חרש</text:span><text:span text:style-name="T67"> </text:span><text:span text:style-name="T62">שוטה</text:span><text:span text:style-name="T67"> </text:span><text:span text:style-name="T62">וקטן, ואמאי</text:span><text:span text:style-name="T67"> </text:span><text:span text:style-name="T62">מעל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משיעשו</text:span><text:span text:style-name="T67"> </text:span><text:span text:style-name="T62">שליחותו</text:span><text:span text:style-name="T26">)</text:span>!?</text:p>
      <text:p text:style-name="P3">אמר<text:span text:style-name="T1"> </text:span>רבי<text:span text:style-name="T1"> </text:span>אלעזר: עשאום<text:span text:style-name="T1"> </text:span><text:span text:style-name="T26">(</text:span><text:span text:style-name="T62">לחרש</text:span><text:span text:style-name="T67"> </text:span><text:span text:style-name="T62">שוטה</text:span><text:span text:style-name="T67"> </text:span><text:span text:style-name="T62">וקטן</text:span><text:span text:style-name="T26">)</text:span> כמעטן<text:span text:style-name="T1"> </text:span>של<text:span text:style-name="T1"> </text:span>זיתים, דתנן<text:span text:style-name="T1"> </text:span><text:span text:style-name="T64">[טהרות</text:span><text:span text:style-name="T68"> </text:span><text:span text:style-name="T64">פ"ט</text:span><text:span text:style-name="T68"> </text:span><text:span text:style-name="T64">מ"א]</text:span>: '<text:span text:style-name="T106">הזיתים</text:span><text:span text:style-name="T107"> </text:span><text:span text:style-name="T106">מאימתי</text:span><text:span text:style-name="T107"> </text:span><text:span text:style-name="T106">מקבלין</text:span><text:span text:style-name="T107"> </text:span><text:span text:style-name="T106">טומאה? משיזיעו</text:span><text:span text:style-name="T107"> </text:span><text:span text:style-name="T106">זיעת</text:span><text:span text:style-name="T107"> </text:span><text:span text:style-name="T106">המעטן</text:span><text:span text:style-name="T107"> </text:span><text:span text:style-name="T26">(</text:span><text:span text:style-name="T62">שמחמת</text:span><text:span text:style-name="T67"> </text:span><text:span text:style-name="T62">שמונחים</text:span><text:span text:style-name="T67"> </text:span><text:span text:style-name="T62">במעטן</text:span><text:span text:style-name="T67"> </text:span><text:span text:style-name="T62">בדוחק</text:span><text:span text:style-name="T67"> </text:span><text:span text:style-name="T62">- מתחממין</text:span><text:span text:style-name="T67"> </text:span><text:span text:style-name="T62">ומזיעות</text:span><text:span text:style-name="T67"> </text:span><text:span text:style-name="T62">טיפות</text:span><text:span text:style-name="T67"> </text:span><text:span text:style-name="T62">שמן, ובאותה</text:span><text:span text:style-name="T67"> </text:span><text:span text:style-name="T62">זיעה</text:span><text:span text:style-name="T67"> </text:span><text:span text:style-name="T62">ניחא</text:span><text:span text:style-name="T67"> </text:span><text:span text:style-name="T62">ליה</text:span><text:span text:style-name="T67"> </text:span><text:span text:style-name="T62">לבעל</text:span><text:span text:style-name="T67"> </text:span><text:span text:style-name="T62">הבית</text:span><text:span text:style-name="T67"> </text:span><text:span text:style-name="T62">משום</text:span><text:span text:style-name="T67"> </text:span><text:span text:style-name="T62">דכבר</text:span><text:span text:style-name="T67"> </text:span><text:span text:style-name="T62">מתחילין</text:span><text:span text:style-name="T67"> </text:span><text:span text:style-name="T62">לכונסן</text:span><text:span text:style-name="T67"> </text:span><text:span text:style-name="T62">כדי</text:span><text:span text:style-name="T67"> </text:span><text:span text:style-name="T62">לסוחטן</text:span><text:span text:style-name="T67"> </text:span><text:span text:style-name="T62">בבד, וכיון</text:span><text:span text:style-name="T67"> </text:span><text:span text:style-name="T62">דניחא</text:span><text:span text:style-name="T67"> </text:span><text:span text:style-name="T62">ליה</text:span><text:span text:style-name="T67"> </text:span><text:span text:style-name="T62">בההיא</text:span><text:span text:style-name="T67"> </text:span><text:span text:style-name="T62">זיעה</text:span><text:span text:style-name="T67"> </text:span><text:span text:style-name="T62">- הרי</text:span><text:span text:style-name="T67"> </text:span><text:span text:style-name="T62">הן</text:span><text:span text:style-name="T67"> </text:span><text:span text:style-name="T62">מוכשרין</text:span><text:span text:style-name="T26">)</text:span> ולא<text:span text:style-name="T1"> </text:span>זיעת<text:span text:style-name="T1"> </text:span>הקופה<text:span text:style-name="T1"> </text:span><text:span text:style-name="T26">(</text:span><text:span text:style-name="T62">אותה</text:span><text:span text:style-name="T67"> </text:span><text:span text:style-name="T62">זיעה</text:span><text:span text:style-name="T67"> </text:span><text:span text:style-name="T62">שמזיעין</text:span><text:span text:style-name="T67"> </text:span><text:span text:style-name="T62">בקופה</text:span><text:span text:style-name="T67"> </text:span><text:span text:style-name="T62">כשמלקטין</text:span><text:span text:style-name="T67"> </text:span><text:span text:style-name="T62">אותן; דההיא</text:span><text:span text:style-name="T67"> </text:span><text:span text:style-name="T62">זיעה</text:span><text:span text:style-name="T67"> </text:span><text:span text:style-name="T62">לא</text:span><text:span text:style-name="T67"> </text:span><text:span text:style-name="T62">חשיבא</text:span><text:span text:style-name="T67"> </text:span><text:span text:style-name="T62">ליה</text:span><text:span text:style-name="T67"> </text:span><text:span text:style-name="T62">ולא</text:span><text:span text:style-name="T67"> </text:span><text:span text:style-name="T62">ניחא</text:span><text:span text:style-name="T67"> </text:span><text:span text:style-name="T62">ליה, ולא</text:span><text:span text:style-name="T67"> </text:span><text:span text:style-name="T62">מכשרא</text:span><text:span text:style-name="T67"> </text:span><text:span text:style-name="T62">לקבל</text:span><text:span text:style-name="T67"> </text:span><text:span text:style-name="T62">טומאה; ומכל</text:span><text:span text:style-name="T67"> </text:span><text:span text:style-name="T62">מקום</text:span><text:span text:style-name="T67"> </text:span><text:span text:style-name="T62">האי</text:span><text:span text:style-name="T67"> </text:span><text:span text:style-name="T62">'זיעת</text:span><text:span text:style-name="T67"> </text:span><text:span text:style-name="T62">המעטן' דניחא</text:span><text:span text:style-name="T67"> </text:span><text:span text:style-name="T62">ליה</text:span><text:span text:style-name="T67"> </text:span><text:span text:style-name="T62">בגווה</text:span><text:span text:style-name="T67"> </text:span><text:span text:style-name="T62">- אמרינן</text:span><text:span text:style-name="T67"> </text:span><text:span text:style-name="T62">דקעביד</text:span><text:span text:style-name="T67"> </text:span><text:span text:style-name="T62">שליחותיה</text:span><text:span text:style-name="T67"> </text:span><text:span text:style-name="T62">דבעל</text:span><text:span text:style-name="T67"> </text:span><text:span text:style-name="T62">הבית: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מעטן</text:span><text:span text:style-name="T67"> </text:span><text:span text:style-name="T62">לאו</text:span><text:span text:style-name="T67"> </text:span><text:span text:style-name="T62">בר</text:span><text:span text:style-name="T67"> </text:span><text:span text:style-name="T62">זיעה</text:span><text:span text:style-name="T67"> </text:span><text:span text:style-name="T62">הוא</text:span><text:span text:style-name="T67"> </text:span><text:span text:style-name="T62">- חשיבא</text:span><text:span text:style-name="T67"> </text:span><text:span text:style-name="T62">הא</text:span><text:span text:style-name="T67"> </text:span><text:span text:style-name="T62">זיעה</text:span><text:span text:style-name="T67"> </text:span><text:span text:style-name="T62">ומכשרא</text:span><text:span text:style-name="T67"> </text:span><text:span text:style-name="T62">לטומאה, הא</text:span><text:span text:style-name="T67"> </text:span><text:span text:style-name="T62">נמי: חרש</text:span><text:span text:style-name="T67"> </text:span><text:span text:style-name="T62">שוטה</text:span><text:span text:style-name="T67"> </text:span><text:span text:style-name="T62">וקטן, 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ו</text:span><text:span text:style-name="T67"> </text:span><text:span text:style-name="T62">בני</text:span><text:span text:style-name="T67"> </text:span><text:span text:style-name="T62">דעה</text:span><text:span text:style-name="T67"> </text:span><text:span text:style-name="T62">נינהו, כי</text:span><text:span text:style-name="T67"> </text:span><text:span text:style-name="T62">איתעבידא</text:span><text:span text:style-name="T67"> </text:span><text:span text:style-name="T62">שליחותיה</text:span><text:span text:style-name="T67"> </text:span><text:span text:style-name="T62">על</text:span><text:span text:style-name="T67"> </text:span><text:span text:style-name="T62">ידיהן, הואיל</text:span><text:span text:style-name="T67"> </text:span><text:span text:style-name="T62">וניחא</text:span><text:span text:style-name="T67"> </text:span><text:span text:style-name="T62">ליה</text:span><text:span text:style-name="T67"> </text:span><text:span text:style-name="T62">בגוויה</text:span><text:span text:style-name="T67"> </text:span><text:span text:style-name="T62">- מעל</text:span><text:span text:style-name="T26">)</text:span>';</text:p>
      <text:p text:style-name="P3">רבי<text:span text:style-name="T1"> </text:span>יוחנן<text:span text:style-name="T1"> </text:span>אמר: כאותה<text:span text:style-name="T1"> </text:span>ששנינו<text:span text:style-name="T1"> </text:span><text:span text:style-name="T64">[תוספתא</text:span><text:span text:style-name="T68"> </text:span><text:span text:style-name="T64">עירובין</text:span><text:span text:style-name="T68"> </text:span><text:span text:style-name="T64">פ"ב</text:span><text:span text:style-name="T68"> </text:span><text:span text:style-name="T64">מ"ט]</text:span>: '<text:span text:style-name="T106">נתנו</text:span><text:span text:style-name="T107"> </text:span><text:span text:style-name="T26">(</text:span><text:span text:style-name="T62">לעירוב</text:span><text:span text:style-name="T26">)</text:span> על<text:span text:style-name="T1"> </text:span>גבי<text:span text:style-name="T1"> </text:span>הקוף<text:span text:style-name="T1"> </text:span>והוליכו, או<text:span text:style-name="T1"> </text:span>על<text:span text:style-name="T1"> </text:span>גבי<text:span text:style-name="T1"> </text:span>הפיל<text:span text:style-name="T1"> </text:span>והוליכו<text:span text:style-name="T1"> </text:span>- הרי<text:span text:style-name="T1"> </text:span>זה<text:span text:style-name="T1"> </text:span>עירוב' אלמא<text:span text:style-name="T1"> </text:span>קא<text:span text:style-name="T1"> </text:span>עבדא<text:span text:style-name="T1"> </text:span>שליחותיה<text:span text:style-name="T1"> </text:span><text:span text:style-name="T26">(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לא</text:span><text:span text:style-name="T67"> </text:span><text:span text:style-name="T62">הוי</text:span><text:span text:style-name="T67"> </text:span><text:span text:style-name="T62">בן</text:span><text:span text:style-name="T67"> </text:span><text:span text:style-name="T62">דעת, הואיל</text:span><text:span text:style-name="T67"> </text:span><text:span text:style-name="T62">ואיתעבידא</text:span><text:span text:style-name="T67"> </text:span><text:span text:style-name="T62">שליחותיה</text:span><text:span text:style-name="T67"> </text:span><text:span text:style-name="T62">- הוי</text:span><text:span text:style-name="T67"> </text:span><text:span text:style-name="T62">עירוב</text:span><text:span text:style-name="T26">)</text:span> - הכי<text:span text:style-name="T1"> </text:span>נמי<text:span text:style-name="T1"> </text:span><text:span text:style-name="T26">(</text:span><text:span text:style-name="T62">גבי</text:span><text:span text:style-name="T67"> </text:span><text:span text:style-name="T62">חרש</text:span><text:span text:style-name="T67"> </text:span><text:span text:style-name="T62">שוטה</text:span><text:span text:style-name="T67"> </text:span><text:span text:style-name="T62">וקטן</text:span><text:span text:style-name="T26">)</text:span> איתעביד<text:span text:style-name="T1"> </text:span>שליחותיה. </text:p>
      <text:p text:style-name="P3"/>
      <text:p text:style-name="P3">שלח<text:span text:style-name="T1"> </text:span>ביד<text:span text:style-name="T1"> </text:span>פקח<text:span text:style-name="T1"> </text:span><text:span text:style-name="T26">[ונזכר</text:span><text:span text:style-name="T2"> </text:span><text:span text:style-name="T26">עד</text:span><text:span text:style-name="T2"> </text:span><text:span text:style-name="T26">שלא</text:span><text:span text:style-name="T2"> </text:span><text:span text:style-name="T26">הגיע</text:span><text:span text:style-name="T2"> </text:span><text:span text:style-name="T26">אצל</text:span><text:span text:style-name="T2"> </text:span><text:span text:style-name="T26">חנווני</text:span><text:span text:style-name="T2"> </text:span><text:span text:style-name="T26">- חנווני</text:span><text:span text:style-name="T2"> </text:span><text:span text:style-name="T26">מעל</text:span><text:span text:style-name="T2"> </text:span><text:span text:style-name="T60">לכשיוציא</text:span><text:span text:style-name="T26">]</text:span>: </text:p>
      <text:p text:style-name="P3">ואף<text:span text:style-name="T1"> </text:span>על<text:span text:style-name="T1"> </text:span>גב<text:span text:style-name="T1"> </text:span>דלא<text:span text:style-name="T1"> </text:span>אידכר<text:span text:style-name="T1"> </text:span>שליח? ורמינהי<text:span text:style-name="T1"> </text:span><text:span text:style-name="T64">[תוספתא</text:span><text:span text:style-name="T68"> </text:span><text:span text:style-name="T64">מעילה</text:span><text:span text:style-name="T68"> </text:span><text:span text:style-name="T64">פ"ב</text:span><text:span text:style-name="T68"> </text:span><text:span text:style-name="T64">מ"ג]</text:span> '<text:span text:style-name="T106">נזכר</text:span><text:span text:style-name="T107"> </text:span><text:span text:style-name="T106">בעל</text:span><text:span text:style-name="T107"> </text:span><text:span text:style-name="T106">הבית</text:span><text:span text:style-name="T107"> </text:span><text:span text:style-name="T106">ולא</text:span><text:span text:style-name="T107"> </text:span><text:span text:style-name="T106">נזכר</text:span><text:span text:style-name="T107"> </text:span><text:span text:style-name="T106">שליח</text:span><text:span text:style-name="T107"> </text:span><text:span text:style-name="T106">- השליח</text:span><text:span text:style-name="T107"> </text:span><text:span text:style-name="T106">מעל</text:span><text:span text:style-name="T1"> </text:span><text:span text:style-name="T26">(</text:span><text:span text:style-name="T62">דכיון</text:span><text:span text:style-name="T67"> </text:span><text:span text:style-name="T62">שנזכר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- דהוה</text:span><text:span text:style-name="T67"> </text:span><text:span text:style-name="T62">ליה</text:span><text:span text:style-name="T67"> </text:span><text:span text:style-name="T62">מזיד</text:span><text:span text:style-name="T67"> </text:span><text:span text:style-name="T62">- פטור</text:span><text:span text:style-name="T67"> </text:span><text:span text:style-name="T62">ממעילה, אבל</text:span><text:span text:style-name="T67"> </text:span><text:span text:style-name="T62">השליח</text:span><text:span text:style-name="T67"> </text:span><text:span text:style-name="T62">- דשוגג</text:span><text:span text:style-name="T67"> </text:span><text:span text:style-name="T62">הוא</text:span><text:span text:style-name="T67"> – </text:span><text:span text:style-name="T62">מעל; והיינו</text:span><text:span text:style-name="T67"> </text:span><text:span text:style-name="T62">דאמר</text:span><text:span text:style-name="T67"> </text:span><text:span text:style-name="T62">במסכת</text:span><text:span text:style-name="T67"> </text:span><text:span text:style-name="T62">חגיגה: האי</text:span><text:span text:style-name="T67"> </text:span><text:span text:style-name="T62">דמעל</text:span><text:span text:style-name="T67"> </text:span><text:span text:style-name="T62">השליח</text:span><text:span text:style-name="T67"> </text:span><text:span text:style-name="T62">- היינו</text:span><text:span text:style-name="T67"> </text:span><text:span text:style-name="T62">כהררין</text:span><text:span text:style-name="T67"> </text:span><text:span text:style-name="T62">התלויין</text:span><text:span text:style-name="T67"> </text:span><text:span text:style-name="T62">בשערה: דשליח</text:span><text:span text:style-name="T67"> </text:span><text:span text:style-name="T62">ענייא, מאי</text:span><text:span text:style-name="T67"> </text:span><text:span text:style-name="T62">עביד? הא</text:span><text:span text:style-name="T67"> </text:span><text:span text:style-name="T62">לא</text:span><text:span text:style-name="T67"> </text:span><text:span text:style-name="T62">עביד</text:span><text:span text:style-name="T67"> </text:span><text:span text:style-name="T62">אלא</text:span><text:span text:style-name="T67"> </text:span><text:span text:style-name="T62">שליחותיה</text:span><text:span text:style-name="T67"> </text:span><text:span text:style-name="T62">דבעל</text:span><text:span text:style-name="T67"> </text:span><text:span text:style-name="T62">הבית!</text:span><text:span text:style-name="T26">)</text:span>?</text:p>
      <text:p text:style-name="P3">אמר<text:span text:style-name="T1"> </text:span>רב<text:span text:style-name="T1"> </text:span>ששת: מתניתין<text:span text:style-name="T1"> </text:span><text:span text:style-name="T26">(</text:span><text:span text:style-name="T62">היינו</text:span><text:span text:style-name="T67"> </text:span><text:span text:style-name="T62">טעמא</text:span><text:span text:style-name="T67"> </text:span><text:span text:style-name="T62">דחנווני</text:span><text:span text:style-name="T67"> </text:span><text:span text:style-name="T62">לחודיה</text:span><text:span text:style-name="T67"> </text:span><text:span text:style-name="T62">מעל</text:span><text:span text:style-name="T26">)</text:span> - כשנזכרו<text:span text:style-name="T1"> </text:span>שניהם<text:span text:style-name="T1"> </text:span><text:span text:style-name="T26">(</text:span><text:span text:style-name="T62">בעל</text:span><text:span text:style-name="T67"> </text:span><text:span text:style-name="T62">הבית</text:span><text:span text:style-name="T67"> </text:span><text:span text:style-name="T62">ושליח, והחנווני</text:span><text:span text:style-name="T67"> </text:span><text:span text:style-name="T62">לא</text:span><text:span text:style-name="T67"> </text:span><text:span text:style-name="T62">נזכר; דשניהם: בעל</text:span><text:span text:style-name="T67"> </text:span><text:span text:style-name="T62">הבית</text:span><text:span text:style-name="T67"> </text:span><text:span text:style-name="T62">והשליח</text:span><text:span text:style-name="T67"> </text:span><text:span text:style-name="T62">- הוו</text:span><text:span text:style-name="T67"> </text:span><text:span text:style-name="T62">להו</text:span><text:span text:style-name="T67"> </text:span><text:span text:style-name="T62">מזידין, ולכך</text:span><text:span text:style-name="T67"> </text:span><text:span text:style-name="T62">לא</text:span><text:span text:style-name="T67"> </text:span><text:span text:style-name="T62">מעלו</text:span><text:span text:style-name="T67"> </text:span><text:span text:style-name="T62">אלא</text:span><text:span text:style-name="T67"> </text:span><text:span text:style-name="T62">חנווני</text:span><text:span text:style-name="T67"> </text:span><text:span text:style-name="T62">לחודיה, דהוה</text:span><text:span text:style-name="T67"> </text:span><text:span text:style-name="T62">שוגג</text:span><text:span text:style-name="T26">)</text:span>.</text:p>
      <text:p text:style-name="P3"/>
      <text:p text:style-name="P3"/>
      <text:p text:style-name="P3">משנה:</text:p>
      <text:p text:style-name="P3">נתן<text:span text:style-name="T1"> </text:span>לו<text:span text:style-name="T1"> </text:span>פרוטה<text:span text:style-name="T1"> </text:span><text:span text:style-name="T26">[ו]</text:span>אמר<text:span text:style-name="T1"> </text:span>לו: "הבא<text:span text:style-name="T1"> </text:span>לי<text:span text:style-name="T1"> </text:span>בחציה<text:span text:style-name="T1"> </text:span>נרות<text:span text:style-name="T1"> </text:span><text:span text:style-name="T26">(</text:span><text:span text:style-name="T62">בחציה</text:span><text:span text:style-name="T67"> </text:span><text:span text:style-name="T62">כלי</text:span><text:span text:style-name="T67"> </text:span><text:span text:style-name="T62">חרס</text:span><text:span text:style-name="T67"> </text:span><text:span text:style-name="T62">שמדליקין</text:span><text:span text:style-name="T67"> </text:span><text:span text:style-name="T62">בו</text:span><text:span text:style-name="T67"> </text:span><text:span text:style-name="T62">את</text:span><text:span text:style-name="T67"> </text:span><text:span text:style-name="T62">הנרות</text:span><text:span text:style-name="T26">)</text:span> ובחציה<text:span text:style-name="T1"> </text:span>פתילות", והלך<text:span text:style-name="T1"> </text:span>והביא<text:span text:style-name="T1"> </text:span>לו<text:span text:style-name="T1"> </text:span>בכולה<text:span text:style-name="T1"> </text:span>פתילות<text:span text:style-name="T1"> </text:span>או<text:span text:style-name="T1"> </text:span>בכולה<text:span text:style-name="T1"> </text:span>נרות, או<text:span text:style-name="T1"> </text:span>שאמר<text:span text:style-name="T1"> </text:span>לו<text:span text:style-name="T1"> </text:span>"הבא<text:span text:style-name="T1"> </text:span>לי<text:span text:style-name="T1"> </text:span>בכולה<text:span text:style-name="T1"> </text:span>נרות" או<text:span text:style-name="T1"> </text:span>"בכולה<text:span text:style-name="T1"> </text:span>פתילות" <text:span text:style-name="T26">(</text:span><text:span text:style-name="T62">שניהם</text:span><text:span text:style-name="T67"> </text:span><text:span text:style-name="T62">לא</text:span><text:span text:style-name="T67"> </text:span><text:span text:style-name="T62">מעלו: בעל</text:span><text:span text:style-name="T67"> </text:span><text:span text:style-name="T62">הבית</text:span><text:span text:style-name="T67"> </text:span><text:span text:style-name="T62">לא</text:span><text:span text:style-name="T67"> </text:span><text:span text:style-name="T62">מעל, שלא</text:span><text:span text:style-name="T67"> </text:span><text:span text:style-name="T62">נעשה</text:span><text:span text:style-name="T67"> </text:span><text:span text:style-name="T62">שליחותו, והשליח</text:span><text:span text:style-name="T67"> </text:span><text:span text:style-name="T62">נמי</text:span><text:span text:style-name="T67"> </text:span><text:span text:style-name="T62">לא</text:span><text:span text:style-name="T67"> </text:span><text:span text:style-name="T62">מעל: שבדבר</text:span><text:span text:style-name="T67"> </text:span><text:span text:style-name="T62">ששינה</text:span><text:span text:style-name="T67"> </text:span><text:span text:style-name="T62">בו</text:span><text:span text:style-name="T67"> </text:span><text:span text:style-name="T62">שליחותו</text:span><text:span text:style-name="T67"> </text:span><text:span text:style-name="T62">לא</text:span><text:span text:style-name="T67"> </text:span><text:span text:style-name="T62">היה</text:span><text:span text:style-name="T67"> </text:span><text:span text:style-name="T62">בו</text:span><text:span text:style-name="T67"> </text:span><text:span text:style-name="T62">אלא</text:span><text:span text:style-name="T67"> </text:span><text:span text:style-name="T62">חצי</text:span><text:span text:style-name="T67"> </text:span><text:span text:style-name="T62">פרוטה, ואין</text:span><text:span text:style-name="T67"> </text:span><text:span text:style-name="T62">מעילה</text:span><text:span text:style-name="T67"> </text:span><text:span text:style-name="T62">בחצי</text:span><text:span text:style-name="T67"> </text:span><text:span text:style-name="T62">פרוטה</text:span><text:span text:style-name="T26">)</text:span>, והלך<text:span text:style-name="T1"> </text:span>והביא<text:span text:style-name="T1"> </text:span>בחציה<text:span text:style-name="T1"> </text:span>נרות<text:span text:style-name="T1"> </text:span>ובחציה<text:span text:style-name="T1"> </text:span>פתילות<text:span text:style-name="T1"> </text:span>- <text:span text:style-name="T26">(</text:span><text:span text:style-name="T62">הכי</text:span><text:span text:style-name="T67"> </text:span><text:span text:style-name="T62">נמי</text:span><text:span text:style-name="T26">)</text:span> שניהם<text:span text:style-name="T1"> </text:span>לא<text:span text:style-name="T1"> </text:span>מעלו<text:span text:style-name="T1"> </text:span><text:span text:style-name="T26">(</text:span><text:span text:style-name="T62">משום</text:span><text:span text:style-name="T67"> </text:span><text:span text:style-name="T62">טעמא</text:span><text:span text:style-name="T67"> </text:span><text:span text:style-name="T62">דרישא</text:span><text:span text:style-name="T26">)</text:span>;</text:p>
      <text:p text:style-name="P3">אבל<text:span text:style-name="T1"> </text:span>אם<text:span text:style-name="T1"> </text:span>אמר<text:span text:style-name="T1"> </text:span>לו<text:span text:style-name="T1"> </text:span>"הבא<text:span text:style-name="T1"> </text:span>לי<text:span text:style-name="T1"> </text:span>בחציה<text:span text:style-name="T1"> </text:span>נרות<text:span text:style-name="T1"> </text:span>ממקום<text:span text:style-name="T1"> </text:span>פלוני<text:span text:style-name="T1"> </text:span>ובחציה<text:span text:style-name="T1"> </text:span>פתילות<text:span text:style-name="T1"> </text:span>ממקום<text:span text:style-name="T1"> </text:span>פלוני", והלך<text:span text:style-name="T1"> </text:span>והביא<text:span text:style-name="T1"> </text:span>לו<text:span text:style-name="T1"> </text:span>נרות<text:span text:style-name="T1"> </text:span>ממקום<text:span text:style-name="T1"> </text:span>פתילות<text:span text:style-name="T1"> </text:span>ופתילות<text:span text:style-name="T1"> </text:span>ממקום<text:span text:style-name="T1"> </text:span>נרות<text:span text:style-name="T1"> </text:span>- השליח<text:span text:style-name="T1"> </text:span><text:span text:style-name="T26">(</text:span><text:span text:style-name="T62">ששינה</text:span><text:span text:style-name="T67"> </text:span><text:span text:style-name="T62">שליחותו</text:span><text:span text:style-name="T67"> </text:span><text:span text:style-name="T62">בפרוטה</text:span><text:span text:style-name="T67"> </text:span><text:span text:style-name="T62">שלמה</text:span><text:span text:style-name="T26">)</text:span> מעל;</text:p>
      <text:p text:style-name="P3">נתן<text:span text:style-name="T1"> </text:span>לו<text:span text:style-name="T1"> </text:span>שתי<text:span text:style-name="T1"> </text:span>פרוטות<text:span text:style-name="T1"> </text:span>ואמר<text:span text:style-name="T1"> </text:span>לו<text:span text:style-name="T1"> </text:span>"לך<text:span text:style-name="T1"> </text:span>והבא<text:span text:style-name="T1"> </text:span>לי<text:span text:style-name="T1"> </text:span>אתרוג", והלך<text:span text:style-name="T1"> </text:span>והביא<text:span text:style-name="T1"> </text:span>לו<text:span text:style-name="T1"> </text:span>באחת<text:span text:style-name="T1"> </text:span>אתרוג<text:span text:style-name="T1"> </text:span>ובאחת<text:span text:style-name="T1"> </text:span>רימון<text:span text:style-name="T1"> </text:span>- שניהם<text:span text:style-name="T1"> </text:span>מעלו<text:span text:style-name="T1"> </text:span><text:span text:style-name="T26">(</text:span><text:span text:style-name="T62">דהא</text:span><text:span text:style-name="T67"> </text:span><text:span text:style-name="T62">נעשית</text:span><text:span text:style-name="T67"> </text:span><text:span text:style-name="T62">שליחותו</text:span><text:span text:style-name="T67"> </text:span><text:span text:style-name="T62">של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בפרוטה, והשליח</text:span><text:span text:style-name="T67"> </text:span><text:span text:style-name="T62">נמי</text:span><text:span text:style-name="T67"> </text:span><text:span text:style-name="T62">שינה</text:span><text:span text:style-name="T67"> </text:span><text:span text:style-name="T62">בפרוטה</text:span><text:span text:style-name="T26">)</text:span>;</text:p>
      <text:p text:style-name="P3">רבי<text:span text:style-name="T1"> </text:span>יהודה<text:span text:style-name="T1"> </text:span>אומר: בעל<text:span text:style-name="T1"> </text:span>הבית<text:span text:style-name="T1"> </text:span>לא<text:span text:style-name="T1"> </text:span>מעל, שהוא<text:span text:style-name="T1"> </text:span>אומר<text:span text:style-name="T1"> </text:span>לו<text:span text:style-name="T1"> </text:span>'אתרוג<text:span text:style-name="T1"> </text:span>גדול<text:span text:style-name="T1"> </text:span><text:span text:style-name="T26">(</text:span><text:span text:style-name="T62">בשתי</text:span><text:span text:style-name="T67"> </text:span><text:span text:style-name="T62">פרוטות</text:span><text:span text:style-name="T26">)</text:span> הייתי<text:span text:style-name="T1"> </text:span>מבקש<text:span text:style-name="T1"> </text:span>והבאת<text:span text:style-name="T1"> </text:span>לי<text:span text:style-name="T1"> </text:span>קטן<text:span text:style-name="T1"> </text:span>ורע<text:span text:style-name="T1"> </text:span><text:span text:style-name="T26">(</text:span><text:span text:style-name="T62">שלא</text:span><text:span text:style-name="T67"> </text:span><text:span text:style-name="T62">הייתי</text:span><text:span text:style-name="T67"> </text:span><text:span text:style-name="T62">מבקש</text:span><text:span text:style-name="T67"> </text:span><text:span text:style-name="T62">כן</text:span><text:span text:style-name="T26">)</text:span>';</text:p>
      <text:p text:style-name="P3"><text:soft-page-break/>נתן<text:span text:style-name="T1"> </text:span>לו<text:span text:style-name="T1"> </text:span>דינר<text:span text:style-name="T1"> </text:span>זהב<text:span text:style-name="T1"> </text:span>ואמר<text:span text:style-name="T1"> </text:span>לו<text:span text:style-name="T1"> </text:span>"לך<text:span text:style-name="T1"> </text:span>והבא<text:span text:style-name="T1"> </text:span>לי<text:span text:style-name="T1"> </text:span>חלוק"<text:span text:style-name="T62"> </text:span></text:p>
      <text:p text:style-name="P3"/>
      <text:p text:style-name="P3">(מעילה<text:span text:style-name="T1"> </text:span>כא,ב)</text:p>
      <text:p text:style-name="P3"><text:span text:style-name="T40">המשך</text:span><text:span text:style-name="T45"> </text:span><text:span text:style-name="T40">המשנה</text:span><text:tab/></text:p>
      <text:p text:style-name="P3">והלך<text:span text:style-name="T1"> </text:span>והביא<text:span text:style-name="T1"> </text:span>לו<text:span text:style-name="T1"> </text:span>בשלשה<text:span text:style-name="T1"> </text:span><text:span text:style-name="T26">(</text:span><text:span text:style-name="T62">דינרי</text:span><text:span text:style-name="T67"> </text:span><text:span text:style-name="T62">כסף, שהוא</text:span><text:span text:style-name="T67"> </text:span><text:span text:style-name="T62">חצי</text:span><text:span text:style-name="T67"> </text:span><text:span text:style-name="T62">דינר</text:span><text:span text:style-name="T67"> </text:span><text:span text:style-name="T62">זהב</text:span><text:span text:style-name="T26">)</text:span> חלוק<text:span text:style-name="T1"> </text:span>ובשלשה<text:span text:style-name="T1"> </text:span>טלית<text:span text:style-name="T1"> </text:span>- שניהם<text:span text:style-name="T1"> </text:span>מעלו<text:span text:style-name="T1"> </text:span><text:span text:style-name="T26">(</text:span><text:span text:style-name="T62">דבעל</text:span><text:span text:style-name="T67"> </text:span><text:span text:style-name="T62">הבית</text:span><text:span text:style-name="T67"> </text:span><text:span text:style-name="T62">נעשית</text:span><text:span text:style-name="T67"> </text:span><text:span text:style-name="T62">שליחותו</text:span><text:span text:style-name="T67"> </text:span><text:span text:style-name="T62">ביותר</text:span><text:span text:style-name="T67"> </text:span><text:span text:style-name="T62">מכדי</text:span><text:span text:style-name="T67"> </text:span><text:span text:style-name="T62">פרוטה, והשליח</text:span><text:span text:style-name="T67"> </text:span><text:span text:style-name="T62">מעל</text:span><text:span text:style-name="T67"> </text:span><text:span text:style-name="T62">ביותר</text:span><text:span text:style-name="T67"> </text:span><text:span text:style-name="T62">משוה</text:span><text:span text:style-name="T67"> </text:span><text:span text:style-name="T62">פרוטה</text:span><text:span text:style-name="T26">)</text:span>;</text:p>
      <text:p text:style-name="P3">רבי<text:span text:style-name="T1"> </text:span>יהודה<text:span text:style-name="T1"> </text:span>אומר: בעל<text:span text:style-name="T1"> </text:span>הבית<text:span text:style-name="T1"> </text:span>לא<text:span text:style-name="T1"> </text:span>מעל, שהוא<text:span text:style-name="T1"> </text:span>אומר<text:span text:style-name="T1"> </text:span>לו<text:span text:style-name="T1"> </text:span>"חלוק<text:span text:style-name="T1"> </text:span>גדול<text:span text:style-name="T1"> </text:span>הייתי<text:span text:style-name="T1"> </text:span>מבקש<text:span text:style-name="T1"> </text:span>והבאת<text:span text:style-name="T1"> </text:span>לי<text:span text:style-name="T1"> </text:span>קטן<text:span text:style-name="T1"> </text:span>ורע<text:span text:style-name="T1"> </text:span><text:span text:style-name="T26">(</text:span><text:span text:style-name="T62">ולא</text:span><text:span text:style-name="T67"> </text:span><text:span text:style-name="T62">עשית</text:span><text:span text:style-name="T67"> </text:span><text:span text:style-name="T62">שליחותי</text:span><text:span text:style-name="T67"> </text:span><text:span text:style-name="T62">כלל</text:span><text:span text:style-name="T26">)</text:span>".<text:span text:style-name="T62"> </text:span></text:p>
      <text:p text:style-name="P3"/>
      <text:p text:style-name="P3">גמרא:</text:p>
      <text:p text:style-name="P3">שמעת<text:span text:style-name="T1"> </text:span>מינה: מאן<text:span text:style-name="T1"> </text:span>דאמר<text:span text:style-name="T1"> </text:span>לשלוחו<text:span text:style-name="T1"> </text:span>"זיל<text:span text:style-name="T1"> </text:span>זבן<text:span text:style-name="T1"> </text:span>לי<text:span text:style-name="T1"> </text:span>כורא<text:span text:style-name="T1"> </text:span>דארעא", ואזל<text:span text:style-name="T1"> </text:span>וזבן<text:span text:style-name="T1"> </text:span>ליה<text:span text:style-name="T1"> </text:span>ליתכא<text:span text:style-name="T1"> </text:span>- קני<text:span text:style-name="T1"> </text:span>לוקח<text:span text:style-name="T1"> </text:span><text:span text:style-name="T26">(</text:span><text:span text:style-name="T62">כלומר: שמעת</text:span><text:span text:style-name="T67"> </text:span><text:span text:style-name="T62">ממתניתין</text:span><text:span text:style-name="T67"> </text:span><text:span text:style-name="T62">דקתני</text:span><text:span text:style-name="T67"> </text:span><text:span text:style-name="T62">'</text:span><text:span text:style-name="T84">והביא</text:span><text:span text:style-name="T86"> </text:span><text:span text:style-name="T84">לו</text:span><text:span text:style-name="T86"> </text:span><text:span text:style-name="T84">חלוק</text:span><text:span text:style-name="T86"> </text:span><text:span text:style-name="T84">בשלשה</text:span><text:span text:style-name="T86"> </text:span><text:span text:style-name="T84">- שניהם</text:span><text:span text:style-name="T86"> </text:span><text:span text:style-name="T84">מעלו</text:span><text:span text:style-name="T62">' ואפילו</text:span><text:span text:style-name="T67"> </text:span><text:span text:style-name="T62">בעל</text:span><text:span text:style-name="T67"> </text:span><text:span text:style-name="T62">הבית, 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צוהו</text:span><text:span text:style-name="T67"> </text:span><text:span text:style-name="T62">להביא</text:span><text:span text:style-name="T67"> </text:span><text:span text:style-name="T62">לו</text:span><text:span text:style-name="T67"> </text:span><text:span text:style-name="T62">בדינר</text:span><text:span text:style-name="T67"> </text:span><text:span text:style-name="T62">זהב: דזבן</text:span><text:span text:style-name="T67"> </text:span><text:span text:style-name="T62">לו</text:span><text:span text:style-name="T67"> </text:span><text:span text:style-name="T62">פחות</text:span><text:span text:style-name="T67"> </text:span><text:span text:style-name="T62">ממה</text:span><text:span text:style-name="T67"> </text:span><text:span text:style-name="T62">שאמר</text:span><text:span text:style-name="T67"> </text:span><text:span text:style-name="T62">לו</text:span><text:span text:style-name="T67"> </text:span><text:span text:style-name="T62">- שמעת</text:span><text:span text:style-name="T67"> </text:span><text:span text:style-name="T62">מינה: האי</text:span><text:span text:style-name="T67"> </text:span><text:span text:style-name="T62">מאן</text:span><text:span text:style-name="T67"> </text:span><text:span text:style-name="T62">דאמר</text:span><text:span text:style-name="T67"> </text:span><text:span text:style-name="T62">לחבריה</text:span><text:span text:style-name="T67"> </text:span><text:span text:style-name="T62">וכו' ותפשוט</text:span><text:span text:style-name="T67"> </text:span><text:span text:style-name="T62">מהכא</text:span><text:span text:style-name="T67"> </text:span><text:span text:style-name="T62">דקנה</text:span><text:span text:style-name="T67"> </text:span><text:span text:style-name="T62">לוקח</text:span><text:span text:style-name="T67"> </text:span><text:span text:style-name="T62">אף</text:span><text:span text:style-name="T67"> </text:span><text:span text:style-name="T62">על</text:span><text:span text:style-name="T67"> </text:span><text:span text:style-name="T62">פי</text:span><text:span text:style-name="T67"> </text:span><text:span text:style-name="T62">שקנה</text:span><text:span text:style-name="T67"> </text:span><text:span text:style-name="T62">לו</text:span><text:span text:style-name="T67"> </text:span><text:span text:style-name="T62">פחות</text:span><text:span text:style-name="T26">)</text:span>.</text:p>
      <text:p text:style-name="P3">אמרי: הכא<text:span text:style-name="T1"> </text:span>היכי<text:span text:style-name="T1"> </text:span>דמי? כגון<text:span text:style-name="T1"> </text:span>דאייתי<text:span text:style-name="T1"> </text:span>ליה<text:span text:style-name="T1"> </text:span>שוה<text:span text:style-name="T1"> </text:span>שש<text:span text:style-name="T1"> </text:span>בשלש<text:span text:style-name="T1"> </text:span><text:span text:style-name="T26">(</text:span><text:span text:style-name="T62">כלומר: מהכא</text:span><text:span text:style-name="T67"> </text:span><text:span text:style-name="T62">ליכא</text:span><text:span text:style-name="T67"> </text:span><text:span text:style-name="T62">למשמע, דהכא</text:span><text:span text:style-name="T67"> </text:span><text:span text:style-name="T62">מאי</text:span><text:span text:style-name="T67"> </text:span><text:span text:style-name="T62">טעמא</text:span><text:span text:style-name="T67"> </text:span><text:span text:style-name="T62">מעל</text:span><text:span text:style-name="T67"> </text:span><text:span text:style-name="T62">בעל</text:span><text:span text:style-name="T67"> </text:span><text:span text:style-name="T62">הבית? כגון</text:span><text:span text:style-name="T67"> </text:span><text:span text:style-name="T62">דאייתי</text:span><text:span text:style-name="T67"> </text:span><text:span text:style-name="T62">ליה</text:span><text:span text:style-name="T67"> </text:span><text:span text:style-name="T62">השליח</text:span><text:span text:style-name="T67"> </text:span><text:span text:style-name="T62">חלוק</text:span><text:span text:style-name="T67"> </text:span><text:span text:style-name="T62">שוה</text:span><text:span text:style-name="T67"> </text:span><text:span text:style-name="T62">דינר</text:span><text:span text:style-name="T67"> </text:span><text:span text:style-name="T62">זהב</text:span><text:span text:style-name="T67"> </text:span><text:span text:style-name="T62">בשלשה</text:span><text:span text:style-name="T67"> </text:span><text:span text:style-name="T62">דינרי</text:span><text:span text:style-name="T67"> </text:span><text:span text:style-name="T62">כסף: דהואיל</text:span><text:span text:style-name="T67"> </text:span><text:span text:style-name="T62">ושוה</text:span><text:span text:style-name="T67"> </text:span><text:span text:style-name="T62">דינר</text:span><text:span text:style-name="T67"> </text:span><text:span text:style-name="T62">זהב</text:span><text:span text:style-name="T67"> </text:span><text:span text:style-name="T62">- נעשית</text:span><text:span text:style-name="T67"> </text:span><text:span text:style-name="T62">שליחותו, ולהכי</text:span><text:span text:style-name="T67"> </text:span><text:span text:style-name="T62">מעל</text:span><text:span text:style-name="T26">)</text:span>.</text:p>
      <text:p text:style-name="P3">אימא<text:span text:style-name="T1"> </text:span>סיפא: '<text:span text:style-name="T106">רבי</text:span><text:span text:style-name="T107"> </text:span><text:span text:style-name="T106">יהודה</text:span><text:span text:style-name="T107"> </text:span><text:span text:style-name="T106">אומר: בעל</text:span><text:span text:style-name="T107"> </text:span><text:span text:style-name="T106">הבית</text:span><text:span text:style-name="T107"> </text:span><text:span text:style-name="T106">לא</text:span><text:span text:style-name="T107"> </text:span><text:span text:style-name="T106">מעל, שהוא</text:span><text:span text:style-name="T107"> </text:span><text:span text:style-name="T106">יכול</text:span><text:span text:style-name="T107"> </text:span><text:span text:style-name="T106">לומר</text:span><text:span text:style-name="T107"> </text:span><text:span text:style-name="T106">לו</text:span><text:span text:style-name="T107"> </text:span><text:span text:style-name="T106">'חלוק</text:span><text:span text:style-name="T107"> </text:span><text:span text:style-name="T106">גדול</text:span><text:span text:style-name="T107"> </text:span><text:span text:style-name="T106">הייתי</text:span><text:span text:style-name="T107"> </text:span><text:span text:style-name="T106">מבקש</text:span><text:span text:style-name="T107"> </text:span><text:span text:style-name="T106">והבאת</text:span><text:span text:style-name="T107"> </text:span><text:span text:style-name="T106">לי</text:span><text:span text:style-name="T107"> </text:span><text:span text:style-name="T106">חלוק</text:span><text:span text:style-name="T107"> </text:span><text:span text:style-name="T106">קטן</text:span><text:span text:style-name="T107"> </text:span><text:span text:style-name="T106">ורע</text:span>' <text:span text:style-name="T26">(</text:span><text:span text:style-name="T62">ואם</text:span><text:span text:style-name="T67"> </text:span><text:span text:style-name="T62">איתא</text:span><text:span text:style-name="T67"> </text:span><text:span text:style-name="T62">דאייתי</text:span><text:span text:style-name="T67"> </text:span><text:span text:style-name="T62">ליה</text:span><text:span text:style-name="T67"> </text:span><text:span text:style-name="T62">שוה</text:span><text:span text:style-name="T67"> </text:span><text:span text:style-name="T62">דינר</text:span><text:span text:style-name="T67"> </text:span><text:span text:style-name="T62">זהב</text:span><text:span text:style-name="T67"> </text:span><text:span text:style-name="T62">- היכי</text:span><text:span text:style-name="T67"> </text:span><text:span text:style-name="T62">מצי</text:span><text:span text:style-name="T67"> </text:span><text:span text:style-name="T62">אמר</text:span><text:span text:style-name="T67"> </text:span><text:span text:style-name="T62">ליה</text:span><text:span text:style-name="T67"> </text:span><text:span text:style-name="T62">"הבאת</text:span><text:span text:style-name="T67"> </text:span><text:span text:style-name="T62">לי</text:span><text:span text:style-name="T67"> </text:span><text:span text:style-name="T62">קטן</text:span><text:span text:style-name="T67"> </text:span><text:span text:style-name="T62">ורע"? הא</text:span><text:span text:style-name="T67"> </text:span><text:span text:style-name="T62">שוה</text:span><text:span text:style-name="T67"> </text:span><text:span text:style-name="T62">דינר</text:span><text:span text:style-name="T67"> </text:span><text:span text:style-name="T62">זהב</text:span><text:span text:style-name="T67"> </text:span><text:span text:style-name="T62">ביקש, ושוה</text:span><text:span text:style-name="T67"> </text:span><text:span text:style-name="T62">דינר</text:span><text:span text:style-name="T67"> </text:span><text:span text:style-name="T62">זהב</text:span><text:span text:style-name="T67"> </text:span><text:span text:style-name="T62">הביא</text:span><text:span text:style-name="T67"> </text:span><text:span text:style-name="T62">לו!</text:span><text:span text:style-name="T26">)</text:span>!?</text:p>
      <text:p text:style-name="P3"><text:span text:style-name="T26">(</text:span><text:span text:style-name="T62">הא</text:span><text:span text:style-name="T67"> </text:span><text:span text:style-name="T62">לא</text:span><text:span text:style-name="T67"> </text:span><text:span text:style-name="T62">קשיא, דמשום</text:span><text:span text:style-name="T67"> </text:span><text:span text:style-name="T62">הכי</text:span><text:span text:style-name="T67"> </text:span><text:span text:style-name="T62">אמר</text:span><text:span text:style-name="T67"> </text:span><text:span text:style-name="T62">רבי</text:span><text:span text:style-name="T67"> </text:span><text:span text:style-name="T62">יהודה</text:span><text:span text:style-name="T67"> </text:span><text:span text:style-name="T62">'בעל</text:span><text:span text:style-name="T67"> </text:span><text:span text:style-name="T62">הבית</text:span><text:span text:style-name="T67"> </text:span><text:span text:style-name="T62">לא</text:span><text:span text:style-name="T67"> </text:span><text:span text:style-name="T62">מעל'</text:span><text:span text:style-name="T26">)</text:span> דאמר<text:span text:style-name="T1"> </text:span>ליה<text:span text:style-name="T1"> </text:span><text:span text:style-name="T26">(</text:span><text:span text:style-name="T62">דאכתי</text:span><text:span text:style-name="T67"> </text:span><text:span text:style-name="T62">מצי</text:span><text:span text:style-name="T67"> </text:span><text:span text:style-name="T62">אמר</text:span><text:span text:style-name="T67"> </text:span><text:span text:style-name="T62">ליה</text:span><text:span text:style-name="T26">)</text:span>: "אי<text:span text:style-name="T1"> </text:span>יהבת<text:span text:style-name="T1"> </text:span>דינר<text:span text:style-name="T1"> </text:span><text:span text:style-name="T26">(</text:span><text:span text:style-name="T62">זהב</text:span><text:span text:style-name="T26">)</text:span> כוליה<text:span text:style-name="T1"> </text:span><text:span text:style-name="T26">(</text:span><text:span text:style-name="T62">כמו</text:span><text:span text:style-name="T67"> </text:span><text:span text:style-name="T62">שאמרתי</text:span><text:span text:style-name="T67"> </text:span><text:span text:style-name="T62">לך</text:span><text:span text:style-name="T26">)</text:span> - אייתית<text:span text:style-name="T1"> </text:span>לי<text:span text:style-name="T1"> </text:span><text:span text:style-name="T26">(</text:span><text:span text:style-name="T62">חלוק</text:span><text:span text:style-name="T26">)</text:span> שוה<text:span text:style-name="T1"> </text:span>שני<text:span text:style-name="T1"> </text:span>דינרין". </text:p>
      <text:p text:style-name="P3">הכי<text:span text:style-name="T1"> </text:span>נמי<text:span text:style-name="T1"> </text:span>מסתברא, דקתני<text:span text:style-name="T1"> </text:span>'<text:span text:style-name="T106">מודה</text:span><text:span text:style-name="T107"> </text:span><text:span text:style-name="T106">רבי</text:span><text:span text:style-name="T107"> </text:span><text:span text:style-name="T106">יהודה</text:span><text:span text:style-name="T107"> </text:span><text:span text:style-name="T106">בקטנית</text:span><text:span text:style-name="T107"> </text:span><text:span text:style-name="T106">ששניהם</text:span><text:span text:style-name="T107"> </text:span><text:span text:style-name="T106">מעלו</text:span><text:span text:style-name="T107"> </text:span><text:span text:style-name="T26">(</text:span><text:span text:style-name="T62">כלומר: אם</text:span><text:span text:style-name="T67"> </text:span><text:span text:style-name="T62">הביא</text:span><text:span text:style-name="T67"> </text:span><text:span text:style-name="T62">לו</text:span><text:span text:style-name="T67"> </text:span><text:span text:style-name="T62">קטנית</text:span><text:span text:style-name="T67"> </text:span><text:span text:style-name="T62">שוה</text:span><text:span text:style-name="T67"> </text:span><text:span text:style-name="T62">דינר</text:span><text:span text:style-name="T67"> </text:span><text:span text:style-name="T62">זהב</text:span><text:span text:style-name="T67"> </text:span><text:span text:style-name="T62">בשלשה</text:span><text:span text:style-name="T67"> </text:span><text:span text:style-name="T62">דינרי</text:span><text:span text:style-name="T67"> </text:span><text:span text:style-name="T62">כסף, דבעל</text:span><text:span text:style-name="T67"> </text:span><text:span text:style-name="T62">הבית</text:span><text:span text:style-name="T67"> </text:span><text:span text:style-name="T62">נמי</text:span><text:span text:style-name="T67"> </text:span><text:span text:style-name="T62">מעל</text:span><text:span text:style-name="T26">)</text:span>, <text:span text:style-name="T26">(</text:span><text:span text:style-name="T62">מאי</text:span><text:span text:style-name="T67"> </text:span><text:span text:style-name="T62">טעמא?:</text:span><text:span text:style-name="T26">)</text:span> שהקטנית<text:span text:style-name="T1"> </text:span>בפרוטה<text:span text:style-name="T1"> </text:span>וקטנית<text:span text:style-name="T1"> </text:span>בדינר<text:span text:style-name="T1"> </text:span><text:span text:style-name="T26">(</text:span><text:span text:style-name="T62">דלא</text:span><text:span text:style-name="T67"> </text:span><text:span text:style-name="T62">מצי</text:span><text:span text:style-name="T67"> </text:span><text:span text:style-name="T62">למימר</text:span><text:span text:style-name="T67"> </text:span><text:span text:style-name="T62">ליה</text:span><text:span text:style-name="T67"> </text:span><text:span text:style-name="T62">איהו</text:span><text:span text:style-name="T67"> </text:span><text:span text:style-name="T62">'אי</text:span><text:span text:style-name="T67"> </text:span><text:span text:style-name="T62">יהבת</text:span><text:span text:style-name="T67"> </text:span><text:span text:style-name="T62">ליה</text:span><text:span text:style-name="T67"> </text:span><text:span text:style-name="T62">דינר</text:span><text:span text:style-name="T67"> </text:span><text:span text:style-name="T62">זהב</text:span><text:span text:style-name="T67"> </text:span><text:span text:style-name="T62">כוליה</text:span><text:span text:style-name="T67"> </text:span><text:span text:style-name="T62">הוית</text:span><text:span text:style-name="T67"> </text:span><text:span text:style-name="T62">מייתית</text:span><text:span text:style-name="T67"> </text:span><text:span text:style-name="T62">שוה</text:span><text:span text:style-name="T67"> </text:span><text:span text:style-name="T62">שני</text:span><text:span text:style-name="T67"> </text:span><text:span text:style-name="T62">דינרין</text:span><text:span text:style-name="T67"> </text:span><text:span text:style-name="T62">דהוו</text:span><text:span text:style-name="T67"> </text:span><text:span text:style-name="T62">מוזלי</text:span><text:span text:style-name="T67"> </text:span><text:span text:style-name="T62">גבך</text:span><text:span text:style-name="T67"> </text:span><text:span text:style-name="T62">משום</text:span><text:span text:style-name="T67"> </text:span><text:span text:style-name="T62">דזבנת</text:span><text:span text:style-name="T67"> </text:span><text:span text:style-name="T62">טפי' </text:span><text:span text:style-name="T95">שהקטנית</text:span><text:span text:style-name="T97"> </text:span><text:span text:style-name="T95">בפרוטה</text:span><text:span text:style-name="T97"> </text:span><text:span text:style-name="T95">היא</text:span><text:span text:style-name="T97"> </text:span><text:span text:style-name="T95">קטנית</text:span><text:span text:style-name="T97"> </text:span><text:span text:style-name="T95">בדינר</text:span><text:span text:style-name="T62">, כלומר: דלא</text:span><text:span text:style-name="T67"> </text:span><text:span text:style-name="T62">מוזלי</text:span><text:span text:style-name="T67"> </text:span><text:span text:style-name="T62">למאן</text:span><text:span text:style-name="T67"> </text:span><text:span text:style-name="T62">דזבין</text:span><text:span text:style-name="T67"> </text:span><text:span text:style-name="T62">קטנית</text:span><text:span text:style-name="T67"> </text:span><text:span text:style-name="T62">בדינר</text:span><text:span text:style-name="T67"> </text:span><text:span text:style-name="T62">ממאן</text:span><text:span text:style-name="T67"> </text:span><text:span text:style-name="T62">דלא</text:span><text:span text:style-name="T67"> </text:span><text:span text:style-name="T62">זבין</text:span><text:span text:style-name="T67"> </text:span><text:span text:style-name="T62">אלא</text:span><text:span text:style-name="T67"> </text:span><text:span text:style-name="T62">בפרוטה</text:span><text:span text:style-name="T26">)</text:span>' <text:span text:style-name="T26">(</text:span><text:span text:style-name="T62">אלמא</text:span><text:span text:style-name="T67"> </text:span><text:span text:style-name="T62">דטעמיה</text:span><text:span text:style-name="T67"> </text:span><text:span text:style-name="T62">דרבי</text:span><text:span text:style-name="T67"> </text:span><text:span text:style-name="T62">יהודה</text:span><text:span text:style-name="T67"> </text:span><text:span text:style-name="T62">הוי</text:span><text:span text:style-name="T67"> </text:span><text:span text:style-name="T62">גבי</text:span><text:span text:style-name="T67"> </text:span><text:span text:style-name="T62">חלוק</text:span><text:span text:style-name="T67"> </text:span><text:span text:style-name="T62">דלא</text:span><text:span text:style-name="T67"> </text:span><text:span text:style-name="T62">מעל</text:span><text:span text:style-name="T67"> </text:span><text:span text:style-name="T62">בעל</text:span><text:span text:style-name="T67"> </text:span><text:span text:style-name="T62">הבית</text:span><text:span text:style-name="T67"> </text:span><text:span text:style-name="T62">אף</text:span><text:span text:style-name="T67"> </text:span><text:span text:style-name="T62">על</text:span><text:span text:style-name="T67"> </text:span><text:span text:style-name="T62">גב</text:span><text:span text:style-name="T67"> </text:span><text:span text:style-name="T62">דאייתי</text:span><text:span text:style-name="T67"> </text:span><text:span text:style-name="T62">ליה</text:span><text:span text:style-name="T67"> </text:span><text:span text:style-name="T62">שוה</text:span><text:span text:style-name="T67"> </text:span><text:span text:style-name="T62">דינר</text:span><text:span text:style-name="T67"> </text:span><text:span text:style-name="T62">בשלשה</text:span><text:span text:style-name="T67"> </text:span><text:span text:style-name="T62">- משום</text:span><text:span text:style-name="T67"> </text:span><text:span text:style-name="T62">דאמר</text:span><text:span text:style-name="T67"> </text:span><text:span text:style-name="T62">ליה</text:span><text:span text:style-name="T67"> </text:span><text:span text:style-name="T62">'אילו</text:span><text:span text:style-name="T67"> </text:span><text:span text:style-name="T62">יהבת</text:span><text:span text:style-name="T67"> </text:span><text:span text:style-name="T62">דינר</text:span><text:span text:style-name="T67"> </text:span><text:span text:style-name="T62">וכו' שויא</text:span><text:span text:style-name="T67"> </text:span><text:span text:style-name="T62">ליה</text:span><text:span text:style-name="T67"> </text:span><text:span text:style-name="T62">טפי</text:span><text:span text:style-name="T26">)</text:span>. </text:p>
      <text:p text:style-name="P3">היכי<text:span text:style-name="T1"> </text:span>דמי? אי<text:span text:style-name="T1"> </text:span>באתרא<text:span text:style-name="T1"> </text:span>דזבני<text:span text:style-name="T1"> </text:span>בשומא, גבי<text:span text:style-name="T1"> </text:span>קטנית<text:span text:style-name="T1"> </text:span>נמי: דיהב<text:span text:style-name="T1"> </text:span>סלע<text:span text:style-name="T1"> </text:span>מוזלי<text:span text:style-name="T1"> </text:span>ליה<text:span text:style-name="T1"> </text:span>טפי<text:span text:style-name="T1"> </text:span><text:span text:style-name="T26">(</text:span><text:span text:style-name="T62">שהיה</text:span><text:span text:style-name="T67"> </text:span><text:span text:style-name="T62">מביא</text:span><text:span text:style-name="T67"> </text:span><text:span text:style-name="T62">קטנית</text:span><text:span text:style-name="T67"> </text:span><text:span text:style-name="T62">יותר</text:span><text:span text:style-name="T67"> </text:span><text:span text:style-name="T62">משום</text:span><text:span text:style-name="T67"> </text:span><text:span text:style-name="T62">דהוו</text:span><text:span text:style-name="T67"> </text:span><text:span text:style-name="T62">מוזלי</text:span><text:span text:style-name="T67"> </text:span><text:span text:style-name="T62">גביה</text:span><text:span text:style-name="T26">)</text:span>!?</text:p>
      <text:p text:style-name="P3">אמר<text:span text:style-name="T1"> </text:span>רב<text:span text:style-name="T1"> </text:span>פפא: בדוכתא<text:span text:style-name="T1"> </text:span>דמזבני<text:span text:style-name="T1"> </text:span>בכני<text:span text:style-name="T1"> </text:span>כני<text:span text:style-name="T1"> </text:span><text:span text:style-name="T26">(</text:span><text:span text:style-name="T62">במדות</text:span><text:span text:style-name="T67"> </text:span><text:span text:style-name="T62">דהתם</text:span><text:span text:style-name="T67"> </text:span><text:span text:style-name="T62">פסיקא</text:span><text:span text:style-name="T67"> </text:span><text:span text:style-name="T62">מילתא</text:span><text:span text:style-name="T26">)</text:span>, כנא<text:span text:style-name="T1"> </text:span>כנא<text:span text:style-name="T1"> </text:span>בפרוטה<text:span text:style-name="T1"> </text:span><text:span text:style-name="T26">(</text:span><text:span text:style-name="T62">ולא</text:span><text:span text:style-name="T67"> </text:span><text:span text:style-name="T62">מוזלי</text:span><text:span text:style-name="T67"> </text:span><text:span text:style-name="T62">גביה</text:span><text:span text:style-name="T67"> </text:span><text:span text:style-name="T62">כלל</text:span><text:span text:style-name="T26">)</text:span>; דהתם<text:span text:style-name="T1"> </text:span>פסיק<text:span text:style-name="T1"> </text:span>מילתייהו.<text:span text:style-name="T62"> </text:span></text:p>
      <text:p text:style-name="P30"/>
      <text:p text:style-name="P25"><text:span text:style-name="T27">לישנא</text:span><text:span text:style-name="T1"> </text:span><text:span text:style-name="T27">אחרינא: </text:span><text:span text:style-name="T21">היכי</text:span><text:span text:style-name="T23"> </text:span><text:span text:style-name="T21">דמי?</text:span><text:span text:style-name="T27"> <text:s/>וכו': השתא</text:span><text:span text:style-name="T1"> </text:span><text:span text:style-name="T27">קא</text:span><text:span text:style-name="T1"> </text:span><text:span text:style-name="T27">דייק</text:span><text:span text:style-name="T1"> </text:span><text:span text:style-name="T27">מאי</text:span><text:span text:style-name="T1"> </text:span><text:span text:style-name="T27">טעמא</text:span><text:span text:style-name="T1"> </text:span><text:span text:style-name="T27">דרבי</text:span><text:span text:style-name="T1"> </text:span><text:span text:style-name="T27">יהודה</text:span><text:span text:style-name="T1"> </text:span><text:span text:style-name="T27">דמודה</text:span><text:span text:style-name="T1"> </text:span><text:span text:style-name="T27">בקטנית: </text:span><text:span text:style-name="T21">אי</text:span><text:span text:style-name="T23"> </text:span><text:span text:style-name="T21">באתרא</text:span><text:span text:style-name="T23"> </text:span><text:span text:style-name="T21">דמזבני</text:span><text:span text:style-name="T23"> </text:span><text:span text:style-name="T21">בשומא</text:span><text:span text:style-name="T1"> </text:span><text:span text:style-name="T27">= באומד</text:span><text:span text:style-name="T1"> </text:span><text:span text:style-name="T27">שלא</text:span><text:span text:style-name="T1"> </text:span><text:span text:style-name="T27">במדה, אם</text:span><text:span text:style-name="T1"> </text:span><text:span text:style-name="T27">כן</text:span><text:span text:style-name="T1"> </text:span><text:span text:style-name="T27">אכתי</text:span><text:span text:style-name="T1"> </text:span><text:span text:style-name="T27">מצי</text:span><text:span text:style-name="T1"> </text:span><text:span text:style-name="T27">בעל</text:span><text:span text:style-name="T1"> </text:span><text:span text:style-name="T27">הבית</text:span><text:span text:style-name="T1"> </text:span><text:span text:style-name="T27">למיטען</text:span><text:span text:style-name="T1"> </text:span><text:span text:style-name="T27">לשליח</text:span><text:span text:style-name="T1"> </text:span><text:span text:style-name="T27">'אילו</text:span><text:span text:style-name="T1"> </text:span><text:span text:style-name="T27">יהבת</text:span><text:span text:style-name="T1"> </text:span><text:span text:style-name="T27">דינר</text:span><text:span text:style-name="T1"> </text:span><text:span text:style-name="T27">הוה</text:span><text:span text:style-name="T1"> </text:span><text:span text:style-name="T27">מייתית</text:span><text:span text:style-name="T1"> </text:span><text:span text:style-name="T27">טפי: שהיו</text:span><text:span text:style-name="T1"> </text:span><text:span text:style-name="T27">מוסיפין</text:span><text:span text:style-name="T1"> </text:span><text:span text:style-name="T27">לך</text:span><text:span text:style-name="T1"> </text:span><text:span text:style-name="T27">בשביל</text:span><text:span text:style-name="T1"> </text:span><text:span text:style-name="T27">הדינר, ואותו</text:span><text:span text:style-name="T1"> </text:span><text:span text:style-name="T27">התוספות</text:span><text:span text:style-name="T1"> </text:span><text:span text:style-name="T27">שהיו</text:span><text:span text:style-name="T1"> </text:span><text:span text:style-name="T27">נותנין</text:span><text:span text:style-name="T1"> </text:span><text:span text:style-name="T27">לך</text:span><text:span text:style-name="T1"> </text:span><text:span text:style-name="T27">לא</text:span><text:span text:style-name="T1"> </text:span><text:span text:style-name="T27">הבאת</text:span><text:span text:style-name="T1"> </text:span><text:span text:style-name="T27">לי</text:span><text:span text:style-name="T1"> </text:span><text:span text:style-name="T27">ממנו</text:span><text:span text:style-name="T1"> </text:span><text:span text:style-name="T27">כלום', והיינו</text:span><text:span text:style-name="T1"> </text:span><text:span text:style-name="T27">דומיא</text:span><text:span text:style-name="T1"> </text:span><text:span text:style-name="T27">דחלוק: דאמר</text:span><text:span text:style-name="T1"> </text:span><text:span text:style-name="T27">ליה</text:span><text:span text:style-name="T1"> </text:span><text:span text:style-name="T27">'אילו</text:span><text:span text:style-name="T1"> </text:span><text:span text:style-name="T27">יהבת</text:span><text:span text:style-name="T1"> </text:span><text:span text:style-name="T27">דינר</text:span><text:span text:style-name="T1"> </text:span><text:span text:style-name="T27">וכו'!</text:span></text:p>
      <text:p text:style-name="P25"><text:span text:style-name="T21">אמר</text:span><text:span text:style-name="T23"> </text:span><text:span text:style-name="T21">רב</text:span><text:span text:style-name="T23"> </text:span><text:span text:style-name="T21">פפא:</text:span><text:span text:style-name="T27"> לא</text:span><text:span text:style-name="T1"> </text:span><text:span text:style-name="T27">מצית</text:span><text:span text:style-name="T1"> </text:span><text:span text:style-name="T27">למימר</text:span><text:span text:style-name="T1"> </text:span><text:span text:style-name="T27">הכי, </text:span><text:span text:style-name="T21">דבאתרא</text:span><text:span text:style-name="T23"> </text:span><text:span text:style-name="T21">דכיילי</text:span><text:span text:style-name="T23"> </text:span><text:span text:style-name="T21">ומזבני</text:span><text:span text:style-name="T1"> </text:span><text:span text:style-name="T27">בכני</text:span><text:span text:style-name="T1"> </text:span><text:span text:style-name="T27">עסקינן: </text:span><text:span text:style-name="T21">דכנא</text:span><text:span text:style-name="T23"> </text:span><text:span text:style-name="T21">כנא</text:span><text:span text:style-name="T23"> </text:span><text:span text:style-name="T21">בפרוטה</text:span><text:span text:style-name="T27">: </text:span><text:span text:style-name="T21">דהתם</text:span><text:span text:style-name="T23"> </text:span><text:span text:style-name="T21">פסיקא</text:span><text:span text:style-name="T23"> </text:span><text:span text:style-name="T21">מילתייהו</text:span><text:span text:style-name="T27">, ולא</text:span><text:span text:style-name="T1"> </text:span><text:span text:style-name="T27">יהבי</text:span><text:span text:style-name="T1"> </text:span><text:span text:style-name="T27">תוספת</text:span><text:span text:style-name="T1"> </text:span><text:span text:style-name="T27">כלל, הלכך</text:span><text:span text:style-name="T1"> </text:span><text:span text:style-name="T27">לא</text:span><text:span text:style-name="T1"> </text:span><text:span text:style-name="T27">מצי</text:span><text:span text:style-name="T1"> </text:span><text:span text:style-name="T27">למימר</text:span><text:span text:style-name="T1"> </text:span><text:span text:style-name="T27">בעל</text:span><text:span text:style-name="T1"> </text:span><text:span text:style-name="T27">הבית</text:span><text:span text:style-name="T1"> </text:span><text:span text:style-name="T27">כלום, אלא</text:span><text:span text:style-name="T1"> </text:span><text:span text:style-name="T27">כי</text:span><text:span text:style-name="T1"> </text:span><text:span text:style-name="T27">אייתי</text:span><text:span text:style-name="T1"> </text:span><text:span text:style-name="T27">ליה</text:span><text:span text:style-name="T1"> </text:span><text:span text:style-name="T27">קטנית</text:span><text:span text:style-name="T1"> </text:span><text:span text:style-name="T27">שוה</text:span><text:span text:style-name="T1"> </text:span><text:span text:style-name="T27">דינר</text:span><text:span text:style-name="T1"> </text:span><text:span text:style-name="T27">בשלשה</text:span><text:span text:style-name="T1"> </text:span><text:span text:style-name="T27">- שניהם</text:span><text:span text:style-name="T1"> </text:span><text:span text:style-name="T27">מעלו. </text:span></text:p>
      <text:p text:style-name="P3"/>
      <text:p text:style-name="P3"/>
      <text:p text:style-name="P3">משנה:</text:p>
      <text:p text:style-name="P3">המפקיד<text:span text:style-name="T1"> </text:span>מעות<text:span text:style-name="T1"> </text:span><text:span text:style-name="T26">(</text:span><text:span text:style-name="T62">של</text:span><text:span text:style-name="T67"> </text:span><text:span text:style-name="T62">הקדש</text:span><text:span text:style-name="T26">)</text:span> אצל<text:span text:style-name="T1"> </text:span>שולחני: אם<text:span text:style-name="T1"> </text:span><text:span text:style-name="T26">(</text:span><text:span text:style-name="T62">הפקידן</text:span><text:span text:style-name="T26">)</text:span> צרורין<text:span text:style-name="T1"> </text:span>- לא<text:span text:style-name="T1"> </text:span>ישתמש<text:span text:style-name="T1"> </text:span>בהן<text:span text:style-name="T1"> </text:span><text:span text:style-name="T26">(</text:span><text:span text:style-name="T62">דלהכי</text:span><text:span text:style-name="T67"> </text:span><text:span text:style-name="T62">הפקידן</text:span><text:span text:style-name="T67"> </text:span><text:span text:style-name="T62">אצלו</text:span><text:span text:style-name="T67"> </text:span><text:span text:style-name="T62">צרורין</text:span><text:span text:style-name="T67"> </text:span><text:span text:style-name="T62">דלא</text:span><text:span text:style-name="T67"> </text:span><text:span text:style-name="T62">הוה</text:span><text:span text:style-name="T67"> </text:span><text:span text:style-name="T62">בעי</text:span><text:span text:style-name="T67"> </text:span><text:span text:style-name="T62">דלישתמש</text:span><text:span text:style-name="T67"> </text:span><text:span text:style-name="T62">בהו</text:span><text:span text:style-name="T26">)</text:span>, לפיכך<text:span text:style-name="T1"> </text:span>אם<text:span text:style-name="T1"> </text:span>הוציא<text:span text:style-name="T1"> </text:span><text:span text:style-name="T26">(</text:span><text:span text:style-name="T62">השולחני</text:span><text:span text:style-name="T26">)</text:span> – מעל; אם<text:span text:style-name="T1"> </text:span>מותרין<text:span text:style-name="T1"> </text:span>- ישתמש<text:span text:style-name="T1"> </text:span>בהן<text:span text:style-name="T1"> </text:span><text:span text:style-name="T26">(</text:span><text:span text:style-name="T62">שלדעת</text:span><text:span text:style-name="T67"> </text:span><text:span text:style-name="T62">כן</text:span><text:span text:style-name="T67"> </text:span><text:span text:style-name="T62">הפקידן</text:span><text:span text:style-name="T67"> </text:span><text:span text:style-name="T62">אצלו</text:span><text:span text:style-name="T67"> </text:span><text:span text:style-name="T62">מותרין</text:span><text:span text:style-name="T67"> </text:span><text:span text:style-name="T62">שיתעסק</text:span><text:span text:style-name="T67"> </text:span><text:span text:style-name="T62">בהן</text:span><text:span text:style-name="T67"> </text:span><text:span text:style-name="T62">שיחליפם</text:span><text:span text:style-name="T26">)</text:span>, לפיכך<text:span text:style-name="T1"> </text:span>אם<text:span text:style-name="T1"> </text:span>הוציא<text:span text:style-name="T1"> </text:span>לא<text:span text:style-name="T1"> </text:span>מעל<text:span text:style-name="T1"> </text:span><text:span text:style-name="T26">(</text:span><text:span text:style-name="T62">השולחני, אלא</text:span><text:span text:style-name="T67"> </text:span><text:span text:style-name="T62">המפקיד</text:span><text:span text:style-name="T26">)</text:span>;</text:p>
      <text:p text:style-name="P3">אצל<text:span text:style-name="T1"> </text:span>בעל<text:span text:style-name="T1"> </text:span>הבית<text:span text:style-name="T1"> </text:span>- בין<text:span text:style-name="T1"> </text:span>כך<text:span text:style-name="T1"> </text:span>ובין<text:span text:style-name="T1"> </text:span>כך<text:span text:style-name="T1"> </text:span><text:span text:style-name="T26">(</text:span><text:span text:style-name="T62">בין</text:span><text:span text:style-name="T67"> </text:span><text:span text:style-name="T62">צרורין</text:span><text:span text:style-name="T67"> </text:span><text:span text:style-name="T62">ובין</text:span><text:span text:style-name="T67"> </text:span><text:span text:style-name="T62">מותרין</text:span><text:span text:style-name="T26">)</text:span> לא<text:span text:style-name="T1"> </text:span>ישתמש<text:span text:style-name="T1"> </text:span>בהן<text:span text:style-name="T1"> </text:span><text:span text:style-name="T26">(</text:span><text:span text:style-name="T62">דלהכי</text:span><text:span text:style-name="T67"> </text:span><text:span text:style-name="T62">הפקידן</text:span><text:span text:style-name="T67"> </text:span><text:span text:style-name="T62">אצל</text:span><text:span text:style-name="T67"> </text:span><text:span text:style-name="T62">בעל</text:span><text:span text:style-name="T67"> </text:span><text:span text:style-name="T62">הבית: שהוא</text:span><text:span text:style-name="T67"> </text:span><text:span text:style-name="T62">יודע</text:span><text:span text:style-name="T67"> </text:span><text:span text:style-name="T62">שבעל</text:span><text:span text:style-name="T67"> </text:span><text:span text:style-name="T62">הבית</text:span><text:span text:style-name="T67"> </text:span><text:span text:style-name="T62">אין</text:span><text:span text:style-name="T67"> </text:span><text:span text:style-name="T62">דרכו</text:span><text:span text:style-name="T67"> </text:span><text:span text:style-name="T62">לפרוט</text:span><text:span text:style-name="T67"> </text:span><text:span text:style-name="T62">ולהחליף, ולא</text:span><text:span text:style-name="T67"> </text:span><text:span text:style-name="T62">חשש</text:span><text:span text:style-name="T67"> </text:span><text:span text:style-name="T62">אם</text:span><text:span text:style-name="T67"> </text:span><text:span text:style-name="T62">צרורין</text:span><text:span text:style-name="T67"> </text:span><text:span text:style-name="T62">אם</text:span><text:span text:style-name="T67"> </text:span><text:span text:style-name="T62">מותרין</text:span><text:span text:style-name="T26">)</text:span>, לפיכך<text:span text:style-name="T1"> </text:span>אם<text:span text:style-name="T1"> </text:span>הוציא<text:span text:style-name="T1"> </text:span><text:span text:style-name="T26">(</text:span><text:span text:style-name="T62">בעל</text:span><text:span text:style-name="T67"> </text:span><text:span text:style-name="T62">הבית</text:span><text:span text:style-name="T26">)</text:span> – מעל<text:span text:style-name="T1"> </text:span><text:span text:style-name="T26">(</text:span><text:span text:style-name="T62">דשלא</text:span><text:span text:style-name="T67"> </text:span><text:span text:style-name="T62">מדעת</text:span><text:span text:style-name="T67"> </text:span><text:span text:style-name="T62">המפקיד</text:span><text:span text:style-name="T67"> </text:span><text:span text:style-name="T62">נשתמש</text:span><text:span text:style-name="T67"> </text:span><text:span text:style-name="T62">בהן</text:span><text:span text:style-name="T26">)</text:span>;</text:p>
      <text:p text:style-name="P3"><text:soft-page-break/><text:span text:style-name="T26">(</text:span><text:span text:style-name="T62">הפקידן</text:span><text:span text:style-name="T67"> </text:span><text:span text:style-name="T62">אצל</text:span><text:span text:style-name="T26">)</text:span> החנווני<text:span text:style-name="T1"> </text:span><text:span text:style-name="T26">(</text:span><text:span text:style-name="T62">הרי</text:span><text:span text:style-name="T67"> </text:span><text:span text:style-name="T62">הוא</text:span><text:span text:style-name="T26">)</text:span> כבעל<text:span text:style-name="T1"> </text:span>הבית<text:span text:style-name="T1"> </text:span><text:span text:style-name="T26">(</text:span><text:span text:style-name="T62">שאינו</text:span><text:span text:style-name="T67"> </text:span><text:span text:style-name="T62">רגיל</text:span><text:span text:style-name="T67"> </text:span><text:span text:style-name="T62">בחילופין</text:span><text:span text:style-name="T67"> </text:span><text:span text:style-name="T62">כשולחני</text:span><text:span text:style-name="T67"> </text:span><text:span text:style-name="T62">ובין</text:span><text:span text:style-name="T67"> </text:span><text:span text:style-name="T62">כך</text:span><text:span text:style-name="T67"> </text:span><text:span text:style-name="T62">ובין</text:span><text:span text:style-name="T67"> </text:span><text:span text:style-name="T62">כך</text:span><text:span text:style-name="T67"> </text:span><text:span text:style-name="T62">לא</text:span><text:span text:style-name="T67"> </text:span><text:span text:style-name="T62">יגע</text:span><text:span text:style-name="T67"> </text:span><text:span text:style-name="T62">בהן</text:span><text:span text:style-name="T26">)</text:span> - דברי<text:span text:style-name="T1"> </text:span>רבי<text:span text:style-name="T1"> </text:span>מאיר; רבי<text:span text:style-name="T1"> </text:span>יהודה<text:span text:style-name="T1"> </text:span>אומר: כשולחני<text:span text:style-name="T1"> </text:span><text:span text:style-name="T26">(</text:span><text:span text:style-name="T62">דלפעמים</text:span><text:span text:style-name="T67"> </text:span><text:span text:style-name="T62">נמי</text:span><text:span text:style-name="T67"> </text:span><text:span text:style-name="T62">הוא</text:span><text:span text:style-name="T67"> </text:span><text:span text:style-name="T62">רגיל</text:span><text:span text:style-name="T67"> </text:span><text:span text:style-name="T62">להחליף</text:span><text:span text:style-name="T67"> </text:span><text:span text:style-name="T62">כשולחני, לפיכך</text:span><text:span text:style-name="T67"> </text:span><text:span text:style-name="T62">דינו</text:span><text:span text:style-name="T67"> </text:span><text:span text:style-name="T62">כשולחני</text:span><text:span text:style-name="T26">)</text:span>.</text:p>
      <text:p text:style-name="P3">נפלה<text:span text:style-name="T1"> </text:span>פרוטה<text:span text:style-name="T1"> </text:span>של<text:span text:style-name="T1"> </text:span>הקדש<text:span text:style-name="T1"> </text:span>בתוך<text:span text:style-name="T1"> </text:span>כיסו, או<text:span text:style-name="T1"> </text:span>שאמר<text:span text:style-name="T1"> </text:span>"פרוטה<text:span text:style-name="T1"> </text:span>בכיס<text:span text:style-name="T1"> </text:span>זה<text:span text:style-name="T1"> </text:span>הקדש", כיון<text:span text:style-name="T1"> </text:span>שהוציא<text:span text:style-name="T1"> </text:span>את<text:span text:style-name="T1"> </text:span>הראשונה<text:span text:style-name="T1"> – </text:span>מעל<text:span text:style-name="T1"> </text:span><text:span text:style-name="T26">(</text:span><text:span text:style-name="T62">דאימר: של</text:span><text:span text:style-name="T67"> </text:span><text:span text:style-name="T62">הקדש</text:span><text:span text:style-name="T67"> </text:span><text:span text:style-name="T62">היתה</text:span><text:span text:style-name="T26">)</text:span>, דברי<text:span text:style-name="T1"> </text:span>רבי<text:span text:style-name="T1"> </text:span>עקיבא*; </text:p>
      <text:p text:style-name="P3">וחכמים<text:span text:style-name="T1"> </text:span>אומרים: עד<text:span text:style-name="T1"> </text:span>שיוציא<text:span text:style-name="T1"> </text:span>את<text:span text:style-name="T1"> </text:span>כל<text:span text:style-name="T1"> </text:span>הכיס<text:span text:style-name="T1"> </text:span><text:span text:style-name="T26">(</text:span><text:span text:style-name="T62">דמעילה</text:span><text:span text:style-name="T67"> </text:span><text:span text:style-name="T62">בפרוטה</text:span><text:span text:style-name="T67"> </text:span><text:span text:style-name="T62">אחרונה</text:span><text:span text:style-name="T67"> </text:span><text:span text:style-name="T62">היא</text:span><text:span text:style-name="T26">)</text:span>;</text:p>
      <text:p text:style-name="P3">ומודה<text:span text:style-name="T1"> </text:span>רבי<text:span text:style-name="T1"> </text:span>עקיבא<text:span text:style-name="T1"> </text:span>לחכמים<text:span text:style-name="T1"> </text:span>באומר<text:span text:style-name="T1"> </text:span>"פרוטה<text:span text:style-name="T1"> </text:span><text:span text:style-name="T127">מן</text:span><text:span text:style-name="T1"> </text:span>כיס<text:span text:style-name="T1"> </text:span>זה<text:span text:style-name="T1"> </text:span>- הקדש" שהוא<text:span text:style-name="T1"> </text:span>מוציא<text:span text:style-name="T1"> </text:span>והולך<text:span text:style-name="T1"> </text:span>עד<text:span text:style-name="T1"> </text:span>שיוציא<text:span text:style-name="T1"> </text:span>את<text:span text:style-name="T1"> </text:span>כל<text:span text:style-name="T1"> </text:span>הכיס.<text:span text:style-name="T62"> </text:span></text:p>
      <text:p text:style-name="P17">*[כשיטתו, שהרי<text:span text:style-name="T52"> </text:span>גם<text:span text:style-name="T52"> </text:span>בספק<text:span text:style-name="T52"> </text:span>מעילה<text:span text:style-name="T52"> </text:span>מביא<text:span text:style-name="T52"> </text:span>אשם; אך<text:span text:style-name="T52"> </text:span>מה<text:span text:style-name="T52"> </text:span>אומר<text:span text:style-name="T52"> </text:span>רבי<text:span text:style-name="T52"> </text:span>עקיבא<text:span text:style-name="T52"> </text:span>בדבר<text:span text:style-name="T52"> </text:span>החומש?]</text:p>
      <text:p text:style-name="P3"/>
      <text:p text:style-name="P3">גמרא:</text:p>
      <text:p text:style-name="P3">כי<text:span text:style-name="T1"> </text:span>אתא<text:span text:style-name="T1"> </text:span>רב<text:span text:style-name="T1"> </text:span>דימי, אמר: רמי<text:span text:style-name="T1"> </text:span>ליה<text:span text:style-name="T1"> </text:span>ריש<text:span text:style-name="T1"> </text:span>לקיש<text:span text:style-name="T1"> </text:span>לרבי<text:span text:style-name="T1"> </text:span>יוחנן: מאי<text:span text:style-name="T1"> </text:span>שנא<text:span text:style-name="T1"> </text:span>רישא<text:span text:style-name="T1"> </text:span><text:span text:style-name="T26">(</text:span><text:span text:style-name="T62">דפליג</text:span><text:span text:style-name="T67"> </text:span><text:span text:style-name="T62">רבי</text:span><text:span text:style-name="T67"> </text:span><text:span text:style-name="T62">עקיבא</text:span><text:span text:style-name="T26">)</text:span> ומאי<text:span text:style-name="T1"> </text:span>שנא<text:span text:style-name="T1"> </text:span>סיפא<text:span text:style-name="T1"> </text:span><text:span text:style-name="T26">(</text:span><text:span text:style-name="T62">דמודה</text:span><text:span text:style-name="T67"> </text:span><text:span text:style-name="T62">רבי</text:span><text:span text:style-name="T67"> </text:span><text:span text:style-name="T62">עקיבא</text:span><text:span text:style-name="T67"> </text:span><text:span text:style-name="T62">לחכמים</text:span><text:span text:style-name="T26">)</text:span>?</text:p>
      <text:p text:style-name="P3">אמר<text:span text:style-name="T1"> </text:span>ליה: סיפא<text:span text:style-name="T1"> </text:span>- באומר<text:span text:style-name="T1"> </text:span>"לא<text:span text:style-name="T1"> </text:span>יפטור<text:span text:style-name="T1"> </text:span>כיס<text:span text:style-name="T1"> </text:span>זה<text:span text:style-name="T1"> </text:span>מן<text:span text:style-name="T1"> </text:span>ההקדש<text:span text:style-name="T1"> </text:span><text:span text:style-name="T26">(</text:span><text:span text:style-name="T62">שלא</text:span><text:span text:style-name="T67"> </text:span><text:span text:style-name="T62">יהא</text:span><text:span text:style-name="T67"> </text:span><text:span text:style-name="T62">בו</text:span><text:span text:style-name="T67"> </text:span><text:span text:style-name="T62">הקדש</text:span><text:span text:style-name="T67"> </text:span><text:span text:style-name="T62">כל</text:span><text:span text:style-name="T67"> </text:span><text:span text:style-name="T62">שהוא</text:span><text:span text:style-name="T26">)</text:span>" <text:span text:style-name="T26">(</text:span><text:span text:style-name="T62">דכיון</text:span><text:span text:style-name="T67"> </text:span><text:span text:style-name="T62">דאמר</text:span><text:span text:style-name="T67"> </text:span><text:span text:style-name="T62">הכי</text:span><text:span text:style-name="T67"> </text:span><text:span text:style-name="T62">- משמע</text:span><text:span text:style-name="T67"> </text:span><text:span text:style-name="T62">דפרוטה</text:span><text:span text:style-name="T67"> </text:span><text:span text:style-name="T62">אחרונה</text:span><text:span text:style-name="T67"> </text:span><text:span text:style-name="T62">קאמר</text:span><text:span text:style-name="T67"> </text:span><text:span text:style-name="T62">דתהא</text:span><text:span text:style-name="T67"> </text:span><text:span text:style-name="T62">הקדש; להכי</text:span><text:span text:style-name="T67"> </text:span><text:span text:style-name="T62">לא</text:span><text:span text:style-name="T67"> </text:span><text:span text:style-name="T62">מעל</text:span><text:span text:style-name="T67"> </text:span><text:span text:style-name="T62">אלא</text:span><text:span text:style-name="T67"> </text:span><text:span text:style-name="T62">באחרונה</text:span><text:span text:style-name="T26">)</text:span>.</text:p>
      <text:p text:style-name="P3">כי<text:span text:style-name="T1"> </text:span>אתא<text:span text:style-name="T1"> </text:span>רבין, אמר: כיסין<text:span text:style-name="T1"> </text:span>אשוורים<text:span text:style-name="T1"> </text:span>רמא<text:span text:style-name="T1"> </text:span>ליה, דתנן<text:span text:style-name="T1"> </text:span><text:span text:style-name="T64">[מנחות</text:span><text:span text:style-name="T68"> </text:span><text:span text:style-name="T64">פ"יג</text:span><text:span text:style-name="T68"> </text:span><text:span text:style-name="T64">מ"ט]</text:span>: '<text:span text:style-name="T106">האומר</text:span><text:span text:style-name="T107"> </text:span><text:span text:style-name="T106">"אחד</text:span><text:span text:style-name="T107"> </text:span><text:span text:style-name="T106">משווריי</text:span><text:span text:style-name="T107"> </text:span><text:span text:style-name="T106">הקדש", היו</text:span><text:span text:style-name="T107"> </text:span><text:span text:style-name="T106">לו</text:span><text:span text:style-name="T107"> </text:span><text:span text:style-name="T106">שנים</text:span><text:span text:style-name="T107"> </text:span><text:span text:style-name="T106">- הגדול</text:span><text:span text:style-name="T107"> </text:span><text:span text:style-name="T106">שבהן</text:span><text:span text:style-name="T107"> </text:span><text:span text:style-name="T106">הקדש</text:span><text:span text:style-name="T107"> </text:span><text:span text:style-name="T26">(</text:span><text:span text:style-name="T62">טעמא</text:span><text:span text:style-name="T67"> </text:span><text:span text:style-name="T62">דאיכא</text:span><text:span text:style-name="T67"> </text:span><text:span text:style-name="T62">גדול, משום</text:span><text:span text:style-name="T67"> </text:span><text:span text:style-name="T62">הכי</text:span><text:span text:style-name="T67"> </text:span><text:span text:style-name="T62">אמר</text:span><text:span text:style-name="T67"> </text:span><text:span text:style-name="T62">דהגדול</text:span><text:span text:style-name="T67"> </text:span><text:span text:style-name="T62">הוי</text:span><text:span text:style-name="T67"> </text:span><text:span text:style-name="T62">הקדש: דמקדיש</text:span><text:span text:style-name="T67"> </text:span><text:span text:style-name="T62">- בעין</text:span><text:span text:style-name="T67"> </text:span><text:span text:style-name="T62">יפה</text:span><text:span text:style-name="T67"> </text:span><text:span text:style-name="T62">מקדיש</text:span><text:span text:style-name="T26">)</text:span>' <text:span text:style-name="T26">(</text:span><text:span text:style-name="T62">הא</text:span><text:span text:style-name="T67"> </text:span><text:span text:style-name="T62">שניהן</text:span><text:span text:style-name="T67"> </text:span><text:span text:style-name="T62">שוין</text:span><text:span text:style-name="T67"> </text:span><text:span text:style-name="T62">- הראשון</text:span><text:span text:style-name="T67"> </text:span><text:span text:style-name="T62">שיבא</text:span><text:span text:style-name="T67"> </text:span><text:span text:style-name="T62">לידו</text:span><text:span text:style-name="T67"> </text:span><text:span text:style-name="T62">הוי</text:span><text:span text:style-name="T67"> </text:span><text:span text:style-name="T62">הקדש, ואמאי</text:span><text:span text:style-name="T67"> </text:span><text:span text:style-name="T62">מודה</text:span><text:span text:style-name="T67"> </text:span><text:span text:style-name="T62">רבי</text:span><text:span text:style-name="T67"> </text:span><text:span text:style-name="T62">עקיבא</text:span><text:span text:style-name="T67"> </text:span><text:span text:style-name="T62">בסיפא</text:span><text:span text:style-name="T67"> </text:span><text:span text:style-name="T62">דפרוטה</text:span><text:span text:style-name="T67"> </text:span><text:span text:style-name="T62">אחרונה</text:span><text:span text:style-name="T67"> </text:span><text:span text:style-name="T62">הקדש</text:span><text:span text:style-name="T26">)</text:span>? </text:p>
      <text:p text:style-name="P3">אמר<text:span text:style-name="T1"> </text:span>ליה: סיפא<text:span text:style-name="T1"> </text:span>באומר<text:span text:style-name="T1"> </text:span>'לא<text:span text:style-name="T1"> </text:span>יפטור<text:span text:style-name="T1"> </text:span>כיס<text:span text:style-name="T1"> </text:span>זה<text:span text:style-name="T1"> </text:span>מן<text:span text:style-name="T1"> </text:span>ההקדש'.</text:p>
      <text:p text:style-name="P3"/>
      <text:p text:style-name="P3">(מעילה<text:span text:style-name="T1"> </text:span>כב,א)</text:p>
      <text:p text:style-name="P3">רב<text:span text:style-name="T1"> </text:span>פפא<text:span text:style-name="T1"> </text:span>אמר: כיסין<text:span text:style-name="T1"> </text:span>אלוגין<text:span text:style-name="T1"> </text:span>רמא<text:span text:style-name="T1"> </text:span>ליה<text:span text:style-name="T1"> </text:span><text:span text:style-name="T26">(</text:span><text:span text:style-name="T62">ריש</text:span><text:span text:style-name="T67"> </text:span><text:span text:style-name="T62">לקיש</text:span><text:span text:style-name="T67"> </text:span><text:span text:style-name="T62">לרבי</text:span><text:span text:style-name="T67"> </text:span><text:span text:style-name="T62">יוחנן</text:span><text:span text:style-name="T26">)</text:span>, דתנן<text:span text:style-name="T1"> </text:span><text:span text:style-name="T64">[משנה</text:span><text:span text:style-name="T68"> </text:span><text:span text:style-name="T64">דמאי</text:span><text:span text:style-name="T68"> </text:span><text:span text:style-name="T64">פ"ז</text:span><text:span text:style-name="T68"> </text:span><text:span text:style-name="T64">מ"ד</text:span><text:span text:style-name="T68"> </text:span><text:span text:style-name="T64">- <text:s/>עד</text:span><text:span text:style-name="T68"> </text:span><text:span text:style-name="T64">'דברי</text:span><text:span text:style-name="T68"> </text:span><text:span text:style-name="T64">רבי</text:span><text:span text:style-name="T68"> </text:span><text:span text:style-name="T64">מאיר'; תוספתא</text:span><text:span text:style-name="T68"> </text:span><text:span text:style-name="T64">דמאי</text:span><text:span text:style-name="T68"> </text:span><text:span text:style-name="T64">פ"ח</text:span><text:span text:style-name="T68"> </text:span><text:span text:style-name="T64">מ"ד]</text:span>:<text:span text:style-name="T116"> הלוקח</text:span><text:span text:style-name="T4"> </text:span><text:span text:style-name="T116">יין</text:span><text:span text:style-name="T4"> </text:span><text:span text:style-name="T116">מבין</text:span><text:span text:style-name="T4"> </text:span><text:span text:style-name="T116">הכותים</text:span><text:span text:style-name="T4"> </text:span><text:span text:style-name="T26">(</text:span><text:span text:style-name="T62">עד</text:span><text:span text:style-name="T67"> </text:span><text:span text:style-name="T62">שלא</text:span><text:span text:style-name="T67"> </text:span><text:span text:style-name="T62">נאסר</text:span><text:span text:style-name="T67"> </text:span><text:span text:style-name="T62">יינם, וכגון</text:span><text:span text:style-name="T67"> </text:span><text:span text:style-name="T62">שהיה</text:span><text:span text:style-name="T67"> </text:span><text:span text:style-name="T62">בדרך</text:span><text:span text:style-name="T67"> </text:span><text:span text:style-name="T62">או</text:span><text:span text:style-name="T67"> </text:span><text:span text:style-name="T62">בערב</text:span><text:span text:style-name="T67"> </text:span><text:span text:style-name="T62">שבת</text:span><text:span text:style-name="T67"> </text:span><text:span text:style-name="T62">בין</text:span><text:span text:style-name="T67"> </text:span><text:span text:style-name="T62">השמשות</text:span><text:span text:style-name="T67"> </text:span><text:span text:style-name="T62">ואינו</text:span><text:span text:style-name="T67"> </text:span><text:span text:style-name="T62">יכול</text:span><text:span text:style-name="T67"> </text:span><text:span text:style-name="T62">לתקנו</text:span><text:span text:style-name="T67"> </text:span><text:span text:style-name="T62">לאלתר</text:span><text:span text:style-name="T26">)</text:span><text:span text:style-name="T116"> - אומר: "שני</text:span><text:span text:style-name="T4"> </text:span><text:span text:style-name="T116">לוגין</text:span><text:span text:style-name="T4"> </text:span><text:span text:style-name="T116">שאני</text:span><text:span text:style-name="T4"> </text:span><text:span text:style-name="T116">עתיד</text:span><text:span text:style-name="T4"> </text:span><text:span text:style-name="T116">להפריש</text:span><text:span text:style-name="T4"> </text:span><text:span text:style-name="T116">- הרי</text:span><text:span text:style-name="T4"> </text:span><text:span text:style-name="T116">הן</text:span><text:span text:style-name="T4"> </text:span><text:span text:style-name="T116">תרומה</text:span><text:span text:style-name="T4"> </text:span><text:span text:style-name="T26">(</text:span><text:span text:style-name="T62">גדולה</text:span><text:span text:style-name="T26">)</text:span><text:span text:style-name="T116">, </text:span><text:span text:style-name="T26">(</text:span><text:span text:style-name="T62">ואחר</text:span><text:span text:style-name="T67"> </text:span><text:span text:style-name="T62">כך</text:span><text:span text:style-name="T67"> </text:span><text:span text:style-name="T62">עושה</text:span><text:span text:style-name="T67"> </text:span><text:span text:style-name="T62">ממה</text:span><text:span text:style-name="T67"> </text:span><text:span text:style-name="T62">שנשתייר</text:span><text:span text:style-name="T67"> </text:span><text:span text:style-name="T62">מאה</text:span><text:span text:style-name="T67"> </text:span><text:span text:style-name="T62">מדות; מפריש</text:span><text:span text:style-name="T26">)</text:span><text:span text:style-name="T116"> עשרה</text:span><text:span text:style-name="T4"> </text:span><text:span text:style-name="T116">- </text:span><text:span text:style-name="T26">(</text:span><text:span text:style-name="T62">ל</text:span><text:span text:style-name="T26">)</text:span><text:span text:style-name="T116">מעשר</text:span><text:span text:style-name="T4"> </text:span><text:span text:style-name="T116">ראשון</text:span><text:span text:style-name="T4"> </text:span><text:span text:style-name="T26">(</text:span><text:span text:style-name="T62">ונשתיירו</text:span><text:span text:style-name="T67"> </text:span><text:span text:style-name="T62">תשעים</text:span><text:span text:style-name="T67"> </text:span><text:span text:style-name="T62">מדות</text:span><text:span text:style-name="T26">)</text:span><text:span text:style-name="T116">, </text:span><text:span text:style-name="T26">(</text:span><text:span text:style-name="T62">ומפריש</text:span><text:span text:style-name="T67"> </text:span><text:span text:style-name="T62">מהן</text:span><text:span text:style-name="T26">)</text:span><text:span text:style-name="T116"> תשעה</text:span><text:span text:style-name="T4"> </text:span><text:span text:style-name="T116">- </text:span><text:span text:style-name="T26">(</text:span><text:span text:style-name="T62">ל</text:span><text:span text:style-name="T26">)</text:span><text:span text:style-name="T116">מעשר</text:span><text:span text:style-name="T4"> </text:span><text:span text:style-name="T116">שני" ומיחל</text:span><text:span text:style-name="T4"> </text:span><text:span text:style-name="T26">(</text:span><text:span text:style-name="T62">למעשר</text:span><text:span text:style-name="T67"> </text:span><text:span text:style-name="T62">שני</text:span><text:span text:style-name="T67"> </text:span><text:span text:style-name="T62">שיעור</text:span><text:span text:style-name="T67"> </text:span><text:span text:style-name="T62">זה, שיכול</text:span><text:span text:style-name="T67"> </text:span><text:span text:style-name="T62">לחללו; והשאר</text:span><text:span text:style-name="T67"> </text:span><text:span text:style-name="T62">חולין</text:span><text:span text:style-name="T26">)</text:span><text:span text:style-name="T116"> ושותה</text:span><text:span text:style-name="T4"> </text:span><text:span text:style-name="T116">מיד</text:span><text:span text:style-name="T4"> </text:span><text:span text:style-name="T26">(</text:span><text:span text:style-name="T62">וישתה</text:span><text:span text:style-name="T67"> </text:span><text:span text:style-name="T62">ממנו</text:span><text:span text:style-name="T67"> </text:span><text:span text:style-name="T62">לאלתר, אלא</text:span><text:span text:style-name="T67"> </text:span><text:span text:style-name="T62">שיזהר</text:span><text:span text:style-name="T67"> </text:span><text:span text:style-name="T62">שיותיר</text:span><text:span text:style-name="T67"> </text:span><text:span text:style-name="T62">בכלי</text:span><text:span text:style-name="T67"> </text:span><text:span text:style-name="T62">שיעור</text:span><text:span text:style-name="T67"> </text:span><text:span text:style-name="T62">התרומה</text:span><text:span text:style-name="T67"> </text:span><text:span text:style-name="T62">והמעשרות, דקסבר</text:span><text:span text:style-name="T67"> </text:span><text:span text:style-name="T62">יש</text:span><text:span text:style-name="T67"> </text:span><text:span text:style-name="T62">ברירה</text:span><text:span text:style-name="T26">)</text:span><text:span text:style-name="T116"> - דברי</text:span><text:span text:style-name="T4"> </text:span><text:span text:style-name="T116">רבי</text:span><text:span text:style-name="T4"> </text:span><text:span text:style-name="T116">מאיר; רבי</text:span><text:span text:style-name="T4"> </text:span><text:span text:style-name="T116">יהודה</text:span><text:span text:style-name="T4"> </text:span><text:span text:style-name="T116">ורבי</text:span><text:span text:style-name="T4"> </text:span><text:span text:style-name="T116">יוסי</text:span><text:span text:style-name="T4"> </text:span><text:span text:style-name="T116">ורבי</text:span><text:span text:style-name="T4"> </text:span><text:span text:style-name="T116">שמעון</text:span><text:span text:style-name="T4"> </text:span><text:span text:style-name="T116">אוסרים</text:span><text:span text:style-name="T4"> </text:span><text:span text:style-name="T26">(</text:span><text:span text:style-name="T62">עד</text:span><text:span text:style-name="T67"> </text:span><text:span text:style-name="T62">שיפריש</text:span><text:span text:style-name="T67"> </text:span><text:span text:style-name="T62">ממש, דקסברי</text:span><text:span text:style-name="T67"> </text:span><text:span text:style-name="T62">אין</text:span><text:span text:style-name="T67"> </text:span><text:span text:style-name="T62">ברירה, ואכל</text:span><text:span text:style-name="T67"> </text:span><text:span text:style-name="T62">כוס</text:span><text:span text:style-name="T67"> </text:span><text:span text:style-name="T62">וכוס</text:span><text:span text:style-name="T67"> </text:span><text:span text:style-name="T62">יש</text:span><text:span text:style-name="T67"> </text:span><text:span text:style-name="T62">לומר</text:span><text:span text:style-name="T67"> </text:span><text:span text:style-name="T62">שהוא</text:span><text:span text:style-name="T67"> </text:span><text:span text:style-name="T62">תרומה</text:span><text:span text:style-name="T67"> </text:span><text:span text:style-name="T62">ומעשר, ואפילו</text:span><text:span text:style-name="T67"> </text:span><text:span text:style-name="T62">מראשון</text:span><text:span text:style-name="T26">)</text:span>' <text:span text:style-name="T26">(</text:span><text:span text:style-name="T62">והא</text:span><text:span text:style-name="T67"> </text:span><text:span text:style-name="T62">דרבי</text:span><text:span text:style-name="T67"> </text:span><text:span text:style-name="T62">יהודה</text:span><text:span text:style-name="T67"> </text:span><text:span text:style-name="T62">ורבי</text:span><text:span text:style-name="T67"> </text:span><text:span text:style-name="T62">יוסי</text:span><text:span text:style-name="T67"> </text:span><text:span text:style-name="T62">ורבי</text:span><text:span text:style-name="T67"> </text:span><text:span text:style-name="T62">שמעון</text:span><text:span text:style-name="T67"> </text:span><text:span text:style-name="T62">- קשיא</text:span><text:span text:style-name="T67"> </text:span><text:span text:style-name="T62">אדרבי</text:span><text:span text:style-name="T67"> </text:span><text:span text:style-name="T62">עקיבא, דמודה</text:span><text:span text:style-name="T67"> </text:span><text:span text:style-name="T62">שמוציא</text:span><text:span text:style-name="T67"> </text:span><text:span text:style-name="T62">והולך</text:span><text:span text:style-name="T67"> </text:span><text:span text:style-name="T62">עד</text:span><text:span text:style-name="T67"> </text:span><text:span text:style-name="T62">האחרונה: דכי</text:span><text:span text:style-name="T67"> </text:span><text:span text:style-name="T62">היכי</text:span><text:span text:style-name="T67"> </text:span><text:span text:style-name="T62">דהכא</text:span><text:span text:style-name="T67"> </text:span><text:span text:style-name="T62">אמר</text:span><text:span text:style-name="T67"> </text:span><text:span text:style-name="T62">אין</text:span><text:span text:style-name="T67"> </text:span><text:span text:style-name="T62">ברירה: דמן</text:span><text:span text:style-name="T67"> </text:span><text:span text:style-name="T62">הראשון</text:span><text:span text:style-name="T67"> </text:span><text:span text:style-name="T62">אמרינן</text:span><text:span text:style-name="T67"> </text:span><text:span text:style-name="T62">נמי</text:span><text:span text:style-name="T67"> </text:span><text:span text:style-name="T62">שהוא</text:span><text:span text:style-name="T67"> </text:span><text:span text:style-name="T62">תרומה</text:span><text:span text:style-name="T67"> </text:span><text:span text:style-name="T62">ומעשר</text:span><text:span text:style-name="T67"> </text:span><text:span text:style-name="T62">- גבי</text:span><text:span text:style-name="T67"> </text:span><text:span text:style-name="T62">הקדש</text:span><text:span text:style-name="T67"> </text:span><text:span text:style-name="T62">נמי</text:span><text:span text:style-name="T67"> </text:span><text:span text:style-name="T62">אכל</text:span><text:span text:style-name="T67"> </text:span><text:span text:style-name="T62">פרוטה</text:span><text:span text:style-name="T67"> </text:span><text:span text:style-name="T62">ופרוטה</text:span><text:span text:style-name="T67"> </text:span><text:span text:style-name="T62">איכא</text:span><text:span text:style-name="T67"> </text:span><text:span text:style-name="T62">למימר</text:span><text:span text:style-name="T67"> </text:span><text:span text:style-name="T62">שהיא</text:span><text:span text:style-name="T67"> </text:span><text:span text:style-name="T62">הקדש</text:span><text:span text:style-name="T26">)</text:span>!</text:p>
      <text:p text:style-name="P3">אמר<text:span text:style-name="T1"> </text:span>ליה: סיפא<text:span text:style-name="T1"> </text:span>דמתניתין<text:span text:style-name="T1"> </text:span><text:span text:style-name="T26">(</text:span><text:span text:style-name="T62">דמודה</text:span><text:span text:style-name="T67"> </text:span><text:span text:style-name="T62">רבי</text:span><text:span text:style-name="T67"> </text:span><text:span text:style-name="T62">עקיבא</text:span><text:span text:style-name="T67"> </text:span><text:span text:style-name="T62">- מיירי</text:span><text:span text:style-name="T26">)</text:span> באומר<text:span text:style-name="T1"> </text:span>"לא<text:span text:style-name="T1"> </text:span>יפטר<text:span text:style-name="T1"> </text:span>כיס<text:span text:style-name="T1"> </text:span>זה<text:span text:style-name="T1"> </text:span>מן<text:span text:style-name="T1"> </text:span>ההקדש".</text:p>
      <text:p text:style-name="P29"/>
      <text:p text:style-name="P32">הדרן<text:span text:style-name="T1"> </text:span>עלך<text:span text:style-name="T1"> </text:span>השליח<text:span text:style-name="T1"> </text:span>וסליקא<text:span text:style-name="T1"> </text:span>לה<text:span text:style-name="T1"> </text:span>מסכת<text:span text:style-name="T1"> </text:span>מעיל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Rod1" svg:font-family="Rod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Courier New1" svg:font-family="'Courier New'" style:font-family-generic="modern" style:font-pitch="fixed"/>
    <style:font-face style:name="FrankRuehl" svg:font-family="FrankRuehl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text-align="end" style:justify-single-word="false" fo:orphans="2" fo:widows="2" fo:text-indent="0in" style:auto-text-indent="false" style:text-autospace="none" style:punctuation-wrap="simple" style:vertical-align="baseline" style:writing-mode="rl-tb"/>
      <style:text-properties style:use-window-font-color="true" style:font-name="Times New Roman" fo:font-size="10pt" fo:language="en" fo:country="US" style:font-name-asian="Times New Roman" style:font-size-asian="10pt" style:font-name-complex="Rod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in" style:contextual-spacing="false" style:line-height-at-least="0.1665in" fo:text-align="end" style:justify-single-word="false" fo:text-indent="0in" style:auto-text-indent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Footer" style:family="paragraph" style:parent-style-name="Standard" style:class="extra">
      <style:paragraph-properties fo:margin="100%" fo:margin-left="0in" fo:margin-right="0in" fo:margin-top="0in" fo:margin-bottom="0in" style:contextual-spacing="false" fo:text-align="end" style:justify-single-word="false" fo:text-indent="0in" style:auto-text-indent="fals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margin-top="0in" fo:margin-bottom="0in" style:contextual-spacing="false" style:line-height-at-least="0.1665in" fo:text-align="end" style:justify-single-word="false" fo:text-indent="0in" style:auto-text-indent="false"/>
      <style:text-properties fo:font-size="12pt" style:font-size-asian="12pt" style:font-name-complex="Miriam" style:font-size-complex="10pt"/>
    </style:style>
    <style:style style:name="כניסה_20_בגוף_20_טקסט_20_2" style:display-name="כניסה בגוף טקסט 2" style:family="paragraph" style:parent-style-name="Standard">
      <style:paragraph-properties fo:margin="100%" fo:margin-left="0.5in" fo:margin-right="0in" fo:margin-top="0in" fo:margin-bottom="0in" style:contextual-spacing="false" style:line-height-at-least="0.1665in" fo:text-align="end" style:justify-single-word="false" fo:text-indent="0in" style:auto-text-indent="false"/>
      <style:text-properties fo:font-size="12pt" style:font-size-asian="12pt" style:font-name-complex="Miriam" style:font-size-complex="10pt"/>
    </style:style>
    <style:style style:name="כניסה_20_בגוף_20_טקסט_20_3" style:display-name="כניסה בגוף טקסט 3" style:family="paragraph" style:parent-style-name="Standard">
      <style:paragraph-properties fo:margin="100%" fo:margin-left="0.5in" fo:margin-right="0in" fo:margin-top="0in" fo:margin-bottom="0in" style:contextual-spacing="false" fo:text-align="end" style:justify-single-word="false" fo:text-indent="0in" style:auto-text-indent="false"/>
      <style:text-properties fo:font-size="12pt" style:font-size-asian="12pt" style:font-name-complex="Miriam" style:font-size-complex="10pt"/>
    </style:style>
    <style:style style:name="גוף_20_טקסט_20_2" style:display-name="גוף טקסט 2" style:family="paragraph" style:parent-style-name="Standard">
      <style:paragraph-properties fo:margin="100%" fo:margin-left="0in" fo:margin-right="0in" fo:margin-top="0in" fo:margin-bottom="0in" style:contextual-spacing="false" fo:text-align="end" style:justify-single-word="false" fo:text-indent="0in" style:auto-text-indent="false"/>
    </style:style>
    <style:style style:name="גוף_20_טקסט_20_3" style:display-name="גוף טקסט 3" style:family="paragraph" style:parent-style-name="Standard">
      <style:paragraph-properties fo:margin="100%" fo:margin-left="0in" fo:margin-right="0in" fo:margin-top="0in" fo:margin-bottom="0in" style:contextual-spacing="false" fo:text-align="end" style:justify-single-word="false" fo:text-indent="0in" style:auto-text-indent="fals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גופן_20_ברירת_20_המחדל_20_של_20_פיסקה" style:display-name="גופן ברירת המחדל של פיסקה" style:family="text"/>
    <style:style style:name="Page_20_Number" style:display-name="Page Number" style:family="text" style:parent-style-name="גופן_20_ברירת_20_המחדל_20_של_20_פיסקה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 fo:text-align="end">
          <style:list-level-label-alignment text:label-followed-by="listtab" text:list-tab-stop-position="0.5835in" fo:text-indent="-0.25in" fo:margin-left="0.583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0835in" fo:text-indent="-0.25in" fo:margin-left="4.083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835in" fo:text-indent="-0.25in" fo:margin-left="4.5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1in" fo:margin-bottom="0.4925in" fo:margin-left="1.248in" fo:margin-right="1.248in" style:writing-mode="rl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>
        <style:header-footer-properties fo:min-height="0.5075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48in" fo:margin-right="1.248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1"><draw:text-box fo:min-height="0.1457in" fo:min-width="0.0161in"><text:p text:style-name="MP2"><text:span text:style-name="Page_20_Number"><text:page-number text:select-page="current">1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footer>
        <text:p text:style-name="MP1"><draw:frame draw:style-name="Mfr1" draw:name="Frame2" text:anchor-type="paragraph" svg:y="0.0008in" draw:z-index="18"><draw:text-box fo:min-height="0.1457in" fo:min-width="0.0161in"><text:p text:style-name="MP2"><text:span text:style-name="Page_20_Number"><text:page-number text:select-page="current">22</text:page-number></text:span></text:p></draw:text-box></draw:frame></text:p>
      </style:footer>
    </style:master-page>
    <style:master-page style:name="First_20_convert_20_2" style:display-name="First convert 2" style:page-layout-name="Mpm2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1">
      <style:footer>
        <text:p text:style-name="MP1"><draw:frame draw:style-name="Mfr1" draw:name="Frame3" text:anchor-type="paragraph" svg:y="0.0008in" draw:z-index="20"><draw:text-box fo:min-height="0.1457in" fo:min-width="0.0161in"><text:p text:style-name="MP2"><text:span text:style-name="Page_20_Number"><text:page-number text:select-page="current">33</text:page-number></text:span></text:p></draw:text-box></draw:frame></text:p>
      </style:footer>
    </style:master-page>
    <style:master-page style:name="First_20_convert_20_3" style:display-name="First convert 3" style:page-layout-name="Mpm2" style:next-style-name="Convert_20_3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1">
      <style:footer>
        <text:p text:style-name="MP1"><draw:frame draw:style-name="Mfr1" draw:name="Frame4" text:anchor-type="paragraph" svg:y="0.0008in" draw:z-index="34"><draw:text-box fo:min-height="0.1457in" fo:min-width="0.0161in"><text:p text:style-name="MP2"><text:span text:style-name="Page_20_Number"><text:page-number text:select-page="current">41</text:page-number></text:span></text:p></draw:text-box></draw:frame></text:p>
      </style:footer>
    </style:master-page>
    <style:master-page style:name="First_20_convert_20_4" style:display-name="First convert 4" style:page-layout-name="Mpm2" style:next-style-name="Convert_20_4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footer>
        <text:p text:style-name="MP1"><draw:frame draw:style-name="Mfr1" draw:name="Frame5" text:anchor-type="paragraph" svg:y="0.0008in" draw:z-index="38"><draw:text-box fo:min-height="0.1457in" fo:min-width="0.0161in"><text:p text:style-name="MP2"><text:span text:style-name="Page_20_Number"><text:page-number text:select-page="current">47</text:page-number></text:span></text:p></draw:text-box></draw:frame></text:p>
      </style:footer>
    </style:master-page>
    <style:master-page style:name="First_20_convert_20_5" style:display-name="First convert 5" style:page-layout-name="Mpm2" style:next-style-name="Convert_20_5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1">
      <style:footer>
        <text:p text:style-name="MP1"><draw:frame draw:style-name="Mfr1" draw:name="Frame6" text:anchor-type="paragraph" svg:y="0.0008in" draw:z-index="43"><draw:text-box fo:min-height="0.1457in" fo:min-width="0.0161in"><text:p text:style-name="MP2"><text:span text:style-name="Page_20_Number"><text:page-number text:select-page="current">5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מעילה בתורה:</dc:title>
    <meta:initial-creator>ישעיהו</meta:initial-creator>
    <meta:creation-date>2004-11-11T13:27:00</meta:creation-date>
    <dc:creator>ariel </dc:creator>
    <dc:date>2013-07-12T17:25:50</dc:date>
    <meta:editing-cycles>89</meta:editing-cycles>
    <meta:editing-duration>P1DT22H56M</meta:editing-duration>
    <meta:generator>LibreOffice/3.6$Linux_x86 LibreOffice_project/360m1$Build-2</meta:generator>
    <meta:document-statistic meta:table-count="0" meta:image-count="0" meta:object-count="0" meta:page-count="52" meta:paragraph-count="842" meta:word-count="30810" meta:character-count="162813" meta:non-whitespace-character-count="132523"/>
    <meta:user-defined meta:name="Info 1"/>
    <meta:user-defined meta:name="Info 2"/>
    <meta:user-defined meta:name="Info 3"/>
    <meta:user-defined meta:name="Info 4"/>
  </office:meta>
</office:document-meta>
</file>